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 Narrow" svg:font-family="'Arial Narrow'" style:font-adornments="Italique" style:font-family-generic="swiss" style:font-pitch="variable"/>
    <style:font-face style:name="Arial Unicode MS" svg:font-family="'Arial Unicode MS'" style:font-pitch="variable"/>
    <style:font-face style:name="Arial1" svg:font-family="Arial" style:font-family-generic="swiss"/>
    <style:font-face style:name="Arial2"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pitch="variable"/>
  </office:font-face-decls>
  <office:automatic-styles>
    <style:style style:name="co16" style:family="table-column">
      <style:table-column-properties fo:break-before="auto" style:column-width="0.829cm"/>
    </style:style>
    <style:style style:name="co17" style:family="table-column">
      <style:table-column-properties fo:break-before="auto" style:column-width="13.293cm"/>
    </style:style>
    <style:style style:name="co18" style:family="table-column">
      <style:table-column-properties fo:break-before="auto" style:column-width="10.978cm"/>
    </style:style>
    <style:style style:name="co35" style:family="table-column">
      <style:table-column-properties fo:break-before="auto" style:column-width="2.471cm"/>
    </style:style>
    <style:style style:name="co14" style:family="table-column">
      <style:table-column-properties fo:break-before="auto" style:column-width="2.267cm"/>
    </style:style>
    <style:style style:name="co36" style:family="table-column">
      <style:table-column-properties fo:break-before="auto" style:column-width="2.238cm"/>
    </style:style>
    <style:style style:name="co37" style:family="table-column">
      <style:table-column-properties fo:break-before="auto" style:column-width="4.329cm"/>
    </style:style>
    <style:style style:name="co38" style:family="table-column">
      <style:table-column-properties fo:break-before="auto" style:column-width="1.185cm"/>
    </style:style>
    <style:style style:name="co39" style:family="table-column">
      <style:table-column-properties fo:break-before="auto" style:column-width="2.865cm"/>
    </style:style>
    <style:style style:name="co29" style:family="table-column">
      <style:table-column-properties fo:break-before="auto" style:column-width="0.52cm"/>
    </style:style>
    <style:style style:name="co30" style:family="table-column">
      <style:table-column-properties fo:break-before="auto" style:column-width="0.806cm"/>
    </style:style>
    <style:style style:name="co31" style:family="table-column">
      <style:table-column-properties fo:break-before="auto" style:column-width="2.187cm"/>
    </style:style>
    <style:style style:name="co15" style:family="table-column">
      <style:table-column-properties fo:break-before="auto" style:column-width="2.258cm"/>
    </style:style>
    <style:style style:name="co19" style:family="table-column">
      <style:table-column-properties fo:break-before="auto" style:column-width="0.875cm"/>
    </style:style>
    <style:style style:name="co20" style:family="table-column">
      <style:table-column-properties fo:break-before="auto" style:column-width="2.094cm"/>
    </style:style>
    <style:style style:name="co21" style:family="table-column">
      <style:table-column-properties fo:break-before="auto" style:column-width="1.087cm"/>
    </style:style>
    <style:style style:name="co22" style:family="table-column">
      <style:table-column-properties fo:break-before="auto" style:column-width="0.355cm"/>
    </style:style>
    <style:style style:name="co23" style:family="table-column">
      <style:table-column-properties fo:break-before="auto" style:column-width="0.393cm"/>
    </style:style>
    <style:style style:name="co24" style:family="table-column">
      <style:table-column-properties fo:break-before="auto" style:column-width="0.15cm"/>
    </style:style>
    <style:style style:name="co25" style:family="table-column">
      <style:table-column-properties fo:break-before="auto" style:column-width="0.663cm"/>
    </style:style>
    <style:style style:name="co26" style:family="table-column">
      <style:table-column-properties fo:break-before="auto" style:column-width="0.3cm"/>
    </style:style>
    <style:style style:name="co27" style:family="table-column">
      <style:table-column-properties fo:break-before="auto" style:column-width="0.349cm"/>
    </style:style>
    <style:style style:name="co28" style:family="table-column">
      <style:table-column-properties fo:break-before="auto" style:column-width="0.386cm"/>
    </style:style>
    <style:style style:name="co32" style:family="table-column">
      <style:table-column-properties fo:break-before="auto" style:column-width="0.499cm"/>
    </style:style>
    <style:style style:name="co33" style:family="table-column">
      <style:table-column-properties fo:break-before="auto" style:column-width="0.39cm"/>
    </style:style>
    <style:style style:name="co34" style:family="table-column">
      <style:table-column-properties fo:break-before="auto" style:column-width="0.66cm"/>
    </style:style>
    <style:style style:name="co40" style:family="table-column">
      <style:table-column-properties fo:break-before="auto" style:column-width="2.364cm"/>
    </style:style>
    <style:style style:name="co41" style:family="table-column">
      <style:table-column-properties fo:break-before="auto" style:column-width="4.094cm"/>
    </style:style>
    <style:style style:name="co42" style:family="table-column">
      <style:table-column-properties fo:break-before="auto" style:column-width="2.551cm"/>
    </style:style>
    <style:style style:name="co43" style:family="table-column">
      <style:table-column-properties fo:break-before="auto" style:column-width="2.147cm"/>
    </style:style>
    <style:style style:name="co44" style:family="table-column">
      <style:table-column-properties fo:break-before="auto" style:column-width="0.58cm"/>
    </style:style>
    <style:style style:name="co45" style:family="table-column">
      <style:table-column-properties fo:break-before="auto" style:column-width="2.441cm"/>
    </style:style>
    <style:style style:name="co46" style:family="table-column">
      <style:table-column-properties fo:break-before="auto" style:column-width="20.872cm"/>
    </style:style>
    <style:style style:name="ro6" style:family="table-row">
      <style:table-row-properties style:row-height="0.452cm" fo:break-before="auto" style:use-optimal-row-height="true"/>
    </style:style>
    <style:style style:name="ro7" style:family="table-row">
      <style:table-row-properties style:row-height="1.369cm" fo:break-before="auto" style:use-optimal-row-height="true"/>
    </style:style>
    <style:style style:name="ro8" style:family="table-row">
      <style:table-row-properties style:row-height="0.97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632cm" fo:break-before="auto" style:use-optimal-row-height="true"/>
    </style:style>
    <style:style style:name="ro19" style:family="table-row">
      <style:table-row-properties style:row-height="1.632cm" fo:break-before="auto" style:use-optimal-row-height="true"/>
    </style:style>
    <style:style style:name="ro11" style:family="table-row">
      <style:table-row-properties style:row-height="1.236cm" fo:break-before="auto" style:use-optimal-row-height="true"/>
    </style:style>
    <style:style style:name="ro13" style:family="table-row">
      <style:table-row-properties style:row-height="0.46cm" fo:break-before="auto" style:use-optimal-row-height="true"/>
    </style:style>
    <style:style style:name="ro14" style:family="table-row">
      <style:table-row-properties style:row-height="9.5cm" fo:break-before="auto" style:use-optimal-row-height="false"/>
    </style:style>
    <style:style style:name="ro15" style:family="table-row">
      <style:table-row-properties style:row-height="0.499cm" fo:break-before="auto" style:use-optimal-row-height="false"/>
    </style:style>
    <style:style style:name="ro16" style:family="table-row">
      <style:table-row-properties style:row-height="0.289cm" fo:break-before="auto" style:use-optimal-row-height="false"/>
    </style:style>
    <style:style style:name="ro17" style:family="table-row">
      <style:table-row-properties style:row-height="0.3cm" fo:break-before="auto" style:use-optimal-row-height="false"/>
    </style:style>
    <style:style style:name="ro18" style:family="table-row">
      <style:table-row-properties style:row-height="3.027cm" fo:break-before="auto" style:use-optimal-row-height="false"/>
    </style:style>
    <style:style style:name="ro20" style:family="table-row">
      <style:table-row-properties style:row-height="0.841cm" fo:break-before="auto" style:use-optimal-row-height="true"/>
    </style:style>
    <style:style style:name="ro21" style:family="table-row">
      <style:table-row-properties style:row-height="0.788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0" number:automatic-order="true">
      <number:day/>
      <number:text> </number:text>
      <number:month number:textual="true"/>
      <number:text> </number:text>
      <number:year number:style="long"/>
    </number:date-style>
    <number:date-style style:name="N42" number:automatic-order="true">
      <number:day-of-week/>
      <number:text> </number:text>
      <number:day/>
      <number:text> </number:text>
      <number:month number:textual="true"/>
      <number:text> </number:text>
      <number:year/>
    </number:date-style>
    <number:text-style style:name="N100">
      <number:text-content/>
    </number:text-style>
    <style:style style:name="ce216" style:family="table-cell" style:parent-style-name="Default">
      <style:table-cell-properties fo:wrap-option="wrap" fo:padding="0.3cm"/>
      <style:text-properties fo:font-weight="bold"/>
    </style:style>
    <style:style style:name="ce217" style:family="table-cell" style:parent-style-name="Default">
      <style:table-cell-properties fo:wrap-option="wrap" fo:padding="0.3cm"/>
      <style:text-properties fo:font-weight="normal"/>
    </style:style>
    <style:style style:name="ce218" style:family="table-cell" style:parent-style-name="Default">
      <style:table-cell-properties fo:wrap-option="wrap" fo:padding="0.3cm"/>
      <style:text-properties fo:font-weight="bold" style:font-weight-asian="bold" style:font-weight-complex="bold"/>
    </style:style>
    <style:style style:name="ce219" style:family="table-cell" style:parent-style-name="Default">
      <style:table-cell-properties fo:padding="0.3cm"/>
      <style:text-properties fo:font-weight="bold"/>
    </style:style>
    <style:style style:name="ce220" style:family="table-cell" style:parent-style-name="Default">
      <style:table-cell-properties fo:wrap-option="wrap" fo:padding="0.3cm"/>
    </style:style>
    <style:style style:name="ce221" style:family="table-cell" style:parent-style-name="Default">
      <style:table-cell-properties fo:wrap-option="wrap"/>
      <style:text-properties fo:font-weight="bold"/>
    </style:style>
    <style:style style:name="ce222" style:family="table-cell" style:parent-style-name="Default">
      <style:table-cell-properties fo:wrap-option="wrap"/>
    </style:style>
    <style:style style:name="ce111" style:family="table-cell" style:parent-style-name="Default">
      <style:table-cell-properties fo:background-color="#cccccc"/>
    </style:style>
    <style:style style:name="ce209" style:family="table-cell" style:parent-style-name="Default">
      <style:table-cell-properties fo:background-color="transparent"/>
    </style:style>
    <style:style style:name="ce242" style:family="table-cell" style:parent-style-name="Default" style:data-style-name="N37">
      <style:table-cell-properties fo:border-bottom="none" fo:background-color="#cccccc" fo:border-left="none" fo:border-right="none" fo:border-top="0.06pt solid #000000"/>
    </style:style>
    <style:style style:name="ce243" style:family="table-cell" style:parent-style-name="Default" style:data-style-name="N37">
      <style:table-cell-properties fo:border-bottom="0.06pt solid #000000" fo:background-color="#cccccc" fo:border-left="none" fo:border-right="none" fo:border-top="none"/>
    </style:style>
    <style:style style:name="ce244" style:family="table-cell" style:parent-style-name="Default" style:data-style-name="N37">
      <style:table-cell-properties fo:background-color="#cccccc"/>
    </style:style>
    <style:style style:name="ce245" style:family="table-cell" style:parent-style-name="Default">
      <style:table-cell-properties fo:border-bottom="none" fo:background-color="transparent" fo:border-left="none" fo:border-right="none" fo:border-top="0.06pt solid #000000"/>
    </style:style>
    <style:style style:name="ce246" style:family="table-cell" style:parent-style-name="Default">
      <style:table-cell-properties fo:border-bottom="0.06pt solid #000000" fo:background-color="transparent" fo:border-left="none" fo:border-right="none" fo:border-top="none"/>
    </style:style>
    <style:style style:name="ce252" style:family="table-cell" style:parent-style-name="Default" style:data-style-name="N42">
      <style:table-cell-properties fo:background-color="#cccccc"/>
    </style:style>
    <style:style style:name="ce253" style:family="table-cell" style:parent-style-name="Default" style:data-style-name="N42">
      <style:table-cell-properties fo:border-bottom="none" fo:background-color="#cccccc" fo:border-left="none" fo:border-right="none" fo:border-top="0.06pt solid #000000"/>
    </style:style>
    <style:style style:name="ce254" style:family="table-cell" style:parent-style-name="Default" style:data-style-name="N42">
      <style:table-cell-properties fo:border-bottom="0.06pt solid #000000" fo:background-color="#cccccc" fo:border-left="none" fo:border-right="none" fo:border-top="none"/>
    </style:style>
    <style:style style:name="ce255" style:family="table-cell" style:parent-style-name="Default" style:data-style-name="N42">
      <style:table-cell-properties fo:background-color="transparent"/>
      <style:text-properties style:font-name="Arial" style:font-name-asian="Arial Unicode MS" style:font-name-complex="Tahoma"/>
    </style:style>
    <style:style style:name="ce256" style:family="table-cell" style:parent-style-name="Default" style:data-style-name="N42">
      <style:table-cell-properties fo:border-bottom="none" fo:background-color="transparent" fo:border-left="none" fo:border-right="none" fo:border-top="0.06pt solid #000000"/>
    </style:style>
    <style:style style:name="ce257" style:family="table-cell" style:parent-style-name="Default" style:data-style-name="N42">
      <style:table-cell-properties fo:border-bottom="0.06pt solid #000000" fo:background-color="transparent" fo:border-left="none" fo:border-right="none" fo:border-top="none"/>
    </style:style>
    <style:style style:name="ce258" style:family="table-cell" style:parent-style-name="Default" style:data-style-name="N42">
      <style:table-cell-properties fo:background-color="transparent"/>
    </style:style>
    <style:style style:name="ce259" style:family="table-cell" style:parent-style-name="Default" style:data-style-name="N42"/>
    <style:style style:name="ce260" style:family="table-cell" style:parent-style-name="Default">
      <style:table-cell-properties fo:border-bottom="none" fo:background-color="#cccccc" fo:border-left="none" fo:border-right="none" fo:border-top="0.06pt solid #000000"/>
    </style:style>
    <style:style style:name="ce261" style:family="table-cell" style:parent-style-name="Default">
      <style:table-cell-properties fo:border-bottom="0.06pt solid #000000" fo:background-color="#cccccc" fo:border-left="none" fo:border-right="none" fo:border-top="none"/>
    </style:style>
    <style:style style:name="ce262" style:family="table-cell" style:parent-style-name="Default">
      <style:table-cell-properties fo:border-bottom="none" fo:border-left="none" fo:border-right="none" fo:border-top="0.06pt solid #000000"/>
    </style:style>
    <style:style style:name="ce263" style:family="table-cell" style:parent-style-name="Default">
      <style:table-cell-properties fo:border-bottom="0.06pt solid #000000" fo:border-left="none" fo:border-right="none" fo:border-top="none"/>
    </style:style>
    <style:style style:name="ce231" style:family="table-cell" style:parent-style-name="Default" style:data-style-name="N37"/>
    <style:style style:name="ce264" style:family="table-cell" style:parent-style-name="Default" style:data-style-name="N36"/>
    <style:style style:name="ce32" style:family="table-cell" style:parent-style-name="Default">
      <style:table-cell-properties fo:background-color="#cccccc" fo:padding="0cm"/>
      <style:text-properties fo:font-size="9pt" style:font-size-asian="9pt" style:font-size-complex="9pt"/>
    </style:style>
    <style:style style:name="ce30" style:family="table-cell" style:parent-style-name="Default">
      <style:table-cell-properties fo:background-color="#cccccc" fo:padding="0cm"/>
      <style:text-properties fo:font-size="7pt" style:font-size-asian="7pt" style:font-size-complex="7pt"/>
    </style:style>
    <style:style style:name="ce34" style:family="table-cell" style:parent-style-name="Default">
      <style:table-cell-properties fo:background-color="#cccccc"/>
      <style:text-properties fo:font-size="7pt" fo:font-weight="bold" style:font-size-asian="7pt" style:font-size-complex="7pt"/>
    </style:style>
    <style:style style:name="ce35" style:family="table-cell" style:parent-style-name="Default">
      <style:table-cell-properties fo:background-color="#cccccc" fo:padding="0.011cm"/>
      <style:text-properties fo:font-size="7pt" fo:font-weight="bold" style:font-size-asian="7pt" style:font-size-complex="7pt"/>
    </style:style>
    <style:style style:name="ce36" style:family="table-cell" style:parent-style-name="vacances1">
      <style:table-cell-properties fo:padding="0.011cm"/>
      <style:text-properties fo:font-size="7pt" style:font-size-asian="7pt" style:font-size-complex="7pt"/>
    </style:style>
    <style:style style:name="ce37" style:family="table-cell" style:parent-style-name="vacances2">
      <style:table-cell-properties fo:padding="0.011cm"/>
      <style:text-properties fo:font-size="7pt" style:font-size-asian="7pt" style:font-size-complex="7pt"/>
    </style:style>
    <style:style style:name="ce38" style:family="table-cell" style:parent-style-name="vacances3">
      <style:table-cell-properties fo:padding="0.011cm"/>
      <style:text-properties fo:font-size="7pt" style:font-size-asian="7pt" style:font-size-complex="7pt"/>
    </style:style>
    <style:style style:name="ce39" style:family="table-cell" style:parent-style-name="Default">
      <style:table-cell-properties fo:background-color="#cccccc" fo:padding="0.011cm"/>
    </style:style>
    <style:style style:name="ce40" style:family="table-cell" style:parent-style-name="Default">
      <style:table-cell-properties fo:background-color="#cccccc" fo:padding="0.011cm"/>
      <style:text-properties fo:font-size="8pt" style:font-size-asian="8pt" style:font-size-complex="8pt"/>
    </style:style>
    <style:style style:name="ce74" style:family="table-cell" style:parent-style-name="Default">
      <style:table-cell-properties fo:background-color="#cccccc"/>
    </style:style>
    <style:style style:name="ce42" style:family="table-cell" style:parent-style-name="Default">
      <style:table-cell-properties fo:background-color="#cccccc"/>
      <style:text-properties fo:font-size="7pt" style:font-size-asian="7pt" style:font-size-complex="7pt"/>
    </style:style>
    <style:style style:name="ce43" style:family="table-cell" style:parent-style-name="Default">
      <style:table-cell-properties fo:background-color="#cccccc" fo:padding="0.011cm"/>
      <style:text-properties fo:font-size="7pt" style:font-size-asian="7pt" style:font-size-complex="7pt"/>
    </style:style>
    <style:style style:name="ce44" style:family="table-cell" style:parent-style-name="Default">
      <style:table-cell-properties fo:background-color="#e6e6e6" fo:padding="0.011cm"/>
      <style:text-properties fo:font-size="7pt" fo:font-weight="bold" style:font-size-asian="7pt" style:font-size-complex="7pt"/>
    </style:style>
    <style:style style:name="ce91" style:family="table-cell" style:parent-style-name="Default">
      <style:table-cell-properties fo:background-color="#cccccc" style:text-align-source="fix" style:repeat-content="false" fo:padding="0cm"/>
      <style:paragraph-properties fo:text-align="start" fo:margin-left="0cm"/>
      <style:text-properties fo:font-size="7pt" fo:font-weight="bold" style:font-size-asian="7pt" style:font-size-complex="7pt"/>
    </style:style>
    <style:style style:name="ce46" style:family="table-cell" style:parent-style-name="Default">
      <style:table-cell-properties style:text-align-source="fix" style:repeat-content="false" fo:background-color="transparent" fo:padding="0cm" style:vertical-align="middle"/>
      <style:paragraph-properties fo:text-align="center"/>
      <style:text-properties fo:font-size="11pt" style:font-size-asian="11pt" style:font-size-complex="11pt"/>
    </style:style>
    <style:style style:name="ce94" style:family="table-cell" style:parent-style-name="Default">
      <style:table-cell-properties fo:background-color="transparent" fo:padding="0cm"/>
      <style:text-properties fo:font-size="7pt" style:font-size-asian="7pt" style:font-size-complex="7pt"/>
    </style:style>
    <style:style style:name="ce48" style:family="table-cell" style:parent-style-name="Default">
      <style:table-cell-properties fo:border-bottom="0.06pt solid #999999" fo:background-color="transparent" fo:border-left="0.06pt solid #000000" fo:border-right="none" fo:border-top="0.06pt solid #000000"/>
      <style:text-properties style:use-window-font-color="true" fo:font-size="9pt" fo:font-weight="bold" style:font-size-asian="9pt" style:font-size-complex="9pt"/>
    </style:style>
    <style:style style:name="ce49" style:family="table-cell" style:parent-style-name="Default">
      <style:table-cell-properties fo:border-bottom="0.06pt solid #999999"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6])=1)OR(LEFT([.F6];1)&lt;&gt;&quot; &quot;))AND([.E6]&lt;&gt;&quot;&quot;)))" style:apply-style-name="coloré1" style:base-cell-address="Calendrier.D6"/>
      <style:map style:condition="is-true-formula((WEEKDAY([.E6])=7)AND([.E6]&lt;&gt;&quot;&quot;))" style:apply-style-name="coloré2" style:base-cell-address="Calendrier.D6"/>
    </style:style>
    <style:style style:name="ce50"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6])=1)OR(LEFT([.F6];1)&lt;&gt;&quot; &quot;))AND([.E6]&lt;&gt;&quot;&quot;)))" style:apply-style-name="coloré1" style:base-cell-address="Calendrier.D6"/>
      <style:map style:condition="is-true-formula((WEEKDAY([.E6])=7)AND([.E6]&lt;&gt;&quot;&quot;))" style:apply-style-name="coloré2" style:base-cell-address="Calendrier.D6"/>
    </style:style>
    <style:style style:name="ce51" style:family="table-cell" style:parent-style-name="Default">
      <style:table-cell-properties fo:border-bottom="0.06pt solid #999999"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41])=1)OR(LEFT([.F41];1)&lt;&gt;&quot; &quot;))AND([.E41]&lt;&gt;&quot;&quot;)))" style:apply-style-name="coloré1" style:base-cell-address="Calendrier.D41"/>
      <style:map style:condition="is-true-formula((WEEKDAY([.E41])=7)AND([.E41]&lt;&gt;&quot;&quot;))" style:apply-style-name="coloré2" style:base-cell-address="Calendrier.D41"/>
    </style:style>
    <style:style style:name="ce52"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41])=1)OR(LEFT([.F41];1)&lt;&gt;&quot; &quot;))AND([.E41]&lt;&gt;&quot;&quot;)))" style:apply-style-name="coloré1" style:base-cell-address="Calendrier.D41"/>
      <style:map style:condition="is-true-formula((WEEKDAY([.E41])=7)AND([.E41]&lt;&gt;&quot;&quot;))" style:apply-style-name="coloré2" style:base-cell-address="Calendrier.D41"/>
    </style:style>
    <style:style style:name="ce124" style:family="table-cell" style:parent-style-name="Default">
      <style:table-cell-properties fo:background-color="#cccccc" style:text-align-source="fix" style:repeat-content="false" fo:padding="0cm"/>
      <style:paragraph-properties fo:text-align="center" fo:margin-left="0cm"/>
      <style:text-properties fo:font-size="7pt" style:font-size-asian="7pt" style:font-size-complex="7pt"/>
    </style:style>
    <style:style style:name="ce54" style:family="table-cell" style:parent-style-name="Default">
      <style:table-cell-properties fo:border-bottom="0.06pt solid #999999" fo:background-color="transparent" fo:border-left="none" fo:border-right="none" fo:border-top="0.06pt solid #000000"/>
      <style:text-properties style:use-window-font-color="true" fo:font-size="9pt" fo:font-weight="bold" style:font-size-asian="9pt" style:font-size-complex="9pt"/>
    </style:style>
    <style:style style:name="ce55"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6])=1)OR(LEFT([.F6];1)&lt;&gt;&quot; &quot;))AND([.E6]&lt;&gt;&quot;&quot;)))" style:apply-style-name="coloré1" style:base-cell-address="Calendrier.E6"/>
      <style:map style:condition="is-true-formula((WEEKDAY([.E6])=7)AND([.E6]&lt;&gt;&quot;&quot;))" style:apply-style-name="coloré2" style:base-cell-address="Calendrier.E6"/>
    </style:style>
    <style:style style:name="ce56"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6])=1)OR(LEFT([.F6];1)&lt;&gt;&quot; &quot;))AND([.E6]&lt;&gt;&quot;&quot;)))" style:apply-style-name="coloré1" style:base-cell-address="Calendrier.E6"/>
      <style:map style:condition="is-true-formula((WEEKDAY([.E6])=7)AND([.E6]&lt;&gt;&quot;&quot;))" style:apply-style-name="coloré2" style:base-cell-address="Calendrier.E6"/>
    </style:style>
    <style:style style:name="ce57"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41])=1)OR(LEFT([.F41];1)&lt;&gt;&quot; &quot;))AND([.E41]&lt;&gt;&quot;&quot;)))" style:apply-style-name="coloré1" style:base-cell-address="Calendrier.E41"/>
      <style:map style:condition="is-true-formula((WEEKDAY([.E41])=7)AND([.E41]&lt;&gt;&quot;&quot;))" style:apply-style-name="coloré2" style:base-cell-address="Calendrier.E41"/>
    </style:style>
    <style:style style:name="ce58"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41])=1)OR(LEFT([.F41];1)&lt;&gt;&quot; &quot;))AND([.E41]&lt;&gt;&quot;&quot;)))" style:apply-style-name="coloré1" style:base-cell-address="Calendrier.E41"/>
      <style:map style:condition="is-true-formula((WEEKDAY([.E41])=7)AND([.E41]&lt;&gt;&quot;&quot;))" style:apply-style-name="coloré2" style:base-cell-address="Calendrier.E41"/>
    </style:style>
    <style:style style:name="ce59" style:family="table-cell" style:parent-style-name="Default" style:data-style-name="N0">
      <style:table-cell-properties fo:border-bottom="0.06pt solid #999999" fo:background-color="transparent" fo:border-left="none" fo:border-right="none" fo:border-top="0.06pt solid #000000"/>
      <style:text-properties style:use-window-font-color="true" fo:font-size="9pt" fo:font-weight="bold" style:font-size-asian="9pt" style:font-size-complex="9pt"/>
    </style:style>
    <style:style style:name="ce60"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E6])=1)OR(LEFT([.F6];1)&lt;&gt;&quot; &quot;))AND([.E6]&lt;&gt;&quot;&quot;)))" style:apply-style-name="coloré2" style:base-cell-address="Calendrier.F6"/>
    </style:style>
    <style:style style:name="ce61"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E6])=1)OR(LEFT([.F6];1)&lt;&gt;&quot; &quot;))AND([.E6]&lt;&gt;&quot;&quot;)))" style:apply-style-name="coloré2" style:base-cell-address="Calendrier.F6"/>
    </style:style>
    <style:style style:name="ce62"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E41])=1)OR(LEFT([.F41];1)&lt;&gt;&quot; &quot;))AND([.E41]&lt;&gt;&quot;&quot;)))" style:apply-style-name="coloré2" style:base-cell-address="Calendrier.F41"/>
    </style:style>
    <style:style style:name="ce63"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E41])=1)OR(LEFT([.F41];1)&lt;&gt;&quot; &quot;))AND([.E41]&lt;&gt;&quot;&quot;)))" style:apply-style-name="coloré2" style:base-cell-address="Calendrier.F41"/>
    </style:style>
    <style:style style:name="ce93" style:family="table-cell" style:parent-style-name="Default">
      <style:table-cell-properties fo:background-color="#e6e6e6" style:text-align-source="fix" style:repeat-content="false" fo:padding="0cm" style:vertical-align="middle"/>
      <style:paragraph-properties fo:text-align="center" fo:margin-left="0cm"/>
      <style:text-properties fo:font-size="9pt" fo:font-weight="bold" style:font-size-asian="9pt" style:font-size-complex="9pt"/>
    </style:style>
    <style:style style:name="ce65" style:family="table-cell" style:parent-style-name="Default" style:data-style-name="N0">
      <style:table-cell-properties fo:border-bottom="0.06pt solid #999999" style:text-align-source="fix" style:repeat-content="false" fo:background-color="transparent" fo:border-left="none" fo:border-right="none" fo:border-top="0.06pt solid #000000"/>
      <style:paragraph-properties fo:text-align="center" fo:margin-left="0cm"/>
      <style:text-properties style:use-window-font-color="true" fo:font-size="9pt" fo:font-weight="bold" style:font-size-asian="9pt" style:font-size-complex="9pt"/>
    </style:style>
    <style:style style:name="ce66"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F(((WEEKDAY([.E6])=1)OR(LEFT([.F6];1)&lt;&gt;&quot; &quot;))AND([.E6]&lt;&gt;&quot;&quot;)))" style:apply-style-name="coloré2" style:base-cell-address="Calendrier.G6"/>
    </style:style>
    <style:style style:name="ce67"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F(((WEEKDAY([.E6])=1)OR(LEFT([.F6];1)&lt;&gt;&quot; &quot;))AND([.E6]&lt;&gt;&quot;&quot;)))" style:apply-style-name="coloré2" style:base-cell-address="Calendrier.G6"/>
    </style:style>
    <style:style style:name="ce68"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F(((WEEKDAY([.E41])=1)OR(LEFT([.F41];1)&lt;&gt;&quot; &quot;))AND([.E41]&lt;&gt;&quot;&quot;)))" style:apply-style-name="coloré2" style:base-cell-address="Calendrier.G41"/>
    </style:style>
    <style:style style:name="ce69"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F(((WEEKDAY([.E41])=1)OR(LEFT([.F41];1)&lt;&gt;&quot; &quot;))AND([.E41]&lt;&gt;&quot;&quot;)))" style:apply-style-name="coloré2" style:base-cell-address="Calendrier.G41"/>
    </style:style>
    <style:style style:name="ce70"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A$3:.$A$202];1)))" style:apply-style-name="vacances1" style:base-cell-address="Calendrier.H6"/>
      <style:map style:condition="is-true-formula(IF(((WEEKDAY([.E6])=1)OR(LEFT([.F6];1)&lt;&gt;&quot; &quot;))AND([.E6]&lt;&gt;&quot;&quot;)))" style:apply-style-name="coloré2" style:base-cell-address="Calendrier.H6"/>
    </style:style>
    <style:style style:name="ce71"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A$3:.$A$202];1)))" style:apply-style-name="vacances1" style:base-cell-address="Calendrier.H6"/>
      <style:map style:condition="is-true-formula(IF(((WEEKDAY([.E6])=1)OR(LEFT([.F6];1)&lt;&gt;&quot; &quot;))AND([.E6]&lt;&gt;&quot;&quot;)))" style:apply-style-name="coloré2" style:base-cell-address="Calendrier.H6"/>
    </style:style>
    <style:style style:name="ce72"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A$3:.$A$202];1)))" style:apply-style-name="vacances1" style:base-cell-address="Calendrier.H41"/>
      <style:map style:condition="is-true-formula(IF(((WEEKDAY([.E41])=1)OR(LEFT([.F41];1)&lt;&gt;&quot; &quot;))AND([.E41]&lt;&gt;&quot;&quot;)))" style:apply-style-name="coloré2" style:base-cell-address="Calendrier.H41"/>
    </style:style>
    <style:style style:name="ce73"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A$3:.$A$202];1)))" style:apply-style-name="vacances1" style:base-cell-address="Calendrier.H41"/>
      <style:map style:condition="is-true-formula(IF(((WEEKDAY([.E41])=1)OR(LEFT([.F41];1)&lt;&gt;&quot; &quot;))AND([.E41]&lt;&gt;&quot;&quot;)))" style:apply-style-name="coloré2" style:base-cell-address="Calendrier.H41"/>
    </style:style>
    <style:style style:name="ce149" style:family="table-cell" style:parent-style-name="Default">
      <style:table-cell-properties fo:background-color="#cccccc" style:text-align-source="fix" style:repeat-content="false" fo:padding="0cm"/>
      <style:paragraph-properties fo:text-align="center" fo:margin-left="0cm"/>
      <style:text-properties fo:font-size="7pt" fo:font-weight="bold" style:font-size-asian="7pt" style:font-size-complex="7pt"/>
    </style:style>
    <style:style style:name="ce75"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B$3:.$B$202];1)))" style:apply-style-name="vacances2" style:base-cell-address="Calendrier.I6"/>
      <style:map style:condition="is-true-formula(IF(((WEEKDAY([.E6])=1)OR(LEFT([.F6];1)&lt;&gt;&quot; &quot;))AND([.E6]&lt;&gt;&quot;&quot;)))" style:apply-style-name="coloré2" style:base-cell-address="Calendrier.I6"/>
    </style:style>
    <style:style style:name="ce76"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B$3:.$B$202];1)))" style:apply-style-name="vacances2" style:base-cell-address="Calendrier.I6"/>
      <style:map style:condition="is-true-formula(IF(((WEEKDAY([.E6])=1)OR(LEFT([.F6];1)&lt;&gt;&quot; &quot;))AND([.E6]&lt;&gt;&quot;&quot;)))" style:apply-style-name="coloré2" style:base-cell-address="Calendrier.I6"/>
    </style:style>
    <style:style style:name="ce77"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B$3:.$B$202];1)))" style:apply-style-name="vacances2" style:base-cell-address="Calendrier.I41"/>
      <style:map style:condition="is-true-formula(IF(((WEEKDAY([.E41])=1)OR(LEFT([.F41];1)&lt;&gt;&quot; &quot;))AND([.E41]&lt;&gt;&quot;&quot;)))" style:apply-style-name="coloré2" style:base-cell-address="Calendrier.I41"/>
    </style:style>
    <style:style style:name="ce78"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B$3:.$B$202];1)))" style:apply-style-name="vacances2" style:base-cell-address="Calendrier.I41"/>
      <style:map style:condition="is-true-formula(IF(((WEEKDAY([.E41])=1)OR(LEFT([.F41];1)&lt;&gt;&quot; &quot;))AND([.E41]&lt;&gt;&quot;&quot;)))" style:apply-style-name="coloré2" style:base-cell-address="Calendrier.I41"/>
    </style:style>
    <style:style style:name="ce79"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C$3:.$C$202];1)))" style:apply-style-name="vacances3" style:base-cell-address="Calendrier.J6"/>
      <style:map style:condition="is-true-formula(IF(((WEEKDAY([.E6])=1)OR(LEFT([.F6];1)&lt;&gt;&quot; &quot;))AND([.E6]&lt;&gt;&quot;&quot;)))" style:apply-style-name="coloré2" style:base-cell-address="Calendrier.J6"/>
    </style:style>
    <style:style style:name="ce80"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C$3:.$C$202];1)))" style:apply-style-name="vacances3" style:base-cell-address="Calendrier.J6"/>
      <style:map style:condition="is-true-formula(IF(((WEEKDAY([.E6])=1)OR(LEFT([.F6];1)&lt;&gt;&quot; &quot;))AND([.E6]&lt;&gt;&quot;&quot;)))" style:apply-style-name="coloré2" style:base-cell-address="Calendrier.J6"/>
    </style:style>
    <style:style style:name="ce81"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C$3:.$C$202];1)))" style:apply-style-name="vacances3" style:base-cell-address="Calendrier.J41"/>
      <style:map style:condition="is-true-formula(IF(((WEEKDAY([.E41])=1)OR(LEFT([.F41];1)&lt;&gt;&quot; &quot;))AND([.E41]&lt;&gt;&quot;&quot;)))" style:apply-style-name="coloré2" style:base-cell-address="Calendrier.J41"/>
    </style:style>
    <style:style style:name="ce82"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C$3:.$C$202];1)))" style:apply-style-name="vacances3" style:base-cell-address="Calendrier.J41"/>
      <style:map style:condition="is-true-formula(IF(((WEEKDAY([.E41])=1)OR(LEFT([.F41];1)&lt;&gt;&quot; &quot;))AND([.E41]&lt;&gt;&quot;&quot;)))" style:apply-style-name="coloré2" style:base-cell-address="Calendrier.J41"/>
    </style:style>
    <style:style style:name="ce83" style:family="table-cell" style:parent-style-name="Default" style:data-style-name="N34">
      <style:table-cell-properties fo:border-bottom="0.06pt solid #999999" style:text-align-source="fix" style:repeat-content="false" fo:background-color="transparent" fo:border-left="none" fo:border-right="0.06pt solid #000000" fo:border-top="0.06pt solid #000000"/>
      <style:paragraph-properties fo:text-align="center" fo:margin-left="0cm"/>
      <style:text-properties style:use-window-font-color="true" fo:font-size="9pt" fo:font-weight="bold" style:font-size-asian="9pt" style:font-size-complex="9pt"/>
    </style:style>
    <style:style style:name="ce84"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6])=1)OR(LEFT([.F6];1)&lt;&gt;&quot; &quot;))AND([.E6]&lt;&gt;&quot;&quot;)))" style:apply-style-name="coloré2" style:base-cell-address="Calendrier.K6"/>
    </style:style>
    <style:style style:name="ce85"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6])=1)OR(LEFT([.F6];1)&lt;&gt;&quot; &quot;))AND([.E6]&lt;&gt;&quot;&quot;)))" style:apply-style-name="coloré2" style:base-cell-address="Calendrier.K6"/>
    </style:style>
    <style:style style:name="ce86"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41])=1)OR(LEFT([.F41];1)&lt;&gt;&quot; &quot;))AND([.E41]&lt;&gt;&quot;&quot;)))" style:apply-style-name="coloré2" style:base-cell-address="Calendrier.K41"/>
    </style:style>
    <style:style style:name="ce87"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41])=1)OR(LEFT([.F41];1)&lt;&gt;&quot; &quot;))AND([.E41]&lt;&gt;&quot;&quot;)))" style:apply-style-name="coloré2" style:base-cell-address="Calendrier.K41"/>
    </style:style>
    <style:style style:name="ce95" style:family="table-cell" style:parent-style-name="Default">
      <style:table-cell-properties fo:background-color="#cccccc" style:text-align-source="fix" style:repeat-content="false"/>
      <style:paragraph-properties fo:text-align="center" fo:margin-left="0cm"/>
    </style:style>
    <style:style style:name="ce97" style:family="table-cell" style:parent-style-name="Default">
      <style:table-cell-properties fo:border-bottom="0.06pt solid #000000" style:text-align-source="fix" style:repeat-content="false" fo:border-left="0.06pt solid #000000" fo:padding="0.011cm"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98"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style>
    <style:style style:name="ce99"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style>
    <style:style style:name="ce100"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style>
    <style:style style:name="ce102" style:family="table-cell" style:parent-style-name="Default">
      <style:table-cell-properties fo:border-bottom="0.06pt solid #999999" fo:border-left="none" fo:padding="0.011cm" fo:border-right="none" fo:border-top="none"/>
      <style:text-properties style:font-name="Arial Narrow" fo:font-size="5pt" fo:font-style="italic" style:font-size-asian="5pt" style:font-size-complex="5pt"/>
    </style:style>
    <style:style style:name="ce103" style:family="table-cell" style:parent-style-name="Default">
      <style:table-cell-properties fo:border-bottom="0.06pt solid #000000" fo:border-left="none" fo:padding="0.011cm" fo:border-right="none" fo:border-top="none"/>
      <style:text-properties style:font-name="Arial Narrow" fo:font-size="5pt" fo:font-style="italic" style:font-size-asian="5pt" style:font-size-complex="5pt"/>
    </style:style>
    <style:style style:name="ce104" style:family="table-cell" style:parent-style-name="Default">
      <style:table-cell-properties fo:border-bottom="0.06pt solid #999999" fo:border-left="none" fo:padding="0.011cm" fo:border-right="none" fo:border-top="none"/>
      <style:text-properties fo:font-size="6pt" style:font-size-asian="6pt" style:font-size-complex="6pt"/>
    </style:style>
    <style:style style:name="ce105" style:family="table-cell" style:parent-style-name="Default">
      <style:table-cell-properties fo:border-bottom="0.06pt solid #000000" fo:border-left="none" fo:padding="0.011cm" fo:border-right="none" fo:border-top="none"/>
      <style:text-properties fo:font-size="6pt" style:font-size-asian="6pt" style:font-size-complex="6pt"/>
    </style:style>
    <style:style style:name="ce106" style:family="table-cell" style:parent-style-name="Default">
      <style:table-cell-properties fo:background-color="#cccccc" fo:padding="0cm"/>
      <style:text-properties fo:color="#9999cc" fo:font-size="7pt" style:font-size-asian="7pt" style:font-size-complex="7pt"/>
    </style:style>
    <style:style style:name="ce107" style:family="table-cell" style:parent-style-name="Default">
      <style:table-cell-properties fo:background-color="#cccccc" fo:padding="0cm"/>
      <style:text-properties fo:color="#666699" fo:font-size="7pt" style:font-size-asian="7pt" style:font-size-complex="7pt"/>
    </style:style>
    <style:style style:name="ce108"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style>
    <style:style style:name="ce109"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style>
    <style:style style:name="ce110" style:family="table-cell" style:parent-style-name="Default">
      <style:table-cell-properties fo:background-color="#cccccc" style:text-align-source="fix" style:repeat-content="false" fo:padding="0cm"/>
      <style:paragraph-properties fo:text-align="start" fo:margin-left="0cm"/>
      <style:text-properties fo:font-size="7pt" style:font-size-asian="7pt" style:font-size-complex="7pt"/>
    </style:style>
    <style:style style:name="ce187" style:family="table-cell" style:parent-style-name="Default">
      <style:table-cell-properties fo:background-color="#cccccc" style:text-align-source="fix" style:repeat-content="false" fo:padding="0cm"/>
      <style:paragraph-properties fo:text-align="center" fo:margin-left="0cm"/>
      <style:text-properties fo:color="#9999cc" fo:font-size="7pt" fo:font-weight="bold" style:font-size-asian="7pt" style:font-size-complex="7pt"/>
    </style:style>
    <style:style style:name="ce112"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U6])=1)OR(LEFT([.V6];1)&lt;&gt;&quot; &quot;))AND([.U6]&lt;&gt;&quot;&quot;)))" style:apply-style-name="coloré2" style:base-cell-address="Calendrier.V6"/>
    </style:style>
    <style:style style:name="ce113"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U6])=1)OR(LEFT([.V6];1)&lt;&gt;&quot; &quot;))AND([.U6]&lt;&gt;&quot;&quot;)))" style:apply-style-name="coloré2" style:base-cell-address="Calendrier.V6"/>
    </style:style>
    <style:style style:name="ce114" style:family="table-cell" style:parent-style-name="Default">
      <style:table-cell-properties fo:background-color="#cccccc" style:text-align-source="fix" style:repeat-content="false" fo:padding="0cm"/>
      <style:paragraph-properties fo:text-align="start" fo:margin-left="0cm"/>
      <style:text-properties fo:font-size="7pt" fo:font-style="normal" fo:font-weight="bold" style:font-size-asian="7pt" style:font-size-complex="7pt"/>
    </style:style>
    <style:style style:name="ce115" style:family="table-cell" style:parent-style-name="Default">
      <style:table-cell-properties fo:background-color="#cccccc" style:text-align-source="fix" style:repeat-content="false" fo:padding="0cm"/>
      <style:paragraph-properties fo:text-align="end" fo:margin-left="0cm"/>
      <style:text-properties fo:font-size="7pt" fo:font-style="normal" fo:font-weight="bold" style:font-size-asian="7pt" style:font-size-complex="7pt"/>
    </style:style>
    <style:style style:name="ce116" style:family="table-cell" style:parent-style-name="Default">
      <style:table-cell-properties fo:background-color="#cccccc" style:text-align-source="fix" style:repeat-content="false" fo:padding="0cm"/>
      <style:paragraph-properties fo:text-align="start" fo:margin-left="0cm"/>
      <style:text-properties style:use-window-font-color="true" fo:font-size="7pt" fo:font-weight="bold" style:font-size-asian="7pt" style:font-size-complex="7pt"/>
    </style:style>
    <style:style style:name="ce117" style:family="table-cell" style:parent-style-name="Default">
      <style:table-cell-properties fo:background-color="#e6e6e6" style:text-align-source="fix" style:repeat-content="false" fo:padding="0cm" style:vertical-align="middle"/>
      <style:paragraph-properties fo:text-align="center"/>
      <style:text-properties fo:font-size="7pt" fo:font-style="normal" fo:font-weight="bold" style:font-size-asian="7pt" style:font-size-complex="7pt"/>
    </style:style>
    <style:style style:name="ce118" style:family="table-cell" style:parent-style-name="Default">
      <style:table-cell-properties fo:background-color="#cccccc" fo:padding="0cm"/>
      <style:text-properties fo:font-size="7pt" fo:font-style="italic" style:font-size-asian="7pt" style:font-size-complex="7pt"/>
    </style:style>
    <style:style style:name="ce119" style:family="table-cell" style:parent-style-name="Default">
      <style:table-cell-properties fo:background-color="#cccccc" style:text-align-source="fix" style:repeat-content="false" fo:padding="0cm"/>
      <style:paragraph-properties fo:text-align="start" fo:margin-left="0cm"/>
      <style:text-properties style:use-window-font-color="true" fo:font-size="7pt" fo:font-weight="normal" style:font-size-asian="7pt" style:font-weight-asian="normal" style:font-size-complex="7pt" style:font-weight-complex="normal"/>
    </style:style>
    <style:style style:name="ce120" style:family="table-cell" style:parent-style-name="Default">
      <style:table-cell-properties fo:background-color="#cccccc" style:text-align-source="fix" style:repeat-content="false" fo:padding="0cm"/>
      <style:paragraph-properties fo:text-align="end" fo:margin-left="0cm"/>
      <style:text-properties fo:font-size="7pt" fo:font-weight="bold" style:font-size-asian="7pt" style:font-size-complex="7pt"/>
    </style:style>
    <style:style style:name="ce197" style:family="table-cell" style:parent-style-name="Default">
      <style:table-cell-properties style:text-align-source="fix" style:repeat-content="false" fo:background-color="transparent" fo:padding="0cm"/>
      <style:paragraph-properties fo:text-align="end" fo:margin-left="0cm"/>
      <style:text-properties fo:font-size="7pt" fo:font-weight="bold" style:font-size-asian="7pt" style:font-size-complex="7pt"/>
    </style:style>
    <style:style style:name="ce198" style:family="table-cell" style:parent-style-name="Default">
      <style:table-cell-properties style:text-align-source="fix" style:repeat-content="false" fo:background-color="transparent" fo:padding="0cm"/>
      <style:paragraph-properties fo:text-align="center" fo:margin-left="0cm"/>
      <style:text-properties fo:color="#9999cc" fo:font-size="7pt" fo:font-weight="bold" style:font-size-asian="7pt" style:font-size-complex="7pt"/>
    </style:style>
    <style:style style:name="ce144" style:family="table-cell" style:parent-style-name="Default">
      <style:table-cell-properties style:text-align-source="fix" style:repeat-content="false" fo:background-color="transparent" fo:padding="0cm"/>
      <style:paragraph-properties fo:text-align="end" fo:margin-left="0cm"/>
      <style:text-properties fo:font-size="7pt" fo:font-weight="normal" style:font-size-asian="7pt" style:font-weight-asian="normal" style:font-size-complex="7pt" style:font-weight-complex="normal"/>
    </style:style>
    <style:style style:name="ce200" style:family="table-cell" style:parent-style-name="Default">
      <style:table-cell-properties fo:background-color="transparent"/>
    </style:style>
    <style:style style:name="ce146" style:family="table-cell" style:parent-style-name="Default">
      <style:table-cell-properties fo:background-color="transparent" fo:padding="0.011cm"/>
    </style:style>
    <style:style style:name="ce214" style:family="table-cell" style:parent-style-name="Default">
      <style:table-cell-properties fo:background-color="#cccccc" fo:padding="0cm"/>
      <style:text-properties fo:font-size="12pt" fo:font-weight="bold" style:font-size-asian="12pt" style:font-weight-asian="bold" style:font-size-complex="12pt" style:font-weight-complex="bold"/>
    </style:style>
    <style:style style:name="ce147" style:family="table-cell" style:parent-style-name="Default">
      <style:table-cell-properties fo:padding="0cm"/>
      <style:text-properties fo:font-size="7pt" style:font-size-asian="7pt" style:font-size-complex="7pt"/>
    </style:style>
    <style:style style:name="ce148" style:family="table-cell" style:parent-style-name="Default">
      <style:table-cell-properties fo:padding="0.011cm"/>
    </style:style>
    <style:style style:name="ce205" style:family="table-cell" style:parent-style-name="Default">
      <style:table-cell-properties fo:wrap-option="wrap" fo:padding="0.3cm"/>
      <style:text-properties fo:font-weight="bold"/>
    </style:style>
    <style:style style:name="ce206" style:family="table-cell" style:parent-style-name="Default">
      <style:table-cell-properties fo:wrap-option="wrap" fo:padding="0.3cm"/>
      <style:text-properties fo:font-weight="normal"/>
    </style:style>
    <style:style style:name="ce207" style:family="table-cell" style:parent-style-name="Default">
      <style:table-cell-properties fo:wrap-option="wrap" fo:padding="0.3cm"/>
      <style:text-properties fo:font-weight="bold" style:font-weight-asian="bold" style:font-weight-complex="bold"/>
    </style:style>
    <style:style style:name="ce208" style:family="table-cell" style:parent-style-name="Default">
      <style:table-cell-properties fo:padding="0.3cm"/>
      <style:text-properties fo:font-weight="bold"/>
    </style:style>
    <style:style style:name="ce210" style:family="table-cell" style:parent-style-name="Default">
      <style:table-cell-properties fo:wrap-option="wrap" fo:padding="0.3cm"/>
    </style:style>
    <style:style style:name="ce211" style:family="table-cell" style:parent-style-name="Default">
      <style:table-cell-properties fo:wrap-option="wrap"/>
      <style:text-properties fo:font-weight="bold"/>
    </style:style>
    <style:style style:name="ce212" style:family="table-cell" style:parent-style-name="Default">
      <style:table-cell-properties fo:wrap-option="wrap"/>
    </style:style>
    <style:style style:name="ce156" style:family="table-cell" style:parent-style-name="Default" style:data-style-name="N37">
      <style:table-cell-properties fo:background-color="#cccccc"/>
      <style:text-properties fo:font-weight="bold" style:font-weight-asian="bold" style:font-weight-complex="bold"/>
    </style:style>
    <style:style style:name="ce215" style:family="table-cell" style:parent-style-name="Default" style:data-style-name="N37"/>
    <style:style style:name="ce158" style:family="table-cell" style:parent-style-name="Default">
      <style:table-cell-properties fo:background-color="#cccccc" style:text-align-source="fix" style:repeat-content="false"/>
      <style:paragraph-properties fo:text-align="end" fo:margin-left="0cm"/>
    </style:style>
    <style:style style:name="ce159" style:family="table-cell" style:parent-style-name="Default">
      <style:table-cell-properties fo:background-color="#cccccc" fo:wrap-option="wrap"/>
      <style:text-properties fo:hyphenate="true"/>
    </style:style>
    <style:style style:name="ce160" style:family="table-cell" style:parent-style-name="Default">
      <style:text-properties style:font-name="Arial2" style:font-name-asian="Arial2" style:font-name-complex="Arial2"/>
    </style:style>
    <style:style style:name="ce161" style:family="table-cell" style:parent-style-name="Default" style:data-style-name="N0">
      <style:table-cell-properties fo:background-color="#cccccc" style:text-align-source="fix" style:repeat-content="false"/>
      <style:paragraph-properties fo:text-align="start" fo:margin-left="0cm"/>
    </style:style>
    <style:style style:name="ce162" style:family="table-cell" style:parent-style-name="Default">
      <style:table-cell-properties fo:background-color="#cccccc"/>
      <style:text-properties fo:font-weight="bold" style:font-weight-asian="bold" style:font-weight-complex="bold"/>
    </style:style>
    <style:style style:name="ce163" style:family="table-cell" style:parent-style-name="Default">
      <style:text-properties style:font-name="Arial" style:font-name-asian="Arial Unicode MS" style:font-name-complex="Tahoma"/>
    </style:style>
    <style:style style:name="ce164" style:family="table-cell" style:parent-style-name="Default" style:data-style-name="N37">
      <style:table-cell-properties fo:background-color="#cccccc" style:text-align-source="fix" style:repeat-content="false"/>
      <style:paragraph-properties fo:text-align="end" fo:margin-left="0cm"/>
    </style:style>
    <style:style style:name="ce165" style:family="table-cell" style:parent-style-name="Default">
      <style:table-cell-properties style:text-align-source="fix" style:repeat-content="false"/>
      <style:paragraph-properties fo:text-align="center" fo:margin-left="0cm"/>
    </style:style>
    <style:style style:name="ce166" style:family="table-cell" style:parent-style-name="Default">
      <style:table-cell-properties style:text-align-source="fix" style:repeat-content="false" style:rotation-angle="90"/>
      <style:paragraph-properties fo:text-align="center" fo:margin-left="0cm"/>
    </style:style>
    <style:style style:name="ce233" style:family="table-cell" style:parent-style-name="Default" style:data-style-name="N37">
      <style:table-cell-properties fo:border-bottom="none" fo:background-color="#cccccc" fo:border-left="none" fo:border-right="none" fo:border-top="0.06pt solid #000000"/>
    </style:style>
    <style:style style:name="ce234" style:family="table-cell" style:parent-style-name="Default" style:data-style-name="N37">
      <style:table-cell-properties fo:border-bottom="0.06pt solid #000000" fo:background-color="#cccccc" fo:border-left="none" fo:border-right="none" fo:border-top="none"/>
    </style:style>
    <style:style style:name="ce235" style:family="table-cell" style:parent-style-name="Default" style:data-style-name="N37">
      <style:table-cell-properties fo:background-color="#cccccc"/>
    </style:style>
    <style:style style:name="ce236" style:family="table-cell" style:parent-style-name="Default">
      <style:table-cell-properties fo:border-bottom="none" fo:background-color="transparent" fo:border-left="none" fo:border-right="none" fo:border-top="0.06pt solid #000000"/>
    </style:style>
    <style:style style:name="ce237" style:family="table-cell" style:parent-style-name="Default">
      <style:table-cell-properties fo:border-bottom="0.06pt solid #000000" fo:background-color="transparent" fo:border-left="none" fo:border-right="none" fo:border-top="none"/>
    </style:style>
    <style:style style:name="ce238" style:family="table-cell" style:parent-style-name="Default" style:data-style-name="N42">
      <style:table-cell-properties fo:background-color="#cccccc"/>
    </style:style>
    <style:style style:name="ce239" style:family="table-cell" style:parent-style-name="Default" style:data-style-name="N42">
      <style:table-cell-properties fo:border-bottom="none" fo:background-color="#cccccc" fo:border-left="none" fo:border-right="none" fo:border-top="0.06pt solid #000000"/>
    </style:style>
    <style:style style:name="ce240" style:family="table-cell" style:parent-style-name="Default" style:data-style-name="N42">
      <style:table-cell-properties fo:border-bottom="0.06pt solid #000000" fo:background-color="#cccccc" fo:border-left="none" fo:border-right="none" fo:border-top="none"/>
    </style:style>
    <style:style style:name="ce241" style:family="table-cell" style:parent-style-name="Default" style:data-style-name="N42">
      <style:table-cell-properties fo:background-color="transparent"/>
      <style:text-properties style:font-name="Arial" style:font-name-asian="Arial Unicode MS" style:font-name-complex="Tahoma"/>
    </style:style>
    <style:style style:name="ce247" style:family="table-cell" style:parent-style-name="Default" style:data-style-name="N42">
      <style:table-cell-properties fo:border-bottom="none" fo:background-color="transparent" fo:border-left="none" fo:border-right="none" fo:border-top="0.06pt solid #000000"/>
    </style:style>
    <style:style style:name="ce248" style:family="table-cell" style:parent-style-name="Default" style:data-style-name="N42">
      <style:table-cell-properties fo:border-bottom="0.06pt solid #000000" fo:background-color="transparent" fo:border-left="none" fo:border-right="none" fo:border-top="none"/>
    </style:style>
    <style:style style:name="ce249" style:family="table-cell" style:parent-style-name="Default" style:data-style-name="N42">
      <style:table-cell-properties fo:background-color="transparent"/>
    </style:style>
    <style:style style:name="ce250" style:family="table-cell" style:parent-style-name="Default" style:data-style-name="N42"/>
    <style:style style:name="ce251" style:family="table-cell" style:parent-style-name="Default">
      <style:table-cell-properties fo:border-bottom="none" fo:background-color="#cccccc" fo:border-left="none" fo:border-right="none" fo:border-top="0.06pt solid #000000"/>
    </style:style>
    <style:style style:name="ce273" style:family="table-cell" style:parent-style-name="Default">
      <style:table-cell-properties fo:border-bottom="0.06pt solid #000000" fo:background-color="#cccccc" fo:border-left="none" fo:border-right="none" fo:border-top="none"/>
    </style:style>
    <style:style style:name="ce274" style:family="table-cell" style:parent-style-name="Default">
      <style:table-cell-properties fo:border-bottom="none" fo:border-left="none" fo:border-right="none" fo:border-top="0.06pt solid #000000"/>
    </style:style>
    <style:style style:name="ce275" style:family="table-cell" style:parent-style-name="Default">
      <style:table-cell-properties fo:border-bottom="0.06pt solid #000000" fo:border-left="none" fo:border-right="none" fo:border-top="none"/>
    </style:style>
    <style:style style:name="ce276" style:family="table-cell" style:parent-style-name="Default" style:data-style-name="N36"/>
    <style:style style:name="ce265" style:family="table-cell" style:parent-style-name="Default" style:data-style-name="N100">
      <style:table-cell-properties style:text-align-source="fix" style:repeat-content="false" fo:wrap-option="wrap" style:vertical-align="top"/>
      <style:paragraph-properties fo:text-align="center" fo:margin-left="0cm"/>
      <style:text-properties fo:font-weight="bold"/>
    </style:style>
    <style:style style:name="ce266" style:family="table-cell" style:parent-style-name="Default" style:data-style-name="N100">
      <style:table-cell-properties style:text-align-source="fix" style:repeat-content="false" fo:wrap-option="wrap" style:vertical-align="top"/>
      <style:paragraph-properties fo:text-align="center" fo:margin-left="0cm"/>
    </style:style>
    <style:style style:name="ce267" style:family="table-cell" style:parent-style-name="Default" style:data-style-name="N40">
      <style:table-cell-properties style:text-align-source="fix" style:repeat-content="false" fo:wrap-option="wrap" style:vertical-align="top"/>
      <style:paragraph-properties fo:text-align="center" fo:margin-left="0cm"/>
      <style:text-properties fo:font-weight="bold"/>
    </style:style>
    <style:style style:name="ce268" style:family="table-cell" style:parent-style-name="Default" style:data-style-name="N40">
      <style:table-cell-properties style:text-align-source="fix" style:repeat-content="false" fo:wrap-option="wrap" style:vertical-align="top"/>
      <style:paragraph-properties fo:text-align="center" fo:margin-left="0cm"/>
    </style:style>
    <style:style style:name="ce269" style:family="table-cell" style:parent-style-name="Default">
      <style:table-cell-properties fo:wrap-option="wrap" style:vertical-align="top"/>
      <style:text-properties fo:font-weight="bold"/>
    </style:style>
    <style:style style:name="ce270" style:family="table-cell" style:parent-style-name="Default">
      <style:table-cell-properties fo:wrap-option="wrap" style:vertical-align="top"/>
    </style:style>
    <style:style style:name="ce271" style:family="table-cell" style:parent-style-name="Default">
      <style:table-cell-properties fo:wrap-option="wrap" style:vertical-align="top"/>
      <style:text-properties style:font-name="Arial" style:font-name-asian="Arial Unicode MS" style:font-name-complex="Tahoma"/>
    </style:style>
    <style:style style:name="ce272" style:family="table-cell" style:parent-style-name="Default">
      <style:table-cell-properties fo:wrap-option="wrap" style:vertical-align="top"/>
      <style:text-properties fo:color="#000000" style:font-name="Arial1" fo:language="fr" fo:country="FR" style:font-name-asian="Arial1" style:language-asian="en" style:country-asian="US" style:font-name-complex="Arial1" style:language-complex="en" style:country-complex="US"/>
    </style:style>
    <style:style style:name="ce277" style:family="table-cell" style:parent-style-name="Default">
      <style:text-properties fo:font-weight="bold"/>
    </style:style>
    <style:style style:name="gr1" style:family="graphic" style:parent-style-name="Note">
      <style:graphic-properties draw:marker-start="Extrémité_20_de_20_lign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Extrémité_20_de_20_ligne_20_1" draw:marker-start-width="0.2cm" draw:marker-start-center="false" draw:fill="solid" draw:fill-color="#ffffc0" draw:auto-grow-height="true" draw:auto-grow-width="false" fo:min-height="1.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Extrémité_20_de_20_ligne_20_1" draw:marker-start-width="0.2cm" draw:marker-start-center="false" draw:fill="solid" draw:fill-color="#ffffc0" draw:auto-grow-height="true" draw:auto-grow-width="false" fo:min-height="2.3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Extrémité_20_de_20_lign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Extrémité_20_de_20_lign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Extrémité_20_de_20_ligne_20_1" draw:marker-start-width="0.2cm" draw:marker-start-center="false" draw:fill="solid" draw:fill-color="#ffffc0"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Extrémité_20_de_20_ligne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Extrémité_20_de_20_ligne_20_1" draw:marker-start-width="0.2cm" draw:marker-start-center="false" draw:fill="solid" draw:fill-color="#ffffc0" draw:auto-grow-height="true" draw:auto-grow-width="false" fo:min-height="1.9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style:font-size-asian="12pt" style:font-size-complex="12pt" style:font-weight-asian="bold" style:font-weight-complex="bold"/>
    </style:style>
    <style:style style:name="T3" style:family="text">
      <style:text-properties fo:font-weight="bold" style:font-weight-asian="bold" style:font-weight-complex="bold"/>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fr" style:country-asian="FR" style:language-complex="fr" style:country-complex="FR" style:font-name-asian="Arial Unicode MS"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Vacances.$F$2:.$BA$2])" table:allow-empty-cell="false" table:display-list="unsorted" table:base-cell-address="Calendrier.B7">
          <table:error-message table:message-type="stop" table:display="true"/>
        </table:content-validation>
        <table:content-validation table:name="val2" table:condition="of:cell-content-is-in-list([$'Jours fériés'.$E$3:.$IV$3])" table:allow-empty-cell="false" table:display-list="unsorted" table:base-cell-address="Calendrier.AH1"/>
      </table:content-validations>
      <table:table table:name="Calendrier" table:style-name="ta1" table:print-ranges="Calendrier.D2:Calendrier.CW71">
        <office:forms form:automatic-focus="false" form:apply-design-mode="false"/>
        <table:table-column table:style-name="co19" table:default-cell-style-name="ce74"/>
        <table:table-column table:style-name="co20" table:default-cell-style-name="ce74"/>
        <table:table-column table:style-name="co21" table:default-cell-style-name="ce74"/>
        <table:table-column table:style-name="co22" table:default-cell-style-name="ce74"/>
        <table:table-column table:style-name="co23"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27" table:default-cell-style-name="ce74"/>
        <table:table-column table:style-name="co28"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27" table:default-cell-style-name="ce74"/>
        <table:table-column table:style-name="co28"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27" table:default-cell-style-name="ce74"/>
        <table:table-column table:style-name="co28"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27" table:default-cell-style-name="ce74"/>
        <table:table-column table:style-name="co28"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27" table:default-cell-style-name="ce74"/>
        <table:table-column table:style-name="co28" table:default-cell-style-name="ce74"/>
        <table:table-column table:style-name="co24" table:default-cell-style-name="ce74"/>
        <table:table-column table:style-name="co25" table:default-cell-style-name="ce74"/>
        <table:table-column table:style-name="co24" table:number-columns-repeated="3" table:default-cell-style-name="ce74"/>
        <table:table-column table:style-name="co26" table:default-cell-style-name="ce95"/>
        <table:table-column table:style-name="co32" table:number-columns-repeated="2"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27" table:default-cell-style-name="ce74"/>
        <table:table-column table:style-name="co33" table:default-cell-style-name="ce74"/>
        <table:table-column table:style-name="co24" table:default-cell-style-name="ce74"/>
        <table:table-column table:style-name="co34" table:default-cell-style-name="ce74"/>
        <table:table-column table:style-name="co24" table:number-columns-repeated="3" table:default-cell-style-name="ce74"/>
        <table:table-column table:style-name="co26" table:default-cell-style-name="ce74"/>
        <table:table-column table:style-name="co14" table:number-columns-repeated="155" table:default-cell-style-name="ce74"/>
        <table:table-column table:style-name="co15" table:number-columns-repeated="768" table:default-cell-style-name="Default"/>
        <table:table-row table:style-name="ro13">
          <table:table-cell table:style-name="ce32" office:value-type="string" calcext:value-type="string">
            <text:p>V2.1.9</text:p>
          </table:table-cell>
          <table:table-cell table:style-name="ce30" table:number-columns-repeated="2"/>
          <table:table-cell table:style-name="ce91"/>
          <table:table-cell table:style-name="ce124"/>
          <table:table-cell table:style-name="ce91"/>
          <table:table-cell table:style-name="ce93" office:value-type="float" office:value="2026" calcext:value-type="float" table:number-columns-spanned="4" table:number-rows-spanned="1">
            <text:p>2026</text:p>
          </table:table-cell>
          <table:covered-table-cell table:style-name="ce91"/>
          <table:covered-table-cell table:style-name="ce149"/>
          <table:covered-table-cell table:style-name="ce30"/>
          <table:table-cell table:style-name="ce91" office:value-type="string" calcext:value-type="string">
            <text:p>&lt;&lt; Changer l'année</text:p>
          </table:table-cell>
          <table:table-cell table:style-name="ce149"/>
          <table:table-cell table:style-name="ce91"/>
          <table:table-cell table:style-name="ce30" table:number-columns-repeated="3"/>
          <table:table-cell table:style-name="ce106"/>
          <table:table-cell table:style-name="ce107"/>
          <table:table-cell table:style-name="ce124"/>
          <table:table-cell table:style-name="ce110"/>
          <table:table-cell table:style-name="ce187" table:number-columns-repeated="4"/>
          <table:table-cell table:style-name="ce124" table:number-columns-repeated="2"/>
          <table:table-cell table:style-name="ce114"/>
          <table:table-cell table:style-name="ce110"/>
          <table:table-cell table:style-name="ce124" table:number-columns-repeated="4"/>
          <table:table-cell table:style-name="ce115" table:number-columns-repeated="2"/>
          <table:table-cell table:style-name="ce116"/>
          <table:table-cell table:style-name="ce124" table:number-columns-repeated="2"/>
          <table:table-cell table:style-name="ce115" office:value-type="string" calcext:value-type="string">
            <text:p>Jours fériés <text:s/>&gt;&gt;</text:p>
          </table:table-cell>
          <table:table-cell table:style-name="ce117" table:content-validation-name="val2" office:value-type="string" calcext:value-type="string" table:number-columns-spanned="13" table:number-rows-spanned="1">
            <text:p>France</text:p>
          </table:table-cell>
          <table:covered-table-cell table:style-name="ce124"/>
          <table:covered-table-cell table:style-name="ce118"/>
          <table:covered-table-cell table:style-name="ce119"/>
          <table:covered-table-cell table:style-name="ce124"/>
          <table:covered-table-cell table:number-columns-repeated="5" table:style-name="ce30"/>
          <table:covered-table-cell table:style-name="ce120"/>
          <table:covered-table-cell table:style-name="ce187"/>
          <table:covered-table-cell table:style-name="ce120"/>
          <table:table-cell table:style-name="ce30" table:number-columns-repeated="5"/>
          <table:table-cell table:style-name="ce214" office:value-type="string" calcext:value-type="string">
            <text:p><text:span text:style-name="T2"><text:a xlink:href="https://thomas-rk.github.io/calendrier/" xlink:type="simple">https://thomas-rk.github.io/calendrier/</text:a></text:span></text:p>
          </table:table-cell>
          <table:table-cell table:style-name="ce30" table:number-columns-repeated="199"/>
          <table:table-cell table:style-name="ce147" table:number-columns-repeated="768"/>
        </table:table-row>
        <table:table-row table:style-name="ro14">
          <table:table-cell table:style-name="ce30" table:number-columns-repeated="3"/>
          <table:table-cell table:style-name="ce46" office:value-type="string" calcext:value-type="string" table:number-columns-spanned="48" table:number-rows-spanned="1">
            <text:p>insérez ici votre première illustration</text:p>
            <text:p/>
            <text:p>Imprimez recto/verso, option retourner sur le bord court</text:p>
            <text:p/>
            <text:p>Pour une présentation type chevalet,</text:p>
            <text:p>retournez toutes les images haut en bas</text:p>
            <text:p>pour cela : clic droit sur l'image,</text:p>
            <text:p>menu Refléter / Horizontalement puis Verticalement</text:p>
          </table:table-cell>
          <table:covered-table-cell table:number-columns-repeated="44" table:style-name="ce94"/>
          <table:covered-table-cell table:style-name="ce197"/>
          <table:covered-table-cell table:style-name="ce198"/>
          <table:covered-table-cell table:style-name="ce197"/>
          <table:table-cell table:style-name="ce94" table:number-columns-repeated="2"/>
          <table:table-cell table:style-name="ce46" office:value-type="string" calcext:value-type="string" table:number-columns-spanned="48" table:number-rows-spanned="1">
            <text:p>insérez ici votre deuxième illustration</text:p>
          </table:table-cell>
          <table:covered-table-cell table:number-columns-repeated="47" table:style-name="ce94"/>
          <table:table-cell table:style-name="ce30" table:number-columns-repeated="155"/>
          <table:table-cell table:style-name="ce147" table:number-columns-repeated="768"/>
        </table:table-row>
        <table:table-row table:style-name="ro15">
          <table:table-cell table:style-name="ce30" table:number-columns-repeated="3"/>
          <table:table-cell table:style-name="ce94" table:number-columns-repeated="45"/>
          <table:table-cell table:style-name="ce197"/>
          <table:table-cell table:style-name="ce198"/>
          <table:table-cell table:style-name="ce197"/>
          <table:table-cell table:style-name="ce94" table:number-columns-repeated="50"/>
          <table:table-cell table:style-name="ce30" table:number-columns-repeated="155"/>
          <table:table-cell table:style-name="ce147" table:number-columns-repeated="768"/>
        </table:table-row>
        <table:table-row table:style-name="ro15">
          <table:table-cell table:style-name="ce30" table:number-columns-repeated="3"/>
          <table:table-cell table:style-name="ce94" table:number-columns-repeated="45"/>
          <table:table-cell table:style-name="ce197"/>
          <table:table-cell table:style-name="ce198"/>
          <table:table-cell table:style-name="ce144"/>
          <table:table-cell table:style-name="ce94" table:number-columns-repeated="49"/>
          <table:table-cell table:style-name="ce144" office:value-type="string" calcext:value-type="string">
            <text:p>thomas-rk.github.io/calendrier</text:p>
          </table:table-cell>
          <table:table-cell table:style-name="ce30" table:number-columns-repeated="155"/>
          <table:table-cell table:style-name="ce147" table:number-columns-repeated="768"/>
        </table:table-row>
        <table:table-row table:style-name="ro15">
          <table:table-cell table:style-name="ce34" office:value-type="string" calcext:value-type="string">
            <text:p>Modifier les zones</text:p>
          </table:table-cell>
          <table:table-cell table:style-name="ce42" table:number-columns-repeated="2"/>
          <table:table-cell table:style-name="ce48"/>
          <table:table-cell table:style-name="ce54"/>
          <table:table-cell table:style-name="ce59"/>
          <table:table-cell table:style-name="ce65" table:formula="of:=CONCATENATE(UPPER(TEXT([.E6];&quot;MMMM&quot;));&quot;  &quot;)" office:value-type="string" office:string-value="JANVIER  " calcext:value-type="string">
            <text:p>JANV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M6];&quot;MMMM&quot;));&quot;  &quot;)" office:value-type="string" office:string-value="FÉVRIER  " calcext:value-type="string">
            <text:p>FÉVR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U6];&quot;MMMM&quot;));&quot;  &quot;)" office:value-type="string" office:string-value="MARS  " calcext:value-type="string">
            <text:p>MARS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C6];&quot;MMMM&quot;));&quot;  &quot;)" office:value-type="string" office:string-value="AVRIL  " calcext:value-type="string">
            <text:p>AVRIL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K6];&quot;MMMM&quot;));&quot;  &quot;)" office:value-type="string" office:string-value="MAI  " calcext:value-type="string">
            <text:p>MAI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S6];&quot;MMMM&quot;));&quot;  &quot;)" office:value-type="string" office:string-value="JUIN  " calcext:value-type="string">
            <text:p>JUIN <text:s/></text:p>
          </table:table-cell>
          <table:table-cell table:style-name="ce65" table:number-columns-repeated="3"/>
          <table:table-cell table:style-name="ce83"/>
          <table:table-cell table:style-name="ce200" table:number-columns-repeated="2"/>
          <table:table-cell table:style-name="ce48"/>
          <table:table-cell table:style-name="ce54"/>
          <table:table-cell table:style-name="ce59"/>
          <table:table-cell table:style-name="ce65" table:formula="of:=CONCATENATE(UPPER(TEXT([.BC6];&quot;MMMM&quot;));&quot;  &quot;)" office:value-type="string" office:string-value="JUILLET  " calcext:value-type="string">
            <text:p>JUILLE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K6];&quot;MMMM&quot;));&quot;  &quot;)" office:value-type="string" office:string-value="AOÛT  " calcext:value-type="string">
            <text:p>AOÛ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S6];&quot;MMMM&quot;));&quot;  &quot;)" office:value-type="string" office:string-value="SEPTEMBRE  " calcext:value-type="string">
            <text:p>SEPT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A6];&quot;MMMM&quot;));&quot;  &quot;)" office:value-type="string" office:string-value="OCTOBRE  " calcext:value-type="string">
            <text:p>OCTO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I6];&quot;MMMM&quot;));&quot;  &quot;)" office:value-type="string" office:string-value="NOVEMBRE  " calcext:value-type="string">
            <text:p>NOV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Q6];&quot;MMMM&quot;));&quot;  &quot;)" office:value-type="string" office:string-value="DÉCEMBRE  " calcext:value-type="string">
            <text:p>DÉCEMBRE <text:s/></text:p>
          </table:table-cell>
          <table:table-cell table:style-name="ce65" table:number-columns-repeated="3"/>
          <table:table-cell table:style-name="ce83"/>
          <table:table-cell table:number-columns-repeated="923"/>
        </table:table-row>
        <table:table-row table:style-name="ro16">
          <table:table-cell table:style-name="ce35" office:value-type="string" calcext:value-type="string">
            <text:p>scolaires affichées :</text:p>
          </table:table-cell>
          <table:table-cell table:style-name="ce43" table:number-columns-repeated="2"/>
          <table:table-cell table:style-name="ce49" table:number-matrix-columns-spanned="1" table:number-matrix-rows-spanned="31" table:formula="of:=IF([.E6:.E36]=&quot;&quot;;&quot;&quot;;UPPER(LEFT(TEXT([.E6:.E36];&quot;NNN&quot;);1)))" office:value-type="string" office:string-value="J" calcext:value-type="string">
            <text:p>J</text:p>
          </table:table-cell>
          <table:table-cell table:style-name="ce55" table:formula="of:=DATE([.$G$1];1;1)" office:value-type="date" office:date-value="2026-01-01" calcext:value-type="date">
            <text:p>1</text:p>
          </table:table-cell>
          <table:table-cell table:style-name="ce60" table:number-matrix-columns-spanned="1" table:number-matrix-rows-spanned="31" table:formula="of:=IF([.E6:.E36]=&quot;&quot;;&quot;&quot;;IFERROR(VLOOKUP([.E6:.E36];[$'Jours fériés'.$A$4:.$B$203];2;0);&quot; &quot;))" office:value-type="string" office:string-value="Jour de l'an" calcext:value-type="string">
            <text:p>Jour de l'an</text:p>
          </table:table-cell>
          <table:table-cell table:style-name="ce66"/>
          <table:table-cell table:style-name="ce70"/>
          <table:table-cell table:style-name="ce75"/>
          <table:table-cell table:style-name="ce79"/>
          <table:table-cell table:style-name="ce84" table:formula="of:=IF([.E6]=&quot;&quot;;&quot;&quot;;IFERROR(VLOOKUP([.E6];[$Lune.$A$1:.$B$1000];2;0);IF((WEEKDAY([.E6])=5)OR((WEEKDAY([.E6])=4)AND(NOT(ISERROR(MATCH([.E6]+1;[$Lune.$A$1:.$A$1000];0)))));ISOWEEKNUM([.E6]);&quot;&quot;)))" office:value-type="float" office:value="1" calcext:value-type="float">
            <text:p>1</text:p>
          </table:table-cell>
          <table:table-cell table:style-name="ce49" table:number-matrix-columns-spanned="1" table:number-matrix-rows-spanned="29" table:formula="of:=IF([.M6:.M34]=&quot;&quot;;&quot;&quot;;UPPER(LEFT(TEXT([.M6:.M34];&quot;NNN&quot;);1)))" office:value-type="string" office:string-value="D" calcext:value-type="string">
            <text:p>D</text:p>
          </table:table-cell>
          <table:table-cell table:style-name="ce55" table:formula="of:=DATE(YEAR([.E6]);MONTH([.E6])+1; 1)" office:value-type="date" office:date-value="2026-02-01" calcext:value-type="date">
            <text:p>1</text:p>
          </table:table-cell>
          <table:table-cell table:style-name="ce60" table:number-matrix-columns-spanned="1" table:number-matrix-rows-spanned="29" table:formula="of:=IF([.M6:.M34]=&quot;&quot;;&quot;&quot;;IFERROR(VLOOKUP([.M6:.M34];[$'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6]=&quot;&quot;;&quot;&quot;;IFERROR(VLOOKUP([.M6];[$Lune.$A$1:.$B$1000];2;0);IF((WEEKDAY([.M6])=5)OR((WEEKDAY([.M6])=4)AND(NOT(ISERROR(MATCH([.M6]+1;[$Lune.$A$1:.$A$1000];0)))));ISOWEEKNUM([.M6]);&quot;&quot;)))" office:value-type="string" office:string-value="○" calcext:value-type="string">
            <text:p>○</text:p>
          </table:table-cell>
          <table:table-cell table:style-name="ce49" table:number-matrix-columns-spanned="1" table:number-matrix-rows-spanned="31" table:formula="of:=IF([.U6:.U36]=&quot;&quot;;&quot;&quot;;UPPER(LEFT(TEXT([.U6:.U36];&quot;NNN&quot;);1)))" office:value-type="string" office:string-value="D" calcext:value-type="string">
            <text:p>D</text:p>
          </table:table-cell>
          <table:table-cell table:style-name="ce55" table:formula="of:=DATE(YEAR([.M6]);MONTH([.M6])+1; 1)" office:value-type="date" office:date-value="2026-03-01" calcext:value-type="date">
            <text:p>1</text:p>
          </table:table-cell>
          <table:table-cell table:style-name="ce112" table:number-matrix-columns-spanned="1" table:number-matrix-rows-spanned="31" table:formula="of:=IF([.U6:.U36]=&quot;&quot;;&quot;&quot;;IFERROR(VLOOKUP([.U6:.U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6]=&quot;&quot;;&quot;&quot;;IFERROR(VLOOKUP([.U6];[$Lune.$A$1:.$B$1000];2;0);IF((WEEKDAY([.U6])=5)OR((WEEKDAY([.U6])=4)AND(NOT(ISERROR(MATCH([.U6]+1;[$Lune.$A$1:.$A$1000];0)))));ISOWEEKNUM([.U6]);&quot;&quot;)))">
            <text:p/>
          </table:table-cell>
          <table:table-cell table:style-name="ce49" table:number-matrix-columns-spanned="1" table:number-matrix-rows-spanned="31" table:formula="of:=IF([.AC6:.AC36]=&quot;&quot;;&quot;&quot;;UPPER(LEFT(TEXT([.AC6:.AC36];&quot;NNN&quot;);1)))" office:value-type="string" office:string-value="M" calcext:value-type="string">
            <text:p>M</text:p>
          </table:table-cell>
          <table:table-cell table:style-name="ce55" table:formula="of:=DATE(YEAR([.U6]);MONTH([.U6])+1; 1)" office:value-type="date" office:date-value="2026-04-01" calcext:value-type="date">
            <text:p>1</text:p>
          </table:table-cell>
          <table:table-cell table:style-name="ce60" table:number-matrix-columns-spanned="1" table:number-matrix-rows-spanned="31" table:formula="of:=IF([.AC6:.AC36]=&quot;&quot;;&quot;&quot;;IFERROR(VLOOKUP([.AC6:.AC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6]=&quot;&quot;;&quot;&quot;;IFERROR(VLOOKUP([.AC6];[$Lune.$A$1:.$B$1000];2;0);IF((WEEKDAY([.AC6])=5)OR((WEEKDAY([.AC6])=4)AND(NOT(ISERROR(MATCH([.AC6]+1;[$Lune.$A$1:.$A$1000];0)))));ISOWEEKNUM([.AC6]);&quot;&quot;)))" office:value-type="float" office:value="14" calcext:value-type="float">
            <text:p>14</text:p>
          </table:table-cell>
          <table:table-cell table:style-name="ce49" table:number-matrix-columns-spanned="1" table:number-matrix-rows-spanned="31" table:formula="of:=IF([.AK6:.AK36]=&quot;&quot;;&quot;&quot;;UPPER(LEFT(TEXT([.AK6:.AK36];&quot;NNN&quot;);1)))" office:value-type="string" office:string-value="V" calcext:value-type="string">
            <text:p>V</text:p>
          </table:table-cell>
          <table:table-cell table:style-name="ce55" table:formula="of:=DATE(YEAR([.AC6]);MONTH([.AC6])+1; 1)" office:value-type="date" office:date-value="2026-05-01" calcext:value-type="date">
            <text:p>1</text:p>
          </table:table-cell>
          <table:table-cell table:style-name="ce60" table:number-matrix-columns-spanned="1" table:number-matrix-rows-spanned="31" table:formula="of:=IF([.AK6:.AK36]=&quot;&quot;;&quot;&quot;;IFERROR(VLOOKUP([.AK6:.AK36];[$'Jours fériés'.$A$4:.$B$203];2;0);&quot; &quot;))" office:value-type="string" office:string-value="Fête du Travail" calcext:value-type="string">
            <text:p>Fête du Travail</text:p>
          </table:table-cell>
          <table:table-cell table:style-name="ce66"/>
          <table:table-cell table:style-name="ce70"/>
          <table:table-cell table:style-name="ce75"/>
          <table:table-cell table:style-name="ce79"/>
          <table:table-cell table:style-name="ce84" table:formula="of:=IF([.AK6]=&quot;&quot;;&quot;&quot;;IFERROR(VLOOKUP([.AK6];[$Lune.$A$1:.$B$1000];2;0);IF((WEEKDAY([.AK6])=5)OR((WEEKDAY([.AK6])=4)AND(NOT(ISERROR(MATCH([.AK6]+1;[$Lune.$A$1:.$A$1000];0)))));ISOWEEKNUM([.AK6]);&quot;&quot;)))" office:value-type="string" office:string-value="○" calcext:value-type="string">
            <text:p>○</text:p>
          </table:table-cell>
          <table:table-cell table:style-name="ce49" table:number-matrix-columns-spanned="1" table:number-matrix-rows-spanned="31" table:formula="of:=IF([.AS6:.AS36]=&quot;&quot;;&quot;&quot;;UPPER(LEFT(TEXT([.AS6:.AS36];&quot;NNN&quot;);1)))" office:value-type="string" office:string-value="L" calcext:value-type="string">
            <text:p>L</text:p>
          </table:table-cell>
          <table:table-cell table:style-name="ce55" table:formula="of:=DATE(YEAR([.AK6]);MONTH([.AK6])+1; 1)" office:value-type="date" office:date-value="2026-06-01" calcext:value-type="date">
            <text:p>1</text:p>
          </table:table-cell>
          <table:table-cell table:style-name="ce60" table:number-matrix-columns-spanned="1" table:number-matrix-rows-spanned="31" table:formula="of:=IF([.AS6:.AS36]=&quot;&quot;;&quot;&quot;;IFERROR(VLOOKUP([.AS6:.AS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6]=&quot;&quot;;&quot;&quot;;IFERROR(VLOOKUP([.AS6];[$Lune.$A$1:.$B$1000];2;0);IF((WEEKDAY([.AS6])=5)OR((WEEKDAY([.AS6])=4)AND(NOT(ISERROR(MATCH([.AS6]+1;[$Lune.$A$1:.$A$1000];0)))));ISOWEEKNUM([.AS6]);&quot;&quot;)))">
            <text:p/>
          </table:table-cell>
          <table:table-cell table:style-name="ce146" table:number-columns-repeated="2"/>
          <table:table-cell table:style-name="ce49" table:number-matrix-columns-spanned="1" table:number-matrix-rows-spanned="31" table:formula="of:=IF([.BC6:.BC36]=&quot;&quot;;&quot;&quot;;UPPER(LEFT(TEXT([.BC6:.BC36];&quot;NNN&quot;);1)))" office:value-type="string" office:string-value="M" calcext:value-type="string">
            <text:p>M</text:p>
          </table:table-cell>
          <table:table-cell table:style-name="ce55" table:formula="of:=DATE([.$G$1];7;1)" office:value-type="date" office:date-value="2026-07-01" calcext:value-type="date">
            <text:p>1</text:p>
          </table:table-cell>
          <table:table-cell table:style-name="ce60" table:number-matrix-columns-spanned="1" table:number-matrix-rows-spanned="31" table:formula="of:=IF([.BC6:.BC36]=&quot;&quot;;&quot;&quot;;IFERROR(VLOOKUP([.BC6:.BC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6]=&quot;&quot;;&quot;&quot;;IFERROR(VLOOKUP([.BC6];[$Lune.$A$1:.$B$1000];2;0);IF((WEEKDAY([.BC6])=5)OR((WEEKDAY([.BC6])=4)AND(NOT(ISERROR(MATCH([.BC6]+1;[$Lune.$A$1:.$A$1000];0)))));ISOWEEKNUM([.BC6]);&quot;&quot;)))">
            <text:p/>
          </table:table-cell>
          <table:table-cell table:style-name="ce49" table:number-matrix-columns-spanned="1" table:number-matrix-rows-spanned="31" table:formula="of:=IF([.BK6:.BK36]=&quot;&quot;;&quot;&quot;;UPPER(LEFT(TEXT([.BK6:.BK36];&quot;NNN&quot;);1)))" office:value-type="string" office:string-value="S" calcext:value-type="string">
            <text:p>S</text:p>
          </table:table-cell>
          <table:table-cell table:style-name="ce55" table:formula="of:=DATE(YEAR([.BC6]);MONTH([.BC6])+1; 1)" office:value-type="date" office:date-value="2026-08-01" calcext:value-type="date">
            <text:p>1</text:p>
          </table:table-cell>
          <table:table-cell table:style-name="ce60" table:number-matrix-columns-spanned="1" table:number-matrix-rows-spanned="31" table:formula="of:=IF([.BK6:.BK36]=&quot;&quot;;&quot;&quot;;IFERROR(VLOOKUP([.BK6:.BK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6]=&quot;&quot;;&quot;&quot;;IFERROR(VLOOKUP([.BK6];[$Lune.$A$1:.$B$1000];2;0);IF((WEEKDAY([.BK6])=5)OR((WEEKDAY([.BK6])=4)AND(NOT(ISERROR(MATCH([.BK6]+1;[$Lune.$A$1:.$A$1000];0)))));ISOWEEKNUM([.BK6]);&quot;&quot;)))">
            <text:p/>
          </table:table-cell>
          <table:table-cell table:style-name="ce49" table:number-matrix-columns-spanned="1" table:number-matrix-rows-spanned="31" table:formula="of:=IF([.BS6:.BS36]=&quot;&quot;;&quot;&quot;;UPPER(LEFT(TEXT([.BS6:.BS36];&quot;NNN&quot;);1)))" office:value-type="string" office:string-value="M" calcext:value-type="string">
            <text:p>M</text:p>
          </table:table-cell>
          <table:table-cell table:style-name="ce55" table:formula="of:=DATE(YEAR([.BK6]);MONTH([.BK6])+1; 1)" office:value-type="date" office:date-value="2026-09-01" calcext:value-type="date">
            <text:p>1</text:p>
          </table:table-cell>
          <table:table-cell table:style-name="ce60" table:number-matrix-columns-spanned="1" table:number-matrix-rows-spanned="31" table:formula="of:=IF([.BS6:.BS36]=&quot;&quot;;&quot;&quot;;IFERROR(VLOOKUP([.BS6:.BS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6]=&quot;&quot;;&quot;&quot;;IFERROR(VLOOKUP([.BS6];[$Lune.$A$1:.$B$1000];2;0);IF((WEEKDAY([.BS6])=5)OR((WEEKDAY([.BS6])=4)AND(NOT(ISERROR(MATCH([.BS6]+1;[$Lune.$A$1:.$A$1000];0)))));ISOWEEKNUM([.BS6]);&quot;&quot;)))">
            <text:p/>
          </table:table-cell>
          <table:table-cell table:style-name="ce49" table:number-matrix-columns-spanned="1" table:number-matrix-rows-spanned="31" table:formula="of:=IF([.CA6:.CA36]=&quot;&quot;;&quot;&quot;;UPPER(LEFT(TEXT([.CA6:.CA36];&quot;NNN&quot;);1)))" office:value-type="string" office:string-value="J" calcext:value-type="string">
            <text:p>J</text:p>
          </table:table-cell>
          <table:table-cell table:style-name="ce55" table:formula="of:=DATE(YEAR([.BS6]);MONTH([.BS6])+1; 1)" office:value-type="date" office:date-value="2026-10-01" calcext:value-type="date">
            <text:p>1</text:p>
          </table:table-cell>
          <table:table-cell table:style-name="ce60" table:number-matrix-columns-spanned="1" table:number-matrix-rows-spanned="31" table:formula="of:=IF([.CA6:.CA36]=&quot;&quot;;&quot;&quot;;IFERROR(VLOOKUP([.CA6:.CA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6]=&quot;&quot;;&quot;&quot;;IFERROR(VLOOKUP([.CA6];[$Lune.$A$1:.$B$1000];2;0);IF((WEEKDAY([.CA6])=5)OR((WEEKDAY([.CA6])=4)AND(NOT(ISERROR(MATCH([.CA6]+1;[$Lune.$A$1:.$A$1000];0)))));ISOWEEKNUM([.CA6]);&quot;&quot;)))" office:value-type="float" office:value="40" calcext:value-type="float">
            <text:p>40</text:p>
          </table:table-cell>
          <table:table-cell table:style-name="ce49" table:number-matrix-columns-spanned="1" table:number-matrix-rows-spanned="31" table:formula="of:=IF([.CI6:.CI36]=&quot;&quot;;&quot;&quot;;UPPER(LEFT(TEXT([.CI6:.CI36];&quot;NNN&quot;);1)))" office:value-type="string" office:string-value="D" calcext:value-type="string">
            <text:p>D</text:p>
          </table:table-cell>
          <table:table-cell table:style-name="ce55" table:formula="of:=DATE(YEAR([.CA6]);MONTH([.CA6])+1; 1)" office:value-type="date" office:date-value="2026-11-01" calcext:value-type="date">
            <text:p>1</text:p>
          </table:table-cell>
          <table:table-cell table:style-name="ce60" table:number-matrix-columns-spanned="1" table:number-matrix-rows-spanned="31" table:formula="of:=IF([.CI6:.CI36]=&quot;&quot;;&quot;&quot;;IFERROR(VLOOKUP([.CI6:.CI36];[$'Jours fériés'.$A$4:.$B$203];2;0);&quot; &quot;))" office:value-type="string" office:string-value="Toussaint" calcext:value-type="string">
            <text:p>Toussaint</text:p>
          </table:table-cell>
          <table:table-cell table:style-name="ce66"/>
          <table:table-cell table:style-name="ce70"/>
          <table:table-cell table:style-name="ce75"/>
          <table:table-cell table:style-name="ce79"/>
          <table:table-cell table:style-name="ce84" table:formula="of:=IF([.CI6]=&quot;&quot;;&quot;&quot;;IFERROR(VLOOKUP([.CI6];[$Lune.$A$1:.$B$1000];2;0);IF((WEEKDAY([.CI6])=5)OR((WEEKDAY([.CI6])=4)AND(NOT(ISERROR(MATCH([.CI6]+1;[$Lune.$A$1:.$A$1000];0)))));ISOWEEKNUM([.CI6]);&quot;&quot;)))" office:value-type="string" office:string-value="◑" calcext:value-type="string">
            <text:p>◑</text:p>
          </table:table-cell>
          <table:table-cell table:style-name="ce49" table:number-matrix-columns-spanned="1" table:number-matrix-rows-spanned="31" table:formula="of:=IF([.CQ6:.CQ36]=&quot;&quot;;&quot;&quot;;UPPER(LEFT(TEXT([.CQ6:.CQ36];&quot;NNN&quot;);1)))" office:value-type="string" office:string-value="M" calcext:value-type="string">
            <text:p>M</text:p>
          </table:table-cell>
          <table:table-cell table:style-name="ce55" table:formula="of:=DATE(YEAR([.CI6]);MONTH([.CI6])+1; 1)" office:value-type="date" office:date-value="2026-12-01" calcext:value-type="date">
            <text:p>1</text:p>
          </table:table-cell>
          <table:table-cell table:style-name="ce60" table:number-matrix-columns-spanned="1" table:number-matrix-rows-spanned="31" table:formula="of:=IF([.CQ6:.CQ36]=&quot;&quot;;&quot;&quot;;IFERROR(VLOOKUP([.CQ6:.CQ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6]=&quot;&quot;;&quot;&quot;;IFERROR(VLOOKUP([.CQ6];[$Lune.$A$1:.$B$1000];2;0);IF((WEEKDAY([.CQ6])=5)OR((WEEKDAY([.CQ6])=4)AND(NOT(ISERROR(MATCH([.CQ6]+1;[$Lune.$A$1:.$A$1000];0)))));ISOWEEKNUM([.CQ6]);&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6"/>
          <table:table-cell table:style-name="ce44" table:content-validation-name="val1" office:value-type="string" calcext:value-type="string">
            <text:p>Zone A : Besançon, Bordeaux, Clermont-Ferrand, Dijon, Grenoble, Limoges, Lyon, Poitiers</text:p>
          </table:table-cell>
          <table:table-cell table:style-name="ce43"/>
          <table:table-cell table:style-name="ce49" office:value-type="string" office:string-value="V" calcext:value-type="string">
            <text:p>V</text:p>
          </table:table-cell>
          <table:table-cell table:style-name="ce55" table:formula="of:=[.E6]+1" office:value-type="date" office:date-value="2026-01-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7]=&quot;&quot;;&quot;&quot;;IFERROR(VLOOKUP([.E7];[$Lune.$A$1:.$B$1000];2;0);IF((WEEKDAY([.E7])=5)OR((WEEKDAY([.E7])=4)AND(NOT(ISERROR(MATCH([.E7]+1;[$Lune.$A$1:.$A$1000];0)))));ISOWEEKNUM([.E7]);&quot;&quot;)))">
            <text:p/>
          </table:table-cell>
          <table:table-cell table:style-name="ce49" office:value-type="string" office:string-value="L" calcext:value-type="string">
            <text:p>L</text:p>
          </table:table-cell>
          <table:table-cell table:style-name="ce55" table:formula="of:=[.M6]+1" office:value-type="date" office:date-value="2026-02-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7]=&quot;&quot;;&quot;&quot;;IFERROR(VLOOKUP([.M7];[$Lune.$A$1:.$B$1000];2;0);IF((WEEKDAY([.M7])=5)OR((WEEKDAY([.M7])=4)AND(NOT(ISERROR(MATCH([.M7]+1;[$Lune.$A$1:.$A$1000];0)))));ISOWEEKNUM([.M7]);&quot;&quot;)))">
            <text:p/>
          </table:table-cell>
          <table:table-cell table:style-name="ce49" office:value-type="string" office:string-value="L" calcext:value-type="string">
            <text:p>L</text:p>
          </table:table-cell>
          <table:table-cell table:style-name="ce55" table:formula="of:=[.U6]+1" office:value-type="date" office:date-value="2026-03-02" calcext:value-type="date">
            <text:p>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7]=&quot;&quot;;&quot;&quot;;IFERROR(VLOOKUP([.U7];[$Lune.$A$1:.$B$1000];2;0);IF((WEEKDAY([.U7])=5)OR((WEEKDAY([.U7])=4)AND(NOT(ISERROR(MATCH([.U7]+1;[$Lune.$A$1:.$A$1000];0)))));ISOWEEKNUM([.U7]);&quot;&quot;)))">
            <text:p/>
          </table:table-cell>
          <table:table-cell table:style-name="ce49" office:value-type="string" office:string-value="J" calcext:value-type="string">
            <text:p>J</text:p>
          </table:table-cell>
          <table:table-cell table:style-name="ce55" table:formula="of:=[.AC6]+1" office:value-type="date" office:date-value="2026-04-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7]=&quot;&quot;;&quot;&quot;;IFERROR(VLOOKUP([.AC7];[$Lune.$A$1:.$B$1000];2;0);IF((WEEKDAY([.AC7])=5)OR((WEEKDAY([.AC7])=4)AND(NOT(ISERROR(MATCH([.AC7]+1;[$Lune.$A$1:.$A$1000];0)))));ISOWEEKNUM([.AC7]);&quot;&quot;)))" office:value-type="string" office:string-value="○" calcext:value-type="string">
            <text:p>○</text:p>
          </table:table-cell>
          <table:table-cell table:style-name="ce49" office:value-type="string" office:string-value="S" calcext:value-type="string">
            <text:p>S</text:p>
          </table:table-cell>
          <table:table-cell table:style-name="ce55" table:formula="of:=[.AK6]+1" office:value-type="date" office:date-value="2026-05-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7]=&quot;&quot;;&quot;&quot;;IFERROR(VLOOKUP([.AK7];[$Lune.$A$1:.$B$1000];2;0);IF((WEEKDAY([.AK7])=5)OR((WEEKDAY([.AK7])=4)AND(NOT(ISERROR(MATCH([.AK7]+1;[$Lune.$A$1:.$A$1000];0)))));ISOWEEKNUM([.AK7]);&quot;&quot;)))">
            <text:p/>
          </table:table-cell>
          <table:table-cell table:style-name="ce49" office:value-type="string" office:string-value="M" calcext:value-type="string">
            <text:p>M</text:p>
          </table:table-cell>
          <table:table-cell table:style-name="ce55" table:formula="of:=[.AS6]+1" office:value-type="date" office:date-value="2026-06-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7]=&quot;&quot;;&quot;&quot;;IFERROR(VLOOKUP([.AS7];[$Lune.$A$1:.$B$1000];2;0);IF((WEEKDAY([.AS7])=5)OR((WEEKDAY([.AS7])=4)AND(NOT(ISERROR(MATCH([.AS7]+1;[$Lune.$A$1:.$A$1000];0)))));ISOWEEKNUM([.AS7]);&quot;&quot;)))">
            <text:p/>
          </table:table-cell>
          <table:table-cell table:style-name="ce146" table:number-columns-repeated="2"/>
          <table:table-cell table:style-name="ce49" office:value-type="string" office:string-value="J" calcext:value-type="string">
            <text:p>J</text:p>
          </table:table-cell>
          <table:table-cell table:style-name="ce55" table:formula="of:=[.BC6]+1" office:value-type="date" office:date-value="2026-07-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7]=&quot;&quot;;&quot;&quot;;IFERROR(VLOOKUP([.BC7];[$Lune.$A$1:.$B$1000];2;0);IF((WEEKDAY([.BC7])=5)OR((WEEKDAY([.BC7])=4)AND(NOT(ISERROR(MATCH([.BC7]+1;[$Lune.$A$1:.$A$1000];0)))));ISOWEEKNUM([.BC7]);&quot;&quot;)))" office:value-type="float" office:value="27" calcext:value-type="float">
            <text:p>27</text:p>
          </table:table-cell>
          <table:table-cell table:style-name="ce49" office:value-type="string" office:string-value="D" calcext:value-type="string">
            <text:p>D</text:p>
          </table:table-cell>
          <table:table-cell table:style-name="ce55" table:formula="of:=[.BK6]+1" office:value-type="date" office:date-value="2026-08-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7]=&quot;&quot;;&quot;&quot;;IFERROR(VLOOKUP([.BK7];[$Lune.$A$1:.$B$1000];2;0);IF((WEEKDAY([.BK7])=5)OR((WEEKDAY([.BK7])=4)AND(NOT(ISERROR(MATCH([.BK7]+1;[$Lune.$A$1:.$A$1000];0)))));ISOWEEKNUM([.BK7]);&quot;&quot;)))">
            <text:p/>
          </table:table-cell>
          <table:table-cell table:style-name="ce49" office:value-type="string" office:string-value="M" calcext:value-type="string">
            <text:p>M</text:p>
          </table:table-cell>
          <table:table-cell table:style-name="ce55" table:formula="of:=[.BS6]+1" office:value-type="date" office:date-value="2026-09-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7]=&quot;&quot;;&quot;&quot;;IFERROR(VLOOKUP([.BS7];[$Lune.$A$1:.$B$1000];2;0);IF((WEEKDAY([.BS7])=5)OR((WEEKDAY([.BS7])=4)AND(NOT(ISERROR(MATCH([.BS7]+1;[$Lune.$A$1:.$A$1000];0)))));ISOWEEKNUM([.BS7]);&quot;&quot;)))">
            <text:p/>
          </table:table-cell>
          <table:table-cell table:style-name="ce49" office:value-type="string" office:string-value="V" calcext:value-type="string">
            <text:p>V</text:p>
          </table:table-cell>
          <table:table-cell table:style-name="ce55" table:formula="of:=[.CA6]+1" office:value-type="date" office:date-value="2026-10-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7]=&quot;&quot;;&quot;&quot;;IFERROR(VLOOKUP([.CA7];[$Lune.$A$1:.$B$1000];2;0);IF((WEEKDAY([.CA7])=5)OR((WEEKDAY([.CA7])=4)AND(NOT(ISERROR(MATCH([.CA7]+1;[$Lune.$A$1:.$A$1000];0)))));ISOWEEKNUM([.CA7]);&quot;&quot;)))">
            <text:p/>
          </table:table-cell>
          <table:table-cell table:style-name="ce49" office:value-type="string" office:string-value="L" calcext:value-type="string">
            <text:p>L</text:p>
          </table:table-cell>
          <table:table-cell table:style-name="ce55" table:formula="of:=[.CI6]+1" office:value-type="date" office:date-value="2026-11-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7]=&quot;&quot;;&quot;&quot;;IFERROR(VLOOKUP([.CI7];[$Lune.$A$1:.$B$1000];2;0);IF((WEEKDAY([.CI7])=5)OR((WEEKDAY([.CI7])=4)AND(NOT(ISERROR(MATCH([.CI7]+1;[$Lune.$A$1:.$A$1000];0)))));ISOWEEKNUM([.CI7]);&quot;&quot;)))">
            <text:p/>
          </table:table-cell>
          <table:table-cell table:style-name="ce49" office:value-type="string" office:string-value="M" calcext:value-type="string">
            <text:p>M</text:p>
          </table:table-cell>
          <table:table-cell table:style-name="ce55" table:formula="of:=[.CQ6]+1" office:value-type="date" office:date-value="2026-12-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7]=&quot;&quot;;&quot;&quot;;IFERROR(VLOOKUP([.CQ7];[$Lune.$A$1:.$B$1000];2;0);IF((WEEKDAY([.CQ7])=5)OR((WEEKDAY([.CQ7])=4)AND(NOT(ISERROR(MATCH([.CQ7]+1;[$Lune.$A$1:.$A$1000];0)))));ISOWEEKNUM([.CQ7]);&quot;&quot;)))">
            <text:p/>
          </table:table-cell>
          <table:table-cell table:style-name="ce39" table:number-columns-repeated="155"/>
          <table:table-cell table:style-name="ce148" table:number-columns-repeated="768"/>
        </table:table-row>
        <table:table-row table:style-name="ro16">
          <table:table-cell table:style-name="ce37"/>
          <table:table-cell table:style-name="ce44" table:content-validation-name="val1" office:value-type="string" calcext:value-type="string">
            <text:p>Zone B : Aix-Marseille, Amiens, Caen, Lille, Nancy-Metz, Nantes, Nice, Orléans-Tours, Reims, Rennes, Rouen, Strasbourg</text:p>
          </table:table-cell>
          <table:table-cell table:style-name="ce43"/>
          <table:table-cell table:style-name="ce49" office:value-type="string" office:string-value="S" calcext:value-type="string">
            <text:p>S</text:p>
          </table:table-cell>
          <table:table-cell table:style-name="ce55" table:formula="of:=[.E7]+1" office:value-type="date" office:date-value="2026-01-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8]=&quot;&quot;;&quot;&quot;;IFERROR(VLOOKUP([.E8];[$Lune.$A$1:.$B$1000];2;0);IF((WEEKDAY([.E8])=5)OR((WEEKDAY([.E8])=4)AND(NOT(ISERROR(MATCH([.E8]+1;[$Lune.$A$1:.$A$1000];0)))));ISOWEEKNUM([.E8]);&quot;&quot;)))" office:value-type="string" office:string-value="○" calcext:value-type="string">
            <text:p>○</text:p>
          </table:table-cell>
          <table:table-cell table:style-name="ce49" office:value-type="string" office:string-value="M" calcext:value-type="string">
            <text:p>M</text:p>
          </table:table-cell>
          <table:table-cell table:style-name="ce55" table:formula="of:=[.M7]+1" office:value-type="date" office:date-value="2026-02-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8]=&quot;&quot;;&quot;&quot;;IFERROR(VLOOKUP([.M8];[$Lune.$A$1:.$B$1000];2;0);IF((WEEKDAY([.M8])=5)OR((WEEKDAY([.M8])=4)AND(NOT(ISERROR(MATCH([.M8]+1;[$Lune.$A$1:.$A$1000];0)))));ISOWEEKNUM([.M8]);&quot;&quot;)))">
            <text:p/>
          </table:table-cell>
          <table:table-cell table:style-name="ce49" office:value-type="string" office:string-value="M" calcext:value-type="string">
            <text:p>M</text:p>
          </table:table-cell>
          <table:table-cell table:style-name="ce55" table:formula="of:=[.U7]+1" office:value-type="date" office:date-value="2026-03-03" calcext:value-type="date">
            <text:p>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8]=&quot;&quot;;&quot;&quot;;IFERROR(VLOOKUP([.U8];[$Lune.$A$1:.$B$1000];2;0);IF((WEEKDAY([.U8])=5)OR((WEEKDAY([.U8])=4)AND(NOT(ISERROR(MATCH([.U8]+1;[$Lune.$A$1:.$A$1000];0)))));ISOWEEKNUM([.U8]);&quot;&quot;)))" office:value-type="string" office:string-value="○" calcext:value-type="string">
            <text:p>○</text:p>
          </table:table-cell>
          <table:table-cell table:style-name="ce49" office:value-type="string" office:string-value="V" calcext:value-type="string">
            <text:p>V</text:p>
          </table:table-cell>
          <table:table-cell table:style-name="ce55" table:formula="of:=[.AC7]+1" office:value-type="date" office:date-value="2026-04-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8]=&quot;&quot;;&quot;&quot;;IFERROR(VLOOKUP([.AC8];[$Lune.$A$1:.$B$1000];2;0);IF((WEEKDAY([.AC8])=5)OR((WEEKDAY([.AC8])=4)AND(NOT(ISERROR(MATCH([.AC8]+1;[$Lune.$A$1:.$A$1000];0)))));ISOWEEKNUM([.AC8]);&quot;&quot;)))">
            <text:p/>
          </table:table-cell>
          <table:table-cell table:style-name="ce49" office:value-type="string" office:string-value="D" calcext:value-type="string">
            <text:p>D</text:p>
          </table:table-cell>
          <table:table-cell table:style-name="ce55" table:formula="of:=[.AK7]+1" office:value-type="date" office:date-value="2026-05-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8]=&quot;&quot;;&quot;&quot;;IFERROR(VLOOKUP([.AK8];[$Lune.$A$1:.$B$1000];2;0);IF((WEEKDAY([.AK8])=5)OR((WEEKDAY([.AK8])=4)AND(NOT(ISERROR(MATCH([.AK8]+1;[$Lune.$A$1:.$A$1000];0)))));ISOWEEKNUM([.AK8]);&quot;&quot;)))">
            <text:p/>
          </table:table-cell>
          <table:table-cell table:style-name="ce49" office:value-type="string" office:string-value="M" calcext:value-type="string">
            <text:p>M</text:p>
          </table:table-cell>
          <table:table-cell table:style-name="ce55" table:formula="of:=[.AS7]+1" office:value-type="date" office:date-value="2026-06-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8]=&quot;&quot;;&quot;&quot;;IFERROR(VLOOKUP([.AS8];[$Lune.$A$1:.$B$1000];2;0);IF((WEEKDAY([.AS8])=5)OR((WEEKDAY([.AS8])=4)AND(NOT(ISERROR(MATCH([.AS8]+1;[$Lune.$A$1:.$A$1000];0)))));ISOWEEKNUM([.AS8]);&quot;&quot;)))">
            <text:p/>
          </table:table-cell>
          <table:table-cell table:style-name="ce146" table:number-columns-repeated="2"/>
          <table:table-cell table:style-name="ce49" office:value-type="string" office:string-value="V" calcext:value-type="string">
            <text:p>V</text:p>
          </table:table-cell>
          <table:table-cell table:style-name="ce55" table:formula="of:=[.BC7]+1" office:value-type="date" office:date-value="2026-07-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8]=&quot;&quot;;&quot;&quot;;IFERROR(VLOOKUP([.BC8];[$Lune.$A$1:.$B$1000];2;0);IF((WEEKDAY([.BC8])=5)OR((WEEKDAY([.BC8])=4)AND(NOT(ISERROR(MATCH([.BC8]+1;[$Lune.$A$1:.$A$1000];0)))));ISOWEEKNUM([.BC8]);&quot;&quot;)))">
            <text:p/>
          </table:table-cell>
          <table:table-cell table:style-name="ce49" office:value-type="string" office:string-value="L" calcext:value-type="string">
            <text:p>L</text:p>
          </table:table-cell>
          <table:table-cell table:style-name="ce55" table:formula="of:=[.BK7]+1" office:value-type="date" office:date-value="2026-08-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8]=&quot;&quot;;&quot;&quot;;IFERROR(VLOOKUP([.BK8];[$Lune.$A$1:.$B$1000];2;0);IF((WEEKDAY([.BK8])=5)OR((WEEKDAY([.BK8])=4)AND(NOT(ISERROR(MATCH([.BK8]+1;[$Lune.$A$1:.$A$1000];0)))));ISOWEEKNUM([.BK8]);&quot;&quot;)))">
            <text:p/>
          </table:table-cell>
          <table:table-cell table:style-name="ce49" office:value-type="string" office:string-value="J" calcext:value-type="string">
            <text:p>J</text:p>
          </table:table-cell>
          <table:table-cell table:style-name="ce55" table:formula="of:=[.BS7]+1" office:value-type="date" office:date-value="2026-09-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8]=&quot;&quot;;&quot;&quot;;IFERROR(VLOOKUP([.BS8];[$Lune.$A$1:.$B$1000];2;0);IF((WEEKDAY([.BS8])=5)OR((WEEKDAY([.BS8])=4)AND(NOT(ISERROR(MATCH([.BS8]+1;[$Lune.$A$1:.$A$1000];0)))));ISOWEEKNUM([.BS8]);&quot;&quot;)))" office:value-type="float" office:value="36" calcext:value-type="float">
            <text:p>36</text:p>
          </table:table-cell>
          <table:table-cell table:style-name="ce49" office:value-type="string" office:string-value="S" calcext:value-type="string">
            <text:p>S</text:p>
          </table:table-cell>
          <table:table-cell table:style-name="ce55" table:formula="of:=[.CA7]+1" office:value-type="date" office:date-value="2026-10-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8]=&quot;&quot;;&quot;&quot;;IFERROR(VLOOKUP([.CA8];[$Lune.$A$1:.$B$1000];2;0);IF((WEEKDAY([.CA8])=5)OR((WEEKDAY([.CA8])=4)AND(NOT(ISERROR(MATCH([.CA8]+1;[$Lune.$A$1:.$A$1000];0)))));ISOWEEKNUM([.CA8]);&quot;&quot;)))" office:value-type="string" office:string-value="◑" calcext:value-type="string">
            <text:p>◑</text:p>
          </table:table-cell>
          <table:table-cell table:style-name="ce49" office:value-type="string" office:string-value="M" calcext:value-type="string">
            <text:p>M</text:p>
          </table:table-cell>
          <table:table-cell table:style-name="ce55" table:formula="of:=[.CI7]+1" office:value-type="date" office:date-value="2026-11-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8]=&quot;&quot;;&quot;&quot;;IFERROR(VLOOKUP([.CI8];[$Lune.$A$1:.$B$1000];2;0);IF((WEEKDAY([.CI8])=5)OR((WEEKDAY([.CI8])=4)AND(NOT(ISERROR(MATCH([.CI8]+1;[$Lune.$A$1:.$A$1000];0)))));ISOWEEKNUM([.CI8]);&quot;&quot;)))">
            <text:p/>
          </table:table-cell>
          <table:table-cell table:style-name="ce49" office:value-type="string" office:string-value="J" calcext:value-type="string">
            <text:p>J</text:p>
          </table:table-cell>
          <table:table-cell table:style-name="ce55" table:formula="of:=[.CQ7]+1" office:value-type="date" office:date-value="2026-12-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8]=&quot;&quot;;&quot;&quot;;IFERROR(VLOOKUP([.CQ8];[$Lune.$A$1:.$B$1000];2;0);IF((WEEKDAY([.CQ8])=5)OR((WEEKDAY([.CQ8])=4)AND(NOT(ISERROR(MATCH([.CQ8]+1;[$Lune.$A$1:.$A$1000];0)))));ISOWEEKNUM([.CQ8]);&quot;&quot;)))" office:value-type="float" office:value="49" calcext:value-type="float">
            <text:p>49</text:p>
          </table:table-cell>
          <table:table-cell table:style-name="ce39" table:number-columns-repeated="155"/>
          <table:table-cell table:style-name="ce148" table:number-columns-repeated="768"/>
        </table:table-row>
        <table:table-row table:style-name="ro16">
          <table:table-cell table:style-name="ce38"/>
          <table:table-cell table:style-name="ce44" table:content-validation-name="val1" office:value-type="string" calcext:value-type="string">
            <text:p>Zone C : Créteil, Montpellier, Paris, Toulouse, Versailles</text:p>
          </table:table-cell>
          <table:table-cell table:style-name="ce43"/>
          <table:table-cell table:style-name="ce49" office:value-type="string" office:string-value="D" calcext:value-type="string">
            <text:p>D</text:p>
          </table:table-cell>
          <table:table-cell table:style-name="ce55" table:formula="of:=[.E8]+1" office:value-type="date" office:date-value="2026-01-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9]=&quot;&quot;;&quot;&quot;;IFERROR(VLOOKUP([.E9];[$Lune.$A$1:.$B$1000];2;0);IF((WEEKDAY([.E9])=5)OR((WEEKDAY([.E9])=4)AND(NOT(ISERROR(MATCH([.E9]+1;[$Lune.$A$1:.$A$1000];0)))));ISOWEEKNUM([.E9]);&quot;&quot;)))">
            <text:p/>
          </table:table-cell>
          <table:table-cell table:style-name="ce49" office:value-type="string" office:string-value="M" calcext:value-type="string">
            <text:p>M</text:p>
          </table:table-cell>
          <table:table-cell table:style-name="ce55" table:formula="of:=[.M8]+1" office:value-type="date" office:date-value="2026-02-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9]=&quot;&quot;;&quot;&quot;;IFERROR(VLOOKUP([.M9];[$Lune.$A$1:.$B$1000];2;0);IF((WEEKDAY([.M9])=5)OR((WEEKDAY([.M9])=4)AND(NOT(ISERROR(MATCH([.M9]+1;[$Lune.$A$1:.$A$1000];0)))));ISOWEEKNUM([.M9]);&quot;&quot;)))">
            <text:p/>
          </table:table-cell>
          <table:table-cell table:style-name="ce49" office:value-type="string" office:string-value="M" calcext:value-type="string">
            <text:p>M</text:p>
          </table:table-cell>
          <table:table-cell table:style-name="ce55" table:formula="of:=[.U8]+1" office:value-type="date" office:date-value="2026-03-04" calcext:value-type="date">
            <text:p>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9]=&quot;&quot;;&quot;&quot;;IFERROR(VLOOKUP([.U9];[$Lune.$A$1:.$B$1000];2;0);IF((WEEKDAY([.U9])=5)OR((WEEKDAY([.U9])=4)AND(NOT(ISERROR(MATCH([.U9]+1;[$Lune.$A$1:.$A$1000];0)))));ISOWEEKNUM([.U9]);&quot;&quot;)))">
            <text:p/>
          </table:table-cell>
          <table:table-cell table:style-name="ce49" office:value-type="string" office:string-value="S" calcext:value-type="string">
            <text:p>S</text:p>
          </table:table-cell>
          <table:table-cell table:style-name="ce55" table:formula="of:=[.AC8]+1" office:value-type="date" office:date-value="2026-04-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9]=&quot;&quot;;&quot;&quot;;IFERROR(VLOOKUP([.AC9];[$Lune.$A$1:.$B$1000];2;0);IF((WEEKDAY([.AC9])=5)OR((WEEKDAY([.AC9])=4)AND(NOT(ISERROR(MATCH([.AC9]+1;[$Lune.$A$1:.$A$1000];0)))));ISOWEEKNUM([.AC9]);&quot;&quot;)))">
            <text:p/>
          </table:table-cell>
          <table:table-cell table:style-name="ce49" office:value-type="string" office:string-value="L" calcext:value-type="string">
            <text:p>L</text:p>
          </table:table-cell>
          <table:table-cell table:style-name="ce55" table:formula="of:=[.AK8]+1" office:value-type="date" office:date-value="2026-05-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9]=&quot;&quot;;&quot;&quot;;IFERROR(VLOOKUP([.AK9];[$Lune.$A$1:.$B$1000];2;0);IF((WEEKDAY([.AK9])=5)OR((WEEKDAY([.AK9])=4)AND(NOT(ISERROR(MATCH([.AK9]+1;[$Lune.$A$1:.$A$1000];0)))));ISOWEEKNUM([.AK9]);&quot;&quot;)))">
            <text:p/>
          </table:table-cell>
          <table:table-cell table:style-name="ce49" office:value-type="string" office:string-value="J" calcext:value-type="string">
            <text:p>J</text:p>
          </table:table-cell>
          <table:table-cell table:style-name="ce55" table:formula="of:=[.AS8]+1" office:value-type="date" office:date-value="2026-06-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9]=&quot;&quot;;&quot;&quot;;IFERROR(VLOOKUP([.AS9];[$Lune.$A$1:.$B$1000];2;0);IF((WEEKDAY([.AS9])=5)OR((WEEKDAY([.AS9])=4)AND(NOT(ISERROR(MATCH([.AS9]+1;[$Lune.$A$1:.$A$1000];0)))));ISOWEEKNUM([.AS9]);&quot;&quot;)))" office:value-type="float" office:value="23" calcext:value-type="float">
            <text:p>23</text:p>
          </table:table-cell>
          <table:table-cell table:style-name="ce146" table:number-columns-repeated="2"/>
          <table:table-cell table:style-name="ce49" office:value-type="string" office:string-value="S" calcext:value-type="string">
            <text:p>S</text:p>
          </table:table-cell>
          <table:table-cell table:style-name="ce55" table:formula="of:=[.BC8]+1" office:value-type="date" office:date-value="2026-07-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9]=&quot;&quot;;&quot;&quot;;IFERROR(VLOOKUP([.BC9];[$Lune.$A$1:.$B$1000];2;0);IF((WEEKDAY([.BC9])=5)OR((WEEKDAY([.BC9])=4)AND(NOT(ISERROR(MATCH([.BC9]+1;[$Lune.$A$1:.$A$1000];0)))));ISOWEEKNUM([.BC9]);&quot;&quot;)))">
            <text:p/>
          </table:table-cell>
          <table:table-cell table:style-name="ce49" office:value-type="string" office:string-value="M" calcext:value-type="string">
            <text:p>M</text:p>
          </table:table-cell>
          <table:table-cell table:style-name="ce55" table:formula="of:=[.BK8]+1" office:value-type="date" office:date-value="2026-08-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9]=&quot;&quot;;&quot;&quot;;IFERROR(VLOOKUP([.BK9];[$Lune.$A$1:.$B$1000];2;0);IF((WEEKDAY([.BK9])=5)OR((WEEKDAY([.BK9])=4)AND(NOT(ISERROR(MATCH([.BK9]+1;[$Lune.$A$1:.$A$1000];0)))));ISOWEEKNUM([.BK9]);&quot;&quot;)))">
            <text:p/>
          </table:table-cell>
          <table:table-cell table:style-name="ce49" office:value-type="string" office:string-value="V" calcext:value-type="string">
            <text:p>V</text:p>
          </table:table-cell>
          <table:table-cell table:style-name="ce55" table:formula="of:=[.BS8]+1" office:value-type="date" office:date-value="2026-09-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9]=&quot;&quot;;&quot;&quot;;IFERROR(VLOOKUP([.BS9];[$Lune.$A$1:.$B$1000];2;0);IF((WEEKDAY([.BS9])=5)OR((WEEKDAY([.BS9])=4)AND(NOT(ISERROR(MATCH([.BS9]+1;[$Lune.$A$1:.$A$1000];0)))));ISOWEEKNUM([.BS9]);&quot;&quot;)))" office:value-type="string" office:string-value="◑" calcext:value-type="string">
            <text:p>◑</text:p>
          </table:table-cell>
          <table:table-cell table:style-name="ce49" office:value-type="string" office:string-value="D" calcext:value-type="string">
            <text:p>D</text:p>
          </table:table-cell>
          <table:table-cell table:style-name="ce55" table:formula="of:=[.CA8]+1" office:value-type="date" office:date-value="2026-10-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9]=&quot;&quot;;&quot;&quot;;IFERROR(VLOOKUP([.CA9];[$Lune.$A$1:.$B$1000];2;0);IF((WEEKDAY([.CA9])=5)OR((WEEKDAY([.CA9])=4)AND(NOT(ISERROR(MATCH([.CA9]+1;[$Lune.$A$1:.$A$1000];0)))));ISOWEEKNUM([.CA9]);&quot;&quot;)))">
            <text:p/>
          </table:table-cell>
          <table:table-cell table:style-name="ce49" office:value-type="string" office:string-value="M" calcext:value-type="string">
            <text:p>M</text:p>
          </table:table-cell>
          <table:table-cell table:style-name="ce55" table:formula="of:=[.CI8]+1" office:value-type="date" office:date-value="2026-11-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9]=&quot;&quot;;&quot;&quot;;IFERROR(VLOOKUP([.CI9];[$Lune.$A$1:.$B$1000];2;0);IF((WEEKDAY([.CI9])=5)OR((WEEKDAY([.CI9])=4)AND(NOT(ISERROR(MATCH([.CI9]+1;[$Lune.$A$1:.$A$1000];0)))));ISOWEEKNUM([.CI9]);&quot;&quot;)))">
            <text:p/>
          </table:table-cell>
          <table:table-cell table:style-name="ce49" office:value-type="string" office:string-value="V" calcext:value-type="string">
            <text:p>V</text:p>
          </table:table-cell>
          <table:table-cell table:style-name="ce55" table:formula="of:=[.CQ8]+1" office:value-type="date" office:date-value="2026-12-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9]=&quot;&quot;;&quot;&quot;;IFERROR(VLOOKUP([.CQ9];[$Lune.$A$1:.$B$1000];2;0);IF((WEEKDAY([.CQ9])=5)OR((WEEKDAY([.CQ9])=4)AND(NOT(ISERROR(MATCH([.CQ9]+1;[$Lune.$A$1:.$A$1000];0)))));ISOWEEKNUM([.CQ9]);&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L" calcext:value-type="string">
            <text:p>L</text:p>
          </table:table-cell>
          <table:table-cell table:style-name="ce55" table:formula="of:=[.E9]+1" office:value-type="date" office:date-value="2026-01-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0]=&quot;&quot;;&quot;&quot;;IFERROR(VLOOKUP([.E10];[$Lune.$A$1:.$B$1000];2;0);IF((WEEKDAY([.E10])=5)OR((WEEKDAY([.E10])=4)AND(NOT(ISERROR(MATCH([.E10]+1;[$Lune.$A$1:.$A$1000];0)))));ISOWEEKNUM([.E10]);&quot;&quot;)))">
            <text:p/>
          </table:table-cell>
          <table:table-cell table:style-name="ce49" office:value-type="string" office:string-value="J" calcext:value-type="string">
            <text:p>J</text:p>
          </table:table-cell>
          <table:table-cell table:style-name="ce55" table:formula="of:=[.M9]+1" office:value-type="date" office:date-value="2026-02-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0]=&quot;&quot;;&quot;&quot;;IFERROR(VLOOKUP([.M10];[$Lune.$A$1:.$B$1000];2;0);IF((WEEKDAY([.M10])=5)OR((WEEKDAY([.M10])=4)AND(NOT(ISERROR(MATCH([.M10]+1;[$Lune.$A$1:.$A$1000];0)))));ISOWEEKNUM([.M10]);&quot;&quot;)))" office:value-type="float" office:value="6" calcext:value-type="float">
            <text:p>6</text:p>
          </table:table-cell>
          <table:table-cell table:style-name="ce49" office:value-type="string" office:string-value="J" calcext:value-type="string">
            <text:p>J</text:p>
          </table:table-cell>
          <table:table-cell table:style-name="ce55" table:formula="of:=[.U9]+1" office:value-type="date" office:date-value="2026-03-05" calcext:value-type="date">
            <text:p>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0]=&quot;&quot;;&quot;&quot;;IFERROR(VLOOKUP([.U10];[$Lune.$A$1:.$B$1000];2;0);IF((WEEKDAY([.U10])=5)OR((WEEKDAY([.U10])=4)AND(NOT(ISERROR(MATCH([.U10]+1;[$Lune.$A$1:.$A$1000];0)))));ISOWEEKNUM([.U10]);&quot;&quot;)))" office:value-type="float" office:value="10" calcext:value-type="float">
            <text:p>10</text:p>
          </table:table-cell>
          <table:table-cell table:style-name="ce49" office:value-type="string" office:string-value="D" calcext:value-type="string">
            <text:p>D</text:p>
          </table:table-cell>
          <table:table-cell table:style-name="ce55" table:formula="of:=[.AC9]+1" office:value-type="date" office:date-value="2026-04-05" calcext:value-type="date">
            <text:p>5</text:p>
          </table:table-cell>
          <table:table-cell table:style-name="ce60" office:value-type="string" office:string-value="Pâques" calcext:value-type="string">
            <text:p>Pâques</text:p>
          </table:table-cell>
          <table:table-cell table:style-name="ce66"/>
          <table:table-cell table:style-name="ce70"/>
          <table:table-cell table:style-name="ce75"/>
          <table:table-cell table:style-name="ce79"/>
          <table:table-cell table:style-name="ce84" table:formula="of:=IF([.AC10]=&quot;&quot;;&quot;&quot;;IFERROR(VLOOKUP([.AC10];[$Lune.$A$1:.$B$1000];2;0);IF((WEEKDAY([.AC10])=5)OR((WEEKDAY([.AC10])=4)AND(NOT(ISERROR(MATCH([.AC10]+1;[$Lune.$A$1:.$A$1000];0)))));ISOWEEKNUM([.AC10]);&quot;&quot;)))">
            <text:p/>
          </table:table-cell>
          <table:table-cell table:style-name="ce49" office:value-type="string" office:string-value="M" calcext:value-type="string">
            <text:p>M</text:p>
          </table:table-cell>
          <table:table-cell table:style-name="ce55" table:formula="of:=[.AK9]+1" office:value-type="date" office:date-value="2026-05-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0]=&quot;&quot;;&quot;&quot;;IFERROR(VLOOKUP([.AK10];[$Lune.$A$1:.$B$1000];2;0);IF((WEEKDAY([.AK10])=5)OR((WEEKDAY([.AK10])=4)AND(NOT(ISERROR(MATCH([.AK10]+1;[$Lune.$A$1:.$A$1000];0)))));ISOWEEKNUM([.AK10]);&quot;&quot;)))">
            <text:p/>
          </table:table-cell>
          <table:table-cell table:style-name="ce49" office:value-type="string" office:string-value="V" calcext:value-type="string">
            <text:p>V</text:p>
          </table:table-cell>
          <table:table-cell table:style-name="ce55" table:formula="of:=[.AS9]+1" office:value-type="date" office:date-value="2026-06-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0]=&quot;&quot;;&quot;&quot;;IFERROR(VLOOKUP([.AS10];[$Lune.$A$1:.$B$1000];2;0);IF((WEEKDAY([.AS10])=5)OR((WEEKDAY([.AS10])=4)AND(NOT(ISERROR(MATCH([.AS10]+1;[$Lune.$A$1:.$A$1000];0)))));ISOWEEKNUM([.AS10]);&quot;&quot;)))">
            <text:p/>
          </table:table-cell>
          <table:table-cell table:style-name="ce146" table:number-columns-repeated="2"/>
          <table:table-cell table:style-name="ce49" office:value-type="string" office:string-value="D" calcext:value-type="string">
            <text:p>D</text:p>
          </table:table-cell>
          <table:table-cell table:style-name="ce55" table:formula="of:=[.BC9]+1" office:value-type="date" office:date-value="2026-07-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0]=&quot;&quot;;&quot;&quot;;IFERROR(VLOOKUP([.BC10];[$Lune.$A$1:.$B$1000];2;0);IF((WEEKDAY([.BC10])=5)OR((WEEKDAY([.BC10])=4)AND(NOT(ISERROR(MATCH([.BC10]+1;[$Lune.$A$1:.$A$1000];0)))));ISOWEEKNUM([.BC10]);&quot;&quot;)))">
            <text:p/>
          </table:table-cell>
          <table:table-cell table:style-name="ce49" office:value-type="string" office:string-value="M" calcext:value-type="string">
            <text:p>M</text:p>
          </table:table-cell>
          <table:table-cell table:style-name="ce55" table:formula="of:=[.BK9]+1" office:value-type="date" office:date-value="2026-08-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0]=&quot;&quot;;&quot;&quot;;IFERROR(VLOOKUP([.BK10];[$Lune.$A$1:.$B$1000];2;0);IF((WEEKDAY([.BK10])=5)OR((WEEKDAY([.BK10])=4)AND(NOT(ISERROR(MATCH([.BK10]+1;[$Lune.$A$1:.$A$1000];0)))));ISOWEEKNUM([.BK10]);&quot;&quot;)))" office:value-type="float" office:value="32" calcext:value-type="float">
            <text:p>32</text:p>
          </table:table-cell>
          <table:table-cell table:style-name="ce49" office:value-type="string" office:string-value="S" calcext:value-type="string">
            <text:p>S</text:p>
          </table:table-cell>
          <table:table-cell table:style-name="ce55" table:formula="of:=[.BS9]+1" office:value-type="date" office:date-value="2026-09-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0]=&quot;&quot;;&quot;&quot;;IFERROR(VLOOKUP([.BS10];[$Lune.$A$1:.$B$1000];2;0);IF((WEEKDAY([.BS10])=5)OR((WEEKDAY([.BS10])=4)AND(NOT(ISERROR(MATCH([.BS10]+1;[$Lune.$A$1:.$A$1000];0)))));ISOWEEKNUM([.BS10]);&quot;&quot;)))">
            <text:p/>
          </table:table-cell>
          <table:table-cell table:style-name="ce49" office:value-type="string" office:string-value="L" calcext:value-type="string">
            <text:p>L</text:p>
          </table:table-cell>
          <table:table-cell table:style-name="ce55" table:formula="of:=[.CA9]+1" office:value-type="date" office:date-value="2026-10-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0]=&quot;&quot;;&quot;&quot;;IFERROR(VLOOKUP([.CA10];[$Lune.$A$1:.$B$1000];2;0);IF((WEEKDAY([.CA10])=5)OR((WEEKDAY([.CA10])=4)AND(NOT(ISERROR(MATCH([.CA10]+1;[$Lune.$A$1:.$A$1000];0)))));ISOWEEKNUM([.CA10]);&quot;&quot;)))">
            <text:p/>
          </table:table-cell>
          <table:table-cell table:style-name="ce49" office:value-type="string" office:string-value="J" calcext:value-type="string">
            <text:p>J</text:p>
          </table:table-cell>
          <table:table-cell table:style-name="ce55" table:formula="of:=[.CI9]+1" office:value-type="date" office:date-value="2026-11-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0]=&quot;&quot;;&quot;&quot;;IFERROR(VLOOKUP([.CI10];[$Lune.$A$1:.$B$1000];2;0);IF((WEEKDAY([.CI10])=5)OR((WEEKDAY([.CI10])=4)AND(NOT(ISERROR(MATCH([.CI10]+1;[$Lune.$A$1:.$A$1000];0)))));ISOWEEKNUM([.CI10]);&quot;&quot;)))" office:value-type="float" office:value="45" calcext:value-type="float">
            <text:p>45</text:p>
          </table:table-cell>
          <table:table-cell table:style-name="ce49" office:value-type="string" office:string-value="S" calcext:value-type="string">
            <text:p>S</text:p>
          </table:table-cell>
          <table:table-cell table:style-name="ce55" table:formula="of:=[.CQ9]+1" office:value-type="date" office:date-value="2026-12-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0]=&quot;&quot;;&quot;&quot;;IFERROR(VLOOKUP([.CQ10];[$Lune.$A$1:.$B$1000];2;0);IF((WEEKDAY([.CQ10])=5)OR((WEEKDAY([.CQ10])=4)AND(NOT(ISERROR(MATCH([.CQ10]+1;[$Lune.$A$1:.$A$1000];0)))));ISOWEEKNUM([.CQ10]);&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10]+1" office:value-type="date" office:date-value="2026-01-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1]=&quot;&quot;;&quot;&quot;;IFERROR(VLOOKUP([.E11];[$Lune.$A$1:.$B$1000];2;0);IF((WEEKDAY([.E11])=5)OR((WEEKDAY([.E11])=4)AND(NOT(ISERROR(MATCH([.E11]+1;[$Lune.$A$1:.$A$1000];0)))));ISOWEEKNUM([.E11]);&quot;&quot;)))">
            <text:p/>
          </table:table-cell>
          <table:table-cell table:style-name="ce49" office:value-type="string" office:string-value="V" calcext:value-type="string">
            <text:p>V</text:p>
          </table:table-cell>
          <table:table-cell table:style-name="ce55" table:formula="of:=[.M10]+1" office:value-type="date" office:date-value="2026-02-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1]=&quot;&quot;;&quot;&quot;;IFERROR(VLOOKUP([.M11];[$Lune.$A$1:.$B$1000];2;0);IF((WEEKDAY([.M11])=5)OR((WEEKDAY([.M11])=4)AND(NOT(ISERROR(MATCH([.M11]+1;[$Lune.$A$1:.$A$1000];0)))));ISOWEEKNUM([.M11]);&quot;&quot;)))">
            <text:p/>
          </table:table-cell>
          <table:table-cell table:style-name="ce49" office:value-type="string" office:string-value="V" calcext:value-type="string">
            <text:p>V</text:p>
          </table:table-cell>
          <table:table-cell table:style-name="ce55" table:formula="of:=[.U10]+1" office:value-type="date" office:date-value="2026-03-06" calcext:value-type="date">
            <text:p>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1]=&quot;&quot;;&quot;&quot;;IFERROR(VLOOKUP([.U11];[$Lune.$A$1:.$B$1000];2;0);IF((WEEKDAY([.U11])=5)OR((WEEKDAY([.U11])=4)AND(NOT(ISERROR(MATCH([.U11]+1;[$Lune.$A$1:.$A$1000];0)))));ISOWEEKNUM([.U11]);&quot;&quot;)))">
            <text:p/>
          </table:table-cell>
          <table:table-cell table:style-name="ce49" office:value-type="string" office:string-value="L" calcext:value-type="string">
            <text:p>L</text:p>
          </table:table-cell>
          <table:table-cell table:style-name="ce55" table:formula="of:=[.AC10]+1" office:value-type="date" office:date-value="2026-04-06" calcext:value-type="date">
            <text:p>6</text:p>
          </table:table-cell>
          <table:table-cell table:style-name="ce60" office:value-type="string" office:string-value=" " calcext:value-type="string">
            <text:p> </text:p>
          </table:table-cell>
          <table:table-cell table:style-name="ce66"/>
          <table:table-cell table:style-name="ce70"/>
          <table:table-cell table:style-name="ce75"/>
          <table:table-cell table:style-name="ce79"/>
          <table:table-cell table:style-name="ce84" table:formula="of:=IF([.AC11]=&quot;&quot;;&quot;&quot;;IFERROR(VLOOKUP([.AC11];[$Lune.$A$1:.$B$1000];2;0);IF((WEEKDAY([.AC11])=5)OR((WEEKDAY([.AC11])=4)AND(NOT(ISERROR(MATCH([.AC11]+1;[$Lune.$A$1:.$A$1000];0)))));ISOWEEKNUM([.AC11]);&quot;&quot;)))">
            <text:p/>
          </table:table-cell>
          <table:table-cell table:style-name="ce49" office:value-type="string" office:string-value="M" calcext:value-type="string">
            <text:p>M</text:p>
          </table:table-cell>
          <table:table-cell table:style-name="ce55" table:formula="of:=[.AK10]+1" office:value-type="date" office:date-value="2026-05-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1]=&quot;&quot;;&quot;&quot;;IFERROR(VLOOKUP([.AK11];[$Lune.$A$1:.$B$1000];2;0);IF((WEEKDAY([.AK11])=5)OR((WEEKDAY([.AK11])=4)AND(NOT(ISERROR(MATCH([.AK11]+1;[$Lune.$A$1:.$A$1000];0)))));ISOWEEKNUM([.AK11]);&quot;&quot;)))">
            <text:p/>
          </table:table-cell>
          <table:table-cell table:style-name="ce49" office:value-type="string" office:string-value="S" calcext:value-type="string">
            <text:p>S</text:p>
          </table:table-cell>
          <table:table-cell table:style-name="ce55" table:formula="of:=[.AS10]+1" office:value-type="date" office:date-value="2026-06-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1]=&quot;&quot;;&quot;&quot;;IFERROR(VLOOKUP([.AS11];[$Lune.$A$1:.$B$1000];2;0);IF((WEEKDAY([.AS11])=5)OR((WEEKDAY([.AS11])=4)AND(NOT(ISERROR(MATCH([.AS11]+1;[$Lune.$A$1:.$A$1000];0)))));ISOWEEKNUM([.AS11]);&quot;&quot;)))">
            <text:p/>
          </table:table-cell>
          <table:table-cell table:style-name="ce146" table:number-columns-repeated="2"/>
          <table:table-cell table:style-name="ce49" office:value-type="string" office:string-value="L" calcext:value-type="string">
            <text:p>L</text:p>
          </table:table-cell>
          <table:table-cell table:style-name="ce55" table:formula="of:=[.BC10]+1" office:value-type="date" office:date-value="2026-07-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1]=&quot;&quot;;&quot;&quot;;IFERROR(VLOOKUP([.BC11];[$Lune.$A$1:.$B$1000];2;0);IF((WEEKDAY([.BC11])=5)OR((WEEKDAY([.BC11])=4)AND(NOT(ISERROR(MATCH([.BC11]+1;[$Lune.$A$1:.$A$1000];0)))));ISOWEEKNUM([.BC11]);&quot;&quot;)))">
            <text:p/>
          </table:table-cell>
          <table:table-cell table:style-name="ce49" office:value-type="string" office:string-value="J" calcext:value-type="string">
            <text:p>J</text:p>
          </table:table-cell>
          <table:table-cell table:style-name="ce55" table:formula="of:=[.BK10]+1" office:value-type="date" office:date-value="2026-08-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1]=&quot;&quot;;&quot;&quot;;IFERROR(VLOOKUP([.BK11];[$Lune.$A$1:.$B$1000];2;0);IF((WEEKDAY([.BK11])=5)OR((WEEKDAY([.BK11])=4)AND(NOT(ISERROR(MATCH([.BK11]+1;[$Lune.$A$1:.$A$1000];0)))));ISOWEEKNUM([.BK11]);&quot;&quot;)))" office:value-type="string" office:string-value="◑" calcext:value-type="string">
            <text:p>◑</text:p>
          </table:table-cell>
          <table:table-cell table:style-name="ce49" office:value-type="string" office:string-value="D" calcext:value-type="string">
            <text:p>D</text:p>
          </table:table-cell>
          <table:table-cell table:style-name="ce55" table:formula="of:=[.BS10]+1" office:value-type="date" office:date-value="2026-09-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1]=&quot;&quot;;&quot;&quot;;IFERROR(VLOOKUP([.BS11];[$Lune.$A$1:.$B$1000];2;0);IF((WEEKDAY([.BS11])=5)OR((WEEKDAY([.BS11])=4)AND(NOT(ISERROR(MATCH([.BS11]+1;[$Lune.$A$1:.$A$1000];0)))));ISOWEEKNUM([.BS11]);&quot;&quot;)))">
            <text:p/>
          </table:table-cell>
          <table:table-cell table:style-name="ce49" office:value-type="string" office:string-value="M" calcext:value-type="string">
            <text:p>M</text:p>
          </table:table-cell>
          <table:table-cell table:style-name="ce55" table:formula="of:=[.CA10]+1" office:value-type="date" office:date-value="2026-10-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1]=&quot;&quot;;&quot;&quot;;IFERROR(VLOOKUP([.CA11];[$Lune.$A$1:.$B$1000];2;0);IF((WEEKDAY([.CA11])=5)OR((WEEKDAY([.CA11])=4)AND(NOT(ISERROR(MATCH([.CA11]+1;[$Lune.$A$1:.$A$1000];0)))));ISOWEEKNUM([.CA11]);&quot;&quot;)))">
            <text:p/>
          </table:table-cell>
          <table:table-cell table:style-name="ce49" office:value-type="string" office:string-value="V" calcext:value-type="string">
            <text:p>V</text:p>
          </table:table-cell>
          <table:table-cell table:style-name="ce55" table:formula="of:=[.CI10]+1" office:value-type="date" office:date-value="2026-11-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1]=&quot;&quot;;&quot;&quot;;IFERROR(VLOOKUP([.CI11];[$Lune.$A$1:.$B$1000];2;0);IF((WEEKDAY([.CI11])=5)OR((WEEKDAY([.CI11])=4)AND(NOT(ISERROR(MATCH([.CI11]+1;[$Lune.$A$1:.$A$1000];0)))));ISOWEEKNUM([.CI11]);&quot;&quot;)))">
            <text:p/>
          </table:table-cell>
          <table:table-cell table:style-name="ce49" office:value-type="string" office:string-value="D" calcext:value-type="string">
            <text:p>D</text:p>
          </table:table-cell>
          <table:table-cell table:style-name="ce55" table:formula="of:=[.CQ10]+1" office:value-type="date" office:date-value="2026-12-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1]=&quot;&quot;;&quot;&quot;;IFERROR(VLOOKUP([.CQ11];[$Lune.$A$1:.$B$1000];2;0);IF((WEEKDAY([.CQ11])=5)OR((WEEKDAY([.CQ11])=4)AND(NOT(ISERROR(MATCH([.CQ11]+1;[$Lune.$A$1:.$A$1000];0)))));ISOWEEKNUM([.CQ11]);&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11]+1" office:value-type="date" office:date-value="2026-01-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2]=&quot;&quot;;&quot;&quot;;IFERROR(VLOOKUP([.E12];[$Lune.$A$1:.$B$1000];2;0);IF((WEEKDAY([.E12])=5)OR((WEEKDAY([.E12])=4)AND(NOT(ISERROR(MATCH([.E12]+1;[$Lune.$A$1:.$A$1000];0)))));ISOWEEKNUM([.E12]);&quot;&quot;)))">
            <text:p/>
          </table:table-cell>
          <table:table-cell table:style-name="ce49" office:value-type="string" office:string-value="S" calcext:value-type="string">
            <text:p>S</text:p>
          </table:table-cell>
          <table:table-cell table:style-name="ce55" table:formula="of:=[.M11]+1" office:value-type="date" office:date-value="2026-02-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2]=&quot;&quot;;&quot;&quot;;IFERROR(VLOOKUP([.M12];[$Lune.$A$1:.$B$1000];2;0);IF((WEEKDAY([.M12])=5)OR((WEEKDAY([.M12])=4)AND(NOT(ISERROR(MATCH([.M12]+1;[$Lune.$A$1:.$A$1000];0)))));ISOWEEKNUM([.M12]);&quot;&quot;)))">
            <text:p/>
          </table:table-cell>
          <table:table-cell table:style-name="ce49" office:value-type="string" office:string-value="S" calcext:value-type="string">
            <text:p>S</text:p>
          </table:table-cell>
          <table:table-cell table:style-name="ce55" table:formula="of:=[.U11]+1" office:value-type="date" office:date-value="2026-03-07" calcext:value-type="date">
            <text:p>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2]=&quot;&quot;;&quot;&quot;;IFERROR(VLOOKUP([.U12];[$Lune.$A$1:.$B$1000];2;0);IF((WEEKDAY([.U12])=5)OR((WEEKDAY([.U12])=4)AND(NOT(ISERROR(MATCH([.U12]+1;[$Lune.$A$1:.$A$1000];0)))));ISOWEEKNUM([.U12]);&quot;&quot;)))">
            <text:p/>
          </table:table-cell>
          <table:table-cell table:style-name="ce49" office:value-type="string" office:string-value="M" calcext:value-type="string">
            <text:p>M</text:p>
          </table:table-cell>
          <table:table-cell table:style-name="ce55" table:formula="of:=[.AC11]+1" office:value-type="date" office:date-value="2026-04-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2]=&quot;&quot;;&quot;&quot;;IFERROR(VLOOKUP([.AC12];[$Lune.$A$1:.$B$1000];2;0);IF((WEEKDAY([.AC12])=5)OR((WEEKDAY([.AC12])=4)AND(NOT(ISERROR(MATCH([.AC12]+1;[$Lune.$A$1:.$A$1000];0)))));ISOWEEKNUM([.AC12]);&quot;&quot;)))">
            <text:p/>
          </table:table-cell>
          <table:table-cell table:style-name="ce49" office:value-type="string" office:string-value="J" calcext:value-type="string">
            <text:p>J</text:p>
          </table:table-cell>
          <table:table-cell table:style-name="ce55" table:formula="of:=[.AK11]+1" office:value-type="date" office:date-value="2026-05-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2]=&quot;&quot;;&quot;&quot;;IFERROR(VLOOKUP([.AK12];[$Lune.$A$1:.$B$1000];2;0);IF((WEEKDAY([.AK12])=5)OR((WEEKDAY([.AK12])=4)AND(NOT(ISERROR(MATCH([.AK12]+1;[$Lune.$A$1:.$A$1000];0)))));ISOWEEKNUM([.AK12]);&quot;&quot;)))" office:value-type="float" office:value="19" calcext:value-type="float">
            <text:p>19</text:p>
          </table:table-cell>
          <table:table-cell table:style-name="ce49" office:value-type="string" office:string-value="D" calcext:value-type="string">
            <text:p>D</text:p>
          </table:table-cell>
          <table:table-cell table:style-name="ce55" table:formula="of:=[.AS11]+1" office:value-type="date" office:date-value="2026-06-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2]=&quot;&quot;;&quot;&quot;;IFERROR(VLOOKUP([.AS12];[$Lune.$A$1:.$B$1000];2;0);IF((WEEKDAY([.AS12])=5)OR((WEEKDAY([.AS12])=4)AND(NOT(ISERROR(MATCH([.AS12]+1;[$Lune.$A$1:.$A$1000];0)))));ISOWEEKNUM([.AS12]);&quot;&quot;)))">
            <text:p/>
          </table:table-cell>
          <table:table-cell table:style-name="ce146" table:number-columns-repeated="2"/>
          <table:table-cell table:style-name="ce49" office:value-type="string" office:string-value="M" calcext:value-type="string">
            <text:p>M</text:p>
          </table:table-cell>
          <table:table-cell table:style-name="ce55" table:formula="of:=[.BC11]+1" office:value-type="date" office:date-value="2026-07-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2]=&quot;&quot;;&quot;&quot;;IFERROR(VLOOKUP([.BC12];[$Lune.$A$1:.$B$1000];2;0);IF((WEEKDAY([.BC12])=5)OR((WEEKDAY([.BC12])=4)AND(NOT(ISERROR(MATCH([.BC12]+1;[$Lune.$A$1:.$A$1000];0)))));ISOWEEKNUM([.BC12]);&quot;&quot;)))" office:value-type="string" office:string-value="◑" calcext:value-type="string">
            <text:p>◑</text:p>
          </table:table-cell>
          <table:table-cell table:style-name="ce49" office:value-type="string" office:string-value="V" calcext:value-type="string">
            <text:p>V</text:p>
          </table:table-cell>
          <table:table-cell table:style-name="ce55" table:formula="of:=[.BK11]+1" office:value-type="date" office:date-value="2026-08-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2]=&quot;&quot;;&quot;&quot;;IFERROR(VLOOKUP([.BK12];[$Lune.$A$1:.$B$1000];2;0);IF((WEEKDAY([.BK12])=5)OR((WEEKDAY([.BK12])=4)AND(NOT(ISERROR(MATCH([.BK12]+1;[$Lune.$A$1:.$A$1000];0)))));ISOWEEKNUM([.BK12]);&quot;&quot;)))">
            <text:p/>
          </table:table-cell>
          <table:table-cell table:style-name="ce49" office:value-type="string" office:string-value="L" calcext:value-type="string">
            <text:p>L</text:p>
          </table:table-cell>
          <table:table-cell table:style-name="ce55" table:formula="of:=[.BS11]+1" office:value-type="date" office:date-value="2026-09-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2]=&quot;&quot;;&quot;&quot;;IFERROR(VLOOKUP([.BS12];[$Lune.$A$1:.$B$1000];2;0);IF((WEEKDAY([.BS12])=5)OR((WEEKDAY([.BS12])=4)AND(NOT(ISERROR(MATCH([.BS12]+1;[$Lune.$A$1:.$A$1000];0)))));ISOWEEKNUM([.BS12]);&quot;&quot;)))">
            <text:p/>
          </table:table-cell>
          <table:table-cell table:style-name="ce49" office:value-type="string" office:string-value="M" calcext:value-type="string">
            <text:p>M</text:p>
          </table:table-cell>
          <table:table-cell table:style-name="ce55" table:formula="of:=[.CA11]+1" office:value-type="date" office:date-value="2026-10-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2]=&quot;&quot;;&quot;&quot;;IFERROR(VLOOKUP([.CA12];[$Lune.$A$1:.$B$1000];2;0);IF((WEEKDAY([.CA12])=5)OR((WEEKDAY([.CA12])=4)AND(NOT(ISERROR(MATCH([.CA12]+1;[$Lune.$A$1:.$A$1000];0)))));ISOWEEKNUM([.CA12]);&quot;&quot;)))">
            <text:p/>
          </table:table-cell>
          <table:table-cell table:style-name="ce49" office:value-type="string" office:string-value="S" calcext:value-type="string">
            <text:p>S</text:p>
          </table:table-cell>
          <table:table-cell table:style-name="ce55" table:formula="of:=[.CI11]+1" office:value-type="date" office:date-value="2026-11-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2]=&quot;&quot;;&quot;&quot;;IFERROR(VLOOKUP([.CI12];[$Lune.$A$1:.$B$1000];2;0);IF((WEEKDAY([.CI12])=5)OR((WEEKDAY([.CI12])=4)AND(NOT(ISERROR(MATCH([.CI12]+1;[$Lune.$A$1:.$A$1000];0)))));ISOWEEKNUM([.CI12]);&quot;&quot;)))">
            <text:p/>
          </table:table-cell>
          <table:table-cell table:style-name="ce49" office:value-type="string" office:string-value="L" calcext:value-type="string">
            <text:p>L</text:p>
          </table:table-cell>
          <table:table-cell table:style-name="ce55" table:formula="of:=[.CQ11]+1" office:value-type="date" office:date-value="2026-12-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2]=&quot;&quot;;&quot;&quot;;IFERROR(VLOOKUP([.CQ12];[$Lune.$A$1:.$B$1000];2;0);IF((WEEKDAY([.CQ12])=5)OR((WEEKDAY([.CQ12])=4)AND(NOT(ISERROR(MATCH([.CQ12]+1;[$Lune.$A$1:.$A$1000];0)))));ISOWEEKNUM([.CQ12]);&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J" calcext:value-type="string">
            <text:p>J</text:p>
          </table:table-cell>
          <table:table-cell table:style-name="ce55" table:formula="of:=[.E12]+1" office:value-type="date" office:date-value="2026-01-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3]=&quot;&quot;;&quot;&quot;;IFERROR(VLOOKUP([.E13];[$Lune.$A$1:.$B$1000];2;0);IF((WEEKDAY([.E13])=5)OR((WEEKDAY([.E13])=4)AND(NOT(ISERROR(MATCH([.E13]+1;[$Lune.$A$1:.$A$1000];0)))));ISOWEEKNUM([.E13]);&quot;&quot;)))" office:value-type="float" office:value="2" calcext:value-type="float">
            <text:p>2</text:p>
          </table:table-cell>
          <table:table-cell table:style-name="ce49" office:value-type="string" office:string-value="D" calcext:value-type="string">
            <text:p>D</text:p>
          </table:table-cell>
          <table:table-cell table:style-name="ce55" table:formula="of:=[.M12]+1" office:value-type="date" office:date-value="2026-02-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3]=&quot;&quot;;&quot;&quot;;IFERROR(VLOOKUP([.M13];[$Lune.$A$1:.$B$1000];2;0);IF((WEEKDAY([.M13])=5)OR((WEEKDAY([.M13])=4)AND(NOT(ISERROR(MATCH([.M13]+1;[$Lune.$A$1:.$A$1000];0)))));ISOWEEKNUM([.M13]);&quot;&quot;)))">
            <text:p/>
          </table:table-cell>
          <table:table-cell table:style-name="ce49" office:value-type="string" office:string-value="D" calcext:value-type="string">
            <text:p>D</text:p>
          </table:table-cell>
          <table:table-cell table:style-name="ce55" table:formula="of:=[.U12]+1" office:value-type="date" office:date-value="2026-03-08" calcext:value-type="date">
            <text:p>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3]=&quot;&quot;;&quot;&quot;;IFERROR(VLOOKUP([.U13];[$Lune.$A$1:.$B$1000];2;0);IF((WEEKDAY([.U13])=5)OR((WEEKDAY([.U13])=4)AND(NOT(ISERROR(MATCH([.U13]+1;[$Lune.$A$1:.$A$1000];0)))));ISOWEEKNUM([.U13]);&quot;&quot;)))">
            <text:p/>
          </table:table-cell>
          <table:table-cell table:style-name="ce49" office:value-type="string" office:string-value="M" calcext:value-type="string">
            <text:p>M</text:p>
          </table:table-cell>
          <table:table-cell table:style-name="ce55" table:formula="of:=[.AC12]+1" office:value-type="date" office:date-value="2026-04-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3]=&quot;&quot;;&quot;&quot;;IFERROR(VLOOKUP([.AC13];[$Lune.$A$1:.$B$1000];2;0);IF((WEEKDAY([.AC13])=5)OR((WEEKDAY([.AC13])=4)AND(NOT(ISERROR(MATCH([.AC13]+1;[$Lune.$A$1:.$A$1000];0)))));ISOWEEKNUM([.AC13]);&quot;&quot;)))">
            <text:p/>
          </table:table-cell>
          <table:table-cell table:style-name="ce49" office:value-type="string" office:string-value="V" calcext:value-type="string">
            <text:p>V</text:p>
          </table:table-cell>
          <table:table-cell table:style-name="ce55" table:formula="of:=[.AK12]+1" office:value-type="date" office:date-value="2026-05-08" calcext:value-type="date">
            <text:p>8</text:p>
          </table:table-cell>
          <table:table-cell table:style-name="ce60" office:value-type="string" office:string-value="Victoire 1945" calcext:value-type="string">
            <text:p>Victoire 1945</text:p>
          </table:table-cell>
          <table:table-cell table:style-name="ce66"/>
          <table:table-cell table:style-name="ce70"/>
          <table:table-cell table:style-name="ce75"/>
          <table:table-cell table:style-name="ce79"/>
          <table:table-cell table:style-name="ce84" table:formula="of:=IF([.AK13]=&quot;&quot;;&quot;&quot;;IFERROR(VLOOKUP([.AK13];[$Lune.$A$1:.$B$1000];2;0);IF((WEEKDAY([.AK13])=5)OR((WEEKDAY([.AK13])=4)AND(NOT(ISERROR(MATCH([.AK13]+1;[$Lune.$A$1:.$A$1000];0)))));ISOWEEKNUM([.AK13]);&quot;&quot;)))">
            <text:p/>
          </table:table-cell>
          <table:table-cell table:style-name="ce49" office:value-type="string" office:string-value="L" calcext:value-type="string">
            <text:p>L</text:p>
          </table:table-cell>
          <table:table-cell table:style-name="ce55" table:formula="of:=[.AS12]+1" office:value-type="date" office:date-value="2026-06-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3]=&quot;&quot;;&quot;&quot;;IFERROR(VLOOKUP([.AS13];[$Lune.$A$1:.$B$1000];2;0);IF((WEEKDAY([.AS13])=5)OR((WEEKDAY([.AS13])=4)AND(NOT(ISERROR(MATCH([.AS13]+1;[$Lune.$A$1:.$A$1000];0)))));ISOWEEKNUM([.AS13]);&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12]+1" office:value-type="date" office:date-value="2026-07-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3]=&quot;&quot;;&quot;&quot;;IFERROR(VLOOKUP([.BC13];[$Lune.$A$1:.$B$1000];2;0);IF((WEEKDAY([.BC13])=5)OR((WEEKDAY([.BC13])=4)AND(NOT(ISERROR(MATCH([.BC13]+1;[$Lune.$A$1:.$A$1000];0)))));ISOWEEKNUM([.BC13]);&quot;&quot;)))">
            <text:p/>
          </table:table-cell>
          <table:table-cell table:style-name="ce49" office:value-type="string" office:string-value="S" calcext:value-type="string">
            <text:p>S</text:p>
          </table:table-cell>
          <table:table-cell table:style-name="ce55" table:formula="of:=[.BK12]+1" office:value-type="date" office:date-value="2026-08-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3]=&quot;&quot;;&quot;&quot;;IFERROR(VLOOKUP([.BK13];[$Lune.$A$1:.$B$1000];2;0);IF((WEEKDAY([.BK13])=5)OR((WEEKDAY([.BK13])=4)AND(NOT(ISERROR(MATCH([.BK13]+1;[$Lune.$A$1:.$A$1000];0)))));ISOWEEKNUM([.BK13]);&quot;&quot;)))">
            <text:p/>
          </table:table-cell>
          <table:table-cell table:style-name="ce49" office:value-type="string" office:string-value="M" calcext:value-type="string">
            <text:p>M</text:p>
          </table:table-cell>
          <table:table-cell table:style-name="ce55" table:formula="of:=[.BS12]+1" office:value-type="date" office:date-value="2026-09-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3]=&quot;&quot;;&quot;&quot;;IFERROR(VLOOKUP([.BS13];[$Lune.$A$1:.$B$1000];2;0);IF((WEEKDAY([.BS13])=5)OR((WEEKDAY([.BS13])=4)AND(NOT(ISERROR(MATCH([.BS13]+1;[$Lune.$A$1:.$A$1000];0)))));ISOWEEKNUM([.BS13]);&quot;&quot;)))">
            <text:p/>
          </table:table-cell>
          <table:table-cell table:style-name="ce49" office:value-type="string" office:string-value="J" calcext:value-type="string">
            <text:p>J</text:p>
          </table:table-cell>
          <table:table-cell table:style-name="ce55" table:formula="of:=[.CA12]+1" office:value-type="date" office:date-value="2026-10-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3]=&quot;&quot;;&quot;&quot;;IFERROR(VLOOKUP([.CA13];[$Lune.$A$1:.$B$1000];2;0);IF((WEEKDAY([.CA13])=5)OR((WEEKDAY([.CA13])=4)AND(NOT(ISERROR(MATCH([.CA13]+1;[$Lune.$A$1:.$A$1000];0)))));ISOWEEKNUM([.CA13]);&quot;&quot;)))" office:value-type="float" office:value="41" calcext:value-type="float">
            <text:p>41</text:p>
          </table:table-cell>
          <table:table-cell table:style-name="ce49" office:value-type="string" office:string-value="D" calcext:value-type="string">
            <text:p>D</text:p>
          </table:table-cell>
          <table:table-cell table:style-name="ce55" table:formula="of:=[.CI12]+1" office:value-type="date" office:date-value="2026-11-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3]=&quot;&quot;;&quot;&quot;;IFERROR(VLOOKUP([.CI13];[$Lune.$A$1:.$B$1000];2;0);IF((WEEKDAY([.CI13])=5)OR((WEEKDAY([.CI13])=4)AND(NOT(ISERROR(MATCH([.CI13]+1;[$Lune.$A$1:.$A$1000];0)))));ISOWEEKNUM([.CI13]);&quot;&quot;)))">
            <text:p/>
          </table:table-cell>
          <table:table-cell table:style-name="ce49" office:value-type="string" office:string-value="M" calcext:value-type="string">
            <text:p>M</text:p>
          </table:table-cell>
          <table:table-cell table:style-name="ce55" table:formula="of:=[.CQ12]+1" office:value-type="date" office:date-value="2026-12-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3]=&quot;&quot;;&quot;&quot;;IFERROR(VLOOKUP([.CQ13];[$Lune.$A$1:.$B$1000];2;0);IF((WEEKDAY([.CQ13])=5)OR((WEEKDAY([.CQ13])=4)AND(NOT(ISERROR(MATCH([.CQ13]+1;[$Lune.$A$1:.$A$1000];0)))));ISOWEEKNUM([.CQ13]);&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V" calcext:value-type="string">
            <text:p>V</text:p>
          </table:table-cell>
          <table:table-cell table:style-name="ce55" table:formula="of:=[.E13]+1" office:value-type="date" office:date-value="2026-01-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4]=&quot;&quot;;&quot;&quot;;IFERROR(VLOOKUP([.E14];[$Lune.$A$1:.$B$1000];2;0);IF((WEEKDAY([.E14])=5)OR((WEEKDAY([.E14])=4)AND(NOT(ISERROR(MATCH([.E14]+1;[$Lune.$A$1:.$A$1000];0)))));ISOWEEKNUM([.E14]);&quot;&quot;)))">
            <text:p/>
          </table:table-cell>
          <table:table-cell table:style-name="ce49" office:value-type="string" office:string-value="L" calcext:value-type="string">
            <text:p>L</text:p>
          </table:table-cell>
          <table:table-cell table:style-name="ce55" table:formula="of:=[.M13]+1" office:value-type="date" office:date-value="2026-02-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4]=&quot;&quot;;&quot;&quot;;IFERROR(VLOOKUP([.M14];[$Lune.$A$1:.$B$1000];2;0);IF((WEEKDAY([.M14])=5)OR((WEEKDAY([.M14])=4)AND(NOT(ISERROR(MATCH([.M14]+1;[$Lune.$A$1:.$A$1000];0)))));ISOWEEKNUM([.M14]);&quot;&quot;)))" office:value-type="string" office:string-value="◑" calcext:value-type="string">
            <text:p>◑</text:p>
          </table:table-cell>
          <table:table-cell table:style-name="ce49" office:value-type="string" office:string-value="L" calcext:value-type="string">
            <text:p>L</text:p>
          </table:table-cell>
          <table:table-cell table:style-name="ce55" table:formula="of:=[.U13]+1" office:value-type="date" office:date-value="2026-03-09" calcext:value-type="date">
            <text:p>9</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4]=&quot;&quot;;&quot;&quot;;IFERROR(VLOOKUP([.U14];[$Lune.$A$1:.$B$1000];2;0);IF((WEEKDAY([.U14])=5)OR((WEEKDAY([.U14])=4)AND(NOT(ISERROR(MATCH([.U14]+1;[$Lune.$A$1:.$A$1000];0)))));ISOWEEKNUM([.U14]);&quot;&quot;)))">
            <text:p/>
          </table:table-cell>
          <table:table-cell table:style-name="ce49" office:value-type="string" office:string-value="J" calcext:value-type="string">
            <text:p>J</text:p>
          </table:table-cell>
          <table:table-cell table:style-name="ce55" table:formula="of:=[.AC13]+1" office:value-type="date" office:date-value="2026-04-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4]=&quot;&quot;;&quot;&quot;;IFERROR(VLOOKUP([.AC14];[$Lune.$A$1:.$B$1000];2;0);IF((WEEKDAY([.AC14])=5)OR((WEEKDAY([.AC14])=4)AND(NOT(ISERROR(MATCH([.AC14]+1;[$Lune.$A$1:.$A$1000];0)))));ISOWEEKNUM([.AC14]);&quot;&quot;)))" office:value-type="float" office:value="15" calcext:value-type="float">
            <text:p>15</text:p>
          </table:table-cell>
          <table:table-cell table:style-name="ce49" office:value-type="string" office:string-value="S" calcext:value-type="string">
            <text:p>S</text:p>
          </table:table-cell>
          <table:table-cell table:style-name="ce55" table:formula="of:=[.AK13]+1" office:value-type="date" office:date-value="2026-05-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4]=&quot;&quot;;&quot;&quot;;IFERROR(VLOOKUP([.AK14];[$Lune.$A$1:.$B$1000];2;0);IF((WEEKDAY([.AK14])=5)OR((WEEKDAY([.AK14])=4)AND(NOT(ISERROR(MATCH([.AK14]+1;[$Lune.$A$1:.$A$1000];0)))));ISOWEEKNUM([.AK14]);&quot;&quot;)))" office:value-type="string" office:string-value="◑" calcext:value-type="string">
            <text:p>◑</text:p>
          </table:table-cell>
          <table:table-cell table:style-name="ce49" office:value-type="string" office:string-value="M" calcext:value-type="string">
            <text:p>M</text:p>
          </table:table-cell>
          <table:table-cell table:style-name="ce55" table:formula="of:=[.AS13]+1" office:value-type="date" office:date-value="2026-06-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4]=&quot;&quot;;&quot;&quot;;IFERROR(VLOOKUP([.AS14];[$Lune.$A$1:.$B$1000];2;0);IF((WEEKDAY([.AS14])=5)OR((WEEKDAY([.AS14])=4)AND(NOT(ISERROR(MATCH([.AS14]+1;[$Lune.$A$1:.$A$1000];0)))));ISOWEEKNUM([.AS14]);&quot;&quot;)))">
            <text:p/>
          </table:table-cell>
          <table:table-cell table:style-name="ce146" table:number-columns-repeated="2"/>
          <table:table-cell table:style-name="ce49" office:value-type="string" office:string-value="J" calcext:value-type="string">
            <text:p>J</text:p>
          </table:table-cell>
          <table:table-cell table:style-name="ce55" table:formula="of:=[.BC13]+1" office:value-type="date" office:date-value="2026-07-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4]=&quot;&quot;;&quot;&quot;;IFERROR(VLOOKUP([.BC14];[$Lune.$A$1:.$B$1000];2;0);IF((WEEKDAY([.BC14])=5)OR((WEEKDAY([.BC14])=4)AND(NOT(ISERROR(MATCH([.BC14]+1;[$Lune.$A$1:.$A$1000];0)))));ISOWEEKNUM([.BC14]);&quot;&quot;)))" office:value-type="float" office:value="28" calcext:value-type="float">
            <text:p>28</text:p>
          </table:table-cell>
          <table:table-cell table:style-name="ce49" office:value-type="string" office:string-value="D" calcext:value-type="string">
            <text:p>D</text:p>
          </table:table-cell>
          <table:table-cell table:style-name="ce55" table:formula="of:=[.BK13]+1" office:value-type="date" office:date-value="2026-08-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4]=&quot;&quot;;&quot;&quot;;IFERROR(VLOOKUP([.BK14];[$Lune.$A$1:.$B$1000];2;0);IF((WEEKDAY([.BK14])=5)OR((WEEKDAY([.BK14])=4)AND(NOT(ISERROR(MATCH([.BK14]+1;[$Lune.$A$1:.$A$1000];0)))));ISOWEEKNUM([.BK14]);&quot;&quot;)))">
            <text:p/>
          </table:table-cell>
          <table:table-cell table:style-name="ce49" office:value-type="string" office:string-value="M" calcext:value-type="string">
            <text:p>M</text:p>
          </table:table-cell>
          <table:table-cell table:style-name="ce55" table:formula="of:=[.BS13]+1" office:value-type="date" office:date-value="2026-09-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4]=&quot;&quot;;&quot;&quot;;IFERROR(VLOOKUP([.BS14];[$Lune.$A$1:.$B$1000];2;0);IF((WEEKDAY([.BS14])=5)OR((WEEKDAY([.BS14])=4)AND(NOT(ISERROR(MATCH([.BS14]+1;[$Lune.$A$1:.$A$1000];0)))));ISOWEEKNUM([.BS14]);&quot;&quot;)))">
            <text:p/>
          </table:table-cell>
          <table:table-cell table:style-name="ce49" office:value-type="string" office:string-value="V" calcext:value-type="string">
            <text:p>V</text:p>
          </table:table-cell>
          <table:table-cell table:style-name="ce55" table:formula="of:=[.CA13]+1" office:value-type="date" office:date-value="2026-10-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4]=&quot;&quot;;&quot;&quot;;IFERROR(VLOOKUP([.CA14];[$Lune.$A$1:.$B$1000];2;0);IF((WEEKDAY([.CA14])=5)OR((WEEKDAY([.CA14])=4)AND(NOT(ISERROR(MATCH([.CA14]+1;[$Lune.$A$1:.$A$1000];0)))));ISOWEEKNUM([.CA14]);&quot;&quot;)))">
            <text:p/>
          </table:table-cell>
          <table:table-cell table:style-name="ce49" office:value-type="string" office:string-value="L" calcext:value-type="string">
            <text:p>L</text:p>
          </table:table-cell>
          <table:table-cell table:style-name="ce55" table:formula="of:=[.CI13]+1" office:value-type="date" office:date-value="2026-11-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4]=&quot;&quot;;&quot;&quot;;IFERROR(VLOOKUP([.CI14];[$Lune.$A$1:.$B$1000];2;0);IF((WEEKDAY([.CI14])=5)OR((WEEKDAY([.CI14])=4)AND(NOT(ISERROR(MATCH([.CI14]+1;[$Lune.$A$1:.$A$1000];0)))));ISOWEEKNUM([.CI14]);&quot;&quot;)))" office:value-type="string" office:string-value="●" calcext:value-type="string">
            <text:p>●</text:p>
          </table:table-cell>
          <table:table-cell table:style-name="ce49" office:value-type="string" office:string-value="M" calcext:value-type="string">
            <text:p>M</text:p>
          </table:table-cell>
          <table:table-cell table:style-name="ce55" table:formula="of:=[.CQ13]+1" office:value-type="date" office:date-value="2026-12-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4]=&quot;&quot;;&quot;&quot;;IFERROR(VLOOKUP([.CQ14];[$Lune.$A$1:.$B$1000];2;0);IF((WEEKDAY([.CQ14])=5)OR((WEEKDAY([.CQ14])=4)AND(NOT(ISERROR(MATCH([.CQ14]+1;[$Lune.$A$1:.$A$1000];0)))));ISOWEEKNUM([.CQ14]);&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S" calcext:value-type="string">
            <text:p>S</text:p>
          </table:table-cell>
          <table:table-cell table:style-name="ce55" table:formula="of:=[.E14]+1" office:value-type="date" office:date-value="2026-01-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5]=&quot;&quot;;&quot;&quot;;IFERROR(VLOOKUP([.E15];[$Lune.$A$1:.$B$1000];2;0);IF((WEEKDAY([.E15])=5)OR((WEEKDAY([.E15])=4)AND(NOT(ISERROR(MATCH([.E15]+1;[$Lune.$A$1:.$A$1000];0)))));ISOWEEKNUM([.E15]);&quot;&quot;)))" office:value-type="string" office:string-value="◑" calcext:value-type="string">
            <text:p>◑</text:p>
          </table:table-cell>
          <table:table-cell table:style-name="ce49" office:value-type="string" office:string-value="M" calcext:value-type="string">
            <text:p>M</text:p>
          </table:table-cell>
          <table:table-cell table:style-name="ce55" table:formula="of:=[.M14]+1" office:value-type="date" office:date-value="2026-02-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5]=&quot;&quot;;&quot;&quot;;IFERROR(VLOOKUP([.M15];[$Lune.$A$1:.$B$1000];2;0);IF((WEEKDAY([.M15])=5)OR((WEEKDAY([.M15])=4)AND(NOT(ISERROR(MATCH([.M15]+1;[$Lune.$A$1:.$A$1000];0)))));ISOWEEKNUM([.M15]);&quot;&quot;)))">
            <text:p/>
          </table:table-cell>
          <table:table-cell table:style-name="ce49" office:value-type="string" office:string-value="M" calcext:value-type="string">
            <text:p>M</text:p>
          </table:table-cell>
          <table:table-cell table:style-name="ce55" table:formula="of:=[.U14]+1" office:value-type="date" office:date-value="2026-03-10" calcext:value-type="date">
            <text:p>10</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5]=&quot;&quot;;&quot;&quot;;IFERROR(VLOOKUP([.U15];[$Lune.$A$1:.$B$1000];2;0);IF((WEEKDAY([.U15])=5)OR((WEEKDAY([.U15])=4)AND(NOT(ISERROR(MATCH([.U15]+1;[$Lune.$A$1:.$A$1000];0)))));ISOWEEKNUM([.U15]);&quot;&quot;)))">
            <text:p/>
          </table:table-cell>
          <table:table-cell table:style-name="ce49" office:value-type="string" office:string-value="V" calcext:value-type="string">
            <text:p>V</text:p>
          </table:table-cell>
          <table:table-cell table:style-name="ce55" table:formula="of:=[.AC14]+1" office:value-type="date" office:date-value="2026-04-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5]=&quot;&quot;;&quot;&quot;;IFERROR(VLOOKUP([.AC15];[$Lune.$A$1:.$B$1000];2;0);IF((WEEKDAY([.AC15])=5)OR((WEEKDAY([.AC15])=4)AND(NOT(ISERROR(MATCH([.AC15]+1;[$Lune.$A$1:.$A$1000];0)))));ISOWEEKNUM([.AC15]);&quot;&quot;)))" office:value-type="string" office:string-value="◑" calcext:value-type="string">
            <text:p>◑</text:p>
          </table:table-cell>
          <table:table-cell table:style-name="ce49" office:value-type="string" office:string-value="D" calcext:value-type="string">
            <text:p>D</text:p>
          </table:table-cell>
          <table:table-cell table:style-name="ce55" table:formula="of:=[.AK14]+1" office:value-type="date" office:date-value="2026-05-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5]=&quot;&quot;;&quot;&quot;;IFERROR(VLOOKUP([.AK15];[$Lune.$A$1:.$B$1000];2;0);IF((WEEKDAY([.AK15])=5)OR((WEEKDAY([.AK15])=4)AND(NOT(ISERROR(MATCH([.AK15]+1;[$Lune.$A$1:.$A$1000];0)))));ISOWEEKNUM([.AK15]);&quot;&quot;)))">
            <text:p/>
          </table:table-cell>
          <table:table-cell table:style-name="ce49" office:value-type="string" office:string-value="M" calcext:value-type="string">
            <text:p>M</text:p>
          </table:table-cell>
          <table:table-cell table:style-name="ce55" table:formula="of:=[.AS14]+1" office:value-type="date" office:date-value="2026-06-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5]=&quot;&quot;;&quot;&quot;;IFERROR(VLOOKUP([.AS15];[$Lune.$A$1:.$B$1000];2;0);IF((WEEKDAY([.AS15])=5)OR((WEEKDAY([.AS15])=4)AND(NOT(ISERROR(MATCH([.AS15]+1;[$Lune.$A$1:.$A$1000];0)))));ISOWEEKNUM([.AS15]);&quot;&quot;)))">
            <text:p/>
          </table:table-cell>
          <table:table-cell table:style-name="ce146" table:number-columns-repeated="2"/>
          <table:table-cell table:style-name="ce49" office:value-type="string" office:string-value="V" calcext:value-type="string">
            <text:p>V</text:p>
          </table:table-cell>
          <table:table-cell table:style-name="ce55" table:formula="of:=[.BC14]+1" office:value-type="date" office:date-value="2026-07-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5]=&quot;&quot;;&quot;&quot;;IFERROR(VLOOKUP([.BC15];[$Lune.$A$1:.$B$1000];2;0);IF((WEEKDAY([.BC15])=5)OR((WEEKDAY([.BC15])=4)AND(NOT(ISERROR(MATCH([.BC15]+1;[$Lune.$A$1:.$A$1000];0)))));ISOWEEKNUM([.BC15]);&quot;&quot;)))">
            <text:p/>
          </table:table-cell>
          <table:table-cell table:style-name="ce49" office:value-type="string" office:string-value="L" calcext:value-type="string">
            <text:p>L</text:p>
          </table:table-cell>
          <table:table-cell table:style-name="ce55" table:formula="of:=[.BK14]+1" office:value-type="date" office:date-value="2026-08-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5]=&quot;&quot;;&quot;&quot;;IFERROR(VLOOKUP([.BK15];[$Lune.$A$1:.$B$1000];2;0);IF((WEEKDAY([.BK15])=5)OR((WEEKDAY([.BK15])=4)AND(NOT(ISERROR(MATCH([.BK15]+1;[$Lune.$A$1:.$A$1000];0)))));ISOWEEKNUM([.BK15]);&quot;&quot;)))">
            <text:p/>
          </table:table-cell>
          <table:table-cell table:style-name="ce49" office:value-type="string" office:string-value="J" calcext:value-type="string">
            <text:p>J</text:p>
          </table:table-cell>
          <table:table-cell table:style-name="ce55" table:formula="of:=[.BS14]+1" office:value-type="date" office:date-value="2026-09-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5]=&quot;&quot;;&quot;&quot;;IFERROR(VLOOKUP([.BS15];[$Lune.$A$1:.$B$1000];2;0);IF((WEEKDAY([.BS15])=5)OR((WEEKDAY([.BS15])=4)AND(NOT(ISERROR(MATCH([.BS15]+1;[$Lune.$A$1:.$A$1000];0)))));ISOWEEKNUM([.BS15]);&quot;&quot;)))" office:value-type="float" office:value="37" calcext:value-type="float">
            <text:p>37</text:p>
          </table:table-cell>
          <table:table-cell table:style-name="ce49" office:value-type="string" office:string-value="S" calcext:value-type="string">
            <text:p>S</text:p>
          </table:table-cell>
          <table:table-cell table:style-name="ce55" table:formula="of:=[.CA14]+1" office:value-type="date" office:date-value="2026-10-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5]=&quot;&quot;;&quot;&quot;;IFERROR(VLOOKUP([.CA15];[$Lune.$A$1:.$B$1000];2;0);IF((WEEKDAY([.CA15])=5)OR((WEEKDAY([.CA15])=4)AND(NOT(ISERROR(MATCH([.CA15]+1;[$Lune.$A$1:.$A$1000];0)))));ISOWEEKNUM([.CA15]);&quot;&quot;)))" office:value-type="string" office:string-value="●" calcext:value-type="string">
            <text:p>●</text:p>
          </table:table-cell>
          <table:table-cell table:style-name="ce49" office:value-type="string" office:string-value="M" calcext:value-type="string">
            <text:p>M</text:p>
          </table:table-cell>
          <table:table-cell table:style-name="ce55" table:formula="of:=[.CI14]+1" office:value-type="date" office:date-value="2026-11-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5]=&quot;&quot;;&quot;&quot;;IFERROR(VLOOKUP([.CI15];[$Lune.$A$1:.$B$1000];2;0);IF((WEEKDAY([.CI15])=5)OR((WEEKDAY([.CI15])=4)AND(NOT(ISERROR(MATCH([.CI15]+1;[$Lune.$A$1:.$A$1000];0)))));ISOWEEKNUM([.CI15]);&quot;&quot;)))">
            <text:p/>
          </table:table-cell>
          <table:table-cell table:style-name="ce49" office:value-type="string" office:string-value="J" calcext:value-type="string">
            <text:p>J</text:p>
          </table:table-cell>
          <table:table-cell table:style-name="ce55" table:formula="of:=[.CQ14]+1" office:value-type="date" office:date-value="2026-12-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5]=&quot;&quot;;&quot;&quot;;IFERROR(VLOOKUP([.CQ15];[$Lune.$A$1:.$B$1000];2;0);IF((WEEKDAY([.CQ15])=5)OR((WEEKDAY([.CQ15])=4)AND(NOT(ISERROR(MATCH([.CQ15]+1;[$Lune.$A$1:.$A$1000];0)))));ISOWEEKNUM([.CQ15]);&quot;&quot;)))" office:value-type="float" office:value="50" calcext:value-type="float">
            <text:p>50</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D" calcext:value-type="string">
            <text:p>D</text:p>
          </table:table-cell>
          <table:table-cell table:style-name="ce55" table:formula="of:=[.E15]+1" office:value-type="date" office:date-value="2026-01-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6]=&quot;&quot;;&quot;&quot;;IFERROR(VLOOKUP([.E16];[$Lune.$A$1:.$B$1000];2;0);IF((WEEKDAY([.E16])=5)OR((WEEKDAY([.E16])=4)AND(NOT(ISERROR(MATCH([.E16]+1;[$Lune.$A$1:.$A$1000];0)))));ISOWEEKNUM([.E16]);&quot;&quot;)))">
            <text:p/>
          </table:table-cell>
          <table:table-cell table:style-name="ce49" office:value-type="string" office:string-value="M" calcext:value-type="string">
            <text:p>M</text:p>
          </table:table-cell>
          <table:table-cell table:style-name="ce55" table:formula="of:=[.M15]+1" office:value-type="date" office:date-value="2026-02-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6]=&quot;&quot;;&quot;&quot;;IFERROR(VLOOKUP([.M16];[$Lune.$A$1:.$B$1000];2;0);IF((WEEKDAY([.M16])=5)OR((WEEKDAY([.M16])=4)AND(NOT(ISERROR(MATCH([.M16]+1;[$Lune.$A$1:.$A$1000];0)))));ISOWEEKNUM([.M16]);&quot;&quot;)))">
            <text:p/>
          </table:table-cell>
          <table:table-cell table:style-name="ce49" office:value-type="string" office:string-value="M" calcext:value-type="string">
            <text:p>M</text:p>
          </table:table-cell>
          <table:table-cell table:style-name="ce55" table:formula="of:=[.U15]+1" office:value-type="date" office:date-value="2026-03-11" calcext:value-type="date">
            <text:p>11</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6]=&quot;&quot;;&quot;&quot;;IFERROR(VLOOKUP([.U16];[$Lune.$A$1:.$B$1000];2;0);IF((WEEKDAY([.U16])=5)OR((WEEKDAY([.U16])=4)AND(NOT(ISERROR(MATCH([.U16]+1;[$Lune.$A$1:.$A$1000];0)))));ISOWEEKNUM([.U16]);&quot;&quot;)))" office:value-type="string" office:string-value="◑" calcext:value-type="string">
            <text:p>◑</text:p>
          </table:table-cell>
          <table:table-cell table:style-name="ce49" office:value-type="string" office:string-value="S" calcext:value-type="string">
            <text:p>S</text:p>
          </table:table-cell>
          <table:table-cell table:style-name="ce55" table:formula="of:=[.AC15]+1" office:value-type="date" office:date-value="2026-04-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6]=&quot;&quot;;&quot;&quot;;IFERROR(VLOOKUP([.AC16];[$Lune.$A$1:.$B$1000];2;0);IF((WEEKDAY([.AC16])=5)OR((WEEKDAY([.AC16])=4)AND(NOT(ISERROR(MATCH([.AC16]+1;[$Lune.$A$1:.$A$1000];0)))));ISOWEEKNUM([.AC16]);&quot;&quot;)))">
            <text:p/>
          </table:table-cell>
          <table:table-cell table:style-name="ce49" office:value-type="string" office:string-value="L" calcext:value-type="string">
            <text:p>L</text:p>
          </table:table-cell>
          <table:table-cell table:style-name="ce55" table:formula="of:=[.AK15]+1" office:value-type="date" office:date-value="2026-05-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6]=&quot;&quot;;&quot;&quot;;IFERROR(VLOOKUP([.AK16];[$Lune.$A$1:.$B$1000];2;0);IF((WEEKDAY([.AK16])=5)OR((WEEKDAY([.AK16])=4)AND(NOT(ISERROR(MATCH([.AK16]+1;[$Lune.$A$1:.$A$1000];0)))));ISOWEEKNUM([.AK16]);&quot;&quot;)))">
            <text:p/>
          </table:table-cell>
          <table:table-cell table:style-name="ce49" office:value-type="string" office:string-value="J" calcext:value-type="string">
            <text:p>J</text:p>
          </table:table-cell>
          <table:table-cell table:style-name="ce55" table:formula="of:=[.AS15]+1" office:value-type="date" office:date-value="2026-06-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6]=&quot;&quot;;&quot;&quot;;IFERROR(VLOOKUP([.AS16];[$Lune.$A$1:.$B$1000];2;0);IF((WEEKDAY([.AS16])=5)OR((WEEKDAY([.AS16])=4)AND(NOT(ISERROR(MATCH([.AS16]+1;[$Lune.$A$1:.$A$1000];0)))));ISOWEEKNUM([.AS16]);&quot;&quot;)))" office:value-type="float" office:value="24" calcext:value-type="float">
            <text:p>24</text:p>
          </table:table-cell>
          <table:table-cell table:style-name="ce146" table:number-columns-repeated="2"/>
          <table:table-cell table:style-name="ce49" office:value-type="string" office:string-value="S" calcext:value-type="string">
            <text:p>S</text:p>
          </table:table-cell>
          <table:table-cell table:style-name="ce55" table:formula="of:=[.BC15]+1" office:value-type="date" office:date-value="2026-07-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6]=&quot;&quot;;&quot;&quot;;IFERROR(VLOOKUP([.BC16];[$Lune.$A$1:.$B$1000];2;0);IF((WEEKDAY([.BC16])=5)OR((WEEKDAY([.BC16])=4)AND(NOT(ISERROR(MATCH([.BC16]+1;[$Lune.$A$1:.$A$1000];0)))));ISOWEEKNUM([.BC16]);&quot;&quot;)))">
            <text:p/>
          </table:table-cell>
          <table:table-cell table:style-name="ce49" office:value-type="string" office:string-value="M" calcext:value-type="string">
            <text:p>M</text:p>
          </table:table-cell>
          <table:table-cell table:style-name="ce55" table:formula="of:=[.BK15]+1" office:value-type="date" office:date-value="2026-08-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6]=&quot;&quot;;&quot;&quot;;IFERROR(VLOOKUP([.BK16];[$Lune.$A$1:.$B$1000];2;0);IF((WEEKDAY([.BK16])=5)OR((WEEKDAY([.BK16])=4)AND(NOT(ISERROR(MATCH([.BK16]+1;[$Lune.$A$1:.$A$1000];0)))));ISOWEEKNUM([.BK16]);&quot;&quot;)))">
            <text:p/>
          </table:table-cell>
          <table:table-cell table:style-name="ce49" office:value-type="string" office:string-value="V" calcext:value-type="string">
            <text:p>V</text:p>
          </table:table-cell>
          <table:table-cell table:style-name="ce55" table:formula="of:=[.BS15]+1" office:value-type="date" office:date-value="2026-09-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6]=&quot;&quot;;&quot;&quot;;IFERROR(VLOOKUP([.BS16];[$Lune.$A$1:.$B$1000];2;0);IF((WEEKDAY([.BS16])=5)OR((WEEKDAY([.BS16])=4)AND(NOT(ISERROR(MATCH([.BS16]+1;[$Lune.$A$1:.$A$1000];0)))));ISOWEEKNUM([.BS16]);&quot;&quot;)))" office:value-type="string" office:string-value="●" calcext:value-type="string">
            <text:p>●</text:p>
          </table:table-cell>
          <table:table-cell table:style-name="ce49" office:value-type="string" office:string-value="D" calcext:value-type="string">
            <text:p>D</text:p>
          </table:table-cell>
          <table:table-cell table:style-name="ce55" table:formula="of:=[.CA15]+1" office:value-type="date" office:date-value="2026-10-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6]=&quot;&quot;;&quot;&quot;;IFERROR(VLOOKUP([.CA16];[$Lune.$A$1:.$B$1000];2;0);IF((WEEKDAY([.CA16])=5)OR((WEEKDAY([.CA16])=4)AND(NOT(ISERROR(MATCH([.CA16]+1;[$Lune.$A$1:.$A$1000];0)))));ISOWEEKNUM([.CA16]);&quot;&quot;)))">
            <text:p/>
          </table:table-cell>
          <table:table-cell table:style-name="ce49" office:value-type="string" office:string-value="M" calcext:value-type="string">
            <text:p>M</text:p>
          </table:table-cell>
          <table:table-cell table:style-name="ce55" table:formula="of:=[.CI15]+1" office:value-type="date" office:date-value="2026-11-11" calcext:value-type="date">
            <text:p>11</text:p>
          </table:table-cell>
          <table:table-cell table:style-name="ce60" office:value-type="string" office:string-value="Armistice 1918" calcext:value-type="string">
            <text:p>Armistice 1918</text:p>
          </table:table-cell>
          <table:table-cell table:style-name="ce66"/>
          <table:table-cell table:style-name="ce70"/>
          <table:table-cell table:style-name="ce75"/>
          <table:table-cell table:style-name="ce79"/>
          <table:table-cell table:style-name="ce84" table:formula="of:=IF([.CI16]=&quot;&quot;;&quot;&quot;;IFERROR(VLOOKUP([.CI16];[$Lune.$A$1:.$B$1000];2;0);IF((WEEKDAY([.CI16])=5)OR((WEEKDAY([.CI16])=4)AND(NOT(ISERROR(MATCH([.CI16]+1;[$Lune.$A$1:.$A$1000];0)))));ISOWEEKNUM([.CI16]);&quot;&quot;)))">
            <text:p/>
          </table:table-cell>
          <table:table-cell table:style-name="ce49" office:value-type="string" office:string-value="V" calcext:value-type="string">
            <text:p>V</text:p>
          </table:table-cell>
          <table:table-cell table:style-name="ce55" table:formula="of:=[.CQ15]+1" office:value-type="date" office:date-value="2026-12-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6]=&quot;&quot;;&quot;&quot;;IFERROR(VLOOKUP([.CQ16];[$Lune.$A$1:.$B$1000];2;0);IF((WEEKDAY([.CQ16])=5)OR((WEEKDAY([.CQ16])=4)AND(NOT(ISERROR(MATCH([.CQ16]+1;[$Lune.$A$1:.$A$1000];0)))));ISOWEEKNUM([.CQ16]);&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L" calcext:value-type="string">
            <text:p>L</text:p>
          </table:table-cell>
          <table:table-cell table:style-name="ce55" table:formula="of:=[.E16]+1" office:value-type="date" office:date-value="2026-01-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7]=&quot;&quot;;&quot;&quot;;IFERROR(VLOOKUP([.E17];[$Lune.$A$1:.$B$1000];2;0);IF((WEEKDAY([.E17])=5)OR((WEEKDAY([.E17])=4)AND(NOT(ISERROR(MATCH([.E17]+1;[$Lune.$A$1:.$A$1000];0)))));ISOWEEKNUM([.E17]);&quot;&quot;)))">
            <text:p/>
          </table:table-cell>
          <table:table-cell table:style-name="ce49" office:value-type="string" office:string-value="J" calcext:value-type="string">
            <text:p>J</text:p>
          </table:table-cell>
          <table:table-cell table:style-name="ce55" table:formula="of:=[.M16]+1" office:value-type="date" office:date-value="2026-02-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7]=&quot;&quot;;&quot;&quot;;IFERROR(VLOOKUP([.M17];[$Lune.$A$1:.$B$1000];2;0);IF((WEEKDAY([.M17])=5)OR((WEEKDAY([.M17])=4)AND(NOT(ISERROR(MATCH([.M17]+1;[$Lune.$A$1:.$A$1000];0)))));ISOWEEKNUM([.M17]);&quot;&quot;)))" office:value-type="float" office:value="7" calcext:value-type="float">
            <text:p>7</text:p>
          </table:table-cell>
          <table:table-cell table:style-name="ce49" office:value-type="string" office:string-value="J" calcext:value-type="string">
            <text:p>J</text:p>
          </table:table-cell>
          <table:table-cell table:style-name="ce55" table:formula="of:=[.U16]+1" office:value-type="date" office:date-value="2026-03-12" calcext:value-type="date">
            <text:p>1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7]=&quot;&quot;;&quot;&quot;;IFERROR(VLOOKUP([.U17];[$Lune.$A$1:.$B$1000];2;0);IF((WEEKDAY([.U17])=5)OR((WEEKDAY([.U17])=4)AND(NOT(ISERROR(MATCH([.U17]+1;[$Lune.$A$1:.$A$1000];0)))));ISOWEEKNUM([.U17]);&quot;&quot;)))" office:value-type="float" office:value="11" calcext:value-type="float">
            <text:p>11</text:p>
          </table:table-cell>
          <table:table-cell table:style-name="ce49" office:value-type="string" office:string-value="D" calcext:value-type="string">
            <text:p>D</text:p>
          </table:table-cell>
          <table:table-cell table:style-name="ce55" table:formula="of:=[.AC16]+1" office:value-type="date" office:date-value="2026-04-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7]=&quot;&quot;;&quot;&quot;;IFERROR(VLOOKUP([.AC17];[$Lune.$A$1:.$B$1000];2;0);IF((WEEKDAY([.AC17])=5)OR((WEEKDAY([.AC17])=4)AND(NOT(ISERROR(MATCH([.AC17]+1;[$Lune.$A$1:.$A$1000];0)))));ISOWEEKNUM([.AC17]);&quot;&quot;)))">
            <text:p/>
          </table:table-cell>
          <table:table-cell table:style-name="ce49" office:value-type="string" office:string-value="M" calcext:value-type="string">
            <text:p>M</text:p>
          </table:table-cell>
          <table:table-cell table:style-name="ce55" table:formula="of:=[.AK16]+1" office:value-type="date" office:date-value="2026-05-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7]=&quot;&quot;;&quot;&quot;;IFERROR(VLOOKUP([.AK17];[$Lune.$A$1:.$B$1000];2;0);IF((WEEKDAY([.AK17])=5)OR((WEEKDAY([.AK17])=4)AND(NOT(ISERROR(MATCH([.AK17]+1;[$Lune.$A$1:.$A$1000];0)))));ISOWEEKNUM([.AK17]);&quot;&quot;)))">
            <text:p/>
          </table:table-cell>
          <table:table-cell table:style-name="ce49" office:value-type="string" office:string-value="V" calcext:value-type="string">
            <text:p>V</text:p>
          </table:table-cell>
          <table:table-cell table:style-name="ce55" table:formula="of:=[.AS16]+1" office:value-type="date" office:date-value="2026-06-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7]=&quot;&quot;;&quot;&quot;;IFERROR(VLOOKUP([.AS17];[$Lune.$A$1:.$B$1000];2;0);IF((WEEKDAY([.AS17])=5)OR((WEEKDAY([.AS17])=4)AND(NOT(ISERROR(MATCH([.AS17]+1;[$Lune.$A$1:.$A$1000];0)))));ISOWEEKNUM([.AS17]);&quot;&quot;)))">
            <text:p/>
          </table:table-cell>
          <table:table-cell table:style-name="ce146" table:number-columns-repeated="2"/>
          <table:table-cell table:style-name="ce49" office:value-type="string" office:string-value="D" calcext:value-type="string">
            <text:p>D</text:p>
          </table:table-cell>
          <table:table-cell table:style-name="ce55" table:formula="of:=[.BC16]+1" office:value-type="date" office:date-value="2026-07-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7]=&quot;&quot;;&quot;&quot;;IFERROR(VLOOKUP([.BC17];[$Lune.$A$1:.$B$1000];2;0);IF((WEEKDAY([.BC17])=5)OR((WEEKDAY([.BC17])=4)AND(NOT(ISERROR(MATCH([.BC17]+1;[$Lune.$A$1:.$A$1000];0)))));ISOWEEKNUM([.BC17]);&quot;&quot;)))">
            <text:p/>
          </table:table-cell>
          <table:table-cell table:style-name="ce49" office:value-type="string" office:string-value="M" calcext:value-type="string">
            <text:p>M</text:p>
          </table:table-cell>
          <table:table-cell table:style-name="ce55" table:formula="of:=[.BK16]+1" office:value-type="date" office:date-value="2026-08-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7]=&quot;&quot;;&quot;&quot;;IFERROR(VLOOKUP([.BK17];[$Lune.$A$1:.$B$1000];2;0);IF((WEEKDAY([.BK17])=5)OR((WEEKDAY([.BK17])=4)AND(NOT(ISERROR(MATCH([.BK17]+1;[$Lune.$A$1:.$A$1000];0)))));ISOWEEKNUM([.BK17]);&quot;&quot;)))" office:value-type="string" office:string-value="●" calcext:value-type="string">
            <text:p>●</text:p>
          </table:table-cell>
          <table:table-cell table:style-name="ce49" office:value-type="string" office:string-value="S" calcext:value-type="string">
            <text:p>S</text:p>
          </table:table-cell>
          <table:table-cell table:style-name="ce55" table:formula="of:=[.BS16]+1" office:value-type="date" office:date-value="2026-09-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7]=&quot;&quot;;&quot;&quot;;IFERROR(VLOOKUP([.BS17];[$Lune.$A$1:.$B$1000];2;0);IF((WEEKDAY([.BS17])=5)OR((WEEKDAY([.BS17])=4)AND(NOT(ISERROR(MATCH([.BS17]+1;[$Lune.$A$1:.$A$1000];0)))));ISOWEEKNUM([.BS17]);&quot;&quot;)))">
            <text:p/>
          </table:table-cell>
          <table:table-cell table:style-name="ce49" office:value-type="string" office:string-value="L" calcext:value-type="string">
            <text:p>L</text:p>
          </table:table-cell>
          <table:table-cell table:style-name="ce55" table:formula="of:=[.CA16]+1" office:value-type="date" office:date-value="2026-10-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7]=&quot;&quot;;&quot;&quot;;IFERROR(VLOOKUP([.CA17];[$Lune.$A$1:.$B$1000];2;0);IF((WEEKDAY([.CA17])=5)OR((WEEKDAY([.CA17])=4)AND(NOT(ISERROR(MATCH([.CA17]+1;[$Lune.$A$1:.$A$1000];0)))));ISOWEEKNUM([.CA17]);&quot;&quot;)))">
            <text:p/>
          </table:table-cell>
          <table:table-cell table:style-name="ce49" office:value-type="string" office:string-value="J" calcext:value-type="string">
            <text:p>J</text:p>
          </table:table-cell>
          <table:table-cell table:style-name="ce55" table:formula="of:=[.CI16]+1" office:value-type="date" office:date-value="2026-11-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7]=&quot;&quot;;&quot;&quot;;IFERROR(VLOOKUP([.CI17];[$Lune.$A$1:.$B$1000];2;0);IF((WEEKDAY([.CI17])=5)OR((WEEKDAY([.CI17])=4)AND(NOT(ISERROR(MATCH([.CI17]+1;[$Lune.$A$1:.$A$1000];0)))));ISOWEEKNUM([.CI17]);&quot;&quot;)))" office:value-type="float" office:value="46" calcext:value-type="float">
            <text:p>46</text:p>
          </table:table-cell>
          <table:table-cell table:style-name="ce49" office:value-type="string" office:string-value="S" calcext:value-type="string">
            <text:p>S</text:p>
          </table:table-cell>
          <table:table-cell table:style-name="ce55" table:formula="of:=[.CQ16]+1" office:value-type="date" office:date-value="2026-12-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7]=&quot;&quot;;&quot;&quot;;IFERROR(VLOOKUP([.CQ17];[$Lune.$A$1:.$B$1000];2;0);IF((WEEKDAY([.CQ17])=5)OR((WEEKDAY([.CQ17])=4)AND(NOT(ISERROR(MATCH([.CQ17]+1;[$Lune.$A$1:.$A$1000];0)))));ISOWEEKNUM([.CQ17]);&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17]+1" office:value-type="date" office:date-value="2026-01-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8]=&quot;&quot;;&quot;&quot;;IFERROR(VLOOKUP([.E18];[$Lune.$A$1:.$B$1000];2;0);IF((WEEKDAY([.E18])=5)OR((WEEKDAY([.E18])=4)AND(NOT(ISERROR(MATCH([.E18]+1;[$Lune.$A$1:.$A$1000];0)))));ISOWEEKNUM([.E18]);&quot;&quot;)))">
            <text:p/>
          </table:table-cell>
          <table:table-cell table:style-name="ce49" office:value-type="string" office:string-value="V" calcext:value-type="string">
            <text:p>V</text:p>
          </table:table-cell>
          <table:table-cell table:style-name="ce55" table:formula="of:=[.M17]+1" office:value-type="date" office:date-value="2026-02-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8]=&quot;&quot;;&quot;&quot;;IFERROR(VLOOKUP([.M18];[$Lune.$A$1:.$B$1000];2;0);IF((WEEKDAY([.M18])=5)OR((WEEKDAY([.M18])=4)AND(NOT(ISERROR(MATCH([.M18]+1;[$Lune.$A$1:.$A$1000];0)))));ISOWEEKNUM([.M18]);&quot;&quot;)))">
            <text:p/>
          </table:table-cell>
          <table:table-cell table:style-name="ce49" office:value-type="string" office:string-value="V" calcext:value-type="string">
            <text:p>V</text:p>
          </table:table-cell>
          <table:table-cell table:style-name="ce55" table:formula="of:=[.U17]+1" office:value-type="date" office:date-value="2026-03-13" calcext:value-type="date">
            <text:p>1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8]=&quot;&quot;;&quot;&quot;;IFERROR(VLOOKUP([.U18];[$Lune.$A$1:.$B$1000];2;0);IF((WEEKDAY([.U18])=5)OR((WEEKDAY([.U18])=4)AND(NOT(ISERROR(MATCH([.U18]+1;[$Lune.$A$1:.$A$1000];0)))));ISOWEEKNUM([.U18]);&quot;&quot;)))">
            <text:p/>
          </table:table-cell>
          <table:table-cell table:style-name="ce49" office:value-type="string" office:string-value="L" calcext:value-type="string">
            <text:p>L</text:p>
          </table:table-cell>
          <table:table-cell table:style-name="ce55" table:formula="of:=[.AC17]+1" office:value-type="date" office:date-value="2026-04-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8]=&quot;&quot;;&quot;&quot;;IFERROR(VLOOKUP([.AC18];[$Lune.$A$1:.$B$1000];2;0);IF((WEEKDAY([.AC18])=5)OR((WEEKDAY([.AC18])=4)AND(NOT(ISERROR(MATCH([.AC18]+1;[$Lune.$A$1:.$A$1000];0)))));ISOWEEKNUM([.AC18]);&quot;&quot;)))">
            <text:p/>
          </table:table-cell>
          <table:table-cell table:style-name="ce49" office:value-type="string" office:string-value="M" calcext:value-type="string">
            <text:p>M</text:p>
          </table:table-cell>
          <table:table-cell table:style-name="ce55" table:formula="of:=[.AK17]+1" office:value-type="date" office:date-value="2026-05-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8]=&quot;&quot;;&quot;&quot;;IFERROR(VLOOKUP([.AK18];[$Lune.$A$1:.$B$1000];2;0);IF((WEEKDAY([.AK18])=5)OR((WEEKDAY([.AK18])=4)AND(NOT(ISERROR(MATCH([.AK18]+1;[$Lune.$A$1:.$A$1000];0)))));ISOWEEKNUM([.AK18]);&quot;&quot;)))">
            <text:p/>
          </table:table-cell>
          <table:table-cell table:style-name="ce49" office:value-type="string" office:string-value="S" calcext:value-type="string">
            <text:p>S</text:p>
          </table:table-cell>
          <table:table-cell table:style-name="ce55" table:formula="of:=[.AS17]+1" office:value-type="date" office:date-value="2026-06-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8]=&quot;&quot;;&quot;&quot;;IFERROR(VLOOKUP([.AS18];[$Lune.$A$1:.$B$1000];2;0);IF((WEEKDAY([.AS18])=5)OR((WEEKDAY([.AS18])=4)AND(NOT(ISERROR(MATCH([.AS18]+1;[$Lune.$A$1:.$A$1000];0)))));ISOWEEKNUM([.AS18]);&quot;&quot;)))">
            <text:p/>
          </table:table-cell>
          <table:table-cell table:style-name="ce146" table:number-columns-repeated="2"/>
          <table:table-cell table:style-name="ce49" office:value-type="string" office:string-value="L" calcext:value-type="string">
            <text:p>L</text:p>
          </table:table-cell>
          <table:table-cell table:style-name="ce55" table:formula="of:=[.BC17]+1" office:value-type="date" office:date-value="2026-07-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8]=&quot;&quot;;&quot;&quot;;IFERROR(VLOOKUP([.BC18];[$Lune.$A$1:.$B$1000];2;0);IF((WEEKDAY([.BC18])=5)OR((WEEKDAY([.BC18])=4)AND(NOT(ISERROR(MATCH([.BC18]+1;[$Lune.$A$1:.$A$1000];0)))));ISOWEEKNUM([.BC18]);&quot;&quot;)))">
            <text:p/>
          </table:table-cell>
          <table:table-cell table:style-name="ce49" office:value-type="string" office:string-value="J" calcext:value-type="string">
            <text:p>J</text:p>
          </table:table-cell>
          <table:table-cell table:style-name="ce55" table:formula="of:=[.BK17]+1" office:value-type="date" office:date-value="2026-08-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8]=&quot;&quot;;&quot;&quot;;IFERROR(VLOOKUP([.BK18];[$Lune.$A$1:.$B$1000];2;0);IF((WEEKDAY([.BK18])=5)OR((WEEKDAY([.BK18])=4)AND(NOT(ISERROR(MATCH([.BK18]+1;[$Lune.$A$1:.$A$1000];0)))));ISOWEEKNUM([.BK18]);&quot;&quot;)))" office:value-type="float" office:value="33" calcext:value-type="float">
            <text:p>33</text:p>
          </table:table-cell>
          <table:table-cell table:style-name="ce49" office:value-type="string" office:string-value="D" calcext:value-type="string">
            <text:p>D</text:p>
          </table:table-cell>
          <table:table-cell table:style-name="ce55" table:formula="of:=[.BS17]+1" office:value-type="date" office:date-value="2026-09-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8]=&quot;&quot;;&quot;&quot;;IFERROR(VLOOKUP([.BS18];[$Lune.$A$1:.$B$1000];2;0);IF((WEEKDAY([.BS18])=5)OR((WEEKDAY([.BS18])=4)AND(NOT(ISERROR(MATCH([.BS18]+1;[$Lune.$A$1:.$A$1000];0)))));ISOWEEKNUM([.BS18]);&quot;&quot;)))">
            <text:p/>
          </table:table-cell>
          <table:table-cell table:style-name="ce49" office:value-type="string" office:string-value="M" calcext:value-type="string">
            <text:p>M</text:p>
          </table:table-cell>
          <table:table-cell table:style-name="ce55" table:formula="of:=[.CA17]+1" office:value-type="date" office:date-value="2026-10-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8]=&quot;&quot;;&quot;&quot;;IFERROR(VLOOKUP([.CA18];[$Lune.$A$1:.$B$1000];2;0);IF((WEEKDAY([.CA18])=5)OR((WEEKDAY([.CA18])=4)AND(NOT(ISERROR(MATCH([.CA18]+1;[$Lune.$A$1:.$A$1000];0)))));ISOWEEKNUM([.CA18]);&quot;&quot;)))">
            <text:p/>
          </table:table-cell>
          <table:table-cell table:style-name="ce49" office:value-type="string" office:string-value="V" calcext:value-type="string">
            <text:p>V</text:p>
          </table:table-cell>
          <table:table-cell table:style-name="ce55" table:formula="of:=[.CI17]+1" office:value-type="date" office:date-value="2026-11-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8]=&quot;&quot;;&quot;&quot;;IFERROR(VLOOKUP([.CI18];[$Lune.$A$1:.$B$1000];2;0);IF((WEEKDAY([.CI18])=5)OR((WEEKDAY([.CI18])=4)AND(NOT(ISERROR(MATCH([.CI18]+1;[$Lune.$A$1:.$A$1000];0)))));ISOWEEKNUM([.CI18]);&quot;&quot;)))">
            <text:p/>
          </table:table-cell>
          <table:table-cell table:style-name="ce49" office:value-type="string" office:string-value="D" calcext:value-type="string">
            <text:p>D</text:p>
          </table:table-cell>
          <table:table-cell table:style-name="ce55" table:formula="of:=[.CQ17]+1" office:value-type="date" office:date-value="2026-12-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8]=&quot;&quot;;&quot;&quot;;IFERROR(VLOOKUP([.CQ18];[$Lune.$A$1:.$B$1000];2;0);IF((WEEKDAY([.CQ18])=5)OR((WEEKDAY([.CQ18])=4)AND(NOT(ISERROR(MATCH([.CQ18]+1;[$Lune.$A$1:.$A$1000];0)))));ISOWEEKNUM([.CQ18]);&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18]+1" office:value-type="date" office:date-value="2026-01-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9]=&quot;&quot;;&quot;&quot;;IFERROR(VLOOKUP([.E19];[$Lune.$A$1:.$B$1000];2;0);IF((WEEKDAY([.E19])=5)OR((WEEKDAY([.E19])=4)AND(NOT(ISERROR(MATCH([.E19]+1;[$Lune.$A$1:.$A$1000];0)))));ISOWEEKNUM([.E19]);&quot;&quot;)))">
            <text:p/>
          </table:table-cell>
          <table:table-cell table:style-name="ce49" office:value-type="string" office:string-value="S" calcext:value-type="string">
            <text:p>S</text:p>
          </table:table-cell>
          <table:table-cell table:style-name="ce55" table:formula="of:=[.M18]+1" office:value-type="date" office:date-value="2026-02-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9]=&quot;&quot;;&quot;&quot;;IFERROR(VLOOKUP([.M19];[$Lune.$A$1:.$B$1000];2;0);IF((WEEKDAY([.M19])=5)OR((WEEKDAY([.M19])=4)AND(NOT(ISERROR(MATCH([.M19]+1;[$Lune.$A$1:.$A$1000];0)))));ISOWEEKNUM([.M19]);&quot;&quot;)))">
            <text:p/>
          </table:table-cell>
          <table:table-cell table:style-name="ce49" office:value-type="string" office:string-value="S" calcext:value-type="string">
            <text:p>S</text:p>
          </table:table-cell>
          <table:table-cell table:style-name="ce55" table:formula="of:=[.U18]+1" office:value-type="date" office:date-value="2026-03-14" calcext:value-type="date">
            <text:p>1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9]=&quot;&quot;;&quot;&quot;;IFERROR(VLOOKUP([.U19];[$Lune.$A$1:.$B$1000];2;0);IF((WEEKDAY([.U19])=5)OR((WEEKDAY([.U19])=4)AND(NOT(ISERROR(MATCH([.U19]+1;[$Lune.$A$1:.$A$1000];0)))));ISOWEEKNUM([.U19]);&quot;&quot;)))">
            <text:p/>
          </table:table-cell>
          <table:table-cell table:style-name="ce49" office:value-type="string" office:string-value="M" calcext:value-type="string">
            <text:p>M</text:p>
          </table:table-cell>
          <table:table-cell table:style-name="ce55" table:formula="of:=[.AC18]+1" office:value-type="date" office:date-value="2026-04-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9]=&quot;&quot;;&quot;&quot;;IFERROR(VLOOKUP([.AC19];[$Lune.$A$1:.$B$1000];2;0);IF((WEEKDAY([.AC19])=5)OR((WEEKDAY([.AC19])=4)AND(NOT(ISERROR(MATCH([.AC19]+1;[$Lune.$A$1:.$A$1000];0)))));ISOWEEKNUM([.AC19]);&quot;&quot;)))">
            <text:p/>
          </table:table-cell>
          <table:table-cell table:style-name="ce49" office:value-type="string" office:string-value="J" calcext:value-type="string">
            <text:p>J</text:p>
          </table:table-cell>
          <table:table-cell table:style-name="ce55" table:formula="of:=[.AK18]+1" office:value-type="date" office:date-value="2026-05-14" calcext:value-type="date">
            <text:p>14</text:p>
          </table:table-cell>
          <table:table-cell table:style-name="ce60" office:value-type="string" office:string-value="Ascension" calcext:value-type="string">
            <text:p>Ascension</text:p>
          </table:table-cell>
          <table:table-cell table:style-name="ce66"/>
          <table:table-cell table:style-name="ce70"/>
          <table:table-cell table:style-name="ce75"/>
          <table:table-cell table:style-name="ce79"/>
          <table:table-cell table:style-name="ce84" table:formula="of:=IF([.AK19]=&quot;&quot;;&quot;&quot;;IFERROR(VLOOKUP([.AK19];[$Lune.$A$1:.$B$1000];2;0);IF((WEEKDAY([.AK19])=5)OR((WEEKDAY([.AK19])=4)AND(NOT(ISERROR(MATCH([.AK19]+1;[$Lune.$A$1:.$A$1000];0)))));ISOWEEKNUM([.AK19]);&quot;&quot;)))" office:value-type="float" office:value="20" calcext:value-type="float">
            <text:p>20</text:p>
          </table:table-cell>
          <table:table-cell table:style-name="ce49" office:value-type="string" office:string-value="D" calcext:value-type="string">
            <text:p>D</text:p>
          </table:table-cell>
          <table:table-cell table:style-name="ce55" table:formula="of:=[.AS18]+1" office:value-type="date" office:date-value="2026-06-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9]=&quot;&quot;;&quot;&quot;;IFERROR(VLOOKUP([.AS19];[$Lune.$A$1:.$B$1000];2;0);IF((WEEKDAY([.AS19])=5)OR((WEEKDAY([.AS19])=4)AND(NOT(ISERROR(MATCH([.AS19]+1;[$Lune.$A$1:.$A$1000];0)))));ISOWEEKNUM([.AS19]);&quot;&quot;)))">
            <text:p/>
          </table:table-cell>
          <table:table-cell table:style-name="ce146" table:number-columns-repeated="2"/>
          <table:table-cell table:style-name="ce49" office:value-type="string" office:string-value="M" calcext:value-type="string">
            <text:p>M</text:p>
          </table:table-cell>
          <table:table-cell table:style-name="ce55" table:formula="of:=[.BC18]+1" office:value-type="date" office:date-value="2026-07-14" calcext:value-type="date">
            <text:p>14</text:p>
          </table:table-cell>
          <table:table-cell table:style-name="ce60" office:value-type="string" office:string-value="Fête nationale" calcext:value-type="string">
            <text:p>Fête nationale</text:p>
          </table:table-cell>
          <table:table-cell table:style-name="ce66"/>
          <table:table-cell table:style-name="ce70"/>
          <table:table-cell table:style-name="ce75"/>
          <table:table-cell table:style-name="ce79"/>
          <table:table-cell table:style-name="ce84" table:formula="of:=IF([.BC19]=&quot;&quot;;&quot;&quot;;IFERROR(VLOOKUP([.BC19];[$Lune.$A$1:.$B$1000];2;0);IF((WEEKDAY([.BC19])=5)OR((WEEKDAY([.BC19])=4)AND(NOT(ISERROR(MATCH([.BC19]+1;[$Lune.$A$1:.$A$1000];0)))));ISOWEEKNUM([.BC19]);&quot;&quot;)))" office:value-type="string" office:string-value="●" calcext:value-type="string">
            <text:p>●</text:p>
          </table:table-cell>
          <table:table-cell table:style-name="ce49" office:value-type="string" office:string-value="V" calcext:value-type="string">
            <text:p>V</text:p>
          </table:table-cell>
          <table:table-cell table:style-name="ce55" table:formula="of:=[.BK18]+1" office:value-type="date" office:date-value="2026-08-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9]=&quot;&quot;;&quot;&quot;;IFERROR(VLOOKUP([.BK19];[$Lune.$A$1:.$B$1000];2;0);IF((WEEKDAY([.BK19])=5)OR((WEEKDAY([.BK19])=4)AND(NOT(ISERROR(MATCH([.BK19]+1;[$Lune.$A$1:.$A$1000];0)))));ISOWEEKNUM([.BK19]);&quot;&quot;)))">
            <text:p/>
          </table:table-cell>
          <table:table-cell table:style-name="ce49" office:value-type="string" office:string-value="L" calcext:value-type="string">
            <text:p>L</text:p>
          </table:table-cell>
          <table:table-cell table:style-name="ce55" table:formula="of:=[.BS18]+1" office:value-type="date" office:date-value="2026-09-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9]=&quot;&quot;;&quot;&quot;;IFERROR(VLOOKUP([.BS19];[$Lune.$A$1:.$B$1000];2;0);IF((WEEKDAY([.BS19])=5)OR((WEEKDAY([.BS19])=4)AND(NOT(ISERROR(MATCH([.BS19]+1;[$Lune.$A$1:.$A$1000];0)))));ISOWEEKNUM([.BS19]);&quot;&quot;)))">
            <text:p/>
          </table:table-cell>
          <table:table-cell table:style-name="ce49" office:value-type="string" office:string-value="M" calcext:value-type="string">
            <text:p>M</text:p>
          </table:table-cell>
          <table:table-cell table:style-name="ce55" table:formula="of:=[.CA18]+1" office:value-type="date" office:date-value="2026-10-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9]=&quot;&quot;;&quot;&quot;;IFERROR(VLOOKUP([.CA19];[$Lune.$A$1:.$B$1000];2;0);IF((WEEKDAY([.CA19])=5)OR((WEEKDAY([.CA19])=4)AND(NOT(ISERROR(MATCH([.CA19]+1;[$Lune.$A$1:.$A$1000];0)))));ISOWEEKNUM([.CA19]);&quot;&quot;)))">
            <text:p/>
          </table:table-cell>
          <table:table-cell table:style-name="ce49" office:value-type="string" office:string-value="S" calcext:value-type="string">
            <text:p>S</text:p>
          </table:table-cell>
          <table:table-cell table:style-name="ce55" table:formula="of:=[.CI18]+1" office:value-type="date" office:date-value="2026-11-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9]=&quot;&quot;;&quot;&quot;;IFERROR(VLOOKUP([.CI19];[$Lune.$A$1:.$B$1000];2;0);IF((WEEKDAY([.CI19])=5)OR((WEEKDAY([.CI19])=4)AND(NOT(ISERROR(MATCH([.CI19]+1;[$Lune.$A$1:.$A$1000];0)))));ISOWEEKNUM([.CI19]);&quot;&quot;)))">
            <text:p/>
          </table:table-cell>
          <table:table-cell table:style-name="ce49" office:value-type="string" office:string-value="L" calcext:value-type="string">
            <text:p>L</text:p>
          </table:table-cell>
          <table:table-cell table:style-name="ce55" table:formula="of:=[.CQ18]+1" office:value-type="date" office:date-value="2026-12-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9]=&quot;&quot;;&quot;&quot;;IFERROR(VLOOKUP([.CQ19];[$Lune.$A$1:.$B$1000];2;0);IF((WEEKDAY([.CQ19])=5)OR((WEEKDAY([.CQ19])=4)AND(NOT(ISERROR(MATCH([.CQ19]+1;[$Lune.$A$1:.$A$1000];0)))));ISOWEEKNUM([.CQ19]);&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J" calcext:value-type="string">
            <text:p>J</text:p>
          </table:table-cell>
          <table:table-cell table:style-name="ce55" table:formula="of:=[.E19]+1" office:value-type="date" office:date-value="2026-01-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0]=&quot;&quot;;&quot;&quot;;IFERROR(VLOOKUP([.E20];[$Lune.$A$1:.$B$1000];2;0);IF((WEEKDAY([.E20])=5)OR((WEEKDAY([.E20])=4)AND(NOT(ISERROR(MATCH([.E20]+1;[$Lune.$A$1:.$A$1000];0)))));ISOWEEKNUM([.E20]);&quot;&quot;)))" office:value-type="float" office:value="3" calcext:value-type="float">
            <text:p>3</text:p>
          </table:table-cell>
          <table:table-cell table:style-name="ce49" office:value-type="string" office:string-value="D" calcext:value-type="string">
            <text:p>D</text:p>
          </table:table-cell>
          <table:table-cell table:style-name="ce55" table:formula="of:=[.M19]+1" office:value-type="date" office:date-value="2026-02-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0]=&quot;&quot;;&quot;&quot;;IFERROR(VLOOKUP([.M20];[$Lune.$A$1:.$B$1000];2;0);IF((WEEKDAY([.M20])=5)OR((WEEKDAY([.M20])=4)AND(NOT(ISERROR(MATCH([.M20]+1;[$Lune.$A$1:.$A$1000];0)))));ISOWEEKNUM([.M20]);&quot;&quot;)))">
            <text:p/>
          </table:table-cell>
          <table:table-cell table:style-name="ce49" office:value-type="string" office:string-value="D" calcext:value-type="string">
            <text:p>D</text:p>
          </table:table-cell>
          <table:table-cell table:style-name="ce55" table:formula="of:=[.U19]+1" office:value-type="date" office:date-value="2026-03-15" calcext:value-type="date">
            <text:p>1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0]=&quot;&quot;;&quot;&quot;;IFERROR(VLOOKUP([.U20];[$Lune.$A$1:.$B$1000];2;0);IF((WEEKDAY([.U20])=5)OR((WEEKDAY([.U20])=4)AND(NOT(ISERROR(MATCH([.U20]+1;[$Lune.$A$1:.$A$1000];0)))));ISOWEEKNUM([.U20]);&quot;&quot;)))">
            <text:p/>
          </table:table-cell>
          <table:table-cell table:style-name="ce49" office:value-type="string" office:string-value="M" calcext:value-type="string">
            <text:p>M</text:p>
          </table:table-cell>
          <table:table-cell table:style-name="ce55" table:formula="of:=[.AC19]+1" office:value-type="date" office:date-value="2026-04-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0]=&quot;&quot;;&quot;&quot;;IFERROR(VLOOKUP([.AC20];[$Lune.$A$1:.$B$1000];2;0);IF((WEEKDAY([.AC20])=5)OR((WEEKDAY([.AC20])=4)AND(NOT(ISERROR(MATCH([.AC20]+1;[$Lune.$A$1:.$A$1000];0)))));ISOWEEKNUM([.AC20]);&quot;&quot;)))">
            <text:p/>
          </table:table-cell>
          <table:table-cell table:style-name="ce49" office:value-type="string" office:string-value="V" calcext:value-type="string">
            <text:p>V</text:p>
          </table:table-cell>
          <table:table-cell table:style-name="ce55" table:formula="of:=[.AK19]+1" office:value-type="date" office:date-value="2026-05-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0]=&quot;&quot;;&quot;&quot;;IFERROR(VLOOKUP([.AK20];[$Lune.$A$1:.$B$1000];2;0);IF((WEEKDAY([.AK20])=5)OR((WEEKDAY([.AK20])=4)AND(NOT(ISERROR(MATCH([.AK20]+1;[$Lune.$A$1:.$A$1000];0)))));ISOWEEKNUM([.AK20]);&quot;&quot;)))">
            <text:p/>
          </table:table-cell>
          <table:table-cell table:style-name="ce49" office:value-type="string" office:string-value="L" calcext:value-type="string">
            <text:p>L</text:p>
          </table:table-cell>
          <table:table-cell table:style-name="ce55" table:formula="of:=[.AS19]+1" office:value-type="date" office:date-value="2026-06-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0]=&quot;&quot;;&quot;&quot;;IFERROR(VLOOKUP([.AS20];[$Lune.$A$1:.$B$1000];2;0);IF((WEEKDAY([.AS20])=5)OR((WEEKDAY([.AS20])=4)AND(NOT(ISERROR(MATCH([.AS20]+1;[$Lune.$A$1:.$A$1000];0)))));ISOWEEKNUM([.AS20]);&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19]+1" office:value-type="date" office:date-value="2026-07-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0]=&quot;&quot;;&quot;&quot;;IFERROR(VLOOKUP([.BC20];[$Lune.$A$1:.$B$1000];2;0);IF((WEEKDAY([.BC20])=5)OR((WEEKDAY([.BC20])=4)AND(NOT(ISERROR(MATCH([.BC20]+1;[$Lune.$A$1:.$A$1000];0)))));ISOWEEKNUM([.BC20]);&quot;&quot;)))">
            <text:p/>
          </table:table-cell>
          <table:table-cell table:style-name="ce49" office:value-type="string" office:string-value="S" calcext:value-type="string">
            <text:p>S</text:p>
          </table:table-cell>
          <table:table-cell table:style-name="ce55" table:formula="of:=[.BK19]+1" office:value-type="date" office:date-value="2026-08-15" calcext:value-type="date">
            <text:p>15</text:p>
          </table:table-cell>
          <table:table-cell table:style-name="ce60" office:value-type="string" office:string-value="Assomption" calcext:value-type="string">
            <text:p>Assomption</text:p>
          </table:table-cell>
          <table:table-cell table:style-name="ce66"/>
          <table:table-cell table:style-name="ce70"/>
          <table:table-cell table:style-name="ce75"/>
          <table:table-cell table:style-name="ce79"/>
          <table:table-cell table:style-name="ce84" table:formula="of:=IF([.BK20]=&quot;&quot;;&quot;&quot;;IFERROR(VLOOKUP([.BK20];[$Lune.$A$1:.$B$1000];2;0);IF((WEEKDAY([.BK20])=5)OR((WEEKDAY([.BK20])=4)AND(NOT(ISERROR(MATCH([.BK20]+1;[$Lune.$A$1:.$A$1000];0)))));ISOWEEKNUM([.BK20]);&quot;&quot;)))">
            <text:p/>
          </table:table-cell>
          <table:table-cell table:style-name="ce49" office:value-type="string" office:string-value="M" calcext:value-type="string">
            <text:p>M</text:p>
          </table:table-cell>
          <table:table-cell table:style-name="ce55" table:formula="of:=[.BS19]+1" office:value-type="date" office:date-value="2026-09-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0]=&quot;&quot;;&quot;&quot;;IFERROR(VLOOKUP([.BS20];[$Lune.$A$1:.$B$1000];2;0);IF((WEEKDAY([.BS20])=5)OR((WEEKDAY([.BS20])=4)AND(NOT(ISERROR(MATCH([.BS20]+1;[$Lune.$A$1:.$A$1000];0)))));ISOWEEKNUM([.BS20]);&quot;&quot;)))">
            <text:p/>
          </table:table-cell>
          <table:table-cell table:style-name="ce49" office:value-type="string" office:string-value="J" calcext:value-type="string">
            <text:p>J</text:p>
          </table:table-cell>
          <table:table-cell table:style-name="ce55" table:formula="of:=[.CA19]+1" office:value-type="date" office:date-value="2026-10-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0]=&quot;&quot;;&quot;&quot;;IFERROR(VLOOKUP([.CA20];[$Lune.$A$1:.$B$1000];2;0);IF((WEEKDAY([.CA20])=5)OR((WEEKDAY([.CA20])=4)AND(NOT(ISERROR(MATCH([.CA20]+1;[$Lune.$A$1:.$A$1000];0)))));ISOWEEKNUM([.CA20]);&quot;&quot;)))" office:value-type="float" office:value="42" calcext:value-type="float">
            <text:p>42</text:p>
          </table:table-cell>
          <table:table-cell table:style-name="ce49" office:value-type="string" office:string-value="D" calcext:value-type="string">
            <text:p>D</text:p>
          </table:table-cell>
          <table:table-cell table:style-name="ce55" table:formula="of:=[.CI19]+1" office:value-type="date" office:date-value="2026-11-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0]=&quot;&quot;;&quot;&quot;;IFERROR(VLOOKUP([.CI20];[$Lune.$A$1:.$B$1000];2;0);IF((WEEKDAY([.CI20])=5)OR((WEEKDAY([.CI20])=4)AND(NOT(ISERROR(MATCH([.CI20]+1;[$Lune.$A$1:.$A$1000];0)))));ISOWEEKNUM([.CI20]);&quot;&quot;)))">
            <text:p/>
          </table:table-cell>
          <table:table-cell table:style-name="ce49" office:value-type="string" office:string-value="M" calcext:value-type="string">
            <text:p>M</text:p>
          </table:table-cell>
          <table:table-cell table:style-name="ce55" table:formula="of:=[.CQ19]+1" office:value-type="date" office:date-value="2026-12-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0]=&quot;&quot;;&quot;&quot;;IFERROR(VLOOKUP([.CQ20];[$Lune.$A$1:.$B$1000];2;0);IF((WEEKDAY([.CQ20])=5)OR((WEEKDAY([.CQ20])=4)AND(NOT(ISERROR(MATCH([.CQ20]+1;[$Lune.$A$1:.$A$1000];0)))));ISOWEEKNUM([.CQ20]);&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V" calcext:value-type="string">
            <text:p>V</text:p>
          </table:table-cell>
          <table:table-cell table:style-name="ce55" table:formula="of:=[.E20]+1" office:value-type="date" office:date-value="2026-01-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1]=&quot;&quot;;&quot;&quot;;IFERROR(VLOOKUP([.E21];[$Lune.$A$1:.$B$1000];2;0);IF((WEEKDAY([.E21])=5)OR((WEEKDAY([.E21])=4)AND(NOT(ISERROR(MATCH([.E21]+1;[$Lune.$A$1:.$A$1000];0)))));ISOWEEKNUM([.E21]);&quot;&quot;)))">
            <text:p/>
          </table:table-cell>
          <table:table-cell table:style-name="ce49" office:value-type="string" office:string-value="L" calcext:value-type="string">
            <text:p>L</text:p>
          </table:table-cell>
          <table:table-cell table:style-name="ce55" table:formula="of:=[.M20]+1" office:value-type="date" office:date-value="2026-02-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1]=&quot;&quot;;&quot;&quot;;IFERROR(VLOOKUP([.M21];[$Lune.$A$1:.$B$1000];2;0);IF((WEEKDAY([.M21])=5)OR((WEEKDAY([.M21])=4)AND(NOT(ISERROR(MATCH([.M21]+1;[$Lune.$A$1:.$A$1000];0)))));ISOWEEKNUM([.M21]);&quot;&quot;)))">
            <text:p/>
          </table:table-cell>
          <table:table-cell table:style-name="ce49" office:value-type="string" office:string-value="L" calcext:value-type="string">
            <text:p>L</text:p>
          </table:table-cell>
          <table:table-cell table:style-name="ce55" table:formula="of:=[.U20]+1" office:value-type="date" office:date-value="2026-03-16" calcext:value-type="date">
            <text:p>1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1]=&quot;&quot;;&quot;&quot;;IFERROR(VLOOKUP([.U21];[$Lune.$A$1:.$B$1000];2;0);IF((WEEKDAY([.U21])=5)OR((WEEKDAY([.U21])=4)AND(NOT(ISERROR(MATCH([.U21]+1;[$Lune.$A$1:.$A$1000];0)))));ISOWEEKNUM([.U21]);&quot;&quot;)))">
            <text:p/>
          </table:table-cell>
          <table:table-cell table:style-name="ce49" office:value-type="string" office:string-value="J" calcext:value-type="string">
            <text:p>J</text:p>
          </table:table-cell>
          <table:table-cell table:style-name="ce55" table:formula="of:=[.AC20]+1" office:value-type="date" office:date-value="2026-04-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1]=&quot;&quot;;&quot;&quot;;IFERROR(VLOOKUP([.AC21];[$Lune.$A$1:.$B$1000];2;0);IF((WEEKDAY([.AC21])=5)OR((WEEKDAY([.AC21])=4)AND(NOT(ISERROR(MATCH([.AC21]+1;[$Lune.$A$1:.$A$1000];0)))));ISOWEEKNUM([.AC21]);&quot;&quot;)))" office:value-type="float" office:value="16" calcext:value-type="float">
            <text:p>16</text:p>
          </table:table-cell>
          <table:table-cell table:style-name="ce49" office:value-type="string" office:string-value="S" calcext:value-type="string">
            <text:p>S</text:p>
          </table:table-cell>
          <table:table-cell table:style-name="ce55" table:formula="of:=[.AK20]+1" office:value-type="date" office:date-value="2026-05-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1]=&quot;&quot;;&quot;&quot;;IFERROR(VLOOKUP([.AK21];[$Lune.$A$1:.$B$1000];2;0);IF((WEEKDAY([.AK21])=5)OR((WEEKDAY([.AK21])=4)AND(NOT(ISERROR(MATCH([.AK21]+1;[$Lune.$A$1:.$A$1000];0)))));ISOWEEKNUM([.AK21]);&quot;&quot;)))" office:value-type="string" office:string-value="●" calcext:value-type="string">
            <text:p>●</text:p>
          </table:table-cell>
          <table:table-cell table:style-name="ce49" office:value-type="string" office:string-value="M" calcext:value-type="string">
            <text:p>M</text:p>
          </table:table-cell>
          <table:table-cell table:style-name="ce55" table:formula="of:=[.AS20]+1" office:value-type="date" office:date-value="2026-06-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1]=&quot;&quot;;&quot;&quot;;IFERROR(VLOOKUP([.AS21];[$Lune.$A$1:.$B$1000];2;0);IF((WEEKDAY([.AS21])=5)OR((WEEKDAY([.AS21])=4)AND(NOT(ISERROR(MATCH([.AS21]+1;[$Lune.$A$1:.$A$1000];0)))));ISOWEEKNUM([.AS21]);&quot;&quot;)))">
            <text:p/>
          </table:table-cell>
          <table:table-cell table:style-name="ce146" table:number-columns-repeated="2"/>
          <table:table-cell table:style-name="ce49" office:value-type="string" office:string-value="J" calcext:value-type="string">
            <text:p>J</text:p>
          </table:table-cell>
          <table:table-cell table:style-name="ce55" table:formula="of:=[.BC20]+1" office:value-type="date" office:date-value="2026-07-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1]=&quot;&quot;;&quot;&quot;;IFERROR(VLOOKUP([.BC21];[$Lune.$A$1:.$B$1000];2;0);IF((WEEKDAY([.BC21])=5)OR((WEEKDAY([.BC21])=4)AND(NOT(ISERROR(MATCH([.BC21]+1;[$Lune.$A$1:.$A$1000];0)))));ISOWEEKNUM([.BC21]);&quot;&quot;)))" office:value-type="float" office:value="29" calcext:value-type="float">
            <text:p>29</text:p>
          </table:table-cell>
          <table:table-cell table:style-name="ce49" office:value-type="string" office:string-value="D" calcext:value-type="string">
            <text:p>D</text:p>
          </table:table-cell>
          <table:table-cell table:style-name="ce55" table:formula="of:=[.BK20]+1" office:value-type="date" office:date-value="2026-08-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1]=&quot;&quot;;&quot;&quot;;IFERROR(VLOOKUP([.BK21];[$Lune.$A$1:.$B$1000];2;0);IF((WEEKDAY([.BK21])=5)OR((WEEKDAY([.BK21])=4)AND(NOT(ISERROR(MATCH([.BK21]+1;[$Lune.$A$1:.$A$1000];0)))));ISOWEEKNUM([.BK21]);&quot;&quot;)))">
            <text:p/>
          </table:table-cell>
          <table:table-cell table:style-name="ce49" office:value-type="string" office:string-value="M" calcext:value-type="string">
            <text:p>M</text:p>
          </table:table-cell>
          <table:table-cell table:style-name="ce55" table:formula="of:=[.BS20]+1" office:value-type="date" office:date-value="2026-09-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1]=&quot;&quot;;&quot;&quot;;IFERROR(VLOOKUP([.BS21];[$Lune.$A$1:.$B$1000];2;0);IF((WEEKDAY([.BS21])=5)OR((WEEKDAY([.BS21])=4)AND(NOT(ISERROR(MATCH([.BS21]+1;[$Lune.$A$1:.$A$1000];0)))));ISOWEEKNUM([.BS21]);&quot;&quot;)))">
            <text:p/>
          </table:table-cell>
          <table:table-cell table:style-name="ce49" office:value-type="string" office:string-value="V" calcext:value-type="string">
            <text:p>V</text:p>
          </table:table-cell>
          <table:table-cell table:style-name="ce55" table:formula="of:=[.CA20]+1" office:value-type="date" office:date-value="2026-10-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1]=&quot;&quot;;&quot;&quot;;IFERROR(VLOOKUP([.CA21];[$Lune.$A$1:.$B$1000];2;0);IF((WEEKDAY([.CA21])=5)OR((WEEKDAY([.CA21])=4)AND(NOT(ISERROR(MATCH([.CA21]+1;[$Lune.$A$1:.$A$1000];0)))));ISOWEEKNUM([.CA21]);&quot;&quot;)))">
            <text:p/>
          </table:table-cell>
          <table:table-cell table:style-name="ce49" office:value-type="string" office:string-value="L" calcext:value-type="string">
            <text:p>L</text:p>
          </table:table-cell>
          <table:table-cell table:style-name="ce55" table:formula="of:=[.CI20]+1" office:value-type="date" office:date-value="2026-11-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1]=&quot;&quot;;&quot;&quot;;IFERROR(VLOOKUP([.CI21];[$Lune.$A$1:.$B$1000];2;0);IF((WEEKDAY([.CI21])=5)OR((WEEKDAY([.CI21])=4)AND(NOT(ISERROR(MATCH([.CI21]+1;[$Lune.$A$1:.$A$1000];0)))));ISOWEEKNUM([.CI21]);&quot;&quot;)))">
            <text:p/>
          </table:table-cell>
          <table:table-cell table:style-name="ce49" office:value-type="string" office:string-value="M" calcext:value-type="string">
            <text:p>M</text:p>
          </table:table-cell>
          <table:table-cell table:style-name="ce55" table:formula="of:=[.CQ20]+1" office:value-type="date" office:date-value="2026-12-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1]=&quot;&quot;;&quot;&quot;;IFERROR(VLOOKUP([.CQ21];[$Lune.$A$1:.$B$1000];2;0);IF((WEEKDAY([.CQ21])=5)OR((WEEKDAY([.CQ21])=4)AND(NOT(ISERROR(MATCH([.CQ21]+1;[$Lune.$A$1:.$A$1000];0)))));ISOWEEKNUM([.CQ21]);&quot;&quot;)))" office:value-type="float" office:value="51" calcext:value-type="float">
            <text:p>51</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S" calcext:value-type="string">
            <text:p>S</text:p>
          </table:table-cell>
          <table:table-cell table:style-name="ce55" table:formula="of:=[.E21]+1" office:value-type="date" office:date-value="2026-01-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2]=&quot;&quot;;&quot;&quot;;IFERROR(VLOOKUP([.E22];[$Lune.$A$1:.$B$1000];2;0);IF((WEEKDAY([.E22])=5)OR((WEEKDAY([.E22])=4)AND(NOT(ISERROR(MATCH([.E22]+1;[$Lune.$A$1:.$A$1000];0)))));ISOWEEKNUM([.E22]);&quot;&quot;)))">
            <text:p/>
          </table:table-cell>
          <table:table-cell table:style-name="ce49" office:value-type="string" office:string-value="M" calcext:value-type="string">
            <text:p>M</text:p>
          </table:table-cell>
          <table:table-cell table:style-name="ce55" table:formula="of:=[.M21]+1" office:value-type="date" office:date-value="2026-02-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2]=&quot;&quot;;&quot;&quot;;IFERROR(VLOOKUP([.M22];[$Lune.$A$1:.$B$1000];2;0);IF((WEEKDAY([.M22])=5)OR((WEEKDAY([.M22])=4)AND(NOT(ISERROR(MATCH([.M22]+1;[$Lune.$A$1:.$A$1000];0)))));ISOWEEKNUM([.M22]);&quot;&quot;)))" office:value-type="string" office:string-value="●" calcext:value-type="string">
            <text:p>●</text:p>
          </table:table-cell>
          <table:table-cell table:style-name="ce49" office:value-type="string" office:string-value="M" calcext:value-type="string">
            <text:p>M</text:p>
          </table:table-cell>
          <table:table-cell table:style-name="ce55" table:formula="of:=[.U21]+1" office:value-type="date" office:date-value="2026-03-17" calcext:value-type="date">
            <text:p>1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2]=&quot;&quot;;&quot;&quot;;IFERROR(VLOOKUP([.U22];[$Lune.$A$1:.$B$1000];2;0);IF((WEEKDAY([.U22])=5)OR((WEEKDAY([.U22])=4)AND(NOT(ISERROR(MATCH([.U22]+1;[$Lune.$A$1:.$A$1000];0)))));ISOWEEKNUM([.U22]);&quot;&quot;)))">
            <text:p/>
          </table:table-cell>
          <table:table-cell table:style-name="ce49" office:value-type="string" office:string-value="V" calcext:value-type="string">
            <text:p>V</text:p>
          </table:table-cell>
          <table:table-cell table:style-name="ce55" table:formula="of:=[.AC21]+1" office:value-type="date" office:date-value="2026-04-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2]=&quot;&quot;;&quot;&quot;;IFERROR(VLOOKUP([.AC22];[$Lune.$A$1:.$B$1000];2;0);IF((WEEKDAY([.AC22])=5)OR((WEEKDAY([.AC22])=4)AND(NOT(ISERROR(MATCH([.AC22]+1;[$Lune.$A$1:.$A$1000];0)))));ISOWEEKNUM([.AC22]);&quot;&quot;)))" office:value-type="string" office:string-value="●" calcext:value-type="string">
            <text:p>●</text:p>
          </table:table-cell>
          <table:table-cell table:style-name="ce49" office:value-type="string" office:string-value="D" calcext:value-type="string">
            <text:p>D</text:p>
          </table:table-cell>
          <table:table-cell table:style-name="ce55" table:formula="of:=[.AK21]+1" office:value-type="date" office:date-value="2026-05-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2]=&quot;&quot;;&quot;&quot;;IFERROR(VLOOKUP([.AK22];[$Lune.$A$1:.$B$1000];2;0);IF((WEEKDAY([.AK22])=5)OR((WEEKDAY([.AK22])=4)AND(NOT(ISERROR(MATCH([.AK22]+1;[$Lune.$A$1:.$A$1000];0)))));ISOWEEKNUM([.AK22]);&quot;&quot;)))">
            <text:p/>
          </table:table-cell>
          <table:table-cell table:style-name="ce49" office:value-type="string" office:string-value="M" calcext:value-type="string">
            <text:p>M</text:p>
          </table:table-cell>
          <table:table-cell table:style-name="ce55" table:formula="of:=[.AS21]+1" office:value-type="date" office:date-value="2026-06-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2]=&quot;&quot;;&quot;&quot;;IFERROR(VLOOKUP([.AS22];[$Lune.$A$1:.$B$1000];2;0);IF((WEEKDAY([.AS22])=5)OR((WEEKDAY([.AS22])=4)AND(NOT(ISERROR(MATCH([.AS22]+1;[$Lune.$A$1:.$A$1000];0)))));ISOWEEKNUM([.AS22]);&quot;&quot;)))">
            <text:p/>
          </table:table-cell>
          <table:table-cell table:style-name="ce146" table:number-columns-repeated="2"/>
          <table:table-cell table:style-name="ce49" office:value-type="string" office:string-value="V" calcext:value-type="string">
            <text:p>V</text:p>
          </table:table-cell>
          <table:table-cell table:style-name="ce55" table:formula="of:=[.BC21]+1" office:value-type="date" office:date-value="2026-07-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2]=&quot;&quot;;&quot;&quot;;IFERROR(VLOOKUP([.BC22];[$Lune.$A$1:.$B$1000];2;0);IF((WEEKDAY([.BC22])=5)OR((WEEKDAY([.BC22])=4)AND(NOT(ISERROR(MATCH([.BC22]+1;[$Lune.$A$1:.$A$1000];0)))));ISOWEEKNUM([.BC22]);&quot;&quot;)))">
            <text:p/>
          </table:table-cell>
          <table:table-cell table:style-name="ce49" office:value-type="string" office:string-value="L" calcext:value-type="string">
            <text:p>L</text:p>
          </table:table-cell>
          <table:table-cell table:style-name="ce55" table:formula="of:=[.BK21]+1" office:value-type="date" office:date-value="2026-08-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2]=&quot;&quot;;&quot;&quot;;IFERROR(VLOOKUP([.BK22];[$Lune.$A$1:.$B$1000];2;0);IF((WEEKDAY([.BK22])=5)OR((WEEKDAY([.BK22])=4)AND(NOT(ISERROR(MATCH([.BK22]+1;[$Lune.$A$1:.$A$1000];0)))));ISOWEEKNUM([.BK22]);&quot;&quot;)))">
            <text:p/>
          </table:table-cell>
          <table:table-cell table:style-name="ce49" office:value-type="string" office:string-value="J" calcext:value-type="string">
            <text:p>J</text:p>
          </table:table-cell>
          <table:table-cell table:style-name="ce55" table:formula="of:=[.BS21]+1" office:value-type="date" office:date-value="2026-09-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2]=&quot;&quot;;&quot;&quot;;IFERROR(VLOOKUP([.BS22];[$Lune.$A$1:.$B$1000];2;0);IF((WEEKDAY([.BS22])=5)OR((WEEKDAY([.BS22])=4)AND(NOT(ISERROR(MATCH([.BS22]+1;[$Lune.$A$1:.$A$1000];0)))));ISOWEEKNUM([.BS22]);&quot;&quot;)))" office:value-type="float" office:value="38" calcext:value-type="float">
            <text:p>38</text:p>
          </table:table-cell>
          <table:table-cell table:style-name="ce49" office:value-type="string" office:string-value="S" calcext:value-type="string">
            <text:p>S</text:p>
          </table:table-cell>
          <table:table-cell table:style-name="ce55" table:formula="of:=[.CA21]+1" office:value-type="date" office:date-value="2026-10-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2]=&quot;&quot;;&quot;&quot;;IFERROR(VLOOKUP([.CA22];[$Lune.$A$1:.$B$1000];2;0);IF((WEEKDAY([.CA22])=5)OR((WEEKDAY([.CA22])=4)AND(NOT(ISERROR(MATCH([.CA22]+1;[$Lune.$A$1:.$A$1000];0)))));ISOWEEKNUM([.CA22]);&quot;&quot;)))">
            <text:p/>
          </table:table-cell>
          <table:table-cell table:style-name="ce49" office:value-type="string" office:string-value="M" calcext:value-type="string">
            <text:p>M</text:p>
          </table:table-cell>
          <table:table-cell table:style-name="ce55" table:formula="of:=[.CI21]+1" office:value-type="date" office:date-value="2026-11-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2]=&quot;&quot;;&quot;&quot;;IFERROR(VLOOKUP([.CI22];[$Lune.$A$1:.$B$1000];2;0);IF((WEEKDAY([.CI22])=5)OR((WEEKDAY([.CI22])=4)AND(NOT(ISERROR(MATCH([.CI22]+1;[$Lune.$A$1:.$A$1000];0)))));ISOWEEKNUM([.CI22]);&quot;&quot;)))" office:value-type="string" office:string-value="◐" calcext:value-type="string">
            <text:p>◐</text:p>
          </table:table-cell>
          <table:table-cell table:style-name="ce49" office:value-type="string" office:string-value="J" calcext:value-type="string">
            <text:p>J</text:p>
          </table:table-cell>
          <table:table-cell table:style-name="ce55" table:formula="of:=[.CQ21]+1" office:value-type="date" office:date-value="2026-12-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2]=&quot;&quot;;&quot;&quot;;IFERROR(VLOOKUP([.CQ22];[$Lune.$A$1:.$B$1000];2;0);IF((WEEKDAY([.CQ22])=5)OR((WEEKDAY([.CQ22])=4)AND(NOT(ISERROR(MATCH([.CQ22]+1;[$Lune.$A$1:.$A$1000];0)))));ISOWEEKNUM([.CQ22]);&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D" calcext:value-type="string">
            <text:p>D</text:p>
          </table:table-cell>
          <table:table-cell table:style-name="ce55" table:formula="of:=[.E22]+1" office:value-type="date" office:date-value="2026-01-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3]=&quot;&quot;;&quot;&quot;;IFERROR(VLOOKUP([.E23];[$Lune.$A$1:.$B$1000];2;0);IF((WEEKDAY([.E23])=5)OR((WEEKDAY([.E23])=4)AND(NOT(ISERROR(MATCH([.E23]+1;[$Lune.$A$1:.$A$1000];0)))));ISOWEEKNUM([.E23]);&quot;&quot;)))" office:value-type="string" office:string-value="●" calcext:value-type="string">
            <text:p>●</text:p>
          </table:table-cell>
          <table:table-cell table:style-name="ce49" office:value-type="string" office:string-value="M" calcext:value-type="string">
            <text:p>M</text:p>
          </table:table-cell>
          <table:table-cell table:style-name="ce55" table:formula="of:=[.M22]+1" office:value-type="date" office:date-value="2026-02-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3]=&quot;&quot;;&quot;&quot;;IFERROR(VLOOKUP([.M23];[$Lune.$A$1:.$B$1000];2;0);IF((WEEKDAY([.M23])=5)OR((WEEKDAY([.M23])=4)AND(NOT(ISERROR(MATCH([.M23]+1;[$Lune.$A$1:.$A$1000];0)))));ISOWEEKNUM([.M23]);&quot;&quot;)))">
            <text:p/>
          </table:table-cell>
          <table:table-cell table:style-name="ce49" office:value-type="string" office:string-value="M" calcext:value-type="string">
            <text:p>M</text:p>
          </table:table-cell>
          <table:table-cell table:style-name="ce55" table:formula="of:=[.U22]+1" office:value-type="date" office:date-value="2026-03-18" calcext:value-type="date">
            <text:p>1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3]=&quot;&quot;;&quot;&quot;;IFERROR(VLOOKUP([.U23];[$Lune.$A$1:.$B$1000];2;0);IF((WEEKDAY([.U23])=5)OR((WEEKDAY([.U23])=4)AND(NOT(ISERROR(MATCH([.U23]+1;[$Lune.$A$1:.$A$1000];0)))));ISOWEEKNUM([.U23]);&quot;&quot;)))" office:value-type="float" office:value="12" calcext:value-type="float">
            <text:p>12</text:p>
          </table:table-cell>
          <table:table-cell table:style-name="ce49" office:value-type="string" office:string-value="S" calcext:value-type="string">
            <text:p>S</text:p>
          </table:table-cell>
          <table:table-cell table:style-name="ce55" table:formula="of:=[.AC22]+1" office:value-type="date" office:date-value="2026-04-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3]=&quot;&quot;;&quot;&quot;;IFERROR(VLOOKUP([.AC23];[$Lune.$A$1:.$B$1000];2;0);IF((WEEKDAY([.AC23])=5)OR((WEEKDAY([.AC23])=4)AND(NOT(ISERROR(MATCH([.AC23]+1;[$Lune.$A$1:.$A$1000];0)))));ISOWEEKNUM([.AC23]);&quot;&quot;)))">
            <text:p/>
          </table:table-cell>
          <table:table-cell table:style-name="ce49" office:value-type="string" office:string-value="L" calcext:value-type="string">
            <text:p>L</text:p>
          </table:table-cell>
          <table:table-cell table:style-name="ce55" table:formula="of:=[.AK22]+1" office:value-type="date" office:date-value="2026-05-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3]=&quot;&quot;;&quot;&quot;;IFERROR(VLOOKUP([.AK23];[$Lune.$A$1:.$B$1000];2;0);IF((WEEKDAY([.AK23])=5)OR((WEEKDAY([.AK23])=4)AND(NOT(ISERROR(MATCH([.AK23]+1;[$Lune.$A$1:.$A$1000];0)))));ISOWEEKNUM([.AK23]);&quot;&quot;)))">
            <text:p/>
          </table:table-cell>
          <table:table-cell table:style-name="ce49" office:value-type="string" office:string-value="J" calcext:value-type="string">
            <text:p>J</text:p>
          </table:table-cell>
          <table:table-cell table:style-name="ce55" table:formula="of:=[.AS22]+1" office:value-type="date" office:date-value="2026-06-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3]=&quot;&quot;;&quot;&quot;;IFERROR(VLOOKUP([.AS23];[$Lune.$A$1:.$B$1000];2;0);IF((WEEKDAY([.AS23])=5)OR((WEEKDAY([.AS23])=4)AND(NOT(ISERROR(MATCH([.AS23]+1;[$Lune.$A$1:.$A$1000];0)))));ISOWEEKNUM([.AS23]);&quot;&quot;)))" office:value-type="float" office:value="25" calcext:value-type="float">
            <text:p>25</text:p>
          </table:table-cell>
          <table:table-cell table:style-name="ce146" table:number-columns-repeated="2"/>
          <table:table-cell table:style-name="ce49" office:value-type="string" office:string-value="S" calcext:value-type="string">
            <text:p>S</text:p>
          </table:table-cell>
          <table:table-cell table:style-name="ce55" table:formula="of:=[.BC22]+1" office:value-type="date" office:date-value="2026-07-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3]=&quot;&quot;;&quot;&quot;;IFERROR(VLOOKUP([.BC23];[$Lune.$A$1:.$B$1000];2;0);IF((WEEKDAY([.BC23])=5)OR((WEEKDAY([.BC23])=4)AND(NOT(ISERROR(MATCH([.BC23]+1;[$Lune.$A$1:.$A$1000];0)))));ISOWEEKNUM([.BC23]);&quot;&quot;)))">
            <text:p/>
          </table:table-cell>
          <table:table-cell table:style-name="ce49" office:value-type="string" office:string-value="M" calcext:value-type="string">
            <text:p>M</text:p>
          </table:table-cell>
          <table:table-cell table:style-name="ce55" table:formula="of:=[.BK22]+1" office:value-type="date" office:date-value="2026-08-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3]=&quot;&quot;;&quot;&quot;;IFERROR(VLOOKUP([.BK23];[$Lune.$A$1:.$B$1000];2;0);IF((WEEKDAY([.BK23])=5)OR((WEEKDAY([.BK23])=4)AND(NOT(ISERROR(MATCH([.BK23]+1;[$Lune.$A$1:.$A$1000];0)))));ISOWEEKNUM([.BK23]);&quot;&quot;)))">
            <text:p/>
          </table:table-cell>
          <table:table-cell table:style-name="ce49" office:value-type="string" office:string-value="V" calcext:value-type="string">
            <text:p>V</text:p>
          </table:table-cell>
          <table:table-cell table:style-name="ce55" table:formula="of:=[.BS22]+1" office:value-type="date" office:date-value="2026-09-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3]=&quot;&quot;;&quot;&quot;;IFERROR(VLOOKUP([.BS23];[$Lune.$A$1:.$B$1000];2;0);IF((WEEKDAY([.BS23])=5)OR((WEEKDAY([.BS23])=4)AND(NOT(ISERROR(MATCH([.BS23]+1;[$Lune.$A$1:.$A$1000];0)))));ISOWEEKNUM([.BS23]);&quot;&quot;)))" office:value-type="string" office:string-value="◐" calcext:value-type="string">
            <text:p>◐</text:p>
          </table:table-cell>
          <table:table-cell table:style-name="ce49" office:value-type="string" office:string-value="D" calcext:value-type="string">
            <text:p>D</text:p>
          </table:table-cell>
          <table:table-cell table:style-name="ce55" table:formula="of:=[.CA22]+1" office:value-type="date" office:date-value="2026-10-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3]=&quot;&quot;;&quot;&quot;;IFERROR(VLOOKUP([.CA23];[$Lune.$A$1:.$B$1000];2;0);IF((WEEKDAY([.CA23])=5)OR((WEEKDAY([.CA23])=4)AND(NOT(ISERROR(MATCH([.CA23]+1;[$Lune.$A$1:.$A$1000];0)))));ISOWEEKNUM([.CA23]);&quot;&quot;)))" office:value-type="string" office:string-value="◐" calcext:value-type="string">
            <text:p>◐</text:p>
          </table:table-cell>
          <table:table-cell table:style-name="ce49" office:value-type="string" office:string-value="M" calcext:value-type="string">
            <text:p>M</text:p>
          </table:table-cell>
          <table:table-cell table:style-name="ce55" table:formula="of:=[.CI22]+1" office:value-type="date" office:date-value="2026-11-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3]=&quot;&quot;;&quot;&quot;;IFERROR(VLOOKUP([.CI23];[$Lune.$A$1:.$B$1000];2;0);IF((WEEKDAY([.CI23])=5)OR((WEEKDAY([.CI23])=4)AND(NOT(ISERROR(MATCH([.CI23]+1;[$Lune.$A$1:.$A$1000];0)))));ISOWEEKNUM([.CI23]);&quot;&quot;)))">
            <text:p/>
          </table:table-cell>
          <table:table-cell table:style-name="ce49" office:value-type="string" office:string-value="V" calcext:value-type="string">
            <text:p>V</text:p>
          </table:table-cell>
          <table:table-cell table:style-name="ce55" table:formula="of:=[.CQ22]+1" office:value-type="date" office:date-value="2026-12-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3]=&quot;&quot;;&quot;&quot;;IFERROR(VLOOKUP([.CQ23];[$Lune.$A$1:.$B$1000];2;0);IF((WEEKDAY([.CQ23])=5)OR((WEEKDAY([.CQ23])=4)AND(NOT(ISERROR(MATCH([.CQ23]+1;[$Lune.$A$1:.$A$1000];0)))));ISOWEEKNUM([.CQ23]);&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L" calcext:value-type="string">
            <text:p>L</text:p>
          </table:table-cell>
          <table:table-cell table:style-name="ce55" table:formula="of:=[.E23]+1" office:value-type="date" office:date-value="2026-01-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4]=&quot;&quot;;&quot;&quot;;IFERROR(VLOOKUP([.E24];[$Lune.$A$1:.$B$1000];2;0);IF((WEEKDAY([.E24])=5)OR((WEEKDAY([.E24])=4)AND(NOT(ISERROR(MATCH([.E24]+1;[$Lune.$A$1:.$A$1000];0)))));ISOWEEKNUM([.E24]);&quot;&quot;)))">
            <text:p/>
          </table:table-cell>
          <table:table-cell table:style-name="ce49" office:value-type="string" office:string-value="J" calcext:value-type="string">
            <text:p>J</text:p>
          </table:table-cell>
          <table:table-cell table:style-name="ce55" table:formula="of:=[.M23]+1" office:value-type="date" office:date-value="2026-02-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4]=&quot;&quot;;&quot;&quot;;IFERROR(VLOOKUP([.M24];[$Lune.$A$1:.$B$1000];2;0);IF((WEEKDAY([.M24])=5)OR((WEEKDAY([.M24])=4)AND(NOT(ISERROR(MATCH([.M24]+1;[$Lune.$A$1:.$A$1000];0)))));ISOWEEKNUM([.M24]);&quot;&quot;)))" office:value-type="float" office:value="8" calcext:value-type="float">
            <text:p>8</text:p>
          </table:table-cell>
          <table:table-cell table:style-name="ce49" office:value-type="string" office:string-value="J" calcext:value-type="string">
            <text:p>J</text:p>
          </table:table-cell>
          <table:table-cell table:style-name="ce55" table:formula="of:=[.U23]+1" office:value-type="date" office:date-value="2026-03-19" calcext:value-type="date">
            <text:p>19</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4]=&quot;&quot;;&quot;&quot;;IFERROR(VLOOKUP([.U24];[$Lune.$A$1:.$B$1000];2;0);IF((WEEKDAY([.U24])=5)OR((WEEKDAY([.U24])=4)AND(NOT(ISERROR(MATCH([.U24]+1;[$Lune.$A$1:.$A$1000];0)))));ISOWEEKNUM([.U24]);&quot;&quot;)))" office:value-type="string" office:string-value="●" calcext:value-type="string">
            <text:p>●</text:p>
          </table:table-cell>
          <table:table-cell table:style-name="ce49" office:value-type="string" office:string-value="D" calcext:value-type="string">
            <text:p>D</text:p>
          </table:table-cell>
          <table:table-cell table:style-name="ce55" table:formula="of:=[.AC23]+1" office:value-type="date" office:date-value="2026-04-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4]=&quot;&quot;;&quot;&quot;;IFERROR(VLOOKUP([.AC24];[$Lune.$A$1:.$B$1000];2;0);IF((WEEKDAY([.AC24])=5)OR((WEEKDAY([.AC24])=4)AND(NOT(ISERROR(MATCH([.AC24]+1;[$Lune.$A$1:.$A$1000];0)))));ISOWEEKNUM([.AC24]);&quot;&quot;)))">
            <text:p/>
          </table:table-cell>
          <table:table-cell table:style-name="ce49" office:value-type="string" office:string-value="M" calcext:value-type="string">
            <text:p>M</text:p>
          </table:table-cell>
          <table:table-cell table:style-name="ce55" table:formula="of:=[.AK23]+1" office:value-type="date" office:date-value="2026-05-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4]=&quot;&quot;;&quot;&quot;;IFERROR(VLOOKUP([.AK24];[$Lune.$A$1:.$B$1000];2;0);IF((WEEKDAY([.AK24])=5)OR((WEEKDAY([.AK24])=4)AND(NOT(ISERROR(MATCH([.AK24]+1;[$Lune.$A$1:.$A$1000];0)))));ISOWEEKNUM([.AK24]);&quot;&quot;)))">
            <text:p/>
          </table:table-cell>
          <table:table-cell table:style-name="ce49" office:value-type="string" office:string-value="V" calcext:value-type="string">
            <text:p>V</text:p>
          </table:table-cell>
          <table:table-cell table:style-name="ce55" table:formula="of:=[.AS23]+1" office:value-type="date" office:date-value="2026-06-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4]=&quot;&quot;;&quot;&quot;;IFERROR(VLOOKUP([.AS24];[$Lune.$A$1:.$B$1000];2;0);IF((WEEKDAY([.AS24])=5)OR((WEEKDAY([.AS24])=4)AND(NOT(ISERROR(MATCH([.AS24]+1;[$Lune.$A$1:.$A$1000];0)))));ISOWEEKNUM([.AS24]);&quot;&quot;)))">
            <text:p/>
          </table:table-cell>
          <table:table-cell table:style-name="ce146" table:number-columns-repeated="2"/>
          <table:table-cell table:style-name="ce49" office:value-type="string" office:string-value="D" calcext:value-type="string">
            <text:p>D</text:p>
          </table:table-cell>
          <table:table-cell table:style-name="ce55" table:formula="of:=[.BC23]+1" office:value-type="date" office:date-value="2026-07-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4]=&quot;&quot;;&quot;&quot;;IFERROR(VLOOKUP([.BC24];[$Lune.$A$1:.$B$1000];2;0);IF((WEEKDAY([.BC24])=5)OR((WEEKDAY([.BC24])=4)AND(NOT(ISERROR(MATCH([.BC24]+1;[$Lune.$A$1:.$A$1000];0)))));ISOWEEKNUM([.BC24]);&quot;&quot;)))">
            <text:p/>
          </table:table-cell>
          <table:table-cell table:style-name="ce49" office:value-type="string" office:string-value="M" calcext:value-type="string">
            <text:p>M</text:p>
          </table:table-cell>
          <table:table-cell table:style-name="ce55" table:formula="of:=[.BK23]+1" office:value-type="date" office:date-value="2026-08-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4]=&quot;&quot;;&quot;&quot;;IFERROR(VLOOKUP([.BK24];[$Lune.$A$1:.$B$1000];2;0);IF((WEEKDAY([.BK24])=5)OR((WEEKDAY([.BK24])=4)AND(NOT(ISERROR(MATCH([.BK24]+1;[$Lune.$A$1:.$A$1000];0)))));ISOWEEKNUM([.BK24]);&quot;&quot;)))" office:value-type="float" office:value="34" calcext:value-type="float">
            <text:p>34</text:p>
          </table:table-cell>
          <table:table-cell table:style-name="ce49" office:value-type="string" office:string-value="S" calcext:value-type="string">
            <text:p>S</text:p>
          </table:table-cell>
          <table:table-cell table:style-name="ce55" table:formula="of:=[.BS23]+1" office:value-type="date" office:date-value="2026-09-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4]=&quot;&quot;;&quot;&quot;;IFERROR(VLOOKUP([.BS24];[$Lune.$A$1:.$B$1000];2;0);IF((WEEKDAY([.BS24])=5)OR((WEEKDAY([.BS24])=4)AND(NOT(ISERROR(MATCH([.BS24]+1;[$Lune.$A$1:.$A$1000];0)))));ISOWEEKNUM([.BS24]);&quot;&quot;)))">
            <text:p/>
          </table:table-cell>
          <table:table-cell table:style-name="ce49" office:value-type="string" office:string-value="L" calcext:value-type="string">
            <text:p>L</text:p>
          </table:table-cell>
          <table:table-cell table:style-name="ce55" table:formula="of:=[.CA23]+1" office:value-type="date" office:date-value="2026-10-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4]=&quot;&quot;;&quot;&quot;;IFERROR(VLOOKUP([.CA24];[$Lune.$A$1:.$B$1000];2;0);IF((WEEKDAY([.CA24])=5)OR((WEEKDAY([.CA24])=4)AND(NOT(ISERROR(MATCH([.CA24]+1;[$Lune.$A$1:.$A$1000];0)))));ISOWEEKNUM([.CA24]);&quot;&quot;)))">
            <text:p/>
          </table:table-cell>
          <table:table-cell table:style-name="ce49" office:value-type="string" office:string-value="J" calcext:value-type="string">
            <text:p>J</text:p>
          </table:table-cell>
          <table:table-cell table:style-name="ce55" table:formula="of:=[.CI23]+1" office:value-type="date" office:date-value="2026-11-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4]=&quot;&quot;;&quot;&quot;;IFERROR(VLOOKUP([.CI24];[$Lune.$A$1:.$B$1000];2;0);IF((WEEKDAY([.CI24])=5)OR((WEEKDAY([.CI24])=4)AND(NOT(ISERROR(MATCH([.CI24]+1;[$Lune.$A$1:.$A$1000];0)))));ISOWEEKNUM([.CI24]);&quot;&quot;)))" office:value-type="float" office:value="47" calcext:value-type="float">
            <text:p>47</text:p>
          </table:table-cell>
          <table:table-cell table:style-name="ce49" office:value-type="string" office:string-value="S" calcext:value-type="string">
            <text:p>S</text:p>
          </table:table-cell>
          <table:table-cell table:style-name="ce55" table:formula="of:=[.CQ23]+1" office:value-type="date" office:date-value="2026-12-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4]=&quot;&quot;;&quot;&quot;;IFERROR(VLOOKUP([.CQ24];[$Lune.$A$1:.$B$1000];2;0);IF((WEEKDAY([.CQ24])=5)OR((WEEKDAY([.CQ24])=4)AND(NOT(ISERROR(MATCH([.CQ24]+1;[$Lune.$A$1:.$A$1000];0)))));ISOWEEKNUM([.CQ24]);&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24]+1" office:value-type="date" office:date-value="2026-01-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5]=&quot;&quot;;&quot;&quot;;IFERROR(VLOOKUP([.E25];[$Lune.$A$1:.$B$1000];2;0);IF((WEEKDAY([.E25])=5)OR((WEEKDAY([.E25])=4)AND(NOT(ISERROR(MATCH([.E25]+1;[$Lune.$A$1:.$A$1000];0)))));ISOWEEKNUM([.E25]);&quot;&quot;)))">
            <text:p/>
          </table:table-cell>
          <table:table-cell table:style-name="ce49" office:value-type="string" office:string-value="V" calcext:value-type="string">
            <text:p>V</text:p>
          </table:table-cell>
          <table:table-cell table:style-name="ce55" table:formula="of:=[.M24]+1" office:value-type="date" office:date-value="2026-02-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5]=&quot;&quot;;&quot;&quot;;IFERROR(VLOOKUP([.M25];[$Lune.$A$1:.$B$1000];2;0);IF((WEEKDAY([.M25])=5)OR((WEEKDAY([.M25])=4)AND(NOT(ISERROR(MATCH([.M25]+1;[$Lune.$A$1:.$A$1000];0)))));ISOWEEKNUM([.M25]);&quot;&quot;)))">
            <text:p/>
          </table:table-cell>
          <table:table-cell table:style-name="ce49" office:value-type="string" office:string-value="V" calcext:value-type="string">
            <text:p>V</text:p>
          </table:table-cell>
          <table:table-cell table:style-name="ce55" table:formula="of:=[.U24]+1" office:value-type="date" office:date-value="2026-03-20" calcext:value-type="date">
            <text:p>20</text:p>
          </table:table-cell>
          <table:table-cell table:style-name="ce112" office:value-type="string" office:string-value=" printemps" calcext:value-type="string">
            <text:p><text:s/>printemps</text:p>
          </table:table-cell>
          <table:table-cell table:style-name="ce66"/>
          <table:table-cell table:style-name="ce70"/>
          <table:table-cell table:style-name="ce75"/>
          <table:table-cell table:style-name="ce79"/>
          <table:table-cell table:style-name="ce84" table:formula="of:=IF([.U25]=&quot;&quot;;&quot;&quot;;IFERROR(VLOOKUP([.U25];[$Lune.$A$1:.$B$1000];2;0);IF((WEEKDAY([.U25])=5)OR((WEEKDAY([.U25])=4)AND(NOT(ISERROR(MATCH([.U25]+1;[$Lune.$A$1:.$A$1000];0)))));ISOWEEKNUM([.U25]);&quot;&quot;)))">
            <text:p/>
          </table:table-cell>
          <table:table-cell table:style-name="ce49" office:value-type="string" office:string-value="L" calcext:value-type="string">
            <text:p>L</text:p>
          </table:table-cell>
          <table:table-cell table:style-name="ce55" table:formula="of:=[.AC24]+1" office:value-type="date" office:date-value="2026-04-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5]=&quot;&quot;;&quot;&quot;;IFERROR(VLOOKUP([.AC25];[$Lune.$A$1:.$B$1000];2;0);IF((WEEKDAY([.AC25])=5)OR((WEEKDAY([.AC25])=4)AND(NOT(ISERROR(MATCH([.AC25]+1;[$Lune.$A$1:.$A$1000];0)))));ISOWEEKNUM([.AC25]);&quot;&quot;)))">
            <text:p/>
          </table:table-cell>
          <table:table-cell table:style-name="ce49" office:value-type="string" office:string-value="M" calcext:value-type="string">
            <text:p>M</text:p>
          </table:table-cell>
          <table:table-cell table:style-name="ce55" table:formula="of:=[.AK24]+1" office:value-type="date" office:date-value="2026-05-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5]=&quot;&quot;;&quot;&quot;;IFERROR(VLOOKUP([.AK25];[$Lune.$A$1:.$B$1000];2;0);IF((WEEKDAY([.AK25])=5)OR((WEEKDAY([.AK25])=4)AND(NOT(ISERROR(MATCH([.AK25]+1;[$Lune.$A$1:.$A$1000];0)))));ISOWEEKNUM([.AK25]);&quot;&quot;)))">
            <text:p/>
          </table:table-cell>
          <table:table-cell table:style-name="ce49" office:value-type="string" office:string-value="S" calcext:value-type="string">
            <text:p>S</text:p>
          </table:table-cell>
          <table:table-cell table:style-name="ce55" table:formula="of:=[.AS24]+1" office:value-type="date" office:date-value="2026-06-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5]=&quot;&quot;;&quot;&quot;;IFERROR(VLOOKUP([.AS25];[$Lune.$A$1:.$B$1000];2;0);IF((WEEKDAY([.AS25])=5)OR((WEEKDAY([.AS25])=4)AND(NOT(ISERROR(MATCH([.AS25]+1;[$Lune.$A$1:.$A$1000];0)))));ISOWEEKNUM([.AS25]);&quot;&quot;)))">
            <text:p/>
          </table:table-cell>
          <table:table-cell table:style-name="ce146" table:number-columns-repeated="2"/>
          <table:table-cell table:style-name="ce49" office:value-type="string" office:string-value="L" calcext:value-type="string">
            <text:p>L</text:p>
          </table:table-cell>
          <table:table-cell table:style-name="ce55" table:formula="of:=[.BC24]+1" office:value-type="date" office:date-value="2026-07-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5]=&quot;&quot;;&quot;&quot;;IFERROR(VLOOKUP([.BC25];[$Lune.$A$1:.$B$1000];2;0);IF((WEEKDAY([.BC25])=5)OR((WEEKDAY([.BC25])=4)AND(NOT(ISERROR(MATCH([.BC25]+1;[$Lune.$A$1:.$A$1000];0)))));ISOWEEKNUM([.BC25]);&quot;&quot;)))">
            <text:p/>
          </table:table-cell>
          <table:table-cell table:style-name="ce49" office:value-type="string" office:string-value="J" calcext:value-type="string">
            <text:p>J</text:p>
          </table:table-cell>
          <table:table-cell table:style-name="ce55" table:formula="of:=[.BK24]+1" office:value-type="date" office:date-value="2026-08-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5]=&quot;&quot;;&quot;&quot;;IFERROR(VLOOKUP([.BK25];[$Lune.$A$1:.$B$1000];2;0);IF((WEEKDAY([.BK25])=5)OR((WEEKDAY([.BK25])=4)AND(NOT(ISERROR(MATCH([.BK25]+1;[$Lune.$A$1:.$A$1000];0)))));ISOWEEKNUM([.BK25]);&quot;&quot;)))" office:value-type="string" office:string-value="◐" calcext:value-type="string">
            <text:p>◐</text:p>
          </table:table-cell>
          <table:table-cell table:style-name="ce49" office:value-type="string" office:string-value="D" calcext:value-type="string">
            <text:p>D</text:p>
          </table:table-cell>
          <table:table-cell table:style-name="ce55" table:formula="of:=[.BS24]+1" office:value-type="date" office:date-value="2026-09-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5]=&quot;&quot;;&quot;&quot;;IFERROR(VLOOKUP([.BS25];[$Lune.$A$1:.$B$1000];2;0);IF((WEEKDAY([.BS25])=5)OR((WEEKDAY([.BS25])=4)AND(NOT(ISERROR(MATCH([.BS25]+1;[$Lune.$A$1:.$A$1000];0)))));ISOWEEKNUM([.BS25]);&quot;&quot;)))">
            <text:p/>
          </table:table-cell>
          <table:table-cell table:style-name="ce49" office:value-type="string" office:string-value="M" calcext:value-type="string">
            <text:p>M</text:p>
          </table:table-cell>
          <table:table-cell table:style-name="ce55" table:formula="of:=[.CA24]+1" office:value-type="date" office:date-value="2026-10-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5]=&quot;&quot;;&quot;&quot;;IFERROR(VLOOKUP([.CA25];[$Lune.$A$1:.$B$1000];2;0);IF((WEEKDAY([.CA25])=5)OR((WEEKDAY([.CA25])=4)AND(NOT(ISERROR(MATCH([.CA25]+1;[$Lune.$A$1:.$A$1000];0)))));ISOWEEKNUM([.CA25]);&quot;&quot;)))">
            <text:p/>
          </table:table-cell>
          <table:table-cell table:style-name="ce49" office:value-type="string" office:string-value="V" calcext:value-type="string">
            <text:p>V</text:p>
          </table:table-cell>
          <table:table-cell table:style-name="ce55" table:formula="of:=[.CI24]+1" office:value-type="date" office:date-value="2026-11-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5]=&quot;&quot;;&quot;&quot;;IFERROR(VLOOKUP([.CI25];[$Lune.$A$1:.$B$1000];2;0);IF((WEEKDAY([.CI25])=5)OR((WEEKDAY([.CI25])=4)AND(NOT(ISERROR(MATCH([.CI25]+1;[$Lune.$A$1:.$A$1000];0)))));ISOWEEKNUM([.CI25]);&quot;&quot;)))">
            <text:p/>
          </table:table-cell>
          <table:table-cell table:style-name="ce49" office:value-type="string" office:string-value="D" calcext:value-type="string">
            <text:p>D</text:p>
          </table:table-cell>
          <table:table-cell table:style-name="ce55" table:formula="of:=[.CQ24]+1" office:value-type="date" office:date-value="2026-12-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5]=&quot;&quot;;&quot;&quot;;IFERROR(VLOOKUP([.CQ25];[$Lune.$A$1:.$B$1000];2;0);IF((WEEKDAY([.CQ25])=5)OR((WEEKDAY([.CQ25])=4)AND(NOT(ISERROR(MATCH([.CQ25]+1;[$Lune.$A$1:.$A$1000];0)))));ISOWEEKNUM([.CQ25]);&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M" calcext:value-type="string">
            <text:p>M</text:p>
          </table:table-cell>
          <table:table-cell table:style-name="ce55" table:formula="of:=[.E25]+1" office:value-type="date" office:date-value="2026-01-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6]=&quot;&quot;;&quot;&quot;;IFERROR(VLOOKUP([.E26];[$Lune.$A$1:.$B$1000];2;0);IF((WEEKDAY([.E26])=5)OR((WEEKDAY([.E26])=4)AND(NOT(ISERROR(MATCH([.E26]+1;[$Lune.$A$1:.$A$1000];0)))));ISOWEEKNUM([.E26]);&quot;&quot;)))">
            <text:p/>
          </table:table-cell>
          <table:table-cell table:style-name="ce49" office:value-type="string" office:string-value="S" calcext:value-type="string">
            <text:p>S</text:p>
          </table:table-cell>
          <table:table-cell table:style-name="ce55" table:formula="of:=[.M25]+1" office:value-type="date" office:date-value="2026-02-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6]=&quot;&quot;;&quot;&quot;;IFERROR(VLOOKUP([.M26];[$Lune.$A$1:.$B$1000];2;0);IF((WEEKDAY([.M26])=5)OR((WEEKDAY([.M26])=4)AND(NOT(ISERROR(MATCH([.M26]+1;[$Lune.$A$1:.$A$1000];0)))));ISOWEEKNUM([.M26]);&quot;&quot;)))">
            <text:p/>
          </table:table-cell>
          <table:table-cell table:style-name="ce49" office:value-type="string" office:string-value="S" calcext:value-type="string">
            <text:p>S</text:p>
          </table:table-cell>
          <table:table-cell table:style-name="ce55" table:formula="of:=[.U25]+1" office:value-type="date" office:date-value="2026-03-21" calcext:value-type="date">
            <text:p>21</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6]=&quot;&quot;;&quot;&quot;;IFERROR(VLOOKUP([.U26];[$Lune.$A$1:.$B$1000];2;0);IF((WEEKDAY([.U26])=5)OR((WEEKDAY([.U26])=4)AND(NOT(ISERROR(MATCH([.U26]+1;[$Lune.$A$1:.$A$1000];0)))));ISOWEEKNUM([.U26]);&quot;&quot;)))">
            <text:p/>
          </table:table-cell>
          <table:table-cell table:style-name="ce49" office:value-type="string" office:string-value="M" calcext:value-type="string">
            <text:p>M</text:p>
          </table:table-cell>
          <table:table-cell table:style-name="ce55" table:formula="of:=[.AC25]+1" office:value-type="date" office:date-value="2026-04-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6]=&quot;&quot;;&quot;&quot;;IFERROR(VLOOKUP([.AC26];[$Lune.$A$1:.$B$1000];2;0);IF((WEEKDAY([.AC26])=5)OR((WEEKDAY([.AC26])=4)AND(NOT(ISERROR(MATCH([.AC26]+1;[$Lune.$A$1:.$A$1000];0)))));ISOWEEKNUM([.AC26]);&quot;&quot;)))">
            <text:p/>
          </table:table-cell>
          <table:table-cell table:style-name="ce49" office:value-type="string" office:string-value="J" calcext:value-type="string">
            <text:p>J</text:p>
          </table:table-cell>
          <table:table-cell table:style-name="ce55" table:formula="of:=[.AK25]+1" office:value-type="date" office:date-value="2026-05-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6]=&quot;&quot;;&quot;&quot;;IFERROR(VLOOKUP([.AK26];[$Lune.$A$1:.$B$1000];2;0);IF((WEEKDAY([.AK26])=5)OR((WEEKDAY([.AK26])=4)AND(NOT(ISERROR(MATCH([.AK26]+1;[$Lune.$A$1:.$A$1000];0)))));ISOWEEKNUM([.AK26]);&quot;&quot;)))" office:value-type="float" office:value="21" calcext:value-type="float">
            <text:p>21</text:p>
          </table:table-cell>
          <table:table-cell table:style-name="ce49" office:value-type="string" office:string-value="D" calcext:value-type="string">
            <text:p>D</text:p>
          </table:table-cell>
          <table:table-cell table:style-name="ce55" table:formula="of:=[.AS25]+1" office:value-type="date" office:date-value="2026-06-21" calcext:value-type="date">
            <text:p>21</text:p>
          </table:table-cell>
          <table:table-cell table:style-name="ce60" office:value-type="string" office:string-value=" été" calcext:value-type="string">
            <text:p><text:s/>été</text:p>
          </table:table-cell>
          <table:table-cell table:style-name="ce66"/>
          <table:table-cell table:style-name="ce70"/>
          <table:table-cell table:style-name="ce75"/>
          <table:table-cell table:style-name="ce79"/>
          <table:table-cell table:style-name="ce84" table:formula="of:=IF([.AS26]=&quot;&quot;;&quot;&quot;;IFERROR(VLOOKUP([.AS26];[$Lune.$A$1:.$B$1000];2;0);IF((WEEKDAY([.AS26])=5)OR((WEEKDAY([.AS26])=4)AND(NOT(ISERROR(MATCH([.AS26]+1;[$Lune.$A$1:.$A$1000];0)))));ISOWEEKNUM([.AS26]);&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25]+1" office:value-type="date" office:date-value="2026-07-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6]=&quot;&quot;;&quot;&quot;;IFERROR(VLOOKUP([.BC26];[$Lune.$A$1:.$B$1000];2;0);IF((WEEKDAY([.BC26])=5)OR((WEEKDAY([.BC26])=4)AND(NOT(ISERROR(MATCH([.BC26]+1;[$Lune.$A$1:.$A$1000];0)))));ISOWEEKNUM([.BC26]);&quot;&quot;)))" office:value-type="string" office:string-value="◐" calcext:value-type="string">
            <text:p>◐</text:p>
          </table:table-cell>
          <table:table-cell table:style-name="ce49" office:value-type="string" office:string-value="V" calcext:value-type="string">
            <text:p>V</text:p>
          </table:table-cell>
          <table:table-cell table:style-name="ce55" table:formula="of:=[.BK25]+1" office:value-type="date" office:date-value="2026-08-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6]=&quot;&quot;;&quot;&quot;;IFERROR(VLOOKUP([.BK26];[$Lune.$A$1:.$B$1000];2;0);IF((WEEKDAY([.BK26])=5)OR((WEEKDAY([.BK26])=4)AND(NOT(ISERROR(MATCH([.BK26]+1;[$Lune.$A$1:.$A$1000];0)))));ISOWEEKNUM([.BK26]);&quot;&quot;)))">
            <text:p/>
          </table:table-cell>
          <table:table-cell table:style-name="ce49" office:value-type="string" office:string-value="L" calcext:value-type="string">
            <text:p>L</text:p>
          </table:table-cell>
          <table:table-cell table:style-name="ce55" table:formula="of:=[.BS25]+1" office:value-type="date" office:date-value="2026-09-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6]=&quot;&quot;;&quot;&quot;;IFERROR(VLOOKUP([.BS26];[$Lune.$A$1:.$B$1000];2;0);IF((WEEKDAY([.BS26])=5)OR((WEEKDAY([.BS26])=4)AND(NOT(ISERROR(MATCH([.BS26]+1;[$Lune.$A$1:.$A$1000];0)))));ISOWEEKNUM([.BS26]);&quot;&quot;)))">
            <text:p/>
          </table:table-cell>
          <table:table-cell table:style-name="ce49" office:value-type="string" office:string-value="M" calcext:value-type="string">
            <text:p>M</text:p>
          </table:table-cell>
          <table:table-cell table:style-name="ce55" table:formula="of:=[.CA25]+1" office:value-type="date" office:date-value="2026-10-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6]=&quot;&quot;;&quot;&quot;;IFERROR(VLOOKUP([.CA26];[$Lune.$A$1:.$B$1000];2;0);IF((WEEKDAY([.CA26])=5)OR((WEEKDAY([.CA26])=4)AND(NOT(ISERROR(MATCH([.CA26]+1;[$Lune.$A$1:.$A$1000];0)))));ISOWEEKNUM([.CA26]);&quot;&quot;)))">
            <text:p/>
          </table:table-cell>
          <table:table-cell table:style-name="ce49" office:value-type="string" office:string-value="S" calcext:value-type="string">
            <text:p>S</text:p>
          </table:table-cell>
          <table:table-cell table:style-name="ce55" table:formula="of:=[.CI25]+1" office:value-type="date" office:date-value="2026-11-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6]=&quot;&quot;;&quot;&quot;;IFERROR(VLOOKUP([.CI26];[$Lune.$A$1:.$B$1000];2;0);IF((WEEKDAY([.CI26])=5)OR((WEEKDAY([.CI26])=4)AND(NOT(ISERROR(MATCH([.CI26]+1;[$Lune.$A$1:.$A$1000];0)))));ISOWEEKNUM([.CI26]);&quot;&quot;)))">
            <text:p/>
          </table:table-cell>
          <table:table-cell table:style-name="ce49" office:value-type="string" office:string-value="L" calcext:value-type="string">
            <text:p>L</text:p>
          </table:table-cell>
          <table:table-cell table:style-name="ce55" table:formula="of:=[.CQ25]+1" office:value-type="date" office:date-value="2026-12-21" calcext:value-type="date">
            <text:p>21</text:p>
          </table:table-cell>
          <table:table-cell table:style-name="ce60" office:value-type="string" office:string-value=" hiver" calcext:value-type="string">
            <text:p><text:s/>hiver</text:p>
          </table:table-cell>
          <table:table-cell table:style-name="ce66"/>
          <table:table-cell table:style-name="ce70"/>
          <table:table-cell table:style-name="ce75"/>
          <table:table-cell table:style-name="ce79"/>
          <table:table-cell table:style-name="ce84" table:formula="of:=IF([.CQ26]=&quot;&quot;;&quot;&quot;;IFERROR(VLOOKUP([.CQ26];[$Lune.$A$1:.$B$1000];2;0);IF((WEEKDAY([.CQ26])=5)OR((WEEKDAY([.CQ26])=4)AND(NOT(ISERROR(MATCH([.CQ26]+1;[$Lune.$A$1:.$A$1000];0)))));ISOWEEKNUM([.CQ26]);&quot;&quot;)))">
            <text:p/>
          </table:table-cell>
          <table:table-cell table:style-name="ce39" table:number-columns-repeated="155"/>
          <table:table-cell table:style-name="ce148" table:number-columns-repeated="768"/>
        </table:table-row>
        <table:table-row table:style-name="ro16">
          <table:table-cell table:style-name="ce40"/>
          <table:table-cell table:style-name="ce39" table:number-columns-repeated="2"/>
          <table:table-cell table:style-name="ce49" office:value-type="string" office:string-value="J" calcext:value-type="string">
            <text:p>J</text:p>
          </table:table-cell>
          <table:table-cell table:style-name="ce55" table:formula="of:=[.E26]+1" office:value-type="date" office:date-value="2026-01-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7]=&quot;&quot;;&quot;&quot;;IFERROR(VLOOKUP([.E27];[$Lune.$A$1:.$B$1000];2;0);IF((WEEKDAY([.E27])=5)OR((WEEKDAY([.E27])=4)AND(NOT(ISERROR(MATCH([.E27]+1;[$Lune.$A$1:.$A$1000];0)))));ISOWEEKNUM([.E27]);&quot;&quot;)))" office:value-type="float" office:value="4" calcext:value-type="float">
            <text:p>4</text:p>
          </table:table-cell>
          <table:table-cell table:style-name="ce49" office:value-type="string" office:string-value="D" calcext:value-type="string">
            <text:p>D</text:p>
          </table:table-cell>
          <table:table-cell table:style-name="ce55" table:formula="of:=[.M26]+1" office:value-type="date" office:date-value="2026-02-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7]=&quot;&quot;;&quot;&quot;;IFERROR(VLOOKUP([.M27];[$Lune.$A$1:.$B$1000];2;0);IF((WEEKDAY([.M27])=5)OR((WEEKDAY([.M27])=4)AND(NOT(ISERROR(MATCH([.M27]+1;[$Lune.$A$1:.$A$1000];0)))));ISOWEEKNUM([.M27]);&quot;&quot;)))">
            <text:p/>
          </table:table-cell>
          <table:table-cell table:style-name="ce49" office:value-type="string" office:string-value="D" calcext:value-type="string">
            <text:p>D</text:p>
          </table:table-cell>
          <table:table-cell table:style-name="ce55" table:formula="of:=[.U26]+1" office:value-type="date" office:date-value="2026-03-22" calcext:value-type="date">
            <text:p>2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7]=&quot;&quot;;&quot;&quot;;IFERROR(VLOOKUP([.U27];[$Lune.$A$1:.$B$1000];2;0);IF((WEEKDAY([.U27])=5)OR((WEEKDAY([.U27])=4)AND(NOT(ISERROR(MATCH([.U27]+1;[$Lune.$A$1:.$A$1000];0)))));ISOWEEKNUM([.U27]);&quot;&quot;)))">
            <text:p/>
          </table:table-cell>
          <table:table-cell table:style-name="ce49" office:value-type="string" office:string-value="M" calcext:value-type="string">
            <text:p>M</text:p>
          </table:table-cell>
          <table:table-cell table:style-name="ce55" table:formula="of:=[.AC26]+1" office:value-type="date" office:date-value="2026-04-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7]=&quot;&quot;;&quot;&quot;;IFERROR(VLOOKUP([.AC27];[$Lune.$A$1:.$B$1000];2;0);IF((WEEKDAY([.AC27])=5)OR((WEEKDAY([.AC27])=4)AND(NOT(ISERROR(MATCH([.AC27]+1;[$Lune.$A$1:.$A$1000];0)))));ISOWEEKNUM([.AC27]);&quot;&quot;)))">
            <text:p/>
          </table:table-cell>
          <table:table-cell table:style-name="ce49" office:value-type="string" office:string-value="V" calcext:value-type="string">
            <text:p>V</text:p>
          </table:table-cell>
          <table:table-cell table:style-name="ce55" table:formula="of:=[.AK26]+1" office:value-type="date" office:date-value="2026-05-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7]=&quot;&quot;;&quot;&quot;;IFERROR(VLOOKUP([.AK27];[$Lune.$A$1:.$B$1000];2;0);IF((WEEKDAY([.AK27])=5)OR((WEEKDAY([.AK27])=4)AND(NOT(ISERROR(MATCH([.AK27]+1;[$Lune.$A$1:.$A$1000];0)))));ISOWEEKNUM([.AK27]);&quot;&quot;)))">
            <text:p/>
          </table:table-cell>
          <table:table-cell table:style-name="ce49" office:value-type="string" office:string-value="L" calcext:value-type="string">
            <text:p>L</text:p>
          </table:table-cell>
          <table:table-cell table:style-name="ce55" table:formula="of:=[.AS26]+1" office:value-type="date" office:date-value="2026-06-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7]=&quot;&quot;;&quot;&quot;;IFERROR(VLOOKUP([.AS27];[$Lune.$A$1:.$B$1000];2;0);IF((WEEKDAY([.AS27])=5)OR((WEEKDAY([.AS27])=4)AND(NOT(ISERROR(MATCH([.AS27]+1;[$Lune.$A$1:.$A$1000];0)))));ISOWEEKNUM([.AS27]);&quot;&quot;)))">
            <text:p/>
          </table:table-cell>
          <table:table-cell table:style-name="ce146" table:number-columns-repeated="2"/>
          <table:table-cell table:style-name="ce49" office:value-type="string" office:string-value="M" calcext:value-type="string">
            <text:p>M</text:p>
          </table:table-cell>
          <table:table-cell table:style-name="ce55" table:formula="of:=[.BC26]+1" office:value-type="date" office:date-value="2026-07-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7]=&quot;&quot;;&quot;&quot;;IFERROR(VLOOKUP([.BC27];[$Lune.$A$1:.$B$1000];2;0);IF((WEEKDAY([.BC27])=5)OR((WEEKDAY([.BC27])=4)AND(NOT(ISERROR(MATCH([.BC27]+1;[$Lune.$A$1:.$A$1000];0)))));ISOWEEKNUM([.BC27]);&quot;&quot;)))">
            <text:p/>
          </table:table-cell>
          <table:table-cell table:style-name="ce49" office:value-type="string" office:string-value="S" calcext:value-type="string">
            <text:p>S</text:p>
          </table:table-cell>
          <table:table-cell table:style-name="ce55" table:formula="of:=[.BK26]+1" office:value-type="date" office:date-value="2026-08-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7]=&quot;&quot;;&quot;&quot;;IFERROR(VLOOKUP([.BK27];[$Lune.$A$1:.$B$1000];2;0);IF((WEEKDAY([.BK27])=5)OR((WEEKDAY([.BK27])=4)AND(NOT(ISERROR(MATCH([.BK27]+1;[$Lune.$A$1:.$A$1000];0)))));ISOWEEKNUM([.BK27]);&quot;&quot;)))">
            <text:p/>
          </table:table-cell>
          <table:table-cell table:style-name="ce49" office:value-type="string" office:string-value="M" calcext:value-type="string">
            <text:p>M</text:p>
          </table:table-cell>
          <table:table-cell table:style-name="ce55" table:formula="of:=[.BS26]+1" office:value-type="date" office:date-value="2026-09-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7]=&quot;&quot;;&quot;&quot;;IFERROR(VLOOKUP([.BS27];[$Lune.$A$1:.$B$1000];2;0);IF((WEEKDAY([.BS27])=5)OR((WEEKDAY([.BS27])=4)AND(NOT(ISERROR(MATCH([.BS27]+1;[$Lune.$A$1:.$A$1000];0)))));ISOWEEKNUM([.BS27]);&quot;&quot;)))">
            <text:p/>
          </table:table-cell>
          <table:table-cell table:style-name="ce49" office:value-type="string" office:string-value="J" calcext:value-type="string">
            <text:p>J</text:p>
          </table:table-cell>
          <table:table-cell table:style-name="ce55" table:formula="of:=[.CA26]+1" office:value-type="date" office:date-value="2026-10-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7]=&quot;&quot;;&quot;&quot;;IFERROR(VLOOKUP([.CA27];[$Lune.$A$1:.$B$1000];2;0);IF((WEEKDAY([.CA27])=5)OR((WEEKDAY([.CA27])=4)AND(NOT(ISERROR(MATCH([.CA27]+1;[$Lune.$A$1:.$A$1000];0)))));ISOWEEKNUM([.CA27]);&quot;&quot;)))" office:value-type="float" office:value="43" calcext:value-type="float">
            <text:p>43</text:p>
          </table:table-cell>
          <table:table-cell table:style-name="ce49" office:value-type="string" office:string-value="D" calcext:value-type="string">
            <text:p>D</text:p>
          </table:table-cell>
          <table:table-cell table:style-name="ce55" table:formula="of:=[.CI26]+1" office:value-type="date" office:date-value="2026-11-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7]=&quot;&quot;;&quot;&quot;;IFERROR(VLOOKUP([.CI27];[$Lune.$A$1:.$B$1000];2;0);IF((WEEKDAY([.CI27])=5)OR((WEEKDAY([.CI27])=4)AND(NOT(ISERROR(MATCH([.CI27]+1;[$Lune.$A$1:.$A$1000];0)))));ISOWEEKNUM([.CI27]);&quot;&quot;)))">
            <text:p/>
          </table:table-cell>
          <table:table-cell table:style-name="ce49" office:value-type="string" office:string-value="M" calcext:value-type="string">
            <text:p>M</text:p>
          </table:table-cell>
          <table:table-cell table:style-name="ce55" table:formula="of:=[.CQ26]+1" office:value-type="date" office:date-value="2026-12-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7]=&quot;&quot;;&quot;&quot;;IFERROR(VLOOKUP([.CQ27];[$Lune.$A$1:.$B$1000];2;0);IF((WEEKDAY([.CQ27])=5)OR((WEEKDAY([.CQ27])=4)AND(NOT(ISERROR(MATCH([.CQ27]+1;[$Lune.$A$1:.$A$1000];0)))));ISOWEEKNUM([.CQ27]);&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V" calcext:value-type="string">
            <text:p>V</text:p>
          </table:table-cell>
          <table:table-cell table:style-name="ce55" table:formula="of:=[.E27]+1" office:value-type="date" office:date-value="2026-01-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8]=&quot;&quot;;&quot;&quot;;IFERROR(VLOOKUP([.E28];[$Lune.$A$1:.$B$1000];2;0);IF((WEEKDAY([.E28])=5)OR((WEEKDAY([.E28])=4)AND(NOT(ISERROR(MATCH([.E28]+1;[$Lune.$A$1:.$A$1000];0)))));ISOWEEKNUM([.E28]);&quot;&quot;)))">
            <text:p/>
          </table:table-cell>
          <table:table-cell table:style-name="ce49" office:value-type="string" office:string-value="L" calcext:value-type="string">
            <text:p>L</text:p>
          </table:table-cell>
          <table:table-cell table:style-name="ce55" table:formula="of:=[.M27]+1" office:value-type="date" office:date-value="2026-02-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8]=&quot;&quot;;&quot;&quot;;IFERROR(VLOOKUP([.M28];[$Lune.$A$1:.$B$1000];2;0);IF((WEEKDAY([.M28])=5)OR((WEEKDAY([.M28])=4)AND(NOT(ISERROR(MATCH([.M28]+1;[$Lune.$A$1:.$A$1000];0)))));ISOWEEKNUM([.M28]);&quot;&quot;)))">
            <text:p/>
          </table:table-cell>
          <table:table-cell table:style-name="ce49" office:value-type="string" office:string-value="L" calcext:value-type="string">
            <text:p>L</text:p>
          </table:table-cell>
          <table:table-cell table:style-name="ce55" table:formula="of:=[.U27]+1" office:value-type="date" office:date-value="2026-03-23" calcext:value-type="date">
            <text:p>2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8]=&quot;&quot;;&quot;&quot;;IFERROR(VLOOKUP([.U28];[$Lune.$A$1:.$B$1000];2;0);IF((WEEKDAY([.U28])=5)OR((WEEKDAY([.U28])=4)AND(NOT(ISERROR(MATCH([.U28]+1;[$Lune.$A$1:.$A$1000];0)))));ISOWEEKNUM([.U28]);&quot;&quot;)))">
            <text:p/>
          </table:table-cell>
          <table:table-cell table:style-name="ce49" office:value-type="string" office:string-value="J" calcext:value-type="string">
            <text:p>J</text:p>
          </table:table-cell>
          <table:table-cell table:style-name="ce55" table:formula="of:=[.AC27]+1" office:value-type="date" office:date-value="2026-04-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8]=&quot;&quot;;&quot;&quot;;IFERROR(VLOOKUP([.AC28];[$Lune.$A$1:.$B$1000];2;0);IF((WEEKDAY([.AC28])=5)OR((WEEKDAY([.AC28])=4)AND(NOT(ISERROR(MATCH([.AC28]+1;[$Lune.$A$1:.$A$1000];0)))));ISOWEEKNUM([.AC28]);&quot;&quot;)))" office:value-type="float" office:value="17" calcext:value-type="float">
            <text:p>17</text:p>
          </table:table-cell>
          <table:table-cell table:style-name="ce49" office:value-type="string" office:string-value="S" calcext:value-type="string">
            <text:p>S</text:p>
          </table:table-cell>
          <table:table-cell table:style-name="ce55" table:formula="of:=[.AK27]+1" office:value-type="date" office:date-value="2026-05-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8]=&quot;&quot;;&quot;&quot;;IFERROR(VLOOKUP([.AK28];[$Lune.$A$1:.$B$1000];2;0);IF((WEEKDAY([.AK28])=5)OR((WEEKDAY([.AK28])=4)AND(NOT(ISERROR(MATCH([.AK28]+1;[$Lune.$A$1:.$A$1000];0)))));ISOWEEKNUM([.AK28]);&quot;&quot;)))" office:value-type="string" office:string-value="◐" calcext:value-type="string">
            <text:p>◐</text:p>
          </table:table-cell>
          <table:table-cell table:style-name="ce49" office:value-type="string" office:string-value="M" calcext:value-type="string">
            <text:p>M</text:p>
          </table:table-cell>
          <table:table-cell table:style-name="ce55" table:formula="of:=[.AS27]+1" office:value-type="date" office:date-value="2026-06-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8]=&quot;&quot;;&quot;&quot;;IFERROR(VLOOKUP([.AS28];[$Lune.$A$1:.$B$1000];2;0);IF((WEEKDAY([.AS28])=5)OR((WEEKDAY([.AS28])=4)AND(NOT(ISERROR(MATCH([.AS28]+1;[$Lune.$A$1:.$A$1000];0)))));ISOWEEKNUM([.AS28]);&quot;&quot;)))">
            <text:p/>
          </table:table-cell>
          <table:table-cell table:style-name="ce146" table:number-columns-repeated="2"/>
          <table:table-cell table:style-name="ce49" office:value-type="string" office:string-value="J" calcext:value-type="string">
            <text:p>J</text:p>
          </table:table-cell>
          <table:table-cell table:style-name="ce55" table:formula="of:=[.BC27]+1" office:value-type="date" office:date-value="2026-07-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8]=&quot;&quot;;&quot;&quot;;IFERROR(VLOOKUP([.BC28];[$Lune.$A$1:.$B$1000];2;0);IF((WEEKDAY([.BC28])=5)OR((WEEKDAY([.BC28])=4)AND(NOT(ISERROR(MATCH([.BC28]+1;[$Lune.$A$1:.$A$1000];0)))));ISOWEEKNUM([.BC28]);&quot;&quot;)))" office:value-type="float" office:value="30" calcext:value-type="float">
            <text:p>30</text:p>
          </table:table-cell>
          <table:table-cell table:style-name="ce49" office:value-type="string" office:string-value="D" calcext:value-type="string">
            <text:p>D</text:p>
          </table:table-cell>
          <table:table-cell table:style-name="ce55" table:formula="of:=[.BK27]+1" office:value-type="date" office:date-value="2026-08-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8]=&quot;&quot;;&quot;&quot;;IFERROR(VLOOKUP([.BK28];[$Lune.$A$1:.$B$1000];2;0);IF((WEEKDAY([.BK28])=5)OR((WEEKDAY([.BK28])=4)AND(NOT(ISERROR(MATCH([.BK28]+1;[$Lune.$A$1:.$A$1000];0)))));ISOWEEKNUM([.BK28]);&quot;&quot;)))">
            <text:p/>
          </table:table-cell>
          <table:table-cell table:style-name="ce49" office:value-type="string" office:string-value="M" calcext:value-type="string">
            <text:p>M</text:p>
          </table:table-cell>
          <table:table-cell table:style-name="ce55" table:formula="of:=[.BS27]+1" office:value-type="date" office:date-value="2026-09-23" calcext:value-type="date">
            <text:p>23</text:p>
          </table:table-cell>
          <table:table-cell table:style-name="ce60" office:value-type="string" office:string-value=" automne" calcext:value-type="string">
            <text:p><text:s/>automne</text:p>
          </table:table-cell>
          <table:table-cell table:style-name="ce66"/>
          <table:table-cell table:style-name="ce70"/>
          <table:table-cell table:style-name="ce75"/>
          <table:table-cell table:style-name="ce79"/>
          <table:table-cell table:style-name="ce84" table:formula="of:=IF([.BS28]=&quot;&quot;;&quot;&quot;;IFERROR(VLOOKUP([.BS28];[$Lune.$A$1:.$B$1000];2;0);IF((WEEKDAY([.BS28])=5)OR((WEEKDAY([.BS28])=4)AND(NOT(ISERROR(MATCH([.BS28]+1;[$Lune.$A$1:.$A$1000];0)))));ISOWEEKNUM([.BS28]);&quot;&quot;)))">
            <text:p/>
          </table:table-cell>
          <table:table-cell table:style-name="ce49" office:value-type="string" office:string-value="V" calcext:value-type="string">
            <text:p>V</text:p>
          </table:table-cell>
          <table:table-cell table:style-name="ce55" table:formula="of:=[.CA27]+1" office:value-type="date" office:date-value="2026-10-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8]=&quot;&quot;;&quot;&quot;;IFERROR(VLOOKUP([.CA28];[$Lune.$A$1:.$B$1000];2;0);IF((WEEKDAY([.CA28])=5)OR((WEEKDAY([.CA28])=4)AND(NOT(ISERROR(MATCH([.CA28]+1;[$Lune.$A$1:.$A$1000];0)))));ISOWEEKNUM([.CA28]);&quot;&quot;)))">
            <text:p/>
          </table:table-cell>
          <table:table-cell table:style-name="ce49" office:value-type="string" office:string-value="L" calcext:value-type="string">
            <text:p>L</text:p>
          </table:table-cell>
          <table:table-cell table:style-name="ce55" table:formula="of:=[.CI27]+1" office:value-type="date" office:date-value="2026-11-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8]=&quot;&quot;;&quot;&quot;;IFERROR(VLOOKUP([.CI28];[$Lune.$A$1:.$B$1000];2;0);IF((WEEKDAY([.CI28])=5)OR((WEEKDAY([.CI28])=4)AND(NOT(ISERROR(MATCH([.CI28]+1;[$Lune.$A$1:.$A$1000];0)))));ISOWEEKNUM([.CI28]);&quot;&quot;)))">
            <text:p/>
          </table:table-cell>
          <table:table-cell table:style-name="ce49" office:value-type="string" office:string-value="M" calcext:value-type="string">
            <text:p>M</text:p>
          </table:table-cell>
          <table:table-cell table:style-name="ce55" table:formula="of:=[.CQ27]+1" office:value-type="date" office:date-value="2026-12-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8]=&quot;&quot;;&quot;&quot;;IFERROR(VLOOKUP([.CQ28];[$Lune.$A$1:.$B$1000];2;0);IF((WEEKDAY([.CQ28])=5)OR((WEEKDAY([.CQ28])=4)AND(NOT(ISERROR(MATCH([.CQ28]+1;[$Lune.$A$1:.$A$1000];0)))));ISOWEEKNUM([.CQ28]);&quot;&quot;)))" office:value-type="float" office:value="52" calcext:value-type="float">
            <text:p>52</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S" calcext:value-type="string">
            <text:p>S</text:p>
          </table:table-cell>
          <table:table-cell table:style-name="ce55" table:formula="of:=[.E28]+1" office:value-type="date" office:date-value="2026-01-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9]=&quot;&quot;;&quot;&quot;;IFERROR(VLOOKUP([.E29];[$Lune.$A$1:.$B$1000];2;0);IF((WEEKDAY([.E29])=5)OR((WEEKDAY([.E29])=4)AND(NOT(ISERROR(MATCH([.E29]+1;[$Lune.$A$1:.$A$1000];0)))));ISOWEEKNUM([.E29]);&quot;&quot;)))">
            <text:p/>
          </table:table-cell>
          <table:table-cell table:style-name="ce49" office:value-type="string" office:string-value="M" calcext:value-type="string">
            <text:p>M</text:p>
          </table:table-cell>
          <table:table-cell table:style-name="ce55" table:formula="of:=[.M28]+1" office:value-type="date" office:date-value="2026-02-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9]=&quot;&quot;;&quot;&quot;;IFERROR(VLOOKUP([.M29];[$Lune.$A$1:.$B$1000];2;0);IF((WEEKDAY([.M29])=5)OR((WEEKDAY([.M29])=4)AND(NOT(ISERROR(MATCH([.M29]+1;[$Lune.$A$1:.$A$1000];0)))));ISOWEEKNUM([.M29]);&quot;&quot;)))" office:value-type="string" office:string-value="◐" calcext:value-type="string">
            <text:p>◐</text:p>
          </table:table-cell>
          <table:table-cell table:style-name="ce49" office:value-type="string" office:string-value="M" calcext:value-type="string">
            <text:p>M</text:p>
          </table:table-cell>
          <table:table-cell table:style-name="ce55" table:formula="of:=[.U28]+1" office:value-type="date" office:date-value="2026-03-24" calcext:value-type="date">
            <text:p>2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9]=&quot;&quot;;&quot;&quot;;IFERROR(VLOOKUP([.U29];[$Lune.$A$1:.$B$1000];2;0);IF((WEEKDAY([.U29])=5)OR((WEEKDAY([.U29])=4)AND(NOT(ISERROR(MATCH([.U29]+1;[$Lune.$A$1:.$A$1000];0)))));ISOWEEKNUM([.U29]);&quot;&quot;)))">
            <text:p/>
          </table:table-cell>
          <table:table-cell table:style-name="ce49" office:value-type="string" office:string-value="V" calcext:value-type="string">
            <text:p>V</text:p>
          </table:table-cell>
          <table:table-cell table:style-name="ce55" table:formula="of:=[.AC28]+1" office:value-type="date" office:date-value="2026-04-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9]=&quot;&quot;;&quot;&quot;;IFERROR(VLOOKUP([.AC29];[$Lune.$A$1:.$B$1000];2;0);IF((WEEKDAY([.AC29])=5)OR((WEEKDAY([.AC29])=4)AND(NOT(ISERROR(MATCH([.AC29]+1;[$Lune.$A$1:.$A$1000];0)))));ISOWEEKNUM([.AC29]);&quot;&quot;)))" office:value-type="string" office:string-value="◐" calcext:value-type="string">
            <text:p>◐</text:p>
          </table:table-cell>
          <table:table-cell table:style-name="ce49" office:value-type="string" office:string-value="D" calcext:value-type="string">
            <text:p>D</text:p>
          </table:table-cell>
          <table:table-cell table:style-name="ce55" table:formula="of:=[.AK28]+1" office:value-type="date" office:date-value="2026-05-24" calcext:value-type="date">
            <text:p>24</text:p>
          </table:table-cell>
          <table:table-cell table:style-name="ce60" office:value-type="string" office:string-value="Pentecôte" calcext:value-type="string">
            <text:p>Pentecôte</text:p>
          </table:table-cell>
          <table:table-cell table:style-name="ce66"/>
          <table:table-cell table:style-name="ce70"/>
          <table:table-cell table:style-name="ce75"/>
          <table:table-cell table:style-name="ce79"/>
          <table:table-cell table:style-name="ce84" table:formula="of:=IF([.AK29]=&quot;&quot;;&quot;&quot;;IFERROR(VLOOKUP([.AK29];[$Lune.$A$1:.$B$1000];2;0);IF((WEEKDAY([.AK29])=5)OR((WEEKDAY([.AK29])=4)AND(NOT(ISERROR(MATCH([.AK29]+1;[$Lune.$A$1:.$A$1000];0)))));ISOWEEKNUM([.AK29]);&quot;&quot;)))">
            <text:p/>
          </table:table-cell>
          <table:table-cell table:style-name="ce49" office:value-type="string" office:string-value="M" calcext:value-type="string">
            <text:p>M</text:p>
          </table:table-cell>
          <table:table-cell table:style-name="ce55" table:formula="of:=[.AS28]+1" office:value-type="date" office:date-value="2026-06-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9]=&quot;&quot;;&quot;&quot;;IFERROR(VLOOKUP([.AS29];[$Lune.$A$1:.$B$1000];2;0);IF((WEEKDAY([.AS29])=5)OR((WEEKDAY([.AS29])=4)AND(NOT(ISERROR(MATCH([.AS29]+1;[$Lune.$A$1:.$A$1000];0)))));ISOWEEKNUM([.AS29]);&quot;&quot;)))">
            <text:p/>
          </table:table-cell>
          <table:table-cell table:style-name="ce146" table:number-columns-repeated="2"/>
          <table:table-cell table:style-name="ce49" office:value-type="string" office:string-value="V" calcext:value-type="string">
            <text:p>V</text:p>
          </table:table-cell>
          <table:table-cell table:style-name="ce55" table:formula="of:=[.BC28]+1" office:value-type="date" office:date-value="2026-07-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9]=&quot;&quot;;&quot;&quot;;IFERROR(VLOOKUP([.BC29];[$Lune.$A$1:.$B$1000];2;0);IF((WEEKDAY([.BC29])=5)OR((WEEKDAY([.BC29])=4)AND(NOT(ISERROR(MATCH([.BC29]+1;[$Lune.$A$1:.$A$1000];0)))));ISOWEEKNUM([.BC29]);&quot;&quot;)))">
            <text:p/>
          </table:table-cell>
          <table:table-cell table:style-name="ce49" office:value-type="string" office:string-value="L" calcext:value-type="string">
            <text:p>L</text:p>
          </table:table-cell>
          <table:table-cell table:style-name="ce55" table:formula="of:=[.BK28]+1" office:value-type="date" office:date-value="2026-08-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9]=&quot;&quot;;&quot;&quot;;IFERROR(VLOOKUP([.BK29];[$Lune.$A$1:.$B$1000];2;0);IF((WEEKDAY([.BK29])=5)OR((WEEKDAY([.BK29])=4)AND(NOT(ISERROR(MATCH([.BK29]+1;[$Lune.$A$1:.$A$1000];0)))));ISOWEEKNUM([.BK29]);&quot;&quot;)))">
            <text:p/>
          </table:table-cell>
          <table:table-cell table:style-name="ce49" office:value-type="string" office:string-value="J" calcext:value-type="string">
            <text:p>J</text:p>
          </table:table-cell>
          <table:table-cell table:style-name="ce55" table:formula="of:=[.BS28]+1" office:value-type="date" office:date-value="2026-09-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9]=&quot;&quot;;&quot;&quot;;IFERROR(VLOOKUP([.BS29];[$Lune.$A$1:.$B$1000];2;0);IF((WEEKDAY([.BS29])=5)OR((WEEKDAY([.BS29])=4)AND(NOT(ISERROR(MATCH([.BS29]+1;[$Lune.$A$1:.$A$1000];0)))));ISOWEEKNUM([.BS29]);&quot;&quot;)))" office:value-type="float" office:value="39" calcext:value-type="float">
            <text:p>39</text:p>
          </table:table-cell>
          <table:table-cell table:style-name="ce49" office:value-type="string" office:string-value="S" calcext:value-type="string">
            <text:p>S</text:p>
          </table:table-cell>
          <table:table-cell table:style-name="ce55" table:formula="of:=[.CA28]+1" office:value-type="date" office:date-value="2026-10-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9]=&quot;&quot;;&quot;&quot;;IFERROR(VLOOKUP([.CA29];[$Lune.$A$1:.$B$1000];2;0);IF((WEEKDAY([.CA29])=5)OR((WEEKDAY([.CA29])=4)AND(NOT(ISERROR(MATCH([.CA29]+1;[$Lune.$A$1:.$A$1000];0)))));ISOWEEKNUM([.CA29]);&quot;&quot;)))">
            <text:p/>
          </table:table-cell>
          <table:table-cell table:style-name="ce49" office:value-type="string" office:string-value="M" calcext:value-type="string">
            <text:p>M</text:p>
          </table:table-cell>
          <table:table-cell table:style-name="ce55" table:formula="of:=[.CI28]+1" office:value-type="date" office:date-value="2026-11-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9]=&quot;&quot;;&quot;&quot;;IFERROR(VLOOKUP([.CI29];[$Lune.$A$1:.$B$1000];2;0);IF((WEEKDAY([.CI29])=5)OR((WEEKDAY([.CI29])=4)AND(NOT(ISERROR(MATCH([.CI29]+1;[$Lune.$A$1:.$A$1000];0)))));ISOWEEKNUM([.CI29]);&quot;&quot;)))" office:value-type="string" office:string-value="○" calcext:value-type="string">
            <text:p>○</text:p>
          </table:table-cell>
          <table:table-cell table:style-name="ce49" office:value-type="string" office:string-value="J" calcext:value-type="string">
            <text:p>J</text:p>
          </table:table-cell>
          <table:table-cell table:style-name="ce55" table:formula="of:=[.CQ28]+1" office:value-type="date" office:date-value="2026-12-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9]=&quot;&quot;;&quot;&quot;;IFERROR(VLOOKUP([.CQ29];[$Lune.$A$1:.$B$1000];2;0);IF((WEEKDAY([.CQ29])=5)OR((WEEKDAY([.CQ29])=4)AND(NOT(ISERROR(MATCH([.CQ29]+1;[$Lune.$A$1:.$A$1000];0)))));ISOWEEKNUM([.CQ29]);&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D" calcext:value-type="string">
            <text:p>D</text:p>
          </table:table-cell>
          <table:table-cell table:style-name="ce55" table:formula="of:=[.E29]+1" office:value-type="date" office:date-value="2026-01-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0]=&quot;&quot;;&quot;&quot;;IFERROR(VLOOKUP([.E30];[$Lune.$A$1:.$B$1000];2;0);IF((WEEKDAY([.E30])=5)OR((WEEKDAY([.E30])=4)AND(NOT(ISERROR(MATCH([.E30]+1;[$Lune.$A$1:.$A$1000];0)))));ISOWEEKNUM([.E30]);&quot;&quot;)))">
            <text:p/>
          </table:table-cell>
          <table:table-cell table:style-name="ce49" office:value-type="string" office:string-value="M" calcext:value-type="string">
            <text:p>M</text:p>
          </table:table-cell>
          <table:table-cell table:style-name="ce55" table:formula="of:=[.M29]+1" office:value-type="date" office:date-value="2026-02-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0]=&quot;&quot;;&quot;&quot;;IFERROR(VLOOKUP([.M30];[$Lune.$A$1:.$B$1000];2;0);IF((WEEKDAY([.M30])=5)OR((WEEKDAY([.M30])=4)AND(NOT(ISERROR(MATCH([.M30]+1;[$Lune.$A$1:.$A$1000];0)))));ISOWEEKNUM([.M30]);&quot;&quot;)))">
            <text:p/>
          </table:table-cell>
          <table:table-cell table:style-name="ce49" office:value-type="string" office:string-value="M" calcext:value-type="string">
            <text:p>M</text:p>
          </table:table-cell>
          <table:table-cell table:style-name="ce55" table:formula="of:=[.U29]+1" office:value-type="date" office:date-value="2026-03-25" calcext:value-type="date">
            <text:p>2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0]=&quot;&quot;;&quot;&quot;;IFERROR(VLOOKUP([.U30];[$Lune.$A$1:.$B$1000];2;0);IF((WEEKDAY([.U30])=5)OR((WEEKDAY([.U30])=4)AND(NOT(ISERROR(MATCH([.U30]+1;[$Lune.$A$1:.$A$1000];0)))));ISOWEEKNUM([.U30]);&quot;&quot;)))" office:value-type="string" office:string-value="◐" calcext:value-type="string">
            <text:p>◐</text:p>
          </table:table-cell>
          <table:table-cell table:style-name="ce49" office:value-type="string" office:string-value="S" calcext:value-type="string">
            <text:p>S</text:p>
          </table:table-cell>
          <table:table-cell table:style-name="ce55" table:formula="of:=[.AC29]+1" office:value-type="date" office:date-value="2026-04-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0]=&quot;&quot;;&quot;&quot;;IFERROR(VLOOKUP([.AC30];[$Lune.$A$1:.$B$1000];2;0);IF((WEEKDAY([.AC30])=5)OR((WEEKDAY([.AC30])=4)AND(NOT(ISERROR(MATCH([.AC30]+1;[$Lune.$A$1:.$A$1000];0)))));ISOWEEKNUM([.AC30]);&quot;&quot;)))">
            <text:p/>
          </table:table-cell>
          <table:table-cell table:style-name="ce49" office:value-type="string" office:string-value="L" calcext:value-type="string">
            <text:p>L</text:p>
          </table:table-cell>
          <table:table-cell table:style-name="ce55" table:formula="of:=[.AK29]+1" office:value-type="date" office:date-value="2026-05-25" calcext:value-type="date">
            <text:p>25</text:p>
          </table:table-cell>
          <table:table-cell table:style-name="ce60" office:value-type="string" office:string-value=" " calcext:value-type="string">
            <text:p> </text:p>
          </table:table-cell>
          <table:table-cell table:style-name="ce66"/>
          <table:table-cell table:style-name="ce70"/>
          <table:table-cell table:style-name="ce75"/>
          <table:table-cell table:style-name="ce79"/>
          <table:table-cell table:style-name="ce84" table:formula="of:=IF([.AK30]=&quot;&quot;;&quot;&quot;;IFERROR(VLOOKUP([.AK30];[$Lune.$A$1:.$B$1000];2;0);IF((WEEKDAY([.AK30])=5)OR((WEEKDAY([.AK30])=4)AND(NOT(ISERROR(MATCH([.AK30]+1;[$Lune.$A$1:.$A$1000];0)))));ISOWEEKNUM([.AK30]);&quot;&quot;)))">
            <text:p/>
          </table:table-cell>
          <table:table-cell table:style-name="ce49" office:value-type="string" office:string-value="J" calcext:value-type="string">
            <text:p>J</text:p>
          </table:table-cell>
          <table:table-cell table:style-name="ce55" table:formula="of:=[.AS29]+1" office:value-type="date" office:date-value="2026-06-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0]=&quot;&quot;;&quot;&quot;;IFERROR(VLOOKUP([.AS30];[$Lune.$A$1:.$B$1000];2;0);IF((WEEKDAY([.AS30])=5)OR((WEEKDAY([.AS30])=4)AND(NOT(ISERROR(MATCH([.AS30]+1;[$Lune.$A$1:.$A$1000];0)))));ISOWEEKNUM([.AS30]);&quot;&quot;)))" office:value-type="float" office:value="26" calcext:value-type="float">
            <text:p>26</text:p>
          </table:table-cell>
          <table:table-cell table:style-name="ce146" table:number-columns-repeated="2"/>
          <table:table-cell table:style-name="ce49" office:value-type="string" office:string-value="S" calcext:value-type="string">
            <text:p>S</text:p>
          </table:table-cell>
          <table:table-cell table:style-name="ce55" table:formula="of:=[.BC29]+1" office:value-type="date" office:date-value="2026-07-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0]=&quot;&quot;;&quot;&quot;;IFERROR(VLOOKUP([.BC30];[$Lune.$A$1:.$B$1000];2;0);IF((WEEKDAY([.BC30])=5)OR((WEEKDAY([.BC30])=4)AND(NOT(ISERROR(MATCH([.BC30]+1;[$Lune.$A$1:.$A$1000];0)))));ISOWEEKNUM([.BC30]);&quot;&quot;)))">
            <text:p/>
          </table:table-cell>
          <table:table-cell table:style-name="ce49" office:value-type="string" office:string-value="M" calcext:value-type="string">
            <text:p>M</text:p>
          </table:table-cell>
          <table:table-cell table:style-name="ce55" table:formula="of:=[.BK29]+1" office:value-type="date" office:date-value="2026-08-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0]=&quot;&quot;;&quot;&quot;;IFERROR(VLOOKUP([.BK30];[$Lune.$A$1:.$B$1000];2;0);IF((WEEKDAY([.BK30])=5)OR((WEEKDAY([.BK30])=4)AND(NOT(ISERROR(MATCH([.BK30]+1;[$Lune.$A$1:.$A$1000];0)))));ISOWEEKNUM([.BK30]);&quot;&quot;)))">
            <text:p/>
          </table:table-cell>
          <table:table-cell table:style-name="ce49" office:value-type="string" office:string-value="V" calcext:value-type="string">
            <text:p>V</text:p>
          </table:table-cell>
          <table:table-cell table:style-name="ce55" table:formula="of:=[.BS29]+1" office:value-type="date" office:date-value="2026-09-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0]=&quot;&quot;;&quot;&quot;;IFERROR(VLOOKUP([.BS30];[$Lune.$A$1:.$B$1000];2;0);IF((WEEKDAY([.BS30])=5)OR((WEEKDAY([.BS30])=4)AND(NOT(ISERROR(MATCH([.BS30]+1;[$Lune.$A$1:.$A$1000];0)))));ISOWEEKNUM([.BS30]);&quot;&quot;)))">
            <text:p/>
          </table:table-cell>
          <table:table-cell table:style-name="ce49" office:value-type="string" office:string-value="D" calcext:value-type="string">
            <text:p>D</text:p>
          </table:table-cell>
          <table:table-cell table:style-name="ce55" table:formula="of:=[.CA29]+1" office:value-type="date" office:date-value="2026-10-25" calcext:value-type="date">
            <text:p>25</text:p>
          </table:table-cell>
          <table:table-cell table:style-name="ce60" office:value-type="string" office:string-value=" heure d'hiver -1h" calcext:value-type="string">
            <text:p><text:s/>heure d'hiver -1h</text:p>
          </table:table-cell>
          <table:table-cell table:style-name="ce66"/>
          <table:table-cell table:style-name="ce70"/>
          <table:table-cell table:style-name="ce75"/>
          <table:table-cell table:style-name="ce79"/>
          <table:table-cell table:style-name="ce84" table:formula="of:=IF([.CA30]=&quot;&quot;;&quot;&quot;;IFERROR(VLOOKUP([.CA30];[$Lune.$A$1:.$B$1000];2;0);IF((WEEKDAY([.CA30])=5)OR((WEEKDAY([.CA30])=4)AND(NOT(ISERROR(MATCH([.CA30]+1;[$Lune.$A$1:.$A$1000];0)))));ISOWEEKNUM([.CA30]);&quot;&quot;)))">
            <text:p/>
          </table:table-cell>
          <table:table-cell table:style-name="ce49" office:value-type="string" office:string-value="M" calcext:value-type="string">
            <text:p>M</text:p>
          </table:table-cell>
          <table:table-cell table:style-name="ce55" table:formula="of:=[.CI29]+1" office:value-type="date" office:date-value="2026-11-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0]=&quot;&quot;;&quot;&quot;;IFERROR(VLOOKUP([.CI30];[$Lune.$A$1:.$B$1000];2;0);IF((WEEKDAY([.CI30])=5)OR((WEEKDAY([.CI30])=4)AND(NOT(ISERROR(MATCH([.CI30]+1;[$Lune.$A$1:.$A$1000];0)))));ISOWEEKNUM([.CI30]);&quot;&quot;)))">
            <text:p/>
          </table:table-cell>
          <table:table-cell table:style-name="ce49" office:value-type="string" office:string-value="V" calcext:value-type="string">
            <text:p>V</text:p>
          </table:table-cell>
          <table:table-cell table:style-name="ce55" table:formula="of:=[.CQ29]+1" office:value-type="date" office:date-value="2026-12-25" calcext:value-type="date">
            <text:p>25</text:p>
          </table:table-cell>
          <table:table-cell table:style-name="ce60" office:value-type="string" office:string-value="Noël" calcext:value-type="string">
            <text:p>Noël</text:p>
          </table:table-cell>
          <table:table-cell table:style-name="ce66"/>
          <table:table-cell table:style-name="ce70"/>
          <table:table-cell table:style-name="ce75"/>
          <table:table-cell table:style-name="ce79"/>
          <table:table-cell table:style-name="ce84" table:formula="of:=IF([.CQ30]=&quot;&quot;;&quot;&quot;;IFERROR(VLOOKUP([.CQ30];[$Lune.$A$1:.$B$1000];2;0);IF((WEEKDAY([.CQ30])=5)OR((WEEKDAY([.CQ30])=4)AND(NOT(ISERROR(MATCH([.CQ30]+1;[$Lune.$A$1:.$A$1000];0)))));ISOWEEKNUM([.CQ30]);&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L" calcext:value-type="string">
            <text:p>L</text:p>
          </table:table-cell>
          <table:table-cell table:style-name="ce55" table:formula="of:=[.E30]+1" office:value-type="date" office:date-value="2026-01-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1]=&quot;&quot;;&quot;&quot;;IFERROR(VLOOKUP([.E31];[$Lune.$A$1:.$B$1000];2;0);IF((WEEKDAY([.E31])=5)OR((WEEKDAY([.E31])=4)AND(NOT(ISERROR(MATCH([.E31]+1;[$Lune.$A$1:.$A$1000];0)))));ISOWEEKNUM([.E31]);&quot;&quot;)))" office:value-type="string" office:string-value="◐" calcext:value-type="string">
            <text:p>◐</text:p>
          </table:table-cell>
          <table:table-cell table:style-name="ce49" office:value-type="string" office:string-value="J" calcext:value-type="string">
            <text:p>J</text:p>
          </table:table-cell>
          <table:table-cell table:style-name="ce55" table:formula="of:=[.M30]+1" office:value-type="date" office:date-value="2026-02-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1]=&quot;&quot;;&quot;&quot;;IFERROR(VLOOKUP([.M31];[$Lune.$A$1:.$B$1000];2;0);IF((WEEKDAY([.M31])=5)OR((WEEKDAY([.M31])=4)AND(NOT(ISERROR(MATCH([.M31]+1;[$Lune.$A$1:.$A$1000];0)))));ISOWEEKNUM([.M31]);&quot;&quot;)))" office:value-type="float" office:value="9" calcext:value-type="float">
            <text:p>9</text:p>
          </table:table-cell>
          <table:table-cell table:style-name="ce49" office:value-type="string" office:string-value="J" calcext:value-type="string">
            <text:p>J</text:p>
          </table:table-cell>
          <table:table-cell table:style-name="ce55" table:formula="of:=[.U30]+1" office:value-type="date" office:date-value="2026-03-26" calcext:value-type="date">
            <text:p>2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1]=&quot;&quot;;&quot;&quot;;IFERROR(VLOOKUP([.U31];[$Lune.$A$1:.$B$1000];2;0);IF((WEEKDAY([.U31])=5)OR((WEEKDAY([.U31])=4)AND(NOT(ISERROR(MATCH([.U31]+1;[$Lune.$A$1:.$A$1000];0)))));ISOWEEKNUM([.U31]);&quot;&quot;)))" office:value-type="float" office:value="13" calcext:value-type="float">
            <text:p>13</text:p>
          </table:table-cell>
          <table:table-cell table:style-name="ce49" office:value-type="string" office:string-value="D" calcext:value-type="string">
            <text:p>D</text:p>
          </table:table-cell>
          <table:table-cell table:style-name="ce55" table:formula="of:=[.AC30]+1" office:value-type="date" office:date-value="2026-04-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1]=&quot;&quot;;&quot;&quot;;IFERROR(VLOOKUP([.AC31];[$Lune.$A$1:.$B$1000];2;0);IF((WEEKDAY([.AC31])=5)OR((WEEKDAY([.AC31])=4)AND(NOT(ISERROR(MATCH([.AC31]+1;[$Lune.$A$1:.$A$1000];0)))));ISOWEEKNUM([.AC31]);&quot;&quot;)))">
            <text:p/>
          </table:table-cell>
          <table:table-cell table:style-name="ce49" office:value-type="string" office:string-value="M" calcext:value-type="string">
            <text:p>M</text:p>
          </table:table-cell>
          <table:table-cell table:style-name="ce55" table:formula="of:=[.AK30]+1" office:value-type="date" office:date-value="2026-05-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1]=&quot;&quot;;&quot;&quot;;IFERROR(VLOOKUP([.AK31];[$Lune.$A$1:.$B$1000];2;0);IF((WEEKDAY([.AK31])=5)OR((WEEKDAY([.AK31])=4)AND(NOT(ISERROR(MATCH([.AK31]+1;[$Lune.$A$1:.$A$1000];0)))));ISOWEEKNUM([.AK31]);&quot;&quot;)))">
            <text:p/>
          </table:table-cell>
          <table:table-cell table:style-name="ce49" office:value-type="string" office:string-value="V" calcext:value-type="string">
            <text:p>V</text:p>
          </table:table-cell>
          <table:table-cell table:style-name="ce55" table:formula="of:=[.AS30]+1" office:value-type="date" office:date-value="2026-06-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1]=&quot;&quot;;&quot;&quot;;IFERROR(VLOOKUP([.AS31];[$Lune.$A$1:.$B$1000];2;0);IF((WEEKDAY([.AS31])=5)OR((WEEKDAY([.AS31])=4)AND(NOT(ISERROR(MATCH([.AS31]+1;[$Lune.$A$1:.$A$1000];0)))));ISOWEEKNUM([.AS31]);&quot;&quot;)))">
            <text:p/>
          </table:table-cell>
          <table:table-cell table:style-name="ce146" table:number-columns-repeated="2"/>
          <table:table-cell table:style-name="ce49" office:value-type="string" office:string-value="D" calcext:value-type="string">
            <text:p>D</text:p>
          </table:table-cell>
          <table:table-cell table:style-name="ce55" table:formula="of:=[.BC30]+1" office:value-type="date" office:date-value="2026-07-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1]=&quot;&quot;;&quot;&quot;;IFERROR(VLOOKUP([.BC31];[$Lune.$A$1:.$B$1000];2;0);IF((WEEKDAY([.BC31])=5)OR((WEEKDAY([.BC31])=4)AND(NOT(ISERROR(MATCH([.BC31]+1;[$Lune.$A$1:.$A$1000];0)))));ISOWEEKNUM([.BC31]);&quot;&quot;)))">
            <text:p/>
          </table:table-cell>
          <table:table-cell table:style-name="ce49" office:value-type="string" office:string-value="M" calcext:value-type="string">
            <text:p>M</text:p>
          </table:table-cell>
          <table:table-cell table:style-name="ce55" table:formula="of:=[.BK30]+1" office:value-type="date" office:date-value="2026-08-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1]=&quot;&quot;;&quot;&quot;;IFERROR(VLOOKUP([.BK31];[$Lune.$A$1:.$B$1000];2;0);IF((WEEKDAY([.BK31])=5)OR((WEEKDAY([.BK31])=4)AND(NOT(ISERROR(MATCH([.BK31]+1;[$Lune.$A$1:.$A$1000];0)))));ISOWEEKNUM([.BK31]);&quot;&quot;)))">
            <text:p/>
          </table:table-cell>
          <table:table-cell table:style-name="ce49" office:value-type="string" office:string-value="S" calcext:value-type="string">
            <text:p>S</text:p>
          </table:table-cell>
          <table:table-cell table:style-name="ce55" table:formula="of:=[.BS30]+1" office:value-type="date" office:date-value="2026-09-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1]=&quot;&quot;;&quot;&quot;;IFERROR(VLOOKUP([.BS31];[$Lune.$A$1:.$B$1000];2;0);IF((WEEKDAY([.BS31])=5)OR((WEEKDAY([.BS31])=4)AND(NOT(ISERROR(MATCH([.BS31]+1;[$Lune.$A$1:.$A$1000];0)))));ISOWEEKNUM([.BS31]);&quot;&quot;)))" office:value-type="string" office:string-value="○" calcext:value-type="string">
            <text:p>○</text:p>
          </table:table-cell>
          <table:table-cell table:style-name="ce49" office:value-type="string" office:string-value="L" calcext:value-type="string">
            <text:p>L</text:p>
          </table:table-cell>
          <table:table-cell table:style-name="ce55" table:formula="of:=[.CA30]+1" office:value-type="date" office:date-value="2026-10-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1]=&quot;&quot;;&quot;&quot;;IFERROR(VLOOKUP([.CA31];[$Lune.$A$1:.$B$1000];2;0);IF((WEEKDAY([.CA31])=5)OR((WEEKDAY([.CA31])=4)AND(NOT(ISERROR(MATCH([.CA31]+1;[$Lune.$A$1:.$A$1000];0)))));ISOWEEKNUM([.CA31]);&quot;&quot;)))" office:value-type="string" office:string-value="○" calcext:value-type="string">
            <text:p>○</text:p>
          </table:table-cell>
          <table:table-cell table:style-name="ce49" office:value-type="string" office:string-value="J" calcext:value-type="string">
            <text:p>J</text:p>
          </table:table-cell>
          <table:table-cell table:style-name="ce55" table:formula="of:=[.CI30]+1" office:value-type="date" office:date-value="2026-11-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1]=&quot;&quot;;&quot;&quot;;IFERROR(VLOOKUP([.CI31];[$Lune.$A$1:.$B$1000];2;0);IF((WEEKDAY([.CI31])=5)OR((WEEKDAY([.CI31])=4)AND(NOT(ISERROR(MATCH([.CI31]+1;[$Lune.$A$1:.$A$1000];0)))));ISOWEEKNUM([.CI31]);&quot;&quot;)))" office:value-type="float" office:value="48" calcext:value-type="float">
            <text:p>48</text:p>
          </table:table-cell>
          <table:table-cell table:style-name="ce49" office:value-type="string" office:string-value="S" calcext:value-type="string">
            <text:p>S</text:p>
          </table:table-cell>
          <table:table-cell table:style-name="ce55" table:formula="of:=[.CQ30]+1" office:value-type="date" office:date-value="2026-12-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1]=&quot;&quot;;&quot;&quot;;IFERROR(VLOOKUP([.CQ31];[$Lune.$A$1:.$B$1000];2;0);IF((WEEKDAY([.CQ31])=5)OR((WEEKDAY([.CQ31])=4)AND(NOT(ISERROR(MATCH([.CQ31]+1;[$Lune.$A$1:.$A$1000];0)))));ISOWEEKNUM([.CQ31]);&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M" calcext:value-type="string">
            <text:p>M</text:p>
          </table:table-cell>
          <table:table-cell table:style-name="ce55" table:formula="of:=[.E31]+1" office:value-type="date" office:date-value="2026-01-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2]=&quot;&quot;;&quot;&quot;;IFERROR(VLOOKUP([.E32];[$Lune.$A$1:.$B$1000];2;0);IF((WEEKDAY([.E32])=5)OR((WEEKDAY([.E32])=4)AND(NOT(ISERROR(MATCH([.E32]+1;[$Lune.$A$1:.$A$1000];0)))));ISOWEEKNUM([.E32]);&quot;&quot;)))">
            <text:p/>
          </table:table-cell>
          <table:table-cell table:style-name="ce49" office:value-type="string" office:string-value="V" calcext:value-type="string">
            <text:p>V</text:p>
          </table:table-cell>
          <table:table-cell table:style-name="ce55" table:formula="of:=[.M31]+1" office:value-type="date" office:date-value="2026-02-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2]=&quot;&quot;;&quot;&quot;;IFERROR(VLOOKUP([.M32];[$Lune.$A$1:.$B$1000];2;0);IF((WEEKDAY([.M32])=5)OR((WEEKDAY([.M32])=4)AND(NOT(ISERROR(MATCH([.M32]+1;[$Lune.$A$1:.$A$1000];0)))));ISOWEEKNUM([.M32]);&quot;&quot;)))">
            <text:p/>
          </table:table-cell>
          <table:table-cell table:style-name="ce49" office:value-type="string" office:string-value="V" calcext:value-type="string">
            <text:p>V</text:p>
          </table:table-cell>
          <table:table-cell table:style-name="ce55" table:formula="of:=[.U31]+1" office:value-type="date" office:date-value="2026-03-27" calcext:value-type="date">
            <text:p>2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2]=&quot;&quot;;&quot;&quot;;IFERROR(VLOOKUP([.U32];[$Lune.$A$1:.$B$1000];2;0);IF((WEEKDAY([.U32])=5)OR((WEEKDAY([.U32])=4)AND(NOT(ISERROR(MATCH([.U32]+1;[$Lune.$A$1:.$A$1000];0)))));ISOWEEKNUM([.U32]);&quot;&quot;)))">
            <text:p/>
          </table:table-cell>
          <table:table-cell table:style-name="ce49" office:value-type="string" office:string-value="L" calcext:value-type="string">
            <text:p>L</text:p>
          </table:table-cell>
          <table:table-cell table:style-name="ce55" table:formula="of:=[.AC31]+1" office:value-type="date" office:date-value="2026-04-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2]=&quot;&quot;;&quot;&quot;;IFERROR(VLOOKUP([.AC32];[$Lune.$A$1:.$B$1000];2;0);IF((WEEKDAY([.AC32])=5)OR((WEEKDAY([.AC32])=4)AND(NOT(ISERROR(MATCH([.AC32]+1;[$Lune.$A$1:.$A$1000];0)))));ISOWEEKNUM([.AC32]);&quot;&quot;)))">
            <text:p/>
          </table:table-cell>
          <table:table-cell table:style-name="ce49" office:value-type="string" office:string-value="M" calcext:value-type="string">
            <text:p>M</text:p>
          </table:table-cell>
          <table:table-cell table:style-name="ce55" table:formula="of:=[.AK31]+1" office:value-type="date" office:date-value="2026-05-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2]=&quot;&quot;;&quot;&quot;;IFERROR(VLOOKUP([.AK32];[$Lune.$A$1:.$B$1000];2;0);IF((WEEKDAY([.AK32])=5)OR((WEEKDAY([.AK32])=4)AND(NOT(ISERROR(MATCH([.AK32]+1;[$Lune.$A$1:.$A$1000];0)))));ISOWEEKNUM([.AK32]);&quot;&quot;)))">
            <text:p/>
          </table:table-cell>
          <table:table-cell table:style-name="ce49" office:value-type="string" office:string-value="S" calcext:value-type="string">
            <text:p>S</text:p>
          </table:table-cell>
          <table:table-cell table:style-name="ce55" table:formula="of:=[.AS31]+1" office:value-type="date" office:date-value="2026-06-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2]=&quot;&quot;;&quot;&quot;;IFERROR(VLOOKUP([.AS32];[$Lune.$A$1:.$B$1000];2;0);IF((WEEKDAY([.AS32])=5)OR((WEEKDAY([.AS32])=4)AND(NOT(ISERROR(MATCH([.AS32]+1;[$Lune.$A$1:.$A$1000];0)))));ISOWEEKNUM([.AS32]);&quot;&quot;)))">
            <text:p/>
          </table:table-cell>
          <table:table-cell table:style-name="ce146" table:number-columns-repeated="2"/>
          <table:table-cell table:style-name="ce49" office:value-type="string" office:string-value="L" calcext:value-type="string">
            <text:p>L</text:p>
          </table:table-cell>
          <table:table-cell table:style-name="ce55" table:formula="of:=[.BC31]+1" office:value-type="date" office:date-value="2026-07-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2]=&quot;&quot;;&quot;&quot;;IFERROR(VLOOKUP([.BC32];[$Lune.$A$1:.$B$1000];2;0);IF((WEEKDAY([.BC32])=5)OR((WEEKDAY([.BC32])=4)AND(NOT(ISERROR(MATCH([.BC32]+1;[$Lune.$A$1:.$A$1000];0)))));ISOWEEKNUM([.BC32]);&quot;&quot;)))">
            <text:p/>
          </table:table-cell>
          <table:table-cell table:style-name="ce49" office:value-type="string" office:string-value="J" calcext:value-type="string">
            <text:p>J</text:p>
          </table:table-cell>
          <table:table-cell table:style-name="ce55" table:formula="of:=[.BK31]+1" office:value-type="date" office:date-value="2026-08-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2]=&quot;&quot;;&quot;&quot;;IFERROR(VLOOKUP([.BK32];[$Lune.$A$1:.$B$1000];2;0);IF((WEEKDAY([.BK32])=5)OR((WEEKDAY([.BK32])=4)AND(NOT(ISERROR(MATCH([.BK32]+1;[$Lune.$A$1:.$A$1000];0)))));ISOWEEKNUM([.BK32]);&quot;&quot;)))" office:value-type="float" office:value="35" calcext:value-type="float">
            <text:p>35</text:p>
          </table:table-cell>
          <table:table-cell table:style-name="ce49" office:value-type="string" office:string-value="D" calcext:value-type="string">
            <text:p>D</text:p>
          </table:table-cell>
          <table:table-cell table:style-name="ce55" table:formula="of:=[.BS31]+1" office:value-type="date" office:date-value="2026-09-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2]=&quot;&quot;;&quot;&quot;;IFERROR(VLOOKUP([.BS32];[$Lune.$A$1:.$B$1000];2;0);IF((WEEKDAY([.BS32])=5)OR((WEEKDAY([.BS32])=4)AND(NOT(ISERROR(MATCH([.BS32]+1;[$Lune.$A$1:.$A$1000];0)))));ISOWEEKNUM([.BS32]);&quot;&quot;)))">
            <text:p/>
          </table:table-cell>
          <table:table-cell table:style-name="ce49" office:value-type="string" office:string-value="M" calcext:value-type="string">
            <text:p>M</text:p>
          </table:table-cell>
          <table:table-cell table:style-name="ce55" table:formula="of:=[.CA31]+1" office:value-type="date" office:date-value="2026-10-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2]=&quot;&quot;;&quot;&quot;;IFERROR(VLOOKUP([.CA32];[$Lune.$A$1:.$B$1000];2;0);IF((WEEKDAY([.CA32])=5)OR((WEEKDAY([.CA32])=4)AND(NOT(ISERROR(MATCH([.CA32]+1;[$Lune.$A$1:.$A$1000];0)))));ISOWEEKNUM([.CA32]);&quot;&quot;)))">
            <text:p/>
          </table:table-cell>
          <table:table-cell table:style-name="ce49" office:value-type="string" office:string-value="V" calcext:value-type="string">
            <text:p>V</text:p>
          </table:table-cell>
          <table:table-cell table:style-name="ce55" table:formula="of:=[.CI31]+1" office:value-type="date" office:date-value="2026-11-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2]=&quot;&quot;;&quot;&quot;;IFERROR(VLOOKUP([.CI32];[$Lune.$A$1:.$B$1000];2;0);IF((WEEKDAY([.CI32])=5)OR((WEEKDAY([.CI32])=4)AND(NOT(ISERROR(MATCH([.CI32]+1;[$Lune.$A$1:.$A$1000];0)))));ISOWEEKNUM([.CI32]);&quot;&quot;)))">
            <text:p/>
          </table:table-cell>
          <table:table-cell table:style-name="ce49" office:value-type="string" office:string-value="D" calcext:value-type="string">
            <text:p>D</text:p>
          </table:table-cell>
          <table:table-cell table:style-name="ce55" table:formula="of:=[.CQ31]+1" office:value-type="date" office:date-value="2026-12-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2]=&quot;&quot;;&quot;&quot;;IFERROR(VLOOKUP([.CQ32];[$Lune.$A$1:.$B$1000];2;0);IF((WEEKDAY([.CQ32])=5)OR((WEEKDAY([.CQ32])=4)AND(NOT(ISERROR(MATCH([.CQ32]+1;[$Lune.$A$1:.$A$1000];0)))));ISOWEEKNUM([.CQ32]);&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M" calcext:value-type="string">
            <text:p>M</text:p>
          </table:table-cell>
          <table:table-cell table:style-name="ce55" table:formula="of:=[.E32]+1" office:value-type="date" office:date-value="2026-01-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3]=&quot;&quot;;&quot;&quot;;IFERROR(VLOOKUP([.E33];[$Lune.$A$1:.$B$1000];2;0);IF((WEEKDAY([.E33])=5)OR((WEEKDAY([.E33])=4)AND(NOT(ISERROR(MATCH([.E33]+1;[$Lune.$A$1:.$A$1000];0)))));ISOWEEKNUM([.E33]);&quot;&quot;)))">
            <text:p/>
          </table:table-cell>
          <table:table-cell table:style-name="ce49" office:value-type="string" office:string-value="S" calcext:value-type="string">
            <text:p>S</text:p>
          </table:table-cell>
          <table:table-cell table:style-name="ce55" table:formula="of:=[.M32]+1" office:value-type="date" office:date-value="2026-02-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3]=&quot;&quot;;&quot;&quot;;IFERROR(VLOOKUP([.M33];[$Lune.$A$1:.$B$1000];2;0);IF((WEEKDAY([.M33])=5)OR((WEEKDAY([.M33])=4)AND(NOT(ISERROR(MATCH([.M33]+1;[$Lune.$A$1:.$A$1000];0)))));ISOWEEKNUM([.M33]);&quot;&quot;)))">
            <text:p/>
          </table:table-cell>
          <table:table-cell table:style-name="ce49" office:value-type="string" office:string-value="S" calcext:value-type="string">
            <text:p>S</text:p>
          </table:table-cell>
          <table:table-cell table:style-name="ce55" table:formula="of:=[.U32]+1" office:value-type="date" office:date-value="2026-03-28" calcext:value-type="date">
            <text:p>2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3]=&quot;&quot;;&quot;&quot;;IFERROR(VLOOKUP([.U33];[$Lune.$A$1:.$B$1000];2;0);IF((WEEKDAY([.U33])=5)OR((WEEKDAY([.U33])=4)AND(NOT(ISERROR(MATCH([.U33]+1;[$Lune.$A$1:.$A$1000];0)))));ISOWEEKNUM([.U33]);&quot;&quot;)))">
            <text:p/>
          </table:table-cell>
          <table:table-cell table:style-name="ce49" office:value-type="string" office:string-value="M" calcext:value-type="string">
            <text:p>M</text:p>
          </table:table-cell>
          <table:table-cell table:style-name="ce55" table:formula="of:=[.AC32]+1" office:value-type="date" office:date-value="2026-04-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3]=&quot;&quot;;&quot;&quot;;IFERROR(VLOOKUP([.AC33];[$Lune.$A$1:.$B$1000];2;0);IF((WEEKDAY([.AC33])=5)OR((WEEKDAY([.AC33])=4)AND(NOT(ISERROR(MATCH([.AC33]+1;[$Lune.$A$1:.$A$1000];0)))));ISOWEEKNUM([.AC33]);&quot;&quot;)))">
            <text:p/>
          </table:table-cell>
          <table:table-cell table:style-name="ce49" office:value-type="string" office:string-value="J" calcext:value-type="string">
            <text:p>J</text:p>
          </table:table-cell>
          <table:table-cell table:style-name="ce55" table:formula="of:=[.AK32]+1" office:value-type="date" office:date-value="2026-05-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3]=&quot;&quot;;&quot;&quot;;IFERROR(VLOOKUP([.AK33];[$Lune.$A$1:.$B$1000];2;0);IF((WEEKDAY([.AK33])=5)OR((WEEKDAY([.AK33])=4)AND(NOT(ISERROR(MATCH([.AK33]+1;[$Lune.$A$1:.$A$1000];0)))));ISOWEEKNUM([.AK33]);&quot;&quot;)))" office:value-type="float" office:value="22" calcext:value-type="float">
            <text:p>22</text:p>
          </table:table-cell>
          <table:table-cell table:style-name="ce49" office:value-type="string" office:string-value="D" calcext:value-type="string">
            <text:p>D</text:p>
          </table:table-cell>
          <table:table-cell table:style-name="ce55" table:formula="of:=[.AS32]+1" office:value-type="date" office:date-value="2026-06-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3]=&quot;&quot;;&quot;&quot;;IFERROR(VLOOKUP([.AS33];[$Lune.$A$1:.$B$1000];2;0);IF((WEEKDAY([.AS33])=5)OR((WEEKDAY([.AS33])=4)AND(NOT(ISERROR(MATCH([.AS33]+1;[$Lune.$A$1:.$A$1000];0)))));ISOWEEKNUM([.AS33]);&quot;&quot;)))">
            <text:p/>
          </table:table-cell>
          <table:table-cell table:style-name="ce146" table:number-columns-repeated="2"/>
          <table:table-cell table:style-name="ce49" office:value-type="string" office:string-value="M" calcext:value-type="string">
            <text:p>M</text:p>
          </table:table-cell>
          <table:table-cell table:style-name="ce55" table:formula="of:=[.BC32]+1" office:value-type="date" office:date-value="2026-07-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3]=&quot;&quot;;&quot;&quot;;IFERROR(VLOOKUP([.BC33];[$Lune.$A$1:.$B$1000];2;0);IF((WEEKDAY([.BC33])=5)OR((WEEKDAY([.BC33])=4)AND(NOT(ISERROR(MATCH([.BC33]+1;[$Lune.$A$1:.$A$1000];0)))));ISOWEEKNUM([.BC33]);&quot;&quot;)))">
            <text:p/>
          </table:table-cell>
          <table:table-cell table:style-name="ce49" office:value-type="string" office:string-value="V" calcext:value-type="string">
            <text:p>V</text:p>
          </table:table-cell>
          <table:table-cell table:style-name="ce55" table:formula="of:=[.BK32]+1" office:value-type="date" office:date-value="2026-08-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3]=&quot;&quot;;&quot;&quot;;IFERROR(VLOOKUP([.BK33];[$Lune.$A$1:.$B$1000];2;0);IF((WEEKDAY([.BK33])=5)OR((WEEKDAY([.BK33])=4)AND(NOT(ISERROR(MATCH([.BK33]+1;[$Lune.$A$1:.$A$1000];0)))));ISOWEEKNUM([.BK33]);&quot;&quot;)))" office:value-type="string" office:string-value="○" calcext:value-type="string">
            <text:p>○</text:p>
          </table:table-cell>
          <table:table-cell table:style-name="ce49" office:value-type="string" office:string-value="L" calcext:value-type="string">
            <text:p>L</text:p>
          </table:table-cell>
          <table:table-cell table:style-name="ce55" table:formula="of:=[.BS32]+1" office:value-type="date" office:date-value="2026-09-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3]=&quot;&quot;;&quot;&quot;;IFERROR(VLOOKUP([.BS33];[$Lune.$A$1:.$B$1000];2;0);IF((WEEKDAY([.BS33])=5)OR((WEEKDAY([.BS33])=4)AND(NOT(ISERROR(MATCH([.BS33]+1;[$Lune.$A$1:.$A$1000];0)))));ISOWEEKNUM([.BS33]);&quot;&quot;)))">
            <text:p/>
          </table:table-cell>
          <table:table-cell table:style-name="ce49" office:value-type="string" office:string-value="M" calcext:value-type="string">
            <text:p>M</text:p>
          </table:table-cell>
          <table:table-cell table:style-name="ce55" table:formula="of:=[.CA32]+1" office:value-type="date" office:date-value="2026-10-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3]=&quot;&quot;;&quot;&quot;;IFERROR(VLOOKUP([.CA33];[$Lune.$A$1:.$B$1000];2;0);IF((WEEKDAY([.CA33])=5)OR((WEEKDAY([.CA33])=4)AND(NOT(ISERROR(MATCH([.CA33]+1;[$Lune.$A$1:.$A$1000];0)))));ISOWEEKNUM([.CA33]);&quot;&quot;)))">
            <text:p/>
          </table:table-cell>
          <table:table-cell table:style-name="ce49" office:value-type="string" office:string-value="S" calcext:value-type="string">
            <text:p>S</text:p>
          </table:table-cell>
          <table:table-cell table:style-name="ce55" table:formula="of:=[.CI32]+1" office:value-type="date" office:date-value="2026-11-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3]=&quot;&quot;;&quot;&quot;;IFERROR(VLOOKUP([.CI33];[$Lune.$A$1:.$B$1000];2;0);IF((WEEKDAY([.CI33])=5)OR((WEEKDAY([.CI33])=4)AND(NOT(ISERROR(MATCH([.CI33]+1;[$Lune.$A$1:.$A$1000];0)))));ISOWEEKNUM([.CI33]);&quot;&quot;)))">
            <text:p/>
          </table:table-cell>
          <table:table-cell table:style-name="ce49" office:value-type="string" office:string-value="L" calcext:value-type="string">
            <text:p>L</text:p>
          </table:table-cell>
          <table:table-cell table:style-name="ce55" table:formula="of:=[.CQ32]+1" office:value-type="date" office:date-value="2026-12-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3]=&quot;&quot;;&quot;&quot;;IFERROR(VLOOKUP([.CQ33];[$Lune.$A$1:.$B$1000];2;0);IF((WEEKDAY([.CQ33])=5)OR((WEEKDAY([.CQ33])=4)AND(NOT(ISERROR(MATCH([.CQ33]+1;[$Lune.$A$1:.$A$1000];0)))));ISOWEEKNUM([.CQ33]);&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J" calcext:value-type="string">
            <text:p>J</text:p>
          </table:table-cell>
          <table:table-cell table:style-name="ce55" table:formula="of:=IF([.E33]=&quot;&quot;;&quot;&quot;;IF(MONTH([.E33]+1)&gt;MONTH([.E33]);&quot;&quot;;[.E33]+1))" office:value-type="date" office:date-value="2026-01-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4]=&quot;&quot;;&quot;&quot;;IFERROR(VLOOKUP([.E34];[$Lune.$A$1:.$B$1000];2;0);IF((WEEKDAY([.E34])=5)OR((WEEKDAY([.E34])=4)AND(NOT(ISERROR(MATCH([.E34]+1;[$Lune.$A$1:.$A$1000];0)))));ISOWEEKNUM([.E34]);&quot;&quot;)))" office:value-type="float" office:value="5" calcext:value-type="float">
            <text:p>5</text:p>
          </table:table-cell>
          <table:table-cell table:style-name="ce49">
            <text:p/>
          </table:table-cell>
          <table:table-cell table:style-name="ce55" table:formula="of:=IF([.M33]=&quot;&quot;;&quot;&quot;;IF(MONTH([.M33]+1)&gt;MONTH([.M33]);&quot;&quot;;[.M33]+1))">
            <text:p/>
          </table:table-cell>
          <table:table-cell table:style-name="ce60">
            <text:p/>
          </table:table-cell>
          <table:table-cell table:style-name="ce66"/>
          <table:table-cell table:style-name="ce70"/>
          <table:table-cell table:style-name="ce75"/>
          <table:table-cell table:style-name="ce79"/>
          <table:table-cell table:style-name="ce84" table:formula="of:=IF([.M34]=&quot;&quot;;&quot;&quot;;IFERROR(VLOOKUP([.M34];[$Lune.$A$1:.$B$1000];2;0);IF((WEEKDAY([.M34])=5)OR((WEEKDAY([.M34])=4)AND(NOT(ISERROR(MATCH([.M34]+1;[$Lune.$A$1:.$A$1000];0)))));ISOWEEKNUM([.M34]);&quot;&quot;)))">
            <text:p/>
          </table:table-cell>
          <table:table-cell table:style-name="ce49" office:value-type="string" office:string-value="D" calcext:value-type="string">
            <text:p>D</text:p>
          </table:table-cell>
          <table:table-cell table:style-name="ce55" table:formula="of:=IF([.U33]=&quot;&quot;;&quot;&quot;;IF(MONTH([.U33]+1)&gt;MONTH([.U33]);&quot;&quot;;[.U33]+1))" office:value-type="date" office:date-value="2026-03-29" calcext:value-type="date">
            <text:p>29</text:p>
          </table:table-cell>
          <table:table-cell table:style-name="ce112" office:value-type="string" office:string-value=" heure d'été +1h" calcext:value-type="string">
            <text:p><text:s/>heure d'été +1h</text:p>
          </table:table-cell>
          <table:table-cell table:style-name="ce66"/>
          <table:table-cell table:style-name="ce70"/>
          <table:table-cell table:style-name="ce75"/>
          <table:table-cell table:style-name="ce79"/>
          <table:table-cell table:style-name="ce84" table:formula="of:=IF([.U34]=&quot;&quot;;&quot;&quot;;IFERROR(VLOOKUP([.U34];[$Lune.$A$1:.$B$1000];2;0);IF((WEEKDAY([.U34])=5)OR((WEEKDAY([.U34])=4)AND(NOT(ISERROR(MATCH([.U34]+1;[$Lune.$A$1:.$A$1000];0)))));ISOWEEKNUM([.U34]);&quot;&quot;)))">
            <text:p/>
          </table:table-cell>
          <table:table-cell table:style-name="ce49" office:value-type="string" office:string-value="M" calcext:value-type="string">
            <text:p>M</text:p>
          </table:table-cell>
          <table:table-cell table:style-name="ce55" table:formula="of:=IF([.AC33]=&quot;&quot;;&quot;&quot;;IF(MONTH([.AC33]+1)&gt;MONTH([.AC33]);&quot;&quot;;[.AC33]+1))" office:value-type="date" office:date-value="2026-04-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4]=&quot;&quot;;&quot;&quot;;IFERROR(VLOOKUP([.AC34];[$Lune.$A$1:.$B$1000];2;0);IF((WEEKDAY([.AC34])=5)OR((WEEKDAY([.AC34])=4)AND(NOT(ISERROR(MATCH([.AC34]+1;[$Lune.$A$1:.$A$1000];0)))));ISOWEEKNUM([.AC34]);&quot;&quot;)))">
            <text:p/>
          </table:table-cell>
          <table:table-cell table:style-name="ce49" office:value-type="string" office:string-value="V" calcext:value-type="string">
            <text:p>V</text:p>
          </table:table-cell>
          <table:table-cell table:style-name="ce55" table:formula="of:=IF([.AK33]=&quot;&quot;;&quot;&quot;;IF(MONTH([.AK33]+1)&gt;MONTH([.AK33]);&quot;&quot;;[.AK33]+1))" office:value-type="date" office:date-value="2026-05-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4]=&quot;&quot;;&quot;&quot;;IFERROR(VLOOKUP([.AK34];[$Lune.$A$1:.$B$1000];2;0);IF((WEEKDAY([.AK34])=5)OR((WEEKDAY([.AK34])=4)AND(NOT(ISERROR(MATCH([.AK34]+1;[$Lune.$A$1:.$A$1000];0)))));ISOWEEKNUM([.AK34]);&quot;&quot;)))">
            <text:p/>
          </table:table-cell>
          <table:table-cell table:style-name="ce49" office:value-type="string" office:string-value="L" calcext:value-type="string">
            <text:p>L</text:p>
          </table:table-cell>
          <table:table-cell table:style-name="ce55" table:formula="of:=IF([.AS33]=&quot;&quot;;&quot;&quot;;IF(MONTH([.AS33]+1)&gt;MONTH([.AS33]);&quot;&quot;;[.AS33]+1))" office:value-type="date" office:date-value="2026-06-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4]=&quot;&quot;;&quot;&quot;;IFERROR(VLOOKUP([.AS34];[$Lune.$A$1:.$B$1000];2;0);IF((WEEKDAY([.AS34])=5)OR((WEEKDAY([.AS34])=4)AND(NOT(ISERROR(MATCH([.AS34]+1;[$Lune.$A$1:.$A$1000];0)))));ISOWEEKNUM([.AS34]);&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IF([.BC33]=&quot;&quot;;&quot;&quot;;IF(MONTH([.BC33]+1)&gt;MONTH([.BC33]);&quot;&quot;;[.BC33]+1))" office:value-type="date" office:date-value="2026-07-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4]=&quot;&quot;;&quot;&quot;;IFERROR(VLOOKUP([.BC34];[$Lune.$A$1:.$B$1000];2;0);IF((WEEKDAY([.BC34])=5)OR((WEEKDAY([.BC34])=4)AND(NOT(ISERROR(MATCH([.BC34]+1;[$Lune.$A$1:.$A$1000];0)))));ISOWEEKNUM([.BC34]);&quot;&quot;)))" office:value-type="string" office:string-value="○" calcext:value-type="string">
            <text:p>○</text:p>
          </table:table-cell>
          <table:table-cell table:style-name="ce49" office:value-type="string" office:string-value="S" calcext:value-type="string">
            <text:p>S</text:p>
          </table:table-cell>
          <table:table-cell table:style-name="ce55" table:formula="of:=IF([.BK33]=&quot;&quot;;&quot;&quot;;IF(MONTH([.BK33]+1)&gt;MONTH([.BK33]);&quot;&quot;;[.BK33]+1))" office:value-type="date" office:date-value="2026-08-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4]=&quot;&quot;;&quot;&quot;;IFERROR(VLOOKUP([.BK34];[$Lune.$A$1:.$B$1000];2;0);IF((WEEKDAY([.BK34])=5)OR((WEEKDAY([.BK34])=4)AND(NOT(ISERROR(MATCH([.BK34]+1;[$Lune.$A$1:.$A$1000];0)))));ISOWEEKNUM([.BK34]);&quot;&quot;)))">
            <text:p/>
          </table:table-cell>
          <table:table-cell table:style-name="ce49" office:value-type="string" office:string-value="M" calcext:value-type="string">
            <text:p>M</text:p>
          </table:table-cell>
          <table:table-cell table:style-name="ce55" table:formula="of:=IF([.BS33]=&quot;&quot;;&quot;&quot;;IF(MONTH([.BS33]+1)&gt;MONTH([.BS33]);&quot;&quot;;[.BS33]+1))" office:value-type="date" office:date-value="2026-09-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4]=&quot;&quot;;&quot;&quot;;IFERROR(VLOOKUP([.BS34];[$Lune.$A$1:.$B$1000];2;0);IF((WEEKDAY([.BS34])=5)OR((WEEKDAY([.BS34])=4)AND(NOT(ISERROR(MATCH([.BS34]+1;[$Lune.$A$1:.$A$1000];0)))));ISOWEEKNUM([.BS34]);&quot;&quot;)))">
            <text:p/>
          </table:table-cell>
          <table:table-cell table:style-name="ce49" office:value-type="string" office:string-value="J" calcext:value-type="string">
            <text:p>J</text:p>
          </table:table-cell>
          <table:table-cell table:style-name="ce55" table:formula="of:=IF([.CA33]=&quot;&quot;;&quot;&quot;;IF(MONTH([.CA33]+1)&gt;MONTH([.CA33]);&quot;&quot;;[.CA33]+1))" office:value-type="date" office:date-value="2026-10-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4]=&quot;&quot;;&quot;&quot;;IFERROR(VLOOKUP([.CA34];[$Lune.$A$1:.$B$1000];2;0);IF((WEEKDAY([.CA34])=5)OR((WEEKDAY([.CA34])=4)AND(NOT(ISERROR(MATCH([.CA34]+1;[$Lune.$A$1:.$A$1000];0)))));ISOWEEKNUM([.CA34]);&quot;&quot;)))" office:value-type="float" office:value="44" calcext:value-type="float">
            <text:p>44</text:p>
          </table:table-cell>
          <table:table-cell table:style-name="ce49" office:value-type="string" office:string-value="D" calcext:value-type="string">
            <text:p>D</text:p>
          </table:table-cell>
          <table:table-cell table:style-name="ce55" table:formula="of:=IF([.CI33]=&quot;&quot;;&quot;&quot;;IF(MONTH([.CI33]+1)&gt;MONTH([.CI33]);&quot;&quot;;[.CI33]+1))" office:value-type="date" office:date-value="2026-11-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4]=&quot;&quot;;&quot;&quot;;IFERROR(VLOOKUP([.CI34];[$Lune.$A$1:.$B$1000];2;0);IF((WEEKDAY([.CI34])=5)OR((WEEKDAY([.CI34])=4)AND(NOT(ISERROR(MATCH([.CI34]+1;[$Lune.$A$1:.$A$1000];0)))));ISOWEEKNUM([.CI34]);&quot;&quot;)))">
            <text:p/>
          </table:table-cell>
          <table:table-cell table:style-name="ce49" office:value-type="string" office:string-value="M" calcext:value-type="string">
            <text:p>M</text:p>
          </table:table-cell>
          <table:table-cell table:style-name="ce55" table:formula="of:=IF([.CQ33]=&quot;&quot;;&quot;&quot;;IF(MONTH([.CQ33]+1)&gt;MONTH([.CQ33]);&quot;&quot;;[.CQ33]+1))" office:value-type="date" office:date-value="2026-12-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4]=&quot;&quot;;&quot;&quot;;IFERROR(VLOOKUP([.CQ34];[$Lune.$A$1:.$B$1000];2;0);IF((WEEKDAY([.CQ34])=5)OR((WEEKDAY([.CQ34])=4)AND(NOT(ISERROR(MATCH([.CQ34]+1;[$Lune.$A$1:.$A$1000];0)))));ISOWEEKNUM([.CQ34]);&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49" office:value-type="string" office:string-value="V" calcext:value-type="string">
            <text:p>V</text:p>
          </table:table-cell>
          <table:table-cell table:style-name="ce55" table:formula="of:=IF([.E34]=&quot;&quot;;&quot;&quot;;IF(MONTH([.E34]+1)&gt;MONTH([.E34]);&quot;&quot;;[.E34]+1))" office:value-type="date" office:date-value="2026-01-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5]=&quot;&quot;;&quot;&quot;;IFERROR(VLOOKUP([.E35];[$Lune.$A$1:.$B$1000];2;0);IF((WEEKDAY([.E35])=5)OR((WEEKDAY([.E35])=4)AND(NOT(ISERROR(MATCH([.E35]+1;[$Lune.$A$1:.$A$1000];0)))));ISOWEEKNUM([.E35]);&quot;&quot;)))">
            <text:p/>
          </table:table-cell>
          <table:table-cell table:style-name="ce97" table:formula="of:=[.$G$1]" office:value-type="float" office:value="2026" calcext:value-type="float" table:number-columns-spanned="8" table:number-rows-spanned="2">
            <text:p>2026</text:p>
          </table:table-cell>
          <table:covered-table-cell table:style-name="ce99"/>
          <table:covered-table-cell table:style-name="ce102"/>
          <table:covered-table-cell table:number-columns-repeated="4" table:style-name="ce104"/>
          <table:covered-table-cell table:style-name="ce108"/>
          <table:table-cell table:style-name="ce49" office:value-type="string" office:string-value="L" calcext:value-type="string">
            <text:p>L</text:p>
          </table:table-cell>
          <table:table-cell table:style-name="ce55" table:formula="of:=IF([.U34]=&quot;&quot;;&quot;&quot;;IF(MONTH([.U34]+1)&gt;MONTH([.U34]);&quot;&quot;;[.U34]+1))" office:value-type="date" office:date-value="2026-03-30" calcext:value-type="date">
            <text:p>30</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5]=&quot;&quot;;&quot;&quot;;IFERROR(VLOOKUP([.U35];[$Lune.$A$1:.$B$1000];2;0);IF((WEEKDAY([.U35])=5)OR((WEEKDAY([.U35])=4)AND(NOT(ISERROR(MATCH([.U35]+1;[$Lune.$A$1:.$A$1000];0)))));ISOWEEKNUM([.U35]);&quot;&quot;)))">
            <text:p/>
          </table:table-cell>
          <table:table-cell table:style-name="ce49" office:value-type="string" office:string-value="J" calcext:value-type="string">
            <text:p>J</text:p>
          </table:table-cell>
          <table:table-cell table:style-name="ce55" table:formula="of:=IF([.AC34]=&quot;&quot;;&quot;&quot;;IF(MONTH([.AC34]+1)&gt;MONTH([.AC34]);&quot;&quot;;[.AC34]+1))" office:value-type="date" office:date-value="2026-04-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5]=&quot;&quot;;&quot;&quot;;IFERROR(VLOOKUP([.AC35];[$Lune.$A$1:.$B$1000];2;0);IF((WEEKDAY([.AC35])=5)OR((WEEKDAY([.AC35])=4)AND(NOT(ISERROR(MATCH([.AC35]+1;[$Lune.$A$1:.$A$1000];0)))));ISOWEEKNUM([.AC35]);&quot;&quot;)))" office:value-type="float" office:value="18" calcext:value-type="float">
            <text:p>18</text:p>
          </table:table-cell>
          <table:table-cell table:style-name="ce49" office:value-type="string" office:string-value="S" calcext:value-type="string">
            <text:p>S</text:p>
          </table:table-cell>
          <table:table-cell table:style-name="ce55" table:formula="of:=IF([.AK34]=&quot;&quot;;&quot;&quot;;IF(MONTH([.AK34]+1)&gt;MONTH([.AK34]);&quot;&quot;;[.AK34]+1))" office:value-type="date" office:date-value="2026-05-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5]=&quot;&quot;;&quot;&quot;;IFERROR(VLOOKUP([.AK35];[$Lune.$A$1:.$B$1000];2;0);IF((WEEKDAY([.AK35])=5)OR((WEEKDAY([.AK35])=4)AND(NOT(ISERROR(MATCH([.AK35]+1;[$Lune.$A$1:.$A$1000];0)))));ISOWEEKNUM([.AK35]);&quot;&quot;)))">
            <text:p/>
          </table:table-cell>
          <table:table-cell table:style-name="ce49" office:value-type="string" office:string-value="M" calcext:value-type="string">
            <text:p>M</text:p>
          </table:table-cell>
          <table:table-cell table:style-name="ce55" table:formula="of:=IF([.AS34]=&quot;&quot;;&quot;&quot;;IF(MONTH([.AS34]+1)&gt;MONTH([.AS34]);&quot;&quot;;[.AS34]+1))" office:value-type="date" office:date-value="2026-06-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5]=&quot;&quot;;&quot;&quot;;IFERROR(VLOOKUP([.AS35];[$Lune.$A$1:.$B$1000];2;0);IF((WEEKDAY([.AS35])=5)OR((WEEKDAY([.AS35])=4)AND(NOT(ISERROR(MATCH([.AS35]+1;[$Lune.$A$1:.$A$1000];0)))));ISOWEEKNUM([.AS35]);&quot;&quot;)))">
            <text:p/>
          </table:table-cell>
          <table:table-cell table:style-name="ce146" table:number-columns-repeated="2"/>
          <table:table-cell table:style-name="ce49" office:value-type="string" office:string-value="J" calcext:value-type="string">
            <text:p>J</text:p>
          </table:table-cell>
          <table:table-cell table:style-name="ce55" table:formula="of:=IF([.BC34]=&quot;&quot;;&quot;&quot;;IF(MONTH([.BC34]+1)&gt;MONTH([.BC34]);&quot;&quot;;[.BC34]+1))" office:value-type="date" office:date-value="2026-07-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5]=&quot;&quot;;&quot;&quot;;IFERROR(VLOOKUP([.BC35];[$Lune.$A$1:.$B$1000];2;0);IF((WEEKDAY([.BC35])=5)OR((WEEKDAY([.BC35])=4)AND(NOT(ISERROR(MATCH([.BC35]+1;[$Lune.$A$1:.$A$1000];0)))));ISOWEEKNUM([.BC35]);&quot;&quot;)))" office:value-type="float" office:value="31" calcext:value-type="float">
            <text:p>31</text:p>
          </table:table-cell>
          <table:table-cell table:style-name="ce49" office:value-type="string" office:string-value="D" calcext:value-type="string">
            <text:p>D</text:p>
          </table:table-cell>
          <table:table-cell table:style-name="ce55" table:formula="of:=IF([.BK34]=&quot;&quot;;&quot;&quot;;IF(MONTH([.BK34]+1)&gt;MONTH([.BK34]);&quot;&quot;;[.BK34]+1))" office:value-type="date" office:date-value="2026-08-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5]=&quot;&quot;;&quot;&quot;;IFERROR(VLOOKUP([.BK35];[$Lune.$A$1:.$B$1000];2;0);IF((WEEKDAY([.BK35])=5)OR((WEEKDAY([.BK35])=4)AND(NOT(ISERROR(MATCH([.BK35]+1;[$Lune.$A$1:.$A$1000];0)))));ISOWEEKNUM([.BK35]);&quot;&quot;)))">
            <text:p/>
          </table:table-cell>
          <table:table-cell table:style-name="ce49" office:value-type="string" office:string-value="M" calcext:value-type="string">
            <text:p>M</text:p>
          </table:table-cell>
          <table:table-cell table:style-name="ce55" table:formula="of:=IF([.BS34]=&quot;&quot;;&quot;&quot;;IF(MONTH([.BS34]+1)&gt;MONTH([.BS34]);&quot;&quot;;[.BS34]+1))" office:value-type="date" office:date-value="2026-09-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5]=&quot;&quot;;&quot;&quot;;IFERROR(VLOOKUP([.BS35];[$Lune.$A$1:.$B$1000];2;0);IF((WEEKDAY([.BS35])=5)OR((WEEKDAY([.BS35])=4)AND(NOT(ISERROR(MATCH([.BS35]+1;[$Lune.$A$1:.$A$1000];0)))));ISOWEEKNUM([.BS35]);&quot;&quot;)))">
            <text:p/>
          </table:table-cell>
          <table:table-cell table:style-name="ce49" office:value-type="string" office:string-value="V" calcext:value-type="string">
            <text:p>V</text:p>
          </table:table-cell>
          <table:table-cell table:style-name="ce55" table:formula="of:=IF([.CA34]=&quot;&quot;;&quot;&quot;;IF(MONTH([.CA34]+1)&gt;MONTH([.CA34]);&quot;&quot;;[.CA34]+1))" office:value-type="date" office:date-value="2026-10-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5]=&quot;&quot;;&quot;&quot;;IFERROR(VLOOKUP([.CA35];[$Lune.$A$1:.$B$1000];2;0);IF((WEEKDAY([.CA35])=5)OR((WEEKDAY([.CA35])=4)AND(NOT(ISERROR(MATCH([.CA35]+1;[$Lune.$A$1:.$A$1000];0)))));ISOWEEKNUM([.CA35]);&quot;&quot;)))">
            <text:p/>
          </table:table-cell>
          <table:table-cell table:style-name="ce49" office:value-type="string" office:string-value="L" calcext:value-type="string">
            <text:p>L</text:p>
          </table:table-cell>
          <table:table-cell table:style-name="ce55" table:formula="of:=IF([.CI34]=&quot;&quot;;&quot;&quot;;IF(MONTH([.CI34]+1)&gt;MONTH([.CI34]);&quot;&quot;;[.CI34]+1))" office:value-type="date" office:date-value="2026-11-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5]=&quot;&quot;;&quot;&quot;;IFERROR(VLOOKUP([.CI35];[$Lune.$A$1:.$B$1000];2;0);IF((WEEKDAY([.CI35])=5)OR((WEEKDAY([.CI35])=4)AND(NOT(ISERROR(MATCH([.CI35]+1;[$Lune.$A$1:.$A$1000];0)))));ISOWEEKNUM([.CI35]);&quot;&quot;)))">
            <text:p/>
          </table:table-cell>
          <table:table-cell table:style-name="ce49" office:value-type="string" office:string-value="M" calcext:value-type="string">
            <text:p>M</text:p>
          </table:table-cell>
          <table:table-cell table:style-name="ce55" table:formula="of:=IF([.CQ34]=&quot;&quot;;&quot;&quot;;IF(MONTH([.CQ34]+1)&gt;MONTH([.CQ34]);&quot;&quot;;[.CQ34]+1))" office:value-type="date" office:date-value="2026-12-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5]=&quot;&quot;;&quot;&quot;;IFERROR(VLOOKUP([.CQ35];[$Lune.$A$1:.$B$1000];2;0);IF((WEEKDAY([.CQ35])=5)OR((WEEKDAY([.CQ35])=4)AND(NOT(ISERROR(MATCH([.CQ35]+1;[$Lune.$A$1:.$A$1000];0)))));ISOWEEKNUM([.CQ35]);&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0" office:value-type="string" office:string-value="S" calcext:value-type="string">
            <text:p>S</text:p>
          </table:table-cell>
          <table:table-cell table:style-name="ce56" table:formula="of:=IF([.E35]=&quot;&quot;;&quot;&quot;;IF(MONTH([.E35]+1)&gt;MONTH([.E35]);&quot;&quot;;[.E35]+1))" office:value-type="date" office:date-value="2026-01-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E36]=&quot;&quot;;&quot;&quot;;IFERROR(VLOOKUP([.E36];[$Lune.$A$1:.$B$1000];2;0);IF((WEEKDAY([.E36])=5)OR((WEEKDAY([.E36])=4)AND(NOT(ISERROR(MATCH([.E36]+1;[$Lune.$A$1:.$A$1000];0)))));ISOWEEKNUM([.E36]);&quot;&quot;)))">
            <text:p/>
          </table:table-cell>
          <table:covered-table-cell table:style-name="ce98"/>
          <table:covered-table-cell table:style-name="ce100"/>
          <table:covered-table-cell table:style-name="ce103"/>
          <table:covered-table-cell table:number-columns-repeated="4" table:style-name="ce105"/>
          <table:covered-table-cell table:style-name="ce109"/>
          <table:table-cell table:style-name="ce50" office:value-type="string" office:string-value="M" calcext:value-type="string">
            <text:p>M</text:p>
          </table:table-cell>
          <table:table-cell table:style-name="ce56" table:formula="of:=IF([.U35]=&quot;&quot;;&quot;&quot;;IF(MONTH([.U35]+1)&gt;MONTH([.U35]);&quot;&quot;;[.U35]+1))" office:value-type="date" office:date-value="2026-03-31" calcext:value-type="date">
            <text:p>31</text:p>
          </table:table-cell>
          <table:table-cell table:style-name="ce113"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U36]=&quot;&quot;;&quot;&quot;;IFERROR(VLOOKUP([.U36];[$Lune.$A$1:.$B$1000];2;0);IF((WEEKDAY([.U36])=5)OR((WEEKDAY([.U36])=4)AND(NOT(ISERROR(MATCH([.U36]+1;[$Lune.$A$1:.$A$1000];0)))));ISOWEEKNUM([.U36]);&quot;&quot;)))">
            <text:p/>
          </table:table-cell>
          <table:table-cell table:style-name="ce50">
            <text:p/>
          </table:table-cell>
          <table:table-cell table:style-name="ce56" table:formula="of:=IF([.AC35]=&quot;&quot;;&quot;&quot;;IF(MONTH([.AC35]+1)&gt;MONTH([.AC35]);&quot;&quot;;[.AC35]+1))">
            <text:p/>
          </table:table-cell>
          <table:table-cell table:style-name="ce61">
            <text:p/>
          </table:table-cell>
          <table:table-cell table:style-name="ce67"/>
          <table:table-cell table:style-name="ce71"/>
          <table:table-cell table:style-name="ce76"/>
          <table:table-cell table:style-name="ce80"/>
          <table:table-cell table:style-name="ce85" table:formula="of:=IF([.AC36]=&quot;&quot;;&quot;&quot;;IFERROR(VLOOKUP([.AC36];[$Lune.$A$1:.$B$1000];2;0);IF((WEEKDAY([.AC36])=5)OR((WEEKDAY([.AC36])=4)AND(NOT(ISERROR(MATCH([.AC36]+1;[$Lune.$A$1:.$A$1000];0)))));ISOWEEKNUM([.AC36]);&quot;&quot;)))">
            <text:p/>
          </table:table-cell>
          <table:table-cell table:style-name="ce50" office:value-type="string" office:string-value="D" calcext:value-type="string">
            <text:p>D</text:p>
          </table:table-cell>
          <table:table-cell table:style-name="ce56" table:formula="of:=IF([.AK35]=&quot;&quot;;&quot;&quot;;IF(MONTH([.AK35]+1)&gt;MONTH([.AK35]);&quot;&quot;;[.AK35]+1))" office:value-type="date" office:date-value="2026-05-31" calcext:value-type="date">
            <text:p>31</text:p>
          </table:table-cell>
          <table:table-cell table:style-name="ce61" office:value-type="string" office:string-value="Fête des mères" calcext:value-type="string">
            <text:p>Fête des mères</text:p>
          </table:table-cell>
          <table:table-cell table:style-name="ce67"/>
          <table:table-cell table:style-name="ce71"/>
          <table:table-cell table:style-name="ce76"/>
          <table:table-cell table:style-name="ce80"/>
          <table:table-cell table:style-name="ce85" table:formula="of:=IF([.AK36]=&quot;&quot;;&quot;&quot;;IFERROR(VLOOKUP([.AK36];[$Lune.$A$1:.$B$1000];2;0);IF((WEEKDAY([.AK36])=5)OR((WEEKDAY([.AK36])=4)AND(NOT(ISERROR(MATCH([.AK36]+1;[$Lune.$A$1:.$A$1000];0)))));ISOWEEKNUM([.AK36]);&quot;&quot;)))" office:value-type="string" office:string-value="○" calcext:value-type="string">
            <text:p>○</text:p>
          </table:table-cell>
          <table:table-cell table:style-name="ce50">
            <text:p/>
          </table:table-cell>
          <table:table-cell table:style-name="ce56" table:formula="of:=IF([.AS35]=&quot;&quot;;&quot;&quot;;IF(MONTH([.AS35]+1)&gt;MONTH([.AS35]);&quot;&quot;;[.AS35]+1))">
            <text:p/>
          </table:table-cell>
          <table:table-cell table:style-name="ce61">
            <text:p/>
          </table:table-cell>
          <table:table-cell table:style-name="ce67"/>
          <table:table-cell table:style-name="ce71"/>
          <table:table-cell table:style-name="ce76"/>
          <table:table-cell table:style-name="ce80"/>
          <table:table-cell table:style-name="ce85" table:formula="of:=IF([.AS36]=&quot;&quot;;&quot;&quot;;IFERROR(VLOOKUP([.AS36];[$Lune.$A$1:.$B$1000];2;0);IF((WEEKDAY([.AS36])=5)OR((WEEKDAY([.AS36])=4)AND(NOT(ISERROR(MATCH([.AS36]+1;[$Lune.$A$1:.$A$1000];0)))));ISOWEEKNUM([.AS36]);&quot;&quot;)))">
            <text:p/>
          </table:table-cell>
          <table:table-cell table:style-name="ce146" table:number-columns-repeated="2"/>
          <table:table-cell table:style-name="ce50" office:value-type="string" office:string-value="V" calcext:value-type="string">
            <text:p>V</text:p>
          </table:table-cell>
          <table:table-cell table:style-name="ce56" table:formula="of:=IF([.BC35]=&quot;&quot;;&quot;&quot;;IF(MONTH([.BC35]+1)&gt;MONTH([.BC35]);&quot;&quot;;[.BC35]+1))" office:value-type="date" office:date-value="2026-07-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BC36]=&quot;&quot;;&quot;&quot;;IFERROR(VLOOKUP([.BC36];[$Lune.$A$1:.$B$1000];2;0);IF((WEEKDAY([.BC36])=5)OR((WEEKDAY([.BC36])=4)AND(NOT(ISERROR(MATCH([.BC36]+1;[$Lune.$A$1:.$A$1000];0)))));ISOWEEKNUM([.BC36]);&quot;&quot;)))">
            <text:p/>
          </table:table-cell>
          <table:table-cell table:style-name="ce50" office:value-type="string" office:string-value="L" calcext:value-type="string">
            <text:p>L</text:p>
          </table:table-cell>
          <table:table-cell table:style-name="ce56" table:formula="of:=IF([.BK35]=&quot;&quot;;&quot;&quot;;IF(MONTH([.BK35]+1)&gt;MONTH([.BK35]);&quot;&quot;;[.BK35]+1))" office:value-type="date" office:date-value="2026-08-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BK36]=&quot;&quot;;&quot;&quot;;IFERROR(VLOOKUP([.BK36];[$Lune.$A$1:.$B$1000];2;0);IF((WEEKDAY([.BK36])=5)OR((WEEKDAY([.BK36])=4)AND(NOT(ISERROR(MATCH([.BK36]+1;[$Lune.$A$1:.$A$1000];0)))));ISOWEEKNUM([.BK36]);&quot;&quot;)))">
            <text:p/>
          </table:table-cell>
          <table:table-cell table:style-name="ce50">
            <text:p/>
          </table:table-cell>
          <table:table-cell table:style-name="ce56" table:formula="of:=IF([.BS35]=&quot;&quot;;&quot;&quot;;IF(MONTH([.BS35]+1)&gt;MONTH([.BS35]);&quot;&quot;;[.BS35]+1))">
            <text:p/>
          </table:table-cell>
          <table:table-cell table:style-name="ce61">
            <text:p/>
          </table:table-cell>
          <table:table-cell table:style-name="ce67"/>
          <table:table-cell table:style-name="ce71"/>
          <table:table-cell table:style-name="ce76"/>
          <table:table-cell table:style-name="ce80"/>
          <table:table-cell table:style-name="ce85" table:formula="of:=IF([.BS36]=&quot;&quot;;&quot;&quot;;IFERROR(VLOOKUP([.BS36];[$Lune.$A$1:.$B$1000];2;0);IF((WEEKDAY([.BS36])=5)OR((WEEKDAY([.BS36])=4)AND(NOT(ISERROR(MATCH([.BS36]+1;[$Lune.$A$1:.$A$1000];0)))));ISOWEEKNUM([.BS36]);&quot;&quot;)))">
            <text:p/>
          </table:table-cell>
          <table:table-cell table:style-name="ce50" office:value-type="string" office:string-value="S" calcext:value-type="string">
            <text:p>S</text:p>
          </table:table-cell>
          <table:table-cell table:style-name="ce56" table:formula="of:=IF([.CA35]=&quot;&quot;;&quot;&quot;;IF(MONTH([.CA35]+1)&gt;MONTH([.CA35]);&quot;&quot;;[.CA35]+1))" office:value-type="date" office:date-value="2026-10-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CA36]=&quot;&quot;;&quot;&quot;;IFERROR(VLOOKUP([.CA36];[$Lune.$A$1:.$B$1000];2;0);IF((WEEKDAY([.CA36])=5)OR((WEEKDAY([.CA36])=4)AND(NOT(ISERROR(MATCH([.CA36]+1;[$Lune.$A$1:.$A$1000];0)))));ISOWEEKNUM([.CA36]);&quot;&quot;)))">
            <text:p/>
          </table:table-cell>
          <table:table-cell table:style-name="ce50">
            <text:p/>
          </table:table-cell>
          <table:table-cell table:style-name="ce56" table:formula="of:=IF([.CI35]=&quot;&quot;;&quot;&quot;;IF(MONTH([.CI35]+1)&gt;MONTH([.CI35]);&quot;&quot;;[.CI35]+1))">
            <text:p/>
          </table:table-cell>
          <table:table-cell table:style-name="ce61">
            <text:p/>
          </table:table-cell>
          <table:table-cell table:style-name="ce67"/>
          <table:table-cell table:style-name="ce71"/>
          <table:table-cell table:style-name="ce76"/>
          <table:table-cell table:style-name="ce80"/>
          <table:table-cell table:style-name="ce85" table:formula="of:=IF([.CI36]=&quot;&quot;;&quot;&quot;;IFERROR(VLOOKUP([.CI36];[$Lune.$A$1:.$B$1000];2;0);IF((WEEKDAY([.CI36])=5)OR((WEEKDAY([.CI36])=4)AND(NOT(ISERROR(MATCH([.CI36]+1;[$Lune.$A$1:.$A$1000];0)))));ISOWEEKNUM([.CI36]);&quot;&quot;)))">
            <text:p/>
          </table:table-cell>
          <table:table-cell table:style-name="ce50" office:value-type="string" office:string-value="J" calcext:value-type="string">
            <text:p>J</text:p>
          </table:table-cell>
          <table:table-cell table:style-name="ce56" table:formula="of:=IF([.CQ35]=&quot;&quot;;&quot;&quot;;IF(MONTH([.CQ35]+1)&gt;MONTH([.CQ35]);&quot;&quot;;[.CQ35]+1))" office:value-type="date" office:date-value="2026-12-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CQ36]=&quot;&quot;;&quot;&quot;;IFERROR(VLOOKUP([.CQ36];[$Lune.$A$1:.$B$1000];2;0);IF((WEEKDAY([.CQ36])=5)OR((WEEKDAY([.CQ36])=4)AND(NOT(ISERROR(MATCH([.CQ36]+1;[$Lune.$A$1:.$A$1000];0)))));ISOWEEKNUM([.CQ36]);&quot;&quot;)))" office:value-type="float" office:value="53" calcext:value-type="float">
            <text:p>53</text:p>
          </table:table-cell>
          <table:table-cell table:style-name="ce39" table:number-columns-repeated="155"/>
          <table:table-cell table:style-name="ce148" table:number-columns-repeated="768"/>
        </table:table-row>
        <table:table-row table:style-name="ro14">
          <table:table-cell table:number-columns-repeated="3"/>
          <table:table-cell table:style-name="ce46" office:value-type="string" calcext:value-type="string" table:number-columns-spanned="48" table:number-rows-spanned="1">
            <text:p>insérez ici votre première illustration</text:p>
          </table:table-cell>
          <table:covered-table-cell table:number-columns-repeated="44" table:style-name="ce94"/>
          <table:covered-table-cell table:style-name="ce197"/>
          <table:covered-table-cell table:style-name="ce198"/>
          <table:covered-table-cell table:style-name="ce197"/>
          <table:table-cell table:style-name="ce94" table:number-columns-repeated="2"/>
          <table:table-cell table:style-name="ce46" office:value-type="string" calcext:value-type="string" table:number-columns-spanned="48" table:number-rows-spanned="1">
            <text:p>insérez ici votre deuxième illustration</text:p>
          </table:table-cell>
          <table:covered-table-cell table:number-columns-repeated="47" table:style-name="ce94"/>
          <table:table-cell table:number-columns-repeated="923"/>
        </table:table-row>
        <table:table-row table:style-name="ro15">
          <table:table-cell table:number-columns-repeated="3"/>
          <table:table-cell table:style-name="ce94" table:number-columns-repeated="45"/>
          <table:table-cell table:style-name="ce197"/>
          <table:table-cell table:style-name="ce198"/>
          <table:table-cell table:style-name="ce197"/>
          <table:table-cell table:style-name="ce94" table:number-columns-repeated="50"/>
          <table:table-cell table:number-columns-repeated="923"/>
        </table:table-row>
        <table:table-row table:style-name="ro15">
          <table:table-cell table:number-columns-repeated="3"/>
          <table:table-cell table:style-name="ce94" table:number-columns-repeated="45"/>
          <table:table-cell table:style-name="ce197"/>
          <table:table-cell table:style-name="ce198"/>
          <table:table-cell table:style-name="ce197"/>
          <table:table-cell table:style-name="ce94" table:number-columns-repeated="49"/>
          <table:table-cell table:style-name="ce144" office:value-type="string" calcext:value-type="string">
            <text:p>thomas-rk.github.io/calendrier</text:p>
          </table:table-cell>
          <table:table-cell table:number-columns-repeated="923"/>
        </table:table-row>
        <table:table-row table:style-name="ro15">
          <table:table-cell table:style-name="ce39" table:number-columns-repeated="3"/>
          <table:table-cell table:style-name="ce48"/>
          <table:table-cell table:style-name="ce54"/>
          <table:table-cell table:style-name="ce59"/>
          <table:table-cell table:style-name="ce65" table:formula="of:=CONCATENATE(UPPER(TEXT([.E41];&quot;MMMM&quot;));&quot;  &quot;)" office:value-type="string" office:string-value="JANVIER  " calcext:value-type="string">
            <text:p>JANV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M41];&quot;MMMM&quot;));&quot;  &quot;)" office:value-type="string" office:string-value="FÉVRIER  " calcext:value-type="string">
            <text:p>FÉVR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U41];&quot;MMMM&quot;));&quot;  &quot;)" office:value-type="string" office:string-value="MARS  " calcext:value-type="string">
            <text:p>MARS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C41];&quot;MMMM&quot;));&quot;  &quot;)" office:value-type="string" office:string-value="AVRIL  " calcext:value-type="string">
            <text:p>AVRIL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K41];&quot;MMMM&quot;));&quot;  &quot;)" office:value-type="string" office:string-value="MAI  " calcext:value-type="string">
            <text:p>MAI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S41];&quot;MMMM&quot;));&quot;  &quot;)" office:value-type="string" office:string-value="JUIN  " calcext:value-type="string">
            <text:p>JUIN <text:s/></text:p>
          </table:table-cell>
          <table:table-cell table:style-name="ce65" table:number-columns-repeated="3"/>
          <table:table-cell table:style-name="ce83"/>
          <table:table-cell table:style-name="ce200" table:number-columns-repeated="2"/>
          <table:table-cell table:style-name="ce48"/>
          <table:table-cell table:style-name="ce54"/>
          <table:table-cell table:style-name="ce59"/>
          <table:table-cell table:style-name="ce65" table:formula="of:=CONCATENATE(UPPER(TEXT([.BC41];&quot;MMMM&quot;));&quot;  &quot;)" office:value-type="string" office:string-value="JUILLET  " calcext:value-type="string">
            <text:p>JUILLE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K41];&quot;MMMM&quot;));&quot;  &quot;)" office:value-type="string" office:string-value="AOÛT  " calcext:value-type="string">
            <text:p>AOÛ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S41];&quot;MMMM&quot;));&quot;  &quot;)" office:value-type="string" office:string-value="SEPTEMBRE  " calcext:value-type="string">
            <text:p>SEPT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A41];&quot;MMMM&quot;));&quot;  &quot;)" office:value-type="string" office:string-value="OCTOBRE  " calcext:value-type="string">
            <text:p>OCTO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I41];&quot;MMMM&quot;));&quot;  &quot;)" office:value-type="string" office:string-value="NOVEMBRE  " calcext:value-type="string">
            <text:p>NOV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Q41];&quot;MMMM&quot;));&quot;  &quot;)" office:value-type="string" office:string-value="DÉCEMBRE  " calcext:value-type="string">
            <text:p>DÉCEMBRE <text:s/></text:p>
          </table:table-cell>
          <table:table-cell table:style-name="ce65" table:number-columns-repeated="3"/>
          <table:table-cell table:style-name="ce83"/>
          <table:table-cell table:style-name="ce39" table:number-columns-repeated="155"/>
          <table:table-cell table:style-name="ce148" table:number-columns-repeated="768"/>
        </table:table-row>
        <table:table-row table:style-name="ro16">
          <table:table-cell table:style-name="ce39" table:number-columns-repeated="3"/>
          <table:table-cell table:style-name="ce51" table:number-matrix-columns-spanned="1" table:number-matrix-rows-spanned="31" table:formula="of:=IF([.E41:.E71]=&quot;&quot;;&quot;&quot;;UPPER(LEFT(TEXT([.E41:.E71];&quot;NNN&quot;);1)))" office:value-type="string" office:string-value="J" calcext:value-type="string">
            <text:p>J</text:p>
          </table:table-cell>
          <table:table-cell table:style-name="ce57" table:formula="of:=DATE([.$G$1];1;1)" office:value-type="date" office:date-value="2026-01-01" calcext:value-type="date">
            <text:p>1</text:p>
          </table:table-cell>
          <table:table-cell table:style-name="ce62" table:number-matrix-columns-spanned="1" table:number-matrix-rows-spanned="31" table:formula="of:=IF([.E41:.E71]=&quot;&quot;;&quot;&quot;;IFERROR(VLOOKUP([.E41:.E71];[$'Jours fériés'.$A$4:.$B$203];2;0);&quot; &quot;))" office:value-type="string" office:string-value="Jour de l'an" calcext:value-type="string">
            <text:p>Jour de l'an</text:p>
          </table:table-cell>
          <table:table-cell table:style-name="ce68"/>
          <table:table-cell table:style-name="ce72"/>
          <table:table-cell table:style-name="ce77"/>
          <table:table-cell table:style-name="ce81"/>
          <table:table-cell table:style-name="ce86" table:formula="of:=IF([.E41]=&quot;&quot;;&quot;&quot;;IFERROR(VLOOKUP([.E41];[$Lune.$A$1:.$B$1000];2;0);IF((WEEKDAY([.E41])=5)OR((WEEKDAY([.E41])=4)AND(NOT(ISERROR(MATCH([.E41]+1;[$Lune.$A$1:.$A$1000];0)))));ISOWEEKNUM([.E41]);&quot;&quot;)))" office:value-type="float" office:value="1" calcext:value-type="float">
            <text:p>1</text:p>
          </table:table-cell>
          <table:table-cell table:style-name="ce51" table:number-matrix-columns-spanned="1" table:number-matrix-rows-spanned="29" table:formula="of:=IF([.M41:.M69]=&quot;&quot;;&quot;&quot;;UPPER(LEFT(TEXT([.M41:.M69];&quot;NNN&quot;);1)))" office:value-type="string" office:string-value="D" calcext:value-type="string">
            <text:p>D</text:p>
          </table:table-cell>
          <table:table-cell table:style-name="ce57" table:formula="of:=DATE(YEAR([.E41]);MONTH([.E41])+1; 1)" office:value-type="date" office:date-value="2026-02-01" calcext:value-type="date">
            <text:p>1</text:p>
          </table:table-cell>
          <table:table-cell table:style-name="ce62" table:number-matrix-columns-spanned="1" table:number-matrix-rows-spanned="29" table:formula="of:=IF([.M41:.M69]=&quot;&quot;;&quot;&quot;;IFERROR(VLOOKUP([.M41:.M69];[$'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1]=&quot;&quot;;&quot;&quot;;IFERROR(VLOOKUP([.M41];[$Lune.$A$1:.$B$1000];2;0);IF((WEEKDAY([.M41])=5)OR((WEEKDAY([.M41])=4)AND(NOT(ISERROR(MATCH([.M41]+1;[$Lune.$A$1:.$A$1000];0)))));ISOWEEKNUM([.M41]);&quot;&quot;)))" office:value-type="string" office:string-value="○" calcext:value-type="string">
            <text:p>○</text:p>
          </table:table-cell>
          <table:table-cell table:style-name="ce51" table:number-matrix-columns-spanned="1" table:number-matrix-rows-spanned="31" table:formula="of:=IF([.U41:.U71]=&quot;&quot;;&quot;&quot;;UPPER(LEFT(TEXT([.U41:.U71];&quot;NNN&quot;);1)))" office:value-type="string" office:string-value="D" calcext:value-type="string">
            <text:p>D</text:p>
          </table:table-cell>
          <table:table-cell table:style-name="ce57" table:formula="of:=DATE(YEAR([.M41]);MONTH([.M41])+1; 1)" office:value-type="date" office:date-value="2026-03-01" calcext:value-type="date">
            <text:p>1</text:p>
          </table:table-cell>
          <table:table-cell table:style-name="ce62" table:number-matrix-columns-spanned="1" table:number-matrix-rows-spanned="31" table:formula="of:=IF([.U41:.U71]=&quot;&quot;;&quot;&quot;;IFERROR(VLOOKUP([.U41:.U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1]=&quot;&quot;;&quot;&quot;;IFERROR(VLOOKUP([.U41];[$Lune.$A$1:.$B$1000];2;0);IF((WEEKDAY([.U41])=5)OR((WEEKDAY([.U41])=4)AND(NOT(ISERROR(MATCH([.U41]+1;[$Lune.$A$1:.$A$1000];0)))));ISOWEEKNUM([.U41]);&quot;&quot;)))">
            <text:p/>
          </table:table-cell>
          <table:table-cell table:style-name="ce51" table:number-matrix-columns-spanned="1" table:number-matrix-rows-spanned="31" table:formula="of:=IF([.AC41:.AC71]=&quot;&quot;;&quot;&quot;;UPPER(LEFT(TEXT([.AC41:.AC71];&quot;NNN&quot;);1)))" office:value-type="string" office:string-value="M" calcext:value-type="string">
            <text:p>M</text:p>
          </table:table-cell>
          <table:table-cell table:style-name="ce57" table:formula="of:=DATE(YEAR([.U41]);MONTH([.U41])+1; 1)" office:value-type="date" office:date-value="2026-04-01" calcext:value-type="date">
            <text:p>1</text:p>
          </table:table-cell>
          <table:table-cell table:style-name="ce62" table:number-matrix-columns-spanned="1" table:number-matrix-rows-spanned="31" table:formula="of:=IF([.AC41:.AC71]=&quot;&quot;;&quot;&quot;;IFERROR(VLOOKUP([.AC41:.AC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1]=&quot;&quot;;&quot;&quot;;IFERROR(VLOOKUP([.AC41];[$Lune.$A$1:.$B$1000];2;0);IF((WEEKDAY([.AC41])=5)OR((WEEKDAY([.AC41])=4)AND(NOT(ISERROR(MATCH([.AC41]+1;[$Lune.$A$1:.$A$1000];0)))));ISOWEEKNUM([.AC41]);&quot;&quot;)))" office:value-type="float" office:value="14" calcext:value-type="float">
            <text:p>14</text:p>
          </table:table-cell>
          <table:table-cell table:style-name="ce51" table:number-matrix-columns-spanned="1" table:number-matrix-rows-spanned="31" table:formula="of:=IF([.AK41:.AK71]=&quot;&quot;;&quot;&quot;;UPPER(LEFT(TEXT([.AK41:.AK71];&quot;NNN&quot;);1)))" office:value-type="string" office:string-value="V" calcext:value-type="string">
            <text:p>V</text:p>
          </table:table-cell>
          <table:table-cell table:style-name="ce57" table:formula="of:=DATE(YEAR([.AC41]);MONTH([.AC41])+1; 1)" office:value-type="date" office:date-value="2026-05-01" calcext:value-type="date">
            <text:p>1</text:p>
          </table:table-cell>
          <table:table-cell table:style-name="ce62" table:number-matrix-columns-spanned="1" table:number-matrix-rows-spanned="31" table:formula="of:=IF([.AK41:.AK71]=&quot;&quot;;&quot;&quot;;IFERROR(VLOOKUP([.AK41:.AK71];[$'Jours fériés'.$A$4:.$B$203];2;0);&quot; &quot;))" office:value-type="string" office:string-value="Fête du Travail" calcext:value-type="string">
            <text:p>Fête du Travail</text:p>
          </table:table-cell>
          <table:table-cell table:style-name="ce68"/>
          <table:table-cell table:style-name="ce72"/>
          <table:table-cell table:style-name="ce77"/>
          <table:table-cell table:style-name="ce81"/>
          <table:table-cell table:style-name="ce86" table:formula="of:=IF([.AK41]=&quot;&quot;;&quot;&quot;;IFERROR(VLOOKUP([.AK41];[$Lune.$A$1:.$B$1000];2;0);IF((WEEKDAY([.AK41])=5)OR((WEEKDAY([.AK41])=4)AND(NOT(ISERROR(MATCH([.AK41]+1;[$Lune.$A$1:.$A$1000];0)))));ISOWEEKNUM([.AK41]);&quot;&quot;)))" office:value-type="string" office:string-value="○" calcext:value-type="string">
            <text:p>○</text:p>
          </table:table-cell>
          <table:table-cell table:style-name="ce51" table:number-matrix-columns-spanned="1" table:number-matrix-rows-spanned="31" table:formula="of:=IF([.AS41:.AS71]=&quot;&quot;;&quot;&quot;;UPPER(LEFT(TEXT([.AS41:.AS71];&quot;NNN&quot;);1)))" office:value-type="string" office:string-value="L" calcext:value-type="string">
            <text:p>L</text:p>
          </table:table-cell>
          <table:table-cell table:style-name="ce57" table:formula="of:=DATE(YEAR([.AK41]);MONTH([.AK41])+1; 1)" office:value-type="date" office:date-value="2026-06-01" calcext:value-type="date">
            <text:p>1</text:p>
          </table:table-cell>
          <table:table-cell table:style-name="ce62" table:number-matrix-columns-spanned="1" table:number-matrix-rows-spanned="31" table:formula="of:=IF([.AS41:.AS71]=&quot;&quot;;&quot;&quot;;IFERROR(VLOOKUP([.AS41:.AS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1]=&quot;&quot;;&quot;&quot;;IFERROR(VLOOKUP([.AS41];[$Lune.$A$1:.$B$1000];2;0);IF((WEEKDAY([.AS41])=5)OR((WEEKDAY([.AS41])=4)AND(NOT(ISERROR(MATCH([.AS41]+1;[$Lune.$A$1:.$A$1000];0)))));ISOWEEKNUM([.AS41]);&quot;&quot;)))">
            <text:p/>
          </table:table-cell>
          <table:table-cell table:style-name="ce146" table:number-columns-repeated="2"/>
          <table:table-cell table:style-name="ce51" table:number-matrix-columns-spanned="1" table:number-matrix-rows-spanned="31" table:formula="of:=IF([.BC41:.BC71]=&quot;&quot;;&quot;&quot;;UPPER(LEFT(TEXT([.BC41:.BC71];&quot;NNN&quot;);1)))" office:value-type="string" office:string-value="M" calcext:value-type="string">
            <text:p>M</text:p>
          </table:table-cell>
          <table:table-cell table:style-name="ce57" table:formula="of:=DATE([.$G$1];7;1)" office:value-type="date" office:date-value="2026-07-01" calcext:value-type="date">
            <text:p>1</text:p>
          </table:table-cell>
          <table:table-cell table:style-name="ce62" table:number-matrix-columns-spanned="1" table:number-matrix-rows-spanned="31" table:formula="of:=IF([.BC41:.BC71]=&quot;&quot;;&quot;&quot;;IFERROR(VLOOKUP([.BC41:.BC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1]=&quot;&quot;;&quot;&quot;;IFERROR(VLOOKUP([.BC41];[$Lune.$A$1:.$B$1000];2;0);IF((WEEKDAY([.BC41])=5)OR((WEEKDAY([.BC41])=4)AND(NOT(ISERROR(MATCH([.BC41]+1;[$Lune.$A$1:.$A$1000];0)))));ISOWEEKNUM([.BC41]);&quot;&quot;)))">
            <text:p/>
          </table:table-cell>
          <table:table-cell table:style-name="ce51" table:number-matrix-columns-spanned="1" table:number-matrix-rows-spanned="31" table:formula="of:=IF([.BK41:.BK71]=&quot;&quot;;&quot;&quot;;UPPER(LEFT(TEXT([.BK41:.BK71];&quot;NNN&quot;);1)))" office:value-type="string" office:string-value="S" calcext:value-type="string">
            <text:p>S</text:p>
          </table:table-cell>
          <table:table-cell table:style-name="ce57" table:formula="of:=DATE(YEAR([.BC41]);MONTH([.BC41])+1; 1)" office:value-type="date" office:date-value="2026-08-01" calcext:value-type="date">
            <text:p>1</text:p>
          </table:table-cell>
          <table:table-cell table:style-name="ce62" table:number-matrix-columns-spanned="1" table:number-matrix-rows-spanned="31" table:formula="of:=IF([.BK41:.BK71]=&quot;&quot;;&quot;&quot;;IFERROR(VLOOKUP([.BK41:.BK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1]=&quot;&quot;;&quot;&quot;;IFERROR(VLOOKUP([.BK41];[$Lune.$A$1:.$B$1000];2;0);IF((WEEKDAY([.BK41])=5)OR((WEEKDAY([.BK41])=4)AND(NOT(ISERROR(MATCH([.BK41]+1;[$Lune.$A$1:.$A$1000];0)))));ISOWEEKNUM([.BK41]);&quot;&quot;)))">
            <text:p/>
          </table:table-cell>
          <table:table-cell table:style-name="ce51" table:number-matrix-columns-spanned="1" table:number-matrix-rows-spanned="31" table:formula="of:=IF([.BS41:.BS71]=&quot;&quot;;&quot;&quot;;UPPER(LEFT(TEXT([.BS41:.BS71];&quot;NNN&quot;);1)))" office:value-type="string" office:string-value="M" calcext:value-type="string">
            <text:p>M</text:p>
          </table:table-cell>
          <table:table-cell table:style-name="ce57" table:formula="of:=DATE(YEAR([.BK41]);MONTH([.BK41])+1; 1)" office:value-type="date" office:date-value="2026-09-01" calcext:value-type="date">
            <text:p>1</text:p>
          </table:table-cell>
          <table:table-cell table:style-name="ce62" table:number-matrix-columns-spanned="1" table:number-matrix-rows-spanned="31" table:formula="of:=IF([.BS41:.BS71]=&quot;&quot;;&quot;&quot;;IFERROR(VLOOKUP([.BS41:.BS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1]=&quot;&quot;;&quot;&quot;;IFERROR(VLOOKUP([.BS41];[$Lune.$A$1:.$B$1000];2;0);IF((WEEKDAY([.BS41])=5)OR((WEEKDAY([.BS41])=4)AND(NOT(ISERROR(MATCH([.BS41]+1;[$Lune.$A$1:.$A$1000];0)))));ISOWEEKNUM([.BS41]);&quot;&quot;)))">
            <text:p/>
          </table:table-cell>
          <table:table-cell table:style-name="ce51" table:number-matrix-columns-spanned="1" table:number-matrix-rows-spanned="31" table:formula="of:=IF([.CA41:.CA71]=&quot;&quot;;&quot;&quot;;UPPER(LEFT(TEXT([.CA41:.CA71];&quot;NNN&quot;);1)))" office:value-type="string" office:string-value="J" calcext:value-type="string">
            <text:p>J</text:p>
          </table:table-cell>
          <table:table-cell table:style-name="ce57" table:formula="of:=DATE(YEAR([.BS41]);MONTH([.BS41])+1; 1)" office:value-type="date" office:date-value="2026-10-01" calcext:value-type="date">
            <text:p>1</text:p>
          </table:table-cell>
          <table:table-cell table:style-name="ce62" table:number-matrix-columns-spanned="1" table:number-matrix-rows-spanned="31" table:formula="of:=IF([.CA41:.CA71]=&quot;&quot;;&quot;&quot;;IFERROR(VLOOKUP([.CA41:.CA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1]=&quot;&quot;;&quot;&quot;;IFERROR(VLOOKUP([.CA41];[$Lune.$A$1:.$B$1000];2;0);IF((WEEKDAY([.CA41])=5)OR((WEEKDAY([.CA41])=4)AND(NOT(ISERROR(MATCH([.CA41]+1;[$Lune.$A$1:.$A$1000];0)))));ISOWEEKNUM([.CA41]);&quot;&quot;)))" office:value-type="float" office:value="40" calcext:value-type="float">
            <text:p>40</text:p>
          </table:table-cell>
          <table:table-cell table:style-name="ce51" table:number-matrix-columns-spanned="1" table:number-matrix-rows-spanned="31" table:formula="of:=IF([.CI41:.CI71]=&quot;&quot;;&quot;&quot;;UPPER(LEFT(TEXT([.CI41:.CI71];&quot;NNN&quot;);1)))" office:value-type="string" office:string-value="D" calcext:value-type="string">
            <text:p>D</text:p>
          </table:table-cell>
          <table:table-cell table:style-name="ce57" table:formula="of:=DATE(YEAR([.CA41]);MONTH([.CA41])+1; 1)" office:value-type="date" office:date-value="2026-11-01" calcext:value-type="date">
            <text:p>1</text:p>
          </table:table-cell>
          <table:table-cell table:style-name="ce62" table:number-matrix-columns-spanned="1" table:number-matrix-rows-spanned="31" table:formula="of:=IF([.CI41:.CI71]=&quot;&quot;;&quot;&quot;;IFERROR(VLOOKUP([.CI41:.CI71];[$'Jours fériés'.$A$4:.$B$203];2;0);&quot; &quot;))" office:value-type="string" office:string-value="Toussaint" calcext:value-type="string">
            <text:p>Toussaint</text:p>
          </table:table-cell>
          <table:table-cell table:style-name="ce68"/>
          <table:table-cell table:style-name="ce72"/>
          <table:table-cell table:style-name="ce77"/>
          <table:table-cell table:style-name="ce81"/>
          <table:table-cell table:style-name="ce86" table:formula="of:=IF([.CI41]=&quot;&quot;;&quot;&quot;;IFERROR(VLOOKUP([.CI41];[$Lune.$A$1:.$B$1000];2;0);IF((WEEKDAY([.CI41])=5)OR((WEEKDAY([.CI41])=4)AND(NOT(ISERROR(MATCH([.CI41]+1;[$Lune.$A$1:.$A$1000];0)))));ISOWEEKNUM([.CI41]);&quot;&quot;)))" office:value-type="string" office:string-value="◑" calcext:value-type="string">
            <text:p>◑</text:p>
          </table:table-cell>
          <table:table-cell table:style-name="ce51" table:number-matrix-columns-spanned="1" table:number-matrix-rows-spanned="31" table:formula="of:=IF([.CQ41:.CQ71]=&quot;&quot;;&quot;&quot;;UPPER(LEFT(TEXT([.CQ41:.CQ71];&quot;NNN&quot;);1)))" office:value-type="string" office:string-value="M" calcext:value-type="string">
            <text:p>M</text:p>
          </table:table-cell>
          <table:table-cell table:style-name="ce57" table:formula="of:=DATE(YEAR([.CI41]);MONTH([.CI41])+1; 1)" office:value-type="date" office:date-value="2026-12-01" calcext:value-type="date">
            <text:p>1</text:p>
          </table:table-cell>
          <table:table-cell table:style-name="ce62" table:number-matrix-columns-spanned="1" table:number-matrix-rows-spanned="31" table:formula="of:=IF([.CQ41:.CQ71]=&quot;&quot;;&quot;&quot;;IFERROR(VLOOKUP([.CQ41:.CQ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1]=&quot;&quot;;&quot;&quot;;IFERROR(VLOOKUP([.CQ41];[$Lune.$A$1:.$B$1000];2;0);IF((WEEKDAY([.CQ41])=5)OR((WEEKDAY([.CQ41])=4)AND(NOT(ISERROR(MATCH([.CQ41]+1;[$Lune.$A$1:.$A$1000];0)))));ISOWEEKNUM([.CQ41]);&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V" calcext:value-type="string">
            <text:p>V</text:p>
          </table:table-cell>
          <table:table-cell table:style-name="ce57" table:formula="of:=[.E41]+1" office:value-type="date" office:date-value="2026-01-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2]=&quot;&quot;;&quot;&quot;;IFERROR(VLOOKUP([.E42];[$Lune.$A$1:.$B$1000];2;0);IF((WEEKDAY([.E42])=5)OR((WEEKDAY([.E42])=4)AND(NOT(ISERROR(MATCH([.E42]+1;[$Lune.$A$1:.$A$1000];0)))));ISOWEEKNUM([.E42]);&quot;&quot;)))">
            <text:p/>
          </table:table-cell>
          <table:table-cell table:style-name="ce51" office:value-type="string" office:string-value="L" calcext:value-type="string">
            <text:p>L</text:p>
          </table:table-cell>
          <table:table-cell table:style-name="ce57" table:formula="of:=[.M41]+1" office:value-type="date" office:date-value="2026-02-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2]=&quot;&quot;;&quot;&quot;;IFERROR(VLOOKUP([.M42];[$Lune.$A$1:.$B$1000];2;0);IF((WEEKDAY([.M42])=5)OR((WEEKDAY([.M42])=4)AND(NOT(ISERROR(MATCH([.M42]+1;[$Lune.$A$1:.$A$1000];0)))));ISOWEEKNUM([.M42]);&quot;&quot;)))">
            <text:p/>
          </table:table-cell>
          <table:table-cell table:style-name="ce51" office:value-type="string" office:string-value="L" calcext:value-type="string">
            <text:p>L</text:p>
          </table:table-cell>
          <table:table-cell table:style-name="ce57" table:formula="of:=[.U41]+1" office:value-type="date" office:date-value="2026-03-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2]=&quot;&quot;;&quot;&quot;;IFERROR(VLOOKUP([.U42];[$Lune.$A$1:.$B$1000];2;0);IF((WEEKDAY([.U42])=5)OR((WEEKDAY([.U42])=4)AND(NOT(ISERROR(MATCH([.U42]+1;[$Lune.$A$1:.$A$1000];0)))));ISOWEEKNUM([.U42]);&quot;&quot;)))">
            <text:p/>
          </table:table-cell>
          <table:table-cell table:style-name="ce51" office:value-type="string" office:string-value="J" calcext:value-type="string">
            <text:p>J</text:p>
          </table:table-cell>
          <table:table-cell table:style-name="ce57" table:formula="of:=[.AC41]+1" office:value-type="date" office:date-value="2026-04-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2]=&quot;&quot;;&quot;&quot;;IFERROR(VLOOKUP([.AC42];[$Lune.$A$1:.$B$1000];2;0);IF((WEEKDAY([.AC42])=5)OR((WEEKDAY([.AC42])=4)AND(NOT(ISERROR(MATCH([.AC42]+1;[$Lune.$A$1:.$A$1000];0)))));ISOWEEKNUM([.AC42]);&quot;&quot;)))" office:value-type="string" office:string-value="○" calcext:value-type="string">
            <text:p>○</text:p>
          </table:table-cell>
          <table:table-cell table:style-name="ce51" office:value-type="string" office:string-value="S" calcext:value-type="string">
            <text:p>S</text:p>
          </table:table-cell>
          <table:table-cell table:style-name="ce57" table:formula="of:=[.AK41]+1" office:value-type="date" office:date-value="2026-05-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2]=&quot;&quot;;&quot;&quot;;IFERROR(VLOOKUP([.AK42];[$Lune.$A$1:.$B$1000];2;0);IF((WEEKDAY([.AK42])=5)OR((WEEKDAY([.AK42])=4)AND(NOT(ISERROR(MATCH([.AK42]+1;[$Lune.$A$1:.$A$1000];0)))));ISOWEEKNUM([.AK42]);&quot;&quot;)))">
            <text:p/>
          </table:table-cell>
          <table:table-cell table:style-name="ce51" office:value-type="string" office:string-value="M" calcext:value-type="string">
            <text:p>M</text:p>
          </table:table-cell>
          <table:table-cell table:style-name="ce57" table:formula="of:=[.AS41]+1" office:value-type="date" office:date-value="2026-06-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2]=&quot;&quot;;&quot;&quot;;IFERROR(VLOOKUP([.AS42];[$Lune.$A$1:.$B$1000];2;0);IF((WEEKDAY([.AS42])=5)OR((WEEKDAY([.AS42])=4)AND(NOT(ISERROR(MATCH([.AS42]+1;[$Lune.$A$1:.$A$1000];0)))));ISOWEEKNUM([.AS42]);&quot;&quot;)))">
            <text:p/>
          </table:table-cell>
          <table:table-cell table:style-name="ce146" table:number-columns-repeated="2"/>
          <table:table-cell table:style-name="ce51" office:value-type="string" office:string-value="J" calcext:value-type="string">
            <text:p>J</text:p>
          </table:table-cell>
          <table:table-cell table:style-name="ce57" table:formula="of:=[.BC41]+1" office:value-type="date" office:date-value="2026-07-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2]=&quot;&quot;;&quot;&quot;;IFERROR(VLOOKUP([.BC42];[$Lune.$A$1:.$B$1000];2;0);IF((WEEKDAY([.BC42])=5)OR((WEEKDAY([.BC42])=4)AND(NOT(ISERROR(MATCH([.BC42]+1;[$Lune.$A$1:.$A$1000];0)))));ISOWEEKNUM([.BC42]);&quot;&quot;)))" office:value-type="float" office:value="27" calcext:value-type="float">
            <text:p>27</text:p>
          </table:table-cell>
          <table:table-cell table:style-name="ce51" office:value-type="string" office:string-value="D" calcext:value-type="string">
            <text:p>D</text:p>
          </table:table-cell>
          <table:table-cell table:style-name="ce57" table:formula="of:=[.BK41]+1" office:value-type="date" office:date-value="2026-08-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2]=&quot;&quot;;&quot;&quot;;IFERROR(VLOOKUP([.BK42];[$Lune.$A$1:.$B$1000];2;0);IF((WEEKDAY([.BK42])=5)OR((WEEKDAY([.BK42])=4)AND(NOT(ISERROR(MATCH([.BK42]+1;[$Lune.$A$1:.$A$1000];0)))));ISOWEEKNUM([.BK42]);&quot;&quot;)))">
            <text:p/>
          </table:table-cell>
          <table:table-cell table:style-name="ce51" office:value-type="string" office:string-value="M" calcext:value-type="string">
            <text:p>M</text:p>
          </table:table-cell>
          <table:table-cell table:style-name="ce57" table:formula="of:=[.BS41]+1" office:value-type="date" office:date-value="2026-09-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2]=&quot;&quot;;&quot;&quot;;IFERROR(VLOOKUP([.BS42];[$Lune.$A$1:.$B$1000];2;0);IF((WEEKDAY([.BS42])=5)OR((WEEKDAY([.BS42])=4)AND(NOT(ISERROR(MATCH([.BS42]+1;[$Lune.$A$1:.$A$1000];0)))));ISOWEEKNUM([.BS42]);&quot;&quot;)))">
            <text:p/>
          </table:table-cell>
          <table:table-cell table:style-name="ce51" office:value-type="string" office:string-value="V" calcext:value-type="string">
            <text:p>V</text:p>
          </table:table-cell>
          <table:table-cell table:style-name="ce57" table:formula="of:=[.CA41]+1" office:value-type="date" office:date-value="2026-10-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2]=&quot;&quot;;&quot;&quot;;IFERROR(VLOOKUP([.CA42];[$Lune.$A$1:.$B$1000];2;0);IF((WEEKDAY([.CA42])=5)OR((WEEKDAY([.CA42])=4)AND(NOT(ISERROR(MATCH([.CA42]+1;[$Lune.$A$1:.$A$1000];0)))));ISOWEEKNUM([.CA42]);&quot;&quot;)))">
            <text:p/>
          </table:table-cell>
          <table:table-cell table:style-name="ce51" office:value-type="string" office:string-value="L" calcext:value-type="string">
            <text:p>L</text:p>
          </table:table-cell>
          <table:table-cell table:style-name="ce57" table:formula="of:=[.CI41]+1" office:value-type="date" office:date-value="2026-11-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2]=&quot;&quot;;&quot;&quot;;IFERROR(VLOOKUP([.CI42];[$Lune.$A$1:.$B$1000];2;0);IF((WEEKDAY([.CI42])=5)OR((WEEKDAY([.CI42])=4)AND(NOT(ISERROR(MATCH([.CI42]+1;[$Lune.$A$1:.$A$1000];0)))));ISOWEEKNUM([.CI42]);&quot;&quot;)))">
            <text:p/>
          </table:table-cell>
          <table:table-cell table:style-name="ce51" office:value-type="string" office:string-value="M" calcext:value-type="string">
            <text:p>M</text:p>
          </table:table-cell>
          <table:table-cell table:style-name="ce57" table:formula="of:=[.CQ41]+1" office:value-type="date" office:date-value="2026-12-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2]=&quot;&quot;;&quot;&quot;;IFERROR(VLOOKUP([.CQ42];[$Lune.$A$1:.$B$1000];2;0);IF((WEEKDAY([.CQ42])=5)OR((WEEKDAY([.CQ42])=4)AND(NOT(ISERROR(MATCH([.CQ42]+1;[$Lune.$A$1:.$A$1000];0)))));ISOWEEKNUM([.CQ42]);&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S" calcext:value-type="string">
            <text:p>S</text:p>
          </table:table-cell>
          <table:table-cell table:style-name="ce57" table:formula="of:=[.E42]+1" office:value-type="date" office:date-value="2026-01-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3]=&quot;&quot;;&quot;&quot;;IFERROR(VLOOKUP([.E43];[$Lune.$A$1:.$B$1000];2;0);IF((WEEKDAY([.E43])=5)OR((WEEKDAY([.E43])=4)AND(NOT(ISERROR(MATCH([.E43]+1;[$Lune.$A$1:.$A$1000];0)))));ISOWEEKNUM([.E43]);&quot;&quot;)))" office:value-type="string" office:string-value="○" calcext:value-type="string">
            <text:p>○</text:p>
          </table:table-cell>
          <table:table-cell table:style-name="ce51" office:value-type="string" office:string-value="M" calcext:value-type="string">
            <text:p>M</text:p>
          </table:table-cell>
          <table:table-cell table:style-name="ce57" table:formula="of:=[.M42]+1" office:value-type="date" office:date-value="2026-02-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3]=&quot;&quot;;&quot;&quot;;IFERROR(VLOOKUP([.M43];[$Lune.$A$1:.$B$1000];2;0);IF((WEEKDAY([.M43])=5)OR((WEEKDAY([.M43])=4)AND(NOT(ISERROR(MATCH([.M43]+1;[$Lune.$A$1:.$A$1000];0)))));ISOWEEKNUM([.M43]);&quot;&quot;)))">
            <text:p/>
          </table:table-cell>
          <table:table-cell table:style-name="ce51" office:value-type="string" office:string-value="M" calcext:value-type="string">
            <text:p>M</text:p>
          </table:table-cell>
          <table:table-cell table:style-name="ce57" table:formula="of:=[.U42]+1" office:value-type="date" office:date-value="2026-03-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3]=&quot;&quot;;&quot;&quot;;IFERROR(VLOOKUP([.U43];[$Lune.$A$1:.$B$1000];2;0);IF((WEEKDAY([.U43])=5)OR((WEEKDAY([.U43])=4)AND(NOT(ISERROR(MATCH([.U43]+1;[$Lune.$A$1:.$A$1000];0)))));ISOWEEKNUM([.U43]);&quot;&quot;)))" office:value-type="string" office:string-value="○" calcext:value-type="string">
            <text:p>○</text:p>
          </table:table-cell>
          <table:table-cell table:style-name="ce51" office:value-type="string" office:string-value="V" calcext:value-type="string">
            <text:p>V</text:p>
          </table:table-cell>
          <table:table-cell table:style-name="ce57" table:formula="of:=[.AC42]+1" office:value-type="date" office:date-value="2026-04-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3]=&quot;&quot;;&quot;&quot;;IFERROR(VLOOKUP([.AC43];[$Lune.$A$1:.$B$1000];2;0);IF((WEEKDAY([.AC43])=5)OR((WEEKDAY([.AC43])=4)AND(NOT(ISERROR(MATCH([.AC43]+1;[$Lune.$A$1:.$A$1000];0)))));ISOWEEKNUM([.AC43]);&quot;&quot;)))">
            <text:p/>
          </table:table-cell>
          <table:table-cell table:style-name="ce51" office:value-type="string" office:string-value="D" calcext:value-type="string">
            <text:p>D</text:p>
          </table:table-cell>
          <table:table-cell table:style-name="ce57" table:formula="of:=[.AK42]+1" office:value-type="date" office:date-value="2026-05-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3]=&quot;&quot;;&quot;&quot;;IFERROR(VLOOKUP([.AK43];[$Lune.$A$1:.$B$1000];2;0);IF((WEEKDAY([.AK43])=5)OR((WEEKDAY([.AK43])=4)AND(NOT(ISERROR(MATCH([.AK43]+1;[$Lune.$A$1:.$A$1000];0)))));ISOWEEKNUM([.AK43]);&quot;&quot;)))">
            <text:p/>
          </table:table-cell>
          <table:table-cell table:style-name="ce51" office:value-type="string" office:string-value="M" calcext:value-type="string">
            <text:p>M</text:p>
          </table:table-cell>
          <table:table-cell table:style-name="ce57" table:formula="of:=[.AS42]+1" office:value-type="date" office:date-value="2026-06-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3]=&quot;&quot;;&quot;&quot;;IFERROR(VLOOKUP([.AS43];[$Lune.$A$1:.$B$1000];2;0);IF((WEEKDAY([.AS43])=5)OR((WEEKDAY([.AS43])=4)AND(NOT(ISERROR(MATCH([.AS43]+1;[$Lune.$A$1:.$A$1000];0)))));ISOWEEKNUM([.AS43]);&quot;&quot;)))">
            <text:p/>
          </table:table-cell>
          <table:table-cell table:style-name="ce146" table:number-columns-repeated="2"/>
          <table:table-cell table:style-name="ce51" office:value-type="string" office:string-value="V" calcext:value-type="string">
            <text:p>V</text:p>
          </table:table-cell>
          <table:table-cell table:style-name="ce57" table:formula="of:=[.BC42]+1" office:value-type="date" office:date-value="2026-07-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3]=&quot;&quot;;&quot;&quot;;IFERROR(VLOOKUP([.BC43];[$Lune.$A$1:.$B$1000];2;0);IF((WEEKDAY([.BC43])=5)OR((WEEKDAY([.BC43])=4)AND(NOT(ISERROR(MATCH([.BC43]+1;[$Lune.$A$1:.$A$1000];0)))));ISOWEEKNUM([.BC43]);&quot;&quot;)))">
            <text:p/>
          </table:table-cell>
          <table:table-cell table:style-name="ce51" office:value-type="string" office:string-value="L" calcext:value-type="string">
            <text:p>L</text:p>
          </table:table-cell>
          <table:table-cell table:style-name="ce57" table:formula="of:=[.BK42]+1" office:value-type="date" office:date-value="2026-08-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3]=&quot;&quot;;&quot;&quot;;IFERROR(VLOOKUP([.BK43];[$Lune.$A$1:.$B$1000];2;0);IF((WEEKDAY([.BK43])=5)OR((WEEKDAY([.BK43])=4)AND(NOT(ISERROR(MATCH([.BK43]+1;[$Lune.$A$1:.$A$1000];0)))));ISOWEEKNUM([.BK43]);&quot;&quot;)))">
            <text:p/>
          </table:table-cell>
          <table:table-cell table:style-name="ce51" office:value-type="string" office:string-value="J" calcext:value-type="string">
            <text:p>J</text:p>
          </table:table-cell>
          <table:table-cell table:style-name="ce57" table:formula="of:=[.BS42]+1" office:value-type="date" office:date-value="2026-09-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3]=&quot;&quot;;&quot;&quot;;IFERROR(VLOOKUP([.BS43];[$Lune.$A$1:.$B$1000];2;0);IF((WEEKDAY([.BS43])=5)OR((WEEKDAY([.BS43])=4)AND(NOT(ISERROR(MATCH([.BS43]+1;[$Lune.$A$1:.$A$1000];0)))));ISOWEEKNUM([.BS43]);&quot;&quot;)))" office:value-type="float" office:value="36" calcext:value-type="float">
            <text:p>36</text:p>
          </table:table-cell>
          <table:table-cell table:style-name="ce51" office:value-type="string" office:string-value="S" calcext:value-type="string">
            <text:p>S</text:p>
          </table:table-cell>
          <table:table-cell table:style-name="ce57" table:formula="of:=[.CA42]+1" office:value-type="date" office:date-value="2026-10-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3]=&quot;&quot;;&quot;&quot;;IFERROR(VLOOKUP([.CA43];[$Lune.$A$1:.$B$1000];2;0);IF((WEEKDAY([.CA43])=5)OR((WEEKDAY([.CA43])=4)AND(NOT(ISERROR(MATCH([.CA43]+1;[$Lune.$A$1:.$A$1000];0)))));ISOWEEKNUM([.CA43]);&quot;&quot;)))" office:value-type="string" office:string-value="◑" calcext:value-type="string">
            <text:p>◑</text:p>
          </table:table-cell>
          <table:table-cell table:style-name="ce51" office:value-type="string" office:string-value="M" calcext:value-type="string">
            <text:p>M</text:p>
          </table:table-cell>
          <table:table-cell table:style-name="ce57" table:formula="of:=[.CI42]+1" office:value-type="date" office:date-value="2026-11-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3]=&quot;&quot;;&quot;&quot;;IFERROR(VLOOKUP([.CI43];[$Lune.$A$1:.$B$1000];2;0);IF((WEEKDAY([.CI43])=5)OR((WEEKDAY([.CI43])=4)AND(NOT(ISERROR(MATCH([.CI43]+1;[$Lune.$A$1:.$A$1000];0)))));ISOWEEKNUM([.CI43]);&quot;&quot;)))">
            <text:p/>
          </table:table-cell>
          <table:table-cell table:style-name="ce51" office:value-type="string" office:string-value="J" calcext:value-type="string">
            <text:p>J</text:p>
          </table:table-cell>
          <table:table-cell table:style-name="ce57" table:formula="of:=[.CQ42]+1" office:value-type="date" office:date-value="2026-12-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3]=&quot;&quot;;&quot;&quot;;IFERROR(VLOOKUP([.CQ43];[$Lune.$A$1:.$B$1000];2;0);IF((WEEKDAY([.CQ43])=5)OR((WEEKDAY([.CQ43])=4)AND(NOT(ISERROR(MATCH([.CQ43]+1;[$Lune.$A$1:.$A$1000];0)))));ISOWEEKNUM([.CQ43]);&quot;&quot;)))" office:value-type="float" office:value="49" calcext:value-type="float">
            <text:p>49</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D" calcext:value-type="string">
            <text:p>D</text:p>
          </table:table-cell>
          <table:table-cell table:style-name="ce57" table:formula="of:=[.E43]+1" office:value-type="date" office:date-value="2026-01-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4]=&quot;&quot;;&quot;&quot;;IFERROR(VLOOKUP([.E44];[$Lune.$A$1:.$B$1000];2;0);IF((WEEKDAY([.E44])=5)OR((WEEKDAY([.E44])=4)AND(NOT(ISERROR(MATCH([.E44]+1;[$Lune.$A$1:.$A$1000];0)))));ISOWEEKNUM([.E44]);&quot;&quot;)))">
            <text:p/>
          </table:table-cell>
          <table:table-cell table:style-name="ce51" office:value-type="string" office:string-value="M" calcext:value-type="string">
            <text:p>M</text:p>
          </table:table-cell>
          <table:table-cell table:style-name="ce57" table:formula="of:=[.M43]+1" office:value-type="date" office:date-value="2026-02-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4]=&quot;&quot;;&quot;&quot;;IFERROR(VLOOKUP([.M44];[$Lune.$A$1:.$B$1000];2;0);IF((WEEKDAY([.M44])=5)OR((WEEKDAY([.M44])=4)AND(NOT(ISERROR(MATCH([.M44]+1;[$Lune.$A$1:.$A$1000];0)))));ISOWEEKNUM([.M44]);&quot;&quot;)))">
            <text:p/>
          </table:table-cell>
          <table:table-cell table:style-name="ce51" office:value-type="string" office:string-value="M" calcext:value-type="string">
            <text:p>M</text:p>
          </table:table-cell>
          <table:table-cell table:style-name="ce57" table:formula="of:=[.U43]+1" office:value-type="date" office:date-value="2026-03-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4]=&quot;&quot;;&quot;&quot;;IFERROR(VLOOKUP([.U44];[$Lune.$A$1:.$B$1000];2;0);IF((WEEKDAY([.U44])=5)OR((WEEKDAY([.U44])=4)AND(NOT(ISERROR(MATCH([.U44]+1;[$Lune.$A$1:.$A$1000];0)))));ISOWEEKNUM([.U44]);&quot;&quot;)))">
            <text:p/>
          </table:table-cell>
          <table:table-cell table:style-name="ce51" office:value-type="string" office:string-value="S" calcext:value-type="string">
            <text:p>S</text:p>
          </table:table-cell>
          <table:table-cell table:style-name="ce57" table:formula="of:=[.AC43]+1" office:value-type="date" office:date-value="2026-04-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4]=&quot;&quot;;&quot;&quot;;IFERROR(VLOOKUP([.AC44];[$Lune.$A$1:.$B$1000];2;0);IF((WEEKDAY([.AC44])=5)OR((WEEKDAY([.AC44])=4)AND(NOT(ISERROR(MATCH([.AC44]+1;[$Lune.$A$1:.$A$1000];0)))));ISOWEEKNUM([.AC44]);&quot;&quot;)))">
            <text:p/>
          </table:table-cell>
          <table:table-cell table:style-name="ce51" office:value-type="string" office:string-value="L" calcext:value-type="string">
            <text:p>L</text:p>
          </table:table-cell>
          <table:table-cell table:style-name="ce57" table:formula="of:=[.AK43]+1" office:value-type="date" office:date-value="2026-05-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4]=&quot;&quot;;&quot;&quot;;IFERROR(VLOOKUP([.AK44];[$Lune.$A$1:.$B$1000];2;0);IF((WEEKDAY([.AK44])=5)OR((WEEKDAY([.AK44])=4)AND(NOT(ISERROR(MATCH([.AK44]+1;[$Lune.$A$1:.$A$1000];0)))));ISOWEEKNUM([.AK44]);&quot;&quot;)))">
            <text:p/>
          </table:table-cell>
          <table:table-cell table:style-name="ce51" office:value-type="string" office:string-value="J" calcext:value-type="string">
            <text:p>J</text:p>
          </table:table-cell>
          <table:table-cell table:style-name="ce57" table:formula="of:=[.AS43]+1" office:value-type="date" office:date-value="2026-06-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4]=&quot;&quot;;&quot;&quot;;IFERROR(VLOOKUP([.AS44];[$Lune.$A$1:.$B$1000];2;0);IF((WEEKDAY([.AS44])=5)OR((WEEKDAY([.AS44])=4)AND(NOT(ISERROR(MATCH([.AS44]+1;[$Lune.$A$1:.$A$1000];0)))));ISOWEEKNUM([.AS44]);&quot;&quot;)))" office:value-type="float" office:value="23" calcext:value-type="float">
            <text:p>23</text:p>
          </table:table-cell>
          <table:table-cell table:style-name="ce146" table:number-columns-repeated="2"/>
          <table:table-cell table:style-name="ce51" office:value-type="string" office:string-value="S" calcext:value-type="string">
            <text:p>S</text:p>
          </table:table-cell>
          <table:table-cell table:style-name="ce57" table:formula="of:=[.BC43]+1" office:value-type="date" office:date-value="2026-07-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4]=&quot;&quot;;&quot;&quot;;IFERROR(VLOOKUP([.BC44];[$Lune.$A$1:.$B$1000];2;0);IF((WEEKDAY([.BC44])=5)OR((WEEKDAY([.BC44])=4)AND(NOT(ISERROR(MATCH([.BC44]+1;[$Lune.$A$1:.$A$1000];0)))));ISOWEEKNUM([.BC44]);&quot;&quot;)))">
            <text:p/>
          </table:table-cell>
          <table:table-cell table:style-name="ce51" office:value-type="string" office:string-value="M" calcext:value-type="string">
            <text:p>M</text:p>
          </table:table-cell>
          <table:table-cell table:style-name="ce57" table:formula="of:=[.BK43]+1" office:value-type="date" office:date-value="2026-08-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4]=&quot;&quot;;&quot;&quot;;IFERROR(VLOOKUP([.BK44];[$Lune.$A$1:.$B$1000];2;0);IF((WEEKDAY([.BK44])=5)OR((WEEKDAY([.BK44])=4)AND(NOT(ISERROR(MATCH([.BK44]+1;[$Lune.$A$1:.$A$1000];0)))));ISOWEEKNUM([.BK44]);&quot;&quot;)))">
            <text:p/>
          </table:table-cell>
          <table:table-cell table:style-name="ce51" office:value-type="string" office:string-value="V" calcext:value-type="string">
            <text:p>V</text:p>
          </table:table-cell>
          <table:table-cell table:style-name="ce57" table:formula="of:=[.BS43]+1" office:value-type="date" office:date-value="2026-09-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4]=&quot;&quot;;&quot;&quot;;IFERROR(VLOOKUP([.BS44];[$Lune.$A$1:.$B$1000];2;0);IF((WEEKDAY([.BS44])=5)OR((WEEKDAY([.BS44])=4)AND(NOT(ISERROR(MATCH([.BS44]+1;[$Lune.$A$1:.$A$1000];0)))));ISOWEEKNUM([.BS44]);&quot;&quot;)))" office:value-type="string" office:string-value="◑" calcext:value-type="string">
            <text:p>◑</text:p>
          </table:table-cell>
          <table:table-cell table:style-name="ce51" office:value-type="string" office:string-value="D" calcext:value-type="string">
            <text:p>D</text:p>
          </table:table-cell>
          <table:table-cell table:style-name="ce57" table:formula="of:=[.CA43]+1" office:value-type="date" office:date-value="2026-10-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4]=&quot;&quot;;&quot;&quot;;IFERROR(VLOOKUP([.CA44];[$Lune.$A$1:.$B$1000];2;0);IF((WEEKDAY([.CA44])=5)OR((WEEKDAY([.CA44])=4)AND(NOT(ISERROR(MATCH([.CA44]+1;[$Lune.$A$1:.$A$1000];0)))));ISOWEEKNUM([.CA44]);&quot;&quot;)))">
            <text:p/>
          </table:table-cell>
          <table:table-cell table:style-name="ce51" office:value-type="string" office:string-value="M" calcext:value-type="string">
            <text:p>M</text:p>
          </table:table-cell>
          <table:table-cell table:style-name="ce57" table:formula="of:=[.CI43]+1" office:value-type="date" office:date-value="2026-11-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4]=&quot;&quot;;&quot;&quot;;IFERROR(VLOOKUP([.CI44];[$Lune.$A$1:.$B$1000];2;0);IF((WEEKDAY([.CI44])=5)OR((WEEKDAY([.CI44])=4)AND(NOT(ISERROR(MATCH([.CI44]+1;[$Lune.$A$1:.$A$1000];0)))));ISOWEEKNUM([.CI44]);&quot;&quot;)))">
            <text:p/>
          </table:table-cell>
          <table:table-cell table:style-name="ce51" office:value-type="string" office:string-value="V" calcext:value-type="string">
            <text:p>V</text:p>
          </table:table-cell>
          <table:table-cell table:style-name="ce57" table:formula="of:=[.CQ43]+1" office:value-type="date" office:date-value="2026-12-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4]=&quot;&quot;;&quot;&quot;;IFERROR(VLOOKUP([.CQ44];[$Lune.$A$1:.$B$1000];2;0);IF((WEEKDAY([.CQ44])=5)OR((WEEKDAY([.CQ44])=4)AND(NOT(ISERROR(MATCH([.CQ44]+1;[$Lune.$A$1:.$A$1000];0)))));ISOWEEKNUM([.CQ44]);&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L" calcext:value-type="string">
            <text:p>L</text:p>
          </table:table-cell>
          <table:table-cell table:style-name="ce57" table:formula="of:=[.E44]+1" office:value-type="date" office:date-value="2026-01-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5]=&quot;&quot;;&quot;&quot;;IFERROR(VLOOKUP([.E45];[$Lune.$A$1:.$B$1000];2;0);IF((WEEKDAY([.E45])=5)OR((WEEKDAY([.E45])=4)AND(NOT(ISERROR(MATCH([.E45]+1;[$Lune.$A$1:.$A$1000];0)))));ISOWEEKNUM([.E45]);&quot;&quot;)))">
            <text:p/>
          </table:table-cell>
          <table:table-cell table:style-name="ce51" office:value-type="string" office:string-value="J" calcext:value-type="string">
            <text:p>J</text:p>
          </table:table-cell>
          <table:table-cell table:style-name="ce57" table:formula="of:=[.M44]+1" office:value-type="date" office:date-value="2026-02-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5]=&quot;&quot;;&quot;&quot;;IFERROR(VLOOKUP([.M45];[$Lune.$A$1:.$B$1000];2;0);IF((WEEKDAY([.M45])=5)OR((WEEKDAY([.M45])=4)AND(NOT(ISERROR(MATCH([.M45]+1;[$Lune.$A$1:.$A$1000];0)))));ISOWEEKNUM([.M45]);&quot;&quot;)))" office:value-type="float" office:value="6" calcext:value-type="float">
            <text:p>6</text:p>
          </table:table-cell>
          <table:table-cell table:style-name="ce51" office:value-type="string" office:string-value="J" calcext:value-type="string">
            <text:p>J</text:p>
          </table:table-cell>
          <table:table-cell table:style-name="ce57" table:formula="of:=[.U44]+1" office:value-type="date" office:date-value="2026-03-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5]=&quot;&quot;;&quot;&quot;;IFERROR(VLOOKUP([.U45];[$Lune.$A$1:.$B$1000];2;0);IF((WEEKDAY([.U45])=5)OR((WEEKDAY([.U45])=4)AND(NOT(ISERROR(MATCH([.U45]+1;[$Lune.$A$1:.$A$1000];0)))));ISOWEEKNUM([.U45]);&quot;&quot;)))" office:value-type="float" office:value="10" calcext:value-type="float">
            <text:p>10</text:p>
          </table:table-cell>
          <table:table-cell table:style-name="ce51" office:value-type="string" office:string-value="D" calcext:value-type="string">
            <text:p>D</text:p>
          </table:table-cell>
          <table:table-cell table:style-name="ce57" table:formula="of:=[.AC44]+1" office:value-type="date" office:date-value="2026-04-05" calcext:value-type="date">
            <text:p>5</text:p>
          </table:table-cell>
          <table:table-cell table:style-name="ce62" office:value-type="string" office:string-value="Pâques" calcext:value-type="string">
            <text:p>Pâques</text:p>
          </table:table-cell>
          <table:table-cell table:style-name="ce68"/>
          <table:table-cell table:style-name="ce72"/>
          <table:table-cell table:style-name="ce77"/>
          <table:table-cell table:style-name="ce81"/>
          <table:table-cell table:style-name="ce86" table:formula="of:=IF([.AC45]=&quot;&quot;;&quot;&quot;;IFERROR(VLOOKUP([.AC45];[$Lune.$A$1:.$B$1000];2;0);IF((WEEKDAY([.AC45])=5)OR((WEEKDAY([.AC45])=4)AND(NOT(ISERROR(MATCH([.AC45]+1;[$Lune.$A$1:.$A$1000];0)))));ISOWEEKNUM([.AC45]);&quot;&quot;)))">
            <text:p/>
          </table:table-cell>
          <table:table-cell table:style-name="ce51" office:value-type="string" office:string-value="M" calcext:value-type="string">
            <text:p>M</text:p>
          </table:table-cell>
          <table:table-cell table:style-name="ce57" table:formula="of:=[.AK44]+1" office:value-type="date" office:date-value="2026-05-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5]=&quot;&quot;;&quot;&quot;;IFERROR(VLOOKUP([.AK45];[$Lune.$A$1:.$B$1000];2;0);IF((WEEKDAY([.AK45])=5)OR((WEEKDAY([.AK45])=4)AND(NOT(ISERROR(MATCH([.AK45]+1;[$Lune.$A$1:.$A$1000];0)))));ISOWEEKNUM([.AK45]);&quot;&quot;)))">
            <text:p/>
          </table:table-cell>
          <table:table-cell table:style-name="ce51" office:value-type="string" office:string-value="V" calcext:value-type="string">
            <text:p>V</text:p>
          </table:table-cell>
          <table:table-cell table:style-name="ce57" table:formula="of:=[.AS44]+1" office:value-type="date" office:date-value="2026-06-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5]=&quot;&quot;;&quot;&quot;;IFERROR(VLOOKUP([.AS45];[$Lune.$A$1:.$B$1000];2;0);IF((WEEKDAY([.AS45])=5)OR((WEEKDAY([.AS45])=4)AND(NOT(ISERROR(MATCH([.AS45]+1;[$Lune.$A$1:.$A$1000];0)))));ISOWEEKNUM([.AS45]);&quot;&quot;)))">
            <text:p/>
          </table:table-cell>
          <table:table-cell table:style-name="ce146" table:number-columns-repeated="2"/>
          <table:table-cell table:style-name="ce51" office:value-type="string" office:string-value="D" calcext:value-type="string">
            <text:p>D</text:p>
          </table:table-cell>
          <table:table-cell table:style-name="ce57" table:formula="of:=[.BC44]+1" office:value-type="date" office:date-value="2026-07-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5]=&quot;&quot;;&quot;&quot;;IFERROR(VLOOKUP([.BC45];[$Lune.$A$1:.$B$1000];2;0);IF((WEEKDAY([.BC45])=5)OR((WEEKDAY([.BC45])=4)AND(NOT(ISERROR(MATCH([.BC45]+1;[$Lune.$A$1:.$A$1000];0)))));ISOWEEKNUM([.BC45]);&quot;&quot;)))">
            <text:p/>
          </table:table-cell>
          <table:table-cell table:style-name="ce51" office:value-type="string" office:string-value="M" calcext:value-type="string">
            <text:p>M</text:p>
          </table:table-cell>
          <table:table-cell table:style-name="ce57" table:formula="of:=[.BK44]+1" office:value-type="date" office:date-value="2026-08-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5]=&quot;&quot;;&quot;&quot;;IFERROR(VLOOKUP([.BK45];[$Lune.$A$1:.$B$1000];2;0);IF((WEEKDAY([.BK45])=5)OR((WEEKDAY([.BK45])=4)AND(NOT(ISERROR(MATCH([.BK45]+1;[$Lune.$A$1:.$A$1000];0)))));ISOWEEKNUM([.BK45]);&quot;&quot;)))" office:value-type="float" office:value="32" calcext:value-type="float">
            <text:p>32</text:p>
          </table:table-cell>
          <table:table-cell table:style-name="ce51" office:value-type="string" office:string-value="S" calcext:value-type="string">
            <text:p>S</text:p>
          </table:table-cell>
          <table:table-cell table:style-name="ce57" table:formula="of:=[.BS44]+1" office:value-type="date" office:date-value="2026-09-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5]=&quot;&quot;;&quot;&quot;;IFERROR(VLOOKUP([.BS45];[$Lune.$A$1:.$B$1000];2;0);IF((WEEKDAY([.BS45])=5)OR((WEEKDAY([.BS45])=4)AND(NOT(ISERROR(MATCH([.BS45]+1;[$Lune.$A$1:.$A$1000];0)))));ISOWEEKNUM([.BS45]);&quot;&quot;)))">
            <text:p/>
          </table:table-cell>
          <table:table-cell table:style-name="ce51" office:value-type="string" office:string-value="L" calcext:value-type="string">
            <text:p>L</text:p>
          </table:table-cell>
          <table:table-cell table:style-name="ce57" table:formula="of:=[.CA44]+1" office:value-type="date" office:date-value="2026-10-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5]=&quot;&quot;;&quot;&quot;;IFERROR(VLOOKUP([.CA45];[$Lune.$A$1:.$B$1000];2;0);IF((WEEKDAY([.CA45])=5)OR((WEEKDAY([.CA45])=4)AND(NOT(ISERROR(MATCH([.CA45]+1;[$Lune.$A$1:.$A$1000];0)))));ISOWEEKNUM([.CA45]);&quot;&quot;)))">
            <text:p/>
          </table:table-cell>
          <table:table-cell table:style-name="ce51" office:value-type="string" office:string-value="J" calcext:value-type="string">
            <text:p>J</text:p>
          </table:table-cell>
          <table:table-cell table:style-name="ce57" table:formula="of:=[.CI44]+1" office:value-type="date" office:date-value="2026-11-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5]=&quot;&quot;;&quot;&quot;;IFERROR(VLOOKUP([.CI45];[$Lune.$A$1:.$B$1000];2;0);IF((WEEKDAY([.CI45])=5)OR((WEEKDAY([.CI45])=4)AND(NOT(ISERROR(MATCH([.CI45]+1;[$Lune.$A$1:.$A$1000];0)))));ISOWEEKNUM([.CI45]);&quot;&quot;)))" office:value-type="float" office:value="45" calcext:value-type="float">
            <text:p>45</text:p>
          </table:table-cell>
          <table:table-cell table:style-name="ce51" office:value-type="string" office:string-value="S" calcext:value-type="string">
            <text:p>S</text:p>
          </table:table-cell>
          <table:table-cell table:style-name="ce57" table:formula="of:=[.CQ44]+1" office:value-type="date" office:date-value="2026-12-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5]=&quot;&quot;;&quot;&quot;;IFERROR(VLOOKUP([.CQ45];[$Lune.$A$1:.$B$1000];2;0);IF((WEEKDAY([.CQ45])=5)OR((WEEKDAY([.CQ45])=4)AND(NOT(ISERROR(MATCH([.CQ45]+1;[$Lune.$A$1:.$A$1000];0)))));ISOWEEKNUM([.CQ45]);&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45]+1" office:value-type="date" office:date-value="2026-01-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6]=&quot;&quot;;&quot;&quot;;IFERROR(VLOOKUP([.E46];[$Lune.$A$1:.$B$1000];2;0);IF((WEEKDAY([.E46])=5)OR((WEEKDAY([.E46])=4)AND(NOT(ISERROR(MATCH([.E46]+1;[$Lune.$A$1:.$A$1000];0)))));ISOWEEKNUM([.E46]);&quot;&quot;)))">
            <text:p/>
          </table:table-cell>
          <table:table-cell table:style-name="ce51" office:value-type="string" office:string-value="V" calcext:value-type="string">
            <text:p>V</text:p>
          </table:table-cell>
          <table:table-cell table:style-name="ce57" table:formula="of:=[.M45]+1" office:value-type="date" office:date-value="2026-02-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6]=&quot;&quot;;&quot;&quot;;IFERROR(VLOOKUP([.M46];[$Lune.$A$1:.$B$1000];2;0);IF((WEEKDAY([.M46])=5)OR((WEEKDAY([.M46])=4)AND(NOT(ISERROR(MATCH([.M46]+1;[$Lune.$A$1:.$A$1000];0)))));ISOWEEKNUM([.M46]);&quot;&quot;)))">
            <text:p/>
          </table:table-cell>
          <table:table-cell table:style-name="ce51" office:value-type="string" office:string-value="V" calcext:value-type="string">
            <text:p>V</text:p>
          </table:table-cell>
          <table:table-cell table:style-name="ce57" table:formula="of:=[.U45]+1" office:value-type="date" office:date-value="2026-03-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6]=&quot;&quot;;&quot;&quot;;IFERROR(VLOOKUP([.U46];[$Lune.$A$1:.$B$1000];2;0);IF((WEEKDAY([.U46])=5)OR((WEEKDAY([.U46])=4)AND(NOT(ISERROR(MATCH([.U46]+1;[$Lune.$A$1:.$A$1000];0)))));ISOWEEKNUM([.U46]);&quot;&quot;)))">
            <text:p/>
          </table:table-cell>
          <table:table-cell table:style-name="ce51" office:value-type="string" office:string-value="L" calcext:value-type="string">
            <text:p>L</text:p>
          </table:table-cell>
          <table:table-cell table:style-name="ce57" table:formula="of:=[.AC45]+1" office:value-type="date" office:date-value="2026-04-06" calcext:value-type="date">
            <text:p>6</text:p>
          </table:table-cell>
          <table:table-cell table:style-name="ce62" office:value-type="string" office:string-value=" " calcext:value-type="string">
            <text:p> </text:p>
          </table:table-cell>
          <table:table-cell table:style-name="ce68"/>
          <table:table-cell table:style-name="ce72"/>
          <table:table-cell table:style-name="ce77"/>
          <table:table-cell table:style-name="ce81"/>
          <table:table-cell table:style-name="ce86" table:formula="of:=IF([.AC46]=&quot;&quot;;&quot;&quot;;IFERROR(VLOOKUP([.AC46];[$Lune.$A$1:.$B$1000];2;0);IF((WEEKDAY([.AC46])=5)OR((WEEKDAY([.AC46])=4)AND(NOT(ISERROR(MATCH([.AC46]+1;[$Lune.$A$1:.$A$1000];0)))));ISOWEEKNUM([.AC46]);&quot;&quot;)))">
            <text:p/>
          </table:table-cell>
          <table:table-cell table:style-name="ce51" office:value-type="string" office:string-value="M" calcext:value-type="string">
            <text:p>M</text:p>
          </table:table-cell>
          <table:table-cell table:style-name="ce57" table:formula="of:=[.AK45]+1" office:value-type="date" office:date-value="2026-05-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6]=&quot;&quot;;&quot;&quot;;IFERROR(VLOOKUP([.AK46];[$Lune.$A$1:.$B$1000];2;0);IF((WEEKDAY([.AK46])=5)OR((WEEKDAY([.AK46])=4)AND(NOT(ISERROR(MATCH([.AK46]+1;[$Lune.$A$1:.$A$1000];0)))));ISOWEEKNUM([.AK46]);&quot;&quot;)))">
            <text:p/>
          </table:table-cell>
          <table:table-cell table:style-name="ce51" office:value-type="string" office:string-value="S" calcext:value-type="string">
            <text:p>S</text:p>
          </table:table-cell>
          <table:table-cell table:style-name="ce57" table:formula="of:=[.AS45]+1" office:value-type="date" office:date-value="2026-06-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6]=&quot;&quot;;&quot;&quot;;IFERROR(VLOOKUP([.AS46];[$Lune.$A$1:.$B$1000];2;0);IF((WEEKDAY([.AS46])=5)OR((WEEKDAY([.AS46])=4)AND(NOT(ISERROR(MATCH([.AS46]+1;[$Lune.$A$1:.$A$1000];0)))));ISOWEEKNUM([.AS46]);&quot;&quot;)))">
            <text:p/>
          </table:table-cell>
          <table:table-cell table:style-name="ce146" table:number-columns-repeated="2"/>
          <table:table-cell table:style-name="ce51" office:value-type="string" office:string-value="L" calcext:value-type="string">
            <text:p>L</text:p>
          </table:table-cell>
          <table:table-cell table:style-name="ce57" table:formula="of:=[.BC45]+1" office:value-type="date" office:date-value="2026-07-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6]=&quot;&quot;;&quot;&quot;;IFERROR(VLOOKUP([.BC46];[$Lune.$A$1:.$B$1000];2;0);IF((WEEKDAY([.BC46])=5)OR((WEEKDAY([.BC46])=4)AND(NOT(ISERROR(MATCH([.BC46]+1;[$Lune.$A$1:.$A$1000];0)))));ISOWEEKNUM([.BC46]);&quot;&quot;)))">
            <text:p/>
          </table:table-cell>
          <table:table-cell table:style-name="ce51" office:value-type="string" office:string-value="J" calcext:value-type="string">
            <text:p>J</text:p>
          </table:table-cell>
          <table:table-cell table:style-name="ce57" table:formula="of:=[.BK45]+1" office:value-type="date" office:date-value="2026-08-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6]=&quot;&quot;;&quot;&quot;;IFERROR(VLOOKUP([.BK46];[$Lune.$A$1:.$B$1000];2;0);IF((WEEKDAY([.BK46])=5)OR((WEEKDAY([.BK46])=4)AND(NOT(ISERROR(MATCH([.BK46]+1;[$Lune.$A$1:.$A$1000];0)))));ISOWEEKNUM([.BK46]);&quot;&quot;)))" office:value-type="string" office:string-value="◑" calcext:value-type="string">
            <text:p>◑</text:p>
          </table:table-cell>
          <table:table-cell table:style-name="ce51" office:value-type="string" office:string-value="D" calcext:value-type="string">
            <text:p>D</text:p>
          </table:table-cell>
          <table:table-cell table:style-name="ce57" table:formula="of:=[.BS45]+1" office:value-type="date" office:date-value="2026-09-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6]=&quot;&quot;;&quot;&quot;;IFERROR(VLOOKUP([.BS46];[$Lune.$A$1:.$B$1000];2;0);IF((WEEKDAY([.BS46])=5)OR((WEEKDAY([.BS46])=4)AND(NOT(ISERROR(MATCH([.BS46]+1;[$Lune.$A$1:.$A$1000];0)))));ISOWEEKNUM([.BS46]);&quot;&quot;)))">
            <text:p/>
          </table:table-cell>
          <table:table-cell table:style-name="ce51" office:value-type="string" office:string-value="M" calcext:value-type="string">
            <text:p>M</text:p>
          </table:table-cell>
          <table:table-cell table:style-name="ce57" table:formula="of:=[.CA45]+1" office:value-type="date" office:date-value="2026-10-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6]=&quot;&quot;;&quot;&quot;;IFERROR(VLOOKUP([.CA46];[$Lune.$A$1:.$B$1000];2;0);IF((WEEKDAY([.CA46])=5)OR((WEEKDAY([.CA46])=4)AND(NOT(ISERROR(MATCH([.CA46]+1;[$Lune.$A$1:.$A$1000];0)))));ISOWEEKNUM([.CA46]);&quot;&quot;)))">
            <text:p/>
          </table:table-cell>
          <table:table-cell table:style-name="ce51" office:value-type="string" office:string-value="V" calcext:value-type="string">
            <text:p>V</text:p>
          </table:table-cell>
          <table:table-cell table:style-name="ce57" table:formula="of:=[.CI45]+1" office:value-type="date" office:date-value="2026-11-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6]=&quot;&quot;;&quot;&quot;;IFERROR(VLOOKUP([.CI46];[$Lune.$A$1:.$B$1000];2;0);IF((WEEKDAY([.CI46])=5)OR((WEEKDAY([.CI46])=4)AND(NOT(ISERROR(MATCH([.CI46]+1;[$Lune.$A$1:.$A$1000];0)))));ISOWEEKNUM([.CI46]);&quot;&quot;)))">
            <text:p/>
          </table:table-cell>
          <table:table-cell table:style-name="ce51" office:value-type="string" office:string-value="D" calcext:value-type="string">
            <text:p>D</text:p>
          </table:table-cell>
          <table:table-cell table:style-name="ce57" table:formula="of:=[.CQ45]+1" office:value-type="date" office:date-value="2026-12-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6]=&quot;&quot;;&quot;&quot;;IFERROR(VLOOKUP([.CQ46];[$Lune.$A$1:.$B$1000];2;0);IF((WEEKDAY([.CQ46])=5)OR((WEEKDAY([.CQ46])=4)AND(NOT(ISERROR(MATCH([.CQ46]+1;[$Lune.$A$1:.$A$1000];0)))));ISOWEEKNUM([.CQ46]);&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46]+1" office:value-type="date" office:date-value="2026-01-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7]=&quot;&quot;;&quot;&quot;;IFERROR(VLOOKUP([.E47];[$Lune.$A$1:.$B$1000];2;0);IF((WEEKDAY([.E47])=5)OR((WEEKDAY([.E47])=4)AND(NOT(ISERROR(MATCH([.E47]+1;[$Lune.$A$1:.$A$1000];0)))));ISOWEEKNUM([.E47]);&quot;&quot;)))">
            <text:p/>
          </table:table-cell>
          <table:table-cell table:style-name="ce51" office:value-type="string" office:string-value="S" calcext:value-type="string">
            <text:p>S</text:p>
          </table:table-cell>
          <table:table-cell table:style-name="ce57" table:formula="of:=[.M46]+1" office:value-type="date" office:date-value="2026-02-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7]=&quot;&quot;;&quot;&quot;;IFERROR(VLOOKUP([.M47];[$Lune.$A$1:.$B$1000];2;0);IF((WEEKDAY([.M47])=5)OR((WEEKDAY([.M47])=4)AND(NOT(ISERROR(MATCH([.M47]+1;[$Lune.$A$1:.$A$1000];0)))));ISOWEEKNUM([.M47]);&quot;&quot;)))">
            <text:p/>
          </table:table-cell>
          <table:table-cell table:style-name="ce51" office:value-type="string" office:string-value="S" calcext:value-type="string">
            <text:p>S</text:p>
          </table:table-cell>
          <table:table-cell table:style-name="ce57" table:formula="of:=[.U46]+1" office:value-type="date" office:date-value="2026-03-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7]=&quot;&quot;;&quot;&quot;;IFERROR(VLOOKUP([.U47];[$Lune.$A$1:.$B$1000];2;0);IF((WEEKDAY([.U47])=5)OR((WEEKDAY([.U47])=4)AND(NOT(ISERROR(MATCH([.U47]+1;[$Lune.$A$1:.$A$1000];0)))));ISOWEEKNUM([.U47]);&quot;&quot;)))">
            <text:p/>
          </table:table-cell>
          <table:table-cell table:style-name="ce51" office:value-type="string" office:string-value="M" calcext:value-type="string">
            <text:p>M</text:p>
          </table:table-cell>
          <table:table-cell table:style-name="ce57" table:formula="of:=[.AC46]+1" office:value-type="date" office:date-value="2026-04-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7]=&quot;&quot;;&quot;&quot;;IFERROR(VLOOKUP([.AC47];[$Lune.$A$1:.$B$1000];2;0);IF((WEEKDAY([.AC47])=5)OR((WEEKDAY([.AC47])=4)AND(NOT(ISERROR(MATCH([.AC47]+1;[$Lune.$A$1:.$A$1000];0)))));ISOWEEKNUM([.AC47]);&quot;&quot;)))">
            <text:p/>
          </table:table-cell>
          <table:table-cell table:style-name="ce51" office:value-type="string" office:string-value="J" calcext:value-type="string">
            <text:p>J</text:p>
          </table:table-cell>
          <table:table-cell table:style-name="ce57" table:formula="of:=[.AK46]+1" office:value-type="date" office:date-value="2026-05-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7]=&quot;&quot;;&quot;&quot;;IFERROR(VLOOKUP([.AK47];[$Lune.$A$1:.$B$1000];2;0);IF((WEEKDAY([.AK47])=5)OR((WEEKDAY([.AK47])=4)AND(NOT(ISERROR(MATCH([.AK47]+1;[$Lune.$A$1:.$A$1000];0)))));ISOWEEKNUM([.AK47]);&quot;&quot;)))" office:value-type="float" office:value="19" calcext:value-type="float">
            <text:p>19</text:p>
          </table:table-cell>
          <table:table-cell table:style-name="ce51" office:value-type="string" office:string-value="D" calcext:value-type="string">
            <text:p>D</text:p>
          </table:table-cell>
          <table:table-cell table:style-name="ce57" table:formula="of:=[.AS46]+1" office:value-type="date" office:date-value="2026-06-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7]=&quot;&quot;;&quot;&quot;;IFERROR(VLOOKUP([.AS47];[$Lune.$A$1:.$B$1000];2;0);IF((WEEKDAY([.AS47])=5)OR((WEEKDAY([.AS47])=4)AND(NOT(ISERROR(MATCH([.AS47]+1;[$Lune.$A$1:.$A$1000];0)))));ISOWEEKNUM([.AS47]);&quot;&quot;)))">
            <text:p/>
          </table:table-cell>
          <table:table-cell table:style-name="ce146" table:number-columns-repeated="2"/>
          <table:table-cell table:style-name="ce51" office:value-type="string" office:string-value="M" calcext:value-type="string">
            <text:p>M</text:p>
          </table:table-cell>
          <table:table-cell table:style-name="ce57" table:formula="of:=[.BC46]+1" office:value-type="date" office:date-value="2026-07-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7]=&quot;&quot;;&quot;&quot;;IFERROR(VLOOKUP([.BC47];[$Lune.$A$1:.$B$1000];2;0);IF((WEEKDAY([.BC47])=5)OR((WEEKDAY([.BC47])=4)AND(NOT(ISERROR(MATCH([.BC47]+1;[$Lune.$A$1:.$A$1000];0)))));ISOWEEKNUM([.BC47]);&quot;&quot;)))" office:value-type="string" office:string-value="◑" calcext:value-type="string">
            <text:p>◑</text:p>
          </table:table-cell>
          <table:table-cell table:style-name="ce51" office:value-type="string" office:string-value="V" calcext:value-type="string">
            <text:p>V</text:p>
          </table:table-cell>
          <table:table-cell table:style-name="ce57" table:formula="of:=[.BK46]+1" office:value-type="date" office:date-value="2026-08-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7]=&quot;&quot;;&quot;&quot;;IFERROR(VLOOKUP([.BK47];[$Lune.$A$1:.$B$1000];2;0);IF((WEEKDAY([.BK47])=5)OR((WEEKDAY([.BK47])=4)AND(NOT(ISERROR(MATCH([.BK47]+1;[$Lune.$A$1:.$A$1000];0)))));ISOWEEKNUM([.BK47]);&quot;&quot;)))">
            <text:p/>
          </table:table-cell>
          <table:table-cell table:style-name="ce51" office:value-type="string" office:string-value="L" calcext:value-type="string">
            <text:p>L</text:p>
          </table:table-cell>
          <table:table-cell table:style-name="ce57" table:formula="of:=[.BS46]+1" office:value-type="date" office:date-value="2026-09-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7]=&quot;&quot;;&quot;&quot;;IFERROR(VLOOKUP([.BS47];[$Lune.$A$1:.$B$1000];2;0);IF((WEEKDAY([.BS47])=5)OR((WEEKDAY([.BS47])=4)AND(NOT(ISERROR(MATCH([.BS47]+1;[$Lune.$A$1:.$A$1000];0)))));ISOWEEKNUM([.BS47]);&quot;&quot;)))">
            <text:p/>
          </table:table-cell>
          <table:table-cell table:style-name="ce51" office:value-type="string" office:string-value="M" calcext:value-type="string">
            <text:p>M</text:p>
          </table:table-cell>
          <table:table-cell table:style-name="ce57" table:formula="of:=[.CA46]+1" office:value-type="date" office:date-value="2026-10-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7]=&quot;&quot;;&quot;&quot;;IFERROR(VLOOKUP([.CA47];[$Lune.$A$1:.$B$1000];2;0);IF((WEEKDAY([.CA47])=5)OR((WEEKDAY([.CA47])=4)AND(NOT(ISERROR(MATCH([.CA47]+1;[$Lune.$A$1:.$A$1000];0)))));ISOWEEKNUM([.CA47]);&quot;&quot;)))">
            <text:p/>
          </table:table-cell>
          <table:table-cell table:style-name="ce51" office:value-type="string" office:string-value="S" calcext:value-type="string">
            <text:p>S</text:p>
          </table:table-cell>
          <table:table-cell table:style-name="ce57" table:formula="of:=[.CI46]+1" office:value-type="date" office:date-value="2026-11-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7]=&quot;&quot;;&quot;&quot;;IFERROR(VLOOKUP([.CI47];[$Lune.$A$1:.$B$1000];2;0);IF((WEEKDAY([.CI47])=5)OR((WEEKDAY([.CI47])=4)AND(NOT(ISERROR(MATCH([.CI47]+1;[$Lune.$A$1:.$A$1000];0)))));ISOWEEKNUM([.CI47]);&quot;&quot;)))">
            <text:p/>
          </table:table-cell>
          <table:table-cell table:style-name="ce51" office:value-type="string" office:string-value="L" calcext:value-type="string">
            <text:p>L</text:p>
          </table:table-cell>
          <table:table-cell table:style-name="ce57" table:formula="of:=[.CQ46]+1" office:value-type="date" office:date-value="2026-12-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7]=&quot;&quot;;&quot;&quot;;IFERROR(VLOOKUP([.CQ47];[$Lune.$A$1:.$B$1000];2;0);IF((WEEKDAY([.CQ47])=5)OR((WEEKDAY([.CQ47])=4)AND(NOT(ISERROR(MATCH([.CQ47]+1;[$Lune.$A$1:.$A$1000];0)))));ISOWEEKNUM([.CQ47]);&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J" calcext:value-type="string">
            <text:p>J</text:p>
          </table:table-cell>
          <table:table-cell table:style-name="ce57" table:formula="of:=[.E47]+1" office:value-type="date" office:date-value="2026-01-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8]=&quot;&quot;;&quot;&quot;;IFERROR(VLOOKUP([.E48];[$Lune.$A$1:.$B$1000];2;0);IF((WEEKDAY([.E48])=5)OR((WEEKDAY([.E48])=4)AND(NOT(ISERROR(MATCH([.E48]+1;[$Lune.$A$1:.$A$1000];0)))));ISOWEEKNUM([.E48]);&quot;&quot;)))" office:value-type="float" office:value="2" calcext:value-type="float">
            <text:p>2</text:p>
          </table:table-cell>
          <table:table-cell table:style-name="ce51" office:value-type="string" office:string-value="D" calcext:value-type="string">
            <text:p>D</text:p>
          </table:table-cell>
          <table:table-cell table:style-name="ce57" table:formula="of:=[.M47]+1" office:value-type="date" office:date-value="2026-02-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8]=&quot;&quot;;&quot;&quot;;IFERROR(VLOOKUP([.M48];[$Lune.$A$1:.$B$1000];2;0);IF((WEEKDAY([.M48])=5)OR((WEEKDAY([.M48])=4)AND(NOT(ISERROR(MATCH([.M48]+1;[$Lune.$A$1:.$A$1000];0)))));ISOWEEKNUM([.M48]);&quot;&quot;)))">
            <text:p/>
          </table:table-cell>
          <table:table-cell table:style-name="ce51" office:value-type="string" office:string-value="D" calcext:value-type="string">
            <text:p>D</text:p>
          </table:table-cell>
          <table:table-cell table:style-name="ce57" table:formula="of:=[.U47]+1" office:value-type="date" office:date-value="2026-03-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8]=&quot;&quot;;&quot;&quot;;IFERROR(VLOOKUP([.U48];[$Lune.$A$1:.$B$1000];2;0);IF((WEEKDAY([.U48])=5)OR((WEEKDAY([.U48])=4)AND(NOT(ISERROR(MATCH([.U48]+1;[$Lune.$A$1:.$A$1000];0)))));ISOWEEKNUM([.U48]);&quot;&quot;)))">
            <text:p/>
          </table:table-cell>
          <table:table-cell table:style-name="ce51" office:value-type="string" office:string-value="M" calcext:value-type="string">
            <text:p>M</text:p>
          </table:table-cell>
          <table:table-cell table:style-name="ce57" table:formula="of:=[.AC47]+1" office:value-type="date" office:date-value="2026-04-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8]=&quot;&quot;;&quot;&quot;;IFERROR(VLOOKUP([.AC48];[$Lune.$A$1:.$B$1000];2;0);IF((WEEKDAY([.AC48])=5)OR((WEEKDAY([.AC48])=4)AND(NOT(ISERROR(MATCH([.AC48]+1;[$Lune.$A$1:.$A$1000];0)))));ISOWEEKNUM([.AC48]);&quot;&quot;)))">
            <text:p/>
          </table:table-cell>
          <table:table-cell table:style-name="ce51" office:value-type="string" office:string-value="V" calcext:value-type="string">
            <text:p>V</text:p>
          </table:table-cell>
          <table:table-cell table:style-name="ce57" table:formula="of:=[.AK47]+1" office:value-type="date" office:date-value="2026-05-08" calcext:value-type="date">
            <text:p>8</text:p>
          </table:table-cell>
          <table:table-cell table:style-name="ce62" office:value-type="string" office:string-value="Victoire 1945" calcext:value-type="string">
            <text:p>Victoire 1945</text:p>
          </table:table-cell>
          <table:table-cell table:style-name="ce68"/>
          <table:table-cell table:style-name="ce72"/>
          <table:table-cell table:style-name="ce77"/>
          <table:table-cell table:style-name="ce81"/>
          <table:table-cell table:style-name="ce86" table:formula="of:=IF([.AK48]=&quot;&quot;;&quot;&quot;;IFERROR(VLOOKUP([.AK48];[$Lune.$A$1:.$B$1000];2;0);IF((WEEKDAY([.AK48])=5)OR((WEEKDAY([.AK48])=4)AND(NOT(ISERROR(MATCH([.AK48]+1;[$Lune.$A$1:.$A$1000];0)))));ISOWEEKNUM([.AK48]);&quot;&quot;)))">
            <text:p/>
          </table:table-cell>
          <table:table-cell table:style-name="ce51" office:value-type="string" office:string-value="L" calcext:value-type="string">
            <text:p>L</text:p>
          </table:table-cell>
          <table:table-cell table:style-name="ce57" table:formula="of:=[.AS47]+1" office:value-type="date" office:date-value="2026-06-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8]=&quot;&quot;;&quot;&quot;;IFERROR(VLOOKUP([.AS48];[$Lune.$A$1:.$B$1000];2;0);IF((WEEKDAY([.AS48])=5)OR((WEEKDAY([.AS48])=4)AND(NOT(ISERROR(MATCH([.AS48]+1;[$Lune.$A$1:.$A$1000];0)))));ISOWEEKNUM([.AS48]);&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47]+1" office:value-type="date" office:date-value="2026-07-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8]=&quot;&quot;;&quot;&quot;;IFERROR(VLOOKUP([.BC48];[$Lune.$A$1:.$B$1000];2;0);IF((WEEKDAY([.BC48])=5)OR((WEEKDAY([.BC48])=4)AND(NOT(ISERROR(MATCH([.BC48]+1;[$Lune.$A$1:.$A$1000];0)))));ISOWEEKNUM([.BC48]);&quot;&quot;)))">
            <text:p/>
          </table:table-cell>
          <table:table-cell table:style-name="ce51" office:value-type="string" office:string-value="S" calcext:value-type="string">
            <text:p>S</text:p>
          </table:table-cell>
          <table:table-cell table:style-name="ce57" table:formula="of:=[.BK47]+1" office:value-type="date" office:date-value="2026-08-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8]=&quot;&quot;;&quot;&quot;;IFERROR(VLOOKUP([.BK48];[$Lune.$A$1:.$B$1000];2;0);IF((WEEKDAY([.BK48])=5)OR((WEEKDAY([.BK48])=4)AND(NOT(ISERROR(MATCH([.BK48]+1;[$Lune.$A$1:.$A$1000];0)))));ISOWEEKNUM([.BK48]);&quot;&quot;)))">
            <text:p/>
          </table:table-cell>
          <table:table-cell table:style-name="ce51" office:value-type="string" office:string-value="M" calcext:value-type="string">
            <text:p>M</text:p>
          </table:table-cell>
          <table:table-cell table:style-name="ce57" table:formula="of:=[.BS47]+1" office:value-type="date" office:date-value="2026-09-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8]=&quot;&quot;;&quot;&quot;;IFERROR(VLOOKUP([.BS48];[$Lune.$A$1:.$B$1000];2;0);IF((WEEKDAY([.BS48])=5)OR((WEEKDAY([.BS48])=4)AND(NOT(ISERROR(MATCH([.BS48]+1;[$Lune.$A$1:.$A$1000];0)))));ISOWEEKNUM([.BS48]);&quot;&quot;)))">
            <text:p/>
          </table:table-cell>
          <table:table-cell table:style-name="ce51" office:value-type="string" office:string-value="J" calcext:value-type="string">
            <text:p>J</text:p>
          </table:table-cell>
          <table:table-cell table:style-name="ce57" table:formula="of:=[.CA47]+1" office:value-type="date" office:date-value="2026-10-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8]=&quot;&quot;;&quot;&quot;;IFERROR(VLOOKUP([.CA48];[$Lune.$A$1:.$B$1000];2;0);IF((WEEKDAY([.CA48])=5)OR((WEEKDAY([.CA48])=4)AND(NOT(ISERROR(MATCH([.CA48]+1;[$Lune.$A$1:.$A$1000];0)))));ISOWEEKNUM([.CA48]);&quot;&quot;)))" office:value-type="float" office:value="41" calcext:value-type="float">
            <text:p>41</text:p>
          </table:table-cell>
          <table:table-cell table:style-name="ce51" office:value-type="string" office:string-value="D" calcext:value-type="string">
            <text:p>D</text:p>
          </table:table-cell>
          <table:table-cell table:style-name="ce57" table:formula="of:=[.CI47]+1" office:value-type="date" office:date-value="2026-11-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8]=&quot;&quot;;&quot;&quot;;IFERROR(VLOOKUP([.CI48];[$Lune.$A$1:.$B$1000];2;0);IF((WEEKDAY([.CI48])=5)OR((WEEKDAY([.CI48])=4)AND(NOT(ISERROR(MATCH([.CI48]+1;[$Lune.$A$1:.$A$1000];0)))));ISOWEEKNUM([.CI48]);&quot;&quot;)))">
            <text:p/>
          </table:table-cell>
          <table:table-cell table:style-name="ce51" office:value-type="string" office:string-value="M" calcext:value-type="string">
            <text:p>M</text:p>
          </table:table-cell>
          <table:table-cell table:style-name="ce57" table:formula="of:=[.CQ47]+1" office:value-type="date" office:date-value="2026-12-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8]=&quot;&quot;;&quot;&quot;;IFERROR(VLOOKUP([.CQ48];[$Lune.$A$1:.$B$1000];2;0);IF((WEEKDAY([.CQ48])=5)OR((WEEKDAY([.CQ48])=4)AND(NOT(ISERROR(MATCH([.CQ48]+1;[$Lune.$A$1:.$A$1000];0)))));ISOWEEKNUM([.CQ48]);&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V" calcext:value-type="string">
            <text:p>V</text:p>
          </table:table-cell>
          <table:table-cell table:style-name="ce57" table:formula="of:=[.E48]+1" office:value-type="date" office:date-value="2026-01-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9]=&quot;&quot;;&quot;&quot;;IFERROR(VLOOKUP([.E49];[$Lune.$A$1:.$B$1000];2;0);IF((WEEKDAY([.E49])=5)OR((WEEKDAY([.E49])=4)AND(NOT(ISERROR(MATCH([.E49]+1;[$Lune.$A$1:.$A$1000];0)))));ISOWEEKNUM([.E49]);&quot;&quot;)))">
            <text:p/>
          </table:table-cell>
          <table:table-cell table:style-name="ce51" office:value-type="string" office:string-value="L" calcext:value-type="string">
            <text:p>L</text:p>
          </table:table-cell>
          <table:table-cell table:style-name="ce57" table:formula="of:=[.M48]+1" office:value-type="date" office:date-value="2026-02-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9]=&quot;&quot;;&quot;&quot;;IFERROR(VLOOKUP([.M49];[$Lune.$A$1:.$B$1000];2;0);IF((WEEKDAY([.M49])=5)OR((WEEKDAY([.M49])=4)AND(NOT(ISERROR(MATCH([.M49]+1;[$Lune.$A$1:.$A$1000];0)))));ISOWEEKNUM([.M49]);&quot;&quot;)))" office:value-type="string" office:string-value="◑" calcext:value-type="string">
            <text:p>◑</text:p>
          </table:table-cell>
          <table:table-cell table:style-name="ce51" office:value-type="string" office:string-value="L" calcext:value-type="string">
            <text:p>L</text:p>
          </table:table-cell>
          <table:table-cell table:style-name="ce57" table:formula="of:=[.U48]+1" office:value-type="date" office:date-value="2026-03-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9]=&quot;&quot;;&quot;&quot;;IFERROR(VLOOKUP([.U49];[$Lune.$A$1:.$B$1000];2;0);IF((WEEKDAY([.U49])=5)OR((WEEKDAY([.U49])=4)AND(NOT(ISERROR(MATCH([.U49]+1;[$Lune.$A$1:.$A$1000];0)))));ISOWEEKNUM([.U49]);&quot;&quot;)))">
            <text:p/>
          </table:table-cell>
          <table:table-cell table:style-name="ce51" office:value-type="string" office:string-value="J" calcext:value-type="string">
            <text:p>J</text:p>
          </table:table-cell>
          <table:table-cell table:style-name="ce57" table:formula="of:=[.AC48]+1" office:value-type="date" office:date-value="2026-04-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9]=&quot;&quot;;&quot;&quot;;IFERROR(VLOOKUP([.AC49];[$Lune.$A$1:.$B$1000];2;0);IF((WEEKDAY([.AC49])=5)OR((WEEKDAY([.AC49])=4)AND(NOT(ISERROR(MATCH([.AC49]+1;[$Lune.$A$1:.$A$1000];0)))));ISOWEEKNUM([.AC49]);&quot;&quot;)))" office:value-type="float" office:value="15" calcext:value-type="float">
            <text:p>15</text:p>
          </table:table-cell>
          <table:table-cell table:style-name="ce51" office:value-type="string" office:string-value="S" calcext:value-type="string">
            <text:p>S</text:p>
          </table:table-cell>
          <table:table-cell table:style-name="ce57" table:formula="of:=[.AK48]+1" office:value-type="date" office:date-value="2026-05-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9]=&quot;&quot;;&quot;&quot;;IFERROR(VLOOKUP([.AK49];[$Lune.$A$1:.$B$1000];2;0);IF((WEEKDAY([.AK49])=5)OR((WEEKDAY([.AK49])=4)AND(NOT(ISERROR(MATCH([.AK49]+1;[$Lune.$A$1:.$A$1000];0)))));ISOWEEKNUM([.AK49]);&quot;&quot;)))" office:value-type="string" office:string-value="◑" calcext:value-type="string">
            <text:p>◑</text:p>
          </table:table-cell>
          <table:table-cell table:style-name="ce51" office:value-type="string" office:string-value="M" calcext:value-type="string">
            <text:p>M</text:p>
          </table:table-cell>
          <table:table-cell table:style-name="ce57" table:formula="of:=[.AS48]+1" office:value-type="date" office:date-value="2026-06-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9]=&quot;&quot;;&quot;&quot;;IFERROR(VLOOKUP([.AS49];[$Lune.$A$1:.$B$1000];2;0);IF((WEEKDAY([.AS49])=5)OR((WEEKDAY([.AS49])=4)AND(NOT(ISERROR(MATCH([.AS49]+1;[$Lune.$A$1:.$A$1000];0)))));ISOWEEKNUM([.AS49]);&quot;&quot;)))">
            <text:p/>
          </table:table-cell>
          <table:table-cell table:style-name="ce146" table:number-columns-repeated="2"/>
          <table:table-cell table:style-name="ce51" office:value-type="string" office:string-value="J" calcext:value-type="string">
            <text:p>J</text:p>
          </table:table-cell>
          <table:table-cell table:style-name="ce57" table:formula="of:=[.BC48]+1" office:value-type="date" office:date-value="2026-07-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9]=&quot;&quot;;&quot;&quot;;IFERROR(VLOOKUP([.BC49];[$Lune.$A$1:.$B$1000];2;0);IF((WEEKDAY([.BC49])=5)OR((WEEKDAY([.BC49])=4)AND(NOT(ISERROR(MATCH([.BC49]+1;[$Lune.$A$1:.$A$1000];0)))));ISOWEEKNUM([.BC49]);&quot;&quot;)))" office:value-type="float" office:value="28" calcext:value-type="float">
            <text:p>28</text:p>
          </table:table-cell>
          <table:table-cell table:style-name="ce51" office:value-type="string" office:string-value="D" calcext:value-type="string">
            <text:p>D</text:p>
          </table:table-cell>
          <table:table-cell table:style-name="ce57" table:formula="of:=[.BK48]+1" office:value-type="date" office:date-value="2026-08-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9]=&quot;&quot;;&quot;&quot;;IFERROR(VLOOKUP([.BK49];[$Lune.$A$1:.$B$1000];2;0);IF((WEEKDAY([.BK49])=5)OR((WEEKDAY([.BK49])=4)AND(NOT(ISERROR(MATCH([.BK49]+1;[$Lune.$A$1:.$A$1000];0)))));ISOWEEKNUM([.BK49]);&quot;&quot;)))">
            <text:p/>
          </table:table-cell>
          <table:table-cell table:style-name="ce51" office:value-type="string" office:string-value="M" calcext:value-type="string">
            <text:p>M</text:p>
          </table:table-cell>
          <table:table-cell table:style-name="ce57" table:formula="of:=[.BS48]+1" office:value-type="date" office:date-value="2026-09-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9]=&quot;&quot;;&quot;&quot;;IFERROR(VLOOKUP([.BS49];[$Lune.$A$1:.$B$1000];2;0);IF((WEEKDAY([.BS49])=5)OR((WEEKDAY([.BS49])=4)AND(NOT(ISERROR(MATCH([.BS49]+1;[$Lune.$A$1:.$A$1000];0)))));ISOWEEKNUM([.BS49]);&quot;&quot;)))">
            <text:p/>
          </table:table-cell>
          <table:table-cell table:style-name="ce51" office:value-type="string" office:string-value="V" calcext:value-type="string">
            <text:p>V</text:p>
          </table:table-cell>
          <table:table-cell table:style-name="ce57" table:formula="of:=[.CA48]+1" office:value-type="date" office:date-value="2026-10-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9]=&quot;&quot;;&quot;&quot;;IFERROR(VLOOKUP([.CA49];[$Lune.$A$1:.$B$1000];2;0);IF((WEEKDAY([.CA49])=5)OR((WEEKDAY([.CA49])=4)AND(NOT(ISERROR(MATCH([.CA49]+1;[$Lune.$A$1:.$A$1000];0)))));ISOWEEKNUM([.CA49]);&quot;&quot;)))">
            <text:p/>
          </table:table-cell>
          <table:table-cell table:style-name="ce51" office:value-type="string" office:string-value="L" calcext:value-type="string">
            <text:p>L</text:p>
          </table:table-cell>
          <table:table-cell table:style-name="ce57" table:formula="of:=[.CI48]+1" office:value-type="date" office:date-value="2026-11-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9]=&quot;&quot;;&quot;&quot;;IFERROR(VLOOKUP([.CI49];[$Lune.$A$1:.$B$1000];2;0);IF((WEEKDAY([.CI49])=5)OR((WEEKDAY([.CI49])=4)AND(NOT(ISERROR(MATCH([.CI49]+1;[$Lune.$A$1:.$A$1000];0)))));ISOWEEKNUM([.CI49]);&quot;&quot;)))" office:value-type="string" office:string-value="●" calcext:value-type="string">
            <text:p>●</text:p>
          </table:table-cell>
          <table:table-cell table:style-name="ce51" office:value-type="string" office:string-value="M" calcext:value-type="string">
            <text:p>M</text:p>
          </table:table-cell>
          <table:table-cell table:style-name="ce57" table:formula="of:=[.CQ48]+1" office:value-type="date" office:date-value="2026-12-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9]=&quot;&quot;;&quot;&quot;;IFERROR(VLOOKUP([.CQ49];[$Lune.$A$1:.$B$1000];2;0);IF((WEEKDAY([.CQ49])=5)OR((WEEKDAY([.CQ49])=4)AND(NOT(ISERROR(MATCH([.CQ49]+1;[$Lune.$A$1:.$A$1000];0)))));ISOWEEKNUM([.CQ49]);&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S" calcext:value-type="string">
            <text:p>S</text:p>
          </table:table-cell>
          <table:table-cell table:style-name="ce57" table:formula="of:=[.E49]+1" office:value-type="date" office:date-value="2026-01-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0]=&quot;&quot;;&quot;&quot;;IFERROR(VLOOKUP([.E50];[$Lune.$A$1:.$B$1000];2;0);IF((WEEKDAY([.E50])=5)OR((WEEKDAY([.E50])=4)AND(NOT(ISERROR(MATCH([.E50]+1;[$Lune.$A$1:.$A$1000];0)))));ISOWEEKNUM([.E50]);&quot;&quot;)))" office:value-type="string" office:string-value="◑" calcext:value-type="string">
            <text:p>◑</text:p>
          </table:table-cell>
          <table:table-cell table:style-name="ce51" office:value-type="string" office:string-value="M" calcext:value-type="string">
            <text:p>M</text:p>
          </table:table-cell>
          <table:table-cell table:style-name="ce57" table:formula="of:=[.M49]+1" office:value-type="date" office:date-value="2026-02-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0]=&quot;&quot;;&quot;&quot;;IFERROR(VLOOKUP([.M50];[$Lune.$A$1:.$B$1000];2;0);IF((WEEKDAY([.M50])=5)OR((WEEKDAY([.M50])=4)AND(NOT(ISERROR(MATCH([.M50]+1;[$Lune.$A$1:.$A$1000];0)))));ISOWEEKNUM([.M50]);&quot;&quot;)))">
            <text:p/>
          </table:table-cell>
          <table:table-cell table:style-name="ce51" office:value-type="string" office:string-value="M" calcext:value-type="string">
            <text:p>M</text:p>
          </table:table-cell>
          <table:table-cell table:style-name="ce57" table:formula="of:=[.U49]+1" office:value-type="date" office:date-value="2026-03-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0]=&quot;&quot;;&quot;&quot;;IFERROR(VLOOKUP([.U50];[$Lune.$A$1:.$B$1000];2;0);IF((WEEKDAY([.U50])=5)OR((WEEKDAY([.U50])=4)AND(NOT(ISERROR(MATCH([.U50]+1;[$Lune.$A$1:.$A$1000];0)))));ISOWEEKNUM([.U50]);&quot;&quot;)))">
            <text:p/>
          </table:table-cell>
          <table:table-cell table:style-name="ce51" office:value-type="string" office:string-value="V" calcext:value-type="string">
            <text:p>V</text:p>
          </table:table-cell>
          <table:table-cell table:style-name="ce57" table:formula="of:=[.AC49]+1" office:value-type="date" office:date-value="2026-04-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0]=&quot;&quot;;&quot;&quot;;IFERROR(VLOOKUP([.AC50];[$Lune.$A$1:.$B$1000];2;0);IF((WEEKDAY([.AC50])=5)OR((WEEKDAY([.AC50])=4)AND(NOT(ISERROR(MATCH([.AC50]+1;[$Lune.$A$1:.$A$1000];0)))));ISOWEEKNUM([.AC50]);&quot;&quot;)))" office:value-type="string" office:string-value="◑" calcext:value-type="string">
            <text:p>◑</text:p>
          </table:table-cell>
          <table:table-cell table:style-name="ce51" office:value-type="string" office:string-value="D" calcext:value-type="string">
            <text:p>D</text:p>
          </table:table-cell>
          <table:table-cell table:style-name="ce57" table:formula="of:=[.AK49]+1" office:value-type="date" office:date-value="2026-05-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0]=&quot;&quot;;&quot;&quot;;IFERROR(VLOOKUP([.AK50];[$Lune.$A$1:.$B$1000];2;0);IF((WEEKDAY([.AK50])=5)OR((WEEKDAY([.AK50])=4)AND(NOT(ISERROR(MATCH([.AK50]+1;[$Lune.$A$1:.$A$1000];0)))));ISOWEEKNUM([.AK50]);&quot;&quot;)))">
            <text:p/>
          </table:table-cell>
          <table:table-cell table:style-name="ce51" office:value-type="string" office:string-value="M" calcext:value-type="string">
            <text:p>M</text:p>
          </table:table-cell>
          <table:table-cell table:style-name="ce57" table:formula="of:=[.AS49]+1" office:value-type="date" office:date-value="2026-06-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0]=&quot;&quot;;&quot;&quot;;IFERROR(VLOOKUP([.AS50];[$Lune.$A$1:.$B$1000];2;0);IF((WEEKDAY([.AS50])=5)OR((WEEKDAY([.AS50])=4)AND(NOT(ISERROR(MATCH([.AS50]+1;[$Lune.$A$1:.$A$1000];0)))));ISOWEEKNUM([.AS50]);&quot;&quot;)))">
            <text:p/>
          </table:table-cell>
          <table:table-cell table:style-name="ce146" table:number-columns-repeated="2"/>
          <table:table-cell table:style-name="ce51" office:value-type="string" office:string-value="V" calcext:value-type="string">
            <text:p>V</text:p>
          </table:table-cell>
          <table:table-cell table:style-name="ce57" table:formula="of:=[.BC49]+1" office:value-type="date" office:date-value="2026-07-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0]=&quot;&quot;;&quot;&quot;;IFERROR(VLOOKUP([.BC50];[$Lune.$A$1:.$B$1000];2;0);IF((WEEKDAY([.BC50])=5)OR((WEEKDAY([.BC50])=4)AND(NOT(ISERROR(MATCH([.BC50]+1;[$Lune.$A$1:.$A$1000];0)))));ISOWEEKNUM([.BC50]);&quot;&quot;)))">
            <text:p/>
          </table:table-cell>
          <table:table-cell table:style-name="ce51" office:value-type="string" office:string-value="L" calcext:value-type="string">
            <text:p>L</text:p>
          </table:table-cell>
          <table:table-cell table:style-name="ce57" table:formula="of:=[.BK49]+1" office:value-type="date" office:date-value="2026-08-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0]=&quot;&quot;;&quot;&quot;;IFERROR(VLOOKUP([.BK50];[$Lune.$A$1:.$B$1000];2;0);IF((WEEKDAY([.BK50])=5)OR((WEEKDAY([.BK50])=4)AND(NOT(ISERROR(MATCH([.BK50]+1;[$Lune.$A$1:.$A$1000];0)))));ISOWEEKNUM([.BK50]);&quot;&quot;)))">
            <text:p/>
          </table:table-cell>
          <table:table-cell table:style-name="ce51" office:value-type="string" office:string-value="J" calcext:value-type="string">
            <text:p>J</text:p>
          </table:table-cell>
          <table:table-cell table:style-name="ce57" table:formula="of:=[.BS49]+1" office:value-type="date" office:date-value="2026-09-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0]=&quot;&quot;;&quot;&quot;;IFERROR(VLOOKUP([.BS50];[$Lune.$A$1:.$B$1000];2;0);IF((WEEKDAY([.BS50])=5)OR((WEEKDAY([.BS50])=4)AND(NOT(ISERROR(MATCH([.BS50]+1;[$Lune.$A$1:.$A$1000];0)))));ISOWEEKNUM([.BS50]);&quot;&quot;)))" office:value-type="float" office:value="37" calcext:value-type="float">
            <text:p>37</text:p>
          </table:table-cell>
          <table:table-cell table:style-name="ce51" office:value-type="string" office:string-value="S" calcext:value-type="string">
            <text:p>S</text:p>
          </table:table-cell>
          <table:table-cell table:style-name="ce57" table:formula="of:=[.CA49]+1" office:value-type="date" office:date-value="2026-10-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0]=&quot;&quot;;&quot;&quot;;IFERROR(VLOOKUP([.CA50];[$Lune.$A$1:.$B$1000];2;0);IF((WEEKDAY([.CA50])=5)OR((WEEKDAY([.CA50])=4)AND(NOT(ISERROR(MATCH([.CA50]+1;[$Lune.$A$1:.$A$1000];0)))));ISOWEEKNUM([.CA50]);&quot;&quot;)))" office:value-type="string" office:string-value="●" calcext:value-type="string">
            <text:p>●</text:p>
          </table:table-cell>
          <table:table-cell table:style-name="ce51" office:value-type="string" office:string-value="M" calcext:value-type="string">
            <text:p>M</text:p>
          </table:table-cell>
          <table:table-cell table:style-name="ce57" table:formula="of:=[.CI49]+1" office:value-type="date" office:date-value="2026-11-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0]=&quot;&quot;;&quot;&quot;;IFERROR(VLOOKUP([.CI50];[$Lune.$A$1:.$B$1000];2;0);IF((WEEKDAY([.CI50])=5)OR((WEEKDAY([.CI50])=4)AND(NOT(ISERROR(MATCH([.CI50]+1;[$Lune.$A$1:.$A$1000];0)))));ISOWEEKNUM([.CI50]);&quot;&quot;)))">
            <text:p/>
          </table:table-cell>
          <table:table-cell table:style-name="ce51" office:value-type="string" office:string-value="J" calcext:value-type="string">
            <text:p>J</text:p>
          </table:table-cell>
          <table:table-cell table:style-name="ce57" table:formula="of:=[.CQ49]+1" office:value-type="date" office:date-value="2026-12-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0]=&quot;&quot;;&quot;&quot;;IFERROR(VLOOKUP([.CQ50];[$Lune.$A$1:.$B$1000];2;0);IF((WEEKDAY([.CQ50])=5)OR((WEEKDAY([.CQ50])=4)AND(NOT(ISERROR(MATCH([.CQ50]+1;[$Lune.$A$1:.$A$1000];0)))));ISOWEEKNUM([.CQ50]);&quot;&quot;)))" office:value-type="float" office:value="50" calcext:value-type="float">
            <text:p>50</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D" calcext:value-type="string">
            <text:p>D</text:p>
          </table:table-cell>
          <table:table-cell table:style-name="ce57" table:formula="of:=[.E50]+1" office:value-type="date" office:date-value="2026-01-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1]=&quot;&quot;;&quot;&quot;;IFERROR(VLOOKUP([.E51];[$Lune.$A$1:.$B$1000];2;0);IF((WEEKDAY([.E51])=5)OR((WEEKDAY([.E51])=4)AND(NOT(ISERROR(MATCH([.E51]+1;[$Lune.$A$1:.$A$1000];0)))));ISOWEEKNUM([.E51]);&quot;&quot;)))">
            <text:p/>
          </table:table-cell>
          <table:table-cell table:style-name="ce51" office:value-type="string" office:string-value="M" calcext:value-type="string">
            <text:p>M</text:p>
          </table:table-cell>
          <table:table-cell table:style-name="ce57" table:formula="of:=[.M50]+1" office:value-type="date" office:date-value="2026-02-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1]=&quot;&quot;;&quot;&quot;;IFERROR(VLOOKUP([.M51];[$Lune.$A$1:.$B$1000];2;0);IF((WEEKDAY([.M51])=5)OR((WEEKDAY([.M51])=4)AND(NOT(ISERROR(MATCH([.M51]+1;[$Lune.$A$1:.$A$1000];0)))));ISOWEEKNUM([.M51]);&quot;&quot;)))">
            <text:p/>
          </table:table-cell>
          <table:table-cell table:style-name="ce51" office:value-type="string" office:string-value="M" calcext:value-type="string">
            <text:p>M</text:p>
          </table:table-cell>
          <table:table-cell table:style-name="ce57" table:formula="of:=[.U50]+1" office:value-type="date" office:date-value="2026-03-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1]=&quot;&quot;;&quot;&quot;;IFERROR(VLOOKUP([.U51];[$Lune.$A$1:.$B$1000];2;0);IF((WEEKDAY([.U51])=5)OR((WEEKDAY([.U51])=4)AND(NOT(ISERROR(MATCH([.U51]+1;[$Lune.$A$1:.$A$1000];0)))));ISOWEEKNUM([.U51]);&quot;&quot;)))" office:value-type="string" office:string-value="◑" calcext:value-type="string">
            <text:p>◑</text:p>
          </table:table-cell>
          <table:table-cell table:style-name="ce51" office:value-type="string" office:string-value="S" calcext:value-type="string">
            <text:p>S</text:p>
          </table:table-cell>
          <table:table-cell table:style-name="ce57" table:formula="of:=[.AC50]+1" office:value-type="date" office:date-value="2026-04-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1]=&quot;&quot;;&quot;&quot;;IFERROR(VLOOKUP([.AC51];[$Lune.$A$1:.$B$1000];2;0);IF((WEEKDAY([.AC51])=5)OR((WEEKDAY([.AC51])=4)AND(NOT(ISERROR(MATCH([.AC51]+1;[$Lune.$A$1:.$A$1000];0)))));ISOWEEKNUM([.AC51]);&quot;&quot;)))">
            <text:p/>
          </table:table-cell>
          <table:table-cell table:style-name="ce51" office:value-type="string" office:string-value="L" calcext:value-type="string">
            <text:p>L</text:p>
          </table:table-cell>
          <table:table-cell table:style-name="ce57" table:formula="of:=[.AK50]+1" office:value-type="date" office:date-value="2026-05-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1]=&quot;&quot;;&quot;&quot;;IFERROR(VLOOKUP([.AK51];[$Lune.$A$1:.$B$1000];2;0);IF((WEEKDAY([.AK51])=5)OR((WEEKDAY([.AK51])=4)AND(NOT(ISERROR(MATCH([.AK51]+1;[$Lune.$A$1:.$A$1000];0)))));ISOWEEKNUM([.AK51]);&quot;&quot;)))">
            <text:p/>
          </table:table-cell>
          <table:table-cell table:style-name="ce51" office:value-type="string" office:string-value="J" calcext:value-type="string">
            <text:p>J</text:p>
          </table:table-cell>
          <table:table-cell table:style-name="ce57" table:formula="of:=[.AS50]+1" office:value-type="date" office:date-value="2026-06-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1]=&quot;&quot;;&quot;&quot;;IFERROR(VLOOKUP([.AS51];[$Lune.$A$1:.$B$1000];2;0);IF((WEEKDAY([.AS51])=5)OR((WEEKDAY([.AS51])=4)AND(NOT(ISERROR(MATCH([.AS51]+1;[$Lune.$A$1:.$A$1000];0)))));ISOWEEKNUM([.AS51]);&quot;&quot;)))" office:value-type="float" office:value="24" calcext:value-type="float">
            <text:p>24</text:p>
          </table:table-cell>
          <table:table-cell table:style-name="ce146" table:number-columns-repeated="2"/>
          <table:table-cell table:style-name="ce51" office:value-type="string" office:string-value="S" calcext:value-type="string">
            <text:p>S</text:p>
          </table:table-cell>
          <table:table-cell table:style-name="ce57" table:formula="of:=[.BC50]+1" office:value-type="date" office:date-value="2026-07-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1]=&quot;&quot;;&quot;&quot;;IFERROR(VLOOKUP([.BC51];[$Lune.$A$1:.$B$1000];2;0);IF((WEEKDAY([.BC51])=5)OR((WEEKDAY([.BC51])=4)AND(NOT(ISERROR(MATCH([.BC51]+1;[$Lune.$A$1:.$A$1000];0)))));ISOWEEKNUM([.BC51]);&quot;&quot;)))">
            <text:p/>
          </table:table-cell>
          <table:table-cell table:style-name="ce51" office:value-type="string" office:string-value="M" calcext:value-type="string">
            <text:p>M</text:p>
          </table:table-cell>
          <table:table-cell table:style-name="ce57" table:formula="of:=[.BK50]+1" office:value-type="date" office:date-value="2026-08-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1]=&quot;&quot;;&quot;&quot;;IFERROR(VLOOKUP([.BK51];[$Lune.$A$1:.$B$1000];2;0);IF((WEEKDAY([.BK51])=5)OR((WEEKDAY([.BK51])=4)AND(NOT(ISERROR(MATCH([.BK51]+1;[$Lune.$A$1:.$A$1000];0)))));ISOWEEKNUM([.BK51]);&quot;&quot;)))">
            <text:p/>
          </table:table-cell>
          <table:table-cell table:style-name="ce51" office:value-type="string" office:string-value="V" calcext:value-type="string">
            <text:p>V</text:p>
          </table:table-cell>
          <table:table-cell table:style-name="ce57" table:formula="of:=[.BS50]+1" office:value-type="date" office:date-value="2026-09-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1]=&quot;&quot;;&quot;&quot;;IFERROR(VLOOKUP([.BS51];[$Lune.$A$1:.$B$1000];2;0);IF((WEEKDAY([.BS51])=5)OR((WEEKDAY([.BS51])=4)AND(NOT(ISERROR(MATCH([.BS51]+1;[$Lune.$A$1:.$A$1000];0)))));ISOWEEKNUM([.BS51]);&quot;&quot;)))" office:value-type="string" office:string-value="●" calcext:value-type="string">
            <text:p>●</text:p>
          </table:table-cell>
          <table:table-cell table:style-name="ce51" office:value-type="string" office:string-value="D" calcext:value-type="string">
            <text:p>D</text:p>
          </table:table-cell>
          <table:table-cell table:style-name="ce57" table:formula="of:=[.CA50]+1" office:value-type="date" office:date-value="2026-10-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1]=&quot;&quot;;&quot;&quot;;IFERROR(VLOOKUP([.CA51];[$Lune.$A$1:.$B$1000];2;0);IF((WEEKDAY([.CA51])=5)OR((WEEKDAY([.CA51])=4)AND(NOT(ISERROR(MATCH([.CA51]+1;[$Lune.$A$1:.$A$1000];0)))));ISOWEEKNUM([.CA51]);&quot;&quot;)))">
            <text:p/>
          </table:table-cell>
          <table:table-cell table:style-name="ce51" office:value-type="string" office:string-value="M" calcext:value-type="string">
            <text:p>M</text:p>
          </table:table-cell>
          <table:table-cell table:style-name="ce57" table:formula="of:=[.CI50]+1" office:value-type="date" office:date-value="2026-11-11" calcext:value-type="date">
            <text:p>11</text:p>
          </table:table-cell>
          <table:table-cell table:style-name="ce62" office:value-type="string" office:string-value="Armistice 1918" calcext:value-type="string">
            <text:p>Armistice 1918</text:p>
          </table:table-cell>
          <table:table-cell table:style-name="ce68"/>
          <table:table-cell table:style-name="ce72"/>
          <table:table-cell table:style-name="ce77"/>
          <table:table-cell table:style-name="ce81"/>
          <table:table-cell table:style-name="ce86" table:formula="of:=IF([.CI51]=&quot;&quot;;&quot;&quot;;IFERROR(VLOOKUP([.CI51];[$Lune.$A$1:.$B$1000];2;0);IF((WEEKDAY([.CI51])=5)OR((WEEKDAY([.CI51])=4)AND(NOT(ISERROR(MATCH([.CI51]+1;[$Lune.$A$1:.$A$1000];0)))));ISOWEEKNUM([.CI51]);&quot;&quot;)))">
            <text:p/>
          </table:table-cell>
          <table:table-cell table:style-name="ce51" office:value-type="string" office:string-value="V" calcext:value-type="string">
            <text:p>V</text:p>
          </table:table-cell>
          <table:table-cell table:style-name="ce57" table:formula="of:=[.CQ50]+1" office:value-type="date" office:date-value="2026-12-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1]=&quot;&quot;;&quot;&quot;;IFERROR(VLOOKUP([.CQ51];[$Lune.$A$1:.$B$1000];2;0);IF((WEEKDAY([.CQ51])=5)OR((WEEKDAY([.CQ51])=4)AND(NOT(ISERROR(MATCH([.CQ51]+1;[$Lune.$A$1:.$A$1000];0)))));ISOWEEKNUM([.CQ51]);&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L" calcext:value-type="string">
            <text:p>L</text:p>
          </table:table-cell>
          <table:table-cell table:style-name="ce57" table:formula="of:=[.E51]+1" office:value-type="date" office:date-value="2026-01-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2]=&quot;&quot;;&quot;&quot;;IFERROR(VLOOKUP([.E52];[$Lune.$A$1:.$B$1000];2;0);IF((WEEKDAY([.E52])=5)OR((WEEKDAY([.E52])=4)AND(NOT(ISERROR(MATCH([.E52]+1;[$Lune.$A$1:.$A$1000];0)))));ISOWEEKNUM([.E52]);&quot;&quot;)))">
            <text:p/>
          </table:table-cell>
          <table:table-cell table:style-name="ce51" office:value-type="string" office:string-value="J" calcext:value-type="string">
            <text:p>J</text:p>
          </table:table-cell>
          <table:table-cell table:style-name="ce57" table:formula="of:=[.M51]+1" office:value-type="date" office:date-value="2026-02-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2]=&quot;&quot;;&quot;&quot;;IFERROR(VLOOKUP([.M52];[$Lune.$A$1:.$B$1000];2;0);IF((WEEKDAY([.M52])=5)OR((WEEKDAY([.M52])=4)AND(NOT(ISERROR(MATCH([.M52]+1;[$Lune.$A$1:.$A$1000];0)))));ISOWEEKNUM([.M52]);&quot;&quot;)))" office:value-type="float" office:value="7" calcext:value-type="float">
            <text:p>7</text:p>
          </table:table-cell>
          <table:table-cell table:style-name="ce51" office:value-type="string" office:string-value="J" calcext:value-type="string">
            <text:p>J</text:p>
          </table:table-cell>
          <table:table-cell table:style-name="ce57" table:formula="of:=[.U51]+1" office:value-type="date" office:date-value="2026-03-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2]=&quot;&quot;;&quot;&quot;;IFERROR(VLOOKUP([.U52];[$Lune.$A$1:.$B$1000];2;0);IF((WEEKDAY([.U52])=5)OR((WEEKDAY([.U52])=4)AND(NOT(ISERROR(MATCH([.U52]+1;[$Lune.$A$1:.$A$1000];0)))));ISOWEEKNUM([.U52]);&quot;&quot;)))" office:value-type="float" office:value="11" calcext:value-type="float">
            <text:p>11</text:p>
          </table:table-cell>
          <table:table-cell table:style-name="ce51" office:value-type="string" office:string-value="D" calcext:value-type="string">
            <text:p>D</text:p>
          </table:table-cell>
          <table:table-cell table:style-name="ce57" table:formula="of:=[.AC51]+1" office:value-type="date" office:date-value="2026-04-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2]=&quot;&quot;;&quot;&quot;;IFERROR(VLOOKUP([.AC52];[$Lune.$A$1:.$B$1000];2;0);IF((WEEKDAY([.AC52])=5)OR((WEEKDAY([.AC52])=4)AND(NOT(ISERROR(MATCH([.AC52]+1;[$Lune.$A$1:.$A$1000];0)))));ISOWEEKNUM([.AC52]);&quot;&quot;)))">
            <text:p/>
          </table:table-cell>
          <table:table-cell table:style-name="ce51" office:value-type="string" office:string-value="M" calcext:value-type="string">
            <text:p>M</text:p>
          </table:table-cell>
          <table:table-cell table:style-name="ce57" table:formula="of:=[.AK51]+1" office:value-type="date" office:date-value="2026-05-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2]=&quot;&quot;;&quot;&quot;;IFERROR(VLOOKUP([.AK52];[$Lune.$A$1:.$B$1000];2;0);IF((WEEKDAY([.AK52])=5)OR((WEEKDAY([.AK52])=4)AND(NOT(ISERROR(MATCH([.AK52]+1;[$Lune.$A$1:.$A$1000];0)))));ISOWEEKNUM([.AK52]);&quot;&quot;)))">
            <text:p/>
          </table:table-cell>
          <table:table-cell table:style-name="ce51" office:value-type="string" office:string-value="V" calcext:value-type="string">
            <text:p>V</text:p>
          </table:table-cell>
          <table:table-cell table:style-name="ce57" table:formula="of:=[.AS51]+1" office:value-type="date" office:date-value="2026-06-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2]=&quot;&quot;;&quot;&quot;;IFERROR(VLOOKUP([.AS52];[$Lune.$A$1:.$B$1000];2;0);IF((WEEKDAY([.AS52])=5)OR((WEEKDAY([.AS52])=4)AND(NOT(ISERROR(MATCH([.AS52]+1;[$Lune.$A$1:.$A$1000];0)))));ISOWEEKNUM([.AS52]);&quot;&quot;)))">
            <text:p/>
          </table:table-cell>
          <table:table-cell table:style-name="ce146" table:number-columns-repeated="2"/>
          <table:table-cell table:style-name="ce51" office:value-type="string" office:string-value="D" calcext:value-type="string">
            <text:p>D</text:p>
          </table:table-cell>
          <table:table-cell table:style-name="ce57" table:formula="of:=[.BC51]+1" office:value-type="date" office:date-value="2026-07-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2]=&quot;&quot;;&quot;&quot;;IFERROR(VLOOKUP([.BC52];[$Lune.$A$1:.$B$1000];2;0);IF((WEEKDAY([.BC52])=5)OR((WEEKDAY([.BC52])=4)AND(NOT(ISERROR(MATCH([.BC52]+1;[$Lune.$A$1:.$A$1000];0)))));ISOWEEKNUM([.BC52]);&quot;&quot;)))">
            <text:p/>
          </table:table-cell>
          <table:table-cell table:style-name="ce51" office:value-type="string" office:string-value="M" calcext:value-type="string">
            <text:p>M</text:p>
          </table:table-cell>
          <table:table-cell table:style-name="ce57" table:formula="of:=[.BK51]+1" office:value-type="date" office:date-value="2026-08-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2]=&quot;&quot;;&quot;&quot;;IFERROR(VLOOKUP([.BK52];[$Lune.$A$1:.$B$1000];2;0);IF((WEEKDAY([.BK52])=5)OR((WEEKDAY([.BK52])=4)AND(NOT(ISERROR(MATCH([.BK52]+1;[$Lune.$A$1:.$A$1000];0)))));ISOWEEKNUM([.BK52]);&quot;&quot;)))" office:value-type="string" office:string-value="●" calcext:value-type="string">
            <text:p>●</text:p>
          </table:table-cell>
          <table:table-cell table:style-name="ce51" office:value-type="string" office:string-value="S" calcext:value-type="string">
            <text:p>S</text:p>
          </table:table-cell>
          <table:table-cell table:style-name="ce57" table:formula="of:=[.BS51]+1" office:value-type="date" office:date-value="2026-09-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2]=&quot;&quot;;&quot;&quot;;IFERROR(VLOOKUP([.BS52];[$Lune.$A$1:.$B$1000];2;0);IF((WEEKDAY([.BS52])=5)OR((WEEKDAY([.BS52])=4)AND(NOT(ISERROR(MATCH([.BS52]+1;[$Lune.$A$1:.$A$1000];0)))));ISOWEEKNUM([.BS52]);&quot;&quot;)))">
            <text:p/>
          </table:table-cell>
          <table:table-cell table:style-name="ce51" office:value-type="string" office:string-value="L" calcext:value-type="string">
            <text:p>L</text:p>
          </table:table-cell>
          <table:table-cell table:style-name="ce57" table:formula="of:=[.CA51]+1" office:value-type="date" office:date-value="2026-10-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2]=&quot;&quot;;&quot;&quot;;IFERROR(VLOOKUP([.CA52];[$Lune.$A$1:.$B$1000];2;0);IF((WEEKDAY([.CA52])=5)OR((WEEKDAY([.CA52])=4)AND(NOT(ISERROR(MATCH([.CA52]+1;[$Lune.$A$1:.$A$1000];0)))));ISOWEEKNUM([.CA52]);&quot;&quot;)))">
            <text:p/>
          </table:table-cell>
          <table:table-cell table:style-name="ce51" office:value-type="string" office:string-value="J" calcext:value-type="string">
            <text:p>J</text:p>
          </table:table-cell>
          <table:table-cell table:style-name="ce57" table:formula="of:=[.CI51]+1" office:value-type="date" office:date-value="2026-11-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2]=&quot;&quot;;&quot;&quot;;IFERROR(VLOOKUP([.CI52];[$Lune.$A$1:.$B$1000];2;0);IF((WEEKDAY([.CI52])=5)OR((WEEKDAY([.CI52])=4)AND(NOT(ISERROR(MATCH([.CI52]+1;[$Lune.$A$1:.$A$1000];0)))));ISOWEEKNUM([.CI52]);&quot;&quot;)))" office:value-type="float" office:value="46" calcext:value-type="float">
            <text:p>46</text:p>
          </table:table-cell>
          <table:table-cell table:style-name="ce51" office:value-type="string" office:string-value="S" calcext:value-type="string">
            <text:p>S</text:p>
          </table:table-cell>
          <table:table-cell table:style-name="ce57" table:formula="of:=[.CQ51]+1" office:value-type="date" office:date-value="2026-12-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2]=&quot;&quot;;&quot;&quot;;IFERROR(VLOOKUP([.CQ52];[$Lune.$A$1:.$B$1000];2;0);IF((WEEKDAY([.CQ52])=5)OR((WEEKDAY([.CQ52])=4)AND(NOT(ISERROR(MATCH([.CQ52]+1;[$Lune.$A$1:.$A$1000];0)))));ISOWEEKNUM([.CQ52]);&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52]+1" office:value-type="date" office:date-value="2026-01-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3]=&quot;&quot;;&quot;&quot;;IFERROR(VLOOKUP([.E53];[$Lune.$A$1:.$B$1000];2;0);IF((WEEKDAY([.E53])=5)OR((WEEKDAY([.E53])=4)AND(NOT(ISERROR(MATCH([.E53]+1;[$Lune.$A$1:.$A$1000];0)))));ISOWEEKNUM([.E53]);&quot;&quot;)))">
            <text:p/>
          </table:table-cell>
          <table:table-cell table:style-name="ce51" office:value-type="string" office:string-value="V" calcext:value-type="string">
            <text:p>V</text:p>
          </table:table-cell>
          <table:table-cell table:style-name="ce57" table:formula="of:=[.M52]+1" office:value-type="date" office:date-value="2026-02-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3]=&quot;&quot;;&quot;&quot;;IFERROR(VLOOKUP([.M53];[$Lune.$A$1:.$B$1000];2;0);IF((WEEKDAY([.M53])=5)OR((WEEKDAY([.M53])=4)AND(NOT(ISERROR(MATCH([.M53]+1;[$Lune.$A$1:.$A$1000];0)))));ISOWEEKNUM([.M53]);&quot;&quot;)))">
            <text:p/>
          </table:table-cell>
          <table:table-cell table:style-name="ce51" office:value-type="string" office:string-value="V" calcext:value-type="string">
            <text:p>V</text:p>
          </table:table-cell>
          <table:table-cell table:style-name="ce57" table:formula="of:=[.U52]+1" office:value-type="date" office:date-value="2026-03-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3]=&quot;&quot;;&quot;&quot;;IFERROR(VLOOKUP([.U53];[$Lune.$A$1:.$B$1000];2;0);IF((WEEKDAY([.U53])=5)OR((WEEKDAY([.U53])=4)AND(NOT(ISERROR(MATCH([.U53]+1;[$Lune.$A$1:.$A$1000];0)))));ISOWEEKNUM([.U53]);&quot;&quot;)))">
            <text:p/>
          </table:table-cell>
          <table:table-cell table:style-name="ce51" office:value-type="string" office:string-value="L" calcext:value-type="string">
            <text:p>L</text:p>
          </table:table-cell>
          <table:table-cell table:style-name="ce57" table:formula="of:=[.AC52]+1" office:value-type="date" office:date-value="2026-04-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3]=&quot;&quot;;&quot;&quot;;IFERROR(VLOOKUP([.AC53];[$Lune.$A$1:.$B$1000];2;0);IF((WEEKDAY([.AC53])=5)OR((WEEKDAY([.AC53])=4)AND(NOT(ISERROR(MATCH([.AC53]+1;[$Lune.$A$1:.$A$1000];0)))));ISOWEEKNUM([.AC53]);&quot;&quot;)))">
            <text:p/>
          </table:table-cell>
          <table:table-cell table:style-name="ce51" office:value-type="string" office:string-value="M" calcext:value-type="string">
            <text:p>M</text:p>
          </table:table-cell>
          <table:table-cell table:style-name="ce57" table:formula="of:=[.AK52]+1" office:value-type="date" office:date-value="2026-05-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3]=&quot;&quot;;&quot;&quot;;IFERROR(VLOOKUP([.AK53];[$Lune.$A$1:.$B$1000];2;0);IF((WEEKDAY([.AK53])=5)OR((WEEKDAY([.AK53])=4)AND(NOT(ISERROR(MATCH([.AK53]+1;[$Lune.$A$1:.$A$1000];0)))));ISOWEEKNUM([.AK53]);&quot;&quot;)))">
            <text:p/>
          </table:table-cell>
          <table:table-cell table:style-name="ce51" office:value-type="string" office:string-value="S" calcext:value-type="string">
            <text:p>S</text:p>
          </table:table-cell>
          <table:table-cell table:style-name="ce57" table:formula="of:=[.AS52]+1" office:value-type="date" office:date-value="2026-06-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3]=&quot;&quot;;&quot;&quot;;IFERROR(VLOOKUP([.AS53];[$Lune.$A$1:.$B$1000];2;0);IF((WEEKDAY([.AS53])=5)OR((WEEKDAY([.AS53])=4)AND(NOT(ISERROR(MATCH([.AS53]+1;[$Lune.$A$1:.$A$1000];0)))));ISOWEEKNUM([.AS53]);&quot;&quot;)))">
            <text:p/>
          </table:table-cell>
          <table:table-cell table:style-name="ce146" table:number-columns-repeated="2"/>
          <table:table-cell table:style-name="ce51" office:value-type="string" office:string-value="L" calcext:value-type="string">
            <text:p>L</text:p>
          </table:table-cell>
          <table:table-cell table:style-name="ce57" table:formula="of:=[.BC52]+1" office:value-type="date" office:date-value="2026-07-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3]=&quot;&quot;;&quot;&quot;;IFERROR(VLOOKUP([.BC53];[$Lune.$A$1:.$B$1000];2;0);IF((WEEKDAY([.BC53])=5)OR((WEEKDAY([.BC53])=4)AND(NOT(ISERROR(MATCH([.BC53]+1;[$Lune.$A$1:.$A$1000];0)))));ISOWEEKNUM([.BC53]);&quot;&quot;)))">
            <text:p/>
          </table:table-cell>
          <table:table-cell table:style-name="ce51" office:value-type="string" office:string-value="J" calcext:value-type="string">
            <text:p>J</text:p>
          </table:table-cell>
          <table:table-cell table:style-name="ce57" table:formula="of:=[.BK52]+1" office:value-type="date" office:date-value="2026-08-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3]=&quot;&quot;;&quot;&quot;;IFERROR(VLOOKUP([.BK53];[$Lune.$A$1:.$B$1000];2;0);IF((WEEKDAY([.BK53])=5)OR((WEEKDAY([.BK53])=4)AND(NOT(ISERROR(MATCH([.BK53]+1;[$Lune.$A$1:.$A$1000];0)))));ISOWEEKNUM([.BK53]);&quot;&quot;)))" office:value-type="float" office:value="33" calcext:value-type="float">
            <text:p>33</text:p>
          </table:table-cell>
          <table:table-cell table:style-name="ce51" office:value-type="string" office:string-value="D" calcext:value-type="string">
            <text:p>D</text:p>
          </table:table-cell>
          <table:table-cell table:style-name="ce57" table:formula="of:=[.BS52]+1" office:value-type="date" office:date-value="2026-09-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3]=&quot;&quot;;&quot;&quot;;IFERROR(VLOOKUP([.BS53];[$Lune.$A$1:.$B$1000];2;0);IF((WEEKDAY([.BS53])=5)OR((WEEKDAY([.BS53])=4)AND(NOT(ISERROR(MATCH([.BS53]+1;[$Lune.$A$1:.$A$1000];0)))));ISOWEEKNUM([.BS53]);&quot;&quot;)))">
            <text:p/>
          </table:table-cell>
          <table:table-cell table:style-name="ce51" office:value-type="string" office:string-value="M" calcext:value-type="string">
            <text:p>M</text:p>
          </table:table-cell>
          <table:table-cell table:style-name="ce57" table:formula="of:=[.CA52]+1" office:value-type="date" office:date-value="2026-10-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3]=&quot;&quot;;&quot;&quot;;IFERROR(VLOOKUP([.CA53];[$Lune.$A$1:.$B$1000];2;0);IF((WEEKDAY([.CA53])=5)OR((WEEKDAY([.CA53])=4)AND(NOT(ISERROR(MATCH([.CA53]+1;[$Lune.$A$1:.$A$1000];0)))));ISOWEEKNUM([.CA53]);&quot;&quot;)))">
            <text:p/>
          </table:table-cell>
          <table:table-cell table:style-name="ce51" office:value-type="string" office:string-value="V" calcext:value-type="string">
            <text:p>V</text:p>
          </table:table-cell>
          <table:table-cell table:style-name="ce57" table:formula="of:=[.CI52]+1" office:value-type="date" office:date-value="2026-11-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3]=&quot;&quot;;&quot;&quot;;IFERROR(VLOOKUP([.CI53];[$Lune.$A$1:.$B$1000];2;0);IF((WEEKDAY([.CI53])=5)OR((WEEKDAY([.CI53])=4)AND(NOT(ISERROR(MATCH([.CI53]+1;[$Lune.$A$1:.$A$1000];0)))));ISOWEEKNUM([.CI53]);&quot;&quot;)))">
            <text:p/>
          </table:table-cell>
          <table:table-cell table:style-name="ce51" office:value-type="string" office:string-value="D" calcext:value-type="string">
            <text:p>D</text:p>
          </table:table-cell>
          <table:table-cell table:style-name="ce57" table:formula="of:=[.CQ52]+1" office:value-type="date" office:date-value="2026-12-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3]=&quot;&quot;;&quot;&quot;;IFERROR(VLOOKUP([.CQ53];[$Lune.$A$1:.$B$1000];2;0);IF((WEEKDAY([.CQ53])=5)OR((WEEKDAY([.CQ53])=4)AND(NOT(ISERROR(MATCH([.CQ53]+1;[$Lune.$A$1:.$A$1000];0)))));ISOWEEKNUM([.CQ53]);&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53]+1" office:value-type="date" office:date-value="2026-01-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4]=&quot;&quot;;&quot;&quot;;IFERROR(VLOOKUP([.E54];[$Lune.$A$1:.$B$1000];2;0);IF((WEEKDAY([.E54])=5)OR((WEEKDAY([.E54])=4)AND(NOT(ISERROR(MATCH([.E54]+1;[$Lune.$A$1:.$A$1000];0)))));ISOWEEKNUM([.E54]);&quot;&quot;)))">
            <text:p/>
          </table:table-cell>
          <table:table-cell table:style-name="ce51" office:value-type="string" office:string-value="S" calcext:value-type="string">
            <text:p>S</text:p>
          </table:table-cell>
          <table:table-cell table:style-name="ce57" table:formula="of:=[.M53]+1" office:value-type="date" office:date-value="2026-02-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4]=&quot;&quot;;&quot;&quot;;IFERROR(VLOOKUP([.M54];[$Lune.$A$1:.$B$1000];2;0);IF((WEEKDAY([.M54])=5)OR((WEEKDAY([.M54])=4)AND(NOT(ISERROR(MATCH([.M54]+1;[$Lune.$A$1:.$A$1000];0)))));ISOWEEKNUM([.M54]);&quot;&quot;)))">
            <text:p/>
          </table:table-cell>
          <table:table-cell table:style-name="ce51" office:value-type="string" office:string-value="S" calcext:value-type="string">
            <text:p>S</text:p>
          </table:table-cell>
          <table:table-cell table:style-name="ce57" table:formula="of:=[.U53]+1" office:value-type="date" office:date-value="2026-03-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4]=&quot;&quot;;&quot;&quot;;IFERROR(VLOOKUP([.U54];[$Lune.$A$1:.$B$1000];2;0);IF((WEEKDAY([.U54])=5)OR((WEEKDAY([.U54])=4)AND(NOT(ISERROR(MATCH([.U54]+1;[$Lune.$A$1:.$A$1000];0)))));ISOWEEKNUM([.U54]);&quot;&quot;)))">
            <text:p/>
          </table:table-cell>
          <table:table-cell table:style-name="ce51" office:value-type="string" office:string-value="M" calcext:value-type="string">
            <text:p>M</text:p>
          </table:table-cell>
          <table:table-cell table:style-name="ce57" table:formula="of:=[.AC53]+1" office:value-type="date" office:date-value="2026-04-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4]=&quot;&quot;;&quot;&quot;;IFERROR(VLOOKUP([.AC54];[$Lune.$A$1:.$B$1000];2;0);IF((WEEKDAY([.AC54])=5)OR((WEEKDAY([.AC54])=4)AND(NOT(ISERROR(MATCH([.AC54]+1;[$Lune.$A$1:.$A$1000];0)))));ISOWEEKNUM([.AC54]);&quot;&quot;)))">
            <text:p/>
          </table:table-cell>
          <table:table-cell table:style-name="ce51" office:value-type="string" office:string-value="J" calcext:value-type="string">
            <text:p>J</text:p>
          </table:table-cell>
          <table:table-cell table:style-name="ce57" table:formula="of:=[.AK53]+1" office:value-type="date" office:date-value="2026-05-14" calcext:value-type="date">
            <text:p>14</text:p>
          </table:table-cell>
          <table:table-cell table:style-name="ce62" office:value-type="string" office:string-value="Ascension" calcext:value-type="string">
            <text:p>Ascension</text:p>
          </table:table-cell>
          <table:table-cell table:style-name="ce68"/>
          <table:table-cell table:style-name="ce72"/>
          <table:table-cell table:style-name="ce77"/>
          <table:table-cell table:style-name="ce81"/>
          <table:table-cell table:style-name="ce86" table:formula="of:=IF([.AK54]=&quot;&quot;;&quot;&quot;;IFERROR(VLOOKUP([.AK54];[$Lune.$A$1:.$B$1000];2;0);IF((WEEKDAY([.AK54])=5)OR((WEEKDAY([.AK54])=4)AND(NOT(ISERROR(MATCH([.AK54]+1;[$Lune.$A$1:.$A$1000];0)))));ISOWEEKNUM([.AK54]);&quot;&quot;)))" office:value-type="float" office:value="20" calcext:value-type="float">
            <text:p>20</text:p>
          </table:table-cell>
          <table:table-cell table:style-name="ce51" office:value-type="string" office:string-value="D" calcext:value-type="string">
            <text:p>D</text:p>
          </table:table-cell>
          <table:table-cell table:style-name="ce57" table:formula="of:=[.AS53]+1" office:value-type="date" office:date-value="2026-06-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4]=&quot;&quot;;&quot;&quot;;IFERROR(VLOOKUP([.AS54];[$Lune.$A$1:.$B$1000];2;0);IF((WEEKDAY([.AS54])=5)OR((WEEKDAY([.AS54])=4)AND(NOT(ISERROR(MATCH([.AS54]+1;[$Lune.$A$1:.$A$1000];0)))));ISOWEEKNUM([.AS54]);&quot;&quot;)))">
            <text:p/>
          </table:table-cell>
          <table:table-cell table:style-name="ce146" table:number-columns-repeated="2"/>
          <table:table-cell table:style-name="ce51" office:value-type="string" office:string-value="M" calcext:value-type="string">
            <text:p>M</text:p>
          </table:table-cell>
          <table:table-cell table:style-name="ce57" table:formula="of:=[.BC53]+1" office:value-type="date" office:date-value="2026-07-14" calcext:value-type="date">
            <text:p>14</text:p>
          </table:table-cell>
          <table:table-cell table:style-name="ce62" office:value-type="string" office:string-value="Fête nationale" calcext:value-type="string">
            <text:p>Fête nationale</text:p>
          </table:table-cell>
          <table:table-cell table:style-name="ce68"/>
          <table:table-cell table:style-name="ce72"/>
          <table:table-cell table:style-name="ce77"/>
          <table:table-cell table:style-name="ce81"/>
          <table:table-cell table:style-name="ce86" table:formula="of:=IF([.BC54]=&quot;&quot;;&quot;&quot;;IFERROR(VLOOKUP([.BC54];[$Lune.$A$1:.$B$1000];2;0);IF((WEEKDAY([.BC54])=5)OR((WEEKDAY([.BC54])=4)AND(NOT(ISERROR(MATCH([.BC54]+1;[$Lune.$A$1:.$A$1000];0)))));ISOWEEKNUM([.BC54]);&quot;&quot;)))" office:value-type="string" office:string-value="●" calcext:value-type="string">
            <text:p>●</text:p>
          </table:table-cell>
          <table:table-cell table:style-name="ce51" office:value-type="string" office:string-value="V" calcext:value-type="string">
            <text:p>V</text:p>
          </table:table-cell>
          <table:table-cell table:style-name="ce57" table:formula="of:=[.BK53]+1" office:value-type="date" office:date-value="2026-08-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4]=&quot;&quot;;&quot;&quot;;IFERROR(VLOOKUP([.BK54];[$Lune.$A$1:.$B$1000];2;0);IF((WEEKDAY([.BK54])=5)OR((WEEKDAY([.BK54])=4)AND(NOT(ISERROR(MATCH([.BK54]+1;[$Lune.$A$1:.$A$1000];0)))));ISOWEEKNUM([.BK54]);&quot;&quot;)))">
            <text:p/>
          </table:table-cell>
          <table:table-cell table:style-name="ce51" office:value-type="string" office:string-value="L" calcext:value-type="string">
            <text:p>L</text:p>
          </table:table-cell>
          <table:table-cell table:style-name="ce57" table:formula="of:=[.BS53]+1" office:value-type="date" office:date-value="2026-09-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4]=&quot;&quot;;&quot;&quot;;IFERROR(VLOOKUP([.BS54];[$Lune.$A$1:.$B$1000];2;0);IF((WEEKDAY([.BS54])=5)OR((WEEKDAY([.BS54])=4)AND(NOT(ISERROR(MATCH([.BS54]+1;[$Lune.$A$1:.$A$1000];0)))));ISOWEEKNUM([.BS54]);&quot;&quot;)))">
            <text:p/>
          </table:table-cell>
          <table:table-cell table:style-name="ce51" office:value-type="string" office:string-value="M" calcext:value-type="string">
            <text:p>M</text:p>
          </table:table-cell>
          <table:table-cell table:style-name="ce57" table:formula="of:=[.CA53]+1" office:value-type="date" office:date-value="2026-10-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4]=&quot;&quot;;&quot;&quot;;IFERROR(VLOOKUP([.CA54];[$Lune.$A$1:.$B$1000];2;0);IF((WEEKDAY([.CA54])=5)OR((WEEKDAY([.CA54])=4)AND(NOT(ISERROR(MATCH([.CA54]+1;[$Lune.$A$1:.$A$1000];0)))));ISOWEEKNUM([.CA54]);&quot;&quot;)))">
            <text:p/>
          </table:table-cell>
          <table:table-cell table:style-name="ce51" office:value-type="string" office:string-value="S" calcext:value-type="string">
            <text:p>S</text:p>
          </table:table-cell>
          <table:table-cell table:style-name="ce57" table:formula="of:=[.CI53]+1" office:value-type="date" office:date-value="2026-11-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4]=&quot;&quot;;&quot;&quot;;IFERROR(VLOOKUP([.CI54];[$Lune.$A$1:.$B$1000];2;0);IF((WEEKDAY([.CI54])=5)OR((WEEKDAY([.CI54])=4)AND(NOT(ISERROR(MATCH([.CI54]+1;[$Lune.$A$1:.$A$1000];0)))));ISOWEEKNUM([.CI54]);&quot;&quot;)))">
            <text:p/>
          </table:table-cell>
          <table:table-cell table:style-name="ce51" office:value-type="string" office:string-value="L" calcext:value-type="string">
            <text:p>L</text:p>
          </table:table-cell>
          <table:table-cell table:style-name="ce57" table:formula="of:=[.CQ53]+1" office:value-type="date" office:date-value="2026-12-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4]=&quot;&quot;;&quot;&quot;;IFERROR(VLOOKUP([.CQ54];[$Lune.$A$1:.$B$1000];2;0);IF((WEEKDAY([.CQ54])=5)OR((WEEKDAY([.CQ54])=4)AND(NOT(ISERROR(MATCH([.CQ54]+1;[$Lune.$A$1:.$A$1000];0)))));ISOWEEKNUM([.CQ54]);&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J" calcext:value-type="string">
            <text:p>J</text:p>
          </table:table-cell>
          <table:table-cell table:style-name="ce57" table:formula="of:=[.E54]+1" office:value-type="date" office:date-value="2026-01-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5]=&quot;&quot;;&quot;&quot;;IFERROR(VLOOKUP([.E55];[$Lune.$A$1:.$B$1000];2;0);IF((WEEKDAY([.E55])=5)OR((WEEKDAY([.E55])=4)AND(NOT(ISERROR(MATCH([.E55]+1;[$Lune.$A$1:.$A$1000];0)))));ISOWEEKNUM([.E55]);&quot;&quot;)))" office:value-type="float" office:value="3" calcext:value-type="float">
            <text:p>3</text:p>
          </table:table-cell>
          <table:table-cell table:style-name="ce51" office:value-type="string" office:string-value="D" calcext:value-type="string">
            <text:p>D</text:p>
          </table:table-cell>
          <table:table-cell table:style-name="ce57" table:formula="of:=[.M54]+1" office:value-type="date" office:date-value="2026-02-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5]=&quot;&quot;;&quot;&quot;;IFERROR(VLOOKUP([.M55];[$Lune.$A$1:.$B$1000];2;0);IF((WEEKDAY([.M55])=5)OR((WEEKDAY([.M55])=4)AND(NOT(ISERROR(MATCH([.M55]+1;[$Lune.$A$1:.$A$1000];0)))));ISOWEEKNUM([.M55]);&quot;&quot;)))">
            <text:p/>
          </table:table-cell>
          <table:table-cell table:style-name="ce51" office:value-type="string" office:string-value="D" calcext:value-type="string">
            <text:p>D</text:p>
          </table:table-cell>
          <table:table-cell table:style-name="ce57" table:formula="of:=[.U54]+1" office:value-type="date" office:date-value="2026-03-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5]=&quot;&quot;;&quot;&quot;;IFERROR(VLOOKUP([.U55];[$Lune.$A$1:.$B$1000];2;0);IF((WEEKDAY([.U55])=5)OR((WEEKDAY([.U55])=4)AND(NOT(ISERROR(MATCH([.U55]+1;[$Lune.$A$1:.$A$1000];0)))));ISOWEEKNUM([.U55]);&quot;&quot;)))">
            <text:p/>
          </table:table-cell>
          <table:table-cell table:style-name="ce51" office:value-type="string" office:string-value="M" calcext:value-type="string">
            <text:p>M</text:p>
          </table:table-cell>
          <table:table-cell table:style-name="ce57" table:formula="of:=[.AC54]+1" office:value-type="date" office:date-value="2026-04-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5]=&quot;&quot;;&quot;&quot;;IFERROR(VLOOKUP([.AC55];[$Lune.$A$1:.$B$1000];2;0);IF((WEEKDAY([.AC55])=5)OR((WEEKDAY([.AC55])=4)AND(NOT(ISERROR(MATCH([.AC55]+1;[$Lune.$A$1:.$A$1000];0)))));ISOWEEKNUM([.AC55]);&quot;&quot;)))">
            <text:p/>
          </table:table-cell>
          <table:table-cell table:style-name="ce51" office:value-type="string" office:string-value="V" calcext:value-type="string">
            <text:p>V</text:p>
          </table:table-cell>
          <table:table-cell table:style-name="ce57" table:formula="of:=[.AK54]+1" office:value-type="date" office:date-value="2026-05-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5]=&quot;&quot;;&quot;&quot;;IFERROR(VLOOKUP([.AK55];[$Lune.$A$1:.$B$1000];2;0);IF((WEEKDAY([.AK55])=5)OR((WEEKDAY([.AK55])=4)AND(NOT(ISERROR(MATCH([.AK55]+1;[$Lune.$A$1:.$A$1000];0)))));ISOWEEKNUM([.AK55]);&quot;&quot;)))">
            <text:p/>
          </table:table-cell>
          <table:table-cell table:style-name="ce51" office:value-type="string" office:string-value="L" calcext:value-type="string">
            <text:p>L</text:p>
          </table:table-cell>
          <table:table-cell table:style-name="ce57" table:formula="of:=[.AS54]+1" office:value-type="date" office:date-value="2026-06-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5]=&quot;&quot;;&quot;&quot;;IFERROR(VLOOKUP([.AS55];[$Lune.$A$1:.$B$1000];2;0);IF((WEEKDAY([.AS55])=5)OR((WEEKDAY([.AS55])=4)AND(NOT(ISERROR(MATCH([.AS55]+1;[$Lune.$A$1:.$A$1000];0)))));ISOWEEKNUM([.AS55]);&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54]+1" office:value-type="date" office:date-value="2026-07-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5]=&quot;&quot;;&quot;&quot;;IFERROR(VLOOKUP([.BC55];[$Lune.$A$1:.$B$1000];2;0);IF((WEEKDAY([.BC55])=5)OR((WEEKDAY([.BC55])=4)AND(NOT(ISERROR(MATCH([.BC55]+1;[$Lune.$A$1:.$A$1000];0)))));ISOWEEKNUM([.BC55]);&quot;&quot;)))">
            <text:p/>
          </table:table-cell>
          <table:table-cell table:style-name="ce51" office:value-type="string" office:string-value="S" calcext:value-type="string">
            <text:p>S</text:p>
          </table:table-cell>
          <table:table-cell table:style-name="ce57" table:formula="of:=[.BK54]+1" office:value-type="date" office:date-value="2026-08-15" calcext:value-type="date">
            <text:p>15</text:p>
          </table:table-cell>
          <table:table-cell table:style-name="ce62" office:value-type="string" office:string-value="Assomption" calcext:value-type="string">
            <text:p>Assomption</text:p>
          </table:table-cell>
          <table:table-cell table:style-name="ce68"/>
          <table:table-cell table:style-name="ce72"/>
          <table:table-cell table:style-name="ce77"/>
          <table:table-cell table:style-name="ce81"/>
          <table:table-cell table:style-name="ce86" table:formula="of:=IF([.BK55]=&quot;&quot;;&quot;&quot;;IFERROR(VLOOKUP([.BK55];[$Lune.$A$1:.$B$1000];2;0);IF((WEEKDAY([.BK55])=5)OR((WEEKDAY([.BK55])=4)AND(NOT(ISERROR(MATCH([.BK55]+1;[$Lune.$A$1:.$A$1000];0)))));ISOWEEKNUM([.BK55]);&quot;&quot;)))">
            <text:p/>
          </table:table-cell>
          <table:table-cell table:style-name="ce51" office:value-type="string" office:string-value="M" calcext:value-type="string">
            <text:p>M</text:p>
          </table:table-cell>
          <table:table-cell table:style-name="ce57" table:formula="of:=[.BS54]+1" office:value-type="date" office:date-value="2026-09-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5]=&quot;&quot;;&quot;&quot;;IFERROR(VLOOKUP([.BS55];[$Lune.$A$1:.$B$1000];2;0);IF((WEEKDAY([.BS55])=5)OR((WEEKDAY([.BS55])=4)AND(NOT(ISERROR(MATCH([.BS55]+1;[$Lune.$A$1:.$A$1000];0)))));ISOWEEKNUM([.BS55]);&quot;&quot;)))">
            <text:p/>
          </table:table-cell>
          <table:table-cell table:style-name="ce51" office:value-type="string" office:string-value="J" calcext:value-type="string">
            <text:p>J</text:p>
          </table:table-cell>
          <table:table-cell table:style-name="ce57" table:formula="of:=[.CA54]+1" office:value-type="date" office:date-value="2026-10-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5]=&quot;&quot;;&quot;&quot;;IFERROR(VLOOKUP([.CA55];[$Lune.$A$1:.$B$1000];2;0);IF((WEEKDAY([.CA55])=5)OR((WEEKDAY([.CA55])=4)AND(NOT(ISERROR(MATCH([.CA55]+1;[$Lune.$A$1:.$A$1000];0)))));ISOWEEKNUM([.CA55]);&quot;&quot;)))" office:value-type="float" office:value="42" calcext:value-type="float">
            <text:p>42</text:p>
          </table:table-cell>
          <table:table-cell table:style-name="ce51" office:value-type="string" office:string-value="D" calcext:value-type="string">
            <text:p>D</text:p>
          </table:table-cell>
          <table:table-cell table:style-name="ce57" table:formula="of:=[.CI54]+1" office:value-type="date" office:date-value="2026-11-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5]=&quot;&quot;;&quot;&quot;;IFERROR(VLOOKUP([.CI55];[$Lune.$A$1:.$B$1000];2;0);IF((WEEKDAY([.CI55])=5)OR((WEEKDAY([.CI55])=4)AND(NOT(ISERROR(MATCH([.CI55]+1;[$Lune.$A$1:.$A$1000];0)))));ISOWEEKNUM([.CI55]);&quot;&quot;)))">
            <text:p/>
          </table:table-cell>
          <table:table-cell table:style-name="ce51" office:value-type="string" office:string-value="M" calcext:value-type="string">
            <text:p>M</text:p>
          </table:table-cell>
          <table:table-cell table:style-name="ce57" table:formula="of:=[.CQ54]+1" office:value-type="date" office:date-value="2026-12-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5]=&quot;&quot;;&quot;&quot;;IFERROR(VLOOKUP([.CQ55];[$Lune.$A$1:.$B$1000];2;0);IF((WEEKDAY([.CQ55])=5)OR((WEEKDAY([.CQ55])=4)AND(NOT(ISERROR(MATCH([.CQ55]+1;[$Lune.$A$1:.$A$1000];0)))));ISOWEEKNUM([.CQ55]);&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V" calcext:value-type="string">
            <text:p>V</text:p>
          </table:table-cell>
          <table:table-cell table:style-name="ce57" table:formula="of:=[.E55]+1" office:value-type="date" office:date-value="2026-01-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6]=&quot;&quot;;&quot;&quot;;IFERROR(VLOOKUP([.E56];[$Lune.$A$1:.$B$1000];2;0);IF((WEEKDAY([.E56])=5)OR((WEEKDAY([.E56])=4)AND(NOT(ISERROR(MATCH([.E56]+1;[$Lune.$A$1:.$A$1000];0)))));ISOWEEKNUM([.E56]);&quot;&quot;)))">
            <text:p/>
          </table:table-cell>
          <table:table-cell table:style-name="ce51" office:value-type="string" office:string-value="L" calcext:value-type="string">
            <text:p>L</text:p>
          </table:table-cell>
          <table:table-cell table:style-name="ce57" table:formula="of:=[.M55]+1" office:value-type="date" office:date-value="2026-02-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6]=&quot;&quot;;&quot;&quot;;IFERROR(VLOOKUP([.M56];[$Lune.$A$1:.$B$1000];2;0);IF((WEEKDAY([.M56])=5)OR((WEEKDAY([.M56])=4)AND(NOT(ISERROR(MATCH([.M56]+1;[$Lune.$A$1:.$A$1000];0)))));ISOWEEKNUM([.M56]);&quot;&quot;)))">
            <text:p/>
          </table:table-cell>
          <table:table-cell table:style-name="ce51" office:value-type="string" office:string-value="L" calcext:value-type="string">
            <text:p>L</text:p>
          </table:table-cell>
          <table:table-cell table:style-name="ce57" table:formula="of:=[.U55]+1" office:value-type="date" office:date-value="2026-03-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6]=&quot;&quot;;&quot;&quot;;IFERROR(VLOOKUP([.U56];[$Lune.$A$1:.$B$1000];2;0);IF((WEEKDAY([.U56])=5)OR((WEEKDAY([.U56])=4)AND(NOT(ISERROR(MATCH([.U56]+1;[$Lune.$A$1:.$A$1000];0)))));ISOWEEKNUM([.U56]);&quot;&quot;)))">
            <text:p/>
          </table:table-cell>
          <table:table-cell table:style-name="ce51" office:value-type="string" office:string-value="J" calcext:value-type="string">
            <text:p>J</text:p>
          </table:table-cell>
          <table:table-cell table:style-name="ce57" table:formula="of:=[.AC55]+1" office:value-type="date" office:date-value="2026-04-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6]=&quot;&quot;;&quot;&quot;;IFERROR(VLOOKUP([.AC56];[$Lune.$A$1:.$B$1000];2;0);IF((WEEKDAY([.AC56])=5)OR((WEEKDAY([.AC56])=4)AND(NOT(ISERROR(MATCH([.AC56]+1;[$Lune.$A$1:.$A$1000];0)))));ISOWEEKNUM([.AC56]);&quot;&quot;)))" office:value-type="float" office:value="16" calcext:value-type="float">
            <text:p>16</text:p>
          </table:table-cell>
          <table:table-cell table:style-name="ce51" office:value-type="string" office:string-value="S" calcext:value-type="string">
            <text:p>S</text:p>
          </table:table-cell>
          <table:table-cell table:style-name="ce57" table:formula="of:=[.AK55]+1" office:value-type="date" office:date-value="2026-05-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6]=&quot;&quot;;&quot;&quot;;IFERROR(VLOOKUP([.AK56];[$Lune.$A$1:.$B$1000];2;0);IF((WEEKDAY([.AK56])=5)OR((WEEKDAY([.AK56])=4)AND(NOT(ISERROR(MATCH([.AK56]+1;[$Lune.$A$1:.$A$1000];0)))));ISOWEEKNUM([.AK56]);&quot;&quot;)))" office:value-type="string" office:string-value="●" calcext:value-type="string">
            <text:p>●</text:p>
          </table:table-cell>
          <table:table-cell table:style-name="ce51" office:value-type="string" office:string-value="M" calcext:value-type="string">
            <text:p>M</text:p>
          </table:table-cell>
          <table:table-cell table:style-name="ce57" table:formula="of:=[.AS55]+1" office:value-type="date" office:date-value="2026-06-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6]=&quot;&quot;;&quot;&quot;;IFERROR(VLOOKUP([.AS56];[$Lune.$A$1:.$B$1000];2;0);IF((WEEKDAY([.AS56])=5)OR((WEEKDAY([.AS56])=4)AND(NOT(ISERROR(MATCH([.AS56]+1;[$Lune.$A$1:.$A$1000];0)))));ISOWEEKNUM([.AS56]);&quot;&quot;)))">
            <text:p/>
          </table:table-cell>
          <table:table-cell table:style-name="ce146" table:number-columns-repeated="2"/>
          <table:table-cell table:style-name="ce51" office:value-type="string" office:string-value="J" calcext:value-type="string">
            <text:p>J</text:p>
          </table:table-cell>
          <table:table-cell table:style-name="ce57" table:formula="of:=[.BC55]+1" office:value-type="date" office:date-value="2026-07-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6]=&quot;&quot;;&quot;&quot;;IFERROR(VLOOKUP([.BC56];[$Lune.$A$1:.$B$1000];2;0);IF((WEEKDAY([.BC56])=5)OR((WEEKDAY([.BC56])=4)AND(NOT(ISERROR(MATCH([.BC56]+1;[$Lune.$A$1:.$A$1000];0)))));ISOWEEKNUM([.BC56]);&quot;&quot;)))" office:value-type="float" office:value="29" calcext:value-type="float">
            <text:p>29</text:p>
          </table:table-cell>
          <table:table-cell table:style-name="ce51" office:value-type="string" office:string-value="D" calcext:value-type="string">
            <text:p>D</text:p>
          </table:table-cell>
          <table:table-cell table:style-name="ce57" table:formula="of:=[.BK55]+1" office:value-type="date" office:date-value="2026-08-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6]=&quot;&quot;;&quot;&quot;;IFERROR(VLOOKUP([.BK56];[$Lune.$A$1:.$B$1000];2;0);IF((WEEKDAY([.BK56])=5)OR((WEEKDAY([.BK56])=4)AND(NOT(ISERROR(MATCH([.BK56]+1;[$Lune.$A$1:.$A$1000];0)))));ISOWEEKNUM([.BK56]);&quot;&quot;)))">
            <text:p/>
          </table:table-cell>
          <table:table-cell table:style-name="ce51" office:value-type="string" office:string-value="M" calcext:value-type="string">
            <text:p>M</text:p>
          </table:table-cell>
          <table:table-cell table:style-name="ce57" table:formula="of:=[.BS55]+1" office:value-type="date" office:date-value="2026-09-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6]=&quot;&quot;;&quot;&quot;;IFERROR(VLOOKUP([.BS56];[$Lune.$A$1:.$B$1000];2;0);IF((WEEKDAY([.BS56])=5)OR((WEEKDAY([.BS56])=4)AND(NOT(ISERROR(MATCH([.BS56]+1;[$Lune.$A$1:.$A$1000];0)))));ISOWEEKNUM([.BS56]);&quot;&quot;)))">
            <text:p/>
          </table:table-cell>
          <table:table-cell table:style-name="ce51" office:value-type="string" office:string-value="V" calcext:value-type="string">
            <text:p>V</text:p>
          </table:table-cell>
          <table:table-cell table:style-name="ce57" table:formula="of:=[.CA55]+1" office:value-type="date" office:date-value="2026-10-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6]=&quot;&quot;;&quot;&quot;;IFERROR(VLOOKUP([.CA56];[$Lune.$A$1:.$B$1000];2;0);IF((WEEKDAY([.CA56])=5)OR((WEEKDAY([.CA56])=4)AND(NOT(ISERROR(MATCH([.CA56]+1;[$Lune.$A$1:.$A$1000];0)))));ISOWEEKNUM([.CA56]);&quot;&quot;)))">
            <text:p/>
          </table:table-cell>
          <table:table-cell table:style-name="ce51" office:value-type="string" office:string-value="L" calcext:value-type="string">
            <text:p>L</text:p>
          </table:table-cell>
          <table:table-cell table:style-name="ce57" table:formula="of:=[.CI55]+1" office:value-type="date" office:date-value="2026-11-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6]=&quot;&quot;;&quot;&quot;;IFERROR(VLOOKUP([.CI56];[$Lune.$A$1:.$B$1000];2;0);IF((WEEKDAY([.CI56])=5)OR((WEEKDAY([.CI56])=4)AND(NOT(ISERROR(MATCH([.CI56]+1;[$Lune.$A$1:.$A$1000];0)))));ISOWEEKNUM([.CI56]);&quot;&quot;)))">
            <text:p/>
          </table:table-cell>
          <table:table-cell table:style-name="ce51" office:value-type="string" office:string-value="M" calcext:value-type="string">
            <text:p>M</text:p>
          </table:table-cell>
          <table:table-cell table:style-name="ce57" table:formula="of:=[.CQ55]+1" office:value-type="date" office:date-value="2026-12-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6]=&quot;&quot;;&quot;&quot;;IFERROR(VLOOKUP([.CQ56];[$Lune.$A$1:.$B$1000];2;0);IF((WEEKDAY([.CQ56])=5)OR((WEEKDAY([.CQ56])=4)AND(NOT(ISERROR(MATCH([.CQ56]+1;[$Lune.$A$1:.$A$1000];0)))));ISOWEEKNUM([.CQ56]);&quot;&quot;)))" office:value-type="float" office:value="51" calcext:value-type="float">
            <text:p>51</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S" calcext:value-type="string">
            <text:p>S</text:p>
          </table:table-cell>
          <table:table-cell table:style-name="ce57" table:formula="of:=[.E56]+1" office:value-type="date" office:date-value="2026-01-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7]=&quot;&quot;;&quot;&quot;;IFERROR(VLOOKUP([.E57];[$Lune.$A$1:.$B$1000];2;0);IF((WEEKDAY([.E57])=5)OR((WEEKDAY([.E57])=4)AND(NOT(ISERROR(MATCH([.E57]+1;[$Lune.$A$1:.$A$1000];0)))));ISOWEEKNUM([.E57]);&quot;&quot;)))">
            <text:p/>
          </table:table-cell>
          <table:table-cell table:style-name="ce51" office:value-type="string" office:string-value="M" calcext:value-type="string">
            <text:p>M</text:p>
          </table:table-cell>
          <table:table-cell table:style-name="ce57" table:formula="of:=[.M56]+1" office:value-type="date" office:date-value="2026-02-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7]=&quot;&quot;;&quot;&quot;;IFERROR(VLOOKUP([.M57];[$Lune.$A$1:.$B$1000];2;0);IF((WEEKDAY([.M57])=5)OR((WEEKDAY([.M57])=4)AND(NOT(ISERROR(MATCH([.M57]+1;[$Lune.$A$1:.$A$1000];0)))));ISOWEEKNUM([.M57]);&quot;&quot;)))" office:value-type="string" office:string-value="●" calcext:value-type="string">
            <text:p>●</text:p>
          </table:table-cell>
          <table:table-cell table:style-name="ce51" office:value-type="string" office:string-value="M" calcext:value-type="string">
            <text:p>M</text:p>
          </table:table-cell>
          <table:table-cell table:style-name="ce57" table:formula="of:=[.U56]+1" office:value-type="date" office:date-value="2026-03-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7]=&quot;&quot;;&quot;&quot;;IFERROR(VLOOKUP([.U57];[$Lune.$A$1:.$B$1000];2;0);IF((WEEKDAY([.U57])=5)OR((WEEKDAY([.U57])=4)AND(NOT(ISERROR(MATCH([.U57]+1;[$Lune.$A$1:.$A$1000];0)))));ISOWEEKNUM([.U57]);&quot;&quot;)))">
            <text:p/>
          </table:table-cell>
          <table:table-cell table:style-name="ce51" office:value-type="string" office:string-value="V" calcext:value-type="string">
            <text:p>V</text:p>
          </table:table-cell>
          <table:table-cell table:style-name="ce57" table:formula="of:=[.AC56]+1" office:value-type="date" office:date-value="2026-04-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7]=&quot;&quot;;&quot;&quot;;IFERROR(VLOOKUP([.AC57];[$Lune.$A$1:.$B$1000];2;0);IF((WEEKDAY([.AC57])=5)OR((WEEKDAY([.AC57])=4)AND(NOT(ISERROR(MATCH([.AC57]+1;[$Lune.$A$1:.$A$1000];0)))));ISOWEEKNUM([.AC57]);&quot;&quot;)))" office:value-type="string" office:string-value="●" calcext:value-type="string">
            <text:p>●</text:p>
          </table:table-cell>
          <table:table-cell table:style-name="ce51" office:value-type="string" office:string-value="D" calcext:value-type="string">
            <text:p>D</text:p>
          </table:table-cell>
          <table:table-cell table:style-name="ce57" table:formula="of:=[.AK56]+1" office:value-type="date" office:date-value="2026-05-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7]=&quot;&quot;;&quot;&quot;;IFERROR(VLOOKUP([.AK57];[$Lune.$A$1:.$B$1000];2;0);IF((WEEKDAY([.AK57])=5)OR((WEEKDAY([.AK57])=4)AND(NOT(ISERROR(MATCH([.AK57]+1;[$Lune.$A$1:.$A$1000];0)))));ISOWEEKNUM([.AK57]);&quot;&quot;)))">
            <text:p/>
          </table:table-cell>
          <table:table-cell table:style-name="ce51" office:value-type="string" office:string-value="M" calcext:value-type="string">
            <text:p>M</text:p>
          </table:table-cell>
          <table:table-cell table:style-name="ce57" table:formula="of:=[.AS56]+1" office:value-type="date" office:date-value="2026-06-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7]=&quot;&quot;;&quot;&quot;;IFERROR(VLOOKUP([.AS57];[$Lune.$A$1:.$B$1000];2;0);IF((WEEKDAY([.AS57])=5)OR((WEEKDAY([.AS57])=4)AND(NOT(ISERROR(MATCH([.AS57]+1;[$Lune.$A$1:.$A$1000];0)))));ISOWEEKNUM([.AS57]);&quot;&quot;)))">
            <text:p/>
          </table:table-cell>
          <table:table-cell table:style-name="ce146" table:number-columns-repeated="2"/>
          <table:table-cell table:style-name="ce51" office:value-type="string" office:string-value="V" calcext:value-type="string">
            <text:p>V</text:p>
          </table:table-cell>
          <table:table-cell table:style-name="ce57" table:formula="of:=[.BC56]+1" office:value-type="date" office:date-value="2026-07-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7]=&quot;&quot;;&quot;&quot;;IFERROR(VLOOKUP([.BC57];[$Lune.$A$1:.$B$1000];2;0);IF((WEEKDAY([.BC57])=5)OR((WEEKDAY([.BC57])=4)AND(NOT(ISERROR(MATCH([.BC57]+1;[$Lune.$A$1:.$A$1000];0)))));ISOWEEKNUM([.BC57]);&quot;&quot;)))">
            <text:p/>
          </table:table-cell>
          <table:table-cell table:style-name="ce51" office:value-type="string" office:string-value="L" calcext:value-type="string">
            <text:p>L</text:p>
          </table:table-cell>
          <table:table-cell table:style-name="ce57" table:formula="of:=[.BK56]+1" office:value-type="date" office:date-value="2026-08-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7]=&quot;&quot;;&quot;&quot;;IFERROR(VLOOKUP([.BK57];[$Lune.$A$1:.$B$1000];2;0);IF((WEEKDAY([.BK57])=5)OR((WEEKDAY([.BK57])=4)AND(NOT(ISERROR(MATCH([.BK57]+1;[$Lune.$A$1:.$A$1000];0)))));ISOWEEKNUM([.BK57]);&quot;&quot;)))">
            <text:p/>
          </table:table-cell>
          <table:table-cell table:style-name="ce51" office:value-type="string" office:string-value="J" calcext:value-type="string">
            <text:p>J</text:p>
          </table:table-cell>
          <table:table-cell table:style-name="ce57" table:formula="of:=[.BS56]+1" office:value-type="date" office:date-value="2026-09-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7]=&quot;&quot;;&quot;&quot;;IFERROR(VLOOKUP([.BS57];[$Lune.$A$1:.$B$1000];2;0);IF((WEEKDAY([.BS57])=5)OR((WEEKDAY([.BS57])=4)AND(NOT(ISERROR(MATCH([.BS57]+1;[$Lune.$A$1:.$A$1000];0)))));ISOWEEKNUM([.BS57]);&quot;&quot;)))" office:value-type="float" office:value="38" calcext:value-type="float">
            <text:p>38</text:p>
          </table:table-cell>
          <table:table-cell table:style-name="ce51" office:value-type="string" office:string-value="S" calcext:value-type="string">
            <text:p>S</text:p>
          </table:table-cell>
          <table:table-cell table:style-name="ce57" table:formula="of:=[.CA56]+1" office:value-type="date" office:date-value="2026-10-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7]=&quot;&quot;;&quot;&quot;;IFERROR(VLOOKUP([.CA57];[$Lune.$A$1:.$B$1000];2;0);IF((WEEKDAY([.CA57])=5)OR((WEEKDAY([.CA57])=4)AND(NOT(ISERROR(MATCH([.CA57]+1;[$Lune.$A$1:.$A$1000];0)))));ISOWEEKNUM([.CA57]);&quot;&quot;)))">
            <text:p/>
          </table:table-cell>
          <table:table-cell table:style-name="ce51" office:value-type="string" office:string-value="M" calcext:value-type="string">
            <text:p>M</text:p>
          </table:table-cell>
          <table:table-cell table:style-name="ce57" table:formula="of:=[.CI56]+1" office:value-type="date" office:date-value="2026-11-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7]=&quot;&quot;;&quot;&quot;;IFERROR(VLOOKUP([.CI57];[$Lune.$A$1:.$B$1000];2;0);IF((WEEKDAY([.CI57])=5)OR((WEEKDAY([.CI57])=4)AND(NOT(ISERROR(MATCH([.CI57]+1;[$Lune.$A$1:.$A$1000];0)))));ISOWEEKNUM([.CI57]);&quot;&quot;)))" office:value-type="string" office:string-value="◐" calcext:value-type="string">
            <text:p>◐</text:p>
          </table:table-cell>
          <table:table-cell table:style-name="ce51" office:value-type="string" office:string-value="J" calcext:value-type="string">
            <text:p>J</text:p>
          </table:table-cell>
          <table:table-cell table:style-name="ce57" table:formula="of:=[.CQ56]+1" office:value-type="date" office:date-value="2026-12-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7]=&quot;&quot;;&quot;&quot;;IFERROR(VLOOKUP([.CQ57];[$Lune.$A$1:.$B$1000];2;0);IF((WEEKDAY([.CQ57])=5)OR((WEEKDAY([.CQ57])=4)AND(NOT(ISERROR(MATCH([.CQ57]+1;[$Lune.$A$1:.$A$1000];0)))));ISOWEEKNUM([.CQ57]);&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D" calcext:value-type="string">
            <text:p>D</text:p>
          </table:table-cell>
          <table:table-cell table:style-name="ce57" table:formula="of:=[.E57]+1" office:value-type="date" office:date-value="2026-01-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8]=&quot;&quot;;&quot;&quot;;IFERROR(VLOOKUP([.E58];[$Lune.$A$1:.$B$1000];2;0);IF((WEEKDAY([.E58])=5)OR((WEEKDAY([.E58])=4)AND(NOT(ISERROR(MATCH([.E58]+1;[$Lune.$A$1:.$A$1000];0)))));ISOWEEKNUM([.E58]);&quot;&quot;)))" office:value-type="string" office:string-value="●" calcext:value-type="string">
            <text:p>●</text:p>
          </table:table-cell>
          <table:table-cell table:style-name="ce51" office:value-type="string" office:string-value="M" calcext:value-type="string">
            <text:p>M</text:p>
          </table:table-cell>
          <table:table-cell table:style-name="ce57" table:formula="of:=[.M57]+1" office:value-type="date" office:date-value="2026-02-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8]=&quot;&quot;;&quot;&quot;;IFERROR(VLOOKUP([.M58];[$Lune.$A$1:.$B$1000];2;0);IF((WEEKDAY([.M58])=5)OR((WEEKDAY([.M58])=4)AND(NOT(ISERROR(MATCH([.M58]+1;[$Lune.$A$1:.$A$1000];0)))));ISOWEEKNUM([.M58]);&quot;&quot;)))">
            <text:p/>
          </table:table-cell>
          <table:table-cell table:style-name="ce51" office:value-type="string" office:string-value="M" calcext:value-type="string">
            <text:p>M</text:p>
          </table:table-cell>
          <table:table-cell table:style-name="ce57" table:formula="of:=[.U57]+1" office:value-type="date" office:date-value="2026-03-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8]=&quot;&quot;;&quot;&quot;;IFERROR(VLOOKUP([.U58];[$Lune.$A$1:.$B$1000];2;0);IF((WEEKDAY([.U58])=5)OR((WEEKDAY([.U58])=4)AND(NOT(ISERROR(MATCH([.U58]+1;[$Lune.$A$1:.$A$1000];0)))));ISOWEEKNUM([.U58]);&quot;&quot;)))" office:value-type="float" office:value="12" calcext:value-type="float">
            <text:p>12</text:p>
          </table:table-cell>
          <table:table-cell table:style-name="ce51" office:value-type="string" office:string-value="S" calcext:value-type="string">
            <text:p>S</text:p>
          </table:table-cell>
          <table:table-cell table:style-name="ce57" table:formula="of:=[.AC57]+1" office:value-type="date" office:date-value="2026-04-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8]=&quot;&quot;;&quot;&quot;;IFERROR(VLOOKUP([.AC58];[$Lune.$A$1:.$B$1000];2;0);IF((WEEKDAY([.AC58])=5)OR((WEEKDAY([.AC58])=4)AND(NOT(ISERROR(MATCH([.AC58]+1;[$Lune.$A$1:.$A$1000];0)))));ISOWEEKNUM([.AC58]);&quot;&quot;)))">
            <text:p/>
          </table:table-cell>
          <table:table-cell table:style-name="ce51" office:value-type="string" office:string-value="L" calcext:value-type="string">
            <text:p>L</text:p>
          </table:table-cell>
          <table:table-cell table:style-name="ce57" table:formula="of:=[.AK57]+1" office:value-type="date" office:date-value="2026-05-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8]=&quot;&quot;;&quot;&quot;;IFERROR(VLOOKUP([.AK58];[$Lune.$A$1:.$B$1000];2;0);IF((WEEKDAY([.AK58])=5)OR((WEEKDAY([.AK58])=4)AND(NOT(ISERROR(MATCH([.AK58]+1;[$Lune.$A$1:.$A$1000];0)))));ISOWEEKNUM([.AK58]);&quot;&quot;)))">
            <text:p/>
          </table:table-cell>
          <table:table-cell table:style-name="ce51" office:value-type="string" office:string-value="J" calcext:value-type="string">
            <text:p>J</text:p>
          </table:table-cell>
          <table:table-cell table:style-name="ce57" table:formula="of:=[.AS57]+1" office:value-type="date" office:date-value="2026-06-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8]=&quot;&quot;;&quot;&quot;;IFERROR(VLOOKUP([.AS58];[$Lune.$A$1:.$B$1000];2;0);IF((WEEKDAY([.AS58])=5)OR((WEEKDAY([.AS58])=4)AND(NOT(ISERROR(MATCH([.AS58]+1;[$Lune.$A$1:.$A$1000];0)))));ISOWEEKNUM([.AS58]);&quot;&quot;)))" office:value-type="float" office:value="25" calcext:value-type="float">
            <text:p>25</text:p>
          </table:table-cell>
          <table:table-cell table:style-name="ce146" table:number-columns-repeated="2"/>
          <table:table-cell table:style-name="ce51" office:value-type="string" office:string-value="S" calcext:value-type="string">
            <text:p>S</text:p>
          </table:table-cell>
          <table:table-cell table:style-name="ce57" table:formula="of:=[.BC57]+1" office:value-type="date" office:date-value="2026-07-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8]=&quot;&quot;;&quot;&quot;;IFERROR(VLOOKUP([.BC58];[$Lune.$A$1:.$B$1000];2;0);IF((WEEKDAY([.BC58])=5)OR((WEEKDAY([.BC58])=4)AND(NOT(ISERROR(MATCH([.BC58]+1;[$Lune.$A$1:.$A$1000];0)))));ISOWEEKNUM([.BC58]);&quot;&quot;)))">
            <text:p/>
          </table:table-cell>
          <table:table-cell table:style-name="ce51" office:value-type="string" office:string-value="M" calcext:value-type="string">
            <text:p>M</text:p>
          </table:table-cell>
          <table:table-cell table:style-name="ce57" table:formula="of:=[.BK57]+1" office:value-type="date" office:date-value="2026-08-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8]=&quot;&quot;;&quot;&quot;;IFERROR(VLOOKUP([.BK58];[$Lune.$A$1:.$B$1000];2;0);IF((WEEKDAY([.BK58])=5)OR((WEEKDAY([.BK58])=4)AND(NOT(ISERROR(MATCH([.BK58]+1;[$Lune.$A$1:.$A$1000];0)))));ISOWEEKNUM([.BK58]);&quot;&quot;)))">
            <text:p/>
          </table:table-cell>
          <table:table-cell table:style-name="ce51" office:value-type="string" office:string-value="V" calcext:value-type="string">
            <text:p>V</text:p>
          </table:table-cell>
          <table:table-cell table:style-name="ce57" table:formula="of:=[.BS57]+1" office:value-type="date" office:date-value="2026-09-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8]=&quot;&quot;;&quot;&quot;;IFERROR(VLOOKUP([.BS58];[$Lune.$A$1:.$B$1000];2;0);IF((WEEKDAY([.BS58])=5)OR((WEEKDAY([.BS58])=4)AND(NOT(ISERROR(MATCH([.BS58]+1;[$Lune.$A$1:.$A$1000];0)))));ISOWEEKNUM([.BS58]);&quot;&quot;)))" office:value-type="string" office:string-value="◐" calcext:value-type="string">
            <text:p>◐</text:p>
          </table:table-cell>
          <table:table-cell table:style-name="ce51" office:value-type="string" office:string-value="D" calcext:value-type="string">
            <text:p>D</text:p>
          </table:table-cell>
          <table:table-cell table:style-name="ce57" table:formula="of:=[.CA57]+1" office:value-type="date" office:date-value="2026-10-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8]=&quot;&quot;;&quot;&quot;;IFERROR(VLOOKUP([.CA58];[$Lune.$A$1:.$B$1000];2;0);IF((WEEKDAY([.CA58])=5)OR((WEEKDAY([.CA58])=4)AND(NOT(ISERROR(MATCH([.CA58]+1;[$Lune.$A$1:.$A$1000];0)))));ISOWEEKNUM([.CA58]);&quot;&quot;)))" office:value-type="string" office:string-value="◐" calcext:value-type="string">
            <text:p>◐</text:p>
          </table:table-cell>
          <table:table-cell table:style-name="ce51" office:value-type="string" office:string-value="M" calcext:value-type="string">
            <text:p>M</text:p>
          </table:table-cell>
          <table:table-cell table:style-name="ce57" table:formula="of:=[.CI57]+1" office:value-type="date" office:date-value="2026-11-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8]=&quot;&quot;;&quot;&quot;;IFERROR(VLOOKUP([.CI58];[$Lune.$A$1:.$B$1000];2;0);IF((WEEKDAY([.CI58])=5)OR((WEEKDAY([.CI58])=4)AND(NOT(ISERROR(MATCH([.CI58]+1;[$Lune.$A$1:.$A$1000];0)))));ISOWEEKNUM([.CI58]);&quot;&quot;)))">
            <text:p/>
          </table:table-cell>
          <table:table-cell table:style-name="ce51" office:value-type="string" office:string-value="V" calcext:value-type="string">
            <text:p>V</text:p>
          </table:table-cell>
          <table:table-cell table:style-name="ce57" table:formula="of:=[.CQ57]+1" office:value-type="date" office:date-value="2026-12-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8]=&quot;&quot;;&quot;&quot;;IFERROR(VLOOKUP([.CQ58];[$Lune.$A$1:.$B$1000];2;0);IF((WEEKDAY([.CQ58])=5)OR((WEEKDAY([.CQ58])=4)AND(NOT(ISERROR(MATCH([.CQ58]+1;[$Lune.$A$1:.$A$1000];0)))));ISOWEEKNUM([.CQ58]);&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L" calcext:value-type="string">
            <text:p>L</text:p>
          </table:table-cell>
          <table:table-cell table:style-name="ce57" table:formula="of:=[.E58]+1" office:value-type="date" office:date-value="2026-01-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9]=&quot;&quot;;&quot;&quot;;IFERROR(VLOOKUP([.E59];[$Lune.$A$1:.$B$1000];2;0);IF((WEEKDAY([.E59])=5)OR((WEEKDAY([.E59])=4)AND(NOT(ISERROR(MATCH([.E59]+1;[$Lune.$A$1:.$A$1000];0)))));ISOWEEKNUM([.E59]);&quot;&quot;)))">
            <text:p/>
          </table:table-cell>
          <table:table-cell table:style-name="ce51" office:value-type="string" office:string-value="J" calcext:value-type="string">
            <text:p>J</text:p>
          </table:table-cell>
          <table:table-cell table:style-name="ce57" table:formula="of:=[.M58]+1" office:value-type="date" office:date-value="2026-02-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9]=&quot;&quot;;&quot;&quot;;IFERROR(VLOOKUP([.M59];[$Lune.$A$1:.$B$1000];2;0);IF((WEEKDAY([.M59])=5)OR((WEEKDAY([.M59])=4)AND(NOT(ISERROR(MATCH([.M59]+1;[$Lune.$A$1:.$A$1000];0)))));ISOWEEKNUM([.M59]);&quot;&quot;)))" office:value-type="float" office:value="8" calcext:value-type="float">
            <text:p>8</text:p>
          </table:table-cell>
          <table:table-cell table:style-name="ce51" office:value-type="string" office:string-value="J" calcext:value-type="string">
            <text:p>J</text:p>
          </table:table-cell>
          <table:table-cell table:style-name="ce57" table:formula="of:=[.U58]+1" office:value-type="date" office:date-value="2026-03-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9]=&quot;&quot;;&quot;&quot;;IFERROR(VLOOKUP([.U59];[$Lune.$A$1:.$B$1000];2;0);IF((WEEKDAY([.U59])=5)OR((WEEKDAY([.U59])=4)AND(NOT(ISERROR(MATCH([.U59]+1;[$Lune.$A$1:.$A$1000];0)))));ISOWEEKNUM([.U59]);&quot;&quot;)))" office:value-type="string" office:string-value="●" calcext:value-type="string">
            <text:p>●</text:p>
          </table:table-cell>
          <table:table-cell table:style-name="ce51" office:value-type="string" office:string-value="D" calcext:value-type="string">
            <text:p>D</text:p>
          </table:table-cell>
          <table:table-cell table:style-name="ce57" table:formula="of:=[.AC58]+1" office:value-type="date" office:date-value="2026-04-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9]=&quot;&quot;;&quot;&quot;;IFERROR(VLOOKUP([.AC59];[$Lune.$A$1:.$B$1000];2;0);IF((WEEKDAY([.AC59])=5)OR((WEEKDAY([.AC59])=4)AND(NOT(ISERROR(MATCH([.AC59]+1;[$Lune.$A$1:.$A$1000];0)))));ISOWEEKNUM([.AC59]);&quot;&quot;)))">
            <text:p/>
          </table:table-cell>
          <table:table-cell table:style-name="ce51" office:value-type="string" office:string-value="M" calcext:value-type="string">
            <text:p>M</text:p>
          </table:table-cell>
          <table:table-cell table:style-name="ce57" table:formula="of:=[.AK58]+1" office:value-type="date" office:date-value="2026-05-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9]=&quot;&quot;;&quot;&quot;;IFERROR(VLOOKUP([.AK59];[$Lune.$A$1:.$B$1000];2;0);IF((WEEKDAY([.AK59])=5)OR((WEEKDAY([.AK59])=4)AND(NOT(ISERROR(MATCH([.AK59]+1;[$Lune.$A$1:.$A$1000];0)))));ISOWEEKNUM([.AK59]);&quot;&quot;)))">
            <text:p/>
          </table:table-cell>
          <table:table-cell table:style-name="ce51" office:value-type="string" office:string-value="V" calcext:value-type="string">
            <text:p>V</text:p>
          </table:table-cell>
          <table:table-cell table:style-name="ce57" table:formula="of:=[.AS58]+1" office:value-type="date" office:date-value="2026-06-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9]=&quot;&quot;;&quot;&quot;;IFERROR(VLOOKUP([.AS59];[$Lune.$A$1:.$B$1000];2;0);IF((WEEKDAY([.AS59])=5)OR((WEEKDAY([.AS59])=4)AND(NOT(ISERROR(MATCH([.AS59]+1;[$Lune.$A$1:.$A$1000];0)))));ISOWEEKNUM([.AS59]);&quot;&quot;)))">
            <text:p/>
          </table:table-cell>
          <table:table-cell table:style-name="ce146" table:number-columns-repeated="2"/>
          <table:table-cell table:style-name="ce51" office:value-type="string" office:string-value="D" calcext:value-type="string">
            <text:p>D</text:p>
          </table:table-cell>
          <table:table-cell table:style-name="ce57" table:formula="of:=[.BC58]+1" office:value-type="date" office:date-value="2026-07-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9]=&quot;&quot;;&quot;&quot;;IFERROR(VLOOKUP([.BC59];[$Lune.$A$1:.$B$1000];2;0);IF((WEEKDAY([.BC59])=5)OR((WEEKDAY([.BC59])=4)AND(NOT(ISERROR(MATCH([.BC59]+1;[$Lune.$A$1:.$A$1000];0)))));ISOWEEKNUM([.BC59]);&quot;&quot;)))">
            <text:p/>
          </table:table-cell>
          <table:table-cell table:style-name="ce51" office:value-type="string" office:string-value="M" calcext:value-type="string">
            <text:p>M</text:p>
          </table:table-cell>
          <table:table-cell table:style-name="ce57" table:formula="of:=[.BK58]+1" office:value-type="date" office:date-value="2026-08-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9]=&quot;&quot;;&quot;&quot;;IFERROR(VLOOKUP([.BK59];[$Lune.$A$1:.$B$1000];2;0);IF((WEEKDAY([.BK59])=5)OR((WEEKDAY([.BK59])=4)AND(NOT(ISERROR(MATCH([.BK59]+1;[$Lune.$A$1:.$A$1000];0)))));ISOWEEKNUM([.BK59]);&quot;&quot;)))" office:value-type="float" office:value="34" calcext:value-type="float">
            <text:p>34</text:p>
          </table:table-cell>
          <table:table-cell table:style-name="ce51" office:value-type="string" office:string-value="S" calcext:value-type="string">
            <text:p>S</text:p>
          </table:table-cell>
          <table:table-cell table:style-name="ce57" table:formula="of:=[.BS58]+1" office:value-type="date" office:date-value="2026-09-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9]=&quot;&quot;;&quot;&quot;;IFERROR(VLOOKUP([.BS59];[$Lune.$A$1:.$B$1000];2;0);IF((WEEKDAY([.BS59])=5)OR((WEEKDAY([.BS59])=4)AND(NOT(ISERROR(MATCH([.BS59]+1;[$Lune.$A$1:.$A$1000];0)))));ISOWEEKNUM([.BS59]);&quot;&quot;)))">
            <text:p/>
          </table:table-cell>
          <table:table-cell table:style-name="ce51" office:value-type="string" office:string-value="L" calcext:value-type="string">
            <text:p>L</text:p>
          </table:table-cell>
          <table:table-cell table:style-name="ce57" table:formula="of:=[.CA58]+1" office:value-type="date" office:date-value="2026-10-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9]=&quot;&quot;;&quot;&quot;;IFERROR(VLOOKUP([.CA59];[$Lune.$A$1:.$B$1000];2;0);IF((WEEKDAY([.CA59])=5)OR((WEEKDAY([.CA59])=4)AND(NOT(ISERROR(MATCH([.CA59]+1;[$Lune.$A$1:.$A$1000];0)))));ISOWEEKNUM([.CA59]);&quot;&quot;)))">
            <text:p/>
          </table:table-cell>
          <table:table-cell table:style-name="ce51" office:value-type="string" office:string-value="J" calcext:value-type="string">
            <text:p>J</text:p>
          </table:table-cell>
          <table:table-cell table:style-name="ce57" table:formula="of:=[.CI58]+1" office:value-type="date" office:date-value="2026-11-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9]=&quot;&quot;;&quot;&quot;;IFERROR(VLOOKUP([.CI59];[$Lune.$A$1:.$B$1000];2;0);IF((WEEKDAY([.CI59])=5)OR((WEEKDAY([.CI59])=4)AND(NOT(ISERROR(MATCH([.CI59]+1;[$Lune.$A$1:.$A$1000];0)))));ISOWEEKNUM([.CI59]);&quot;&quot;)))" office:value-type="float" office:value="47" calcext:value-type="float">
            <text:p>47</text:p>
          </table:table-cell>
          <table:table-cell table:style-name="ce51" office:value-type="string" office:string-value="S" calcext:value-type="string">
            <text:p>S</text:p>
          </table:table-cell>
          <table:table-cell table:style-name="ce57" table:formula="of:=[.CQ58]+1" office:value-type="date" office:date-value="2026-12-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9]=&quot;&quot;;&quot;&quot;;IFERROR(VLOOKUP([.CQ59];[$Lune.$A$1:.$B$1000];2;0);IF((WEEKDAY([.CQ59])=5)OR((WEEKDAY([.CQ59])=4)AND(NOT(ISERROR(MATCH([.CQ59]+1;[$Lune.$A$1:.$A$1000];0)))));ISOWEEKNUM([.CQ59]);&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59]+1" office:value-type="date" office:date-value="2026-01-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0]=&quot;&quot;;&quot;&quot;;IFERROR(VLOOKUP([.E60];[$Lune.$A$1:.$B$1000];2;0);IF((WEEKDAY([.E60])=5)OR((WEEKDAY([.E60])=4)AND(NOT(ISERROR(MATCH([.E60]+1;[$Lune.$A$1:.$A$1000];0)))));ISOWEEKNUM([.E60]);&quot;&quot;)))">
            <text:p/>
          </table:table-cell>
          <table:table-cell table:style-name="ce51" office:value-type="string" office:string-value="V" calcext:value-type="string">
            <text:p>V</text:p>
          </table:table-cell>
          <table:table-cell table:style-name="ce57" table:formula="of:=[.M59]+1" office:value-type="date" office:date-value="2026-02-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0]=&quot;&quot;;&quot;&quot;;IFERROR(VLOOKUP([.M60];[$Lune.$A$1:.$B$1000];2;0);IF((WEEKDAY([.M60])=5)OR((WEEKDAY([.M60])=4)AND(NOT(ISERROR(MATCH([.M60]+1;[$Lune.$A$1:.$A$1000];0)))));ISOWEEKNUM([.M60]);&quot;&quot;)))">
            <text:p/>
          </table:table-cell>
          <table:table-cell table:style-name="ce51" office:value-type="string" office:string-value="V" calcext:value-type="string">
            <text:p>V</text:p>
          </table:table-cell>
          <table:table-cell table:style-name="ce57" table:formula="of:=[.U59]+1" office:value-type="date" office:date-value="2026-03-20" calcext:value-type="date">
            <text:p>20</text:p>
          </table:table-cell>
          <table:table-cell table:style-name="ce62" office:value-type="string" office:string-value=" printemps" calcext:value-type="string">
            <text:p><text:s/>printemps</text:p>
          </table:table-cell>
          <table:table-cell table:style-name="ce68"/>
          <table:table-cell table:style-name="ce72"/>
          <table:table-cell table:style-name="ce77"/>
          <table:table-cell table:style-name="ce81"/>
          <table:table-cell table:style-name="ce86" table:formula="of:=IF([.U60]=&quot;&quot;;&quot;&quot;;IFERROR(VLOOKUP([.U60];[$Lune.$A$1:.$B$1000];2;0);IF((WEEKDAY([.U60])=5)OR((WEEKDAY([.U60])=4)AND(NOT(ISERROR(MATCH([.U60]+1;[$Lune.$A$1:.$A$1000];0)))));ISOWEEKNUM([.U60]);&quot;&quot;)))">
            <text:p/>
          </table:table-cell>
          <table:table-cell table:style-name="ce51" office:value-type="string" office:string-value="L" calcext:value-type="string">
            <text:p>L</text:p>
          </table:table-cell>
          <table:table-cell table:style-name="ce57" table:formula="of:=[.AC59]+1" office:value-type="date" office:date-value="2026-04-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0]=&quot;&quot;;&quot;&quot;;IFERROR(VLOOKUP([.AC60];[$Lune.$A$1:.$B$1000];2;0);IF((WEEKDAY([.AC60])=5)OR((WEEKDAY([.AC60])=4)AND(NOT(ISERROR(MATCH([.AC60]+1;[$Lune.$A$1:.$A$1000];0)))));ISOWEEKNUM([.AC60]);&quot;&quot;)))">
            <text:p/>
          </table:table-cell>
          <table:table-cell table:style-name="ce51" office:value-type="string" office:string-value="M" calcext:value-type="string">
            <text:p>M</text:p>
          </table:table-cell>
          <table:table-cell table:style-name="ce57" table:formula="of:=[.AK59]+1" office:value-type="date" office:date-value="2026-05-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0]=&quot;&quot;;&quot;&quot;;IFERROR(VLOOKUP([.AK60];[$Lune.$A$1:.$B$1000];2;0);IF((WEEKDAY([.AK60])=5)OR((WEEKDAY([.AK60])=4)AND(NOT(ISERROR(MATCH([.AK60]+1;[$Lune.$A$1:.$A$1000];0)))));ISOWEEKNUM([.AK60]);&quot;&quot;)))">
            <text:p/>
          </table:table-cell>
          <table:table-cell table:style-name="ce51" office:value-type="string" office:string-value="S" calcext:value-type="string">
            <text:p>S</text:p>
          </table:table-cell>
          <table:table-cell table:style-name="ce57" table:formula="of:=[.AS59]+1" office:value-type="date" office:date-value="2026-06-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0]=&quot;&quot;;&quot;&quot;;IFERROR(VLOOKUP([.AS60];[$Lune.$A$1:.$B$1000];2;0);IF((WEEKDAY([.AS60])=5)OR((WEEKDAY([.AS60])=4)AND(NOT(ISERROR(MATCH([.AS60]+1;[$Lune.$A$1:.$A$1000];0)))));ISOWEEKNUM([.AS60]);&quot;&quot;)))">
            <text:p/>
          </table:table-cell>
          <table:table-cell table:style-name="ce146" table:number-columns-repeated="2"/>
          <table:table-cell table:style-name="ce51" office:value-type="string" office:string-value="L" calcext:value-type="string">
            <text:p>L</text:p>
          </table:table-cell>
          <table:table-cell table:style-name="ce57" table:formula="of:=[.BC59]+1" office:value-type="date" office:date-value="2026-07-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0]=&quot;&quot;;&quot;&quot;;IFERROR(VLOOKUP([.BC60];[$Lune.$A$1:.$B$1000];2;0);IF((WEEKDAY([.BC60])=5)OR((WEEKDAY([.BC60])=4)AND(NOT(ISERROR(MATCH([.BC60]+1;[$Lune.$A$1:.$A$1000];0)))));ISOWEEKNUM([.BC60]);&quot;&quot;)))">
            <text:p/>
          </table:table-cell>
          <table:table-cell table:style-name="ce51" office:value-type="string" office:string-value="J" calcext:value-type="string">
            <text:p>J</text:p>
          </table:table-cell>
          <table:table-cell table:style-name="ce57" table:formula="of:=[.BK59]+1" office:value-type="date" office:date-value="2026-08-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0]=&quot;&quot;;&quot;&quot;;IFERROR(VLOOKUP([.BK60];[$Lune.$A$1:.$B$1000];2;0);IF((WEEKDAY([.BK60])=5)OR((WEEKDAY([.BK60])=4)AND(NOT(ISERROR(MATCH([.BK60]+1;[$Lune.$A$1:.$A$1000];0)))));ISOWEEKNUM([.BK60]);&quot;&quot;)))" office:value-type="string" office:string-value="◐" calcext:value-type="string">
            <text:p>◐</text:p>
          </table:table-cell>
          <table:table-cell table:style-name="ce51" office:value-type="string" office:string-value="D" calcext:value-type="string">
            <text:p>D</text:p>
          </table:table-cell>
          <table:table-cell table:style-name="ce57" table:formula="of:=[.BS59]+1" office:value-type="date" office:date-value="2026-09-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0]=&quot;&quot;;&quot;&quot;;IFERROR(VLOOKUP([.BS60];[$Lune.$A$1:.$B$1000];2;0);IF((WEEKDAY([.BS60])=5)OR((WEEKDAY([.BS60])=4)AND(NOT(ISERROR(MATCH([.BS60]+1;[$Lune.$A$1:.$A$1000];0)))));ISOWEEKNUM([.BS60]);&quot;&quot;)))">
            <text:p/>
          </table:table-cell>
          <table:table-cell table:style-name="ce51" office:value-type="string" office:string-value="M" calcext:value-type="string">
            <text:p>M</text:p>
          </table:table-cell>
          <table:table-cell table:style-name="ce57" table:formula="of:=[.CA59]+1" office:value-type="date" office:date-value="2026-10-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0]=&quot;&quot;;&quot;&quot;;IFERROR(VLOOKUP([.CA60];[$Lune.$A$1:.$B$1000];2;0);IF((WEEKDAY([.CA60])=5)OR((WEEKDAY([.CA60])=4)AND(NOT(ISERROR(MATCH([.CA60]+1;[$Lune.$A$1:.$A$1000];0)))));ISOWEEKNUM([.CA60]);&quot;&quot;)))">
            <text:p/>
          </table:table-cell>
          <table:table-cell table:style-name="ce51" office:value-type="string" office:string-value="V" calcext:value-type="string">
            <text:p>V</text:p>
          </table:table-cell>
          <table:table-cell table:style-name="ce57" table:formula="of:=[.CI59]+1" office:value-type="date" office:date-value="2026-11-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0]=&quot;&quot;;&quot;&quot;;IFERROR(VLOOKUP([.CI60];[$Lune.$A$1:.$B$1000];2;0);IF((WEEKDAY([.CI60])=5)OR((WEEKDAY([.CI60])=4)AND(NOT(ISERROR(MATCH([.CI60]+1;[$Lune.$A$1:.$A$1000];0)))));ISOWEEKNUM([.CI60]);&quot;&quot;)))">
            <text:p/>
          </table:table-cell>
          <table:table-cell table:style-name="ce51" office:value-type="string" office:string-value="D" calcext:value-type="string">
            <text:p>D</text:p>
          </table:table-cell>
          <table:table-cell table:style-name="ce57" table:formula="of:=[.CQ59]+1" office:value-type="date" office:date-value="2026-12-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0]=&quot;&quot;;&quot;&quot;;IFERROR(VLOOKUP([.CQ60];[$Lune.$A$1:.$B$1000];2;0);IF((WEEKDAY([.CQ60])=5)OR((WEEKDAY([.CQ60])=4)AND(NOT(ISERROR(MATCH([.CQ60]+1;[$Lune.$A$1:.$A$1000];0)))));ISOWEEKNUM([.CQ60]);&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60]+1" office:value-type="date" office:date-value="2026-01-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1]=&quot;&quot;;&quot;&quot;;IFERROR(VLOOKUP([.E61];[$Lune.$A$1:.$B$1000];2;0);IF((WEEKDAY([.E61])=5)OR((WEEKDAY([.E61])=4)AND(NOT(ISERROR(MATCH([.E61]+1;[$Lune.$A$1:.$A$1000];0)))));ISOWEEKNUM([.E61]);&quot;&quot;)))">
            <text:p/>
          </table:table-cell>
          <table:table-cell table:style-name="ce51" office:value-type="string" office:string-value="S" calcext:value-type="string">
            <text:p>S</text:p>
          </table:table-cell>
          <table:table-cell table:style-name="ce57" table:formula="of:=[.M60]+1" office:value-type="date" office:date-value="2026-02-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1]=&quot;&quot;;&quot;&quot;;IFERROR(VLOOKUP([.M61];[$Lune.$A$1:.$B$1000];2;0);IF((WEEKDAY([.M61])=5)OR((WEEKDAY([.M61])=4)AND(NOT(ISERROR(MATCH([.M61]+1;[$Lune.$A$1:.$A$1000];0)))));ISOWEEKNUM([.M61]);&quot;&quot;)))">
            <text:p/>
          </table:table-cell>
          <table:table-cell table:style-name="ce51" office:value-type="string" office:string-value="S" calcext:value-type="string">
            <text:p>S</text:p>
          </table:table-cell>
          <table:table-cell table:style-name="ce57" table:formula="of:=[.U60]+1" office:value-type="date" office:date-value="2026-03-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1]=&quot;&quot;;&quot;&quot;;IFERROR(VLOOKUP([.U61];[$Lune.$A$1:.$B$1000];2;0);IF((WEEKDAY([.U61])=5)OR((WEEKDAY([.U61])=4)AND(NOT(ISERROR(MATCH([.U61]+1;[$Lune.$A$1:.$A$1000];0)))));ISOWEEKNUM([.U61]);&quot;&quot;)))">
            <text:p/>
          </table:table-cell>
          <table:table-cell table:style-name="ce51" office:value-type="string" office:string-value="M" calcext:value-type="string">
            <text:p>M</text:p>
          </table:table-cell>
          <table:table-cell table:style-name="ce57" table:formula="of:=[.AC60]+1" office:value-type="date" office:date-value="2026-04-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1]=&quot;&quot;;&quot;&quot;;IFERROR(VLOOKUP([.AC61];[$Lune.$A$1:.$B$1000];2;0);IF((WEEKDAY([.AC61])=5)OR((WEEKDAY([.AC61])=4)AND(NOT(ISERROR(MATCH([.AC61]+1;[$Lune.$A$1:.$A$1000];0)))));ISOWEEKNUM([.AC61]);&quot;&quot;)))">
            <text:p/>
          </table:table-cell>
          <table:table-cell table:style-name="ce51" office:value-type="string" office:string-value="J" calcext:value-type="string">
            <text:p>J</text:p>
          </table:table-cell>
          <table:table-cell table:style-name="ce57" table:formula="of:=[.AK60]+1" office:value-type="date" office:date-value="2026-05-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1]=&quot;&quot;;&quot;&quot;;IFERROR(VLOOKUP([.AK61];[$Lune.$A$1:.$B$1000];2;0);IF((WEEKDAY([.AK61])=5)OR((WEEKDAY([.AK61])=4)AND(NOT(ISERROR(MATCH([.AK61]+1;[$Lune.$A$1:.$A$1000];0)))));ISOWEEKNUM([.AK61]);&quot;&quot;)))" office:value-type="float" office:value="21" calcext:value-type="float">
            <text:p>21</text:p>
          </table:table-cell>
          <table:table-cell table:style-name="ce51" office:value-type="string" office:string-value="D" calcext:value-type="string">
            <text:p>D</text:p>
          </table:table-cell>
          <table:table-cell table:style-name="ce57" table:formula="of:=[.AS60]+1" office:value-type="date" office:date-value="2026-06-21" calcext:value-type="date">
            <text:p>21</text:p>
          </table:table-cell>
          <table:table-cell table:style-name="ce62" office:value-type="string" office:string-value=" été" calcext:value-type="string">
            <text:p><text:s/>été</text:p>
          </table:table-cell>
          <table:table-cell table:style-name="ce68"/>
          <table:table-cell table:style-name="ce72"/>
          <table:table-cell table:style-name="ce77"/>
          <table:table-cell table:style-name="ce81"/>
          <table:table-cell table:style-name="ce86" table:formula="of:=IF([.AS61]=&quot;&quot;;&quot;&quot;;IFERROR(VLOOKUP([.AS61];[$Lune.$A$1:.$B$1000];2;0);IF((WEEKDAY([.AS61])=5)OR((WEEKDAY([.AS61])=4)AND(NOT(ISERROR(MATCH([.AS61]+1;[$Lune.$A$1:.$A$1000];0)))));ISOWEEKNUM([.AS61]);&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60]+1" office:value-type="date" office:date-value="2026-07-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1]=&quot;&quot;;&quot;&quot;;IFERROR(VLOOKUP([.BC61];[$Lune.$A$1:.$B$1000];2;0);IF((WEEKDAY([.BC61])=5)OR((WEEKDAY([.BC61])=4)AND(NOT(ISERROR(MATCH([.BC61]+1;[$Lune.$A$1:.$A$1000];0)))));ISOWEEKNUM([.BC61]);&quot;&quot;)))" office:value-type="string" office:string-value="◐" calcext:value-type="string">
            <text:p>◐</text:p>
          </table:table-cell>
          <table:table-cell table:style-name="ce51" office:value-type="string" office:string-value="V" calcext:value-type="string">
            <text:p>V</text:p>
          </table:table-cell>
          <table:table-cell table:style-name="ce57" table:formula="of:=[.BK60]+1" office:value-type="date" office:date-value="2026-08-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1]=&quot;&quot;;&quot;&quot;;IFERROR(VLOOKUP([.BK61];[$Lune.$A$1:.$B$1000];2;0);IF((WEEKDAY([.BK61])=5)OR((WEEKDAY([.BK61])=4)AND(NOT(ISERROR(MATCH([.BK61]+1;[$Lune.$A$1:.$A$1000];0)))));ISOWEEKNUM([.BK61]);&quot;&quot;)))">
            <text:p/>
          </table:table-cell>
          <table:table-cell table:style-name="ce51" office:value-type="string" office:string-value="L" calcext:value-type="string">
            <text:p>L</text:p>
          </table:table-cell>
          <table:table-cell table:style-name="ce57" table:formula="of:=[.BS60]+1" office:value-type="date" office:date-value="2026-09-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1]=&quot;&quot;;&quot;&quot;;IFERROR(VLOOKUP([.BS61];[$Lune.$A$1:.$B$1000];2;0);IF((WEEKDAY([.BS61])=5)OR((WEEKDAY([.BS61])=4)AND(NOT(ISERROR(MATCH([.BS61]+1;[$Lune.$A$1:.$A$1000];0)))));ISOWEEKNUM([.BS61]);&quot;&quot;)))">
            <text:p/>
          </table:table-cell>
          <table:table-cell table:style-name="ce51" office:value-type="string" office:string-value="M" calcext:value-type="string">
            <text:p>M</text:p>
          </table:table-cell>
          <table:table-cell table:style-name="ce57" table:formula="of:=[.CA60]+1" office:value-type="date" office:date-value="2026-10-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1]=&quot;&quot;;&quot;&quot;;IFERROR(VLOOKUP([.CA61];[$Lune.$A$1:.$B$1000];2;0);IF((WEEKDAY([.CA61])=5)OR((WEEKDAY([.CA61])=4)AND(NOT(ISERROR(MATCH([.CA61]+1;[$Lune.$A$1:.$A$1000];0)))));ISOWEEKNUM([.CA61]);&quot;&quot;)))">
            <text:p/>
          </table:table-cell>
          <table:table-cell table:style-name="ce51" office:value-type="string" office:string-value="S" calcext:value-type="string">
            <text:p>S</text:p>
          </table:table-cell>
          <table:table-cell table:style-name="ce57" table:formula="of:=[.CI60]+1" office:value-type="date" office:date-value="2026-11-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1]=&quot;&quot;;&quot;&quot;;IFERROR(VLOOKUP([.CI61];[$Lune.$A$1:.$B$1000];2;0);IF((WEEKDAY([.CI61])=5)OR((WEEKDAY([.CI61])=4)AND(NOT(ISERROR(MATCH([.CI61]+1;[$Lune.$A$1:.$A$1000];0)))));ISOWEEKNUM([.CI61]);&quot;&quot;)))">
            <text:p/>
          </table:table-cell>
          <table:table-cell table:style-name="ce51" office:value-type="string" office:string-value="L" calcext:value-type="string">
            <text:p>L</text:p>
          </table:table-cell>
          <table:table-cell table:style-name="ce57" table:formula="of:=[.CQ60]+1" office:value-type="date" office:date-value="2026-12-21" calcext:value-type="date">
            <text:p>21</text:p>
          </table:table-cell>
          <table:table-cell table:style-name="ce62" office:value-type="string" office:string-value=" hiver" calcext:value-type="string">
            <text:p><text:s/>hiver</text:p>
          </table:table-cell>
          <table:table-cell table:style-name="ce68"/>
          <table:table-cell table:style-name="ce72"/>
          <table:table-cell table:style-name="ce77"/>
          <table:table-cell table:style-name="ce81"/>
          <table:table-cell table:style-name="ce86" table:formula="of:=IF([.CQ61]=&quot;&quot;;&quot;&quot;;IFERROR(VLOOKUP([.CQ61];[$Lune.$A$1:.$B$1000];2;0);IF((WEEKDAY([.CQ61])=5)OR((WEEKDAY([.CQ61])=4)AND(NOT(ISERROR(MATCH([.CQ61]+1;[$Lune.$A$1:.$A$1000];0)))));ISOWEEKNUM([.CQ61]);&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J" calcext:value-type="string">
            <text:p>J</text:p>
          </table:table-cell>
          <table:table-cell table:style-name="ce57" table:formula="of:=[.E61]+1" office:value-type="date" office:date-value="2026-01-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2]=&quot;&quot;;&quot;&quot;;IFERROR(VLOOKUP([.E62];[$Lune.$A$1:.$B$1000];2;0);IF((WEEKDAY([.E62])=5)OR((WEEKDAY([.E62])=4)AND(NOT(ISERROR(MATCH([.E62]+1;[$Lune.$A$1:.$A$1000];0)))));ISOWEEKNUM([.E62]);&quot;&quot;)))" office:value-type="float" office:value="4" calcext:value-type="float">
            <text:p>4</text:p>
          </table:table-cell>
          <table:table-cell table:style-name="ce51" office:value-type="string" office:string-value="D" calcext:value-type="string">
            <text:p>D</text:p>
          </table:table-cell>
          <table:table-cell table:style-name="ce57" table:formula="of:=[.M61]+1" office:value-type="date" office:date-value="2026-02-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2]=&quot;&quot;;&quot;&quot;;IFERROR(VLOOKUP([.M62];[$Lune.$A$1:.$B$1000];2;0);IF((WEEKDAY([.M62])=5)OR((WEEKDAY([.M62])=4)AND(NOT(ISERROR(MATCH([.M62]+1;[$Lune.$A$1:.$A$1000];0)))));ISOWEEKNUM([.M62]);&quot;&quot;)))">
            <text:p/>
          </table:table-cell>
          <table:table-cell table:style-name="ce51" office:value-type="string" office:string-value="D" calcext:value-type="string">
            <text:p>D</text:p>
          </table:table-cell>
          <table:table-cell table:style-name="ce57" table:formula="of:=[.U61]+1" office:value-type="date" office:date-value="2026-03-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2]=&quot;&quot;;&quot;&quot;;IFERROR(VLOOKUP([.U62];[$Lune.$A$1:.$B$1000];2;0);IF((WEEKDAY([.U62])=5)OR((WEEKDAY([.U62])=4)AND(NOT(ISERROR(MATCH([.U62]+1;[$Lune.$A$1:.$A$1000];0)))));ISOWEEKNUM([.U62]);&quot;&quot;)))">
            <text:p/>
          </table:table-cell>
          <table:table-cell table:style-name="ce51" office:value-type="string" office:string-value="M" calcext:value-type="string">
            <text:p>M</text:p>
          </table:table-cell>
          <table:table-cell table:style-name="ce57" table:formula="of:=[.AC61]+1" office:value-type="date" office:date-value="2026-04-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2]=&quot;&quot;;&quot;&quot;;IFERROR(VLOOKUP([.AC62];[$Lune.$A$1:.$B$1000];2;0);IF((WEEKDAY([.AC62])=5)OR((WEEKDAY([.AC62])=4)AND(NOT(ISERROR(MATCH([.AC62]+1;[$Lune.$A$1:.$A$1000];0)))));ISOWEEKNUM([.AC62]);&quot;&quot;)))">
            <text:p/>
          </table:table-cell>
          <table:table-cell table:style-name="ce51" office:value-type="string" office:string-value="V" calcext:value-type="string">
            <text:p>V</text:p>
          </table:table-cell>
          <table:table-cell table:style-name="ce57" table:formula="of:=[.AK61]+1" office:value-type="date" office:date-value="2026-05-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2]=&quot;&quot;;&quot;&quot;;IFERROR(VLOOKUP([.AK62];[$Lune.$A$1:.$B$1000];2;0);IF((WEEKDAY([.AK62])=5)OR((WEEKDAY([.AK62])=4)AND(NOT(ISERROR(MATCH([.AK62]+1;[$Lune.$A$1:.$A$1000];0)))));ISOWEEKNUM([.AK62]);&quot;&quot;)))">
            <text:p/>
          </table:table-cell>
          <table:table-cell table:style-name="ce51" office:value-type="string" office:string-value="L" calcext:value-type="string">
            <text:p>L</text:p>
          </table:table-cell>
          <table:table-cell table:style-name="ce57" table:formula="of:=[.AS61]+1" office:value-type="date" office:date-value="2026-06-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2]=&quot;&quot;;&quot;&quot;;IFERROR(VLOOKUP([.AS62];[$Lune.$A$1:.$B$1000];2;0);IF((WEEKDAY([.AS62])=5)OR((WEEKDAY([.AS62])=4)AND(NOT(ISERROR(MATCH([.AS62]+1;[$Lune.$A$1:.$A$1000];0)))));ISOWEEKNUM([.AS62]);&quot;&quot;)))">
            <text:p/>
          </table:table-cell>
          <table:table-cell table:style-name="ce146" table:number-columns-repeated="2"/>
          <table:table-cell table:style-name="ce51" office:value-type="string" office:string-value="M" calcext:value-type="string">
            <text:p>M</text:p>
          </table:table-cell>
          <table:table-cell table:style-name="ce57" table:formula="of:=[.BC61]+1" office:value-type="date" office:date-value="2026-07-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2]=&quot;&quot;;&quot;&quot;;IFERROR(VLOOKUP([.BC62];[$Lune.$A$1:.$B$1000];2;0);IF((WEEKDAY([.BC62])=5)OR((WEEKDAY([.BC62])=4)AND(NOT(ISERROR(MATCH([.BC62]+1;[$Lune.$A$1:.$A$1000];0)))));ISOWEEKNUM([.BC62]);&quot;&quot;)))">
            <text:p/>
          </table:table-cell>
          <table:table-cell table:style-name="ce51" office:value-type="string" office:string-value="S" calcext:value-type="string">
            <text:p>S</text:p>
          </table:table-cell>
          <table:table-cell table:style-name="ce57" table:formula="of:=[.BK61]+1" office:value-type="date" office:date-value="2026-08-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2]=&quot;&quot;;&quot;&quot;;IFERROR(VLOOKUP([.BK62];[$Lune.$A$1:.$B$1000];2;0);IF((WEEKDAY([.BK62])=5)OR((WEEKDAY([.BK62])=4)AND(NOT(ISERROR(MATCH([.BK62]+1;[$Lune.$A$1:.$A$1000];0)))));ISOWEEKNUM([.BK62]);&quot;&quot;)))">
            <text:p/>
          </table:table-cell>
          <table:table-cell table:style-name="ce51" office:value-type="string" office:string-value="M" calcext:value-type="string">
            <text:p>M</text:p>
          </table:table-cell>
          <table:table-cell table:style-name="ce57" table:formula="of:=[.BS61]+1" office:value-type="date" office:date-value="2026-09-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2]=&quot;&quot;;&quot;&quot;;IFERROR(VLOOKUP([.BS62];[$Lune.$A$1:.$B$1000];2;0);IF((WEEKDAY([.BS62])=5)OR((WEEKDAY([.BS62])=4)AND(NOT(ISERROR(MATCH([.BS62]+1;[$Lune.$A$1:.$A$1000];0)))));ISOWEEKNUM([.BS62]);&quot;&quot;)))">
            <text:p/>
          </table:table-cell>
          <table:table-cell table:style-name="ce51" office:value-type="string" office:string-value="J" calcext:value-type="string">
            <text:p>J</text:p>
          </table:table-cell>
          <table:table-cell table:style-name="ce57" table:formula="of:=[.CA61]+1" office:value-type="date" office:date-value="2026-10-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2]=&quot;&quot;;&quot;&quot;;IFERROR(VLOOKUP([.CA62];[$Lune.$A$1:.$B$1000];2;0);IF((WEEKDAY([.CA62])=5)OR((WEEKDAY([.CA62])=4)AND(NOT(ISERROR(MATCH([.CA62]+1;[$Lune.$A$1:.$A$1000];0)))));ISOWEEKNUM([.CA62]);&quot;&quot;)))" office:value-type="float" office:value="43" calcext:value-type="float">
            <text:p>43</text:p>
          </table:table-cell>
          <table:table-cell table:style-name="ce51" office:value-type="string" office:string-value="D" calcext:value-type="string">
            <text:p>D</text:p>
          </table:table-cell>
          <table:table-cell table:style-name="ce57" table:formula="of:=[.CI61]+1" office:value-type="date" office:date-value="2026-11-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2]=&quot;&quot;;&quot;&quot;;IFERROR(VLOOKUP([.CI62];[$Lune.$A$1:.$B$1000];2;0);IF((WEEKDAY([.CI62])=5)OR((WEEKDAY([.CI62])=4)AND(NOT(ISERROR(MATCH([.CI62]+1;[$Lune.$A$1:.$A$1000];0)))));ISOWEEKNUM([.CI62]);&quot;&quot;)))">
            <text:p/>
          </table:table-cell>
          <table:table-cell table:style-name="ce51" office:value-type="string" office:string-value="M" calcext:value-type="string">
            <text:p>M</text:p>
          </table:table-cell>
          <table:table-cell table:style-name="ce57" table:formula="of:=[.CQ61]+1" office:value-type="date" office:date-value="2026-12-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2]=&quot;&quot;;&quot;&quot;;IFERROR(VLOOKUP([.CQ62];[$Lune.$A$1:.$B$1000];2;0);IF((WEEKDAY([.CQ62])=5)OR((WEEKDAY([.CQ62])=4)AND(NOT(ISERROR(MATCH([.CQ62]+1;[$Lune.$A$1:.$A$1000];0)))));ISOWEEKNUM([.CQ62]);&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V" calcext:value-type="string">
            <text:p>V</text:p>
          </table:table-cell>
          <table:table-cell table:style-name="ce57" table:formula="of:=[.E62]+1" office:value-type="date" office:date-value="2026-01-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3]=&quot;&quot;;&quot;&quot;;IFERROR(VLOOKUP([.E63];[$Lune.$A$1:.$B$1000];2;0);IF((WEEKDAY([.E63])=5)OR((WEEKDAY([.E63])=4)AND(NOT(ISERROR(MATCH([.E63]+1;[$Lune.$A$1:.$A$1000];0)))));ISOWEEKNUM([.E63]);&quot;&quot;)))">
            <text:p/>
          </table:table-cell>
          <table:table-cell table:style-name="ce51" office:value-type="string" office:string-value="L" calcext:value-type="string">
            <text:p>L</text:p>
          </table:table-cell>
          <table:table-cell table:style-name="ce57" table:formula="of:=[.M62]+1" office:value-type="date" office:date-value="2026-02-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3]=&quot;&quot;;&quot;&quot;;IFERROR(VLOOKUP([.M63];[$Lune.$A$1:.$B$1000];2;0);IF((WEEKDAY([.M63])=5)OR((WEEKDAY([.M63])=4)AND(NOT(ISERROR(MATCH([.M63]+1;[$Lune.$A$1:.$A$1000];0)))));ISOWEEKNUM([.M63]);&quot;&quot;)))">
            <text:p/>
          </table:table-cell>
          <table:table-cell table:style-name="ce51" office:value-type="string" office:string-value="L" calcext:value-type="string">
            <text:p>L</text:p>
          </table:table-cell>
          <table:table-cell table:style-name="ce57" table:formula="of:=[.U62]+1" office:value-type="date" office:date-value="2026-03-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3]=&quot;&quot;;&quot;&quot;;IFERROR(VLOOKUP([.U63];[$Lune.$A$1:.$B$1000];2;0);IF((WEEKDAY([.U63])=5)OR((WEEKDAY([.U63])=4)AND(NOT(ISERROR(MATCH([.U63]+1;[$Lune.$A$1:.$A$1000];0)))));ISOWEEKNUM([.U63]);&quot;&quot;)))">
            <text:p/>
          </table:table-cell>
          <table:table-cell table:style-name="ce51" office:value-type="string" office:string-value="J" calcext:value-type="string">
            <text:p>J</text:p>
          </table:table-cell>
          <table:table-cell table:style-name="ce57" table:formula="of:=[.AC62]+1" office:value-type="date" office:date-value="2026-04-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3]=&quot;&quot;;&quot;&quot;;IFERROR(VLOOKUP([.AC63];[$Lune.$A$1:.$B$1000];2;0);IF((WEEKDAY([.AC63])=5)OR((WEEKDAY([.AC63])=4)AND(NOT(ISERROR(MATCH([.AC63]+1;[$Lune.$A$1:.$A$1000];0)))));ISOWEEKNUM([.AC63]);&quot;&quot;)))" office:value-type="float" office:value="17" calcext:value-type="float">
            <text:p>17</text:p>
          </table:table-cell>
          <table:table-cell table:style-name="ce51" office:value-type="string" office:string-value="S" calcext:value-type="string">
            <text:p>S</text:p>
          </table:table-cell>
          <table:table-cell table:style-name="ce57" table:formula="of:=[.AK62]+1" office:value-type="date" office:date-value="2026-05-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3]=&quot;&quot;;&quot;&quot;;IFERROR(VLOOKUP([.AK63];[$Lune.$A$1:.$B$1000];2;0);IF((WEEKDAY([.AK63])=5)OR((WEEKDAY([.AK63])=4)AND(NOT(ISERROR(MATCH([.AK63]+1;[$Lune.$A$1:.$A$1000];0)))));ISOWEEKNUM([.AK63]);&quot;&quot;)))" office:value-type="string" office:string-value="◐" calcext:value-type="string">
            <text:p>◐</text:p>
          </table:table-cell>
          <table:table-cell table:style-name="ce51" office:value-type="string" office:string-value="M" calcext:value-type="string">
            <text:p>M</text:p>
          </table:table-cell>
          <table:table-cell table:style-name="ce57" table:formula="of:=[.AS62]+1" office:value-type="date" office:date-value="2026-06-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3]=&quot;&quot;;&quot;&quot;;IFERROR(VLOOKUP([.AS63];[$Lune.$A$1:.$B$1000];2;0);IF((WEEKDAY([.AS63])=5)OR((WEEKDAY([.AS63])=4)AND(NOT(ISERROR(MATCH([.AS63]+1;[$Lune.$A$1:.$A$1000];0)))));ISOWEEKNUM([.AS63]);&quot;&quot;)))">
            <text:p/>
          </table:table-cell>
          <table:table-cell table:style-name="ce146" table:number-columns-repeated="2"/>
          <table:table-cell table:style-name="ce51" office:value-type="string" office:string-value="J" calcext:value-type="string">
            <text:p>J</text:p>
          </table:table-cell>
          <table:table-cell table:style-name="ce57" table:formula="of:=[.BC62]+1" office:value-type="date" office:date-value="2026-07-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3]=&quot;&quot;;&quot;&quot;;IFERROR(VLOOKUP([.BC63];[$Lune.$A$1:.$B$1000];2;0);IF((WEEKDAY([.BC63])=5)OR((WEEKDAY([.BC63])=4)AND(NOT(ISERROR(MATCH([.BC63]+1;[$Lune.$A$1:.$A$1000];0)))));ISOWEEKNUM([.BC63]);&quot;&quot;)))" office:value-type="float" office:value="30" calcext:value-type="float">
            <text:p>30</text:p>
          </table:table-cell>
          <table:table-cell table:style-name="ce51" office:value-type="string" office:string-value="D" calcext:value-type="string">
            <text:p>D</text:p>
          </table:table-cell>
          <table:table-cell table:style-name="ce57" table:formula="of:=[.BK62]+1" office:value-type="date" office:date-value="2026-08-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3]=&quot;&quot;;&quot;&quot;;IFERROR(VLOOKUP([.BK63];[$Lune.$A$1:.$B$1000];2;0);IF((WEEKDAY([.BK63])=5)OR((WEEKDAY([.BK63])=4)AND(NOT(ISERROR(MATCH([.BK63]+1;[$Lune.$A$1:.$A$1000];0)))));ISOWEEKNUM([.BK63]);&quot;&quot;)))">
            <text:p/>
          </table:table-cell>
          <table:table-cell table:style-name="ce51" office:value-type="string" office:string-value="M" calcext:value-type="string">
            <text:p>M</text:p>
          </table:table-cell>
          <table:table-cell table:style-name="ce57" table:formula="of:=[.BS62]+1" office:value-type="date" office:date-value="2026-09-23" calcext:value-type="date">
            <text:p>23</text:p>
          </table:table-cell>
          <table:table-cell table:style-name="ce62" office:value-type="string" office:string-value=" automne" calcext:value-type="string">
            <text:p><text:s/>automne</text:p>
          </table:table-cell>
          <table:table-cell table:style-name="ce68"/>
          <table:table-cell table:style-name="ce72"/>
          <table:table-cell table:style-name="ce77"/>
          <table:table-cell table:style-name="ce81"/>
          <table:table-cell table:style-name="ce86" table:formula="of:=IF([.BS63]=&quot;&quot;;&quot;&quot;;IFERROR(VLOOKUP([.BS63];[$Lune.$A$1:.$B$1000];2;0);IF((WEEKDAY([.BS63])=5)OR((WEEKDAY([.BS63])=4)AND(NOT(ISERROR(MATCH([.BS63]+1;[$Lune.$A$1:.$A$1000];0)))));ISOWEEKNUM([.BS63]);&quot;&quot;)))">
            <text:p/>
          </table:table-cell>
          <table:table-cell table:style-name="ce51" office:value-type="string" office:string-value="V" calcext:value-type="string">
            <text:p>V</text:p>
          </table:table-cell>
          <table:table-cell table:style-name="ce57" table:formula="of:=[.CA62]+1" office:value-type="date" office:date-value="2026-10-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3]=&quot;&quot;;&quot;&quot;;IFERROR(VLOOKUP([.CA63];[$Lune.$A$1:.$B$1000];2;0);IF((WEEKDAY([.CA63])=5)OR((WEEKDAY([.CA63])=4)AND(NOT(ISERROR(MATCH([.CA63]+1;[$Lune.$A$1:.$A$1000];0)))));ISOWEEKNUM([.CA63]);&quot;&quot;)))">
            <text:p/>
          </table:table-cell>
          <table:table-cell table:style-name="ce51" office:value-type="string" office:string-value="L" calcext:value-type="string">
            <text:p>L</text:p>
          </table:table-cell>
          <table:table-cell table:style-name="ce57" table:formula="of:=[.CI62]+1" office:value-type="date" office:date-value="2026-11-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3]=&quot;&quot;;&quot;&quot;;IFERROR(VLOOKUP([.CI63];[$Lune.$A$1:.$B$1000];2;0);IF((WEEKDAY([.CI63])=5)OR((WEEKDAY([.CI63])=4)AND(NOT(ISERROR(MATCH([.CI63]+1;[$Lune.$A$1:.$A$1000];0)))));ISOWEEKNUM([.CI63]);&quot;&quot;)))">
            <text:p/>
          </table:table-cell>
          <table:table-cell table:style-name="ce51" office:value-type="string" office:string-value="M" calcext:value-type="string">
            <text:p>M</text:p>
          </table:table-cell>
          <table:table-cell table:style-name="ce57" table:formula="of:=[.CQ62]+1" office:value-type="date" office:date-value="2026-12-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3]=&quot;&quot;;&quot;&quot;;IFERROR(VLOOKUP([.CQ63];[$Lune.$A$1:.$B$1000];2;0);IF((WEEKDAY([.CQ63])=5)OR((WEEKDAY([.CQ63])=4)AND(NOT(ISERROR(MATCH([.CQ63]+1;[$Lune.$A$1:.$A$1000];0)))));ISOWEEKNUM([.CQ63]);&quot;&quot;)))" office:value-type="float" office:value="52" calcext:value-type="float">
            <text:p>52</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S" calcext:value-type="string">
            <text:p>S</text:p>
          </table:table-cell>
          <table:table-cell table:style-name="ce57" table:formula="of:=[.E63]+1" office:value-type="date" office:date-value="2026-01-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4]=&quot;&quot;;&quot;&quot;;IFERROR(VLOOKUP([.E64];[$Lune.$A$1:.$B$1000];2;0);IF((WEEKDAY([.E64])=5)OR((WEEKDAY([.E64])=4)AND(NOT(ISERROR(MATCH([.E64]+1;[$Lune.$A$1:.$A$1000];0)))));ISOWEEKNUM([.E64]);&quot;&quot;)))">
            <text:p/>
          </table:table-cell>
          <table:table-cell table:style-name="ce51" office:value-type="string" office:string-value="M" calcext:value-type="string">
            <text:p>M</text:p>
          </table:table-cell>
          <table:table-cell table:style-name="ce57" table:formula="of:=[.M63]+1" office:value-type="date" office:date-value="2026-02-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4]=&quot;&quot;;&quot;&quot;;IFERROR(VLOOKUP([.M64];[$Lune.$A$1:.$B$1000];2;0);IF((WEEKDAY([.M64])=5)OR((WEEKDAY([.M64])=4)AND(NOT(ISERROR(MATCH([.M64]+1;[$Lune.$A$1:.$A$1000];0)))));ISOWEEKNUM([.M64]);&quot;&quot;)))" office:value-type="string" office:string-value="◐" calcext:value-type="string">
            <text:p>◐</text:p>
          </table:table-cell>
          <table:table-cell table:style-name="ce51" office:value-type="string" office:string-value="M" calcext:value-type="string">
            <text:p>M</text:p>
          </table:table-cell>
          <table:table-cell table:style-name="ce57" table:formula="of:=[.U63]+1" office:value-type="date" office:date-value="2026-03-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4]=&quot;&quot;;&quot;&quot;;IFERROR(VLOOKUP([.U64];[$Lune.$A$1:.$B$1000];2;0);IF((WEEKDAY([.U64])=5)OR((WEEKDAY([.U64])=4)AND(NOT(ISERROR(MATCH([.U64]+1;[$Lune.$A$1:.$A$1000];0)))));ISOWEEKNUM([.U64]);&quot;&quot;)))">
            <text:p/>
          </table:table-cell>
          <table:table-cell table:style-name="ce51" office:value-type="string" office:string-value="V" calcext:value-type="string">
            <text:p>V</text:p>
          </table:table-cell>
          <table:table-cell table:style-name="ce57" table:formula="of:=[.AC63]+1" office:value-type="date" office:date-value="2026-04-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4]=&quot;&quot;;&quot;&quot;;IFERROR(VLOOKUP([.AC64];[$Lune.$A$1:.$B$1000];2;0);IF((WEEKDAY([.AC64])=5)OR((WEEKDAY([.AC64])=4)AND(NOT(ISERROR(MATCH([.AC64]+1;[$Lune.$A$1:.$A$1000];0)))));ISOWEEKNUM([.AC64]);&quot;&quot;)))" office:value-type="string" office:string-value="◐" calcext:value-type="string">
            <text:p>◐</text:p>
          </table:table-cell>
          <table:table-cell table:style-name="ce51" office:value-type="string" office:string-value="D" calcext:value-type="string">
            <text:p>D</text:p>
          </table:table-cell>
          <table:table-cell table:style-name="ce57" table:formula="of:=[.AK63]+1" office:value-type="date" office:date-value="2026-05-24" calcext:value-type="date">
            <text:p>24</text:p>
          </table:table-cell>
          <table:table-cell table:style-name="ce62" office:value-type="string" office:string-value="Pentecôte" calcext:value-type="string">
            <text:p>Pentecôte</text:p>
          </table:table-cell>
          <table:table-cell table:style-name="ce68"/>
          <table:table-cell table:style-name="ce72"/>
          <table:table-cell table:style-name="ce77"/>
          <table:table-cell table:style-name="ce81"/>
          <table:table-cell table:style-name="ce86" table:formula="of:=IF([.AK64]=&quot;&quot;;&quot;&quot;;IFERROR(VLOOKUP([.AK64];[$Lune.$A$1:.$B$1000];2;0);IF((WEEKDAY([.AK64])=5)OR((WEEKDAY([.AK64])=4)AND(NOT(ISERROR(MATCH([.AK64]+1;[$Lune.$A$1:.$A$1000];0)))));ISOWEEKNUM([.AK64]);&quot;&quot;)))">
            <text:p/>
          </table:table-cell>
          <table:table-cell table:style-name="ce51" office:value-type="string" office:string-value="M" calcext:value-type="string">
            <text:p>M</text:p>
          </table:table-cell>
          <table:table-cell table:style-name="ce57" table:formula="of:=[.AS63]+1" office:value-type="date" office:date-value="2026-06-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4]=&quot;&quot;;&quot;&quot;;IFERROR(VLOOKUP([.AS64];[$Lune.$A$1:.$B$1000];2;0);IF((WEEKDAY([.AS64])=5)OR((WEEKDAY([.AS64])=4)AND(NOT(ISERROR(MATCH([.AS64]+1;[$Lune.$A$1:.$A$1000];0)))));ISOWEEKNUM([.AS64]);&quot;&quot;)))">
            <text:p/>
          </table:table-cell>
          <table:table-cell table:style-name="ce146" table:number-columns-repeated="2"/>
          <table:table-cell table:style-name="ce51" office:value-type="string" office:string-value="V" calcext:value-type="string">
            <text:p>V</text:p>
          </table:table-cell>
          <table:table-cell table:style-name="ce57" table:formula="of:=[.BC63]+1" office:value-type="date" office:date-value="2026-07-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4]=&quot;&quot;;&quot;&quot;;IFERROR(VLOOKUP([.BC64];[$Lune.$A$1:.$B$1000];2;0);IF((WEEKDAY([.BC64])=5)OR((WEEKDAY([.BC64])=4)AND(NOT(ISERROR(MATCH([.BC64]+1;[$Lune.$A$1:.$A$1000];0)))));ISOWEEKNUM([.BC64]);&quot;&quot;)))">
            <text:p/>
          </table:table-cell>
          <table:table-cell table:style-name="ce51" office:value-type="string" office:string-value="L" calcext:value-type="string">
            <text:p>L</text:p>
          </table:table-cell>
          <table:table-cell table:style-name="ce57" table:formula="of:=[.BK63]+1" office:value-type="date" office:date-value="2026-08-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4]=&quot;&quot;;&quot;&quot;;IFERROR(VLOOKUP([.BK64];[$Lune.$A$1:.$B$1000];2;0);IF((WEEKDAY([.BK64])=5)OR((WEEKDAY([.BK64])=4)AND(NOT(ISERROR(MATCH([.BK64]+1;[$Lune.$A$1:.$A$1000];0)))));ISOWEEKNUM([.BK64]);&quot;&quot;)))">
            <text:p/>
          </table:table-cell>
          <table:table-cell table:style-name="ce51" office:value-type="string" office:string-value="J" calcext:value-type="string">
            <text:p>J</text:p>
          </table:table-cell>
          <table:table-cell table:style-name="ce57" table:formula="of:=[.BS63]+1" office:value-type="date" office:date-value="2026-09-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4]=&quot;&quot;;&quot;&quot;;IFERROR(VLOOKUP([.BS64];[$Lune.$A$1:.$B$1000];2;0);IF((WEEKDAY([.BS64])=5)OR((WEEKDAY([.BS64])=4)AND(NOT(ISERROR(MATCH([.BS64]+1;[$Lune.$A$1:.$A$1000];0)))));ISOWEEKNUM([.BS64]);&quot;&quot;)))" office:value-type="float" office:value="39" calcext:value-type="float">
            <text:p>39</text:p>
          </table:table-cell>
          <table:table-cell table:style-name="ce51" office:value-type="string" office:string-value="S" calcext:value-type="string">
            <text:p>S</text:p>
          </table:table-cell>
          <table:table-cell table:style-name="ce57" table:formula="of:=[.CA63]+1" office:value-type="date" office:date-value="2026-10-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4]=&quot;&quot;;&quot;&quot;;IFERROR(VLOOKUP([.CA64];[$Lune.$A$1:.$B$1000];2;0);IF((WEEKDAY([.CA64])=5)OR((WEEKDAY([.CA64])=4)AND(NOT(ISERROR(MATCH([.CA64]+1;[$Lune.$A$1:.$A$1000];0)))));ISOWEEKNUM([.CA64]);&quot;&quot;)))">
            <text:p/>
          </table:table-cell>
          <table:table-cell table:style-name="ce51" office:value-type="string" office:string-value="M" calcext:value-type="string">
            <text:p>M</text:p>
          </table:table-cell>
          <table:table-cell table:style-name="ce57" table:formula="of:=[.CI63]+1" office:value-type="date" office:date-value="2026-11-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4]=&quot;&quot;;&quot;&quot;;IFERROR(VLOOKUP([.CI64];[$Lune.$A$1:.$B$1000];2;0);IF((WEEKDAY([.CI64])=5)OR((WEEKDAY([.CI64])=4)AND(NOT(ISERROR(MATCH([.CI64]+1;[$Lune.$A$1:.$A$1000];0)))));ISOWEEKNUM([.CI64]);&quot;&quot;)))" office:value-type="string" office:string-value="○" calcext:value-type="string">
            <text:p>○</text:p>
          </table:table-cell>
          <table:table-cell table:style-name="ce51" office:value-type="string" office:string-value="J" calcext:value-type="string">
            <text:p>J</text:p>
          </table:table-cell>
          <table:table-cell table:style-name="ce57" table:formula="of:=[.CQ63]+1" office:value-type="date" office:date-value="2026-12-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4]=&quot;&quot;;&quot;&quot;;IFERROR(VLOOKUP([.CQ64];[$Lune.$A$1:.$B$1000];2;0);IF((WEEKDAY([.CQ64])=5)OR((WEEKDAY([.CQ64])=4)AND(NOT(ISERROR(MATCH([.CQ64]+1;[$Lune.$A$1:.$A$1000];0)))));ISOWEEKNUM([.CQ64]);&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D" calcext:value-type="string">
            <text:p>D</text:p>
          </table:table-cell>
          <table:table-cell table:style-name="ce57" table:formula="of:=[.E64]+1" office:value-type="date" office:date-value="2026-01-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5]=&quot;&quot;;&quot;&quot;;IFERROR(VLOOKUP([.E65];[$Lune.$A$1:.$B$1000];2;0);IF((WEEKDAY([.E65])=5)OR((WEEKDAY([.E65])=4)AND(NOT(ISERROR(MATCH([.E65]+1;[$Lune.$A$1:.$A$1000];0)))));ISOWEEKNUM([.E65]);&quot;&quot;)))">
            <text:p/>
          </table:table-cell>
          <table:table-cell table:style-name="ce51" office:value-type="string" office:string-value="M" calcext:value-type="string">
            <text:p>M</text:p>
          </table:table-cell>
          <table:table-cell table:style-name="ce57" table:formula="of:=[.M64]+1" office:value-type="date" office:date-value="2026-02-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5]=&quot;&quot;;&quot;&quot;;IFERROR(VLOOKUP([.M65];[$Lune.$A$1:.$B$1000];2;0);IF((WEEKDAY([.M65])=5)OR((WEEKDAY([.M65])=4)AND(NOT(ISERROR(MATCH([.M65]+1;[$Lune.$A$1:.$A$1000];0)))));ISOWEEKNUM([.M65]);&quot;&quot;)))">
            <text:p/>
          </table:table-cell>
          <table:table-cell table:style-name="ce51" office:value-type="string" office:string-value="M" calcext:value-type="string">
            <text:p>M</text:p>
          </table:table-cell>
          <table:table-cell table:style-name="ce57" table:formula="of:=[.U64]+1" office:value-type="date" office:date-value="2026-03-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5]=&quot;&quot;;&quot;&quot;;IFERROR(VLOOKUP([.U65];[$Lune.$A$1:.$B$1000];2;0);IF((WEEKDAY([.U65])=5)OR((WEEKDAY([.U65])=4)AND(NOT(ISERROR(MATCH([.U65]+1;[$Lune.$A$1:.$A$1000];0)))));ISOWEEKNUM([.U65]);&quot;&quot;)))" office:value-type="string" office:string-value="◐" calcext:value-type="string">
            <text:p>◐</text:p>
          </table:table-cell>
          <table:table-cell table:style-name="ce51" office:value-type="string" office:string-value="S" calcext:value-type="string">
            <text:p>S</text:p>
          </table:table-cell>
          <table:table-cell table:style-name="ce57" table:formula="of:=[.AC64]+1" office:value-type="date" office:date-value="2026-04-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5]=&quot;&quot;;&quot;&quot;;IFERROR(VLOOKUP([.AC65];[$Lune.$A$1:.$B$1000];2;0);IF((WEEKDAY([.AC65])=5)OR((WEEKDAY([.AC65])=4)AND(NOT(ISERROR(MATCH([.AC65]+1;[$Lune.$A$1:.$A$1000];0)))));ISOWEEKNUM([.AC65]);&quot;&quot;)))">
            <text:p/>
          </table:table-cell>
          <table:table-cell table:style-name="ce51" office:value-type="string" office:string-value="L" calcext:value-type="string">
            <text:p>L</text:p>
          </table:table-cell>
          <table:table-cell table:style-name="ce57" table:formula="of:=[.AK64]+1" office:value-type="date" office:date-value="2026-05-25" calcext:value-type="date">
            <text:p>25</text:p>
          </table:table-cell>
          <table:table-cell table:style-name="ce62" office:value-type="string" office:string-value=" " calcext:value-type="string">
            <text:p> </text:p>
          </table:table-cell>
          <table:table-cell table:style-name="ce68"/>
          <table:table-cell table:style-name="ce72"/>
          <table:table-cell table:style-name="ce77"/>
          <table:table-cell table:style-name="ce81"/>
          <table:table-cell table:style-name="ce86" table:formula="of:=IF([.AK65]=&quot;&quot;;&quot;&quot;;IFERROR(VLOOKUP([.AK65];[$Lune.$A$1:.$B$1000];2;0);IF((WEEKDAY([.AK65])=5)OR((WEEKDAY([.AK65])=4)AND(NOT(ISERROR(MATCH([.AK65]+1;[$Lune.$A$1:.$A$1000];0)))));ISOWEEKNUM([.AK65]);&quot;&quot;)))">
            <text:p/>
          </table:table-cell>
          <table:table-cell table:style-name="ce51" office:value-type="string" office:string-value="J" calcext:value-type="string">
            <text:p>J</text:p>
          </table:table-cell>
          <table:table-cell table:style-name="ce57" table:formula="of:=[.AS64]+1" office:value-type="date" office:date-value="2026-06-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5]=&quot;&quot;;&quot;&quot;;IFERROR(VLOOKUP([.AS65];[$Lune.$A$1:.$B$1000];2;0);IF((WEEKDAY([.AS65])=5)OR((WEEKDAY([.AS65])=4)AND(NOT(ISERROR(MATCH([.AS65]+1;[$Lune.$A$1:.$A$1000];0)))));ISOWEEKNUM([.AS65]);&quot;&quot;)))" office:value-type="float" office:value="26" calcext:value-type="float">
            <text:p>26</text:p>
          </table:table-cell>
          <table:table-cell table:style-name="ce146" table:number-columns-repeated="2"/>
          <table:table-cell table:style-name="ce51" office:value-type="string" office:string-value="S" calcext:value-type="string">
            <text:p>S</text:p>
          </table:table-cell>
          <table:table-cell table:style-name="ce57" table:formula="of:=[.BC64]+1" office:value-type="date" office:date-value="2026-07-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5]=&quot;&quot;;&quot;&quot;;IFERROR(VLOOKUP([.BC65];[$Lune.$A$1:.$B$1000];2;0);IF((WEEKDAY([.BC65])=5)OR((WEEKDAY([.BC65])=4)AND(NOT(ISERROR(MATCH([.BC65]+1;[$Lune.$A$1:.$A$1000];0)))));ISOWEEKNUM([.BC65]);&quot;&quot;)))">
            <text:p/>
          </table:table-cell>
          <table:table-cell table:style-name="ce51" office:value-type="string" office:string-value="M" calcext:value-type="string">
            <text:p>M</text:p>
          </table:table-cell>
          <table:table-cell table:style-name="ce57" table:formula="of:=[.BK64]+1" office:value-type="date" office:date-value="2026-08-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5]=&quot;&quot;;&quot;&quot;;IFERROR(VLOOKUP([.BK65];[$Lune.$A$1:.$B$1000];2;0);IF((WEEKDAY([.BK65])=5)OR((WEEKDAY([.BK65])=4)AND(NOT(ISERROR(MATCH([.BK65]+1;[$Lune.$A$1:.$A$1000];0)))));ISOWEEKNUM([.BK65]);&quot;&quot;)))">
            <text:p/>
          </table:table-cell>
          <table:table-cell table:style-name="ce51" office:value-type="string" office:string-value="V" calcext:value-type="string">
            <text:p>V</text:p>
          </table:table-cell>
          <table:table-cell table:style-name="ce57" table:formula="of:=[.BS64]+1" office:value-type="date" office:date-value="2026-09-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5]=&quot;&quot;;&quot;&quot;;IFERROR(VLOOKUP([.BS65];[$Lune.$A$1:.$B$1000];2;0);IF((WEEKDAY([.BS65])=5)OR((WEEKDAY([.BS65])=4)AND(NOT(ISERROR(MATCH([.BS65]+1;[$Lune.$A$1:.$A$1000];0)))));ISOWEEKNUM([.BS65]);&quot;&quot;)))">
            <text:p/>
          </table:table-cell>
          <table:table-cell table:style-name="ce51" office:value-type="string" office:string-value="D" calcext:value-type="string">
            <text:p>D</text:p>
          </table:table-cell>
          <table:table-cell table:style-name="ce57" table:formula="of:=[.CA64]+1" office:value-type="date" office:date-value="2026-10-25" calcext:value-type="date">
            <text:p>25</text:p>
          </table:table-cell>
          <table:table-cell table:style-name="ce62" office:value-type="string" office:string-value=" heure d'hiver -1h" calcext:value-type="string">
            <text:p><text:s/>heure d'hiver -1h</text:p>
          </table:table-cell>
          <table:table-cell table:style-name="ce68"/>
          <table:table-cell table:style-name="ce72"/>
          <table:table-cell table:style-name="ce77"/>
          <table:table-cell table:style-name="ce81"/>
          <table:table-cell table:style-name="ce86" table:formula="of:=IF([.CA65]=&quot;&quot;;&quot;&quot;;IFERROR(VLOOKUP([.CA65];[$Lune.$A$1:.$B$1000];2;0);IF((WEEKDAY([.CA65])=5)OR((WEEKDAY([.CA65])=4)AND(NOT(ISERROR(MATCH([.CA65]+1;[$Lune.$A$1:.$A$1000];0)))));ISOWEEKNUM([.CA65]);&quot;&quot;)))">
            <text:p/>
          </table:table-cell>
          <table:table-cell table:style-name="ce51" office:value-type="string" office:string-value="M" calcext:value-type="string">
            <text:p>M</text:p>
          </table:table-cell>
          <table:table-cell table:style-name="ce57" table:formula="of:=[.CI64]+1" office:value-type="date" office:date-value="2026-11-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5]=&quot;&quot;;&quot;&quot;;IFERROR(VLOOKUP([.CI65];[$Lune.$A$1:.$B$1000];2;0);IF((WEEKDAY([.CI65])=5)OR((WEEKDAY([.CI65])=4)AND(NOT(ISERROR(MATCH([.CI65]+1;[$Lune.$A$1:.$A$1000];0)))));ISOWEEKNUM([.CI65]);&quot;&quot;)))">
            <text:p/>
          </table:table-cell>
          <table:table-cell table:style-name="ce51" office:value-type="string" office:string-value="V" calcext:value-type="string">
            <text:p>V</text:p>
          </table:table-cell>
          <table:table-cell table:style-name="ce57" table:formula="of:=[.CQ64]+1" office:value-type="date" office:date-value="2026-12-25" calcext:value-type="date">
            <text:p>25</text:p>
          </table:table-cell>
          <table:table-cell table:style-name="ce62" office:value-type="string" office:string-value="Noël" calcext:value-type="string">
            <text:p>Noël</text:p>
          </table:table-cell>
          <table:table-cell table:style-name="ce68"/>
          <table:table-cell table:style-name="ce72"/>
          <table:table-cell table:style-name="ce77"/>
          <table:table-cell table:style-name="ce81"/>
          <table:table-cell table:style-name="ce86" table:formula="of:=IF([.CQ65]=&quot;&quot;;&quot;&quot;;IFERROR(VLOOKUP([.CQ65];[$Lune.$A$1:.$B$1000];2;0);IF((WEEKDAY([.CQ65])=5)OR((WEEKDAY([.CQ65])=4)AND(NOT(ISERROR(MATCH([.CQ65]+1;[$Lune.$A$1:.$A$1000];0)))));ISOWEEKNUM([.CQ65]);&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L" calcext:value-type="string">
            <text:p>L</text:p>
          </table:table-cell>
          <table:table-cell table:style-name="ce57" table:formula="of:=[.E65]+1" office:value-type="date" office:date-value="2026-01-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6]=&quot;&quot;;&quot;&quot;;IFERROR(VLOOKUP([.E66];[$Lune.$A$1:.$B$1000];2;0);IF((WEEKDAY([.E66])=5)OR((WEEKDAY([.E66])=4)AND(NOT(ISERROR(MATCH([.E66]+1;[$Lune.$A$1:.$A$1000];0)))));ISOWEEKNUM([.E66]);&quot;&quot;)))" office:value-type="string" office:string-value="◐" calcext:value-type="string">
            <text:p>◐</text:p>
          </table:table-cell>
          <table:table-cell table:style-name="ce51" office:value-type="string" office:string-value="J" calcext:value-type="string">
            <text:p>J</text:p>
          </table:table-cell>
          <table:table-cell table:style-name="ce57" table:formula="of:=[.M65]+1" office:value-type="date" office:date-value="2026-02-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6]=&quot;&quot;;&quot;&quot;;IFERROR(VLOOKUP([.M66];[$Lune.$A$1:.$B$1000];2;0);IF((WEEKDAY([.M66])=5)OR((WEEKDAY([.M66])=4)AND(NOT(ISERROR(MATCH([.M66]+1;[$Lune.$A$1:.$A$1000];0)))));ISOWEEKNUM([.M66]);&quot;&quot;)))" office:value-type="float" office:value="9" calcext:value-type="float">
            <text:p>9</text:p>
          </table:table-cell>
          <table:table-cell table:style-name="ce51" office:value-type="string" office:string-value="J" calcext:value-type="string">
            <text:p>J</text:p>
          </table:table-cell>
          <table:table-cell table:style-name="ce57" table:formula="of:=[.U65]+1" office:value-type="date" office:date-value="2026-03-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6]=&quot;&quot;;&quot;&quot;;IFERROR(VLOOKUP([.U66];[$Lune.$A$1:.$B$1000];2;0);IF((WEEKDAY([.U66])=5)OR((WEEKDAY([.U66])=4)AND(NOT(ISERROR(MATCH([.U66]+1;[$Lune.$A$1:.$A$1000];0)))));ISOWEEKNUM([.U66]);&quot;&quot;)))" office:value-type="float" office:value="13" calcext:value-type="float">
            <text:p>13</text:p>
          </table:table-cell>
          <table:table-cell table:style-name="ce51" office:value-type="string" office:string-value="D" calcext:value-type="string">
            <text:p>D</text:p>
          </table:table-cell>
          <table:table-cell table:style-name="ce57" table:formula="of:=[.AC65]+1" office:value-type="date" office:date-value="2026-04-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6]=&quot;&quot;;&quot;&quot;;IFERROR(VLOOKUP([.AC66];[$Lune.$A$1:.$B$1000];2;0);IF((WEEKDAY([.AC66])=5)OR((WEEKDAY([.AC66])=4)AND(NOT(ISERROR(MATCH([.AC66]+1;[$Lune.$A$1:.$A$1000];0)))));ISOWEEKNUM([.AC66]);&quot;&quot;)))">
            <text:p/>
          </table:table-cell>
          <table:table-cell table:style-name="ce51" office:value-type="string" office:string-value="M" calcext:value-type="string">
            <text:p>M</text:p>
          </table:table-cell>
          <table:table-cell table:style-name="ce57" table:formula="of:=[.AK65]+1" office:value-type="date" office:date-value="2026-05-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6]=&quot;&quot;;&quot;&quot;;IFERROR(VLOOKUP([.AK66];[$Lune.$A$1:.$B$1000];2;0);IF((WEEKDAY([.AK66])=5)OR((WEEKDAY([.AK66])=4)AND(NOT(ISERROR(MATCH([.AK66]+1;[$Lune.$A$1:.$A$1000];0)))));ISOWEEKNUM([.AK66]);&quot;&quot;)))">
            <text:p/>
          </table:table-cell>
          <table:table-cell table:style-name="ce51" office:value-type="string" office:string-value="V" calcext:value-type="string">
            <text:p>V</text:p>
          </table:table-cell>
          <table:table-cell table:style-name="ce57" table:formula="of:=[.AS65]+1" office:value-type="date" office:date-value="2026-06-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6]=&quot;&quot;;&quot;&quot;;IFERROR(VLOOKUP([.AS66];[$Lune.$A$1:.$B$1000];2;0);IF((WEEKDAY([.AS66])=5)OR((WEEKDAY([.AS66])=4)AND(NOT(ISERROR(MATCH([.AS66]+1;[$Lune.$A$1:.$A$1000];0)))));ISOWEEKNUM([.AS66]);&quot;&quot;)))">
            <text:p/>
          </table:table-cell>
          <table:table-cell table:style-name="ce146" table:number-columns-repeated="2"/>
          <table:table-cell table:style-name="ce51" office:value-type="string" office:string-value="D" calcext:value-type="string">
            <text:p>D</text:p>
          </table:table-cell>
          <table:table-cell table:style-name="ce57" table:formula="of:=[.BC65]+1" office:value-type="date" office:date-value="2026-07-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6]=&quot;&quot;;&quot;&quot;;IFERROR(VLOOKUP([.BC66];[$Lune.$A$1:.$B$1000];2;0);IF((WEEKDAY([.BC66])=5)OR((WEEKDAY([.BC66])=4)AND(NOT(ISERROR(MATCH([.BC66]+1;[$Lune.$A$1:.$A$1000];0)))));ISOWEEKNUM([.BC66]);&quot;&quot;)))">
            <text:p/>
          </table:table-cell>
          <table:table-cell table:style-name="ce51" office:value-type="string" office:string-value="M" calcext:value-type="string">
            <text:p>M</text:p>
          </table:table-cell>
          <table:table-cell table:style-name="ce57" table:formula="of:=[.BK65]+1" office:value-type="date" office:date-value="2026-08-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6]=&quot;&quot;;&quot;&quot;;IFERROR(VLOOKUP([.BK66];[$Lune.$A$1:.$B$1000];2;0);IF((WEEKDAY([.BK66])=5)OR((WEEKDAY([.BK66])=4)AND(NOT(ISERROR(MATCH([.BK66]+1;[$Lune.$A$1:.$A$1000];0)))));ISOWEEKNUM([.BK66]);&quot;&quot;)))">
            <text:p/>
          </table:table-cell>
          <table:table-cell table:style-name="ce51" office:value-type="string" office:string-value="S" calcext:value-type="string">
            <text:p>S</text:p>
          </table:table-cell>
          <table:table-cell table:style-name="ce57" table:formula="of:=[.BS65]+1" office:value-type="date" office:date-value="2026-09-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6]=&quot;&quot;;&quot;&quot;;IFERROR(VLOOKUP([.BS66];[$Lune.$A$1:.$B$1000];2;0);IF((WEEKDAY([.BS66])=5)OR((WEEKDAY([.BS66])=4)AND(NOT(ISERROR(MATCH([.BS66]+1;[$Lune.$A$1:.$A$1000];0)))));ISOWEEKNUM([.BS66]);&quot;&quot;)))" office:value-type="string" office:string-value="○" calcext:value-type="string">
            <text:p>○</text:p>
          </table:table-cell>
          <table:table-cell table:style-name="ce51" office:value-type="string" office:string-value="L" calcext:value-type="string">
            <text:p>L</text:p>
          </table:table-cell>
          <table:table-cell table:style-name="ce57" table:formula="of:=[.CA65]+1" office:value-type="date" office:date-value="2026-10-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6]=&quot;&quot;;&quot;&quot;;IFERROR(VLOOKUP([.CA66];[$Lune.$A$1:.$B$1000];2;0);IF((WEEKDAY([.CA66])=5)OR((WEEKDAY([.CA66])=4)AND(NOT(ISERROR(MATCH([.CA66]+1;[$Lune.$A$1:.$A$1000];0)))));ISOWEEKNUM([.CA66]);&quot;&quot;)))" office:value-type="string" office:string-value="○" calcext:value-type="string">
            <text:p>○</text:p>
          </table:table-cell>
          <table:table-cell table:style-name="ce51" office:value-type="string" office:string-value="J" calcext:value-type="string">
            <text:p>J</text:p>
          </table:table-cell>
          <table:table-cell table:style-name="ce57" table:formula="of:=[.CI65]+1" office:value-type="date" office:date-value="2026-11-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6]=&quot;&quot;;&quot;&quot;;IFERROR(VLOOKUP([.CI66];[$Lune.$A$1:.$B$1000];2;0);IF((WEEKDAY([.CI66])=5)OR((WEEKDAY([.CI66])=4)AND(NOT(ISERROR(MATCH([.CI66]+1;[$Lune.$A$1:.$A$1000];0)))));ISOWEEKNUM([.CI66]);&quot;&quot;)))" office:value-type="float" office:value="48" calcext:value-type="float">
            <text:p>48</text:p>
          </table:table-cell>
          <table:table-cell table:style-name="ce51" office:value-type="string" office:string-value="S" calcext:value-type="string">
            <text:p>S</text:p>
          </table:table-cell>
          <table:table-cell table:style-name="ce57" table:formula="of:=[.CQ65]+1" office:value-type="date" office:date-value="2026-12-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6]=&quot;&quot;;&quot;&quot;;IFERROR(VLOOKUP([.CQ66];[$Lune.$A$1:.$B$1000];2;0);IF((WEEKDAY([.CQ66])=5)OR((WEEKDAY([.CQ66])=4)AND(NOT(ISERROR(MATCH([.CQ66]+1;[$Lune.$A$1:.$A$1000];0)))));ISOWEEKNUM([.CQ66]);&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66]+1" office:value-type="date" office:date-value="2026-01-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7]=&quot;&quot;;&quot;&quot;;IFERROR(VLOOKUP([.E67];[$Lune.$A$1:.$B$1000];2;0);IF((WEEKDAY([.E67])=5)OR((WEEKDAY([.E67])=4)AND(NOT(ISERROR(MATCH([.E67]+1;[$Lune.$A$1:.$A$1000];0)))));ISOWEEKNUM([.E67]);&quot;&quot;)))">
            <text:p/>
          </table:table-cell>
          <table:table-cell table:style-name="ce51" office:value-type="string" office:string-value="V" calcext:value-type="string">
            <text:p>V</text:p>
          </table:table-cell>
          <table:table-cell table:style-name="ce57" table:formula="of:=[.M66]+1" office:value-type="date" office:date-value="2026-02-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7]=&quot;&quot;;&quot;&quot;;IFERROR(VLOOKUP([.M67];[$Lune.$A$1:.$B$1000];2;0);IF((WEEKDAY([.M67])=5)OR((WEEKDAY([.M67])=4)AND(NOT(ISERROR(MATCH([.M67]+1;[$Lune.$A$1:.$A$1000];0)))));ISOWEEKNUM([.M67]);&quot;&quot;)))">
            <text:p/>
          </table:table-cell>
          <table:table-cell table:style-name="ce51" office:value-type="string" office:string-value="V" calcext:value-type="string">
            <text:p>V</text:p>
          </table:table-cell>
          <table:table-cell table:style-name="ce57" table:formula="of:=[.U66]+1" office:value-type="date" office:date-value="2026-03-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7]=&quot;&quot;;&quot;&quot;;IFERROR(VLOOKUP([.U67];[$Lune.$A$1:.$B$1000];2;0);IF((WEEKDAY([.U67])=5)OR((WEEKDAY([.U67])=4)AND(NOT(ISERROR(MATCH([.U67]+1;[$Lune.$A$1:.$A$1000];0)))));ISOWEEKNUM([.U67]);&quot;&quot;)))">
            <text:p/>
          </table:table-cell>
          <table:table-cell table:style-name="ce51" office:value-type="string" office:string-value="L" calcext:value-type="string">
            <text:p>L</text:p>
          </table:table-cell>
          <table:table-cell table:style-name="ce57" table:formula="of:=[.AC66]+1" office:value-type="date" office:date-value="2026-04-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7]=&quot;&quot;;&quot;&quot;;IFERROR(VLOOKUP([.AC67];[$Lune.$A$1:.$B$1000];2;0);IF((WEEKDAY([.AC67])=5)OR((WEEKDAY([.AC67])=4)AND(NOT(ISERROR(MATCH([.AC67]+1;[$Lune.$A$1:.$A$1000];0)))));ISOWEEKNUM([.AC67]);&quot;&quot;)))">
            <text:p/>
          </table:table-cell>
          <table:table-cell table:style-name="ce51" office:value-type="string" office:string-value="M" calcext:value-type="string">
            <text:p>M</text:p>
          </table:table-cell>
          <table:table-cell table:style-name="ce57" table:formula="of:=[.AK66]+1" office:value-type="date" office:date-value="2026-05-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7]=&quot;&quot;;&quot;&quot;;IFERROR(VLOOKUP([.AK67];[$Lune.$A$1:.$B$1000];2;0);IF((WEEKDAY([.AK67])=5)OR((WEEKDAY([.AK67])=4)AND(NOT(ISERROR(MATCH([.AK67]+1;[$Lune.$A$1:.$A$1000];0)))));ISOWEEKNUM([.AK67]);&quot;&quot;)))">
            <text:p/>
          </table:table-cell>
          <table:table-cell table:style-name="ce51" office:value-type="string" office:string-value="S" calcext:value-type="string">
            <text:p>S</text:p>
          </table:table-cell>
          <table:table-cell table:style-name="ce57" table:formula="of:=[.AS66]+1" office:value-type="date" office:date-value="2026-06-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7]=&quot;&quot;;&quot;&quot;;IFERROR(VLOOKUP([.AS67];[$Lune.$A$1:.$B$1000];2;0);IF((WEEKDAY([.AS67])=5)OR((WEEKDAY([.AS67])=4)AND(NOT(ISERROR(MATCH([.AS67]+1;[$Lune.$A$1:.$A$1000];0)))));ISOWEEKNUM([.AS67]);&quot;&quot;)))">
            <text:p/>
          </table:table-cell>
          <table:table-cell table:style-name="ce146" table:number-columns-repeated="2"/>
          <table:table-cell table:style-name="ce51" office:value-type="string" office:string-value="L" calcext:value-type="string">
            <text:p>L</text:p>
          </table:table-cell>
          <table:table-cell table:style-name="ce57" table:formula="of:=[.BC66]+1" office:value-type="date" office:date-value="2026-07-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7]=&quot;&quot;;&quot;&quot;;IFERROR(VLOOKUP([.BC67];[$Lune.$A$1:.$B$1000];2;0);IF((WEEKDAY([.BC67])=5)OR((WEEKDAY([.BC67])=4)AND(NOT(ISERROR(MATCH([.BC67]+1;[$Lune.$A$1:.$A$1000];0)))));ISOWEEKNUM([.BC67]);&quot;&quot;)))">
            <text:p/>
          </table:table-cell>
          <table:table-cell table:style-name="ce51" office:value-type="string" office:string-value="J" calcext:value-type="string">
            <text:p>J</text:p>
          </table:table-cell>
          <table:table-cell table:style-name="ce57" table:formula="of:=[.BK66]+1" office:value-type="date" office:date-value="2026-08-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7]=&quot;&quot;;&quot;&quot;;IFERROR(VLOOKUP([.BK67];[$Lune.$A$1:.$B$1000];2;0);IF((WEEKDAY([.BK67])=5)OR((WEEKDAY([.BK67])=4)AND(NOT(ISERROR(MATCH([.BK67]+1;[$Lune.$A$1:.$A$1000];0)))));ISOWEEKNUM([.BK67]);&quot;&quot;)))" office:value-type="float" office:value="35" calcext:value-type="float">
            <text:p>35</text:p>
          </table:table-cell>
          <table:table-cell table:style-name="ce51" office:value-type="string" office:string-value="D" calcext:value-type="string">
            <text:p>D</text:p>
          </table:table-cell>
          <table:table-cell table:style-name="ce57" table:formula="of:=[.BS66]+1" office:value-type="date" office:date-value="2026-09-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7]=&quot;&quot;;&quot;&quot;;IFERROR(VLOOKUP([.BS67];[$Lune.$A$1:.$B$1000];2;0);IF((WEEKDAY([.BS67])=5)OR((WEEKDAY([.BS67])=4)AND(NOT(ISERROR(MATCH([.BS67]+1;[$Lune.$A$1:.$A$1000];0)))));ISOWEEKNUM([.BS67]);&quot;&quot;)))">
            <text:p/>
          </table:table-cell>
          <table:table-cell table:style-name="ce51" office:value-type="string" office:string-value="M" calcext:value-type="string">
            <text:p>M</text:p>
          </table:table-cell>
          <table:table-cell table:style-name="ce57" table:formula="of:=[.CA66]+1" office:value-type="date" office:date-value="2026-10-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7]=&quot;&quot;;&quot;&quot;;IFERROR(VLOOKUP([.CA67];[$Lune.$A$1:.$B$1000];2;0);IF((WEEKDAY([.CA67])=5)OR((WEEKDAY([.CA67])=4)AND(NOT(ISERROR(MATCH([.CA67]+1;[$Lune.$A$1:.$A$1000];0)))));ISOWEEKNUM([.CA67]);&quot;&quot;)))">
            <text:p/>
          </table:table-cell>
          <table:table-cell table:style-name="ce51" office:value-type="string" office:string-value="V" calcext:value-type="string">
            <text:p>V</text:p>
          </table:table-cell>
          <table:table-cell table:style-name="ce57" table:formula="of:=[.CI66]+1" office:value-type="date" office:date-value="2026-11-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7]=&quot;&quot;;&quot;&quot;;IFERROR(VLOOKUP([.CI67];[$Lune.$A$1:.$B$1000];2;0);IF((WEEKDAY([.CI67])=5)OR((WEEKDAY([.CI67])=4)AND(NOT(ISERROR(MATCH([.CI67]+1;[$Lune.$A$1:.$A$1000];0)))));ISOWEEKNUM([.CI67]);&quot;&quot;)))">
            <text:p/>
          </table:table-cell>
          <table:table-cell table:style-name="ce51" office:value-type="string" office:string-value="D" calcext:value-type="string">
            <text:p>D</text:p>
          </table:table-cell>
          <table:table-cell table:style-name="ce57" table:formula="of:=[.CQ66]+1" office:value-type="date" office:date-value="2026-12-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7]=&quot;&quot;;&quot;&quot;;IFERROR(VLOOKUP([.CQ67];[$Lune.$A$1:.$B$1000];2;0);IF((WEEKDAY([.CQ67])=5)OR((WEEKDAY([.CQ67])=4)AND(NOT(ISERROR(MATCH([.CQ67]+1;[$Lune.$A$1:.$A$1000];0)))));ISOWEEKNUM([.CQ67]);&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M" calcext:value-type="string">
            <text:p>M</text:p>
          </table:table-cell>
          <table:table-cell table:style-name="ce57" table:formula="of:=[.E67]+1" office:value-type="date" office:date-value="2026-01-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8]=&quot;&quot;;&quot;&quot;;IFERROR(VLOOKUP([.E68];[$Lune.$A$1:.$B$1000];2;0);IF((WEEKDAY([.E68])=5)OR((WEEKDAY([.E68])=4)AND(NOT(ISERROR(MATCH([.E68]+1;[$Lune.$A$1:.$A$1000];0)))));ISOWEEKNUM([.E68]);&quot;&quot;)))">
            <text:p/>
          </table:table-cell>
          <table:table-cell table:style-name="ce51" office:value-type="string" office:string-value="S" calcext:value-type="string">
            <text:p>S</text:p>
          </table:table-cell>
          <table:table-cell table:style-name="ce57" table:formula="of:=[.M67]+1" office:value-type="date" office:date-value="2026-02-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8]=&quot;&quot;;&quot;&quot;;IFERROR(VLOOKUP([.M68];[$Lune.$A$1:.$B$1000];2;0);IF((WEEKDAY([.M68])=5)OR((WEEKDAY([.M68])=4)AND(NOT(ISERROR(MATCH([.M68]+1;[$Lune.$A$1:.$A$1000];0)))));ISOWEEKNUM([.M68]);&quot;&quot;)))">
            <text:p/>
          </table:table-cell>
          <table:table-cell table:style-name="ce51" office:value-type="string" office:string-value="S" calcext:value-type="string">
            <text:p>S</text:p>
          </table:table-cell>
          <table:table-cell table:style-name="ce57" table:formula="of:=[.U67]+1" office:value-type="date" office:date-value="2026-03-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8]=&quot;&quot;;&quot;&quot;;IFERROR(VLOOKUP([.U68];[$Lune.$A$1:.$B$1000];2;0);IF((WEEKDAY([.U68])=5)OR((WEEKDAY([.U68])=4)AND(NOT(ISERROR(MATCH([.U68]+1;[$Lune.$A$1:.$A$1000];0)))));ISOWEEKNUM([.U68]);&quot;&quot;)))">
            <text:p/>
          </table:table-cell>
          <table:table-cell table:style-name="ce51" office:value-type="string" office:string-value="M" calcext:value-type="string">
            <text:p>M</text:p>
          </table:table-cell>
          <table:table-cell table:style-name="ce57" table:formula="of:=[.AC67]+1" office:value-type="date" office:date-value="2026-04-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8]=&quot;&quot;;&quot;&quot;;IFERROR(VLOOKUP([.AC68];[$Lune.$A$1:.$B$1000];2;0);IF((WEEKDAY([.AC68])=5)OR((WEEKDAY([.AC68])=4)AND(NOT(ISERROR(MATCH([.AC68]+1;[$Lune.$A$1:.$A$1000];0)))));ISOWEEKNUM([.AC68]);&quot;&quot;)))">
            <text:p/>
          </table:table-cell>
          <table:table-cell table:style-name="ce51" office:value-type="string" office:string-value="J" calcext:value-type="string">
            <text:p>J</text:p>
          </table:table-cell>
          <table:table-cell table:style-name="ce57" table:formula="of:=[.AK67]+1" office:value-type="date" office:date-value="2026-05-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8]=&quot;&quot;;&quot;&quot;;IFERROR(VLOOKUP([.AK68];[$Lune.$A$1:.$B$1000];2;0);IF((WEEKDAY([.AK68])=5)OR((WEEKDAY([.AK68])=4)AND(NOT(ISERROR(MATCH([.AK68]+1;[$Lune.$A$1:.$A$1000];0)))));ISOWEEKNUM([.AK68]);&quot;&quot;)))" office:value-type="float" office:value="22" calcext:value-type="float">
            <text:p>22</text:p>
          </table:table-cell>
          <table:table-cell table:style-name="ce51" office:value-type="string" office:string-value="D" calcext:value-type="string">
            <text:p>D</text:p>
          </table:table-cell>
          <table:table-cell table:style-name="ce57" table:formula="of:=[.AS67]+1" office:value-type="date" office:date-value="2026-06-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8]=&quot;&quot;;&quot;&quot;;IFERROR(VLOOKUP([.AS68];[$Lune.$A$1:.$B$1000];2;0);IF((WEEKDAY([.AS68])=5)OR((WEEKDAY([.AS68])=4)AND(NOT(ISERROR(MATCH([.AS68]+1;[$Lune.$A$1:.$A$1000];0)))));ISOWEEKNUM([.AS68]);&quot;&quot;)))">
            <text:p/>
          </table:table-cell>
          <table:table-cell table:style-name="ce146" table:number-columns-repeated="2"/>
          <table:table-cell table:style-name="ce51" office:value-type="string" office:string-value="M" calcext:value-type="string">
            <text:p>M</text:p>
          </table:table-cell>
          <table:table-cell table:style-name="ce57" table:formula="of:=[.BC67]+1" office:value-type="date" office:date-value="2026-07-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8]=&quot;&quot;;&quot;&quot;;IFERROR(VLOOKUP([.BC68];[$Lune.$A$1:.$B$1000];2;0);IF((WEEKDAY([.BC68])=5)OR((WEEKDAY([.BC68])=4)AND(NOT(ISERROR(MATCH([.BC68]+1;[$Lune.$A$1:.$A$1000];0)))));ISOWEEKNUM([.BC68]);&quot;&quot;)))">
            <text:p/>
          </table:table-cell>
          <table:table-cell table:style-name="ce51" office:value-type="string" office:string-value="V" calcext:value-type="string">
            <text:p>V</text:p>
          </table:table-cell>
          <table:table-cell table:style-name="ce57" table:formula="of:=[.BK67]+1" office:value-type="date" office:date-value="2026-08-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8]=&quot;&quot;;&quot;&quot;;IFERROR(VLOOKUP([.BK68];[$Lune.$A$1:.$B$1000];2;0);IF((WEEKDAY([.BK68])=5)OR((WEEKDAY([.BK68])=4)AND(NOT(ISERROR(MATCH([.BK68]+1;[$Lune.$A$1:.$A$1000];0)))));ISOWEEKNUM([.BK68]);&quot;&quot;)))" office:value-type="string" office:string-value="○" calcext:value-type="string">
            <text:p>○</text:p>
          </table:table-cell>
          <table:table-cell table:style-name="ce51" office:value-type="string" office:string-value="L" calcext:value-type="string">
            <text:p>L</text:p>
          </table:table-cell>
          <table:table-cell table:style-name="ce57" table:formula="of:=[.BS67]+1" office:value-type="date" office:date-value="2026-09-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8]=&quot;&quot;;&quot;&quot;;IFERROR(VLOOKUP([.BS68];[$Lune.$A$1:.$B$1000];2;0);IF((WEEKDAY([.BS68])=5)OR((WEEKDAY([.BS68])=4)AND(NOT(ISERROR(MATCH([.BS68]+1;[$Lune.$A$1:.$A$1000];0)))));ISOWEEKNUM([.BS68]);&quot;&quot;)))">
            <text:p/>
          </table:table-cell>
          <table:table-cell table:style-name="ce51" office:value-type="string" office:string-value="M" calcext:value-type="string">
            <text:p>M</text:p>
          </table:table-cell>
          <table:table-cell table:style-name="ce57" table:formula="of:=[.CA67]+1" office:value-type="date" office:date-value="2026-10-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8]=&quot;&quot;;&quot;&quot;;IFERROR(VLOOKUP([.CA68];[$Lune.$A$1:.$B$1000];2;0);IF((WEEKDAY([.CA68])=5)OR((WEEKDAY([.CA68])=4)AND(NOT(ISERROR(MATCH([.CA68]+1;[$Lune.$A$1:.$A$1000];0)))));ISOWEEKNUM([.CA68]);&quot;&quot;)))">
            <text:p/>
          </table:table-cell>
          <table:table-cell table:style-name="ce51" office:value-type="string" office:string-value="S" calcext:value-type="string">
            <text:p>S</text:p>
          </table:table-cell>
          <table:table-cell table:style-name="ce57" table:formula="of:=[.CI67]+1" office:value-type="date" office:date-value="2026-11-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8]=&quot;&quot;;&quot;&quot;;IFERROR(VLOOKUP([.CI68];[$Lune.$A$1:.$B$1000];2;0);IF((WEEKDAY([.CI68])=5)OR((WEEKDAY([.CI68])=4)AND(NOT(ISERROR(MATCH([.CI68]+1;[$Lune.$A$1:.$A$1000];0)))));ISOWEEKNUM([.CI68]);&quot;&quot;)))">
            <text:p/>
          </table:table-cell>
          <table:table-cell table:style-name="ce51" office:value-type="string" office:string-value="L" calcext:value-type="string">
            <text:p>L</text:p>
          </table:table-cell>
          <table:table-cell table:style-name="ce57" table:formula="of:=[.CQ67]+1" office:value-type="date" office:date-value="2026-12-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8]=&quot;&quot;;&quot;&quot;;IFERROR(VLOOKUP([.CQ68];[$Lune.$A$1:.$B$1000];2;0);IF((WEEKDAY([.CQ68])=5)OR((WEEKDAY([.CQ68])=4)AND(NOT(ISERROR(MATCH([.CQ68]+1;[$Lune.$A$1:.$A$1000];0)))));ISOWEEKNUM([.CQ68]);&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J" calcext:value-type="string">
            <text:p>J</text:p>
          </table:table-cell>
          <table:table-cell table:style-name="ce57" table:formula="of:=IF([.E68]=&quot;&quot;;&quot;&quot;;IF(MONTH([.E68]+1)&gt;MONTH([.E68]);&quot;&quot;;[.E68]+1))" office:value-type="date" office:date-value="2026-01-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9]=&quot;&quot;;&quot;&quot;;IFERROR(VLOOKUP([.E69];[$Lune.$A$1:.$B$1000];2;0);IF((WEEKDAY([.E69])=5)OR((WEEKDAY([.E69])=4)AND(NOT(ISERROR(MATCH([.E69]+1;[$Lune.$A$1:.$A$1000];0)))));ISOWEEKNUM([.E69]);&quot;&quot;)))" office:value-type="float" office:value="5" calcext:value-type="float">
            <text:p>5</text:p>
          </table:table-cell>
          <table:table-cell table:style-name="ce51">
            <text:p/>
          </table:table-cell>
          <table:table-cell table:style-name="ce57" table:formula="of:=IF([.M68]=&quot;&quot;;&quot;&quot;;IF(MONTH([.M68]+1)&gt;MONTH([.M68]);&quot;&quot;;[.M68]+1))">
            <text:p/>
          </table:table-cell>
          <table:table-cell table:style-name="ce62">
            <text:p/>
          </table:table-cell>
          <table:table-cell table:style-name="ce68"/>
          <table:table-cell table:style-name="ce72"/>
          <table:table-cell table:style-name="ce77"/>
          <table:table-cell table:style-name="ce81"/>
          <table:table-cell table:style-name="ce86" table:formula="of:=IF([.M69]=&quot;&quot;;&quot;&quot;;IFERROR(VLOOKUP([.M69];[$Lune.$A$1:.$B$1000];2;0);IF((WEEKDAY([.M69])=5)OR((WEEKDAY([.M69])=4)AND(NOT(ISERROR(MATCH([.M69]+1;[$Lune.$A$1:.$A$1000];0)))));ISOWEEKNUM([.M69]);&quot;&quot;)))">
            <text:p/>
          </table:table-cell>
          <table:table-cell table:style-name="ce51" office:value-type="string" office:string-value="D" calcext:value-type="string">
            <text:p>D</text:p>
          </table:table-cell>
          <table:table-cell table:style-name="ce57" table:formula="of:=IF([.U68]=&quot;&quot;;&quot;&quot;;IF(MONTH([.U68]+1)&gt;MONTH([.U68]);&quot;&quot;;[.U68]+1))" office:value-type="date" office:date-value="2026-03-29" calcext:value-type="date">
            <text:p>29</text:p>
          </table:table-cell>
          <table:table-cell table:style-name="ce62" office:value-type="string" office:string-value=" heure d'été +1h" calcext:value-type="string">
            <text:p><text:s/>heure d'été +1h</text:p>
          </table:table-cell>
          <table:table-cell table:style-name="ce68"/>
          <table:table-cell table:style-name="ce72"/>
          <table:table-cell table:style-name="ce77"/>
          <table:table-cell table:style-name="ce81"/>
          <table:table-cell table:style-name="ce86" table:formula="of:=IF([.U69]=&quot;&quot;;&quot;&quot;;IFERROR(VLOOKUP([.U69];[$Lune.$A$1:.$B$1000];2;0);IF((WEEKDAY([.U69])=5)OR((WEEKDAY([.U69])=4)AND(NOT(ISERROR(MATCH([.U69]+1;[$Lune.$A$1:.$A$1000];0)))));ISOWEEKNUM([.U69]);&quot;&quot;)))">
            <text:p/>
          </table:table-cell>
          <table:table-cell table:style-name="ce51" office:value-type="string" office:string-value="M" calcext:value-type="string">
            <text:p>M</text:p>
          </table:table-cell>
          <table:table-cell table:style-name="ce57" table:formula="of:=IF([.AC68]=&quot;&quot;;&quot;&quot;;IF(MONTH([.AC68]+1)&gt;MONTH([.AC68]);&quot;&quot;;[.AC68]+1))" office:value-type="date" office:date-value="2026-04-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9]=&quot;&quot;;&quot;&quot;;IFERROR(VLOOKUP([.AC69];[$Lune.$A$1:.$B$1000];2;0);IF((WEEKDAY([.AC69])=5)OR((WEEKDAY([.AC69])=4)AND(NOT(ISERROR(MATCH([.AC69]+1;[$Lune.$A$1:.$A$1000];0)))));ISOWEEKNUM([.AC69]);&quot;&quot;)))">
            <text:p/>
          </table:table-cell>
          <table:table-cell table:style-name="ce51" office:value-type="string" office:string-value="V" calcext:value-type="string">
            <text:p>V</text:p>
          </table:table-cell>
          <table:table-cell table:style-name="ce57" table:formula="of:=IF([.AK68]=&quot;&quot;;&quot;&quot;;IF(MONTH([.AK68]+1)&gt;MONTH([.AK68]);&quot;&quot;;[.AK68]+1))" office:value-type="date" office:date-value="2026-05-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9]=&quot;&quot;;&quot;&quot;;IFERROR(VLOOKUP([.AK69];[$Lune.$A$1:.$B$1000];2;0);IF((WEEKDAY([.AK69])=5)OR((WEEKDAY([.AK69])=4)AND(NOT(ISERROR(MATCH([.AK69]+1;[$Lune.$A$1:.$A$1000];0)))));ISOWEEKNUM([.AK69]);&quot;&quot;)))">
            <text:p/>
          </table:table-cell>
          <table:table-cell table:style-name="ce51" office:value-type="string" office:string-value="L" calcext:value-type="string">
            <text:p>L</text:p>
          </table:table-cell>
          <table:table-cell table:style-name="ce57" table:formula="of:=IF([.AS68]=&quot;&quot;;&quot;&quot;;IF(MONTH([.AS68]+1)&gt;MONTH([.AS68]);&quot;&quot;;[.AS68]+1))" office:value-type="date" office:date-value="2026-06-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9]=&quot;&quot;;&quot;&quot;;IFERROR(VLOOKUP([.AS69];[$Lune.$A$1:.$B$1000];2;0);IF((WEEKDAY([.AS69])=5)OR((WEEKDAY([.AS69])=4)AND(NOT(ISERROR(MATCH([.AS69]+1;[$Lune.$A$1:.$A$1000];0)))));ISOWEEKNUM([.AS69]);&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IF([.BC68]=&quot;&quot;;&quot;&quot;;IF(MONTH([.BC68]+1)&gt;MONTH([.BC68]);&quot;&quot;;[.BC68]+1))" office:value-type="date" office:date-value="2026-07-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9]=&quot;&quot;;&quot;&quot;;IFERROR(VLOOKUP([.BC69];[$Lune.$A$1:.$B$1000];2;0);IF((WEEKDAY([.BC69])=5)OR((WEEKDAY([.BC69])=4)AND(NOT(ISERROR(MATCH([.BC69]+1;[$Lune.$A$1:.$A$1000];0)))));ISOWEEKNUM([.BC69]);&quot;&quot;)))" office:value-type="string" office:string-value="○" calcext:value-type="string">
            <text:p>○</text:p>
          </table:table-cell>
          <table:table-cell table:style-name="ce51" office:value-type="string" office:string-value="S" calcext:value-type="string">
            <text:p>S</text:p>
          </table:table-cell>
          <table:table-cell table:style-name="ce57" table:formula="of:=IF([.BK68]=&quot;&quot;;&quot;&quot;;IF(MONTH([.BK68]+1)&gt;MONTH([.BK68]);&quot;&quot;;[.BK68]+1))" office:value-type="date" office:date-value="2026-08-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9]=&quot;&quot;;&quot;&quot;;IFERROR(VLOOKUP([.BK69];[$Lune.$A$1:.$B$1000];2;0);IF((WEEKDAY([.BK69])=5)OR((WEEKDAY([.BK69])=4)AND(NOT(ISERROR(MATCH([.BK69]+1;[$Lune.$A$1:.$A$1000];0)))));ISOWEEKNUM([.BK69]);&quot;&quot;)))">
            <text:p/>
          </table:table-cell>
          <table:table-cell table:style-name="ce51" office:value-type="string" office:string-value="M" calcext:value-type="string">
            <text:p>M</text:p>
          </table:table-cell>
          <table:table-cell table:style-name="ce57" table:formula="of:=IF([.BS68]=&quot;&quot;;&quot;&quot;;IF(MONTH([.BS68]+1)&gt;MONTH([.BS68]);&quot;&quot;;[.BS68]+1))" office:value-type="date" office:date-value="2026-09-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9]=&quot;&quot;;&quot;&quot;;IFERROR(VLOOKUP([.BS69];[$Lune.$A$1:.$B$1000];2;0);IF((WEEKDAY([.BS69])=5)OR((WEEKDAY([.BS69])=4)AND(NOT(ISERROR(MATCH([.BS69]+1;[$Lune.$A$1:.$A$1000];0)))));ISOWEEKNUM([.BS69]);&quot;&quot;)))">
            <text:p/>
          </table:table-cell>
          <table:table-cell table:style-name="ce51" office:value-type="string" office:string-value="J" calcext:value-type="string">
            <text:p>J</text:p>
          </table:table-cell>
          <table:table-cell table:style-name="ce57" table:formula="of:=IF([.CA68]=&quot;&quot;;&quot;&quot;;IF(MONTH([.CA68]+1)&gt;MONTH([.CA68]);&quot;&quot;;[.CA68]+1))" office:value-type="date" office:date-value="2026-10-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9]=&quot;&quot;;&quot;&quot;;IFERROR(VLOOKUP([.CA69];[$Lune.$A$1:.$B$1000];2;0);IF((WEEKDAY([.CA69])=5)OR((WEEKDAY([.CA69])=4)AND(NOT(ISERROR(MATCH([.CA69]+1;[$Lune.$A$1:.$A$1000];0)))));ISOWEEKNUM([.CA69]);&quot;&quot;)))" office:value-type="float" office:value="44" calcext:value-type="float">
            <text:p>44</text:p>
          </table:table-cell>
          <table:table-cell table:style-name="ce51" office:value-type="string" office:string-value="D" calcext:value-type="string">
            <text:p>D</text:p>
          </table:table-cell>
          <table:table-cell table:style-name="ce57" table:formula="of:=IF([.CI68]=&quot;&quot;;&quot;&quot;;IF(MONTH([.CI68]+1)&gt;MONTH([.CI68]);&quot;&quot;;[.CI68]+1))" office:value-type="date" office:date-value="2026-11-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9]=&quot;&quot;;&quot;&quot;;IFERROR(VLOOKUP([.CI69];[$Lune.$A$1:.$B$1000];2;0);IF((WEEKDAY([.CI69])=5)OR((WEEKDAY([.CI69])=4)AND(NOT(ISERROR(MATCH([.CI69]+1;[$Lune.$A$1:.$A$1000];0)))));ISOWEEKNUM([.CI69]);&quot;&quot;)))">
            <text:p/>
          </table:table-cell>
          <table:table-cell table:style-name="ce51" office:value-type="string" office:string-value="M" calcext:value-type="string">
            <text:p>M</text:p>
          </table:table-cell>
          <table:table-cell table:style-name="ce57" table:formula="of:=IF([.CQ68]=&quot;&quot;;&quot;&quot;;IF(MONTH([.CQ68]+1)&gt;MONTH([.CQ68]);&quot;&quot;;[.CQ68]+1))" office:value-type="date" office:date-value="2026-12-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9]=&quot;&quot;;&quot;&quot;;IFERROR(VLOOKUP([.CQ69];[$Lune.$A$1:.$B$1000];2;0);IF((WEEKDAY([.CQ69])=5)OR((WEEKDAY([.CQ69])=4)AND(NOT(ISERROR(MATCH([.CQ69]+1;[$Lune.$A$1:.$A$1000];0)))));ISOWEEKNUM([.CQ69]);&quot;&quot;)))">
            <text:p/>
          </table:table-cell>
          <table:table-cell table:style-name="ce39" table:number-columns-repeated="155"/>
          <table:table-cell table:style-name="ce148" table:number-columns-repeated="768"/>
        </table:table-row>
        <table:table-row table:style-name="ro16">
          <table:table-cell table:style-name="ce39" table:number-columns-repeated="3"/>
          <table:table-cell table:style-name="ce51" office:value-type="string" office:string-value="V" calcext:value-type="string">
            <text:p>V</text:p>
          </table:table-cell>
          <table:table-cell table:style-name="ce57" table:formula="of:=IF([.E69]=&quot;&quot;;&quot;&quot;;IF(MONTH([.E69]+1)&gt;MONTH([.E69]);&quot;&quot;;[.E69]+1))" office:value-type="date" office:date-value="2026-01-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70]=&quot;&quot;;&quot;&quot;;IFERROR(VLOOKUP([.E70];[$Lune.$A$1:.$B$1000];2;0);IF((WEEKDAY([.E70])=5)OR((WEEKDAY([.E70])=4)AND(NOT(ISERROR(MATCH([.E70]+1;[$Lune.$A$1:.$A$1000];0)))));ISOWEEKNUM([.E70]);&quot;&quot;)))">
            <text:p/>
          </table:table-cell>
          <table:table-cell table:style-name="ce97" table:formula="of:=[.$G$1]" office:value-type="float" office:value="2026" calcext:value-type="float" table:number-columns-spanned="8" table:number-rows-spanned="2">
            <text:p>2026</text:p>
          </table:table-cell>
          <table:covered-table-cell table:style-name="ce99"/>
          <table:covered-table-cell table:style-name="ce102"/>
          <table:covered-table-cell table:number-columns-repeated="4" table:style-name="ce104"/>
          <table:covered-table-cell table:style-name="ce108"/>
          <table:table-cell table:style-name="ce51" office:value-type="string" office:string-value="L" calcext:value-type="string">
            <text:p>L</text:p>
          </table:table-cell>
          <table:table-cell table:style-name="ce57" table:formula="of:=IF([.U69]=&quot;&quot;;&quot;&quot;;IF(MONTH([.U69]+1)&gt;MONTH([.U69]);&quot;&quot;;[.U69]+1))" office:value-type="date" office:date-value="2026-03-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70]=&quot;&quot;;&quot;&quot;;IFERROR(VLOOKUP([.U70];[$Lune.$A$1:.$B$1000];2;0);IF((WEEKDAY([.U70])=5)OR((WEEKDAY([.U70])=4)AND(NOT(ISERROR(MATCH([.U70]+1;[$Lune.$A$1:.$A$1000];0)))));ISOWEEKNUM([.U70]);&quot;&quot;)))">
            <text:p/>
          </table:table-cell>
          <table:table-cell table:style-name="ce51" office:value-type="string" office:string-value="J" calcext:value-type="string">
            <text:p>J</text:p>
          </table:table-cell>
          <table:table-cell table:style-name="ce57" table:formula="of:=IF([.AC69]=&quot;&quot;;&quot;&quot;;IF(MONTH([.AC69]+1)&gt;MONTH([.AC69]);&quot;&quot;;[.AC69]+1))" office:value-type="date" office:date-value="2026-04-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70]=&quot;&quot;;&quot;&quot;;IFERROR(VLOOKUP([.AC70];[$Lune.$A$1:.$B$1000];2;0);IF((WEEKDAY([.AC70])=5)OR((WEEKDAY([.AC70])=4)AND(NOT(ISERROR(MATCH([.AC70]+1;[$Lune.$A$1:.$A$1000];0)))));ISOWEEKNUM([.AC70]);&quot;&quot;)))" office:value-type="float" office:value="18" calcext:value-type="float">
            <text:p>18</text:p>
          </table:table-cell>
          <table:table-cell table:style-name="ce51" office:value-type="string" office:string-value="S" calcext:value-type="string">
            <text:p>S</text:p>
          </table:table-cell>
          <table:table-cell table:style-name="ce57" table:formula="of:=IF([.AK69]=&quot;&quot;;&quot;&quot;;IF(MONTH([.AK69]+1)&gt;MONTH([.AK69]);&quot;&quot;;[.AK69]+1))" office:value-type="date" office:date-value="2026-05-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70]=&quot;&quot;;&quot;&quot;;IFERROR(VLOOKUP([.AK70];[$Lune.$A$1:.$B$1000];2;0);IF((WEEKDAY([.AK70])=5)OR((WEEKDAY([.AK70])=4)AND(NOT(ISERROR(MATCH([.AK70]+1;[$Lune.$A$1:.$A$1000];0)))));ISOWEEKNUM([.AK70]);&quot;&quot;)))">
            <text:p/>
          </table:table-cell>
          <table:table-cell table:style-name="ce51" office:value-type="string" office:string-value="M" calcext:value-type="string">
            <text:p>M</text:p>
          </table:table-cell>
          <table:table-cell table:style-name="ce57" table:formula="of:=IF([.AS69]=&quot;&quot;;&quot;&quot;;IF(MONTH([.AS69]+1)&gt;MONTH([.AS69]);&quot;&quot;;[.AS69]+1))" office:value-type="date" office:date-value="2026-06-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70]=&quot;&quot;;&quot;&quot;;IFERROR(VLOOKUP([.AS70];[$Lune.$A$1:.$B$1000];2;0);IF((WEEKDAY([.AS70])=5)OR((WEEKDAY([.AS70])=4)AND(NOT(ISERROR(MATCH([.AS70]+1;[$Lune.$A$1:.$A$1000];0)))));ISOWEEKNUM([.AS70]);&quot;&quot;)))">
            <text:p/>
          </table:table-cell>
          <table:table-cell table:style-name="ce146" table:number-columns-repeated="2"/>
          <table:table-cell table:style-name="ce51" office:value-type="string" office:string-value="J" calcext:value-type="string">
            <text:p>J</text:p>
          </table:table-cell>
          <table:table-cell table:style-name="ce57" table:formula="of:=IF([.BC69]=&quot;&quot;;&quot;&quot;;IF(MONTH([.BC69]+1)&gt;MONTH([.BC69]);&quot;&quot;;[.BC69]+1))" office:value-type="date" office:date-value="2026-07-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70]=&quot;&quot;;&quot;&quot;;IFERROR(VLOOKUP([.BC70];[$Lune.$A$1:.$B$1000];2;0);IF((WEEKDAY([.BC70])=5)OR((WEEKDAY([.BC70])=4)AND(NOT(ISERROR(MATCH([.BC70]+1;[$Lune.$A$1:.$A$1000];0)))));ISOWEEKNUM([.BC70]);&quot;&quot;)))" office:value-type="float" office:value="31" calcext:value-type="float">
            <text:p>31</text:p>
          </table:table-cell>
          <table:table-cell table:style-name="ce51" office:value-type="string" office:string-value="D" calcext:value-type="string">
            <text:p>D</text:p>
          </table:table-cell>
          <table:table-cell table:style-name="ce57" table:formula="of:=IF([.BK69]=&quot;&quot;;&quot;&quot;;IF(MONTH([.BK69]+1)&gt;MONTH([.BK69]);&quot;&quot;;[.BK69]+1))" office:value-type="date" office:date-value="2026-08-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70]=&quot;&quot;;&quot;&quot;;IFERROR(VLOOKUP([.BK70];[$Lune.$A$1:.$B$1000];2;0);IF((WEEKDAY([.BK70])=5)OR((WEEKDAY([.BK70])=4)AND(NOT(ISERROR(MATCH([.BK70]+1;[$Lune.$A$1:.$A$1000];0)))));ISOWEEKNUM([.BK70]);&quot;&quot;)))">
            <text:p/>
          </table:table-cell>
          <table:table-cell table:style-name="ce51" office:value-type="string" office:string-value="M" calcext:value-type="string">
            <text:p>M</text:p>
          </table:table-cell>
          <table:table-cell table:style-name="ce57" table:formula="of:=IF([.BS69]=&quot;&quot;;&quot;&quot;;IF(MONTH([.BS69]+1)&gt;MONTH([.BS69]);&quot;&quot;;[.BS69]+1))" office:value-type="date" office:date-value="2026-09-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70]=&quot;&quot;;&quot;&quot;;IFERROR(VLOOKUP([.BS70];[$Lune.$A$1:.$B$1000];2;0);IF((WEEKDAY([.BS70])=5)OR((WEEKDAY([.BS70])=4)AND(NOT(ISERROR(MATCH([.BS70]+1;[$Lune.$A$1:.$A$1000];0)))));ISOWEEKNUM([.BS70]);&quot;&quot;)))">
            <text:p/>
          </table:table-cell>
          <table:table-cell table:style-name="ce51" office:value-type="string" office:string-value="V" calcext:value-type="string">
            <text:p>V</text:p>
          </table:table-cell>
          <table:table-cell table:style-name="ce57" table:formula="of:=IF([.CA69]=&quot;&quot;;&quot;&quot;;IF(MONTH([.CA69]+1)&gt;MONTH([.CA69]);&quot;&quot;;[.CA69]+1))" office:value-type="date" office:date-value="2026-10-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70]=&quot;&quot;;&quot;&quot;;IFERROR(VLOOKUP([.CA70];[$Lune.$A$1:.$B$1000];2;0);IF((WEEKDAY([.CA70])=5)OR((WEEKDAY([.CA70])=4)AND(NOT(ISERROR(MATCH([.CA70]+1;[$Lune.$A$1:.$A$1000];0)))));ISOWEEKNUM([.CA70]);&quot;&quot;)))">
            <text:p/>
          </table:table-cell>
          <table:table-cell table:style-name="ce51" office:value-type="string" office:string-value="L" calcext:value-type="string">
            <text:p>L</text:p>
          </table:table-cell>
          <table:table-cell table:style-name="ce57" table:formula="of:=IF([.CI69]=&quot;&quot;;&quot;&quot;;IF(MONTH([.CI69]+1)&gt;MONTH([.CI69]);&quot;&quot;;[.CI69]+1))" office:value-type="date" office:date-value="2026-11-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70]=&quot;&quot;;&quot;&quot;;IFERROR(VLOOKUP([.CI70];[$Lune.$A$1:.$B$1000];2;0);IF((WEEKDAY([.CI70])=5)OR((WEEKDAY([.CI70])=4)AND(NOT(ISERROR(MATCH([.CI70]+1;[$Lune.$A$1:.$A$1000];0)))));ISOWEEKNUM([.CI70]);&quot;&quot;)))">
            <text:p/>
          </table:table-cell>
          <table:table-cell table:style-name="ce51" office:value-type="string" office:string-value="M" calcext:value-type="string">
            <text:p>M</text:p>
          </table:table-cell>
          <table:table-cell table:style-name="ce57" table:formula="of:=IF([.CQ69]=&quot;&quot;;&quot;&quot;;IF(MONTH([.CQ69]+1)&gt;MONTH([.CQ69]);&quot;&quot;;[.CQ69]+1))" office:value-type="date" office:date-value="2026-12-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70]=&quot;&quot;;&quot;&quot;;IFERROR(VLOOKUP([.CQ70];[$Lune.$A$1:.$B$1000];2;0);IF((WEEKDAY([.CQ70])=5)OR((WEEKDAY([.CQ70])=4)AND(NOT(ISERROR(MATCH([.CQ70]+1;[$Lune.$A$1:.$A$1000];0)))));ISOWEEKNUM([.CQ70]);&quot;&quot;)))" office:value-type="string" office:string-value="◑" calcext:value-type="string">
            <text:p>◑</text:p>
          </table:table-cell>
          <table:table-cell table:style-name="ce39" table:number-columns-repeated="155"/>
          <table:table-cell table:style-name="ce148" table:number-columns-repeated="768"/>
        </table:table-row>
        <table:table-row table:style-name="ro17">
          <table:table-cell table:number-columns-repeated="3"/>
          <table:table-cell table:style-name="ce52" office:value-type="string" office:string-value="S" calcext:value-type="string">
            <text:p>S</text:p>
          </table:table-cell>
          <table:table-cell table:style-name="ce58" table:formula="of:=IF([.E70]=&quot;&quot;;&quot;&quot;;IF(MONTH([.E70]+1)&gt;MONTH([.E70]);&quot;&quot;;[.E70]+1))" office:value-type="date" office:date-value="2026-01-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E71]=&quot;&quot;;&quot;&quot;;IFERROR(VLOOKUP([.E71];[$Lune.$A$1:.$B$1000];2;0);IF((WEEKDAY([.E71])=5)OR((WEEKDAY([.E71])=4)AND(NOT(ISERROR(MATCH([.E71]+1;[$Lune.$A$1:.$A$1000];0)))));ISOWEEKNUM([.E71]);&quot;&quot;)))">
            <text:p/>
          </table:table-cell>
          <table:covered-table-cell table:style-name="ce98"/>
          <table:covered-table-cell table:style-name="ce100"/>
          <table:covered-table-cell table:style-name="ce103"/>
          <table:covered-table-cell table:number-columns-repeated="4" table:style-name="ce105"/>
          <table:covered-table-cell table:style-name="ce109"/>
          <table:table-cell table:style-name="ce52" office:value-type="string" office:string-value="M" calcext:value-type="string">
            <text:p>M</text:p>
          </table:table-cell>
          <table:table-cell table:style-name="ce58" table:formula="of:=IF([.U70]=&quot;&quot;;&quot;&quot;;IF(MONTH([.U70]+1)&gt;MONTH([.U70]);&quot;&quot;;[.U70]+1))" office:value-type="date" office:date-value="2026-03-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U71]=&quot;&quot;;&quot;&quot;;IFERROR(VLOOKUP([.U71];[$Lune.$A$1:.$B$1000];2;0);IF((WEEKDAY([.U71])=5)OR((WEEKDAY([.U71])=4)AND(NOT(ISERROR(MATCH([.U71]+1;[$Lune.$A$1:.$A$1000];0)))));ISOWEEKNUM([.U71]);&quot;&quot;)))">
            <text:p/>
          </table:table-cell>
          <table:table-cell table:style-name="ce52">
            <text:p/>
          </table:table-cell>
          <table:table-cell table:style-name="ce58" table:formula="of:=IF([.AC70]=&quot;&quot;;&quot;&quot;;IF(MONTH([.AC70]+1)&gt;MONTH([.AC70]);&quot;&quot;;[.AC70]+1))">
            <text:p/>
          </table:table-cell>
          <table:table-cell table:style-name="ce63">
            <text:p/>
          </table:table-cell>
          <table:table-cell table:style-name="ce69"/>
          <table:table-cell table:style-name="ce73"/>
          <table:table-cell table:style-name="ce78"/>
          <table:table-cell table:style-name="ce82"/>
          <table:table-cell table:style-name="ce87" table:formula="of:=IF([.AC71]=&quot;&quot;;&quot;&quot;;IFERROR(VLOOKUP([.AC71];[$Lune.$A$1:.$B$1000];2;0);IF((WEEKDAY([.AC71])=5)OR((WEEKDAY([.AC71])=4)AND(NOT(ISERROR(MATCH([.AC71]+1;[$Lune.$A$1:.$A$1000];0)))));ISOWEEKNUM([.AC71]);&quot;&quot;)))">
            <text:p/>
          </table:table-cell>
          <table:table-cell table:style-name="ce52" office:value-type="string" office:string-value="D" calcext:value-type="string">
            <text:p>D</text:p>
          </table:table-cell>
          <table:table-cell table:style-name="ce58" table:formula="of:=IF([.AK70]=&quot;&quot;;&quot;&quot;;IF(MONTH([.AK70]+1)&gt;MONTH([.AK70]);&quot;&quot;;[.AK70]+1))" office:value-type="date" office:date-value="2026-05-31" calcext:value-type="date">
            <text:p>31</text:p>
          </table:table-cell>
          <table:table-cell table:style-name="ce63" office:value-type="string" office:string-value="Fête des mères" calcext:value-type="string">
            <text:p>Fête des mères</text:p>
          </table:table-cell>
          <table:table-cell table:style-name="ce69"/>
          <table:table-cell table:style-name="ce73"/>
          <table:table-cell table:style-name="ce78"/>
          <table:table-cell table:style-name="ce82"/>
          <table:table-cell table:style-name="ce87" table:formula="of:=IF([.AK71]=&quot;&quot;;&quot;&quot;;IFERROR(VLOOKUP([.AK71];[$Lune.$A$1:.$B$1000];2;0);IF((WEEKDAY([.AK71])=5)OR((WEEKDAY([.AK71])=4)AND(NOT(ISERROR(MATCH([.AK71]+1;[$Lune.$A$1:.$A$1000];0)))));ISOWEEKNUM([.AK71]);&quot;&quot;)))" office:value-type="string" office:string-value="○" calcext:value-type="string">
            <text:p>○</text:p>
          </table:table-cell>
          <table:table-cell table:style-name="ce52">
            <text:p/>
          </table:table-cell>
          <table:table-cell table:style-name="ce58" table:formula="of:=IF([.AS70]=&quot;&quot;;&quot;&quot;;IF(MONTH([.AS70]+1)&gt;MONTH([.AS70]);&quot;&quot;;[.AS70]+1))">
            <text:p/>
          </table:table-cell>
          <table:table-cell table:style-name="ce63">
            <text:p/>
          </table:table-cell>
          <table:table-cell table:style-name="ce69"/>
          <table:table-cell table:style-name="ce73"/>
          <table:table-cell table:style-name="ce78"/>
          <table:table-cell table:style-name="ce82"/>
          <table:table-cell table:style-name="ce87" table:formula="of:=IF([.AS71]=&quot;&quot;;&quot;&quot;;IFERROR(VLOOKUP([.AS71];[$Lune.$A$1:.$B$1000];2;0);IF((WEEKDAY([.AS71])=5)OR((WEEKDAY([.AS71])=4)AND(NOT(ISERROR(MATCH([.AS71]+1;[$Lune.$A$1:.$A$1000];0)))));ISOWEEKNUM([.AS71]);&quot;&quot;)))">
            <text:p/>
          </table:table-cell>
          <table:table-cell table:style-name="ce146" table:number-columns-repeated="2"/>
          <table:table-cell table:style-name="ce52" office:value-type="string" office:string-value="V" calcext:value-type="string">
            <text:p>V</text:p>
          </table:table-cell>
          <table:table-cell table:style-name="ce58" table:formula="of:=IF([.BC70]=&quot;&quot;;&quot;&quot;;IF(MONTH([.BC70]+1)&gt;MONTH([.BC70]);&quot;&quot;;[.BC70]+1))" office:value-type="date" office:date-value="2026-07-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BC71]=&quot;&quot;;&quot;&quot;;IFERROR(VLOOKUP([.BC71];[$Lune.$A$1:.$B$1000];2;0);IF((WEEKDAY([.BC71])=5)OR((WEEKDAY([.BC71])=4)AND(NOT(ISERROR(MATCH([.BC71]+1;[$Lune.$A$1:.$A$1000];0)))));ISOWEEKNUM([.BC71]);&quot;&quot;)))">
            <text:p/>
          </table:table-cell>
          <table:table-cell table:style-name="ce52" office:value-type="string" office:string-value="L" calcext:value-type="string">
            <text:p>L</text:p>
          </table:table-cell>
          <table:table-cell table:style-name="ce58" table:formula="of:=IF([.BK70]=&quot;&quot;;&quot;&quot;;IF(MONTH([.BK70]+1)&gt;MONTH([.BK70]);&quot;&quot;;[.BK70]+1))" office:value-type="date" office:date-value="2026-08-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BK71]=&quot;&quot;;&quot;&quot;;IFERROR(VLOOKUP([.BK71];[$Lune.$A$1:.$B$1000];2;0);IF((WEEKDAY([.BK71])=5)OR((WEEKDAY([.BK71])=4)AND(NOT(ISERROR(MATCH([.BK71]+1;[$Lune.$A$1:.$A$1000];0)))));ISOWEEKNUM([.BK71]);&quot;&quot;)))">
            <text:p/>
          </table:table-cell>
          <table:table-cell table:style-name="ce52">
            <text:p/>
          </table:table-cell>
          <table:table-cell table:style-name="ce58" table:formula="of:=IF([.BS70]=&quot;&quot;;&quot;&quot;;IF(MONTH([.BS70]+1)&gt;MONTH([.BS70]);&quot;&quot;;[.BS70]+1))">
            <text:p/>
          </table:table-cell>
          <table:table-cell table:style-name="ce63">
            <text:p/>
          </table:table-cell>
          <table:table-cell table:style-name="ce69"/>
          <table:table-cell table:style-name="ce73"/>
          <table:table-cell table:style-name="ce78"/>
          <table:table-cell table:style-name="ce82"/>
          <table:table-cell table:style-name="ce87" table:formula="of:=IF([.BS71]=&quot;&quot;;&quot;&quot;;IFERROR(VLOOKUP([.BS71];[$Lune.$A$1:.$B$1000];2;0);IF((WEEKDAY([.BS71])=5)OR((WEEKDAY([.BS71])=4)AND(NOT(ISERROR(MATCH([.BS71]+1;[$Lune.$A$1:.$A$1000];0)))));ISOWEEKNUM([.BS71]);&quot;&quot;)))">
            <text:p/>
          </table:table-cell>
          <table:table-cell table:style-name="ce52" office:value-type="string" office:string-value="S" calcext:value-type="string">
            <text:p>S</text:p>
          </table:table-cell>
          <table:table-cell table:style-name="ce58" table:formula="of:=IF([.CA70]=&quot;&quot;;&quot;&quot;;IF(MONTH([.CA70]+1)&gt;MONTH([.CA70]);&quot;&quot;;[.CA70]+1))" office:value-type="date" office:date-value="2026-10-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CA71]=&quot;&quot;;&quot;&quot;;IFERROR(VLOOKUP([.CA71];[$Lune.$A$1:.$B$1000];2;0);IF((WEEKDAY([.CA71])=5)OR((WEEKDAY([.CA71])=4)AND(NOT(ISERROR(MATCH([.CA71]+1;[$Lune.$A$1:.$A$1000];0)))));ISOWEEKNUM([.CA71]);&quot;&quot;)))">
            <text:p/>
          </table:table-cell>
          <table:table-cell table:style-name="ce52">
            <text:p/>
          </table:table-cell>
          <table:table-cell table:style-name="ce58" table:formula="of:=IF([.CI70]=&quot;&quot;;&quot;&quot;;IF(MONTH([.CI70]+1)&gt;MONTH([.CI70]);&quot;&quot;;[.CI70]+1))">
            <text:p/>
          </table:table-cell>
          <table:table-cell table:style-name="ce63">
            <text:p/>
          </table:table-cell>
          <table:table-cell table:style-name="ce69"/>
          <table:table-cell table:style-name="ce73"/>
          <table:table-cell table:style-name="ce78"/>
          <table:table-cell table:style-name="ce82"/>
          <table:table-cell table:style-name="ce87" table:formula="of:=IF([.CI71]=&quot;&quot;;&quot;&quot;;IFERROR(VLOOKUP([.CI71];[$Lune.$A$1:.$B$1000];2;0);IF((WEEKDAY([.CI71])=5)OR((WEEKDAY([.CI71])=4)AND(NOT(ISERROR(MATCH([.CI71]+1;[$Lune.$A$1:.$A$1000];0)))));ISOWEEKNUM([.CI71]);&quot;&quot;)))">
            <text:p/>
          </table:table-cell>
          <table:table-cell table:style-name="ce52" office:value-type="string" office:string-value="J" calcext:value-type="string">
            <text:p>J</text:p>
          </table:table-cell>
          <table:table-cell table:style-name="ce58" table:formula="of:=IF([.CQ70]=&quot;&quot;;&quot;&quot;;IF(MONTH([.CQ70]+1)&gt;MONTH([.CQ70]);&quot;&quot;;[.CQ70]+1))" office:value-type="date" office:date-value="2026-12-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CQ71]=&quot;&quot;;&quot;&quot;;IFERROR(VLOOKUP([.CQ71];[$Lune.$A$1:.$B$1000];2;0);IF((WEEKDAY([.CQ71])=5)OR((WEEKDAY([.CQ71])=4)AND(NOT(ISERROR(MATCH([.CQ71]+1;[$Lune.$A$1:.$A$1000];0)))));ISOWEEKNUM([.CQ71]);&quot;&quot;)))" office:value-type="float" office:value="53" calcext:value-type="float">
            <text:p>53</text:p>
          </table:table-cell>
          <table:table-cell table:number-columns-repeated="923"/>
        </table:table-row>
        <table:table-row table:style-name="ro17" table:number-rows-repeated="65459">
          <table:table-cell table:number-columns-repeated="1024"/>
        </table:table-row>
        <table:table-row table:style-name="ro17">
          <table:table-cell table:number-columns-repeated="1024"/>
        </table:table-row>
        <calcext:conditional-formats>
          <calcext:conditional-format calcext:target-range-address="Calendrier.E6:Calendrier.E36 Calendrier.M6:Calendrier.M34 Calendrier.U6:Calendrier.U36 Calendrier.AC6:Calendrier.AC36 Calendrier.AK6:Calendrier.AK36 Calendrier.AS6:Calendrier.AS36 Calendrier.BC6:Calendrier.BC36 Calendrier.BK6:Calendrier.BK36 Calendrier.BS6:Calendrier.BS36 Calendrier.CA6:Calendrier.CA36 Calendrier.CI6:Calendrier.CI36 Calendrier.CQ6:Calendrier.CQ36">
            <calcext:condition calcext:apply-style-name="coloré1" calcext:value="formula-is(IF(((WEEKDAY([.E6])=1)OR(LEFT([.F6];1)&lt;&gt;&quot; &quot;))AND([.E6]&lt;&gt;&quot;&quot;)))" calcext:base-cell-address="Calendrier.E6"/>
            <calcext:condition calcext:apply-style-name="coloré2" calcext:value="formula-is((WEEKDAY([.E6])=7)AND([.E6]&lt;&gt;&quot;&quot;))" calcext:base-cell-address="Calendrier.E6"/>
          </calcext:conditional-format>
          <calcext:conditional-format calcext:target-range-address="Calendrier.F6:Calendrier.F36 Calendrier.N6:Calendrier.N34 Calendrier.AD6:Calendrier.AD36 Calendrier.AL6:Calendrier.AL36 Calendrier.AT6:Calendrier.AT36 Calendrier.BD6:Calendrier.BD36 Calendrier.BL6:Calendrier.BL36 Calendrier.BT6:Calendrier.BT36 Calendrier.CB6:Calendrier.CB36 Calendrier.CJ6:Calendrier.CJ36 Calendrier.CR6:Calendrier.CR36">
            <calcext:condition calcext:apply-style-name="coloré2" calcext:value="formula-is(IF(((WEEKDAY([.E6])=1)OR(LEFT([.F6];1)&lt;&gt;&quot; &quot;))AND([.E6]&lt;&gt;&quot;&quot;)))" calcext:base-cell-address="Calendrier.F6"/>
          </calcext:conditional-format>
          <calcext:conditional-format calcext:target-range-address="Calendrier.K6:Calendrier.K36 Calendrier.S6:Calendrier.S34 Calendrier.AA6:Calendrier.AA36 Calendrier.AI6:Calendrier.AI36 Calendrier.AQ6:Calendrier.AQ36 Calendrier.AY6:Calendrier.AY36 Calendrier.BI6:Calendrier.BI36 Calendrier.BQ6:Calendrier.BQ36 Calendrier.BY6:Calendrier.BY36 Calendrier.CG6:Calendrier.CG36 Calendrier.CO6:Calendrier.CO36 Calendrier.CW6:Calendrier.CW36">
            <calcext:condition calcext:apply-style-name="coloré2" calcext:value="formula-is(IF(((WEEKDAY([.E6])=1)OR(LEFT([.F6];1)&lt;&gt;&quot; &quot;))AND([.E6]&lt;&gt;&quot;&quot;)))" calcext:base-cell-address="Calendrier.K6"/>
          </calcext:conditional-format>
          <calcext:conditional-format calcext:target-range-address="Calendrier.G6:Calendrier.G36 Calendrier.O6:Calendrier.O34 Calendrier.W6:Calendrier.W36 Calendrier.AE6:Calendrier.AE36 Calendrier.AM6:Calendrier.AM36 Calendrier.AU6:Calendrier.AU36 Calendrier.BE6:Calendrier.BE36 Calendrier.BM6:Calendrier.BM36 Calendrier.BU6:Calendrier.BU36 Calendrier.CC6:Calendrier.CC36 Calendrier.CK6:Calendrier.CK36 Calendrier.CS6:Calendrier.CS36">
            <calcext:condition calcext:apply-style-name="coloré2" calcext:value="formula-is(IF(((WEEKDAY([.E6])=1)OR(LEFT([.F6];1)&lt;&gt;&quot; &quot;))AND([.E6]&lt;&gt;&quot;&quot;)))" calcext:base-cell-address="Calendrier.G6"/>
          </calcext:conditional-format>
          <calcext:conditional-format calcext:target-range-address="Calendrier.H6:Calendrier.H36 Calendrier.P6:Calendrier.P34 Calendrier.X6:Calendrier.X36 Calendrier.AF6:Calendrier.AF36 Calendrier.AN6:Calendrier.AN36 Calendrier.AV6:Calendrier.AV36 Calendrier.BF6:Calendrier.BF36 Calendrier.BN6:Calendrier.BN36 Calendrier.BV6:Calendrier.BV36 Calendrier.CD6:Calendrier.CD36 Calendrier.CL6:Calendrier.CL36 Calendrier.CT6:Calendrier.CT36">
            <calcext:condition calcext:apply-style-name="vacances1" calcext:value="formula-is(ISODD(MATCH([.E6];[$Vacances.$A$3:.$A$202];1)))" calcext:base-cell-address="Calendrier.H6"/>
            <calcext:condition calcext:apply-style-name="coloré2" calcext:value="formula-is(IF(((WEEKDAY([.E6])=1)OR(LEFT([.F6];1)&lt;&gt;&quot; &quot;))AND([.E6]&lt;&gt;&quot;&quot;)))" calcext:base-cell-address="Calendrier.H6"/>
          </calcext:conditional-format>
          <calcext:conditional-format calcext:target-range-address="Calendrier.I6:Calendrier.I36 Calendrier.Q6:Calendrier.Q34 Calendrier.Y6:Calendrier.Y36 Calendrier.AG6:Calendrier.AG36 Calendrier.AO6:Calendrier.AO36 Calendrier.AW6:Calendrier.AW36 Calendrier.BG6:Calendrier.BG36 Calendrier.BO6:Calendrier.BO36 Calendrier.BW6:Calendrier.BW36 Calendrier.CE6:Calendrier.CE36 Calendrier.CM6:Calendrier.CM36 Calendrier.CU6:Calendrier.CU36">
            <calcext:condition calcext:apply-style-name="vacances2" calcext:value="formula-is(ISODD(MATCH([.E6];[$Vacances.$B$3:.$B$202];1)))" calcext:base-cell-address="Calendrier.I6"/>
            <calcext:condition calcext:apply-style-name="coloré2" calcext:value="formula-is(IF(((WEEKDAY([.E6])=1)OR(LEFT([.F6];1)&lt;&gt;&quot; &quot;))AND([.E6]&lt;&gt;&quot;&quot;)))" calcext:base-cell-address="Calendrier.I6"/>
          </calcext:conditional-format>
          <calcext:conditional-format calcext:target-range-address="Calendrier.J6:Calendrier.J36 Calendrier.R6:Calendrier.R34 Calendrier.Z6:Calendrier.Z36 Calendrier.AH6:Calendrier.AH36 Calendrier.AP6:Calendrier.AP36 Calendrier.AX6:Calendrier.AX36 Calendrier.BH6:Calendrier.BH36 Calendrier.BP6:Calendrier.BP36 Calendrier.BX6:Calendrier.BX36 Calendrier.CF6:Calendrier.CF36 Calendrier.CN6:Calendrier.CN36 Calendrier.CV6:Calendrier.CV36">
            <calcext:condition calcext:apply-style-name="vacances3" calcext:value="formula-is(ISODD(MATCH([.E6];[$Vacances.$C$3:.$C$202];1)))" calcext:base-cell-address="Calendrier.J6"/>
            <calcext:condition calcext:apply-style-name="coloré2" calcext:value="formula-is(IF(((WEEKDAY([.E6])=1)OR(LEFT([.F6];1)&lt;&gt;&quot; &quot;))AND([.E6]&lt;&gt;&quot;&quot;)))" calcext:base-cell-address="Calendrier.J6"/>
          </calcext:conditional-format>
          <calcext:conditional-format calcext:target-range-address="Calendrier.D6:Calendrier.D36 Calendrier.L6:Calendrier.L34 Calendrier.T6:Calendrier.T36 Calendrier.AB6:Calendrier.AB36 Calendrier.AJ6:Calendrier.AJ36 Calendrier.AR6:Calendrier.AR36 Calendrier.BB6:Calendrier.BB36 Calendrier.BJ6:Calendrier.BJ36 Calendrier.BR6:Calendrier.BR36 Calendrier.BZ6:Calendrier.BZ36 Calendrier.CH6:Calendrier.CH36 Calendrier.CP6:Calendrier.CP36">
            <calcext:condition calcext:apply-style-name="coloré1" calcext:value="formula-is(IF(((WEEKDAY([.E6])=1)OR(LEFT([.F6];1)&lt;&gt;&quot; &quot;))AND([.E6]&lt;&gt;&quot;&quot;)))" calcext:base-cell-address="Calendrier.D6"/>
            <calcext:condition calcext:apply-style-name="coloré2" calcext:value="formula-is((WEEKDAY([.E6])=7)AND([.E6]&lt;&gt;&quot;&quot;))" calcext:base-cell-address="Calendrier.D6"/>
          </calcext:conditional-format>
          <calcext:conditional-format calcext:target-range-address="Calendrier.E41:Calendrier.E71 Calendrier.M41:Calendrier.M69 Calendrier.U41:Calendrier.U71 Calendrier.AC41:Calendrier.AC71 Calendrier.AK41:Calendrier.AK71 Calendrier.AS41:Calendrier.AS71 Calendrier.BC41:Calendrier.BC71 Calendrier.BK41:Calendrier.BK71 Calendrier.BS41:Calendrier.BS71 Calendrier.CA41:Calendrier.CA71 Calendrier.CI41:Calendrier.CI71 Calendrier.CQ41:Calendrier.CQ71">
            <calcext:condition calcext:apply-style-name="coloré1" calcext:value="formula-is(IF(((WEEKDAY([.E41])=1)OR(LEFT([.F41];1)&lt;&gt;&quot; &quot;))AND([.E41]&lt;&gt;&quot;&quot;)))" calcext:base-cell-address="Calendrier.E41"/>
            <calcext:condition calcext:apply-style-name="coloré2" calcext:value="formula-is((WEEKDAY([.E41])=7)AND([.E41]&lt;&gt;&quot;&quot;))" calcext:base-cell-address="Calendrier.E41"/>
          </calcext:conditional-format>
          <calcext:conditional-format calcext:target-range-address="Calendrier.F41:Calendrier.F71 Calendrier.N41:Calendrier.N69 Calendrier.V41:Calendrier.V71 Calendrier.AD41:Calendrier.AD71 Calendrier.AL41:Calendrier.AL71 Calendrier.AT41:Calendrier.AT71 Calendrier.BD41:Calendrier.BD71 Calendrier.BL41:Calendrier.BL71 Calendrier.BT41:Calendrier.BT71 Calendrier.CB41:Calendrier.CB71 Calendrier.CJ41:Calendrier.CJ71 Calendrier.CR41:Calendrier.CR71">
            <calcext:condition calcext:apply-style-name="coloré2" calcext:value="formula-is(IF(((WEEKDAY([.E41])=1)OR(LEFT([.F41];1)&lt;&gt;&quot; &quot;))AND([.E41]&lt;&gt;&quot;&quot;)))" calcext:base-cell-address="Calendrier.F41"/>
          </calcext:conditional-format>
          <calcext:conditional-format calcext:target-range-address="Calendrier.K41:Calendrier.K71 Calendrier.S41:Calendrier.S69 Calendrier.AA41:Calendrier.AA71 Calendrier.AI41:Calendrier.AI71 Calendrier.AQ41:Calendrier.AQ71 Calendrier.AY41:Calendrier.AY71 Calendrier.BI41:Calendrier.BI71 Calendrier.BQ41:Calendrier.BQ71 Calendrier.BY41:Calendrier.BY71 Calendrier.CG41:Calendrier.CG71 Calendrier.CO41:Calendrier.CO71 Calendrier.CW41:Calendrier.CW71">
            <calcext:condition calcext:apply-style-name="coloré2" calcext:value="formula-is(IF(((WEEKDAY([.E41])=1)OR(LEFT([.F41];1)&lt;&gt;&quot; &quot;))AND([.E41]&lt;&gt;&quot;&quot;)))" calcext:base-cell-address="Calendrier.K41"/>
          </calcext:conditional-format>
          <calcext:conditional-format calcext:target-range-address="Calendrier.G41:Calendrier.G71 Calendrier.O41:Calendrier.O69 Calendrier.W41:Calendrier.W71 Calendrier.AE41:Calendrier.AE71 Calendrier.AM41:Calendrier.AM71 Calendrier.AU41:Calendrier.AU71 Calendrier.BE41:Calendrier.BE71 Calendrier.BM41:Calendrier.BM71 Calendrier.BU41:Calendrier.BU71 Calendrier.CC41:Calendrier.CC71 Calendrier.CK41:Calendrier.CK71 Calendrier.CS41:Calendrier.CS71">
            <calcext:condition calcext:apply-style-name="coloré2" calcext:value="formula-is(IF(((WEEKDAY([.E41])=1)OR(LEFT([.F41];1)&lt;&gt;&quot; &quot;))AND([.E41]&lt;&gt;&quot;&quot;)))" calcext:base-cell-address="Calendrier.G41"/>
          </calcext:conditional-format>
          <calcext:conditional-format calcext:target-range-address="Calendrier.H41:Calendrier.H71 Calendrier.P41:Calendrier.P69 Calendrier.X41:Calendrier.X71 Calendrier.AF41:Calendrier.AF71 Calendrier.AN41:Calendrier.AN71 Calendrier.AV41:Calendrier.AV71 Calendrier.BF41:Calendrier.BF71 Calendrier.BN41:Calendrier.BN71 Calendrier.BV41:Calendrier.BV71 Calendrier.CD41:Calendrier.CD71 Calendrier.CL41:Calendrier.CL71 Calendrier.CT41:Calendrier.CT71">
            <calcext:condition calcext:apply-style-name="vacances1" calcext:value="formula-is(ISODD(MATCH([.E41];[$Vacances.$A$3:.$A$202];1)))" calcext:base-cell-address="Calendrier.H41"/>
            <calcext:condition calcext:apply-style-name="coloré2" calcext:value="formula-is(IF(((WEEKDAY([.E41])=1)OR(LEFT([.F41];1)&lt;&gt;&quot; &quot;))AND([.E41]&lt;&gt;&quot;&quot;)))" calcext:base-cell-address="Calendrier.H41"/>
          </calcext:conditional-format>
          <calcext:conditional-format calcext:target-range-address="Calendrier.I41:Calendrier.I71 Calendrier.Q41:Calendrier.Q69 Calendrier.Y41:Calendrier.Y71 Calendrier.AG41:Calendrier.AG71 Calendrier.AO41:Calendrier.AO71 Calendrier.AW41:Calendrier.AW71 Calendrier.BG41:Calendrier.BG71 Calendrier.BO41:Calendrier.BO71 Calendrier.BW41:Calendrier.BW71 Calendrier.CE41:Calendrier.CE71 Calendrier.CM41:Calendrier.CM71 Calendrier.CU41:Calendrier.CU71">
            <calcext:condition calcext:apply-style-name="vacances2" calcext:value="formula-is(ISODD(MATCH([.E41];[$Vacances.$B$3:.$B$202];1)))" calcext:base-cell-address="Calendrier.I41"/>
            <calcext:condition calcext:apply-style-name="coloré2" calcext:value="formula-is(IF(((WEEKDAY([.E41])=1)OR(LEFT([.F41];1)&lt;&gt;&quot; &quot;))AND([.E41]&lt;&gt;&quot;&quot;)))" calcext:base-cell-address="Calendrier.I41"/>
          </calcext:conditional-format>
          <calcext:conditional-format calcext:target-range-address="Calendrier.J41:Calendrier.J71 Calendrier.R41:Calendrier.R69 Calendrier.Z41:Calendrier.Z71 Calendrier.AH41:Calendrier.AH71 Calendrier.AP41:Calendrier.AP71 Calendrier.AX41:Calendrier.AX71 Calendrier.BH41:Calendrier.BH71 Calendrier.BP41:Calendrier.BP71 Calendrier.BX41:Calendrier.BX71 Calendrier.CF41:Calendrier.CF71 Calendrier.CN41:Calendrier.CN71 Calendrier.CV41:Calendrier.CV71">
            <calcext:condition calcext:apply-style-name="vacances3" calcext:value="formula-is(ISODD(MATCH([.E41];[$Vacances.$C$3:.$C$202];1)))" calcext:base-cell-address="Calendrier.J41"/>
            <calcext:condition calcext:apply-style-name="coloré2" calcext:value="formula-is(IF(((WEEKDAY([.E41])=1)OR(LEFT([.F41];1)&lt;&gt;&quot; &quot;))AND([.E41]&lt;&gt;&quot;&quot;)))" calcext:base-cell-address="Calendrier.J41"/>
          </calcext:conditional-format>
          <calcext:conditional-format calcext:target-range-address="Calendrier.D41:Calendrier.D71 Calendrier.L41:Calendrier.L69 Calendrier.T41:Calendrier.T71 Calendrier.AB41:Calendrier.AB71 Calendrier.AJ41:Calendrier.AJ71 Calendrier.AR41:Calendrier.AR71 Calendrier.BB41:Calendrier.BB71 Calendrier.BJ41:Calendrier.BJ71 Calendrier.BR41:Calendrier.BR71 Calendrier.BZ41:Calendrier.BZ71 Calendrier.CH41:Calendrier.CH71 Calendrier.CP41:Calendrier.CP71">
            <calcext:condition calcext:apply-style-name="coloré1" calcext:value="formula-is(IF(((WEEKDAY([.E41])=1)OR(LEFT([.F41];1)&lt;&gt;&quot; &quot;))AND([.E41]&lt;&gt;&quot;&quot;)))" calcext:base-cell-address="Calendrier.D41"/>
            <calcext:condition calcext:apply-style-name="coloré2" calcext:value="formula-is((WEEKDAY([.E41])=7)AND([.E41]&lt;&gt;&quot;&quot;))" calcext:base-cell-address="Calendrier.D41"/>
          </calcext:conditional-format>
          <calcext:conditional-format calcext:target-range-address="Calendrier.V6:Calendrier.V36">
            <calcext:condition calcext:apply-style-name="coloré2" calcext:value="formula-is(IF(((WEEKDAY([.U6])=1)OR(LEFT([.V6];1)&lt;&gt;&quot; &quot;))AND([.U6]&lt;&gt;&quot;&quot;)))" calcext:base-cell-address="Calendrier.V6"/>
          </calcext:conditional-format>
        </calcext:conditional-formats>
      </table:table>
      <table:table table:name="Aide" table:style-name="ta1" table:print="false">
        <table:table-column table:style-name="co16" table:default-cell-style-name="Default"/>
        <table:table-column table:style-name="co17" table:default-cell-style-name="ce210"/>
        <table:table-row table:style-name="ro6">
          <table:table-cell/>
          <table:table-cell table:style-name="Default"/>
        </table:table-row>
        <table:table-row table:style-name="ro7">
          <table:table-cell/>
          <table:table-cell table:style-name="ce205" office:value-type="string" calcext:value-type="string">
            <text:p>Calendrier perpétuel avec jours fériés localisés, changements d'heure et numéros de semaines</text:p>
          </table:table-cell>
        </table:table-row>
        <table:table-row table:style-name="ro8">
          <table:table-cell/>
          <table:table-cell table:style-name="ce205" office:value-type="string" calcext:value-type="string">
            <text:p>Comment utiliser ce calendrier :</text:p>
          </table:table-cell>
        </table:table-row>
        <table:table-row table:style-name="ro9">
          <table:table-cell/>
          <table:table-cell table:style-name="ce206" office:value-type="string" calcext:value-type="string">
            <text:p>- changez si nécessaire l'année et la région pour les jours fériés, puis imprimez !</text:p>
            <text:p>- les vacances scolaires peuvent être modifiées ou supprimées.</text:p>
            <text:p>- ajoutez des événements dans la feuille « Événements » pour les voir apparaître sur les calendriers.</text:p>
          </table:table-cell>
        </table:table-row>
        <table:table-row table:style-name="ro8">
          <table:table-cell/>
          <table:table-cell table:style-name="ce207" office:value-type="string" calcext:value-type="string">
            <text:p>Questions, commentaires, suggestions : contact.calendrier@rohmer.fr</text:p>
          </table:table-cell>
        </table:table-row>
        <table:table-row table:style-name="ro8">
          <table:table-cell/>
          <table:table-cell table:style-name="ce207" office:value-type="string" calcext:value-type="string">
            <text:p>Téléchargement : <text:a xlink:href="http://trk.free.fr/calendrier" xlink:type="simple">http://trk.free.fr/calendrier</text:a></text:p>
          </table:table-cell>
        </table:table-row>
        <table:table-row table:style-name="ro8">
          <table:table-cell/>
          <table:table-cell table:style-name="ce207" office:value-type="string" calcext:value-type="string">
            <text:p>Aide en ligne : <text:a xlink:href="http://trk.free.fr/calendrier/faq.html" xlink:type="simple">http://trk.free.fr/calendrier/faq.html</text:a></text:p>
          </table:table-cell>
        </table:table-row>
        <table:table-row table:style-name="ro8">
          <table:table-cell/>
          <table:table-cell table:style-name="ce208"/>
        </table:table-row>
        <table:table-row table:style-name="ro8" table:number-rows-repeated="3">
          <table:table-cell table:number-columns-repeated="2"/>
        </table:table-row>
        <table:table-row table:style-name="ro8">
          <table:table-cell table:number-columns-repeated="2"/>
        </table:table-row>
      </table:table>
      <table:table table:name="Licence" table:style-name="ta1" table:print="false">
        <table:table-column table:style-name="co18" table:default-cell-style-name="ce212"/>
        <table:table-row table:style-name="ro6">
          <table:table-cell table:style-name="ce211" office:value-type="string" calcext:value-type="string">
            <text:p>Appendix</text:p>
          </table:table-cell>
        </table:table-row>
        <table:table-row table:style-name="ro6">
          <table:table-cell table:style-name="ce211" office:value-type="string" calcext:value-type="string">
            <text:p>Public Documentation License Notice</text:p>
          </table:table-cell>
        </table:table-row>
        <table:table-row table:style-name="ro6">
          <table:table-cell/>
        </table:table-row>
        <table:table-row table:style-name="ro10">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6">
          <table:table-cell/>
        </table:table-row>
        <table:table-row table:style-name="ro10">
          <table:table-cell office:value-type="string" calcext:value-type="string">
            <text:p>The Original Documentation is Calendrier perpétuel annuel. The Initial Writer of the Original Documentation is Thomas Rohmer-Kretz. Copyright (C) 2005-2015. All Rights Reserved. (Initial Writer contact: contact.calendrier@rohmer.fr).</text:p>
          </table:table-cell>
        </table:table-row>
        <table:table-row table:style-name="ro6">
          <table:table-cell/>
        </table:table-row>
        <table:table-row table:style-name="ro6">
          <table:table-cell office:value-type="string" calcext:value-type="string">
            <text:p>Contributor(s): ______________________________________.</text:p>
          </table:table-cell>
        </table:table-row>
        <table:table-row table:style-name="ro6">
          <table:table-cell/>
        </table:table-row>
        <table:table-row table:style-name="ro11">
          <table:table-cell office:value-type="string" calcext:value-type="string">
            <text:p>Portions created by ______ are Copyright (C)_________[Insert year(s)]. All Rights Reserved. (Contributor contact(s):________________[Insert hyperlink/alias]).</text:p>
          </table:table-cell>
        </table:table-row>
        <table:table-row table:style-name="ro6">
          <table:table-cell/>
        </table:table-row>
        <table:table-row table:style-name="ro10">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6" table:number-rows-repeated="65523">
          <table:table-cell/>
        </table:table-row>
        <table:table-row table:style-name="ro6">
          <table:table-cell/>
        </table:table-row>
      </table:table>
      <table:table table:name="Jours fériés" table:style-name="ta1" table:print="false">
        <table:table-column table:style-name="co40" table:default-cell-style-name="Default"/>
        <table:table-column table:style-name="co41" table:default-cell-style-name="Default"/>
        <table:table-column table:style-name="co42" table:default-cell-style-name="Default"/>
        <table:table-column table:style-name="co43" table:default-cell-style-name="ce215"/>
        <table:table-column table:style-name="co44" table:number-columns-repeated="252" table:default-cell-style-name="ce165"/>
        <table:table-row table:style-name="ro6">
          <table:table-cell table:style-name="ce74" table:formula="of:=[$Calendrier.$AM$1]" office:value-type="string" office:string-value="France" calcext:value-type="string">
            <text:p>France</text:p>
          </table:table-cell>
          <table:table-cell table:style-name="ce158" office:value-type="string" calcext:value-type="string">
            <text:p>Date début : </text:p>
          </table:table-cell>
          <table:table-cell table:style-name="ce161" table:formula="of:=[$Calendrier.$G$1]" office:value-type="float" office:value="2026" calcext:value-type="float">
            <text:p>2026</text:p>
          </table:table-cell>
          <table:table-cell table:style-name="ce164"/>
          <table:table-cell table:number-columns-repeated="252"/>
        </table:table-row>
        <table:table-row table:style-name="ro6">
          <table:table-cell table:formula="of:=MATCH([.$A$1];[.E$3:.BZ$3];0)" office:value-type="float" office:value="2" calcext:value-type="float">
            <text:p>2</text:p>
          </table:table-cell>
          <table:table-cell table:number-columns-repeated="255"/>
        </table:table-row>
        <table:table-row table:style-name="ro18">
          <table:table-cell table:style-name="ce156" office:value-type="string" calcext:value-type="string">
            <text:p>Jours fériés</text:p>
            <text:p>reportés</text:p>
            <text:p>dans le</text:p>
            <text:p>calendrier</text:p>
          </table:table-cell>
          <table:table-cell table:style-name="ce159" office:value-type="string" calcext:value-type="string">
            <office:annotation draw:style-name="gr1" draw:text-style-name="P2" svg:width="8.907cm" svg:height="1.781cm" svg:x="7.057cm" svg:y="0.05cm" draw:caption-point-x="-0.609cm" draw:caption-point-y="0.863c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3">Intitulé inséré dans</text:span></text:p>
            <text:p><text:span text:style-name="T3">Le calendrier</text:span></text:p>
            <text:p>(commencez par un espace pour ne pas que le jour soit coloré en jour férié)</text:p>
          </table:table-cell>
          <table:table-cell table:style-name="ce162" office:value-type="string" calcext:value-type="string">
            <text:p>Commentaire</text:p>
          </table:table-cell>
          <table:table-cell table:style-name="ce156" office:value-type="string" calcext:value-type="string">
            <text:p>Calcul date</text:p>
          </table:table-cell>
          <table:table-cell table:style-name="ce166" office:value-type="string" calcext:value-type="string">
            <text:p>aucun</text:p>
          </table:table-cell>
          <table:table-cell table:style-name="ce166" office:value-type="string" calcext:value-type="string">
            <text:p>France</text:p>
          </table:table-cell>
          <table:table-cell table:style-name="ce166" office:value-type="string" calcext:value-type="string">
            <text:p>Alsace Moselle</text:p>
          </table:table-cell>
          <table:table-cell table:style-name="ce166" office:value-type="string" calcext:value-type="string">
            <text:p>Réunion</text:p>
          </table:table-cell>
          <table:table-cell table:style-name="ce166" office:value-type="string" calcext:value-type="string">
            <text:p>Martinique</text:p>
          </table:table-cell>
          <table:table-cell table:style-name="ce166" office:value-type="string" calcext:value-type="string">
            <text:p>Guadeloupe</text:p>
          </table:table-cell>
          <table:table-cell table:style-name="ce166" office:value-type="string" calcext:value-type="string">
            <text:p>Guyane française</text:p>
          </table:table-cell>
          <table:table-cell table:style-name="ce166" office:value-type="string" calcext:value-type="string">
            <text:p>Polynésie française</text:p>
          </table:table-cell>
          <table:table-cell table:style-name="ce166" office:value-type="string" calcext:value-type="string">
            <text:p>Nouvelle-Calédonie</text:p>
          </table:table-cell>
          <table:table-cell table:style-name="ce166" office:value-type="string" calcext:value-type="string">
            <text:p>Mayotte</text:p>
          </table:table-cell>
          <table:table-cell table:style-name="ce166" office:value-type="string" calcext:value-type="string">
            <text:p>Saint-Pierre-et-Miquelon</text:p>
          </table:table-cell>
          <table:table-cell table:style-name="ce166" office:value-type="string" calcext:value-type="string">
            <text:p>Belgique</text:p>
          </table:table-cell>
          <table:table-cell table:style-name="ce166" office:value-type="string" calcext:value-type="string">
            <text:p>Luxembourg</text:p>
          </table:table-cell>
          <table:table-cell table:style-name="ce166" office:value-type="string" calcext:value-type="string">
            <text:p>Québec</text:p>
          </table:table-cell>
          <table:table-cell table:style-name="ce166" office:value-type="string" calcext:value-type="string">
            <text:p>Suisse</text:p>
          </table:table-cell>
          <table:table-cell table:style-name="ce166" office:value-type="string" calcext:value-type="string">
            <text:p>Suisse AG</text:p>
          </table:table-cell>
          <table:table-cell table:style-name="ce166" office:value-type="string" calcext:value-type="string">
            <text:p>Suisse AI</text:p>
          </table:table-cell>
          <table:table-cell table:style-name="ce166" office:value-type="string" calcext:value-type="string">
            <text:p>Suisse AR</text:p>
          </table:table-cell>
          <table:table-cell table:style-name="ce166" office:value-type="string" calcext:value-type="string">
            <text:p>Suisse BE</text:p>
          </table:table-cell>
          <table:table-cell table:style-name="ce166" office:value-type="string" calcext:value-type="string">
            <text:p>Suisse BL</text:p>
          </table:table-cell>
          <table:table-cell table:style-name="ce166" office:value-type="string" calcext:value-type="string">
            <text:p>Suisse BS</text:p>
          </table:table-cell>
          <table:table-cell table:style-name="ce166" office:value-type="string" calcext:value-type="string">
            <text:p>Suisse FR</text:p>
          </table:table-cell>
          <table:table-cell table:style-name="ce166" office:value-type="string" calcext:value-type="string">
            <text:p>Suisse GE</text:p>
          </table:table-cell>
          <table:table-cell table:style-name="ce166" office:value-type="string" calcext:value-type="string">
            <text:p>Suisse GL</text:p>
          </table:table-cell>
          <table:table-cell table:style-name="ce166" office:value-type="string" calcext:value-type="string">
            <text:p>Suisse GR</text:p>
          </table:table-cell>
          <table:table-cell table:style-name="ce166" office:value-type="string" calcext:value-type="string">
            <text:p>Suisse JU</text:p>
          </table:table-cell>
          <table:table-cell table:style-name="ce166" office:value-type="string" calcext:value-type="string">
            <text:p>Suisse LU</text:p>
          </table:table-cell>
          <table:table-cell table:style-name="ce166" office:value-type="string" calcext:value-type="string">
            <text:p>Suisse NE</text:p>
          </table:table-cell>
          <table:table-cell table:style-name="ce166" office:value-type="string" calcext:value-type="string">
            <text:p>Suisse NW</text:p>
          </table:table-cell>
          <table:table-cell table:style-name="ce166" office:value-type="string" calcext:value-type="string">
            <text:p>Suisse OW</text:p>
          </table:table-cell>
          <table:table-cell table:style-name="ce166" office:value-type="string" calcext:value-type="string">
            <text:p>Suisse SG</text:p>
          </table:table-cell>
          <table:table-cell table:style-name="ce166" office:value-type="string" calcext:value-type="string">
            <text:p>Suisse SH</text:p>
          </table:table-cell>
          <table:table-cell table:style-name="ce166" office:value-type="string" calcext:value-type="string">
            <text:p>Suisse SO</text:p>
          </table:table-cell>
          <table:table-cell table:style-name="ce166" office:value-type="string" calcext:value-type="string">
            <text:p>Suisse SZ</text:p>
          </table:table-cell>
          <table:table-cell table:style-name="ce166" office:value-type="string" calcext:value-type="string">
            <text:p>Suisse TG</text:p>
          </table:table-cell>
          <table:table-cell table:style-name="ce166" office:value-type="string" calcext:value-type="string">
            <text:p>Suisse TI</text:p>
          </table:table-cell>
          <table:table-cell table:style-name="ce166" office:value-type="string" calcext:value-type="string">
            <text:p>Suisse UR</text:p>
          </table:table-cell>
          <table:table-cell table:style-name="ce166" office:value-type="string" calcext:value-type="string">
            <text:p>Suisse VD</text:p>
          </table:table-cell>
          <table:table-cell table:style-name="ce166" office:value-type="string" calcext:value-type="string">
            <text:p>Suisse VS</text:p>
          </table:table-cell>
          <table:table-cell table:style-name="ce166" office:value-type="string" calcext:value-type="string">
            <text:p>Suisse ZG</text:p>
          </table:table-cell>
          <table:table-cell table:style-name="ce166" office:value-type="string" calcext:value-type="string">
            <text:p>Suisse ZH</text:p>
          </table:table-cell>
          <table:table-cell table:style-name="ce166" office:value-type="string" calcext:value-type="string">
            <text:p>Allemagne BW </text:p>
          </table:table-cell>
          <table:table-cell table:style-name="ce166" office:value-type="string" calcext:value-type="string">
            <text:p>Allemagne BY </text:p>
          </table:table-cell>
          <table:table-cell table:style-name="ce166" office:value-type="string" calcext:value-type="string">
            <text:p>Allemagne BE </text:p>
          </table:table-cell>
          <table:table-cell table:style-name="ce166" office:value-type="string" calcext:value-type="string">
            <text:p>Allemagne BB </text:p>
          </table:table-cell>
          <table:table-cell table:style-name="ce166" office:value-type="string" calcext:value-type="string">
            <text:p>Allemagne HB </text:p>
          </table:table-cell>
          <table:table-cell table:style-name="ce166" office:value-type="string" calcext:value-type="string">
            <text:p>Allemagne HH </text:p>
          </table:table-cell>
          <table:table-cell table:style-name="ce166" office:value-type="string" calcext:value-type="string">
            <text:p>Allemagne HE </text:p>
          </table:table-cell>
          <table:table-cell table:style-name="ce166" office:value-type="string" calcext:value-type="string">
            <text:p>Allemagne MV </text:p>
          </table:table-cell>
          <table:table-cell table:style-name="ce166" office:value-type="string" calcext:value-type="string">
            <text:p>Allemagne NI </text:p>
          </table:table-cell>
          <table:table-cell table:style-name="ce166" office:value-type="string" calcext:value-type="string">
            <text:p>Allemagne NW </text:p>
          </table:table-cell>
          <table:table-cell table:style-name="ce166" office:value-type="string" calcext:value-type="string">
            <text:p>Allemagne RP </text:p>
          </table:table-cell>
          <table:table-cell table:style-name="ce166" office:value-type="string" calcext:value-type="string">
            <text:p>Allemagne SL </text:p>
          </table:table-cell>
          <table:table-cell table:style-name="ce166" office:value-type="string" calcext:value-type="string">
            <text:p>Allemagne SN </text:p>
          </table:table-cell>
          <table:table-cell table:style-name="ce166" office:value-type="string" calcext:value-type="string">
            <text:p>Allemagne ST </text:p>
          </table:table-cell>
          <table:table-cell table:style-name="ce166" office:value-type="string" calcext:value-type="string">
            <text:p>Allemagne SH </text:p>
          </table:table-cell>
          <table:table-cell table:style-name="ce166" office:value-type="string" calcext:value-type="string">
            <text:p>Allemagne TH</text:p>
          </table:table-cell>
          <table:table-cell table:style-name="ce166" table:number-columns-repeated="195"/>
        </table:table-row>
        <table:table-row table:style-name="ro6">
          <table:table-cell table:style-name="ce215" table:number-matrix-columns-spanned="1" table:number-matrix-rows-spanned="200" table:formula="of:=IF([.D4:.D203]=&quot;&quot;;&quot;&quot;;IF(INDEX([.E1:.BZ203];ROW([.D4:.D203]);[.$A$2])=&quot;&quot;;&quot;&quot;;[.D4:.D203]))" office:value-type="date" office:date-value="2026-01-01" calcext:value-type="date">
            <text:p>01/01/26</text:p>
          </table:table-cell>
          <table:table-cell office:value-type="string" calcext:value-type="string">
            <text:p>Jour de l'an</text:p>
          </table:table-cell>
          <table:table-cell/>
          <table:table-cell table:formula="of:=DATE([.$C$1];1;1)" office:value-type="date" office:date-value="2026-01-01" calcext:value-type="date">
            <text:p>01/01/26</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Vendredi Saint</text:p>
          </table:table-cell>
          <table:table-cell/>
          <table:table-cell table:formula="of:=[.D10]-2" office:value-type="date" office:date-value="2026-04-03" calcext:value-type="date">
            <text:p>03/04/26</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Pâques +1h</text:p>
          </table:table-cell>
          <table:table-cell>
            <office:annotation draw:style-name="gr2" draw:text-style-name="P2" svg:width="2.877cm" svg:height="2.181cm" svg:x="9.583cm" svg:y="5.557cm" draw:caption-point-x="-0.585cm" draw:caption-point-y="-0.714cm">
              <dc:creator>TRK</dc:creator>
              <dc:date>2006-09-19T00:00:00</dc:date>
              <text:p text:style-name="P1"><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3-29" calcext:value-type="date">
            <text:p>29/03/26</text:p>
          </table:table-cell>
          <table:table-cell office:value-type="string" calcext:value-type="string">
            <text:p><text:s/>heure d'été +1h</text:p>
          </table:table-cell>
          <table:table-cell/>
          <table:table-cell table:formula="of:=DATE([.$C$1];4;1)-WEEKDAY(DATE([.$C$1];3;31))" office:value-type="date" office:date-value="2026-03-29" calcext:value-type="date">
            <text:p>29/03/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Pâques +1h</text:p>
          </table:table-cell>
          <table:table-cell office:value-type="string" calcext:value-type="string">
            <office:annotation draw:style-name="gr2" draw:text-style-name="P2" svg:width="2.877cm" svg:height="2.181cm" svg:x="9.583cm" svg:y="6.457cm" draw:caption-point-x="-0.585cm" draw:caption-point-y="-0.711cm">
              <dc:creator>TRK</dc:creator>
              <dc:date>2006-09-19T00:00:00</dc:date>
              <text:p text:style-name="P1"><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text:s/>heure d'été +1h</text:p>
          </table:table-cell>
          <table:table-cell office:value-type="string" calcext:value-type="string">
            <office:annotation draw:style-name="gr3" draw:text-style-name="P2" svg:width="2.881cm" svg:height="2.571cm" svg:x="9.583cm" svg:y="6.906cm" draw:caption-point-x="-0.585cm" draw:caption-point-y="-0.708c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3;15)-WEEKDAY(DATE([.$C$1];3;7))" office:value-type="date" office:date-value="2026-03-08" calcext:value-type="date">
            <text:p>08/03/26</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15" office:value-type="date" office:date-value="2026-04-05" calcext:value-type="date">
            <text:p>05/04/26</text:p>
          </table:table-cell>
          <table:table-cell office:value-type="string" calcext:value-type="string">
            <text:p>Pâques</text:p>
          </table:table-cell>
          <table:table-cell/>
          <table:table-cell table:formula="of:=EASTERSUNDAY([.$C$1])" office:value-type="date" office:date-value="2026-04-05" calcext:value-type="date">
            <text:p>05/04/26</text:p>
          </table:table-cell>
          <table:table-cell/>
          <table:table-cell table:number-columns-repeated="40"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4-06" calcext:value-type="date">
            <text:p>06/04/26</text:p>
          </table:table-cell>
          <table:table-cell table:style-name="ce160" office:value-type="string" calcext:value-type="string">
            <text:p> </text:p>
          </table:table-cell>
          <table:table-cell office:value-type="string" calcext:value-type="string">
            <text:p>Lundi de Pâques</text:p>
          </table:table-cell>
          <table:table-cell table:formula="of:=[.D10]+1" office:value-type="date" office:date-value="2026-04-06" calcext:value-type="date">
            <text:p>06/04/26</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5-14" calcext:value-type="date">
            <text:p>14/05/26</text:p>
          </table:table-cell>
          <table:table-cell office:value-type="string" calcext:value-type="string">
            <text:p>Ascension</text:p>
          </table:table-cell>
          <table:table-cell/>
          <table:table-cell table:formula="of:=[.D13]-10" office:value-type="date" office:date-value="2026-05-14" calcext:value-type="date">
            <text:p>14/05/26</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5-24" calcext:value-type="date">
            <text:p>24/05/26</text:p>
          </table:table-cell>
          <table:table-cell office:value-type="string" calcext:value-type="string">
            <text:p>Pentecôte</text:p>
          </table:table-cell>
          <table:table-cell/>
          <table:table-cell table:formula="of:=[.D10]+49" office:value-type="date" office:date-value="2026-05-24" calcext:value-type="date">
            <text:p>24/05/26</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5-25" calcext:value-type="date">
            <text:p>25/05/26</text:p>
          </table:table-cell>
          <table:table-cell table:style-name="ce160" office:value-type="string" calcext:value-type="string">
            <text:p> </text:p>
          </table:table-cell>
          <table:table-cell office:value-type="string" calcext:value-type="string">
            <text:p>Lundi de Pentecôte</text:p>
          </table:table-cell>
          <table:table-cell table:formula="of:=[.D13]+1" office:value-type="date" office:date-value="2026-05-25" calcext:value-type="date">
            <text:p>25/05/26</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5-01" calcext:value-type="date">
            <text:p>01/05/26</text:p>
          </table:table-cell>
          <table:table-cell office:value-type="string" calcext:value-type="string">
            <text:p>Fête du Travail</text:p>
          </table:table-cell>
          <table:table-cell/>
          <table:table-cell table:formula="of:=DATE([.$C$1];5;1)" office:value-type="date" office:date-value="2026-05-01" calcext:value-type="date">
            <text:p>01/05/26</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05-08" calcext:value-type="date">
            <text:p>08/05/26</text:p>
          </table:table-cell>
          <table:table-cell office:value-type="string" calcext:value-type="string">
            <text:p>Victoire 1945</text:p>
          </table:table-cell>
          <table:table-cell/>
          <table:table-cell table:formula="of:=DATE([.$C$1];5;8)" office:value-type="date" office:date-value="2026-05-08" calcext:value-type="date">
            <text:p>08/05/26</text:p>
          </table:table-cell>
          <table:table-cell/>
          <table:table-cell table:number-columns-repeated="10" office:value-type="string" calcext:value-type="string">
            <text:p>x</text:p>
          </table:table-cell>
          <table:table-cell table:number-columns-repeated="241"/>
        </table:table-row>
        <table:table-row table:style-name="ro6">
          <table:table-cell table:style-name="ce215" office:value-type="date" office:date-value="2026-07-14" calcext:value-type="date">
            <text:p>14/07/26</text:p>
          </table:table-cell>
          <table:table-cell office:value-type="string" calcext:value-type="string">
            <text:p>Fête nationale</text:p>
          </table:table-cell>
          <table:table-cell office:value-type="string" calcext:value-type="string">
            <text:p>France</text:p>
          </table:table-cell>
          <table:table-cell table:formula="of:=DATE([.$C$1];7;14)" office:value-type="date" office:date-value="2026-07-14" calcext:value-type="date">
            <text:p>14/07/26</text:p>
          </table:table-cell>
          <table:table-cell/>
          <table:table-cell table:number-columns-repeated="10" office:value-type="string" calcext:value-type="string">
            <text:p>x</text:p>
          </table:table-cell>
          <table:table-cell table:number-columns-repeated="241"/>
        </table:table-row>
        <table:table-row table:style-name="ro6">
          <table:table-cell table:style-name="ce215" office:value-type="date" office:date-value="2026-08-15" calcext:value-type="date">
            <text:p>15/08/26</text:p>
          </table:table-cell>
          <table:table-cell office:value-type="string" calcext:value-type="string">
            <text:p>Assomption</text:p>
          </table:table-cell>
          <table:table-cell/>
          <table:table-cell table:formula="of:=DATE([.$C$1];8;15)" office:value-type="date" office:date-value="2026-08-15" calcext:value-type="date">
            <text:p>15/08/26</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2"/>
          <table:table-cell office:value-type="string" calcext:value-type="string">
            <text:p>x </text:p>
          </table:table-cell>
          <table:table-cell table:number-columns-repeated="199"/>
        </table:table-row>
        <table:table-row table:style-name="ro6">
          <table:table-cell table:style-name="ce215" office:value-type="date" office:date-value="2026-10-25" calcext:value-type="date">
            <text:p>25/10/26</text:p>
          </table:table-cell>
          <table:table-cell office:value-type="string" calcext:value-type="string">
            <text:p><text:s/>heure d'hiver -1h</text:p>
          </table:table-cell>
          <table:table-cell>
            <office:annotation draw:style-name="gr4" draw:text-style-name="P2" svg:width="2.877cm" svg:height="1.386cm" svg:x="9.583cm" svg:y="11.405cm" draw:caption-point-x="-0.585cm" draw:caption-point-y="-0.692cm">
              <dc:creator>TRK</dc:creator>
              <dc:date>2006-09-19T00:00:00</dc:date>
              <text:p text:style-name="P1"><text:span text:style-name="T1">dernier dimanche d'octobre</text:span></text:p>
            </office:annotation>
          </table:table-cell>
          <table:table-cell table:formula="of:=DATE([.$C$1];11;1)-WEEKDAY(DATE([.$C$1];10;31))" office:value-type="date" office:date-value="2026-10-25" calcext:value-type="date">
            <text:p>25/10/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office:value-type="date" office:date-value="2026-11-01" calcext:value-type="date">
            <text:p>01/11/26</text:p>
          </table:table-cell>
          <table:table-cell office:value-type="string" calcext:value-type="string">
            <text:p>Toussaint</text:p>
          </table:table-cell>
          <table:table-cell/>
          <table:table-cell table:formula="of:=DATE([.$C$1];11;1)" office:value-type="date" office:date-value="2026-11-01" calcext:value-type="date">
            <text:p>01/11/26</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 </text:p>
          </table:table-cell>
          <table:table-cell table:number-columns-repeated="7"/>
          <table:table-cell table:number-columns-repeated="3" office:value-type="string" calcext:value-type="string">
            <text:p>x </text:p>
          </table:table-cell>
          <table:table-cell table:number-columns-repeated="199"/>
        </table:table-row>
        <table:table-row table:style-name="ro6">
          <table:table-cell table:style-name="ce215" office:value-type="date" office:date-value="2026-11-11" calcext:value-type="date">
            <text:p>11/11/26</text:p>
          </table:table-cell>
          <table:table-cell office:value-type="string" calcext:value-type="string">
            <text:p>Armistice 1918</text:p>
          </table:table-cell>
          <table:table-cell/>
          <table:table-cell table:formula="of:=DATE([.$C$1];11;11)" office:value-type="date" office:date-value="2026-11-11" calcext:value-type="date">
            <text:p>11/11/26</text:p>
          </table:table-cell>
          <table:table-cell/>
          <table:table-cell table:number-columns-repeated="11" office:value-type="string" calcext:value-type="string">
            <text:p>x</text:p>
          </table:table-cell>
          <table:table-cell table:number-columns-repeated="240"/>
        </table:table-row>
        <table:table-row table:style-name="ro6">
          <table:table-cell table:style-name="ce215" office:value-type="date" office:date-value="2026-12-25" calcext:value-type="date">
            <text:p>25/12/26</text:p>
          </table:table-cell>
          <table:table-cell office:value-type="string" calcext:value-type="string">
            <text:p>Noël</text:p>
          </table:table-cell>
          <table:table-cell/>
          <table:table-cell table:formula="of:=DATE([.$C$1];12;25)" office:value-type="date" office:date-value="2026-12-25" calcext:value-type="date">
            <text:p>25/12/26</text:p>
          </table:table-cell>
          <table:table-cell/>
          <table:table-cell table:number-columns-repeated="40"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Saint Étienne</text:p>
          </table:table-cell>
          <table:table-cell/>
          <table:table-cell table:formula="of:=[.D22]+1" office:value-type="date" office:date-value="2026-12-26" calcext:value-type="date">
            <text:p>26/12/26</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Abolition esclavage</text:p>
          </table:table-cell>
          <table:table-cell office:value-type="string" calcext:value-type="string">
            <text:p>Réunion</text:p>
          </table:table-cell>
          <table:table-cell table:formula="of:=DATE([.$C$1];12;20)" office:value-type="date" office:date-value="2026-12-20" calcext:value-type="date">
            <text:p>20/12/26</text:p>
          </table:table-cell>
          <table:table-cell table:number-columns-repeated="3"/>
          <table:table-cell office:value-type="string" calcext:value-type="string">
            <text:p>x</text:p>
          </table:table-cell>
          <table:table-cell table:number-columns-repeated="248"/>
        </table:table-row>
        <table:table-row table:style-name="ro6">
          <table:table-cell table:style-name="ce215">
            <text:p/>
          </table:table-cell>
          <table:table-cell office:value-type="string" calcext:value-type="string">
            <text:p>Fête nationale</text:p>
          </table:table-cell>
          <table:table-cell office:value-type="string" calcext:value-type="string">
            <text:p>Belgique</text:p>
          </table:table-cell>
          <table:table-cell table:formula="of:=DATE([.$C$1];7;21)" office:value-type="date" office:date-value="2026-07-21" calcext:value-type="date">
            <text:p>21/07/26</text:p>
          </table:table-cell>
          <table:table-cell table:number-columns-repeated="11"/>
          <table:table-cell office:value-type="string" calcext:value-type="string">
            <text:p>x</text:p>
          </table:table-cell>
          <table:table-cell table:number-columns-repeated="240"/>
        </table:table-row>
        <table:table-row table:style-name="ro6">
          <table:table-cell table:style-name="ce215">
            <text:p/>
          </table:table-cell>
          <table:table-cell office:value-type="string" calcext:value-type="string">
            <text:p>Fête nationale</text:p>
          </table:table-cell>
          <table:table-cell office:value-type="string" calcext:value-type="string">
            <text:p>Luxembourg</text:p>
          </table:table-cell>
          <table:table-cell table:formula="of:=DATE([.$C$1];6;23)" office:value-type="date" office:date-value="2026-06-23" calcext:value-type="date">
            <text:p>23/06/26</text:p>
          </table:table-cell>
          <table:table-cell table:number-columns-repeated="12"/>
          <table:table-cell office:value-type="string" calcext:value-type="string">
            <text:p>x</text:p>
          </table:table-cell>
          <table:table-cell table:number-columns-repeated="239"/>
        </table:table-row>
        <table:table-row table:style-name="ro6">
          <table:table-cell table:style-name="ce215">
            <text:p/>
          </table:table-cell>
          <table:table-cell office:value-type="string" calcext:value-type="string">
            <text:p>Fête nationale</text:p>
          </table:table-cell>
          <table:table-cell office:value-type="string" calcext:value-type="string">
            <text:p>Québec</text:p>
          </table:table-cell>
          <table:table-cell table:formula="of:=DATE([.$C$1];6;24)" office:value-type="date" office:date-value="2026-06-24" calcext:value-type="date">
            <text:p>24/06/26</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Fête du Travail</text:p>
          </table:table-cell>
          <table:table-cell office:value-type="string" calcext:value-type="string">
            <office:annotation draw:style-name="gr5" draw:text-style-name="P2" svg:width="2.877cm" svg:height="0.991cm" svg:x="9.583cm" svg:y="15.454cm" draw:caption-point-x="-0.585cm" draw:caption-point-y="-0.677cm">
              <dc:creator>TRK</dc:creator>
              <dc:date>2006-04-29T00:00:00</dc:date>
              <text:p text:style-name="P1"><text:span text:style-name="T1">Premier lundi de septembre</text:span></text:p>
            </office:annotation>
            <text:p>US-Canada</text:p>
          </table:table-cell>
          <table:table-cell table:formula="of:=DATE([.$C$1];9;8)-WEEKDAY(DATE([.$C$1];9;6))" office:value-type="date" office:date-value="2026-09-07" calcext:value-type="date">
            <text:p>07/09/26</text:p>
          </table:table-cell>
          <table:table-cell table:number-columns-repeated="13"/>
          <table:table-cell office:value-type="string" calcext:value-type="string">
            <text:p>x</text:p>
          </table:table-cell>
          <table:table-cell table:number-columns-repeated="238"/>
        </table:table-row>
        <table:table-row table:style-name="ro6">
          <table:table-cell table:style-name="ce215" office:value-type="date" office:date-value="2026-05-31" calcext:value-type="date">
            <text:p>31/05/26</text:p>
          </table:table-cell>
          <table:table-cell office:value-type="string" calcext:value-type="string">
            <text:p>Fête des mères</text:p>
          </table:table-cell>
          <table:table-cell>
            <office:annotation draw:style-name="gr6" draw:text-style-name="P2" svg:width="2.877cm" svg:height="4.941cm" svg:x="9.583cm" svg:y="15.903cm" draw:caption-point-x="-0.585cm" draw:caption-point-y="-0.674c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6-05-31" calcext:value-type="date">
            <text:p>31/05/26</text:p>
          </table:table-cell>
          <table:table-cell/>
          <table:table-cell table:number-columns-repeated="10" office:value-type="string" calcext:value-type="string">
            <text:p>x</text:p>
          </table:table-cell>
          <table:table-cell table:number-columns-repeated="241"/>
        </table:table-row>
        <table:table-row table:style-name="ro6">
          <table:table-cell table:style-name="ce215">
            <text:p/>
          </table:table-cell>
          <table:table-cell office:value-type="string" calcext:value-type="string">
            <text:p>Fête des mères</text:p>
          </table:table-cell>
          <table:table-cell/>
          <table:table-cell table:formula="of:=IF([.D29]=[.D13];[.D29]+7;&quot;&quot;)">
            <text:p/>
          </table:table-cell>
          <table:table-cell/>
          <table:table-cell table:number-columns-repeated="10" office:value-type="string" calcext:value-type="string">
            <text:p>x</text:p>
          </table:table-cell>
          <table:table-cell table:number-columns-repeated="241"/>
        </table:table-row>
        <table:table-row table:style-name="ro6">
          <table:table-cell table:style-name="ce215">
            <text:p/>
          </table:table-cell>
          <table:table-cell office:value-type="string" calcext:value-type="string">
            <text:p>Fête des pères</text:p>
          </table:table-cell>
          <table:table-cell>
            <office:annotation draw:style-name="gr5" draw:text-style-name="P2" svg:width="2.877cm" svg:height="0.991cm" svg:x="9.583cm" svg:y="16.804cm" draw:caption-point-x="-0.585cm" draw:caption-point-y="-0.672cm">
              <dc:creator>TRK</dc:creator>
              <dc:date>2008-03-13T00:00:00</dc:date>
              <text:p text:style-name="P1"><text:span text:style-name="T1">3ème dimanche de juin</text:span></text:p>
            </office:annotation>
          </table:table-cell>
          <table:table-cell table:formula="of:=DATE([.$C$1];6;22)-WEEKDAY(DATE([.$C$1];6;7))" office:value-type="date" office:date-value="2026-06-21" calcext:value-type="date">
            <text:p>21/06/26</text:p>
          </table:table-cell>
          <table:table-cell table:number-columns-repeated="252"/>
        </table:table-row>
        <table:table-row table:style-name="ro6">
          <table:table-cell table:style-name="ce215">
            <text:p/>
          </table:table-cell>
          <table:table-cell office:value-type="string" calcext:value-type="string">
            <text:p>Fête des grand-mères</text:p>
          </table:table-cell>
          <table:table-cell>
            <office:annotation draw:style-name="gr5" draw:text-style-name="P2" svg:width="2.877cm" svg:height="0.991cm" svg:x="9.583cm" svg:y="17.253cm" draw:caption-point-x="-0.585cm" draw:caption-point-y="-0.669cm">
              <dc:creator>TRK</dc:creator>
              <dc:date>2008-03-13T00:00:00</dc:date>
              <text:p text:style-name="P1"><text:span text:style-name="T1">1er dimanche de mars</text:span></text:p>
            </office:annotation>
          </table:table-cell>
          <table:table-cell table:formula="of:=DATE([.$C$1];3;8)-WEEKDAY(DATE([.$C$1];3;7))" office:value-type="date" office:date-value="2026-03-01" calcext:value-type="date">
            <text:p>01/03/26</text:p>
          </table:table-cell>
          <table:table-cell table:number-columns-repeated="252"/>
        </table:table-row>
        <table:table-row table:style-name="ro6">
          <table:table-cell table:style-name="ce215">
            <text:p/>
          </table:table-cell>
          <table:table-cell office:value-type="string" calcext:value-type="string">
            <text:p>Épiphanie</text:p>
          </table:table-cell>
          <table:table-cell office:value-type="string" calcext:value-type="string">
            <office:annotation draw:style-name="gr5" draw:text-style-name="P2" svg:width="2.877cm" svg:height="0.991cm" svg:x="9.583cm" svg:y="17.705cm" draw:caption-point-x="-0.585cm" draw:caption-point-y="-0.67cm">
              <dc:creator>TRK</dc:creator>
              <dc:date>2008-03-13T00:00:00</dc:date>
              <text:p text:style-name="P1"><text:span text:style-name="T1">2ème dimanche après Noël</text:span></text:p>
            </office:annotation>
            <text:p>2e dim après Noël</text:p>
          </table:table-cell>
          <table:table-cell table:formula="of:=DATE([.$C$1];1;9)-WEEKDAY(DATE([.$C$1];1;8))" office:value-type="date" office:date-value="2026-01-04" calcext:value-type="date">
            <text:p>04/01/26</text:p>
          </table:table-cell>
          <table:table-cell table:number-columns-repeated="252"/>
        </table:table-row>
        <table:table-row table:style-name="ro6">
          <table:table-cell table:style-name="ce215">
            <text:p/>
          </table:table-cell>
          <table:table-cell office:value-type="string" calcext:value-type="string">
            <text:p>Épiphanie</text:p>
          </table:table-cell>
          <table:table-cell office:value-type="string" calcext:value-type="string">
            <text:p>date fixe 6/1</text:p>
          </table:table-cell>
          <table:table-cell table:formula="of:=DATE([.$C$1];1;6)" office:value-type="date" office:date-value="2026-01-06" calcext:value-type="date">
            <text:p>06/01/26</text:p>
          </table:table-cell>
          <table:table-cell table:number-columns-repeated="35"/>
          <table:table-cell office:value-type="string" calcext:value-type="string">
            <text:p>x</text:p>
          </table:table-cell>
          <table:table-cell table:number-columns-repeated="5"/>
          <table:table-cell table:number-columns-repeated="2" office:value-type="string" calcext:value-type="string">
            <text:p>x </text:p>
          </table:table-cell>
          <table:table-cell table:number-columns-repeated="11"/>
          <table:table-cell office:value-type="string" calcext:value-type="string">
            <text:p>x </text:p>
          </table:table-cell>
          <table:table-cell table:number-columns-repeated="197"/>
        </table:table-row>
        <table:table-row table:style-name="ro6">
          <table:table-cell table:style-name="ce215">
            <text:p/>
          </table:table-cell>
          <table:table-cell office:value-type="string" calcext:value-type="string">
            <text:p>Fête-Dieu</text:p>
          </table:table-cell>
          <table:table-cell/>
          <table:table-cell table:formula="of:=[.D10]+60" office:value-type="date" office:date-value="2026-06-04" calcext:value-type="date">
            <text:p>04/06/26</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 </text:p>
          </table:table-cell>
          <table:table-cell table:number-columns-repeated="4"/>
          <table:table-cell office:value-type="string" calcext:value-type="string">
            <text:p>x </text:p>
          </table:table-cell>
          <table:table-cell table:number-columns-repeated="2"/>
          <table:table-cell table:number-columns-repeated="3" office:value-type="string" calcext:value-type="string">
            <text:p>x </text:p>
          </table:table-cell>
          <table:table-cell table:number-columns-repeated="199"/>
        </table:table-row>
        <table:table-row table:style-name="ro6">
          <table:table-cell table:style-name="ce215">
            <text:p/>
          </table:table-cell>
          <table:table-cell office:value-type="string" calcext:value-type="string">
            <text:p>Immaculée Conception</text:p>
          </table:table-cell>
          <table:table-cell/>
          <table:table-cell table:formula="of:=DATE([.$C$1];12;8)" office:value-type="date" office:date-value="2026-12-08" calcext:value-type="date">
            <text:p>08/12/26</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6">
          <table:table-cell table:style-name="ce215">
            <text:p/>
          </table:table-cell>
          <table:table-cell office:value-type="string" calcext:value-type="string">
            <text:p><text:s/>heure d'hiver -1h</text:p>
          </table:table-cell>
          <table:table-cell office:value-type="string" calcext:value-type="string">
            <office:annotation draw:style-name="gr7" draw:text-style-name="P2" svg:width="2.881cm" svg:height="3.756cm" svg:x="9.583cm" svg:y="19.522cm" draw:caption-point-x="-0.585cm" draw:caption-point-y="-0.681c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8)-WEEKDAY(DATE([.$C$1];11;7))" office:value-type="date" office:date-value="2026-11-01" calcext:value-type="date">
            <text:p>01/11/26</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text:s/>Mardi gras</text:p>
          </table:table-cell>
          <table:table-cell/>
          <table:table-cell table:formula="of:=[.D39]-1" office:value-type="date" office:date-value="2026-02-17" calcext:value-type="date">
            <text:p>17/02/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15">
            <text:p/>
          </table:table-cell>
          <table:table-cell office:value-type="string" calcext:value-type="string">
            <text:p><text:s/>Cendres</text:p>
          </table:table-cell>
          <table:table-cell office:value-type="string" calcext:value-type="string">
            <text:p>mercredi des cendres</text:p>
          </table:table-cell>
          <table:table-cell table:formula="of:=[.D10]-46" office:value-type="date" office:date-value="2026-02-18" calcext:value-type="date">
            <text:p>18/02/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15">
            <text:p/>
          </table:table-cell>
          <table:table-cell office:value-type="string" calcext:value-type="string">
            <text:p><text:s/>Mi-Carême</text:p>
          </table:table-cell>
          <table:table-cell/>
          <table:table-cell table:formula="of:=[.D10]-24" office:value-type="date" office:date-value="2026-03-12" calcext:value-type="date">
            <text:p>12/03/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15">
            <text:p/>
          </table:table-cell>
          <table:table-cell office:value-type="string" calcext:value-type="string">
            <text:p>Abolition esclavage</text:p>
          </table:table-cell>
          <table:table-cell office:value-type="string" calcext:value-type="string">
            <text:p>Martinique</text:p>
          </table:table-cell>
          <table:table-cell table:formula="of:=DATE([.$C$1];5;22)" office:value-type="date" office:date-value="2026-05-22" calcext:value-type="date">
            <text:p>22/05/26</text:p>
          </table:table-cell>
          <table:table-cell table:number-columns-repeated="4"/>
          <table:table-cell office:value-type="string" calcext:value-type="string">
            <text:p>x</text:p>
          </table:table-cell>
          <table:table-cell table:number-columns-repeated="247"/>
        </table:table-row>
        <table:table-row table:style-name="ro6">
          <table:table-cell table:style-name="ce215">
            <text:p/>
          </table:table-cell>
          <table:table-cell office:value-type="string" calcext:value-type="string">
            <text:p>Abolition esclavage</text:p>
          </table:table-cell>
          <table:table-cell office:value-type="string" calcext:value-type="string">
            <text:p>Guadeloupe</text:p>
          </table:table-cell>
          <table:table-cell table:formula="of:=DATE([.$C$1];5;27)" office:value-type="date" office:date-value="2026-05-27" calcext:value-type="date">
            <text:p>27/05/26</text:p>
          </table:table-cell>
          <table:table-cell table:number-columns-repeated="5"/>
          <table:table-cell office:value-type="string" calcext:value-type="string">
            <text:p>x</text:p>
          </table:table-cell>
          <table:table-cell table:number-columns-repeated="246"/>
        </table:table-row>
        <table:table-row table:style-name="ro6">
          <table:table-cell table:style-name="ce215">
            <text:p/>
          </table:table-cell>
          <table:table-cell office:value-type="string" calcext:value-type="string">
            <text:p>Abolition esclavage</text:p>
          </table:table-cell>
          <table:table-cell office:value-type="string" calcext:value-type="string">
            <text:p>Guyane</text:p>
          </table:table-cell>
          <table:table-cell table:formula="of:=DATE([.$C$1];6;10)" office:value-type="date" office:date-value="2026-06-10" calcext:value-type="date">
            <text:p>10/06/26</text:p>
          </table:table-cell>
          <table:table-cell table:number-columns-repeated="6"/>
          <table:table-cell office:value-type="string" calcext:value-type="string">
            <text:p>x</text:p>
          </table:table-cell>
          <table:table-cell table:number-columns-repeated="245"/>
        </table:table-row>
        <table:table-row table:style-name="ro6">
          <table:table-cell table:style-name="ce215">
            <text:p/>
          </table:table-cell>
          <table:table-cell office:value-type="string" calcext:value-type="string">
            <text:p>Jour des Défunts</text:p>
          </table:table-cell>
          <table:table-cell/>
          <table:table-cell table:formula="of:=[.D20]+1" office:value-type="date" office:date-value="2026-11-02" calcext:value-type="date">
            <text:p>02/11/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15">
            <text:p/>
          </table:table-cell>
          <table:table-cell office:value-type="string" calcext:value-type="string">
            <text:p>Patriotes</text:p>
          </table:table-cell>
          <table:table-cell office:value-type="string" calcext:value-type="string">
            <office:annotation draw:style-name="gr8" draw:text-style-name="P2" svg:width="2.899cm" svg:height="2.176cm" svg:x="9.608cm" svg:y="20.943cm" draw:caption-point-x="-0.61cm" draw:caption-point-y="1.511cm">
              <dc:date>2013-06-10T00:00:00</dc:date>
              <text:p text:style-name="P1"><text:span text:style-name="T1">Journée nationale des patriotes, le lundi précédent le 25 mai</text:span></text:p>
            </office:annotation>
            <text:p>Québec</text:p>
          </table:table-cell>
          <table:table-cell table:formula="of:=DATE([.$C$1];5;25)-WEEKDAY(DATE([.$C$1];5;23))" office:value-type="date" office:date-value="2026-05-18" calcext:value-type="date">
            <text:p>18/05/26</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table:style-name="ce160" office:value-type="string" calcext:value-type="string">
            <text:p> </text:p>
          </table:table-cell>
          <table:table-cell office:value-type="string" calcext:value-type="string">
            <office:annotation draw:style-name="gr8" draw:text-style-name="P2" svg:width="2.899cm" svg:height="2.176cm" svg:x="9.608cm" svg:y="21.395cm" draw:caption-point-x="-0.61cm" draw:caption-point-y="1.51cm">
              <dc:date>2013-06-10T00:00:00</dc:date>
              <text:p text:style-name="P1"><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Fête du Canada</text:p>
          </table:table-cell>
          <table:table-cell office:value-type="string" calcext:value-type="string">
            <text:p>Québec</text:p>
          </table:table-cell>
          <table:table-cell table:formula="of:=DATE([.$C$1];7;1)" office:value-type="date" office:date-value="2026-07-01" calcext:value-type="date">
            <text:p>01/07/26</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table:style-name="ce160" office:value-type="string" calcext:value-type="string">
            <text:p> </text:p>
          </table:table-cell>
          <table:table-cell office:value-type="string" calcext:value-type="string">
            <office:annotation draw:style-name="gr8" draw:text-style-name="P2" svg:width="2.899cm" svg:height="2.176cm" svg:x="9.608cm" svg:y="22.298cm" draw:caption-point-x="-0.61cm" draw:caption-point-y="1.51cm">
              <dc:date>2013-06-10T00:00:00</dc:date>
              <text:p text:style-name="P1"><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Action de grâces</text:p>
          </table:table-cell>
          <table:table-cell office:value-type="string" calcext:value-type="string">
            <office:annotation draw:style-name="gr5" draw:text-style-name="P2" svg:width="2.899cm" svg:height="0.991cm" svg:x="9.608cm" svg:y="22.749cm" draw:caption-point-x="-0.61cm" draw:caption-point-y="1.511cm">
              <dc:date>2013-06-10T00:00:00</dc:date>
              <text:p text:style-name="P1"><text:span text:style-name="T1">Deuxième lundi d'octobre</text:span></text:p>
            </office:annotation>
            <text:p>Québec</text:p>
          </table:table-cell>
          <table:table-cell table:formula="of:=DATE([.$C$1];10;15)-WEEKDAY(DATE([.$C$1];10;13))" office:value-type="date" office:date-value="2026-10-12" calcext:value-type="date">
            <text:p>12/10/26</text:p>
          </table:table-cell>
          <table:table-cell table:number-columns-repeated="13"/>
          <table:table-cell office:value-type="string" calcext:value-type="string">
            <text:p>x</text:p>
          </table:table-cell>
          <table:table-cell table:number-columns-repeated="238"/>
        </table:table-row>
        <table:table-row table:style-name="ro6">
          <table:table-cell table:style-name="ce215">
            <text:p/>
          </table:table-cell>
          <table:table-cell office:value-type="string" calcext:value-type="string">
            <text:p>Saint Berchtold</text:p>
          </table:table-cell>
          <table:table-cell office:value-type="string" calcext:value-type="string">
            <text:p>Suisse</text:p>
          </table:table-cell>
          <table:table-cell table:formula="of:=DATE([.$C$1];1;2)" office:value-type="date" office:date-value="2026-01-02" calcext:value-type="date">
            <text:p>02/01/26</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6">
          <table:table-cell table:style-name="ce215">
            <text:p/>
          </table:table-cell>
          <table:table-cell office:value-type="string" calcext:value-type="string">
            <text:p>Instauration de la République</text:p>
          </table:table-cell>
          <table:table-cell office:value-type="string" calcext:value-type="string">
            <text:p>Suisse</text:p>
          </table:table-cell>
          <table:table-cell table:formula="of:=DATE([.$C$1];3;1)" office:value-type="date" office:date-value="2026-03-01" calcext:value-type="date">
            <text:p>01/03/26</text:p>
          </table:table-cell>
          <table:table-cell table:number-columns-repeated="27"/>
          <table:table-cell office:value-type="string" calcext:value-type="string">
            <text:p>x</text:p>
          </table:table-cell>
          <table:table-cell table:number-columns-repeated="224"/>
        </table:table-row>
        <table:table-row table:style-name="ro6">
          <table:table-cell table:style-name="ce215">
            <text:p/>
          </table:table-cell>
          <table:table-cell office:value-type="string" calcext:value-type="string">
            <text:p>Saint Joseph</text:p>
          </table:table-cell>
          <table:table-cell office:value-type="string" calcext:value-type="string">
            <text:p>Suisse</text:p>
          </table:table-cell>
          <table:table-cell table:formula="of:=DATE([.$C$1];3;19)" office:value-type="date" office:date-value="2026-03-19" calcext:value-type="date">
            <text:p>19/03/26</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6">
          <table:table-cell table:style-name="ce215">
            <text:p/>
          </table:table-cell>
          <table:table-cell office:value-type="string" calcext:value-type="string">
            <text:p>Fahrtsfest </text:p>
          </table:table-cell>
          <table:table-cell office:value-type="string" calcext:value-type="string">
            <office:annotation draw:style-name="gr5" draw:text-style-name="P2" svg:width="2.881cm" svg:height="0.991cm" svg:x="9.583cm" svg:y="26.74cm" draw:caption-point-x="-0.585cm" draw:caption-point-y="-0.674cm">
              <dc:creator>TRK</dc:creator>
              <dc:date>2008-09-16T00:00:00</dc:date>
              <text:p text:style-name="P1"><text:span text:style-name="T1">premier jeudi d'avril</text:span></text:p>
            </office:annotation>
            <text:p>Suisse</text:p>
          </table:table-cell>
          <table:table-cell table:formula="of:=DATE([.$C$1];4;8)-WEEKDAY(DATE([.$C$1];4;3))" office:value-type="date" office:date-value="2026-04-02" calcext:value-type="date">
            <text:p>02/04/26</text:p>
          </table:table-cell>
          <table:table-cell table:number-columns-repeated="23"/>
          <table:table-cell office:value-type="string" calcext:value-type="string">
            <text:p>x</text:p>
          </table:table-cell>
          <table:table-cell table:number-columns-repeated="228"/>
        </table:table-row>
        <table:table-row table:style-name="ro6">
          <table:table-cell table:style-name="ce215">
            <text:p/>
          </table:table-cell>
          <table:table-cell office:value-type="string" calcext:value-type="string">
            <text:p>Fête nationale</text:p>
          </table:table-cell>
          <table:table-cell office:value-type="string" calcext:value-type="string">
            <text:p>Suisse</text:p>
          </table:table-cell>
          <table:table-cell table:formula="of:=DATE([.$C$1];8;1)" office:value-type="date" office:date-value="2026-08-01" calcext:value-type="date">
            <text:p>01/08/26</text:p>
          </table:table-cell>
          <table:table-cell table:number-columns-repeated="14"/>
          <table:table-cell table:number-columns-repeated="27" office:value-type="string" calcext:value-type="string">
            <text:p>x</text:p>
          </table:table-cell>
          <table:table-cell table:number-columns-repeated="211"/>
        </table:table-row>
        <table:table-row table:style-name="ro6">
          <table:table-cell table:style-name="ce215">
            <text:p/>
          </table:table-cell>
          <table:table-cell office:value-type="string" calcext:value-type="string">
            <text:p>Jeûne fédéral</text:p>
          </table:table-cell>
          <table:table-cell office:value-type="string" calcext:value-type="string">
            <office:annotation draw:style-name="gr5" draw:text-style-name="P2" svg:width="2.88cm" svg:height="0.991cm" svg:x="9.583cm" svg:y="27.659cm" draw:caption-point-x="-0.585cm" draw:caption-point-y="-0.69cm">
              <dc:creator>TRK</dc:creator>
              <dc:date>2008-08-24T00:00:00</dc:date>
              <text:p text:style-name="P1"><text:span text:style-name="T1">3eme dimanche de septembre</text:span></text:p>
            </office:annotation>
            <text:p>Suisse</text:p>
          </table:table-cell>
          <table:table-cell table:formula="of:=DATE([.$C$1];9;22)-WEEKDAY(DATE([.$C$1];9;7))" office:value-type="date" office:date-value="2026-09-20" calcext:value-type="date">
            <text:p>20/09/26</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6">
          <table:table-cell table:style-name="ce215">
            <text:p/>
          </table:table-cell>
          <table:table-cell office:value-type="string" calcext:value-type="string">
            <text:p>Jeûne genevois</text:p>
          </table:table-cell>
          <table:table-cell office:value-type="string" calcext:value-type="string">
            <office:annotation draw:style-name="gr4" draw:text-style-name="P2" svg:width="2.88cm" svg:height="1.386cm" svg:x="9.583cm" svg:y="28.107cm" draw:caption-point-x="-0.585cm" draw:caption-point-y="-0.686cm">
              <dc:creator>TRK</dc:creator>
              <dc:date>2008-08-24T00:00:00</dc:date>
              <text:p text:style-name="P1"><text:span text:style-name="T1">jeudi suivant le 1er dimanche de septembre</text:span></text:p>
            </office:annotation>
            <text:p>Suisse</text:p>
          </table:table-cell>
          <table:table-cell table:formula="of:=DATE([.$C$1];9;8)-WEEKDAY(DATE([.$C$1];9;7))+4" office:value-type="date" office:date-value="2026-09-10" calcext:value-type="date">
            <text:p>10/09/26</text:p>
          </table:table-cell>
          <table:table-cell table:number-columns-repeated="22"/>
          <table:table-cell office:value-type="string" calcext:value-type="string">
            <text:p>x</text:p>
          </table:table-cell>
          <table:table-cell table:number-columns-repeated="229"/>
        </table:table-row>
        <table:table-row table:style-name="ro6">
          <table:table-cell table:style-name="ce215">
            <text:p/>
          </table:table-cell>
          <table:table-cell office:value-type="string" calcext:value-type="string">
            <text:p> </text:p>
          </table:table-cell>
          <table:table-cell office:value-type="string" calcext:value-type="string">
            <text:p>lundi du Jeûne fédéral</text:p>
          </table:table-cell>
          <table:table-cell table:formula="of:=[.D55]+1" office:value-type="date" office:date-value="2026-09-21" calcext:value-type="date">
            <text:p>21/09/26</text:p>
          </table:table-cell>
          <table:table-cell table:number-columns-repeated="37"/>
          <table:table-cell office:value-type="string" calcext:value-type="string">
            <text:p>x</text:p>
          </table:table-cell>
          <table:table-cell table:number-columns-repeated="214"/>
        </table:table-row>
        <table:table-row table:style-name="ro6">
          <table:table-cell table:style-name="ce215">
            <text:p/>
          </table:table-cell>
          <table:table-cell office:value-type="string" calcext:value-type="string">
            <text:p>St Nicolas de Flüe</text:p>
          </table:table-cell>
          <table:table-cell office:value-type="string" calcext:value-type="string">
            <text:p>Suisse</text:p>
          </table:table-cell>
          <table:table-cell table:formula="of:=DATE([.$C$1];9;25)" office:value-type="date" office:date-value="2026-09-25" calcext:value-type="date">
            <text:p>25/09/26</text:p>
          </table:table-cell>
          <table:table-cell table:number-columns-repeated="29"/>
          <table:table-cell office:value-type="string" calcext:value-type="string">
            <text:p>x</text:p>
          </table:table-cell>
          <table:table-cell table:number-columns-repeated="222"/>
        </table:table-row>
        <table:table-row table:style-name="ro6">
          <table:table-cell table:style-name="ce215">
            <text:p/>
          </table:table-cell>
          <table:table-cell office:value-type="string" calcext:value-type="string">
            <text:p>Restauration de la République</text:p>
          </table:table-cell>
          <table:table-cell office:value-type="string" calcext:value-type="string">
            <text:p>Suisse</text:p>
          </table:table-cell>
          <table:table-cell table:formula="of:=DATE([.$C$1];12;31)" office:value-type="date" office:date-value="2026-12-31" calcext:value-type="date">
            <text:p>31/12/26</text:p>
          </table:table-cell>
          <table:table-cell table:number-columns-repeated="22"/>
          <table:table-cell office:value-type="string" calcext:value-type="string">
            <text:p>x</text:p>
          </table:table-cell>
          <table:table-cell table:number-columns-repeated="229"/>
        </table:table-row>
        <table:table-row table:style-name="ro6">
          <table:table-cell table:style-name="ce215">
            <text:p/>
          </table:table-cell>
          <table:table-cell office:value-type="string" calcext:value-type="string">
            <text:p>Arrivée Évangile</text:p>
          </table:table-cell>
          <table:table-cell office:value-type="string" calcext:value-type="string">
            <text:p>Polynésie</text:p>
          </table:table-cell>
          <table:table-cell table:formula="of:=DATE([.$C$1];3;5)" office:value-type="date" office:date-value="2026-03-05" calcext:value-type="date">
            <text:p>05/03/26</text:p>
          </table:table-cell>
          <table:table-cell table:number-columns-repeated="7"/>
          <table:table-cell office:value-type="string" calcext:value-type="string">
            <text:p>x</text:p>
          </table:table-cell>
          <table:table-cell table:number-columns-repeated="244"/>
        </table:table-row>
        <table:table-row table:style-name="ro6">
          <table:table-cell table:style-name="ce215">
            <text:p/>
          </table:table-cell>
          <table:table-cell office:value-type="string" calcext:value-type="string">
            <text:p>Fête Autonomie</text:p>
          </table:table-cell>
          <table:table-cell office:value-type="string" calcext:value-type="string">
            <text:p>Polynésie</text:p>
          </table:table-cell>
          <table:table-cell table:formula="of:=DATE([.$C$1];6;29)" office:value-type="date" office:date-value="2026-06-29" calcext:value-type="date">
            <text:p>29/06/26</text:p>
          </table:table-cell>
          <table:table-cell table:number-columns-repeated="7"/>
          <table:table-cell office:value-type="string" calcext:value-type="string">
            <text:p>x</text:p>
          </table:table-cell>
          <table:table-cell table:number-columns-repeated="244"/>
        </table:table-row>
        <table:table-row table:style-name="ro6">
          <table:table-cell table:style-name="ce215">
            <text:p/>
          </table:table-cell>
          <table:table-cell office:value-type="string" calcext:value-type="string">
            <text:p>Fête citoyenneté</text:p>
          </table:table-cell>
          <table:table-cell table:style-name="ce163" office:value-type="string" calcext:value-type="string">
            <text:p>Nouvelle-Calédonie</text:p>
          </table:table-cell>
          <table:table-cell table:formula="of:=DATE([.$C$1];9;24)" office:value-type="date" office:date-value="2026-09-24" calcext:value-type="date">
            <text:p>24/09/26</text:p>
          </table:table-cell>
          <table:table-cell table:number-columns-repeated="8"/>
          <table:table-cell office:value-type="string" calcext:value-type="string">
            <text:p>x</text:p>
          </table:table-cell>
          <table:table-cell table:number-columns-repeated="243"/>
        </table:table-row>
        <table:table-row table:style-name="ro6">
          <table:table-cell table:style-name="ce215">
            <text:p/>
          </table:table-cell>
          <table:table-cell office:value-type="string" calcext:value-type="string">
            <text:p>Abolition esclavage</text:p>
          </table:table-cell>
          <table:table-cell office:value-type="string" calcext:value-type="string">
            <text:p>Mayotte</text:p>
          </table:table-cell>
          <table:table-cell table:formula="of:=DATE([.$C$1];4;27)" office:value-type="date" office:date-value="2026-04-27" calcext:value-type="date">
            <text:p>27/04/26</text:p>
          </table:table-cell>
          <table:table-cell table:number-columns-repeated="9"/>
          <table:table-cell office:value-type="string" calcext:value-type="string">
            <text:p>x</text:p>
          </table:table-cell>
          <table:table-cell table:number-columns-repeated="242"/>
        </table:table-row>
        <table:table-row table:style-name="ro6">
          <table:table-cell table:style-name="ce215">
            <text:p/>
          </table:table-cell>
          <table:table-cell office:value-type="string" calcext:value-type="string">
            <text:p>Libération SPM</text:p>
          </table:table-cell>
          <table:table-cell office:value-type="string" calcext:value-type="string">
            <text:p>Saint-Pierre-et-Miquelon</text:p>
          </table:table-cell>
          <table:table-cell table:formula="of:=DATE([.$C$1];12;24)" office:value-type="date" office:date-value="2026-12-24" calcext:value-type="date">
            <text:p>24/12/26</text:p>
          </table:table-cell>
          <table:table-cell table:number-columns-repeated="10"/>
          <table:table-cell office:value-type="string" calcext:value-type="string">
            <text:p>x</text:p>
          </table:table-cell>
          <table:table-cell table:number-columns-repeated="241"/>
        </table:table-row>
        <table:table-row table:style-name="ro6">
          <table:table-cell table:style-name="ce215">
            <text:p/>
          </table:table-cell>
          <table:table-cell office:value-type="string" calcext:value-type="string">
            <text:p>Unité allemande</text:p>
          </table:table-cell>
          <table:table-cell office:value-type="string" calcext:value-type="string">
            <text:p>Allemagne</text:p>
          </table:table-cell>
          <table:table-cell table:formula="of:=DATE([.$C$1];10;3)" office:value-type="date" office:date-value="2026-10-03" calcext:value-type="date">
            <text:p>03/10/26</text:p>
          </table:table-cell>
          <table:table-cell table:number-columns-repeated="41"/>
          <table:table-cell table:number-columns-repeated="16"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Réformation</text:p>
          </table:table-cell>
          <table:table-cell office:value-type="string" calcext:value-type="string">
            <text:p>Allemagne</text:p>
          </table:table-cell>
          <table:table-cell table:formula="of:=DATE([.$C$1];10;31)" office:value-type="date" office:date-value="2026-10-31" calcext:value-type="date">
            <text:p>31/10/26</text:p>
          </table:table-cell>
          <table:table-cell table:number-columns-repeated="44"/>
          <table:table-cell office:value-type="string" calcext:value-type="string">
            <text:p>x </text:p>
          </table:table-cell>
          <table:table-cell table:number-columns-repeated="3"/>
          <table:table-cell office:value-type="string" calcext:value-type="string">
            <text:p>x </text:p>
          </table:table-cell>
          <table:table-cell table:number-columns-repeated="4"/>
          <table:table-cell table:number-columns-repeated="2" office:value-type="string" calcext:value-type="string">
            <text:p>x </text:p>
          </table:table-cell>
          <table:table-cell/>
          <table:table-cell office:value-type="string" calcext:value-type="string">
            <text:p>x </text:p>
          </table:table-cell>
          <table:table-cell table:number-columns-repeated="195"/>
        </table:table-row>
        <table:table-row table:style-name="ro6">
          <table:table-cell table:style-name="ce215">
            <text:p/>
          </table:table-cell>
          <table:table-cell office:value-type="string" calcext:value-type="string">
            <text:p>Buß- und Bettag</text:p>
          </table:table-cell>
          <table:table-cell office:value-type="string" calcext:value-type="string">
            <text:p>Allemagne</text:p>
          </table:table-cell>
          <table:table-cell office:value-type="string" calcext:value-type="string">
            <text:p>à calculer</text:p>
          </table:table-cell>
          <table:table-cell table:number-columns-repeated="53"/>
          <table:table-cell office:value-type="string" calcext:value-type="string">
            <text:p>x </text:p>
          </table:table-cell>
          <table:table-cell table:number-columns-repeated="198"/>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office:value-type="date" office:date-value="2026-03-20" calcext:value-type="date">
            <text:p>20/03/26</text:p>
          </table:table-cell>
          <table:table-cell office:value-type="string" calcext:value-type="string">
            <text:p><text:s/>printemps</text:p>
          </table:table-cell>
          <table:table-cell/>
          <table:table-cell table:formula="of:=INDEX([Lune.$D:.$D];([.$C$1]-YEAR([Lune.$D$1]))*4+1;1)" office:value-type="date" office:date-value="2026-03-20" calcext:value-type="date">
            <text:p>20/03/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15" office:value-type="date" office:date-value="2026-06-21" calcext:value-type="date">
            <text:p>21/06/26</text:p>
          </table:table-cell>
          <table:table-cell office:value-type="string" calcext:value-type="string">
            <text:p><text:s/>été</text:p>
          </table:table-cell>
          <table:table-cell/>
          <table:table-cell table:formula="of:=INDEX([Lune.$D:.$D];([.$C$1]-YEAR([Lune.$D$1]))*4+2;1)" office:value-type="date" office:date-value="2026-06-21" calcext:value-type="date">
            <text:p>21/06/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15" office:value-type="date" office:date-value="2026-09-23" calcext:value-type="date">
            <text:p>23/09/26</text:p>
          </table:table-cell>
          <table:table-cell office:value-type="string" calcext:value-type="string">
            <text:p><text:s/>automne</text:p>
          </table:table-cell>
          <table:table-cell/>
          <table:table-cell table:formula="of:=INDEX([Lune.$D:.$D];([.$C$1]-YEAR([Lune.$D$1]))*4+3;1)" office:value-type="date" office:date-value="2026-09-23" calcext:value-type="date">
            <text:p>23/09/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15" office:value-type="date" office:date-value="2026-12-21" calcext:value-type="date">
            <text:p>21/12/26</text:p>
          </table:table-cell>
          <table:table-cell office:value-type="string" calcext:value-type="string">
            <text:p><text:s/>hiver</text:p>
          </table:table-cell>
          <table:table-cell/>
          <table:table-cell table:formula="of:=INDEX([Lune.$D:.$D];([.$C$1]-YEAR([Lune.$D$1]))*4+4;1)" office:value-type="date" office:date-value="2026-12-21" calcext:value-type="date">
            <text:p>21/12/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style-name="ce160"/>
          <table:table-cell table:number-columns-repeated="254"/>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style-name="ce160"/>
          <table:table-cell table:number-columns-repeated="254"/>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style-name="ce160"/>
          <table:table-cell table:number-columns-repeated="254"/>
        </table:table-row>
        <table:table-row table:style-name="ro6">
          <table:table-cell table:style-name="ce215">
            <text:p/>
          </table:table-cell>
          <table:table-cell table:number-columns-repeated="255"/>
        </table:table-row>
        <table:table-row table:style-name="ro6">
          <table:table-cell table:style-name="ce215">
            <text:p/>
          </table:table-cell>
          <table:table-cell table:style-name="ce160"/>
          <table:table-cell table:number-columns-repeated="254"/>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table-cell table:style-name="ce163"/>
          <table:table-cell table:number-columns-repeated="253"/>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table-cell table:style-name="ce215">
            <text:p/>
          </table:table-cell>
          <table:table-cell table:number-columns-repeated="255"/>
        </table:table-row>
        <table:table-row table:style-name="ro6" table:number-rows-repeated="65332">
          <table:table-cell table:number-columns-repeated="256"/>
        </table:table-row>
        <table:table-row table:style-name="ro6">
          <table:table-cell table:number-columns-repeated="256"/>
        </table:table-row>
      </table:table>
      <table:table table:name="Vacances" table:style-name="ta1" table:print="false">
        <table:table-column table:style-name="co35" table:default-cell-style-name="Default"/>
        <table:table-column table:style-name="co14" table:number-columns-repeated="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9" table:default-cell-style-name="Default"/>
        <table:table-column table:style-name="co39" table:number-columns-repeated="3" table:default-cell-style-name="ce250"/>
        <table:table-column table:style-name="co39" table:default-cell-style-name="Default"/>
        <table:table-column table:style-name="co39" table:default-cell-style-name="ce250"/>
        <table:table-column table:style-name="co39" table:default-cell-style-name="Default"/>
        <table:table-column table:style-name="co14" table:number-columns-repeated="236" table:default-cell-style-name="Default"/>
        <table:table-row table:style-name="ro6">
          <table:table-cell table:style-name="ce74" office:value-type="string" calcext:value-type="string">
            <text:p>Zones à afficher :</text:p>
          </table:table-cell>
          <table:table-cell table:style-name="ce74" table:number-columns-repeated="4"/>
          <table:table-cell table:style-name="ce238" table:number-columns-repeated="4"/>
          <table:table-cell table:style-name="ce238" office:value-type="string" calcext:value-type="string">
            <text:p>Ajoutez des zones ci-dessous ...</text:p>
          </table:table-cell>
          <table:table-cell table:style-name="ce238" table:number-columns-repeated="8"/>
          <table:table-cell table:style-name="ce74"/>
          <table:table-cell table:style-name="ce238"/>
          <table:table-cell table:style-name="ce74" table:number-columns-repeated="236"/>
          <table:table-cell/>
        </table:table-row>
        <table:table-row table:style-name="ro6">
          <table:table-cell table:style-name="ce74" table:formula="of:=[$Calendrier.$B$7]" office:value-type="string" office:string-value="Zone A : Besançon, Bordeaux, Clermont-Ferrand, Dijon, Grenoble, Limoges, Lyon, Poitiers" calcext:value-type="string">
            <text:p>Zone A : Besançon, Bordeaux, Clermont-Ferrand, Dijon, Grenoble, Limoges, Lyon, Poitiers</text:p>
          </table:table-cell>
          <table:table-cell table:style-name="ce74" table:formula="of:=[$Calendrier.$B$8]" office:value-type="string" office:string-value="Zone B : Aix-Marseille, Amiens, Caen, Lille, Nancy-Metz, Nantes, Nice, Orléans-Tours, Reims, Rennes, Rouen, Strasbourg" calcext:value-type="string">
            <text:p>Zone B : Aix-Marseille, Amiens, Caen, Lille, Nancy-Metz, Nantes, Nice, Orléans-Tours, Reims, Rennes, Rouen, Strasbourg</text:p>
          </table:table-cell>
          <table:table-cell table:style-name="ce74" table:formula="of:=[$Calendrier.$B$9]" office:value-type="string" office:string-value="Zone C : Créteil, Montpellier, Paris, Toulouse, Versailles" calcext:value-type="string">
            <text:p>Zone C : Créteil, Montpellier, Paris, Toulouse, Versailles</text:p>
          </table:table-cell>
          <table:table-cell table:style-name="ce74"/>
          <table:table-cell table:style-name="ce74" office:value-type="string" calcext:value-type="string">
            <text:p>Commentaire</text:p>
          </table:table-cell>
          <table:table-cell table:style-name="ce238" office:value-type="string" calcext:value-type="string">
            <text:p>aucun</text:p>
          </table:table-cell>
          <table:table-cell table:style-name="ce241" office:value-type="string" calcext:value-type="string">
            <text:p>Zone A : Besançon, Bordeaux, Clermont-Ferrand, Dijon, Grenoble, Limoges, Lyon, Poitiers</text:p>
          </table:table-cell>
          <table:table-cell table:style-name="ce241" office:value-type="string" calcext:value-type="string">
            <text:p>Zone B : Aix-Marseille, Amiens, Caen, Lille, Nancy-Metz, Nantes, Nice, Orléans-Tours, Reims, Rennes, Rouen, Strasbourg</text:p>
          </table:table-cell>
          <table:table-cell table:style-name="ce241" office:value-type="string" calcext:value-type="string">
            <text:p>Zone C : Créteil, Montpellier, Paris, Toulouse, Versailles</text:p>
          </table:table-cell>
          <table:table-cell table:style-name="ce249" office:value-type="string" calcext:value-type="string">
            <text:p>semaine A</text:p>
          </table:table-cell>
          <table:table-cell table:style-name="ce249" office:value-type="string" calcext:value-type="string">
            <text:p>semaine B</text:p>
          </table:table-cell>
          <table:table-cell table:style-name="ce249" office:value-type="string" calcext:value-type="string">
            <text:p>Corse</text:p>
          </table:table-cell>
          <table:table-cell table:style-name="ce249" office:value-type="string" calcext:value-type="string">
            <text:p>Guadeloupe</text:p>
          </table:table-cell>
          <table:table-cell table:style-name="ce249" office:value-type="string" calcext:value-type="string">
            <text:p>Guyane</text:p>
          </table:table-cell>
          <table:table-cell table:style-name="ce249" office:value-type="string" calcext:value-type="string">
            <text:p>Martinique</text:p>
          </table:table-cell>
          <table:table-cell table:style-name="ce249" office:value-type="string" calcext:value-type="string">
            <text:p>Mayotte</text:p>
          </table:table-cell>
          <table:table-cell table:style-name="ce241" office:value-type="string" calcext:value-type="string">
            <text:p>Nouvelle-Calédonie</text:p>
          </table:table-cell>
          <table:table-cell table:style-name="ce249" office:value-type="string" calcext:value-type="string">
            <text:p>Polynésie française</text:p>
          </table:table-cell>
          <table:table-cell table:style-name="ce200" office:value-type="string" calcext:value-type="string">
            <text:p>Réunion</text:p>
          </table:table-cell>
          <table:table-cell table:style-name="ce249" office:value-type="string" calcext:value-type="string">
            <text:p>Saint-Pierre-et-Miquelon</text:p>
          </table:table-cell>
          <table:table-cell table:style-name="ce200" office:value-type="string" calcext:value-type="string">
            <text:p>Belgique</text:p>
          </table:table-cell>
          <table:table-cell table:style-name="ce200" table:number-columns-repeated="32"/>
          <table:table-cell table:style-name="ce74" table:number-columns-repeated="203"/>
          <table:table-cell/>
        </table:table-row>
        <table:table-row table:style-name="ro6">
          <table:table-cell table:style-name="ce233" table:number-matrix-columns-spanned="1" table:number-matrix-rows-spanned="200" table:formula="of:=HLOOKUP([.A$2];[.$F$2:.$BA$202];ROW()-1;0)" office:value-type="date" office:date-value="2014-07-06" calcext:value-type="date">
            <text:p>06/07/14</text:p>
          </table:table-cell>
          <table:table-cell table:style-name="ce233" table:formula="of:=INDEX([.$F3:.$BA3];1;MATCH([.B$2];[.$F$2:.$BA$2];0))" office:value-type="date" office:date-value="2014-07-06" calcext:value-type="date">
            <text:p>06/07/14</text:p>
          </table:table-cell>
          <table:table-cell table:style-name="ce233" table:formula="of:=INDEX([.$F3:.$BA3];1;MATCH([.C$2];[.$F$2:.$BA$2];0))" office:value-type="date" office:date-value="2014-07-06" calcext:value-type="date">
            <text:p>06/07/14</text:p>
          </table:table-cell>
          <table:table-cell table:style-name="ce233"/>
          <table:table-cell table:style-name="ce236" office:value-type="string" calcext:value-type="string">
            <text:p>grandes vacances</text:p>
          </table:table-cell>
          <table:table-cell table:style-name="ce239"/>
          <table:table-cell table:number-columns-repeated="3" table:style-name="ce247" office:value-type="date" office:date-value="2014-07-06" calcext:value-type="date">
            <text:p>dim. 6 juil. 14</text:p>
          </table:table-cell>
          <table:table-cell table:style-name="ce247" table:formula="of:=[Calendrier.E6]-WEEKDAY([Calendrier.E6];1)+2" office:value-type="date" office:date-value="2025-12-29" calcext:value-type="date">
            <text:p>lun. 29 déc. 25</text:p>
          </table:table-cell>
          <table:table-cell table:style-name="ce247" table:formula="of:=[.J4]" office:value-type="date" office:date-value="2026-01-05" calcext:value-type="date">
            <text:p>lun. 5 janv. 26</text:p>
          </table:table-cell>
          <table:table-cell table:style-name="ce247" office:value-type="date" office:date-value="2014-07-09" calcext:value-type="date">
            <text:p>mer. 9 juil. 14</text:p>
          </table:table-cell>
          <table:table-cell table:number-columns-repeated="3" table:style-name="ce247" office:value-type="date" office:date-value="2014-07-06" calcext:value-type="date">
            <text:p>dim. 6 juil. 14</text:p>
          </table:table-cell>
          <table:table-cell table:style-name="ce247" office:value-type="date" office:date-value="2014-07-08" calcext:value-type="date">
            <text:p>mar. 8 juil. 14</text:p>
          </table:table-cell>
          <table:table-cell table:style-name="ce247" office:value-type="date" office:date-value="2020-01-01" calcext:value-type="date">
            <text:p>mer. 1 janv. 20</text:p>
          </table:table-cell>
          <table:table-cell table:style-name="ce247" office:value-type="date" office:date-value="2014-06-21" calcext:value-type="date">
            <text:p>sam. 21 juin 14</text:p>
          </table:table-cell>
          <table:table-cell table:style-name="ce247" office:value-type="date" office:date-value="2014-07-06" calcext:value-type="date">
            <text:p>dim. 6 juil. 14</text:p>
          </table:table-cell>
          <table:table-cell table:style-name="ce247" office:value-type="date" office:date-value="2014-10-23" calcext:value-type="date">
            <text:p>jeu. 23 oct. 14</text:p>
          </table:table-cell>
          <table:table-cell table:style-name="ce247" office:value-type="date" office:date-value="2014-07-01" calcext:value-type="date">
            <text:p>mar. 1 juil. 14</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4-09-02" calcext:value-type="date">
            <text:p>02/09/14</text:p>
          </table:table-cell>
          <table:table-cell table:style-name="ce234" table:number-matrix-columns-spanned="1" table:number-matrix-rows-spanned="200" table:formula="of:=HLOOKUP([.B$2];[.$F$2:.$BA$202];ROW()-1;0)" office:value-type="date" office:date-value="2014-09-02" calcext:value-type="date">
            <text:p>02/09/14</text:p>
          </table:table-cell>
          <table:table-cell table:style-name="ce234" table:number-matrix-columns-spanned="1" table:number-matrix-rows-spanned="200" table:formula="of:=HLOOKUP([.C$2];[.$F$2:.$BA$202];ROW()-1;0)" office:value-type="date" office:date-value="2014-09-02" calcext:value-type="date">
            <text:p>02/09/14</text:p>
          </table:table-cell>
          <table:table-cell table:style-name="ce234"/>
          <table:table-cell table:style-name="ce237" office:value-type="string" calcext:value-type="string">
            <text:p>rentrée</text:p>
          </table:table-cell>
          <table:table-cell table:style-name="ce240" office:value-type="date" office:date-value="1980-01-01" calcext:value-type="date">
            <text:p>mar. 1 janv. 80</text:p>
          </table:table-cell>
          <table:table-cell table:number-columns-repeated="3" table:style-name="ce248" office:value-type="date" office:date-value="2014-09-02" calcext:value-type="date">
            <text:p>mar. 2 sept. 14</text:p>
          </table:table-cell>
          <table:table-cell table:style-name="ce248" table:formula="of:=[.J3]+7" office:value-type="date" office:date-value="2026-01-05" calcext:value-type="date">
            <text:p>lun. 5 janv. 26</text:p>
          </table:table-cell>
          <table:table-cell table:style-name="ce248" table:formula="of:=[.K3]+7" office:value-type="date" office:date-value="2026-01-12" calcext:value-type="date">
            <text:p>lun. 12 janv. 26</text:p>
          </table:table-cell>
          <table:table-cell table:style-name="ce247" office:value-type="date" office:date-value="2014-09-04" calcext:value-type="date">
            <text:p>jeu. 4 sept. 14</text:p>
          </table:table-cell>
          <table:table-cell table:number-columns-repeated="3" table:style-name="ce248" office:value-type="date" office:date-value="2014-09-01" calcext:value-type="date">
            <text:p>lun. 1 sept. 14</text:p>
          </table:table-cell>
          <table:table-cell table:style-name="ce248" office:value-type="date" office:date-value="2014-08-26" calcext:value-type="date">
            <text:p>mar. 26 août 14</text:p>
          </table:table-cell>
          <table:table-cell table:style-name="ce248" office:value-type="date" office:date-value="2020-02-17" calcext:value-type="date">
            <text:p>lun. 17 févr. 20</text:p>
          </table:table-cell>
          <table:table-cell table:style-name="ce248" office:value-type="date" office:date-value="2014-08-13" calcext:value-type="date">
            <text:p>mer. 13 août 14</text:p>
          </table:table-cell>
          <table:table-cell table:style-name="ce248" office:value-type="date" office:date-value="2014-08-22" calcext:value-type="date">
            <text:p>ven. 22 août 14</text:p>
          </table:table-cell>
          <table:table-cell table:style-name="ce248" office:value-type="date" office:date-value="2014-11-03" calcext:value-type="date">
            <text:p>lun. 3 nov. 14</text:p>
          </table:table-cell>
          <table:table-cell table:style-name="ce248" office:value-type="date" office:date-value="2014-08-31" calcext:value-type="date">
            <text:p>dim. 31 août 14</text:p>
          </table:table-cell>
          <table:table-cell table:style-name="ce237" table:number-columns-repeated="32"/>
          <table:table-cell table:style-name="ce273" table:number-columns-repeated="203"/>
          <table:table-cell table:style-name="ce275"/>
        </table:table-row>
        <table:table-row table:style-name="ro6">
          <table:table-cell table:style-name="ce233" office:value-type="date" office:date-value="2014-10-19" calcext:value-type="date">
            <text:p>19/10/14</text:p>
          </table:table-cell>
          <table:table-cell table:style-name="ce233" office:value-type="date" office:date-value="2014-10-19" calcext:value-type="date">
            <text:p>19/10/14</text:p>
          </table:table-cell>
          <table:table-cell table:style-name="ce233" office:value-type="date" office:date-value="2014-10-19" calcext:value-type="date">
            <text:p>19/10/14</text:p>
          </table:table-cell>
          <table:table-cell table:style-name="ce233"/>
          <table:table-cell table:style-name="ce236" office:value-type="string" calcext:value-type="string">
            <text:p>vacances de la Toussaint</text:p>
          </table:table-cell>
          <table:table-cell table:style-name="ce239"/>
          <table:table-cell table:number-columns-repeated="3" table:style-name="ce249" office:value-type="date" office:date-value="2014-10-19" calcext:value-type="date">
            <text:p>dim. 19 oct. 14</text:p>
          </table:table-cell>
          <table:table-cell table:style-name="ce248" table:formula="of:=[.J4]+7" office:value-type="date" office:date-value="2026-01-12" calcext:value-type="date">
            <text:p>lun. 12 janv. 26</text:p>
          </table:table-cell>
          <table:table-cell table:style-name="ce248" table:formula="of:=[.K4]+7" office:value-type="date" office:date-value="2026-01-19" calcext:value-type="date">
            <text:p>lun. 19 janv. 26</text:p>
          </table:table-cell>
          <table:table-cell table:number-columns-repeated="4" table:style-name="ce247" office:value-type="date" office:date-value="2014-10-19" calcext:value-type="date">
            <text:p>dim. 19 oct. 14</text:p>
          </table:table-cell>
          <table:table-cell table:style-name="ce247" office:value-type="date" office:date-value="2014-10-12" calcext:value-type="date">
            <text:p>dim. 12 oct. 14</text:p>
          </table:table-cell>
          <table:table-cell table:style-name="ce247" office:value-type="date" office:date-value="2020-04-04" calcext:value-type="date">
            <text:p>sam. 4 avr. 20</text:p>
          </table:table-cell>
          <table:table-cell table:style-name="ce247" office:value-type="date" office:date-value="2014-09-21" calcext:value-type="date">
            <text:p>dim. 21 sept. 14</text:p>
          </table:table-cell>
          <table:table-cell table:style-name="ce247" office:value-type="date" office:date-value="2014-10-19" calcext:value-type="date">
            <text:p>dim. 19 oct. 14</text:p>
          </table:table-cell>
          <table:table-cell table:style-name="ce247" office:value-type="date" office:date-value="2014-12-20" calcext:value-type="date">
            <text:p>sam. 20 déc. 14</text:p>
          </table:table-cell>
          <table:table-cell table:style-name="ce247" office:value-type="date" office:date-value="2014-10-27" calcext:value-type="date">
            <text:p>lun. 27 oct. 14</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4-11-03" calcext:value-type="date">
            <text:p>03/11/14</text:p>
          </table:table-cell>
          <table:table-cell table:style-name="ce234" office:value-type="date" office:date-value="2014-11-03" calcext:value-type="date">
            <text:p>03/11/14</text:p>
          </table:table-cell>
          <table:table-cell table:style-name="ce234" office:value-type="date" office:date-value="2014-11-03" calcext:value-type="date">
            <text:p>03/11/14</text:p>
          </table:table-cell>
          <table:table-cell table:style-name="ce234"/>
          <table:table-cell table:style-name="ce237" office:value-type="string" calcext:value-type="string">
            <text:p>rentrée</text:p>
          </table:table-cell>
          <table:table-cell table:style-name="ce240"/>
          <table:table-cell table:number-columns-repeated="3" table:style-name="ce249" office:value-type="date" office:date-value="2014-11-03" calcext:value-type="date">
            <text:p>lun. 3 nov. 14</text:p>
          </table:table-cell>
          <table:table-cell table:style-name="ce248" table:formula="of:=[.J5]+7" office:value-type="date" office:date-value="2026-01-19" calcext:value-type="date">
            <text:p>lun. 19 janv. 26</text:p>
          </table:table-cell>
          <table:table-cell table:style-name="ce248" table:formula="of:=[.K5]+7" office:value-type="date" office:date-value="2026-01-26" calcext:value-type="date">
            <text:p>lun. 26 janv. 26</text:p>
          </table:table-cell>
          <table:table-cell table:number-columns-repeated="4" table:style-name="ce248" office:value-type="date" office:date-value="2014-11-03" calcext:value-type="date">
            <text:p>lun. 3 nov. 14</text:p>
          </table:table-cell>
          <table:table-cell table:style-name="ce248" office:value-type="date" office:date-value="2014-10-27" calcext:value-type="date">
            <text:p>lun. 27 oct. 14</text:p>
          </table:table-cell>
          <table:table-cell table:style-name="ce248" office:value-type="date" office:date-value="2020-04-20" calcext:value-type="date">
            <text:p>lun. 20 avr. 20</text:p>
          </table:table-cell>
          <table:table-cell table:style-name="ce248" office:value-type="date" office:date-value="2014-09-29" calcext:value-type="date">
            <text:p>lun. 29 sept. 14</text:p>
          </table:table-cell>
          <table:table-cell table:style-name="ce248" office:value-type="date" office:date-value="2014-11-03" calcext:value-type="date">
            <text:p>lun. 3 nov. 14</text:p>
          </table:table-cell>
          <table:table-cell table:style-name="ce248" office:value-type="date" office:date-value="2015-01-05" calcext:value-type="date">
            <text:p>lun. 5 janv. 15</text:p>
          </table:table-cell>
          <table:table-cell table:style-name="ce248" office:value-type="date" office:date-value="2014-11-01" calcext:value-type="date">
            <text:p>sam. 1 nov. 14</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4-12-21" calcext:value-type="date">
            <text:p>21/12/14</text:p>
          </table:table-cell>
          <table:table-cell table:style-name="ce235" office:value-type="date" office:date-value="2014-12-21" calcext:value-type="date">
            <text:p>21/12/14</text:p>
          </table:table-cell>
          <table:table-cell table:style-name="ce235" office:value-type="date" office:date-value="2014-12-21" calcext:value-type="date">
            <text:p>21/12/14</text:p>
          </table:table-cell>
          <table:table-cell table:style-name="ce235"/>
          <table:table-cell table:style-name="ce200" office:value-type="string" calcext:value-type="string">
            <text:p>vacances de Noël</text:p>
          </table:table-cell>
          <table:table-cell table:style-name="ce238"/>
          <table:table-cell table:number-columns-repeated="3" table:style-name="ce247" office:value-type="date" office:date-value="2014-12-21" calcext:value-type="date">
            <text:p>dim. 21 déc. 14</text:p>
          </table:table-cell>
          <table:table-cell table:style-name="ce248" table:formula="of:=[.J6]+7" office:value-type="date" office:date-value="2026-01-26" calcext:value-type="date">
            <text:p>lun. 26 janv. 26</text:p>
          </table:table-cell>
          <table:table-cell table:style-name="ce248" table:formula="of:=[.K6]+7" office:value-type="date" office:date-value="2026-02-02" calcext:value-type="date">
            <text:p>lun. 2 févr. 26</text:p>
          </table:table-cell>
          <table:table-cell table:number-columns-repeated="4" table:style-name="ce249" office:value-type="date" office:date-value="2014-12-21" calcext:value-type="date">
            <text:p>dim. 21 déc. 14</text:p>
          </table:table-cell>
          <table:table-cell table:style-name="ce249" office:value-type="date" office:date-value="2014-12-14" calcext:value-type="date">
            <text:p>dim. 14 déc. 14</text:p>
          </table:table-cell>
          <table:table-cell table:style-name="ce249" office:value-type="date" office:date-value="2020-06-06" calcext:value-type="date">
            <text:p>sam. 6 juin 20</text:p>
          </table:table-cell>
          <table:table-cell table:style-name="ce249" office:value-type="date" office:date-value="2014-11-01" calcext:value-type="date">
            <text:p>sam. 1 nov. 14</text:p>
          </table:table-cell>
          <table:table-cell table:style-name="ce249" office:value-type="date" office:date-value="2014-12-20" calcext:value-type="date">
            <text:p>sam. 20 déc. 14</text:p>
          </table:table-cell>
          <table:table-cell table:style-name="ce249" office:value-type="date" office:date-value="2015-02-14" calcext:value-type="date">
            <text:p>sam. 14 févr. 15</text:p>
          </table:table-cell>
          <table:table-cell table:style-name="ce249" office:value-type="date" office:date-value="2014-12-22" calcext:value-type="date">
            <text:p>lun. 22 déc. 14</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5-01-05" calcext:value-type="date">
            <text:p>05/01/15</text:p>
          </table:table-cell>
          <table:table-cell table:style-name="ce235" office:value-type="date" office:date-value="2015-01-05" calcext:value-type="date">
            <text:p>05/01/15</text:p>
          </table:table-cell>
          <table:table-cell table:style-name="ce235" office:value-type="date" office:date-value="2015-01-05" calcext:value-type="date">
            <text:p>05/01/15</text:p>
          </table:table-cell>
          <table:table-cell table:style-name="ce235"/>
          <table:table-cell table:style-name="ce200" office:value-type="string" calcext:value-type="string">
            <text:p>rentrée</text:p>
          </table:table-cell>
          <table:table-cell table:style-name="ce238"/>
          <table:table-cell table:number-columns-repeated="3" table:style-name="ce248" office:value-type="date" office:date-value="2015-01-05" calcext:value-type="date">
            <text:p>lun. 5 janv. 15</text:p>
          </table:table-cell>
          <table:table-cell table:style-name="ce248" table:formula="of:=[.J7]+7" office:value-type="date" office:date-value="2026-02-02" calcext:value-type="date">
            <text:p>lun. 2 févr. 26</text:p>
          </table:table-cell>
          <table:table-cell table:style-name="ce248" table:formula="of:=[.K7]+7" office:value-type="date" office:date-value="2026-02-09" calcext:value-type="date">
            <text:p>lun. 9 févr. 26</text:p>
          </table:table-cell>
          <table:table-cell table:number-columns-repeated="4" table:style-name="ce249" office:value-type="date" office:date-value="2015-01-05" calcext:value-type="date">
            <text:p>lun. 5 janv. 15</text:p>
          </table:table-cell>
          <table:table-cell table:style-name="ce249" office:value-type="date" office:date-value="2015-01-12" calcext:value-type="date">
            <text:p>lun. 12 janv. 15</text:p>
          </table:table-cell>
          <table:table-cell table:style-name="ce249" office:value-type="date" office:date-value="2020-06-22" calcext:value-type="date">
            <text:p>lun. 22 juin 20</text:p>
          </table:table-cell>
          <table:table-cell table:style-name="ce249" office:value-type="date" office:date-value="2014-11-12" calcext:value-type="date">
            <text:p>mer. 12 nov. 14</text:p>
          </table:table-cell>
          <table:table-cell table:style-name="ce249" office:value-type="date" office:date-value="2015-01-29" calcext:value-type="date">
            <text:p>jeu. 29 janv. 15</text:p>
          </table:table-cell>
          <table:table-cell table:style-name="ce249" office:value-type="date" office:date-value="2015-03-02" calcext:value-type="date">
            <text:p>lun. 2 mars 15</text:p>
          </table:table-cell>
          <table:table-cell table:style-name="ce249" office:value-type="date" office:date-value="2015-01-02" calcext:value-type="date">
            <text:p>ven. 2 janv. 1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5-02-08" calcext:value-type="date">
            <text:p>08/02/15</text:p>
          </table:table-cell>
          <table:table-cell table:style-name="ce233" office:value-type="date" office:date-value="2015-02-22" calcext:value-type="date">
            <text:p>22/02/15</text:p>
          </table:table-cell>
          <table:table-cell table:style-name="ce233" office:value-type="date" office:date-value="2015-02-15" calcext:value-type="date">
            <text:p>15/02/15</text:p>
          </table:table-cell>
          <table:table-cell table:style-name="ce233"/>
          <table:table-cell table:style-name="ce236" office:value-type="string" calcext:value-type="string">
            <text:p>vacances d'hiver</text:p>
          </table:table-cell>
          <table:table-cell table:style-name="ce239"/>
          <table:table-cell table:style-name="ce249" office:value-type="date" office:date-value="2015-02-08" calcext:value-type="date">
            <text:p>dim. 8 févr. 15</text:p>
          </table:table-cell>
          <table:table-cell table:style-name="ce249" office:value-type="date" office:date-value="2015-02-22" calcext:value-type="date">
            <text:p>dim. 22 févr. 15</text:p>
          </table:table-cell>
          <table:table-cell table:style-name="ce249" office:value-type="date" office:date-value="2015-02-15" calcext:value-type="date">
            <text:p>dim. 15 févr. 15</text:p>
          </table:table-cell>
          <table:table-cell table:style-name="ce248" table:formula="of:=[.J8]+7" office:value-type="date" office:date-value="2026-02-09" calcext:value-type="date">
            <text:p>lun. 9 févr. 26</text:p>
          </table:table-cell>
          <table:table-cell table:style-name="ce248" table:formula="of:=[.K8]+7" office:value-type="date" office:date-value="2026-02-16" calcext:value-type="date">
            <text:p>lun. 16 févr. 26</text:p>
          </table:table-cell>
          <table:table-cell table:style-name="ce247" office:value-type="date" office:date-value="2015-02-22" calcext:value-type="date">
            <text:p>dim. 22 févr. 15</text:p>
          </table:table-cell>
          <table:table-cell table:style-name="ce249" office:value-type="date" office:date-value="2015-02-12" calcext:value-type="date">
            <text:p>jeu. 12 févr. 15</text:p>
          </table:table-cell>
          <table:table-cell table:style-name="ce249" office:value-type="date" office:date-value="2015-02-15" calcext:value-type="date">
            <text:p>dim. 15 févr. 15</text:p>
          </table:table-cell>
          <table:table-cell table:style-name="ce247" office:value-type="date" office:date-value="2015-02-11" calcext:value-type="date">
            <text:p>mer. 11 févr. 15</text:p>
          </table:table-cell>
          <table:table-cell table:style-name="ce247" office:value-type="date" office:date-value="2015-03-01" calcext:value-type="date">
            <text:p>dim. 1 mars 15</text:p>
          </table:table-cell>
          <table:table-cell table:style-name="ce247" office:value-type="date" office:date-value="2020-08-08" calcext:value-type="date">
            <text:p>sam. 8 août 20</text:p>
          </table:table-cell>
          <table:table-cell table:style-name="ce247" office:value-type="date" office:date-value="2014-12-14" calcext:value-type="date">
            <text:p>dim. 14 déc. 14</text:p>
          </table:table-cell>
          <table:table-cell table:style-name="ce247" office:value-type="date" office:date-value="2015-03-15" calcext:value-type="date">
            <text:p>dim. 15 mars 15</text:p>
          </table:table-cell>
          <table:table-cell table:style-name="ce247" office:value-type="date" office:date-value="2015-04-18" calcext:value-type="date">
            <text:p>sam. 18 avr. 15</text:p>
          </table:table-cell>
          <table:table-cell table:style-name="ce247" office:value-type="date" office:date-value="2015-02-16" calcext:value-type="date">
            <text:p>lun. 16 févr. 1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5-02-23" calcext:value-type="date">
            <text:p>23/02/15</text:p>
          </table:table-cell>
          <table:table-cell table:style-name="ce234" office:value-type="date" office:date-value="2015-03-09" calcext:value-type="date">
            <text:p>09/03/15</text:p>
          </table:table-cell>
          <table:table-cell table:style-name="ce234" office:value-type="date" office:date-value="2015-03-02" calcext:value-type="date">
            <text:p>02/03/15</text:p>
          </table:table-cell>
          <table:table-cell table:style-name="ce234"/>
          <table:table-cell table:style-name="ce237" office:value-type="string" calcext:value-type="string">
            <text:p>rentrée</text:p>
          </table:table-cell>
          <table:table-cell table:style-name="ce240"/>
          <table:table-cell table:style-name="ce249" office:value-type="date" office:date-value="2015-02-23" calcext:value-type="date">
            <text:p>lun. 23 févr. 15</text:p>
          </table:table-cell>
          <table:table-cell table:style-name="ce249" office:value-type="date" office:date-value="2015-03-09" calcext:value-type="date">
            <text:p>lun. 9 mars 15</text:p>
          </table:table-cell>
          <table:table-cell table:style-name="ce249" office:value-type="date" office:date-value="2015-03-02" calcext:value-type="date">
            <text:p>lun. 2 mars 15</text:p>
          </table:table-cell>
          <table:table-cell table:style-name="ce248" table:formula="of:=[.J9]+7" office:value-type="date" office:date-value="2026-02-16" calcext:value-type="date">
            <text:p>lun. 16 févr. 26</text:p>
          </table:table-cell>
          <table:table-cell table:style-name="ce248" table:formula="of:=[.K9]+7" office:value-type="date" office:date-value="2026-02-23" calcext:value-type="date">
            <text:p>lun. 23 févr. 26</text:p>
          </table:table-cell>
          <table:table-cell table:style-name="ce248" office:value-type="date" office:date-value="2015-03-09" calcext:value-type="date">
            <text:p>lun. 9 mars 15</text:p>
          </table:table-cell>
          <table:table-cell table:style-name="ce248" office:value-type="date" office:date-value="2015-02-23" calcext:value-type="date">
            <text:p>lun. 23 févr. 15</text:p>
          </table:table-cell>
          <table:table-cell table:style-name="ce248" office:value-type="date" office:date-value="2015-03-02" calcext:value-type="date">
            <text:p>lun. 2 mars 15</text:p>
          </table:table-cell>
          <table:table-cell table:style-name="ce248" office:value-type="date" office:date-value="2015-02-23" calcext:value-type="date">
            <text:p>lun. 23 févr. 15</text:p>
          </table:table-cell>
          <table:table-cell table:style-name="ce248" office:value-type="date" office:date-value="2015-03-16" calcext:value-type="date">
            <text:p>lun. 16 mars 15</text:p>
          </table:table-cell>
          <table:table-cell table:style-name="ce248" office:value-type="date" office:date-value="2020-08-24" calcext:value-type="date">
            <text:p>lun. 24 août 20</text:p>
          </table:table-cell>
          <table:table-cell table:style-name="ce248" office:value-type="date" office:date-value="2015-01-12" calcext:value-type="date">
            <text:p>lun. 12 janv. 15</text:p>
          </table:table-cell>
          <table:table-cell table:style-name="ce248" office:value-type="date" office:date-value="2015-03-26" calcext:value-type="date">
            <text:p>jeu. 26 mars 15</text:p>
          </table:table-cell>
          <table:table-cell table:style-name="ce248" office:value-type="date" office:date-value="2015-05-04" calcext:value-type="date">
            <text:p>lun. 4 mai 15</text:p>
          </table:table-cell>
          <table:table-cell table:style-name="ce248" office:value-type="date" office:date-value="2015-02-23" calcext:value-type="date">
            <text:p>lun. 23 févr. 15</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5-04-12" calcext:value-type="date">
            <text:p>12/04/15</text:p>
          </table:table-cell>
          <table:table-cell table:style-name="ce235" office:value-type="date" office:date-value="2015-04-26" calcext:value-type="date">
            <text:p>26/04/15</text:p>
          </table:table-cell>
          <table:table-cell table:style-name="ce235" office:value-type="date" office:date-value="2015-04-19" calcext:value-type="date">
            <text:p>19/04/15</text:p>
          </table:table-cell>
          <table:table-cell table:style-name="ce235"/>
          <table:table-cell table:style-name="ce200" office:value-type="string" calcext:value-type="string">
            <text:p>vacances de Pâques</text:p>
          </table:table-cell>
          <table:table-cell table:style-name="ce238"/>
          <table:table-cell table:style-name="ce247" office:value-type="date" office:date-value="2015-04-12" calcext:value-type="date">
            <text:p>dim. 12 avr. 15</text:p>
          </table:table-cell>
          <table:table-cell table:style-name="ce247" office:value-type="date" office:date-value="2015-04-26" calcext:value-type="date">
            <text:p>dim. 26 avr. 15</text:p>
          </table:table-cell>
          <table:table-cell table:style-name="ce247" office:value-type="date" office:date-value="2015-04-19" calcext:value-type="date">
            <text:p>dim. 19 avr. 15</text:p>
          </table:table-cell>
          <table:table-cell table:style-name="ce248" table:formula="of:=[.J10]+7" office:value-type="date" office:date-value="2026-02-23" calcext:value-type="date">
            <text:p>lun. 23 févr. 26</text:p>
          </table:table-cell>
          <table:table-cell table:style-name="ce248" table:formula="of:=[.K10]+7" office:value-type="date" office:date-value="2026-03-02" calcext:value-type="date">
            <text:p>lun. 2 mars 26</text:p>
          </table:table-cell>
          <table:table-cell table:style-name="ce249" office:value-type="date" office:date-value="2015-04-26" calcext:value-type="date">
            <text:p>dim. 26 avr. 15</text:p>
          </table:table-cell>
          <table:table-cell table:style-name="ce247" office:value-type="date" office:date-value="2015-03-29" calcext:value-type="date">
            <text:p>dim. 29 mars 15</text:p>
          </table:table-cell>
          <table:table-cell table:style-name="ce249" office:value-type="date" office:date-value="2015-04-26" calcext:value-type="date">
            <text:p>dim. 26 avr. 15</text:p>
          </table:table-cell>
          <table:table-cell table:style-name="ce249" office:value-type="date" office:date-value="2015-03-29" calcext:value-type="date">
            <text:p>dim. 29 mars 15</text:p>
          </table:table-cell>
          <table:table-cell table:style-name="ce249" office:value-type="date" office:date-value="2015-05-01" calcext:value-type="date">
            <text:p>ven. 1 mai 15</text:p>
          </table:table-cell>
          <table:table-cell table:style-name="ce249" office:value-type="date" office:date-value="2020-10-10" calcext:value-type="date">
            <text:p>sam. 10 oct. 20</text:p>
          </table:table-cell>
          <table:table-cell table:style-name="ce249" office:value-type="date" office:date-value="2015-02-15" calcext:value-type="date">
            <text:p>dim. 15 févr. 15</text:p>
          </table:table-cell>
          <table:table-cell table:style-name="ce249" office:value-type="date" office:date-value="2015-05-08" calcext:value-type="date">
            <text:p>ven. 8 mai 15</text:p>
          </table:table-cell>
          <table:table-cell table:style-name="ce249" office:value-type="date" office:date-value="2015-07-04" calcext:value-type="date">
            <text:p>sam. 4 juil. 15</text:p>
          </table:table-cell>
          <table:table-cell table:style-name="ce249" office:value-type="date" office:date-value="2015-04-06" calcext:value-type="date">
            <text:p>lun. 6 avr. 15</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5-04-27" calcext:value-type="date">
            <text:p>27/04/15</text:p>
          </table:table-cell>
          <table:table-cell table:style-name="ce235" office:value-type="date" office:date-value="2015-05-11" calcext:value-type="date">
            <text:p>11/05/15</text:p>
          </table:table-cell>
          <table:table-cell table:style-name="ce235" office:value-type="date" office:date-value="2015-05-04" calcext:value-type="date">
            <text:p>04/05/15</text:p>
          </table:table-cell>
          <table:table-cell table:style-name="ce235"/>
          <table:table-cell table:style-name="ce200" office:value-type="string" calcext:value-type="string">
            <text:p>rentrée</text:p>
          </table:table-cell>
          <table:table-cell table:style-name="ce238"/>
          <table:table-cell table:style-name="ce248" office:value-type="date" office:date-value="2015-04-27" calcext:value-type="date">
            <text:p>lun. 27 avr. 15</text:p>
          </table:table-cell>
          <table:table-cell table:style-name="ce248" office:value-type="date" office:date-value="2015-05-11" calcext:value-type="date">
            <text:p>lun. 11 mai 15</text:p>
          </table:table-cell>
          <table:table-cell table:style-name="ce248" office:value-type="date" office:date-value="2015-05-04" calcext:value-type="date">
            <text:p>lun. 4 mai 15</text:p>
          </table:table-cell>
          <table:table-cell table:style-name="ce248" table:formula="of:=[.J11]+7" office:value-type="date" office:date-value="2026-03-02" calcext:value-type="date">
            <text:p>lun. 2 mars 26</text:p>
          </table:table-cell>
          <table:table-cell table:style-name="ce248" table:formula="of:=[.K11]+7" office:value-type="date" office:date-value="2026-03-09" calcext:value-type="date">
            <text:p>lun. 9 mars 26</text:p>
          </table:table-cell>
          <table:table-cell table:style-name="ce249" office:value-type="date" office:date-value="2015-05-11" calcext:value-type="date">
            <text:p>lun. 11 mai 15</text:p>
          </table:table-cell>
          <table:table-cell table:style-name="ce248" office:value-type="date" office:date-value="2015-04-13" calcext:value-type="date">
            <text:p>lun. 13 avr. 15</text:p>
          </table:table-cell>
          <table:table-cell table:style-name="ce249" office:value-type="date" office:date-value="2015-05-11" calcext:value-type="date">
            <text:p>lun. 11 mai 15</text:p>
          </table:table-cell>
          <table:table-cell table:style-name="ce249" office:value-type="date" office:date-value="2015-04-13" calcext:value-type="date">
            <text:p>lun. 13 avr. 15</text:p>
          </table:table-cell>
          <table:table-cell table:style-name="ce249" office:value-type="date" office:date-value="2015-05-11" calcext:value-type="date">
            <text:p>lun. 11 mai 15</text:p>
          </table:table-cell>
          <table:table-cell table:style-name="ce249" office:value-type="date" office:date-value="2020-10-26" calcext:value-type="date">
            <text:p>lun. 26 oct. 20</text:p>
          </table:table-cell>
          <table:table-cell table:style-name="ce249" office:value-type="date" office:date-value="2015-02-23" calcext:value-type="date">
            <text:p>lun. 23 févr. 15</text:p>
          </table:table-cell>
          <table:table-cell table:style-name="ce249" office:value-type="date" office:date-value="2015-05-18" calcext:value-type="date">
            <text:p>lun. 18 mai 15</text:p>
          </table:table-cell>
          <table:table-cell table:style-name="ce249" office:value-type="date" office:date-value="2015-09-04" calcext:value-type="date">
            <text:p>ven. 4 sept. 15</text:p>
          </table:table-cell>
          <table:table-cell table:style-name="ce249" office:value-type="date" office:date-value="2015-04-20" calcext:value-type="date">
            <text:p>lun. 20 avr. 1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5-07-05" calcext:value-type="date">
            <text:p>05/07/15</text:p>
          </table:table-cell>
          <table:table-cell table:style-name="ce233" office:value-type="date" office:date-value="2015-07-05" calcext:value-type="date">
            <text:p>05/07/15</text:p>
          </table:table-cell>
          <table:table-cell table:style-name="ce233" office:value-type="date" office:date-value="2015-07-05" calcext:value-type="date">
            <text:p>05/07/15</text:p>
          </table:table-cell>
          <table:table-cell table:style-name="ce233"/>
          <table:table-cell table:style-name="ce236" office:value-type="string" calcext:value-type="string">
            <text:p>grandes vacances</text:p>
          </table:table-cell>
          <table:table-cell table:style-name="ce239"/>
          <table:table-cell table:number-columns-repeated="3" table:style-name="ce249" office:value-type="date" office:date-value="2015-07-05" calcext:value-type="date">
            <text:p>dim. 5 juil. 15</text:p>
          </table:table-cell>
          <table:table-cell table:style-name="ce248" table:formula="of:=[.J12]+7" office:value-type="date" office:date-value="2026-03-09" calcext:value-type="date">
            <text:p>lun. 9 mars 26</text:p>
          </table:table-cell>
          <table:table-cell table:style-name="ce248" table:formula="of:=[.K12]+7" office:value-type="date" office:date-value="2026-03-16" calcext:value-type="date">
            <text:p>lun. 16 mars 26</text:p>
          </table:table-cell>
          <table:table-cell table:style-name="ce247" office:value-type="date" office:date-value="2015-07-09" calcext:value-type="date">
            <text:p>jeu. 9 juil. 15</text:p>
          </table:table-cell>
          <table:table-cell table:style-name="ce249" office:value-type="date" office:date-value="2015-05-14" calcext:value-type="date">
            <text:p>jeu. 14 mai 15</text:p>
          </table:table-cell>
          <table:table-cell table:style-name="ce247" office:value-type="date" office:date-value="2015-07-05" calcext:value-type="date">
            <text:p>dim. 5 juil. 15</text:p>
          </table:table-cell>
          <table:table-cell table:style-name="ce247" office:value-type="date" office:date-value="2015-05-22" calcext:value-type="date">
            <text:p>ven. 22 mai 15</text:p>
          </table:table-cell>
          <table:table-cell table:style-name="ce247" office:value-type="date" office:date-value="2015-07-09" calcext:value-type="date">
            <text:p>jeu. 9 juil. 15</text:p>
          </table:table-cell>
          <table:table-cell table:style-name="ce247" office:value-type="date" office:date-value="2020-12-19" calcext:value-type="date">
            <text:p>sam. 19 déc. 20</text:p>
          </table:table-cell>
          <table:table-cell table:style-name="ce247" office:value-type="date" office:date-value="2015-03-29" calcext:value-type="date">
            <text:p>dim. 29 mars 15</text:p>
          </table:table-cell>
          <table:table-cell table:style-name="ce247" office:value-type="date" office:date-value="2015-07-08" calcext:value-type="date">
            <text:p>mer. 8 juil. 15</text:p>
          </table:table-cell>
          <table:table-cell table:style-name="ce247" office:value-type="date" office:date-value="2015-10-22" calcext:value-type="date">
            <text:p>jeu. 22 oct. 15</text:p>
          </table:table-cell>
          <table:table-cell table:style-name="ce247" office:value-type="date" office:date-value="2015-07-01" calcext:value-type="date">
            <text:p>mer. 1 juil. 1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5-09-01" calcext:value-type="date">
            <text:p>01/09/15</text:p>
          </table:table-cell>
          <table:table-cell table:style-name="ce234" office:value-type="date" office:date-value="2015-09-01" calcext:value-type="date">
            <text:p>01/09/15</text:p>
          </table:table-cell>
          <table:table-cell table:style-name="ce234" office:value-type="date" office:date-value="2015-09-01" calcext:value-type="date">
            <text:p>01/09/15</text:p>
          </table:table-cell>
          <table:table-cell table:style-name="ce234"/>
          <table:table-cell table:style-name="ce237" office:value-type="string" calcext:value-type="string">
            <text:p>rentrée</text:p>
          </table:table-cell>
          <table:table-cell table:style-name="ce240"/>
          <table:table-cell table:number-columns-repeated="3" table:style-name="ce249" office:value-type="date" office:date-value="2015-09-01" calcext:value-type="date">
            <text:p>mar. 1 sept. 15</text:p>
          </table:table-cell>
          <table:table-cell table:style-name="ce248" table:formula="of:=[.J13]+7" office:value-type="date" office:date-value="2026-03-16" calcext:value-type="date">
            <text:p>lun. 16 mars 26</text:p>
          </table:table-cell>
          <table:table-cell table:style-name="ce248" table:formula="of:=[.K13]+7" office:value-type="date" office:date-value="2026-03-23" calcext:value-type="date">
            <text:p>lun. 23 mars 26</text:p>
          </table:table-cell>
          <table:table-cell table:style-name="ce248" office:value-type="date" office:date-value="2015-09-03" calcext:value-type="date">
            <text:p>jeu. 3 sept. 15</text:p>
          </table:table-cell>
          <table:table-cell table:style-name="ce248" office:value-type="date" office:date-value="2015-05-18" calcext:value-type="date">
            <text:p>lun. 18 mai 15</text:p>
          </table:table-cell>
          <table:table-cell table:style-name="ce248" office:value-type="date" office:date-value="2015-09-02" calcext:value-type="date">
            <text:p>mer. 2 sept. 15</text:p>
          </table:table-cell>
          <table:table-cell table:style-name="ce248" office:value-type="date" office:date-value="2015-05-26" calcext:value-type="date">
            <text:p>mar. 26 mai 15</text:p>
          </table:table-cell>
          <table:table-cell table:style-name="ce248" office:value-type="date" office:date-value="2015-08-25" calcext:value-type="date">
            <text:p>mar. 25 août 15</text:p>
          </table:table-cell>
          <table:table-cell table:style-name="ce248" office:value-type="date" office:date-value="2021-02-15" calcext:value-type="date">
            <text:p>lun. 15 févr. 21</text:p>
          </table:table-cell>
          <table:table-cell table:style-name="ce248" office:value-type="date" office:date-value="2015-04-13" calcext:value-type="date">
            <text:p>lun. 13 avr. 15</text:p>
          </table:table-cell>
          <table:table-cell table:style-name="ce248" office:value-type="date" office:date-value="2015-08-18" calcext:value-type="date">
            <text:p>mar. 18 août 15</text:p>
          </table:table-cell>
          <table:table-cell table:style-name="ce248" office:value-type="date" office:date-value="2015-11-02" calcext:value-type="date">
            <text:p>lun. 2 nov. 15</text:p>
          </table:table-cell>
          <table:table-cell table:style-name="ce248" office:value-type="date" office:date-value="2015-09-01" calcext:value-type="date">
            <text:p>mar. 1 sept. 15</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5-10-18" calcext:value-type="date">
            <text:p>18/10/15</text:p>
          </table:table-cell>
          <table:table-cell table:style-name="ce235" office:value-type="date" office:date-value="2015-10-18" calcext:value-type="date">
            <text:p>18/10/15</text:p>
          </table:table-cell>
          <table:table-cell table:style-name="ce235" office:value-type="date" office:date-value="2015-10-18" calcext:value-type="date">
            <text:p>18/10/15</text:p>
          </table:table-cell>
          <table:table-cell table:style-name="ce235"/>
          <table:table-cell table:style-name="ce200" office:value-type="string" calcext:value-type="string">
            <text:p>vacances de la Toussaint</text:p>
          </table:table-cell>
          <table:table-cell table:style-name="ce238"/>
          <table:table-cell table:number-columns-repeated="3" table:style-name="ce247" office:value-type="date" office:date-value="2015-10-18" calcext:value-type="date">
            <text:p>dim. 18 oct. 15</text:p>
          </table:table-cell>
          <table:table-cell table:style-name="ce248" table:formula="of:=[.J14]+7" office:value-type="date" office:date-value="2026-03-23" calcext:value-type="date">
            <text:p>lun. 23 mars 26</text:p>
          </table:table-cell>
          <table:table-cell table:style-name="ce248" table:formula="of:=[.K14]+7" office:value-type="date" office:date-value="2026-03-30" calcext:value-type="date">
            <text:p>lun. 30 mars 26</text:p>
          </table:table-cell>
          <table:table-cell table:style-name="ce249" office:value-type="date" office:date-value="2015-10-18" calcext:value-type="date">
            <text:p>dim. 18 oct. 15</text:p>
          </table:table-cell>
          <table:table-cell table:style-name="ce249" office:value-type="date" office:date-value="2015-07-05" calcext:value-type="date">
            <text:p>dim. 5 juil. 15</text:p>
          </table:table-cell>
          <table:table-cell table:style-name="ce249" office:value-type="date" office:date-value="2015-10-18" calcext:value-type="date">
            <text:p>dim. 18 oct. 15</text:p>
          </table:table-cell>
          <table:table-cell table:style-name="ce249" office:value-type="date" office:date-value="2015-07-05" calcext:value-type="date">
            <text:p>dim. 5 juil. 15</text:p>
          </table:table-cell>
          <table:table-cell table:style-name="ce249" office:value-type="date" office:date-value="2015-10-11" calcext:value-type="date">
            <text:p>dim. 11 oct. 15</text:p>
          </table:table-cell>
          <table:table-cell table:style-name="ce249" office:value-type="date" office:date-value="2021-04-03" calcext:value-type="date">
            <text:p>sam. 3 avr. 21</text:p>
          </table:table-cell>
          <table:table-cell table:style-name="ce249" office:value-type="date" office:date-value="2015-05-01" calcext:value-type="date">
            <text:p>ven. 1 mai 15</text:p>
          </table:table-cell>
          <table:table-cell table:style-name="ce249" office:value-type="date" office:date-value="2015-10-11" calcext:value-type="date">
            <text:p>dim. 11 oct. 15</text:p>
          </table:table-cell>
          <table:table-cell table:style-name="ce249" office:value-type="date" office:date-value="2015-12-19" calcext:value-type="date">
            <text:p>sam. 19 déc. 15</text:p>
          </table:table-cell>
          <table:table-cell table:style-name="ce249" office:value-type="date" office:date-value="2015-11-02" calcext:value-type="date">
            <text:p>lun. 2 nov. 15</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5-11-02" calcext:value-type="date">
            <text:p>02/11/15</text:p>
          </table:table-cell>
          <table:table-cell table:style-name="ce235" office:value-type="date" office:date-value="2015-11-02" calcext:value-type="date">
            <text:p>02/11/15</text:p>
          </table:table-cell>
          <table:table-cell table:style-name="ce235" office:value-type="date" office:date-value="2015-11-02" calcext:value-type="date">
            <text:p>02/11/15</text:p>
          </table:table-cell>
          <table:table-cell table:style-name="ce235"/>
          <table:table-cell table:style-name="ce200" office:value-type="string" calcext:value-type="string">
            <text:p>rentrée</text:p>
          </table:table-cell>
          <table:table-cell table:style-name="ce238"/>
          <table:table-cell table:number-columns-repeated="3" table:style-name="ce248" office:value-type="date" office:date-value="2015-11-02" calcext:value-type="date">
            <text:p>lun. 2 nov. 15</text:p>
          </table:table-cell>
          <table:table-cell table:style-name="ce248" table:formula="of:=[.J15]+7" office:value-type="date" office:date-value="2026-03-30" calcext:value-type="date">
            <text:p>lun. 30 mars 26</text:p>
          </table:table-cell>
          <table:table-cell table:style-name="ce248" table:formula="of:=[.K15]+7" office:value-type="date" office:date-value="2026-04-06" calcext:value-type="date">
            <text:p>lun. 6 avr. 26</text:p>
          </table:table-cell>
          <table:table-cell table:style-name="ce249" office:value-type="date" office:date-value="2015-11-02" calcext:value-type="date">
            <text:p>lun. 2 nov. 15</text:p>
          </table:table-cell>
          <table:table-cell table:style-name="ce249" office:value-type="date" office:date-value="2015-08-31" calcext:value-type="date">
            <text:p>lun. 31 août 15</text:p>
          </table:table-cell>
          <table:table-cell table:style-name="ce248" office:value-type="date" office:date-value="2015-11-02" calcext:value-type="date">
            <text:p>lun. 2 nov. 15</text:p>
          </table:table-cell>
          <table:table-cell table:style-name="ce249" office:value-type="date" office:date-value="2015-09-01" calcext:value-type="date">
            <text:p>mar. 1 sept. 15</text:p>
          </table:table-cell>
          <table:table-cell table:style-name="ce249" office:value-type="date" office:date-value="2015-10-26" calcext:value-type="date">
            <text:p>lun. 26 oct. 15</text:p>
          </table:table-cell>
          <table:table-cell table:style-name="ce249" office:value-type="date" office:date-value="2021-04-19" calcext:value-type="date">
            <text:p>lun. 19 avr. 21</text:p>
          </table:table-cell>
          <table:table-cell table:style-name="ce249" office:value-type="date" office:date-value="2015-05-04" calcext:value-type="date">
            <text:p>lun. 4 mai 15</text:p>
          </table:table-cell>
          <table:table-cell table:style-name="ce249" office:value-type="date" office:date-value="2015-10-26" calcext:value-type="date">
            <text:p>lun. 26 oct. 15</text:p>
          </table:table-cell>
          <table:table-cell table:style-name="ce249" office:value-type="date" office:date-value="2016-01-04" calcext:value-type="date">
            <text:p>lun. 4 janv. 16</text:p>
          </table:table-cell>
          <table:table-cell table:style-name="ce249" office:value-type="date" office:date-value="2015-11-09" calcext:value-type="date">
            <text:p>lun. 9 nov. 1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5-12-20" calcext:value-type="date">
            <text:p>20/12/15</text:p>
          </table:table-cell>
          <table:table-cell table:style-name="ce233" office:value-type="date" office:date-value="2015-12-20" calcext:value-type="date">
            <text:p>20/12/15</text:p>
          </table:table-cell>
          <table:table-cell table:style-name="ce233" office:value-type="date" office:date-value="2015-12-20" calcext:value-type="date">
            <text:p>20/12/15</text:p>
          </table:table-cell>
          <table:table-cell table:style-name="ce233"/>
          <table:table-cell table:style-name="ce236" office:value-type="string" calcext:value-type="string">
            <text:p>vacances de Noël</text:p>
          </table:table-cell>
          <table:table-cell table:style-name="ce239"/>
          <table:table-cell table:number-columns-repeated="3" table:style-name="ce249" office:value-type="date" office:date-value="2015-12-20" calcext:value-type="date">
            <text:p>dim. 20 déc. 15</text:p>
          </table:table-cell>
          <table:table-cell table:style-name="ce248" table:formula="of:=[.J16]+7" office:value-type="date" office:date-value="2026-04-06" calcext:value-type="date">
            <text:p>lun. 6 avr. 26</text:p>
          </table:table-cell>
          <table:table-cell table:style-name="ce248" table:formula="of:=[.K16]+7" office:value-type="date" office:date-value="2026-04-13" calcext:value-type="date">
            <text:p>lun. 13 avr. 26</text:p>
          </table:table-cell>
          <table:table-cell table:style-name="ce247" office:value-type="date" office:date-value="2015-12-20" calcext:value-type="date">
            <text:p>dim. 20 déc. 15</text:p>
          </table:table-cell>
          <table:table-cell table:style-name="ce247" office:value-type="date" office:date-value="2015-10-18" calcext:value-type="date">
            <text:p>dim. 18 oct. 15</text:p>
          </table:table-cell>
          <table:table-cell table:style-name="ce249" office:value-type="date" office:date-value="2015-12-20" calcext:value-type="date">
            <text:p>dim. 20 déc. 15</text:p>
          </table:table-cell>
          <table:table-cell table:style-name="ce247" office:value-type="date" office:date-value="2015-10-21" calcext:value-type="date">
            <text:p>mer. 21 oct. 15</text:p>
          </table:table-cell>
          <table:table-cell table:style-name="ce247" office:value-type="date" office:date-value="2015-12-13" calcext:value-type="date">
            <text:p>dim. 13 déc. 15</text:p>
          </table:table-cell>
          <table:table-cell table:style-name="ce247" office:value-type="date" office:date-value="2021-06-05" calcext:value-type="date">
            <text:p>sam. 5 juin 21</text:p>
          </table:table-cell>
          <table:table-cell table:style-name="ce247" office:value-type="date" office:date-value="2015-05-08" calcext:value-type="date">
            <text:p>ven. 8 mai 15</text:p>
          </table:table-cell>
          <table:table-cell table:style-name="ce247" office:value-type="date" office:date-value="2015-12-20" calcext:value-type="date">
            <text:p>dim. 20 déc. 15</text:p>
          </table:table-cell>
          <table:table-cell table:style-name="ce247" office:value-type="date" office:date-value="2016-02-13" calcext:value-type="date">
            <text:p>sam. 13 févr. 16</text:p>
          </table:table-cell>
          <table:table-cell table:style-name="ce247" office:value-type="date" office:date-value="2015-12-21" calcext:value-type="date">
            <text:p>lun. 21 déc. 1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6-01-04" calcext:value-type="date">
            <text:p>04/01/16</text:p>
          </table:table-cell>
          <table:table-cell table:style-name="ce234" office:value-type="date" office:date-value="2016-01-04" calcext:value-type="date">
            <text:p>04/01/16</text:p>
          </table:table-cell>
          <table:table-cell table:style-name="ce234" office:value-type="date" office:date-value="2016-01-04" calcext:value-type="date">
            <text:p>04/01/16</text:p>
          </table:table-cell>
          <table:table-cell table:style-name="ce234"/>
          <table:table-cell table:style-name="ce237" office:value-type="string" calcext:value-type="string">
            <text:p>rentrée</text:p>
          </table:table-cell>
          <table:table-cell table:style-name="ce240"/>
          <table:table-cell table:number-columns-repeated="3" table:style-name="ce249" office:value-type="date" office:date-value="2016-01-04" calcext:value-type="date">
            <text:p>lun. 4 janv. 16</text:p>
          </table:table-cell>
          <table:table-cell table:style-name="ce248" table:formula="of:=[.J17]+7" office:value-type="date" office:date-value="2026-04-13" calcext:value-type="date">
            <text:p>lun. 13 avr. 26</text:p>
          </table:table-cell>
          <table:table-cell table:style-name="ce248" table:formula="of:=[.K17]+7" office:value-type="date" office:date-value="2026-04-20" calcext:value-type="date">
            <text:p>lun. 20 avr. 26</text:p>
          </table:table-cell>
          <table:table-cell table:style-name="ce248" office:value-type="date" office:date-value="2016-01-04" calcext:value-type="date">
            <text:p>lun. 4 janv. 16</text:p>
          </table:table-cell>
          <table:table-cell table:style-name="ce248" office:value-type="date" office:date-value="2015-11-03" calcext:value-type="date">
            <text:p>mar. 3 nov. 15</text:p>
          </table:table-cell>
          <table:table-cell table:style-name="ce249" office:value-type="date" office:date-value="2016-01-04" calcext:value-type="date">
            <text:p>lun. 4 janv. 16</text:p>
          </table:table-cell>
          <table:table-cell table:style-name="ce248" office:value-type="date" office:date-value="2015-11-03" calcext:value-type="date">
            <text:p>mar. 3 nov. 15</text:p>
          </table:table-cell>
          <table:table-cell table:style-name="ce248" office:value-type="date" office:date-value="2016-01-11" calcext:value-type="date">
            <text:p>lun. 11 janv. 16</text:p>
          </table:table-cell>
          <table:table-cell table:style-name="ce248" office:value-type="date" office:date-value="2021-06-21" calcext:value-type="date">
            <text:p>lun. 21 juin 21</text:p>
          </table:table-cell>
          <table:table-cell table:style-name="ce248" office:value-type="date" office:date-value="2015-05-11" calcext:value-type="date">
            <text:p>lun. 11 mai 15</text:p>
          </table:table-cell>
          <table:table-cell table:style-name="ce248" office:value-type="date" office:date-value="2016-01-28" calcext:value-type="date">
            <text:p>jeu. 28 janv. 16</text:p>
          </table:table-cell>
          <table:table-cell table:style-name="ce248" office:value-type="date" office:date-value="2016-02-29" calcext:value-type="date">
            <text:p>lun. 29 févr. 16</text:p>
          </table:table-cell>
          <table:table-cell table:style-name="ce248" office:value-type="date" office:date-value="2016-01-04" calcext:value-type="date">
            <text:p>lun. 4 janv. 1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6-02-14" calcext:value-type="date">
            <text:p>14/02/16</text:p>
          </table:table-cell>
          <table:table-cell table:style-name="ce235" office:value-type="date" office:date-value="2016-02-07" calcext:value-type="date">
            <text:p>07/02/16</text:p>
          </table:table-cell>
          <table:table-cell table:style-name="ce235" office:value-type="date" office:date-value="2016-02-21" calcext:value-type="date">
            <text:p>21/02/16</text:p>
          </table:table-cell>
          <table:table-cell table:style-name="ce235"/>
          <table:table-cell table:style-name="ce200" office:value-type="string" calcext:value-type="string">
            <text:p>vacances d'hiver</text:p>
          </table:table-cell>
          <table:table-cell table:style-name="ce238"/>
          <table:table-cell table:style-name="ce247" office:value-type="date" office:date-value="2016-02-14" calcext:value-type="date">
            <text:p>dim. 14 févr. 16</text:p>
          </table:table-cell>
          <table:table-cell table:style-name="ce247" office:value-type="date" office:date-value="2016-02-07" calcext:value-type="date">
            <text:p>dim. 7 févr. 16</text:p>
          </table:table-cell>
          <table:table-cell table:style-name="ce247" office:value-type="date" office:date-value="2016-02-21" calcext:value-type="date">
            <text:p>dim. 21 févr. 16</text:p>
          </table:table-cell>
          <table:table-cell table:style-name="ce248" table:formula="of:=[.J18]+7" office:value-type="date" office:date-value="2026-04-20" calcext:value-type="date">
            <text:p>lun. 20 avr. 26</text:p>
          </table:table-cell>
          <table:table-cell table:style-name="ce248" table:formula="of:=[.K18]+7" office:value-type="date" office:date-value="2026-04-27" calcext:value-type="date">
            <text:p>lun. 27 avr. 26</text:p>
          </table:table-cell>
          <table:table-cell table:style-name="ce249" office:value-type="date" office:date-value="2016-02-21" calcext:value-type="date">
            <text:p>dim. 21 févr. 16</text:p>
          </table:table-cell>
          <table:table-cell table:style-name="ce249" office:value-type="date" office:date-value="2015-12-20" calcext:value-type="date">
            <text:p>dim. 20 déc. 15</text:p>
          </table:table-cell>
          <table:table-cell table:style-name="ce247" office:value-type="date" office:date-value="2016-02-07" calcext:value-type="date">
            <text:p>dim. 7 févr. 16</text:p>
          </table:table-cell>
          <table:table-cell table:style-name="ce249" office:value-type="date" office:date-value="2015-12-20" calcext:value-type="date">
            <text:p>dim. 20 déc. 15</text:p>
          </table:table-cell>
          <table:table-cell table:style-name="ce249" office:value-type="date" office:date-value="2016-02-28" calcext:value-type="date">
            <text:p>dim. 28 févr. 16</text:p>
          </table:table-cell>
          <table:table-cell table:style-name="ce249" office:value-type="date" office:date-value="2021-08-07" calcext:value-type="date">
            <text:p>sam. 7 août 21</text:p>
          </table:table-cell>
          <table:table-cell table:style-name="ce249" office:value-type="date" office:date-value="2015-05-14" calcext:value-type="date">
            <text:p>jeu. 14 mai 15</text:p>
          </table:table-cell>
          <table:table-cell table:style-name="ce249" office:value-type="date" office:date-value="2016-03-10" calcext:value-type="date">
            <text:p>jeu. 10 mars 16</text:p>
          </table:table-cell>
          <table:table-cell table:style-name="ce249" office:value-type="date" office:date-value="2016-04-16" calcext:value-type="date">
            <text:p>sam. 16 avr. 16</text:p>
          </table:table-cell>
          <table:table-cell table:style-name="ce249" office:value-type="date" office:date-value="2016-02-08" calcext:value-type="date">
            <text:p>lun. 8 févr. 1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6-02-29" calcext:value-type="date">
            <text:p>29/02/16</text:p>
          </table:table-cell>
          <table:table-cell table:style-name="ce235" office:value-type="date" office:date-value="2016-02-22" calcext:value-type="date">
            <text:p>22/02/16</text:p>
          </table:table-cell>
          <table:table-cell table:style-name="ce235" office:value-type="date" office:date-value="2016-03-07" calcext:value-type="date">
            <text:p>07/03/16</text:p>
          </table:table-cell>
          <table:table-cell table:style-name="ce235"/>
          <table:table-cell table:style-name="ce200" office:value-type="string" calcext:value-type="string">
            <text:p>rentrée</text:p>
          </table:table-cell>
          <table:table-cell table:style-name="ce238"/>
          <table:table-cell table:style-name="ce248" office:value-type="date" office:date-value="2016-02-29" calcext:value-type="date">
            <text:p>lun. 29 févr. 16</text:p>
          </table:table-cell>
          <table:table-cell table:style-name="ce248" office:value-type="date" office:date-value="2016-02-22" calcext:value-type="date">
            <text:p>lun. 22 févr. 16</text:p>
          </table:table-cell>
          <table:table-cell table:style-name="ce248" office:value-type="date" office:date-value="2016-03-07" calcext:value-type="date">
            <text:p>lun. 7 mars 16</text:p>
          </table:table-cell>
          <table:table-cell table:style-name="ce248" table:formula="of:=[.J19]+7" office:value-type="date" office:date-value="2026-04-27" calcext:value-type="date">
            <text:p>lun. 27 avr. 26</text:p>
          </table:table-cell>
          <table:table-cell table:style-name="ce248" table:formula="of:=[.K19]+7" office:value-type="date" office:date-value="2026-05-04" calcext:value-type="date">
            <text:p>lun. 4 mai 26</text:p>
          </table:table-cell>
          <table:table-cell table:style-name="ce249" office:value-type="date" office:date-value="2016-03-07" calcext:value-type="date">
            <text:p>lun. 7 mars 16</text:p>
          </table:table-cell>
          <table:table-cell table:style-name="ce249" office:value-type="date" office:date-value="2016-01-04" calcext:value-type="date">
            <text:p>lun. 4 janv. 16</text:p>
          </table:table-cell>
          <table:table-cell table:style-name="ce248" office:value-type="date" office:date-value="2016-02-22" calcext:value-type="date">
            <text:p>lun. 22 févr. 16</text:p>
          </table:table-cell>
          <table:table-cell table:style-name="ce249" office:value-type="date" office:date-value="2016-01-04" calcext:value-type="date">
            <text:p>lun. 4 janv. 16</text:p>
          </table:table-cell>
          <table:table-cell table:style-name="ce249" office:value-type="date" office:date-value="2016-03-14" calcext:value-type="date">
            <text:p>lun. 14 mars 16</text:p>
          </table:table-cell>
          <table:table-cell table:style-name="ce249" office:value-type="date" office:date-value="2021-08-23" calcext:value-type="date">
            <text:p>lun. 23 août 21</text:p>
          </table:table-cell>
          <table:table-cell table:style-name="ce249" office:value-type="date" office:date-value="2015-05-18" calcext:value-type="date">
            <text:p>lun. 18 mai 15</text:p>
          </table:table-cell>
          <table:table-cell table:style-name="ce249" office:value-type="date" office:date-value="2016-03-21" calcext:value-type="date">
            <text:p>lun. 21 mars 16</text:p>
          </table:table-cell>
          <table:table-cell table:style-name="ce249" office:value-type="date" office:date-value="2016-05-02" calcext:value-type="date">
            <text:p>lun. 2 mai 16</text:p>
          </table:table-cell>
          <table:table-cell table:style-name="ce249" office:value-type="date" office:date-value="2016-02-15" calcext:value-type="date">
            <text:p>lun. 15 févr. 16</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6-04-10" calcext:value-type="date">
            <text:p>10/04/16</text:p>
          </table:table-cell>
          <table:table-cell table:style-name="ce233" office:value-type="date" office:date-value="2016-04-03" calcext:value-type="date">
            <text:p>03/04/16</text:p>
          </table:table-cell>
          <table:table-cell table:style-name="ce233" office:value-type="date" office:date-value="2016-04-17" calcext:value-type="date">
            <text:p>17/04/16</text:p>
          </table:table-cell>
          <table:table-cell table:style-name="ce233"/>
          <table:table-cell table:style-name="ce236" office:value-type="string" calcext:value-type="string">
            <text:p>vacances de Pâques</text:p>
          </table:table-cell>
          <table:table-cell table:style-name="ce239"/>
          <table:table-cell table:style-name="ce249" office:value-type="date" office:date-value="2016-04-10" calcext:value-type="date">
            <text:p>dim. 10 avr. 16</text:p>
          </table:table-cell>
          <table:table-cell table:style-name="ce249" office:value-type="date" office:date-value="2016-04-03" calcext:value-type="date">
            <text:p>dim. 3 avr. 16</text:p>
          </table:table-cell>
          <table:table-cell table:style-name="ce249" office:value-type="date" office:date-value="2016-04-17" calcext:value-type="date">
            <text:p>dim. 17 avr. 16</text:p>
          </table:table-cell>
          <table:table-cell table:style-name="ce248" table:formula="of:=[.J20]+7" office:value-type="date" office:date-value="2026-05-04" calcext:value-type="date">
            <text:p>lun. 4 mai 26</text:p>
          </table:table-cell>
          <table:table-cell table:style-name="ce248" table:formula="of:=[.K20]+7" office:value-type="date" office:date-value="2026-05-11" calcext:value-type="date">
            <text:p>lun. 11 mai 26</text:p>
          </table:table-cell>
          <table:table-cell table:style-name="ce247" office:value-type="date" office:date-value="2016-04-24" calcext:value-type="date">
            <text:p>dim. 24 avr. 16</text:p>
          </table:table-cell>
          <table:table-cell table:style-name="ce247" office:value-type="date" office:date-value="2016-02-04" calcext:value-type="date">
            <text:p>jeu. 4 févr. 16</text:p>
          </table:table-cell>
          <table:table-cell table:style-name="ce247" office:value-type="date" office:date-value="2016-04-17" calcext:value-type="date">
            <text:p>dim. 17 avr. 16</text:p>
          </table:table-cell>
          <table:table-cell table:style-name="ce247" office:value-type="date" office:date-value="2016-02-05" calcext:value-type="date">
            <text:p>ven. 5 févr. 16</text:p>
          </table:table-cell>
          <table:table-cell table:style-name="ce247" office:value-type="date" office:date-value="2016-05-01" calcext:value-type="date">
            <text:p>dim. 1 mai 16</text:p>
          </table:table-cell>
          <table:table-cell table:style-name="ce247" office:value-type="date" office:date-value="2021-10-09" calcext:value-type="date">
            <text:p>sam. 9 oct. 21</text:p>
          </table:table-cell>
          <table:table-cell table:style-name="ce247" office:value-type="date" office:date-value="2015-06-26" calcext:value-type="date">
            <text:p>ven. 26 juin 15</text:p>
          </table:table-cell>
          <table:table-cell table:number-columns-repeated="2" table:style-name="ce247" office:value-type="date" office:date-value="2016-05-05" calcext:value-type="date">
            <text:p>jeu. 5 mai 16</text:p>
          </table:table-cell>
          <table:table-cell table:style-name="ce247" office:value-type="date" office:date-value="2016-03-28" calcext:value-type="date">
            <text:p>lun. 28 mars 16</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6-04-25" calcext:value-type="date">
            <text:p>25/04/16</text:p>
          </table:table-cell>
          <table:table-cell table:style-name="ce234" office:value-type="date" office:date-value="2016-04-18" calcext:value-type="date">
            <text:p>18/04/16</text:p>
          </table:table-cell>
          <table:table-cell table:style-name="ce234" office:value-type="date" office:date-value="2016-05-02" calcext:value-type="date">
            <text:p>02/05/16</text:p>
          </table:table-cell>
          <table:table-cell table:style-name="ce234"/>
          <table:table-cell table:style-name="ce237" office:value-type="string" calcext:value-type="string">
            <text:p>rentrée</text:p>
          </table:table-cell>
          <table:table-cell table:style-name="ce240"/>
          <table:table-cell table:style-name="ce249" office:value-type="date" office:date-value="2016-04-25" calcext:value-type="date">
            <text:p>lun. 25 avr. 16</text:p>
          </table:table-cell>
          <table:table-cell table:style-name="ce249" office:value-type="date" office:date-value="2016-04-18" calcext:value-type="date">
            <text:p>lun. 18 avr. 16</text:p>
          </table:table-cell>
          <table:table-cell table:style-name="ce249" office:value-type="date" office:date-value="2016-05-02" calcext:value-type="date">
            <text:p>lun. 2 mai 16</text:p>
          </table:table-cell>
          <table:table-cell table:style-name="ce248" table:formula="of:=[.J21]+7" office:value-type="date" office:date-value="2026-05-11" calcext:value-type="date">
            <text:p>lun. 11 mai 26</text:p>
          </table:table-cell>
          <table:table-cell table:style-name="ce248" table:formula="of:=[.K21]+7" office:value-type="date" office:date-value="2026-05-18" calcext:value-type="date">
            <text:p>lun. 18 mai 26</text:p>
          </table:table-cell>
          <table:table-cell table:style-name="ce248" office:value-type="date" office:date-value="2016-05-09" calcext:value-type="date">
            <text:p>lun. 9 mai 16</text:p>
          </table:table-cell>
          <table:table-cell table:style-name="ce248" office:value-type="date" office:date-value="2016-02-15" calcext:value-type="date">
            <text:p>lun. 15 févr. 16</text:p>
          </table:table-cell>
          <table:table-cell table:style-name="ce248" office:value-type="date" office:date-value="2016-05-02" calcext:value-type="date">
            <text:p>lun. 2 mai 16</text:p>
          </table:table-cell>
          <table:table-cell table:style-name="ce248" office:value-type="date" office:date-value="2016-02-15" calcext:value-type="date">
            <text:p>lun. 15 févr. 16</text:p>
          </table:table-cell>
          <table:table-cell table:style-name="ce248" office:value-type="date" office:date-value="2016-05-09" calcext:value-type="date">
            <text:p>lun. 9 mai 16</text:p>
          </table:table-cell>
          <table:table-cell table:style-name="ce248" office:value-type="date" office:date-value="2021-10-25" calcext:value-type="date">
            <text:p>lun. 25 oct. 21</text:p>
          </table:table-cell>
          <table:table-cell table:style-name="ce248" office:value-type="date" office:date-value="2015-08-12" calcext:value-type="date">
            <text:p>mer. 12 août 15</text:p>
          </table:table-cell>
          <table:table-cell table:style-name="ce248" office:value-type="date" office:date-value="2016-05-17" calcext:value-type="date">
            <text:p>mar. 17 mai 16</text:p>
          </table:table-cell>
          <table:table-cell table:style-name="ce248" office:value-type="date" office:date-value="2016-05-09" calcext:value-type="date">
            <text:p>lun. 9 mai 16</text:p>
          </table:table-cell>
          <table:table-cell table:style-name="ce248" office:value-type="date" office:date-value="2016-04-11" calcext:value-type="date">
            <text:p>lun. 11 avr. 1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6-05-05" calcext:value-type="date">
            <text:p>05/05/16</text:p>
          </table:table-cell>
          <table:table-cell table:style-name="ce235" office:value-type="date" office:date-value="2016-05-05" calcext:value-type="date">
            <text:p>05/05/16</text:p>
          </table:table-cell>
          <table:table-cell table:style-name="ce235" office:value-type="date" office:date-value="2016-05-05" calcext:value-type="date">
            <text:p>05/05/16</text:p>
          </table:table-cell>
          <table:table-cell table:style-name="ce235"/>
          <table:table-cell table:style-name="ce200" office:value-type="string" calcext:value-type="string">
            <text:p>pont de l’Ascension</text:p>
          </table:table-cell>
          <table:table-cell table:style-name="ce238"/>
          <table:table-cell table:number-columns-repeated="3" table:style-name="ce247" office:value-type="date" office:date-value="2016-05-05" calcext:value-type="date">
            <text:p>jeu. 5 mai 16</text:p>
          </table:table-cell>
          <table:table-cell table:style-name="ce248" table:formula="of:=[.J22]+7" office:value-type="date" office:date-value="2026-05-18" calcext:value-type="date">
            <text:p>lun. 18 mai 26</text:p>
          </table:table-cell>
          <table:table-cell table:style-name="ce248" table:formula="of:=[.K22]+7" office:value-type="date" office:date-value="2026-05-25" calcext:value-type="date">
            <text:p>lun. 25 mai 26</text:p>
          </table:table-cell>
          <table:table-cell table:style-name="ce249" office:value-type="date" office:date-value="2016-07-07" calcext:value-type="date">
            <text:p>jeu. 7 juil. 16</text:p>
          </table:table-cell>
          <table:table-cell table:style-name="ce249" office:value-type="date" office:date-value="2016-03-20" calcext:value-type="date">
            <text:p>dim. 20 mars 16</text:p>
          </table:table-cell>
          <table:table-cell table:style-name="ce247" office:value-type="date" office:date-value="2016-07-03" calcext:value-type="date">
            <text:p>dim. 3 juil. 16</text:p>
          </table:table-cell>
          <table:table-cell table:style-name="ce247" office:value-type="date" office:date-value="2016-03-24" calcext:value-type="date">
            <text:p>jeu. 24 mars 16</text:p>
          </table:table-cell>
          <table:table-cell table:style-name="ce249" office:value-type="date" office:date-value="2016-07-07" calcext:value-type="date">
            <text:p>jeu. 7 juil. 16</text:p>
          </table:table-cell>
          <table:table-cell table:style-name="ce249" office:value-type="date" office:date-value="2021-12-18" calcext:value-type="date">
            <text:p>sam. 18 déc. 21</text:p>
          </table:table-cell>
          <table:table-cell table:style-name="ce249" office:value-type="date" office:date-value="2015-09-20" calcext:value-type="date">
            <text:p>dim. 20 sept. 15</text:p>
          </table:table-cell>
          <table:table-cell table:style-name="ce249" office:value-type="date" office:date-value="2016-07-05" calcext:value-type="date">
            <text:p>mar. 5 juil. 16</text:p>
          </table:table-cell>
          <table:table-cell table:style-name="ce249" office:value-type="date" office:date-value="2016-07-02" calcext:value-type="date">
            <text:p>sam. 2 juil. 16</text:p>
          </table:table-cell>
          <table:table-cell table:style-name="ce249" office:value-type="date" office:date-value="2016-07-01" calcext:value-type="date">
            <text:p>ven. 1 juil. 1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6-05-09" calcext:value-type="date">
            <text:p>09/05/16</text:p>
          </table:table-cell>
          <table:table-cell table:style-name="ce235" office:value-type="date" office:date-value="2016-05-09" calcext:value-type="date">
            <text:p>09/05/16</text:p>
          </table:table-cell>
          <table:table-cell table:style-name="ce235" office:value-type="date" office:date-value="2016-05-09" calcext:value-type="date">
            <text:p>09/05/16</text:p>
          </table:table-cell>
          <table:table-cell table:style-name="ce235"/>
          <table:table-cell table:style-name="ce237" office:value-type="string" calcext:value-type="string">
            <text:p>rentrée</text:p>
          </table:table-cell>
          <table:table-cell table:style-name="ce238"/>
          <table:table-cell table:number-columns-repeated="3" table:style-name="ce248" office:value-type="date" office:date-value="2016-05-09" calcext:value-type="date">
            <text:p>lun. 9 mai 16</text:p>
          </table:table-cell>
          <table:table-cell table:style-name="ce248" table:formula="of:=[.J23]+7" office:value-type="date" office:date-value="2026-05-25" calcext:value-type="date">
            <text:p>lun. 25 mai 26</text:p>
          </table:table-cell>
          <table:table-cell table:style-name="ce248" table:formula="of:=[.K23]+7" office:value-type="date" office:date-value="2026-06-01" calcext:value-type="date">
            <text:p>lun. 1 juin 26</text:p>
          </table:table-cell>
          <table:table-cell table:style-name="ce249" office:value-type="date" office:date-value="2016-09-05" calcext:value-type="date">
            <text:p>lun. 5 sept. 16</text:p>
          </table:table-cell>
          <table:table-cell table:style-name="ce249" office:value-type="date" office:date-value="2016-04-04" calcext:value-type="date">
            <text:p>lun. 4 avr. 16</text:p>
          </table:table-cell>
          <table:table-cell table:style-name="ce248" office:value-type="date" office:date-value="2016-09-02" calcext:value-type="date">
            <text:p>ven. 2 sept. 16</text:p>
          </table:table-cell>
          <table:table-cell table:style-name="ce248" office:value-type="date" office:date-value="2016-04-07" calcext:value-type="date">
            <text:p>jeu. 7 avr. 16</text:p>
          </table:table-cell>
          <table:table-cell table:style-name="ce249" office:value-type="date" office:date-value="2016-08-24" calcext:value-type="date">
            <text:p>mer. 24 août 16</text:p>
          </table:table-cell>
          <table:table-cell table:style-name="ce249" office:value-type="date" office:date-value="2022-02-14" calcext:value-type="date">
            <text:p>lun. 14 févr. 22</text:p>
          </table:table-cell>
          <table:table-cell table:style-name="ce249" office:value-type="date" office:date-value="2015-09-28" calcext:value-type="date">
            <text:p>lun. 28 sept. 15</text:p>
          </table:table-cell>
          <table:table-cell table:style-name="ce249" office:value-type="date" office:date-value="2016-08-17" calcext:value-type="date">
            <text:p>mer. 17 août 16</text:p>
          </table:table-cell>
          <table:table-cell table:style-name="ce249" office:value-type="date" office:date-value="2016-09-06" calcext:value-type="date">
            <text:p>mar. 6 sept. 16</text:p>
          </table:table-cell>
          <table:table-cell table:style-name="ce249" office:value-type="date" office:date-value="2016-09-01" calcext:value-type="date">
            <text:p>jeu. 1 sept. 16</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6-07-06" calcext:value-type="date">
            <text:p>06/07/16</text:p>
          </table:table-cell>
          <table:table-cell table:style-name="ce233" office:value-type="date" office:date-value="2016-07-06" calcext:value-type="date">
            <text:p>06/07/16</text:p>
          </table:table-cell>
          <table:table-cell table:style-name="ce233" office:value-type="date" office:date-value="2016-07-06" calcext:value-type="date">
            <text:p>06/07/16</text:p>
          </table:table-cell>
          <table:table-cell table:style-name="ce233"/>
          <table:table-cell table:style-name="ce200" office:value-type="string" calcext:value-type="string">
            <text:p>grandes vacances</text:p>
          </table:table-cell>
          <table:table-cell table:style-name="ce239"/>
          <table:table-cell table:number-columns-repeated="3" table:style-name="ce247" office:value-type="date" office:date-value="2016-07-06" calcext:value-type="date">
            <text:p>mer. 6 juil. 16</text:p>
          </table:table-cell>
          <table:table-cell table:style-name="ce248" table:formula="of:=[.J24]+7" office:value-type="date" office:date-value="2026-06-01" calcext:value-type="date">
            <text:p>lun. 1 juin 26</text:p>
          </table:table-cell>
          <table:table-cell table:style-name="ce248" table:formula="of:=[.K24]+7" office:value-type="date" office:date-value="2026-06-08" calcext:value-type="date">
            <text:p>lun. 8 juin 26</text:p>
          </table:table-cell>
          <table:table-cell table:style-name="ce247" office:value-type="date" office:date-value="2016-10-20" calcext:value-type="date">
            <text:p>jeu. 20 oct. 16</text:p>
          </table:table-cell>
          <table:table-cell table:style-name="ce247" office:value-type="date" office:date-value="2016-05-05" calcext:value-type="date">
            <text:p>jeu. 5 mai 16</text:p>
          </table:table-cell>
          <table:table-cell table:style-name="ce249" office:value-type="date" office:date-value="2016-10-23" calcext:value-type="date">
            <text:p>dim. 23 oct. 16</text:p>
          </table:table-cell>
          <table:table-cell table:style-name="ce247" office:value-type="date" office:date-value="2016-05-05" calcext:value-type="date">
            <text:p>jeu. 5 mai 16</text:p>
          </table:table-cell>
          <table:table-cell table:style-name="ce247" office:value-type="date" office:date-value="2016-10-09" calcext:value-type="date">
            <text:p>dim. 9 oct. 16</text:p>
          </table:table-cell>
          <table:table-cell table:style-name="ce247" office:value-type="date" office:date-value="2022-04-02" calcext:value-type="date">
            <text:p>sam. 2 avr. 22</text:p>
          </table:table-cell>
          <table:table-cell table:style-name="ce247" office:value-type="date" office:date-value="2015-11-01" calcext:value-type="date">
            <text:p>dim. 1 nov. 15</text:p>
          </table:table-cell>
          <table:table-cell table:style-name="ce247" office:value-type="date" office:date-value="2016-10-09" calcext:value-type="date">
            <text:p>dim. 9 oct. 16</text:p>
          </table:table-cell>
          <table:table-cell table:style-name="ce247" office:value-type="date" office:date-value="2016-10-22" calcext:value-type="date">
            <text:p>sam. 22 oct. 16</text:p>
          </table:table-cell>
          <table:table-cell table:style-name="ce247" office:value-type="date" office:date-value="2016-10-31" calcext:value-type="date">
            <text:p>lun. 31 oct. 16</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6-09-01" calcext:value-type="date">
            <text:p>01/09/16</text:p>
          </table:table-cell>
          <table:table-cell table:style-name="ce234" office:value-type="date" office:date-value="2016-09-01" calcext:value-type="date">
            <text:p>01/09/16</text:p>
          </table:table-cell>
          <table:table-cell table:style-name="ce234" office:value-type="date" office:date-value="2016-09-01" calcext:value-type="date">
            <text:p>01/09/16</text:p>
          </table:table-cell>
          <table:table-cell table:style-name="ce234"/>
          <table:table-cell table:style-name="ce200" office:value-type="string" calcext:value-type="string">
            <text:p>rentrée</text:p>
          </table:table-cell>
          <table:table-cell table:style-name="ce240"/>
          <table:table-cell table:number-columns-repeated="3" table:style-name="ce248" office:value-type="date" office:date-value="2016-09-01" calcext:value-type="date">
            <text:p>jeu. 1 sept. 16</text:p>
          </table:table-cell>
          <table:table-cell table:style-name="ce248" table:formula="of:=[.J25]+7" office:value-type="date" office:date-value="2026-06-08" calcext:value-type="date">
            <text:p>lun. 8 juin 26</text:p>
          </table:table-cell>
          <table:table-cell table:style-name="ce248" table:formula="of:=[.K25]+7" office:value-type="date" office:date-value="2026-06-15" calcext:value-type="date">
            <text:p>lun. 15 juin 26</text:p>
          </table:table-cell>
          <table:table-cell table:style-name="ce248" office:value-type="date" office:date-value="2016-11-03" calcext:value-type="date">
            <text:p>jeu. 3 nov. 16</text:p>
          </table:table-cell>
          <table:table-cell table:style-name="ce248" office:value-type="date" office:date-value="2016-05-09" calcext:value-type="date">
            <text:p>lun. 9 mai 16</text:p>
          </table:table-cell>
          <table:table-cell table:style-name="ce249" office:value-type="date" office:date-value="2016-11-07" calcext:value-type="date">
            <text:p>lun. 7 nov. 16</text:p>
          </table:table-cell>
          <table:table-cell table:style-name="ce248" office:value-type="date" office:date-value="2016-05-09" calcext:value-type="date">
            <text:p>lun. 9 mai 16</text:p>
          </table:table-cell>
          <table:table-cell table:style-name="ce248" office:value-type="date" office:date-value="2016-10-24" calcext:value-type="date">
            <text:p>lun. 24 oct. 16</text:p>
          </table:table-cell>
          <table:table-cell table:style-name="ce248" office:value-type="date" office:date-value="2022-04-18" calcext:value-type="date">
            <text:p>lun. 18 avr. 22</text:p>
          </table:table-cell>
          <table:table-cell table:style-name="ce248" office:value-type="date" office:date-value="2015-11-09" calcext:value-type="date">
            <text:p>lun. 9 nov. 15</text:p>
          </table:table-cell>
          <table:table-cell table:style-name="ce248" office:value-type="date" office:date-value="2016-10-24" calcext:value-type="date">
            <text:p>lun. 24 oct. 16</text:p>
          </table:table-cell>
          <table:table-cell table:style-name="ce248" office:value-type="date" office:date-value="2016-11-02" calcext:value-type="date">
            <text:p>mer. 2 nov. 16</text:p>
          </table:table-cell>
          <table:table-cell table:style-name="ce248" office:value-type="date" office:date-value="2016-11-07" calcext:value-type="date">
            <text:p>lun. 7 nov. 1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6-10-20" calcext:value-type="date">
            <text:p>20/10/16</text:p>
          </table:table-cell>
          <table:table-cell table:style-name="ce235" office:value-type="date" office:date-value="2016-10-20" calcext:value-type="date">
            <text:p>20/10/16</text:p>
          </table:table-cell>
          <table:table-cell table:style-name="ce235" office:value-type="date" office:date-value="2016-10-20" calcext:value-type="date">
            <text:p>20/10/16</text:p>
          </table:table-cell>
          <table:table-cell table:style-name="ce235"/>
          <table:table-cell table:style-name="ce236" office:value-type="string" calcext:value-type="string">
            <text:p>vacances de la Toussaint</text:p>
          </table:table-cell>
          <table:table-cell table:style-name="ce238"/>
          <table:table-cell table:number-columns-repeated="3" table:style-name="ce249" office:value-type="date" office:date-value="2016-10-20" calcext:value-type="date">
            <text:p>jeu. 20 oct. 16</text:p>
          </table:table-cell>
          <table:table-cell table:style-name="ce248" table:formula="of:=[.J26]+7" office:value-type="date" office:date-value="2026-06-15" calcext:value-type="date">
            <text:p>lun. 15 juin 26</text:p>
          </table:table-cell>
          <table:table-cell table:style-name="ce248" table:formula="of:=[.K26]+7" office:value-type="date" office:date-value="2026-06-22" calcext:value-type="date">
            <text:p>lun. 22 juin 26</text:p>
          </table:table-cell>
          <table:table-cell table:style-name="ce249" office:value-type="date" office:date-value="2016-12-18" calcext:value-type="date">
            <text:p>dim. 18 déc. 16</text:p>
          </table:table-cell>
          <table:table-cell table:style-name="ce249" office:value-type="date" office:date-value="2016-07-03" calcext:value-type="date">
            <text:p>dim. 3 juil. 16</text:p>
          </table:table-cell>
          <table:table-cell table:style-name="ce249" office:value-type="date" office:date-value="2016-12-18" calcext:value-type="date">
            <text:p>dim. 18 déc. 16</text:p>
          </table:table-cell>
          <table:table-cell table:style-name="ce249" office:value-type="date" office:date-value="2016-05-21" calcext:value-type="date">
            <text:p>sam. 21 mai 16</text:p>
          </table:table-cell>
          <table:table-cell table:style-name="ce249" office:value-type="date" office:date-value="2016-12-11" calcext:value-type="date">
            <text:p>dim. 11 déc. 16</text:p>
          </table:table-cell>
          <table:table-cell table:style-name="ce249" office:value-type="date" office:date-value="2022-06-04" calcext:value-type="date">
            <text:p>sam. 4 juin 22</text:p>
          </table:table-cell>
          <table:table-cell table:style-name="ce249" office:value-type="date" office:date-value="2015-12-13" calcext:value-type="date">
            <text:p>dim. 13 déc. 15</text:p>
          </table:table-cell>
          <table:table-cell table:style-name="ce249" office:value-type="date" office:date-value="2016-12-18" calcext:value-type="date">
            <text:p>dim. 18 déc. 16</text:p>
          </table:table-cell>
          <table:table-cell table:style-name="ce249" office:value-type="date" office:date-value="2016-12-17" calcext:value-type="date">
            <text:p>sam. 17 déc. 16</text:p>
          </table:table-cell>
          <table:table-cell table:style-name="ce249" office:value-type="date" office:date-value="2016-12-26" calcext:value-type="date">
            <text:p>lun. 26 déc. 1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6-11-03" calcext:value-type="date">
            <text:p>03/11/16</text:p>
          </table:table-cell>
          <table:table-cell table:style-name="ce235" office:value-type="date" office:date-value="2016-11-03" calcext:value-type="date">
            <text:p>03/11/16</text:p>
          </table:table-cell>
          <table:table-cell table:style-name="ce235" office:value-type="date" office:date-value="2016-11-03" calcext:value-type="date">
            <text:p>03/11/16</text:p>
          </table:table-cell>
          <table:table-cell table:style-name="ce235"/>
          <table:table-cell table:style-name="ce237" office:value-type="string" calcext:value-type="string">
            <text:p>rentrée</text:p>
          </table:table-cell>
          <table:table-cell table:style-name="ce238"/>
          <table:table-cell table:number-columns-repeated="3" table:style-name="ce249" office:value-type="date" office:date-value="2016-11-03" calcext:value-type="date">
            <text:p>jeu. 3 nov. 16</text:p>
          </table:table-cell>
          <table:table-cell table:style-name="ce248" table:formula="of:=[.J27]+7" office:value-type="date" office:date-value="2026-06-22" calcext:value-type="date">
            <text:p>lun. 22 juin 26</text:p>
          </table:table-cell>
          <table:table-cell table:style-name="ce248" table:formula="of:=[.K27]+7" office:value-type="date" office:date-value="2026-06-29" calcext:value-type="date">
            <text:p>lun. 29 juin 26</text:p>
          </table:table-cell>
          <table:table-cell table:style-name="ce249" office:value-type="date" office:date-value="2017-01-03" calcext:value-type="date">
            <text:p>mar. 3 janv. 17</text:p>
          </table:table-cell>
          <table:table-cell table:style-name="ce249" office:value-type="date" office:date-value="2016-09-02" calcext:value-type="date">
            <text:p>ven. 2 sept. 16</text:p>
          </table:table-cell>
          <table:table-cell table:style-name="ce248" office:value-type="date" office:date-value="2017-01-03" calcext:value-type="date">
            <text:p>mar. 3 janv. 17</text:p>
          </table:table-cell>
          <table:table-cell table:style-name="ce249" office:value-type="date" office:date-value="2016-05-24" calcext:value-type="date">
            <text:p>mar. 24 mai 16</text:p>
          </table:table-cell>
          <table:table-cell table:style-name="ce249" office:value-type="date" office:date-value="2017-01-09" calcext:value-type="date">
            <text:p>lun. 9 janv. 17</text:p>
          </table:table-cell>
          <table:table-cell table:style-name="ce249" office:value-type="date" office:date-value="2022-06-20" calcext:value-type="date">
            <text:p>lun. 20 juin 22</text:p>
          </table:table-cell>
          <table:table-cell table:style-name="ce249" office:value-type="date" office:date-value="2016-01-11" calcext:value-type="date">
            <text:p>lun. 11 janv. 16</text:p>
          </table:table-cell>
          <table:table-cell table:style-name="ce249" office:value-type="date" office:date-value="2017-01-30" calcext:value-type="date">
            <text:p>lun. 30 janv. 17</text:p>
          </table:table-cell>
          <table:table-cell table:style-name="ce249" office:value-type="date" office:date-value="2017-01-03" calcext:value-type="date">
            <text:p>mar. 3 janv. 17</text:p>
          </table:table-cell>
          <table:table-cell table:style-name="ce249" office:value-type="date" office:date-value="2017-01-09" calcext:value-type="date">
            <text:p>lun. 9 janv. 17</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6-12-18" calcext:value-type="date">
            <text:p>18/12/16</text:p>
          </table:table-cell>
          <table:table-cell table:style-name="ce233" office:value-type="date" office:date-value="2016-12-18" calcext:value-type="date">
            <text:p>18/12/16</text:p>
          </table:table-cell>
          <table:table-cell table:style-name="ce233" office:value-type="date" office:date-value="2016-12-18" calcext:value-type="date">
            <text:p>18/12/16</text:p>
          </table:table-cell>
          <table:table-cell table:style-name="ce233"/>
          <table:table-cell table:style-name="ce200" office:value-type="string" calcext:value-type="string">
            <text:p>vacances de Noël</text:p>
          </table:table-cell>
          <table:table-cell table:style-name="ce239"/>
          <table:table-cell table:number-columns-repeated="3" table:style-name="ce247" office:value-type="date" office:date-value="2016-12-18" calcext:value-type="date">
            <text:p>dim. 18 déc. 16</text:p>
          </table:table-cell>
          <table:table-cell table:style-name="ce248" table:formula="of:=[.J28]+7" office:value-type="date" office:date-value="2026-06-29" calcext:value-type="date">
            <text:p>lun. 29 juin 26</text:p>
          </table:table-cell>
          <table:table-cell table:style-name="ce248" table:formula="of:=[.K28]+7" office:value-type="date" office:date-value="2026-07-06" calcext:value-type="date">
            <text:p>lun. 6 juil. 26</text:p>
          </table:table-cell>
          <table:table-cell table:style-name="ce247" office:value-type="date" office:date-value="2017-02-19" calcext:value-type="date">
            <text:p>dim. 19 févr. 17</text:p>
          </table:table-cell>
          <table:table-cell table:style-name="ce247" office:value-type="date" office:date-value="2016-10-23" calcext:value-type="date">
            <text:p>dim. 23 oct. 16</text:p>
          </table:table-cell>
          <table:table-cell table:style-name="ce249" office:value-type="date" office:date-value="2017-02-19" calcext:value-type="date">
            <text:p>dim. 19 févr. 17</text:p>
          </table:table-cell>
          <table:table-cell table:style-name="ce247" office:value-type="date" office:date-value="2016-07-05" calcext:value-type="date">
            <text:p>mar. 5 juil. 16</text:p>
          </table:table-cell>
          <table:table-cell table:style-name="ce247" office:value-type="date" office:date-value="2017-02-26" calcext:value-type="date">
            <text:p>dim. 26 févr. 17</text:p>
          </table:table-cell>
          <table:table-cell table:style-name="ce247" office:value-type="date" office:date-value="2022-08-06" calcext:value-type="date">
            <text:p>sam. 6 août 22</text:p>
          </table:table-cell>
          <table:table-cell table:style-name="ce247" office:value-type="date" office:date-value="2016-02-14" calcext:value-type="date">
            <text:p>dim. 14 févr. 16</text:p>
          </table:table-cell>
          <table:table-cell table:style-name="ce247" office:value-type="date" office:date-value="2017-03-12" calcext:value-type="date">
            <text:p>dim. 12 mars 17</text:p>
          </table:table-cell>
          <table:table-cell table:style-name="ce247" office:value-type="date" office:date-value="2017-02-18" calcext:value-type="date">
            <text:p>sam. 18 févr. 17</text:p>
          </table:table-cell>
          <table:table-cell table:style-name="ce247" office:value-type="date" office:date-value="2017-02-27" calcext:value-type="date">
            <text:p>lun. 27 févr. 17</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7-01-03" calcext:value-type="date">
            <text:p>03/01/17</text:p>
          </table:table-cell>
          <table:table-cell table:style-name="ce234" office:value-type="date" office:date-value="2017-01-03" calcext:value-type="date">
            <text:p>03/01/17</text:p>
          </table:table-cell>
          <table:table-cell table:style-name="ce234" office:value-type="date" office:date-value="2017-01-03" calcext:value-type="date">
            <text:p>03/01/17</text:p>
          </table:table-cell>
          <table:table-cell table:style-name="ce234"/>
          <table:table-cell table:style-name="ce200" office:value-type="string" calcext:value-type="string">
            <text:p>rentrée</text:p>
          </table:table-cell>
          <table:table-cell table:style-name="ce240"/>
          <table:table-cell table:number-columns-repeated="3" table:style-name="ce248" office:value-type="date" office:date-value="2017-01-03" calcext:value-type="date">
            <text:p>mar. 3 janv. 17</text:p>
          </table:table-cell>
          <table:table-cell table:style-name="ce248" table:formula="of:=[.J29]+7" office:value-type="date" office:date-value="2026-07-06" calcext:value-type="date">
            <text:p>lun. 6 juil. 26</text:p>
          </table:table-cell>
          <table:table-cell table:style-name="ce248" table:formula="of:=[.K29]+7" office:value-type="date" office:date-value="2026-07-13" calcext:value-type="date">
            <text:p>lun. 13 juil. 26</text:p>
          </table:table-cell>
          <table:table-cell table:style-name="ce248" office:value-type="date" office:date-value="2017-03-06" calcext:value-type="date">
            <text:p>lun. 6 mars 17</text:p>
          </table:table-cell>
          <table:table-cell table:style-name="ce248" office:value-type="date" office:date-value="2016-11-03" calcext:value-type="date">
            <text:p>jeu. 3 nov. 16</text:p>
          </table:table-cell>
          <table:table-cell table:style-name="ce249" office:value-type="date" office:date-value="2017-03-06" calcext:value-type="date">
            <text:p>lun. 6 mars 17</text:p>
          </table:table-cell>
          <table:table-cell table:style-name="ce248" office:value-type="date" office:date-value="2016-09-01" calcext:value-type="date">
            <text:p>jeu. 1 sept. 16</text:p>
          </table:table-cell>
          <table:table-cell table:style-name="ce248" office:value-type="date" office:date-value="2017-03-13" calcext:value-type="date">
            <text:p>lun. 13 mars 17</text:p>
          </table:table-cell>
          <table:table-cell table:style-name="ce248" office:value-type="date" office:date-value="2022-08-22" calcext:value-type="date">
            <text:p>lun. 22 août 22</text:p>
          </table:table-cell>
          <table:table-cell table:style-name="ce248" office:value-type="date" office:date-value="2016-02-22" calcext:value-type="date">
            <text:p>lun. 22 févr. 16</text:p>
          </table:table-cell>
          <table:table-cell table:style-name="ce248" office:value-type="date" office:date-value="2017-03-23" calcext:value-type="date">
            <text:p>jeu. 23 mars 17</text:p>
          </table:table-cell>
          <table:table-cell table:number-columns-repeated="2" table:style-name="ce248" office:value-type="date" office:date-value="2017-03-06" calcext:value-type="date">
            <text:p>lun. 6 mars 17</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7-02-19" calcext:value-type="date">
            <text:p>19/02/17</text:p>
          </table:table-cell>
          <table:table-cell table:style-name="ce235" office:value-type="date" office:date-value="2017-02-12" calcext:value-type="date">
            <text:p>12/02/17</text:p>
          </table:table-cell>
          <table:table-cell table:style-name="ce235" office:value-type="date" office:date-value="2017-02-05" calcext:value-type="date">
            <text:p>05/02/17</text:p>
          </table:table-cell>
          <table:table-cell table:style-name="ce235"/>
          <table:table-cell table:style-name="ce236" office:value-type="string" calcext:value-type="string">
            <text:p>vacances d'hiver</text:p>
          </table:table-cell>
          <table:table-cell table:style-name="ce238"/>
          <table:table-cell table:style-name="ce249" office:value-type="date" office:date-value="2017-02-19" calcext:value-type="date">
            <text:p>dim. 19 févr. 17</text:p>
          </table:table-cell>
          <table:table-cell table:style-name="ce249" office:value-type="date" office:date-value="2017-02-12" calcext:value-type="date">
            <text:p>dim. 12 févr. 17</text:p>
          </table:table-cell>
          <table:table-cell table:style-name="ce249" office:value-type="date" office:date-value="2017-02-05" calcext:value-type="date">
            <text:p>dim. 5 févr. 17</text:p>
          </table:table-cell>
          <table:table-cell table:style-name="ce248" table:formula="of:=[.J30]+7" office:value-type="date" office:date-value="2026-07-13" calcext:value-type="date">
            <text:p>lun. 13 juil. 26</text:p>
          </table:table-cell>
          <table:table-cell table:style-name="ce248" table:formula="of:=[.K30]+7" office:value-type="date" office:date-value="2026-07-20" calcext:value-type="date">
            <text:p>lun. 20 juil. 26</text:p>
          </table:table-cell>
          <table:table-cell table:style-name="ce249" office:value-type="date" office:date-value="2017-04-16" calcext:value-type="date">
            <text:p>dim. 16 avr. 17</text:p>
          </table:table-cell>
          <table:table-cell table:style-name="ce249" office:value-type="date" office:date-value="2016-12-22" calcext:value-type="date">
            <text:p>jeu. 22 déc. 16</text:p>
          </table:table-cell>
          <table:table-cell table:style-name="ce247" office:value-type="date" office:date-value="2017-04-14" calcext:value-type="date">
            <text:p>ven. 14 avr. 17</text:p>
          </table:table-cell>
          <table:table-cell table:style-name="ce249" office:value-type="date" office:date-value="2016-10-20" calcext:value-type="date">
            <text:p>jeu. 20 oct. 16</text:p>
          </table:table-cell>
          <table:table-cell table:style-name="ce249" office:value-type="date" office:date-value="2017-04-30" calcext:value-type="date">
            <text:p>dim. 30 avr. 17</text:p>
          </table:table-cell>
          <table:table-cell table:style-name="ce249" office:value-type="date" office:date-value="2022-10-08" calcext:value-type="date">
            <text:p>sam. 8 oct. 22</text:p>
          </table:table-cell>
          <table:table-cell table:style-name="ce249" office:value-type="date" office:date-value="2016-03-25" calcext:value-type="date">
            <text:p>ven. 25 mars 16</text:p>
          </table:table-cell>
          <table:table-cell table:style-name="ce247" office:value-type="date" office:date-value="2017-05-07" calcext:value-type="date">
            <text:p>dim. 7 mai 17</text:p>
          </table:table-cell>
          <table:table-cell table:style-name="ce247" office:value-type="date" office:date-value="2017-04-22" calcext:value-type="date">
            <text:p>sam. 22 avr. 17</text:p>
          </table:table-cell>
          <table:table-cell table:style-name="ce249" office:value-type="date" office:date-value="2017-04-03" calcext:value-type="date">
            <text:p>lun. 3 avr. 17</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7-03-06" calcext:value-type="date">
            <text:p>06/03/17</text:p>
          </table:table-cell>
          <table:table-cell table:style-name="ce235" office:value-type="date" office:date-value="2017-02-27" calcext:value-type="date">
            <text:p>27/02/17</text:p>
          </table:table-cell>
          <table:table-cell table:style-name="ce235" office:value-type="date" office:date-value="2017-02-20" calcext:value-type="date">
            <text:p>20/02/17</text:p>
          </table:table-cell>
          <table:table-cell table:style-name="ce235"/>
          <table:table-cell table:style-name="ce237" office:value-type="string" calcext:value-type="string">
            <text:p>rentrée</text:p>
          </table:table-cell>
          <table:table-cell table:style-name="ce238"/>
          <table:table-cell table:style-name="ce249" office:value-type="date" office:date-value="2017-03-06" calcext:value-type="date">
            <text:p>lun. 6 mars 17</text:p>
          </table:table-cell>
          <table:table-cell table:style-name="ce249" office:value-type="date" office:date-value="2017-02-27" calcext:value-type="date">
            <text:p>lun. 27 févr. 17</text:p>
          </table:table-cell>
          <table:table-cell table:style-name="ce249" office:value-type="date" office:date-value="2017-02-20" calcext:value-type="date">
            <text:p>lun. 20 févr. 17</text:p>
          </table:table-cell>
          <table:table-cell table:style-name="ce248" table:formula="of:=[.J31]+7" office:value-type="date" office:date-value="2026-07-20" calcext:value-type="date">
            <text:p>lun. 20 juil. 26</text:p>
          </table:table-cell>
          <table:table-cell table:style-name="ce248" table:formula="of:=[.K31]+7" office:value-type="date" office:date-value="2026-07-27" calcext:value-type="date">
            <text:p>lun. 27 juil. 26</text:p>
          </table:table-cell>
          <table:table-cell table:style-name="ce249" office:value-type="date" office:date-value="2017-05-02" calcext:value-type="date">
            <text:p>mar. 2 mai 17</text:p>
          </table:table-cell>
          <table:table-cell table:style-name="ce249" office:value-type="date" office:date-value="2017-01-05" calcext:value-type="date">
            <text:p>jeu. 5 janv. 17</text:p>
          </table:table-cell>
          <table:table-cell table:style-name="ce248" office:value-type="date" office:date-value="2017-05-02" calcext:value-type="date">
            <text:p>mar. 2 mai 17</text:p>
          </table:table-cell>
          <table:table-cell table:style-name="ce249" office:value-type="date" office:date-value="2016-11-03" calcext:value-type="date">
            <text:p>jeu. 3 nov. 16</text:p>
          </table:table-cell>
          <table:table-cell table:style-name="ce249" office:value-type="date" office:date-value="2017-05-09" calcext:value-type="date">
            <text:p>mar. 9 mai 17</text:p>
          </table:table-cell>
          <table:table-cell table:style-name="ce249" office:value-type="date" office:date-value="2022-10-24" calcext:value-type="date">
            <text:p>lun. 24 oct. 22</text:p>
          </table:table-cell>
          <table:table-cell table:style-name="ce249" office:value-type="date" office:date-value="2016-04-11" calcext:value-type="date">
            <text:p>lun. 11 avr. 16</text:p>
          </table:table-cell>
          <table:table-cell table:style-name="ce248" office:value-type="date" office:date-value="2017-05-18" calcext:value-type="date">
            <text:p>jeu. 18 mai 17</text:p>
          </table:table-cell>
          <table:table-cell table:style-name="ce248" office:value-type="date" office:date-value="2017-05-09" calcext:value-type="date">
            <text:p>mar. 9 mai 17</text:p>
          </table:table-cell>
          <table:table-cell table:style-name="ce249" office:value-type="date" office:date-value="2017-04-17" calcext:value-type="date">
            <text:p>lun. 17 avr. 17</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7-04-16" calcext:value-type="date">
            <text:p>16/04/17</text:p>
          </table:table-cell>
          <table:table-cell table:style-name="ce233" office:value-type="date" office:date-value="2017-04-09" calcext:value-type="date">
            <text:p>09/04/17</text:p>
          </table:table-cell>
          <table:table-cell table:style-name="ce233" office:value-type="date" office:date-value="2017-04-02" calcext:value-type="date">
            <text:p>02/04/17</text:p>
          </table:table-cell>
          <table:table-cell table:style-name="ce233"/>
          <table:table-cell table:style-name="ce200" office:value-type="string" calcext:value-type="string">
            <text:p>vacances de Pâques</text:p>
          </table:table-cell>
          <table:table-cell table:style-name="ce239"/>
          <table:table-cell table:style-name="ce247" office:value-type="date" office:date-value="2017-04-16" calcext:value-type="date">
            <text:p>dim. 16 avr. 17</text:p>
          </table:table-cell>
          <table:table-cell table:style-name="ce247" office:value-type="date" office:date-value="2017-04-09" calcext:value-type="date">
            <text:p>dim. 9 avr. 17</text:p>
          </table:table-cell>
          <table:table-cell table:style-name="ce247" office:value-type="date" office:date-value="2017-04-02" calcext:value-type="date">
            <text:p>dim. 2 avr. 17</text:p>
          </table:table-cell>
          <table:table-cell table:style-name="ce248" table:formula="of:=[.J32]+7" office:value-type="date" office:date-value="2026-07-27" calcext:value-type="date">
            <text:p>lun. 27 juil. 26</text:p>
          </table:table-cell>
          <table:table-cell table:style-name="ce248" table:formula="of:=[.K32]+7" office:value-type="date" office:date-value="2026-08-03" calcext:value-type="date">
            <text:p>lun. 3 août 26</text:p>
          </table:table-cell>
          <table:table-cell table:style-name="ce247" office:value-type="date" office:date-value="2017-07-12" calcext:value-type="date">
            <text:p>mer. 12 juil. 17</text:p>
          </table:table-cell>
          <table:table-cell table:style-name="ce247" office:value-type="date" office:date-value="2017-02-19" calcext:value-type="date">
            <text:p>dim. 19 févr. 17</text:p>
          </table:table-cell>
          <table:table-cell table:style-name="ce247" office:value-type="date" office:date-value="2017-07-07" calcext:value-type="date">
            <text:p>ven. 7 juil. 17</text:p>
          </table:table-cell>
          <table:table-cell table:style-name="ce247" office:value-type="date" office:date-value="2016-12-18" calcext:value-type="date">
            <text:p>dim. 18 déc. 16</text:p>
          </table:table-cell>
          <table:table-cell table:style-name="ce247" office:value-type="date" office:date-value="2017-07-10" calcext:value-type="date">
            <text:p>lun. 10 juil. 17</text:p>
          </table:table-cell>
          <table:table-cell table:style-name="ce247" office:value-type="date" office:date-value="2022-12-17" calcext:value-type="date">
            <text:p>sam. 17 déc. 22</text:p>
          </table:table-cell>
          <table:table-cell table:style-name="ce247" office:value-type="date" office:date-value="2016-05-05" calcext:value-type="date">
            <text:p>jeu. 5 mai 16</text:p>
          </table:table-cell>
          <table:table-cell table:style-name="ce249" office:value-type="date" office:date-value="2017-07-07" calcext:value-type="date">
            <text:p>ven. 7 juil. 17</text:p>
          </table:table-cell>
          <table:table-cell table:style-name="ce249" office:value-type="date" office:date-value="2017-05-25" calcext:value-type="date">
            <text:p>jeu. 25 mai 17</text:p>
          </table:table-cell>
          <table:table-cell table:style-name="ce247" office:value-type="date" office:date-value="2017-07-01" calcext:value-type="date">
            <text:p>sam. 1 juil. 17</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7-05-02" calcext:value-type="date">
            <text:p>02/05/17</text:p>
          </table:table-cell>
          <table:table-cell table:style-name="ce234" office:value-type="date" office:date-value="2017-04-24" calcext:value-type="date">
            <text:p>24/04/17</text:p>
          </table:table-cell>
          <table:table-cell table:style-name="ce234" office:value-type="date" office:date-value="2017-04-18" calcext:value-type="date">
            <text:p>18/04/17</text:p>
          </table:table-cell>
          <table:table-cell table:style-name="ce234"/>
          <table:table-cell table:style-name="ce237" office:value-type="string" calcext:value-type="string">
            <text:p>rentrée</text:p>
          </table:table-cell>
          <table:table-cell table:style-name="ce240"/>
          <table:table-cell table:style-name="ce248" office:value-type="date" office:date-value="2017-05-02" calcext:value-type="date">
            <text:p>mar. 2 mai 17</text:p>
          </table:table-cell>
          <table:table-cell table:style-name="ce248" office:value-type="date" office:date-value="2017-04-24" calcext:value-type="date">
            <text:p>lun. 24 avr. 17</text:p>
          </table:table-cell>
          <table:table-cell table:style-name="ce248" office:value-type="date" office:date-value="2017-04-18" calcext:value-type="date">
            <text:p>mar. 18 avr. 17</text:p>
          </table:table-cell>
          <table:table-cell table:style-name="ce248" table:formula="of:=[.J33]+7" office:value-type="date" office:date-value="2026-08-03" calcext:value-type="date">
            <text:p>lun. 3 août 26</text:p>
          </table:table-cell>
          <table:table-cell table:style-name="ce248" table:formula="of:=[.K33]+7" office:value-type="date" office:date-value="2026-08-10" calcext:value-type="date">
            <text:p>lun. 10 août 26</text:p>
          </table:table-cell>
          <table:table-cell table:style-name="ce248" office:value-type="date" office:date-value="2017-09-05" calcext:value-type="date">
            <text:p>mar. 5 sept. 17</text:p>
          </table:table-cell>
          <table:table-cell table:style-name="ce248" office:value-type="date" office:date-value="2017-03-06" calcext:value-type="date">
            <text:p>lun. 6 mars 17</text:p>
          </table:table-cell>
          <table:table-cell table:style-name="ce248" office:value-type="date" office:date-value="2017-09-04" calcext:value-type="date">
            <text:p>lun. 4 sept. 17</text:p>
          </table:table-cell>
          <table:table-cell table:style-name="ce248" office:value-type="date" office:date-value="2017-01-03" calcext:value-type="date">
            <text:p>mar. 3 janv. 17</text:p>
          </table:table-cell>
          <table:table-cell table:style-name="ce248" office:value-type="date" office:date-value="2017-08-23" calcext:value-type="date">
            <text:p>mer. 23 août 17</text:p>
          </table:table-cell>
          <table:table-cell table:style-name="ce248" office:value-type="date" office:date-value="2023-02-13" calcext:value-type="date">
            <text:p>lun. 13 févr. 23</text:p>
          </table:table-cell>
          <table:table-cell table:style-name="ce248" office:value-type="date" office:date-value="2016-05-09" calcext:value-type="date">
            <text:p>lun. 9 mai 16</text:p>
          </table:table-cell>
          <table:table-cell table:style-name="ce249" office:value-type="date" office:date-value="2017-08-18" calcext:value-type="date">
            <text:p>ven. 18 août 17</text:p>
          </table:table-cell>
          <table:table-cell table:style-name="ce249" office:value-type="date" office:date-value="2017-05-29" calcext:value-type="date">
            <text:p>lun. 29 mai 17</text:p>
          </table:table-cell>
          <table:table-cell table:style-name="ce248" office:value-type="date" office:date-value="2017-09-01" calcext:value-type="date">
            <text:p>ven. 1 sept. 17</text:p>
          </table:table-cell>
          <table:table-cell table:style-name="ce237" table:number-columns-repeated="32"/>
          <table:table-cell table:style-name="ce273" table:number-columns-repeated="203"/>
          <table:table-cell table:style-name="ce275"/>
        </table:table-row>
        <table:table-row table:style-name="ro6">
          <table:table-cell table:style-name="ce233" office:value-type="date" office:date-value="2017-05-25" calcext:value-type="date">
            <text:p>25/05/17</text:p>
          </table:table-cell>
          <table:table-cell table:style-name="ce233" office:value-type="date" office:date-value="2017-05-25" calcext:value-type="date">
            <text:p>25/05/17</text:p>
          </table:table-cell>
          <table:table-cell table:style-name="ce233" office:value-type="date" office:date-value="2017-05-25" calcext:value-type="date">
            <text:p>25/05/17</text:p>
          </table:table-cell>
          <table:table-cell table:style-name="ce233"/>
          <table:table-cell table:style-name="ce200" office:value-type="string" calcext:value-type="string">
            <text:p>pont de l’Ascension</text:p>
          </table:table-cell>
          <table:table-cell table:style-name="ce239"/>
          <table:table-cell table:number-columns-repeated="3" table:style-name="ce247" office:value-type="date" office:date-value="2017-05-25" calcext:value-type="date">
            <text:p>jeu. 25 mai 17</text:p>
          </table:table-cell>
          <table:table-cell table:style-name="ce248" table:formula="of:=[.J34]+7" office:value-type="date" office:date-value="2026-08-10" calcext:value-type="date">
            <text:p>lun. 10 août 26</text:p>
          </table:table-cell>
          <table:table-cell table:style-name="ce248" table:formula="of:=[.K34]+7" office:value-type="date" office:date-value="2026-08-17" calcext:value-type="date">
            <text:p>lun. 17 août 26</text:p>
          </table:table-cell>
          <table:table-cell table:style-name="ce247" office:value-type="date" office:date-value="2017-10-22" calcext:value-type="date">
            <text:p>dim. 22 oct. 17</text:p>
          </table:table-cell>
          <table:table-cell table:style-name="ce247" office:value-type="date" office:date-value="2017-04-09" calcext:value-type="date">
            <text:p>dim. 9 avr. 17</text:p>
          </table:table-cell>
          <table:table-cell table:style-name="ce247" office:value-type="date" office:date-value="2017-10-22" calcext:value-type="date">
            <text:p>dim. 22 oct. 17</text:p>
          </table:table-cell>
          <table:table-cell table:style-name="ce247" office:value-type="date" office:date-value="2017-02-22" calcext:value-type="date">
            <text:p>mer. 22 févr. 17</text:p>
          </table:table-cell>
          <table:table-cell table:style-name="ce247" office:value-type="date" office:date-value="2017-10-08" calcext:value-type="date">
            <text:p>dim. 8 oct. 17</text:p>
          </table:table-cell>
          <table:table-cell table:style-name="ce247" office:value-type="date" office:date-value="2023-04-01" calcext:value-type="date">
            <text:p>sam. 1 avr. 23</text:p>
          </table:table-cell>
          <table:table-cell table:style-name="ce247" office:value-type="date" office:date-value="2016-06-23" calcext:value-type="date">
            <text:p>jeu. 23 juin 16</text:p>
          </table:table-cell>
          <table:table-cell table:style-name="ce247" office:value-type="date" office:date-value="2017-10-15" calcext:value-type="date">
            <text:p>dim. 15 oct. 17</text:p>
          </table:table-cell>
          <table:table-cell table:style-name="ce247" office:value-type="date" office:date-value="2017-07-06" calcext:value-type="date">
            <text:p>jeu. 6 juil. 17</text:p>
          </table:table-cell>
          <table:table-cell table:style-name="ce247" office:value-type="date" office:date-value="2017-10-30" calcext:value-type="date">
            <text:p>lun. 30 oct. 17</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7-05-29" calcext:value-type="date">
            <text:p>29/05/17</text:p>
          </table:table-cell>
          <table:table-cell table:style-name="ce234" office:value-type="date" office:date-value="2017-05-29" calcext:value-type="date">
            <text:p>29/05/17</text:p>
          </table:table-cell>
          <table:table-cell table:style-name="ce234" office:value-type="date" office:date-value="2017-05-29" calcext:value-type="date">
            <text:p>29/05/17</text:p>
          </table:table-cell>
          <table:table-cell table:style-name="ce234"/>
          <table:table-cell table:style-name="ce200" office:value-type="string" calcext:value-type="string">
            <text:p>rentrée</text:p>
          </table:table-cell>
          <table:table-cell table:style-name="ce240"/>
          <table:table-cell table:number-columns-repeated="3" table:style-name="ce248" office:value-type="date" office:date-value="2017-05-29" calcext:value-type="date">
            <text:p>lun. 29 mai 17</text:p>
          </table:table-cell>
          <table:table-cell table:style-name="ce248" table:formula="of:=[.J35]+7" office:value-type="date" office:date-value="2026-08-17" calcext:value-type="date">
            <text:p>lun. 17 août 26</text:p>
          </table:table-cell>
          <table:table-cell table:style-name="ce248" table:formula="of:=[.K35]+7" office:value-type="date" office:date-value="2026-08-24" calcext:value-type="date">
            <text:p>lun. 24 août 26</text:p>
          </table:table-cell>
          <table:table-cell table:style-name="ce248" office:value-type="date" office:date-value="2017-11-06" calcext:value-type="date">
            <text:p>lun. 6 nov. 17</text:p>
          </table:table-cell>
          <table:table-cell table:style-name="ce248" office:value-type="date" office:date-value="2017-04-24" calcext:value-type="date">
            <text:p>lun. 24 avr. 17</text:p>
          </table:table-cell>
          <table:table-cell table:style-name="ce248" office:value-type="date" office:date-value="2017-11-06" calcext:value-type="date">
            <text:p>lun. 6 nov. 17</text:p>
          </table:table-cell>
          <table:table-cell table:style-name="ce248" office:value-type="date" office:date-value="2017-03-07" calcext:value-type="date">
            <text:p>mar. 7 mars 17</text:p>
          </table:table-cell>
          <table:table-cell table:style-name="ce248" office:value-type="date" office:date-value="2017-10-23" calcext:value-type="date">
            <text:p>lun. 23 oct. 17</text:p>
          </table:table-cell>
          <table:table-cell table:style-name="ce248" office:value-type="date" office:date-value="2023-04-17" calcext:value-type="date">
            <text:p>lun. 17 avr. 23</text:p>
          </table:table-cell>
          <table:table-cell table:style-name="ce248" office:value-type="date" office:date-value="2016-08-10" calcext:value-type="date">
            <text:p>mer. 10 août 16</text:p>
          </table:table-cell>
          <table:table-cell table:style-name="ce248" office:value-type="date" office:date-value="2017-10-30" calcext:value-type="date">
            <text:p>lun. 30 oct. 17</text:p>
          </table:table-cell>
          <table:table-cell table:style-name="ce248" office:value-type="date" office:date-value="2017-09-05" calcext:value-type="date">
            <text:p>mar. 5 sept. 17</text:p>
          </table:table-cell>
          <table:table-cell table:style-name="ce248" office:value-type="date" office:date-value="2017-11-04" calcext:value-type="date">
            <text:p>sam. 4 nov. 17</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7-07-09" calcext:value-type="date">
            <text:p>09/07/17</text:p>
          </table:table-cell>
          <table:table-cell table:style-name="ce235" office:value-type="date" office:date-value="2017-07-09" calcext:value-type="date">
            <text:p>09/07/17</text:p>
          </table:table-cell>
          <table:table-cell table:style-name="ce235" office:value-type="date" office:date-value="2017-07-09" calcext:value-type="date">
            <text:p>09/07/17</text:p>
          </table:table-cell>
          <table:table-cell table:style-name="ce235"/>
          <table:table-cell table:style-name="ce236" office:value-type="string" calcext:value-type="string">
            <text:p>grandes vacances</text:p>
          </table:table-cell>
          <table:table-cell table:style-name="ce238"/>
          <table:table-cell table:number-columns-repeated="3" table:style-name="ce249" office:value-type="date" office:date-value="2017-07-09" calcext:value-type="date">
            <text:p>dim. 9 juil. 17</text:p>
          </table:table-cell>
          <table:table-cell table:style-name="ce248" table:formula="of:=[.J36]+7" office:value-type="date" office:date-value="2026-08-24" calcext:value-type="date">
            <text:p>lun. 24 août 26</text:p>
          </table:table-cell>
          <table:table-cell table:style-name="ce248" table:formula="of:=[.K36]+7" office:value-type="date" office:date-value="2026-08-31" calcext:value-type="date">
            <text:p>lun. 31 août 26</text:p>
          </table:table-cell>
          <table:table-cell table:style-name="ce249" office:value-type="date" office:date-value="2017-12-24" calcext:value-type="date">
            <text:p>dim. 24 déc. 17</text:p>
          </table:table-cell>
          <table:table-cell table:style-name="ce249" office:value-type="date" office:date-value="2017-07-07" calcext:value-type="date">
            <text:p>ven. 7 juil. 17</text:p>
          </table:table-cell>
          <table:table-cell table:style-name="ce249" office:value-type="date" office:date-value="2017-12-24" calcext:value-type="date">
            <text:p>dim. 24 déc. 17</text:p>
          </table:table-cell>
          <table:table-cell table:style-name="ce249" office:value-type="date" office:date-value="2017-04-09" calcext:value-type="date">
            <text:p>dim. 9 avr. 17</text:p>
          </table:table-cell>
          <table:table-cell table:style-name="ce249" office:value-type="date" office:date-value="2017-12-10" calcext:value-type="date">
            <text:p>dim. 10 déc. 17</text:p>
          </table:table-cell>
          <table:table-cell table:style-name="ce249" office:value-type="date" office:date-value="2023-06-03" calcext:value-type="date">
            <text:p>sam. 3 juin 23</text:p>
          </table:table-cell>
          <table:table-cell table:style-name="ce249" office:value-type="date" office:date-value="2016-09-18" calcext:value-type="date">
            <text:p>dim. 18 sept. 16</text:p>
          </table:table-cell>
          <table:table-cell table:style-name="ce247" office:value-type="date" office:date-value="2017-12-24" calcext:value-type="date">
            <text:p>dim. 24 déc. 17</text:p>
          </table:table-cell>
          <table:table-cell table:style-name="ce249" office:value-type="date" office:date-value="2017-10-25" calcext:value-type="date">
            <text:p>mer. 25 oct. 17</text:p>
          </table:table-cell>
          <table:table-cell table:style-name="ce249" office:value-type="date" office:date-value="2017-12-25" calcext:value-type="date">
            <text:p>lun. 25 déc. 17</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7-09-04" calcext:value-type="date">
            <text:p>04/09/17</text:p>
          </table:table-cell>
          <table:table-cell table:style-name="ce235" office:value-type="date" office:date-value="2017-09-04" calcext:value-type="date">
            <text:p>04/09/17</text:p>
          </table:table-cell>
          <table:table-cell table:style-name="ce235" office:value-type="date" office:date-value="2017-09-04" calcext:value-type="date">
            <text:p>04/09/17</text:p>
          </table:table-cell>
          <table:table-cell table:style-name="ce235"/>
          <table:table-cell table:style-name="ce237" office:value-type="string" calcext:value-type="string">
            <text:p>rentrée</text:p>
          </table:table-cell>
          <table:table-cell table:style-name="ce238"/>
          <table:table-cell table:number-columns-repeated="3" table:style-name="ce249" office:value-type="date" office:date-value="2017-09-04" calcext:value-type="date">
            <text:p>lun. 4 sept. 17</text:p>
          </table:table-cell>
          <table:table-cell table:style-name="ce248" table:formula="of:=[.J37]+7" office:value-type="date" office:date-value="2026-08-31" calcext:value-type="date">
            <text:p>lun. 31 août 26</text:p>
          </table:table-cell>
          <table:table-cell table:style-name="ce248" table:formula="of:=[.K37]+7" office:value-type="date" office:date-value="2026-09-07" calcext:value-type="date">
            <text:p>lun. 7 sept. 26</text:p>
          </table:table-cell>
          <table:table-cell table:style-name="ce249" office:value-type="date" office:date-value="2018-01-08" calcext:value-type="date">
            <text:p>lun. 8 janv. 18</text:p>
          </table:table-cell>
          <table:table-cell table:style-name="ce249" office:value-type="date" office:date-value="2017-09-04" calcext:value-type="date">
            <text:p>lun. 4 sept. 17</text:p>
          </table:table-cell>
          <table:table-cell table:style-name="ce249" office:value-type="date" office:date-value="2018-01-08" calcext:value-type="date">
            <text:p>lun. 8 janv. 18</text:p>
          </table:table-cell>
          <table:table-cell table:style-name="ce249" office:value-type="date" office:date-value="2017-04-24" calcext:value-type="date">
            <text:p>lun. 24 avr. 17</text:p>
          </table:table-cell>
          <table:table-cell table:style-name="ce249" office:value-type="date" office:date-value="2018-01-08" calcext:value-type="date">
            <text:p>lun. 8 janv. 18</text:p>
          </table:table-cell>
          <table:table-cell table:style-name="ce249" office:value-type="date" office:date-value="2023-06-19" calcext:value-type="date">
            <text:p>lun. 19 juin 23</text:p>
          </table:table-cell>
          <table:table-cell table:style-name="ce249" office:value-type="date" office:date-value="2016-09-26" calcext:value-type="date">
            <text:p>lun. 26 sept. 16</text:p>
          </table:table-cell>
          <table:table-cell table:style-name="ce248" office:value-type="date" office:date-value="2018-01-29" calcext:value-type="date">
            <text:p>lun. 29 janv. 18</text:p>
          </table:table-cell>
          <table:table-cell table:style-name="ce249" office:value-type="date" office:date-value="2017-11-06" calcext:value-type="date">
            <text:p>lun. 6 nov. 17</text:p>
          </table:table-cell>
          <table:table-cell table:style-name="ce249" office:value-type="date" office:date-value="2018-01-06" calcext:value-type="date">
            <text:p>sam. 6 janv. 18</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7-10-22" calcext:value-type="date">
            <text:p>22/10/17</text:p>
          </table:table-cell>
          <table:table-cell table:style-name="ce233" office:value-type="date" office:date-value="2017-10-22" calcext:value-type="date">
            <text:p>22/10/17</text:p>
          </table:table-cell>
          <table:table-cell table:style-name="ce233" office:value-type="date" office:date-value="2017-10-22" calcext:value-type="date">
            <text:p>22/10/17</text:p>
          </table:table-cell>
          <table:table-cell table:style-name="ce233"/>
          <table:table-cell table:style-name="ce200" office:value-type="string" calcext:value-type="string">
            <text:p>vacances de la Toussaint</text:p>
          </table:table-cell>
          <table:table-cell table:style-name="ce239"/>
          <table:table-cell table:number-columns-repeated="3" table:style-name="ce247" office:value-type="date" office:date-value="2017-10-22" calcext:value-type="date">
            <text:p>dim. 22 oct. 17</text:p>
          </table:table-cell>
          <table:table-cell table:style-name="ce248" table:formula="of:=[.J38]+7" office:value-type="date" office:date-value="2026-09-07" calcext:value-type="date">
            <text:p>lun. 7 sept. 26</text:p>
          </table:table-cell>
          <table:table-cell table:style-name="ce248" table:formula="of:=[.K38]+7" office:value-type="date" office:date-value="2026-09-14" calcext:value-type="date">
            <text:p>lun. 14 sept. 26</text:p>
          </table:table-cell>
          <table:table-cell table:style-name="ce247" office:value-type="date" office:date-value="2018-02-25" calcext:value-type="date">
            <text:p>dim. 25 févr. 18</text:p>
          </table:table-cell>
          <table:table-cell table:style-name="ce247" office:value-type="date" office:date-value="2017-10-26" calcext:value-type="date">
            <text:p>jeu. 26 oct. 17</text:p>
          </table:table-cell>
          <table:table-cell table:style-name="ce249" office:value-type="date" office:date-value="2018-02-11" calcext:value-type="date">
            <text:p>dim. 11 févr. 18</text:p>
          </table:table-cell>
          <table:table-cell table:style-name="ce247" office:value-type="date" office:date-value="2017-05-25" calcext:value-type="date">
            <text:p>jeu. 25 mai 17</text:p>
          </table:table-cell>
          <table:table-cell table:style-name="ce247" office:value-type="date" office:date-value="2018-02-25" calcext:value-type="date">
            <text:p>dim. 25 févr. 18</text:p>
          </table:table-cell>
          <table:table-cell table:style-name="ce247" office:value-type="date" office:date-value="2023-08-05" calcext:value-type="date">
            <text:p>sam. 5 août 23</text:p>
          </table:table-cell>
          <table:table-cell table:style-name="ce247" office:value-type="date" office:date-value="2016-10-30" calcext:value-type="date">
            <text:p>dim. 30 oct. 16</text:p>
          </table:table-cell>
          <table:table-cell table:style-name="ce249" office:value-type="date" office:date-value="2018-03-11" calcext:value-type="date">
            <text:p>dim. 11 mars 18</text:p>
          </table:table-cell>
          <table:table-cell table:style-name="ce247" office:value-type="date" office:date-value="2017-12-23" calcext:value-type="date">
            <text:p>sam. 23 déc. 17</text:p>
          </table:table-cell>
          <table:table-cell table:style-name="ce247" office:value-type="date" office:date-value="2018-02-12" calcext:value-type="date">
            <text:p>lun. 12 févr. 18</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7-11-06" calcext:value-type="date">
            <text:p>06/11/17</text:p>
          </table:table-cell>
          <table:table-cell table:style-name="ce234" office:value-type="date" office:date-value="2017-11-06" calcext:value-type="date">
            <text:p>06/11/17</text:p>
          </table:table-cell>
          <table:table-cell table:style-name="ce234" office:value-type="date" office:date-value="2017-11-06" calcext:value-type="date">
            <text:p>06/11/17</text:p>
          </table:table-cell>
          <table:table-cell table:style-name="ce234"/>
          <table:table-cell table:style-name="ce200" office:value-type="string" calcext:value-type="string">
            <text:p>rentrée</text:p>
          </table:table-cell>
          <table:table-cell table:style-name="ce240"/>
          <table:table-cell table:number-columns-repeated="3" table:style-name="ce248" office:value-type="date" office:date-value="2017-11-06" calcext:value-type="date">
            <text:p>lun. 6 nov. 17</text:p>
          </table:table-cell>
          <table:table-cell table:style-name="ce248" table:formula="of:=[.J39]+7" office:value-type="date" office:date-value="2026-09-14" calcext:value-type="date">
            <text:p>lun. 14 sept. 26</text:p>
          </table:table-cell>
          <table:table-cell table:style-name="ce248" table:formula="of:=[.K39]+7" office:value-type="date" office:date-value="2026-09-21" calcext:value-type="date">
            <text:p>lun. 21 sept. 26</text:p>
          </table:table-cell>
          <table:table-cell table:style-name="ce248" office:value-type="date" office:date-value="2018-03-12" calcext:value-type="date">
            <text:p>lun. 12 mars 18</text:p>
          </table:table-cell>
          <table:table-cell table:style-name="ce248" office:value-type="date" office:date-value="2017-11-06" calcext:value-type="date">
            <text:p>lun. 6 nov. 17</text:p>
          </table:table-cell>
          <table:table-cell table:style-name="ce249" office:value-type="date" office:date-value="2018-02-26" calcext:value-type="date">
            <text:p>lun. 26 févr. 18</text:p>
          </table:table-cell>
          <table:table-cell table:style-name="ce248" office:value-type="date" office:date-value="2017-05-29" calcext:value-type="date">
            <text:p>lun. 29 mai 17</text:p>
          </table:table-cell>
          <table:table-cell table:style-name="ce248" office:value-type="date" office:date-value="2018-03-12" calcext:value-type="date">
            <text:p>lun. 12 mars 18</text:p>
          </table:table-cell>
          <table:table-cell table:style-name="ce248" office:value-type="date" office:date-value="2023-08-21" calcext:value-type="date">
            <text:p>lun. 21 août 23</text:p>
          </table:table-cell>
          <table:table-cell table:style-name="ce248" office:value-type="date" office:date-value="2016-11-14" calcext:value-type="date">
            <text:p>lun. 14 nov. 16</text:p>
          </table:table-cell>
          <table:table-cell table:style-name="ce249" office:value-type="date" office:date-value="2018-03-26" calcext:value-type="date">
            <text:p>lun. 26 mars 18</text:p>
          </table:table-cell>
          <table:table-cell table:style-name="ce248" office:value-type="date" office:date-value="2018-01-08" calcext:value-type="date">
            <text:p>lun. 8 janv. 18</text:p>
          </table:table-cell>
          <table:table-cell table:style-name="ce248" office:value-type="date" office:date-value="2018-02-17" calcext:value-type="date">
            <text:p>sam. 17 févr. 18</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7-12-24" calcext:value-type="date">
            <text:p>24/12/17</text:p>
          </table:table-cell>
          <table:table-cell table:style-name="ce235" office:value-type="date" office:date-value="2017-12-24" calcext:value-type="date">
            <text:p>24/12/17</text:p>
          </table:table-cell>
          <table:table-cell table:style-name="ce235" office:value-type="date" office:date-value="2017-12-24" calcext:value-type="date">
            <text:p>24/12/17</text:p>
          </table:table-cell>
          <table:table-cell table:style-name="ce235"/>
          <table:table-cell table:style-name="ce236" office:value-type="string" calcext:value-type="string">
            <text:p>vacances de Noël</text:p>
          </table:table-cell>
          <table:table-cell table:style-name="ce238"/>
          <table:table-cell table:number-columns-repeated="3" table:style-name="ce249" office:value-type="date" office:date-value="2017-12-24" calcext:value-type="date">
            <text:p>dim. 24 déc. 17</text:p>
          </table:table-cell>
          <table:table-cell table:style-name="ce248" table:formula="of:=[.J40]+7" office:value-type="date" office:date-value="2026-09-21" calcext:value-type="date">
            <text:p>lun. 21 sept. 26</text:p>
          </table:table-cell>
          <table:table-cell table:style-name="ce248" table:formula="of:=[.K40]+7" office:value-type="date" office:date-value="2026-09-28" calcext:value-type="date">
            <text:p>lun. 28 sept. 26</text:p>
          </table:table-cell>
          <table:table-cell table:style-name="ce249" office:value-type="date" office:date-value="2018-04-22" calcext:value-type="date">
            <text:p>dim. 22 avr. 18</text:p>
          </table:table-cell>
          <table:table-cell table:style-name="ce249" office:value-type="date" office:date-value="2017-10-26" calcext:value-type="date">
            <text:p>jeu. 26 oct. 17</text:p>
          </table:table-cell>
          <table:table-cell table:style-name="ce247" office:value-type="date" office:date-value="2018-03-30" calcext:value-type="date">
            <text:p>ven. 30 mars 18</text:p>
          </table:table-cell>
          <table:table-cell table:style-name="ce249" office:value-type="date" office:date-value="2017-07-09" calcext:value-type="date">
            <text:p>dim. 9 juil. 17</text:p>
          </table:table-cell>
          <table:table-cell table:style-name="ce249" office:value-type="date" office:date-value="2018-05-06" calcext:value-type="date">
            <text:p>dim. 6 mai 18</text:p>
          </table:table-cell>
          <table:table-cell table:style-name="ce249" office:value-type="date" office:date-value="2023-10-07" calcext:value-type="date">
            <text:p>sam. 7 oct. 23</text:p>
          </table:table-cell>
          <table:table-cell table:style-name="ce249" office:value-type="date" office:date-value="2016-12-11" calcext:value-type="date">
            <text:p>dim. 11 déc. 16</text:p>
          </table:table-cell>
          <table:table-cell table:style-name="ce247" office:value-type="date" office:date-value="2018-05-06" calcext:value-type="date">
            <text:p>dim. 6 mai 18</text:p>
          </table:table-cell>
          <table:table-cell table:style-name="ce249" office:value-type="date" office:date-value="2018-02-24" calcext:value-type="date">
            <text:p>sam. 24 févr. 18</text:p>
          </table:table-cell>
          <table:table-cell table:style-name="ce249" office:value-type="date" office:date-value="2018-04-02" calcext:value-type="date">
            <text:p>lun. 2 avr. 18</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8-01-08" calcext:value-type="date">
            <text:p>08/01/18</text:p>
          </table:table-cell>
          <table:table-cell table:style-name="ce235" office:value-type="date" office:date-value="2018-01-08" calcext:value-type="date">
            <text:p>08/01/18</text:p>
          </table:table-cell>
          <table:table-cell table:style-name="ce235" office:value-type="date" office:date-value="2018-01-08" calcext:value-type="date">
            <text:p>08/01/18</text:p>
          </table:table-cell>
          <table:table-cell table:style-name="ce235"/>
          <table:table-cell table:style-name="ce237" office:value-type="string" calcext:value-type="string">
            <text:p>rentrée</text:p>
          </table:table-cell>
          <table:table-cell table:style-name="ce238"/>
          <table:table-cell table:number-columns-repeated="3" table:style-name="ce249" office:value-type="date" office:date-value="2018-01-08" calcext:value-type="date">
            <text:p>lun. 8 janv. 18</text:p>
          </table:table-cell>
          <table:table-cell table:style-name="ce248" table:formula="of:=[.J41]+7" office:value-type="date" office:date-value="2026-09-28" calcext:value-type="date">
            <text:p>lun. 28 sept. 26</text:p>
          </table:table-cell>
          <table:table-cell table:style-name="ce248" table:formula="of:=[.K41]+7" office:value-type="date" office:date-value="2026-10-05" calcext:value-type="date">
            <text:p>lun. 5 oct. 26</text:p>
          </table:table-cell>
          <table:table-cell table:style-name="ce249" office:value-type="date" office:date-value="2018-05-07" calcext:value-type="date">
            <text:p>lun. 7 mai 18</text:p>
          </table:table-cell>
          <table:table-cell table:style-name="ce249" office:value-type="date" office:date-value="2017-11-06" calcext:value-type="date">
            <text:p>lun. 6 nov. 17</text:p>
          </table:table-cell>
          <table:table-cell table:style-name="ce248" office:value-type="date" office:date-value="2018-04-16" calcext:value-type="date">
            <text:p>lun. 16 avr. 18</text:p>
          </table:table-cell>
          <table:table-cell table:style-name="ce249" office:value-type="date" office:date-value="2017-09-04" calcext:value-type="date">
            <text:p>lun. 4 sept. 17</text:p>
          </table:table-cell>
          <table:table-cell table:style-name="ce249" office:value-type="date" office:date-value="2018-05-14" calcext:value-type="date">
            <text:p>lun. 14 mai 18</text:p>
          </table:table-cell>
          <table:table-cell table:style-name="ce249" office:value-type="date" office:date-value="2023-10-23" calcext:value-type="date">
            <text:p>lun. 23 oct. 23</text:p>
          </table:table-cell>
          <table:table-cell table:style-name="ce249" office:value-type="date" office:date-value="2017-01-09" calcext:value-type="date">
            <text:p>lun. 9 janv. 17</text:p>
          </table:table-cell>
          <table:table-cell table:style-name="ce248" office:value-type="date" office:date-value="2018-05-17" calcext:value-type="date">
            <text:p>jeu. 17 mai 18</text:p>
          </table:table-cell>
          <table:table-cell table:style-name="ce249" office:value-type="date" office:date-value="2018-03-12" calcext:value-type="date">
            <text:p>lun. 12 mars 18</text:p>
          </table:table-cell>
          <table:table-cell table:style-name="ce249" office:value-type="date" office:date-value="2018-04-14" calcext:value-type="date">
            <text:p>sam. 14 avr. 18</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8-02-11" calcext:value-type="date">
            <text:p>11/02/18</text:p>
          </table:table-cell>
          <table:table-cell table:style-name="ce233" office:value-type="date" office:date-value="2018-02-25" calcext:value-type="date">
            <text:p>25/02/18</text:p>
          </table:table-cell>
          <table:table-cell table:style-name="ce233" office:value-type="date" office:date-value="2018-02-18" calcext:value-type="date">
            <text:p>18/02/18</text:p>
          </table:table-cell>
          <table:table-cell table:style-name="ce233"/>
          <table:table-cell table:style-name="ce200" office:value-type="string" calcext:value-type="string">
            <text:p>vacances d'hiver</text:p>
          </table:table-cell>
          <table:table-cell table:style-name="ce239"/>
          <table:table-cell table:style-name="ce247" office:value-type="date" office:date-value="2018-02-11" calcext:value-type="date">
            <text:p>dim. 11 févr. 18</text:p>
          </table:table-cell>
          <table:table-cell table:style-name="ce247" office:value-type="date" office:date-value="2018-02-25" calcext:value-type="date">
            <text:p>dim. 25 févr. 18</text:p>
          </table:table-cell>
          <table:table-cell table:style-name="ce247" office:value-type="date" office:date-value="2018-02-18" calcext:value-type="date">
            <text:p>dim. 18 févr. 18</text:p>
          </table:table-cell>
          <table:table-cell table:style-name="ce248" table:formula="of:=[.J42]+7" office:value-type="date" office:date-value="2026-10-05" calcext:value-type="date">
            <text:p>lun. 5 oct. 26</text:p>
          </table:table-cell>
          <table:table-cell table:style-name="ce248" table:formula="of:=[.K42]+7" office:value-type="date" office:date-value="2026-10-12" calcext:value-type="date">
            <text:p>lun. 12 oct. 26</text:p>
          </table:table-cell>
          <table:table-cell table:style-name="ce247" office:value-type="date" office:date-value="2018-07-08" calcext:value-type="date">
            <text:p>dim. 8 juil. 18</text:p>
          </table:table-cell>
          <table:table-cell table:style-name="ce247" office:value-type="date" office:date-value="2017-12-24" calcext:value-type="date">
            <text:p>dim. 24 déc. 17</text:p>
          </table:table-cell>
          <table:table-cell table:style-name="ce249" office:value-type="date" office:date-value="2018-07-08" calcext:value-type="date">
            <text:p>dim. 8 juil. 18</text:p>
          </table:table-cell>
          <table:table-cell table:style-name="ce247" office:value-type="date" office:date-value="2017-10-22" calcext:value-type="date">
            <text:p>dim. 22 oct. 17</text:p>
          </table:table-cell>
          <table:table-cell table:style-name="ce247" office:value-type="date" office:date-value="2018-07-09" calcext:value-type="date">
            <text:p>lun. 9 juil. 18</text:p>
          </table:table-cell>
          <table:table-cell table:style-name="ce247" office:value-type="date" office:date-value="2023-12-16" calcext:value-type="date">
            <text:p>sam. 16 déc. 23</text:p>
          </table:table-cell>
          <table:table-cell table:style-name="ce247" office:value-type="date" office:date-value="2017-02-12" calcext:value-type="date">
            <text:p>dim. 12 févr. 17</text:p>
          </table:table-cell>
          <table:table-cell table:style-name="ce249" office:value-type="date" office:date-value="2018-07-08" calcext:value-type="date">
            <text:p>dim. 8 juil. 18</text:p>
          </table:table-cell>
          <table:table-cell table:style-name="ce247" office:value-type="date" office:date-value="2018-04-28" calcext:value-type="date">
            <text:p>sam. 28 avr. 18</text:p>
          </table:table-cell>
          <table:table-cell table:style-name="ce247" office:value-type="date" office:date-value="2018-07-02" calcext:value-type="date">
            <text:p>lun. 2 juil. 18</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8-02-26" calcext:value-type="date">
            <text:p>26/02/18</text:p>
          </table:table-cell>
          <table:table-cell table:style-name="ce234" office:value-type="date" office:date-value="2018-03-12" calcext:value-type="date">
            <text:p>12/03/18</text:p>
          </table:table-cell>
          <table:table-cell table:style-name="ce234" office:value-type="date" office:date-value="2018-03-05" calcext:value-type="date">
            <text:p>05/03/18</text:p>
          </table:table-cell>
          <table:table-cell table:style-name="ce234"/>
          <table:table-cell table:style-name="ce237" office:value-type="string" calcext:value-type="string">
            <text:p>rentrée</text:p>
          </table:table-cell>
          <table:table-cell table:style-name="ce240"/>
          <table:table-cell table:style-name="ce248" office:value-type="date" office:date-value="2018-02-26" calcext:value-type="date">
            <text:p>lun. 26 févr. 18</text:p>
          </table:table-cell>
          <table:table-cell table:style-name="ce248" office:value-type="date" office:date-value="2018-03-12" calcext:value-type="date">
            <text:p>lun. 12 mars 18</text:p>
          </table:table-cell>
          <table:table-cell table:style-name="ce248" office:value-type="date" office:date-value="2018-03-05" calcext:value-type="date">
            <text:p>lun. 5 mars 18</text:p>
          </table:table-cell>
          <table:table-cell table:style-name="ce248" table:formula="of:=[.J43]+7" office:value-type="date" office:date-value="2026-10-12" calcext:value-type="date">
            <text:p>lun. 12 oct. 26</text:p>
          </table:table-cell>
          <table:table-cell table:style-name="ce248" table:formula="of:=[.K43]+7" office:value-type="date" office:date-value="2026-10-19" calcext:value-type="date">
            <text:p>lun. 19 oct. 26</text:p>
          </table:table-cell>
          <table:table-cell table:style-name="ce248" office:value-type="date" office:date-value="2018-09-05" calcext:value-type="date">
            <text:p>mer. 5 sept. 18</text:p>
          </table:table-cell>
          <table:table-cell table:style-name="ce248" office:value-type="date" office:date-value="2018-01-08" calcext:value-type="date">
            <text:p>lun. 8 janv. 18</text:p>
          </table:table-cell>
          <table:table-cell table:style-name="ce249" office:value-type="date" office:date-value="2018-09-03" calcext:value-type="date">
            <text:p>lun. 3 sept. 18</text:p>
          </table:table-cell>
          <table:table-cell table:style-name="ce248" office:value-type="date" office:date-value="2017-11-06" calcext:value-type="date">
            <text:p>lun. 6 nov. 17</text:p>
          </table:table-cell>
          <table:table-cell table:style-name="ce248" office:value-type="date" office:date-value="2018-08-23" calcext:value-type="date">
            <text:p>jeu. 23 août 18</text:p>
          </table:table-cell>
          <table:table-cell table:style-name="ce248" office:value-type="date" office:date-value="2024-02-12" calcext:value-type="date">
            <text:p>lun. 12 févr. 24</text:p>
          </table:table-cell>
          <table:table-cell table:style-name="ce248" office:value-type="date" office:date-value="2017-02-20" calcext:value-type="date">
            <text:p>lun. 20 févr. 17</text:p>
          </table:table-cell>
          <table:table-cell table:style-name="ce249" office:value-type="date" office:date-value="2018-08-17" calcext:value-type="date">
            <text:p>ven. 17 août 18</text:p>
          </table:table-cell>
          <table:table-cell table:style-name="ce248" office:value-type="date" office:date-value="2018-05-14" calcext:value-type="date">
            <text:p>lun. 14 mai 18</text:p>
          </table:table-cell>
          <table:table-cell table:style-name="ce248" office:value-type="date" office:date-value="2018-09-03" calcext:value-type="date">
            <text:p>lun. 3 sept. 18</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8-04-08" calcext:value-type="date">
            <text:p>08/04/18</text:p>
          </table:table-cell>
          <table:table-cell table:style-name="ce235" office:value-type="date" office:date-value="2018-04-22" calcext:value-type="date">
            <text:p>22/04/18</text:p>
          </table:table-cell>
          <table:table-cell table:style-name="ce235" office:value-type="date" office:date-value="2018-04-15" calcext:value-type="date">
            <text:p>15/04/18</text:p>
          </table:table-cell>
          <table:table-cell table:style-name="ce235"/>
          <table:table-cell table:style-name="ce200" office:value-type="string" calcext:value-type="string">
            <text:p>vacances de Pâques</text:p>
          </table:table-cell>
          <table:table-cell table:style-name="ce238"/>
          <table:table-cell table:style-name="ce249" office:value-type="date" office:date-value="2018-04-08" calcext:value-type="date">
            <text:p>dim. 8 avr. 18</text:p>
          </table:table-cell>
          <table:table-cell table:style-name="ce249" office:value-type="date" office:date-value="2018-04-22" calcext:value-type="date">
            <text:p>dim. 22 avr. 18</text:p>
          </table:table-cell>
          <table:table-cell table:style-name="ce249" office:value-type="date" office:date-value="2018-04-15" calcext:value-type="date">
            <text:p>dim. 15 avr. 18</text:p>
          </table:table-cell>
          <table:table-cell table:style-name="ce248" table:formula="of:=[.J44]+7" office:value-type="date" office:date-value="2026-10-19" calcext:value-type="date">
            <text:p>lun. 19 oct. 26</text:p>
          </table:table-cell>
          <table:table-cell table:style-name="ce248" table:formula="of:=[.K44]+7" office:value-type="date" office:date-value="2026-10-26" calcext:value-type="date">
            <text:p>lun. 26 oct. 26</text:p>
          </table:table-cell>
          <table:table-cell table:style-name="ce249" office:value-type="date" office:date-value="2018-10-24" calcext:value-type="date">
            <text:p>mer. 24 oct. 18</text:p>
          </table:table-cell>
          <table:table-cell table:style-name="ce249" office:value-type="date" office:date-value="2018-02-09" calcext:value-type="date">
            <text:p>ven. 9 févr. 18</text:p>
          </table:table-cell>
          <table:table-cell table:style-name="ce247" office:value-type="date" office:date-value="2018-10-21" calcext:value-type="date">
            <text:p>dim. 21 oct. 18</text:p>
          </table:table-cell>
          <table:table-cell table:style-name="ce249" office:value-type="date" office:date-value="2017-12-21" calcext:value-type="date">
            <text:p>jeu. 21 déc. 17</text:p>
          </table:table-cell>
          <table:table-cell table:style-name="ce249" office:value-type="date" office:date-value="2018-10-08" calcext:value-type="date">
            <text:p>lun. 8 oct. 18</text:p>
          </table:table-cell>
          <table:table-cell table:style-name="ce249" office:value-type="date" office:date-value="2024-03-30" calcext:value-type="date">
            <text:p>sam. 30 mars 24</text:p>
          </table:table-cell>
          <table:table-cell table:style-name="ce249" office:value-type="date" office:date-value="2017-03-26" calcext:value-type="date">
            <text:p>dim. 26 mars 17</text:p>
          </table:table-cell>
          <table:table-cell table:style-name="ce247" office:value-type="date" office:date-value="2018-10-14" calcext:value-type="date">
            <text:p>dim. 14 oct. 18</text:p>
          </table:table-cell>
          <table:table-cell table:style-name="ce249" office:value-type="date" office:date-value="2018-06-30" calcext:value-type="date">
            <text:p>sam. 30 juin 18</text:p>
          </table:table-cell>
          <table:table-cell table:style-name="ce249" office:value-type="date" office:date-value="2018-10-29" calcext:value-type="date">
            <text:p>lun. 29 oct. 18</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8-04-23" calcext:value-type="date">
            <text:p>23/04/18</text:p>
          </table:table-cell>
          <table:table-cell table:style-name="ce235" office:value-type="date" office:date-value="2018-05-07" calcext:value-type="date">
            <text:p>07/05/18</text:p>
          </table:table-cell>
          <table:table-cell table:style-name="ce235" office:value-type="date" office:date-value="2018-04-30" calcext:value-type="date">
            <text:p>30/04/18</text:p>
          </table:table-cell>
          <table:table-cell table:style-name="ce235"/>
          <table:table-cell table:style-name="ce200" office:value-type="string" calcext:value-type="string">
            <text:p>rentrée</text:p>
          </table:table-cell>
          <table:table-cell table:style-name="ce238"/>
          <table:table-cell table:style-name="ce249" office:value-type="date" office:date-value="2018-04-23" calcext:value-type="date">
            <text:p>lun. 23 avr. 18</text:p>
          </table:table-cell>
          <table:table-cell table:style-name="ce249" office:value-type="date" office:date-value="2018-05-07" calcext:value-type="date">
            <text:p>lun. 7 mai 18</text:p>
          </table:table-cell>
          <table:table-cell table:style-name="ce249" office:value-type="date" office:date-value="2018-04-30" calcext:value-type="date">
            <text:p>lun. 30 avr. 18</text:p>
          </table:table-cell>
          <table:table-cell table:style-name="ce248" table:formula="of:=[.J45]+7" office:value-type="date" office:date-value="2026-10-26" calcext:value-type="date">
            <text:p>lun. 26 oct. 26</text:p>
          </table:table-cell>
          <table:table-cell table:style-name="ce248" table:formula="of:=[.K45]+7" office:value-type="date" office:date-value="2026-11-02" calcext:value-type="date">
            <text:p>lun. 2 nov. 26</text:p>
          </table:table-cell>
          <table:table-cell table:style-name="ce249" office:value-type="date" office:date-value="2018-11-05" calcext:value-type="date">
            <text:p>lun. 5 nov. 18</text:p>
          </table:table-cell>
          <table:table-cell table:style-name="ce249" office:value-type="date" office:date-value="2018-02-22" calcext:value-type="date">
            <text:p>jeu. 22 févr. 18</text:p>
          </table:table-cell>
          <table:table-cell table:style-name="ce248" office:value-type="date" office:date-value="2018-11-05" calcext:value-type="date">
            <text:p>lun. 5 nov. 18</text:p>
          </table:table-cell>
          <table:table-cell table:style-name="ce249" office:value-type="date" office:date-value="2018-01-04" calcext:value-type="date">
            <text:p>jeu. 4 janv. 18</text:p>
          </table:table-cell>
          <table:table-cell table:style-name="ce249" office:value-type="date" office:date-value="2018-10-22" calcext:value-type="date">
            <text:p>lun. 22 oct. 18</text:p>
          </table:table-cell>
          <table:table-cell table:style-name="ce249" office:value-type="date" office:date-value="2024-04-15" calcext:value-type="date">
            <text:p>lun. 15 avr. 24</text:p>
          </table:table-cell>
          <table:table-cell table:style-name="ce249" office:value-type="date" office:date-value="2017-04-10" calcext:value-type="date">
            <text:p>lun. 10 avr. 17</text:p>
          </table:table-cell>
          <table:table-cell table:style-name="ce248" office:value-type="date" office:date-value="2018-10-29" calcext:value-type="date">
            <text:p>lun. 29 oct. 18</text:p>
          </table:table-cell>
          <table:table-cell table:style-name="ce249" office:value-type="date" office:date-value="2018-09-07" calcext:value-type="date">
            <text:p>ven. 7 sept. 18</text:p>
          </table:table-cell>
          <table:table-cell table:style-name="ce249" office:value-type="date" office:date-value="2018-11-03" calcext:value-type="date">
            <text:p>sam. 3 nov. 18</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8-07-08" calcext:value-type="date">
            <text:p>08/07/18</text:p>
          </table:table-cell>
          <table:table-cell table:style-name="ce233" office:value-type="date" office:date-value="2018-07-08" calcext:value-type="date">
            <text:p>08/07/18</text:p>
          </table:table-cell>
          <table:table-cell table:style-name="ce233" office:value-type="date" office:date-value="2018-07-08" calcext:value-type="date">
            <text:p>08/07/18</text:p>
          </table:table-cell>
          <table:table-cell table:style-name="ce233"/>
          <table:table-cell table:style-name="ce236" office:value-type="string" calcext:value-type="string">
            <text:p>grandes vacances</text:p>
          </table:table-cell>
          <table:table-cell table:style-name="ce239"/>
          <table:table-cell table:number-columns-repeated="3" table:style-name="ce247" office:value-type="date" office:date-value="2018-07-08" calcext:value-type="date">
            <text:p>dim. 8 juil. 18</text:p>
          </table:table-cell>
          <table:table-cell table:style-name="ce248" table:formula="of:=[.J46]+7" office:value-type="date" office:date-value="2026-11-02" calcext:value-type="date">
            <text:p>lun. 2 nov. 26</text:p>
          </table:table-cell>
          <table:table-cell table:style-name="ce248" table:formula="of:=[.K46]+7" office:value-type="date" office:date-value="2026-11-09" calcext:value-type="date">
            <text:p>lun. 9 nov. 26</text:p>
          </table:table-cell>
          <table:table-cell table:style-name="ce247" office:value-type="date" office:date-value="2018-12-23" calcext:value-type="date">
            <text:p>dim. 23 déc. 18</text:p>
          </table:table-cell>
          <table:table-cell table:style-name="ce247" office:value-type="date" office:date-value="2018-03-25" calcext:value-type="date">
            <text:p>dim. 25 mars 18</text:p>
          </table:table-cell>
          <table:table-cell table:style-name="ce249" office:value-type="date" office:date-value="2018-12-23" calcext:value-type="date">
            <text:p>dim. 23 déc. 18</text:p>
          </table:table-cell>
          <table:table-cell table:style-name="ce247" office:value-type="date" office:date-value="2018-02-08" calcext:value-type="date">
            <text:p>jeu. 8 févr. 18</text:p>
          </table:table-cell>
          <table:table-cell table:style-name="ce247" office:value-type="date" office:date-value="2018-12-10" calcext:value-type="date">
            <text:p>lun. 10 déc. 18</text:p>
          </table:table-cell>
          <table:table-cell table:style-name="ce247" office:value-type="date" office:date-value="2024-06-01" calcext:value-type="date">
            <text:p>sam. 1 juin 24</text:p>
          </table:table-cell>
          <table:table-cell table:style-name="ce247" office:value-type="date" office:date-value="2017-04-14" calcext:value-type="date">
            <text:p>ven. 14 avr. 17</text:p>
          </table:table-cell>
          <table:table-cell table:style-name="ce249" office:value-type="date" office:date-value="2018-12-23" calcext:value-type="date">
            <text:p>dim. 23 déc. 18</text:p>
          </table:table-cell>
          <table:table-cell table:style-name="ce247" office:value-type="date" office:date-value="2018-10-27" calcext:value-type="date">
            <text:p>sam. 27 oct. 18</text:p>
          </table:table-cell>
          <table:table-cell table:style-name="ce247" office:value-type="date" office:date-value="2018-12-24" calcext:value-type="date">
            <text:p>lun. 24 déc. 18</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8-09-03" calcext:value-type="date">
            <text:p>03/09/18</text:p>
          </table:table-cell>
          <table:table-cell table:style-name="ce234" office:value-type="date" office:date-value="2018-09-03" calcext:value-type="date">
            <text:p>03/09/18</text:p>
          </table:table-cell>
          <table:table-cell table:style-name="ce234" office:value-type="date" office:date-value="2018-09-03" calcext:value-type="date">
            <text:p>03/09/18</text:p>
          </table:table-cell>
          <table:table-cell table:style-name="ce234"/>
          <table:table-cell table:style-name="ce237" office:value-type="string" calcext:value-type="string">
            <text:p>rentrée</text:p>
          </table:table-cell>
          <table:table-cell table:style-name="ce240"/>
          <table:table-cell table:number-columns-repeated="3" table:style-name="ce248" office:value-type="date" office:date-value="2018-09-03" calcext:value-type="date">
            <text:p>lun. 3 sept. 18</text:p>
          </table:table-cell>
          <table:table-cell table:style-name="ce248" table:formula="of:=[.J47]+7" office:value-type="date" office:date-value="2026-11-09" calcext:value-type="date">
            <text:p>lun. 9 nov. 26</text:p>
          </table:table-cell>
          <table:table-cell table:style-name="ce248" table:formula="of:=[.K47]+7" office:value-type="date" office:date-value="2026-11-16" calcext:value-type="date">
            <text:p>lun. 16 nov. 26</text:p>
          </table:table-cell>
          <table:table-cell table:style-name="ce248" office:value-type="date" office:date-value="2019-01-07" calcext:value-type="date">
            <text:p>lun. 7 janv. 19</text:p>
          </table:table-cell>
          <table:table-cell table:style-name="ce248" office:value-type="date" office:date-value="2018-04-09" calcext:value-type="date">
            <text:p>lun. 9 avr. 18</text:p>
          </table:table-cell>
          <table:table-cell table:style-name="ce249" office:value-type="date" office:date-value="2019-01-07" calcext:value-type="date">
            <text:p>lun. 7 janv. 19</text:p>
          </table:table-cell>
          <table:table-cell table:style-name="ce248" office:value-type="date" office:date-value="2018-02-19" calcext:value-type="date">
            <text:p>lun. 19 févr. 18</text:p>
          </table:table-cell>
          <table:table-cell table:style-name="ce248" office:value-type="date" office:date-value="2019-01-07" calcext:value-type="date">
            <text:p>lun. 7 janv. 19</text:p>
          </table:table-cell>
          <table:table-cell table:style-name="ce248" office:value-type="date" office:date-value="2024-06-17" calcext:value-type="date">
            <text:p>lun. 17 juin 24</text:p>
          </table:table-cell>
          <table:table-cell table:style-name="ce248" office:value-type="date" office:date-value="2017-04-18" calcext:value-type="date">
            <text:p>mar. 18 avr. 17</text:p>
          </table:table-cell>
          <table:table-cell table:style-name="ce249" office:value-type="date" office:date-value="2019-01-28" calcext:value-type="date">
            <text:p>lun. 28 janv. 19</text:p>
          </table:table-cell>
          <table:table-cell table:style-name="ce248" office:value-type="date" office:date-value="2018-11-05" calcext:value-type="date">
            <text:p>lun. 5 nov. 18</text:p>
          </table:table-cell>
          <table:table-cell table:style-name="ce248" office:value-type="date" office:date-value="2019-01-05" calcext:value-type="date">
            <text:p>sam. 5 janv. 19</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8-10-21" calcext:value-type="date">
            <text:p>21/10/18</text:p>
          </table:table-cell>
          <table:table-cell table:style-name="ce235" office:value-type="date" office:date-value="2018-10-21" calcext:value-type="date">
            <text:p>21/10/18</text:p>
          </table:table-cell>
          <table:table-cell table:style-name="ce235" office:value-type="date" office:date-value="2018-10-21" calcext:value-type="date">
            <text:p>21/10/18</text:p>
          </table:table-cell>
          <table:table-cell table:style-name="ce235"/>
          <table:table-cell table:style-name="ce200"/>
          <table:table-cell table:style-name="ce238"/>
          <table:table-cell table:number-columns-repeated="3" table:style-name="ce249" office:value-type="date" office:date-value="2018-10-21" calcext:value-type="date">
            <text:p>dim. 21 oct. 18</text:p>
          </table:table-cell>
          <table:table-cell table:style-name="ce248" table:formula="of:=[.J48]+7" office:value-type="date" office:date-value="2026-11-16" calcext:value-type="date">
            <text:p>lun. 16 nov. 26</text:p>
          </table:table-cell>
          <table:table-cell table:style-name="ce248" table:formula="of:=[.K48]+7" office:value-type="date" office:date-value="2026-11-23" calcext:value-type="date">
            <text:p>lun. 23 nov. 26</text:p>
          </table:table-cell>
          <table:table-cell table:style-name="ce249" office:value-type="date" office:date-value="2019-02-24" calcext:value-type="date">
            <text:p>dim. 24 févr. 19</text:p>
          </table:table-cell>
          <table:table-cell table:style-name="ce249" office:value-type="date" office:date-value="2018-07-07" calcext:value-type="date">
            <text:p>sam. 7 juil. 18</text:p>
          </table:table-cell>
          <table:table-cell table:style-name="ce247" office:value-type="date" office:date-value="2019-02-24" calcext:value-type="date">
            <text:p>dim. 24 févr. 19</text:p>
          </table:table-cell>
          <table:table-cell table:style-name="ce249" office:value-type="date" office:date-value="2018-03-25" calcext:value-type="date">
            <text:p>dim. 25 mars 18</text:p>
          </table:table-cell>
          <table:table-cell table:style-name="ce249" office:value-type="date" office:date-value="2019-02-25" calcext:value-type="date">
            <text:p>lun. 25 févr. 19</text:p>
          </table:table-cell>
          <table:table-cell table:style-name="ce249" office:value-type="date" office:date-value="2024-08-03" calcext:value-type="date">
            <text:p>sam. 3 août 24</text:p>
          </table:table-cell>
          <table:table-cell table:style-name="ce249" office:value-type="date" office:date-value="2017-05-25" calcext:value-type="date">
            <text:p>jeu. 25 mai 17</text:p>
          </table:table-cell>
          <table:table-cell table:style-name="ce247" office:value-type="date" office:date-value="2019-03-10" calcext:value-type="date">
            <text:p>dim. 10 mars 19</text:p>
          </table:table-cell>
          <table:table-cell table:style-name="ce249" office:value-type="date" office:date-value="2018-12-22" calcext:value-type="date">
            <text:p>sam. 22 déc. 18</text:p>
          </table:table-cell>
          <table:table-cell table:style-name="ce249" office:value-type="date" office:date-value="2019-03-04" calcext:value-type="date">
            <text:p>lun. 4 mars 19</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8-11-05" calcext:value-type="date">
            <text:p>05/11/18</text:p>
          </table:table-cell>
          <table:table-cell table:style-name="ce235" office:value-type="date" office:date-value="2018-11-05" calcext:value-type="date">
            <text:p>05/11/18</text:p>
          </table:table-cell>
          <table:table-cell table:style-name="ce235" office:value-type="date" office:date-value="2018-11-05" calcext:value-type="date">
            <text:p>05/11/18</text:p>
          </table:table-cell>
          <table:table-cell table:style-name="ce235"/>
          <table:table-cell table:style-name="ce200"/>
          <table:table-cell table:style-name="ce238"/>
          <table:table-cell table:number-columns-repeated="3" table:style-name="ce249" office:value-type="date" office:date-value="2018-11-05" calcext:value-type="date">
            <text:p>lun. 5 nov. 18</text:p>
          </table:table-cell>
          <table:table-cell table:style-name="ce248" table:formula="of:=[.J49]+7" office:value-type="date" office:date-value="2026-11-23" calcext:value-type="date">
            <text:p>lun. 23 nov. 26</text:p>
          </table:table-cell>
          <table:table-cell table:style-name="ce248" table:formula="of:=[.K49]+7" office:value-type="date" office:date-value="2026-11-30" calcext:value-type="date">
            <text:p>lun. 30 nov. 26</text:p>
          </table:table-cell>
          <table:table-cell table:style-name="ce249" office:value-type="date" office:date-value="2019-03-11" calcext:value-type="date">
            <text:p>lun. 11 mars 19</text:p>
          </table:table-cell>
          <table:table-cell table:style-name="ce249" office:value-type="date" office:date-value="2018-09-04" calcext:value-type="date">
            <text:p>mar. 4 sept. 18</text:p>
          </table:table-cell>
          <table:table-cell table:style-name="ce249" office:value-type="date" office:date-value="2019-03-11" calcext:value-type="date">
            <text:p>lun. 11 mars 19</text:p>
          </table:table-cell>
          <table:table-cell table:style-name="ce249" office:value-type="date" office:date-value="2018-04-09" calcext:value-type="date">
            <text:p>lun. 9 avr. 18</text:p>
          </table:table-cell>
          <table:table-cell table:style-name="ce249" office:value-type="date" office:date-value="2019-03-11" calcext:value-type="date">
            <text:p>lun. 11 mars 19</text:p>
          </table:table-cell>
          <table:table-cell table:style-name="ce249" office:value-type="date" office:date-value="2024-08-19" calcext:value-type="date">
            <text:p>lun. 19 août 24</text:p>
          </table:table-cell>
          <table:table-cell table:style-name="ce249" office:value-type="date" office:date-value="2017-05-29" calcext:value-type="date">
            <text:p>lun. 29 mai 17</text:p>
          </table:table-cell>
          <table:table-cell table:style-name="ce248" office:value-type="date" office:date-value="2019-03-25" calcext:value-type="date">
            <text:p>lun. 25 mars 19</text:p>
          </table:table-cell>
          <table:table-cell table:style-name="ce249" office:value-type="date" office:date-value="2019-01-07" calcext:value-type="date">
            <text:p>lun. 7 janv. 19</text:p>
          </table:table-cell>
          <table:table-cell table:style-name="ce249" office:value-type="date" office:date-value="2019-03-09" calcext:value-type="date">
            <text:p>sam. 9 mars 19</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8-12-23" calcext:value-type="date">
            <text:p>23/12/18</text:p>
          </table:table-cell>
          <table:table-cell table:style-name="ce233" office:value-type="date" office:date-value="2018-12-23" calcext:value-type="date">
            <text:p>23/12/18</text:p>
          </table:table-cell>
          <table:table-cell table:style-name="ce233" office:value-type="date" office:date-value="2018-12-23" calcext:value-type="date">
            <text:p>23/12/18</text:p>
          </table:table-cell>
          <table:table-cell table:style-name="ce233"/>
          <table:table-cell table:style-name="ce236"/>
          <table:table-cell table:style-name="ce239"/>
          <table:table-cell table:number-columns-repeated="3" table:style-name="ce247" office:value-type="date" office:date-value="2018-12-23" calcext:value-type="date">
            <text:p>dim. 23 déc. 18</text:p>
          </table:table-cell>
          <table:table-cell table:style-name="ce248" table:formula="of:=[.J50]+7" office:value-type="date" office:date-value="2026-11-30" calcext:value-type="date">
            <text:p>lun. 30 nov. 26</text:p>
          </table:table-cell>
          <table:table-cell table:style-name="ce248" table:formula="of:=[.K50]+7" office:value-type="date" office:date-value="2026-12-07" calcext:value-type="date">
            <text:p>lun. 7 déc. 26</text:p>
          </table:table-cell>
          <table:table-cell table:style-name="ce247" office:value-type="date" office:date-value="2019-04-21" calcext:value-type="date">
            <text:p>dim. 21 avr. 19</text:p>
          </table:table-cell>
          <table:table-cell table:style-name="ce247" office:value-type="date" office:date-value="2018-10-21" calcext:value-type="date">
            <text:p>dim. 21 oct. 18</text:p>
          </table:table-cell>
          <table:table-cell table:style-name="ce247" office:value-type="date" office:date-value="2019-04-19" calcext:value-type="date">
            <text:p>ven. 19 avr. 19</text:p>
          </table:table-cell>
          <table:table-cell table:style-name="ce247" office:value-type="date" office:date-value="2018-05-08" calcext:value-type="date">
            <text:p>mar. 8 mai 18</text:p>
          </table:table-cell>
          <table:table-cell table:style-name="ce247" office:value-type="date" office:date-value="2019-04-29" calcext:value-type="date">
            <text:p>lun. 29 avr. 19</text:p>
          </table:table-cell>
          <table:table-cell table:style-name="ce247" office:value-type="date" office:date-value="2024-10-05" calcext:value-type="date">
            <text:p>sam. 5 oct. 24</text:p>
          </table:table-cell>
          <table:table-cell table:style-name="ce247" office:value-type="date" office:date-value="2017-06-28" calcext:value-type="date">
            <text:p>mer. 28 juin 17</text:p>
          </table:table-cell>
          <table:table-cell table:style-name="ce249" office:value-type="date" office:date-value="2019-05-08" calcext:value-type="date">
            <text:p>mer. 8 mai 19</text:p>
          </table:table-cell>
          <table:table-cell table:style-name="ce247" office:value-type="date" office:date-value="2019-02-16" calcext:value-type="date">
            <text:p>sam. 16 févr. 19</text:p>
          </table:table-cell>
          <table:table-cell table:style-name="ce247" office:value-type="date" office:date-value="2019-04-15" calcext:value-type="date">
            <text:p>lun. 15 avr. 19</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9-01-07" calcext:value-type="date">
            <text:p>07/01/19</text:p>
          </table:table-cell>
          <table:table-cell table:style-name="ce234" office:value-type="date" office:date-value="2019-01-07" calcext:value-type="date">
            <text:p>07/01/19</text:p>
          </table:table-cell>
          <table:table-cell table:style-name="ce234" office:value-type="date" office:date-value="2019-01-07" calcext:value-type="date">
            <text:p>07/01/19</text:p>
          </table:table-cell>
          <table:table-cell table:style-name="ce234"/>
          <table:table-cell table:style-name="ce237"/>
          <table:table-cell table:style-name="ce240"/>
          <table:table-cell table:number-columns-repeated="3" table:style-name="ce248" office:value-type="date" office:date-value="2019-01-07" calcext:value-type="date">
            <text:p>lun. 7 janv. 19</text:p>
          </table:table-cell>
          <table:table-cell table:style-name="ce248" table:formula="of:=[.J51]+7" office:value-type="date" office:date-value="2026-12-07" calcext:value-type="date">
            <text:p>lun. 7 déc. 26</text:p>
          </table:table-cell>
          <table:table-cell table:style-name="ce248" table:formula="of:=[.K51]+7" office:value-type="date" office:date-value="2026-12-14" calcext:value-type="date">
            <text:p>lun. 14 déc. 26</text:p>
          </table:table-cell>
          <table:table-cell table:style-name="ce248" office:value-type="date" office:date-value="2019-05-06" calcext:value-type="date">
            <text:p>lun. 6 mai 19</text:p>
          </table:table-cell>
          <table:table-cell table:style-name="ce248" office:value-type="date" office:date-value="2018-11-05" calcext:value-type="date">
            <text:p>lun. 5 nov. 18</text:p>
          </table:table-cell>
          <table:table-cell table:style-name="ce248" office:value-type="date" office:date-value="2019-05-06" calcext:value-type="date">
            <text:p>lun. 6 mai 19</text:p>
          </table:table-cell>
          <table:table-cell table:style-name="ce248" office:value-type="date" office:date-value="2018-05-14" calcext:value-type="date">
            <text:p>lun. 14 mai 18</text:p>
          </table:table-cell>
          <table:table-cell table:style-name="ce248" office:value-type="date" office:date-value="2019-05-06" calcext:value-type="date">
            <text:p>lun. 6 mai 19</text:p>
          </table:table-cell>
          <table:table-cell table:style-name="ce248" office:value-type="date" office:date-value="2024-10-21" calcext:value-type="date">
            <text:p>lun. 21 oct. 24</text:p>
          </table:table-cell>
          <table:table-cell table:style-name="ce248" office:value-type="date" office:date-value="2017-08-17" calcext:value-type="date">
            <text:p>jeu. 17 août 17</text:p>
          </table:table-cell>
          <table:table-cell table:style-name="ce249" office:value-type="date" office:date-value="2019-05-20" calcext:value-type="date">
            <text:p>lun. 20 mai 19</text:p>
          </table:table-cell>
          <table:table-cell table:style-name="ce248" office:value-type="date" office:date-value="2019-03-04" calcext:value-type="date">
            <text:p>lun. 4 mars 19</text:p>
          </table:table-cell>
          <table:table-cell table:style-name="ce248" office:value-type="date" office:date-value="2019-04-27" calcext:value-type="date">
            <text:p>sam. 27 avr. 19</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9-02-17" calcext:value-type="date">
            <text:p>17/02/19</text:p>
          </table:table-cell>
          <table:table-cell table:style-name="ce235" office:value-type="date" office:date-value="2019-02-10" calcext:value-type="date">
            <text:p>10/02/19</text:p>
          </table:table-cell>
          <table:table-cell table:style-name="ce235" office:value-type="date" office:date-value="2019-02-24" calcext:value-type="date">
            <text:p>24/02/19</text:p>
          </table:table-cell>
          <table:table-cell table:style-name="ce235"/>
          <table:table-cell table:style-name="ce200"/>
          <table:table-cell table:style-name="ce238"/>
          <table:table-cell table:style-name="ce249" office:value-type="date" office:date-value="2019-02-17" calcext:value-type="date">
            <text:p>dim. 17 févr. 19</text:p>
          </table:table-cell>
          <table:table-cell table:style-name="ce249" office:value-type="date" office:date-value="2019-02-10" calcext:value-type="date">
            <text:p>dim. 10 févr. 19</text:p>
          </table:table-cell>
          <table:table-cell table:style-name="ce249" office:value-type="date" office:date-value="2019-02-24" calcext:value-type="date">
            <text:p>dim. 24 févr. 19</text:p>
          </table:table-cell>
          <table:table-cell table:style-name="ce248" table:formula="of:=[.J52]+7" office:value-type="date" office:date-value="2026-12-14" calcext:value-type="date">
            <text:p>lun. 14 déc. 26</text:p>
          </table:table-cell>
          <table:table-cell table:style-name="ce248" table:formula="of:=[.K52]+7" office:value-type="date" office:date-value="2026-12-21" calcext:value-type="date">
            <text:p>lun. 21 déc. 26</text:p>
          </table:table-cell>
          <table:table-cell table:style-name="ce249" office:value-type="date" office:date-value="2019-05-30" calcext:value-type="date">
            <text:p>jeu. 30 mai 19</text:p>
          </table:table-cell>
          <table:table-cell table:style-name="ce249" office:value-type="date" office:date-value="2018-12-23" calcext:value-type="date">
            <text:p>dim. 23 déc. 18</text:p>
          </table:table-cell>
          <table:table-cell table:style-name="ce249" office:value-type="date" office:date-value="2019-05-30" calcext:value-type="date">
            <text:p>jeu. 30 mai 19</text:p>
          </table:table-cell>
          <table:table-cell table:style-name="ce249" office:value-type="date" office:date-value="2018-07-08" calcext:value-type="date">
            <text:p>dim. 8 juil. 18</text:p>
          </table:table-cell>
          <table:table-cell table:style-name="ce249" office:value-type="date" office:date-value="2019-07-08" calcext:value-type="date">
            <text:p>lun. 8 juil. 19</text:p>
          </table:table-cell>
          <table:table-cell table:style-name="ce249" office:value-type="date" office:date-value="2024-12-14" calcext:value-type="date">
            <text:p>sam. 14 déc. 24</text:p>
          </table:table-cell>
          <table:table-cell table:style-name="ce249" office:value-type="date" office:date-value="2017-09-16" calcext:value-type="date">
            <text:p>sam. 16 sept. 17</text:p>
          </table:table-cell>
          <table:table-cell table:style-name="ce247" office:value-type="date" office:date-value="2019-07-07" calcext:value-type="date">
            <text:p>dim. 7 juil. 19</text:p>
          </table:table-cell>
          <table:table-cell table:style-name="ce249" office:value-type="date" office:date-value="2019-04-20" calcext:value-type="date">
            <text:p>sam. 20 avr. 19</text:p>
          </table:table-cell>
          <table:table-cell table:style-name="ce249" office:value-type="date" office:date-value="2019-07-01" calcext:value-type="date">
            <text:p>lun. 1 juil. 19</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9-03-04" calcext:value-type="date">
            <text:p>04/03/19</text:p>
          </table:table-cell>
          <table:table-cell table:style-name="ce235" office:value-type="date" office:date-value="2019-02-25" calcext:value-type="date">
            <text:p>25/02/19</text:p>
          </table:table-cell>
          <table:table-cell table:style-name="ce235" office:value-type="date" office:date-value="2019-03-11" calcext:value-type="date">
            <text:p>11/03/19</text:p>
          </table:table-cell>
          <table:table-cell table:style-name="ce235"/>
          <table:table-cell table:style-name="ce200"/>
          <table:table-cell table:style-name="ce238"/>
          <table:table-cell table:style-name="ce249" office:value-type="date" office:date-value="2019-03-04" calcext:value-type="date">
            <text:p>lun. 4 mars 19</text:p>
          </table:table-cell>
          <table:table-cell table:style-name="ce249" office:value-type="date" office:date-value="2019-02-25" calcext:value-type="date">
            <text:p>lun. 25 févr. 19</text:p>
          </table:table-cell>
          <table:table-cell table:style-name="ce249" office:value-type="date" office:date-value="2019-03-11" calcext:value-type="date">
            <text:p>lun. 11 mars 19</text:p>
          </table:table-cell>
          <table:table-cell table:style-name="ce248" table:formula="of:=[.J53]+7" office:value-type="date" office:date-value="2026-12-21" calcext:value-type="date">
            <text:p>lun. 21 déc. 26</text:p>
          </table:table-cell>
          <table:table-cell table:style-name="ce248" table:formula="of:=[.K53]+7" office:value-type="date" office:date-value="2026-12-28" calcext:value-type="date">
            <text:p>lun. 28 déc. 26</text:p>
          </table:table-cell>
          <table:table-cell table:style-name="ce249" office:value-type="date" office:date-value="2019-06-03" calcext:value-type="date">
            <text:p>lun. 3 juin 19</text:p>
          </table:table-cell>
          <table:table-cell table:style-name="ce249" office:value-type="date" office:date-value="2019-01-07" calcext:value-type="date">
            <text:p>lun. 7 janv. 19</text:p>
          </table:table-cell>
          <table:table-cell table:style-name="ce249" office:value-type="date" office:date-value="2019-06-03" calcext:value-type="date">
            <text:p>lun. 3 juin 19</text:p>
          </table:table-cell>
          <table:table-cell table:style-name="ce249" office:value-type="date" office:date-value="2018-09-03" calcext:value-type="date">
            <text:p>lun. 3 sept. 18</text:p>
          </table:table-cell>
          <table:table-cell table:style-name="ce249" office:value-type="date" office:date-value="2019-08-23" calcext:value-type="date">
            <text:p>ven. 23 août 19</text:p>
          </table:table-cell>
          <table:table-cell table:style-name="ce249" office:value-type="date" office:date-value="2025-02-17" calcext:value-type="date">
            <text:p>lun. 17 févr. 25</text:p>
          </table:table-cell>
          <table:table-cell table:style-name="ce249" office:value-type="date" office:date-value="2017-09-25" calcext:value-type="date">
            <text:p>lun. 25 sept. 17</text:p>
          </table:table-cell>
          <table:table-cell table:style-name="ce248" office:value-type="date" office:date-value="2019-08-16" calcext:value-type="date">
            <text:p>ven. 16 août 19</text:p>
          </table:table-cell>
          <table:table-cell table:style-name="ce249" office:value-type="date" office:date-value="2019-05-06" calcext:value-type="date">
            <text:p>lun. 6 mai 19</text:p>
          </table:table-cell>
          <table:table-cell table:style-name="ce249" office:value-type="date" office:date-value="2019-09-02" calcext:value-type="date">
            <text:p>lun. 2 sept. 19</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9-04-14" calcext:value-type="date">
            <text:p>14/04/19</text:p>
          </table:table-cell>
          <table:table-cell table:style-name="ce233" office:value-type="date" office:date-value="2019-04-07" calcext:value-type="date">
            <text:p>07/04/19</text:p>
          </table:table-cell>
          <table:table-cell table:style-name="ce233" office:value-type="date" office:date-value="2019-04-21" calcext:value-type="date">
            <text:p>21/04/19</text:p>
          </table:table-cell>
          <table:table-cell table:style-name="ce233"/>
          <table:table-cell table:style-name="ce236"/>
          <table:table-cell table:style-name="ce239"/>
          <table:table-cell table:style-name="ce247" office:value-type="date" office:date-value="2019-04-14" calcext:value-type="date">
            <text:p>dim. 14 avr. 19</text:p>
          </table:table-cell>
          <table:table-cell table:style-name="ce247" office:value-type="date" office:date-value="2019-04-07" calcext:value-type="date">
            <text:p>dim. 7 avr. 19</text:p>
          </table:table-cell>
          <table:table-cell table:style-name="ce247" office:value-type="date" office:date-value="2019-04-21" calcext:value-type="date">
            <text:p>dim. 21 avr. 19</text:p>
          </table:table-cell>
          <table:table-cell table:style-name="ce248" table:formula="of:=[.J54]+7" office:value-type="date" office:date-value="2026-12-28" calcext:value-type="date">
            <text:p>lun. 28 déc. 26</text:p>
          </table:table-cell>
          <table:table-cell table:style-name="ce248" table:formula="of:=[.K54]+7" office:value-type="date" office:date-value="2027-01-04" calcext:value-type="date">
            <text:p>lun. 4 janv. 27</text:p>
          </table:table-cell>
          <table:table-cell table:style-name="ce247" office:value-type="date" office:date-value="2019-07-07" calcext:value-type="date">
            <text:p>dim. 7 juil. 19</text:p>
          </table:table-cell>
          <table:table-cell table:style-name="ce247" office:value-type="date" office:date-value="2019-02-24" calcext:value-type="date">
            <text:p>dim. 24 févr. 19</text:p>
          </table:table-cell>
          <table:table-cell table:style-name="ce247" office:value-type="date" office:date-value="2019-07-09" calcext:value-type="date">
            <text:p>mar. 9 juil. 19</text:p>
          </table:table-cell>
          <table:table-cell table:style-name="ce247" office:value-type="date" office:date-value="2018-10-21" calcext:value-type="date">
            <text:p>dim. 21 oct. 18</text:p>
          </table:table-cell>
          <table:table-cell table:style-name="ce247" office:value-type="date" office:date-value="2019-10-14" calcext:value-type="date">
            <text:p>lun. 14 oct. 19</text:p>
          </table:table-cell>
          <table:table-cell table:style-name="ce247" office:value-type="date" office:date-value="2025-04-05" calcext:value-type="date">
            <text:p>sam. 5 avr. 25</text:p>
          </table:table-cell>
          <table:table-cell table:style-name="ce247" office:value-type="date" office:date-value="2017-10-28" calcext:value-type="date">
            <text:p>sam. 28 oct. 17</text:p>
          </table:table-cell>
          <table:table-cell table:style-name="ce249" office:value-type="date" office:date-value="2019-10-13" calcext:value-type="date">
            <text:p>dim. 13 oct. 19</text:p>
          </table:table-cell>
          <table:table-cell table:style-name="ce247" office:value-type="date" office:date-value="2019-07-04" calcext:value-type="date">
            <text:p>jeu. 4 juil. 19</text:p>
          </table:table-cell>
          <table:table-cell table:style-name="ce247" office:value-type="date" office:date-value="2019-10-28" calcext:value-type="date">
            <text:p>lun. 28 oct. 19</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9-04-29" calcext:value-type="date">
            <text:p>29/04/19</text:p>
          </table:table-cell>
          <table:table-cell table:style-name="ce234" office:value-type="date" office:date-value="2019-04-23" calcext:value-type="date">
            <text:p>23/04/19</text:p>
          </table:table-cell>
          <table:table-cell table:style-name="ce234" office:value-type="date" office:date-value="2019-05-06" calcext:value-type="date">
            <text:p>06/05/19</text:p>
          </table:table-cell>
          <table:table-cell table:style-name="ce234"/>
          <table:table-cell table:style-name="ce237"/>
          <table:table-cell table:style-name="ce240"/>
          <table:table-cell table:style-name="ce248" office:value-type="date" office:date-value="2019-04-29" calcext:value-type="date">
            <text:p>lun. 29 avr. 19</text:p>
          </table:table-cell>
          <table:table-cell table:style-name="ce248" office:value-type="date" office:date-value="2019-04-23" calcext:value-type="date">
            <text:p>mar. 23 avr. 19</text:p>
          </table:table-cell>
          <table:table-cell table:style-name="ce248" office:value-type="date" office:date-value="2019-05-06" calcext:value-type="date">
            <text:p>lun. 6 mai 19</text:p>
          </table:table-cell>
          <table:table-cell table:style-name="ce248" table:formula="of:=[.J55]+7" office:value-type="date" office:date-value="2027-01-04" calcext:value-type="date">
            <text:p>lun. 4 janv. 27</text:p>
          </table:table-cell>
          <table:table-cell table:style-name="ce248" table:formula="of:=[.K55]+7" office:value-type="date" office:date-value="2027-01-11" calcext:value-type="date">
            <text:p>lun. 11 janv. 27</text:p>
          </table:table-cell>
          <table:table-cell table:style-name="ce248" office:value-type="date" office:date-value="2019-09-03" calcext:value-type="date">
            <text:p>mar. 3 sept. 19</text:p>
          </table:table-cell>
          <table:table-cell table:style-name="ce248" office:value-type="date" office:date-value="2019-03-11" calcext:value-type="date">
            <text:p>lun. 11 mars 19</text:p>
          </table:table-cell>
          <table:table-cell table:style-name="ce248" office:value-type="date" office:date-value="2019-09-02" calcext:value-type="date">
            <text:p>lun. 2 sept. 19</text:p>
          </table:table-cell>
          <table:table-cell table:style-name="ce248" office:value-type="date" office:date-value="2018-11-05" calcext:value-type="date">
            <text:p>lun. 5 nov. 18</text:p>
          </table:table-cell>
          <table:table-cell table:style-name="ce248" office:value-type="date" office:date-value="2019-10-28" calcext:value-type="date">
            <text:p>lun. 28 oct. 19</text:p>
          </table:table-cell>
          <table:table-cell table:style-name="ce248" office:value-type="date" office:date-value="2025-04-21" calcext:value-type="date">
            <text:p>lun. 21 avr. 25</text:p>
          </table:table-cell>
          <table:table-cell table:style-name="ce248" office:value-type="date" office:date-value="2017-11-13" calcext:value-type="date">
            <text:p>lun. 13 nov. 17</text:p>
          </table:table-cell>
          <table:table-cell table:style-name="ce249" office:value-type="date" office:date-value="2019-10-28" calcext:value-type="date">
            <text:p>lun. 28 oct. 19</text:p>
          </table:table-cell>
          <table:table-cell table:style-name="ce248" office:value-type="date" office:date-value="2019-09-05" calcext:value-type="date">
            <text:p>jeu. 5 sept. 19</text:p>
          </table:table-cell>
          <table:table-cell table:style-name="ce248" office:value-type="date" office:date-value="2019-11-02" calcext:value-type="date">
            <text:p>sam. 2 nov. 19</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9-05-30" calcext:value-type="date">
            <text:p>30/05/19</text:p>
          </table:table-cell>
          <table:table-cell table:style-name="ce235" office:value-type="date" office:date-value="2019-05-30" calcext:value-type="date">
            <text:p>30/05/19</text:p>
          </table:table-cell>
          <table:table-cell table:style-name="ce235" office:value-type="date" office:date-value="2019-05-30" calcext:value-type="date">
            <text:p>30/05/19</text:p>
          </table:table-cell>
          <table:table-cell table:style-name="ce235"/>
          <table:table-cell table:style-name="ce200"/>
          <table:table-cell table:style-name="ce238"/>
          <table:table-cell table:number-columns-repeated="3" table:style-name="ce249" office:value-type="date" office:date-value="2019-05-30" calcext:value-type="date">
            <text:p>jeu. 30 mai 19</text:p>
          </table:table-cell>
          <table:table-cell table:style-name="ce248" table:number-columns-repeated="2"/>
          <table:table-cell table:style-name="ce249" office:value-type="date" office:date-value="2019-10-20" calcext:value-type="date">
            <text:p>dim. 20 oct. 19</text:p>
          </table:table-cell>
          <table:table-cell table:style-name="ce249" office:value-type="date" office:date-value="2019-04-19" calcext:value-type="date">
            <text:p>ven. 19 avr. 19</text:p>
          </table:table-cell>
          <table:table-cell table:style-name="ce249" office:value-type="date" office:date-value="2019-10-20" calcext:value-type="date">
            <text:p>dim. 20 oct. 19</text:p>
          </table:table-cell>
          <table:table-cell table:style-name="ce249" office:value-type="date" office:date-value="2018-12-23" calcext:value-type="date">
            <text:p>dim. 23 déc. 18</text:p>
          </table:table-cell>
          <table:table-cell table:style-name="ce249" office:value-type="date" office:date-value="2019-12-16" calcext:value-type="date">
            <text:p>lun. 16 déc. 19</text:p>
          </table:table-cell>
          <table:table-cell table:style-name="ce249" office:value-type="date" office:date-value="2025-06-07" calcext:value-type="date">
            <text:p>sam. 7 juin 25</text:p>
          </table:table-cell>
          <table:table-cell table:style-name="ce249" office:value-type="date" office:date-value="2017-12-16" calcext:value-type="date">
            <text:p>sam. 16 déc. 17</text:p>
          </table:table-cell>
          <table:table-cell table:style-name="ce247" office:value-type="date" office:date-value="2019-12-20" calcext:value-type="date">
            <text:p>ven. 20 déc. 19</text:p>
          </table:table-cell>
          <table:table-cell table:style-name="ce249" office:value-type="date" office:date-value="2019-10-26" calcext:value-type="date">
            <text:p>sam. 26 oct. 19</text:p>
          </table:table-cell>
          <table:table-cell table:style-name="ce249" office:value-type="date" office:date-value="2019-12-23" calcext:value-type="date">
            <text:p>lun. 23 déc. 19</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9-06-03" calcext:value-type="date">
            <text:p>03/06/19</text:p>
          </table:table-cell>
          <table:table-cell table:style-name="ce235" office:value-type="date" office:date-value="2019-06-03" calcext:value-type="date">
            <text:p>03/06/19</text:p>
          </table:table-cell>
          <table:table-cell table:style-name="ce235" office:value-type="date" office:date-value="2019-06-03" calcext:value-type="date">
            <text:p>03/06/19</text:p>
          </table:table-cell>
          <table:table-cell table:style-name="ce235"/>
          <table:table-cell table:style-name="ce200"/>
          <table:table-cell table:style-name="ce238"/>
          <table:table-cell table:number-columns-repeated="3" table:style-name="ce249" office:value-type="date" office:date-value="2019-06-03" calcext:value-type="date">
            <text:p>lun. 3 juin 19</text:p>
          </table:table-cell>
          <table:table-cell table:style-name="ce248" table:number-columns-repeated="2"/>
          <table:table-cell table:style-name="ce249" office:value-type="date" office:date-value="2019-11-04" calcext:value-type="date">
            <text:p>lun. 4 nov. 19</text:p>
          </table:table-cell>
          <table:table-cell table:style-name="ce249" office:value-type="date" office:date-value="2019-05-02" calcext:value-type="date">
            <text:p>jeu. 2 mai 19</text:p>
          </table:table-cell>
          <table:table-cell table:style-name="ce249" office:value-type="date" office:date-value="2019-11-04" calcext:value-type="date">
            <text:p>lun. 4 nov. 19</text:p>
          </table:table-cell>
          <table:table-cell table:style-name="ce249" office:value-type="date" office:date-value="2019-01-07" calcext:value-type="date">
            <text:p>lun. 7 janv. 19</text:p>
          </table:table-cell>
          <table:table-cell table:style-name="ce249" office:value-type="date" office:date-value="2020-01-13" calcext:value-type="date">
            <text:p>lun. 13 janv. 20</text:p>
          </table:table-cell>
          <table:table-cell table:style-name="ce249" office:value-type="date" office:date-value="2025-06-23" calcext:value-type="date">
            <text:p>lun. 23 juin 25</text:p>
          </table:table-cell>
          <table:table-cell table:style-name="ce249" office:value-type="date" office:date-value="2018-01-15" calcext:value-type="date">
            <text:p>lun. 15 janv. 18</text:p>
          </table:table-cell>
          <table:table-cell table:style-name="ce248" office:value-type="date" office:date-value="2020-01-27" calcext:value-type="date">
            <text:p>lun. 27 janv. 20</text:p>
          </table:table-cell>
          <table:table-cell table:style-name="ce249" office:value-type="date" office:date-value="2019-11-06" calcext:value-type="date">
            <text:p>mer. 6 nov. 19</text:p>
          </table:table-cell>
          <table:table-cell table:style-name="ce249" office:value-type="date" office:date-value="2020-01-04" calcext:value-type="date">
            <text:p>sam. 4 janv. 20</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9-07-07" calcext:value-type="date">
            <text:p>07/07/19</text:p>
          </table:table-cell>
          <table:table-cell table:style-name="ce233" office:value-type="date" office:date-value="2019-07-07" calcext:value-type="date">
            <text:p>07/07/19</text:p>
          </table:table-cell>
          <table:table-cell table:style-name="ce233" office:value-type="date" office:date-value="2019-07-07" calcext:value-type="date">
            <text:p>07/07/19</text:p>
          </table:table-cell>
          <table:table-cell table:style-name="ce233"/>
          <table:table-cell table:style-name="ce236"/>
          <table:table-cell table:style-name="ce239"/>
          <table:table-cell table:number-columns-repeated="3" table:style-name="ce247" office:value-type="date" office:date-value="2019-07-07" calcext:value-type="date">
            <text:p>dim. 7 juil. 19</text:p>
          </table:table-cell>
          <table:table-cell table:style-name="ce248" table:number-columns-repeated="2"/>
          <table:table-cell table:style-name="ce247" office:value-type="date" office:date-value="2019-12-22" calcext:value-type="date">
            <text:p>dim. 22 déc. 19</text:p>
          </table:table-cell>
          <table:table-cell table:style-name="ce247" office:value-type="date" office:date-value="2019-07-07" calcext:value-type="date">
            <text:p>dim. 7 juil. 19</text:p>
          </table:table-cell>
          <table:table-cell table:style-name="ce247" office:value-type="date" office:date-value="2019-12-22" calcext:value-type="date">
            <text:p>dim. 22 déc. 19</text:p>
          </table:table-cell>
          <table:table-cell table:style-name="ce247" office:value-type="date" office:date-value="2019-02-24" calcext:value-type="date">
            <text:p>dim. 24 févr. 19</text:p>
          </table:table-cell>
          <table:table-cell table:style-name="ce247" office:value-type="date" office:date-value="2020-03-02" calcext:value-type="date">
            <text:p>lun. 2 mars 20</text:p>
          </table:table-cell>
          <table:table-cell table:style-name="ce247" office:value-type="date" office:date-value="2025-08-09" calcext:value-type="date">
            <text:p>sam. 9 août 25</text:p>
          </table:table-cell>
          <table:table-cell table:style-name="ce247" office:value-type="date" office:date-value="2018-02-17" calcext:value-type="date">
            <text:p>sam. 17 févr. 18</text:p>
          </table:table-cell>
          <table:table-cell table:style-name="ce249" office:value-type="date" office:date-value="2020-03-08" calcext:value-type="date">
            <text:p>dim. 8 mars 20</text:p>
          </table:table-cell>
          <table:table-cell table:style-name="ce247" office:value-type="date" office:date-value="2019-12-21" calcext:value-type="date">
            <text:p>sam. 21 déc. 19</text:p>
          </table:table-cell>
          <table:table-cell table:style-name="ce247" office:value-type="date" office:date-value="2020-02-24" calcext:value-type="date">
            <text:p>lun. 24 févr. 20</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19-09-02" calcext:value-type="date">
            <text:p>02/09/19</text:p>
          </table:table-cell>
          <table:table-cell table:style-name="ce234" office:value-type="date" office:date-value="2019-09-02" calcext:value-type="date">
            <text:p>02/09/19</text:p>
          </table:table-cell>
          <table:table-cell table:style-name="ce234" office:value-type="date" office:date-value="2019-09-02" calcext:value-type="date">
            <text:p>02/09/19</text:p>
          </table:table-cell>
          <table:table-cell table:style-name="ce234"/>
          <table:table-cell table:style-name="ce237"/>
          <table:table-cell table:style-name="ce240"/>
          <table:table-cell table:number-columns-repeated="3" table:style-name="ce248" office:value-type="date" office:date-value="2019-09-02" calcext:value-type="date">
            <text:p>lun. 2 sept. 19</text:p>
          </table:table-cell>
          <table:table-cell table:style-name="ce248" table:number-columns-repeated="2"/>
          <table:table-cell table:style-name="ce248" office:value-type="date" office:date-value="2020-01-06" calcext:value-type="date">
            <text:p>lun. 6 janv. 20</text:p>
          </table:table-cell>
          <table:table-cell table:style-name="ce248" office:value-type="date" office:date-value="2019-09-02" calcext:value-type="date">
            <text:p>lun. 2 sept. 19</text:p>
          </table:table-cell>
          <table:table-cell table:style-name="ce248" office:value-type="date" office:date-value="2020-01-06" calcext:value-type="date">
            <text:p>lun. 6 janv. 20</text:p>
          </table:table-cell>
          <table:table-cell table:style-name="ce248" office:value-type="date" office:date-value="2019-03-11" calcext:value-type="date">
            <text:p>lun. 11 mars 19</text:p>
          </table:table-cell>
          <table:table-cell table:style-name="ce248" office:value-type="date" office:date-value="2020-03-16" calcext:value-type="date">
            <text:p>lun. 16 mars 20</text:p>
          </table:table-cell>
          <table:table-cell table:style-name="ce248" office:value-type="date" office:date-value="2025-08-25" calcext:value-type="date">
            <text:p>lun. 25 août 25</text:p>
          </table:table-cell>
          <table:table-cell table:style-name="ce248" office:value-type="date" office:date-value="2018-02-26" calcext:value-type="date">
            <text:p>lun. 26 févr. 18</text:p>
          </table:table-cell>
          <table:table-cell table:style-name="ce249" office:value-type="date" office:date-value="2020-03-23" calcext:value-type="date">
            <text:p>lun. 23 mars 20</text:p>
          </table:table-cell>
          <table:table-cell table:style-name="ce248" office:value-type="date" office:date-value="2020-01-06" calcext:value-type="date">
            <text:p>lun. 6 janv. 20</text:p>
          </table:table-cell>
          <table:table-cell table:style-name="ce248" office:value-type="date" office:date-value="2020-02-29" calcext:value-type="date">
            <text:p>sam. 29 févr. 20</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19-10-20" calcext:value-type="date">
            <text:p>20/10/19</text:p>
          </table:table-cell>
          <table:table-cell table:style-name="ce235" office:value-type="date" office:date-value="2019-10-20" calcext:value-type="date">
            <text:p>20/10/19</text:p>
          </table:table-cell>
          <table:table-cell table:style-name="ce235" office:value-type="date" office:date-value="2019-10-20" calcext:value-type="date">
            <text:p>20/10/19</text:p>
          </table:table-cell>
          <table:table-cell table:style-name="ce235"/>
          <table:table-cell table:style-name="ce200"/>
          <table:table-cell table:style-name="ce238"/>
          <table:table-cell table:number-columns-repeated="3" table:style-name="ce249" office:value-type="date" office:date-value="2019-10-20" calcext:value-type="date">
            <text:p>dim. 20 oct. 19</text:p>
          </table:table-cell>
          <table:table-cell table:style-name="ce248" table:number-columns-repeated="2"/>
          <table:table-cell table:style-name="ce249" office:value-type="date" office:date-value="2020-02-16" calcext:value-type="date">
            <text:p>dim. 16 févr. 20</text:p>
          </table:table-cell>
          <table:table-cell table:style-name="ce249" office:value-type="date" office:date-value="2019-10-20" calcext:value-type="date">
            <text:p>dim. 20 oct. 19</text:p>
          </table:table-cell>
          <table:table-cell table:style-name="ce249" office:value-type="date" office:date-value="2020-02-20" calcext:value-type="date">
            <text:p>jeu. 20 févr. 20</text:p>
          </table:table-cell>
          <table:table-cell table:style-name="ce249" office:value-type="date" office:date-value="2019-04-14" calcext:value-type="date">
            <text:p>dim. 14 avr. 19</text:p>
          </table:table-cell>
          <table:table-cell table:style-name="ce249" office:value-type="date" office:date-value="2020-05-04" calcext:value-type="date">
            <text:p>lun. 4 mai 20</text:p>
          </table:table-cell>
          <table:table-cell table:style-name="ce249" office:value-type="date" office:date-value="2025-10-11" calcext:value-type="date">
            <text:p>sam. 11 oct. 25</text:p>
          </table:table-cell>
          <table:table-cell table:style-name="ce249" office:value-type="date" office:date-value="2018-03-30" calcext:value-type="date">
            <text:p>ven. 30 mars 18</text:p>
          </table:table-cell>
          <table:table-cell table:style-name="ce247" office:value-type="date" office:date-value="2020-05-01" calcext:value-type="date">
            <text:p>ven. 1 mai 20</text:p>
          </table:table-cell>
          <table:table-cell table:style-name="ce249" office:value-type="date" office:date-value="2020-02-22" calcext:value-type="date">
            <text:p>sam. 22 févr. 20</text:p>
          </table:table-cell>
          <table:table-cell table:style-name="ce249" office:value-type="date" office:date-value="2020-04-06" calcext:value-type="date">
            <text:p>lun. 6 avr. 20</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19-11-04" calcext:value-type="date">
            <text:p>04/11/19</text:p>
          </table:table-cell>
          <table:table-cell table:style-name="ce235" office:value-type="date" office:date-value="2019-11-04" calcext:value-type="date">
            <text:p>04/11/19</text:p>
          </table:table-cell>
          <table:table-cell table:style-name="ce235" office:value-type="date" office:date-value="2019-11-04" calcext:value-type="date">
            <text:p>04/11/19</text:p>
          </table:table-cell>
          <table:table-cell table:style-name="ce235"/>
          <table:table-cell table:style-name="ce200"/>
          <table:table-cell table:style-name="ce238"/>
          <table:table-cell table:number-columns-repeated="3" table:style-name="ce249" office:value-type="date" office:date-value="2019-11-04" calcext:value-type="date">
            <text:p>lun. 4 nov. 19</text:p>
          </table:table-cell>
          <table:table-cell table:style-name="ce248" table:number-columns-repeated="2"/>
          <table:table-cell table:style-name="ce249" office:value-type="date" office:date-value="2020-03-02" calcext:value-type="date">
            <text:p>lun. 2 mars 20</text:p>
          </table:table-cell>
          <table:table-cell table:style-name="ce249" office:value-type="date" office:date-value="2019-11-04" calcext:value-type="date">
            <text:p>lun. 4 nov. 19</text:p>
          </table:table-cell>
          <table:table-cell table:style-name="ce249" office:value-type="date" office:date-value="2020-03-02" calcext:value-type="date">
            <text:p>lun. 2 mars 20</text:p>
          </table:table-cell>
          <table:table-cell table:style-name="ce249" office:value-type="date" office:date-value="2019-04-29" calcext:value-type="date">
            <text:p>lun. 29 avr. 19</text:p>
          </table:table-cell>
          <table:table-cell table:style-name="ce249" office:value-type="date" office:date-value="2020-05-11" calcext:value-type="date">
            <text:p>lun. 11 mai 20</text:p>
          </table:table-cell>
          <table:table-cell table:style-name="ce249" office:value-type="date" office:date-value="2025-10-27" calcext:value-type="date">
            <text:p>lun. 27 oct. 25</text:p>
          </table:table-cell>
          <table:table-cell table:style-name="ce249" office:value-type="date" office:date-value="2018-04-16" calcext:value-type="date">
            <text:p>lun. 16 avr. 18</text:p>
          </table:table-cell>
          <table:table-cell table:style-name="ce248" office:value-type="date" office:date-value="2020-05-14" calcext:value-type="date">
            <text:p>jeu. 14 mai 20</text:p>
          </table:table-cell>
          <table:table-cell table:style-name="ce249" office:value-type="date" office:date-value="2020-03-09" calcext:value-type="date">
            <text:p>lun. 9 mars 20</text:p>
          </table:table-cell>
          <table:table-cell table:style-name="ce249" office:value-type="date" office:date-value="2020-04-18" calcext:value-type="date">
            <text:p>sam. 18 avr. 20</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19-12-22" calcext:value-type="date">
            <text:p>22/12/19</text:p>
          </table:table-cell>
          <table:table-cell table:style-name="ce233" office:value-type="date" office:date-value="2019-12-22" calcext:value-type="date">
            <text:p>22/12/19</text:p>
          </table:table-cell>
          <table:table-cell table:style-name="ce233" office:value-type="date" office:date-value="2019-12-22" calcext:value-type="date">
            <text:p>22/12/19</text:p>
          </table:table-cell>
          <table:table-cell table:style-name="ce233"/>
          <table:table-cell table:style-name="ce236"/>
          <table:table-cell table:style-name="ce239"/>
          <table:table-cell table:number-columns-repeated="3" table:style-name="ce247" office:value-type="date" office:date-value="2019-12-22" calcext:value-type="date">
            <text:p>dim. 22 déc. 19</text:p>
          </table:table-cell>
          <table:table-cell table:style-name="ce248" table:number-columns-repeated="2"/>
          <table:table-cell table:style-name="ce247" office:value-type="date" office:date-value="2020-04-19" calcext:value-type="date">
            <text:p>dim. 19 avr. 20</text:p>
          </table:table-cell>
          <table:table-cell table:style-name="ce247" office:value-type="date" office:date-value="2019-12-22" calcext:value-type="date">
            <text:p>dim. 22 déc. 19</text:p>
          </table:table-cell>
          <table:table-cell table:style-name="ce247" office:value-type="date" office:date-value="2020-04-09" calcext:value-type="date">
            <text:p>jeu. 9 avr. 20</text:p>
          </table:table-cell>
          <table:table-cell table:style-name="ce247" office:value-type="date" office:date-value="2019-05-30" calcext:value-type="date">
            <text:p>jeu. 30 mai 19</text:p>
          </table:table-cell>
          <table:table-cell table:style-name="ce247" office:value-type="date" office:date-value="2020-05-21" calcext:value-type="date">
            <text:p>jeu. 21 mai 20</text:p>
          </table:table-cell>
          <table:table-cell table:style-name="ce247" office:value-type="date" office:date-value="2025-12-20" calcext:value-type="date">
            <text:p>sam. 20 déc. 25</text:p>
          </table:table-cell>
          <table:table-cell table:style-name="ce247" office:value-type="date" office:date-value="2018-05-19" calcext:value-type="date">
            <text:p>sam. 19 mai 18</text:p>
          </table:table-cell>
          <table:table-cell table:style-name="ce249" office:value-type="date" office:date-value="2020-07-05" calcext:value-type="date">
            <text:p>dim. 5 juil. 20</text:p>
          </table:table-cell>
          <table:table-cell table:style-name="ce247" office:value-type="date" office:date-value="2020-04-18" calcext:value-type="date">
            <text:p>sam. 18 avr. 20</text:p>
          </table:table-cell>
          <table:table-cell table:style-name="ce247" office:value-type="date" office:date-value="2020-05-21" calcext:value-type="date">
            <text:p>jeu. 21 mai 20</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0-01-06" calcext:value-type="date">
            <text:p>06/01/20</text:p>
          </table:table-cell>
          <table:table-cell table:style-name="ce234" office:value-type="date" office:date-value="2020-01-06" calcext:value-type="date">
            <text:p>06/01/20</text:p>
          </table:table-cell>
          <table:table-cell table:style-name="ce234" office:value-type="date" office:date-value="2020-01-06" calcext:value-type="date">
            <text:p>06/01/20</text:p>
          </table:table-cell>
          <table:table-cell table:style-name="ce234"/>
          <table:table-cell table:style-name="ce237"/>
          <table:table-cell table:style-name="ce240"/>
          <table:table-cell table:number-columns-repeated="3" table:style-name="ce248" office:value-type="date" office:date-value="2020-01-06" calcext:value-type="date">
            <text:p>lun. 6 janv. 20</text:p>
          </table:table-cell>
          <table:table-cell table:style-name="ce248" table:number-columns-repeated="2"/>
          <table:table-cell table:style-name="ce248" office:value-type="date" office:date-value="2020-05-04" calcext:value-type="date">
            <text:p>lun. 4 mai 20</text:p>
          </table:table-cell>
          <table:table-cell table:style-name="ce248" office:value-type="date" office:date-value="2020-01-06" calcext:value-type="date">
            <text:p>lun. 6 janv. 20</text:p>
          </table:table-cell>
          <table:table-cell table:style-name="ce248" office:value-type="date" office:date-value="2020-04-20" calcext:value-type="date">
            <text:p>lun. 20 avr. 20</text:p>
          </table:table-cell>
          <table:table-cell table:style-name="ce248" office:value-type="date" office:date-value="2019-06-03" calcext:value-type="date">
            <text:p>lun. 3 juin 19</text:p>
          </table:table-cell>
          <table:table-cell table:style-name="ce248" office:value-type="date" office:date-value="2020-05-24" calcext:value-type="date">
            <text:p>dim. 24 mai 20</text:p>
          </table:table-cell>
          <table:table-cell table:style-name="ce248" office:value-type="date" office:date-value="2026-02-16" calcext:value-type="date">
            <text:p>lun. 16 févr. 26</text:p>
          </table:table-cell>
          <table:table-cell table:style-name="ce248" office:value-type="date" office:date-value="2018-05-28" calcext:value-type="date">
            <text:p>lun. 28 mai 18</text:p>
          </table:table-cell>
          <table:table-cell table:style-name="ce249" office:value-type="date" office:date-value="2020-08-17" calcext:value-type="date">
            <text:p>lun. 17 août 20</text:p>
          </table:table-cell>
          <table:table-cell table:style-name="ce248" office:value-type="date" office:date-value="2020-05-04" calcext:value-type="date">
            <text:p>lun. 4 mai 20</text:p>
          </table:table-cell>
          <table:table-cell table:style-name="ce248" office:value-type="date" office:date-value="2020-05-23" calcext:value-type="date">
            <text:p>sam. 23 mai 20</text:p>
          </table:table-cell>
          <table:table-cell table:style-name="ce237" table:number-columns-repeated="32"/>
          <table:table-cell table:style-name="ce273" table:number-columns-repeated="203"/>
          <table:table-cell table:style-name="ce275"/>
        </table:table-row>
        <table:table-row table:style-name="ro6">
          <table:table-cell table:style-name="ce233" office:value-type="date" office:date-value="2020-02-23" calcext:value-type="date">
            <text:p>23/02/20</text:p>
          </table:table-cell>
          <table:table-cell table:style-name="ce233" office:value-type="date" office:date-value="2020-02-16" calcext:value-type="date">
            <text:p>16/02/20</text:p>
          </table:table-cell>
          <table:table-cell table:style-name="ce233" office:value-type="date" office:date-value="2020-02-09" calcext:value-type="date">
            <text:p>09/02/20</text:p>
          </table:table-cell>
          <table:table-cell table:style-name="ce233"/>
          <table:table-cell table:style-name="ce236"/>
          <table:table-cell table:style-name="ce239"/>
          <table:table-cell table:style-name="ce247" office:value-type="date" office:date-value="2020-02-23" calcext:value-type="date">
            <text:p>dim. 23 févr. 20</text:p>
          </table:table-cell>
          <table:table-cell table:style-name="ce247" office:value-type="date" office:date-value="2020-02-16" calcext:value-type="date">
            <text:p>dim. 16 févr. 20</text:p>
          </table:table-cell>
          <table:table-cell table:style-name="ce247" office:value-type="date" office:date-value="2020-02-09" calcext:value-type="date">
            <text:p>dim. 9 févr. 20</text:p>
          </table:table-cell>
          <table:table-cell table:style-name="ce247" table:number-columns-repeated="2"/>
          <table:table-cell table:style-name="ce247" office:value-type="date" office:date-value="2020-07-05" calcext:value-type="date">
            <text:p>dim. 5 juil. 20</text:p>
          </table:table-cell>
          <table:table-cell table:style-name="ce247" office:value-type="date" office:date-value="2020-02-16" calcext:value-type="date">
            <text:p>dim. 16 févr. 20</text:p>
          </table:table-cell>
          <table:table-cell table:style-name="ce247" office:value-type="date" office:date-value="2020-05-10" calcext:value-type="date">
            <text:p>dim. 10 mai 20</text:p>
          </table:table-cell>
          <table:table-cell table:style-name="ce247" office:value-type="date" office:date-value="2019-07-07" calcext:value-type="date">
            <text:p>dim. 7 juil. 19</text:p>
          </table:table-cell>
          <table:table-cell table:style-name="ce247" office:value-type="date" office:date-value="2020-07-06" calcext:value-type="date">
            <text:p>lun. 6 juil. 20</text:p>
          </table:table-cell>
          <table:table-cell table:style-name="ce247" office:value-type="date" office:date-value="2026-04-04" calcext:value-type="date">
            <text:p>sam. 4 avr. 26</text:p>
          </table:table-cell>
          <table:table-cell table:style-name="ce247" office:value-type="date" office:date-value="2018-07-06" calcext:value-type="date">
            <text:p>ven. 6 juil. 18</text:p>
          </table:table-cell>
          <table:table-cell table:style-name="ce247" office:value-type="date" office:date-value="2020-10-11" calcext:value-type="date">
            <text:p>dim. 11 oct. 20</text:p>
          </table:table-cell>
          <table:table-cell table:style-name="ce247" office:value-type="date" office:date-value="2020-05-21" calcext:value-type="date">
            <text:p>jeu. 21 mai 20</text:p>
          </table:table-cell>
          <table:table-cell table:style-name="ce247" office:value-type="date" office:date-value="2020-07-01" calcext:value-type="date">
            <text:p>mer. 1 juil. 20</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0-03-09" calcext:value-type="date">
            <text:p>09/03/20</text:p>
          </table:table-cell>
          <table:table-cell table:style-name="ce234" office:value-type="date" office:date-value="2020-03-02" calcext:value-type="date">
            <text:p>02/03/20</text:p>
          </table:table-cell>
          <table:table-cell table:style-name="ce234" office:value-type="date" office:date-value="2020-02-24" calcext:value-type="date">
            <text:p>24/02/20</text:p>
          </table:table-cell>
          <table:table-cell table:style-name="ce234"/>
          <table:table-cell table:style-name="ce237"/>
          <table:table-cell table:style-name="ce240"/>
          <table:table-cell table:style-name="ce248" office:value-type="date" office:date-value="2020-03-09" calcext:value-type="date">
            <text:p>lun. 9 mars 20</text:p>
          </table:table-cell>
          <table:table-cell table:style-name="ce248" office:value-type="date" office:date-value="2020-03-02" calcext:value-type="date">
            <text:p>lun. 2 mars 20</text:p>
          </table:table-cell>
          <table:table-cell table:style-name="ce248" office:value-type="date" office:date-value="2020-02-24" calcext:value-type="date">
            <text:p>lun. 24 févr. 20</text:p>
          </table:table-cell>
          <table:table-cell table:style-name="ce248" table:number-columns-repeated="2"/>
          <table:table-cell table:style-name="ce248" office:value-type="date" office:date-value="2020-09-03" calcext:value-type="date">
            <text:p>jeu. 3 sept. 20</text:p>
          </table:table-cell>
          <table:table-cell table:style-name="ce248" office:value-type="date" office:date-value="2020-03-02" calcext:value-type="date">
            <text:p>lun. 2 mars 20</text:p>
          </table:table-cell>
          <table:table-cell table:style-name="ce248" office:value-type="date" office:date-value="2020-05-18" calcext:value-type="date">
            <text:p>lun. 18 mai 20</text:p>
          </table:table-cell>
          <table:table-cell table:style-name="ce248" office:value-type="date" office:date-value="2019-09-02" calcext:value-type="date">
            <text:p>lun. 2 sept. 19</text:p>
          </table:table-cell>
          <table:table-cell table:style-name="ce248" office:value-type="date" office:date-value="2020-08-24" calcext:value-type="date">
            <text:p>lun. 24 août 20</text:p>
          </table:table-cell>
          <table:table-cell table:style-name="ce248" office:value-type="date" office:date-value="2026-04-20" calcext:value-type="date">
            <text:p>lun. 20 avr. 26</text:p>
          </table:table-cell>
          <table:table-cell table:style-name="ce248" office:value-type="date" office:date-value="2018-08-16" calcext:value-type="date">
            <text:p>jeu. 16 août 18</text:p>
          </table:table-cell>
          <table:table-cell table:style-name="ce248" office:value-type="date" office:date-value="2020-10-26" calcext:value-type="date">
            <text:p>lun. 26 oct. 20</text:p>
          </table:table-cell>
          <table:table-cell table:style-name="ce248" office:value-type="date" office:date-value="2020-05-25" calcext:value-type="date">
            <text:p>lun. 25 mai 20</text:p>
          </table:table-cell>
          <table:table-cell table:style-name="ce248" office:value-type="date" office:date-value="2020-09-01" calcext:value-type="date">
            <text:p>mar. 1 sept. 20</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0-04-19" calcext:value-type="date">
            <text:p>19/04/20</text:p>
          </table:table-cell>
          <table:table-cell table:style-name="ce235" office:value-type="date" office:date-value="2020-04-12" calcext:value-type="date">
            <text:p>12/04/20</text:p>
          </table:table-cell>
          <table:table-cell table:style-name="ce235" office:value-type="date" office:date-value="2020-04-05" calcext:value-type="date">
            <text:p>05/04/20</text:p>
          </table:table-cell>
          <table:table-cell table:style-name="ce235"/>
          <table:table-cell table:style-name="ce200"/>
          <table:table-cell table:style-name="ce238"/>
          <table:table-cell table:style-name="ce249" office:value-type="date" office:date-value="2020-04-19" calcext:value-type="date">
            <text:p>dim. 19 avr. 20</text:p>
          </table:table-cell>
          <table:table-cell table:style-name="ce249" office:value-type="date" office:date-value="2020-04-12" calcext:value-type="date">
            <text:p>dim. 12 avr. 20</text:p>
          </table:table-cell>
          <table:table-cell table:style-name="ce249" office:value-type="date" office:date-value="2020-04-05" calcext:value-type="date">
            <text:p>dim. 5 avr. 20</text:p>
          </table:table-cell>
          <table:table-cell table:style-name="ce249" table:number-columns-repeated="2"/>
          <table:table-cell table:style-name="ce249" office:value-type="date" office:date-value="2020-10-18" calcext:value-type="date">
            <text:p>dim. 18 oct. 20</text:p>
          </table:table-cell>
          <table:table-cell table:style-name="ce249" office:value-type="date" office:date-value="2020-04-09" calcext:value-type="date">
            <text:p>jeu. 9 avr. 20</text:p>
          </table:table-cell>
          <table:table-cell table:style-name="ce249" office:value-type="date" office:date-value="2020-07-05" calcext:value-type="date">
            <text:p>dim. 5 juil. 20</text:p>
          </table:table-cell>
          <table:table-cell table:style-name="ce249" office:value-type="date" office:date-value="2019-10-20" calcext:value-type="date">
            <text:p>dim. 20 oct. 19</text:p>
          </table:table-cell>
          <table:table-cell table:style-name="ce249" office:value-type="date" office:date-value="2020-10-12" calcext:value-type="date">
            <text:p>lun. 12 oct. 20</text:p>
          </table:table-cell>
          <table:table-cell table:style-name="ce249" office:value-type="date" office:date-value="2026-06-06" calcext:value-type="date">
            <text:p>sam. 6 juin 26</text:p>
          </table:table-cell>
          <table:table-cell table:style-name="ce249" office:value-type="date" office:date-value="2018-09-15" calcext:value-type="date">
            <text:p>sam. 15 sept. 18</text:p>
          </table:table-cell>
          <table:table-cell table:style-name="ce247" office:value-type="date" office:date-value="2020-12-20" calcext:value-type="date">
            <text:p>dim. 20 déc. 20</text:p>
          </table:table-cell>
          <table:table-cell table:style-name="ce249" office:value-type="date" office:date-value="2020-07-04" calcext:value-type="date">
            <text:p>sam. 4 juil. 20</text:p>
          </table:table-cell>
          <table:table-cell table:style-name="ce249" office:value-type="date" office:date-value="2020-11-02" calcext:value-type="date">
            <text:p>lun. 2 nov. 20</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0-05-04" calcext:value-type="date">
            <text:p>04/05/20</text:p>
          </table:table-cell>
          <table:table-cell table:style-name="ce235" office:value-type="date" office:date-value="2020-04-27" calcext:value-type="date">
            <text:p>27/04/20</text:p>
          </table:table-cell>
          <table:table-cell table:style-name="ce235" office:value-type="date" office:date-value="2020-04-20" calcext:value-type="date">
            <text:p>20/04/20</text:p>
          </table:table-cell>
          <table:table-cell table:style-name="ce235"/>
          <table:table-cell table:style-name="ce200"/>
          <table:table-cell table:style-name="ce238"/>
          <table:table-cell table:style-name="ce249" office:value-type="date" office:date-value="2020-05-04" calcext:value-type="date">
            <text:p>lun. 4 mai 20</text:p>
          </table:table-cell>
          <table:table-cell table:style-name="ce249" office:value-type="date" office:date-value="2020-04-27" calcext:value-type="date">
            <text:p>lun. 27 avr. 20</text:p>
          </table:table-cell>
          <table:table-cell table:style-name="ce249" office:value-type="date" office:date-value="2020-04-20" calcext:value-type="date">
            <text:p>lun. 20 avr. 20</text:p>
          </table:table-cell>
          <table:table-cell table:style-name="ce249" table:number-columns-repeated="2"/>
          <table:table-cell table:style-name="ce249" office:value-type="date" office:date-value="2020-11-02" calcext:value-type="date">
            <text:p>lun. 2 nov. 20</text:p>
          </table:table-cell>
          <table:table-cell table:style-name="ce249" office:value-type="date" office:date-value="2020-04-23" calcext:value-type="date">
            <text:p>jeu. 23 avr. 20</text:p>
          </table:table-cell>
          <table:table-cell table:style-name="ce249" office:value-type="date" office:date-value="2020-09-01" calcext:value-type="date">
            <text:p>mar. 1 sept. 20</text:p>
          </table:table-cell>
          <table:table-cell table:style-name="ce249" office:value-type="date" office:date-value="2019-11-04" calcext:value-type="date">
            <text:p>lun. 4 nov. 19</text:p>
          </table:table-cell>
          <table:table-cell table:style-name="ce249" office:value-type="date" office:date-value="2020-10-26" calcext:value-type="date">
            <text:p>lun. 26 oct. 20</text:p>
          </table:table-cell>
          <table:table-cell table:style-name="ce249" office:value-type="date" office:date-value="2026-06-22" calcext:value-type="date">
            <text:p>lun. 22 juin 26</text:p>
          </table:table-cell>
          <table:table-cell table:style-name="ce249" office:value-type="date" office:date-value="2018-09-24" calcext:value-type="date">
            <text:p>lun. 24 sept. 18</text:p>
          </table:table-cell>
          <table:table-cell table:style-name="ce248" office:value-type="date" office:date-value="2021-01-25" calcext:value-type="date">
            <text:p>lun. 25 janv. 21</text:p>
          </table:table-cell>
          <table:table-cell table:style-name="ce249" office:value-type="date" office:date-value="2020-09-03" calcext:value-type="date">
            <text:p>jeu. 3 sept. 20</text:p>
          </table:table-cell>
          <table:table-cell table:style-name="ce249" office:value-type="date" office:date-value="2020-11-07" calcext:value-type="date">
            <text:p>sam. 7 nov. 20</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0-05-21" calcext:value-type="date">
            <text:p>21/05/20</text:p>
          </table:table-cell>
          <table:table-cell table:style-name="ce233" office:value-type="date" office:date-value="2020-05-21" calcext:value-type="date">
            <text:p>21/05/20</text:p>
          </table:table-cell>
          <table:table-cell table:style-name="ce233" office:value-type="date" office:date-value="2020-05-21" calcext:value-type="date">
            <text:p>21/05/20</text:p>
          </table:table-cell>
          <table:table-cell table:style-name="ce233"/>
          <table:table-cell table:style-name="ce236"/>
          <table:table-cell table:style-name="ce239"/>
          <table:table-cell table:number-columns-repeated="3" table:style-name="ce247" office:value-type="date" office:date-value="2020-05-21" calcext:value-type="date">
            <text:p>jeu. 21 mai 20</text:p>
          </table:table-cell>
          <table:table-cell table:style-name="ce247" table:number-columns-repeated="2"/>
          <table:table-cell table:style-name="ce247" office:value-type="date" office:date-value="2020-12-20" calcext:value-type="date">
            <text:p>dim. 20 déc. 20</text:p>
          </table:table-cell>
          <table:table-cell table:style-name="ce247" office:value-type="date" office:date-value="2020-07-05" calcext:value-type="date">
            <text:p>dim. 5 juil. 20</text:p>
          </table:table-cell>
          <table:table-cell table:style-name="ce247" office:value-type="date" office:date-value="2020-10-25" calcext:value-type="date">
            <text:p>dim. 25 oct. 20</text:p>
          </table:table-cell>
          <table:table-cell table:style-name="ce247" office:value-type="date" office:date-value="2019-12-22" calcext:value-type="date">
            <text:p>dim. 22 déc. 19</text:p>
          </table:table-cell>
          <table:table-cell table:style-name="ce247" office:value-type="date" office:date-value="2020-12-14" calcext:value-type="date">
            <text:p>lun. 14 déc. 20</text:p>
          </table:table-cell>
          <table:table-cell table:style-name="ce247" office:value-type="date" office:date-value="2026-08-08" calcext:value-type="date">
            <text:p>sam. 8 août 26</text:p>
          </table:table-cell>
          <table:table-cell table:style-name="ce247" office:value-type="date" office:date-value="2018-10-27" calcext:value-type="date">
            <text:p>sam. 27 oct. 18</text:p>
          </table:table-cell>
          <table:table-cell table:style-name="ce249" office:value-type="date" office:date-value="2021-03-07" calcext:value-type="date">
            <text:p>dim. 7 mars 21</text:p>
          </table:table-cell>
          <table:table-cell table:style-name="ce247" office:value-type="date" office:date-value="2020-10-22" calcext:value-type="date">
            <text:p>jeu. 22 oct. 20</text:p>
          </table:table-cell>
          <table:table-cell table:style-name="ce247" office:value-type="date" office:date-value="2020-12-21" calcext:value-type="date">
            <text:p>lun. 21 déc. 20</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0-05-25" calcext:value-type="date">
            <text:p>25/05/20</text:p>
          </table:table-cell>
          <table:table-cell table:style-name="ce234" office:value-type="date" office:date-value="2020-05-25" calcext:value-type="date">
            <text:p>25/05/20</text:p>
          </table:table-cell>
          <table:table-cell table:style-name="ce234" office:value-type="date" office:date-value="2020-05-25" calcext:value-type="date">
            <text:p>25/05/20</text:p>
          </table:table-cell>
          <table:table-cell table:style-name="ce234"/>
          <table:table-cell table:style-name="ce237"/>
          <table:table-cell table:style-name="ce240"/>
          <table:table-cell table:number-columns-repeated="3" table:style-name="ce248" office:value-type="date" office:date-value="2020-05-25" calcext:value-type="date">
            <text:p>lun. 25 mai 20</text:p>
          </table:table-cell>
          <table:table-cell table:style-name="ce248" table:number-columns-repeated="2"/>
          <table:table-cell table:style-name="ce248" office:value-type="date" office:date-value="2021-01-04" calcext:value-type="date">
            <text:p>lun. 4 janv. 21</text:p>
          </table:table-cell>
          <table:table-cell table:style-name="ce248" office:value-type="date" office:date-value="2020-09-01" calcext:value-type="date">
            <text:p>mar. 1 sept. 20</text:p>
          </table:table-cell>
          <table:table-cell table:style-name="ce248" office:value-type="date" office:date-value="2020-11-09" calcext:value-type="date">
            <text:p>lun. 9 nov. 20</text:p>
          </table:table-cell>
          <table:table-cell table:style-name="ce248" office:value-type="date" office:date-value="2020-01-06" calcext:value-type="date">
            <text:p>lun. 6 janv. 20</text:p>
          </table:table-cell>
          <table:table-cell table:style-name="ce248" office:value-type="date" office:date-value="2021-01-11" calcext:value-type="date">
            <text:p>lun. 11 janv. 21</text:p>
          </table:table-cell>
          <table:table-cell table:style-name="ce248" office:value-type="date" office:date-value="2026-08-24" calcext:value-type="date">
            <text:p>lun. 24 août 26</text:p>
          </table:table-cell>
          <table:table-cell table:style-name="ce248" office:value-type="date" office:date-value="2018-11-12" calcext:value-type="date">
            <text:p>lun. 12 nov. 18</text:p>
          </table:table-cell>
          <table:table-cell table:style-name="ce249" office:value-type="date" office:date-value="2021-03-22" calcext:value-type="date">
            <text:p>lun. 22 mars 21</text:p>
          </table:table-cell>
          <table:table-cell table:style-name="ce248" office:value-type="date" office:date-value="2020-11-02" calcext:value-type="date">
            <text:p>lun. 2 nov. 20</text:p>
          </table:table-cell>
          <table:table-cell table:style-name="ce248" office:value-type="date" office:date-value="2021-01-02" calcext:value-type="date">
            <text:p>sam. 2 janv. 21</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0-07-05" calcext:value-type="date">
            <text:p>05/07/20</text:p>
          </table:table-cell>
          <table:table-cell table:style-name="ce235" office:value-type="date" office:date-value="2020-07-05" calcext:value-type="date">
            <text:p>05/07/20</text:p>
          </table:table-cell>
          <table:table-cell table:style-name="ce235" office:value-type="date" office:date-value="2020-07-05" calcext:value-type="date">
            <text:p>05/07/20</text:p>
          </table:table-cell>
          <table:table-cell table:style-name="ce235"/>
          <table:table-cell table:style-name="ce200"/>
          <table:table-cell table:style-name="ce238"/>
          <table:table-cell table:number-columns-repeated="3" table:style-name="ce249" office:value-type="date" office:date-value="2020-07-05" calcext:value-type="date">
            <text:p>dim. 5 juil. 20</text:p>
          </table:table-cell>
          <table:table-cell table:style-name="ce249" table:number-columns-repeated="2"/>
          <table:table-cell table:style-name="ce249" office:value-type="date" office:date-value="2021-02-14" calcext:value-type="date">
            <text:p>dim. 14 févr. 21</text:p>
          </table:table-cell>
          <table:table-cell table:style-name="ce249" office:value-type="date" office:date-value="2020-10-18" calcext:value-type="date">
            <text:p>dim. 18 oct. 20</text:p>
          </table:table-cell>
          <table:table-cell table:style-name="ce249" office:value-type="date" office:date-value="2020-12-20" calcext:value-type="date">
            <text:p>dim. 20 déc. 20</text:p>
          </table:table-cell>
          <table:table-cell table:style-name="ce249" office:value-type="date" office:date-value="2020-02-23" calcext:value-type="date">
            <text:p>dim. 23 févr. 20</text:p>
          </table:table-cell>
          <table:table-cell table:style-name="ce249" office:value-type="date" office:date-value="2021-03-01" calcext:value-type="date">
            <text:p>lun. 1 mars 21</text:p>
          </table:table-cell>
          <table:table-cell table:style-name="ce249" office:value-type="date" office:date-value="2026-10-10" calcext:value-type="date">
            <text:p>sam. 10 oct. 26</text:p>
          </table:table-cell>
          <table:table-cell table:style-name="ce249" office:value-type="date" office:date-value="2018-12-15" calcext:value-type="date">
            <text:p>sam. 15 déc. 18</text:p>
          </table:table-cell>
          <table:table-cell table:style-name="ce249" office:value-type="date" office:date-value="2021-05-05" calcext:value-type="date">
            <text:p>mer. 5 mai 21</text:p>
          </table:table-cell>
          <table:table-cell table:style-name="ce249" office:value-type="date" office:date-value="2020-12-19" calcext:value-type="date">
            <text:p>sam. 19 déc. 20</text:p>
          </table:table-cell>
          <table:table-cell table:style-name="ce249" office:value-type="date" office:date-value="2021-02-15" calcext:value-type="date">
            <text:p>lun. 15 févr. 21</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0-09-01" calcext:value-type="date">
            <text:p>01/09/20</text:p>
          </table:table-cell>
          <table:table-cell table:style-name="ce235" office:value-type="date" office:date-value="2020-09-01" calcext:value-type="date">
            <text:p>01/09/20</text:p>
          </table:table-cell>
          <table:table-cell table:style-name="ce235" office:value-type="date" office:date-value="2020-09-01" calcext:value-type="date">
            <text:p>01/09/20</text:p>
          </table:table-cell>
          <table:table-cell table:style-name="ce235"/>
          <table:table-cell table:style-name="ce200"/>
          <table:table-cell table:style-name="ce238"/>
          <table:table-cell table:number-columns-repeated="3" table:style-name="ce249" office:value-type="date" office:date-value="2020-09-01" calcext:value-type="date">
            <text:p>mar. 1 sept. 20</text:p>
          </table:table-cell>
          <table:table-cell table:style-name="ce249" table:number-columns-repeated="2"/>
          <table:table-cell table:style-name="ce249" office:value-type="date" office:date-value="2021-03-01" calcext:value-type="date">
            <text:p>lun. 1 mars 21</text:p>
          </table:table-cell>
          <table:table-cell table:style-name="ce249" office:value-type="date" office:date-value="2020-11-03" calcext:value-type="date">
            <text:p>mar. 3 nov. 20</text:p>
          </table:table-cell>
          <table:table-cell table:style-name="ce249" office:value-type="date" office:date-value="2021-01-04" calcext:value-type="date">
            <text:p>lun. 4 janv. 21</text:p>
          </table:table-cell>
          <table:table-cell table:style-name="ce249" office:value-type="date" office:date-value="2020-03-09" calcext:value-type="date">
            <text:p>lun. 9 mars 20</text:p>
          </table:table-cell>
          <table:table-cell table:style-name="ce249" office:value-type="date" office:date-value="2021-03-15" calcext:value-type="date">
            <text:p>lun. 15 mars 21</text:p>
          </table:table-cell>
          <table:table-cell table:style-name="ce249" office:value-type="date" office:date-value="2026-10-26" calcext:value-type="date">
            <text:p>lun. 26 oct. 26</text:p>
          </table:table-cell>
          <table:table-cell table:style-name="ce249" office:value-type="date" office:date-value="2019-01-14" calcext:value-type="date">
            <text:p>lun. 14 janv. 19</text:p>
          </table:table-cell>
          <table:table-cell table:style-name="ce249" office:value-type="date" office:date-value="2021-05-17" calcext:value-type="date">
            <text:p>lun. 17 mai 21</text:p>
          </table:table-cell>
          <table:table-cell table:style-name="ce249" office:value-type="date" office:date-value="2021-01-04" calcext:value-type="date">
            <text:p>lun. 4 janv. 21</text:p>
          </table:table-cell>
          <table:table-cell table:style-name="ce249" office:value-type="date" office:date-value="2021-02-20" calcext:value-type="date">
            <text:p>sam. 20 févr. 21</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0-10-18" calcext:value-type="date">
            <text:p>18/10/20</text:p>
          </table:table-cell>
          <table:table-cell table:style-name="ce233" office:value-type="date" office:date-value="2020-10-18" calcext:value-type="date">
            <text:p>18/10/20</text:p>
          </table:table-cell>
          <table:table-cell table:style-name="ce233" office:value-type="date" office:date-value="2020-10-18" calcext:value-type="date">
            <text:p>18/10/20</text:p>
          </table:table-cell>
          <table:table-cell table:style-name="ce233"/>
          <table:table-cell table:style-name="ce236"/>
          <table:table-cell table:style-name="ce239"/>
          <table:table-cell table:number-columns-repeated="3" table:style-name="ce247" office:value-type="date" office:date-value="2020-10-18" calcext:value-type="date">
            <text:p>dim. 18 oct. 20</text:p>
          </table:table-cell>
          <table:table-cell table:style-name="ce247" table:number-columns-repeated="2"/>
          <table:table-cell table:style-name="ce247" office:value-type="date" office:date-value="2021-04-18" calcext:value-type="date">
            <text:p>dim. 18 avr. 21</text:p>
          </table:table-cell>
          <table:table-cell table:style-name="ce247" office:value-type="date" office:date-value="2020-12-20" calcext:value-type="date">
            <text:p>dim. 20 déc. 20</text:p>
          </table:table-cell>
          <table:table-cell table:style-name="ce247" office:value-type="date" office:date-value="2021-02-14" calcext:value-type="date">
            <text:p>dim. 14 févr. 21</text:p>
          </table:table-cell>
          <table:table-cell table:style-name="ce247" office:value-type="date" office:date-value="2020-04-05" calcext:value-type="date">
            <text:p>dim. 5 avr. 20</text:p>
          </table:table-cell>
          <table:table-cell table:style-name="ce247" office:value-type="date" office:date-value="2021-05-03" calcext:value-type="date">
            <text:p>lun. 3 mai 21</text:p>
          </table:table-cell>
          <table:table-cell table:style-name="ce247" office:value-type="date" office:date-value="2026-12-19" calcext:value-type="date">
            <text:p>sam. 19 déc. 26</text:p>
          </table:table-cell>
          <table:table-cell table:style-name="ce247" office:value-type="date" office:date-value="2019-02-16" calcext:value-type="date">
            <text:p>sam. 16 févr. 19</text:p>
          </table:table-cell>
          <table:table-cell table:style-name="ce247" office:value-type="date" office:date-value="2021-07-08" calcext:value-type="date">
            <text:p>jeu. 8 juil. 21</text:p>
          </table:table-cell>
          <table:table-cell table:style-name="ce247" office:value-type="date" office:date-value="2021-02-20" calcext:value-type="date">
            <text:p>sam. 20 févr. 21</text:p>
          </table:table-cell>
          <table:table-cell table:style-name="ce247" office:value-type="date" office:date-value="2021-04-05" calcext:value-type="date">
            <text:p>lun. 5 avr. 21</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0-11-02" calcext:value-type="date">
            <text:p>02/11/20</text:p>
          </table:table-cell>
          <table:table-cell table:style-name="ce234" office:value-type="date" office:date-value="2020-11-02" calcext:value-type="date">
            <text:p>02/11/20</text:p>
          </table:table-cell>
          <table:table-cell table:style-name="ce234" office:value-type="date" office:date-value="2020-11-02" calcext:value-type="date">
            <text:p>02/11/20</text:p>
          </table:table-cell>
          <table:table-cell table:style-name="ce234"/>
          <table:table-cell table:style-name="ce237"/>
          <table:table-cell table:style-name="ce240"/>
          <table:table-cell table:number-columns-repeated="3" table:style-name="ce248" office:value-type="date" office:date-value="2020-11-02" calcext:value-type="date">
            <text:p>lun. 2 nov. 20</text:p>
          </table:table-cell>
          <table:table-cell table:style-name="ce248" table:number-columns-repeated="2"/>
          <table:table-cell table:style-name="ce248" office:value-type="date" office:date-value="2021-05-03" calcext:value-type="date">
            <text:p>lun. 3 mai 21</text:p>
          </table:table-cell>
          <table:table-cell table:style-name="ce248" office:value-type="date" office:date-value="2021-01-04" calcext:value-type="date">
            <text:p>lun. 4 janv. 21</text:p>
          </table:table-cell>
          <table:table-cell table:style-name="ce248" office:value-type="date" office:date-value="2021-03-01" calcext:value-type="date">
            <text:p>lun. 1 mars 21</text:p>
          </table:table-cell>
          <table:table-cell table:style-name="ce248" office:value-type="date" office:date-value="2020-04-20" calcext:value-type="date">
            <text:p>lun. 20 avr. 20</text:p>
          </table:table-cell>
          <table:table-cell table:style-name="ce248" office:value-type="date" office:date-value="2021-05-17" calcext:value-type="date">
            <text:p>lun. 17 mai 21</text:p>
          </table:table-cell>
          <table:table-cell table:style-name="ce248" office:value-type="date" office:date-value="2027-02-15" calcext:value-type="date">
            <text:p>lun. 15 févr. 27</text:p>
          </table:table-cell>
          <table:table-cell table:style-name="ce248" office:value-type="date" office:date-value="2019-02-25" calcext:value-type="date">
            <text:p>lun. 25 févr. 19</text:p>
          </table:table-cell>
          <table:table-cell table:style-name="ce248" office:value-type="date" office:date-value="2021-08-16" calcext:value-type="date">
            <text:p>lun. 16 août 21</text:p>
          </table:table-cell>
          <table:table-cell table:style-name="ce248" office:value-type="date" office:date-value="2021-03-08" calcext:value-type="date">
            <text:p>lun. 8 mars 21</text:p>
          </table:table-cell>
          <table:table-cell table:style-name="ce248" office:value-type="date" office:date-value="2021-04-17" calcext:value-type="date">
            <text:p>sam. 17 avr. 21</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0-12-20" calcext:value-type="date">
            <text:p>20/12/20</text:p>
          </table:table-cell>
          <table:table-cell table:style-name="ce235" office:value-type="date" office:date-value="2020-12-20" calcext:value-type="date">
            <text:p>20/12/20</text:p>
          </table:table-cell>
          <table:table-cell table:style-name="ce235" office:value-type="date" office:date-value="2020-12-20" calcext:value-type="date">
            <text:p>20/12/20</text:p>
          </table:table-cell>
          <table:table-cell table:style-name="ce235"/>
          <table:table-cell table:style-name="ce200"/>
          <table:table-cell table:style-name="ce238"/>
          <table:table-cell table:number-columns-repeated="3" table:style-name="ce249" office:value-type="date" office:date-value="2020-12-20" calcext:value-type="date">
            <text:p>dim. 20 déc. 20</text:p>
          </table:table-cell>
          <table:table-cell table:style-name="ce249" table:number-columns-repeated="2"/>
          <table:table-cell table:style-name="ce249" office:value-type="date" office:date-value="2021-05-13" calcext:value-type="date">
            <text:p>jeu. 13 mai 21</text:p>
          </table:table-cell>
          <table:table-cell table:style-name="ce249" office:value-type="date" office:date-value="2021-02-10" calcext:value-type="date">
            <text:p>mer. 10 févr. 21</text:p>
          </table:table-cell>
          <table:table-cell table:style-name="ce249" office:value-type="date" office:date-value="2021-04-02" calcext:value-type="date">
            <text:p>ven. 2 avr. 21</text:p>
          </table:table-cell>
          <table:table-cell table:style-name="ce249" office:value-type="date" office:date-value="2020-07-05" calcext:value-type="date">
            <text:p>dim. 5 juil. 20</text:p>
          </table:table-cell>
          <table:table-cell table:style-name="ce249" office:value-type="date" office:date-value="2021-07-07" calcext:value-type="date">
            <text:p>mer. 7 juil. 21</text:p>
          </table:table-cell>
          <table:table-cell table:style-name="ce249" office:value-type="date" office:date-value="2027-04-03" calcext:value-type="date">
            <text:p>sam. 3 avr. 27</text:p>
          </table:table-cell>
          <table:table-cell table:style-name="ce249" office:value-type="date" office:date-value="2019-04-06" calcext:value-type="date">
            <text:p>sam. 6 avr. 19</text:p>
          </table:table-cell>
          <table:table-cell table:style-name="ce249" office:value-type="date" office:date-value="2021-10-10" calcext:value-type="date">
            <text:p>dim. 10 oct. 21</text:p>
          </table:table-cell>
          <table:table-cell table:style-name="ce249" office:value-type="date" office:date-value="2021-04-24" calcext:value-type="date">
            <text:p>sam. 24 avr. 21</text:p>
          </table:table-cell>
          <table:table-cell table:style-name="ce249" office:value-type="date" office:date-value="2021-05-13" calcext:value-type="date">
            <text:p>jeu. 13 mai 21</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1-01-04" calcext:value-type="date">
            <text:p>04/01/21</text:p>
          </table:table-cell>
          <table:table-cell table:style-name="ce235" office:value-type="date" office:date-value="2021-01-04" calcext:value-type="date">
            <text:p>04/01/21</text:p>
          </table:table-cell>
          <table:table-cell table:style-name="ce235" office:value-type="date" office:date-value="2021-01-04" calcext:value-type="date">
            <text:p>04/01/21</text:p>
          </table:table-cell>
          <table:table-cell table:style-name="ce235"/>
          <table:table-cell table:style-name="ce200"/>
          <table:table-cell table:style-name="ce238"/>
          <table:table-cell table:number-columns-repeated="3" table:style-name="ce249" office:value-type="date" office:date-value="2021-01-04" calcext:value-type="date">
            <text:p>lun. 4 janv. 21</text:p>
          </table:table-cell>
          <table:table-cell table:style-name="ce249" table:number-columns-repeated="2"/>
          <table:table-cell table:style-name="ce249" office:value-type="date" office:date-value="2021-05-17" calcext:value-type="date">
            <text:p>lun. 17 mai 21</text:p>
          </table:table-cell>
          <table:table-cell table:style-name="ce249" office:value-type="date" office:date-value="2021-02-22" calcext:value-type="date">
            <text:p>lun. 22 févr. 21</text:p>
          </table:table-cell>
          <table:table-cell table:style-name="ce249" office:value-type="date" office:date-value="2021-04-19" calcext:value-type="date">
            <text:p>lun. 19 avr. 21</text:p>
          </table:table-cell>
          <table:table-cell table:style-name="ce249" office:value-type="date" office:date-value="2020-09-01" calcext:value-type="date">
            <text:p>mar. 1 sept. 20</text:p>
          </table:table-cell>
          <table:table-cell table:style-name="ce249" office:value-type="date" office:date-value="2021-08-24" calcext:value-type="date">
            <text:p>mar. 24 août 21</text:p>
          </table:table-cell>
          <table:table-cell table:style-name="ce249" office:value-type="date" office:date-value="2027-04-19" calcext:value-type="date">
            <text:p>lun. 19 avr. 27</text:p>
          </table:table-cell>
          <table:table-cell table:style-name="ce249" office:value-type="date" office:date-value="2019-04-23" calcext:value-type="date">
            <text:p>mar. 23 avr. 19</text:p>
          </table:table-cell>
          <table:table-cell table:style-name="ce249" office:value-type="date" office:date-value="2021-10-25" calcext:value-type="date">
            <text:p>lun. 25 oct. 21</text:p>
          </table:table-cell>
          <table:table-cell table:style-name="ce249" office:value-type="date" office:date-value="2021-05-10" calcext:value-type="date">
            <text:p>lun. 10 mai 21</text:p>
          </table:table-cell>
          <table:table-cell table:style-name="ce249" office:value-type="date" office:date-value="2021-05-15" calcext:value-type="date">
            <text:p>sam. 15 mai 21</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1-02-07" calcext:value-type="date">
            <text:p>07/02/21</text:p>
          </table:table-cell>
          <table:table-cell table:style-name="ce233" office:value-type="date" office:date-value="2021-02-21" calcext:value-type="date">
            <text:p>21/02/21</text:p>
          </table:table-cell>
          <table:table-cell table:style-name="ce233" office:value-type="date" office:date-value="2021-02-14" calcext:value-type="date">
            <text:p>14/02/21</text:p>
          </table:table-cell>
          <table:table-cell table:style-name="ce233"/>
          <table:table-cell table:style-name="ce236"/>
          <table:table-cell table:style-name="ce239"/>
          <table:table-cell table:style-name="ce247" office:value-type="date" office:date-value="2021-02-07" calcext:value-type="date">
            <text:p>dim. 7 févr. 21</text:p>
          </table:table-cell>
          <table:table-cell table:style-name="ce247" office:value-type="date" office:date-value="2021-02-21" calcext:value-type="date">
            <text:p>dim. 21 févr. 21</text:p>
          </table:table-cell>
          <table:table-cell table:style-name="ce247" office:value-type="date" office:date-value="2021-02-14" calcext:value-type="date">
            <text:p>dim. 14 févr. 21</text:p>
          </table:table-cell>
          <table:table-cell table:style-name="ce247" table:number-columns-repeated="2"/>
          <table:table-cell table:style-name="ce247" office:value-type="date" office:date-value="2021-07-07" calcext:value-type="date">
            <text:p>mer. 7 juil. 21</text:p>
          </table:table-cell>
          <table:table-cell table:style-name="ce247" office:value-type="date" office:date-value="2021-03-28" calcext:value-type="date">
            <text:p>dim. 28 mars 21</text:p>
          </table:table-cell>
          <table:table-cell table:style-name="ce247" office:value-type="date" office:date-value="2021-05-13" calcext:value-type="date">
            <text:p>jeu. 13 mai 21</text:p>
          </table:table-cell>
          <table:table-cell table:style-name="ce247" office:value-type="date" office:date-value="2020-10-25" calcext:value-type="date">
            <text:p>dim. 25 oct. 20</text:p>
          </table:table-cell>
          <table:table-cell table:style-name="ce247" office:value-type="date" office:date-value="2021-10-11" calcext:value-type="date">
            <text:p>lun. 11 oct. 21</text:p>
          </table:table-cell>
          <table:table-cell table:style-name="ce247" office:value-type="date" office:date-value="2027-06-05" calcext:value-type="date">
            <text:p>sam. 5 juin 27</text:p>
          </table:table-cell>
          <table:table-cell table:style-name="ce247" office:value-type="date" office:date-value="2019-05-25" calcext:value-type="date">
            <text:p>sam. 25 mai 19</text:p>
          </table:table-cell>
          <table:table-cell table:style-name="ce247" office:value-type="date" office:date-value="2021-12-19" calcext:value-type="date">
            <text:p>dim. 19 déc. 21</text:p>
          </table:table-cell>
          <table:table-cell table:style-name="ce247" office:value-type="date" office:date-value="2021-05-13" calcext:value-type="date">
            <text:p>jeu. 13 mai 21</text:p>
          </table:table-cell>
          <table:table-cell table:style-name="ce247" office:value-type="date" office:date-value="2021-07-01" calcext:value-type="date">
            <text:p>jeu. 1 juil. 21</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1-02-22" calcext:value-type="date">
            <text:p>22/02/21</text:p>
          </table:table-cell>
          <table:table-cell table:style-name="ce234" office:value-type="date" office:date-value="2021-03-08" calcext:value-type="date">
            <text:p>08/03/21</text:p>
          </table:table-cell>
          <table:table-cell table:style-name="ce234" office:value-type="date" office:date-value="2021-03-01" calcext:value-type="date">
            <text:p>01/03/21</text:p>
          </table:table-cell>
          <table:table-cell table:style-name="ce234"/>
          <table:table-cell table:style-name="ce237"/>
          <table:table-cell table:style-name="ce240"/>
          <table:table-cell table:style-name="ce248" office:value-type="date" office:date-value="2021-02-22" calcext:value-type="date">
            <text:p>lun. 22 févr. 21</text:p>
          </table:table-cell>
          <table:table-cell table:style-name="ce248" office:value-type="date" office:date-value="2021-03-08" calcext:value-type="date">
            <text:p>lun. 8 mars 21</text:p>
          </table:table-cell>
          <table:table-cell table:style-name="ce248" office:value-type="date" office:date-value="2021-03-01" calcext:value-type="date">
            <text:p>lun. 1 mars 21</text:p>
          </table:table-cell>
          <table:table-cell table:style-name="ce248" table:number-columns-repeated="2"/>
          <table:table-cell table:style-name="ce248" office:value-type="date" office:date-value="2021-09-03" calcext:value-type="date">
            <text:p>ven. 3 sept. 21</text:p>
          </table:table-cell>
          <table:table-cell table:style-name="ce248" office:value-type="date" office:date-value="2021-04-12" calcext:value-type="date">
            <text:p>lun. 12 avr. 21</text:p>
          </table:table-cell>
          <table:table-cell table:style-name="ce248" office:value-type="date" office:date-value="2021-05-17" calcext:value-type="date">
            <text:p>lun. 17 mai 21</text:p>
          </table:table-cell>
          <table:table-cell table:style-name="ce248" office:value-type="date" office:date-value="2020-11-09" calcext:value-type="date">
            <text:p>lun. 9 nov. 20</text:p>
          </table:table-cell>
          <table:table-cell table:style-name="ce248" office:value-type="date" office:date-value="2021-10-25" calcext:value-type="date">
            <text:p>lun. 25 oct. 21</text:p>
          </table:table-cell>
          <table:table-cell table:style-name="ce248" office:value-type="date" office:date-value="2027-06-21" calcext:value-type="date">
            <text:p>lun. 21 juin 27</text:p>
          </table:table-cell>
          <table:table-cell table:style-name="ce248" office:value-type="date" office:date-value="2019-06-03" calcext:value-type="date">
            <text:p>lun. 3 juin 19</text:p>
          </table:table-cell>
          <table:table-cell table:style-name="ce248" office:value-type="date" office:date-value="2022-01-24" calcext:value-type="date">
            <text:p>lun. 24 janv. 22</text:p>
          </table:table-cell>
          <table:table-cell table:style-name="ce248" office:value-type="date" office:date-value="2021-05-17" calcext:value-type="date">
            <text:p>lun. 17 mai 21</text:p>
          </table:table-cell>
          <table:table-cell table:style-name="ce248" office:value-type="date" office:date-value="2021-09-01" calcext:value-type="date">
            <text:p>mer. 1 sept. 21</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1-04-11" calcext:value-type="date">
            <text:p>11/04/21</text:p>
          </table:table-cell>
          <table:table-cell table:style-name="ce235" office:value-type="date" office:date-value="2021-04-25" calcext:value-type="date">
            <text:p>25/04/21</text:p>
          </table:table-cell>
          <table:table-cell table:style-name="ce235" office:value-type="date" office:date-value="2021-04-18" calcext:value-type="date">
            <text:p>18/04/21</text:p>
          </table:table-cell>
          <table:table-cell table:style-name="ce235"/>
          <table:table-cell table:style-name="ce200"/>
          <table:table-cell table:style-name="ce238"/>
          <table:table-cell table:style-name="ce249" office:value-type="date" office:date-value="2021-04-11" calcext:value-type="date">
            <text:p>dim. 11 avr. 21</text:p>
          </table:table-cell>
          <table:table-cell table:style-name="ce249" office:value-type="date" office:date-value="2021-04-25" calcext:value-type="date">
            <text:p>dim. 25 avr. 21</text:p>
          </table:table-cell>
          <table:table-cell table:style-name="ce249" office:value-type="date" office:date-value="2021-04-18" calcext:value-type="date">
            <text:p>dim. 18 avr. 21</text:p>
          </table:table-cell>
          <table:table-cell table:style-name="ce249" table:number-columns-repeated="2"/>
          <table:table-cell table:style-name="ce249" office:value-type="date" office:date-value="2021-10-24" calcext:value-type="date">
            <text:p>dim. 24 oct. 21</text:p>
          </table:table-cell>
          <table:table-cell table:style-name="ce249" office:value-type="date" office:date-value="2021-07-07" calcext:value-type="date">
            <text:p>mer. 7 juil. 21</text:p>
          </table:table-cell>
          <table:table-cell table:style-name="ce249" office:value-type="date" office:date-value="2021-07-04" calcext:value-type="date">
            <text:p>dim. 4 juil. 21</text:p>
          </table:table-cell>
          <table:table-cell table:style-name="ce249" office:value-type="date" office:date-value="2020-12-20" calcext:value-type="date">
            <text:p>dim. 20 déc. 20</text:p>
          </table:table-cell>
          <table:table-cell table:style-name="ce249" office:value-type="date" office:date-value="2021-12-13" calcext:value-type="date">
            <text:p>lun. 13 déc. 21</text:p>
          </table:table-cell>
          <table:table-cell table:style-name="ce249" office:value-type="date" office:date-value="2027-08-07" calcext:value-type="date">
            <text:p>sam. 7 août 27</text:p>
          </table:table-cell>
          <table:table-cell table:style-name="ce249" office:value-type="date" office:date-value="2019-07-05" calcext:value-type="date">
            <text:p>ven. 5 juil. 19</text:p>
          </table:table-cell>
          <table:table-cell table:style-name="ce249" office:value-type="date" office:date-value="2022-03-13" calcext:value-type="date">
            <text:p>dim. 13 mars 22</text:p>
          </table:table-cell>
          <table:table-cell table:style-name="ce249" office:value-type="date" office:date-value="2021-07-03" calcext:value-type="date">
            <text:p>sam. 3 juil. 21</text:p>
          </table:table-cell>
          <table:table-cell table:style-name="ce249" office:value-type="date" office:date-value="2021-09-27" calcext:value-type="date">
            <text:p>lun. 27 sept. 21</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1-04-26" calcext:value-type="date">
            <text:p>26/04/21</text:p>
          </table:table-cell>
          <table:table-cell table:style-name="ce235" office:value-type="date" office:date-value="2021-05-10" calcext:value-type="date">
            <text:p>10/05/21</text:p>
          </table:table-cell>
          <table:table-cell table:style-name="ce235" office:value-type="date" office:date-value="2021-05-03" calcext:value-type="date">
            <text:p>03/05/21</text:p>
          </table:table-cell>
          <table:table-cell table:style-name="ce235"/>
          <table:table-cell table:style-name="ce200"/>
          <table:table-cell table:style-name="ce238"/>
          <table:table-cell table:style-name="ce249" office:value-type="date" office:date-value="2021-04-26" calcext:value-type="date">
            <text:p>lun. 26 avr. 21</text:p>
          </table:table-cell>
          <table:table-cell table:style-name="ce249" office:value-type="date" office:date-value="2021-05-10" calcext:value-type="date">
            <text:p>lun. 10 mai 21</text:p>
          </table:table-cell>
          <table:table-cell table:style-name="ce249" office:value-type="date" office:date-value="2021-05-03" calcext:value-type="date">
            <text:p>lun. 3 mai 21</text:p>
          </table:table-cell>
          <table:table-cell table:style-name="ce249" table:number-columns-repeated="2"/>
          <table:table-cell table:style-name="ce249" office:value-type="date" office:date-value="2021-11-08" calcext:value-type="date">
            <text:p>lun. 8 nov. 21</text:p>
          </table:table-cell>
          <table:table-cell table:style-name="ce249" office:value-type="date" office:date-value="2021-09-13" calcext:value-type="date">
            <text:p>lun. 13 sept. 21</text:p>
          </table:table-cell>
          <table:table-cell table:style-name="ce249" office:value-type="date" office:date-value="2021-09-02" calcext:value-type="date">
            <text:p>jeu. 2 sept. 21</text:p>
          </table:table-cell>
          <table:table-cell table:style-name="ce249" office:value-type="date" office:date-value="2021-01-04" calcext:value-type="date">
            <text:p>lun. 4 janv. 21</text:p>
          </table:table-cell>
          <table:table-cell table:style-name="ce249" office:value-type="date" office:date-value="2022-01-10" calcext:value-type="date">
            <text:p>lun. 10 janv. 22</text:p>
          </table:table-cell>
          <table:table-cell table:style-name="ce249" office:value-type="date" office:date-value="2027-08-23" calcext:value-type="date">
            <text:p>lun. 23 août 27</text:p>
          </table:table-cell>
          <table:table-cell table:style-name="ce249" office:value-type="date" office:date-value="2019-08-14" calcext:value-type="date">
            <text:p>mer. 14 août 19</text:p>
          </table:table-cell>
          <table:table-cell table:style-name="ce249" office:value-type="date" office:date-value="2022-03-28" calcext:value-type="date">
            <text:p>lun. 28 mars 22</text:p>
          </table:table-cell>
          <table:table-cell table:style-name="ce249" office:value-type="date" office:date-value="2021-09-03" calcext:value-type="date">
            <text:p>ven. 3 sept. 21</text:p>
          </table:table-cell>
          <table:table-cell table:style-name="ce249" office:value-type="date" office:date-value="2021-09-28" calcext:value-type="date">
            <text:p>mar. 28 sept. 21</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1-05-13" calcext:value-type="date">
            <text:p>13/05/21</text:p>
          </table:table-cell>
          <table:table-cell table:style-name="ce233" office:value-type="date" office:date-value="2021-05-13" calcext:value-type="date">
            <text:p>13/05/21</text:p>
          </table:table-cell>
          <table:table-cell table:style-name="ce233" office:value-type="date" office:date-value="2021-05-13" calcext:value-type="date">
            <text:p>13/05/21</text:p>
          </table:table-cell>
          <table:table-cell table:style-name="ce233"/>
          <table:table-cell table:style-name="ce236"/>
          <table:table-cell table:style-name="ce239"/>
          <table:table-cell table:number-columns-repeated="3" table:style-name="ce247" office:value-type="date" office:date-value="2021-05-13" calcext:value-type="date">
            <text:p>jeu. 13 mai 21</text:p>
          </table:table-cell>
          <table:table-cell table:style-name="ce247" table:number-columns-repeated="2"/>
          <table:table-cell table:style-name="ce247" office:value-type="date" office:date-value="2021-12-19" calcext:value-type="date">
            <text:p>dim. 19 déc. 21</text:p>
          </table:table-cell>
          <table:table-cell table:style-name="ce247" office:value-type="date" office:date-value="2021-10-28" calcext:value-type="date">
            <text:p>jeu. 28 oct. 21</text:p>
          </table:table-cell>
          <table:table-cell table:style-name="ce247" office:value-type="date" office:date-value="2021-10-24" calcext:value-type="date">
            <text:p>dim. 24 oct. 21</text:p>
          </table:table-cell>
          <table:table-cell table:style-name="ce247" office:value-type="date" office:date-value="2021-02-07" calcext:value-type="date">
            <text:p>dim. 7 févr. 21</text:p>
          </table:table-cell>
          <table:table-cell table:style-name="ce247" office:value-type="date" office:date-value="2022-02-28" calcext:value-type="date">
            <text:p>lun. 28 févr. 22</text:p>
          </table:table-cell>
          <table:table-cell table:style-name="ce247" office:value-type="date" office:date-value="2027-10-09" calcext:value-type="date">
            <text:p>sam. 9 oct. 27</text:p>
          </table:table-cell>
          <table:table-cell table:style-name="ce247" office:value-type="date" office:date-value="2019-09-14" calcext:value-type="date">
            <text:p>sam. 14 sept. 19</text:p>
          </table:table-cell>
          <table:table-cell table:style-name="ce247" office:value-type="date" office:date-value="2022-05-15" calcext:value-type="date">
            <text:p>dim. 15 mai 22</text:p>
          </table:table-cell>
          <table:table-cell table:style-name="ce247" office:value-type="date" office:date-value="2021-10-28" calcext:value-type="date">
            <text:p>jeu. 28 oct. 21</text:p>
          </table:table-cell>
          <table:table-cell table:style-name="ce247" office:value-type="date" office:date-value="2021-11-01" calcext:value-type="date">
            <text:p>lun. 1 nov. 21</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1-05-17" calcext:value-type="date">
            <text:p>17/05/21</text:p>
          </table:table-cell>
          <table:table-cell table:style-name="ce234" office:value-type="date" office:date-value="2021-05-17" calcext:value-type="date">
            <text:p>17/05/21</text:p>
          </table:table-cell>
          <table:table-cell table:style-name="ce234" office:value-type="date" office:date-value="2021-05-17" calcext:value-type="date">
            <text:p>17/05/21</text:p>
          </table:table-cell>
          <table:table-cell table:style-name="ce234"/>
          <table:table-cell table:style-name="ce237"/>
          <table:table-cell table:style-name="ce240"/>
          <table:table-cell table:number-columns-repeated="3" table:style-name="ce248" office:value-type="date" office:date-value="2021-05-17" calcext:value-type="date">
            <text:p>lun. 17 mai 21</text:p>
          </table:table-cell>
          <table:table-cell table:style-name="ce248" table:number-columns-repeated="2"/>
          <table:table-cell table:style-name="ce248" office:value-type="date" office:date-value="2022-01-03" calcext:value-type="date">
            <text:p>lun. 3 janv. 22</text:p>
          </table:table-cell>
          <table:table-cell table:style-name="ce248" office:value-type="date" office:date-value="2021-11-03" calcext:value-type="date">
            <text:p>mer. 3 nov. 21</text:p>
          </table:table-cell>
          <table:table-cell table:style-name="ce248" office:value-type="date" office:date-value="2021-11-08" calcext:value-type="date">
            <text:p>lun. 8 nov. 21</text:p>
          </table:table-cell>
          <table:table-cell table:style-name="ce248" office:value-type="date" office:date-value="2021-02-22" calcext:value-type="date">
            <text:p>lun. 22 févr. 21</text:p>
          </table:table-cell>
          <table:table-cell table:style-name="ce248" office:value-type="date" office:date-value="2022-03-14" calcext:value-type="date">
            <text:p>lun. 14 mars 22</text:p>
          </table:table-cell>
          <table:table-cell table:style-name="ce248" office:value-type="date" office:date-value="2027-10-25" calcext:value-type="date">
            <text:p>lun. 25 oct. 27</text:p>
          </table:table-cell>
          <table:table-cell table:style-name="ce248" office:value-type="date" office:date-value="2019-09-23" calcext:value-type="date">
            <text:p>lun. 23 sept. 19</text:p>
          </table:table-cell>
          <table:table-cell table:style-name="ce248" office:value-type="date" office:date-value="2022-05-30" calcext:value-type="date">
            <text:p>lun. 30 mai 22</text:p>
          </table:table-cell>
          <table:table-cell table:style-name="ce248" office:value-type="date" office:date-value="2021-11-08" calcext:value-type="date">
            <text:p>lun. 8 nov. 21</text:p>
          </table:table-cell>
          <table:table-cell table:style-name="ce248" office:value-type="date" office:date-value="2021-11-06" calcext:value-type="date">
            <text:p>sam. 6 nov. 21</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1-07-07" calcext:value-type="date">
            <text:p>07/07/21</text:p>
          </table:table-cell>
          <table:table-cell table:style-name="ce235" office:value-type="date" office:date-value="2021-07-07" calcext:value-type="date">
            <text:p>07/07/21</text:p>
          </table:table-cell>
          <table:table-cell table:style-name="ce235" office:value-type="date" office:date-value="2021-07-07" calcext:value-type="date">
            <text:p>07/07/21</text:p>
          </table:table-cell>
          <table:table-cell table:style-name="ce235"/>
          <table:table-cell table:style-name="ce200"/>
          <table:table-cell table:style-name="ce238"/>
          <table:table-cell table:number-columns-repeated="3" table:style-name="ce249" office:value-type="date" office:date-value="2021-07-07" calcext:value-type="date">
            <text:p>mer. 7 juil. 21</text:p>
          </table:table-cell>
          <table:table-cell table:style-name="ce249" table:number-columns-repeated="2"/>
          <table:table-cell table:style-name="ce249" office:value-type="date" office:date-value="2022-02-20" calcext:value-type="date">
            <text:p>dim. 20 févr. 22</text:p>
          </table:table-cell>
          <table:table-cell table:number-columns-repeated="2" table:style-name="ce249" office:value-type="date" office:date-value="2021-12-19" calcext:value-type="date">
            <text:p>dim. 19 déc. 21</text:p>
          </table:table-cell>
          <table:table-cell table:style-name="ce249" office:value-type="date" office:date-value="2021-03-28" calcext:value-type="date">
            <text:p>dim. 28 mars 21</text:p>
          </table:table-cell>
          <table:table-cell table:style-name="ce249" office:value-type="date" office:date-value="2022-05-02" calcext:value-type="date">
            <text:p>lun. 2 mai 22</text:p>
          </table:table-cell>
          <table:table-cell table:style-name="ce249" office:value-type="date" office:date-value="2027-12-18" calcext:value-type="date">
            <text:p>sam. 18 déc. 27</text:p>
          </table:table-cell>
          <table:table-cell table:style-name="ce249" office:value-type="date" office:date-value="2019-10-26" calcext:value-type="date">
            <text:p>sam. 26 oct. 19</text:p>
          </table:table-cell>
          <table:table-cell table:style-name="ce249" office:value-type="date" office:date-value="2022-07-10" calcext:value-type="date">
            <text:p>dim. 10 juil. 22</text:p>
          </table:table-cell>
          <table:table-cell table:style-name="ce249" office:value-type="date" office:date-value="2021-12-18" calcext:value-type="date">
            <text:p>sam. 18 déc. 21</text:p>
          </table:table-cell>
          <table:table-cell table:style-name="ce249" office:value-type="date" office:date-value="2021-12-20" calcext:value-type="date">
            <text:p>lun. 20 déc. 21</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1-09-02" calcext:value-type="date">
            <text:p>02/09/21</text:p>
          </table:table-cell>
          <table:table-cell table:style-name="ce235" office:value-type="date" office:date-value="2021-09-02" calcext:value-type="date">
            <text:p>02/09/21</text:p>
          </table:table-cell>
          <table:table-cell table:style-name="ce235" office:value-type="date" office:date-value="2021-09-02" calcext:value-type="date">
            <text:p>02/09/21</text:p>
          </table:table-cell>
          <table:table-cell table:style-name="ce235"/>
          <table:table-cell table:style-name="ce200"/>
          <table:table-cell table:style-name="ce238"/>
          <table:table-cell table:number-columns-repeated="3" table:style-name="ce249" office:value-type="date" office:date-value="2021-09-02" calcext:value-type="date">
            <text:p>jeu. 2 sept. 21</text:p>
          </table:table-cell>
          <table:table-cell table:style-name="ce249" table:number-columns-repeated="2"/>
          <table:table-cell table:style-name="ce249" office:value-type="date" office:date-value="2022-03-07" calcext:value-type="date">
            <text:p>lun. 7 mars 22</text:p>
          </table:table-cell>
          <table:table-cell table:number-columns-repeated="2" table:style-name="ce249" office:value-type="date" office:date-value="2022-01-03" calcext:value-type="date">
            <text:p>lun. 3 janv. 22</text:p>
          </table:table-cell>
          <table:table-cell table:style-name="ce249" office:value-type="date" office:date-value="2021-04-12" calcext:value-type="date">
            <text:p>lun. 12 avr. 21</text:p>
          </table:table-cell>
          <table:table-cell table:style-name="ce249" office:value-type="date" office:date-value="2022-05-16" calcext:value-type="date">
            <text:p>lun. 16 mai 22</text:p>
          </table:table-cell>
          <table:table-cell table:style-name="ce249" office:value-type="date" office:date-value="2028-02-14" calcext:value-type="date">
            <text:p>lun. 14 févr. 28</text:p>
          </table:table-cell>
          <table:table-cell table:style-name="ce249" office:value-type="date" office:date-value="2019-11-12" calcext:value-type="date">
            <text:p>mar. 12 nov. 19</text:p>
          </table:table-cell>
          <table:table-cell table:style-name="ce249" office:value-type="date" office:date-value="2022-08-16" calcext:value-type="date">
            <text:p>mar. 16 août 22</text:p>
          </table:table-cell>
          <table:table-cell table:style-name="ce249" office:value-type="date" office:date-value="2022-01-03" calcext:value-type="date">
            <text:p>lun. 3 janv. 22</text:p>
          </table:table-cell>
          <table:table-cell table:style-name="ce249" office:value-type="date" office:date-value="2022-01-10" calcext:value-type="date">
            <text:p>lun. 10 janv. 22</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1-10-24" calcext:value-type="date">
            <text:p>24/10/21</text:p>
          </table:table-cell>
          <table:table-cell table:style-name="ce233" office:value-type="date" office:date-value="2021-10-24" calcext:value-type="date">
            <text:p>24/10/21</text:p>
          </table:table-cell>
          <table:table-cell table:style-name="ce233" office:value-type="date" office:date-value="2021-10-24" calcext:value-type="date">
            <text:p>24/10/21</text:p>
          </table:table-cell>
          <table:table-cell table:style-name="ce233"/>
          <table:table-cell table:style-name="ce236"/>
          <table:table-cell table:style-name="ce239"/>
          <table:table-cell table:number-columns-repeated="3" table:style-name="ce247" office:value-type="date" office:date-value="2021-10-24" calcext:value-type="date">
            <text:p>dim. 24 oct. 21</text:p>
          </table:table-cell>
          <table:table-cell table:style-name="ce247" table:number-columns-repeated="2"/>
          <table:table-cell table:style-name="ce247" office:value-type="date" office:date-value="2022-04-24" calcext:value-type="date">
            <text:p>dim. 24 avr. 22</text:p>
          </table:table-cell>
          <table:table-cell table:number-columns-repeated="2" table:style-name="ce247" office:value-type="date" office:date-value="2022-02-20" calcext:value-type="date">
            <text:p>dim. 20 févr. 22</text:p>
          </table:table-cell>
          <table:table-cell table:style-name="ce247" office:value-type="date" office:date-value="2021-05-13" calcext:value-type="date">
            <text:p>jeu. 13 mai 21</text:p>
          </table:table-cell>
          <table:table-cell table:style-name="ce247" office:value-type="date" office:date-value="2022-07-07" calcext:value-type="date">
            <text:p>jeu. 7 juil. 22</text:p>
          </table:table-cell>
          <table:table-cell table:style-name="ce247" office:value-type="date" office:date-value="2028-04-08" calcext:value-type="date">
            <text:p>sam. 8 avr. 28</text:p>
          </table:table-cell>
          <table:table-cell table:style-name="ce247" office:value-type="date" office:date-value="2019-12-14" calcext:value-type="date">
            <text:p>sam. 14 déc. 19</text:p>
          </table:table-cell>
          <table:table-cell table:style-name="ce247" office:value-type="date" office:date-value="2022-10-09" calcext:value-type="date">
            <text:p>dim. 9 oct. 22</text:p>
          </table:table-cell>
          <table:table-cell table:style-name="ce247" office:value-type="date" office:date-value="2022-02-19" calcext:value-type="date">
            <text:p>sam. 19 févr. 22</text:p>
          </table:table-cell>
          <table:table-cell table:style-name="ce247" office:value-type="date" office:date-value="2022-02-28" calcext:value-type="date">
            <text:p>lun. 28 févr. 22</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1-11-08" calcext:value-type="date">
            <text:p>08/11/21</text:p>
          </table:table-cell>
          <table:table-cell table:style-name="ce234" office:value-type="date" office:date-value="2021-11-08" calcext:value-type="date">
            <text:p>08/11/21</text:p>
          </table:table-cell>
          <table:table-cell table:style-name="ce234" office:value-type="date" office:date-value="2021-11-08" calcext:value-type="date">
            <text:p>08/11/21</text:p>
          </table:table-cell>
          <table:table-cell table:style-name="ce234"/>
          <table:table-cell table:style-name="ce237"/>
          <table:table-cell table:style-name="ce240"/>
          <table:table-cell table:number-columns-repeated="3" table:style-name="ce248" office:value-type="date" office:date-value="2021-11-08" calcext:value-type="date">
            <text:p>lun. 8 nov. 21</text:p>
          </table:table-cell>
          <table:table-cell table:style-name="ce248" table:number-columns-repeated="2"/>
          <table:table-cell table:style-name="ce248" office:value-type="date" office:date-value="2022-05-09" calcext:value-type="date">
            <text:p>lun. 9 mai 22</text:p>
          </table:table-cell>
          <table:table-cell table:number-columns-repeated="2" table:style-name="ce248" office:value-type="date" office:date-value="2022-03-07" calcext:value-type="date">
            <text:p>lun. 7 mars 22</text:p>
          </table:table-cell>
          <table:table-cell table:style-name="ce248" office:value-type="date" office:date-value="2021-05-17" calcext:value-type="date">
            <text:p>lun. 17 mai 21</text:p>
          </table:table-cell>
          <table:table-cell table:style-name="ce248" office:value-type="date" office:date-value="2022-08-24" calcext:value-type="date">
            <text:p>mer. 24 août 22</text:p>
          </table:table-cell>
          <table:table-cell table:style-name="ce248" office:value-type="date" office:date-value="2028-04-24" calcext:value-type="date">
            <text:p>lun. 24 avr. 28</text:p>
          </table:table-cell>
          <table:table-cell table:style-name="ce248" office:value-type="date" office:date-value="2020-01-13" calcext:value-type="date">
            <text:p>lun. 13 janv. 20</text:p>
          </table:table-cell>
          <table:table-cell table:style-name="ce248" office:value-type="date" office:date-value="2022-10-24" calcext:value-type="date">
            <text:p>lun. 24 oct. 22</text:p>
          </table:table-cell>
          <table:table-cell table:style-name="ce248" office:value-type="date" office:date-value="2022-03-07" calcext:value-type="date">
            <text:p>lun. 7 mars 22</text:p>
          </table:table-cell>
          <table:table-cell table:style-name="ce248" office:value-type="date" office:date-value="2022-03-05" calcext:value-type="date">
            <text:p>sam. 5 mars 22</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1-12-19" calcext:value-type="date">
            <text:p>19/12/21</text:p>
          </table:table-cell>
          <table:table-cell table:style-name="ce235" office:value-type="date" office:date-value="2021-12-19" calcext:value-type="date">
            <text:p>19/12/21</text:p>
          </table:table-cell>
          <table:table-cell table:style-name="ce235" office:value-type="date" office:date-value="2021-12-19" calcext:value-type="date">
            <text:p>19/12/21</text:p>
          </table:table-cell>
          <table:table-cell table:style-name="ce235"/>
          <table:table-cell table:style-name="ce200"/>
          <table:table-cell table:style-name="ce238"/>
          <table:table-cell table:number-columns-repeated="3" table:style-name="ce249" office:value-type="date" office:date-value="2021-12-19" calcext:value-type="date">
            <text:p>dim. 19 déc. 21</text:p>
          </table:table-cell>
          <table:table-cell table:style-name="ce249" table:number-columns-repeated="2"/>
          <table:table-cell table:style-name="ce249" office:value-type="date" office:date-value="2022-05-26" calcext:value-type="date">
            <text:p>jeu. 26 mai 22</text:p>
          </table:table-cell>
          <table:table-cell table:style-name="ce249" office:value-type="date" office:date-value="2022-04-14" calcext:value-type="date">
            <text:p>jeu. 14 avr. 22</text:p>
          </table:table-cell>
          <table:table-cell table:style-name="ce249" office:value-type="date" office:date-value="2022-04-15" calcext:value-type="date">
            <text:p>ven. 15 avr. 22</text:p>
          </table:table-cell>
          <table:table-cell table:style-name="ce249" office:value-type="date" office:date-value="2021-05-22" calcext:value-type="date">
            <text:p>sam. 22 mai 21</text:p>
          </table:table-cell>
          <table:table-cell table:style-name="ce249" office:value-type="date" office:date-value="2022-10-09" calcext:value-type="date">
            <text:p>dim. 9 oct. 22</text:p>
          </table:table-cell>
          <table:table-cell table:style-name="ce249" office:value-type="date" office:date-value="2028-06-10" calcext:value-type="date">
            <text:p>sam. 10 juin 28</text:p>
          </table:table-cell>
          <table:table-cell table:style-name="ce249" office:value-type="date" office:date-value="2020-02-15" calcext:value-type="date">
            <text:p>sam. 15 févr. 20</text:p>
          </table:table-cell>
          <table:table-cell table:style-name="ce249" office:value-type="date" office:date-value="2022-12-18" calcext:value-type="date">
            <text:p>dim. 18 déc. 22</text:p>
          </table:table-cell>
          <table:table-cell table:style-name="ce249" office:value-type="date" office:date-value="2022-04-16" calcext:value-type="date">
            <text:p>sam. 16 avr. 22</text:p>
          </table:table-cell>
          <table:table-cell table:style-name="ce249" office:value-type="date" office:date-value="2022-04-04" calcext:value-type="date">
            <text:p>lun. 4 avr. 22</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2-01-03" calcext:value-type="date">
            <text:p>03/01/22</text:p>
          </table:table-cell>
          <table:table-cell table:style-name="ce235" office:value-type="date" office:date-value="2022-01-03" calcext:value-type="date">
            <text:p>03/01/22</text:p>
          </table:table-cell>
          <table:table-cell table:style-name="ce235" office:value-type="date" office:date-value="2022-01-03" calcext:value-type="date">
            <text:p>03/01/22</text:p>
          </table:table-cell>
          <table:table-cell table:style-name="ce235"/>
          <table:table-cell table:style-name="ce200"/>
          <table:table-cell table:style-name="ce238"/>
          <table:table-cell table:number-columns-repeated="3" table:style-name="ce249" office:value-type="date" office:date-value="2022-01-03" calcext:value-type="date">
            <text:p>lun. 3 janv. 22</text:p>
          </table:table-cell>
          <table:table-cell table:style-name="ce249" table:number-columns-repeated="2"/>
          <table:table-cell table:style-name="ce249" office:value-type="date" office:date-value="2022-05-30" calcext:value-type="date">
            <text:p>lun. 30 mai 22</text:p>
          </table:table-cell>
          <table:table-cell table:style-name="ce249" office:value-type="date" office:date-value="2022-04-25" calcext:value-type="date">
            <text:p>lun. 25 avr. 22</text:p>
          </table:table-cell>
          <table:table-cell table:style-name="ce249" office:value-type="date" office:date-value="2022-05-02" calcext:value-type="date">
            <text:p>lun. 2 mai 22</text:p>
          </table:table-cell>
          <table:table-cell table:style-name="ce249" office:value-type="date" office:date-value="2021-05-25" calcext:value-type="date">
            <text:p>mar. 25 mai 21</text:p>
          </table:table-cell>
          <table:table-cell table:style-name="ce249" office:value-type="date" office:date-value="2022-10-24" calcext:value-type="date">
            <text:p>lun. 24 oct. 22</text:p>
          </table:table-cell>
          <table:table-cell table:style-name="ce249" office:value-type="date" office:date-value="2028-06-26" calcext:value-type="date">
            <text:p>lun. 26 juin 28</text:p>
          </table:table-cell>
          <table:table-cell table:style-name="ce249" office:value-type="date" office:date-value="2020-02-24" calcext:value-type="date">
            <text:p>lun. 24 févr. 20</text:p>
          </table:table-cell>
          <table:table-cell table:style-name="ce249" office:value-type="date" office:date-value="2023-01-23" calcext:value-type="date">
            <text:p>lun. 23 janv. 23</text:p>
          </table:table-cell>
          <table:table-cell table:style-name="ce249" office:value-type="date" office:date-value="2022-05-02" calcext:value-type="date">
            <text:p>lun. 2 mai 22</text:p>
          </table:table-cell>
          <table:table-cell table:style-name="ce249" office:value-type="date" office:date-value="2022-04-16" calcext:value-type="date">
            <text:p>sam. 16 avr. 22</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2-02-13" calcext:value-type="date">
            <text:p>13/02/22</text:p>
          </table:table-cell>
          <table:table-cell table:style-name="ce233" office:value-type="date" office:date-value="2022-02-06" calcext:value-type="date">
            <text:p>06/02/22</text:p>
          </table:table-cell>
          <table:table-cell table:style-name="ce233" office:value-type="date" office:date-value="2022-02-20" calcext:value-type="date">
            <text:p>20/02/22</text:p>
          </table:table-cell>
          <table:table-cell table:style-name="ce233"/>
          <table:table-cell table:style-name="ce236"/>
          <table:table-cell table:style-name="ce239"/>
          <table:table-cell table:style-name="ce247" office:value-type="date" office:date-value="2022-02-13" calcext:value-type="date">
            <text:p>dim. 13 févr. 22</text:p>
          </table:table-cell>
          <table:table-cell table:style-name="ce247" office:value-type="date" office:date-value="2022-02-06" calcext:value-type="date">
            <text:p>dim. 6 févr. 22</text:p>
          </table:table-cell>
          <table:table-cell table:style-name="ce247" office:value-type="date" office:date-value="2022-02-20" calcext:value-type="date">
            <text:p>dim. 20 févr. 22</text:p>
          </table:table-cell>
          <table:table-cell table:style-name="ce247" table:number-columns-repeated="2"/>
          <table:table-cell table:style-name="ce247" office:value-type="date" office:date-value="2022-07-09" calcext:value-type="date">
            <text:p>sam. 9 juil. 22</text:p>
          </table:table-cell>
          <table:table-cell table:style-name="ce247" office:value-type="date" office:date-value="2022-05-23" calcext:value-type="date">
            <text:p>lun. 23 mai 22</text:p>
          </table:table-cell>
          <table:table-cell table:style-name="ce247" office:value-type="date" office:date-value="2022-05-26" calcext:value-type="date">
            <text:p>jeu. 26 mai 22</text:p>
          </table:table-cell>
          <table:table-cell table:style-name="ce247" office:value-type="date" office:date-value="2021-07-07" calcext:value-type="date">
            <text:p>mer. 7 juil. 21</text:p>
          </table:table-cell>
          <table:table-cell table:style-name="ce247" office:value-type="date" office:date-value="2022-12-11" calcext:value-type="date">
            <text:p>dim. 11 déc. 22</text:p>
          </table:table-cell>
          <table:table-cell table:style-name="ce247" office:value-type="date" office:date-value="2028-08-12" calcext:value-type="date">
            <text:p>sam. 12 août 28</text:p>
          </table:table-cell>
          <table:table-cell table:style-name="ce247" office:value-type="date" office:date-value="2020-03-28" calcext:value-type="date">
            <text:p>sam. 28 mars 20</text:p>
          </table:table-cell>
          <table:table-cell table:style-name="ce247" office:value-type="date" office:date-value="2023-03-12" calcext:value-type="date">
            <text:p>dim. 12 mars 23</text:p>
          </table:table-cell>
          <table:table-cell table:style-name="ce247" office:value-type="date" office:date-value="2022-05-26" calcext:value-type="date">
            <text:p>jeu. 26 mai 22</text:p>
          </table:table-cell>
          <table:table-cell table:style-name="ce247" office:value-type="date" office:date-value="2022-07-01" calcext:value-type="date">
            <text:p>ven. 1 juil. 22</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2-02-28" calcext:value-type="date">
            <text:p>28/02/22</text:p>
          </table:table-cell>
          <table:table-cell table:style-name="ce234" office:value-type="date" office:date-value="2022-02-21" calcext:value-type="date">
            <text:p>21/02/22</text:p>
          </table:table-cell>
          <table:table-cell table:style-name="ce234" office:value-type="date" office:date-value="2022-03-07" calcext:value-type="date">
            <text:p>07/03/22</text:p>
          </table:table-cell>
          <table:table-cell table:style-name="ce234"/>
          <table:table-cell table:style-name="ce237"/>
          <table:table-cell table:style-name="ce240"/>
          <table:table-cell table:style-name="ce248" office:value-type="date" office:date-value="2022-02-28" calcext:value-type="date">
            <text:p>lun. 28 févr. 22</text:p>
          </table:table-cell>
          <table:table-cell table:style-name="ce248" office:value-type="date" office:date-value="2022-02-21" calcext:value-type="date">
            <text:p>lun. 21 févr. 22</text:p>
          </table:table-cell>
          <table:table-cell table:style-name="ce248" office:value-type="date" office:date-value="2022-03-07" calcext:value-type="date">
            <text:p>lun. 7 mars 22</text:p>
          </table:table-cell>
          <table:table-cell table:style-name="ce248" table:number-columns-repeated="2"/>
          <table:table-cell table:style-name="ce248" office:value-type="date" office:date-value="2022-09-02" calcext:value-type="date">
            <text:p>ven. 2 sept. 22</text:p>
          </table:table-cell>
          <table:table-cell table:style-name="ce248" office:value-type="date" office:date-value="2022-05-26" calcext:value-type="date">
            <text:p>jeu. 26 mai 22</text:p>
          </table:table-cell>
          <table:table-cell table:style-name="ce248" office:value-type="date" office:date-value="2022-05-30" calcext:value-type="date">
            <text:p>lun. 30 mai 22</text:p>
          </table:table-cell>
          <table:table-cell table:style-name="ce248" office:value-type="date" office:date-value="2021-09-13" calcext:value-type="date">
            <text:p>lun. 13 sept. 21</text:p>
          </table:table-cell>
          <table:table-cell table:style-name="ce248" office:value-type="date" office:date-value="2023-01-09" calcext:value-type="date">
            <text:p>lun. 9 janv. 23</text:p>
          </table:table-cell>
          <table:table-cell table:style-name="ce248" office:value-type="date" office:date-value="2028-08-28" calcext:value-type="date">
            <text:p>lun. 28 août 28</text:p>
          </table:table-cell>
          <table:table-cell table:style-name="ce248" office:value-type="date" office:date-value="2020-04-14" calcext:value-type="date">
            <text:p>mar. 14 avr. 20</text:p>
          </table:table-cell>
          <table:table-cell table:style-name="ce248" office:value-type="date" office:date-value="2023-03-27" calcext:value-type="date">
            <text:p>lun. 27 mars 23</text:p>
          </table:table-cell>
          <table:table-cell table:style-name="ce248" office:value-type="date" office:date-value="2022-05-30" calcext:value-type="date">
            <text:p>lun. 30 mai 22</text:p>
          </table:table-cell>
          <table:table-cell table:style-name="ce248" office:value-type="date" office:date-value="2022-08-29" calcext:value-type="date">
            <text:p>lun. 29 août 22</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2-04-17" calcext:value-type="date">
            <text:p>17/04/22</text:p>
          </table:table-cell>
          <table:table-cell table:style-name="ce235" office:value-type="date" office:date-value="2022-04-10" calcext:value-type="date">
            <text:p>10/04/22</text:p>
          </table:table-cell>
          <table:table-cell table:style-name="ce235" office:value-type="date" office:date-value="2022-04-24" calcext:value-type="date">
            <text:p>24/04/22</text:p>
          </table:table-cell>
          <table:table-cell table:style-name="ce235"/>
          <table:table-cell table:style-name="ce200"/>
          <table:table-cell table:style-name="ce238"/>
          <table:table-cell table:style-name="ce249" office:value-type="date" office:date-value="2022-04-17" calcext:value-type="date">
            <text:p>dim. 17 avr. 22</text:p>
          </table:table-cell>
          <table:table-cell table:style-name="ce249" office:value-type="date" office:date-value="2022-04-10" calcext:value-type="date">
            <text:p>dim. 10 avr. 22</text:p>
          </table:table-cell>
          <table:table-cell table:style-name="ce249" office:value-type="date" office:date-value="2022-04-24" calcext:value-type="date">
            <text:p>dim. 24 avr. 22</text:p>
          </table:table-cell>
          <table:table-cell table:style-name="ce249" table:number-columns-repeated="2"/>
          <table:table-cell table:style-name="ce249" office:value-type="date" office:date-value="2022-10-23" calcext:value-type="date">
            <text:p>dim. 23 oct. 22</text:p>
          </table:table-cell>
          <table:table-cell table:style-name="ce249" office:value-type="date" office:date-value="2022-07-08" calcext:value-type="date">
            <text:p>ven. 8 juil. 22</text:p>
          </table:table-cell>
          <table:table-cell table:style-name="ce249" office:value-type="date" office:date-value="2022-07-10" calcext:value-type="date">
            <text:p>dim. 10 juil. 22</text:p>
          </table:table-cell>
          <table:table-cell table:style-name="ce249" office:value-type="date" office:date-value="2021-10-24" calcext:value-type="date">
            <text:p>dim. 24 oct. 21</text:p>
          </table:table-cell>
          <table:table-cell table:style-name="ce249" office:value-type="date" office:date-value="2023-02-19" calcext:value-type="date">
            <text:p>dim. 19 févr. 23</text:p>
          </table:table-cell>
          <table:table-cell table:style-name="ce249" office:value-type="date" office:date-value="2028-10-14" calcext:value-type="date">
            <text:p>sam. 14 oct. 28</text:p>
          </table:table-cell>
          <table:table-cell table:style-name="ce249" office:value-type="date" office:date-value="2020-05-15" calcext:value-type="date">
            <text:p>ven. 15 mai 20</text:p>
          </table:table-cell>
          <table:table-cell table:style-name="ce249" office:value-type="date" office:date-value="2023-05-14" calcext:value-type="date">
            <text:p>dim. 14 mai 23</text:p>
          </table:table-cell>
          <table:table-cell table:style-name="ce249" office:value-type="date" office:date-value="2022-07-02" calcext:value-type="date">
            <text:p>sam. 2 juil. 22</text:p>
          </table:table-cell>
          <table:table-cell table:style-name="ce249" office:value-type="date" office:date-value="2022-10-24" calcext:value-type="date">
            <text:p>lun. 24 oct. 22</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2-05-02" calcext:value-type="date">
            <text:p>02/05/22</text:p>
          </table:table-cell>
          <table:table-cell table:style-name="ce235" office:value-type="date" office:date-value="2022-04-25" calcext:value-type="date">
            <text:p>25/04/22</text:p>
          </table:table-cell>
          <table:table-cell table:style-name="ce235" office:value-type="date" office:date-value="2022-05-09" calcext:value-type="date">
            <text:p>09/05/22</text:p>
          </table:table-cell>
          <table:table-cell table:style-name="ce235"/>
          <table:table-cell table:style-name="ce200"/>
          <table:table-cell table:style-name="ce238"/>
          <table:table-cell table:style-name="ce249" office:value-type="date" office:date-value="2022-05-02" calcext:value-type="date">
            <text:p>lun. 2 mai 22</text:p>
          </table:table-cell>
          <table:table-cell table:style-name="ce249" office:value-type="date" office:date-value="2022-04-25" calcext:value-type="date">
            <text:p>lun. 25 avr. 22</text:p>
          </table:table-cell>
          <table:table-cell table:style-name="ce249" office:value-type="date" office:date-value="2022-05-09" calcext:value-type="date">
            <text:p>lun. 9 mai 22</text:p>
          </table:table-cell>
          <table:table-cell table:style-name="ce249" table:number-columns-repeated="2"/>
          <table:table-cell table:style-name="ce249" office:value-type="date" office:date-value="2022-11-07" calcext:value-type="date">
            <text:p>lun. 7 nov. 22</text:p>
          </table:table-cell>
          <table:table-cell table:style-name="ce249" office:value-type="date" office:date-value="2022-09-01" calcext:value-type="date">
            <text:p>jeu. 1 sept. 22</text:p>
          </table:table-cell>
          <table:table-cell table:style-name="ce249" office:value-type="date" office:date-value="2022-09-05" calcext:value-type="date">
            <text:p>lun. 5 sept. 22</text:p>
          </table:table-cell>
          <table:table-cell table:style-name="ce249" office:value-type="date" office:date-value="2021-11-03" calcext:value-type="date">
            <text:p>mer. 3 nov. 21</text:p>
          </table:table-cell>
          <table:table-cell table:style-name="ce249" office:value-type="date" office:date-value="2023-03-06" calcext:value-type="date">
            <text:p>lun. 6 mars 23</text:p>
          </table:table-cell>
          <table:table-cell table:style-name="ce249" office:value-type="date" office:date-value="2028-10-30" calcext:value-type="date">
            <text:p>lun. 30 oct. 28</text:p>
          </table:table-cell>
          <table:table-cell table:style-name="ce249" office:value-type="date" office:date-value="2020-05-25" calcext:value-type="date">
            <text:p>lun. 25 mai 20</text:p>
          </table:table-cell>
          <table:table-cell table:style-name="ce249" office:value-type="date" office:date-value="2023-05-30" calcext:value-type="date">
            <text:p>mar. 30 mai 23</text:p>
          </table:table-cell>
          <table:table-cell table:style-name="ce249" office:value-type="date" office:date-value="2022-09-02" calcext:value-type="date">
            <text:p>ven. 2 sept. 22</text:p>
          </table:table-cell>
          <table:table-cell table:style-name="ce249" office:value-type="date" office:date-value="2022-11-05" calcext:value-type="date">
            <text:p>sam. 5 nov. 22</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2-05-26" calcext:value-type="date">
            <text:p>26/05/22</text:p>
          </table:table-cell>
          <table:table-cell table:style-name="ce233" office:value-type="date" office:date-value="2022-05-26" calcext:value-type="date">
            <text:p>26/05/22</text:p>
          </table:table-cell>
          <table:table-cell table:style-name="ce233" office:value-type="date" office:date-value="2022-05-26" calcext:value-type="date">
            <text:p>26/05/22</text:p>
          </table:table-cell>
          <table:table-cell table:style-name="ce233"/>
          <table:table-cell table:style-name="ce236"/>
          <table:table-cell table:style-name="ce239"/>
          <table:table-cell table:number-columns-repeated="3" table:style-name="ce247" office:value-type="date" office:date-value="2022-05-26" calcext:value-type="date">
            <text:p>jeu. 26 mai 22</text:p>
          </table:table-cell>
          <table:table-cell table:style-name="ce247" table:number-columns-repeated="2"/>
          <table:table-cell table:style-name="ce247" office:value-type="date" office:date-value="2022-12-18" calcext:value-type="date">
            <text:p>dim. 18 déc. 22</text:p>
          </table:table-cell>
          <table:table-cell table:number-columns-repeated="2" table:style-name="ce247" office:value-type="date" office:date-value="2022-10-23" calcext:value-type="date">
            <text:p>dim. 23 oct. 22</text:p>
          </table:table-cell>
          <table:table-cell table:style-name="ce247" office:value-type="date" office:date-value="2021-12-19" calcext:value-type="date">
            <text:p>dim. 19 déc. 21</text:p>
          </table:table-cell>
          <table:table-cell table:style-name="ce247" office:value-type="date" office:date-value="2023-04-23" calcext:value-type="date">
            <text:p>dim. 23 avr. 23</text:p>
          </table:table-cell>
          <table:table-cell table:style-name="ce247" office:value-type="date" office:date-value="2028-12-16" calcext:value-type="date">
            <text:p>sam. 16 déc. 28</text:p>
          </table:table-cell>
          <table:table-cell table:style-name="ce247" office:value-type="date" office:date-value="2020-07-03" calcext:value-type="date">
            <text:p>ven. 3 juil. 20</text:p>
          </table:table-cell>
          <table:table-cell table:style-name="ce247" office:value-type="date" office:date-value="2023-07-09" calcext:value-type="date">
            <text:p>dim. 9 juil. 23</text:p>
          </table:table-cell>
          <table:table-cell table:style-name="ce247" office:value-type="date" office:date-value="2022-10-27" calcext:value-type="date">
            <text:p>jeu. 27 oct. 22</text:p>
          </table:table-cell>
          <table:table-cell table:style-name="ce247" office:value-type="date" office:date-value="2022-12-26" calcext:value-type="date">
            <text:p>lun. 26 déc. 22</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2-05-30" calcext:value-type="date">
            <text:p>30/05/22</text:p>
          </table:table-cell>
          <table:table-cell table:style-name="ce234" office:value-type="date" office:date-value="2022-05-30" calcext:value-type="date">
            <text:p>30/05/22</text:p>
          </table:table-cell>
          <table:table-cell table:style-name="ce234" office:value-type="date" office:date-value="2022-05-30" calcext:value-type="date">
            <text:p>30/05/22</text:p>
          </table:table-cell>
          <table:table-cell table:style-name="ce234"/>
          <table:table-cell table:style-name="ce237"/>
          <table:table-cell table:style-name="ce240"/>
          <table:table-cell table:number-columns-repeated="3" table:style-name="ce248" office:value-type="date" office:date-value="2022-05-30" calcext:value-type="date">
            <text:p>lun. 30 mai 22</text:p>
          </table:table-cell>
          <table:table-cell table:style-name="ce248" table:number-columns-repeated="2"/>
          <table:table-cell table:style-name="ce248" office:value-type="date" office:date-value="2023-01-03" calcext:value-type="date">
            <text:p>mar. 3 janv. 23</text:p>
          </table:table-cell>
          <table:table-cell table:number-columns-repeated="2" table:style-name="ce248" office:value-type="date" office:date-value="2022-11-07" calcext:value-type="date">
            <text:p>lun. 7 nov. 22</text:p>
          </table:table-cell>
          <table:table-cell table:style-name="ce248" office:value-type="date" office:date-value="2022-01-03" calcext:value-type="date">
            <text:p>lun. 3 janv. 22</text:p>
          </table:table-cell>
          <table:table-cell table:style-name="ce248" office:value-type="date" office:date-value="2023-05-09" calcext:value-type="date">
            <text:p>mar. 9 mai 23</text:p>
          </table:table-cell>
          <table:table-cell table:style-name="ce248" office:value-type="date" office:date-value="2029-02-12" calcext:value-type="date">
            <text:p>lun. 12 févr. 29</text:p>
          </table:table-cell>
          <table:table-cell table:style-name="ce248" office:value-type="date" office:date-value="2020-08-12" calcext:value-type="date">
            <text:p>mer. 12 août 20</text:p>
          </table:table-cell>
          <table:table-cell table:style-name="ce248" office:value-type="date" office:date-value="2023-08-17" calcext:value-type="date">
            <text:p>jeu. 17 août 23</text:p>
          </table:table-cell>
          <table:table-cell table:style-name="ce248" office:value-type="date" office:date-value="2022-11-07" calcext:value-type="date">
            <text:p>lun. 7 nov. 22</text:p>
          </table:table-cell>
          <table:table-cell table:style-name="ce248" office:value-type="date" office:date-value="2023-01-07" calcext:value-type="date">
            <text:p>sam. 7 janv. 23</text:p>
          </table:table-cell>
          <table:table-cell table:style-name="ce237" table:number-columns-repeated="32"/>
          <table:table-cell table:style-name="ce273" table:number-columns-repeated="203"/>
          <table:table-cell table:style-name="ce275"/>
        </table:table-row>
        <table:table-row table:style-name="ro6">
          <table:table-cell table:style-name="ce233" office:value-type="date" office:date-value="2022-07-08" calcext:value-type="date">
            <text:p>08/07/22</text:p>
          </table:table-cell>
          <table:table-cell table:style-name="ce233" office:value-type="date" office:date-value="2022-07-08" calcext:value-type="date">
            <text:p>08/07/22</text:p>
          </table:table-cell>
          <table:table-cell table:style-name="ce233" office:value-type="date" office:date-value="2022-07-08" calcext:value-type="date">
            <text:p>08/07/22</text:p>
          </table:table-cell>
          <table:table-cell table:style-name="ce233"/>
          <table:table-cell table:style-name="ce236"/>
          <table:table-cell table:style-name="ce239"/>
          <table:table-cell table:number-columns-repeated="3" table:style-name="ce247" office:value-type="date" office:date-value="2022-07-08" calcext:value-type="date">
            <text:p>ven. 8 juil. 22</text:p>
          </table:table-cell>
          <table:table-cell table:style-name="ce247" table:number-columns-repeated="2"/>
          <table:table-cell table:style-name="ce247" office:value-type="date" office:date-value="2023-02-19" calcext:value-type="date">
            <text:p>dim. 19 févr. 23</text:p>
          </table:table-cell>
          <table:table-cell table:number-columns-repeated="2" table:style-name="ce247" office:value-type="date" office:date-value="2022-12-18" calcext:value-type="date">
            <text:p>dim. 18 déc. 22</text:p>
          </table:table-cell>
          <table:table-cell table:style-name="ce247" office:value-type="date" office:date-value="2022-02-20" calcext:value-type="date">
            <text:p>dim. 20 févr. 22</text:p>
          </table:table-cell>
          <table:table-cell table:style-name="ce247" office:value-type="date" office:date-value="2023-07-09" calcext:value-type="date">
            <text:p>dim. 9 juil. 23</text:p>
          </table:table-cell>
          <table:table-cell table:style-name="ce247"/>
          <table:table-cell table:style-name="ce247" office:value-type="date" office:date-value="2020-09-14" calcext:value-type="date">
            <text:p>lun. 14 sept. 20</text:p>
          </table:table-cell>
          <table:table-cell table:style-name="ce247" office:value-type="date" office:date-value="2023-10-15" calcext:value-type="date">
            <text:p>dim. 15 oct. 23</text:p>
          </table:table-cell>
          <table:table-cell table:style-name="ce247" office:value-type="date" office:date-value="2022-12-21" calcext:value-type="date">
            <text:p>mer. 21 déc. 22</text:p>
          </table:table-cell>
          <table:table-cell table:style-name="ce247" office:value-type="date" office:date-value="2023-02-20" calcext:value-type="date">
            <text:p>lun. 20 févr. 23</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2-09-01" calcext:value-type="date">
            <text:p>01/09/22</text:p>
          </table:table-cell>
          <table:table-cell table:style-name="ce234" office:value-type="date" office:date-value="2022-09-01" calcext:value-type="date">
            <text:p>01/09/22</text:p>
          </table:table-cell>
          <table:table-cell table:style-name="ce234" office:value-type="date" office:date-value="2022-09-01" calcext:value-type="date">
            <text:p>01/09/22</text:p>
          </table:table-cell>
          <table:table-cell table:style-name="ce234"/>
          <table:table-cell table:style-name="ce237"/>
          <table:table-cell table:style-name="ce240"/>
          <table:table-cell table:number-columns-repeated="3" table:style-name="ce248" office:value-type="date" office:date-value="2022-09-01" calcext:value-type="date">
            <text:p>jeu. 1 sept. 22</text:p>
          </table:table-cell>
          <table:table-cell table:style-name="ce248" table:number-columns-repeated="2"/>
          <table:table-cell table:style-name="ce248" office:value-type="date" office:date-value="2023-03-06" calcext:value-type="date">
            <text:p>lun. 6 mars 23</text:p>
          </table:table-cell>
          <table:table-cell table:number-columns-repeated="2" table:style-name="ce248" office:value-type="date" office:date-value="2023-01-03" calcext:value-type="date">
            <text:p>mar. 3 janv. 23</text:p>
          </table:table-cell>
          <table:table-cell table:style-name="ce248" office:value-type="date" office:date-value="2022-03-07" calcext:value-type="date">
            <text:p>lun. 7 mars 22</text:p>
          </table:table-cell>
          <table:table-cell table:style-name="ce248" office:value-type="date" office:date-value="2023-08-23" calcext:value-type="date">
            <text:p>mer. 23 août 23</text:p>
          </table:table-cell>
          <table:table-cell table:style-name="ce248"/>
          <table:table-cell table:style-name="ce248" office:value-type="date" office:date-value="2020-09-21" calcext:value-type="date">
            <text:p>lun. 21 sept. 20</text:p>
          </table:table-cell>
          <table:table-cell table:style-name="ce248" office:value-type="date" office:date-value="2023-10-30" calcext:value-type="date">
            <text:p>lun. 30 oct. 23</text:p>
          </table:table-cell>
          <table:table-cell table:style-name="ce248" office:value-type="date" office:date-value="2023-01-04" calcext:value-type="date">
            <text:p>mer. 4 janv. 23</text:p>
          </table:table-cell>
          <table:table-cell table:style-name="ce248" office:value-type="date" office:date-value="2023-03-04" calcext:value-type="date">
            <text:p>sam. 4 mars 23</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2-10-23" calcext:value-type="date">
            <text:p>23/10/22</text:p>
          </table:table-cell>
          <table:table-cell table:style-name="ce235" office:value-type="date" office:date-value="2022-10-23" calcext:value-type="date">
            <text:p>23/10/22</text:p>
          </table:table-cell>
          <table:table-cell table:style-name="ce235" office:value-type="date" office:date-value="2022-10-23" calcext:value-type="date">
            <text:p>23/10/22</text:p>
          </table:table-cell>
          <table:table-cell table:style-name="ce235"/>
          <table:table-cell table:style-name="ce200"/>
          <table:table-cell table:style-name="ce238"/>
          <table:table-cell table:number-columns-repeated="3" table:style-name="ce249" office:value-type="date" office:date-value="2022-10-23" calcext:value-type="date">
            <text:p>dim. 23 oct. 22</text:p>
          </table:table-cell>
          <table:table-cell table:style-name="ce249" table:number-columns-repeated="2"/>
          <table:table-cell table:style-name="ce249" office:value-type="date" office:date-value="2023-04-16" calcext:value-type="date">
            <text:p>dim. 16 avr. 23</text:p>
          </table:table-cell>
          <table:table-cell table:style-name="ce249" office:value-type="date" office:date-value="2023-02-12" calcext:value-type="date">
            <text:p>dim. 12 févr. 23</text:p>
          </table:table-cell>
          <table:table-cell table:style-name="ce249" office:value-type="date" office:date-value="2023-02-19" calcext:value-type="date">
            <text:p>dim. 19 févr. 23</text:p>
          </table:table-cell>
          <table:table-cell table:style-name="ce249" office:value-type="date" office:date-value="2022-04-10" calcext:value-type="date">
            <text:p>dim. 10 avr. 22</text:p>
          </table:table-cell>
          <table:table-cell table:style-name="ce249" office:value-type="date" office:date-value="2023-10-15" calcext:value-type="date">
            <text:p>dim. 15 oct. 23</text:p>
          </table:table-cell>
          <table:table-cell table:style-name="ce249"/>
          <table:table-cell table:style-name="ce249" office:value-type="date" office:date-value="2020-10-26" calcext:value-type="date">
            <text:p>lun. 26 oct. 20</text:p>
          </table:table-cell>
          <table:table-cell table:style-name="ce249" office:value-type="date" office:date-value="2023-12-20" calcext:value-type="date">
            <text:p>mer. 20 déc. 23</text:p>
          </table:table-cell>
          <table:table-cell table:style-name="ce249" office:value-type="date" office:date-value="2023-02-18" calcext:value-type="date">
            <text:p>sam. 18 févr. 23</text:p>
          </table:table-cell>
          <table:table-cell table:style-name="ce249" office:value-type="date" office:date-value="2023-05-01" calcext:value-type="date">
            <text:p>lun. 1 mai 23</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2-11-07" calcext:value-type="date">
            <text:p>07/11/22</text:p>
          </table:table-cell>
          <table:table-cell table:style-name="ce235" office:value-type="date" office:date-value="2022-11-07" calcext:value-type="date">
            <text:p>07/11/22</text:p>
          </table:table-cell>
          <table:table-cell table:style-name="ce235" office:value-type="date" office:date-value="2022-11-07" calcext:value-type="date">
            <text:p>07/11/22</text:p>
          </table:table-cell>
          <table:table-cell table:style-name="ce235"/>
          <table:table-cell table:style-name="ce200"/>
          <table:table-cell table:style-name="ce238"/>
          <table:table-cell table:number-columns-repeated="3" table:style-name="ce249" office:value-type="date" office:date-value="2022-11-07" calcext:value-type="date">
            <text:p>lun. 7 nov. 22</text:p>
          </table:table-cell>
          <table:table-cell table:style-name="ce249" table:number-columns-repeated="2"/>
          <table:table-cell table:style-name="ce249" office:value-type="date" office:date-value="2023-05-02" calcext:value-type="date">
            <text:p>mar. 2 mai 23</text:p>
          </table:table-cell>
          <table:table-cell table:style-name="ce249" office:value-type="date" office:date-value="2023-02-27" calcext:value-type="date">
            <text:p>lun. 27 févr. 23</text:p>
          </table:table-cell>
          <table:table-cell table:style-name="ce249" office:value-type="date" office:date-value="2023-03-06" calcext:value-type="date">
            <text:p>lun. 6 mars 23</text:p>
          </table:table-cell>
          <table:table-cell table:style-name="ce249" office:value-type="date" office:date-value="2022-04-25" calcext:value-type="date">
            <text:p>lun. 25 avr. 22</text:p>
          </table:table-cell>
          <table:table-cell table:style-name="ce249" office:value-type="date" office:date-value="2023-10-30" calcext:value-type="date">
            <text:p>lun. 30 oct. 23</text:p>
          </table:table-cell>
          <table:table-cell table:style-name="ce249"/>
          <table:table-cell table:style-name="ce249" office:value-type="date" office:date-value="2020-11-09" calcext:value-type="date">
            <text:p>lun. 9 nov. 20</text:p>
          </table:table-cell>
          <table:table-cell table:style-name="ce249" office:value-type="date" office:date-value="2024-01-22" calcext:value-type="date">
            <text:p>lun. 22 janv. 24</text:p>
          </table:table-cell>
          <table:table-cell table:style-name="ce249" office:value-type="date" office:date-value="2023-03-06" calcext:value-type="date">
            <text:p>lun. 6 mars 23</text:p>
          </table:table-cell>
          <table:table-cell table:style-name="ce249" office:value-type="date" office:date-value="2023-05-13" calcext:value-type="date">
            <text:p>sam. 13 mai 23</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2-12-18" calcext:value-type="date">
            <text:p>18/12/22</text:p>
          </table:table-cell>
          <table:table-cell table:style-name="ce233" office:value-type="date" office:date-value="2022-12-18" calcext:value-type="date">
            <text:p>18/12/22</text:p>
          </table:table-cell>
          <table:table-cell table:style-name="ce233" office:value-type="date" office:date-value="2022-12-18" calcext:value-type="date">
            <text:p>18/12/22</text:p>
          </table:table-cell>
          <table:table-cell table:style-name="ce233"/>
          <table:table-cell table:style-name="ce236"/>
          <table:table-cell table:style-name="ce239"/>
          <table:table-cell table:number-columns-repeated="3" table:style-name="ce247" office:value-type="date" office:date-value="2022-12-18" calcext:value-type="date">
            <text:p>dim. 18 déc. 22</text:p>
          </table:table-cell>
          <table:table-cell table:style-name="ce247" table:number-columns-repeated="2"/>
          <table:table-cell table:style-name="ce247" office:value-type="date" office:date-value="2023-05-18" calcext:value-type="date">
            <text:p>jeu. 18 mai 23</text:p>
          </table:table-cell>
          <table:table-cell table:style-name="ce247" office:value-type="date" office:date-value="2023-04-02" calcext:value-type="date">
            <text:p>dim. 2 avr. 23</text:p>
          </table:table-cell>
          <table:table-cell table:style-name="ce247" office:value-type="date" office:date-value="2023-04-06" calcext:value-type="date">
            <text:p>jeu. 6 avr. 23</text:p>
          </table:table-cell>
          <table:table-cell table:style-name="ce247" office:value-type="date" office:date-value="2022-05-26" calcext:value-type="date">
            <text:p>jeu. 26 mai 22</text:p>
          </table:table-cell>
          <table:table-cell table:style-name="ce247" office:value-type="date" office:date-value="2023-12-17" calcext:value-type="date">
            <text:p>dim. 17 déc. 23</text:p>
          </table:table-cell>
          <table:table-cell table:style-name="ce247"/>
          <table:table-cell table:style-name="ce247" office:value-type="date" office:date-value="2020-12-14" calcext:value-type="date">
            <text:p>lun. 14 déc. 20</text:p>
          </table:table-cell>
          <table:table-cell table:style-name="ce247" office:value-type="date" office:date-value="2024-03-03" calcext:value-type="date">
            <text:p>dim. 3 mars 24</text:p>
          </table:table-cell>
          <table:table-cell table:style-name="ce247" office:value-type="date" office:date-value="2023-04-22" calcext:value-type="date">
            <text:p>sam. 22 avr. 23</text:p>
          </table:table-cell>
          <table:table-cell table:style-name="ce247" office:value-type="date" office:date-value="2023-07-08" calcext:value-type="date">
            <text:p>sam. 8 juil. 23</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3-01-03" calcext:value-type="date">
            <text:p>03/01/23</text:p>
          </table:table-cell>
          <table:table-cell table:style-name="ce234" office:value-type="date" office:date-value="2023-01-03" calcext:value-type="date">
            <text:p>03/01/23</text:p>
          </table:table-cell>
          <table:table-cell table:style-name="ce234" office:value-type="date" office:date-value="2023-01-03" calcext:value-type="date">
            <text:p>03/01/23</text:p>
          </table:table-cell>
          <table:table-cell table:style-name="ce234"/>
          <table:table-cell table:style-name="ce237"/>
          <table:table-cell table:style-name="ce240"/>
          <table:table-cell table:number-columns-repeated="3" table:style-name="ce248" office:value-type="date" office:date-value="2023-01-03" calcext:value-type="date">
            <text:p>mar. 3 janv. 23</text:p>
          </table:table-cell>
          <table:table-cell table:style-name="ce248" table:number-columns-repeated="2"/>
          <table:table-cell table:style-name="ce248" office:value-type="date" office:date-value="2023-05-22" calcext:value-type="date">
            <text:p>lun. 22 mai 23</text:p>
          </table:table-cell>
          <table:table-cell table:style-name="ce248" office:value-type="date" office:date-value="2023-04-17" calcext:value-type="date">
            <text:p>lun. 17 avr. 23</text:p>
          </table:table-cell>
          <table:table-cell table:style-name="ce248" office:value-type="date" office:date-value="2023-04-20" calcext:value-type="date">
            <text:p>jeu. 20 avr. 23</text:p>
          </table:table-cell>
          <table:table-cell table:style-name="ce248" office:value-type="date" office:date-value="2022-05-30" calcext:value-type="date">
            <text:p>lun. 30 mai 22</text:p>
          </table:table-cell>
          <table:table-cell table:style-name="ce248" office:value-type="date" office:date-value="2024-01-15" calcext:value-type="date">
            <text:p>lun. 15 janv. 24</text:p>
          </table:table-cell>
          <table:table-cell table:style-name="ce248"/>
          <table:table-cell table:style-name="ce248" office:value-type="date" office:date-value="2021-01-11" calcext:value-type="date">
            <text:p>lun. 11 janv. 21</text:p>
          </table:table-cell>
          <table:table-cell table:style-name="ce248" office:value-type="date" office:date-value="2024-03-18" calcext:value-type="date">
            <text:p>lun. 18 mars 24</text:p>
          </table:table-cell>
          <table:table-cell table:style-name="ce248" office:value-type="date" office:date-value="2023-05-09" calcext:value-type="date">
            <text:p>mar. 9 mai 23</text:p>
          </table:table-cell>
          <table:table-cell table:style-name="ce248" office:value-type="date" office:date-value="2023-08-28" calcext:value-type="date">
            <text:p>lun. 28 août 23</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3-02-05" calcext:value-type="date">
            <text:p>05/02/23</text:p>
          </table:table-cell>
          <table:table-cell table:style-name="ce235" office:value-type="date" office:date-value="2023-02-12" calcext:value-type="date">
            <text:p>12/02/23</text:p>
          </table:table-cell>
          <table:table-cell table:style-name="ce235" office:value-type="date" office:date-value="2023-02-19" calcext:value-type="date">
            <text:p>19/02/23</text:p>
          </table:table-cell>
          <table:table-cell table:style-name="ce235"/>
          <table:table-cell table:style-name="ce200"/>
          <table:table-cell table:style-name="ce238"/>
          <table:table-cell table:style-name="ce249" office:value-type="date" office:date-value="2023-02-05" calcext:value-type="date">
            <text:p>dim. 5 févr. 23</text:p>
          </table:table-cell>
          <table:table-cell table:style-name="ce249" office:value-type="date" office:date-value="2023-02-12" calcext:value-type="date">
            <text:p>dim. 12 févr. 23</text:p>
          </table:table-cell>
          <table:table-cell table:style-name="ce249" office:value-type="date" office:date-value="2023-02-19" calcext:value-type="date">
            <text:p>dim. 19 févr. 23</text:p>
          </table:table-cell>
          <table:table-cell table:style-name="ce249" table:number-columns-repeated="2"/>
          <table:table-cell table:style-name="ce249" office:value-type="date" office:date-value="2023-07-08" calcext:value-type="date">
            <text:p>sam. 8 juil. 23</text:p>
          </table:table-cell>
          <table:table-cell table:style-name="ce249" office:value-type="date" office:date-value="2023-05-18" calcext:value-type="date">
            <text:p>jeu. 18 mai 23</text:p>
          </table:table-cell>
          <table:table-cell table:style-name="ce249" office:value-type="date" office:date-value="2023-05-14" calcext:value-type="date">
            <text:p>dim. 14 mai 23</text:p>
          </table:table-cell>
          <table:table-cell table:style-name="ce249" office:value-type="date" office:date-value="2022-07-08" calcext:value-type="date">
            <text:p>ven. 8 juil. 22</text:p>
          </table:table-cell>
          <table:table-cell table:style-name="ce249" office:value-type="date" office:date-value="2024-02-25" calcext:value-type="date">
            <text:p>dim. 25 févr. 24</text:p>
          </table:table-cell>
          <table:table-cell table:style-name="ce249"/>
          <table:table-cell table:style-name="ce249" office:value-type="date" office:date-value="2021-02-22" calcext:value-type="date">
            <text:p>lun. 22 févr. 21</text:p>
          </table:table-cell>
          <table:table-cell table:style-name="ce249" office:value-type="date" office:date-value="2024-05-05" calcext:value-type="date">
            <text:p>dim. 5 mai 24</text:p>
          </table:table-cell>
          <table:table-cell table:style-name="ce249" office:value-type="date" office:date-value="2023-05-18" calcext:value-type="date">
            <text:p>jeu. 18 mai 23</text:p>
          </table:table-cell>
          <table:table-cell table:style-name="ce249" office:value-type="date" office:date-value="2023-10-23" calcext:value-type="date">
            <text:p>lun. 23 oct. 23</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3-02-20" calcext:value-type="date">
            <text:p>20/02/23</text:p>
          </table:table-cell>
          <table:table-cell table:style-name="ce235" office:value-type="date" office:date-value="2023-02-27" calcext:value-type="date">
            <text:p>27/02/23</text:p>
          </table:table-cell>
          <table:table-cell table:style-name="ce235" office:value-type="date" office:date-value="2023-03-06" calcext:value-type="date">
            <text:p>06/03/23</text:p>
          </table:table-cell>
          <table:table-cell table:style-name="ce235"/>
          <table:table-cell table:style-name="ce200"/>
          <table:table-cell table:style-name="ce238"/>
          <table:table-cell table:style-name="ce249" office:value-type="date" office:date-value="2023-02-20" calcext:value-type="date">
            <text:p>lun. 20 févr. 23</text:p>
          </table:table-cell>
          <table:table-cell table:style-name="ce249" office:value-type="date" office:date-value="2023-02-27" calcext:value-type="date">
            <text:p>lun. 27 févr. 23</text:p>
          </table:table-cell>
          <table:table-cell table:style-name="ce249" office:value-type="date" office:date-value="2023-03-06" calcext:value-type="date">
            <text:p>lun. 6 mars 23</text:p>
          </table:table-cell>
          <table:table-cell table:style-name="ce249" table:number-columns-repeated="2"/>
          <table:table-cell table:style-name="ce249" office:value-type="date" office:date-value="2023-09-05" calcext:value-type="date">
            <text:p>mar. 5 sept. 23</text:p>
          </table:table-cell>
          <table:table-cell table:number-columns-repeated="2" table:style-name="ce249" office:value-type="date" office:date-value="2023-05-22" calcext:value-type="date">
            <text:p>lun. 22 mai 23</text:p>
          </table:table-cell>
          <table:table-cell table:style-name="ce249" office:value-type="date" office:date-value="2022-09-01" calcext:value-type="date">
            <text:p>jeu. 1 sept. 22</text:p>
          </table:table-cell>
          <table:table-cell table:style-name="ce249" office:value-type="date" office:date-value="2024-03-11" calcext:value-type="date">
            <text:p>lun. 11 mars 24</text:p>
          </table:table-cell>
          <table:table-cell table:style-name="ce249"/>
          <table:table-cell table:style-name="ce249" office:value-type="date" office:date-value="2021-03-01" calcext:value-type="date">
            <text:p>lun. 1 mars 21</text:p>
          </table:table-cell>
          <table:table-cell table:style-name="ce249" office:value-type="date" office:date-value="2024-05-21" calcext:value-type="date">
            <text:p>mar. 21 mai 24</text:p>
          </table:table-cell>
          <table:table-cell table:style-name="ce249" office:value-type="date" office:date-value="2023-05-22" calcext:value-type="date">
            <text:p>lun. 22 mai 23</text:p>
          </table:table-cell>
          <table:table-cell table:style-name="ce249" office:value-type="date" office:date-value="2023-11-04" calcext:value-type="date">
            <text:p>sam. 4 nov. 23</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3-04-09" calcext:value-type="date">
            <text:p>09/04/23</text:p>
          </table:table-cell>
          <table:table-cell table:style-name="ce233" office:value-type="date" office:date-value="2023-04-16" calcext:value-type="date">
            <text:p>16/04/23</text:p>
          </table:table-cell>
          <table:table-cell table:style-name="ce233" office:value-type="date" office:date-value="2023-04-23" calcext:value-type="date">
            <text:p>23/04/23</text:p>
          </table:table-cell>
          <table:table-cell table:style-name="ce233"/>
          <table:table-cell table:style-name="ce236"/>
          <table:table-cell table:style-name="ce239"/>
          <table:table-cell table:style-name="ce247" office:value-type="date" office:date-value="2023-04-09" calcext:value-type="date">
            <text:p>dim. 9 avr. 23</text:p>
          </table:table-cell>
          <table:table-cell table:style-name="ce247" office:value-type="date" office:date-value="2023-04-16" calcext:value-type="date">
            <text:p>dim. 16 avr. 23</text:p>
          </table:table-cell>
          <table:table-cell table:style-name="ce247" office:value-type="date" office:date-value="2023-04-23" calcext:value-type="date">
            <text:p>dim. 23 avr. 23</text:p>
          </table:table-cell>
          <table:table-cell table:style-name="ce247" table:number-columns-repeated="2"/>
          <table:table-cell table:style-name="ce247" office:value-type="date" office:date-value="2023-10-22" calcext:value-type="date">
            <text:p>dim. 22 oct. 23</text:p>
          </table:table-cell>
          <table:table-cell table:number-columns-repeated="2" table:style-name="ce247" office:value-type="date" office:date-value="2023-07-09" calcext:value-type="date">
            <text:p>dim. 9 juil. 23</text:p>
          </table:table-cell>
          <table:table-cell table:style-name="ce247" office:value-type="date" office:date-value="2022-10-23" calcext:value-type="date">
            <text:p>dim. 23 oct. 22</text:p>
          </table:table-cell>
          <table:table-cell table:style-name="ce247" office:value-type="date" office:date-value="2024-04-28" calcext:value-type="date">
            <text:p>dim. 28 avr. 24</text:p>
          </table:table-cell>
          <table:table-cell table:style-name="ce247"/>
          <table:table-cell table:style-name="ce247" office:value-type="date" office:date-value="2021-04-06" calcext:value-type="date">
            <text:p>mar. 6 avr. 21</text:p>
          </table:table-cell>
          <table:table-cell table:style-name="ce247" office:value-type="date" office:date-value="2024-07-07" calcext:value-type="date">
            <text:p>dim. 7 juil. 24</text:p>
          </table:table-cell>
          <table:table-cell table:style-name="ce247" office:value-type="date" office:date-value="2023-07-05" calcext:value-type="date">
            <text:p>mer. 5 juil. 23</text:p>
          </table:table-cell>
          <table:table-cell table:style-name="ce247" office:value-type="date" office:date-value="2023-12-25" calcext:value-type="date">
            <text:p>lun. 25 déc. 23</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3-04-24" calcext:value-type="date">
            <text:p>24/04/23</text:p>
          </table:table-cell>
          <table:table-cell table:style-name="ce234" office:value-type="date" office:date-value="2023-05-02" calcext:value-type="date">
            <text:p>02/05/23</text:p>
          </table:table-cell>
          <table:table-cell table:style-name="ce234" office:value-type="date" office:date-value="2023-05-09" calcext:value-type="date">
            <text:p>09/05/23</text:p>
          </table:table-cell>
          <table:table-cell table:style-name="ce234"/>
          <table:table-cell table:style-name="ce237"/>
          <table:table-cell table:style-name="ce240"/>
          <table:table-cell table:style-name="ce248" office:value-type="date" office:date-value="2023-04-24" calcext:value-type="date">
            <text:p>lun. 24 avr. 23</text:p>
          </table:table-cell>
          <table:table-cell table:style-name="ce248" office:value-type="date" office:date-value="2023-05-02" calcext:value-type="date">
            <text:p>mar. 2 mai 23</text:p>
          </table:table-cell>
          <table:table-cell table:style-name="ce248" office:value-type="date" office:date-value="2023-05-09" calcext:value-type="date">
            <text:p>mar. 9 mai 23</text:p>
          </table:table-cell>
          <table:table-cell table:style-name="ce248" table:number-columns-repeated="2"/>
          <table:table-cell table:style-name="ce248" office:value-type="date" office:date-value="2023-11-06" calcext:value-type="date">
            <text:p>lun. 6 nov. 23</text:p>
          </table:table-cell>
          <table:table-cell table:number-columns-repeated="2" table:style-name="ce248" office:value-type="date" office:date-value="2023-09-04" calcext:value-type="date">
            <text:p>lun. 4 sept. 23</text:p>
          </table:table-cell>
          <table:table-cell table:style-name="ce248" office:value-type="date" office:date-value="2022-11-07" calcext:value-type="date">
            <text:p>lun. 7 nov. 22</text:p>
          </table:table-cell>
          <table:table-cell table:style-name="ce248" office:value-type="date" office:date-value="2024-05-13" calcext:value-type="date">
            <text:p>lun. 13 mai 24</text:p>
          </table:table-cell>
          <table:table-cell table:style-name="ce248"/>
          <table:table-cell table:style-name="ce248" office:value-type="date" office:date-value="2021-04-19" calcext:value-type="date">
            <text:p>lun. 19 avr. 21</text:p>
          </table:table-cell>
          <table:table-cell table:style-name="ce248" office:value-type="date" office:date-value="2024-08-19" calcext:value-type="date">
            <text:p>lun. 19 août 24</text:p>
          </table:table-cell>
          <table:table-cell table:style-name="ce248" office:value-type="date" office:date-value="2023-09-05" calcext:value-type="date">
            <text:p>mar. 5 sept. 23</text:p>
          </table:table-cell>
          <table:table-cell table:style-name="ce248" office:value-type="date" office:date-value="2024-01-06" calcext:value-type="date">
            <text:p>sam. 6 janv. 24</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3-05-18" calcext:value-type="date">
            <text:p>18/05/23</text:p>
          </table:table-cell>
          <table:table-cell table:style-name="ce235" office:value-type="date" office:date-value="2023-05-18" calcext:value-type="date">
            <text:p>18/05/23</text:p>
          </table:table-cell>
          <table:table-cell table:style-name="ce235" office:value-type="date" office:date-value="2023-05-18" calcext:value-type="date">
            <text:p>18/05/23</text:p>
          </table:table-cell>
          <table:table-cell table:style-name="ce235"/>
          <table:table-cell table:style-name="ce200"/>
          <table:table-cell table:style-name="ce238"/>
          <table:table-cell table:number-columns-repeated="3" table:style-name="ce249" office:value-type="date" office:date-value="2023-05-18" calcext:value-type="date">
            <text:p>jeu. 18 mai 23</text:p>
          </table:table-cell>
          <table:table-cell table:style-name="ce249" table:number-columns-repeated="2"/>
          <table:table-cell table:style-name="ce249" office:value-type="date" office:date-value="2023-12-24" calcext:value-type="date">
            <text:p>dim. 24 déc. 23</text:p>
          </table:table-cell>
          <table:table-cell table:number-columns-repeated="2" table:style-name="ce249" office:value-type="date" office:date-value="2023-10-22" calcext:value-type="date">
            <text:p>dim. 22 oct. 23</text:p>
          </table:table-cell>
          <table:table-cell table:style-name="ce249" office:value-type="date" office:date-value="2022-12-18" calcext:value-type="date">
            <text:p>dim. 18 déc. 22</text:p>
          </table:table-cell>
          <table:table-cell table:style-name="ce249" office:value-type="date" office:date-value="2024-07-07" calcext:value-type="date">
            <text:p>dim. 7 juil. 24</text:p>
          </table:table-cell>
          <table:table-cell table:style-name="ce249"/>
          <table:table-cell table:style-name="ce249" office:value-type="date" office:date-value="2021-05-25" calcext:value-type="date">
            <text:p>mar. 25 mai 21</text:p>
          </table:table-cell>
          <table:table-cell table:style-name="ce249" office:value-type="date" office:date-value="2024-10-13" calcext:value-type="date">
            <text:p>dim. 13 oct. 24</text:p>
          </table:table-cell>
          <table:table-cell table:style-name="ce249" office:value-type="date" office:date-value="2023-10-26" calcext:value-type="date">
            <text:p>jeu. 26 oct. 23</text:p>
          </table:table-cell>
          <table:table-cell table:style-name="ce249" office:value-type="date" office:date-value="2024-02-26" calcext:value-type="date">
            <text:p>lun. 26 févr. 24</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3-05-22" calcext:value-type="date">
            <text:p>22/05/23</text:p>
          </table:table-cell>
          <table:table-cell table:style-name="ce235" office:value-type="date" office:date-value="2023-05-22" calcext:value-type="date">
            <text:p>22/05/23</text:p>
          </table:table-cell>
          <table:table-cell table:style-name="ce235" office:value-type="date" office:date-value="2023-05-22" calcext:value-type="date">
            <text:p>22/05/23</text:p>
          </table:table-cell>
          <table:table-cell table:style-name="ce235"/>
          <table:table-cell table:style-name="ce200"/>
          <table:table-cell table:style-name="ce238"/>
          <table:table-cell table:number-columns-repeated="3" table:style-name="ce249" office:value-type="date" office:date-value="2023-05-22" calcext:value-type="date">
            <text:p>lun. 22 mai 23</text:p>
          </table:table-cell>
          <table:table-cell table:style-name="ce249" table:number-columns-repeated="2"/>
          <table:table-cell table:style-name="ce249" office:value-type="date" office:date-value="2024-01-08" calcext:value-type="date">
            <text:p>lun. 8 janv. 24</text:p>
          </table:table-cell>
          <table:table-cell table:number-columns-repeated="2" table:style-name="ce249" office:value-type="date" office:date-value="2023-11-06" calcext:value-type="date">
            <text:p>lun. 6 nov. 23</text:p>
          </table:table-cell>
          <table:table-cell table:style-name="ce249" office:value-type="date" office:date-value="2023-01-03" calcext:value-type="date">
            <text:p>mar. 3 janv. 23</text:p>
          </table:table-cell>
          <table:table-cell table:style-name="ce249" office:value-type="date" office:date-value="2024-08-26" calcext:value-type="date">
            <text:p>lun. 26 août 24</text:p>
          </table:table-cell>
          <table:table-cell table:style-name="ce249"/>
          <table:table-cell table:style-name="ce249" office:value-type="date" office:date-value="2021-05-31" calcext:value-type="date">
            <text:p>lun. 31 mai 21</text:p>
          </table:table-cell>
          <table:table-cell table:style-name="ce249" office:value-type="date" office:date-value="2024-10-28" calcext:value-type="date">
            <text:p>lun. 28 oct. 24</text:p>
          </table:table-cell>
          <table:table-cell table:style-name="ce249" office:value-type="date" office:date-value="2023-11-06" calcext:value-type="date">
            <text:p>lun. 6 nov. 23</text:p>
          </table:table-cell>
          <table:table-cell table:style-name="ce249" office:value-type="date" office:date-value="2024-03-09" calcext:value-type="date">
            <text:p>sam. 9 mars 24</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3-07-09" calcext:value-type="date">
            <text:p>09/07/23</text:p>
          </table:table-cell>
          <table:table-cell table:style-name="ce233" office:value-type="date" office:date-value="2023-07-09" calcext:value-type="date">
            <text:p>09/07/23</text:p>
          </table:table-cell>
          <table:table-cell table:style-name="ce233" office:value-type="date" office:date-value="2023-07-09" calcext:value-type="date">
            <text:p>09/07/23</text:p>
          </table:table-cell>
          <table:table-cell table:style-name="ce233"/>
          <table:table-cell table:style-name="ce236"/>
          <table:table-cell table:style-name="ce239"/>
          <table:table-cell table:number-columns-repeated="3" table:style-name="ce247" office:value-type="date" office:date-value="2023-07-09" calcext:value-type="date">
            <text:p>dim. 9 juil. 23</text:p>
          </table:table-cell>
          <table:table-cell table:style-name="ce247" table:number-columns-repeated="2"/>
          <table:table-cell table:style-name="ce247" office:value-type="date" office:date-value="2024-02-25" calcext:value-type="date">
            <text:p>dim. 25 févr. 24</text:p>
          </table:table-cell>
          <table:table-cell table:number-columns-repeated="2" table:style-name="ce247" office:value-type="date" office:date-value="2023-12-24" calcext:value-type="date">
            <text:p>dim. 24 déc. 23</text:p>
          </table:table-cell>
          <table:table-cell table:style-name="ce247" office:value-type="date" office:date-value="2023-02-12" calcext:value-type="date">
            <text:p>dim. 12 févr. 23</text:p>
          </table:table-cell>
          <table:table-cell table:style-name="ce247" office:value-type="date" office:date-value="2024-10-13" calcext:value-type="date">
            <text:p>dim. 13 oct. 24</text:p>
          </table:table-cell>
          <table:table-cell table:style-name="ce247"/>
          <table:table-cell table:style-name="ce247" office:value-type="date" office:date-value="2021-07-02" calcext:value-type="date">
            <text:p>ven. 2 juil. 21</text:p>
          </table:table-cell>
          <table:table-cell table:style-name="ce247" office:value-type="date" office:date-value="2024-12-20" calcext:value-type="date">
            <text:p>ven. 20 déc. 24</text:p>
          </table:table-cell>
          <table:table-cell table:style-name="ce247" office:value-type="date" office:date-value="2023-12-23" calcext:value-type="date">
            <text:p>sam. 23 déc. 23</text:p>
          </table:table-cell>
          <table:table-cell table:style-name="ce247" office:value-type="date" office:date-value="2024-04-29" calcext:value-type="date">
            <text:p>lun. 29 avr. 24</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3-09-04" calcext:value-type="date">
            <text:p>04/09/23</text:p>
          </table:table-cell>
          <table:table-cell table:style-name="ce234" office:value-type="date" office:date-value="2023-09-04" calcext:value-type="date">
            <text:p>04/09/23</text:p>
          </table:table-cell>
          <table:table-cell table:style-name="ce234" office:value-type="date" office:date-value="2023-09-04" calcext:value-type="date">
            <text:p>04/09/23</text:p>
          </table:table-cell>
          <table:table-cell table:style-name="ce234"/>
          <table:table-cell table:style-name="ce237"/>
          <table:table-cell table:style-name="ce240"/>
          <table:table-cell table:number-columns-repeated="3" table:style-name="ce248" office:value-type="date" office:date-value="2023-09-04" calcext:value-type="date">
            <text:p>lun. 4 sept. 23</text:p>
          </table:table-cell>
          <table:table-cell table:style-name="ce248" table:number-columns-repeated="2"/>
          <table:table-cell table:style-name="ce248" office:value-type="date" office:date-value="2024-03-11" calcext:value-type="date">
            <text:p>lun. 11 mars 24</text:p>
          </table:table-cell>
          <table:table-cell table:number-columns-repeated="2" table:style-name="ce248" office:value-type="date" office:date-value="2024-01-08" calcext:value-type="date">
            <text:p>lun. 8 janv. 24</text:p>
          </table:table-cell>
          <table:table-cell table:style-name="ce248" office:value-type="date" office:date-value="2023-02-27" calcext:value-type="date">
            <text:p>lun. 27 févr. 23</text:p>
          </table:table-cell>
          <table:table-cell table:style-name="ce248" office:value-type="date" office:date-value="2024-10-28" calcext:value-type="date">
            <text:p>lun. 28 oct. 24</text:p>
          </table:table-cell>
          <table:table-cell table:style-name="ce248"/>
          <table:table-cell table:style-name="ce248" office:value-type="date" office:date-value="2021-08-11" calcext:value-type="date">
            <text:p>mer. 11 août 21</text:p>
          </table:table-cell>
          <table:table-cell table:style-name="ce248" office:value-type="date" office:date-value="2025-01-21" calcext:value-type="date">
            <text:p>mar. 21 janv. 25</text:p>
          </table:table-cell>
          <table:table-cell table:style-name="ce248" office:value-type="date" office:date-value="2024-01-08" calcext:value-type="date">
            <text:p>lun. 8 janv. 24</text:p>
          </table:table-cell>
          <table:table-cell table:style-name="ce248" office:value-type="date" office:date-value="2024-05-11" calcext:value-type="date">
            <text:p>sam. 11 mai 24</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3-10-22" calcext:value-type="date">
            <text:p>22/10/23</text:p>
          </table:table-cell>
          <table:table-cell table:style-name="ce235" office:value-type="date" office:date-value="2023-10-22" calcext:value-type="date">
            <text:p>22/10/23</text:p>
          </table:table-cell>
          <table:table-cell table:style-name="ce235" office:value-type="date" office:date-value="2023-10-22" calcext:value-type="date">
            <text:p>22/10/23</text:p>
          </table:table-cell>
          <table:table-cell table:style-name="ce235"/>
          <table:table-cell table:style-name="ce200"/>
          <table:table-cell table:style-name="ce238"/>
          <table:table-cell table:number-columns-repeated="3" table:style-name="ce249" office:value-type="date" office:date-value="2023-10-22" calcext:value-type="date">
            <text:p>dim. 22 oct. 23</text:p>
          </table:table-cell>
          <table:table-cell table:style-name="ce249" table:number-columns-repeated="2"/>
          <table:table-cell table:style-name="ce249" office:value-type="date" office:date-value="2024-04-28" calcext:value-type="date">
            <text:p>dim. 28 avr. 24</text:p>
          </table:table-cell>
          <table:table-cell table:number-columns-repeated="2" table:style-name="ce249" office:value-type="date" office:date-value="2024-02-11" calcext:value-type="date">
            <text:p>dim. 11 févr. 24</text:p>
          </table:table-cell>
          <table:table-cell table:style-name="ce249" office:value-type="date" office:date-value="2023-04-02" calcext:value-type="date">
            <text:p>dim. 2 avr. 23</text:p>
          </table:table-cell>
          <table:table-cell table:style-name="ce249" office:value-type="date" office:date-value="2024-12-15" calcext:value-type="date">
            <text:p>dim. 15 déc. 24</text:p>
          </table:table-cell>
          <table:table-cell table:style-name="ce249"/>
          <table:table-cell table:style-name="ce249" office:value-type="date" office:date-value="2021-09-13" calcext:value-type="date">
            <text:p>lun. 13 sept. 21</text:p>
          </table:table-cell>
          <table:table-cell table:style-name="ce249" office:value-type="date" office:date-value="2025-03-02" calcext:value-type="date">
            <text:p>dim. 2 mars 25</text:p>
          </table:table-cell>
          <table:table-cell table:style-name="ce249" office:value-type="date" office:date-value="2024-02-24" calcext:value-type="date">
            <text:p>sam. 24 févr. 24</text:p>
          </table:table-cell>
          <table:table-cell table:style-name="ce249" office:value-type="date" office:date-value="2024-07-06" calcext:value-type="date">
            <text:p>sam. 6 juil. 24</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3-11-06" calcext:value-type="date">
            <text:p>06/11/23</text:p>
          </table:table-cell>
          <table:table-cell table:style-name="ce235" office:value-type="date" office:date-value="2023-11-06" calcext:value-type="date">
            <text:p>06/11/23</text:p>
          </table:table-cell>
          <table:table-cell table:style-name="ce235" office:value-type="date" office:date-value="2023-11-06" calcext:value-type="date">
            <text:p>06/11/23</text:p>
          </table:table-cell>
          <table:table-cell table:style-name="ce235"/>
          <table:table-cell table:style-name="ce200"/>
          <table:table-cell table:style-name="ce238"/>
          <table:table-cell table:number-columns-repeated="3" table:style-name="ce249" office:value-type="date" office:date-value="2023-11-06" calcext:value-type="date">
            <text:p>lun. 6 nov. 23</text:p>
          </table:table-cell>
          <table:table-cell table:style-name="ce249" table:number-columns-repeated="2"/>
          <table:table-cell table:style-name="ce249" office:value-type="date" office:date-value="2024-05-13" calcext:value-type="date">
            <text:p>lun. 13 mai 24</text:p>
          </table:table-cell>
          <table:table-cell table:number-columns-repeated="2" table:style-name="ce249" office:value-type="date" office:date-value="2024-02-26" calcext:value-type="date">
            <text:p>lun. 26 févr. 24</text:p>
          </table:table-cell>
          <table:table-cell table:style-name="ce249" office:value-type="date" office:date-value="2023-04-17" calcext:value-type="date">
            <text:p>lun. 17 avr. 23</text:p>
          </table:table-cell>
          <table:table-cell table:style-name="ce249" office:value-type="date" office:date-value="2025-01-13" calcext:value-type="date">
            <text:p>lun. 13 janv. 25</text:p>
          </table:table-cell>
          <table:table-cell table:style-name="ce249"/>
          <table:table-cell table:style-name="ce249" office:value-type="date" office:date-value="2021-09-20" calcext:value-type="date">
            <text:p>lun. 20 sept. 21</text:p>
          </table:table-cell>
          <table:table-cell table:style-name="ce249" office:value-type="date" office:date-value="2025-03-17" calcext:value-type="date">
            <text:p>lun. 17 mars 25</text:p>
          </table:table-cell>
          <table:table-cell table:style-name="ce249" office:value-type="date" office:date-value="2024-03-11" calcext:value-type="date">
            <text:p>lun. 11 mars 24</text:p>
          </table:table-cell>
          <table:table-cell table:style-name="ce249" office:value-type="date" office:date-value="2024-08-26" calcext:value-type="date">
            <text:p>lun. 26 août 24</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3-12-24" calcext:value-type="date">
            <text:p>24/12/23</text:p>
          </table:table-cell>
          <table:table-cell table:style-name="ce233" office:value-type="date" office:date-value="2023-12-24" calcext:value-type="date">
            <text:p>24/12/23</text:p>
          </table:table-cell>
          <table:table-cell table:style-name="ce233" office:value-type="date" office:date-value="2023-12-24" calcext:value-type="date">
            <text:p>24/12/23</text:p>
          </table:table-cell>
          <table:table-cell table:style-name="ce233"/>
          <table:table-cell table:style-name="ce236"/>
          <table:table-cell table:style-name="ce239"/>
          <table:table-cell table:number-columns-repeated="3" table:style-name="ce247" office:value-type="date" office:date-value="2023-12-24" calcext:value-type="date">
            <text:p>dim. 24 déc. 23</text:p>
          </table:table-cell>
          <table:table-cell table:style-name="ce247" table:number-columns-repeated="2"/>
          <table:table-cell table:style-name="ce247" office:value-type="date" office:date-value="2024-07-07" calcext:value-type="date">
            <text:p>dim. 7 juil. 24</text:p>
          </table:table-cell>
          <table:table-cell table:number-columns-repeated="2" table:style-name="ce247" office:value-type="date" office:date-value="2024-03-29" calcext:value-type="date">
            <text:p>ven. 29 mars 24</text:p>
          </table:table-cell>
          <table:table-cell table:style-name="ce247" office:value-type="date" office:date-value="2023-05-18" calcext:value-type="date">
            <text:p>jeu. 18 mai 23</text:p>
          </table:table-cell>
          <table:table-cell table:style-name="ce247" office:value-type="date" office:date-value="2025-03-02" calcext:value-type="date">
            <text:p>dim. 2 mars 25</text:p>
          </table:table-cell>
          <table:table-cell table:style-name="ce247"/>
          <table:table-cell table:style-name="ce247" office:value-type="date" office:date-value="2021-10-25" calcext:value-type="date">
            <text:p>lun. 25 oct. 21</text:p>
          </table:table-cell>
          <table:table-cell table:style-name="ce247" office:value-type="date" office:date-value="2025-05-04" calcext:value-type="date">
            <text:p>dim. 4 mai 25</text:p>
          </table:table-cell>
          <table:table-cell table:style-name="ce247" office:value-type="date" office:date-value="2024-04-20" calcext:value-type="date">
            <text:p>sam. 20 avr. 24</text:p>
          </table:table-cell>
          <table:table-cell table:style-name="ce247" office:value-type="date" office:date-value="2024-10-21" calcext:value-type="date">
            <text:p>lun. 21 oct. 24</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4-01-08" calcext:value-type="date">
            <text:p>08/01/24</text:p>
          </table:table-cell>
          <table:table-cell table:style-name="ce234" office:value-type="date" office:date-value="2024-01-08" calcext:value-type="date">
            <text:p>08/01/24</text:p>
          </table:table-cell>
          <table:table-cell table:style-name="ce234" office:value-type="date" office:date-value="2024-01-08" calcext:value-type="date">
            <text:p>08/01/24</text:p>
          </table:table-cell>
          <table:table-cell table:style-name="ce234"/>
          <table:table-cell table:style-name="ce237"/>
          <table:table-cell table:style-name="ce240"/>
          <table:table-cell table:number-columns-repeated="3" table:style-name="ce248" office:value-type="date" office:date-value="2024-01-08" calcext:value-type="date">
            <text:p>lun. 8 janv. 24</text:p>
          </table:table-cell>
          <table:table-cell table:style-name="ce248" table:number-columns-repeated="2"/>
          <table:table-cell table:style-name="ce248" office:value-type="date" office:date-value="2024-09-03" calcext:value-type="date">
            <text:p>mar. 3 sept. 24</text:p>
          </table:table-cell>
          <table:table-cell table:style-name="ce248" office:value-type="date" office:date-value="2024-04-15" calcext:value-type="date">
            <text:p>lun. 15 avr. 24</text:p>
          </table:table-cell>
          <table:table-cell table:style-name="ce248" office:value-type="date" office:date-value="2024-04-03" calcext:value-type="date">
            <text:p>mer. 3 avr. 24</text:p>
          </table:table-cell>
          <table:table-cell table:style-name="ce248" office:value-type="date" office:date-value="2023-05-22" calcext:value-type="date">
            <text:p>lun. 22 mai 23</text:p>
          </table:table-cell>
          <table:table-cell table:style-name="ce248" office:value-type="date" office:date-value="2025-03-10" calcext:value-type="date">
            <text:p>lun. 10 mars 25</text:p>
          </table:table-cell>
          <table:table-cell table:style-name="ce248"/>
          <table:table-cell table:style-name="ce248" office:value-type="date" office:date-value="2021-11-08" calcext:value-type="date">
            <text:p>lun. 8 nov. 21</text:p>
          </table:table-cell>
          <table:table-cell table:style-name="ce248" office:value-type="date" office:date-value="2025-05-19" calcext:value-type="date">
            <text:p>lun. 19 mai 25</text:p>
          </table:table-cell>
          <table:table-cell table:style-name="ce248" office:value-type="date" office:date-value="2024-05-06" calcext:value-type="date">
            <text:p>lun. 6 mai 24</text:p>
          </table:table-cell>
          <table:table-cell table:style-name="ce248" office:value-type="date" office:date-value="2024-11-04" calcext:value-type="date">
            <text:p>lun. 4 nov. 24</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4-02-18" calcext:value-type="date">
            <text:p>18/02/24</text:p>
          </table:table-cell>
          <table:table-cell table:style-name="ce235" office:value-type="date" office:date-value="2024-02-25" calcext:value-type="date">
            <text:p>25/02/24</text:p>
          </table:table-cell>
          <table:table-cell table:style-name="ce235" office:value-type="date" office:date-value="2024-02-11" calcext:value-type="date">
            <text:p>11/02/24</text:p>
          </table:table-cell>
          <table:table-cell table:style-name="ce235"/>
          <table:table-cell table:style-name="ce200"/>
          <table:table-cell table:style-name="ce238"/>
          <table:table-cell table:style-name="ce249" office:value-type="date" office:date-value="2024-02-18" calcext:value-type="date">
            <text:p>dim. 18 févr. 24</text:p>
          </table:table-cell>
          <table:table-cell table:style-name="ce249" office:value-type="date" office:date-value="2024-02-25" calcext:value-type="date">
            <text:p>dim. 25 févr. 24</text:p>
          </table:table-cell>
          <table:table-cell table:style-name="ce249" office:value-type="date" office:date-value="2024-02-11" calcext:value-type="date">
            <text:p>dim. 11 févr. 24</text:p>
          </table:table-cell>
          <table:table-cell table:style-name="ce249" table:number-columns-repeated="2"/>
          <table:table-cell table:style-name="ce249" office:value-type="date" office:date-value="2024-10-20" calcext:value-type="date">
            <text:p>dim. 20 oct. 24</text:p>
          </table:table-cell>
          <table:table-cell table:style-name="ce249" office:value-type="date" office:date-value="2024-05-08" calcext:value-type="date">
            <text:p>mer. 8 mai 24</text:p>
          </table:table-cell>
          <table:table-cell table:style-name="ce249" office:value-type="date" office:date-value="2024-04-21" calcext:value-type="date">
            <text:p>dim. 21 avr. 24</text:p>
          </table:table-cell>
          <table:table-cell table:style-name="ce249" office:value-type="date" office:date-value="2023-07-09" calcext:value-type="date">
            <text:p>dim. 9 juil. 23</text:p>
          </table:table-cell>
          <table:table-cell table:style-name="ce249" office:value-type="date" office:date-value="2025-04-27" calcext:value-type="date">
            <text:p>dim. 27 avr. 25</text:p>
          </table:table-cell>
          <table:table-cell table:style-name="ce249"/>
          <table:table-cell table:style-name="ce249" office:value-type="date" office:date-value="2021-12-13" calcext:value-type="date">
            <text:p>lun. 13 déc. 21</text:p>
          </table:table-cell>
          <table:table-cell table:style-name="ce249" office:value-type="date" office:date-value="2025-07-06" calcext:value-type="date">
            <text:p>dim. 6 juil. 25</text:p>
          </table:table-cell>
          <table:table-cell table:style-name="ce249" office:value-type="date" office:date-value="2024-05-08" calcext:value-type="date">
            <text:p>mer. 8 mai 24</text:p>
          </table:table-cell>
          <table:table-cell table:style-name="ce249" office:value-type="date" office:date-value="2024-12-23" calcext:value-type="date">
            <text:p>lun. 23 déc. 24</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4-03-04" calcext:value-type="date">
            <text:p>04/03/24</text:p>
          </table:table-cell>
          <table:table-cell table:style-name="ce235" office:value-type="date" office:date-value="2024-03-11" calcext:value-type="date">
            <text:p>11/03/24</text:p>
          </table:table-cell>
          <table:table-cell table:style-name="ce235" office:value-type="date" office:date-value="2024-02-26" calcext:value-type="date">
            <text:p>26/02/24</text:p>
          </table:table-cell>
          <table:table-cell table:style-name="ce235"/>
          <table:table-cell table:style-name="ce200"/>
          <table:table-cell table:style-name="ce238"/>
          <table:table-cell table:style-name="ce249" office:value-type="date" office:date-value="2024-03-04" calcext:value-type="date">
            <text:p>lun. 4 mars 24</text:p>
          </table:table-cell>
          <table:table-cell table:style-name="ce249" office:value-type="date" office:date-value="2024-03-11" calcext:value-type="date">
            <text:p>lun. 11 mars 24</text:p>
          </table:table-cell>
          <table:table-cell table:style-name="ce249" office:value-type="date" office:date-value="2024-02-26" calcext:value-type="date">
            <text:p>lun. 26 févr. 24</text:p>
          </table:table-cell>
          <table:table-cell table:style-name="ce249" table:number-columns-repeated="2"/>
          <table:table-cell table:style-name="ce249" office:value-type="date" office:date-value="2024-11-04" calcext:value-type="date">
            <text:p>lun. 4 nov. 24</text:p>
          </table:table-cell>
          <table:table-cell table:style-name="ce249" office:value-type="date" office:date-value="2024-05-13" calcext:value-type="date">
            <text:p>lun. 13 mai 24</text:p>
          </table:table-cell>
          <table:table-cell table:style-name="ce249" office:value-type="date" office:date-value="2024-05-02" calcext:value-type="date">
            <text:p>jeu. 2 mai 24</text:p>
          </table:table-cell>
          <table:table-cell table:style-name="ce249" office:value-type="date" office:date-value="2023-09-04" calcext:value-type="date">
            <text:p>lun. 4 sept. 23</text:p>
          </table:table-cell>
          <table:table-cell table:style-name="ce249" office:value-type="date" office:date-value="2025-05-12" calcext:value-type="date">
            <text:p>lun. 12 mai 25</text:p>
          </table:table-cell>
          <table:table-cell table:style-name="ce249"/>
          <table:table-cell table:style-name="ce249" office:value-type="date" office:date-value="2022-01-10" calcext:value-type="date">
            <text:p>lun. 10 janv. 22</text:p>
          </table:table-cell>
          <table:table-cell table:style-name="ce249" office:value-type="date" office:date-value="2025-08-19" calcext:value-type="date">
            <text:p>mar. 19 août 25</text:p>
          </table:table-cell>
          <table:table-cell table:style-name="ce249" office:value-type="date" office:date-value="2024-05-13" calcext:value-type="date">
            <text:p>lun. 13 mai 24</text:p>
          </table:table-cell>
          <table:table-cell table:style-name="ce249" office:value-type="date" office:date-value="2025-01-06" calcext:value-type="date">
            <text:p>lun. 6 janv. 2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4-04-14" calcext:value-type="date">
            <text:p>14/04/24</text:p>
          </table:table-cell>
          <table:table-cell table:style-name="ce233" office:value-type="date" office:date-value="2024-04-21" calcext:value-type="date">
            <text:p>21/04/24</text:p>
          </table:table-cell>
          <table:table-cell table:style-name="ce233" office:value-type="date" office:date-value="2024-04-07" calcext:value-type="date">
            <text:p>07/04/24</text:p>
          </table:table-cell>
          <table:table-cell table:style-name="ce233"/>
          <table:table-cell table:style-name="ce236"/>
          <table:table-cell table:style-name="ce239"/>
          <table:table-cell table:style-name="ce247" office:value-type="date" office:date-value="2024-04-14" calcext:value-type="date">
            <text:p>dim. 14 avr. 24</text:p>
          </table:table-cell>
          <table:table-cell table:style-name="ce247" office:value-type="date" office:date-value="2024-04-21" calcext:value-type="date">
            <text:p>dim. 21 avr. 24</text:p>
          </table:table-cell>
          <table:table-cell table:style-name="ce247" office:value-type="date" office:date-value="2024-04-07" calcext:value-type="date">
            <text:p>dim. 7 avr. 24</text:p>
          </table:table-cell>
          <table:table-cell table:style-name="ce247" table:number-columns-repeated="2"/>
          <table:table-cell table:style-name="ce247" office:value-type="date" office:date-value="2024-12-22" calcext:value-type="date">
            <text:p>dim. 22 déc. 24</text:p>
          </table:table-cell>
          <table:table-cell table:style-name="ce247" office:value-type="date" office:date-value="2024-07-07" calcext:value-type="date">
            <text:p>dim. 7 juil. 24</text:p>
          </table:table-cell>
          <table:table-cell table:style-name="ce247" office:value-type="date" office:date-value="2024-05-08" calcext:value-type="date">
            <text:p>mer. 8 mai 24</text:p>
          </table:table-cell>
          <table:table-cell table:style-name="ce247" office:value-type="date" office:date-value="2023-10-22" calcext:value-type="date">
            <text:p>dim. 22 oct. 23</text:p>
          </table:table-cell>
          <table:table-cell table:style-name="ce247" office:value-type="date" office:date-value="2025-07-06" calcext:value-type="date">
            <text:p>dim. 6 juil. 25</text:p>
          </table:table-cell>
          <table:table-cell table:style-name="ce247"/>
          <table:table-cell table:style-name="ce247" office:value-type="date" office:date-value="2022-02-21" calcext:value-type="date">
            <text:p>lun. 21 févr. 22</text:p>
          </table:table-cell>
          <table:table-cell table:style-name="ce247" office:value-type="date" office:date-value="2025-10-12" calcext:value-type="date">
            <text:p>dim. 12 oct. 25</text:p>
          </table:table-cell>
          <table:table-cell table:style-name="ce247" office:value-type="date" office:date-value="2024-07-04" calcext:value-type="date">
            <text:p>jeu. 4 juil. 24</text:p>
          </table:table-cell>
          <table:table-cell table:style-name="ce247" office:value-type="date" office:date-value="2025-02-24" calcext:value-type="date">
            <text:p>lun. 24 févr. 2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4-04-29" calcext:value-type="date">
            <text:p>29/04/24</text:p>
          </table:table-cell>
          <table:table-cell table:style-name="ce234" office:value-type="date" office:date-value="2024-05-06" calcext:value-type="date">
            <text:p>06/05/24</text:p>
          </table:table-cell>
          <table:table-cell table:style-name="ce234" office:value-type="date" office:date-value="2024-04-22" calcext:value-type="date">
            <text:p>22/04/24</text:p>
          </table:table-cell>
          <table:table-cell table:style-name="ce234"/>
          <table:table-cell table:style-name="ce237"/>
          <table:table-cell table:style-name="ce240"/>
          <table:table-cell table:style-name="ce248" office:value-type="date" office:date-value="2024-04-29" calcext:value-type="date">
            <text:p>lun. 29 avr. 24</text:p>
          </table:table-cell>
          <table:table-cell table:style-name="ce248" office:value-type="date" office:date-value="2024-05-06" calcext:value-type="date">
            <text:p>lun. 6 mai 24</text:p>
          </table:table-cell>
          <table:table-cell table:style-name="ce248" office:value-type="date" office:date-value="2024-04-22" calcext:value-type="date">
            <text:p>lun. 22 avr. 24</text:p>
          </table:table-cell>
          <table:table-cell table:style-name="ce248" table:number-columns-repeated="2"/>
          <table:table-cell table:style-name="ce248" office:value-type="date" office:date-value="2025-01-06" calcext:value-type="date">
            <text:p>lun. 6 janv. 25</text:p>
          </table:table-cell>
          <table:table-cell table:style-name="ce248" office:value-type="date" office:date-value="2024-09-02" calcext:value-type="date">
            <text:p>lun. 2 sept. 24</text:p>
          </table:table-cell>
          <table:table-cell table:style-name="ce248" office:value-type="date" office:date-value="2024-05-13" calcext:value-type="date">
            <text:p>lun. 13 mai 24</text:p>
          </table:table-cell>
          <table:table-cell table:style-name="ce248" office:value-type="date" office:date-value="2023-11-06" calcext:value-type="date">
            <text:p>lun. 6 nov. 23</text:p>
          </table:table-cell>
          <table:table-cell table:style-name="ce248" office:value-type="date" office:date-value="2025-08-25" calcext:value-type="date">
            <text:p>lun. 25 août 25</text:p>
          </table:table-cell>
          <table:table-cell table:style-name="ce248"/>
          <table:table-cell table:style-name="ce248" office:value-type="date" office:date-value="2022-02-28" calcext:value-type="date">
            <text:p>lun. 28 févr. 22</text:p>
          </table:table-cell>
          <table:table-cell table:style-name="ce248" office:value-type="date" office:date-value="2025-10-27" calcext:value-type="date">
            <text:p>lun. 27 oct. 25</text:p>
          </table:table-cell>
          <table:table-cell table:style-name="ce248" office:value-type="date" office:date-value="2024-09-03" calcext:value-type="date">
            <text:p>mar. 3 sept. 24</text:p>
          </table:table-cell>
          <table:table-cell table:style-name="ce248" office:value-type="date" office:date-value="2025-03-10" calcext:value-type="date">
            <text:p>lun. 10 mars 25</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4-05-08" calcext:value-type="date">
            <text:p>08/05/24</text:p>
          </table:table-cell>
          <table:table-cell table:style-name="ce235" office:value-type="date" office:date-value="2024-05-08" calcext:value-type="date">
            <text:p>08/05/24</text:p>
          </table:table-cell>
          <table:table-cell table:style-name="ce235" office:value-type="date" office:date-value="2024-05-08" calcext:value-type="date">
            <text:p>08/05/24</text:p>
          </table:table-cell>
          <table:table-cell table:style-name="ce235"/>
          <table:table-cell table:style-name="ce200"/>
          <table:table-cell table:style-name="ce238"/>
          <table:table-cell table:number-columns-repeated="3" table:style-name="ce249" office:value-type="date" office:date-value="2024-05-08" calcext:value-type="date">
            <text:p>mer. 8 mai 24</text:p>
          </table:table-cell>
          <table:table-cell table:style-name="ce249" table:number-columns-repeated="2"/>
          <table:table-cell table:style-name="ce249" office:value-type="date" office:date-value="2025-02-16" calcext:value-type="date">
            <text:p>dim. 16 févr. 25</text:p>
          </table:table-cell>
          <table:table-cell table:style-name="ce249" office:value-type="date" office:date-value="2024-10-23" calcext:value-type="date">
            <text:p>mer. 23 oct. 24</text:p>
          </table:table-cell>
          <table:table-cell table:style-name="ce249" office:value-type="date" office:date-value="2024-07-07" calcext:value-type="date">
            <text:p>dim. 7 juil. 24</text:p>
          </table:table-cell>
          <table:table-cell table:style-name="ce249" office:value-type="date" office:date-value="2023-12-24" calcext:value-type="date">
            <text:p>dim. 24 déc. 23</text:p>
          </table:table-cell>
          <table:table-cell table:style-name="ce249" office:value-type="date" office:date-value="2025-10-12" calcext:value-type="date">
            <text:p>dim. 12 oct. 25</text:p>
          </table:table-cell>
          <table:table-cell table:style-name="ce249"/>
          <table:table-cell table:style-name="ce249" office:value-type="date" office:date-value="2022-04-04" calcext:value-type="date">
            <text:p>lun. 4 avr. 22</text:p>
          </table:table-cell>
          <table:table-cell table:style-name="ce249" office:value-type="date" office:date-value="2025-12-20" calcext:value-type="date">
            <text:p>sam. 20 déc. 25</text:p>
          </table:table-cell>
          <table:table-cell table:style-name="ce249" office:value-type="date" office:date-value="2024-10-23" calcext:value-type="date">
            <text:p>mer. 23 oct. 24</text:p>
          </table:table-cell>
          <table:table-cell table:style-name="ce249" office:value-type="date" office:date-value="2025-04-28" calcext:value-type="date">
            <text:p>lun. 28 avr. 25</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4-05-13" calcext:value-type="date">
            <text:p>13/05/24</text:p>
          </table:table-cell>
          <table:table-cell table:style-name="ce235" office:value-type="date" office:date-value="2024-05-13" calcext:value-type="date">
            <text:p>13/05/24</text:p>
          </table:table-cell>
          <table:table-cell table:style-name="ce235" office:value-type="date" office:date-value="2024-05-13" calcext:value-type="date">
            <text:p>13/05/24</text:p>
          </table:table-cell>
          <table:table-cell table:style-name="ce235"/>
          <table:table-cell table:style-name="ce200"/>
          <table:table-cell table:style-name="ce238"/>
          <table:table-cell table:number-columns-repeated="3" table:style-name="ce249" office:value-type="date" office:date-value="2024-05-13" calcext:value-type="date">
            <text:p>lun. 13 mai 24</text:p>
          </table:table-cell>
          <table:table-cell table:style-name="ce249" table:number-columns-repeated="2"/>
          <table:table-cell table:style-name="ce249" office:value-type="date" office:date-value="2025-03-03" calcext:value-type="date">
            <text:p>lun. 3 mars 25</text:p>
          </table:table-cell>
          <table:table-cell table:style-name="ce249" office:value-type="date" office:date-value="2024-11-04" calcext:value-type="date">
            <text:p>lun. 4 nov. 24</text:p>
          </table:table-cell>
          <table:table-cell table:style-name="ce249" office:value-type="date" office:date-value="2024-07-02" calcext:value-type="date">
            <text:p>mar. 2 juil. 24</text:p>
          </table:table-cell>
          <table:table-cell table:style-name="ce249" office:value-type="date" office:date-value="2024-01-08" calcext:value-type="date">
            <text:p>lun. 8 janv. 24</text:p>
          </table:table-cell>
          <table:table-cell table:style-name="ce249" office:value-type="date" office:date-value="2025-10-27" calcext:value-type="date">
            <text:p>lun. 27 oct. 25</text:p>
          </table:table-cell>
          <table:table-cell table:style-name="ce249"/>
          <table:table-cell table:style-name="ce249" office:value-type="date" office:date-value="2022-04-19" calcext:value-type="date">
            <text:p>mar. 19 avr. 22</text:p>
          </table:table-cell>
          <table:table-cell table:style-name="ce249" office:value-type="date" office:date-value="2026-01-21" calcext:value-type="date">
            <text:p>mer. 21 janv. 26</text:p>
          </table:table-cell>
          <table:table-cell table:style-name="ce249" office:value-type="date" office:date-value="2024-11-04" calcext:value-type="date">
            <text:p>lun. 4 nov. 24</text:p>
          </table:table-cell>
          <table:table-cell table:style-name="ce249" office:value-type="date" office:date-value="2025-05-12" calcext:value-type="date">
            <text:p>lun. 12 mai 2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4-07-07" calcext:value-type="date">
            <text:p>07/07/24</text:p>
          </table:table-cell>
          <table:table-cell table:style-name="ce233" office:value-type="date" office:date-value="2024-07-07" calcext:value-type="date">
            <text:p>07/07/24</text:p>
          </table:table-cell>
          <table:table-cell table:style-name="ce233" office:value-type="date" office:date-value="2024-07-07" calcext:value-type="date">
            <text:p>07/07/24</text:p>
          </table:table-cell>
          <table:table-cell table:style-name="ce233"/>
          <table:table-cell table:style-name="ce236"/>
          <table:table-cell table:style-name="ce239"/>
          <table:table-cell table:number-columns-repeated="3" table:style-name="ce247" office:value-type="date" office:date-value="2024-07-07" calcext:value-type="date">
            <text:p>dim. 7 juil. 24</text:p>
          </table:table-cell>
          <table:table-cell table:style-name="ce247" table:number-columns-repeated="2"/>
          <table:table-cell table:style-name="ce247" office:value-type="date" office:date-value="2025-04-13" calcext:value-type="date">
            <text:p>dim. 13 avr. 25</text:p>
          </table:table-cell>
          <table:table-cell table:style-name="ce247" office:value-type="date" office:date-value="2024-12-22" calcext:value-type="date">
            <text:p>dim. 22 déc. 24</text:p>
          </table:table-cell>
          <table:table-cell table:style-name="ce247" office:value-type="date" office:date-value="2024-10-20" calcext:value-type="date">
            <text:p>dim. 20 oct. 24</text:p>
          </table:table-cell>
          <table:table-cell table:style-name="ce247" office:value-type="date" office:date-value="2024-02-11" calcext:value-type="date">
            <text:p>dim. 11 févr. 24</text:p>
          </table:table-cell>
          <table:table-cell table:style-name="ce247" office:value-type="date" office:date-value="2025-12-14" calcext:value-type="date">
            <text:p>dim. 14 déc. 25</text:p>
          </table:table-cell>
          <table:table-cell table:style-name="ce247"/>
          <table:table-cell table:style-name="ce247" office:value-type="date" office:date-value="2022-05-23" calcext:value-type="date">
            <text:p>lun. 23 mai 22</text:p>
          </table:table-cell>
          <table:table-cell table:style-name="ce247" office:value-type="date" office:date-value="2026-03-01" calcext:value-type="date">
            <text:p>dim. 1 mars 26</text:p>
          </table:table-cell>
          <table:table-cell table:style-name="ce247" office:value-type="date" office:date-value="2024-12-21" calcext:value-type="date">
            <text:p>sam. 21 déc. 24</text:p>
          </table:table-cell>
          <table:table-cell table:style-name="ce247" office:value-type="date" office:date-value="2025-07-05" calcext:value-type="date">
            <text:p>sam. 5 juil. 2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4-09-02" calcext:value-type="date">
            <text:p>02/09/24</text:p>
          </table:table-cell>
          <table:table-cell table:style-name="ce234" office:value-type="date" office:date-value="2024-09-02" calcext:value-type="date">
            <text:p>02/09/24</text:p>
          </table:table-cell>
          <table:table-cell table:style-name="ce234" office:value-type="date" office:date-value="2024-09-02" calcext:value-type="date">
            <text:p>02/09/24</text:p>
          </table:table-cell>
          <table:table-cell table:style-name="ce234"/>
          <table:table-cell table:style-name="ce237"/>
          <table:table-cell table:style-name="ce240"/>
          <table:table-cell table:number-columns-repeated="3" table:style-name="ce248" office:value-type="date" office:date-value="2024-09-02" calcext:value-type="date">
            <text:p>lun. 2 sept. 24</text:p>
          </table:table-cell>
          <table:table-cell table:style-name="ce248" table:number-columns-repeated="2"/>
          <table:table-cell table:style-name="ce248" office:value-type="date" office:date-value="2025-04-28" calcext:value-type="date">
            <text:p>lun. 28 avr. 25</text:p>
          </table:table-cell>
          <table:table-cell table:style-name="ce248" office:value-type="date" office:date-value="2025-01-06" calcext:value-type="date">
            <text:p>lun. 6 janv. 25</text:p>
          </table:table-cell>
          <table:table-cell table:style-name="ce248" office:value-type="date" office:date-value="2024-11-04" calcext:value-type="date">
            <text:p>lun. 4 nov. 24</text:p>
          </table:table-cell>
          <table:table-cell table:style-name="ce248" office:value-type="date" office:date-value="2024-02-26" calcext:value-type="date">
            <text:p>lun. 26 févr. 24</text:p>
          </table:table-cell>
          <table:table-cell table:style-name="ce248" office:value-type="date" office:date-value="2026-01-12" calcext:value-type="date">
            <text:p>lun. 12 janv. 26</text:p>
          </table:table-cell>
          <table:table-cell table:style-name="ce248"/>
          <table:table-cell table:style-name="ce248" office:value-type="date" office:date-value="2022-05-30" calcext:value-type="date">
            <text:p>lun. 30 mai 22</text:p>
          </table:table-cell>
          <table:table-cell table:style-name="ce248" office:value-type="date" office:date-value="2026-03-16" calcext:value-type="date">
            <text:p>lun. 16 mars 26</text:p>
          </table:table-cell>
          <table:table-cell table:style-name="ce248" office:value-type="date" office:date-value="2025-01-06" calcext:value-type="date">
            <text:p>lun. 6 janv. 25</text:p>
          </table:table-cell>
          <table:table-cell table:style-name="ce248" office:value-type="date" office:date-value="2025-08-25" calcext:value-type="date">
            <text:p>lun. 25 août 25</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4-10-20" calcext:value-type="date">
            <text:p>20/10/24</text:p>
          </table:table-cell>
          <table:table-cell table:style-name="ce235" office:value-type="date" office:date-value="2024-10-20" calcext:value-type="date">
            <text:p>20/10/24</text:p>
          </table:table-cell>
          <table:table-cell table:style-name="ce235" office:value-type="date" office:date-value="2024-10-20" calcext:value-type="date">
            <text:p>20/10/24</text:p>
          </table:table-cell>
          <table:table-cell table:style-name="ce235"/>
          <table:table-cell table:style-name="ce200"/>
          <table:table-cell table:style-name="ce238"/>
          <table:table-cell table:number-columns-repeated="3" table:style-name="ce249" office:value-type="date" office:date-value="2024-10-20" calcext:value-type="date">
            <text:p>dim. 20 oct. 24</text:p>
          </table:table-cell>
          <table:table-cell table:style-name="ce249" table:number-columns-repeated="2"/>
          <table:table-cell table:style-name="ce249" office:value-type="date" office:date-value="2025-05-29" calcext:value-type="date">
            <text:p>jeu. 29 mai 25</text:p>
          </table:table-cell>
          <table:table-cell table:style-name="ce249" office:value-type="date" office:date-value="2025-02-23" calcext:value-type="date">
            <text:p>dim. 23 févr. 25</text:p>
          </table:table-cell>
          <table:table-cell table:style-name="ce249" office:value-type="date" office:date-value="2024-12-22" calcext:value-type="date">
            <text:p>dim. 22 déc. 24</text:p>
          </table:table-cell>
          <table:table-cell table:style-name="ce249" office:value-type="date" office:date-value="2024-03-24" calcext:value-type="date">
            <text:p>dim. 24 mars 24</text:p>
          </table:table-cell>
          <table:table-cell table:style-name="ce249" office:value-type="date" office:date-value="2026-03-01" calcext:value-type="date">
            <text:p>dim. 1 mars 26</text:p>
          </table:table-cell>
          <table:table-cell table:style-name="ce249"/>
          <table:table-cell table:style-name="ce249" office:value-type="date" office:date-value="2022-07-01" calcext:value-type="date">
            <text:p>ven. 1 juil. 22</text:p>
          </table:table-cell>
          <table:table-cell table:style-name="ce249" office:value-type="date" office:date-value="2026-05-03" calcext:value-type="date">
            <text:p>dim. 3 mai 26</text:p>
          </table:table-cell>
          <table:table-cell table:style-name="ce249" office:value-type="date" office:date-value="2025-02-22" calcext:value-type="date">
            <text:p>sam. 22 févr. 25</text:p>
          </table:table-cell>
          <table:table-cell table:style-name="ce249" office:value-type="date" office:date-value="2025-09-27" calcext:value-type="date">
            <text:p>sam. 27 sept. 25</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4-11-04" calcext:value-type="date">
            <text:p>04/11/24</text:p>
          </table:table-cell>
          <table:table-cell table:style-name="ce235" office:value-type="date" office:date-value="2024-11-04" calcext:value-type="date">
            <text:p>04/11/24</text:p>
          </table:table-cell>
          <table:table-cell table:style-name="ce235" office:value-type="date" office:date-value="2024-11-04" calcext:value-type="date">
            <text:p>04/11/24</text:p>
          </table:table-cell>
          <table:table-cell table:style-name="ce235"/>
          <table:table-cell table:style-name="ce200"/>
          <table:table-cell table:style-name="ce238"/>
          <table:table-cell table:number-columns-repeated="3" table:style-name="ce249" office:value-type="date" office:date-value="2024-11-04" calcext:value-type="date">
            <text:p>lun. 4 nov. 24</text:p>
          </table:table-cell>
          <table:table-cell table:style-name="ce249" table:number-columns-repeated="2"/>
          <table:table-cell table:style-name="ce249" office:value-type="date" office:date-value="2025-06-02" calcext:value-type="date">
            <text:p>lun. 2 juin 25</text:p>
          </table:table-cell>
          <table:table-cell table:style-name="ce249" office:value-type="date" office:date-value="2025-03-10" calcext:value-type="date">
            <text:p>lun. 10 mars 25</text:p>
          </table:table-cell>
          <table:table-cell table:style-name="ce249" office:value-type="date" office:date-value="2025-01-06" calcext:value-type="date">
            <text:p>lun. 6 janv. 25</text:p>
          </table:table-cell>
          <table:table-cell table:style-name="ce249" office:value-type="date" office:date-value="2024-04-08" calcext:value-type="date">
            <text:p>lun. 8 avr. 24</text:p>
          </table:table-cell>
          <table:table-cell table:style-name="ce249" office:value-type="date" office:date-value="2026-03-09" calcext:value-type="date">
            <text:p>lun. 9 mars 26</text:p>
          </table:table-cell>
          <table:table-cell table:style-name="ce249"/>
          <table:table-cell table:style-name="ce249" office:value-type="date" office:date-value="2022-08-10" calcext:value-type="date">
            <text:p>mer. 10 août 22</text:p>
          </table:table-cell>
          <table:table-cell table:style-name="ce249" office:value-type="date" office:date-value="2026-05-18" calcext:value-type="date">
            <text:p>lun. 18 mai 26</text:p>
          </table:table-cell>
          <table:table-cell table:style-name="ce249" office:value-type="date" office:date-value="2025-03-10" calcext:value-type="date">
            <text:p>lun. 10 mars 25</text:p>
          </table:table-cell>
          <table:table-cell table:style-name="ce249" office:value-type="date" office:date-value="2025-09-28" calcext:value-type="date">
            <text:p>dim. 28 sept. 25</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4-12-22" calcext:value-type="date">
            <text:p>22/12/24</text:p>
          </table:table-cell>
          <table:table-cell table:style-name="ce233" office:value-type="date" office:date-value="2024-12-22" calcext:value-type="date">
            <text:p>22/12/24</text:p>
          </table:table-cell>
          <table:table-cell table:style-name="ce233" office:value-type="date" office:date-value="2024-12-22" calcext:value-type="date">
            <text:p>22/12/24</text:p>
          </table:table-cell>
          <table:table-cell table:style-name="ce233"/>
          <table:table-cell table:style-name="ce236"/>
          <table:table-cell table:style-name="ce239"/>
          <table:table-cell table:number-columns-repeated="3" table:style-name="ce247" office:value-type="date" office:date-value="2024-12-22" calcext:value-type="date">
            <text:p>dim. 22 déc. 24</text:p>
          </table:table-cell>
          <table:table-cell table:style-name="ce247" table:number-columns-repeated="2"/>
          <table:table-cell table:style-name="ce247" office:value-type="date" office:date-value="2025-07-06" calcext:value-type="date">
            <text:p>dim. 6 juil. 25</text:p>
          </table:table-cell>
          <table:table-cell table:style-name="ce247" office:value-type="date" office:date-value="2025-04-18" calcext:value-type="date">
            <text:p>ven. 18 avr. 25</text:p>
          </table:table-cell>
          <table:table-cell table:style-name="ce247" office:value-type="date" office:date-value="2025-02-23" calcext:value-type="date">
            <text:p>dim. 23 févr. 25</text:p>
          </table:table-cell>
          <table:table-cell table:style-name="ce247" office:value-type="date" office:date-value="2024-05-08" calcext:value-type="date">
            <text:p>mer. 8 mai 24</text:p>
          </table:table-cell>
          <table:table-cell table:style-name="ce247" office:value-type="date" office:date-value="2026-05-01" calcext:value-type="date">
            <text:p>ven. 1 mai 26</text:p>
          </table:table-cell>
          <table:table-cell table:style-name="ce247"/>
          <table:table-cell table:style-name="ce247" office:value-type="date" office:date-value="2022-09-12" calcext:value-type="date">
            <text:p>lun. 12 sept. 22</text:p>
          </table:table-cell>
          <table:table-cell table:style-name="ce247" office:value-type="date" office:date-value="2026-07-05" calcext:value-type="date">
            <text:p>dim. 5 juil. 26</text:p>
          </table:table-cell>
          <table:table-cell table:style-name="ce247" office:value-type="date" office:date-value="2025-04-19" calcext:value-type="date">
            <text:p>sam. 19 avr. 25</text:p>
          </table:table-cell>
          <table:table-cell table:style-name="ce247" office:value-type="date" office:date-value="2025-10-20" calcext:value-type="date">
            <text:p>lun. 20 oct. 2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5-01-06" calcext:value-type="date">
            <text:p>06/01/25</text:p>
          </table:table-cell>
          <table:table-cell table:style-name="ce234" office:value-type="date" office:date-value="2025-01-06" calcext:value-type="date">
            <text:p>06/01/25</text:p>
          </table:table-cell>
          <table:table-cell table:style-name="ce234" office:value-type="date" office:date-value="2025-01-06" calcext:value-type="date">
            <text:p>06/01/25</text:p>
          </table:table-cell>
          <table:table-cell table:style-name="ce234"/>
          <table:table-cell table:style-name="ce237"/>
          <table:table-cell table:style-name="ce240"/>
          <table:table-cell table:number-columns-repeated="3" table:style-name="ce248" office:value-type="date" office:date-value="2025-01-06" calcext:value-type="date">
            <text:p>lun. 6 janv. 25</text:p>
          </table:table-cell>
          <table:table-cell table:style-name="ce248" table:number-columns-repeated="2"/>
          <table:table-cell table:style-name="ce248" office:value-type="date" office:date-value="2025-09-02" calcext:value-type="date">
            <text:p>mar. 2 sept. 25</text:p>
          </table:table-cell>
          <table:table-cell table:style-name="ce248" office:value-type="date" office:date-value="2025-05-05" calcext:value-type="date">
            <text:p>lun. 5 mai 25</text:p>
          </table:table-cell>
          <table:table-cell table:style-name="ce248" office:value-type="date" office:date-value="2025-03-10" calcext:value-type="date">
            <text:p>lun. 10 mars 25</text:p>
          </table:table-cell>
          <table:table-cell table:style-name="ce248" office:value-type="date" office:date-value="2024-05-13" calcext:value-type="date">
            <text:p>lun. 13 mai 24</text:p>
          </table:table-cell>
          <table:table-cell table:style-name="ce248" office:value-type="date" office:date-value="2026-05-18" calcext:value-type="date">
            <text:p>lun. 18 mai 26</text:p>
          </table:table-cell>
          <table:table-cell table:style-name="ce248"/>
          <table:table-cell table:style-name="ce248" office:value-type="date" office:date-value="2022-09-19" calcext:value-type="date">
            <text:p>lun. 19 sept. 22</text:p>
          </table:table-cell>
          <table:table-cell table:style-name="ce248" office:value-type="date" office:date-value="2026-08-18" calcext:value-type="date">
            <text:p>mar. 18 août 26</text:p>
          </table:table-cell>
          <table:table-cell table:style-name="ce248" office:value-type="date" office:date-value="2025-05-05" calcext:value-type="date">
            <text:p>lun. 5 mai 25</text:p>
          </table:table-cell>
          <table:table-cell table:style-name="ce248" office:value-type="date" office:date-value="2025-11-03" calcext:value-type="date">
            <text:p>lun. 3 nov. 25</text:p>
          </table:table-cell>
          <table:table-cell table:style-name="ce237" table:number-columns-repeated="32"/>
          <table:table-cell table:style-name="ce273" table:number-columns-repeated="203"/>
          <table:table-cell table:style-name="ce275"/>
        </table:table-row>
        <table:table-row table:style-name="ro6">
          <table:table-cell table:style-name="ce233" office:value-type="date" office:date-value="2025-02-23" calcext:value-type="date">
            <text:p>23/02/25</text:p>
          </table:table-cell>
          <table:table-cell table:style-name="ce233" office:value-type="date" office:date-value="2025-02-09" calcext:value-type="date">
            <text:p>09/02/25</text:p>
          </table:table-cell>
          <table:table-cell table:style-name="ce233" office:value-type="date" office:date-value="2025-02-16" calcext:value-type="date">
            <text:p>16/02/25</text:p>
          </table:table-cell>
          <table:table-cell table:style-name="ce233"/>
          <table:table-cell table:style-name="ce236"/>
          <table:table-cell table:style-name="ce239"/>
          <table:table-cell table:style-name="ce247" office:value-type="date" office:date-value="2025-02-23" calcext:value-type="date">
            <text:p>dim. 23 févr. 25</text:p>
          </table:table-cell>
          <table:table-cell table:style-name="ce247" office:value-type="date" office:date-value="2025-02-09" calcext:value-type="date">
            <text:p>dim. 9 févr. 25</text:p>
          </table:table-cell>
          <table:table-cell table:style-name="ce247" office:value-type="date" office:date-value="2025-02-16" calcext:value-type="date">
            <text:p>dim. 16 févr. 25</text:p>
          </table:table-cell>
          <table:table-cell table:style-name="ce247" table:number-columns-repeated="2"/>
          <table:table-cell table:style-name="ce247" office:value-type="date" office:date-value="2025-09-08" calcext:value-type="date">
            <text:p>lun. 8 sept. 25</text:p>
          </table:table-cell>
          <table:table-cell table:style-name="ce247" office:value-type="date" office:date-value="2025-05-25" calcext:value-type="date">
            <text:p>dim. 25 mai 25</text:p>
          </table:table-cell>
          <table:table-cell table:style-name="ce247" office:value-type="date" office:date-value="2025-04-18" calcext:value-type="date">
            <text:p>ven. 18 avr. 25</text:p>
          </table:table-cell>
          <table:table-cell table:style-name="ce247" office:value-type="date" office:date-value="2024-07-07" calcext:value-type="date">
            <text:p>dim. 7 juil. 24</text:p>
          </table:table-cell>
          <table:table-cell table:style-name="ce247" office:value-type="date" office:date-value="2026-07-05" calcext:value-type="date">
            <text:p>dim. 5 juil. 26</text:p>
          </table:table-cell>
          <table:table-cell table:style-name="ce247"/>
          <table:table-cell table:style-name="ce247" office:value-type="date" office:date-value="2022-10-24" calcext:value-type="date">
            <text:p>lun. 24 oct. 22</text:p>
          </table:table-cell>
          <table:table-cell table:style-name="ce247" office:value-type="date" office:date-value="2026-10-11" calcext:value-type="date">
            <text:p>dim. 11 oct. 26</text:p>
          </table:table-cell>
          <table:table-cell table:style-name="ce247" office:value-type="date" office:date-value="2025-05-29" calcext:value-type="date">
            <text:p>jeu. 29 mai 25</text:p>
          </table:table-cell>
          <table:table-cell table:style-name="ce247" office:value-type="date" office:date-value="2025-12-22" calcext:value-type="date">
            <text:p>lun. 22 déc. 25</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5-03-10" calcext:value-type="date">
            <text:p>10/03/25</text:p>
          </table:table-cell>
          <table:table-cell table:style-name="ce234" office:value-type="date" office:date-value="2025-02-24" calcext:value-type="date">
            <text:p>24/02/25</text:p>
          </table:table-cell>
          <table:table-cell table:style-name="ce234" office:value-type="date" office:date-value="2025-03-03" calcext:value-type="date">
            <text:p>03/03/25</text:p>
          </table:table-cell>
          <table:table-cell table:style-name="ce234"/>
          <table:table-cell table:style-name="ce237"/>
          <table:table-cell table:style-name="ce240"/>
          <table:table-cell table:style-name="ce248" office:value-type="date" office:date-value="2025-03-10" calcext:value-type="date">
            <text:p>lun. 10 mars 25</text:p>
          </table:table-cell>
          <table:table-cell table:style-name="ce248" office:value-type="date" office:date-value="2025-02-24" calcext:value-type="date">
            <text:p>lun. 24 févr. 25</text:p>
          </table:table-cell>
          <table:table-cell table:style-name="ce248" office:value-type="date" office:date-value="2025-03-03" calcext:value-type="date">
            <text:p>lun. 3 mars 25</text:p>
          </table:table-cell>
          <table:table-cell table:style-name="ce248" table:number-columns-repeated="2"/>
          <table:table-cell table:style-name="ce248" office:value-type="date" office:date-value="2025-09-09" calcext:value-type="date">
            <text:p>mar. 9 sept. 25</text:p>
          </table:table-cell>
          <table:table-cell table:style-name="ce248" office:value-type="date" office:date-value="2025-06-02" calcext:value-type="date">
            <text:p>lun. 2 juin 25</text:p>
          </table:table-cell>
          <table:table-cell table:style-name="ce248" office:value-type="date" office:date-value="2025-05-05" calcext:value-type="date">
            <text:p>lun. 5 mai 25</text:p>
          </table:table-cell>
          <table:table-cell table:style-name="ce248" office:value-type="date" office:date-value="2024-09-02" calcext:value-type="date">
            <text:p>lun. 2 sept. 24</text:p>
          </table:table-cell>
          <table:table-cell table:style-name="ce248" office:value-type="date" office:date-value="2026-08-24" calcext:value-type="date">
            <text:p>lun. 24 août 26</text:p>
          </table:table-cell>
          <table:table-cell table:style-name="ce248"/>
          <table:table-cell table:style-name="ce248" office:value-type="date" office:date-value="2022-11-07" calcext:value-type="date">
            <text:p>lun. 7 nov. 22</text:p>
          </table:table-cell>
          <table:table-cell table:style-name="ce248" office:value-type="date" office:date-value="2026-10-26" calcext:value-type="date">
            <text:p>lun. 26 oct. 26</text:p>
          </table:table-cell>
          <table:table-cell table:style-name="ce248" office:value-type="date" office:date-value="2025-06-02" calcext:value-type="date">
            <text:p>lun. 2 juin 25</text:p>
          </table:table-cell>
          <table:table-cell table:style-name="ce248" office:value-type="date" office:date-value="2026-01-05" calcext:value-type="date">
            <text:p>lun. 5 janv. 2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5-04-20" calcext:value-type="date">
            <text:p>20/04/25</text:p>
          </table:table-cell>
          <table:table-cell table:style-name="ce235" office:value-type="date" office:date-value="2025-04-06" calcext:value-type="date">
            <text:p>06/04/25</text:p>
          </table:table-cell>
          <table:table-cell table:style-name="ce235" office:value-type="date" office:date-value="2025-04-13" calcext:value-type="date">
            <text:p>13/04/25</text:p>
          </table:table-cell>
          <table:table-cell table:style-name="ce235"/>
          <table:table-cell table:style-name="ce200"/>
          <table:table-cell table:style-name="ce238"/>
          <table:table-cell table:style-name="ce249" office:value-type="date" office:date-value="2025-04-20" calcext:value-type="date">
            <text:p>dim. 20 avr. 25</text:p>
          </table:table-cell>
          <table:table-cell table:style-name="ce249" office:value-type="date" office:date-value="2025-04-06" calcext:value-type="date">
            <text:p>dim. 6 avr. 25</text:p>
          </table:table-cell>
          <table:table-cell table:style-name="ce249" office:value-type="date" office:date-value="2025-04-13" calcext:value-type="date">
            <text:p>dim. 13 avr. 25</text:p>
          </table:table-cell>
          <table:table-cell table:style-name="ce249" table:number-columns-repeated="2"/>
          <table:table-cell table:style-name="ce249" office:value-type="date" office:date-value="2025-10-19" calcext:value-type="date">
            <text:p>dim. 19 oct. 25</text:p>
          </table:table-cell>
          <table:table-cell table:style-name="ce249" office:value-type="date" office:date-value="2025-07-06" calcext:value-type="date">
            <text:p>dim. 6 juil. 25</text:p>
          </table:table-cell>
          <table:table-cell table:style-name="ce249" office:value-type="date" office:date-value="2025-05-30" calcext:value-type="date">
            <text:p>ven. 30 mai 25</text:p>
          </table:table-cell>
          <table:table-cell table:style-name="ce249" office:value-type="date" office:date-value="2024-10-20" calcext:value-type="date">
            <text:p>dim. 20 oct. 24</text:p>
          </table:table-cell>
          <table:table-cell table:style-name="ce249" office:value-type="date" office:date-value="2026-10-11" calcext:value-type="date">
            <text:p>dim. 11 oct. 26</text:p>
          </table:table-cell>
          <table:table-cell table:style-name="ce249"/>
          <table:table-cell table:style-name="ce249" office:value-type="date" office:date-value="2022-12-12" calcext:value-type="date">
            <text:p>lun. 12 déc. 22</text:p>
          </table:table-cell>
          <table:table-cell table:style-name="ce249" office:value-type="date" office:date-value="2026-12-20" calcext:value-type="date">
            <text:p>dim. 20 déc. 26</text:p>
          </table:table-cell>
          <table:table-cell table:style-name="ce249" office:value-type="date" office:date-value="2025-07-04" calcext:value-type="date">
            <text:p>ven. 4 juil. 25</text:p>
          </table:table-cell>
          <table:table-cell table:style-name="ce249" office:value-type="date" office:date-value="2026-02-16" calcext:value-type="date">
            <text:p>lun. 16 févr. 2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5-05-05" calcext:value-type="date">
            <text:p>05/05/25</text:p>
          </table:table-cell>
          <table:table-cell table:style-name="ce235" office:value-type="date" office:date-value="2025-04-22" calcext:value-type="date">
            <text:p>22/04/25</text:p>
          </table:table-cell>
          <table:table-cell table:style-name="ce235" office:value-type="date" office:date-value="2025-04-28" calcext:value-type="date">
            <text:p>28/04/25</text:p>
          </table:table-cell>
          <table:table-cell table:style-name="ce235"/>
          <table:table-cell table:style-name="ce200"/>
          <table:table-cell table:style-name="ce238"/>
          <table:table-cell table:style-name="ce249" office:value-type="date" office:date-value="2025-05-05" calcext:value-type="date">
            <text:p>lun. 5 mai 25</text:p>
          </table:table-cell>
          <table:table-cell table:style-name="ce249" office:value-type="date" office:date-value="2025-04-22" calcext:value-type="date">
            <text:p>mar. 22 avr. 25</text:p>
          </table:table-cell>
          <table:table-cell table:style-name="ce249" office:value-type="date" office:date-value="2025-04-28" calcext:value-type="date">
            <text:p>lun. 28 avr. 25</text:p>
          </table:table-cell>
          <table:table-cell table:style-name="ce249" table:number-columns-repeated="2"/>
          <table:table-cell table:style-name="ce249" office:value-type="date" office:date-value="2025-11-03" calcext:value-type="date">
            <text:p>lun. 3 nov. 25</text:p>
          </table:table-cell>
          <table:table-cell table:style-name="ce249" office:value-type="date" office:date-value="2025-09-01" calcext:value-type="date">
            <text:p>lun. 1 sept. 25</text:p>
          </table:table-cell>
          <table:table-cell table:style-name="ce249" office:value-type="date" office:date-value="2025-06-02" calcext:value-type="date">
            <text:p>lun. 2 juin 25</text:p>
          </table:table-cell>
          <table:table-cell table:style-name="ce249" office:value-type="date" office:date-value="2024-11-04" calcext:value-type="date">
            <text:p>lun. 4 nov. 24</text:p>
          </table:table-cell>
          <table:table-cell table:style-name="ce249" office:value-type="date" office:date-value="2026-10-26" calcext:value-type="date">
            <text:p>lun. 26 oct. 26</text:p>
          </table:table-cell>
          <table:table-cell table:style-name="ce249"/>
          <table:table-cell table:style-name="ce249" office:value-type="date" office:date-value="2023-01-09" calcext:value-type="date">
            <text:p>lun. 9 janv. 23</text:p>
          </table:table-cell>
          <table:table-cell table:style-name="ce249" office:value-type="date" office:date-value="2027-02-01" calcext:value-type="date">
            <text:p>lun. 1 févr. 27</text:p>
          </table:table-cell>
          <table:table-cell table:style-name="ce249" office:value-type="date" office:date-value="2025-09-02" calcext:value-type="date">
            <text:p>mar. 2 sept. 25</text:p>
          </table:table-cell>
          <table:table-cell table:style-name="ce249" office:value-type="date" office:date-value="2026-03-02" calcext:value-type="date">
            <text:p>lun. 2 mars 26</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5-05-29" calcext:value-type="date">
            <text:p>29/05/25</text:p>
          </table:table-cell>
          <table:table-cell table:style-name="ce233" office:value-type="date" office:date-value="2025-05-29" calcext:value-type="date">
            <text:p>29/05/25</text:p>
          </table:table-cell>
          <table:table-cell table:style-name="ce233" office:value-type="date" office:date-value="2025-05-29" calcext:value-type="date">
            <text:p>29/05/25</text:p>
          </table:table-cell>
          <table:table-cell table:style-name="ce233"/>
          <table:table-cell table:style-name="ce236"/>
          <table:table-cell table:style-name="ce239"/>
          <table:table-cell table:number-columns-repeated="3" table:style-name="ce247" office:value-type="date" office:date-value="2025-05-29" calcext:value-type="date">
            <text:p>jeu. 29 mai 25</text:p>
          </table:table-cell>
          <table:table-cell table:style-name="ce247" table:number-columns-repeated="2"/>
          <table:table-cell table:style-name="ce247" office:value-type="date" office:date-value="2025-12-08" calcext:value-type="date">
            <text:p>lun. 8 déc. 25</text:p>
          </table:table-cell>
          <table:table-cell table:style-name="ce247" office:value-type="date" office:date-value="2025-10-19" calcext:value-type="date">
            <text:p>dim. 19 oct. 25</text:p>
          </table:table-cell>
          <table:table-cell table:style-name="ce247" office:value-type="date" office:date-value="2025-07-06" calcext:value-type="date">
            <text:p>dim. 6 juil. 25</text:p>
          </table:table-cell>
          <table:table-cell table:style-name="ce247" office:value-type="date" office:date-value="2024-12-22" calcext:value-type="date">
            <text:p>dim. 22 déc. 24</text:p>
          </table:table-cell>
          <table:table-cell table:style-name="ce247" office:value-type="date" office:date-value="2026-12-13" calcext:value-type="date">
            <text:p>dim. 13 déc. 26</text:p>
          </table:table-cell>
          <table:table-cell table:style-name="ce247"/>
          <table:table-cell table:style-name="ce247" office:value-type="date" office:date-value="2023-02-20" calcext:value-type="date">
            <text:p>lun. 20 févr. 23</text:p>
          </table:table-cell>
          <table:table-cell table:style-name="ce247" office:value-type="date" office:date-value="2027-03-17" calcext:value-type="date">
            <text:p>mer. 17 mars 27</text:p>
          </table:table-cell>
          <table:table-cell table:style-name="ce247" office:value-type="date" office:date-value="2025-10-22" calcext:value-type="date">
            <text:p>mer. 22 oct. 25</text:p>
          </table:table-cell>
          <table:table-cell table:style-name="ce247" office:value-type="date" office:date-value="2026-04-27" calcext:value-type="date">
            <text:p>lun. 27 avr. 26</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5-06-02" calcext:value-type="date">
            <text:p>02/06/25</text:p>
          </table:table-cell>
          <table:table-cell table:style-name="ce234" office:value-type="date" office:date-value="2025-06-02" calcext:value-type="date">
            <text:p>02/06/25</text:p>
          </table:table-cell>
          <table:table-cell table:style-name="ce234" office:value-type="date" office:date-value="2025-06-02" calcext:value-type="date">
            <text:p>02/06/25</text:p>
          </table:table-cell>
          <table:table-cell table:style-name="ce234"/>
          <table:table-cell table:style-name="ce237"/>
          <table:table-cell table:style-name="ce240"/>
          <table:table-cell table:number-columns-repeated="3" table:style-name="ce248" office:value-type="date" office:date-value="2025-06-02" calcext:value-type="date">
            <text:p>lun. 2 juin 25</text:p>
          </table:table-cell>
          <table:table-cell table:style-name="ce248" table:number-columns-repeated="2"/>
          <table:table-cell table:style-name="ce248" office:value-type="date" office:date-value="2025-12-09" calcext:value-type="date">
            <text:p>mar. 9 déc. 25</text:p>
          </table:table-cell>
          <table:table-cell table:style-name="ce248" office:value-type="date" office:date-value="2025-11-03" calcext:value-type="date">
            <text:p>lun. 3 nov. 25</text:p>
          </table:table-cell>
          <table:table-cell table:style-name="ce248" office:value-type="date" office:date-value="2025-09-01" calcext:value-type="date">
            <text:p>lun. 1 sept. 25</text:p>
          </table:table-cell>
          <table:table-cell table:style-name="ce248" office:value-type="date" office:date-value="2025-01-06" calcext:value-type="date">
            <text:p>lun. 6 janv. 25</text:p>
          </table:table-cell>
          <table:table-cell table:style-name="ce248" office:value-type="date" office:date-value="2027-01-11" calcext:value-type="date">
            <text:p>lun. 11 janv. 27</text:p>
          </table:table-cell>
          <table:table-cell table:style-name="ce248"/>
          <table:table-cell table:style-name="ce248" office:value-type="date" office:date-value="2023-02-27" calcext:value-type="date">
            <text:p>lun. 27 févr. 23</text:p>
          </table:table-cell>
          <table:table-cell table:style-name="ce248" office:value-type="date" office:date-value="2027-03-30" calcext:value-type="date">
            <text:p>mar. 30 mars 27</text:p>
          </table:table-cell>
          <table:table-cell table:style-name="ce248" office:value-type="date" office:date-value="2025-11-03" calcext:value-type="date">
            <text:p>lun. 3 nov. 25</text:p>
          </table:table-cell>
          <table:table-cell table:style-name="ce248" office:value-type="date" office:date-value="2026-05-11" calcext:value-type="date">
            <text:p>lun. 11 mai 2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5-07-06" calcext:value-type="date">
            <text:p>06/07/25</text:p>
          </table:table-cell>
          <table:table-cell table:style-name="ce235" office:value-type="date" office:date-value="2025-07-06" calcext:value-type="date">
            <text:p>06/07/25</text:p>
          </table:table-cell>
          <table:table-cell table:style-name="ce235" office:value-type="date" office:date-value="2025-07-06" calcext:value-type="date">
            <text:p>06/07/25</text:p>
          </table:table-cell>
          <table:table-cell table:style-name="ce235"/>
          <table:table-cell table:style-name="ce200"/>
          <table:table-cell table:style-name="ce238"/>
          <table:table-cell table:number-columns-repeated="3" table:style-name="ce249" office:value-type="date" office:date-value="2025-07-06" calcext:value-type="date">
            <text:p>dim. 6 juil. 25</text:p>
          </table:table-cell>
          <table:table-cell table:style-name="ce249" table:number-columns-repeated="2"/>
          <table:table-cell table:number-columns-repeated="2" table:style-name="ce249" office:value-type="date" office:date-value="2025-12-21" calcext:value-type="date">
            <text:p>dim. 21 déc. 25</text:p>
          </table:table-cell>
          <table:table-cell table:style-name="ce249" office:value-type="date" office:date-value="2025-10-19" calcext:value-type="date">
            <text:p>dim. 19 oct. 25</text:p>
          </table:table-cell>
          <table:table-cell table:style-name="ce249" office:value-type="date" office:date-value="2025-02-23" calcext:value-type="date">
            <text:p>dim. 23 févr. 25</text:p>
          </table:table-cell>
          <table:table-cell table:style-name="ce249" office:value-type="date" office:date-value="2027-02-21" calcext:value-type="date">
            <text:p>dim. 21 févr. 27</text:p>
          </table:table-cell>
          <table:table-cell table:style-name="ce249"/>
          <table:table-cell table:style-name="ce249" office:value-type="date" office:date-value="2023-04-03" calcext:value-type="date">
            <text:p>lun. 3 avr. 23</text:p>
          </table:table-cell>
          <table:table-cell table:style-name="ce249" office:value-type="date" office:date-value="2027-05-06" calcext:value-type="date">
            <text:p>jeu. 6 mai 27</text:p>
          </table:table-cell>
          <table:table-cell table:style-name="ce249" office:value-type="date" office:date-value="2025-12-20" calcext:value-type="date">
            <text:p>sam. 20 déc. 25</text:p>
          </table:table-cell>
          <table:table-cell table:style-name="ce249" office:value-type="date" office:date-value="2026-07-04" calcext:value-type="date">
            <text:p>sam. 4 juil. 2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5-09-01" calcext:value-type="date">
            <text:p>01/09/25</text:p>
          </table:table-cell>
          <table:table-cell table:style-name="ce235" office:value-type="date" office:date-value="2025-09-01" calcext:value-type="date">
            <text:p>01/09/25</text:p>
          </table:table-cell>
          <table:table-cell table:style-name="ce235" office:value-type="date" office:date-value="2025-09-01" calcext:value-type="date">
            <text:p>01/09/25</text:p>
          </table:table-cell>
          <table:table-cell table:style-name="ce235"/>
          <table:table-cell table:style-name="ce200"/>
          <table:table-cell table:style-name="ce238"/>
          <table:table-cell table:number-columns-repeated="3" table:style-name="ce249" office:value-type="date" office:date-value="2025-09-01" calcext:value-type="date">
            <text:p>lun. 1 sept. 25</text:p>
          </table:table-cell>
          <table:table-cell table:style-name="ce249" table:number-columns-repeated="2"/>
          <table:table-cell table:number-columns-repeated="2" table:style-name="ce249" office:value-type="date" office:date-value="2026-01-05" calcext:value-type="date">
            <text:p>lun. 5 janv. 26</text:p>
          </table:table-cell>
          <table:table-cell table:style-name="ce249" office:value-type="date" office:date-value="2025-11-03" calcext:value-type="date">
            <text:p>lun. 3 nov. 25</text:p>
          </table:table-cell>
          <table:table-cell table:style-name="ce249" office:value-type="date" office:date-value="2025-03-10" calcext:value-type="date">
            <text:p>lun. 10 mars 25</text:p>
          </table:table-cell>
          <table:table-cell table:style-name="ce249" office:value-type="date" office:date-value="2027-03-08" calcext:value-type="date">
            <text:p>lun. 8 mars 27</text:p>
          </table:table-cell>
          <table:table-cell table:style-name="ce249"/>
          <table:table-cell table:style-name="ce249" office:value-type="date" office:date-value="2023-04-17" calcext:value-type="date">
            <text:p>lun. 17 avr. 23</text:p>
          </table:table-cell>
          <table:table-cell table:style-name="ce249" office:value-type="date" office:date-value="2027-05-19" calcext:value-type="date">
            <text:p>mer. 19 mai 27</text:p>
          </table:table-cell>
          <table:table-cell table:style-name="ce249" office:value-type="date" office:date-value="2026-01-05" calcext:value-type="date">
            <text:p>lun. 5 janv. 26</text:p>
          </table:table-cell>
          <table:table-cell table:style-name="ce249" office:value-type="date" office:date-value="2026-08-24" calcext:value-type="date">
            <text:p>lun. 24 août 26</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5-10-19" calcext:value-type="date">
            <text:p>19/10/25</text:p>
          </table:table-cell>
          <table:table-cell table:style-name="ce233" office:value-type="date" office:date-value="2025-10-19" calcext:value-type="date">
            <text:p>19/10/25</text:p>
          </table:table-cell>
          <table:table-cell table:style-name="ce233" office:value-type="date" office:date-value="2025-10-19" calcext:value-type="date">
            <text:p>19/10/25</text:p>
          </table:table-cell>
          <table:table-cell table:style-name="ce233"/>
          <table:table-cell table:style-name="ce236"/>
          <table:table-cell table:style-name="ce239"/>
          <table:table-cell table:number-columns-repeated="3" table:style-name="ce247" office:value-type="date" office:date-value="2025-10-19" calcext:value-type="date">
            <text:p>dim. 19 oct. 25</text:p>
          </table:table-cell>
          <table:table-cell table:style-name="ce247" table:number-columns-repeated="2"/>
          <table:table-cell table:style-name="ce247" office:value-type="date" office:date-value="2026-02-15" calcext:value-type="date">
            <text:p>dim. 15 févr. 26</text:p>
          </table:table-cell>
          <table:table-cell table:style-name="ce247" office:value-type="date" office:date-value="2026-02-08" calcext:value-type="date">
            <text:p>dim. 8 févr. 26</text:p>
          </table:table-cell>
          <table:table-cell table:style-name="ce247" office:value-type="date" office:date-value="2025-12-21" calcext:value-type="date">
            <text:p>dim. 21 déc. 25</text:p>
          </table:table-cell>
          <table:table-cell table:style-name="ce247" office:value-type="date" office:date-value="2025-04-13" calcext:value-type="date">
            <text:p>dim. 13 avr. 25</text:p>
          </table:table-cell>
          <table:table-cell table:style-name="ce247" office:value-type="date" office:date-value="2027-05-02" calcext:value-type="date">
            <text:p>dim. 2 mai 27</text:p>
          </table:table-cell>
          <table:table-cell table:style-name="ce247"/>
          <table:table-cell table:style-name="ce247" office:value-type="date" office:date-value="2023-05-22" calcext:value-type="date">
            <text:p>lun. 22 mai 23</text:p>
          </table:table-cell>
          <table:table-cell table:style-name="ce247" office:value-type="date" office:date-value="2027-07-04" calcext:value-type="date">
            <text:p>dim. 4 juil. 27</text:p>
          </table:table-cell>
          <table:table-cell table:style-name="ce247" office:value-type="date" office:date-value="2026-02-14" calcext:value-type="date">
            <text:p>sam. 14 févr. 26</text:p>
          </table:table-cell>
          <table:table-cell table:style-name="ce247" office:value-type="date" office:date-value="2026-10-19" calcext:value-type="date">
            <text:p>lun. 19 oct. 26</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5-11-03" calcext:value-type="date">
            <text:p>03/11/25</text:p>
          </table:table-cell>
          <table:table-cell table:style-name="ce234" office:value-type="date" office:date-value="2025-11-03" calcext:value-type="date">
            <text:p>03/11/25</text:p>
          </table:table-cell>
          <table:table-cell table:style-name="ce234" office:value-type="date" office:date-value="2025-11-03" calcext:value-type="date">
            <text:p>03/11/25</text:p>
          </table:table-cell>
          <table:table-cell table:style-name="ce234"/>
          <table:table-cell table:style-name="ce237"/>
          <table:table-cell table:style-name="ce240"/>
          <table:table-cell table:number-columns-repeated="3" table:style-name="ce248" office:value-type="date" office:date-value="2025-11-03" calcext:value-type="date">
            <text:p>lun. 3 nov. 25</text:p>
          </table:table-cell>
          <table:table-cell table:style-name="ce248" table:number-columns-repeated="2"/>
          <table:table-cell table:style-name="ce248" office:value-type="date" office:date-value="2026-03-02" calcext:value-type="date">
            <text:p>lun. 2 mars 26</text:p>
          </table:table-cell>
          <table:table-cell table:style-name="ce248" office:value-type="date" office:date-value="2026-02-23" calcext:value-type="date">
            <text:p>lun. 23 févr. 26</text:p>
          </table:table-cell>
          <table:table-cell table:style-name="ce248" office:value-type="date" office:date-value="2026-01-05" calcext:value-type="date">
            <text:p>lun. 5 janv. 26</text:p>
          </table:table-cell>
          <table:table-cell table:style-name="ce248" office:value-type="date" office:date-value="2025-04-28" calcext:value-type="date">
            <text:p>lun. 28 avr. 25</text:p>
          </table:table-cell>
          <table:table-cell table:style-name="ce248" office:value-type="date" office:date-value="2027-05-17" calcext:value-type="date">
            <text:p>lun. 17 mai 27</text:p>
          </table:table-cell>
          <table:table-cell table:style-name="ce248"/>
          <table:table-cell table:style-name="ce248" office:value-type="date" office:date-value="2023-05-30" calcext:value-type="date">
            <text:p>mar. 30 mai 23</text:p>
          </table:table-cell>
          <table:table-cell table:style-name="ce248" office:value-type="date" office:date-value="2027-08-16" calcext:value-type="date">
            <text:p>lun. 16 août 27</text:p>
          </table:table-cell>
          <table:table-cell table:style-name="ce248" office:value-type="date" office:date-value="2026-03-02" calcext:value-type="date">
            <text:p>lun. 2 mars 26</text:p>
          </table:table-cell>
          <table:table-cell table:style-name="ce248" office:value-type="date" office:date-value="2026-11-02" calcext:value-type="date">
            <text:p>lun. 2 nov. 26</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5-12-21" calcext:value-type="date">
            <text:p>21/12/25</text:p>
          </table:table-cell>
          <table:table-cell table:style-name="ce235" office:value-type="date" office:date-value="2025-12-21" calcext:value-type="date">
            <text:p>21/12/25</text:p>
          </table:table-cell>
          <table:table-cell table:style-name="ce235" office:value-type="date" office:date-value="2025-12-21" calcext:value-type="date">
            <text:p>21/12/25</text:p>
          </table:table-cell>
          <table:table-cell table:style-name="ce235"/>
          <table:table-cell table:style-name="ce200"/>
          <table:table-cell table:style-name="ce238"/>
          <table:table-cell table:number-columns-repeated="3" table:style-name="ce249" office:value-type="date" office:date-value="2025-12-21" calcext:value-type="date">
            <text:p>dim. 21 déc. 25</text:p>
          </table:table-cell>
          <table:table-cell table:style-name="ce249" table:number-columns-repeated="2"/>
          <table:table-cell table:style-name="ce249" office:value-type="date" office:date-value="2026-04-12" calcext:value-type="date">
            <text:p>dim. 12 avr. 26</text:p>
          </table:table-cell>
          <table:table-cell table:style-name="ce249" office:value-type="date" office:date-value="2026-04-03" calcext:value-type="date">
            <text:p>ven. 3 avr. 26</text:p>
          </table:table-cell>
          <table:table-cell table:style-name="ce249" office:value-type="date" office:date-value="2026-02-08" calcext:value-type="date">
            <text:p>dim. 8 févr. 26</text:p>
          </table:table-cell>
          <table:table-cell table:style-name="ce249" office:value-type="date" office:date-value="2025-05-29" calcext:value-type="date">
            <text:p>jeu. 29 mai 25</text:p>
          </table:table-cell>
          <table:table-cell table:style-name="ce249" office:value-type="date" office:date-value="2027-07-11" calcext:value-type="date">
            <text:p>dim. 11 juil. 27</text:p>
          </table:table-cell>
          <table:table-cell table:style-name="ce249"/>
          <table:table-cell table:style-name="ce249" office:value-type="date" office:date-value="2023-07-03" calcext:value-type="date">
            <text:p>lun. 3 juil. 23</text:p>
          </table:table-cell>
          <table:table-cell table:style-name="ce200"/>
          <table:table-cell table:style-name="ce249" office:value-type="date" office:date-value="2026-04-11" calcext:value-type="date">
            <text:p>sam. 11 avr. 26</text:p>
          </table:table-cell>
          <table:table-cell table:style-name="ce249" office:value-type="date" office:date-value="2026-12-21" calcext:value-type="date">
            <text:p>lun. 21 déc. 26</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6-01-05" calcext:value-type="date">
            <text:p>05/01/26</text:p>
          </table:table-cell>
          <table:table-cell table:style-name="ce235" office:value-type="date" office:date-value="2026-01-05" calcext:value-type="date">
            <text:p>05/01/26</text:p>
          </table:table-cell>
          <table:table-cell table:style-name="ce235" office:value-type="date" office:date-value="2026-01-05" calcext:value-type="date">
            <text:p>05/01/26</text:p>
          </table:table-cell>
          <table:table-cell table:style-name="ce235"/>
          <table:table-cell table:style-name="ce200"/>
          <table:table-cell table:style-name="ce238"/>
          <table:table-cell table:number-columns-repeated="3" table:style-name="ce249" office:value-type="date" office:date-value="2026-01-05" calcext:value-type="date">
            <text:p>lun. 5 janv. 26</text:p>
          </table:table-cell>
          <table:table-cell table:style-name="ce249" table:number-columns-repeated="2"/>
          <table:table-cell table:style-name="ce249" office:value-type="date" office:date-value="2026-04-27" calcext:value-type="date">
            <text:p>lun. 27 avr. 26</text:p>
          </table:table-cell>
          <table:table-cell table:style-name="ce249" office:value-type="date" office:date-value="2026-04-20" calcext:value-type="date">
            <text:p>lun. 20 avr. 26</text:p>
          </table:table-cell>
          <table:table-cell table:style-name="ce249" office:value-type="date" office:date-value="2026-02-23" calcext:value-type="date">
            <text:p>lun. 23 févr. 26</text:p>
          </table:table-cell>
          <table:table-cell table:style-name="ce249" office:value-type="date" office:date-value="2025-06-02" calcext:value-type="date">
            <text:p>lun. 2 juin 25</text:p>
          </table:table-cell>
          <table:table-cell table:style-name="ce249" office:value-type="date" office:date-value="2027-08-23" calcext:value-type="date">
            <text:p>lun. 23 août 27</text:p>
          </table:table-cell>
          <table:table-cell table:style-name="ce249"/>
          <table:table-cell table:style-name="ce249" office:value-type="date" office:date-value="2023-08-14" calcext:value-type="date">
            <text:p>lun. 14 août 23</text:p>
          </table:table-cell>
          <table:table-cell table:style-name="ce200"/>
          <table:table-cell table:style-name="ce249" office:value-type="date" office:date-value="2026-04-27" calcext:value-type="date">
            <text:p>lun. 27 avr. 26</text:p>
          </table:table-cell>
          <table:table-cell table:style-name="ce249" office:value-type="date" office:date-value="2027-01-04" calcext:value-type="date">
            <text:p>lun. 4 janv. 27</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6-02-08" calcext:value-type="date">
            <text:p>08/02/26</text:p>
          </table:table-cell>
          <table:table-cell table:style-name="ce233" office:value-type="date" office:date-value="2026-02-15" calcext:value-type="date">
            <text:p>15/02/26</text:p>
          </table:table-cell>
          <table:table-cell table:style-name="ce233" office:value-type="date" office:date-value="2026-02-22" calcext:value-type="date">
            <text:p>22/02/26</text:p>
          </table:table-cell>
          <table:table-cell table:style-name="ce233"/>
          <table:table-cell table:style-name="ce236"/>
          <table:table-cell table:style-name="ce239"/>
          <table:table-cell table:style-name="ce247" office:value-type="date" office:date-value="2026-02-08" calcext:value-type="date">
            <text:p>dim. 8 févr. 26</text:p>
          </table:table-cell>
          <table:table-cell table:style-name="ce247" office:value-type="date" office:date-value="2026-02-15" calcext:value-type="date">
            <text:p>dim. 15 févr. 26</text:p>
          </table:table-cell>
          <table:table-cell table:style-name="ce247" office:value-type="date" office:date-value="2026-02-22" calcext:value-type="date">
            <text:p>dim. 22 févr. 26</text:p>
          </table:table-cell>
          <table:table-cell table:style-name="ce247" table:number-columns-repeated="2"/>
          <table:table-cell table:number-columns-repeated="2" table:style-name="ce247" office:value-type="date" office:date-value="2026-05-14" calcext:value-type="date">
            <text:p>jeu. 14 mai 26</text:p>
          </table:table-cell>
          <table:table-cell table:style-name="ce247" office:value-type="date" office:date-value="2026-04-02" calcext:value-type="date">
            <text:p>jeu. 2 avr. 26</text:p>
          </table:table-cell>
          <table:table-cell table:style-name="ce247" office:value-type="date" office:date-value="2025-07-06" calcext:value-type="date">
            <text:p>dim. 6 juil. 25</text:p>
          </table:table-cell>
          <table:table-cell table:style-name="ce247" office:value-type="date" office:date-value="2027-10-10" calcext:value-type="date">
            <text:p>dim. 10 oct. 27</text:p>
          </table:table-cell>
          <table:table-cell table:style-name="ce247"/>
          <table:table-cell table:style-name="ce247" office:value-type="date" office:date-value="2023-09-18" calcext:value-type="date">
            <text:p>lun. 18 sept. 23</text:p>
          </table:table-cell>
          <table:table-cell table:style-name="ce236"/>
          <table:table-cell table:style-name="ce247" office:value-type="date" office:date-value="2026-05-14" calcext:value-type="date">
            <text:p>jeu. 14 mai 26</text:p>
          </table:table-cell>
          <table:table-cell table:style-name="ce247" office:value-type="date" office:date-value="2027-02-22" calcext:value-type="date">
            <text:p>lun. 22 févr. 27</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6-02-23" calcext:value-type="date">
            <text:p>23/02/26</text:p>
          </table:table-cell>
          <table:table-cell table:style-name="ce234" office:value-type="date" office:date-value="2026-03-02" calcext:value-type="date">
            <text:p>02/03/26</text:p>
          </table:table-cell>
          <table:table-cell table:style-name="ce234" office:value-type="date" office:date-value="2026-03-09" calcext:value-type="date">
            <text:p>09/03/26</text:p>
          </table:table-cell>
          <table:table-cell table:style-name="ce234"/>
          <table:table-cell table:style-name="ce237"/>
          <table:table-cell table:style-name="ce240"/>
          <table:table-cell table:style-name="ce248" office:value-type="date" office:date-value="2026-02-23" calcext:value-type="date">
            <text:p>lun. 23 févr. 26</text:p>
          </table:table-cell>
          <table:table-cell table:style-name="ce248" office:value-type="date" office:date-value="2026-03-02" calcext:value-type="date">
            <text:p>lun. 2 mars 26</text:p>
          </table:table-cell>
          <table:table-cell table:style-name="ce248" office:value-type="date" office:date-value="2026-03-09" calcext:value-type="date">
            <text:p>lun. 9 mars 26</text:p>
          </table:table-cell>
          <table:table-cell table:style-name="ce248" table:number-columns-repeated="2"/>
          <table:table-cell table:number-columns-repeated="2" table:style-name="ce248" office:value-type="date" office:date-value="2026-05-18" calcext:value-type="date">
            <text:p>lun. 18 mai 26</text:p>
          </table:table-cell>
          <table:table-cell table:style-name="ce248" office:value-type="date" office:date-value="2026-04-16" calcext:value-type="date">
            <text:p>jeu. 16 avr. 26</text:p>
          </table:table-cell>
          <table:table-cell table:style-name="ce248" office:value-type="date" office:date-value="2025-09-01" calcext:value-type="date">
            <text:p>lun. 1 sept. 25</text:p>
          </table:table-cell>
          <table:table-cell table:style-name="ce248" office:value-type="date" office:date-value="2027-10-25" calcext:value-type="date">
            <text:p>lun. 25 oct. 27</text:p>
          </table:table-cell>
          <table:table-cell table:style-name="ce248"/>
          <table:table-cell table:style-name="ce248" office:value-type="date" office:date-value="2023-09-25" calcext:value-type="date">
            <text:p>lun. 25 sept. 23</text:p>
          </table:table-cell>
          <table:table-cell table:style-name="ce237"/>
          <table:table-cell table:style-name="ce248" office:value-type="date" office:date-value="2026-05-18" calcext:value-type="date">
            <text:p>lun. 18 mai 26</text:p>
          </table:table-cell>
          <table:table-cell table:style-name="ce248" office:value-type="date" office:date-value="2027-03-08" calcext:value-type="date">
            <text:p>lun. 8 mars 27</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6-04-05" calcext:value-type="date">
            <text:p>05/04/26</text:p>
          </table:table-cell>
          <table:table-cell table:style-name="ce235" office:value-type="date" office:date-value="2026-04-12" calcext:value-type="date">
            <text:p>12/04/26</text:p>
          </table:table-cell>
          <table:table-cell table:style-name="ce235" office:value-type="date" office:date-value="2026-04-19" calcext:value-type="date">
            <text:p>19/04/26</text:p>
          </table:table-cell>
          <table:table-cell table:style-name="ce235"/>
          <table:table-cell table:style-name="ce200"/>
          <table:table-cell table:style-name="ce238"/>
          <table:table-cell table:style-name="ce249" office:value-type="date" office:date-value="2026-04-05" calcext:value-type="date">
            <text:p>dim. 5 avr. 26</text:p>
          </table:table-cell>
          <table:table-cell table:style-name="ce249" office:value-type="date" office:date-value="2026-04-12" calcext:value-type="date">
            <text:p>dim. 12 avr. 26</text:p>
          </table:table-cell>
          <table:table-cell table:style-name="ce249" office:value-type="date" office:date-value="2026-04-19" calcext:value-type="date">
            <text:p>dim. 19 avr. 26</text:p>
          </table:table-cell>
          <table:table-cell table:style-name="ce249" table:number-columns-repeated="2"/>
          <table:table-cell table:number-columns-repeated="2" table:style-name="ce249" office:value-type="date" office:date-value="2026-07-05" calcext:value-type="date">
            <text:p>dim. 5 juil. 26</text:p>
          </table:table-cell>
          <table:table-cell table:style-name="ce249" office:value-type="date" office:date-value="2026-05-15" calcext:value-type="date">
            <text:p>ven. 15 mai 26</text:p>
          </table:table-cell>
          <table:table-cell table:style-name="ce249" office:value-type="date" office:date-value="2025-10-19" calcext:value-type="date">
            <text:p>dim. 19 oct. 25</text:p>
          </table:table-cell>
          <table:table-cell table:style-name="ce249" office:value-type="date" office:date-value="2027-12-12" calcext:value-type="date">
            <text:p>dim. 12 déc. 27</text:p>
          </table:table-cell>
          <table:table-cell table:style-name="ce249"/>
          <table:table-cell table:style-name="ce249" office:value-type="date" office:date-value="2023-10-30" calcext:value-type="date">
            <text:p>lun. 30 oct. 23</text:p>
          </table:table-cell>
          <table:table-cell table:style-name="ce200"/>
          <table:table-cell table:style-name="ce249" office:value-type="date" office:date-value="2026-07-03" calcext:value-type="date">
            <text:p>ven. 3 juil. 26</text:p>
          </table:table-cell>
          <table:table-cell table:style-name="ce249" office:value-type="date" office:date-value="2027-04-26" calcext:value-type="date">
            <text:p>lun. 26 avr. 27</text:p>
          </table:table-cell>
          <table:table-cell table:style-name="ce200" table:number-columns-repeated="32"/>
          <table:table-cell table:style-name="ce74" table:number-columns-repeated="203"/>
          <table:table-cell/>
        </table:table-row>
        <table:table-row table:style-name="ro6">
          <table:table-cell table:style-name="ce235" office:value-type="date" office:date-value="2026-04-20" calcext:value-type="date">
            <text:p>20/04/26</text:p>
          </table:table-cell>
          <table:table-cell table:style-name="ce235" office:value-type="date" office:date-value="2026-04-27" calcext:value-type="date">
            <text:p>27/04/26</text:p>
          </table:table-cell>
          <table:table-cell table:style-name="ce235" office:value-type="date" office:date-value="2026-05-04" calcext:value-type="date">
            <text:p>04/05/26</text:p>
          </table:table-cell>
          <table:table-cell table:style-name="ce235"/>
          <table:table-cell table:style-name="ce200"/>
          <table:table-cell table:style-name="ce238"/>
          <table:table-cell table:style-name="ce249" office:value-type="date" office:date-value="2026-04-20" calcext:value-type="date">
            <text:p>lun. 20 avr. 26</text:p>
          </table:table-cell>
          <table:table-cell table:style-name="ce249" office:value-type="date" office:date-value="2026-04-27" calcext:value-type="date">
            <text:p>lun. 27 avr. 26</text:p>
          </table:table-cell>
          <table:table-cell table:style-name="ce249" office:value-type="date" office:date-value="2026-05-04" calcext:value-type="date">
            <text:p>lun. 4 mai 26</text:p>
          </table:table-cell>
          <table:table-cell table:style-name="ce249" table:number-columns-repeated="2"/>
          <table:table-cell table:number-columns-repeated="2" table:style-name="ce249" office:value-type="date" office:date-value="2026-09-01" calcext:value-type="date">
            <text:p>mar. 1 sept. 26</text:p>
          </table:table-cell>
          <table:table-cell table:style-name="ce249" office:value-type="date" office:date-value="2026-05-18" calcext:value-type="date">
            <text:p>lun. 18 mai 26</text:p>
          </table:table-cell>
          <table:table-cell table:style-name="ce249" office:value-type="date" office:date-value="2025-11-03" calcext:value-type="date">
            <text:p>lun. 3 nov. 25</text:p>
          </table:table-cell>
          <table:table-cell table:style-name="ce249" office:value-type="date" office:date-value="2028-01-10" calcext:value-type="date">
            <text:p>lun. 10 janv. 28</text:p>
          </table:table-cell>
          <table:table-cell table:style-name="ce249"/>
          <table:table-cell table:style-name="ce249" office:value-type="date" office:date-value="2023-11-13" calcext:value-type="date">
            <text:p>lun. 13 nov. 23</text:p>
          </table:table-cell>
          <table:table-cell table:style-name="ce200"/>
          <table:table-cell table:style-name="ce249" office:value-type="date" office:date-value="2026-09-02" calcext:value-type="date">
            <text:p>mer. 2 sept. 26</text:p>
          </table:table-cell>
          <table:table-cell table:style-name="ce249" office:value-type="date" office:date-value="2027-05-10" calcext:value-type="date">
            <text:p>lun. 10 mai 27</text:p>
          </table:table-cell>
          <table:table-cell table:style-name="ce200" table:number-columns-repeated="32"/>
          <table:table-cell table:style-name="ce74" table:number-columns-repeated="203"/>
          <table:table-cell/>
        </table:table-row>
        <table:table-row table:style-name="ro6">
          <table:table-cell table:style-name="ce233" office:value-type="date" office:date-value="2026-05-14" calcext:value-type="date">
            <text:p>14/05/26</text:p>
          </table:table-cell>
          <table:table-cell table:style-name="ce233" office:value-type="date" office:date-value="2026-05-14" calcext:value-type="date">
            <text:p>14/05/26</text:p>
          </table:table-cell>
          <table:table-cell table:style-name="ce233" office:value-type="date" office:date-value="2026-05-14" calcext:value-type="date">
            <text:p>14/05/26</text:p>
          </table:table-cell>
          <table:table-cell table:style-name="ce233"/>
          <table:table-cell table:style-name="ce236"/>
          <table:table-cell table:style-name="ce239"/>
          <table:table-cell table:number-columns-repeated="3" table:style-name="ce247" office:value-type="date" office:date-value="2026-05-14" calcext:value-type="date">
            <text:p>jeu. 14 mai 26</text:p>
          </table:table-cell>
          <table:table-cell table:style-name="ce247" table:number-columns-repeated="2"/>
          <table:table-cell table:style-name="ce247" office:value-type="date" office:date-value="2026-10-18" calcext:value-type="date">
            <text:p>dim. 18 oct. 26</text:p>
          </table:table-cell>
          <table:table-cell table:style-name="ce247"/>
          <table:table-cell table:style-name="ce247" office:value-type="date" office:date-value="2026-07-05" calcext:value-type="date">
            <text:p>dim. 5 juil. 26</text:p>
          </table:table-cell>
          <table:table-cell table:style-name="ce247" office:value-type="date" office:date-value="2025-12-21" calcext:value-type="date">
            <text:p>dim. 21 déc. 25</text:p>
          </table:table-cell>
          <table:table-cell table:style-name="ce247" office:value-type="date" office:date-value="2028-02-20" calcext:value-type="date">
            <text:p>dim. 20 févr. 28</text:p>
          </table:table-cell>
          <table:table-cell table:style-name="ce247"/>
          <table:table-cell table:style-name="ce247" office:value-type="date" office:date-value="2023-12-18" calcext:value-type="date">
            <text:p>lun. 18 déc. 23</text:p>
          </table:table-cell>
          <table:table-cell table:style-name="ce236"/>
          <table:table-cell table:style-name="ce247" office:value-type="date" office:date-value="2026-10-21" calcext:value-type="date">
            <text:p>mer. 21 oct. 26</text:p>
          </table:table-cell>
          <table:table-cell table:style-name="ce247" office:value-type="date" office:date-value="2027-07-03" calcext:value-type="date">
            <text:p>sam. 3 juil. 27</text:p>
          </table:table-cell>
          <table:table-cell table:style-name="ce236" table:number-columns-repeated="32"/>
          <table:table-cell table:style-name="ce251" table:number-columns-repeated="203"/>
          <table:table-cell table:style-name="ce274"/>
        </table:table-row>
        <table:table-row table:style-name="ro6">
          <table:table-cell table:style-name="ce234" office:value-type="date" office:date-value="2026-05-18" calcext:value-type="date">
            <text:p>18/05/26</text:p>
          </table:table-cell>
          <table:table-cell table:style-name="ce234" office:value-type="date" office:date-value="2026-05-18" calcext:value-type="date">
            <text:p>18/05/26</text:p>
          </table:table-cell>
          <table:table-cell table:style-name="ce234" office:value-type="date" office:date-value="2026-05-18" calcext:value-type="date">
            <text:p>18/05/26</text:p>
          </table:table-cell>
          <table:table-cell table:style-name="ce234"/>
          <table:table-cell table:style-name="ce237"/>
          <table:table-cell table:style-name="ce240"/>
          <table:table-cell table:number-columns-repeated="3" table:style-name="ce248" office:value-type="date" office:date-value="2026-05-18" calcext:value-type="date">
            <text:p>lun. 18 mai 26</text:p>
          </table:table-cell>
          <table:table-cell table:style-name="ce248" table:number-columns-repeated="2"/>
          <table:table-cell table:style-name="ce248" office:value-type="date" office:date-value="2026-11-02" calcext:value-type="date">
            <text:p>lun. 2 nov. 26</text:p>
          </table:table-cell>
          <table:table-cell table:style-name="ce248"/>
          <table:table-cell table:style-name="ce248" office:value-type="date" office:date-value="2026-09-01" calcext:value-type="date">
            <text:p>mar. 1 sept. 26</text:p>
          </table:table-cell>
          <table:table-cell table:style-name="ce248" office:value-type="date" office:date-value="2026-01-05" calcext:value-type="date">
            <text:p>lun. 5 janv. 26</text:p>
          </table:table-cell>
          <table:table-cell table:style-name="ce248" office:value-type="date" office:date-value="2028-03-06" calcext:value-type="date">
            <text:p>lun. 6 mars 28</text:p>
          </table:table-cell>
          <table:table-cell table:style-name="ce248"/>
          <table:table-cell table:style-name="ce248" office:value-type="date" office:date-value="2024-01-15" calcext:value-type="date">
            <text:p>lun. 15 janv. 24</text:p>
          </table:table-cell>
          <table:table-cell table:style-name="ce237"/>
          <table:table-cell table:style-name="ce248" office:value-type="date" office:date-value="2026-11-02" calcext:value-type="date">
            <text:p>lun. 2 nov. 26</text:p>
          </table:table-cell>
          <table:table-cell table:style-name="ce248" office:value-type="date" office:date-value="2027-08-23" calcext:value-type="date">
            <text:p>lun. 23 août 27</text:p>
          </table:table-cell>
          <table:table-cell table:style-name="ce237" table:number-columns-repeated="32"/>
          <table:table-cell table:style-name="ce273" table:number-columns-repeated="203"/>
          <table:table-cell table:style-name="ce275"/>
        </table:table-row>
        <table:table-row table:style-name="ro6">
          <table:table-cell table:style-name="ce235" office:value-type="date" office:date-value="2026-07-05" calcext:value-type="date">
            <text:p>05/07/26</text:p>
          </table:table-cell>
          <table:table-cell table:style-name="ce235" office:value-type="date" office:date-value="2026-07-05" calcext:value-type="date">
            <text:p>05/07/26</text:p>
          </table:table-cell>
          <table:table-cell table:style-name="ce235" office:value-type="date" office:date-value="2026-07-05" calcext:value-type="date">
            <text:p>05/07/26</text:p>
          </table:table-cell>
          <table:table-cell table:style-name="ce235"/>
          <table:table-cell table:style-name="ce200"/>
          <table:table-cell table:style-name="ce238"/>
          <table:table-cell table:number-columns-repeated="3" table:style-name="ce249" office:value-type="date" office:date-value="2026-07-05" calcext:value-type="date">
            <text:p>dim. 5 juil. 26</text:p>
          </table:table-cell>
          <table:table-cell table:style-name="ce249" table:number-columns-repeated="2"/>
          <table:table-cell table:style-name="ce249" office:value-type="date" office:date-value="2026-12-20" calcext:value-type="date">
            <text:p>dim. 20 déc. 26</text:p>
          </table:table-cell>
          <table:table-cell table:style-name="ce249" table:number-columns-repeated="2"/>
          <table:table-cell table:style-name="ce249" office:value-type="date" office:date-value="2026-02-08" calcext:value-type="date">
            <text:p>dim. 8 févr. 26</text:p>
          </table:table-cell>
          <table:table-cell table:style-name="ce249" office:value-type="date" office:date-value="2028-04-30" calcext:value-type="date">
            <text:p>dim. 30 avr. 28</text:p>
          </table:table-cell>
          <table:table-cell table:style-name="ce249"/>
          <table:table-cell table:style-name="ce249" office:value-type="date" office:date-value="2024-02-19" calcext:value-type="date">
            <text:p>lun. 19 févr. 24</text:p>
          </table:table-cell>
          <table:table-cell table:style-name="ce200"/>
          <table:table-cell table:style-name="ce249" office:value-type="date" office:date-value="2026-12-19" calcext:value-type="date">
            <text:p>sam. 19 déc. 26</text:p>
          </table:table-cell>
          <table:table-cell table:style-name="ce200" table:number-columns-repeated="33"/>
          <table:table-cell table:style-name="ce74" table:number-columns-repeated="203"/>
          <table:table-cell/>
        </table:table-row>
        <table:table-row table:style-name="ro6">
          <table:table-cell table:style-name="ce235" office:value-type="date" office:date-value="2026-09-01" calcext:value-type="date">
            <text:p>01/09/26</text:p>
          </table:table-cell>
          <table:table-cell table:style-name="ce235" office:value-type="date" office:date-value="2026-09-01" calcext:value-type="date">
            <text:p>01/09/26</text:p>
          </table:table-cell>
          <table:table-cell table:style-name="ce235" office:value-type="date" office:date-value="2026-09-01" calcext:value-type="date">
            <text:p>01/09/26</text:p>
          </table:table-cell>
          <table:table-cell table:style-name="ce235"/>
          <table:table-cell table:style-name="ce200"/>
          <table:table-cell table:style-name="ce238"/>
          <table:table-cell table:number-columns-repeated="3" table:style-name="ce249" office:value-type="date" office:date-value="2026-09-01" calcext:value-type="date">
            <text:p>mar. 1 sept. 26</text:p>
          </table:table-cell>
          <table:table-cell table:style-name="ce249" table:number-columns-repeated="2"/>
          <table:table-cell table:style-name="ce249" office:value-type="date" office:date-value="2027-01-04" calcext:value-type="date">
            <text:p>lun. 4 janv. 27</text:p>
          </table:table-cell>
          <table:table-cell table:style-name="ce249" table:number-columns-repeated="2"/>
          <table:table-cell table:style-name="ce249" office:value-type="date" office:date-value="2026-02-23" calcext:value-type="date">
            <text:p>lun. 23 févr. 26</text:p>
          </table:table-cell>
          <table:table-cell table:style-name="ce249" office:value-type="date" office:date-value="2028-05-15" calcext:value-type="date">
            <text:p>lun. 15 mai 28</text:p>
          </table:table-cell>
          <table:table-cell table:style-name="ce249"/>
          <table:table-cell table:style-name="ce249" office:value-type="date" office:date-value="2024-02-26" calcext:value-type="date">
            <text:p>lun. 26 févr. 24</text:p>
          </table:table-cell>
          <table:table-cell table:style-name="ce200"/>
          <table:table-cell table:style-name="ce249" office:value-type="date" office:date-value="2027-01-04" calcext:value-type="date">
            <text:p>lun. 4 janv. 27</text:p>
          </table:table-cell>
          <table:table-cell table:style-name="ce200" table:number-columns-repeated="33"/>
          <table:table-cell table:style-name="ce74" table:number-columns-repeated="203"/>
          <table:table-cell/>
        </table:table-row>
        <table:table-row table:style-name="ro6">
          <table:table-cell table:style-name="ce233" office:value-type="date" office:date-value="2026-10-18" calcext:value-type="date">
            <text:p>18/10/26</text:p>
          </table:table-cell>
          <table:table-cell table:style-name="ce233" office:value-type="date" office:date-value="2026-10-18" calcext:value-type="date">
            <text:p>18/10/26</text:p>
          </table:table-cell>
          <table:table-cell table:style-name="ce233" office:value-type="date" office:date-value="2026-10-18" calcext:value-type="date">
            <text:p>18/10/26</text:p>
          </table:table-cell>
          <table:table-cell table:style-name="ce233"/>
          <table:table-cell table:style-name="ce236"/>
          <table:table-cell table:style-name="ce239"/>
          <table:table-cell table:number-columns-repeated="3" table:style-name="ce247" office:value-type="date" office:date-value="2026-10-18" calcext:value-type="date">
            <text:p>dim. 18 oct. 26</text:p>
          </table:table-cell>
          <table:table-cell table:style-name="ce247" table:number-columns-repeated="5"/>
          <table:table-cell table:style-name="ce247" office:value-type="date" office:date-value="2026-04-03" calcext:value-type="date">
            <text:p>ven. 3 avr. 26</text:p>
          </table:table-cell>
          <table:table-cell table:style-name="ce247" office:value-type="date" office:date-value="2028-07-09" calcext:value-type="date">
            <text:p>dim. 9 juil. 28</text:p>
          </table:table-cell>
          <table:table-cell table:style-name="ce247"/>
          <table:table-cell table:style-name="ce247" office:value-type="date" office:date-value="2024-04-01" calcext:value-type="date">
            <text:p>lun. 1 avr. 24</text:p>
          </table:table-cell>
          <table:table-cell table:style-name="ce236"/>
          <table:table-cell table:style-name="ce247" office:value-type="date" office:date-value="2027-02-20" calcext:value-type="date">
            <text:p>sam. 20 févr. 27</text:p>
          </table:table-cell>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2026-11-02" calcext:value-type="date">
            <text:p>02/11/26</text:p>
          </table:table-cell>
          <table:table-cell table:style-name="ce234" office:value-type="date" office:date-value="2026-11-02" calcext:value-type="date">
            <text:p>02/11/26</text:p>
          </table:table-cell>
          <table:table-cell table:style-name="ce234" office:value-type="date" office:date-value="2026-11-02" calcext:value-type="date">
            <text:p>02/11/26</text:p>
          </table:table-cell>
          <table:table-cell table:style-name="ce234"/>
          <table:table-cell table:style-name="ce237"/>
          <table:table-cell table:style-name="ce240"/>
          <table:table-cell table:number-columns-repeated="3" table:style-name="ce248" office:value-type="date" office:date-value="2026-11-02" calcext:value-type="date">
            <text:p>lun. 2 nov. 26</text:p>
          </table:table-cell>
          <table:table-cell table:style-name="ce248" table:number-columns-repeated="5"/>
          <table:table-cell table:style-name="ce248" office:value-type="date" office:date-value="2026-04-20" calcext:value-type="date">
            <text:p>lun. 20 avr. 26</text:p>
          </table:table-cell>
          <table:table-cell table:style-name="ce248" office:value-type="date" office:date-value="2028-08-21" calcext:value-type="date">
            <text:p>lun. 21 août 28</text:p>
          </table:table-cell>
          <table:table-cell table:style-name="ce248"/>
          <table:table-cell table:style-name="ce248" office:value-type="date" office:date-value="2024-04-15" calcext:value-type="date">
            <text:p>lun. 15 avr. 24</text:p>
          </table:table-cell>
          <table:table-cell table:style-name="ce237"/>
          <table:table-cell table:style-name="ce248" office:value-type="date" office:date-value="2027-03-08" calcext:value-type="date">
            <text:p>lun. 8 mars 27</text:p>
          </table:table-cell>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2026-12-20" calcext:value-type="date">
            <text:p>20/12/26</text:p>
          </table:table-cell>
          <table:table-cell table:style-name="ce235" office:value-type="date" office:date-value="2026-12-20" calcext:value-type="date">
            <text:p>20/12/26</text:p>
          </table:table-cell>
          <table:table-cell table:style-name="ce235" office:value-type="date" office:date-value="2026-12-20" calcext:value-type="date">
            <text:p>20/12/26</text:p>
          </table:table-cell>
          <table:table-cell table:style-name="ce235"/>
          <table:table-cell table:style-name="ce200"/>
          <table:table-cell table:style-name="ce238"/>
          <table:table-cell table:number-columns-repeated="3" table:style-name="ce249" office:value-type="date" office:date-value="2026-12-20" calcext:value-type="date">
            <text:p>dim. 20 déc. 26</text:p>
          </table:table-cell>
          <table:table-cell table:style-name="ce249" table:number-columns-repeated="5"/>
          <table:table-cell table:style-name="ce249" office:value-type="date" office:date-value="2026-05-14" calcext:value-type="date">
            <text:p>jeu. 14 mai 26</text:p>
          </table:table-cell>
          <table:table-cell table:style-name="ce249" office:value-type="date" office:date-value="2028-10-08" calcext:value-type="date">
            <text:p>dim. 8 oct. 28</text:p>
          </table:table-cell>
          <table:table-cell table:style-name="ce249"/>
          <table:table-cell table:style-name="ce249" office:value-type="date" office:date-value="2024-05-20" calcext:value-type="date">
            <text:p>lun. 20 mai 24</text:p>
          </table:table-cell>
          <table:table-cell table:style-name="ce200"/>
          <table:table-cell table:style-name="ce249" office:value-type="date" office:date-value="2027-04-17" calcext:value-type="date">
            <text:p>sam. 17 avr. 27</text:p>
          </table:table-cell>
          <table:table-cell table:style-name="ce200" table:number-columns-repeated="33"/>
          <table:table-cell table:style-name="ce74" table:number-columns-repeated="203"/>
          <table:table-cell/>
        </table:table-row>
        <table:table-row table:style-name="ro6">
          <table:table-cell table:style-name="ce235" office:value-type="date" office:date-value="2027-01-04" calcext:value-type="date">
            <text:p>04/01/27</text:p>
          </table:table-cell>
          <table:table-cell table:style-name="ce235" office:value-type="date" office:date-value="2027-01-04" calcext:value-type="date">
            <text:p>04/01/27</text:p>
          </table:table-cell>
          <table:table-cell table:style-name="ce235" office:value-type="date" office:date-value="2027-01-04" calcext:value-type="date">
            <text:p>04/01/27</text:p>
          </table:table-cell>
          <table:table-cell table:style-name="ce235"/>
          <table:table-cell table:style-name="ce200"/>
          <table:table-cell table:style-name="ce238"/>
          <table:table-cell table:number-columns-repeated="3" table:style-name="ce249" office:value-type="date" office:date-value="2027-01-04" calcext:value-type="date">
            <text:p>lun. 4 janv. 27</text:p>
          </table:table-cell>
          <table:table-cell table:style-name="ce249" table:number-columns-repeated="5"/>
          <table:table-cell table:style-name="ce249" office:value-type="date" office:date-value="2026-05-18" calcext:value-type="date">
            <text:p>lun. 18 mai 26</text:p>
          </table:table-cell>
          <table:table-cell table:style-name="ce249" office:value-type="date" office:date-value="2028-10-23" calcext:value-type="date">
            <text:p>lun. 23 oct. 28</text:p>
          </table:table-cell>
          <table:table-cell table:style-name="ce249"/>
          <table:table-cell table:style-name="ce249" office:value-type="date" office:date-value="2024-05-27" calcext:value-type="date">
            <text:p>lun. 27 mai 24</text:p>
          </table:table-cell>
          <table:table-cell table:style-name="ce200"/>
          <table:table-cell table:style-name="ce249" office:value-type="date" office:date-value="2027-05-03" calcext:value-type="date">
            <text:p>lun. 3 mai 27</text:p>
          </table:table-cell>
          <table:table-cell table:style-name="ce200" table:number-columns-repeated="33"/>
          <table:table-cell table:style-name="ce74" table:number-columns-repeated="203"/>
          <table:table-cell/>
        </table:table-row>
        <table:table-row table:style-name="ro6">
          <table:table-cell table:style-name="ce233" office:value-type="date" office:date-value="2027-02-14" calcext:value-type="date">
            <text:p>14/02/27</text:p>
          </table:table-cell>
          <table:table-cell table:style-name="ce233" office:value-type="date" office:date-value="2027-02-21" calcext:value-type="date">
            <text:p>21/02/27</text:p>
          </table:table-cell>
          <table:table-cell table:style-name="ce233" office:value-type="date" office:date-value="2027-02-07" calcext:value-type="date">
            <text:p>07/02/27</text:p>
          </table:table-cell>
          <table:table-cell table:style-name="ce233"/>
          <table:table-cell table:style-name="ce236"/>
          <table:table-cell table:style-name="ce239"/>
          <table:table-cell table:style-name="ce247" office:value-type="date" office:date-value="2027-02-14" calcext:value-type="date">
            <text:p>dim. 14 févr. 27</text:p>
          </table:table-cell>
          <table:table-cell table:style-name="ce247" office:value-type="date" office:date-value="2027-02-21" calcext:value-type="date">
            <text:p>dim. 21 févr. 27</text:p>
          </table:table-cell>
          <table:table-cell table:style-name="ce247" office:value-type="date" office:date-value="2027-02-07" calcext:value-type="date">
            <text:p>dim. 7 févr. 27</text:p>
          </table:table-cell>
          <table:table-cell table:style-name="ce247" table:number-columns-repeated="5"/>
          <table:table-cell table:style-name="ce247" office:value-type="date" office:date-value="2026-07-05" calcext:value-type="date">
            <text:p>dim. 5 juil. 26</text:p>
          </table:table-cell>
          <table:table-cell table:style-name="ce247" office:value-type="date" office:date-value="2028-12-10" calcext:value-type="date">
            <text:p>dim. 10 déc. 28</text:p>
          </table:table-cell>
          <table:table-cell table:style-name="ce247"/>
          <table:table-cell table:style-name="ce247" office:value-type="date" office:date-value="2024-07-08" calcext:value-type="date">
            <text:p>lun. 8 juil. 24</text:p>
          </table:table-cell>
          <table:table-cell table:style-name="ce236"/>
          <table:table-cell table:style-name="ce247" office:value-type="date" office:date-value="2027-05-06" calcext:value-type="date">
            <text:p>jeu. 6 mai 27</text:p>
          </table:table-cell>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2027-03-01" calcext:value-type="date">
            <text:p>01/03/27</text:p>
          </table:table-cell>
          <table:table-cell table:style-name="ce234" office:value-type="date" office:date-value="2027-03-08" calcext:value-type="date">
            <text:p>08/03/27</text:p>
          </table:table-cell>
          <table:table-cell table:style-name="ce234" office:value-type="date" office:date-value="2027-02-22" calcext:value-type="date">
            <text:p>22/02/27</text:p>
          </table:table-cell>
          <table:table-cell table:style-name="ce234"/>
          <table:table-cell table:style-name="ce237"/>
          <table:table-cell table:style-name="ce240"/>
          <table:table-cell table:style-name="ce248" office:value-type="date" office:date-value="2027-03-01" calcext:value-type="date">
            <text:p>lun. 1 mars 27</text:p>
          </table:table-cell>
          <table:table-cell table:style-name="ce248" office:value-type="date" office:date-value="2027-03-08" calcext:value-type="date">
            <text:p>lun. 8 mars 27</text:p>
          </table:table-cell>
          <table:table-cell table:style-name="ce248" office:value-type="date" office:date-value="2027-02-22" calcext:value-type="date">
            <text:p>lun. 22 févr. 27</text:p>
          </table:table-cell>
          <table:table-cell table:style-name="ce248" table:number-columns-repeated="5"/>
          <table:table-cell table:style-name="ce248" office:value-type="date" office:date-value="2026-09-01" calcext:value-type="date">
            <text:p>mar. 1 sept. 26</text:p>
          </table:table-cell>
          <table:table-cell table:style-name="ce248" office:value-type="date" office:date-value="2029-01-08" calcext:value-type="date">
            <text:p>lun. 8 janv. 29</text:p>
          </table:table-cell>
          <table:table-cell table:style-name="ce248"/>
          <table:table-cell table:style-name="ce248" office:value-type="date" office:date-value="2024-08-13" calcext:value-type="date">
            <text:p>mar. 13 août 24</text:p>
          </table:table-cell>
          <table:table-cell table:style-name="ce237"/>
          <table:table-cell table:style-name="ce248" office:value-type="date" office:date-value="2027-05-10" calcext:value-type="date">
            <text:p>lun. 10 mai 27</text:p>
          </table:table-cell>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2027-04-11" calcext:value-type="date">
            <text:p>11/04/27</text:p>
          </table:table-cell>
          <table:table-cell table:style-name="ce235" office:value-type="date" office:date-value="2027-04-18" calcext:value-type="date">
            <text:p>18/04/27</text:p>
          </table:table-cell>
          <table:table-cell table:style-name="ce235" office:value-type="date" office:date-value="2027-04-04" calcext:value-type="date">
            <text:p>04/04/27</text:p>
          </table:table-cell>
          <table:table-cell table:style-name="ce235"/>
          <table:table-cell table:style-name="ce200"/>
          <table:table-cell table:style-name="ce238"/>
          <table:table-cell table:style-name="ce249" office:value-type="date" office:date-value="2027-04-11" calcext:value-type="date">
            <text:p>dim. 11 avr. 27</text:p>
          </table:table-cell>
          <table:table-cell table:style-name="ce249" office:value-type="date" office:date-value="2027-04-18" calcext:value-type="date">
            <text:p>dim. 18 avr. 27</text:p>
          </table:table-cell>
          <table:table-cell table:style-name="ce249" office:value-type="date" office:date-value="2027-04-04" calcext:value-type="date">
            <text:p>dim. 4 avr. 27</text:p>
          </table:table-cell>
          <table:table-cell table:style-name="ce249" table:number-columns-repeated="6"/>
          <table:table-cell table:style-name="ce249" office:value-type="date" office:date-value="2029-02-18" calcext:value-type="date">
            <text:p>dim. 18 févr. 29</text:p>
          </table:table-cell>
          <table:table-cell table:style-name="ce249"/>
          <table:table-cell table:style-name="ce249" office:value-type="date" office:date-value="2024-09-16" calcext:value-type="date">
            <text:p>lun. 16 sept. 24</text:p>
          </table:table-cell>
          <table:table-cell table:style-name="ce200"/>
          <table:table-cell table:style-name="ce249" office:value-type="date" office:date-value="2027-07-02" calcext:value-type="date">
            <text:p>ven. 2 juil. 27</text:p>
          </table:table-cell>
          <table:table-cell table:style-name="ce200" table:number-columns-repeated="33"/>
          <table:table-cell table:style-name="ce74" table:number-columns-repeated="203"/>
          <table:table-cell/>
        </table:table-row>
        <table:table-row table:style-name="ro6">
          <table:table-cell table:style-name="ce235" office:value-type="date" office:date-value="2027-04-26" calcext:value-type="date">
            <text:p>26/04/27</text:p>
          </table:table-cell>
          <table:table-cell table:style-name="ce235" office:value-type="date" office:date-value="2027-05-03" calcext:value-type="date">
            <text:p>03/05/27</text:p>
          </table:table-cell>
          <table:table-cell table:style-name="ce235" office:value-type="date" office:date-value="2027-04-19" calcext:value-type="date">
            <text:p>19/04/27</text:p>
          </table:table-cell>
          <table:table-cell table:style-name="ce235"/>
          <table:table-cell table:style-name="ce200"/>
          <table:table-cell table:style-name="ce238"/>
          <table:table-cell table:style-name="ce249" office:value-type="date" office:date-value="2027-04-26" calcext:value-type="date">
            <text:p>lun. 26 avr. 27</text:p>
          </table:table-cell>
          <table:table-cell table:style-name="ce249" office:value-type="date" office:date-value="2027-05-03" calcext:value-type="date">
            <text:p>lun. 3 mai 27</text:p>
          </table:table-cell>
          <table:table-cell table:style-name="ce249" office:value-type="date" office:date-value="2027-04-19" calcext:value-type="date">
            <text:p>lun. 19 avr. 27</text:p>
          </table:table-cell>
          <table:table-cell table:style-name="ce249" table:number-columns-repeated="6"/>
          <table:table-cell table:style-name="ce249" office:value-type="date" office:date-value="2029-03-05" calcext:value-type="date">
            <text:p>lun. 5 mars 29</text:p>
          </table:table-cell>
          <table:table-cell table:style-name="ce249"/>
          <table:table-cell table:style-name="ce249" office:value-type="date" office:date-value="2024-09-23" calcext:value-type="date">
            <text:p>lun. 23 sept. 24</text:p>
          </table:table-cell>
          <table:table-cell table:style-name="ce200"/>
          <table:table-cell table:style-name="ce249" office:value-type="date" office:date-value="2027-09-01" calcext:value-type="date">
            <text:p>mer. 1 sept. 27</text:p>
          </table:table-cell>
          <table:table-cell table:style-name="ce200" table:number-columns-repeated="33"/>
          <table:table-cell table:style-name="ce74" table:number-columns-repeated="203"/>
          <table:table-cell/>
        </table:table-row>
        <table:table-row table:style-name="ro6">
          <table:table-cell table:style-name="ce233" office:value-type="date" office:date-value="2027-05-06" calcext:value-type="date">
            <text:p>06/05/27</text:p>
          </table:table-cell>
          <table:table-cell table:style-name="ce233" office:value-type="date" office:date-value="2027-05-06" calcext:value-type="date">
            <text:p>06/05/27</text:p>
          </table:table-cell>
          <table:table-cell table:style-name="ce233" office:value-type="date" office:date-value="2027-05-06" calcext:value-type="date">
            <text:p>06/05/27</text:p>
          </table:table-cell>
          <table:table-cell table:style-name="ce233"/>
          <table:table-cell table:style-name="ce236"/>
          <table:table-cell table:style-name="ce239"/>
          <table:table-cell table:number-columns-repeated="3" table:style-name="ce247" office:value-type="date" office:date-value="2027-05-06" calcext:value-type="date">
            <text:p>jeu. 6 mai 27</text:p>
          </table:table-cell>
          <table:table-cell table:style-name="ce247" table:number-columns-repeated="6"/>
          <table:table-cell table:style-name="ce247" office:value-type="date" office:date-value="2029-04-29" calcext:value-type="date">
            <text:p>dim. 29 avr. 29</text:p>
          </table:table-cell>
          <table:table-cell table:style-name="ce247"/>
          <table:table-cell table:style-name="ce247" office:value-type="date" office:date-value="2024-10-28" calcext:value-type="date">
            <text:p>lun. 28 oct. 24</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2027-05-10" calcext:value-type="date">
            <text:p>10/05/27</text:p>
          </table:table-cell>
          <table:table-cell table:style-name="ce234" office:value-type="date" office:date-value="2027-05-10" calcext:value-type="date">
            <text:p>10/05/27</text:p>
          </table:table-cell>
          <table:table-cell table:style-name="ce234" office:value-type="date" office:date-value="2027-05-10" calcext:value-type="date">
            <text:p>10/05/27</text:p>
          </table:table-cell>
          <table:table-cell table:style-name="ce234"/>
          <table:table-cell table:style-name="ce237"/>
          <table:table-cell table:style-name="ce240"/>
          <table:table-cell table:number-columns-repeated="3" table:style-name="ce248" office:value-type="date" office:date-value="2027-05-10" calcext:value-type="date">
            <text:p>lun. 10 mai 27</text:p>
          </table:table-cell>
          <table:table-cell table:style-name="ce248" table:number-columns-repeated="6"/>
          <table:table-cell table:style-name="ce248" office:value-type="date" office:date-value="2029-05-14" calcext:value-type="date">
            <text:p>lun. 14 mai 29</text:p>
          </table:table-cell>
          <table:table-cell table:style-name="ce248"/>
          <table:table-cell table:style-name="ce248" office:value-type="date" office:date-value="2024-11-12" calcext:value-type="date">
            <text:p>mar. 12 nov. 24</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3" office:value-type="date" office:date-value="2027-07-04" calcext:value-type="date">
            <text:p>04/07/27</text:p>
          </table:table-cell>
          <table:table-cell table:style-name="ce233" office:value-type="date" office:date-value="2027-07-04" calcext:value-type="date">
            <text:p>04/07/27</text:p>
          </table:table-cell>
          <table:table-cell table:style-name="ce233" office:value-type="date" office:date-value="2027-07-04" calcext:value-type="date">
            <text:p>04/07/27</text:p>
          </table:table-cell>
          <table:table-cell table:style-name="ce233"/>
          <table:table-cell table:style-name="ce236"/>
          <table:table-cell table:style-name="ce239"/>
          <table:table-cell table:number-columns-repeated="3" table:style-name="ce247" office:value-type="date" office:date-value="2027-07-04" calcext:value-type="date">
            <text:p>dim. 4 juil. 27</text:p>
          </table:table-cell>
          <table:table-cell table:style-name="ce247" table:number-columns-repeated="6"/>
          <table:table-cell table:style-name="ce247" office:value-type="date" office:date-value="2029-07-08" calcext:value-type="date">
            <text:p>dim. 8 juil. 29</text:p>
          </table:table-cell>
          <table:table-cell table:style-name="ce247"/>
          <table:table-cell table:style-name="ce247" office:value-type="date" office:date-value="2024-12-16" calcext:value-type="date">
            <text:p>lun. 16 déc. 24</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2027-09-01" calcext:value-type="date">
            <text:p>01/09/27</text:p>
          </table:table-cell>
          <table:table-cell table:style-name="ce234" office:value-type="date" office:date-value="2027-09-01" calcext:value-type="date">
            <text:p>01/09/27</text:p>
          </table:table-cell>
          <table:table-cell table:style-name="ce234" office:value-type="date" office:date-value="2027-09-01" calcext:value-type="date">
            <text:p>01/09/27</text:p>
          </table:table-cell>
          <table:table-cell table:style-name="ce234"/>
          <table:table-cell table:style-name="ce237"/>
          <table:table-cell table:style-name="ce240"/>
          <table:table-cell table:number-columns-repeated="3" table:style-name="ce248" office:value-type="date" office:date-value="2027-09-01" calcext:value-type="date">
            <text:p>mer. 1 sept. 27</text:p>
          </table:table-cell>
          <table:table-cell table:style-name="ce248" table:number-columns-repeated="6"/>
          <table:table-cell table:style-name="ce248" office:value-type="date" office:date-value="2029-08-20" calcext:value-type="date">
            <text:p>lun. 20 août 29</text:p>
          </table:table-cell>
          <table:table-cell table:style-name="ce248"/>
          <table:table-cell table:style-name="ce248" office:value-type="date" office:date-value="2025-01-13" calcext:value-type="date">
            <text:p>lun. 13 janv. 25</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2-17" calcext:value-type="date">
            <text:p>lun. 17 févr.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2-24" calcext:value-type="date">
            <text:p>lun. 24 févr.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1"/>
          <table:table-cell table:style-name="ce247" office:value-type="date" office:date-value="2025-03-31" calcext:value-type="date">
            <text:p>lun. 31 mars 25</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1"/>
          <table:table-cell table:style-name="ce248" office:value-type="date" office:date-value="2025-04-14" calcext:value-type="date">
            <text:p>lun. 14 avr. 25</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5-26" calcext:value-type="date">
            <text:p>lun. 26 mai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6-02" calcext:value-type="date">
            <text:p>lun. 2 juin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1"/>
          <table:table-cell table:style-name="ce247" office:value-type="date" office:date-value="2025-07-07" calcext:value-type="date">
            <text:p>lun. 7 juil. 25</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1"/>
          <table:table-cell table:style-name="ce248" office:value-type="date" office:date-value="2025-08-12" calcext:value-type="date">
            <text:p>mar. 12 août 25</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9-15" calcext:value-type="date">
            <text:p>lun. 15 sept.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09-22" calcext:value-type="date">
            <text:p>lun. 22 sept.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1"/>
          <table:table-cell table:style-name="ce247" office:value-type="date" office:date-value="2025-10-27" calcext:value-type="date">
            <text:p>lun. 27 oct. 25</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1"/>
          <table:table-cell table:style-name="ce248" office:value-type="date" office:date-value="2025-11-10" calcext:value-type="date">
            <text:p>lun. 10 nov. 25</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5-12-15" calcext:value-type="date">
            <text:p>lun. 15 déc. 25</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6-01-12" calcext:value-type="date">
            <text:p>lun. 12 janv. 26</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1"/>
          <table:table-cell table:style-name="ce247" office:value-type="date" office:date-value="2026-02-16" calcext:value-type="date">
            <text:p>lun. 16 févr. 26</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1"/>
          <table:table-cell table:style-name="ce248" office:value-type="date" office:date-value="2026-02-23" calcext:value-type="date">
            <text:p>lun. 23 févr. 26</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6-03-30" calcext:value-type="date">
            <text:p>lun. 30 mars 26</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6-04-13" calcext:value-type="date">
            <text:p>lun. 13 avr. 26</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1"/>
          <table:table-cell table:style-name="ce247" office:value-type="date" office:date-value="2026-05-25" calcext:value-type="date">
            <text:p>lun. 25 mai 26</text:p>
          </table:table-cell>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1"/>
          <table:table-cell table:style-name="ce248" office:value-type="date" office:date-value="2026-06-01" calcext:value-type="date">
            <text:p>lun. 1 juin 26</text:p>
          </table:table-cell>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6-07-06" calcext:value-type="date">
            <text:p>lun. 6 juil. 26</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1"/>
          <table:table-cell table:style-name="ce249" office:value-type="date" office:date-value="2026-08-11" calcext:value-type="date">
            <text:p>mar. 11 août 26</text:p>
          </table:table-cell>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office:value-type="date" office:date-value="1899-12-30" calcext:value-type="date">
            <text:p>30/12/99</text:p>
          </table:table-cell>
          <table:table-cell table:style-name="ce235"/>
          <table:table-cell table:style-name="ce200"/>
          <table:table-cell table:style-name="ce238"/>
          <table:table-cell table:style-name="ce249" table:number-columns-repeated="12"/>
          <table:table-cell table:style-name="ce200"/>
          <table:table-cell table:style-name="ce249"/>
          <table:table-cell table:style-name="ce200" table:number-columns-repeated="33"/>
          <table:table-cell table:style-name="ce74" table:number-columns-repeated="203"/>
          <table:table-cell/>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office:value-type="date" office:date-value="1899-12-30" calcext:value-type="date">
            <text:p>30/12/99</text:p>
          </table:table-cell>
          <table:table-cell table:style-name="ce233"/>
          <table:table-cell table:style-name="ce236"/>
          <table:table-cell table:style-name="ce239"/>
          <table:table-cell table:style-name="ce247" table:number-columns-repeated="12"/>
          <table:table-cell table:style-name="ce236"/>
          <table:table-cell table:style-name="ce247"/>
          <table:table-cell table:style-name="ce236" table:number-columns-repeated="33"/>
          <table:table-cell table:style-name="ce251" table:number-columns-repeated="203"/>
          <table:table-cell table:style-name="ce274"/>
        </table:table-row>
        <table:table-row table:style-name="ro6">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office:value-type="date" office:date-value="1899-12-30" calcext:value-type="date">
            <text:p>30/12/99</text:p>
          </table:table-cell>
          <table:table-cell table:style-name="ce234"/>
          <table:table-cell table:style-name="ce237"/>
          <table:table-cell table:style-name="ce240"/>
          <table:table-cell table:style-name="ce248" table:number-columns-repeated="12"/>
          <table:table-cell table:style-name="ce237"/>
          <table:table-cell table:style-name="ce248"/>
          <table:table-cell table:style-name="ce237" table:number-columns-repeated="33"/>
          <table:table-cell table:style-name="ce273" table:number-columns-repeated="203"/>
          <table:table-cell table:style-name="ce275"/>
        </table:table-row>
        <table:table-row table:style-name="ro6">
          <table:table-cell table:style-name="ce74"/>
          <table:table-cell table:style-name="ce235" office:value-type="string" office:string-value="" calcext:value-type="error">
            <text:p>Err :502</text:p>
          </table:table-cell>
          <table:table-cell table:style-name="ce235" office:value-type="string" office:string-value="" calcext:value-type="error">
            <text:p>Err :502</text:p>
          </table:table-cell>
          <table:table-cell table:style-name="ce74" table:number-columns-repeated="2"/>
          <table:table-cell table:style-name="ce238" table:number-columns-repeated="13"/>
          <table:table-cell table:style-name="ce74"/>
          <table:table-cell table:style-name="ce238"/>
          <table:table-cell table:style-name="ce74" table:number-columns-repeated="236"/>
          <table:table-cell/>
        </table:table-row>
        <table:table-row table:style-name="ro6" table:number-rows-repeated="65333">
          <table:table-cell table:style-name="ce74" table:number-columns-repeated="5"/>
          <table:table-cell table:style-name="ce238" table:number-columns-repeated="13"/>
          <table:table-cell table:style-name="ce74"/>
          <table:table-cell table:style-name="ce238"/>
          <table:table-cell table:style-name="ce74" table:number-columns-repeated="236"/>
          <table:table-cell/>
        </table:table-row>
        <table:table-row table:style-name="ro6" table:number-rows-repeated="983039">
          <table:table-cell table:number-columns-repeated="257"/>
        </table:table-row>
        <table:table-row table:style-name="ro6">
          <table:table-cell table:number-columns-repeated="257"/>
        </table:table-row>
      </table:table>
      <table:table table:name="Lune" table:style-name="ta1" table:print="false">
        <table:table-column table:style-name="co14" table:default-cell-style-name="ce276"/>
        <table:table-column table:style-name="co29" table:default-cell-style-name="Default"/>
        <table:table-column table:style-name="co30" table:default-cell-style-name="Default"/>
        <table:table-column table:style-name="co31" table:default-cell-style-name="Default"/>
        <table:table-column table:style-name="co15" table:default-cell-style-name="Default"/>
        <table:table-row table:style-name="ro6">
          <table:table-cell office:value-type="date" office:date-value="2012-01-01" calcext:value-type="date">
            <text:p>01/01/2012</text:p>
          </table:table-cell>
          <table:table-cell office:value-type="string" calcext:value-type="string">
            <text:p>◐</text:p>
          </table:table-cell>
          <table:table-cell/>
          <table:table-cell table:style-name="ce215" office:value-type="date" office:date-value="2016-03-20" calcext:value-type="date">
            <text:p>20/03/16</text:p>
          </table:table-cell>
          <table:table-cell office:value-type="string" calcext:value-type="string">
            <text:p>Colonne A et B : dates et phases de la lune. Pour faire disparaître les phases de la Lune du calendrier, effacer la colonne A</text:p>
          </table:table-cell>
        </table:table-row>
        <table:table-row table:style-name="ro6">
          <table:table-cell office:value-type="date" office:date-value="2012-01-09" calcext:value-type="date">
            <text:p>09/01/2012</text:p>
          </table:table-cell>
          <table:table-cell office:value-type="string" calcext:value-type="string">
            <text:p>○</text:p>
          </table:table-cell>
          <table:table-cell/>
          <table:table-cell table:style-name="ce215" office:value-type="date" office:date-value="2016-06-20" calcext:value-type="date">
            <text:p>20/06/16</text:p>
          </table:table-cell>
          <table:table-cell office:value-type="string" calcext:value-type="string">
            <text:p>Colonne D : dates des changements de saisons, à commencer par le printemps, peu importe l'année</text:p>
          </table:table-cell>
        </table:table-row>
        <table:table-row table:style-name="ro6">
          <table:table-cell office:value-type="date" office:date-value="2012-01-16" calcext:value-type="date">
            <text:p>16/01/2012</text:p>
          </table:table-cell>
          <table:table-cell office:value-type="string" calcext:value-type="string">
            <text:p>◑</text:p>
          </table:table-cell>
          <table:table-cell/>
          <table:table-cell table:style-name="ce215" office:value-type="date" office:date-value="2016-09-22" calcext:value-type="date">
            <text:p>22/09/16</text:p>
          </table:table-cell>
          <table:table-cell/>
        </table:table-row>
        <table:table-row table:style-name="ro6">
          <table:table-cell office:value-type="date" office:date-value="2012-01-23" calcext:value-type="date">
            <text:p>23/01/2012</text:p>
          </table:table-cell>
          <table:table-cell office:value-type="string" calcext:value-type="string">
            <text:p>●</text:p>
          </table:table-cell>
          <table:table-cell/>
          <table:table-cell table:style-name="ce215" office:value-type="date" office:date-value="2016-12-21" calcext:value-type="date">
            <text:p>21/12/16</text:p>
          </table:table-cell>
          <table:table-cell/>
        </table:table-row>
        <table:table-row table:style-name="ro6">
          <table:table-cell office:value-type="date" office:date-value="2012-01-31" calcext:value-type="date">
            <text:p>31/01/2012</text:p>
          </table:table-cell>
          <table:table-cell office:value-type="string" calcext:value-type="string">
            <text:p>◐</text:p>
          </table:table-cell>
          <table:table-cell/>
          <table:table-cell table:style-name="ce215" office:value-type="date" office:date-value="2017-03-20" calcext:value-type="date">
            <text:p>20/03/17</text:p>
          </table:table-cell>
          <table:table-cell/>
        </table:table-row>
        <table:table-row table:style-name="ro6">
          <table:table-cell office:value-type="date" office:date-value="2012-02-07" calcext:value-type="date">
            <text:p>07/02/2012</text:p>
          </table:table-cell>
          <table:table-cell office:value-type="string" calcext:value-type="string">
            <text:p>○</text:p>
          </table:table-cell>
          <table:table-cell/>
          <table:table-cell table:style-name="ce215" office:value-type="date" office:date-value="2017-06-21" calcext:value-type="date">
            <text:p>21/06/17</text:p>
          </table:table-cell>
          <table:table-cell/>
        </table:table-row>
        <table:table-row table:style-name="ro6">
          <table:table-cell office:value-type="date" office:date-value="2012-02-14" calcext:value-type="date">
            <text:p>14/02/2012</text:p>
          </table:table-cell>
          <table:table-cell office:value-type="string" calcext:value-type="string">
            <text:p>◑</text:p>
          </table:table-cell>
          <table:table-cell/>
          <table:table-cell table:style-name="ce215" office:value-type="date" office:date-value="2017-09-22" calcext:value-type="date">
            <text:p>22/09/17</text:p>
          </table:table-cell>
          <table:table-cell/>
        </table:table-row>
        <table:table-row table:style-name="ro6">
          <table:table-cell office:value-type="date" office:date-value="2012-02-21" calcext:value-type="date">
            <text:p>21/02/2012</text:p>
          </table:table-cell>
          <table:table-cell office:value-type="string" calcext:value-type="string">
            <text:p>●</text:p>
          </table:table-cell>
          <table:table-cell/>
          <table:table-cell table:style-name="ce215" office:value-type="date" office:date-value="2017-12-21" calcext:value-type="date">
            <text:p>21/12/17</text:p>
          </table:table-cell>
          <table:table-cell/>
        </table:table-row>
        <table:table-row table:style-name="ro6">
          <table:table-cell office:value-type="date" office:date-value="2012-03-01" calcext:value-type="date">
            <text:p>01/03/2012</text:p>
          </table:table-cell>
          <table:table-cell office:value-type="string" calcext:value-type="string">
            <text:p>◐</text:p>
          </table:table-cell>
          <table:table-cell/>
          <table:table-cell table:style-name="ce215" office:value-type="date" office:date-value="2018-03-20" calcext:value-type="date">
            <text:p>20/03/18</text:p>
          </table:table-cell>
          <table:table-cell/>
        </table:table-row>
        <table:table-row table:style-name="ro6">
          <table:table-cell office:value-type="date" office:date-value="2012-03-08" calcext:value-type="date">
            <text:p>08/03/2012</text:p>
          </table:table-cell>
          <table:table-cell office:value-type="string" calcext:value-type="string">
            <text:p>○</text:p>
          </table:table-cell>
          <table:table-cell/>
          <table:table-cell table:style-name="ce215" office:value-type="date" office:date-value="2018-06-21" calcext:value-type="date">
            <text:p>21/06/18</text:p>
          </table:table-cell>
          <table:table-cell/>
        </table:table-row>
        <table:table-row table:style-name="ro6">
          <table:table-cell office:value-type="date" office:date-value="2012-03-15" calcext:value-type="date">
            <text:p>15/03/2012</text:p>
          </table:table-cell>
          <table:table-cell office:value-type="string" calcext:value-type="string">
            <text:p>◑</text:p>
          </table:table-cell>
          <table:table-cell/>
          <table:table-cell table:style-name="ce215" office:value-type="date" office:date-value="2018-09-23" calcext:value-type="date">
            <text:p>23/09/18</text:p>
          </table:table-cell>
          <table:table-cell/>
        </table:table-row>
        <table:table-row table:style-name="ro6">
          <table:table-cell office:value-type="date" office:date-value="2012-03-22" calcext:value-type="date">
            <text:p>22/03/2012</text:p>
          </table:table-cell>
          <table:table-cell office:value-type="string" calcext:value-type="string">
            <text:p>●</text:p>
          </table:table-cell>
          <table:table-cell/>
          <table:table-cell table:style-name="ce215" office:value-type="date" office:date-value="2018-12-21" calcext:value-type="date">
            <text:p>21/12/18</text:p>
          </table:table-cell>
          <table:table-cell/>
        </table:table-row>
        <table:table-row table:style-name="ro6">
          <table:table-cell office:value-type="date" office:date-value="2012-03-30" calcext:value-type="date">
            <text:p>30/03/2012</text:p>
          </table:table-cell>
          <table:table-cell office:value-type="string" calcext:value-type="string">
            <text:p>◐</text:p>
          </table:table-cell>
          <table:table-cell/>
          <table:table-cell table:style-name="ce215" office:value-type="date" office:date-value="2019-03-20" calcext:value-type="date">
            <text:p>20/03/19</text:p>
          </table:table-cell>
          <table:table-cell/>
        </table:table-row>
        <table:table-row table:style-name="ro6">
          <table:table-cell office:value-type="date" office:date-value="2012-04-06" calcext:value-type="date">
            <text:p>06/04/2012</text:p>
          </table:table-cell>
          <table:table-cell office:value-type="string" calcext:value-type="string">
            <text:p>○</text:p>
          </table:table-cell>
          <table:table-cell/>
          <table:table-cell table:style-name="ce215" office:value-type="date" office:date-value="2019-06-21" calcext:value-type="date">
            <text:p>21/06/19</text:p>
          </table:table-cell>
          <table:table-cell/>
        </table:table-row>
        <table:table-row table:style-name="ro6">
          <table:table-cell office:value-type="date" office:date-value="2012-04-13" calcext:value-type="date">
            <text:p>13/04/2012</text:p>
          </table:table-cell>
          <table:table-cell office:value-type="string" calcext:value-type="string">
            <text:p>◑</text:p>
          </table:table-cell>
          <table:table-cell/>
          <table:table-cell table:style-name="ce215" office:value-type="date" office:date-value="2019-09-23" calcext:value-type="date">
            <text:p>23/09/19</text:p>
          </table:table-cell>
          <table:table-cell/>
        </table:table-row>
        <table:table-row table:style-name="ro6">
          <table:table-cell office:value-type="date" office:date-value="2012-04-21" calcext:value-type="date">
            <text:p>21/04/2012</text:p>
          </table:table-cell>
          <table:table-cell office:value-type="string" calcext:value-type="string">
            <text:p>●</text:p>
          </table:table-cell>
          <table:table-cell/>
          <table:table-cell table:style-name="ce215" office:value-type="date" office:date-value="2019-12-22" calcext:value-type="date">
            <text:p>22/12/19</text:p>
          </table:table-cell>
          <table:table-cell/>
        </table:table-row>
        <table:table-row table:style-name="ro6">
          <table:table-cell office:value-type="date" office:date-value="2012-04-29" calcext:value-type="date">
            <text:p>29/04/2012</text:p>
          </table:table-cell>
          <table:table-cell office:value-type="string" calcext:value-type="string">
            <text:p>◐</text:p>
          </table:table-cell>
          <table:table-cell/>
          <table:table-cell table:style-name="ce215" office:value-type="date" office:date-value="2020-03-20" calcext:value-type="date">
            <text:p>20/03/20</text:p>
          </table:table-cell>
          <table:table-cell/>
        </table:table-row>
        <table:table-row table:style-name="ro6">
          <table:table-cell office:value-type="date" office:date-value="2012-05-06" calcext:value-type="date">
            <text:p>06/05/2012</text:p>
          </table:table-cell>
          <table:table-cell office:value-type="string" calcext:value-type="string">
            <text:p>○</text:p>
          </table:table-cell>
          <table:table-cell/>
          <table:table-cell table:style-name="ce215" office:value-type="date" office:date-value="2020-06-20" calcext:value-type="date">
            <text:p>20/06/20</text:p>
          </table:table-cell>
          <table:table-cell/>
        </table:table-row>
        <table:table-row table:style-name="ro6">
          <table:table-cell office:value-type="date" office:date-value="2012-05-12" calcext:value-type="date">
            <text:p>12/05/2012</text:p>
          </table:table-cell>
          <table:table-cell office:value-type="string" calcext:value-type="string">
            <text:p>◑</text:p>
          </table:table-cell>
          <table:table-cell/>
          <table:table-cell table:style-name="ce215" office:value-type="date" office:date-value="2020-09-22" calcext:value-type="date">
            <text:p>22/09/20</text:p>
          </table:table-cell>
          <table:table-cell/>
        </table:table-row>
        <table:table-row table:style-name="ro6">
          <table:table-cell office:value-type="date" office:date-value="2012-05-20" calcext:value-type="date">
            <text:p>20/05/2012</text:p>
          </table:table-cell>
          <table:table-cell office:value-type="string" calcext:value-type="string">
            <text:p>●</text:p>
          </table:table-cell>
          <table:table-cell/>
          <table:table-cell table:style-name="ce215" office:value-type="date" office:date-value="2020-12-21" calcext:value-type="date">
            <text:p>21/12/20</text:p>
          </table:table-cell>
          <table:table-cell/>
        </table:table-row>
        <table:table-row table:style-name="ro6">
          <table:table-cell office:value-type="date" office:date-value="2012-05-28" calcext:value-type="date">
            <text:p>28/05/2012</text:p>
          </table:table-cell>
          <table:table-cell office:value-type="string" calcext:value-type="string">
            <text:p>◐</text:p>
          </table:table-cell>
          <table:table-cell/>
          <table:table-cell table:style-name="ce215" office:value-type="date" office:date-value="2021-03-20" calcext:value-type="date">
            <text:p>20/03/21</text:p>
          </table:table-cell>
          <table:table-cell/>
        </table:table-row>
        <table:table-row table:style-name="ro6">
          <table:table-cell office:value-type="date" office:date-value="2012-06-04" calcext:value-type="date">
            <text:p>04/06/2012</text:p>
          </table:table-cell>
          <table:table-cell office:value-type="string" calcext:value-type="string">
            <text:p>○</text:p>
          </table:table-cell>
          <table:table-cell/>
          <table:table-cell table:style-name="ce215" office:value-type="date" office:date-value="2021-06-21" calcext:value-type="date">
            <text:p>21/06/21</text:p>
          </table:table-cell>
          <table:table-cell/>
        </table:table-row>
        <table:table-row table:style-name="ro6">
          <table:table-cell office:value-type="date" office:date-value="2012-06-11" calcext:value-type="date">
            <text:p>11/06/2012</text:p>
          </table:table-cell>
          <table:table-cell office:value-type="string" calcext:value-type="string">
            <text:p>◑</text:p>
          </table:table-cell>
          <table:table-cell/>
          <table:table-cell table:style-name="ce215" office:value-type="date" office:date-value="2021-09-22" calcext:value-type="date">
            <text:p>22/09/21</text:p>
          </table:table-cell>
          <table:table-cell/>
        </table:table-row>
        <table:table-row table:style-name="ro6">
          <table:table-cell office:value-type="date" office:date-value="2012-06-19" calcext:value-type="date">
            <text:p>19/06/2012</text:p>
          </table:table-cell>
          <table:table-cell office:value-type="string" calcext:value-type="string">
            <text:p>●</text:p>
          </table:table-cell>
          <table:table-cell/>
          <table:table-cell table:style-name="ce215" office:value-type="date" office:date-value="2021-12-21" calcext:value-type="date">
            <text:p>21/12/21</text:p>
          </table:table-cell>
          <table:table-cell/>
        </table:table-row>
        <table:table-row table:style-name="ro6">
          <table:table-cell office:value-type="date" office:date-value="2012-06-27" calcext:value-type="date">
            <text:p>27/06/2012</text:p>
          </table:table-cell>
          <table:table-cell office:value-type="string" calcext:value-type="string">
            <text:p>◐</text:p>
          </table:table-cell>
          <table:table-cell/>
          <table:table-cell table:style-name="ce215" office:value-type="date" office:date-value="2022-03-20" calcext:value-type="date">
            <text:p>20/03/22</text:p>
          </table:table-cell>
          <table:table-cell/>
        </table:table-row>
        <table:table-row table:style-name="ro6">
          <table:table-cell office:value-type="date" office:date-value="2012-07-03" calcext:value-type="date">
            <text:p>03/07/2012</text:p>
          </table:table-cell>
          <table:table-cell office:value-type="string" calcext:value-type="string">
            <text:p>○</text:p>
          </table:table-cell>
          <table:table-cell/>
          <table:table-cell table:style-name="ce215" office:value-type="date" office:date-value="2022-06-21" calcext:value-type="date">
            <text:p>21/06/22</text:p>
          </table:table-cell>
          <table:table-cell/>
        </table:table-row>
        <table:table-row table:style-name="ro6">
          <table:table-cell office:value-type="date" office:date-value="2012-07-11" calcext:value-type="date">
            <text:p>11/07/2012</text:p>
          </table:table-cell>
          <table:table-cell office:value-type="string" calcext:value-type="string">
            <text:p>◑</text:p>
          </table:table-cell>
          <table:table-cell/>
          <table:table-cell table:style-name="ce215" office:value-type="date" office:date-value="2022-09-23" calcext:value-type="date">
            <text:p>23/09/22</text:p>
          </table:table-cell>
          <table:table-cell/>
        </table:table-row>
        <table:table-row table:style-name="ro6">
          <table:table-cell office:value-type="date" office:date-value="2012-07-19" calcext:value-type="date">
            <text:p>19/07/2012</text:p>
          </table:table-cell>
          <table:table-cell office:value-type="string" calcext:value-type="string">
            <text:p>●</text:p>
          </table:table-cell>
          <table:table-cell/>
          <table:table-cell table:style-name="ce215" office:value-type="date" office:date-value="2022-12-21" calcext:value-type="date">
            <text:p>21/12/22</text:p>
          </table:table-cell>
          <table:table-cell/>
        </table:table-row>
        <table:table-row table:style-name="ro6">
          <table:table-cell office:value-type="date" office:date-value="2012-07-26" calcext:value-type="date">
            <text:p>26/07/2012</text:p>
          </table:table-cell>
          <table:table-cell office:value-type="string" calcext:value-type="string">
            <text:p>◐</text:p>
          </table:table-cell>
          <table:table-cell/>
          <table:table-cell table:style-name="ce215" office:value-type="date" office:date-value="2023-03-20" calcext:value-type="date">
            <text:p>20/03/23</text:p>
          </table:table-cell>
          <table:table-cell/>
        </table:table-row>
        <table:table-row table:style-name="ro6">
          <table:table-cell office:value-type="date" office:date-value="2012-08-02" calcext:value-type="date">
            <text:p>02/08/2012</text:p>
          </table:table-cell>
          <table:table-cell office:value-type="string" calcext:value-type="string">
            <text:p>○</text:p>
          </table:table-cell>
          <table:table-cell/>
          <table:table-cell table:style-name="ce215" office:value-type="date" office:date-value="2023-06-21" calcext:value-type="date">
            <text:p>21/06/23</text:p>
          </table:table-cell>
          <table:table-cell/>
        </table:table-row>
        <table:table-row table:style-name="ro6">
          <table:table-cell office:value-type="date" office:date-value="2012-08-09" calcext:value-type="date">
            <text:p>09/08/2012</text:p>
          </table:table-cell>
          <table:table-cell office:value-type="string" calcext:value-type="string">
            <text:p>◑</text:p>
          </table:table-cell>
          <table:table-cell/>
          <table:table-cell table:style-name="ce215" office:value-type="date" office:date-value="2023-09-23" calcext:value-type="date">
            <text:p>23/09/23</text:p>
          </table:table-cell>
          <table:table-cell/>
        </table:table-row>
        <table:table-row table:style-name="ro6">
          <table:table-cell office:value-type="date" office:date-value="2012-08-17" calcext:value-type="date">
            <text:p>17/08/2012</text:p>
          </table:table-cell>
          <table:table-cell office:value-type="string" calcext:value-type="string">
            <text:p>●</text:p>
          </table:table-cell>
          <table:table-cell/>
          <table:table-cell table:style-name="ce215" office:value-type="date" office:date-value="2023-12-22" calcext:value-type="date">
            <text:p>22/12/23</text:p>
          </table:table-cell>
          <table:table-cell/>
        </table:table-row>
        <table:table-row table:style-name="ro6">
          <table:table-cell office:value-type="date" office:date-value="2012-08-24" calcext:value-type="date">
            <text:p>24/08/2012</text:p>
          </table:table-cell>
          <table:table-cell office:value-type="string" calcext:value-type="string">
            <text:p>◐</text:p>
          </table:table-cell>
          <table:table-cell/>
          <table:table-cell table:style-name="ce215" office:value-type="date" office:date-value="2024-03-20" calcext:value-type="date">
            <text:p>20/03/24</text:p>
          </table:table-cell>
          <table:table-cell/>
        </table:table-row>
        <table:table-row table:style-name="ro6">
          <table:table-cell office:value-type="date" office:date-value="2012-08-31" calcext:value-type="date">
            <text:p>31/08/2012</text:p>
          </table:table-cell>
          <table:table-cell office:value-type="string" calcext:value-type="string">
            <text:p>○</text:p>
          </table:table-cell>
          <table:table-cell/>
          <table:table-cell table:style-name="ce215" office:value-type="date" office:date-value="2024-06-20" calcext:value-type="date">
            <text:p>20/06/24</text:p>
          </table:table-cell>
          <table:table-cell/>
        </table:table-row>
        <table:table-row table:style-name="ro6">
          <table:table-cell office:value-type="date" office:date-value="2012-09-08" calcext:value-type="date">
            <text:p>08/09/2012</text:p>
          </table:table-cell>
          <table:table-cell office:value-type="string" calcext:value-type="string">
            <text:p>◑</text:p>
          </table:table-cell>
          <table:table-cell/>
          <table:table-cell table:style-name="ce215" office:value-type="date" office:date-value="2024-09-22" calcext:value-type="date">
            <text:p>22/09/24</text:p>
          </table:table-cell>
          <table:table-cell/>
        </table:table-row>
        <table:table-row table:style-name="ro6">
          <table:table-cell office:value-type="date" office:date-value="2012-09-16" calcext:value-type="date">
            <text:p>16/09/2012</text:p>
          </table:table-cell>
          <table:table-cell office:value-type="string" calcext:value-type="string">
            <text:p>●</text:p>
          </table:table-cell>
          <table:table-cell/>
          <table:table-cell table:style-name="ce215" office:value-type="date" office:date-value="2024-12-21" calcext:value-type="date">
            <text:p>21/12/24</text:p>
          </table:table-cell>
          <table:table-cell/>
        </table:table-row>
        <table:table-row table:style-name="ro6">
          <table:table-cell office:value-type="date" office:date-value="2012-09-22" calcext:value-type="date">
            <text:p>22/09/2012</text:p>
          </table:table-cell>
          <table:table-cell office:value-type="string" calcext:value-type="string">
            <text:p>◐</text:p>
          </table:table-cell>
          <table:table-cell/>
          <table:table-cell table:style-name="ce215" office:value-type="date" office:date-value="2025-03-20" calcext:value-type="date">
            <text:p>20/03/25</text:p>
          </table:table-cell>
          <table:table-cell/>
        </table:table-row>
        <table:table-row table:style-name="ro6">
          <table:table-cell office:value-type="date" office:date-value="2012-09-30" calcext:value-type="date">
            <text:p>30/09/2012</text:p>
          </table:table-cell>
          <table:table-cell office:value-type="string" calcext:value-type="string">
            <text:p>○</text:p>
          </table:table-cell>
          <table:table-cell/>
          <table:table-cell table:style-name="ce215" office:value-type="date" office:date-value="2025-06-21" calcext:value-type="date">
            <text:p>21/06/25</text:p>
          </table:table-cell>
          <table:table-cell/>
        </table:table-row>
        <table:table-row table:style-name="ro6">
          <table:table-cell office:value-type="date" office:date-value="2012-10-08" calcext:value-type="date">
            <text:p>08/10/2012</text:p>
          </table:table-cell>
          <table:table-cell office:value-type="string" calcext:value-type="string">
            <text:p>◑</text:p>
          </table:table-cell>
          <table:table-cell/>
          <table:table-cell table:style-name="ce215" office:value-type="date" office:date-value="2025-09-22" calcext:value-type="date">
            <text:p>22/09/25</text:p>
          </table:table-cell>
          <table:table-cell/>
        </table:table-row>
        <table:table-row table:style-name="ro6">
          <table:table-cell office:value-type="date" office:date-value="2012-10-15" calcext:value-type="date">
            <text:p>15/10/2012</text:p>
          </table:table-cell>
          <table:table-cell office:value-type="string" calcext:value-type="string">
            <text:p>●</text:p>
          </table:table-cell>
          <table:table-cell/>
          <table:table-cell table:style-name="ce215" office:value-type="date" office:date-value="2025-12-21" calcext:value-type="date">
            <text:p>21/12/25</text:p>
          </table:table-cell>
          <table:table-cell/>
        </table:table-row>
        <table:table-row table:style-name="ro6">
          <table:table-cell office:value-type="date" office:date-value="2012-10-22" calcext:value-type="date">
            <text:p>22/10/2012</text:p>
          </table:table-cell>
          <table:table-cell office:value-type="string" calcext:value-type="string">
            <text:p>◐</text:p>
          </table:table-cell>
          <table:table-cell/>
          <table:table-cell table:style-name="ce215" office:value-type="date" office:date-value="2026-03-20" calcext:value-type="date">
            <text:p>20/03/26</text:p>
          </table:table-cell>
          <table:table-cell/>
        </table:table-row>
        <table:table-row table:style-name="ro6">
          <table:table-cell office:value-type="date" office:date-value="2012-10-29" calcext:value-type="date">
            <text:p>29/10/2012</text:p>
          </table:table-cell>
          <table:table-cell office:value-type="string" calcext:value-type="string">
            <text:p>○</text:p>
          </table:table-cell>
          <table:table-cell/>
          <table:table-cell table:style-name="ce215" office:value-type="date" office:date-value="2026-06-21" calcext:value-type="date">
            <text:p>21/06/26</text:p>
          </table:table-cell>
          <table:table-cell/>
        </table:table-row>
        <table:table-row table:style-name="ro6">
          <table:table-cell office:value-type="date" office:date-value="2012-11-07" calcext:value-type="date">
            <text:p>07/11/2012</text:p>
          </table:table-cell>
          <table:table-cell office:value-type="string" calcext:value-type="string">
            <text:p>◑</text:p>
          </table:table-cell>
          <table:table-cell/>
          <table:table-cell table:style-name="ce215" office:value-type="date" office:date-value="2026-09-23" calcext:value-type="date">
            <text:p>23/09/26</text:p>
          </table:table-cell>
          <table:table-cell/>
        </table:table-row>
        <table:table-row table:style-name="ro6">
          <table:table-cell office:value-type="date" office:date-value="2012-11-13" calcext:value-type="date">
            <text:p>13/11/2012</text:p>
          </table:table-cell>
          <table:table-cell office:value-type="string" calcext:value-type="string">
            <text:p>●</text:p>
          </table:table-cell>
          <table:table-cell/>
          <table:table-cell table:style-name="ce215" office:value-type="date" office:date-value="2026-12-21" calcext:value-type="date">
            <text:p>21/12/26</text:p>
          </table:table-cell>
          <table:table-cell/>
        </table:table-row>
        <table:table-row table:style-name="ro6">
          <table:table-cell office:value-type="date" office:date-value="2012-11-20" calcext:value-type="date">
            <text:p>20/11/2012</text:p>
          </table:table-cell>
          <table:table-cell office:value-type="string" calcext:value-type="string">
            <text:p>◐</text:p>
          </table:table-cell>
          <table:table-cell/>
          <table:table-cell table:style-name="ce215" office:value-type="date" office:date-value="2027-03-20" calcext:value-type="date">
            <text:p>20/03/27</text:p>
          </table:table-cell>
          <table:table-cell/>
        </table:table-row>
        <table:table-row table:style-name="ro6">
          <table:table-cell office:value-type="date" office:date-value="2012-11-28" calcext:value-type="date">
            <text:p>28/11/2012</text:p>
          </table:table-cell>
          <table:table-cell office:value-type="string" calcext:value-type="string">
            <text:p>○</text:p>
          </table:table-cell>
          <table:table-cell/>
          <table:table-cell table:style-name="ce215" office:value-type="date" office:date-value="2027-06-21" calcext:value-type="date">
            <text:p>21/06/27</text:p>
          </table:table-cell>
          <table:table-cell/>
        </table:table-row>
        <table:table-row table:style-name="ro6">
          <table:table-cell office:value-type="date" office:date-value="2012-12-06" calcext:value-type="date">
            <text:p>06/12/2012</text:p>
          </table:table-cell>
          <table:table-cell office:value-type="string" calcext:value-type="string">
            <text:p>◑</text:p>
          </table:table-cell>
          <table:table-cell/>
          <table:table-cell table:style-name="ce215" office:value-type="date" office:date-value="2027-09-23" calcext:value-type="date">
            <text:p>23/09/27</text:p>
          </table:table-cell>
          <table:table-cell/>
        </table:table-row>
        <table:table-row table:style-name="ro6">
          <table:table-cell office:value-type="date" office:date-value="2012-12-13" calcext:value-type="date">
            <text:p>13/12/2012</text:p>
          </table:table-cell>
          <table:table-cell office:value-type="string" calcext:value-type="string">
            <text:p>●</text:p>
          </table:table-cell>
          <table:table-cell/>
          <table:table-cell table:style-name="ce215" office:value-type="date" office:date-value="2027-12-22" calcext:value-type="date">
            <text:p>22/12/27</text:p>
          </table:table-cell>
          <table:table-cell/>
        </table:table-row>
        <table:table-row table:style-name="ro6">
          <table:table-cell office:value-type="date" office:date-value="2012-12-20" calcext:value-type="date">
            <text:p>20/12/2012</text:p>
          </table:table-cell>
          <table:table-cell office:value-type="string" calcext:value-type="string">
            <text:p>◐</text:p>
          </table:table-cell>
          <table:table-cell/>
          <table:table-cell table:style-name="ce215" office:value-type="date" office:date-value="2028-03-20" calcext:value-type="date">
            <text:p>20/03/28</text:p>
          </table:table-cell>
          <table:table-cell/>
        </table:table-row>
        <table:table-row table:style-name="ro6">
          <table:table-cell office:value-type="date" office:date-value="2012-12-28" calcext:value-type="date">
            <text:p>28/12/2012</text:p>
          </table:table-cell>
          <table:table-cell office:value-type="string" calcext:value-type="string">
            <text:p>○</text:p>
          </table:table-cell>
          <table:table-cell/>
          <table:table-cell table:style-name="ce215" office:value-type="date" office:date-value="2028-06-20" calcext:value-type="date">
            <text:p>20/06/28</text:p>
          </table:table-cell>
          <table:table-cell/>
        </table:table-row>
        <table:table-row table:style-name="ro6">
          <table:table-cell office:value-type="date" office:date-value="2013-01-05" calcext:value-type="date">
            <text:p>05/01/2013</text:p>
          </table:table-cell>
          <table:table-cell office:value-type="string" calcext:value-type="string">
            <text:p>◑</text:p>
          </table:table-cell>
          <table:table-cell/>
          <table:table-cell table:style-name="ce215" office:value-type="date" office:date-value="2028-09-22" calcext:value-type="date">
            <text:p>22/09/28</text:p>
          </table:table-cell>
          <table:table-cell/>
        </table:table-row>
        <table:table-row table:style-name="ro6">
          <table:table-cell office:value-type="date" office:date-value="2013-01-11" calcext:value-type="date">
            <text:p>11/01/2013</text:p>
          </table:table-cell>
          <table:table-cell office:value-type="string" calcext:value-type="string">
            <text:p>●</text:p>
          </table:table-cell>
          <table:table-cell/>
          <table:table-cell table:style-name="ce215" office:value-type="date" office:date-value="2028-12-21" calcext:value-type="date">
            <text:p>21/12/28</text:p>
          </table:table-cell>
          <table:table-cell/>
        </table:table-row>
        <table:table-row table:style-name="ro6">
          <table:table-cell office:value-type="date" office:date-value="2013-01-18" calcext:value-type="date">
            <text:p>18/01/2013</text:p>
          </table:table-cell>
          <table:table-cell office:value-type="string" calcext:value-type="string">
            <text:p>◐</text:p>
          </table:table-cell>
          <table:table-cell/>
          <table:table-cell table:style-name="ce215" office:value-type="date" office:date-value="2029-03-20" calcext:value-type="date">
            <text:p>20/03/29</text:p>
          </table:table-cell>
          <table:table-cell/>
        </table:table-row>
        <table:table-row table:style-name="ro6">
          <table:table-cell office:value-type="date" office:date-value="2013-01-27" calcext:value-type="date">
            <text:p>27/01/2013</text:p>
          </table:table-cell>
          <table:table-cell office:value-type="string" calcext:value-type="string">
            <text:p>○</text:p>
          </table:table-cell>
          <table:table-cell/>
          <table:table-cell table:style-name="ce215" office:value-type="date" office:date-value="2029-06-21" calcext:value-type="date">
            <text:p>21/06/29</text:p>
          </table:table-cell>
          <table:table-cell/>
        </table:table-row>
        <table:table-row table:style-name="ro6">
          <table:table-cell office:value-type="date" office:date-value="2013-02-03" calcext:value-type="date">
            <text:p>03/02/2013</text:p>
          </table:table-cell>
          <table:table-cell office:value-type="string" calcext:value-type="string">
            <text:p>◑</text:p>
          </table:table-cell>
          <table:table-cell/>
          <table:table-cell table:style-name="ce215" office:value-type="date" office:date-value="2029-09-22" calcext:value-type="date">
            <text:p>22/09/29</text:p>
          </table:table-cell>
          <table:table-cell/>
        </table:table-row>
        <table:table-row table:style-name="ro6">
          <table:table-cell office:value-type="date" office:date-value="2013-02-10" calcext:value-type="date">
            <text:p>10/02/2013</text:p>
          </table:table-cell>
          <table:table-cell office:value-type="string" calcext:value-type="string">
            <text:p>●</text:p>
          </table:table-cell>
          <table:table-cell/>
          <table:table-cell table:style-name="ce215" office:value-type="date" office:date-value="2029-12-21" calcext:value-type="date">
            <text:p>21/12/29</text:p>
          </table:table-cell>
          <table:table-cell/>
        </table:table-row>
        <table:table-row table:style-name="ro6">
          <table:table-cell office:value-type="date" office:date-value="2013-02-17" calcext:value-type="date">
            <text:p>17/02/2013</text:p>
          </table:table-cell>
          <table:table-cell office:value-type="string" calcext:value-type="string">
            <text:p>◐</text:p>
          </table:table-cell>
          <table:table-cell/>
          <table:table-cell table:style-name="ce215" office:value-type="date" office:date-value="2030-03-20" calcext:value-type="date">
            <text:p>20/03/30</text:p>
          </table:table-cell>
          <table:table-cell/>
        </table:table-row>
        <table:table-row table:style-name="ro6">
          <table:table-cell office:value-type="date" office:date-value="2013-02-25" calcext:value-type="date">
            <text:p>25/02/2013</text:p>
          </table:table-cell>
          <table:table-cell office:value-type="string" calcext:value-type="string">
            <text:p>○</text:p>
          </table:table-cell>
          <table:table-cell/>
          <table:table-cell table:style-name="ce215" office:value-type="date" office:date-value="2030-06-21" calcext:value-type="date">
            <text:p>21/06/30</text:p>
          </table:table-cell>
          <table:table-cell/>
        </table:table-row>
        <table:table-row table:style-name="ro6">
          <table:table-cell office:value-type="date" office:date-value="2013-03-04" calcext:value-type="date">
            <text:p>04/03/2013</text:p>
          </table:table-cell>
          <table:table-cell office:value-type="string" calcext:value-type="string">
            <text:p>◑</text:p>
          </table:table-cell>
          <table:table-cell/>
          <table:table-cell table:style-name="ce215" office:value-type="date" office:date-value="2030-09-22" calcext:value-type="date">
            <text:p>22/09/30</text:p>
          </table:table-cell>
          <table:table-cell/>
        </table:table-row>
        <table:table-row table:style-name="ro6">
          <table:table-cell office:value-type="date" office:date-value="2013-03-11" calcext:value-type="date">
            <text:p>11/03/2013</text:p>
          </table:table-cell>
          <table:table-cell office:value-type="string" calcext:value-type="string">
            <text:p>●</text:p>
          </table:table-cell>
          <table:table-cell/>
          <table:table-cell table:style-name="ce215" office:value-type="date" office:date-value="2030-12-21" calcext:value-type="date">
            <text:p>21/12/30</text:p>
          </table:table-cell>
          <table:table-cell/>
        </table:table-row>
        <table:table-row table:style-name="ro6">
          <table:table-cell office:value-type="date" office:date-value="2013-03-19" calcext:value-type="date">
            <text:p>19/03/2013</text:p>
          </table:table-cell>
          <table:table-cell office:value-type="string" calcext:value-type="string">
            <text:p>◐</text:p>
          </table:table-cell>
          <table:table-cell/>
          <table:table-cell table:style-name="ce215" office:value-type="date" office:date-value="2031-03-20" calcext:value-type="date">
            <text:p>20/03/31</text:p>
          </table:table-cell>
          <table:table-cell/>
        </table:table-row>
        <table:table-row table:style-name="ro6">
          <table:table-cell office:value-type="date" office:date-value="2013-03-27" calcext:value-type="date">
            <text:p>27/03/2013</text:p>
          </table:table-cell>
          <table:table-cell office:value-type="string" calcext:value-type="string">
            <text:p>○</text:p>
          </table:table-cell>
          <table:table-cell/>
          <table:table-cell table:style-name="ce215" office:value-type="date" office:date-value="2031-06-21" calcext:value-type="date">
            <text:p>21/06/31</text:p>
          </table:table-cell>
          <table:table-cell/>
        </table:table-row>
        <table:table-row table:style-name="ro6">
          <table:table-cell office:value-type="date" office:date-value="2013-04-03" calcext:value-type="date">
            <text:p>03/04/2013</text:p>
          </table:table-cell>
          <table:table-cell office:value-type="string" calcext:value-type="string">
            <text:p>◑</text:p>
          </table:table-cell>
          <table:table-cell/>
          <table:table-cell table:style-name="ce215" office:value-type="date" office:date-value="2031-09-23" calcext:value-type="date">
            <text:p>23/09/31</text:p>
          </table:table-cell>
          <table:table-cell/>
        </table:table-row>
        <table:table-row table:style-name="ro6">
          <table:table-cell office:value-type="date" office:date-value="2013-04-10" calcext:value-type="date">
            <text:p>10/04/2013</text:p>
          </table:table-cell>
          <table:table-cell office:value-type="string" calcext:value-type="string">
            <text:p>●</text:p>
          </table:table-cell>
          <table:table-cell/>
          <table:table-cell table:style-name="ce215" office:value-type="date" office:date-value="2031-12-22" calcext:value-type="date">
            <text:p>22/12/31</text:p>
          </table:table-cell>
          <table:table-cell/>
        </table:table-row>
        <table:table-row table:style-name="ro6">
          <table:table-cell office:value-type="date" office:date-value="2013-04-18" calcext:value-type="date">
            <text:p>18/04/2013</text:p>
          </table:table-cell>
          <table:table-cell office:value-type="string" calcext:value-type="string">
            <text:p>◐</text:p>
          </table:table-cell>
          <table:table-cell/>
          <table:table-cell table:style-name="ce215" office:value-type="date" office:date-value="2032-03-20" calcext:value-type="date">
            <text:p>20/03/32</text:p>
          </table:table-cell>
          <table:table-cell/>
        </table:table-row>
        <table:table-row table:style-name="ro6">
          <table:table-cell office:value-type="date" office:date-value="2013-04-25" calcext:value-type="date">
            <text:p>25/04/2013</text:p>
          </table:table-cell>
          <table:table-cell office:value-type="string" calcext:value-type="string">
            <text:p>○</text:p>
          </table:table-cell>
          <table:table-cell/>
          <table:table-cell table:style-name="ce215" office:value-type="date" office:date-value="2032-06-20" calcext:value-type="date">
            <text:p>20/06/32</text:p>
          </table:table-cell>
          <table:table-cell/>
        </table:table-row>
        <table:table-row table:style-name="ro6">
          <table:table-cell office:value-type="date" office:date-value="2013-05-02" calcext:value-type="date">
            <text:p>02/05/2013</text:p>
          </table:table-cell>
          <table:table-cell office:value-type="string" calcext:value-type="string">
            <text:p>◑</text:p>
          </table:table-cell>
          <table:table-cell/>
          <table:table-cell table:style-name="ce215" office:value-type="date" office:date-value="2032-09-22" calcext:value-type="date">
            <text:p>22/09/32</text:p>
          </table:table-cell>
          <table:table-cell/>
        </table:table-row>
        <table:table-row table:style-name="ro6">
          <table:table-cell office:value-type="date" office:date-value="2013-05-10" calcext:value-type="date">
            <text:p>10/05/2013</text:p>
          </table:table-cell>
          <table:table-cell office:value-type="string" calcext:value-type="string">
            <text:p>●</text:p>
          </table:table-cell>
          <table:table-cell/>
          <table:table-cell table:style-name="ce215" office:value-type="date" office:date-value="2032-12-21" calcext:value-type="date">
            <text:p>21/12/32</text:p>
          </table:table-cell>
          <table:table-cell/>
        </table:table-row>
        <table:table-row table:style-name="ro6">
          <table:table-cell office:value-type="date" office:date-value="2013-05-18" calcext:value-type="date">
            <text:p>18/05/2013</text:p>
          </table:table-cell>
          <table:table-cell office:value-type="string" calcext:value-type="string">
            <text:p>◐</text:p>
          </table:table-cell>
          <table:table-cell/>
          <table:table-cell table:style-name="ce215" office:value-type="date" office:date-value="2033-03-20" calcext:value-type="date">
            <text:p>20/03/33</text:p>
          </table:table-cell>
          <table:table-cell/>
        </table:table-row>
        <table:table-row table:style-name="ro6">
          <table:table-cell office:value-type="date" office:date-value="2013-05-25" calcext:value-type="date">
            <text:p>25/05/2013</text:p>
          </table:table-cell>
          <table:table-cell office:value-type="string" calcext:value-type="string">
            <text:p>○</text:p>
          </table:table-cell>
          <table:table-cell/>
          <table:table-cell table:style-name="ce215" office:value-type="date" office:date-value="2033-06-21" calcext:value-type="date">
            <text:p>21/06/33</text:p>
          </table:table-cell>
          <table:table-cell/>
        </table:table-row>
        <table:table-row table:style-name="ro6">
          <table:table-cell office:value-type="date" office:date-value="2013-05-31" calcext:value-type="date">
            <text:p>31/05/2013</text:p>
          </table:table-cell>
          <table:table-cell office:value-type="string" calcext:value-type="string">
            <text:p>◑</text:p>
          </table:table-cell>
          <table:table-cell/>
          <table:table-cell table:style-name="ce215" office:value-type="date" office:date-value="2033-09-22" calcext:value-type="date">
            <text:p>22/09/33</text:p>
          </table:table-cell>
          <table:table-cell/>
        </table:table-row>
        <table:table-row table:style-name="ro6">
          <table:table-cell office:value-type="date" office:date-value="2013-06-08" calcext:value-type="date">
            <text:p>08/06/2013</text:p>
          </table:table-cell>
          <table:table-cell office:value-type="string" calcext:value-type="string">
            <text:p>●</text:p>
          </table:table-cell>
          <table:table-cell/>
          <table:table-cell table:style-name="ce215" office:value-type="date" office:date-value="2033-12-21" calcext:value-type="date">
            <text:p>21/12/33</text:p>
          </table:table-cell>
          <table:table-cell/>
        </table:table-row>
        <table:table-row table:style-name="ro6">
          <table:table-cell office:value-type="date" office:date-value="2013-06-16" calcext:value-type="date">
            <text:p>16/06/2013</text:p>
          </table:table-cell>
          <table:table-cell office:value-type="string" calcext:value-type="string">
            <text:p>◐</text:p>
          </table:table-cell>
          <table:table-cell/>
          <table:table-cell table:style-name="ce215" office:value-type="date" office:date-value="2034-03-20" calcext:value-type="date">
            <text:p>20/03/34</text:p>
          </table:table-cell>
          <table:table-cell/>
        </table:table-row>
        <table:table-row table:style-name="ro6">
          <table:table-cell office:value-type="date" office:date-value="2013-06-23" calcext:value-type="date">
            <text:p>23/06/2013</text:p>
          </table:table-cell>
          <table:table-cell office:value-type="string" calcext:value-type="string">
            <text:p>○</text:p>
          </table:table-cell>
          <table:table-cell/>
          <table:table-cell table:style-name="ce215" office:value-type="date" office:date-value="2034-06-21" calcext:value-type="date">
            <text:p>21/06/34</text:p>
          </table:table-cell>
          <table:table-cell/>
        </table:table-row>
        <table:table-row table:style-name="ro6">
          <table:table-cell office:value-type="date" office:date-value="2013-06-30" calcext:value-type="date">
            <text:p>30/06/2013</text:p>
          </table:table-cell>
          <table:table-cell office:value-type="string" calcext:value-type="string">
            <text:p>◑</text:p>
          </table:table-cell>
          <table:table-cell/>
          <table:table-cell table:style-name="ce215" office:value-type="date" office:date-value="2034-09-22" calcext:value-type="date">
            <text:p>22/09/34</text:p>
          </table:table-cell>
          <table:table-cell/>
        </table:table-row>
        <table:table-row table:style-name="ro6">
          <table:table-cell office:value-type="date" office:date-value="2013-07-08" calcext:value-type="date">
            <text:p>08/07/2013</text:p>
          </table:table-cell>
          <table:table-cell office:value-type="string" calcext:value-type="string">
            <text:p>●</text:p>
          </table:table-cell>
          <table:table-cell/>
          <table:table-cell table:style-name="ce215" office:value-type="date" office:date-value="2034-12-21" calcext:value-type="date">
            <text:p>21/12/34</text:p>
          </table:table-cell>
          <table:table-cell/>
        </table:table-row>
        <table:table-row table:style-name="ro6">
          <table:table-cell office:value-type="date" office:date-value="2013-07-16" calcext:value-type="date">
            <text:p>16/07/2013</text:p>
          </table:table-cell>
          <table:table-cell office:value-type="string" calcext:value-type="string">
            <text:p>◐</text:p>
          </table:table-cell>
          <table:table-cell/>
          <table:table-cell table:style-name="ce215" office:value-type="date" office:date-value="2035-03-20" calcext:value-type="date">
            <text:p>20/03/35</text:p>
          </table:table-cell>
          <table:table-cell/>
        </table:table-row>
        <table:table-row table:style-name="ro6">
          <table:table-cell office:value-type="date" office:date-value="2013-07-22" calcext:value-type="date">
            <text:p>22/07/2013</text:p>
          </table:table-cell>
          <table:table-cell office:value-type="string" calcext:value-type="string">
            <text:p>○</text:p>
          </table:table-cell>
          <table:table-cell/>
          <table:table-cell table:style-name="ce215" office:value-type="date" office:date-value="2035-06-21" calcext:value-type="date">
            <text:p>21/06/35</text:p>
          </table:table-cell>
          <table:table-cell/>
        </table:table-row>
        <table:table-row table:style-name="ro6">
          <table:table-cell office:value-type="date" office:date-value="2013-07-29" calcext:value-type="date">
            <text:p>29/07/2013</text:p>
          </table:table-cell>
          <table:table-cell office:value-type="string" calcext:value-type="string">
            <text:p>◑</text:p>
          </table:table-cell>
          <table:table-cell/>
          <table:table-cell table:style-name="ce215" office:value-type="date" office:date-value="2035-09-23" calcext:value-type="date">
            <text:p>23/09/35</text:p>
          </table:table-cell>
          <table:table-cell/>
        </table:table-row>
        <table:table-row table:style-name="ro6">
          <table:table-cell office:value-type="date" office:date-value="2013-08-06" calcext:value-type="date">
            <text:p>06/08/2013</text:p>
          </table:table-cell>
          <table:table-cell office:value-type="string" calcext:value-type="string">
            <text:p>●</text:p>
          </table:table-cell>
          <table:table-cell/>
          <table:table-cell table:style-name="ce215" office:value-type="date" office:date-value="2035-12-22" calcext:value-type="date">
            <text:p>22/12/35</text:p>
          </table:table-cell>
          <table:table-cell/>
        </table:table-row>
        <table:table-row table:style-name="ro6">
          <table:table-cell office:value-type="date" office:date-value="2013-08-14" calcext:value-type="date">
            <text:p>14/08/2013</text:p>
          </table:table-cell>
          <table:table-cell office:value-type="string" calcext:value-type="string">
            <text:p>◐</text:p>
          </table:table-cell>
          <table:table-cell/>
          <table:table-cell table:style-name="ce215" office:value-type="date" office:date-value="2036-03-20" calcext:value-type="date">
            <text:p>20/03/36</text:p>
          </table:table-cell>
          <table:table-cell/>
        </table:table-row>
        <table:table-row table:style-name="ro6">
          <table:table-cell office:value-type="date" office:date-value="2013-08-21" calcext:value-type="date">
            <text:p>21/08/2013</text:p>
          </table:table-cell>
          <table:table-cell office:value-type="string" calcext:value-type="string">
            <text:p>○</text:p>
          </table:table-cell>
          <table:table-cell/>
          <table:table-cell table:style-name="ce215" office:value-type="date" office:date-value="2036-06-20" calcext:value-type="date">
            <text:p>20/06/36</text:p>
          </table:table-cell>
          <table:table-cell/>
        </table:table-row>
        <table:table-row table:style-name="ro6">
          <table:table-cell office:value-type="date" office:date-value="2013-08-28" calcext:value-type="date">
            <text:p>28/08/2013</text:p>
          </table:table-cell>
          <table:table-cell office:value-type="string" calcext:value-type="string">
            <text:p>◑</text:p>
          </table:table-cell>
          <table:table-cell/>
          <table:table-cell table:style-name="ce215" office:value-type="date" office:date-value="2036-09-22" calcext:value-type="date">
            <text:p>22/09/36</text:p>
          </table:table-cell>
          <table:table-cell/>
        </table:table-row>
        <table:table-row table:style-name="ro6">
          <table:table-cell office:value-type="date" office:date-value="2013-09-05" calcext:value-type="date">
            <text:p>05/09/2013</text:p>
          </table:table-cell>
          <table:table-cell office:value-type="string" calcext:value-type="string">
            <text:p>●</text:p>
          </table:table-cell>
          <table:table-cell/>
          <table:table-cell table:style-name="ce215" office:value-type="date" office:date-value="2036-12-21" calcext:value-type="date">
            <text:p>21/12/36</text:p>
          </table:table-cell>
          <table:table-cell/>
        </table:table-row>
        <table:table-row table:style-name="ro6">
          <table:table-cell office:value-type="date" office:date-value="2013-09-12" calcext:value-type="date">
            <text:p>12/09/2013</text:p>
          </table:table-cell>
          <table:table-cell office:value-type="string" calcext:value-type="string">
            <text:p>◐</text:p>
          </table:table-cell>
          <table:table-cell/>
          <table:table-cell table:style-name="ce215" office:value-type="date" office:date-value="2037-03-20" calcext:value-type="date">
            <text:p>20/03/37</text:p>
          </table:table-cell>
          <table:table-cell/>
        </table:table-row>
        <table:table-row table:style-name="ro6">
          <table:table-cell office:value-type="date" office:date-value="2013-09-19" calcext:value-type="date">
            <text:p>19/09/2013</text:p>
          </table:table-cell>
          <table:table-cell office:value-type="string" calcext:value-type="string">
            <text:p>○</text:p>
          </table:table-cell>
          <table:table-cell/>
          <table:table-cell table:style-name="ce215" office:value-type="date" office:date-value="2037-06-21" calcext:value-type="date">
            <text:p>21/06/37</text:p>
          </table:table-cell>
          <table:table-cell/>
        </table:table-row>
        <table:table-row table:style-name="ro6">
          <table:table-cell office:value-type="date" office:date-value="2013-09-27" calcext:value-type="date">
            <text:p>27/09/2013</text:p>
          </table:table-cell>
          <table:table-cell office:value-type="string" calcext:value-type="string">
            <text:p>◑</text:p>
          </table:table-cell>
          <table:table-cell/>
          <table:table-cell table:style-name="ce215" office:value-type="date" office:date-value="2037-09-22" calcext:value-type="date">
            <text:p>22/09/37</text:p>
          </table:table-cell>
          <table:table-cell/>
        </table:table-row>
        <table:table-row table:style-name="ro6">
          <table:table-cell office:value-type="date" office:date-value="2013-10-05" calcext:value-type="date">
            <text:p>05/10/2013</text:p>
          </table:table-cell>
          <table:table-cell office:value-type="string" calcext:value-type="string">
            <text:p>●</text:p>
          </table:table-cell>
          <table:table-cell/>
          <table:table-cell table:style-name="ce215" office:value-type="date" office:date-value="2037-12-21" calcext:value-type="date">
            <text:p>21/12/37</text:p>
          </table:table-cell>
          <table:table-cell/>
        </table:table-row>
        <table:table-row table:style-name="ro6">
          <table:table-cell office:value-type="date" office:date-value="2013-10-11" calcext:value-type="date">
            <text:p>11/10/2013</text:p>
          </table:table-cell>
          <table:table-cell office:value-type="string" calcext:value-type="string">
            <text:p>◐</text:p>
          </table:table-cell>
          <table:table-cell/>
          <table:table-cell table:style-name="ce215" office:value-type="date" office:date-value="2038-03-20" calcext:value-type="date">
            <text:p>20/03/38</text:p>
          </table:table-cell>
          <table:table-cell/>
        </table:table-row>
        <table:table-row table:style-name="ro6">
          <table:table-cell office:value-type="date" office:date-value="2013-10-18" calcext:value-type="date">
            <text:p>18/10/2013</text:p>
          </table:table-cell>
          <table:table-cell office:value-type="string" calcext:value-type="string">
            <text:p>○</text:p>
          </table:table-cell>
          <table:table-cell/>
          <table:table-cell table:style-name="ce215" office:value-type="date" office:date-value="2038-06-21" calcext:value-type="date">
            <text:p>21/06/38</text:p>
          </table:table-cell>
          <table:table-cell/>
        </table:table-row>
        <table:table-row table:style-name="ro6">
          <table:table-cell office:value-type="date" office:date-value="2013-10-26" calcext:value-type="date">
            <text:p>26/10/2013</text:p>
          </table:table-cell>
          <table:table-cell office:value-type="string" calcext:value-type="string">
            <text:p>◑</text:p>
          </table:table-cell>
          <table:table-cell/>
          <table:table-cell table:style-name="ce215" office:value-type="date" office:date-value="2038-09-22" calcext:value-type="date">
            <text:p>22/09/38</text:p>
          </table:table-cell>
          <table:table-cell/>
        </table:table-row>
        <table:table-row table:style-name="ro6">
          <table:table-cell office:value-type="date" office:date-value="2013-11-03" calcext:value-type="date">
            <text:p>03/11/2013</text:p>
          </table:table-cell>
          <table:table-cell office:value-type="string" calcext:value-type="string">
            <text:p>●</text:p>
          </table:table-cell>
          <table:table-cell/>
          <table:table-cell table:style-name="ce215" office:value-type="date" office:date-value="2038-12-21" calcext:value-type="date">
            <text:p>21/12/38</text:p>
          </table:table-cell>
          <table:table-cell/>
        </table:table-row>
        <table:table-row table:style-name="ro6">
          <table:table-cell office:value-type="date" office:date-value="2013-11-10" calcext:value-type="date">
            <text:p>10/11/2013</text:p>
          </table:table-cell>
          <table:table-cell office:value-type="string" calcext:value-type="string">
            <text:p>◐</text:p>
          </table:table-cell>
          <table:table-cell/>
          <table:table-cell table:style-name="ce215" office:value-type="date" office:date-value="2039-03-20" calcext:value-type="date">
            <text:p>20/03/39</text:p>
          </table:table-cell>
          <table:table-cell/>
        </table:table-row>
        <table:table-row table:style-name="ro6">
          <table:table-cell office:value-type="date" office:date-value="2013-11-17" calcext:value-type="date">
            <text:p>17/11/2013</text:p>
          </table:table-cell>
          <table:table-cell office:value-type="string" calcext:value-type="string">
            <text:p>○</text:p>
          </table:table-cell>
          <table:table-cell/>
          <table:table-cell table:style-name="ce215" office:value-type="date" office:date-value="2039-06-21" calcext:value-type="date">
            <text:p>21/06/39</text:p>
          </table:table-cell>
          <table:table-cell/>
        </table:table-row>
        <table:table-row table:style-name="ro6">
          <table:table-cell office:value-type="date" office:date-value="2013-11-25" calcext:value-type="date">
            <text:p>25/11/2013</text:p>
          </table:table-cell>
          <table:table-cell office:value-type="string" calcext:value-type="string">
            <text:p>◑</text:p>
          </table:table-cell>
          <table:table-cell/>
          <table:table-cell table:style-name="ce215" office:value-type="date" office:date-value="2039-09-23" calcext:value-type="date">
            <text:p>23/09/39</text:p>
          </table:table-cell>
          <table:table-cell/>
        </table:table-row>
        <table:table-row table:style-name="ro6">
          <table:table-cell office:value-type="date" office:date-value="2013-12-03" calcext:value-type="date">
            <text:p>03/12/2013</text:p>
          </table:table-cell>
          <table:table-cell office:value-type="string" calcext:value-type="string">
            <text:p>●</text:p>
          </table:table-cell>
          <table:table-cell/>
          <table:table-cell table:style-name="ce215" office:value-type="date" office:date-value="2039-12-22" calcext:value-type="date">
            <text:p>22/12/39</text:p>
          </table:table-cell>
          <table:table-cell/>
        </table:table-row>
        <table:table-row table:style-name="ro6">
          <table:table-cell office:value-type="date" office:date-value="2013-12-09" calcext:value-type="date">
            <text:p>09/12/2013</text:p>
          </table:table-cell>
          <table:table-cell office:value-type="string" calcext:value-type="string">
            <text:p>◐</text:p>
          </table:table-cell>
          <table:table-cell/>
          <table:table-cell table:style-name="ce215" office:value-type="date" office:date-value="2040-03-20" calcext:value-type="date">
            <text:p>20/03/40</text:p>
          </table:table-cell>
          <table:table-cell/>
        </table:table-row>
        <table:table-row table:style-name="ro6">
          <table:table-cell office:value-type="date" office:date-value="2013-12-17" calcext:value-type="date">
            <text:p>17/12/2013</text:p>
          </table:table-cell>
          <table:table-cell office:value-type="string" calcext:value-type="string">
            <text:p>○</text:p>
          </table:table-cell>
          <table:table-cell/>
          <table:table-cell table:style-name="ce215" office:value-type="date" office:date-value="2040-06-20" calcext:value-type="date">
            <text:p>20/06/40</text:p>
          </table:table-cell>
          <table:table-cell/>
        </table:table-row>
        <table:table-row table:style-name="ro6">
          <table:table-cell office:value-type="date" office:date-value="2013-12-25" calcext:value-type="date">
            <text:p>25/12/2013</text:p>
          </table:table-cell>
          <table:table-cell office:value-type="string" calcext:value-type="string">
            <text:p>◑</text:p>
          </table:table-cell>
          <table:table-cell/>
          <table:table-cell table:style-name="ce215" office:value-type="date" office:date-value="2040-09-22" calcext:value-type="date">
            <text:p>22/09/40</text:p>
          </table:table-cell>
          <table:table-cell/>
        </table:table-row>
        <table:table-row table:style-name="ro6">
          <table:table-cell office:value-type="date" office:date-value="2014-01-01" calcext:value-type="date">
            <text:p>01/01/2014</text:p>
          </table:table-cell>
          <table:table-cell office:value-type="string" calcext:value-type="string">
            <text:p>●</text:p>
          </table:table-cell>
          <table:table-cell/>
          <table:table-cell table:style-name="ce215" office:value-type="date" office:date-value="2040-12-21" calcext:value-type="date">
            <text:p>21/12/40</text:p>
          </table:table-cell>
          <table:table-cell/>
        </table:table-row>
        <table:table-row table:style-name="ro6">
          <table:table-cell office:value-type="date" office:date-value="2014-01-08" calcext:value-type="date">
            <text:p>08/01/2014</text:p>
          </table:table-cell>
          <table:table-cell office:value-type="string" calcext:value-type="string">
            <text:p>◐</text:p>
          </table:table-cell>
          <table:table-cell/>
          <table:table-cell table:style-name="ce215" office:value-type="date" office:date-value="2041-03-20" calcext:value-type="date">
            <text:p>20/03/41</text:p>
          </table:table-cell>
          <table:table-cell/>
        </table:table-row>
        <table:table-row table:style-name="ro6">
          <table:table-cell office:value-type="date" office:date-value="2014-01-16" calcext:value-type="date">
            <text:p>16/01/2014</text:p>
          </table:table-cell>
          <table:table-cell office:value-type="string" calcext:value-type="string">
            <text:p>○</text:p>
          </table:table-cell>
          <table:table-cell/>
          <table:table-cell table:style-name="ce215" office:value-type="date" office:date-value="2041-06-20" calcext:value-type="date">
            <text:p>20/06/41</text:p>
          </table:table-cell>
          <table:table-cell/>
        </table:table-row>
        <table:table-row table:style-name="ro6">
          <table:table-cell office:value-type="date" office:date-value="2014-01-24" calcext:value-type="date">
            <text:p>24/01/2014</text:p>
          </table:table-cell>
          <table:table-cell office:value-type="string" calcext:value-type="string">
            <text:p>◑</text:p>
          </table:table-cell>
          <table:table-cell/>
          <table:table-cell table:style-name="ce215" office:value-type="date" office:date-value="2041-09-22" calcext:value-type="date">
            <text:p>22/09/41</text:p>
          </table:table-cell>
          <table:table-cell/>
        </table:table-row>
        <table:table-row table:style-name="ro6">
          <table:table-cell office:value-type="date" office:date-value="2014-01-30" calcext:value-type="date">
            <text:p>30/01/2014</text:p>
          </table:table-cell>
          <table:table-cell office:value-type="string" calcext:value-type="string">
            <text:p>●</text:p>
          </table:table-cell>
          <table:table-cell/>
          <table:table-cell table:style-name="ce215" office:value-type="date" office:date-value="2041-12-21" calcext:value-type="date">
            <text:p>21/12/41</text:p>
          </table:table-cell>
          <table:table-cell/>
        </table:table-row>
        <table:table-row table:style-name="ro6">
          <table:table-cell office:value-type="date" office:date-value="2014-02-06" calcext:value-type="date">
            <text:p>06/02/2014</text:p>
          </table:table-cell>
          <table:table-cell office:value-type="string" calcext:value-type="string">
            <text:p>◐</text:p>
          </table:table-cell>
          <table:table-cell/>
          <table:table-cell table:style-name="ce215" office:value-type="date" office:date-value="2042-03-20" calcext:value-type="date">
            <text:p>20/03/42</text:p>
          </table:table-cell>
          <table:table-cell/>
        </table:table-row>
        <table:table-row table:style-name="ro6">
          <table:table-cell office:value-type="date" office:date-value="2014-02-14" calcext:value-type="date">
            <text:p>14/02/2014</text:p>
          </table:table-cell>
          <table:table-cell office:value-type="string" calcext:value-type="string">
            <text:p>○</text:p>
          </table:table-cell>
          <table:table-cell/>
          <table:table-cell table:style-name="ce215" office:value-type="date" office:date-value="2042-06-21" calcext:value-type="date">
            <text:p>21/06/42</text:p>
          </table:table-cell>
          <table:table-cell/>
        </table:table-row>
        <table:table-row table:style-name="ro6">
          <table:table-cell office:value-type="date" office:date-value="2014-02-22" calcext:value-type="date">
            <text:p>22/02/2014</text:p>
          </table:table-cell>
          <table:table-cell office:value-type="string" calcext:value-type="string">
            <text:p>◑</text:p>
          </table:table-cell>
          <table:table-cell/>
          <table:table-cell table:style-name="ce215" office:value-type="date" office:date-value="2042-09-22" calcext:value-type="date">
            <text:p>22/09/42</text:p>
          </table:table-cell>
          <table:table-cell/>
        </table:table-row>
        <table:table-row table:style-name="ro6">
          <table:table-cell office:value-type="date" office:date-value="2014-03-01" calcext:value-type="date">
            <text:p>01/03/2014</text:p>
          </table:table-cell>
          <table:table-cell office:value-type="string" calcext:value-type="string">
            <text:p>●</text:p>
          </table:table-cell>
          <table:table-cell/>
          <table:table-cell table:style-name="ce215" office:value-type="date" office:date-value="2042-12-21" calcext:value-type="date">
            <text:p>21/12/42</text:p>
          </table:table-cell>
          <table:table-cell/>
        </table:table-row>
        <table:table-row table:style-name="ro6">
          <table:table-cell office:value-type="date" office:date-value="2014-03-08" calcext:value-type="date">
            <text:p>08/03/2014</text:p>
          </table:table-cell>
          <table:table-cell office:value-type="string" calcext:value-type="string">
            <text:p>◐</text:p>
          </table:table-cell>
          <table:table-cell/>
          <table:table-cell table:style-name="ce215" office:value-type="date" office:date-value="2043-03-20" calcext:value-type="date">
            <text:p>20/03/43</text:p>
          </table:table-cell>
          <table:table-cell/>
        </table:table-row>
        <table:table-row table:style-name="ro6">
          <table:table-cell office:value-type="date" office:date-value="2014-03-16" calcext:value-type="date">
            <text:p>16/03/2014</text:p>
          </table:table-cell>
          <table:table-cell office:value-type="string" calcext:value-type="string">
            <text:p>○</text:p>
          </table:table-cell>
          <table:table-cell/>
          <table:table-cell table:style-name="ce215" office:value-type="date" office:date-value="2043-06-21" calcext:value-type="date">
            <text:p>21/06/43</text:p>
          </table:table-cell>
          <table:table-cell/>
        </table:table-row>
        <table:table-row table:style-name="ro6">
          <table:table-cell office:value-type="date" office:date-value="2014-03-24" calcext:value-type="date">
            <text:p>24/03/2014</text:p>
          </table:table-cell>
          <table:table-cell office:value-type="string" calcext:value-type="string">
            <text:p>◑</text:p>
          </table:table-cell>
          <table:table-cell/>
          <table:table-cell table:style-name="ce215" office:value-type="date" office:date-value="2043-09-23" calcext:value-type="date">
            <text:p>23/09/43</text:p>
          </table:table-cell>
          <table:table-cell/>
        </table:table-row>
        <table:table-row table:style-name="ro6">
          <table:table-cell office:value-type="date" office:date-value="2014-03-30" calcext:value-type="date">
            <text:p>30/03/2014</text:p>
          </table:table-cell>
          <table:table-cell office:value-type="string" calcext:value-type="string">
            <text:p>●</text:p>
          </table:table-cell>
          <table:table-cell/>
          <table:table-cell table:style-name="ce215" office:value-type="date" office:date-value="2043-12-22" calcext:value-type="date">
            <text:p>22/12/43</text:p>
          </table:table-cell>
          <table:table-cell/>
        </table:table-row>
        <table:table-row table:style-name="ro6">
          <table:table-cell office:value-type="date" office:date-value="2014-04-07" calcext:value-type="date">
            <text:p>07/04/2014</text:p>
          </table:table-cell>
          <table:table-cell office:value-type="string" calcext:value-type="string">
            <text:p>◐</text:p>
          </table:table-cell>
          <table:table-cell/>
          <table:table-cell table:style-name="ce215" office:value-type="date" office:date-value="2044-03-19" calcext:value-type="date">
            <text:p>19/03/44</text:p>
          </table:table-cell>
          <table:table-cell/>
        </table:table-row>
        <table:table-row table:style-name="ro6">
          <table:table-cell office:value-type="date" office:date-value="2014-04-15" calcext:value-type="date">
            <text:p>15/04/2014</text:p>
          </table:table-cell>
          <table:table-cell office:value-type="string" calcext:value-type="string">
            <text:p>○</text:p>
          </table:table-cell>
          <table:table-cell/>
          <table:table-cell table:style-name="ce215" office:value-type="date" office:date-value="2044-06-20" calcext:value-type="date">
            <text:p>20/06/44</text:p>
          </table:table-cell>
          <table:table-cell/>
        </table:table-row>
        <table:table-row table:style-name="ro6">
          <table:table-cell office:value-type="date" office:date-value="2014-04-22" calcext:value-type="date">
            <text:p>22/04/2014</text:p>
          </table:table-cell>
          <table:table-cell office:value-type="string" calcext:value-type="string">
            <text:p>◑</text:p>
          </table:table-cell>
          <table:table-cell/>
          <table:table-cell table:style-name="ce215" office:value-type="date" office:date-value="2044-09-22" calcext:value-type="date">
            <text:p>22/09/44</text:p>
          </table:table-cell>
          <table:table-cell/>
        </table:table-row>
        <table:table-row table:style-name="ro6">
          <table:table-cell office:value-type="date" office:date-value="2014-04-29" calcext:value-type="date">
            <text:p>29/04/2014</text:p>
          </table:table-cell>
          <table:table-cell office:value-type="string" calcext:value-type="string">
            <text:p>●</text:p>
          </table:table-cell>
          <table:table-cell/>
          <table:table-cell table:style-name="ce215" office:value-type="date" office:date-value="2044-12-21" calcext:value-type="date">
            <text:p>21/12/44</text:p>
          </table:table-cell>
          <table:table-cell/>
        </table:table-row>
        <table:table-row table:style-name="ro6">
          <table:table-cell office:value-type="date" office:date-value="2014-05-07" calcext:value-type="date">
            <text:p>07/05/2014</text:p>
          </table:table-cell>
          <table:table-cell office:value-type="string" calcext:value-type="string">
            <text:p>◐</text:p>
          </table:table-cell>
          <table:table-cell/>
          <table:table-cell table:style-name="ce215" office:value-type="date" office:date-value="2045-03-20" calcext:value-type="date">
            <text:p>20/03/45</text:p>
          </table:table-cell>
          <table:table-cell/>
        </table:table-row>
        <table:table-row table:style-name="ro6">
          <table:table-cell office:value-type="date" office:date-value="2014-05-14" calcext:value-type="date">
            <text:p>14/05/2014</text:p>
          </table:table-cell>
          <table:table-cell office:value-type="string" calcext:value-type="string">
            <text:p>○</text:p>
          </table:table-cell>
          <table:table-cell/>
          <table:table-cell table:style-name="ce215" office:value-type="date" office:date-value="2045-06-20" calcext:value-type="date">
            <text:p>20/06/45</text:p>
          </table:table-cell>
          <table:table-cell/>
        </table:table-row>
        <table:table-row table:style-name="ro6">
          <table:table-cell office:value-type="date" office:date-value="2014-05-21" calcext:value-type="date">
            <text:p>21/05/2014</text:p>
          </table:table-cell>
          <table:table-cell office:value-type="string" calcext:value-type="string">
            <text:p>◑</text:p>
          </table:table-cell>
          <table:table-cell/>
          <table:table-cell table:style-name="ce215" office:value-type="date" office:date-value="2045-09-22" calcext:value-type="date">
            <text:p>22/09/45</text:p>
          </table:table-cell>
          <table:table-cell/>
        </table:table-row>
        <table:table-row table:style-name="ro6">
          <table:table-cell office:value-type="date" office:date-value="2014-05-28" calcext:value-type="date">
            <text:p>28/05/2014</text:p>
          </table:table-cell>
          <table:table-cell office:value-type="string" calcext:value-type="string">
            <text:p>●</text:p>
          </table:table-cell>
          <table:table-cell/>
          <table:table-cell table:style-name="ce215" office:value-type="date" office:date-value="2045-12-21" calcext:value-type="date">
            <text:p>21/12/45</text:p>
          </table:table-cell>
          <table:table-cell/>
        </table:table-row>
        <table:table-row table:style-name="ro6">
          <table:table-cell office:value-type="date" office:date-value="2014-06-05" calcext:value-type="date">
            <text:p>05/06/2014</text:p>
          </table:table-cell>
          <table:table-cell office:value-type="string" calcext:value-type="string">
            <text:p>◐</text:p>
          </table:table-cell>
          <table:table-cell/>
          <table:table-cell table:style-name="ce215" office:value-type="date" office:date-value="2046-03-20" calcext:value-type="date">
            <text:p>20/03/46</text:p>
          </table:table-cell>
          <table:table-cell/>
        </table:table-row>
        <table:table-row table:style-name="ro6">
          <table:table-cell office:value-type="date" office:date-value="2014-06-13" calcext:value-type="date">
            <text:p>13/06/2014</text:p>
          </table:table-cell>
          <table:table-cell office:value-type="string" calcext:value-type="string">
            <text:p>○</text:p>
          </table:table-cell>
          <table:table-cell/>
          <table:table-cell table:style-name="ce215" office:value-type="date" office:date-value="2046-06-21" calcext:value-type="date">
            <text:p>21/06/46</text:p>
          </table:table-cell>
          <table:table-cell/>
        </table:table-row>
        <table:table-row table:style-name="ro6">
          <table:table-cell office:value-type="date" office:date-value="2014-06-19" calcext:value-type="date">
            <text:p>19/06/2014</text:p>
          </table:table-cell>
          <table:table-cell office:value-type="string" calcext:value-type="string">
            <text:p>◑</text:p>
          </table:table-cell>
          <table:table-cell/>
          <table:table-cell table:style-name="ce215" office:value-type="date" office:date-value="2046-09-22" calcext:value-type="date">
            <text:p>22/09/46</text:p>
          </table:table-cell>
          <table:table-cell/>
        </table:table-row>
        <table:table-row table:style-name="ro6">
          <table:table-cell office:value-type="date" office:date-value="2014-06-27" calcext:value-type="date">
            <text:p>27/06/2014</text:p>
          </table:table-cell>
          <table:table-cell office:value-type="string" calcext:value-type="string">
            <text:p>●</text:p>
          </table:table-cell>
          <table:table-cell/>
          <table:table-cell table:style-name="ce215" office:value-type="date" office:date-value="2046-12-21" calcext:value-type="date">
            <text:p>21/12/46</text:p>
          </table:table-cell>
          <table:table-cell/>
        </table:table-row>
        <table:table-row table:style-name="ro6">
          <table:table-cell office:value-type="date" office:date-value="2014-07-05" calcext:value-type="date">
            <text:p>05/07/2014</text:p>
          </table:table-cell>
          <table:table-cell office:value-type="string" calcext:value-type="string">
            <text:p>◐</text:p>
          </table:table-cell>
          <table:table-cell/>
          <table:table-cell table:style-name="ce215" office:value-type="date" office:date-value="2047-03-20" calcext:value-type="date">
            <text:p>20/03/47</text:p>
          </table:table-cell>
          <table:table-cell/>
        </table:table-row>
        <table:table-row table:style-name="ro6">
          <table:table-cell office:value-type="date" office:date-value="2014-07-12" calcext:value-type="date">
            <text:p>12/07/2014</text:p>
          </table:table-cell>
          <table:table-cell office:value-type="string" calcext:value-type="string">
            <text:p>○</text:p>
          </table:table-cell>
          <table:table-cell/>
          <table:table-cell table:style-name="ce215" office:value-type="date" office:date-value="2047-06-21" calcext:value-type="date">
            <text:p>21/06/47</text:p>
          </table:table-cell>
          <table:table-cell/>
        </table:table-row>
        <table:table-row table:style-name="ro6">
          <table:table-cell office:value-type="date" office:date-value="2014-07-19" calcext:value-type="date">
            <text:p>19/07/2014</text:p>
          </table:table-cell>
          <table:table-cell office:value-type="string" calcext:value-type="string">
            <text:p>◑</text:p>
          </table:table-cell>
          <table:table-cell/>
          <table:table-cell table:style-name="ce215" office:value-type="date" office:date-value="2047-09-23" calcext:value-type="date">
            <text:p>23/09/47</text:p>
          </table:table-cell>
          <table:table-cell/>
        </table:table-row>
        <table:table-row table:style-name="ro6">
          <table:table-cell office:value-type="date" office:date-value="2014-07-26" calcext:value-type="date">
            <text:p>26/07/2014</text:p>
          </table:table-cell>
          <table:table-cell office:value-type="string" calcext:value-type="string">
            <text:p>●</text:p>
          </table:table-cell>
          <table:table-cell/>
          <table:table-cell table:style-name="ce215" office:value-type="date" office:date-value="2047-12-21" calcext:value-type="date">
            <text:p>21/12/47</text:p>
          </table:table-cell>
          <table:table-cell/>
        </table:table-row>
        <table:table-row table:style-name="ro6">
          <table:table-cell office:value-type="date" office:date-value="2014-08-04" calcext:value-type="date">
            <text:p>04/08/2014</text:p>
          </table:table-cell>
          <table:table-cell office:value-type="string" calcext:value-type="string">
            <text:p>◐</text:p>
          </table:table-cell>
          <table:table-cell/>
          <table:table-cell table:style-name="ce215" office:value-type="date" office:date-value="2048-03-19" calcext:value-type="date">
            <text:p>19/03/48</text:p>
          </table:table-cell>
          <table:table-cell/>
        </table:table-row>
        <table:table-row table:style-name="ro6">
          <table:table-cell office:value-type="date" office:date-value="2014-08-10" calcext:value-type="date">
            <text:p>10/08/2014</text:p>
          </table:table-cell>
          <table:table-cell office:value-type="string" calcext:value-type="string">
            <text:p>○</text:p>
          </table:table-cell>
          <table:table-cell/>
          <table:table-cell table:style-name="ce215" office:value-type="date" office:date-value="2048-06-20" calcext:value-type="date">
            <text:p>20/06/48</text:p>
          </table:table-cell>
          <table:table-cell/>
        </table:table-row>
        <table:table-row table:style-name="ro6">
          <table:table-cell office:value-type="date" office:date-value="2014-08-17" calcext:value-type="date">
            <text:p>17/08/2014</text:p>
          </table:table-cell>
          <table:table-cell office:value-type="string" calcext:value-type="string">
            <text:p>◑</text:p>
          </table:table-cell>
          <table:table-cell/>
          <table:table-cell table:style-name="ce215" office:value-type="date" office:date-value="2048-09-22" calcext:value-type="date">
            <text:p>22/09/48</text:p>
          </table:table-cell>
          <table:table-cell/>
        </table:table-row>
        <table:table-row table:style-name="ro6">
          <table:table-cell office:value-type="date" office:date-value="2014-08-25" calcext:value-type="date">
            <text:p>25/08/2014</text:p>
          </table:table-cell>
          <table:table-cell office:value-type="string" calcext:value-type="string">
            <text:p>●</text:p>
          </table:table-cell>
          <table:table-cell/>
          <table:table-cell table:style-name="ce215" office:value-type="date" office:date-value="2048-12-21" calcext:value-type="date">
            <text:p>21/12/48</text:p>
          </table:table-cell>
          <table:table-cell/>
        </table:table-row>
        <table:table-row table:style-name="ro6">
          <table:table-cell office:value-type="date" office:date-value="2014-09-02" calcext:value-type="date">
            <text:p>02/09/2014</text:p>
          </table:table-cell>
          <table:table-cell office:value-type="string" calcext:value-type="string">
            <text:p>◐</text:p>
          </table:table-cell>
          <table:table-cell/>
          <table:table-cell table:style-name="ce215" office:value-type="date" office:date-value="2049-03-20" calcext:value-type="date">
            <text:p>20/03/49</text:p>
          </table:table-cell>
          <table:table-cell/>
        </table:table-row>
        <table:table-row table:style-name="ro6">
          <table:table-cell office:value-type="date" office:date-value="2014-09-09" calcext:value-type="date">
            <text:p>09/09/2014</text:p>
          </table:table-cell>
          <table:table-cell office:value-type="string" calcext:value-type="string">
            <text:p>○</text:p>
          </table:table-cell>
          <table:table-cell/>
          <table:table-cell table:style-name="ce215" office:value-type="date" office:date-value="2049-06-20" calcext:value-type="date">
            <text:p>20/06/49</text:p>
          </table:table-cell>
          <table:table-cell/>
        </table:table-row>
        <table:table-row table:style-name="ro6">
          <table:table-cell office:value-type="date" office:date-value="2014-09-16" calcext:value-type="date">
            <text:p>16/09/2014</text:p>
          </table:table-cell>
          <table:table-cell office:value-type="string" calcext:value-type="string">
            <text:p>◑</text:p>
          </table:table-cell>
          <table:table-cell/>
          <table:table-cell table:style-name="ce215" office:value-type="date" office:date-value="2049-09-22" calcext:value-type="date">
            <text:p>22/09/49</text:p>
          </table:table-cell>
          <table:table-cell/>
        </table:table-row>
        <table:table-row table:style-name="ro6">
          <table:table-cell office:value-type="date" office:date-value="2014-09-24" calcext:value-type="date">
            <text:p>24/09/2014</text:p>
          </table:table-cell>
          <table:table-cell office:value-type="string" calcext:value-type="string">
            <text:p>●</text:p>
          </table:table-cell>
          <table:table-cell/>
          <table:table-cell table:style-name="ce215" office:value-type="date" office:date-value="2049-12-21" calcext:value-type="date">
            <text:p>21/12/49</text:p>
          </table:table-cell>
          <table:table-cell/>
        </table:table-row>
        <table:table-row table:style-name="ro6">
          <table:table-cell office:value-type="date" office:date-value="2014-10-01" calcext:value-type="date">
            <text:p>01/10/2014</text:p>
          </table:table-cell>
          <table:table-cell office:value-type="string" calcext:value-type="string">
            <text:p>◐</text:p>
          </table:table-cell>
          <table:table-cell/>
          <table:table-cell table:style-name="ce215" office:value-type="date" office:date-value="2050-03-20" calcext:value-type="date">
            <text:p>20/03/50</text:p>
          </table:table-cell>
          <table:table-cell/>
        </table:table-row>
        <table:table-row table:style-name="ro6">
          <table:table-cell office:value-type="date" office:date-value="2014-10-08" calcext:value-type="date">
            <text:p>08/10/2014</text:p>
          </table:table-cell>
          <table:table-cell office:value-type="string" calcext:value-type="string">
            <text:p>○</text:p>
          </table:table-cell>
          <table:table-cell/>
          <table:table-cell table:style-name="ce215" office:value-type="date" office:date-value="2050-06-21" calcext:value-type="date">
            <text:p>21/06/50</text:p>
          </table:table-cell>
          <table:table-cell/>
        </table:table-row>
        <table:table-row table:style-name="ro6">
          <table:table-cell office:value-type="date" office:date-value="2014-10-15" calcext:value-type="date">
            <text:p>15/10/2014</text:p>
          </table:table-cell>
          <table:table-cell office:value-type="string" calcext:value-type="string">
            <text:p>◑</text:p>
          </table:table-cell>
          <table:table-cell/>
          <table:table-cell table:style-name="ce215" office:value-type="date" office:date-value="2050-09-22" calcext:value-type="date">
            <text:p>22/09/50</text:p>
          </table:table-cell>
          <table:table-cell/>
        </table:table-row>
        <table:table-row table:style-name="ro6">
          <table:table-cell office:value-type="date" office:date-value="2014-10-23" calcext:value-type="date">
            <text:p>23/10/2014</text:p>
          </table:table-cell>
          <table:table-cell office:value-type="string" calcext:value-type="string">
            <text:p>●</text:p>
          </table:table-cell>
          <table:table-cell/>
          <table:table-cell table:style-name="ce215" office:value-type="date" office:date-value="2050-12-21" calcext:value-type="date">
            <text:p>21/12/50</text:p>
          </table:table-cell>
          <table:table-cell/>
        </table:table-row>
        <table:table-row table:style-name="ro6">
          <table:table-cell office:value-type="date" office:date-value="2014-10-31" calcext:value-type="date">
            <text:p>31/10/2014</text:p>
          </table:table-cell>
          <table:table-cell office:value-type="string" calcext:value-type="string">
            <text:p>◐</text:p>
          </table:table-cell>
          <table:table-cell/>
          <table:table-cell table:style-name="ce215" office:value-type="date" office:date-value="2051-03-20" calcext:value-type="date">
            <text:p>20/03/51</text:p>
          </table:table-cell>
          <table:table-cell/>
        </table:table-row>
        <table:table-row table:style-name="ro6">
          <table:table-cell office:value-type="date" office:date-value="2014-11-06" calcext:value-type="date">
            <text:p>06/11/2014</text:p>
          </table:table-cell>
          <table:table-cell office:value-type="string" calcext:value-type="string">
            <text:p>○</text:p>
          </table:table-cell>
          <table:table-cell/>
          <table:table-cell table:style-name="ce215" office:value-type="date" office:date-value="2051-06-21" calcext:value-type="date">
            <text:p>21/06/51</text:p>
          </table:table-cell>
          <table:table-cell/>
        </table:table-row>
        <table:table-row table:style-name="ro6">
          <table:table-cell office:value-type="date" office:date-value="2014-11-14" calcext:value-type="date">
            <text:p>14/11/2014</text:p>
          </table:table-cell>
          <table:table-cell office:value-type="string" calcext:value-type="string">
            <text:p>◑</text:p>
          </table:table-cell>
          <table:table-cell/>
          <table:table-cell table:style-name="ce215" office:value-type="date" office:date-value="2051-09-23" calcext:value-type="date">
            <text:p>23/09/51</text:p>
          </table:table-cell>
          <table:table-cell/>
        </table:table-row>
        <table:table-row table:style-name="ro6">
          <table:table-cell office:value-type="date" office:date-value="2014-11-22" calcext:value-type="date">
            <text:p>22/11/2014</text:p>
          </table:table-cell>
          <table:table-cell office:value-type="string" calcext:value-type="string">
            <text:p>●</text:p>
          </table:table-cell>
          <table:table-cell/>
          <table:table-cell table:style-name="ce215" office:value-type="date" office:date-value="2051-12-21" calcext:value-type="date">
            <text:p>21/12/51</text:p>
          </table:table-cell>
          <table:table-cell/>
        </table:table-row>
        <table:table-row table:style-name="ro6">
          <table:table-cell office:value-type="date" office:date-value="2014-11-29" calcext:value-type="date">
            <text:p>29/11/2014</text:p>
          </table:table-cell>
          <table:table-cell office:value-type="string" calcext:value-type="string">
            <text:p>◐</text:p>
          </table:table-cell>
          <table:table-cell/>
          <table:table-cell table:style-name="ce215" office:value-type="date" office:date-value="2052-03-19" calcext:value-type="date">
            <text:p>19/03/52</text:p>
          </table:table-cell>
          <table:table-cell/>
        </table:table-row>
        <table:table-row table:style-name="ro6">
          <table:table-cell office:value-type="date" office:date-value="2014-12-06" calcext:value-type="date">
            <text:p>06/12/2014</text:p>
          </table:table-cell>
          <table:table-cell office:value-type="string" calcext:value-type="string">
            <text:p>○</text:p>
          </table:table-cell>
          <table:table-cell/>
          <table:table-cell table:style-name="ce215" office:value-type="date" office:date-value="2052-06-20" calcext:value-type="date">
            <text:p>20/06/52</text:p>
          </table:table-cell>
          <table:table-cell/>
        </table:table-row>
        <table:table-row table:style-name="ro6">
          <table:table-cell office:value-type="date" office:date-value="2014-12-14" calcext:value-type="date">
            <text:p>14/12/2014</text:p>
          </table:table-cell>
          <table:table-cell office:value-type="string" calcext:value-type="string">
            <text:p>◑</text:p>
          </table:table-cell>
          <table:table-cell/>
          <table:table-cell table:style-name="ce215" office:value-type="date" office:date-value="2052-09-22" calcext:value-type="date">
            <text:p>22/09/52</text:p>
          </table:table-cell>
          <table:table-cell/>
        </table:table-row>
        <table:table-row table:style-name="ro6">
          <table:table-cell office:value-type="date" office:date-value="2014-12-22" calcext:value-type="date">
            <text:p>22/12/2014</text:p>
          </table:table-cell>
          <table:table-cell office:value-type="string" calcext:value-type="string">
            <text:p>●</text:p>
          </table:table-cell>
          <table:table-cell/>
          <table:table-cell table:style-name="ce215" office:value-type="date" office:date-value="2052-12-21" calcext:value-type="date">
            <text:p>21/12/52</text:p>
          </table:table-cell>
          <table:table-cell/>
        </table:table-row>
        <table:table-row table:style-name="ro6">
          <table:table-cell office:value-type="date" office:date-value="2014-12-28" calcext:value-type="date">
            <text:p>28/12/2014</text:p>
          </table:table-cell>
          <table:table-cell office:value-type="string" calcext:value-type="string">
            <text:p>◐</text:p>
          </table:table-cell>
          <table:table-cell/>
          <table:table-cell table:style-name="ce215" office:value-type="date" office:date-value="2053-03-20" calcext:value-type="date">
            <text:p>20/03/53</text:p>
          </table:table-cell>
          <table:table-cell/>
        </table:table-row>
        <table:table-row table:style-name="ro6">
          <table:table-cell office:value-type="date" office:date-value="2015-01-05" calcext:value-type="date">
            <text:p>05/01/2015</text:p>
          </table:table-cell>
          <table:table-cell office:value-type="string" calcext:value-type="string">
            <text:p>○</text:p>
          </table:table-cell>
          <table:table-cell/>
          <table:table-cell table:style-name="ce215" office:value-type="date" office:date-value="2053-06-20" calcext:value-type="date">
            <text:p>20/06/53</text:p>
          </table:table-cell>
          <table:table-cell/>
        </table:table-row>
        <table:table-row table:style-name="ro6">
          <table:table-cell office:value-type="date" office:date-value="2015-01-13" calcext:value-type="date">
            <text:p>13/01/2015</text:p>
          </table:table-cell>
          <table:table-cell office:value-type="string" calcext:value-type="string">
            <text:p>◑</text:p>
          </table:table-cell>
          <table:table-cell/>
          <table:table-cell table:style-name="ce215" office:value-type="date" office:date-value="2053-09-22" calcext:value-type="date">
            <text:p>22/09/53</text:p>
          </table:table-cell>
          <table:table-cell/>
        </table:table-row>
        <table:table-row table:style-name="ro6">
          <table:table-cell office:value-type="date" office:date-value="2015-01-20" calcext:value-type="date">
            <text:p>20/01/2015</text:p>
          </table:table-cell>
          <table:table-cell office:value-type="string" calcext:value-type="string">
            <text:p>●</text:p>
          </table:table-cell>
          <table:table-cell/>
          <table:table-cell table:style-name="ce215" office:value-type="date" office:date-value="2053-12-21" calcext:value-type="date">
            <text:p>21/12/53</text:p>
          </table:table-cell>
          <table:table-cell/>
        </table:table-row>
        <table:table-row table:style-name="ro6">
          <table:table-cell office:value-type="date" office:date-value="2015-01-27" calcext:value-type="date">
            <text:p>27/01/2015</text:p>
          </table:table-cell>
          <table:table-cell office:value-type="string" calcext:value-type="string">
            <text:p>◐</text:p>
          </table:table-cell>
          <table:table-cell/>
          <table:table-cell table:style-name="ce215" office:value-type="date" office:date-value="2054-03-20" calcext:value-type="date">
            <text:p>20/03/54</text:p>
          </table:table-cell>
          <table:table-cell/>
        </table:table-row>
        <table:table-row table:style-name="ro6">
          <table:table-cell office:value-type="date" office:date-value="2015-02-03" calcext:value-type="date">
            <text:p>03/02/2015</text:p>
          </table:table-cell>
          <table:table-cell office:value-type="string" calcext:value-type="string">
            <text:p>○</text:p>
          </table:table-cell>
          <table:table-cell/>
          <table:table-cell table:style-name="ce215" office:value-type="date" office:date-value="2054-06-21" calcext:value-type="date">
            <text:p>21/06/54</text:p>
          </table:table-cell>
          <table:table-cell/>
        </table:table-row>
        <table:table-row table:style-name="ro6">
          <table:table-cell office:value-type="date" office:date-value="2015-02-12" calcext:value-type="date">
            <text:p>12/02/2015</text:p>
          </table:table-cell>
          <table:table-cell office:value-type="string" calcext:value-type="string">
            <text:p>◑</text:p>
          </table:table-cell>
          <table:table-cell/>
          <table:table-cell table:style-name="ce215" office:value-type="date" office:date-value="2054-09-22" calcext:value-type="date">
            <text:p>22/09/54</text:p>
          </table:table-cell>
          <table:table-cell/>
        </table:table-row>
        <table:table-row table:style-name="ro6">
          <table:table-cell office:value-type="date" office:date-value="2015-02-18" calcext:value-type="date">
            <text:p>18/02/2015</text:p>
          </table:table-cell>
          <table:table-cell office:value-type="string" calcext:value-type="string">
            <text:p>●</text:p>
          </table:table-cell>
          <table:table-cell/>
          <table:table-cell table:style-name="ce215" office:value-type="date" office:date-value="2054-12-21" calcext:value-type="date">
            <text:p>21/12/54</text:p>
          </table:table-cell>
          <table:table-cell/>
        </table:table-row>
        <table:table-row table:style-name="ro6">
          <table:table-cell office:value-type="date" office:date-value="2015-02-25" calcext:value-type="date">
            <text:p>25/02/2015</text:p>
          </table:table-cell>
          <table:table-cell office:value-type="string" calcext:value-type="string">
            <text:p>◐</text:p>
          </table:table-cell>
          <table:table-cell/>
          <table:table-cell table:style-name="ce215" office:value-type="date" office:date-value="2055-03-20" calcext:value-type="date">
            <text:p>20/03/55</text:p>
          </table:table-cell>
          <table:table-cell/>
        </table:table-row>
        <table:table-row table:style-name="ro6">
          <table:table-cell office:value-type="date" office:date-value="2015-03-05" calcext:value-type="date">
            <text:p>05/03/2015</text:p>
          </table:table-cell>
          <table:table-cell office:value-type="string" calcext:value-type="string">
            <text:p>○</text:p>
          </table:table-cell>
          <table:table-cell/>
          <table:table-cell table:style-name="ce215" office:value-type="date" office:date-value="2055-06-21" calcext:value-type="date">
            <text:p>21/06/55</text:p>
          </table:table-cell>
          <table:table-cell/>
        </table:table-row>
        <table:table-row table:style-name="ro6">
          <table:table-cell office:value-type="date" office:date-value="2015-03-13" calcext:value-type="date">
            <text:p>13/03/2015</text:p>
          </table:table-cell>
          <table:table-cell office:value-type="string" calcext:value-type="string">
            <text:p>◑</text:p>
          </table:table-cell>
          <table:table-cell/>
          <table:table-cell table:style-name="ce215" office:value-type="date" office:date-value="2055-09-23" calcext:value-type="date">
            <text:p>23/09/55</text:p>
          </table:table-cell>
          <table:table-cell/>
        </table:table-row>
        <table:table-row table:style-name="ro6">
          <table:table-cell office:value-type="date" office:date-value="2015-03-20" calcext:value-type="date">
            <text:p>20/03/2015</text:p>
          </table:table-cell>
          <table:table-cell office:value-type="string" calcext:value-type="string">
            <text:p>●</text:p>
          </table:table-cell>
          <table:table-cell/>
          <table:table-cell table:style-name="ce215" office:value-type="date" office:date-value="2055-12-21" calcext:value-type="date">
            <text:p>21/12/55</text:p>
          </table:table-cell>
          <table:table-cell/>
        </table:table-row>
        <table:table-row table:style-name="ro6">
          <table:table-cell office:value-type="date" office:date-value="2015-03-27" calcext:value-type="date">
            <text:p>27/03/2015</text:p>
          </table:table-cell>
          <table:table-cell office:value-type="string" calcext:value-type="string">
            <text:p>◐</text:p>
          </table:table-cell>
          <table:table-cell/>
          <table:table-cell table:style-name="ce215" office:value-type="date" office:date-value="2056-03-19" calcext:value-type="date">
            <text:p>19/03/56</text:p>
          </table:table-cell>
          <table:table-cell/>
        </table:table-row>
        <table:table-row table:style-name="ro6">
          <table:table-cell office:value-type="date" office:date-value="2015-04-04" calcext:value-type="date">
            <text:p>04/04/2015</text:p>
          </table:table-cell>
          <table:table-cell office:value-type="string" calcext:value-type="string">
            <text:p>○</text:p>
          </table:table-cell>
          <table:table-cell/>
          <table:table-cell table:style-name="ce215" office:value-type="date" office:date-value="2056-06-20" calcext:value-type="date">
            <text:p>20/06/56</text:p>
          </table:table-cell>
          <table:table-cell/>
        </table:table-row>
        <table:table-row table:style-name="ro6">
          <table:table-cell office:value-type="date" office:date-value="2015-04-12" calcext:value-type="date">
            <text:p>12/04/2015</text:p>
          </table:table-cell>
          <table:table-cell office:value-type="string" calcext:value-type="string">
            <text:p>◑</text:p>
          </table:table-cell>
          <table:table-cell/>
          <table:table-cell table:style-name="ce215" office:value-type="date" office:date-value="2056-09-22" calcext:value-type="date">
            <text:p>22/09/56</text:p>
          </table:table-cell>
          <table:table-cell/>
        </table:table-row>
        <table:table-row table:style-name="ro6">
          <table:table-cell office:value-type="date" office:date-value="2015-04-18" calcext:value-type="date">
            <text:p>18/04/2015</text:p>
          </table:table-cell>
          <table:table-cell office:value-type="string" calcext:value-type="string">
            <text:p>●</text:p>
          </table:table-cell>
          <table:table-cell/>
          <table:table-cell table:style-name="ce215" office:value-type="date" office:date-value="2056-12-21" calcext:value-type="date">
            <text:p>21/12/56</text:p>
          </table:table-cell>
          <table:table-cell/>
        </table:table-row>
        <table:table-row table:style-name="ro6">
          <table:table-cell office:value-type="date" office:date-value="2015-04-25" calcext:value-type="date">
            <text:p>25/04/2015</text:p>
          </table:table-cell>
          <table:table-cell office:value-type="string" calcext:value-type="string">
            <text:p>◐</text:p>
          </table:table-cell>
          <table:table-cell/>
          <table:table-cell table:style-name="ce215" office:value-type="date" office:date-value="2057-03-20" calcext:value-type="date">
            <text:p>20/03/57</text:p>
          </table:table-cell>
          <table:table-cell/>
        </table:table-row>
        <table:table-row table:style-name="ro6">
          <table:table-cell office:value-type="date" office:date-value="2015-05-04" calcext:value-type="date">
            <text:p>04/05/2015</text:p>
          </table:table-cell>
          <table:table-cell office:value-type="string" calcext:value-type="string">
            <text:p>○</text:p>
          </table:table-cell>
          <table:table-cell/>
          <table:table-cell table:style-name="ce215" office:value-type="date" office:date-value="2057-06-20" calcext:value-type="date">
            <text:p>20/06/57</text:p>
          </table:table-cell>
          <table:table-cell/>
        </table:table-row>
        <table:table-row table:style-name="ro6">
          <table:table-cell office:value-type="date" office:date-value="2015-05-11" calcext:value-type="date">
            <text:p>11/05/2015</text:p>
          </table:table-cell>
          <table:table-cell office:value-type="string" calcext:value-type="string">
            <text:p>◑</text:p>
          </table:table-cell>
          <table:table-cell/>
          <table:table-cell table:style-name="ce215" office:value-type="date" office:date-value="2057-09-22" calcext:value-type="date">
            <text:p>22/09/57</text:p>
          </table:table-cell>
          <table:table-cell/>
        </table:table-row>
        <table:table-row table:style-name="ro6">
          <table:table-cell office:value-type="date" office:date-value="2015-05-18" calcext:value-type="date">
            <text:p>18/05/2015</text:p>
          </table:table-cell>
          <table:table-cell office:value-type="string" calcext:value-type="string">
            <text:p>●</text:p>
          </table:table-cell>
          <table:table-cell/>
          <table:table-cell table:style-name="ce215" office:value-type="date" office:date-value="2057-12-21" calcext:value-type="date">
            <text:p>21/12/57</text:p>
          </table:table-cell>
          <table:table-cell/>
        </table:table-row>
        <table:table-row table:style-name="ro6">
          <table:table-cell office:value-type="date" office:date-value="2015-05-25" calcext:value-type="date">
            <text:p>25/05/2015</text:p>
          </table:table-cell>
          <table:table-cell office:value-type="string" calcext:value-type="string">
            <text:p>◐</text:p>
          </table:table-cell>
          <table:table-cell/>
          <table:table-cell table:style-name="ce215" office:value-type="date" office:date-value="2058-03-20" calcext:value-type="date">
            <text:p>20/03/58</text:p>
          </table:table-cell>
          <table:table-cell/>
        </table:table-row>
        <table:table-row table:style-name="ro6">
          <table:table-cell office:value-type="date" office:date-value="2015-06-02" calcext:value-type="date">
            <text:p>02/06/2015</text:p>
          </table:table-cell>
          <table:table-cell office:value-type="string" calcext:value-type="string">
            <text:p>○</text:p>
          </table:table-cell>
          <table:table-cell/>
          <table:table-cell table:style-name="ce215" office:value-type="date" office:date-value="2058-06-21" calcext:value-type="date">
            <text:p>21/06/58</text:p>
          </table:table-cell>
          <table:table-cell/>
        </table:table-row>
        <table:table-row table:style-name="ro6">
          <table:table-cell office:value-type="date" office:date-value="2015-06-09" calcext:value-type="date">
            <text:p>09/06/2015</text:p>
          </table:table-cell>
          <table:table-cell office:value-type="string" calcext:value-type="string">
            <text:p>◑</text:p>
          </table:table-cell>
          <table:table-cell/>
          <table:table-cell table:style-name="ce215" office:value-type="date" office:date-value="2058-09-22" calcext:value-type="date">
            <text:p>22/09/58</text:p>
          </table:table-cell>
          <table:table-cell/>
        </table:table-row>
        <table:table-row table:style-name="ro6">
          <table:table-cell office:value-type="date" office:date-value="2015-06-16" calcext:value-type="date">
            <text:p>16/06/2015</text:p>
          </table:table-cell>
          <table:table-cell office:value-type="string" calcext:value-type="string">
            <text:p>●</text:p>
          </table:table-cell>
          <table:table-cell/>
          <table:table-cell table:style-name="ce215" office:value-type="date" office:date-value="2058-12-21" calcext:value-type="date">
            <text:p>21/12/58</text:p>
          </table:table-cell>
          <table:table-cell/>
        </table:table-row>
        <table:table-row table:style-name="ro6">
          <table:table-cell office:value-type="date" office:date-value="2015-06-24" calcext:value-type="date">
            <text:p>24/06/2015</text:p>
          </table:table-cell>
          <table:table-cell office:value-type="string" calcext:value-type="string">
            <text:p>◐</text:p>
          </table:table-cell>
          <table:table-cell/>
          <table:table-cell table:style-name="ce215" office:value-type="date" office:date-value="2059-03-20" calcext:value-type="date">
            <text:p>20/03/59</text:p>
          </table:table-cell>
          <table:table-cell/>
        </table:table-row>
        <table:table-row table:style-name="ro6">
          <table:table-cell office:value-type="date" office:date-value="2015-07-02" calcext:value-type="date">
            <text:p>02/07/2015</text:p>
          </table:table-cell>
          <table:table-cell office:value-type="string" calcext:value-type="string">
            <text:p>○</text:p>
          </table:table-cell>
          <table:table-cell/>
          <table:table-cell table:style-name="ce215" office:value-type="date" office:date-value="2059-06-21" calcext:value-type="date">
            <text:p>21/06/59</text:p>
          </table:table-cell>
          <table:table-cell/>
        </table:table-row>
        <table:table-row table:style-name="ro6">
          <table:table-cell office:value-type="date" office:date-value="2015-07-08" calcext:value-type="date">
            <text:p>08/07/2015</text:p>
          </table:table-cell>
          <table:table-cell office:value-type="string" calcext:value-type="string">
            <text:p>◑</text:p>
          </table:table-cell>
          <table:table-cell/>
          <table:table-cell table:style-name="ce215" office:value-type="date" office:date-value="2059-09-23" calcext:value-type="date">
            <text:p>23/09/59</text:p>
          </table:table-cell>
          <table:table-cell/>
        </table:table-row>
        <table:table-row table:style-name="ro6">
          <table:table-cell office:value-type="date" office:date-value="2015-07-16" calcext:value-type="date">
            <text:p>16/07/2015</text:p>
          </table:table-cell>
          <table:table-cell office:value-type="string" calcext:value-type="string">
            <text:p>●</text:p>
          </table:table-cell>
          <table:table-cell/>
          <table:table-cell table:style-name="ce215" office:value-type="date" office:date-value="2059-12-21" calcext:value-type="date">
            <text:p>21/12/59</text:p>
          </table:table-cell>
          <table:table-cell/>
        </table:table-row>
        <table:table-row table:style-name="ro6">
          <table:table-cell office:value-type="date" office:date-value="2015-07-24" calcext:value-type="date">
            <text:p>24/07/2015</text:p>
          </table:table-cell>
          <table:table-cell office:value-type="string" calcext:value-type="string">
            <text:p>◐</text:p>
          </table:table-cell>
          <table:table-cell/>
          <table:table-cell table:style-name="ce215" office:value-type="date" office:date-value="2060-03-19" calcext:value-type="date">
            <text:p>19/03/60</text:p>
          </table:table-cell>
          <table:table-cell/>
        </table:table-row>
        <table:table-row table:style-name="ro6">
          <table:table-cell office:value-type="date" office:date-value="2015-07-31" calcext:value-type="date">
            <text:p>31/07/2015</text:p>
          </table:table-cell>
          <table:table-cell office:value-type="string" calcext:value-type="string">
            <text:p>○</text:p>
          </table:table-cell>
          <table:table-cell/>
          <table:table-cell table:style-name="ce215" office:value-type="date" office:date-value="2060-06-20" calcext:value-type="date">
            <text:p>20/06/60</text:p>
          </table:table-cell>
          <table:table-cell/>
        </table:table-row>
        <table:table-row table:style-name="ro6">
          <table:table-cell office:value-type="date" office:date-value="2015-08-07" calcext:value-type="date">
            <text:p>07/08/2015</text:p>
          </table:table-cell>
          <table:table-cell office:value-type="string" calcext:value-type="string">
            <text:p>◑</text:p>
          </table:table-cell>
          <table:table-cell/>
          <table:table-cell table:style-name="ce215" office:value-type="date" office:date-value="2060-09-22" calcext:value-type="date">
            <text:p>22/09/60</text:p>
          </table:table-cell>
          <table:table-cell/>
        </table:table-row>
        <table:table-row table:style-name="ro6">
          <table:table-cell office:value-type="date" office:date-value="2015-08-14" calcext:value-type="date">
            <text:p>14/08/2015</text:p>
          </table:table-cell>
          <table:table-cell office:value-type="string" calcext:value-type="string">
            <text:p>●</text:p>
          </table:table-cell>
          <table:table-cell/>
          <table:table-cell table:style-name="ce215" office:value-type="date" office:date-value="2060-12-21" calcext:value-type="date">
            <text:p>21/12/60</text:p>
          </table:table-cell>
          <table:table-cell/>
        </table:table-row>
        <table:table-row table:style-name="ro6">
          <table:table-cell office:value-type="date" office:date-value="2015-08-22" calcext:value-type="date">
            <text:p>22/08/2015</text:p>
          </table:table-cell>
          <table:table-cell office:value-type="string" calcext:value-type="string">
            <text:p>◐</text:p>
          </table:table-cell>
          <table:table-cell/>
          <table:table-cell table:style-name="ce215" office:value-type="date" office:date-value="2061-03-20" calcext:value-type="date">
            <text:p>20/03/61</text:p>
          </table:table-cell>
          <table:table-cell/>
        </table:table-row>
        <table:table-row table:style-name="ro6">
          <table:table-cell office:value-type="date" office:date-value="2015-08-29" calcext:value-type="date">
            <text:p>29/08/2015</text:p>
          </table:table-cell>
          <table:table-cell office:value-type="string" calcext:value-type="string">
            <text:p>○</text:p>
          </table:table-cell>
          <table:table-cell/>
          <table:table-cell table:style-name="ce215" office:value-type="date" office:date-value="2061-06-20" calcext:value-type="date">
            <text:p>20/06/61</text:p>
          </table:table-cell>
          <table:table-cell/>
        </table:table-row>
        <table:table-row table:style-name="ro6">
          <table:table-cell office:value-type="date" office:date-value="2015-09-05" calcext:value-type="date">
            <text:p>05/09/2015</text:p>
          </table:table-cell>
          <table:table-cell office:value-type="string" calcext:value-type="string">
            <text:p>◑</text:p>
          </table:table-cell>
          <table:table-cell/>
          <table:table-cell table:style-name="ce215" office:value-type="date" office:date-value="2061-09-22" calcext:value-type="date">
            <text:p>22/09/61</text:p>
          </table:table-cell>
          <table:table-cell/>
        </table:table-row>
        <table:table-row table:style-name="ro6">
          <table:table-cell office:value-type="date" office:date-value="2015-09-13" calcext:value-type="date">
            <text:p>13/09/2015</text:p>
          </table:table-cell>
          <table:table-cell office:value-type="string" calcext:value-type="string">
            <text:p>●</text:p>
          </table:table-cell>
          <table:table-cell/>
          <table:table-cell table:style-name="ce215" office:value-type="date" office:date-value="2061-12-21" calcext:value-type="date">
            <text:p>21/12/61</text:p>
          </table:table-cell>
          <table:table-cell/>
        </table:table-row>
        <table:table-row table:style-name="ro6">
          <table:table-cell office:value-type="date" office:date-value="2015-09-21" calcext:value-type="date">
            <text:p>21/09/2015</text:p>
          </table:table-cell>
          <table:table-cell office:value-type="string" calcext:value-type="string">
            <text:p>◐</text:p>
          </table:table-cell>
          <table:table-cell/>
          <table:table-cell table:style-name="ce215" office:value-type="date" office:date-value="2062-03-20" calcext:value-type="date">
            <text:p>20/03/62</text:p>
          </table:table-cell>
          <table:table-cell/>
        </table:table-row>
        <table:table-row table:style-name="ro6">
          <table:table-cell office:value-type="date" office:date-value="2015-09-28" calcext:value-type="date">
            <text:p>28/09/2015</text:p>
          </table:table-cell>
          <table:table-cell office:value-type="string" calcext:value-type="string">
            <text:p>○</text:p>
          </table:table-cell>
          <table:table-cell/>
          <table:table-cell table:style-name="ce215" office:value-type="date" office:date-value="2062-06-21" calcext:value-type="date">
            <text:p>21/06/62</text:p>
          </table:table-cell>
          <table:table-cell/>
        </table:table-row>
        <table:table-row table:style-name="ro6">
          <table:table-cell office:value-type="date" office:date-value="2015-10-04" calcext:value-type="date">
            <text:p>04/10/2015</text:p>
          </table:table-cell>
          <table:table-cell office:value-type="string" calcext:value-type="string">
            <text:p>◑</text:p>
          </table:table-cell>
          <table:table-cell/>
          <table:table-cell table:style-name="ce215" office:value-type="date" office:date-value="2062-09-22" calcext:value-type="date">
            <text:p>22/09/62</text:p>
          </table:table-cell>
          <table:table-cell/>
        </table:table-row>
        <table:table-row table:style-name="ro6">
          <table:table-cell office:value-type="date" office:date-value="2015-10-13" calcext:value-type="date">
            <text:p>13/10/2015</text:p>
          </table:table-cell>
          <table:table-cell office:value-type="string" calcext:value-type="string">
            <text:p>●</text:p>
          </table:table-cell>
          <table:table-cell/>
          <table:table-cell table:style-name="ce215" office:value-type="date" office:date-value="2062-12-21" calcext:value-type="date">
            <text:p>21/12/62</text:p>
          </table:table-cell>
          <table:table-cell/>
        </table:table-row>
        <table:table-row table:style-name="ro6">
          <table:table-cell office:value-type="date" office:date-value="2015-10-20" calcext:value-type="date">
            <text:p>20/10/2015</text:p>
          </table:table-cell>
          <table:table-cell office:value-type="string" calcext:value-type="string">
            <text:p>◐</text:p>
          </table:table-cell>
          <table:table-cell/>
          <table:table-cell table:style-name="ce215" office:value-type="date" office:date-value="2063-03-20" calcext:value-type="date">
            <text:p>20/03/63</text:p>
          </table:table-cell>
          <table:table-cell/>
        </table:table-row>
        <table:table-row table:style-name="ro6">
          <table:table-cell office:value-type="date" office:date-value="2015-10-27" calcext:value-type="date">
            <text:p>27/10/2015</text:p>
          </table:table-cell>
          <table:table-cell office:value-type="string" calcext:value-type="string">
            <text:p>○</text:p>
          </table:table-cell>
          <table:table-cell/>
          <table:table-cell table:style-name="ce215" office:value-type="date" office:date-value="2063-06-21" calcext:value-type="date">
            <text:p>21/06/63</text:p>
          </table:table-cell>
          <table:table-cell/>
        </table:table-row>
        <table:table-row table:style-name="ro6">
          <table:table-cell office:value-type="date" office:date-value="2015-11-03" calcext:value-type="date">
            <text:p>03/11/2015</text:p>
          </table:table-cell>
          <table:table-cell office:value-type="string" calcext:value-type="string">
            <text:p>◑</text:p>
          </table:table-cell>
          <table:table-cell/>
          <table:table-cell table:style-name="ce215" office:value-type="date" office:date-value="2063-09-22" calcext:value-type="date">
            <text:p>22/09/63</text:p>
          </table:table-cell>
          <table:table-cell/>
        </table:table-row>
        <table:table-row table:style-name="ro6">
          <table:table-cell office:value-type="date" office:date-value="2015-11-11" calcext:value-type="date">
            <text:p>11/11/2015</text:p>
          </table:table-cell>
          <table:table-cell office:value-type="string" calcext:value-type="string">
            <text:p>●</text:p>
          </table:table-cell>
          <table:table-cell/>
          <table:table-cell table:style-name="ce215" office:value-type="date" office:date-value="2063-12-21" calcext:value-type="date">
            <text:p>21/12/63</text:p>
          </table:table-cell>
          <table:table-cell/>
        </table:table-row>
        <table:table-row table:style-name="ro6">
          <table:table-cell office:value-type="date" office:date-value="2015-11-19" calcext:value-type="date">
            <text:p>19/11/2015</text:p>
          </table:table-cell>
          <table:table-cell office:value-type="string" calcext:value-type="string">
            <text:p>◐</text:p>
          </table:table-cell>
          <table:table-cell/>
          <table:table-cell table:style-name="ce215" office:value-type="date" office:date-value="2064-03-19" calcext:value-type="date">
            <text:p>19/03/64</text:p>
          </table:table-cell>
          <table:table-cell/>
        </table:table-row>
        <table:table-row table:style-name="ro6">
          <table:table-cell office:value-type="date" office:date-value="2015-11-25" calcext:value-type="date">
            <text:p>25/11/2015</text:p>
          </table:table-cell>
          <table:table-cell office:value-type="string" calcext:value-type="string">
            <text:p>○</text:p>
          </table:table-cell>
          <table:table-cell/>
          <table:table-cell table:style-name="ce215" office:value-type="date" office:date-value="2064-06-20" calcext:value-type="date">
            <text:p>20/06/64</text:p>
          </table:table-cell>
          <table:table-cell/>
        </table:table-row>
        <table:table-row table:style-name="ro6">
          <table:table-cell office:value-type="date" office:date-value="2015-12-03" calcext:value-type="date">
            <text:p>03/12/2015</text:p>
          </table:table-cell>
          <table:table-cell office:value-type="string" calcext:value-type="string">
            <text:p>◑</text:p>
          </table:table-cell>
          <table:table-cell/>
          <table:table-cell table:style-name="ce215" office:value-type="date" office:date-value="2064-09-22" calcext:value-type="date">
            <text:p>22/09/64</text:p>
          </table:table-cell>
          <table:table-cell/>
        </table:table-row>
        <table:table-row table:style-name="ro6">
          <table:table-cell office:value-type="date" office:date-value="2015-12-11" calcext:value-type="date">
            <text:p>11/12/2015</text:p>
          </table:table-cell>
          <table:table-cell office:value-type="string" calcext:value-type="string">
            <text:p>●</text:p>
          </table:table-cell>
          <table:table-cell/>
          <table:table-cell table:style-name="ce215" office:value-type="date" office:date-value="2064-12-21" calcext:value-type="date">
            <text:p>21/12/64</text:p>
          </table:table-cell>
          <table:table-cell/>
        </table:table-row>
        <table:table-row table:style-name="ro6">
          <table:table-cell office:value-type="date" office:date-value="2015-12-18" calcext:value-type="date">
            <text:p>18/12/2015</text:p>
          </table:table-cell>
          <table:table-cell office:value-type="string" calcext:value-type="string">
            <text:p>◐</text:p>
          </table:table-cell>
          <table:table-cell/>
          <table:table-cell table:style-name="ce215" office:value-type="date" office:date-value="2065-03-20" calcext:value-type="date">
            <text:p>20/03/65</text:p>
          </table:table-cell>
          <table:table-cell/>
        </table:table-row>
        <table:table-row table:style-name="ro6">
          <table:table-cell office:value-type="date" office:date-value="2015-12-25" calcext:value-type="date">
            <text:p>25/12/2015</text:p>
          </table:table-cell>
          <table:table-cell office:value-type="string" calcext:value-type="string">
            <text:p>○</text:p>
          </table:table-cell>
          <table:table-cell/>
          <table:table-cell table:style-name="ce215" office:value-type="date" office:date-value="2065-06-20" calcext:value-type="date">
            <text:p>20/06/65</text:p>
          </table:table-cell>
          <table:table-cell/>
        </table:table-row>
        <table:table-row table:style-name="ro6">
          <table:table-cell office:value-type="date" office:date-value="2016-01-02" calcext:value-type="date">
            <text:p>02/01/2016</text:p>
          </table:table-cell>
          <table:table-cell office:value-type="string" calcext:value-type="string">
            <text:p>◑</text:p>
          </table:table-cell>
          <table:table-cell/>
          <table:table-cell table:style-name="ce215" office:value-type="date" office:date-value="2065-09-22" calcext:value-type="date">
            <text:p>22/09/65</text:p>
          </table:table-cell>
          <table:table-cell/>
        </table:table-row>
        <table:table-row table:style-name="ro6">
          <table:table-cell office:value-type="date" office:date-value="2016-01-10" calcext:value-type="date">
            <text:p>10/01/2016</text:p>
          </table:table-cell>
          <table:table-cell office:value-type="string" calcext:value-type="string">
            <text:p>●</text:p>
          </table:table-cell>
          <table:table-cell/>
          <table:table-cell table:style-name="ce215" office:value-type="date" office:date-value="2065-12-21" calcext:value-type="date">
            <text:p>21/12/65</text:p>
          </table:table-cell>
          <table:table-cell/>
        </table:table-row>
        <table:table-row table:style-name="ro6">
          <table:table-cell office:value-type="date" office:date-value="2016-01-16" calcext:value-type="date">
            <text:p>16/01/2016</text:p>
          </table:table-cell>
          <table:table-cell office:value-type="string" calcext:value-type="string">
            <text:p>◐</text:p>
          </table:table-cell>
          <table:table-cell/>
          <table:table-cell table:style-name="ce215" office:value-type="date" office:date-value="2066-03-20" calcext:value-type="date">
            <text:p>20/03/66</text:p>
          </table:table-cell>
          <table:table-cell/>
        </table:table-row>
        <table:table-row table:style-name="ro6">
          <table:table-cell office:value-type="date" office:date-value="2016-01-24" calcext:value-type="date">
            <text:p>24/01/2016</text:p>
          </table:table-cell>
          <table:table-cell office:value-type="string" calcext:value-type="string">
            <text:p>○</text:p>
          </table:table-cell>
          <table:table-cell/>
          <table:table-cell table:style-name="ce215" office:value-type="date" office:date-value="2066-06-21" calcext:value-type="date">
            <text:p>21/06/66</text:p>
          </table:table-cell>
          <table:table-cell/>
        </table:table-row>
        <table:table-row table:style-name="ro6">
          <table:table-cell office:value-type="date" office:date-value="2016-02-01" calcext:value-type="date">
            <text:p>01/02/2016</text:p>
          </table:table-cell>
          <table:table-cell office:value-type="string" calcext:value-type="string">
            <text:p>◑</text:p>
          </table:table-cell>
          <table:table-cell/>
          <table:table-cell table:style-name="ce215" office:value-type="date" office:date-value="2066-09-22" calcext:value-type="date">
            <text:p>22/09/66</text:p>
          </table:table-cell>
          <table:table-cell/>
        </table:table-row>
        <table:table-row table:style-name="ro6">
          <table:table-cell office:value-type="date" office:date-value="2016-02-08" calcext:value-type="date">
            <text:p>08/02/2016</text:p>
          </table:table-cell>
          <table:table-cell office:value-type="string" calcext:value-type="string">
            <text:p>●</text:p>
          </table:table-cell>
          <table:table-cell/>
          <table:table-cell table:style-name="ce215" office:value-type="date" office:date-value="2066-12-21" calcext:value-type="date">
            <text:p>21/12/66</text:p>
          </table:table-cell>
          <table:table-cell/>
        </table:table-row>
        <table:table-row table:style-name="ro6">
          <table:table-cell office:value-type="date" office:date-value="2016-02-15" calcext:value-type="date">
            <text:p>15/02/2016</text:p>
          </table:table-cell>
          <table:table-cell office:value-type="string" calcext:value-type="string">
            <text:p>◐</text:p>
          </table:table-cell>
          <table:table-cell/>
          <table:table-cell table:style-name="ce215" office:value-type="date" office:date-value="2067-03-20" calcext:value-type="date">
            <text:p>20/03/67</text:p>
          </table:table-cell>
          <table:table-cell/>
        </table:table-row>
        <table:table-row table:style-name="ro6">
          <table:table-cell office:value-type="date" office:date-value="2016-02-22" calcext:value-type="date">
            <text:p>22/02/2016</text:p>
          </table:table-cell>
          <table:table-cell office:value-type="string" calcext:value-type="string">
            <text:p>○</text:p>
          </table:table-cell>
          <table:table-cell/>
          <table:table-cell table:style-name="ce215" office:value-type="date" office:date-value="2067-06-21" calcext:value-type="date">
            <text:p>21/06/67</text:p>
          </table:table-cell>
          <table:table-cell/>
        </table:table-row>
        <table:table-row table:style-name="ro6">
          <table:table-cell office:value-type="date" office:date-value="2016-03-01" calcext:value-type="date">
            <text:p>01/03/2016</text:p>
          </table:table-cell>
          <table:table-cell office:value-type="string" calcext:value-type="string">
            <text:p>◑</text:p>
          </table:table-cell>
          <table:table-cell/>
          <table:table-cell table:style-name="ce215" office:value-type="date" office:date-value="2067-09-22" calcext:value-type="date">
            <text:p>22/09/67</text:p>
          </table:table-cell>
          <table:table-cell/>
        </table:table-row>
        <table:table-row table:style-name="ro6">
          <table:table-cell office:value-type="date" office:date-value="2016-03-09" calcext:value-type="date">
            <text:p>09/03/2016</text:p>
          </table:table-cell>
          <table:table-cell office:value-type="string" calcext:value-type="string">
            <text:p>●</text:p>
          </table:table-cell>
          <table:table-cell/>
          <table:table-cell table:style-name="ce215" office:value-type="date" office:date-value="2067-12-21" calcext:value-type="date">
            <text:p>21/12/67</text:p>
          </table:table-cell>
          <table:table-cell/>
        </table:table-row>
        <table:table-row table:style-name="ro6">
          <table:table-cell office:value-type="date" office:date-value="2016-03-15" calcext:value-type="date">
            <text:p>15/03/2016</text:p>
          </table:table-cell>
          <table:table-cell office:value-type="string" calcext:value-type="string">
            <text:p>◐</text:p>
          </table:table-cell>
          <table:table-cell/>
          <table:table-cell table:style-name="ce215" office:value-type="date" office:date-value="2068-03-19" calcext:value-type="date">
            <text:p>19/03/68</text:p>
          </table:table-cell>
          <table:table-cell/>
        </table:table-row>
        <table:table-row table:style-name="ro6">
          <table:table-cell office:value-type="date" office:date-value="2016-03-23" calcext:value-type="date">
            <text:p>23/03/2016</text:p>
          </table:table-cell>
          <table:table-cell office:value-type="string" calcext:value-type="string">
            <text:p>○</text:p>
          </table:table-cell>
          <table:table-cell/>
          <table:table-cell table:style-name="ce215" office:value-type="date" office:date-value="2068-06-20" calcext:value-type="date">
            <text:p>20/06/68</text:p>
          </table:table-cell>
          <table:table-cell/>
        </table:table-row>
        <table:table-row table:style-name="ro6">
          <table:table-cell office:value-type="date" office:date-value="2016-03-31" calcext:value-type="date">
            <text:p>31/03/2016</text:p>
          </table:table-cell>
          <table:table-cell office:value-type="string" calcext:value-type="string">
            <text:p>◑</text:p>
          </table:table-cell>
          <table:table-cell/>
          <table:table-cell table:style-name="ce215" office:value-type="date" office:date-value="2068-09-22" calcext:value-type="date">
            <text:p>22/09/68</text:p>
          </table:table-cell>
          <table:table-cell/>
        </table:table-row>
        <table:table-row table:style-name="ro6">
          <table:table-cell office:value-type="date" office:date-value="2016-04-07" calcext:value-type="date">
            <text:p>07/04/2016</text:p>
          </table:table-cell>
          <table:table-cell office:value-type="string" calcext:value-type="string">
            <text:p>●</text:p>
          </table:table-cell>
          <table:table-cell/>
          <table:table-cell table:style-name="ce215" office:value-type="date" office:date-value="2068-12-21" calcext:value-type="date">
            <text:p>21/12/68</text:p>
          </table:table-cell>
          <table:table-cell/>
        </table:table-row>
        <table:table-row table:style-name="ro6">
          <table:table-cell office:value-type="date" office:date-value="2016-04-14" calcext:value-type="date">
            <text:p>14/04/2016</text:p>
          </table:table-cell>
          <table:table-cell office:value-type="string" calcext:value-type="string">
            <text:p>◐</text:p>
          </table:table-cell>
          <table:table-cell/>
          <table:table-cell table:style-name="ce215" office:value-type="date" office:date-value="2069-03-20" calcext:value-type="date">
            <text:p>20/03/69</text:p>
          </table:table-cell>
          <table:table-cell/>
        </table:table-row>
        <table:table-row table:style-name="ro6">
          <table:table-cell office:value-type="date" office:date-value="2016-04-22" calcext:value-type="date">
            <text:p>22/04/2016</text:p>
          </table:table-cell>
          <table:table-cell office:value-type="string" calcext:value-type="string">
            <text:p>○</text:p>
          </table:table-cell>
          <table:table-cell/>
          <table:table-cell table:style-name="ce215" office:value-type="date" office:date-value="2069-06-20" calcext:value-type="date">
            <text:p>20/06/69</text:p>
          </table:table-cell>
          <table:table-cell/>
        </table:table-row>
        <table:table-row table:style-name="ro6">
          <table:table-cell office:value-type="date" office:date-value="2016-04-30" calcext:value-type="date">
            <text:p>30/04/2016</text:p>
          </table:table-cell>
          <table:table-cell office:value-type="string" calcext:value-type="string">
            <text:p>◑</text:p>
          </table:table-cell>
          <table:table-cell/>
          <table:table-cell table:style-name="ce215" office:value-type="date" office:date-value="2069-09-22" calcext:value-type="date">
            <text:p>22/09/69</text:p>
          </table:table-cell>
          <table:table-cell/>
        </table:table-row>
        <table:table-row table:style-name="ro6">
          <table:table-cell office:value-type="date" office:date-value="2016-05-06" calcext:value-type="date">
            <text:p>06/05/2016</text:p>
          </table:table-cell>
          <table:table-cell office:value-type="string" calcext:value-type="string">
            <text:p>●</text:p>
          </table:table-cell>
          <table:table-cell/>
          <table:table-cell table:style-name="ce215" office:value-type="date" office:date-value="2069-12-21" calcext:value-type="date">
            <text:p>21/12/69</text:p>
          </table:table-cell>
          <table:table-cell/>
        </table:table-row>
        <table:table-row table:style-name="ro6">
          <table:table-cell office:value-type="date" office:date-value="2016-05-13" calcext:value-type="date">
            <text:p>13/05/2016</text:p>
          </table:table-cell>
          <table:table-cell office:value-type="string" calcext:value-type="string">
            <text:p>◐</text:p>
          </table:table-cell>
          <table:table-cell/>
          <table:table-cell table:style-name="ce215" office:value-type="date" office:date-value="2070-03-20" calcext:value-type="date">
            <text:p>20/03/70</text:p>
          </table:table-cell>
          <table:table-cell/>
        </table:table-row>
        <table:table-row table:style-name="ro6">
          <table:table-cell office:value-type="date" office:date-value="2016-05-21" calcext:value-type="date">
            <text:p>21/05/2016</text:p>
          </table:table-cell>
          <table:table-cell office:value-type="string" calcext:value-type="string">
            <text:p>○</text:p>
          </table:table-cell>
          <table:table-cell/>
          <table:table-cell table:style-name="ce215" office:value-type="date" office:date-value="2070-06-20" calcext:value-type="date">
            <text:p>20/06/70</text:p>
          </table:table-cell>
          <table:table-cell/>
        </table:table-row>
        <table:table-row table:style-name="ro6">
          <table:table-cell office:value-type="date" office:date-value="2016-05-29" calcext:value-type="date">
            <text:p>29/05/2016</text:p>
          </table:table-cell>
          <table:table-cell office:value-type="string" calcext:value-type="string">
            <text:p>◑</text:p>
          </table:table-cell>
          <table:table-cell/>
          <table:table-cell table:style-name="ce215" office:value-type="date" office:date-value="2070-09-22" calcext:value-type="date">
            <text:p>22/09/70</text:p>
          </table:table-cell>
          <table:table-cell/>
        </table:table-row>
        <table:table-row table:style-name="ro6">
          <table:table-cell office:value-type="date" office:date-value="2016-06-05" calcext:value-type="date">
            <text:p>05/06/2016</text:p>
          </table:table-cell>
          <table:table-cell office:value-type="string" calcext:value-type="string">
            <text:p>●</text:p>
          </table:table-cell>
          <table:table-cell/>
          <table:table-cell table:style-name="ce215" office:value-type="date" office:date-value="2070-12-21" calcext:value-type="date">
            <text:p>21/12/70</text:p>
          </table:table-cell>
          <table:table-cell/>
        </table:table-row>
        <table:table-row table:style-name="ro6">
          <table:table-cell office:value-type="date" office:date-value="2016-06-12" calcext:value-type="date">
            <text:p>12/06/2016</text:p>
          </table:table-cell>
          <table:table-cell office:value-type="string" calcext:value-type="string">
            <text:p>◐</text:p>
          </table:table-cell>
          <table:table-cell/>
          <table:table-cell table:style-name="ce215" office:value-type="date" office:date-value="2071-03-20" calcext:value-type="date">
            <text:p>20/03/71</text:p>
          </table:table-cell>
          <table:table-cell/>
        </table:table-row>
        <table:table-row table:style-name="ro6">
          <table:table-cell office:value-type="date" office:date-value="2016-06-20" calcext:value-type="date">
            <text:p>20/06/2016</text:p>
          </table:table-cell>
          <table:table-cell office:value-type="string" calcext:value-type="string">
            <text:p>○</text:p>
          </table:table-cell>
          <table:table-cell/>
          <table:table-cell table:style-name="ce215" office:value-type="date" office:date-value="2071-06-21" calcext:value-type="date">
            <text:p>21/06/71</text:p>
          </table:table-cell>
          <table:table-cell/>
        </table:table-row>
        <table:table-row table:style-name="ro6">
          <table:table-cell office:value-type="date" office:date-value="2016-06-27" calcext:value-type="date">
            <text:p>27/06/2016</text:p>
          </table:table-cell>
          <table:table-cell office:value-type="string" calcext:value-type="string">
            <text:p>◑</text:p>
          </table:table-cell>
          <table:table-cell/>
          <table:table-cell table:style-name="ce215" office:value-type="date" office:date-value="2071-09-22" calcext:value-type="date">
            <text:p>22/09/71</text:p>
          </table:table-cell>
          <table:table-cell/>
        </table:table-row>
        <table:table-row table:style-name="ro6">
          <table:table-cell office:value-type="date" office:date-value="2016-07-04" calcext:value-type="date">
            <text:p>04/07/2016</text:p>
          </table:table-cell>
          <table:table-cell office:value-type="string" calcext:value-type="string">
            <text:p>●</text:p>
          </table:table-cell>
          <table:table-cell/>
          <table:table-cell table:style-name="ce215" office:value-type="date" office:date-value="2071-12-21" calcext:value-type="date">
            <text:p>21/12/71</text:p>
          </table:table-cell>
          <table:table-cell/>
        </table:table-row>
        <table:table-row table:style-name="ro6">
          <table:table-cell office:value-type="date" office:date-value="2016-07-12" calcext:value-type="date">
            <text:p>12/07/2016</text:p>
          </table:table-cell>
          <table:table-cell office:value-type="string" calcext:value-type="string">
            <text:p>◐</text:p>
          </table:table-cell>
          <table:table-cell/>
          <table:table-cell table:style-name="ce215" office:value-type="date" office:date-value="2072-03-19" calcext:value-type="date">
            <text:p>19/03/72</text:p>
          </table:table-cell>
          <table:table-cell/>
        </table:table-row>
        <table:table-row table:style-name="ro6">
          <table:table-cell office:value-type="date" office:date-value="2016-07-19" calcext:value-type="date">
            <text:p>19/07/2016</text:p>
          </table:table-cell>
          <table:table-cell office:value-type="string" calcext:value-type="string">
            <text:p>○</text:p>
          </table:table-cell>
          <table:table-cell/>
          <table:table-cell table:style-name="ce215" office:value-type="date" office:date-value="2072-06-20" calcext:value-type="date">
            <text:p>20/06/72</text:p>
          </table:table-cell>
          <table:table-cell/>
        </table:table-row>
        <table:table-row table:style-name="ro6">
          <table:table-cell office:value-type="date" office:date-value="2016-07-26" calcext:value-type="date">
            <text:p>26/07/2016</text:p>
          </table:table-cell>
          <table:table-cell office:value-type="string" calcext:value-type="string">
            <text:p>◑</text:p>
          </table:table-cell>
          <table:table-cell/>
          <table:table-cell table:style-name="ce215" office:value-type="date" office:date-value="2072-09-22" calcext:value-type="date">
            <text:p>22/09/72</text:p>
          </table:table-cell>
          <table:table-cell/>
        </table:table-row>
        <table:table-row table:style-name="ro6">
          <table:table-cell office:value-type="date" office:date-value="2016-08-02" calcext:value-type="date">
            <text:p>02/08/2016</text:p>
          </table:table-cell>
          <table:table-cell office:value-type="string" calcext:value-type="string">
            <text:p>●</text:p>
          </table:table-cell>
          <table:table-cell/>
          <table:table-cell table:style-name="ce215" office:value-type="date" office:date-value="2072-12-21" calcext:value-type="date">
            <text:p>21/12/72</text:p>
          </table:table-cell>
          <table:table-cell/>
        </table:table-row>
        <table:table-row table:style-name="ro6">
          <table:table-cell office:value-type="date" office:date-value="2016-08-10" calcext:value-type="date">
            <text:p>10/08/2016</text:p>
          </table:table-cell>
          <table:table-cell office:value-type="string" calcext:value-type="string">
            <text:p>◐</text:p>
          </table:table-cell>
          <table:table-cell/>
          <table:table-cell table:style-name="ce215" office:value-type="date" office:date-value="2073-03-20" calcext:value-type="date">
            <text:p>20/03/73</text:p>
          </table:table-cell>
          <table:table-cell/>
        </table:table-row>
        <table:table-row table:style-name="ro6">
          <table:table-cell office:value-type="date" office:date-value="2016-08-18" calcext:value-type="date">
            <text:p>18/08/2016</text:p>
          </table:table-cell>
          <table:table-cell office:value-type="string" calcext:value-type="string">
            <text:p>○</text:p>
          </table:table-cell>
          <table:table-cell/>
          <table:table-cell table:style-name="ce215" office:value-type="date" office:date-value="2073-06-20" calcext:value-type="date">
            <text:p>20/06/73</text:p>
          </table:table-cell>
          <table:table-cell/>
        </table:table-row>
        <table:table-row table:style-name="ro6">
          <table:table-cell office:value-type="date" office:date-value="2016-08-25" calcext:value-type="date">
            <text:p>25/08/2016</text:p>
          </table:table-cell>
          <table:table-cell office:value-type="string" calcext:value-type="string">
            <text:p>◑</text:p>
          </table:table-cell>
          <table:table-cell/>
          <table:table-cell table:style-name="ce215" office:value-type="date" office:date-value="2073-09-22" calcext:value-type="date">
            <text:p>22/09/73</text:p>
          </table:table-cell>
          <table:table-cell/>
        </table:table-row>
        <table:table-row table:style-name="ro6">
          <table:table-cell office:value-type="date" office:date-value="2016-09-01" calcext:value-type="date">
            <text:p>01/09/2016</text:p>
          </table:table-cell>
          <table:table-cell office:value-type="string" calcext:value-type="string">
            <text:p>●</text:p>
          </table:table-cell>
          <table:table-cell/>
          <table:table-cell table:style-name="ce215" office:value-type="date" office:date-value="2073-12-21" calcext:value-type="date">
            <text:p>21/12/73</text:p>
          </table:table-cell>
          <table:table-cell/>
        </table:table-row>
        <table:table-row table:style-name="ro6">
          <table:table-cell office:value-type="date" office:date-value="2016-09-09" calcext:value-type="date">
            <text:p>09/09/2016</text:p>
          </table:table-cell>
          <table:table-cell office:value-type="string" calcext:value-type="string">
            <text:p>◐</text:p>
          </table:table-cell>
          <table:table-cell/>
          <table:table-cell table:style-name="ce215" office:value-type="date" office:date-value="2074-03-20" calcext:value-type="date">
            <text:p>20/03/74</text:p>
          </table:table-cell>
          <table:table-cell/>
        </table:table-row>
        <table:table-row table:style-name="ro6">
          <table:table-cell office:value-type="date" office:date-value="2016-09-16" calcext:value-type="date">
            <text:p>16/09/2016</text:p>
          </table:table-cell>
          <table:table-cell office:value-type="string" calcext:value-type="string">
            <text:p>○</text:p>
          </table:table-cell>
          <table:table-cell/>
          <table:table-cell table:style-name="ce215" office:value-type="date" office:date-value="2074-06-20" calcext:value-type="date">
            <text:p>20/06/74</text:p>
          </table:table-cell>
          <table:table-cell/>
        </table:table-row>
        <table:table-row table:style-name="ro6">
          <table:table-cell office:value-type="date" office:date-value="2016-09-23" calcext:value-type="date">
            <text:p>23/09/2016</text:p>
          </table:table-cell>
          <table:table-cell office:value-type="string" calcext:value-type="string">
            <text:p>◑</text:p>
          </table:table-cell>
          <table:table-cell/>
          <table:table-cell table:style-name="ce215" office:value-type="date" office:date-value="2074-09-22" calcext:value-type="date">
            <text:p>22/09/74</text:p>
          </table:table-cell>
          <table:table-cell/>
        </table:table-row>
        <table:table-row table:style-name="ro6">
          <table:table-cell office:value-type="date" office:date-value="2016-10-01" calcext:value-type="date">
            <text:p>01/10/2016</text:p>
          </table:table-cell>
          <table:table-cell office:value-type="string" calcext:value-type="string">
            <text:p>●</text:p>
          </table:table-cell>
          <table:table-cell/>
          <table:table-cell table:style-name="ce215" office:value-type="date" office:date-value="2074-12-21" calcext:value-type="date">
            <text:p>21/12/74</text:p>
          </table:table-cell>
          <table:table-cell/>
        </table:table-row>
        <table:table-row table:style-name="ro6">
          <table:table-cell office:value-type="date" office:date-value="2016-10-09" calcext:value-type="date">
            <text:p>09/10/2016</text:p>
          </table:table-cell>
          <table:table-cell office:value-type="string" calcext:value-type="string">
            <text:p>◐</text:p>
          </table:table-cell>
          <table:table-cell/>
          <table:table-cell table:style-name="ce215" office:value-type="date" office:date-value="2075-03-20" calcext:value-type="date">
            <text:p>20/03/75</text:p>
          </table:table-cell>
          <table:table-cell/>
        </table:table-row>
        <table:table-row table:style-name="ro6">
          <table:table-cell office:value-type="date" office:date-value="2016-10-16" calcext:value-type="date">
            <text:p>16/10/2016</text:p>
          </table:table-cell>
          <table:table-cell office:value-type="string" calcext:value-type="string">
            <text:p>○</text:p>
          </table:table-cell>
          <table:table-cell/>
          <table:table-cell table:style-name="ce215" office:value-type="date" office:date-value="2075-06-21" calcext:value-type="date">
            <text:p>21/06/75</text:p>
          </table:table-cell>
          <table:table-cell/>
        </table:table-row>
        <table:table-row table:style-name="ro6">
          <table:table-cell office:value-type="date" office:date-value="2016-10-22" calcext:value-type="date">
            <text:p>22/10/2016</text:p>
          </table:table-cell>
          <table:table-cell office:value-type="string" calcext:value-type="string">
            <text:p>◑</text:p>
          </table:table-cell>
          <table:table-cell/>
          <table:table-cell table:style-name="ce215" office:value-type="date" office:date-value="2075-09-22" calcext:value-type="date">
            <text:p>22/09/75</text:p>
          </table:table-cell>
          <table:table-cell/>
        </table:table-row>
        <table:table-row table:style-name="ro6">
          <table:table-cell office:value-type="date" office:date-value="2016-10-30" calcext:value-type="date">
            <text:p>30/10/2016</text:p>
          </table:table-cell>
          <table:table-cell office:value-type="string" calcext:value-type="string">
            <text:p>●</text:p>
          </table:table-cell>
          <table:table-cell/>
          <table:table-cell table:style-name="ce215" office:value-type="date" office:date-value="2075-12-21" calcext:value-type="date">
            <text:p>21/12/75</text:p>
          </table:table-cell>
          <table:table-cell/>
        </table:table-row>
        <table:table-row table:style-name="ro6">
          <table:table-cell office:value-type="date" office:date-value="2016-11-07" calcext:value-type="date">
            <text:p>07/11/2016</text:p>
          </table:table-cell>
          <table:table-cell office:value-type="string" calcext:value-type="string">
            <text:p>◐</text:p>
          </table:table-cell>
          <table:table-cell/>
          <table:table-cell table:style-name="ce215" office:value-type="date" office:date-value="2076-03-19" calcext:value-type="date">
            <text:p>19/03/76</text:p>
          </table:table-cell>
          <table:table-cell/>
        </table:table-row>
        <table:table-row table:style-name="ro6">
          <table:table-cell office:value-type="date" office:date-value="2016-11-14" calcext:value-type="date">
            <text:p>14/11/2016</text:p>
          </table:table-cell>
          <table:table-cell office:value-type="string" calcext:value-type="string">
            <text:p>○</text:p>
          </table:table-cell>
          <table:table-cell/>
          <table:table-cell table:style-name="ce215" office:value-type="date" office:date-value="2076-06-20" calcext:value-type="date">
            <text:p>20/06/76</text:p>
          </table:table-cell>
          <table:table-cell/>
        </table:table-row>
        <table:table-row table:style-name="ro6">
          <table:table-cell office:value-type="date" office:date-value="2016-11-21" calcext:value-type="date">
            <text:p>21/11/2016</text:p>
          </table:table-cell>
          <table:table-cell office:value-type="string" calcext:value-type="string">
            <text:p>◑</text:p>
          </table:table-cell>
          <table:table-cell/>
          <table:table-cell table:style-name="ce215" office:value-type="date" office:date-value="2076-09-22" calcext:value-type="date">
            <text:p>22/09/76</text:p>
          </table:table-cell>
          <table:table-cell/>
        </table:table-row>
        <table:table-row table:style-name="ro6">
          <table:table-cell office:value-type="date" office:date-value="2016-11-29" calcext:value-type="date">
            <text:p>29/11/2016</text:p>
          </table:table-cell>
          <table:table-cell office:value-type="string" calcext:value-type="string">
            <text:p>●</text:p>
          </table:table-cell>
          <table:table-cell/>
          <table:table-cell table:style-name="ce215" office:value-type="date" office:date-value="2076-12-21" calcext:value-type="date">
            <text:p>21/12/76</text:p>
          </table:table-cell>
          <table:table-cell/>
        </table:table-row>
        <table:table-row table:style-name="ro6">
          <table:table-cell office:value-type="date" office:date-value="2016-12-07" calcext:value-type="date">
            <text:p>07/12/2016</text:p>
          </table:table-cell>
          <table:table-cell office:value-type="string" calcext:value-type="string">
            <text:p>◐</text:p>
          </table:table-cell>
          <table:table-cell/>
          <table:table-cell table:style-name="ce215" office:value-type="date" office:date-value="2077-03-19" calcext:value-type="date">
            <text:p>19/03/77</text:p>
          </table:table-cell>
          <table:table-cell/>
        </table:table-row>
        <table:table-row table:style-name="ro6">
          <table:table-cell office:value-type="date" office:date-value="2016-12-14" calcext:value-type="date">
            <text:p>14/12/2016</text:p>
          </table:table-cell>
          <table:table-cell office:value-type="string" calcext:value-type="string">
            <text:p>○</text:p>
          </table:table-cell>
          <table:table-cell/>
          <table:table-cell table:style-name="ce215" office:value-type="date" office:date-value="2077-06-20" calcext:value-type="date">
            <text:p>20/06/77</text:p>
          </table:table-cell>
          <table:table-cell/>
        </table:table-row>
        <table:table-row table:style-name="ro6">
          <table:table-cell office:value-type="date" office:date-value="2016-12-21" calcext:value-type="date">
            <text:p>21/12/2016</text:p>
          </table:table-cell>
          <table:table-cell office:value-type="string" calcext:value-type="string">
            <text:p>◑</text:p>
          </table:table-cell>
          <table:table-cell/>
          <table:table-cell table:style-name="ce215" office:value-type="date" office:date-value="2077-09-22" calcext:value-type="date">
            <text:p>22/09/77</text:p>
          </table:table-cell>
          <table:table-cell/>
        </table:table-row>
        <table:table-row table:style-name="ro6">
          <table:table-cell office:value-type="date" office:date-value="2016-12-29" calcext:value-type="date">
            <text:p>29/12/2016</text:p>
          </table:table-cell>
          <table:table-cell office:value-type="string" calcext:value-type="string">
            <text:p>●</text:p>
          </table:table-cell>
          <table:table-cell/>
          <table:table-cell table:style-name="ce215" office:value-type="date" office:date-value="2077-12-21" calcext:value-type="date">
            <text:p>21/12/77</text:p>
          </table:table-cell>
          <table:table-cell/>
        </table:table-row>
        <table:table-row table:style-name="ro6">
          <table:table-cell office:value-type="date" office:date-value="2017-01-05" calcext:value-type="date">
            <text:p>05/01/2017</text:p>
          </table:table-cell>
          <table:table-cell office:value-type="string" calcext:value-type="string">
            <text:p>◐</text:p>
          </table:table-cell>
          <table:table-cell/>
          <table:table-cell table:style-name="ce215" office:value-type="date" office:date-value="2078-03-20" calcext:value-type="date">
            <text:p>20/03/78</text:p>
          </table:table-cell>
          <table:table-cell/>
        </table:table-row>
        <table:table-row table:style-name="ro6">
          <table:table-cell office:value-type="date" office:date-value="2017-01-12" calcext:value-type="date">
            <text:p>12/01/2017</text:p>
          </table:table-cell>
          <table:table-cell office:value-type="string" calcext:value-type="string">
            <text:p>○</text:p>
          </table:table-cell>
          <table:table-cell/>
          <table:table-cell table:style-name="ce215" office:value-type="date" office:date-value="2078-06-20" calcext:value-type="date">
            <text:p>20/06/78</text:p>
          </table:table-cell>
          <table:table-cell/>
        </table:table-row>
        <table:table-row table:style-name="ro6">
          <table:table-cell office:value-type="date" office:date-value="2017-01-19" calcext:value-type="date">
            <text:p>19/01/2017</text:p>
          </table:table-cell>
          <table:table-cell office:value-type="string" calcext:value-type="string">
            <text:p>◑</text:p>
          </table:table-cell>
          <table:table-cell/>
          <table:table-cell table:style-name="ce215" office:value-type="date" office:date-value="2078-09-22" calcext:value-type="date">
            <text:p>22/09/78</text:p>
          </table:table-cell>
          <table:table-cell/>
        </table:table-row>
        <table:table-row table:style-name="ro6">
          <table:table-cell office:value-type="date" office:date-value="2017-01-28" calcext:value-type="date">
            <text:p>28/01/2017</text:p>
          </table:table-cell>
          <table:table-cell office:value-type="string" calcext:value-type="string">
            <text:p>●</text:p>
          </table:table-cell>
          <table:table-cell/>
          <table:table-cell table:style-name="ce215" office:value-type="date" office:date-value="2078-12-21" calcext:value-type="date">
            <text:p>21/12/78</text:p>
          </table:table-cell>
          <table:table-cell/>
        </table:table-row>
        <table:table-row table:style-name="ro6">
          <table:table-cell office:value-type="date" office:date-value="2017-02-04" calcext:value-type="date">
            <text:p>04/02/2017</text:p>
          </table:table-cell>
          <table:table-cell office:value-type="string" calcext:value-type="string">
            <text:p>◐</text:p>
          </table:table-cell>
          <table:table-cell/>
          <table:table-cell table:style-name="ce215" office:value-type="date" office:date-value="2079-03-20" calcext:value-type="date">
            <text:p>20/03/79</text:p>
          </table:table-cell>
          <table:table-cell/>
        </table:table-row>
        <table:table-row table:style-name="ro6">
          <table:table-cell office:value-type="date" office:date-value="2017-02-11" calcext:value-type="date">
            <text:p>11/02/2017</text:p>
          </table:table-cell>
          <table:table-cell office:value-type="string" calcext:value-type="string">
            <text:p>○</text:p>
          </table:table-cell>
          <table:table-cell/>
          <table:table-cell table:style-name="ce215" office:value-type="date" office:date-value="2079-06-21" calcext:value-type="date">
            <text:p>21/06/79</text:p>
          </table:table-cell>
          <table:table-cell/>
        </table:table-row>
        <table:table-row table:style-name="ro6">
          <table:table-cell office:value-type="date" office:date-value="2017-02-18" calcext:value-type="date">
            <text:p>18/02/2017</text:p>
          </table:table-cell>
          <table:table-cell office:value-type="string" calcext:value-type="string">
            <text:p>◑</text:p>
          </table:table-cell>
          <table:table-cell/>
          <table:table-cell table:style-name="ce215" office:value-type="date" office:date-value="2079-09-22" calcext:value-type="date">
            <text:p>22/09/79</text:p>
          </table:table-cell>
          <table:table-cell/>
        </table:table-row>
        <table:table-row table:style-name="ro6">
          <table:table-cell office:value-type="date" office:date-value="2017-02-26" calcext:value-type="date">
            <text:p>26/02/2017</text:p>
          </table:table-cell>
          <table:table-cell office:value-type="string" calcext:value-type="string">
            <text:p>●</text:p>
          </table:table-cell>
          <table:table-cell/>
          <table:table-cell table:style-name="ce215" office:value-type="date" office:date-value="2079-12-21" calcext:value-type="date">
            <text:p>21/12/79</text:p>
          </table:table-cell>
          <table:table-cell/>
        </table:table-row>
        <table:table-row table:style-name="ro6">
          <table:table-cell office:value-type="date" office:date-value="2017-03-05" calcext:value-type="date">
            <text:p>05/03/2017</text:p>
          </table:table-cell>
          <table:table-cell office:value-type="string" calcext:value-type="string">
            <text:p>◐</text:p>
          </table:table-cell>
          <table:table-cell/>
          <table:table-cell table:style-name="ce215" office:value-type="date" office:date-value="2080-03-19" calcext:value-type="date">
            <text:p>19/03/80</text:p>
          </table:table-cell>
          <table:table-cell/>
        </table:table-row>
        <table:table-row table:style-name="ro6">
          <table:table-cell office:value-type="date" office:date-value="2017-03-12" calcext:value-type="date">
            <text:p>12/03/2017</text:p>
          </table:table-cell>
          <table:table-cell office:value-type="string" calcext:value-type="string">
            <text:p>○</text:p>
          </table:table-cell>
          <table:table-cell/>
          <table:table-cell table:style-name="ce215" office:value-type="date" office:date-value="2080-06-20" calcext:value-type="date">
            <text:p>20/06/80</text:p>
          </table:table-cell>
          <table:table-cell/>
        </table:table-row>
        <table:table-row table:style-name="ro6">
          <table:table-cell office:value-type="date" office:date-value="2017-03-20" calcext:value-type="date">
            <text:p>20/03/2017</text:p>
          </table:table-cell>
          <table:table-cell office:value-type="string" calcext:value-type="string">
            <text:p>◑</text:p>
          </table:table-cell>
          <table:table-cell/>
          <table:table-cell table:style-name="ce215" office:value-type="date" office:date-value="2080-09-22" calcext:value-type="date">
            <text:p>22/09/80</text:p>
          </table:table-cell>
          <table:table-cell/>
        </table:table-row>
        <table:table-row table:style-name="ro6">
          <table:table-cell office:value-type="date" office:date-value="2017-03-28" calcext:value-type="date">
            <text:p>28/03/2017</text:p>
          </table:table-cell>
          <table:table-cell office:value-type="string" calcext:value-type="string">
            <text:p>●</text:p>
          </table:table-cell>
          <table:table-cell/>
          <table:table-cell table:style-name="ce215" office:value-type="date" office:date-value="2080-12-20" calcext:value-type="date">
            <text:p>20/12/80</text:p>
          </table:table-cell>
          <table:table-cell/>
        </table:table-row>
        <table:table-row table:style-name="ro6">
          <table:table-cell office:value-type="date" office:date-value="2017-04-03" calcext:value-type="date">
            <text:p>03/04/2017</text:p>
          </table:table-cell>
          <table:table-cell office:value-type="string" calcext:value-type="string">
            <text:p>◐</text:p>
          </table:table-cell>
          <table:table-cell/>
          <table:table-cell table:style-name="ce215" office:value-type="date" office:date-value="2081-03-19" calcext:value-type="date">
            <text:p>19/03/81</text:p>
          </table:table-cell>
          <table:table-cell/>
        </table:table-row>
        <table:table-row table:style-name="ro6">
          <table:table-cell office:value-type="date" office:date-value="2017-04-11" calcext:value-type="date">
            <text:p>11/04/2017</text:p>
          </table:table-cell>
          <table:table-cell office:value-type="string" calcext:value-type="string">
            <text:p>○</text:p>
          </table:table-cell>
          <table:table-cell/>
          <table:table-cell table:style-name="ce215" office:value-type="date" office:date-value="2081-06-20" calcext:value-type="date">
            <text:p>20/06/81</text:p>
          </table:table-cell>
          <table:table-cell/>
        </table:table-row>
        <table:table-row table:style-name="ro6">
          <table:table-cell office:value-type="date" office:date-value="2017-04-19" calcext:value-type="date">
            <text:p>19/04/2017</text:p>
          </table:table-cell>
          <table:table-cell office:value-type="string" calcext:value-type="string">
            <text:p>◑</text:p>
          </table:table-cell>
          <table:table-cell/>
          <table:table-cell table:style-name="ce215" office:value-type="date" office:date-value="2081-09-22" calcext:value-type="date">
            <text:p>22/09/81</text:p>
          </table:table-cell>
          <table:table-cell/>
        </table:table-row>
        <table:table-row table:style-name="ro6">
          <table:table-cell office:value-type="date" office:date-value="2017-04-26" calcext:value-type="date">
            <text:p>26/04/2017</text:p>
          </table:table-cell>
          <table:table-cell office:value-type="string" calcext:value-type="string">
            <text:p>●</text:p>
          </table:table-cell>
          <table:table-cell/>
          <table:table-cell table:style-name="ce215" office:value-type="date" office:date-value="2081-12-21" calcext:value-type="date">
            <text:p>21/12/81</text:p>
          </table:table-cell>
          <table:table-cell/>
        </table:table-row>
        <table:table-row table:style-name="ro6">
          <table:table-cell office:value-type="date" office:date-value="2017-05-03" calcext:value-type="date">
            <text:p>03/05/2017</text:p>
          </table:table-cell>
          <table:table-cell office:value-type="string" calcext:value-type="string">
            <text:p>◐</text:p>
          </table:table-cell>
          <table:table-cell/>
          <table:table-cell table:style-name="ce215" office:value-type="date" office:date-value="2082-03-20" calcext:value-type="date">
            <text:p>20/03/82</text:p>
          </table:table-cell>
          <table:table-cell/>
        </table:table-row>
        <table:table-row table:style-name="ro6">
          <table:table-cell office:value-type="date" office:date-value="2017-05-10" calcext:value-type="date">
            <text:p>10/05/2017</text:p>
          </table:table-cell>
          <table:table-cell office:value-type="string" calcext:value-type="string">
            <text:p>○</text:p>
          </table:table-cell>
          <table:table-cell/>
          <table:table-cell table:style-name="ce215" office:value-type="date" office:date-value="2082-06-20" calcext:value-type="date">
            <text:p>20/06/82</text:p>
          </table:table-cell>
          <table:table-cell/>
        </table:table-row>
        <table:table-row table:style-name="ro6">
          <table:table-cell office:value-type="date" office:date-value="2017-05-19" calcext:value-type="date">
            <text:p>19/05/2017</text:p>
          </table:table-cell>
          <table:table-cell office:value-type="string" calcext:value-type="string">
            <text:p>◑</text:p>
          </table:table-cell>
          <table:table-cell/>
          <table:table-cell table:style-name="ce215" office:value-type="date" office:date-value="2082-09-22" calcext:value-type="date">
            <text:p>22/09/82</text:p>
          </table:table-cell>
          <table:table-cell/>
        </table:table-row>
        <table:table-row table:style-name="ro6">
          <table:table-cell office:value-type="date" office:date-value="2017-05-25" calcext:value-type="date">
            <text:p>25/05/2017</text:p>
          </table:table-cell>
          <table:table-cell office:value-type="string" calcext:value-type="string">
            <text:p>●</text:p>
          </table:table-cell>
          <table:table-cell/>
          <table:table-cell table:style-name="ce215" office:value-type="date" office:date-value="2082-12-21" calcext:value-type="date">
            <text:p>21/12/82</text:p>
          </table:table-cell>
          <table:table-cell/>
        </table:table-row>
        <table:table-row table:style-name="ro6">
          <table:table-cell office:value-type="date" office:date-value="2017-06-01" calcext:value-type="date">
            <text:p>01/06/2017</text:p>
          </table:table-cell>
          <table:table-cell office:value-type="string" calcext:value-type="string">
            <text:p>◐</text:p>
          </table:table-cell>
          <table:table-cell/>
          <table:table-cell table:style-name="ce215" office:value-type="date" office:date-value="2083-03-20" calcext:value-type="date">
            <text:p>20/03/83</text:p>
          </table:table-cell>
          <table:table-cell/>
        </table:table-row>
        <table:table-row table:style-name="ro6">
          <table:table-cell office:value-type="date" office:date-value="2017-06-09" calcext:value-type="date">
            <text:p>09/06/2017</text:p>
          </table:table-cell>
          <table:table-cell office:value-type="string" calcext:value-type="string">
            <text:p>○</text:p>
          </table:table-cell>
          <table:table-cell/>
          <table:table-cell table:style-name="ce215" office:value-type="date" office:date-value="2083-06-21" calcext:value-type="date">
            <text:p>21/06/83</text:p>
          </table:table-cell>
          <table:table-cell/>
        </table:table-row>
        <table:table-row table:style-name="ro6">
          <table:table-cell office:value-type="date" office:date-value="2017-06-17" calcext:value-type="date">
            <text:p>17/06/2017</text:p>
          </table:table-cell>
          <table:table-cell office:value-type="string" calcext:value-type="string">
            <text:p>◑</text:p>
          </table:table-cell>
          <table:table-cell/>
          <table:table-cell table:style-name="ce215" office:value-type="date" office:date-value="2083-09-22" calcext:value-type="date">
            <text:p>22/09/83</text:p>
          </table:table-cell>
          <table:table-cell/>
        </table:table-row>
        <table:table-row table:style-name="ro6">
          <table:table-cell office:value-type="date" office:date-value="2017-06-24" calcext:value-type="date">
            <text:p>24/06/2017</text:p>
          </table:table-cell>
          <table:table-cell office:value-type="string" calcext:value-type="string">
            <text:p>●</text:p>
          </table:table-cell>
          <table:table-cell/>
          <table:table-cell table:style-name="ce215" office:value-type="date" office:date-value="2083-12-21" calcext:value-type="date">
            <text:p>21/12/83</text:p>
          </table:table-cell>
          <table:table-cell/>
        </table:table-row>
        <table:table-row table:style-name="ro6">
          <table:table-cell office:value-type="date" office:date-value="2017-07-01" calcext:value-type="date">
            <text:p>01/07/2017</text:p>
          </table:table-cell>
          <table:table-cell office:value-type="string" calcext:value-type="string">
            <text:p>◐</text:p>
          </table:table-cell>
          <table:table-cell/>
          <table:table-cell table:style-name="ce215" office:value-type="date" office:date-value="2084-03-19" calcext:value-type="date">
            <text:p>19/03/84</text:p>
          </table:table-cell>
          <table:table-cell/>
        </table:table-row>
        <table:table-row table:style-name="ro6">
          <table:table-cell office:value-type="date" office:date-value="2017-07-09" calcext:value-type="date">
            <text:p>09/07/2017</text:p>
          </table:table-cell>
          <table:table-cell office:value-type="string" calcext:value-type="string">
            <text:p>○</text:p>
          </table:table-cell>
          <table:table-cell/>
          <table:table-cell table:style-name="ce215" office:value-type="date" office:date-value="2084-06-20" calcext:value-type="date">
            <text:p>20/06/84</text:p>
          </table:table-cell>
          <table:table-cell/>
        </table:table-row>
        <table:table-row table:style-name="ro6">
          <table:table-cell office:value-type="date" office:date-value="2017-07-16" calcext:value-type="date">
            <text:p>16/07/2017</text:p>
          </table:table-cell>
          <table:table-cell office:value-type="string" calcext:value-type="string">
            <text:p>◑</text:p>
          </table:table-cell>
          <table:table-cell/>
          <table:table-cell table:style-name="ce215" office:value-type="date" office:date-value="2084-09-22" calcext:value-type="date">
            <text:p>22/09/84</text:p>
          </table:table-cell>
          <table:table-cell/>
        </table:table-row>
        <table:table-row table:style-name="ro6">
          <table:table-cell office:value-type="date" office:date-value="2017-07-23" calcext:value-type="date">
            <text:p>23/07/2017</text:p>
          </table:table-cell>
          <table:table-cell office:value-type="string" calcext:value-type="string">
            <text:p>●</text:p>
          </table:table-cell>
          <table:table-cell/>
          <table:table-cell table:style-name="ce215" office:value-type="date" office:date-value="2084-12-20" calcext:value-type="date">
            <text:p>20/12/84</text:p>
          </table:table-cell>
          <table:table-cell/>
        </table:table-row>
        <table:table-row table:style-name="ro6">
          <table:table-cell office:value-type="date" office:date-value="2017-07-30" calcext:value-type="date">
            <text:p>30/07/2017</text:p>
          </table:table-cell>
          <table:table-cell office:value-type="string" calcext:value-type="string">
            <text:p>◐</text:p>
          </table:table-cell>
          <table:table-cell/>
          <table:table-cell table:style-name="ce215" office:value-type="date" office:date-value="2085-03-19" calcext:value-type="date">
            <text:p>19/03/85</text:p>
          </table:table-cell>
          <table:table-cell/>
        </table:table-row>
        <table:table-row table:style-name="ro6">
          <table:table-cell office:value-type="date" office:date-value="2017-08-07" calcext:value-type="date">
            <text:p>07/08/2017</text:p>
          </table:table-cell>
          <table:table-cell office:value-type="string" calcext:value-type="string">
            <text:p>○</text:p>
          </table:table-cell>
          <table:table-cell/>
          <table:table-cell table:style-name="ce215" office:value-type="date" office:date-value="2085-06-20" calcext:value-type="date">
            <text:p>20/06/85</text:p>
          </table:table-cell>
          <table:table-cell/>
        </table:table-row>
        <table:table-row table:style-name="ro6">
          <table:table-cell office:value-type="date" office:date-value="2017-08-15" calcext:value-type="date">
            <text:p>15/08/2017</text:p>
          </table:table-cell>
          <table:table-cell office:value-type="string" calcext:value-type="string">
            <text:p>◑</text:p>
          </table:table-cell>
          <table:table-cell/>
          <table:table-cell table:style-name="ce215" office:value-type="date" office:date-value="2085-09-22" calcext:value-type="date">
            <text:p>22/09/85</text:p>
          </table:table-cell>
          <table:table-cell/>
        </table:table-row>
        <table:table-row table:style-name="ro6">
          <table:table-cell office:value-type="date" office:date-value="2017-08-21" calcext:value-type="date">
            <text:p>21/08/2017</text:p>
          </table:table-cell>
          <table:table-cell office:value-type="string" calcext:value-type="string">
            <text:p>●</text:p>
          </table:table-cell>
          <table:table-cell/>
          <table:table-cell table:style-name="ce215" office:value-type="date" office:date-value="2085-12-21" calcext:value-type="date">
            <text:p>21/12/85</text:p>
          </table:table-cell>
          <table:table-cell/>
        </table:table-row>
        <table:table-row table:style-name="ro6">
          <table:table-cell office:value-type="date" office:date-value="2017-08-29" calcext:value-type="date">
            <text:p>29/08/2017</text:p>
          </table:table-cell>
          <table:table-cell office:value-type="string" calcext:value-type="string">
            <text:p>◐</text:p>
          </table:table-cell>
          <table:table-cell/>
          <table:table-cell table:style-name="ce215" office:value-type="date" office:date-value="2086-03-20" calcext:value-type="date">
            <text:p>20/03/86</text:p>
          </table:table-cell>
          <table:table-cell/>
        </table:table-row>
        <table:table-row table:style-name="ro6">
          <table:table-cell office:value-type="date" office:date-value="2017-09-06" calcext:value-type="date">
            <text:p>06/09/2017</text:p>
          </table:table-cell>
          <table:table-cell office:value-type="string" calcext:value-type="string">
            <text:p>○</text:p>
          </table:table-cell>
          <table:table-cell/>
          <table:table-cell table:style-name="ce215" office:value-type="date" office:date-value="2086-06-20" calcext:value-type="date">
            <text:p>20/06/86</text:p>
          </table:table-cell>
          <table:table-cell/>
        </table:table-row>
        <table:table-row table:style-name="ro6">
          <table:table-cell office:value-type="date" office:date-value="2017-09-13" calcext:value-type="date">
            <text:p>13/09/2017</text:p>
          </table:table-cell>
          <table:table-cell office:value-type="string" calcext:value-type="string">
            <text:p>◑</text:p>
          </table:table-cell>
          <table:table-cell/>
          <table:table-cell table:style-name="ce215" office:value-type="date" office:date-value="2086-09-22" calcext:value-type="date">
            <text:p>22/09/86</text:p>
          </table:table-cell>
          <table:table-cell/>
        </table:table-row>
        <table:table-row table:style-name="ro6">
          <table:table-cell office:value-type="date" office:date-value="2017-09-20" calcext:value-type="date">
            <text:p>20/09/2017</text:p>
          </table:table-cell>
          <table:table-cell office:value-type="string" calcext:value-type="string">
            <text:p>●</text:p>
          </table:table-cell>
          <table:table-cell/>
          <table:table-cell table:style-name="ce215" office:value-type="date" office:date-value="2086-12-21" calcext:value-type="date">
            <text:p>21/12/86</text:p>
          </table:table-cell>
          <table:table-cell/>
        </table:table-row>
        <table:table-row table:style-name="ro6">
          <table:table-cell office:value-type="date" office:date-value="2017-09-28" calcext:value-type="date">
            <text:p>28/09/2017</text:p>
          </table:table-cell>
          <table:table-cell office:value-type="string" calcext:value-type="string">
            <text:p>◐</text:p>
          </table:table-cell>
          <table:table-cell/>
          <table:table-cell table:style-name="ce215" office:value-type="date" office:date-value="2087-03-20" calcext:value-type="date">
            <text:p>20/03/87</text:p>
          </table:table-cell>
          <table:table-cell/>
        </table:table-row>
        <table:table-row table:style-name="ro6">
          <table:table-cell office:value-type="date" office:date-value="2017-10-05" calcext:value-type="date">
            <text:p>05/10/2017</text:p>
          </table:table-cell>
          <table:table-cell office:value-type="string" calcext:value-type="string">
            <text:p>○</text:p>
          </table:table-cell>
          <table:table-cell/>
          <table:table-cell table:style-name="ce215" office:value-type="date" office:date-value="2087-06-21" calcext:value-type="date">
            <text:p>21/06/87</text:p>
          </table:table-cell>
          <table:table-cell/>
        </table:table-row>
        <table:table-row table:style-name="ro6">
          <table:table-cell office:value-type="date" office:date-value="2017-10-12" calcext:value-type="date">
            <text:p>12/10/2017</text:p>
          </table:table-cell>
          <table:table-cell office:value-type="string" calcext:value-type="string">
            <text:p>◑</text:p>
          </table:table-cell>
          <table:table-cell/>
          <table:table-cell table:style-name="ce215" office:value-type="date" office:date-value="2087-09-22" calcext:value-type="date">
            <text:p>22/09/87</text:p>
          </table:table-cell>
          <table:table-cell/>
        </table:table-row>
        <table:table-row table:style-name="ro6">
          <table:table-cell office:value-type="date" office:date-value="2017-10-19" calcext:value-type="date">
            <text:p>19/10/2017</text:p>
          </table:table-cell>
          <table:table-cell office:value-type="string" calcext:value-type="string">
            <text:p>●</text:p>
          </table:table-cell>
          <table:table-cell/>
          <table:table-cell table:style-name="ce215" office:value-type="date" office:date-value="2087-12-21" calcext:value-type="date">
            <text:p>21/12/87</text:p>
          </table:table-cell>
          <table:table-cell/>
        </table:table-row>
        <table:table-row table:style-name="ro6">
          <table:table-cell office:value-type="date" office:date-value="2017-10-27" calcext:value-type="date">
            <text:p>27/10/2017</text:p>
          </table:table-cell>
          <table:table-cell office:value-type="string" calcext:value-type="string">
            <text:p>◐</text:p>
          </table:table-cell>
          <table:table-cell/>
          <table:table-cell table:style-name="ce215" office:value-type="date" office:date-value="2088-03-19" calcext:value-type="date">
            <text:p>19/03/88</text:p>
          </table:table-cell>
          <table:table-cell/>
        </table:table-row>
        <table:table-row table:style-name="ro6">
          <table:table-cell office:value-type="date" office:date-value="2017-11-04" calcext:value-type="date">
            <text:p>04/11/2017</text:p>
          </table:table-cell>
          <table:table-cell office:value-type="string" calcext:value-type="string">
            <text:p>○</text:p>
          </table:table-cell>
          <table:table-cell/>
          <table:table-cell table:style-name="ce215" office:value-type="date" office:date-value="2088-06-20" calcext:value-type="date">
            <text:p>20/06/88</text:p>
          </table:table-cell>
          <table:table-cell/>
        </table:table-row>
        <table:table-row table:style-name="ro6">
          <table:table-cell office:value-type="date" office:date-value="2017-11-10" calcext:value-type="date">
            <text:p>10/11/2017</text:p>
          </table:table-cell>
          <table:table-cell office:value-type="string" calcext:value-type="string">
            <text:p>◑</text:p>
          </table:table-cell>
          <table:table-cell/>
          <table:table-cell table:style-name="ce215" office:value-type="date" office:date-value="2088-09-22" calcext:value-type="date">
            <text:p>22/09/88</text:p>
          </table:table-cell>
          <table:table-cell/>
        </table:table-row>
        <table:table-row table:style-name="ro6">
          <table:table-cell office:value-type="date" office:date-value="2017-11-18" calcext:value-type="date">
            <text:p>18/11/2017</text:p>
          </table:table-cell>
          <table:table-cell office:value-type="string" calcext:value-type="string">
            <text:p>●</text:p>
          </table:table-cell>
          <table:table-cell/>
          <table:table-cell table:style-name="ce215" office:value-type="date" office:date-value="2088-12-20" calcext:value-type="date">
            <text:p>20/12/88</text:p>
          </table:table-cell>
          <table:table-cell/>
        </table:table-row>
        <table:table-row table:style-name="ro6">
          <table:table-cell office:value-type="date" office:date-value="2017-11-26" calcext:value-type="date">
            <text:p>26/11/2017</text:p>
          </table:table-cell>
          <table:table-cell office:value-type="string" calcext:value-type="string">
            <text:p>◐</text:p>
          </table:table-cell>
          <table:table-cell/>
          <table:table-cell table:style-name="ce215" office:value-type="date" office:date-value="2089-03-19" calcext:value-type="date">
            <text:p>19/03/89</text:p>
          </table:table-cell>
          <table:table-cell/>
        </table:table-row>
        <table:table-row table:style-name="ro6">
          <table:table-cell office:value-type="date" office:date-value="2017-12-03" calcext:value-type="date">
            <text:p>03/12/2017</text:p>
          </table:table-cell>
          <table:table-cell office:value-type="string" calcext:value-type="string">
            <text:p>○</text:p>
          </table:table-cell>
          <table:table-cell/>
          <table:table-cell table:style-name="ce215" office:value-type="date" office:date-value="2089-06-20" calcext:value-type="date">
            <text:p>20/06/89</text:p>
          </table:table-cell>
          <table:table-cell/>
        </table:table-row>
        <table:table-row table:style-name="ro6">
          <table:table-cell office:value-type="date" office:date-value="2017-12-10" calcext:value-type="date">
            <text:p>10/12/2017</text:p>
          </table:table-cell>
          <table:table-cell office:value-type="string" calcext:value-type="string">
            <text:p>◑</text:p>
          </table:table-cell>
          <table:table-cell/>
          <table:table-cell table:style-name="ce215" office:value-type="date" office:date-value="2089-09-22" calcext:value-type="date">
            <text:p>22/09/89</text:p>
          </table:table-cell>
          <table:table-cell/>
        </table:table-row>
        <table:table-row table:style-name="ro6">
          <table:table-cell office:value-type="date" office:date-value="2017-12-18" calcext:value-type="date">
            <text:p>18/12/2017</text:p>
          </table:table-cell>
          <table:table-cell office:value-type="string" calcext:value-type="string">
            <text:p>●</text:p>
          </table:table-cell>
          <table:table-cell/>
          <table:table-cell table:style-name="ce215" office:value-type="date" office:date-value="2089-12-21" calcext:value-type="date">
            <text:p>21/12/89</text:p>
          </table:table-cell>
          <table:table-cell/>
        </table:table-row>
        <table:table-row table:style-name="ro6">
          <table:table-cell office:value-type="date" office:date-value="2017-12-26" calcext:value-type="date">
            <text:p>26/12/2017</text:p>
          </table:table-cell>
          <table:table-cell office:value-type="string" calcext:value-type="string">
            <text:p>◐</text:p>
          </table:table-cell>
          <table:table-cell/>
          <table:table-cell table:style-name="ce215" office:value-type="date" office:date-value="2090-03-20" calcext:value-type="date">
            <text:p>20/03/90</text:p>
          </table:table-cell>
          <table:table-cell/>
        </table:table-row>
        <table:table-row table:style-name="ro6">
          <table:table-cell office:value-type="date" office:date-value="2018-01-02" calcext:value-type="date">
            <text:p>02/01/2018</text:p>
          </table:table-cell>
          <table:table-cell office:value-type="string" calcext:value-type="string">
            <text:p>○</text:p>
          </table:table-cell>
          <table:table-cell/>
          <table:table-cell table:style-name="ce215" office:value-type="date" office:date-value="2090-06-20" calcext:value-type="date">
            <text:p>20/06/90</text:p>
          </table:table-cell>
          <table:table-cell/>
        </table:table-row>
        <table:table-row table:style-name="ro6">
          <table:table-cell office:value-type="date" office:date-value="2018-01-08" calcext:value-type="date">
            <text:p>08/01/2018</text:p>
          </table:table-cell>
          <table:table-cell office:value-type="string" calcext:value-type="string">
            <text:p>◑</text:p>
          </table:table-cell>
          <table:table-cell/>
          <table:table-cell table:style-name="ce215" office:value-type="date" office:date-value="2090-09-22" calcext:value-type="date">
            <text:p>22/09/90</text:p>
          </table:table-cell>
          <table:table-cell/>
        </table:table-row>
        <table:table-row table:style-name="ro6">
          <table:table-cell office:value-type="date" office:date-value="2018-01-17" calcext:value-type="date">
            <text:p>17/01/2018</text:p>
          </table:table-cell>
          <table:table-cell office:value-type="string" calcext:value-type="string">
            <text:p>●</text:p>
          </table:table-cell>
          <table:table-cell/>
          <table:table-cell table:style-name="ce215" office:value-type="date" office:date-value="2090-12-21" calcext:value-type="date">
            <text:p>21/12/90</text:p>
          </table:table-cell>
          <table:table-cell/>
        </table:table-row>
        <table:table-row table:style-name="ro6">
          <table:table-cell office:value-type="date" office:date-value="2018-01-24" calcext:value-type="date">
            <text:p>24/01/2018</text:p>
          </table:table-cell>
          <table:table-cell office:value-type="string" calcext:value-type="string">
            <text:p>◐</text:p>
          </table:table-cell>
          <table:table-cell/>
          <table:table-cell table:style-name="ce215" office:value-type="date" office:date-value="2091-03-20" calcext:value-type="date">
            <text:p>20/03/91</text:p>
          </table:table-cell>
          <table:table-cell/>
        </table:table-row>
        <table:table-row table:style-name="ro6">
          <table:table-cell office:value-type="date" office:date-value="2018-01-31" calcext:value-type="date">
            <text:p>31/01/2018</text:p>
          </table:table-cell>
          <table:table-cell office:value-type="string" calcext:value-type="string">
            <text:p>○</text:p>
          </table:table-cell>
          <table:table-cell/>
          <table:table-cell table:style-name="ce215" office:value-type="date" office:date-value="2091-06-21" calcext:value-type="date">
            <text:p>21/06/91</text:p>
          </table:table-cell>
          <table:table-cell/>
        </table:table-row>
        <table:table-row table:style-name="ro6">
          <table:table-cell office:value-type="date" office:date-value="2018-02-07" calcext:value-type="date">
            <text:p>07/02/2018</text:p>
          </table:table-cell>
          <table:table-cell office:value-type="string" calcext:value-type="string">
            <text:p>◑</text:p>
          </table:table-cell>
          <table:table-cell/>
          <table:table-cell table:style-name="ce215" office:value-type="date" office:date-value="2091-09-22" calcext:value-type="date">
            <text:p>22/09/91</text:p>
          </table:table-cell>
          <table:table-cell/>
        </table:table-row>
        <table:table-row table:style-name="ro6">
          <table:table-cell office:value-type="date" office:date-value="2018-02-15" calcext:value-type="date">
            <text:p>15/02/2018</text:p>
          </table:table-cell>
          <table:table-cell office:value-type="string" calcext:value-type="string">
            <text:p>●</text:p>
          </table:table-cell>
          <table:table-cell/>
          <table:table-cell table:style-name="ce215" office:value-type="date" office:date-value="2091-12-21" calcext:value-type="date">
            <text:p>21/12/91</text:p>
          </table:table-cell>
          <table:table-cell/>
        </table:table-row>
        <table:table-row table:style-name="ro6">
          <table:table-cell office:value-type="date" office:date-value="2018-02-23" calcext:value-type="date">
            <text:p>23/02/2018</text:p>
          </table:table-cell>
          <table:table-cell office:value-type="string" calcext:value-type="string">
            <text:p>◐</text:p>
          </table:table-cell>
          <table:table-cell/>
          <table:table-cell table:style-name="ce215" office:value-type="date" office:date-value="2092-03-19" calcext:value-type="date">
            <text:p>19/03/92</text:p>
          </table:table-cell>
          <table:table-cell/>
        </table:table-row>
        <table:table-row table:style-name="ro6">
          <table:table-cell office:value-type="date" office:date-value="2018-03-02" calcext:value-type="date">
            <text:p>02/03/2018</text:p>
          </table:table-cell>
          <table:table-cell office:value-type="string" calcext:value-type="string">
            <text:p>○</text:p>
          </table:table-cell>
          <table:table-cell/>
          <table:table-cell table:style-name="ce215" office:value-type="date" office:date-value="2092-06-20" calcext:value-type="date">
            <text:p>20/06/92</text:p>
          </table:table-cell>
          <table:table-cell/>
        </table:table-row>
        <table:table-row table:style-name="ro6">
          <table:table-cell office:value-type="date" office:date-value="2018-03-09" calcext:value-type="date">
            <text:p>09/03/2018</text:p>
          </table:table-cell>
          <table:table-cell office:value-type="string" calcext:value-type="string">
            <text:p>◑</text:p>
          </table:table-cell>
          <table:table-cell/>
          <table:table-cell table:style-name="ce215" office:value-type="date" office:date-value="2092-09-21" calcext:value-type="date">
            <text:p>21/09/92</text:p>
          </table:table-cell>
          <table:table-cell/>
        </table:table-row>
        <table:table-row table:style-name="ro6">
          <table:table-cell office:value-type="date" office:date-value="2018-03-17" calcext:value-type="date">
            <text:p>17/03/2018</text:p>
          </table:table-cell>
          <table:table-cell office:value-type="string" calcext:value-type="string">
            <text:p>●</text:p>
          </table:table-cell>
          <table:table-cell/>
          <table:table-cell table:style-name="ce215" office:value-type="date" office:date-value="2092-12-20" calcext:value-type="date">
            <text:p>20/12/92</text:p>
          </table:table-cell>
          <table:table-cell/>
        </table:table-row>
        <table:table-row table:style-name="ro6">
          <table:table-cell office:value-type="date" office:date-value="2018-03-24" calcext:value-type="date">
            <text:p>24/03/2018</text:p>
          </table:table-cell>
          <table:table-cell office:value-type="string" calcext:value-type="string">
            <text:p>◐</text:p>
          </table:table-cell>
          <table:table-cell/>
          <table:table-cell table:style-name="ce215" office:value-type="date" office:date-value="2093-03-19" calcext:value-type="date">
            <text:p>19/03/93</text:p>
          </table:table-cell>
          <table:table-cell/>
        </table:table-row>
        <table:table-row table:style-name="ro6">
          <table:table-cell office:value-type="date" office:date-value="2018-03-31" calcext:value-type="date">
            <text:p>31/03/2018</text:p>
          </table:table-cell>
          <table:table-cell office:value-type="string" calcext:value-type="string">
            <text:p>○</text:p>
          </table:table-cell>
          <table:table-cell/>
          <table:table-cell table:style-name="ce215" office:value-type="date" office:date-value="2093-06-20" calcext:value-type="date">
            <text:p>20/06/93</text:p>
          </table:table-cell>
          <table:table-cell/>
        </table:table-row>
        <table:table-row table:style-name="ro6">
          <table:table-cell office:value-type="date" office:date-value="2018-04-08" calcext:value-type="date">
            <text:p>08/04/2018</text:p>
          </table:table-cell>
          <table:table-cell office:value-type="string" calcext:value-type="string">
            <text:p>◑</text:p>
          </table:table-cell>
          <table:table-cell/>
          <table:table-cell table:style-name="ce215" office:value-type="date" office:date-value="2093-09-22" calcext:value-type="date">
            <text:p>22/09/93</text:p>
          </table:table-cell>
          <table:table-cell/>
        </table:table-row>
        <table:table-row table:style-name="ro6">
          <table:table-cell office:value-type="date" office:date-value="2018-04-16" calcext:value-type="date">
            <text:p>16/04/2018</text:p>
          </table:table-cell>
          <table:table-cell office:value-type="string" calcext:value-type="string">
            <text:p>●</text:p>
          </table:table-cell>
          <table:table-cell/>
          <table:table-cell table:style-name="ce215" office:value-type="date" office:date-value="2093-12-21" calcext:value-type="date">
            <text:p>21/12/93</text:p>
          </table:table-cell>
          <table:table-cell/>
        </table:table-row>
        <table:table-row table:style-name="ro6">
          <table:table-cell office:value-type="date" office:date-value="2018-04-22" calcext:value-type="date">
            <text:p>22/04/2018</text:p>
          </table:table-cell>
          <table:table-cell office:value-type="string" calcext:value-type="string">
            <text:p>◐</text:p>
          </table:table-cell>
          <table:table-cell/>
          <table:table-cell table:style-name="ce215" office:value-type="date" office:date-value="2094-03-20" calcext:value-type="date">
            <text:p>20/03/94</text:p>
          </table:table-cell>
          <table:table-cell/>
        </table:table-row>
        <table:table-row table:style-name="ro6">
          <table:table-cell office:value-type="date" office:date-value="2018-04-30" calcext:value-type="date">
            <text:p>30/04/2018</text:p>
          </table:table-cell>
          <table:table-cell office:value-type="string" calcext:value-type="string">
            <text:p>○</text:p>
          </table:table-cell>
          <table:table-cell/>
          <table:table-cell table:style-name="ce215" office:value-type="date" office:date-value="2094-06-20" calcext:value-type="date">
            <text:p>20/06/94</text:p>
          </table:table-cell>
          <table:table-cell/>
        </table:table-row>
        <table:table-row table:style-name="ro6">
          <table:table-cell office:value-type="date" office:date-value="2018-05-08" calcext:value-type="date">
            <text:p>08/05/2018</text:p>
          </table:table-cell>
          <table:table-cell office:value-type="string" calcext:value-type="string">
            <text:p>◑</text:p>
          </table:table-cell>
          <table:table-cell/>
          <table:table-cell table:style-name="ce215" office:value-type="date" office:date-value="2094-09-22" calcext:value-type="date">
            <text:p>22/09/94</text:p>
          </table:table-cell>
          <table:table-cell/>
        </table:table-row>
        <table:table-row table:style-name="ro6">
          <table:table-cell office:value-type="date" office:date-value="2018-05-15" calcext:value-type="date">
            <text:p>15/05/2018</text:p>
          </table:table-cell>
          <table:table-cell office:value-type="string" calcext:value-type="string">
            <text:p>●</text:p>
          </table:table-cell>
          <table:table-cell/>
          <table:table-cell table:style-name="ce215" office:value-type="date" office:date-value="2094-12-21" calcext:value-type="date">
            <text:p>21/12/94</text:p>
          </table:table-cell>
          <table:table-cell/>
        </table:table-row>
        <table:table-row table:style-name="ro6">
          <table:table-cell office:value-type="date" office:date-value="2018-05-22" calcext:value-type="date">
            <text:p>22/05/2018</text:p>
          </table:table-cell>
          <table:table-cell office:value-type="string" calcext:value-type="string">
            <text:p>◐</text:p>
          </table:table-cell>
          <table:table-cell/>
          <table:table-cell table:style-name="ce215" office:value-type="date" office:date-value="2095-03-20" calcext:value-type="date">
            <text:p>20/03/95</text:p>
          </table:table-cell>
          <table:table-cell/>
        </table:table-row>
        <table:table-row table:style-name="ro6">
          <table:table-cell office:value-type="date" office:date-value="2018-05-29" calcext:value-type="date">
            <text:p>29/05/2018</text:p>
          </table:table-cell>
          <table:table-cell office:value-type="string" calcext:value-type="string">
            <text:p>○</text:p>
          </table:table-cell>
          <table:table-cell/>
          <table:table-cell table:style-name="ce215" office:value-type="date" office:date-value="2095-06-21" calcext:value-type="date">
            <text:p>21/06/95</text:p>
          </table:table-cell>
          <table:table-cell/>
        </table:table-row>
        <table:table-row table:style-name="ro6">
          <table:table-cell office:value-type="date" office:date-value="2018-06-06" calcext:value-type="date">
            <text:p>06/06/2018</text:p>
          </table:table-cell>
          <table:table-cell office:value-type="string" calcext:value-type="string">
            <text:p>◑</text:p>
          </table:table-cell>
          <table:table-cell/>
          <table:table-cell table:style-name="ce215" office:value-type="date" office:date-value="2095-09-22" calcext:value-type="date">
            <text:p>22/09/95</text:p>
          </table:table-cell>
          <table:table-cell/>
        </table:table-row>
        <table:table-row table:style-name="ro6">
          <table:table-cell office:value-type="date" office:date-value="2018-06-13" calcext:value-type="date">
            <text:p>13/06/2018</text:p>
          </table:table-cell>
          <table:table-cell office:value-type="string" calcext:value-type="string">
            <text:p>●</text:p>
          </table:table-cell>
          <table:table-cell/>
          <table:table-cell table:style-name="ce215" office:value-type="date" office:date-value="2095-12-21" calcext:value-type="date">
            <text:p>21/12/95</text:p>
          </table:table-cell>
          <table:table-cell/>
        </table:table-row>
        <table:table-row table:style-name="ro6">
          <table:table-cell office:value-type="date" office:date-value="2018-06-20" calcext:value-type="date">
            <text:p>20/06/2018</text:p>
          </table:table-cell>
          <table:table-cell office:value-type="string" calcext:value-type="string">
            <text:p>◐</text:p>
          </table:table-cell>
          <table:table-cell/>
          <table:table-cell table:style-name="ce215" office:value-type="date" office:date-value="2096-03-19" calcext:value-type="date">
            <text:p>19/03/96</text:p>
          </table:table-cell>
          <table:table-cell/>
        </table:table-row>
        <table:table-row table:style-name="ro6">
          <table:table-cell office:value-type="date" office:date-value="2018-06-28" calcext:value-type="date">
            <text:p>28/06/2018</text:p>
          </table:table-cell>
          <table:table-cell office:value-type="string" calcext:value-type="string">
            <text:p>○</text:p>
          </table:table-cell>
          <table:table-cell/>
          <table:table-cell table:style-name="ce215" office:value-type="date" office:date-value="2096-06-20" calcext:value-type="date">
            <text:p>20/06/96</text:p>
          </table:table-cell>
          <table:table-cell/>
        </table:table-row>
        <table:table-row table:style-name="ro6">
          <table:table-cell office:value-type="date" office:date-value="2018-07-06" calcext:value-type="date">
            <text:p>06/07/2018</text:p>
          </table:table-cell>
          <table:table-cell office:value-type="string" calcext:value-type="string">
            <text:p>◑</text:p>
          </table:table-cell>
          <table:table-cell/>
          <table:table-cell table:style-name="ce215" office:value-type="date" office:date-value="2096-09-21" calcext:value-type="date">
            <text:p>21/09/96</text:p>
          </table:table-cell>
          <table:table-cell/>
        </table:table-row>
        <table:table-row table:style-name="ro6">
          <table:table-cell office:value-type="date" office:date-value="2018-07-13" calcext:value-type="date">
            <text:p>13/07/2018</text:p>
          </table:table-cell>
          <table:table-cell office:value-type="string" calcext:value-type="string">
            <text:p>●</text:p>
          </table:table-cell>
          <table:table-cell/>
          <table:table-cell table:style-name="ce215" office:value-type="date" office:date-value="2096-12-20" calcext:value-type="date">
            <text:p>20/12/96</text:p>
          </table:table-cell>
          <table:table-cell/>
        </table:table-row>
        <table:table-row table:style-name="ro6">
          <table:table-cell office:value-type="date" office:date-value="2018-07-19" calcext:value-type="date">
            <text:p>19/07/2018</text:p>
          </table:table-cell>
          <table:table-cell office:value-type="string" calcext:value-type="string">
            <text:p>◐</text:p>
          </table:table-cell>
          <table:table-cell/>
          <table:table-cell table:style-name="ce215" office:value-type="date" office:date-value="2097-03-19" calcext:value-type="date">
            <text:p>19/03/97</text:p>
          </table:table-cell>
          <table:table-cell/>
        </table:table-row>
        <table:table-row table:style-name="ro6">
          <table:table-cell office:value-type="date" office:date-value="2018-07-27" calcext:value-type="date">
            <text:p>27/07/2018</text:p>
          </table:table-cell>
          <table:table-cell office:value-type="string" calcext:value-type="string">
            <text:p>○</text:p>
          </table:table-cell>
          <table:table-cell/>
          <table:table-cell table:style-name="ce215" office:value-type="date" office:date-value="2097-06-20" calcext:value-type="date">
            <text:p>20/06/97</text:p>
          </table:table-cell>
          <table:table-cell/>
        </table:table-row>
        <table:table-row table:style-name="ro6">
          <table:table-cell office:value-type="date" office:date-value="2018-08-04" calcext:value-type="date">
            <text:p>04/08/2018</text:p>
          </table:table-cell>
          <table:table-cell office:value-type="string" calcext:value-type="string">
            <text:p>◑</text:p>
          </table:table-cell>
          <table:table-cell/>
          <table:table-cell table:style-name="ce215" office:value-type="date" office:date-value="2097-09-22" calcext:value-type="date">
            <text:p>22/09/97</text:p>
          </table:table-cell>
          <table:table-cell/>
        </table:table-row>
        <table:table-row table:style-name="ro6">
          <table:table-cell office:value-type="date" office:date-value="2018-08-11" calcext:value-type="date">
            <text:p>11/08/2018</text:p>
          </table:table-cell>
          <table:table-cell office:value-type="string" calcext:value-type="string">
            <text:p>●</text:p>
          </table:table-cell>
          <table:table-cell/>
          <table:table-cell table:style-name="ce215" office:value-type="date" office:date-value="2097-12-21" calcext:value-type="date">
            <text:p>21/12/97</text:p>
          </table:table-cell>
          <table:table-cell/>
        </table:table-row>
        <table:table-row table:style-name="ro6">
          <table:table-cell office:value-type="date" office:date-value="2018-08-18" calcext:value-type="date">
            <text:p>18/08/2018</text:p>
          </table:table-cell>
          <table:table-cell office:value-type="string" calcext:value-type="string">
            <text:p>◐</text:p>
          </table:table-cell>
          <table:table-cell/>
          <table:table-cell table:style-name="ce215" office:value-type="date" office:date-value="2098-03-20" calcext:value-type="date">
            <text:p>20/03/98</text:p>
          </table:table-cell>
          <table:table-cell/>
        </table:table-row>
        <table:table-row table:style-name="ro6">
          <table:table-cell office:value-type="date" office:date-value="2018-08-26" calcext:value-type="date">
            <text:p>26/08/2018</text:p>
          </table:table-cell>
          <table:table-cell office:value-type="string" calcext:value-type="string">
            <text:p>○</text:p>
          </table:table-cell>
          <table:table-cell/>
          <table:table-cell table:style-name="ce215" office:value-type="date" office:date-value="2098-06-20" calcext:value-type="date">
            <text:p>20/06/98</text:p>
          </table:table-cell>
          <table:table-cell/>
        </table:table-row>
        <table:table-row table:style-name="ro6">
          <table:table-cell office:value-type="date" office:date-value="2018-09-03" calcext:value-type="date">
            <text:p>03/09/2018</text:p>
          </table:table-cell>
          <table:table-cell office:value-type="string" calcext:value-type="string">
            <text:p>◑</text:p>
          </table:table-cell>
          <table:table-cell/>
          <table:table-cell table:style-name="ce215" office:value-type="date" office:date-value="2098-09-22" calcext:value-type="date">
            <text:p>22/09/98</text:p>
          </table:table-cell>
          <table:table-cell/>
        </table:table-row>
        <table:table-row table:style-name="ro6">
          <table:table-cell office:value-type="date" office:date-value="2018-09-09" calcext:value-type="date">
            <text:p>09/09/2018</text:p>
          </table:table-cell>
          <table:table-cell office:value-type="string" calcext:value-type="string">
            <text:p>●</text:p>
          </table:table-cell>
          <table:table-cell/>
          <table:table-cell table:style-name="ce215" office:value-type="date" office:date-value="2098-12-21" calcext:value-type="date">
            <text:p>21/12/98</text:p>
          </table:table-cell>
          <table:table-cell/>
        </table:table-row>
        <table:table-row table:style-name="ro6">
          <table:table-cell office:value-type="date" office:date-value="2018-09-16" calcext:value-type="date">
            <text:p>16/09/2018</text:p>
          </table:table-cell>
          <table:table-cell office:value-type="string" calcext:value-type="string">
            <text:p>◐</text:p>
          </table:table-cell>
          <table:table-cell/>
          <table:table-cell table:style-name="ce215" office:value-type="date" office:date-value="2099-03-20" calcext:value-type="date">
            <text:p>20/03/99</text:p>
          </table:table-cell>
          <table:table-cell/>
        </table:table-row>
        <table:table-row table:style-name="ro6">
          <table:table-cell office:value-type="date" office:date-value="2018-09-25" calcext:value-type="date">
            <text:p>25/09/2018</text:p>
          </table:table-cell>
          <table:table-cell office:value-type="string" calcext:value-type="string">
            <text:p>○</text:p>
          </table:table-cell>
          <table:table-cell/>
          <table:table-cell table:style-name="ce215" office:value-type="date" office:date-value="2099-06-20" calcext:value-type="date">
            <text:p>20/06/99</text:p>
          </table:table-cell>
          <table:table-cell/>
        </table:table-row>
        <table:table-row table:style-name="ro6">
          <table:table-cell office:value-type="date" office:date-value="2018-10-02" calcext:value-type="date">
            <text:p>02/10/2018</text:p>
          </table:table-cell>
          <table:table-cell office:value-type="string" calcext:value-type="string">
            <text:p>◑</text:p>
          </table:table-cell>
          <table:table-cell/>
          <table:table-cell table:style-name="ce215" office:value-type="date" office:date-value="2099-09-22" calcext:value-type="date">
            <text:p>22/09/99</text:p>
          </table:table-cell>
          <table:table-cell/>
        </table:table-row>
        <table:table-row table:style-name="ro6">
          <table:table-cell office:value-type="date" office:date-value="2018-10-09" calcext:value-type="date">
            <text:p>09/10/2018</text:p>
          </table:table-cell>
          <table:table-cell office:value-type="string" calcext:value-type="string">
            <text:p>●</text:p>
          </table:table-cell>
          <table:table-cell/>
          <table:table-cell table:style-name="ce215" office:value-type="date" office:date-value="2099-12-21" calcext:value-type="date">
            <text:p>21/12/99</text:p>
          </table:table-cell>
          <table:table-cell/>
        </table:table-row>
        <table:table-row table:style-name="ro6">
          <table:table-cell office:value-type="date" office:date-value="2018-10-16" calcext:value-type="date">
            <text:p>16/10/2018</text:p>
          </table:table-cell>
          <table:table-cell office:value-type="string" calcext:value-type="string">
            <text:p>◐</text:p>
          </table:table-cell>
          <table:table-cell/>
          <table:table-cell table:style-name="ce215" office:value-type="date" office:date-value="2100-03-20" calcext:value-type="date">
            <text:p>20/03/00</text:p>
          </table:table-cell>
          <table:table-cell/>
        </table:table-row>
        <table:table-row table:style-name="ro6">
          <table:table-cell office:value-type="date" office:date-value="2018-10-24" calcext:value-type="date">
            <text:p>24/10/2018</text:p>
          </table:table-cell>
          <table:table-cell office:value-type="string" calcext:value-type="string">
            <text:p>○</text:p>
          </table:table-cell>
          <table:table-cell/>
          <table:table-cell table:style-name="ce215" office:value-type="date" office:date-value="2100-06-21" calcext:value-type="date">
            <text:p>21/06/00</text:p>
          </table:table-cell>
          <table:table-cell/>
        </table:table-row>
        <table:table-row table:style-name="ro6">
          <table:table-cell office:value-type="date" office:date-value="2018-10-31" calcext:value-type="date">
            <text:p>31/10/2018</text:p>
          </table:table-cell>
          <table:table-cell office:value-type="string" calcext:value-type="string">
            <text:p>◑</text:p>
          </table:table-cell>
          <table:table-cell/>
          <table:table-cell table:style-name="ce215" office:value-type="date" office:date-value="2100-09-22" calcext:value-type="date">
            <text:p>22/09/00</text:p>
          </table:table-cell>
          <table:table-cell/>
        </table:table-row>
        <table:table-row table:style-name="ro6">
          <table:table-cell office:value-type="date" office:date-value="2018-11-07" calcext:value-type="date">
            <text:p>07/11/2018</text:p>
          </table:table-cell>
          <table:table-cell office:value-type="string" calcext:value-type="string">
            <text:p>●</text:p>
          </table:table-cell>
          <table:table-cell/>
          <table:table-cell table:style-name="ce215" office:value-type="date" office:date-value="2100-12-21" calcext:value-type="date">
            <text:p>21/12/00</text:p>
          </table:table-cell>
          <table:table-cell/>
        </table:table-row>
        <table:table-row table:style-name="ro6">
          <table:table-cell office:value-type="date" office:date-value="2018-11-15" calcext:value-type="date">
            <text:p>15/11/2018</text:p>
          </table:table-cell>
          <table:table-cell office:value-type="string" calcext:value-type="string">
            <text:p>◐</text:p>
          </table:table-cell>
          <table:table-cell/>
          <table:table-cell table:style-name="ce215" office:value-type="date" office:date-value="2101-03-20" calcext:value-type="date">
            <text:p>20/03/01</text:p>
          </table:table-cell>
          <table:table-cell/>
        </table:table-row>
        <table:table-row table:style-name="ro6">
          <table:table-cell office:value-type="date" office:date-value="2018-11-23" calcext:value-type="date">
            <text:p>23/11/2018</text:p>
          </table:table-cell>
          <table:table-cell office:value-type="string" calcext:value-type="string">
            <text:p>○</text:p>
          </table:table-cell>
          <table:table-cell/>
          <table:table-cell table:style-name="ce215" office:value-type="date" office:date-value="2101-06-21" calcext:value-type="date">
            <text:p>21/06/01</text:p>
          </table:table-cell>
          <table:table-cell/>
        </table:table-row>
        <table:table-row table:style-name="ro6">
          <table:table-cell office:value-type="date" office:date-value="2018-11-30" calcext:value-type="date">
            <text:p>30/11/2018</text:p>
          </table:table-cell>
          <table:table-cell office:value-type="string" calcext:value-type="string">
            <text:p>◑</text:p>
          </table:table-cell>
          <table:table-cell/>
          <table:table-cell table:style-name="ce215" office:value-type="date" office:date-value="2101-09-23" calcext:value-type="date">
            <text:p>23/09/01</text:p>
          </table:table-cell>
          <table:table-cell/>
        </table:table-row>
        <table:table-row table:style-name="ro6">
          <table:table-cell office:value-type="date" office:date-value="2018-12-07" calcext:value-type="date">
            <text:p>07/12/2018</text:p>
          </table:table-cell>
          <table:table-cell office:value-type="string" calcext:value-type="string">
            <text:p>●</text:p>
          </table:table-cell>
          <table:table-cell/>
          <table:table-cell table:style-name="ce215" office:value-type="date" office:date-value="2101-12-22" calcext:value-type="date">
            <text:p>22/12/01</text:p>
          </table:table-cell>
          <table:table-cell/>
        </table:table-row>
        <table:table-row table:style-name="ro6">
          <table:table-cell office:value-type="date" office:date-value="2018-12-15" calcext:value-type="date">
            <text:p>15/12/2018</text:p>
          </table:table-cell>
          <table:table-cell office:value-type="string" calcext:value-type="string">
            <text:p>◐</text:p>
          </table:table-cell>
          <table:table-cell/>
          <table:table-cell table:style-name="ce215" office:value-type="date" office:date-value="2102-03-21" calcext:value-type="date">
            <text:p>21/03/02</text:p>
          </table:table-cell>
          <table:table-cell/>
        </table:table-row>
        <table:table-row table:style-name="ro6">
          <table:table-cell office:value-type="date" office:date-value="2018-12-22" calcext:value-type="date">
            <text:p>22/12/2018</text:p>
          </table:table-cell>
          <table:table-cell office:value-type="string" calcext:value-type="string">
            <text:p>○</text:p>
          </table:table-cell>
          <table:table-cell/>
          <table:table-cell table:style-name="ce215" office:value-type="date" office:date-value="2102-06-21" calcext:value-type="date">
            <text:p>21/06/02</text:p>
          </table:table-cell>
          <table:table-cell/>
        </table:table-row>
        <table:table-row table:style-name="ro6">
          <table:table-cell office:value-type="date" office:date-value="2018-12-29" calcext:value-type="date">
            <text:p>29/12/2018</text:p>
          </table:table-cell>
          <table:table-cell office:value-type="string" calcext:value-type="string">
            <text:p>◑</text:p>
          </table:table-cell>
          <table:table-cell/>
          <table:table-cell table:style-name="ce215" office:value-type="date" office:date-value="2102-09-23" calcext:value-type="date">
            <text:p>23/09/02</text:p>
          </table:table-cell>
          <table:table-cell/>
        </table:table-row>
        <table:table-row table:style-name="ro6">
          <table:table-cell office:value-type="date" office:date-value="2019-01-06" calcext:value-type="date">
            <text:p>06/01/2019</text:p>
          </table:table-cell>
          <table:table-cell office:value-type="string" calcext:value-type="string">
            <text:p>●</text:p>
          </table:table-cell>
          <table:table-cell/>
          <table:table-cell table:style-name="ce215" office:value-type="date" office:date-value="2102-12-22" calcext:value-type="date">
            <text:p>22/12/02</text:p>
          </table:table-cell>
          <table:table-cell/>
        </table:table-row>
        <table:table-row table:style-name="ro6">
          <table:table-cell office:value-type="date" office:date-value="2019-01-14" calcext:value-type="date">
            <text:p>14/01/2019</text:p>
          </table:table-cell>
          <table:table-cell office:value-type="string" calcext:value-type="string">
            <text:p>◐</text:p>
          </table:table-cell>
          <table:table-cell/>
          <table:table-cell table:style-name="ce215" office:value-type="date" office:date-value="2103-03-21" calcext:value-type="date">
            <text:p>21/03/03</text:p>
          </table:table-cell>
          <table:table-cell/>
        </table:table-row>
        <table:table-row table:style-name="ro6">
          <table:table-cell office:value-type="date" office:date-value="2019-01-21" calcext:value-type="date">
            <text:p>21/01/2019</text:p>
          </table:table-cell>
          <table:table-cell office:value-type="string" calcext:value-type="string">
            <text:p>○</text:p>
          </table:table-cell>
          <table:table-cell/>
          <table:table-cell table:style-name="ce215" office:value-type="date" office:date-value="2103-06-21" calcext:value-type="date">
            <text:p>21/06/03</text:p>
          </table:table-cell>
          <table:table-cell/>
        </table:table-row>
        <table:table-row table:style-name="ro6">
          <table:table-cell office:value-type="date" office:date-value="2019-01-27" calcext:value-type="date">
            <text:p>27/01/2019</text:p>
          </table:table-cell>
          <table:table-cell office:value-type="string" calcext:value-type="string">
            <text:p>◑</text:p>
          </table:table-cell>
          <table:table-cell/>
          <table:table-cell table:style-name="ce215" office:value-type="date" office:date-value="2103-09-23" calcext:value-type="date">
            <text:p>23/09/03</text:p>
          </table:table-cell>
          <table:table-cell/>
        </table:table-row>
        <table:table-row table:style-name="ro6">
          <table:table-cell office:value-type="date" office:date-value="2019-02-04" calcext:value-type="date">
            <text:p>04/02/2019</text:p>
          </table:table-cell>
          <table:table-cell office:value-type="string" calcext:value-type="string">
            <text:p>●</text:p>
          </table:table-cell>
          <table:table-cell/>
          <table:table-cell table:style-name="ce215" office:value-type="date" office:date-value="2103-12-22" calcext:value-type="date">
            <text:p>22/12/03</text:p>
          </table:table-cell>
          <table:table-cell/>
        </table:table-row>
        <table:table-row table:style-name="ro6">
          <table:table-cell office:value-type="date" office:date-value="2019-02-12" calcext:value-type="date">
            <text:p>12/02/2019</text:p>
          </table:table-cell>
          <table:table-cell office:value-type="string" calcext:value-type="string">
            <text:p>◐</text:p>
          </table:table-cell>
          <table:table-cell/>
          <table:table-cell table:style-name="ce215" office:value-type="date" office:date-value="2104-03-20" calcext:value-type="date">
            <text:p>20/03/04</text:p>
          </table:table-cell>
          <table:table-cell/>
        </table:table-row>
        <table:table-row table:style-name="ro6">
          <table:table-cell office:value-type="date" office:date-value="2019-02-19" calcext:value-type="date">
            <text:p>19/02/2019</text:p>
          </table:table-cell>
          <table:table-cell office:value-type="string" calcext:value-type="string">
            <text:p>○</text:p>
          </table:table-cell>
          <table:table-cell/>
          <table:table-cell table:style-name="ce215" office:value-type="date" office:date-value="2104-06-21" calcext:value-type="date">
            <text:p>21/06/04</text:p>
          </table:table-cell>
          <table:table-cell/>
        </table:table-row>
        <table:table-row table:style-name="ro6">
          <table:table-cell office:value-type="date" office:date-value="2019-02-26" calcext:value-type="date">
            <text:p>26/02/2019</text:p>
          </table:table-cell>
          <table:table-cell office:value-type="string" calcext:value-type="string">
            <text:p>◑</text:p>
          </table:table-cell>
          <table:table-cell/>
          <table:table-cell table:style-name="ce215" office:value-type="date" office:date-value="2104-09-22" calcext:value-type="date">
            <text:p>22/09/04</text:p>
          </table:table-cell>
          <table:table-cell/>
        </table:table-row>
        <table:table-row table:style-name="ro6">
          <table:table-cell office:value-type="date" office:date-value="2019-03-06" calcext:value-type="date">
            <text:p>06/03/2019</text:p>
          </table:table-cell>
          <table:table-cell office:value-type="string" calcext:value-type="string">
            <text:p>●</text:p>
          </table:table-cell>
          <table:table-cell/>
          <table:table-cell table:style-name="ce215" office:value-type="date" office:date-value="2104-12-21" calcext:value-type="date">
            <text:p>21/12/04</text:p>
          </table:table-cell>
          <table:table-cell/>
        </table:table-row>
        <table:table-row table:style-name="ro6">
          <table:table-cell office:value-type="date" office:date-value="2019-03-14" calcext:value-type="date">
            <text:p>14/03/2019</text:p>
          </table:table-cell>
          <table:table-cell office:value-type="string" calcext:value-type="string">
            <text:p>◐</text:p>
          </table:table-cell>
          <table:table-cell/>
          <table:table-cell table:style-name="ce215" office:value-type="date" office:date-value="2105-03-20" calcext:value-type="date">
            <text:p>20/03/05</text:p>
          </table:table-cell>
          <table:table-cell/>
        </table:table-row>
        <table:table-row table:style-name="ro6">
          <table:table-cell office:value-type="date" office:date-value="2019-03-21" calcext:value-type="date">
            <text:p>21/03/2019</text:p>
          </table:table-cell>
          <table:table-cell office:value-type="string" calcext:value-type="string">
            <text:p>○</text:p>
          </table:table-cell>
          <table:table-cell/>
          <table:table-cell table:style-name="ce215" office:value-type="date" office:date-value="2105-06-21" calcext:value-type="date">
            <text:p>21/06/05</text:p>
          </table:table-cell>
          <table:table-cell/>
        </table:table-row>
        <table:table-row table:style-name="ro6">
          <table:table-cell office:value-type="date" office:date-value="2019-03-28" calcext:value-type="date">
            <text:p>28/03/2019</text:p>
          </table:table-cell>
          <table:table-cell office:value-type="string" calcext:value-type="string">
            <text:p>◑</text:p>
          </table:table-cell>
          <table:table-cell/>
          <table:table-cell table:style-name="ce215" office:value-type="date" office:date-value="2105-09-23" calcext:value-type="date">
            <text:p>23/09/05</text:p>
          </table:table-cell>
          <table:table-cell/>
        </table:table-row>
        <table:table-row table:style-name="ro6">
          <table:table-cell office:value-type="date" office:date-value="2019-04-05" calcext:value-type="date">
            <text:p>05/04/2019</text:p>
          </table:table-cell>
          <table:table-cell office:value-type="string" calcext:value-type="string">
            <text:p>●</text:p>
          </table:table-cell>
          <table:table-cell/>
          <table:table-cell table:style-name="ce215" office:value-type="date" office:date-value="2105-12-22" calcext:value-type="date">
            <text:p>22/12/05</text:p>
          </table:table-cell>
          <table:table-cell/>
        </table:table-row>
        <table:table-row table:style-name="ro6">
          <table:table-cell office:value-type="date" office:date-value="2019-04-12" calcext:value-type="date">
            <text:p>12/04/2019</text:p>
          </table:table-cell>
          <table:table-cell office:value-type="string" calcext:value-type="string">
            <text:p>◐</text:p>
          </table:table-cell>
          <table:table-cell/>
          <table:table-cell table:style-name="ce215" office:value-type="date" office:date-value="2106-03-21" calcext:value-type="date">
            <text:p>21/03/06</text:p>
          </table:table-cell>
          <table:table-cell/>
        </table:table-row>
        <table:table-row table:style-name="ro6">
          <table:table-cell office:value-type="date" office:date-value="2019-04-19" calcext:value-type="date">
            <text:p>19/04/2019</text:p>
          </table:table-cell>
          <table:table-cell office:value-type="string" calcext:value-type="string">
            <text:p>○</text:p>
          </table:table-cell>
          <table:table-cell/>
          <table:table-cell table:style-name="ce215" office:value-type="date" office:date-value="2106-06-21" calcext:value-type="date">
            <text:p>21/06/06</text:p>
          </table:table-cell>
          <table:table-cell/>
        </table:table-row>
        <table:table-row table:style-name="ro6">
          <table:table-cell office:value-type="date" office:date-value="2019-04-26" calcext:value-type="date">
            <text:p>26/04/2019</text:p>
          </table:table-cell>
          <table:table-cell office:value-type="string" calcext:value-type="string">
            <text:p>◑</text:p>
          </table:table-cell>
          <table:table-cell/>
          <table:table-cell table:style-name="ce215" office:value-type="date" office:date-value="2106-09-23" calcext:value-type="date">
            <text:p>23/09/06</text:p>
          </table:table-cell>
          <table:table-cell/>
        </table:table-row>
        <table:table-row table:style-name="ro6">
          <table:table-cell office:value-type="date" office:date-value="2019-05-04" calcext:value-type="date">
            <text:p>04/05/2019</text:p>
          </table:table-cell>
          <table:table-cell office:value-type="string" calcext:value-type="string">
            <text:p>●</text:p>
          </table:table-cell>
          <table:table-cell/>
          <table:table-cell table:style-name="ce215" office:value-type="date" office:date-value="2106-12-22" calcext:value-type="date">
            <text:p>22/12/06</text:p>
          </table:table-cell>
          <table:table-cell/>
        </table:table-row>
        <table:table-row table:style-name="ro6">
          <table:table-cell office:value-type="date" office:date-value="2019-05-12" calcext:value-type="date">
            <text:p>12/05/2019</text:p>
          </table:table-cell>
          <table:table-cell office:value-type="string" calcext:value-type="string">
            <text:p>◐</text:p>
          </table:table-cell>
          <table:table-cell/>
          <table:table-cell table:style-name="ce215" office:value-type="date" office:date-value="2107-03-21" calcext:value-type="date">
            <text:p>21/03/07</text:p>
          </table:table-cell>
          <table:table-cell/>
        </table:table-row>
        <table:table-row table:style-name="ro6">
          <table:table-cell office:value-type="date" office:date-value="2019-05-18" calcext:value-type="date">
            <text:p>18/05/2019</text:p>
          </table:table-cell>
          <table:table-cell office:value-type="string" calcext:value-type="string">
            <text:p>○</text:p>
          </table:table-cell>
          <table:table-cell/>
          <table:table-cell table:style-name="ce215" office:value-type="date" office:date-value="2107-06-21" calcext:value-type="date">
            <text:p>21/06/07</text:p>
          </table:table-cell>
          <table:table-cell/>
        </table:table-row>
        <table:table-row table:style-name="ro6">
          <table:table-cell office:value-type="date" office:date-value="2019-05-26" calcext:value-type="date">
            <text:p>26/05/2019</text:p>
          </table:table-cell>
          <table:table-cell office:value-type="string" calcext:value-type="string">
            <text:p>◑</text:p>
          </table:table-cell>
          <table:table-cell/>
          <table:table-cell table:style-name="ce215" office:value-type="date" office:date-value="2107-09-23" calcext:value-type="date">
            <text:p>23/09/07</text:p>
          </table:table-cell>
          <table:table-cell/>
        </table:table-row>
        <table:table-row table:style-name="ro6">
          <table:table-cell office:value-type="date" office:date-value="2019-06-03" calcext:value-type="date">
            <text:p>03/06/2019</text:p>
          </table:table-cell>
          <table:table-cell office:value-type="string" calcext:value-type="string">
            <text:p>●</text:p>
          </table:table-cell>
          <table:table-cell/>
          <table:table-cell table:style-name="ce215" office:value-type="date" office:date-value="2107-12-22" calcext:value-type="date">
            <text:p>22/12/07</text:p>
          </table:table-cell>
          <table:table-cell/>
        </table:table-row>
        <table:table-row table:style-name="ro6">
          <table:table-cell office:value-type="date" office:date-value="2019-06-10" calcext:value-type="date">
            <text:p>10/06/2019</text:p>
          </table:table-cell>
          <table:table-cell office:value-type="string" calcext:value-type="string">
            <text:p>◐</text:p>
          </table:table-cell>
          <table:table-cell/>
          <table:table-cell table:style-name="ce215" office:value-type="date" office:date-value="2108-03-20" calcext:value-type="date">
            <text:p>20/03/08</text:p>
          </table:table-cell>
          <table:table-cell/>
        </table:table-row>
        <table:table-row table:style-name="ro6">
          <table:table-cell office:value-type="date" office:date-value="2019-06-17" calcext:value-type="date">
            <text:p>17/06/2019</text:p>
          </table:table-cell>
          <table:table-cell office:value-type="string" calcext:value-type="string">
            <text:p>○</text:p>
          </table:table-cell>
          <table:table-cell/>
          <table:table-cell table:style-name="ce215" office:value-type="date" office:date-value="2108-06-21" calcext:value-type="date">
            <text:p>21/06/08</text:p>
          </table:table-cell>
          <table:table-cell/>
        </table:table-row>
        <table:table-row table:style-name="ro6">
          <table:table-cell office:value-type="date" office:date-value="2019-06-25" calcext:value-type="date">
            <text:p>25/06/2019</text:p>
          </table:table-cell>
          <table:table-cell office:value-type="string" calcext:value-type="string">
            <text:p>◑</text:p>
          </table:table-cell>
          <table:table-cell/>
          <table:table-cell table:style-name="ce215" office:value-type="date" office:date-value="2108-09-22" calcext:value-type="date">
            <text:p>22/09/08</text:p>
          </table:table-cell>
          <table:table-cell/>
        </table:table-row>
        <table:table-row table:style-name="ro6">
          <table:table-cell office:value-type="date" office:date-value="2019-07-02" calcext:value-type="date">
            <text:p>02/07/2019</text:p>
          </table:table-cell>
          <table:table-cell office:value-type="string" calcext:value-type="string">
            <text:p>●</text:p>
          </table:table-cell>
          <table:table-cell/>
          <table:table-cell table:style-name="ce215" office:value-type="date" office:date-value="2108-12-21" calcext:value-type="date">
            <text:p>21/12/08</text:p>
          </table:table-cell>
          <table:table-cell/>
        </table:table-row>
        <table:table-row table:style-name="ro6">
          <table:table-cell office:value-type="date" office:date-value="2019-07-09" calcext:value-type="date">
            <text:p>09/07/2019</text:p>
          </table:table-cell>
          <table:table-cell office:value-type="string" calcext:value-type="string">
            <text:p>◐</text:p>
          </table:table-cell>
          <table:table-cell/>
          <table:table-cell table:style-name="ce215" office:value-type="date" office:date-value="2109-03-20" calcext:value-type="date">
            <text:p>20/03/09</text:p>
          </table:table-cell>
          <table:table-cell/>
        </table:table-row>
        <table:table-row table:style-name="ro6">
          <table:table-cell office:value-type="date" office:date-value="2019-07-16" calcext:value-type="date">
            <text:p>16/07/2019</text:p>
          </table:table-cell>
          <table:table-cell office:value-type="string" calcext:value-type="string">
            <text:p>○</text:p>
          </table:table-cell>
          <table:table-cell/>
          <table:table-cell table:style-name="ce215" office:value-type="date" office:date-value="2109-06-21" calcext:value-type="date">
            <text:p>21/06/09</text:p>
          </table:table-cell>
          <table:table-cell/>
        </table:table-row>
        <table:table-row table:style-name="ro6">
          <table:table-cell office:value-type="date" office:date-value="2019-07-25" calcext:value-type="date">
            <text:p>25/07/2019</text:p>
          </table:table-cell>
          <table:table-cell office:value-type="string" calcext:value-type="string">
            <text:p>◑</text:p>
          </table:table-cell>
          <table:table-cell/>
          <table:table-cell table:style-name="ce215" office:value-type="date" office:date-value="2109-09-23" calcext:value-type="date">
            <text:p>23/09/09</text:p>
          </table:table-cell>
          <table:table-cell/>
        </table:table-row>
        <table:table-row table:style-name="ro6">
          <table:table-cell office:value-type="date" office:date-value="2019-08-01" calcext:value-type="date">
            <text:p>01/08/2019</text:p>
          </table:table-cell>
          <table:table-cell office:value-type="string" calcext:value-type="string">
            <text:p>●</text:p>
          </table:table-cell>
          <table:table-cell/>
          <table:table-cell table:style-name="ce215" office:value-type="date" office:date-value="2109-12-22" calcext:value-type="date">
            <text:p>22/12/09</text:p>
          </table:table-cell>
          <table:table-cell/>
        </table:table-row>
        <table:table-row table:style-name="ro6">
          <table:table-cell office:value-type="date" office:date-value="2019-08-07" calcext:value-type="date">
            <text:p>07/08/2019</text:p>
          </table:table-cell>
          <table:table-cell office:value-type="string" calcext:value-type="string">
            <text:p>◐</text:p>
          </table:table-cell>
          <table:table-cell/>
          <table:table-cell table:style-name="ce215" office:value-type="date" office:date-value="2110-03-20" calcext:value-type="date">
            <text:p>20/03/10</text:p>
          </table:table-cell>
          <table:table-cell/>
        </table:table-row>
        <table:table-row table:style-name="ro6">
          <table:table-cell office:value-type="date" office:date-value="2019-08-15" calcext:value-type="date">
            <text:p>15/08/2019</text:p>
          </table:table-cell>
          <table:table-cell office:value-type="string" calcext:value-type="string">
            <text:p>○</text:p>
          </table:table-cell>
          <table:table-cell/>
          <table:table-cell table:style-name="ce215" office:value-type="date" office:date-value="2110-06-21" calcext:value-type="date">
            <text:p>21/06/10</text:p>
          </table:table-cell>
          <table:table-cell/>
        </table:table-row>
        <table:table-row table:style-name="ro6">
          <table:table-cell office:value-type="date" office:date-value="2019-08-23" calcext:value-type="date">
            <text:p>23/08/2019</text:p>
          </table:table-cell>
          <table:table-cell office:value-type="string" calcext:value-type="string">
            <text:p>◑</text:p>
          </table:table-cell>
          <table:table-cell/>
          <table:table-cell table:style-name="ce215" office:value-type="date" office:date-value="2110-09-23" calcext:value-type="date">
            <text:p>23/09/10</text:p>
          </table:table-cell>
          <table:table-cell/>
        </table:table-row>
        <table:table-row table:style-name="ro6">
          <table:table-cell office:value-type="date" office:date-value="2019-08-30" calcext:value-type="date">
            <text:p>30/08/2019</text:p>
          </table:table-cell>
          <table:table-cell office:value-type="string" calcext:value-type="string">
            <text:p>●</text:p>
          </table:table-cell>
          <table:table-cell/>
          <table:table-cell table:style-name="ce215" office:value-type="date" office:date-value="2110-12-22" calcext:value-type="date">
            <text:p>22/12/10</text:p>
          </table:table-cell>
          <table:table-cell/>
        </table:table-row>
        <table:table-row table:style-name="ro6">
          <table:table-cell office:value-type="date" office:date-value="2019-09-06" calcext:value-type="date">
            <text:p>06/09/2019</text:p>
          </table:table-cell>
          <table:table-cell office:value-type="string" calcext:value-type="string">
            <text:p>◐</text:p>
          </table:table-cell>
          <table:table-cell/>
          <table:table-cell table:style-name="ce215" office:value-type="date" office:date-value="2111-03-21" calcext:value-type="date">
            <text:p>21/03/11</text:p>
          </table:table-cell>
          <table:table-cell/>
        </table:table-row>
        <table:table-row table:style-name="ro6">
          <table:table-cell office:value-type="date" office:date-value="2019-09-14" calcext:value-type="date">
            <text:p>14/09/2019</text:p>
          </table:table-cell>
          <table:table-cell office:value-type="string" calcext:value-type="string">
            <text:p>○</text:p>
          </table:table-cell>
          <table:table-cell/>
          <table:table-cell table:style-name="ce215" office:value-type="date" office:date-value="2111-06-21" calcext:value-type="date">
            <text:p>21/06/11</text:p>
          </table:table-cell>
          <table:table-cell/>
        </table:table-row>
        <table:table-row table:style-name="ro6">
          <table:table-cell office:value-type="date" office:date-value="2019-09-22" calcext:value-type="date">
            <text:p>22/09/2019</text:p>
          </table:table-cell>
          <table:table-cell office:value-type="string" calcext:value-type="string">
            <text:p>◑</text:p>
          </table:table-cell>
          <table:table-cell/>
          <table:table-cell table:style-name="ce215" office:value-type="date" office:date-value="2111-09-23" calcext:value-type="date">
            <text:p>23/09/11</text:p>
          </table:table-cell>
          <table:table-cell/>
        </table:table-row>
        <table:table-row table:style-name="ro6">
          <table:table-cell office:value-type="date" office:date-value="2019-09-28" calcext:value-type="date">
            <text:p>28/09/2019</text:p>
          </table:table-cell>
          <table:table-cell office:value-type="string" calcext:value-type="string">
            <text:p>●</text:p>
          </table:table-cell>
          <table:table-cell/>
          <table:table-cell table:style-name="ce215" office:value-type="date" office:date-value="2111-12-22" calcext:value-type="date">
            <text:p>22/12/11</text:p>
          </table:table-cell>
          <table:table-cell/>
        </table:table-row>
        <table:table-row table:style-name="ro6">
          <table:table-cell office:value-type="date" office:date-value="2019-10-05" calcext:value-type="date">
            <text:p>05/10/2019</text:p>
          </table:table-cell>
          <table:table-cell office:value-type="string" calcext:value-type="string">
            <text:p>◐</text:p>
          </table:table-cell>
          <table:table-cell/>
          <table:table-cell table:style-name="ce215" office:value-type="date" office:date-value="2112-03-20" calcext:value-type="date">
            <text:p>20/03/12</text:p>
          </table:table-cell>
          <table:table-cell/>
        </table:table-row>
        <table:table-row table:style-name="ro6">
          <table:table-cell office:value-type="date" office:date-value="2019-10-13" calcext:value-type="date">
            <text:p>13/10/2019</text:p>
          </table:table-cell>
          <table:table-cell office:value-type="string" calcext:value-type="string">
            <text:p>○</text:p>
          </table:table-cell>
          <table:table-cell/>
          <table:table-cell table:style-name="ce215" office:value-type="date" office:date-value="2112-06-21" calcext:value-type="date">
            <text:p>21/06/12</text:p>
          </table:table-cell>
          <table:table-cell/>
        </table:table-row>
        <table:table-row table:style-name="ro6">
          <table:table-cell office:value-type="date" office:date-value="2019-10-21" calcext:value-type="date">
            <text:p>21/10/2019</text:p>
          </table:table-cell>
          <table:table-cell office:value-type="string" calcext:value-type="string">
            <text:p>◑</text:p>
          </table:table-cell>
          <table:table-cell/>
          <table:table-cell table:style-name="ce215" office:value-type="date" office:date-value="2112-09-22" calcext:value-type="date">
            <text:p>22/09/12</text:p>
          </table:table-cell>
          <table:table-cell/>
        </table:table-row>
        <table:table-row table:style-name="ro6">
          <table:table-cell office:value-type="date" office:date-value="2019-10-28" calcext:value-type="date">
            <text:p>28/10/2019</text:p>
          </table:table-cell>
          <table:table-cell office:value-type="string" calcext:value-type="string">
            <text:p>●</text:p>
          </table:table-cell>
          <table:table-cell/>
          <table:table-cell table:style-name="ce215" office:value-type="date" office:date-value="2112-12-21" calcext:value-type="date">
            <text:p>21/12/12</text:p>
          </table:table-cell>
          <table:table-cell/>
        </table:table-row>
        <table:table-row table:style-name="ro6">
          <table:table-cell office:value-type="date" office:date-value="2019-11-04" calcext:value-type="date">
            <text:p>04/11/2019</text:p>
          </table:table-cell>
          <table:table-cell office:value-type="string" calcext:value-type="string">
            <text:p>◐</text:p>
          </table:table-cell>
          <table:table-cell/>
          <table:table-cell table:style-name="ce215" office:value-type="date" office:date-value="2113-03-20" calcext:value-type="date">
            <text:p>20/03/13</text:p>
          </table:table-cell>
          <table:table-cell/>
        </table:table-row>
        <table:table-row table:style-name="ro6">
          <table:table-cell office:value-type="date" office:date-value="2019-11-12" calcext:value-type="date">
            <text:p>12/11/2019</text:p>
          </table:table-cell>
          <table:table-cell office:value-type="string" calcext:value-type="string">
            <text:p>○</text:p>
          </table:table-cell>
          <table:table-cell/>
          <table:table-cell table:style-name="ce215" office:value-type="date" office:date-value="2113-06-21" calcext:value-type="date">
            <text:p>21/06/13</text:p>
          </table:table-cell>
          <table:table-cell/>
        </table:table-row>
        <table:table-row table:style-name="ro6">
          <table:table-cell office:value-type="date" office:date-value="2019-11-19" calcext:value-type="date">
            <text:p>19/11/2019</text:p>
          </table:table-cell>
          <table:table-cell office:value-type="string" calcext:value-type="string">
            <text:p>◑</text:p>
          </table:table-cell>
          <table:table-cell/>
          <table:table-cell table:style-name="ce215" office:value-type="date" office:date-value="2113-09-23" calcext:value-type="date">
            <text:p>23/09/13</text:p>
          </table:table-cell>
          <table:table-cell/>
        </table:table-row>
        <table:table-row table:style-name="ro6">
          <table:table-cell office:value-type="date" office:date-value="2019-11-26" calcext:value-type="date">
            <text:p>26/11/2019</text:p>
          </table:table-cell>
          <table:table-cell office:value-type="string" calcext:value-type="string">
            <text:p>●</text:p>
          </table:table-cell>
          <table:table-cell/>
          <table:table-cell table:style-name="ce215" office:value-type="date" office:date-value="2113-12-21" calcext:value-type="date">
            <text:p>21/12/13</text:p>
          </table:table-cell>
          <table:table-cell/>
        </table:table-row>
        <table:table-row table:style-name="ro6">
          <table:table-cell office:value-type="date" office:date-value="2019-12-04" calcext:value-type="date">
            <text:p>04/12/2019</text:p>
          </table:table-cell>
          <table:table-cell office:value-type="string" calcext:value-type="string">
            <text:p>◐</text:p>
          </table:table-cell>
          <table:table-cell/>
          <table:table-cell table:style-name="ce215" office:value-type="date" office:date-value="2114-03-20" calcext:value-type="date">
            <text:p>20/03/14</text:p>
          </table:table-cell>
          <table:table-cell/>
        </table:table-row>
        <table:table-row table:style-name="ro6">
          <table:table-cell office:value-type="date" office:date-value="2019-12-12" calcext:value-type="date">
            <text:p>12/12/2019</text:p>
          </table:table-cell>
          <table:table-cell office:value-type="string" calcext:value-type="string">
            <text:p>○</text:p>
          </table:table-cell>
          <table:table-cell/>
          <table:table-cell table:style-name="ce215" office:value-type="date" office:date-value="2114-06-21" calcext:value-type="date">
            <text:p>21/06/14</text:p>
          </table:table-cell>
          <table:table-cell/>
        </table:table-row>
        <table:table-row table:style-name="ro6">
          <table:table-cell office:value-type="date" office:date-value="2019-12-19" calcext:value-type="date">
            <text:p>19/12/2019</text:p>
          </table:table-cell>
          <table:table-cell office:value-type="string" calcext:value-type="string">
            <text:p>◑</text:p>
          </table:table-cell>
          <table:table-cell/>
          <table:table-cell table:style-name="ce215" office:value-type="date" office:date-value="2114-09-23" calcext:value-type="date">
            <text:p>23/09/14</text:p>
          </table:table-cell>
          <table:table-cell/>
        </table:table-row>
        <table:table-row table:style-name="ro6">
          <table:table-cell office:value-type="date" office:date-value="2019-12-26" calcext:value-type="date">
            <text:p>26/12/2019</text:p>
          </table:table-cell>
          <table:table-cell office:value-type="string" calcext:value-type="string">
            <text:p>●</text:p>
          </table:table-cell>
          <table:table-cell/>
          <table:table-cell table:style-name="ce215" office:value-type="date" office:date-value="2114-12-22" calcext:value-type="date">
            <text:p>22/12/14</text:p>
          </table:table-cell>
          <table:table-cell/>
        </table:table-row>
        <table:table-row table:style-name="ro6">
          <table:table-cell office:value-type="date" office:date-value="2020-01-03" calcext:value-type="date">
            <text:p>03/01/2020</text:p>
          </table:table-cell>
          <table:table-cell office:value-type="string" calcext:value-type="string">
            <text:p>◐</text:p>
          </table:table-cell>
          <table:table-cell/>
          <table:table-cell table:style-name="ce215" office:value-type="date" office:date-value="2115-03-21" calcext:value-type="date">
            <text:p>21/03/15</text:p>
          </table:table-cell>
          <table:table-cell/>
        </table:table-row>
        <table:table-row table:style-name="ro6">
          <table:table-cell office:value-type="date" office:date-value="2020-01-10" calcext:value-type="date">
            <text:p>10/01/2020</text:p>
          </table:table-cell>
          <table:table-cell office:value-type="string" calcext:value-type="string">
            <text:p>○</text:p>
          </table:table-cell>
          <table:table-cell/>
          <table:table-cell table:style-name="ce215" office:value-type="date" office:date-value="2115-06-21" calcext:value-type="date">
            <text:p>21/06/15</text:p>
          </table:table-cell>
          <table:table-cell/>
        </table:table-row>
        <table:table-row table:style-name="ro6">
          <table:table-cell office:value-type="date" office:date-value="2020-01-17" calcext:value-type="date">
            <text:p>17/01/2020</text:p>
          </table:table-cell>
          <table:table-cell office:value-type="string" calcext:value-type="string">
            <text:p>◑</text:p>
          </table:table-cell>
          <table:table-cell/>
          <table:table-cell table:style-name="ce215" office:value-type="date" office:date-value="2115-09-23" calcext:value-type="date">
            <text:p>23/09/15</text:p>
          </table:table-cell>
          <table:table-cell/>
        </table:table-row>
        <table:table-row table:style-name="ro6">
          <table:table-cell office:value-type="date" office:date-value="2020-01-24" calcext:value-type="date">
            <text:p>24/01/2020</text:p>
          </table:table-cell>
          <table:table-cell office:value-type="string" calcext:value-type="string">
            <text:p>●</text:p>
          </table:table-cell>
          <table:table-cell/>
          <table:table-cell table:style-name="ce215" office:value-type="date" office:date-value="2115-12-22" calcext:value-type="date">
            <text:p>22/12/15</text:p>
          </table:table-cell>
          <table:table-cell/>
        </table:table-row>
        <table:table-row table:style-name="ro6">
          <table:table-cell office:value-type="date" office:date-value="2020-02-02" calcext:value-type="date">
            <text:p>02/02/2020</text:p>
          </table:table-cell>
          <table:table-cell office:value-type="string" calcext:value-type="string">
            <text:p>◐</text:p>
          </table:table-cell>
          <table:table-cell table:number-columns-repeated="3"/>
        </table:table-row>
        <table:table-row table:style-name="ro6">
          <table:table-cell office:value-type="date" office:date-value="2020-02-09" calcext:value-type="date">
            <text:p>09/02/2020</text:p>
          </table:table-cell>
          <table:table-cell office:value-type="string" calcext:value-type="string">
            <text:p>○</text:p>
          </table:table-cell>
          <table:table-cell table:number-columns-repeated="3"/>
        </table:table-row>
        <table:table-row table:style-name="ro6">
          <table:table-cell office:value-type="date" office:date-value="2020-02-15" calcext:value-type="date">
            <text:p>15/02/2020</text:p>
          </table:table-cell>
          <table:table-cell office:value-type="string" calcext:value-type="string">
            <text:p>◑</text:p>
          </table:table-cell>
          <table:table-cell table:number-columns-repeated="3"/>
        </table:table-row>
        <table:table-row table:style-name="ro6">
          <table:table-cell office:value-type="date" office:date-value="2020-02-23" calcext:value-type="date">
            <text:p>23/02/2020</text:p>
          </table:table-cell>
          <table:table-cell office:value-type="string" calcext:value-type="string">
            <text:p>●</text:p>
          </table:table-cell>
          <table:table-cell table:number-columns-repeated="3"/>
        </table:table-row>
        <table:table-row table:style-name="ro6">
          <table:table-cell office:value-type="date" office:date-value="2020-03-02" calcext:value-type="date">
            <text:p>02/03/2020</text:p>
          </table:table-cell>
          <table:table-cell office:value-type="string" calcext:value-type="string">
            <text:p>◐</text:p>
          </table:table-cell>
          <table:table-cell table:number-columns-repeated="3"/>
        </table:table-row>
        <table:table-row table:style-name="ro6">
          <table:table-cell office:value-type="date" office:date-value="2020-03-09" calcext:value-type="date">
            <text:p>09/03/2020</text:p>
          </table:table-cell>
          <table:table-cell office:value-type="string" calcext:value-type="string">
            <text:p>○</text:p>
          </table:table-cell>
          <table:table-cell table:number-columns-repeated="3"/>
        </table:table-row>
        <table:table-row table:style-name="ro6">
          <table:table-cell office:value-type="date" office:date-value="2020-03-16" calcext:value-type="date">
            <text:p>16/03/2020</text:p>
          </table:table-cell>
          <table:table-cell office:value-type="string" calcext:value-type="string">
            <text:p>◑</text:p>
          </table:table-cell>
          <table:table-cell table:number-columns-repeated="3"/>
        </table:table-row>
        <table:table-row table:style-name="ro6">
          <table:table-cell office:value-type="date" office:date-value="2020-03-24" calcext:value-type="date">
            <text:p>24/03/2020</text:p>
          </table:table-cell>
          <table:table-cell office:value-type="string" calcext:value-type="string">
            <text:p>●</text:p>
          </table:table-cell>
          <table:table-cell table:number-columns-repeated="3"/>
        </table:table-row>
        <table:table-row table:style-name="ro6">
          <table:table-cell office:value-type="date" office:date-value="2020-04-01" calcext:value-type="date">
            <text:p>01/04/2020</text:p>
          </table:table-cell>
          <table:table-cell office:value-type="string" calcext:value-type="string">
            <text:p>◐</text:p>
          </table:table-cell>
          <table:table-cell table:number-columns-repeated="3"/>
        </table:table-row>
        <table:table-row table:style-name="ro6">
          <table:table-cell office:value-type="date" office:date-value="2020-04-08" calcext:value-type="date">
            <text:p>08/04/2020</text:p>
          </table:table-cell>
          <table:table-cell office:value-type="string" calcext:value-type="string">
            <text:p>○</text:p>
          </table:table-cell>
          <table:table-cell table:number-columns-repeated="3"/>
        </table:table-row>
        <table:table-row table:style-name="ro6">
          <table:table-cell office:value-type="date" office:date-value="2020-04-14" calcext:value-type="date">
            <text:p>14/04/2020</text:p>
          </table:table-cell>
          <table:table-cell office:value-type="string" calcext:value-type="string">
            <text:p>◑</text:p>
          </table:table-cell>
          <table:table-cell table:number-columns-repeated="3"/>
        </table:table-row>
        <table:table-row table:style-name="ro6">
          <table:table-cell office:value-type="date" office:date-value="2020-04-23" calcext:value-type="date">
            <text:p>23/04/2020</text:p>
          </table:table-cell>
          <table:table-cell office:value-type="string" calcext:value-type="string">
            <text:p>●</text:p>
          </table:table-cell>
          <table:table-cell table:number-columns-repeated="3"/>
        </table:table-row>
        <table:table-row table:style-name="ro6">
          <table:table-cell office:value-type="date" office:date-value="2020-04-30" calcext:value-type="date">
            <text:p>30/04/2020</text:p>
          </table:table-cell>
          <table:table-cell office:value-type="string" calcext:value-type="string">
            <text:p>◐</text:p>
          </table:table-cell>
          <table:table-cell table:number-columns-repeated="3"/>
        </table:table-row>
        <table:table-row table:style-name="ro6">
          <table:table-cell office:value-type="date" office:date-value="2020-05-07" calcext:value-type="date">
            <text:p>07/05/2020</text:p>
          </table:table-cell>
          <table:table-cell office:value-type="string" calcext:value-type="string">
            <text:p>○</text:p>
          </table:table-cell>
          <table:table-cell table:number-columns-repeated="3"/>
        </table:table-row>
        <table:table-row table:style-name="ro6">
          <table:table-cell office:value-type="date" office:date-value="2020-05-14" calcext:value-type="date">
            <text:p>14/05/2020</text:p>
          </table:table-cell>
          <table:table-cell office:value-type="string" calcext:value-type="string">
            <text:p>◑</text:p>
          </table:table-cell>
          <table:table-cell table:number-columns-repeated="3"/>
        </table:table-row>
        <table:table-row table:style-name="ro6">
          <table:table-cell office:value-type="date" office:date-value="2020-05-22" calcext:value-type="date">
            <text:p>22/05/2020</text:p>
          </table:table-cell>
          <table:table-cell office:value-type="string" calcext:value-type="string">
            <text:p>●</text:p>
          </table:table-cell>
          <table:table-cell table:number-columns-repeated="3"/>
        </table:table-row>
        <table:table-row table:style-name="ro6">
          <table:table-cell office:value-type="date" office:date-value="2020-05-30" calcext:value-type="date">
            <text:p>30/05/2020</text:p>
          </table:table-cell>
          <table:table-cell office:value-type="string" calcext:value-type="string">
            <text:p>◐</text:p>
          </table:table-cell>
          <table:table-cell table:number-columns-repeated="3"/>
        </table:table-row>
        <table:table-row table:style-name="ro6">
          <table:table-cell office:value-type="date" office:date-value="2020-06-05" calcext:value-type="date">
            <text:p>05/06/2020</text:p>
          </table:table-cell>
          <table:table-cell office:value-type="string" calcext:value-type="string">
            <text:p>○</text:p>
          </table:table-cell>
          <table:table-cell table:number-columns-repeated="3"/>
        </table:table-row>
        <table:table-row table:style-name="ro6">
          <table:table-cell office:value-type="date" office:date-value="2020-06-13" calcext:value-type="date">
            <text:p>13/06/2020</text:p>
          </table:table-cell>
          <table:table-cell office:value-type="string" calcext:value-type="string">
            <text:p>◑</text:p>
          </table:table-cell>
          <table:table-cell table:number-columns-repeated="3"/>
        </table:table-row>
        <table:table-row table:style-name="ro6">
          <table:table-cell office:value-type="date" office:date-value="2020-06-21" calcext:value-type="date">
            <text:p>21/06/2020</text:p>
          </table:table-cell>
          <table:table-cell office:value-type="string" calcext:value-type="string">
            <text:p>●</text:p>
          </table:table-cell>
          <table:table-cell table:number-columns-repeated="3"/>
        </table:table-row>
        <table:table-row table:style-name="ro6">
          <table:table-cell office:value-type="date" office:date-value="2020-06-28" calcext:value-type="date">
            <text:p>28/06/2020</text:p>
          </table:table-cell>
          <table:table-cell office:value-type="string" calcext:value-type="string">
            <text:p>◐</text:p>
          </table:table-cell>
          <table:table-cell table:number-columns-repeated="3"/>
        </table:table-row>
        <table:table-row table:style-name="ro6">
          <table:table-cell office:value-type="date" office:date-value="2020-07-05" calcext:value-type="date">
            <text:p>05/07/2020</text:p>
          </table:table-cell>
          <table:table-cell office:value-type="string" calcext:value-type="string">
            <text:p>○</text:p>
          </table:table-cell>
          <table:table-cell table:number-columns-repeated="3"/>
        </table:table-row>
        <table:table-row table:style-name="ro6">
          <table:table-cell office:value-type="date" office:date-value="2020-07-12" calcext:value-type="date">
            <text:p>12/07/2020</text:p>
          </table:table-cell>
          <table:table-cell office:value-type="string" calcext:value-type="string">
            <text:p>◑</text:p>
          </table:table-cell>
          <table:table-cell table:number-columns-repeated="3"/>
        </table:table-row>
        <table:table-row table:style-name="ro6">
          <table:table-cell office:value-type="date" office:date-value="2020-07-20" calcext:value-type="date">
            <text:p>20/07/2020</text:p>
          </table:table-cell>
          <table:table-cell office:value-type="string" calcext:value-type="string">
            <text:p>●</text:p>
          </table:table-cell>
          <table:table-cell table:number-columns-repeated="3"/>
        </table:table-row>
        <table:table-row table:style-name="ro6">
          <table:table-cell office:value-type="date" office:date-value="2020-07-27" calcext:value-type="date">
            <text:p>27/07/2020</text:p>
          </table:table-cell>
          <table:table-cell office:value-type="string" calcext:value-type="string">
            <text:p>◐</text:p>
          </table:table-cell>
          <table:table-cell table:number-columns-repeated="3"/>
        </table:table-row>
        <table:table-row table:style-name="ro6">
          <table:table-cell office:value-type="date" office:date-value="2020-08-03" calcext:value-type="date">
            <text:p>03/08/2020</text:p>
          </table:table-cell>
          <table:table-cell office:value-type="string" calcext:value-type="string">
            <text:p>○</text:p>
          </table:table-cell>
          <table:table-cell table:number-columns-repeated="3"/>
        </table:table-row>
        <table:table-row table:style-name="ro6">
          <table:table-cell office:value-type="date" office:date-value="2020-08-11" calcext:value-type="date">
            <text:p>11/08/2020</text:p>
          </table:table-cell>
          <table:table-cell office:value-type="string" calcext:value-type="string">
            <text:p>◑</text:p>
          </table:table-cell>
          <table:table-cell table:number-columns-repeated="3"/>
        </table:table-row>
        <table:table-row table:style-name="ro6">
          <table:table-cell office:value-type="date" office:date-value="2020-08-19" calcext:value-type="date">
            <text:p>19/08/2020</text:p>
          </table:table-cell>
          <table:table-cell office:value-type="string" calcext:value-type="string">
            <text:p>●</text:p>
          </table:table-cell>
          <table:table-cell table:number-columns-repeated="3"/>
        </table:table-row>
        <table:table-row table:style-name="ro6">
          <table:table-cell office:value-type="date" office:date-value="2020-08-25" calcext:value-type="date">
            <text:p>25/08/2020</text:p>
          </table:table-cell>
          <table:table-cell office:value-type="string" calcext:value-type="string">
            <text:p>◐</text:p>
          </table:table-cell>
          <table:table-cell table:number-columns-repeated="3"/>
        </table:table-row>
        <table:table-row table:style-name="ro6">
          <table:table-cell office:value-type="date" office:date-value="2020-09-02" calcext:value-type="date">
            <text:p>02/09/2020</text:p>
          </table:table-cell>
          <table:table-cell office:value-type="string" calcext:value-type="string">
            <text:p>○</text:p>
          </table:table-cell>
          <table:table-cell table:number-columns-repeated="3"/>
        </table:table-row>
        <table:table-row table:style-name="ro6">
          <table:table-cell office:value-type="date" office:date-value="2020-09-10" calcext:value-type="date">
            <text:p>10/09/2020</text:p>
          </table:table-cell>
          <table:table-cell office:value-type="string" calcext:value-type="string">
            <text:p>◑</text:p>
          </table:table-cell>
          <table:table-cell table:number-columns-repeated="3"/>
        </table:table-row>
        <table:table-row table:style-name="ro6">
          <table:table-cell office:value-type="date" office:date-value="2020-09-17" calcext:value-type="date">
            <text:p>17/09/2020</text:p>
          </table:table-cell>
          <table:table-cell office:value-type="string" calcext:value-type="string">
            <text:p>●</text:p>
          </table:table-cell>
          <table:table-cell table:number-columns-repeated="3"/>
        </table:table-row>
        <table:table-row table:style-name="ro6">
          <table:table-cell office:value-type="date" office:date-value="2020-09-24" calcext:value-type="date">
            <text:p>24/09/2020</text:p>
          </table:table-cell>
          <table:table-cell office:value-type="string" calcext:value-type="string">
            <text:p>◐</text:p>
          </table:table-cell>
          <table:table-cell table:number-columns-repeated="3"/>
        </table:table-row>
        <table:table-row table:style-name="ro6">
          <table:table-cell office:value-type="date" office:date-value="2020-10-01" calcext:value-type="date">
            <text:p>01/10/2020</text:p>
          </table:table-cell>
          <table:table-cell office:value-type="string" calcext:value-type="string">
            <text:p>○</text:p>
          </table:table-cell>
          <table:table-cell table:number-columns-repeated="3"/>
        </table:table-row>
        <table:table-row table:style-name="ro6">
          <table:table-cell office:value-type="date" office:date-value="2020-10-10" calcext:value-type="date">
            <text:p>10/10/2020</text:p>
          </table:table-cell>
          <table:table-cell office:value-type="string" calcext:value-type="string">
            <text:p>◑</text:p>
          </table:table-cell>
          <table:table-cell table:number-columns-repeated="3"/>
        </table:table-row>
        <table:table-row table:style-name="ro6">
          <table:table-cell office:value-type="date" office:date-value="2020-10-16" calcext:value-type="date">
            <text:p>16/10/2020</text:p>
          </table:table-cell>
          <table:table-cell office:value-type="string" calcext:value-type="string">
            <text:p>●</text:p>
          </table:table-cell>
          <table:table-cell table:number-columns-repeated="3"/>
        </table:table-row>
        <table:table-row table:style-name="ro6">
          <table:table-cell office:value-type="date" office:date-value="2020-10-23" calcext:value-type="date">
            <text:p>23/10/2020</text:p>
          </table:table-cell>
          <table:table-cell office:value-type="string" calcext:value-type="string">
            <text:p>◐</text:p>
          </table:table-cell>
          <table:table-cell table:number-columns-repeated="3"/>
        </table:table-row>
        <table:table-row table:style-name="ro6">
          <table:table-cell office:value-type="date" office:date-value="2020-10-31" calcext:value-type="date">
            <text:p>31/10/2020</text:p>
          </table:table-cell>
          <table:table-cell office:value-type="string" calcext:value-type="string">
            <text:p>○</text:p>
          </table:table-cell>
          <table:table-cell table:number-columns-repeated="3"/>
        </table:table-row>
        <table:table-row table:style-name="ro6">
          <table:table-cell office:value-type="date" office:date-value="2020-11-08" calcext:value-type="date">
            <text:p>08/11/2020</text:p>
          </table:table-cell>
          <table:table-cell office:value-type="string" calcext:value-type="string">
            <text:p>◑</text:p>
          </table:table-cell>
          <table:table-cell table:number-columns-repeated="3"/>
        </table:table-row>
        <table:table-row table:style-name="ro6">
          <table:table-cell office:value-type="date" office:date-value="2020-11-15" calcext:value-type="date">
            <text:p>15/11/2020</text:p>
          </table:table-cell>
          <table:table-cell office:value-type="string" calcext:value-type="string">
            <text:p>●</text:p>
          </table:table-cell>
          <table:table-cell table:number-columns-repeated="3"/>
        </table:table-row>
        <table:table-row table:style-name="ro6">
          <table:table-cell office:value-type="date" office:date-value="2020-11-22" calcext:value-type="date">
            <text:p>22/11/2020</text:p>
          </table:table-cell>
          <table:table-cell office:value-type="string" calcext:value-type="string">
            <text:p>◐</text:p>
          </table:table-cell>
          <table:table-cell table:number-columns-repeated="3"/>
        </table:table-row>
        <table:table-row table:style-name="ro6">
          <table:table-cell office:value-type="date" office:date-value="2020-11-30" calcext:value-type="date">
            <text:p>30/11/2020</text:p>
          </table:table-cell>
          <table:table-cell office:value-type="string" calcext:value-type="string">
            <text:p>○</text:p>
          </table:table-cell>
          <table:table-cell table:number-columns-repeated="3"/>
        </table:table-row>
        <table:table-row table:style-name="ro6">
          <table:table-cell office:value-type="date" office:date-value="2020-12-08" calcext:value-type="date">
            <text:p>08/12/2020</text:p>
          </table:table-cell>
          <table:table-cell office:value-type="string" calcext:value-type="string">
            <text:p>◑</text:p>
          </table:table-cell>
          <table:table-cell table:number-columns-repeated="3"/>
        </table:table-row>
        <table:table-row table:style-name="ro6">
          <table:table-cell office:value-type="date" office:date-value="2020-12-14" calcext:value-type="date">
            <text:p>14/12/2020</text:p>
          </table:table-cell>
          <table:table-cell office:value-type="string" calcext:value-type="string">
            <text:p>●</text:p>
          </table:table-cell>
          <table:table-cell table:number-columns-repeated="3"/>
        </table:table-row>
        <table:table-row table:style-name="ro6">
          <table:table-cell office:value-type="date" office:date-value="2020-12-21" calcext:value-type="date">
            <text:p>21/12/2020</text:p>
          </table:table-cell>
          <table:table-cell office:value-type="string" calcext:value-type="string">
            <text:p>◐</text:p>
          </table:table-cell>
          <table:table-cell table:number-columns-repeated="3"/>
        </table:table-row>
        <table:table-row table:style-name="ro6">
          <table:table-cell office:value-type="date" office:date-value="2020-12-30" calcext:value-type="date">
            <text:p>30/12/2020</text:p>
          </table:table-cell>
          <table:table-cell office:value-type="string" calcext:value-type="string">
            <text:p>○</text:p>
          </table:table-cell>
          <table:table-cell table:number-columns-repeated="3"/>
        </table:table-row>
        <table:table-row table:style-name="ro6">
          <table:table-cell office:value-type="date" office:date-value="2021-01-06" calcext:value-type="date">
            <text:p>06/01/2021</text:p>
          </table:table-cell>
          <table:table-cell office:value-type="string" calcext:value-type="string">
            <text:p>◑</text:p>
          </table:table-cell>
          <table:table-cell table:number-columns-repeated="3"/>
        </table:table-row>
        <table:table-row table:style-name="ro6">
          <table:table-cell office:value-type="date" office:date-value="2021-01-13" calcext:value-type="date">
            <text:p>13/01/2021</text:p>
          </table:table-cell>
          <table:table-cell office:value-type="string" calcext:value-type="string">
            <text:p>●</text:p>
          </table:table-cell>
          <table:table-cell table:number-columns-repeated="3"/>
        </table:table-row>
        <table:table-row table:style-name="ro6">
          <table:table-cell office:value-type="date" office:date-value="2021-01-20" calcext:value-type="date">
            <text:p>20/01/2021</text:p>
          </table:table-cell>
          <table:table-cell office:value-type="string" calcext:value-type="string">
            <text:p>◐</text:p>
          </table:table-cell>
          <table:table-cell table:number-columns-repeated="3"/>
        </table:table-row>
        <table:table-row table:style-name="ro6">
          <table:table-cell office:value-type="date" office:date-value="2021-01-28" calcext:value-type="date">
            <text:p>28/01/2021</text:p>
          </table:table-cell>
          <table:table-cell office:value-type="string" calcext:value-type="string">
            <text:p>○</text:p>
          </table:table-cell>
          <table:table-cell table:number-columns-repeated="3"/>
        </table:table-row>
        <table:table-row table:style-name="ro6">
          <table:table-cell office:value-type="date" office:date-value="2021-02-04" calcext:value-type="date">
            <text:p>04/02/2021</text:p>
          </table:table-cell>
          <table:table-cell office:value-type="string" calcext:value-type="string">
            <text:p>◑</text:p>
          </table:table-cell>
          <table:table-cell table:number-columns-repeated="3"/>
        </table:table-row>
        <table:table-row table:style-name="ro6">
          <table:table-cell office:value-type="date" office:date-value="2021-02-11" calcext:value-type="date">
            <text:p>11/02/2021</text:p>
          </table:table-cell>
          <table:table-cell office:value-type="string" calcext:value-type="string">
            <text:p>●</text:p>
          </table:table-cell>
          <table:table-cell table:number-columns-repeated="3"/>
        </table:table-row>
        <table:table-row table:style-name="ro6">
          <table:table-cell office:value-type="date" office:date-value="2021-02-19" calcext:value-type="date">
            <text:p>19/02/2021</text:p>
          </table:table-cell>
          <table:table-cell office:value-type="string" calcext:value-type="string">
            <text:p>◐</text:p>
          </table:table-cell>
          <table:table-cell table:number-columns-repeated="3"/>
        </table:table-row>
        <table:table-row table:style-name="ro6">
          <table:table-cell office:value-type="date" office:date-value="2021-02-27" calcext:value-type="date">
            <text:p>27/02/2021</text:p>
          </table:table-cell>
          <table:table-cell office:value-type="string" calcext:value-type="string">
            <text:p>○</text:p>
          </table:table-cell>
          <table:table-cell table:number-columns-repeated="3"/>
        </table:table-row>
        <table:table-row table:style-name="ro6">
          <table:table-cell office:value-type="date" office:date-value="2021-03-06" calcext:value-type="date">
            <text:p>06/03/2021</text:p>
          </table:table-cell>
          <table:table-cell office:value-type="string" calcext:value-type="string">
            <text:p>◑</text:p>
          </table:table-cell>
          <table:table-cell table:number-columns-repeated="3"/>
        </table:table-row>
        <table:table-row table:style-name="ro6">
          <table:table-cell office:value-type="date" office:date-value="2021-03-13" calcext:value-type="date">
            <text:p>13/03/2021</text:p>
          </table:table-cell>
          <table:table-cell office:value-type="string" calcext:value-type="string">
            <text:p>●</text:p>
          </table:table-cell>
          <table:table-cell table:number-columns-repeated="3"/>
        </table:table-row>
        <table:table-row table:style-name="ro6">
          <table:table-cell office:value-type="date" office:date-value="2021-03-21" calcext:value-type="date">
            <text:p>21/03/2021</text:p>
          </table:table-cell>
          <table:table-cell office:value-type="string" calcext:value-type="string">
            <text:p>◐</text:p>
          </table:table-cell>
          <table:table-cell table:number-columns-repeated="3"/>
        </table:table-row>
        <table:table-row table:style-name="ro6">
          <table:table-cell office:value-type="date" office:date-value="2021-03-28" calcext:value-type="date">
            <text:p>28/03/2021</text:p>
          </table:table-cell>
          <table:table-cell office:value-type="string" calcext:value-type="string">
            <text:p>○</text:p>
          </table:table-cell>
          <table:table-cell table:number-columns-repeated="3"/>
        </table:table-row>
        <table:table-row table:style-name="ro6">
          <table:table-cell office:value-type="date" office:date-value="2021-04-04" calcext:value-type="date">
            <text:p>04/04/2021</text:p>
          </table:table-cell>
          <table:table-cell office:value-type="string" calcext:value-type="string">
            <text:p>◑</text:p>
          </table:table-cell>
          <table:table-cell table:number-columns-repeated="3"/>
        </table:table-row>
        <table:table-row table:style-name="ro6">
          <table:table-cell office:value-type="date" office:date-value="2021-04-12" calcext:value-type="date">
            <text:p>12/04/2021</text:p>
          </table:table-cell>
          <table:table-cell office:value-type="string" calcext:value-type="string">
            <text:p>●</text:p>
          </table:table-cell>
          <table:table-cell table:number-columns-repeated="3"/>
        </table:table-row>
        <table:table-row table:style-name="ro6">
          <table:table-cell office:value-type="date" office:date-value="2021-04-20" calcext:value-type="date">
            <text:p>20/04/2021</text:p>
          </table:table-cell>
          <table:table-cell office:value-type="string" calcext:value-type="string">
            <text:p>◐</text:p>
          </table:table-cell>
          <table:table-cell table:number-columns-repeated="3"/>
        </table:table-row>
        <table:table-row table:style-name="ro6">
          <table:table-cell office:value-type="date" office:date-value="2021-04-27" calcext:value-type="date">
            <text:p>27/04/2021</text:p>
          </table:table-cell>
          <table:table-cell office:value-type="string" calcext:value-type="string">
            <text:p>○</text:p>
          </table:table-cell>
          <table:table-cell table:number-columns-repeated="3"/>
        </table:table-row>
        <table:table-row table:style-name="ro6">
          <table:table-cell office:value-type="date" office:date-value="2021-05-03" calcext:value-type="date">
            <text:p>03/05/2021</text:p>
          </table:table-cell>
          <table:table-cell office:value-type="string" calcext:value-type="string">
            <text:p>◑</text:p>
          </table:table-cell>
          <table:table-cell table:number-columns-repeated="3"/>
        </table:table-row>
        <table:table-row table:style-name="ro6">
          <table:table-cell office:value-type="date" office:date-value="2021-05-11" calcext:value-type="date">
            <text:p>11/05/2021</text:p>
          </table:table-cell>
          <table:table-cell office:value-type="string" calcext:value-type="string">
            <text:p>●</text:p>
          </table:table-cell>
          <table:table-cell table:number-columns-repeated="3"/>
        </table:table-row>
        <table:table-row table:style-name="ro6">
          <table:table-cell office:value-type="date" office:date-value="2021-05-19" calcext:value-type="date">
            <text:p>19/05/2021</text:p>
          </table:table-cell>
          <table:table-cell office:value-type="string" calcext:value-type="string">
            <text:p>◐</text:p>
          </table:table-cell>
          <table:table-cell table:number-columns-repeated="3"/>
        </table:table-row>
        <table:table-row table:style-name="ro6">
          <table:table-cell office:value-type="date" office:date-value="2021-05-26" calcext:value-type="date">
            <text:p>26/05/2021</text:p>
          </table:table-cell>
          <table:table-cell office:value-type="string" calcext:value-type="string">
            <text:p>○</text:p>
          </table:table-cell>
          <table:table-cell table:number-columns-repeated="3"/>
        </table:table-row>
        <table:table-row table:style-name="ro6">
          <table:table-cell office:value-type="date" office:date-value="2021-06-02" calcext:value-type="date">
            <text:p>02/06/2021</text:p>
          </table:table-cell>
          <table:table-cell office:value-type="string" calcext:value-type="string">
            <text:p>◑</text:p>
          </table:table-cell>
          <table:table-cell table:number-columns-repeated="3"/>
        </table:table-row>
        <table:table-row table:style-name="ro6">
          <table:table-cell office:value-type="date" office:date-value="2021-06-10" calcext:value-type="date">
            <text:p>10/06/2021</text:p>
          </table:table-cell>
          <table:table-cell office:value-type="string" calcext:value-type="string">
            <text:p>●</text:p>
          </table:table-cell>
          <table:table-cell table:number-columns-repeated="3"/>
        </table:table-row>
        <table:table-row table:style-name="ro6">
          <table:table-cell office:value-type="date" office:date-value="2021-06-18" calcext:value-type="date">
            <text:p>18/06/2021</text:p>
          </table:table-cell>
          <table:table-cell office:value-type="string" calcext:value-type="string">
            <text:p>◐</text:p>
          </table:table-cell>
          <table:table-cell table:number-columns-repeated="3"/>
        </table:table-row>
        <table:table-row table:style-name="ro6">
          <table:table-cell office:value-type="date" office:date-value="2021-06-24" calcext:value-type="date">
            <text:p>24/06/2021</text:p>
          </table:table-cell>
          <table:table-cell office:value-type="string" calcext:value-type="string">
            <text:p>○</text:p>
          </table:table-cell>
          <table:table-cell table:number-columns-repeated="3"/>
        </table:table-row>
        <table:table-row table:style-name="ro6">
          <table:table-cell office:value-type="date" office:date-value="2021-07-01" calcext:value-type="date">
            <text:p>01/07/2021</text:p>
          </table:table-cell>
          <table:table-cell office:value-type="string" calcext:value-type="string">
            <text:p>◑</text:p>
          </table:table-cell>
          <table:table-cell table:number-columns-repeated="3"/>
        </table:table-row>
        <table:table-row table:style-name="ro6">
          <table:table-cell office:value-type="date" office:date-value="2021-07-10" calcext:value-type="date">
            <text:p>10/07/2021</text:p>
          </table:table-cell>
          <table:table-cell office:value-type="string" calcext:value-type="string">
            <text:p>●</text:p>
          </table:table-cell>
          <table:table-cell table:number-columns-repeated="3"/>
        </table:table-row>
        <table:table-row table:style-name="ro6">
          <table:table-cell office:value-type="date" office:date-value="2021-07-17" calcext:value-type="date">
            <text:p>17/07/2021</text:p>
          </table:table-cell>
          <table:table-cell office:value-type="string" calcext:value-type="string">
            <text:p>◐</text:p>
          </table:table-cell>
          <table:table-cell table:number-columns-repeated="3"/>
        </table:table-row>
        <table:table-row table:style-name="ro6">
          <table:table-cell office:value-type="date" office:date-value="2021-07-24" calcext:value-type="date">
            <text:p>24/07/2021</text:p>
          </table:table-cell>
          <table:table-cell office:value-type="string" calcext:value-type="string">
            <text:p>○</text:p>
          </table:table-cell>
          <table:table-cell table:number-columns-repeated="3"/>
        </table:table-row>
        <table:table-row table:style-name="ro6">
          <table:table-cell office:value-type="date" office:date-value="2021-07-31" calcext:value-type="date">
            <text:p>31/07/2021</text:p>
          </table:table-cell>
          <table:table-cell office:value-type="string" calcext:value-type="string">
            <text:p>◑</text:p>
          </table:table-cell>
          <table:table-cell table:number-columns-repeated="3"/>
        </table:table-row>
        <table:table-row table:style-name="ro6">
          <table:table-cell office:value-type="date" office:date-value="2021-08-08" calcext:value-type="date">
            <text:p>08/08/2021</text:p>
          </table:table-cell>
          <table:table-cell office:value-type="string" calcext:value-type="string">
            <text:p>●</text:p>
          </table:table-cell>
          <table:table-cell table:number-columns-repeated="3"/>
        </table:table-row>
        <table:table-row table:style-name="ro6">
          <table:table-cell office:value-type="date" office:date-value="2021-08-15" calcext:value-type="date">
            <text:p>15/08/2021</text:p>
          </table:table-cell>
          <table:table-cell office:value-type="string" calcext:value-type="string">
            <text:p>◐</text:p>
          </table:table-cell>
          <table:table-cell table:number-columns-repeated="3"/>
        </table:table-row>
        <table:table-row table:style-name="ro6">
          <table:table-cell office:value-type="date" office:date-value="2021-08-22" calcext:value-type="date">
            <text:p>22/08/2021</text:p>
          </table:table-cell>
          <table:table-cell office:value-type="string" calcext:value-type="string">
            <text:p>○</text:p>
          </table:table-cell>
          <table:table-cell table:number-columns-repeated="3"/>
        </table:table-row>
        <table:table-row table:style-name="ro6">
          <table:table-cell office:value-type="date" office:date-value="2021-08-30" calcext:value-type="date">
            <text:p>30/08/2021</text:p>
          </table:table-cell>
          <table:table-cell office:value-type="string" calcext:value-type="string">
            <text:p>◑</text:p>
          </table:table-cell>
          <table:table-cell table:number-columns-repeated="3"/>
        </table:table-row>
        <table:table-row table:style-name="ro6">
          <table:table-cell office:value-type="date" office:date-value="2021-09-07" calcext:value-type="date">
            <text:p>07/09/2021</text:p>
          </table:table-cell>
          <table:table-cell office:value-type="string" calcext:value-type="string">
            <text:p>●</text:p>
          </table:table-cell>
          <table:table-cell table:number-columns-repeated="3"/>
        </table:table-row>
        <table:table-row table:style-name="ro6">
          <table:table-cell office:value-type="date" office:date-value="2021-09-13" calcext:value-type="date">
            <text:p>13/09/2021</text:p>
          </table:table-cell>
          <table:table-cell office:value-type="string" calcext:value-type="string">
            <text:p>◐</text:p>
          </table:table-cell>
          <table:table-cell table:number-columns-repeated="3"/>
        </table:table-row>
        <table:table-row table:style-name="ro6">
          <table:table-cell office:value-type="date" office:date-value="2021-09-20" calcext:value-type="date">
            <text:p>20/09/2021</text:p>
          </table:table-cell>
          <table:table-cell office:value-type="string" calcext:value-type="string">
            <text:p>○</text:p>
          </table:table-cell>
          <table:table-cell table:number-columns-repeated="3"/>
        </table:table-row>
        <table:table-row table:style-name="ro6">
          <table:table-cell office:value-type="date" office:date-value="2021-09-29" calcext:value-type="date">
            <text:p>29/09/2021</text:p>
          </table:table-cell>
          <table:table-cell office:value-type="string" calcext:value-type="string">
            <text:p>◑</text:p>
          </table:table-cell>
          <table:table-cell table:number-columns-repeated="3"/>
        </table:table-row>
        <table:table-row table:style-name="ro6">
          <table:table-cell office:value-type="date" office:date-value="2021-10-06" calcext:value-type="date">
            <text:p>06/10/2021</text:p>
          </table:table-cell>
          <table:table-cell office:value-type="string" calcext:value-type="string">
            <text:p>●</text:p>
          </table:table-cell>
          <table:table-cell table:number-columns-repeated="3"/>
        </table:table-row>
        <table:table-row table:style-name="ro6">
          <table:table-cell office:value-type="date" office:date-value="2021-10-13" calcext:value-type="date">
            <text:p>13/10/2021</text:p>
          </table:table-cell>
          <table:table-cell office:value-type="string" calcext:value-type="string">
            <text:p>◐</text:p>
          </table:table-cell>
          <table:table-cell table:number-columns-repeated="3"/>
        </table:table-row>
        <table:table-row table:style-name="ro6">
          <table:table-cell office:value-type="date" office:date-value="2021-10-20" calcext:value-type="date">
            <text:p>20/10/2021</text:p>
          </table:table-cell>
          <table:table-cell office:value-type="string" calcext:value-type="string">
            <text:p>○</text:p>
          </table:table-cell>
          <table:table-cell table:number-columns-repeated="3"/>
        </table:table-row>
        <table:table-row table:style-name="ro6">
          <table:table-cell office:value-type="date" office:date-value="2021-10-28" calcext:value-type="date">
            <text:p>28/10/2021</text:p>
          </table:table-cell>
          <table:table-cell office:value-type="string" calcext:value-type="string">
            <text:p>◑</text:p>
          </table:table-cell>
          <table:table-cell table:number-columns-repeated="3"/>
        </table:table-row>
        <table:table-row table:style-name="ro6">
          <table:table-cell office:value-type="date" office:date-value="2021-11-04" calcext:value-type="date">
            <text:p>04/11/2021</text:p>
          </table:table-cell>
          <table:table-cell office:value-type="string" calcext:value-type="string">
            <text:p>●</text:p>
          </table:table-cell>
          <table:table-cell table:number-columns-repeated="3"/>
        </table:table-row>
        <table:table-row table:style-name="ro6">
          <table:table-cell office:value-type="date" office:date-value="2021-11-11" calcext:value-type="date">
            <text:p>11/11/2021</text:p>
          </table:table-cell>
          <table:table-cell office:value-type="string" calcext:value-type="string">
            <text:p>◐</text:p>
          </table:table-cell>
          <table:table-cell table:number-columns-repeated="3"/>
        </table:table-row>
        <table:table-row table:style-name="ro6">
          <table:table-cell office:value-type="date" office:date-value="2021-11-19" calcext:value-type="date">
            <text:p>19/11/2021</text:p>
          </table:table-cell>
          <table:table-cell office:value-type="string" calcext:value-type="string">
            <text:p>○</text:p>
          </table:table-cell>
          <table:table-cell table:number-columns-repeated="3"/>
        </table:table-row>
        <table:table-row table:style-name="ro6">
          <table:table-cell office:value-type="date" office:date-value="2021-11-27" calcext:value-type="date">
            <text:p>27/11/2021</text:p>
          </table:table-cell>
          <table:table-cell office:value-type="string" calcext:value-type="string">
            <text:p>◑</text:p>
          </table:table-cell>
          <table:table-cell table:number-columns-repeated="3"/>
        </table:table-row>
        <table:table-row table:style-name="ro6">
          <table:table-cell office:value-type="date" office:date-value="2021-12-04" calcext:value-type="date">
            <text:p>04/12/2021</text:p>
          </table:table-cell>
          <table:table-cell office:value-type="string" calcext:value-type="string">
            <text:p>●</text:p>
          </table:table-cell>
          <table:table-cell table:number-columns-repeated="3"/>
        </table:table-row>
        <table:table-row table:style-name="ro6">
          <table:table-cell office:value-type="date" office:date-value="2021-12-11" calcext:value-type="date">
            <text:p>11/12/2021</text:p>
          </table:table-cell>
          <table:table-cell office:value-type="string" calcext:value-type="string">
            <text:p>◐</text:p>
          </table:table-cell>
          <table:table-cell table:number-columns-repeated="3"/>
        </table:table-row>
        <table:table-row table:style-name="ro6">
          <table:table-cell office:value-type="date" office:date-value="2021-12-19" calcext:value-type="date">
            <text:p>19/12/2021</text:p>
          </table:table-cell>
          <table:table-cell office:value-type="string" calcext:value-type="string">
            <text:p>○</text:p>
          </table:table-cell>
          <table:table-cell table:number-columns-repeated="3"/>
        </table:table-row>
        <table:table-row table:style-name="ro6">
          <table:table-cell office:value-type="date" office:date-value="2021-12-27" calcext:value-type="date">
            <text:p>27/12/2021</text:p>
          </table:table-cell>
          <table:table-cell office:value-type="string" calcext:value-type="string">
            <text:p>◑</text:p>
          </table:table-cell>
          <table:table-cell table:number-columns-repeated="3"/>
        </table:table-row>
        <table:table-row table:style-name="ro6">
          <table:table-cell office:value-type="date" office:date-value="2022-01-02" calcext:value-type="date">
            <text:p>02/01/2022</text:p>
          </table:table-cell>
          <table:table-cell office:value-type="string" calcext:value-type="string">
            <text:p>●</text:p>
          </table:table-cell>
          <table:table-cell table:number-columns-repeated="3"/>
        </table:table-row>
        <table:table-row table:style-name="ro6">
          <table:table-cell office:value-type="date" office:date-value="2022-01-09" calcext:value-type="date">
            <text:p>09/01/2022</text:p>
          </table:table-cell>
          <table:table-cell office:value-type="string" calcext:value-type="string">
            <text:p>◐</text:p>
          </table:table-cell>
          <table:table-cell table:number-columns-repeated="3"/>
        </table:table-row>
        <table:table-row table:style-name="ro6">
          <table:table-cell office:value-type="date" office:date-value="2022-01-17" calcext:value-type="date">
            <text:p>17/01/2022</text:p>
          </table:table-cell>
          <table:table-cell office:value-type="string" calcext:value-type="string">
            <text:p>○</text:p>
          </table:table-cell>
          <table:table-cell table:number-columns-repeated="3"/>
        </table:table-row>
        <table:table-row table:style-name="ro6">
          <table:table-cell office:value-type="date" office:date-value="2022-01-25" calcext:value-type="date">
            <text:p>25/01/2022</text:p>
          </table:table-cell>
          <table:table-cell office:value-type="string" calcext:value-type="string">
            <text:p>◑</text:p>
          </table:table-cell>
          <table:table-cell table:number-columns-repeated="3"/>
        </table:table-row>
        <table:table-row table:style-name="ro6">
          <table:table-cell office:value-type="date" office:date-value="2022-02-01" calcext:value-type="date">
            <text:p>01/02/2022</text:p>
          </table:table-cell>
          <table:table-cell office:value-type="string" calcext:value-type="string">
            <text:p>●</text:p>
          </table:table-cell>
          <table:table-cell table:number-columns-repeated="3"/>
        </table:table-row>
        <table:table-row table:style-name="ro6">
          <table:table-cell office:value-type="date" office:date-value="2022-02-08" calcext:value-type="date">
            <text:p>08/02/2022</text:p>
          </table:table-cell>
          <table:table-cell office:value-type="string" calcext:value-type="string">
            <text:p>◐</text:p>
          </table:table-cell>
          <table:table-cell table:number-columns-repeated="3"/>
        </table:table-row>
        <table:table-row table:style-name="ro6">
          <table:table-cell office:value-type="date" office:date-value="2022-02-16" calcext:value-type="date">
            <text:p>16/02/2022</text:p>
          </table:table-cell>
          <table:table-cell office:value-type="string" calcext:value-type="string">
            <text:p>○</text:p>
          </table:table-cell>
          <table:table-cell table:number-columns-repeated="3"/>
        </table:table-row>
        <table:table-row table:style-name="ro6">
          <table:table-cell office:value-type="date" office:date-value="2022-02-23" calcext:value-type="date">
            <text:p>23/02/2022</text:p>
          </table:table-cell>
          <table:table-cell office:value-type="string" calcext:value-type="string">
            <text:p>◑</text:p>
          </table:table-cell>
          <table:table-cell table:number-columns-repeated="3"/>
        </table:table-row>
        <table:table-row table:style-name="ro6">
          <table:table-cell office:value-type="date" office:date-value="2022-03-02" calcext:value-type="date">
            <text:p>02/03/2022</text:p>
          </table:table-cell>
          <table:table-cell office:value-type="string" calcext:value-type="string">
            <text:p>●</text:p>
          </table:table-cell>
          <table:table-cell table:number-columns-repeated="3"/>
        </table:table-row>
        <table:table-row table:style-name="ro6">
          <table:table-cell office:value-type="date" office:date-value="2022-03-10" calcext:value-type="date">
            <text:p>10/03/2022</text:p>
          </table:table-cell>
          <table:table-cell office:value-type="string" calcext:value-type="string">
            <text:p>◐</text:p>
          </table:table-cell>
          <table:table-cell table:number-columns-repeated="3"/>
        </table:table-row>
        <table:table-row table:style-name="ro6">
          <table:table-cell office:value-type="date" office:date-value="2022-03-18" calcext:value-type="date">
            <text:p>18/03/2022</text:p>
          </table:table-cell>
          <table:table-cell office:value-type="string" calcext:value-type="string">
            <text:p>○</text:p>
          </table:table-cell>
          <table:table-cell table:number-columns-repeated="3"/>
        </table:table-row>
        <table:table-row table:style-name="ro6">
          <table:table-cell office:value-type="date" office:date-value="2022-03-25" calcext:value-type="date">
            <text:p>25/03/2022</text:p>
          </table:table-cell>
          <table:table-cell office:value-type="string" calcext:value-type="string">
            <text:p>◑</text:p>
          </table:table-cell>
          <table:table-cell table:number-columns-repeated="3"/>
        </table:table-row>
        <table:table-row table:style-name="ro6">
          <table:table-cell office:value-type="date" office:date-value="2022-04-01" calcext:value-type="date">
            <text:p>01/04/2022</text:p>
          </table:table-cell>
          <table:table-cell office:value-type="string" calcext:value-type="string">
            <text:p>●</text:p>
          </table:table-cell>
          <table:table-cell table:number-columns-repeated="3"/>
        </table:table-row>
        <table:table-row table:style-name="ro6">
          <table:table-cell office:value-type="date" office:date-value="2022-04-09" calcext:value-type="date">
            <text:p>09/04/2022</text:p>
          </table:table-cell>
          <table:table-cell office:value-type="string" calcext:value-type="string">
            <text:p>◐</text:p>
          </table:table-cell>
          <table:table-cell table:number-columns-repeated="3"/>
        </table:table-row>
        <table:table-row table:style-name="ro6">
          <table:table-cell office:value-type="date" office:date-value="2022-04-16" calcext:value-type="date">
            <text:p>16/04/2022</text:p>
          </table:table-cell>
          <table:table-cell office:value-type="string" calcext:value-type="string">
            <text:p>○</text:p>
          </table:table-cell>
          <table:table-cell table:number-columns-repeated="3"/>
        </table:table-row>
        <table:table-row table:style-name="ro6">
          <table:table-cell office:value-type="date" office:date-value="2022-04-23" calcext:value-type="date">
            <text:p>23/04/2022</text:p>
          </table:table-cell>
          <table:table-cell office:value-type="string" calcext:value-type="string">
            <text:p>◑</text:p>
          </table:table-cell>
          <table:table-cell table:number-columns-repeated="3"/>
        </table:table-row>
        <table:table-row table:style-name="ro6">
          <table:table-cell office:value-type="date" office:date-value="2022-04-30" calcext:value-type="date">
            <text:p>30/04/2022</text:p>
          </table:table-cell>
          <table:table-cell office:value-type="string" calcext:value-type="string">
            <text:p>●</text:p>
          </table:table-cell>
          <table:table-cell table:number-columns-repeated="3"/>
        </table:table-row>
        <table:table-row table:style-name="ro6">
          <table:table-cell office:value-type="date" office:date-value="2022-05-09" calcext:value-type="date">
            <text:p>09/05/2022</text:p>
          </table:table-cell>
          <table:table-cell office:value-type="string" calcext:value-type="string">
            <text:p>◐</text:p>
          </table:table-cell>
          <table:table-cell table:number-columns-repeated="3"/>
        </table:table-row>
        <table:table-row table:style-name="ro6">
          <table:table-cell office:value-type="date" office:date-value="2022-05-16" calcext:value-type="date">
            <text:p>16/05/2022</text:p>
          </table:table-cell>
          <table:table-cell office:value-type="string" calcext:value-type="string">
            <text:p>○</text:p>
          </table:table-cell>
          <table:table-cell table:number-columns-repeated="3"/>
        </table:table-row>
        <table:table-row table:style-name="ro6">
          <table:table-cell office:value-type="date" office:date-value="2022-05-22" calcext:value-type="date">
            <text:p>22/05/2022</text:p>
          </table:table-cell>
          <table:table-cell office:value-type="string" calcext:value-type="string">
            <text:p>◑</text:p>
          </table:table-cell>
          <table:table-cell table:number-columns-repeated="3"/>
        </table:table-row>
        <table:table-row table:style-name="ro6">
          <table:table-cell office:value-type="date" office:date-value="2022-05-30" calcext:value-type="date">
            <text:p>30/05/2022</text:p>
          </table:table-cell>
          <table:table-cell office:value-type="string" calcext:value-type="string">
            <text:p>●</text:p>
          </table:table-cell>
          <table:table-cell table:number-columns-repeated="3"/>
        </table:table-row>
        <table:table-row table:style-name="ro6">
          <table:table-cell office:value-type="date" office:date-value="2022-06-07" calcext:value-type="date">
            <text:p>07/06/2022</text:p>
          </table:table-cell>
          <table:table-cell office:value-type="string" calcext:value-type="string">
            <text:p>◐</text:p>
          </table:table-cell>
          <table:table-cell table:number-columns-repeated="3"/>
        </table:table-row>
        <table:table-row table:style-name="ro6">
          <table:table-cell office:value-type="date" office:date-value="2022-06-14" calcext:value-type="date">
            <text:p>14/06/2022</text:p>
          </table:table-cell>
          <table:table-cell office:value-type="string" calcext:value-type="string">
            <text:p>○</text:p>
          </table:table-cell>
          <table:table-cell table:number-columns-repeated="3"/>
        </table:table-row>
        <table:table-row table:style-name="ro6">
          <table:table-cell office:value-type="date" office:date-value="2022-06-21" calcext:value-type="date">
            <text:p>21/06/2022</text:p>
          </table:table-cell>
          <table:table-cell office:value-type="string" calcext:value-type="string">
            <text:p>◑</text:p>
          </table:table-cell>
          <table:table-cell table:number-columns-repeated="3"/>
        </table:table-row>
        <table:table-row table:style-name="ro6">
          <table:table-cell office:value-type="date" office:date-value="2022-06-29" calcext:value-type="date">
            <text:p>29/06/2022</text:p>
          </table:table-cell>
          <table:table-cell office:value-type="string" calcext:value-type="string">
            <text:p>●</text:p>
          </table:table-cell>
          <table:table-cell table:number-columns-repeated="3"/>
        </table:table-row>
        <table:table-row table:style-name="ro6">
          <table:table-cell office:value-type="date" office:date-value="2022-07-07" calcext:value-type="date">
            <text:p>07/07/2022</text:p>
          </table:table-cell>
          <table:table-cell office:value-type="string" calcext:value-type="string">
            <text:p>◐</text:p>
          </table:table-cell>
          <table:table-cell table:number-columns-repeated="3"/>
        </table:table-row>
        <table:table-row table:style-name="ro6">
          <table:table-cell office:value-type="date" office:date-value="2022-07-13" calcext:value-type="date">
            <text:p>13/07/2022</text:p>
          </table:table-cell>
          <table:table-cell office:value-type="string" calcext:value-type="string">
            <text:p>○</text:p>
          </table:table-cell>
          <table:table-cell table:number-columns-repeated="3"/>
        </table:table-row>
        <table:table-row table:style-name="ro6">
          <table:table-cell office:value-type="date" office:date-value="2022-07-20" calcext:value-type="date">
            <text:p>20/07/2022</text:p>
          </table:table-cell>
          <table:table-cell office:value-type="string" calcext:value-type="string">
            <text:p>◑</text:p>
          </table:table-cell>
          <table:table-cell table:number-columns-repeated="3"/>
        </table:table-row>
        <table:table-row table:style-name="ro6">
          <table:table-cell office:value-type="date" office:date-value="2022-07-28" calcext:value-type="date">
            <text:p>28/07/2022</text:p>
          </table:table-cell>
          <table:table-cell office:value-type="string" calcext:value-type="string">
            <text:p>●</text:p>
          </table:table-cell>
          <table:table-cell table:number-columns-repeated="3"/>
        </table:table-row>
        <table:table-row table:style-name="ro6">
          <table:table-cell office:value-type="date" office:date-value="2022-08-05" calcext:value-type="date">
            <text:p>05/08/2022</text:p>
          </table:table-cell>
          <table:table-cell office:value-type="string" calcext:value-type="string">
            <text:p>◐</text:p>
          </table:table-cell>
          <table:table-cell table:number-columns-repeated="3"/>
        </table:table-row>
        <table:table-row table:style-name="ro6">
          <table:table-cell office:value-type="date" office:date-value="2022-08-12" calcext:value-type="date">
            <text:p>12/08/2022</text:p>
          </table:table-cell>
          <table:table-cell office:value-type="string" calcext:value-type="string">
            <text:p>○</text:p>
          </table:table-cell>
          <table:table-cell table:number-columns-repeated="3"/>
        </table:table-row>
        <table:table-row table:style-name="ro6">
          <table:table-cell office:value-type="date" office:date-value="2022-08-19" calcext:value-type="date">
            <text:p>19/08/2022</text:p>
          </table:table-cell>
          <table:table-cell office:value-type="string" calcext:value-type="string">
            <text:p>◑</text:p>
          </table:table-cell>
          <table:table-cell table:number-columns-repeated="3"/>
        </table:table-row>
        <table:table-row table:style-name="ro6">
          <table:table-cell office:value-type="date" office:date-value="2022-08-27" calcext:value-type="date">
            <text:p>27/08/2022</text:p>
          </table:table-cell>
          <table:table-cell office:value-type="string" calcext:value-type="string">
            <text:p>●</text:p>
          </table:table-cell>
          <table:table-cell table:number-columns-repeated="3"/>
        </table:table-row>
        <table:table-row table:style-name="ro6">
          <table:table-cell office:value-type="date" office:date-value="2022-09-03" calcext:value-type="date">
            <text:p>03/09/2022</text:p>
          </table:table-cell>
          <table:table-cell office:value-type="string" calcext:value-type="string">
            <text:p>◐</text:p>
          </table:table-cell>
          <table:table-cell table:number-columns-repeated="3"/>
        </table:table-row>
        <table:table-row table:style-name="ro6">
          <table:table-cell office:value-type="date" office:date-value="2022-09-10" calcext:value-type="date">
            <text:p>10/09/2022</text:p>
          </table:table-cell>
          <table:table-cell office:value-type="string" calcext:value-type="string">
            <text:p>○</text:p>
          </table:table-cell>
          <table:table-cell table:number-columns-repeated="3"/>
        </table:table-row>
        <table:table-row table:style-name="ro6">
          <table:table-cell office:value-type="date" office:date-value="2022-09-17" calcext:value-type="date">
            <text:p>17/09/2022</text:p>
          </table:table-cell>
          <table:table-cell office:value-type="string" calcext:value-type="string">
            <text:p>◑</text:p>
          </table:table-cell>
          <table:table-cell table:number-columns-repeated="3"/>
        </table:table-row>
        <table:table-row table:style-name="ro6">
          <table:table-cell office:value-type="date" office:date-value="2022-09-25" calcext:value-type="date">
            <text:p>25/09/2022</text:p>
          </table:table-cell>
          <table:table-cell office:value-type="string" calcext:value-type="string">
            <text:p>●</text:p>
          </table:table-cell>
          <table:table-cell table:number-columns-repeated="3"/>
        </table:table-row>
        <table:table-row table:style-name="ro6">
          <table:table-cell office:value-type="date" office:date-value="2022-10-03" calcext:value-type="date">
            <text:p>03/10/2022</text:p>
          </table:table-cell>
          <table:table-cell office:value-type="string" calcext:value-type="string">
            <text:p>◐</text:p>
          </table:table-cell>
          <table:table-cell table:number-columns-repeated="3"/>
        </table:table-row>
        <table:table-row table:style-name="ro6">
          <table:table-cell office:value-type="date" office:date-value="2022-10-09" calcext:value-type="date">
            <text:p>09/10/2022</text:p>
          </table:table-cell>
          <table:table-cell office:value-type="string" calcext:value-type="string">
            <text:p>○</text:p>
          </table:table-cell>
          <table:table-cell table:number-columns-repeated="3"/>
        </table:table-row>
        <table:table-row table:style-name="ro6">
          <table:table-cell office:value-type="date" office:date-value="2022-10-17" calcext:value-type="date">
            <text:p>17/10/2022</text:p>
          </table:table-cell>
          <table:table-cell office:value-type="string" calcext:value-type="string">
            <text:p>◑</text:p>
          </table:table-cell>
          <table:table-cell table:number-columns-repeated="3"/>
        </table:table-row>
        <table:table-row table:style-name="ro6">
          <table:table-cell office:value-type="date" office:date-value="2022-10-25" calcext:value-type="date">
            <text:p>25/10/2022</text:p>
          </table:table-cell>
          <table:table-cell office:value-type="string" calcext:value-type="string">
            <text:p>●</text:p>
          </table:table-cell>
          <table:table-cell table:number-columns-repeated="3"/>
        </table:table-row>
        <table:table-row table:style-name="ro6">
          <table:table-cell office:value-type="date" office:date-value="2022-11-01" calcext:value-type="date">
            <text:p>01/11/2022</text:p>
          </table:table-cell>
          <table:table-cell office:value-type="string" calcext:value-type="string">
            <text:p>◐</text:p>
          </table:table-cell>
          <table:table-cell table:number-columns-repeated="3"/>
        </table:table-row>
        <table:table-row table:style-name="ro6">
          <table:table-cell office:value-type="date" office:date-value="2022-11-08" calcext:value-type="date">
            <text:p>08/11/2022</text:p>
          </table:table-cell>
          <table:table-cell office:value-type="string" calcext:value-type="string">
            <text:p>○</text:p>
          </table:table-cell>
          <table:table-cell table:number-columns-repeated="3"/>
        </table:table-row>
        <table:table-row table:style-name="ro6">
          <table:table-cell office:value-type="date" office:date-value="2022-11-16" calcext:value-type="date">
            <text:p>16/11/2022</text:p>
          </table:table-cell>
          <table:table-cell office:value-type="string" calcext:value-type="string">
            <text:p>◑</text:p>
          </table:table-cell>
          <table:table-cell table:number-columns-repeated="3"/>
        </table:table-row>
        <table:table-row table:style-name="ro6">
          <table:table-cell office:value-type="date" office:date-value="2022-11-23" calcext:value-type="date">
            <text:p>23/11/2022</text:p>
          </table:table-cell>
          <table:table-cell office:value-type="string" calcext:value-type="string">
            <text:p>●</text:p>
          </table:table-cell>
          <table:table-cell table:number-columns-repeated="3"/>
        </table:table-row>
        <table:table-row table:style-name="ro6">
          <table:table-cell office:value-type="date" office:date-value="2022-11-30" calcext:value-type="date">
            <text:p>30/11/2022</text:p>
          </table:table-cell>
          <table:table-cell office:value-type="string" calcext:value-type="string">
            <text:p>◐</text:p>
          </table:table-cell>
          <table:table-cell table:number-columns-repeated="3"/>
        </table:table-row>
        <table:table-row table:style-name="ro6">
          <table:table-cell office:value-type="date" office:date-value="2022-12-08" calcext:value-type="date">
            <text:p>08/12/2022</text:p>
          </table:table-cell>
          <table:table-cell office:value-type="string" calcext:value-type="string">
            <text:p>○</text:p>
          </table:table-cell>
          <table:table-cell table:number-columns-repeated="3"/>
        </table:table-row>
        <table:table-row table:style-name="ro6">
          <table:table-cell office:value-type="date" office:date-value="2022-12-16" calcext:value-type="date">
            <text:p>16/12/2022</text:p>
          </table:table-cell>
          <table:table-cell office:value-type="string" calcext:value-type="string">
            <text:p>◑</text:p>
          </table:table-cell>
          <table:table-cell table:number-columns-repeated="3"/>
        </table:table-row>
        <table:table-row table:style-name="ro6">
          <table:table-cell office:value-type="date" office:date-value="2022-12-23" calcext:value-type="date">
            <text:p>23/12/2022</text:p>
          </table:table-cell>
          <table:table-cell office:value-type="string" calcext:value-type="string">
            <text:p>●</text:p>
          </table:table-cell>
          <table:table-cell table:number-columns-repeated="3"/>
        </table:table-row>
        <table:table-row table:style-name="ro6">
          <table:table-cell office:value-type="date" office:date-value="2022-12-30" calcext:value-type="date">
            <text:p>30/12/2022</text:p>
          </table:table-cell>
          <table:table-cell office:value-type="string" calcext:value-type="string">
            <text:p>◐</text:p>
          </table:table-cell>
          <table:table-cell table:number-columns-repeated="3"/>
        </table:table-row>
        <table:table-row table:style-name="ro6">
          <table:table-cell office:value-type="date" office:date-value="2023-01-06" calcext:value-type="date">
            <text:p>06/01/2023</text:p>
          </table:table-cell>
          <table:table-cell office:value-type="string" calcext:value-type="string">
            <text:p>○</text:p>
          </table:table-cell>
          <table:table-cell table:number-columns-repeated="3"/>
        </table:table-row>
        <table:table-row table:style-name="ro6">
          <table:table-cell office:value-type="date" office:date-value="2023-01-15" calcext:value-type="date">
            <text:p>15/01/2023</text:p>
          </table:table-cell>
          <table:table-cell office:value-type="string" calcext:value-type="string">
            <text:p>◑</text:p>
          </table:table-cell>
          <table:table-cell table:number-columns-repeated="3"/>
        </table:table-row>
        <table:table-row table:style-name="ro6">
          <table:table-cell office:value-type="date" office:date-value="2023-01-21" calcext:value-type="date">
            <text:p>21/01/2023</text:p>
          </table:table-cell>
          <table:table-cell office:value-type="string" calcext:value-type="string">
            <text:p>●</text:p>
          </table:table-cell>
          <table:table-cell table:number-columns-repeated="3"/>
        </table:table-row>
        <table:table-row table:style-name="ro6">
          <table:table-cell office:value-type="date" office:date-value="2023-01-28" calcext:value-type="date">
            <text:p>28/01/2023</text:p>
          </table:table-cell>
          <table:table-cell office:value-type="string" calcext:value-type="string">
            <text:p>◐</text:p>
          </table:table-cell>
          <table:table-cell table:number-columns-repeated="3"/>
        </table:table-row>
        <table:table-row table:style-name="ro6">
          <table:table-cell office:value-type="date" office:date-value="2023-02-05" calcext:value-type="date">
            <text:p>05/02/2023</text:p>
          </table:table-cell>
          <table:table-cell office:value-type="string" calcext:value-type="string">
            <text:p>○</text:p>
          </table:table-cell>
          <table:table-cell table:number-columns-repeated="3"/>
        </table:table-row>
        <table:table-row table:style-name="ro6">
          <table:table-cell office:value-type="date" office:date-value="2023-02-13" calcext:value-type="date">
            <text:p>13/02/2023</text:p>
          </table:table-cell>
          <table:table-cell office:value-type="string" calcext:value-type="string">
            <text:p>◑</text:p>
          </table:table-cell>
          <table:table-cell table:number-columns-repeated="3"/>
        </table:table-row>
        <table:table-row table:style-name="ro6">
          <table:table-cell office:value-type="date" office:date-value="2023-02-20" calcext:value-type="date">
            <text:p>20/02/2023</text:p>
          </table:table-cell>
          <table:table-cell office:value-type="string" calcext:value-type="string">
            <text:p>●</text:p>
          </table:table-cell>
          <table:table-cell table:number-columns-repeated="3"/>
        </table:table-row>
        <table:table-row table:style-name="ro6">
          <table:table-cell office:value-type="date" office:date-value="2023-02-27" calcext:value-type="date">
            <text:p>27/02/2023</text:p>
          </table:table-cell>
          <table:table-cell office:value-type="string" calcext:value-type="string">
            <text:p>◐</text:p>
          </table:table-cell>
          <table:table-cell table:number-columns-repeated="3"/>
        </table:table-row>
        <table:table-row table:style-name="ro6">
          <table:table-cell office:value-type="date" office:date-value="2023-03-07" calcext:value-type="date">
            <text:p>07/03/2023</text:p>
          </table:table-cell>
          <table:table-cell office:value-type="string" calcext:value-type="string">
            <text:p>○</text:p>
          </table:table-cell>
          <table:table-cell table:number-columns-repeated="3"/>
        </table:table-row>
        <table:table-row table:style-name="ro6">
          <table:table-cell office:value-type="date" office:date-value="2023-03-15" calcext:value-type="date">
            <text:p>15/03/2023</text:p>
          </table:table-cell>
          <table:table-cell office:value-type="string" calcext:value-type="string">
            <text:p>◑</text:p>
          </table:table-cell>
          <table:table-cell table:number-columns-repeated="3"/>
        </table:table-row>
        <table:table-row table:style-name="ro6">
          <table:table-cell office:value-type="date" office:date-value="2023-03-21" calcext:value-type="date">
            <text:p>21/03/2023</text:p>
          </table:table-cell>
          <table:table-cell office:value-type="string" calcext:value-type="string">
            <text:p>●</text:p>
          </table:table-cell>
          <table:table-cell table:number-columns-repeated="3"/>
        </table:table-row>
        <table:table-row table:style-name="ro6">
          <table:table-cell office:value-type="date" office:date-value="2023-03-29" calcext:value-type="date">
            <text:p>29/03/2023</text:p>
          </table:table-cell>
          <table:table-cell office:value-type="string" calcext:value-type="string">
            <text:p>◐</text:p>
          </table:table-cell>
          <table:table-cell table:number-columns-repeated="3"/>
        </table:table-row>
        <table:table-row table:style-name="ro6">
          <table:table-cell office:value-type="date" office:date-value="2023-04-06" calcext:value-type="date">
            <text:p>06/04/2023</text:p>
          </table:table-cell>
          <table:table-cell office:value-type="string" calcext:value-type="string">
            <text:p>○</text:p>
          </table:table-cell>
          <table:table-cell table:number-columns-repeated="3"/>
        </table:table-row>
        <table:table-row table:style-name="ro6">
          <table:table-cell office:value-type="date" office:date-value="2023-04-13" calcext:value-type="date">
            <text:p>13/04/2023</text:p>
          </table:table-cell>
          <table:table-cell office:value-type="string" calcext:value-type="string">
            <text:p>◑</text:p>
          </table:table-cell>
          <table:table-cell table:number-columns-repeated="3"/>
        </table:table-row>
        <table:table-row table:style-name="ro6">
          <table:table-cell office:value-type="date" office:date-value="2023-04-20" calcext:value-type="date">
            <text:p>20/04/2023</text:p>
          </table:table-cell>
          <table:table-cell office:value-type="string" calcext:value-type="string">
            <text:p>●</text:p>
          </table:table-cell>
          <table:table-cell table:number-columns-repeated="3"/>
        </table:table-row>
        <table:table-row table:style-name="ro6">
          <table:table-cell office:value-type="date" office:date-value="2023-04-27" calcext:value-type="date">
            <text:p>27/04/2023</text:p>
          </table:table-cell>
          <table:table-cell office:value-type="string" calcext:value-type="string">
            <text:p>◐</text:p>
          </table:table-cell>
          <table:table-cell table:number-columns-repeated="3"/>
        </table:table-row>
        <table:table-row table:style-name="ro6">
          <table:table-cell office:value-type="date" office:date-value="2023-05-05" calcext:value-type="date">
            <text:p>05/05/2023</text:p>
          </table:table-cell>
          <table:table-cell office:value-type="string" calcext:value-type="string">
            <text:p>○</text:p>
          </table:table-cell>
          <table:table-cell table:number-columns-repeated="3"/>
        </table:table-row>
        <table:table-row table:style-name="ro6">
          <table:table-cell office:value-type="date" office:date-value="2023-05-12" calcext:value-type="date">
            <text:p>12/05/2023</text:p>
          </table:table-cell>
          <table:table-cell office:value-type="string" calcext:value-type="string">
            <text:p>◑</text:p>
          </table:table-cell>
          <table:table-cell table:number-columns-repeated="3"/>
        </table:table-row>
        <table:table-row table:style-name="ro6">
          <table:table-cell office:value-type="date" office:date-value="2023-05-19" calcext:value-type="date">
            <text:p>19/05/2023</text:p>
          </table:table-cell>
          <table:table-cell office:value-type="string" calcext:value-type="string">
            <text:p>●</text:p>
          </table:table-cell>
          <table:table-cell table:number-columns-repeated="3"/>
        </table:table-row>
        <table:table-row table:style-name="ro6">
          <table:table-cell office:value-type="date" office:date-value="2023-05-27" calcext:value-type="date">
            <text:p>27/05/2023</text:p>
          </table:table-cell>
          <table:table-cell office:value-type="string" calcext:value-type="string">
            <text:p>◐</text:p>
          </table:table-cell>
          <table:table-cell table:number-columns-repeated="3"/>
        </table:table-row>
        <table:table-row table:style-name="ro6">
          <table:table-cell office:value-type="date" office:date-value="2023-06-04" calcext:value-type="date">
            <text:p>04/06/2023</text:p>
          </table:table-cell>
          <table:table-cell office:value-type="string" calcext:value-type="string">
            <text:p>○</text:p>
          </table:table-cell>
          <table:table-cell table:number-columns-repeated="3"/>
        </table:table-row>
        <table:table-row table:style-name="ro6">
          <table:table-cell office:value-type="date" office:date-value="2023-06-10" calcext:value-type="date">
            <text:p>10/06/2023</text:p>
          </table:table-cell>
          <table:table-cell office:value-type="string" calcext:value-type="string">
            <text:p>◑</text:p>
          </table:table-cell>
          <table:table-cell table:number-columns-repeated="3"/>
        </table:table-row>
        <table:table-row table:style-name="ro6">
          <table:table-cell office:value-type="date" office:date-value="2023-06-18" calcext:value-type="date">
            <text:p>18/06/2023</text:p>
          </table:table-cell>
          <table:table-cell office:value-type="string" calcext:value-type="string">
            <text:p>●</text:p>
          </table:table-cell>
          <table:table-cell table:number-columns-repeated="3"/>
        </table:table-row>
        <table:table-row table:style-name="ro6">
          <table:table-cell office:value-type="date" office:date-value="2023-06-26" calcext:value-type="date">
            <text:p>26/06/2023</text:p>
          </table:table-cell>
          <table:table-cell office:value-type="string" calcext:value-type="string">
            <text:p>◐</text:p>
          </table:table-cell>
          <table:table-cell table:number-columns-repeated="3"/>
        </table:table-row>
        <table:table-row table:style-name="ro6">
          <table:table-cell office:value-type="date" office:date-value="2023-07-03" calcext:value-type="date">
            <text:p>03/07/2023</text:p>
          </table:table-cell>
          <table:table-cell office:value-type="string" calcext:value-type="string">
            <text:p>○</text:p>
          </table:table-cell>
          <table:table-cell table:number-columns-repeated="3"/>
        </table:table-row>
        <table:table-row table:style-name="ro6">
          <table:table-cell office:value-type="date" office:date-value="2023-07-10" calcext:value-type="date">
            <text:p>10/07/2023</text:p>
          </table:table-cell>
          <table:table-cell office:value-type="string" calcext:value-type="string">
            <text:p>◑</text:p>
          </table:table-cell>
          <table:table-cell table:number-columns-repeated="3"/>
        </table:table-row>
        <table:table-row table:style-name="ro6">
          <table:table-cell office:value-type="date" office:date-value="2023-07-17" calcext:value-type="date">
            <text:p>17/07/2023</text:p>
          </table:table-cell>
          <table:table-cell office:value-type="string" calcext:value-type="string">
            <text:p>●</text:p>
          </table:table-cell>
          <table:table-cell table:number-columns-repeated="3"/>
        </table:table-row>
        <table:table-row table:style-name="ro6">
          <table:table-cell office:value-type="date" office:date-value="2023-07-25" calcext:value-type="date">
            <text:p>25/07/2023</text:p>
          </table:table-cell>
          <table:table-cell office:value-type="string" calcext:value-type="string">
            <text:p>◐</text:p>
          </table:table-cell>
          <table:table-cell table:number-columns-repeated="3"/>
        </table:table-row>
        <table:table-row table:style-name="ro6">
          <table:table-cell office:value-type="date" office:date-value="2023-08-01" calcext:value-type="date">
            <text:p>01/08/2023</text:p>
          </table:table-cell>
          <table:table-cell office:value-type="string" calcext:value-type="string">
            <text:p>○</text:p>
          </table:table-cell>
          <table:table-cell table:number-columns-repeated="3"/>
        </table:table-row>
        <table:table-row table:style-name="ro6">
          <table:table-cell office:value-type="date" office:date-value="2023-08-08" calcext:value-type="date">
            <text:p>08/08/2023</text:p>
          </table:table-cell>
          <table:table-cell office:value-type="string" calcext:value-type="string">
            <text:p>◑</text:p>
          </table:table-cell>
          <table:table-cell table:number-columns-repeated="3"/>
        </table:table-row>
        <table:table-row table:style-name="ro6">
          <table:table-cell office:value-type="date" office:date-value="2023-08-16" calcext:value-type="date">
            <text:p>16/08/2023</text:p>
          </table:table-cell>
          <table:table-cell office:value-type="string" calcext:value-type="string">
            <text:p>●</text:p>
          </table:table-cell>
          <table:table-cell table:number-columns-repeated="3"/>
        </table:table-row>
        <table:table-row table:style-name="ro6">
          <table:table-cell office:value-type="date" office:date-value="2023-08-24" calcext:value-type="date">
            <text:p>24/08/2023</text:p>
          </table:table-cell>
          <table:table-cell office:value-type="string" calcext:value-type="string">
            <text:p>◐</text:p>
          </table:table-cell>
          <table:table-cell table:number-columns-repeated="3"/>
        </table:table-row>
        <table:table-row table:style-name="ro6">
          <table:table-cell office:value-type="date" office:date-value="2023-08-31" calcext:value-type="date">
            <text:p>31/08/2023</text:p>
          </table:table-cell>
          <table:table-cell office:value-type="string" calcext:value-type="string">
            <text:p>○</text:p>
          </table:table-cell>
          <table:table-cell table:number-columns-repeated="3"/>
        </table:table-row>
        <table:table-row table:style-name="ro6">
          <table:table-cell office:value-type="date" office:date-value="2023-09-06" calcext:value-type="date">
            <text:p>06/09/2023</text:p>
          </table:table-cell>
          <table:table-cell office:value-type="string" calcext:value-type="string">
            <text:p>◑</text:p>
          </table:table-cell>
          <table:table-cell table:number-columns-repeated="3"/>
        </table:table-row>
        <table:table-row table:style-name="ro6">
          <table:table-cell office:value-type="date" office:date-value="2023-09-15" calcext:value-type="date">
            <text:p>15/09/2023</text:p>
          </table:table-cell>
          <table:table-cell office:value-type="string" calcext:value-type="string">
            <text:p>●</text:p>
          </table:table-cell>
          <table:table-cell table:number-columns-repeated="3"/>
        </table:table-row>
        <table:table-row table:style-name="ro6">
          <table:table-cell office:value-type="date" office:date-value="2023-09-22" calcext:value-type="date">
            <text:p>22/09/2023</text:p>
          </table:table-cell>
          <table:table-cell office:value-type="string" calcext:value-type="string">
            <text:p>◐</text:p>
          </table:table-cell>
          <table:table-cell table:number-columns-repeated="3"/>
        </table:table-row>
        <table:table-row table:style-name="ro6">
          <table:table-cell office:value-type="date" office:date-value="2023-09-29" calcext:value-type="date">
            <text:p>29/09/2023</text:p>
          </table:table-cell>
          <table:table-cell office:value-type="string" calcext:value-type="string">
            <text:p>○</text:p>
          </table:table-cell>
          <table:table-cell table:number-columns-repeated="3"/>
        </table:table-row>
        <table:table-row table:style-name="ro6">
          <table:table-cell office:value-type="date" office:date-value="2023-10-06" calcext:value-type="date">
            <text:p>06/10/2023</text:p>
          </table:table-cell>
          <table:table-cell office:value-type="string" calcext:value-type="string">
            <text:p>◑</text:p>
          </table:table-cell>
          <table:table-cell table:number-columns-repeated="3"/>
        </table:table-row>
        <table:table-row table:style-name="ro6">
          <table:table-cell office:value-type="date" office:date-value="2023-10-14" calcext:value-type="date">
            <text:p>14/10/2023</text:p>
          </table:table-cell>
          <table:table-cell office:value-type="string" calcext:value-type="string">
            <text:p>●</text:p>
          </table:table-cell>
          <table:table-cell table:number-columns-repeated="3"/>
        </table:table-row>
        <table:table-row table:style-name="ro6">
          <table:table-cell office:value-type="date" office:date-value="2023-10-22" calcext:value-type="date">
            <text:p>22/10/2023</text:p>
          </table:table-cell>
          <table:table-cell office:value-type="string" calcext:value-type="string">
            <text:p>◐</text:p>
          </table:table-cell>
          <table:table-cell table:number-columns-repeated="3"/>
        </table:table-row>
        <table:table-row table:style-name="ro6">
          <table:table-cell office:value-type="date" office:date-value="2023-10-28" calcext:value-type="date">
            <text:p>28/10/2023</text:p>
          </table:table-cell>
          <table:table-cell office:value-type="string" calcext:value-type="string">
            <text:p>○</text:p>
          </table:table-cell>
          <table:table-cell table:number-columns-repeated="3"/>
        </table:table-row>
        <table:table-row table:style-name="ro6">
          <table:table-cell office:value-type="date" office:date-value="2023-11-05" calcext:value-type="date">
            <text:p>05/11/2023</text:p>
          </table:table-cell>
          <table:table-cell office:value-type="string" calcext:value-type="string">
            <text:p>◑</text:p>
          </table:table-cell>
          <table:table-cell table:number-columns-repeated="3"/>
        </table:table-row>
        <table:table-row table:style-name="ro6">
          <table:table-cell office:value-type="date" office:date-value="2023-11-13" calcext:value-type="date">
            <text:p>13/11/2023</text:p>
          </table:table-cell>
          <table:table-cell office:value-type="string" calcext:value-type="string">
            <text:p>●</text:p>
          </table:table-cell>
          <table:table-cell table:number-columns-repeated="3"/>
        </table:table-row>
        <table:table-row table:style-name="ro6">
          <table:table-cell office:value-type="date" office:date-value="2023-11-20" calcext:value-type="date">
            <text:p>20/11/2023</text:p>
          </table:table-cell>
          <table:table-cell office:value-type="string" calcext:value-type="string">
            <text:p>◐</text:p>
          </table:table-cell>
          <table:table-cell table:number-columns-repeated="3"/>
        </table:table-row>
        <table:table-row table:style-name="ro6">
          <table:table-cell office:value-type="date" office:date-value="2023-11-27" calcext:value-type="date">
            <text:p>27/11/2023</text:p>
          </table:table-cell>
          <table:table-cell office:value-type="string" calcext:value-type="string">
            <text:p>○</text:p>
          </table:table-cell>
          <table:table-cell table:number-columns-repeated="3"/>
        </table:table-row>
        <table:table-row table:style-name="ro6">
          <table:table-cell office:value-type="date" office:date-value="2023-12-05" calcext:value-type="date">
            <text:p>05/12/2023</text:p>
          </table:table-cell>
          <table:table-cell office:value-type="string" calcext:value-type="string">
            <text:p>◑</text:p>
          </table:table-cell>
          <table:table-cell table:number-columns-repeated="3"/>
        </table:table-row>
        <table:table-row table:style-name="ro6">
          <table:table-cell office:value-type="date" office:date-value="2023-12-12" calcext:value-type="date">
            <text:p>12/12/2023</text:p>
          </table:table-cell>
          <table:table-cell office:value-type="string" calcext:value-type="string">
            <text:p>●</text:p>
          </table:table-cell>
          <table:table-cell table:number-columns-repeated="3"/>
        </table:table-row>
        <table:table-row table:style-name="ro6">
          <table:table-cell office:value-type="date" office:date-value="2023-12-19" calcext:value-type="date">
            <text:p>19/12/2023</text:p>
          </table:table-cell>
          <table:table-cell office:value-type="string" calcext:value-type="string">
            <text:p>◐</text:p>
          </table:table-cell>
          <table:table-cell table:number-columns-repeated="3"/>
        </table:table-row>
        <table:table-row table:style-name="ro6">
          <table:table-cell office:value-type="date" office:date-value="2023-12-27" calcext:value-type="date">
            <text:p>27/12/2023</text:p>
          </table:table-cell>
          <table:table-cell office:value-type="string" calcext:value-type="string">
            <text:p>○</text:p>
          </table:table-cell>
          <table:table-cell table:number-columns-repeated="3"/>
        </table:table-row>
        <table:table-row table:style-name="ro6">
          <table:table-cell office:value-type="date" office:date-value="2024-01-04" calcext:value-type="date">
            <text:p>04/01/2024</text:p>
          </table:table-cell>
          <table:table-cell office:value-type="string" calcext:value-type="string">
            <text:p>◑</text:p>
          </table:table-cell>
          <table:table-cell table:number-columns-repeated="3"/>
        </table:table-row>
        <table:table-row table:style-name="ro6">
          <table:table-cell office:value-type="date" office:date-value="2024-01-11" calcext:value-type="date">
            <text:p>11/01/2024</text:p>
          </table:table-cell>
          <table:table-cell office:value-type="string" calcext:value-type="string">
            <text:p>●</text:p>
          </table:table-cell>
          <table:table-cell table:number-columns-repeated="3"/>
        </table:table-row>
        <table:table-row table:style-name="ro6">
          <table:table-cell office:value-type="date" office:date-value="2024-01-18" calcext:value-type="date">
            <text:p>18/01/2024</text:p>
          </table:table-cell>
          <table:table-cell office:value-type="string" calcext:value-type="string">
            <text:p>◐</text:p>
          </table:table-cell>
          <table:table-cell table:number-columns-repeated="3"/>
        </table:table-row>
        <table:table-row table:style-name="ro6">
          <table:table-cell office:value-type="date" office:date-value="2024-01-25" calcext:value-type="date">
            <text:p>25/01/2024</text:p>
          </table:table-cell>
          <table:table-cell office:value-type="string" calcext:value-type="string">
            <text:p>○</text:p>
          </table:table-cell>
          <table:table-cell table:number-columns-repeated="3"/>
        </table:table-row>
        <table:table-row table:style-name="ro6">
          <table:table-cell office:value-type="date" office:date-value="2024-02-02" calcext:value-type="date">
            <text:p>02/02/2024</text:p>
          </table:table-cell>
          <table:table-cell office:value-type="string" calcext:value-type="string">
            <text:p>◑</text:p>
          </table:table-cell>
          <table:table-cell table:number-columns-repeated="3"/>
        </table:table-row>
        <table:table-row table:style-name="ro6">
          <table:table-cell office:value-type="date" office:date-value="2024-02-09" calcext:value-type="date">
            <text:p>09/02/2024</text:p>
          </table:table-cell>
          <table:table-cell office:value-type="string" calcext:value-type="string">
            <text:p>●</text:p>
          </table:table-cell>
          <table:table-cell table:number-columns-repeated="3"/>
        </table:table-row>
        <table:table-row table:style-name="ro6">
          <table:table-cell office:value-type="date" office:date-value="2024-02-16" calcext:value-type="date">
            <text:p>16/02/2024</text:p>
          </table:table-cell>
          <table:table-cell office:value-type="string" calcext:value-type="string">
            <text:p>◐</text:p>
          </table:table-cell>
          <table:table-cell table:number-columns-repeated="3"/>
        </table:table-row>
        <table:table-row table:style-name="ro6">
          <table:table-cell office:value-type="date" office:date-value="2024-02-24" calcext:value-type="date">
            <text:p>24/02/2024</text:p>
          </table:table-cell>
          <table:table-cell office:value-type="string" calcext:value-type="string">
            <text:p>○</text:p>
          </table:table-cell>
          <table:table-cell table:number-columns-repeated="3"/>
        </table:table-row>
        <table:table-row table:style-name="ro6">
          <table:table-cell office:value-type="date" office:date-value="2024-03-03" calcext:value-type="date">
            <text:p>03/03/2024</text:p>
          </table:table-cell>
          <table:table-cell office:value-type="string" calcext:value-type="string">
            <text:p>◑</text:p>
          </table:table-cell>
          <table:table-cell table:number-columns-repeated="3"/>
        </table:table-row>
        <table:table-row table:style-name="ro6">
          <table:table-cell office:value-type="date" office:date-value="2024-03-10" calcext:value-type="date">
            <text:p>10/03/2024</text:p>
          </table:table-cell>
          <table:table-cell office:value-type="string" calcext:value-type="string">
            <text:p>●</text:p>
          </table:table-cell>
          <table:table-cell table:number-columns-repeated="3"/>
        </table:table-row>
        <table:table-row table:style-name="ro6">
          <table:table-cell office:value-type="date" office:date-value="2024-03-17" calcext:value-type="date">
            <text:p>17/03/2024</text:p>
          </table:table-cell>
          <table:table-cell office:value-type="string" calcext:value-type="string">
            <text:p>◐</text:p>
          </table:table-cell>
          <table:table-cell table:number-columns-repeated="3"/>
        </table:table-row>
        <table:table-row table:style-name="ro6">
          <table:table-cell office:value-type="date" office:date-value="2024-03-25" calcext:value-type="date">
            <text:p>25/03/2024</text:p>
          </table:table-cell>
          <table:table-cell office:value-type="string" calcext:value-type="string">
            <text:p>○</text:p>
          </table:table-cell>
          <table:table-cell table:number-columns-repeated="3"/>
        </table:table-row>
        <table:table-row table:style-name="ro6">
          <table:table-cell office:value-type="date" office:date-value="2024-04-02" calcext:value-type="date">
            <text:p>02/04/2024</text:p>
          </table:table-cell>
          <table:table-cell office:value-type="string" calcext:value-type="string">
            <text:p>◑</text:p>
          </table:table-cell>
          <table:table-cell table:number-columns-repeated="3"/>
        </table:table-row>
        <table:table-row table:style-name="ro6">
          <table:table-cell office:value-type="date" office:date-value="2024-04-08" calcext:value-type="date">
            <text:p>08/04/2024</text:p>
          </table:table-cell>
          <table:table-cell office:value-type="string" calcext:value-type="string">
            <text:p>●</text:p>
          </table:table-cell>
          <table:table-cell table:number-columns-repeated="3"/>
        </table:table-row>
        <table:table-row table:style-name="ro6">
          <table:table-cell office:value-type="date" office:date-value="2024-04-15" calcext:value-type="date">
            <text:p>15/04/2024</text:p>
          </table:table-cell>
          <table:table-cell office:value-type="string" calcext:value-type="string">
            <text:p>◐</text:p>
          </table:table-cell>
          <table:table-cell table:number-columns-repeated="3"/>
        </table:table-row>
        <table:table-row table:style-name="ro6">
          <table:table-cell office:value-type="date" office:date-value="2024-04-23" calcext:value-type="date">
            <text:p>23/04/2024</text:p>
          </table:table-cell>
          <table:table-cell office:value-type="string" calcext:value-type="string">
            <text:p>○</text:p>
          </table:table-cell>
          <table:table-cell table:number-columns-repeated="3"/>
        </table:table-row>
        <table:table-row table:style-name="ro6">
          <table:table-cell office:value-type="date" office:date-value="2024-05-01" calcext:value-type="date">
            <text:p>01/05/2024</text:p>
          </table:table-cell>
          <table:table-cell office:value-type="string" calcext:value-type="string">
            <text:p>◑</text:p>
          </table:table-cell>
          <table:table-cell table:number-columns-repeated="3"/>
        </table:table-row>
        <table:table-row table:style-name="ro6">
          <table:table-cell office:value-type="date" office:date-value="2024-05-08" calcext:value-type="date">
            <text:p>08/05/2024</text:p>
          </table:table-cell>
          <table:table-cell office:value-type="string" calcext:value-type="string">
            <text:p>●</text:p>
          </table:table-cell>
          <table:table-cell table:number-columns-repeated="3"/>
        </table:table-row>
        <table:table-row table:style-name="ro6">
          <table:table-cell office:value-type="date" office:date-value="2024-05-15" calcext:value-type="date">
            <text:p>15/05/2024</text:p>
          </table:table-cell>
          <table:table-cell office:value-type="string" calcext:value-type="string">
            <text:p>◐</text:p>
          </table:table-cell>
          <table:table-cell table:number-columns-repeated="3"/>
        </table:table-row>
        <table:table-row table:style-name="ro6">
          <table:table-cell office:value-type="date" office:date-value="2024-05-23" calcext:value-type="date">
            <text:p>23/05/2024</text:p>
          </table:table-cell>
          <table:table-cell office:value-type="string" calcext:value-type="string">
            <text:p>○</text:p>
          </table:table-cell>
          <table:table-cell table:number-columns-repeated="3"/>
        </table:table-row>
        <table:table-row table:style-name="ro6">
          <table:table-cell office:value-type="date" office:date-value="2024-05-30" calcext:value-type="date">
            <text:p>30/05/2024</text:p>
          </table:table-cell>
          <table:table-cell office:value-type="string" calcext:value-type="string">
            <text:p>◑</text:p>
          </table:table-cell>
          <table:table-cell table:number-columns-repeated="3"/>
        </table:table-row>
        <table:table-row table:style-name="ro6">
          <table:table-cell office:value-type="date" office:date-value="2024-06-06" calcext:value-type="date">
            <text:p>06/06/2024</text:p>
          </table:table-cell>
          <table:table-cell office:value-type="string" calcext:value-type="string">
            <text:p>●</text:p>
          </table:table-cell>
          <table:table-cell table:number-columns-repeated="3"/>
        </table:table-row>
        <table:table-row table:style-name="ro6">
          <table:table-cell office:value-type="date" office:date-value="2024-06-14" calcext:value-type="date">
            <text:p>14/06/2024</text:p>
          </table:table-cell>
          <table:table-cell office:value-type="string" calcext:value-type="string">
            <text:p>◐</text:p>
          </table:table-cell>
          <table:table-cell table:number-columns-repeated="3"/>
        </table:table-row>
        <table:table-row table:style-name="ro6">
          <table:table-cell office:value-type="date" office:date-value="2024-06-22" calcext:value-type="date">
            <text:p>22/06/2024</text:p>
          </table:table-cell>
          <table:table-cell office:value-type="string" calcext:value-type="string">
            <text:p>○</text:p>
          </table:table-cell>
          <table:table-cell table:number-columns-repeated="3"/>
        </table:table-row>
        <table:table-row table:style-name="ro6">
          <table:table-cell office:value-type="date" office:date-value="2024-06-28" calcext:value-type="date">
            <text:p>28/06/2024</text:p>
          </table:table-cell>
          <table:table-cell office:value-type="string" calcext:value-type="string">
            <text:p>◑</text:p>
          </table:table-cell>
          <table:table-cell table:number-columns-repeated="3"/>
        </table:table-row>
        <table:table-row table:style-name="ro6">
          <table:table-cell office:value-type="date" office:date-value="2024-07-05" calcext:value-type="date">
            <text:p>05/07/2024</text:p>
          </table:table-cell>
          <table:table-cell office:value-type="string" calcext:value-type="string">
            <text:p>●</text:p>
          </table:table-cell>
          <table:table-cell table:number-columns-repeated="3"/>
        </table:table-row>
        <table:table-row table:style-name="ro6">
          <table:table-cell office:value-type="date" office:date-value="2024-07-13" calcext:value-type="date">
            <text:p>13/07/2024</text:p>
          </table:table-cell>
          <table:table-cell office:value-type="string" calcext:value-type="string">
            <text:p>◐</text:p>
          </table:table-cell>
          <table:table-cell table:number-columns-repeated="3"/>
        </table:table-row>
        <table:table-row table:style-name="ro6">
          <table:table-cell office:value-type="date" office:date-value="2024-07-21" calcext:value-type="date">
            <text:p>21/07/2024</text:p>
          </table:table-cell>
          <table:table-cell office:value-type="string" calcext:value-type="string">
            <text:p>○</text:p>
          </table:table-cell>
          <table:table-cell table:number-columns-repeated="3"/>
        </table:table-row>
        <table:table-row table:style-name="ro6">
          <table:table-cell office:value-type="date" office:date-value="2024-07-28" calcext:value-type="date">
            <text:p>28/07/2024</text:p>
          </table:table-cell>
          <table:table-cell office:value-type="string" calcext:value-type="string">
            <text:p>◑</text:p>
          </table:table-cell>
          <table:table-cell table:number-columns-repeated="3"/>
        </table:table-row>
        <table:table-row table:style-name="ro6">
          <table:table-cell office:value-type="date" office:date-value="2024-08-04" calcext:value-type="date">
            <text:p>04/08/2024</text:p>
          </table:table-cell>
          <table:table-cell office:value-type="string" calcext:value-type="string">
            <text:p>●</text:p>
          </table:table-cell>
          <table:table-cell table:number-columns-repeated="3"/>
        </table:table-row>
        <table:table-row table:style-name="ro6">
          <table:table-cell office:value-type="date" office:date-value="2024-08-12" calcext:value-type="date">
            <text:p>12/08/2024</text:p>
          </table:table-cell>
          <table:table-cell office:value-type="string" calcext:value-type="string">
            <text:p>◐</text:p>
          </table:table-cell>
          <table:table-cell table:number-columns-repeated="3"/>
        </table:table-row>
        <table:table-row table:style-name="ro6">
          <table:table-cell office:value-type="date" office:date-value="2024-08-19" calcext:value-type="date">
            <text:p>19/08/2024</text:p>
          </table:table-cell>
          <table:table-cell office:value-type="string" calcext:value-type="string">
            <text:p>○</text:p>
          </table:table-cell>
          <table:table-cell table:number-columns-repeated="3"/>
        </table:table-row>
        <table:table-row table:style-name="ro6">
          <table:table-cell office:value-type="date" office:date-value="2024-08-26" calcext:value-type="date">
            <text:p>26/08/2024</text:p>
          </table:table-cell>
          <table:table-cell office:value-type="string" calcext:value-type="string">
            <text:p>◑</text:p>
          </table:table-cell>
          <table:table-cell table:number-columns-repeated="3"/>
        </table:table-row>
        <table:table-row table:style-name="ro6">
          <table:table-cell office:value-type="date" office:date-value="2024-09-03" calcext:value-type="date">
            <text:p>03/09/2024</text:p>
          </table:table-cell>
          <table:table-cell office:value-type="string" calcext:value-type="string">
            <text:p>●</text:p>
          </table:table-cell>
          <table:table-cell table:number-columns-repeated="3"/>
        </table:table-row>
        <table:table-row table:style-name="ro6">
          <table:table-cell office:value-type="date" office:date-value="2024-09-11" calcext:value-type="date">
            <text:p>11/09/2024</text:p>
          </table:table-cell>
          <table:table-cell office:value-type="string" calcext:value-type="string">
            <text:p>◐</text:p>
          </table:table-cell>
          <table:table-cell table:number-columns-repeated="3"/>
        </table:table-row>
        <table:table-row table:style-name="ro6">
          <table:table-cell office:value-type="date" office:date-value="2024-09-18" calcext:value-type="date">
            <text:p>18/09/2024</text:p>
          </table:table-cell>
          <table:table-cell office:value-type="string" calcext:value-type="string">
            <text:p>○</text:p>
          </table:table-cell>
          <table:table-cell table:number-columns-repeated="3"/>
        </table:table-row>
        <table:table-row table:style-name="ro6">
          <table:table-cell office:value-type="date" office:date-value="2024-09-24" calcext:value-type="date">
            <text:p>24/09/2024</text:p>
          </table:table-cell>
          <table:table-cell office:value-type="string" calcext:value-type="string">
            <text:p>◑</text:p>
          </table:table-cell>
          <table:table-cell table:number-columns-repeated="3"/>
        </table:table-row>
        <table:table-row table:style-name="ro6">
          <table:table-cell office:value-type="date" office:date-value="2024-10-02" calcext:value-type="date">
            <text:p>02/10/2024</text:p>
          </table:table-cell>
          <table:table-cell office:value-type="string" calcext:value-type="string">
            <text:p>●</text:p>
          </table:table-cell>
          <table:table-cell table:number-columns-repeated="3"/>
        </table:table-row>
        <table:table-row table:style-name="ro6">
          <table:table-cell office:value-type="date" office:date-value="2024-10-10" calcext:value-type="date">
            <text:p>10/10/2024</text:p>
          </table:table-cell>
          <table:table-cell office:value-type="string" calcext:value-type="string">
            <text:p>◐</text:p>
          </table:table-cell>
          <table:table-cell table:number-columns-repeated="3"/>
        </table:table-row>
        <table:table-row table:style-name="ro6">
          <table:table-cell office:value-type="date" office:date-value="2024-10-17" calcext:value-type="date">
            <text:p>17/10/2024</text:p>
          </table:table-cell>
          <table:table-cell office:value-type="string" calcext:value-type="string">
            <text:p>○</text:p>
          </table:table-cell>
          <table:table-cell table:number-columns-repeated="3"/>
        </table:table-row>
        <table:table-row table:style-name="ro6">
          <table:table-cell office:value-type="date" office:date-value="2024-10-24" calcext:value-type="date">
            <text:p>24/10/2024</text:p>
          </table:table-cell>
          <table:table-cell office:value-type="string" calcext:value-type="string">
            <text:p>◑</text:p>
          </table:table-cell>
          <table:table-cell table:number-columns-repeated="3"/>
        </table:table-row>
        <table:table-row table:style-name="ro6">
          <table:table-cell office:value-type="date" office:date-value="2024-11-01" calcext:value-type="date">
            <text:p>01/11/2024</text:p>
          </table:table-cell>
          <table:table-cell office:value-type="string" calcext:value-type="string">
            <text:p>●</text:p>
          </table:table-cell>
          <table:table-cell table:number-columns-repeated="3"/>
        </table:table-row>
        <table:table-row table:style-name="ro6">
          <table:table-cell office:value-type="date" office:date-value="2024-11-09" calcext:value-type="date">
            <text:p>09/11/2024</text:p>
          </table:table-cell>
          <table:table-cell office:value-type="string" calcext:value-type="string">
            <text:p>◐</text:p>
          </table:table-cell>
          <table:table-cell table:number-columns-repeated="3"/>
        </table:table-row>
        <table:table-row table:style-name="ro6">
          <table:table-cell office:value-type="date" office:date-value="2024-11-15" calcext:value-type="date">
            <text:p>15/11/2024</text:p>
          </table:table-cell>
          <table:table-cell office:value-type="string" calcext:value-type="string">
            <text:p>○</text:p>
          </table:table-cell>
          <table:table-cell table:number-columns-repeated="3"/>
        </table:table-row>
        <table:table-row table:style-name="ro6">
          <table:table-cell office:value-type="date" office:date-value="2024-11-23" calcext:value-type="date">
            <text:p>23/11/2024</text:p>
          </table:table-cell>
          <table:table-cell office:value-type="string" calcext:value-type="string">
            <text:p>◑</text:p>
          </table:table-cell>
          <table:table-cell table:number-columns-repeated="3"/>
        </table:table-row>
        <table:table-row table:style-name="ro6">
          <table:table-cell office:value-type="date" office:date-value="2024-12-01" calcext:value-type="date">
            <text:p>01/12/2024</text:p>
          </table:table-cell>
          <table:table-cell office:value-type="string" calcext:value-type="string">
            <text:p>●</text:p>
          </table:table-cell>
          <table:table-cell table:number-columns-repeated="3"/>
        </table:table-row>
        <table:table-row table:style-name="ro6">
          <table:table-cell office:value-type="date" office:date-value="2024-12-08" calcext:value-type="date">
            <text:p>08/12/2024</text:p>
          </table:table-cell>
          <table:table-cell office:value-type="string" calcext:value-type="string">
            <text:p>◐</text:p>
          </table:table-cell>
          <table:table-cell table:number-columns-repeated="3"/>
        </table:table-row>
        <table:table-row table:style-name="ro6">
          <table:table-cell office:value-type="date" office:date-value="2024-12-15" calcext:value-type="date">
            <text:p>15/12/2024</text:p>
          </table:table-cell>
          <table:table-cell office:value-type="string" calcext:value-type="string">
            <text:p>○</text:p>
          </table:table-cell>
          <table:table-cell table:number-columns-repeated="3"/>
        </table:table-row>
        <table:table-row table:style-name="ro6">
          <table:table-cell office:value-type="date" office:date-value="2024-12-22" calcext:value-type="date">
            <text:p>22/12/2024</text:p>
          </table:table-cell>
          <table:table-cell office:value-type="string" calcext:value-type="string">
            <text:p>◑</text:p>
          </table:table-cell>
          <table:table-cell table:number-columns-repeated="3"/>
        </table:table-row>
        <table:table-row table:style-name="ro6">
          <table:table-cell office:value-type="date" office:date-value="2024-12-30" calcext:value-type="date">
            <text:p>30/12/2024</text:p>
          </table:table-cell>
          <table:table-cell office:value-type="string" calcext:value-type="string">
            <text:p>●</text:p>
          </table:table-cell>
          <table:table-cell table:number-columns-repeated="3"/>
        </table:table-row>
        <table:table-row table:style-name="ro6">
          <table:table-cell office:value-type="date" office:date-value="2025-01-06" calcext:value-type="date">
            <text:p>06/01/2025</text:p>
          </table:table-cell>
          <table:table-cell office:value-type="string" calcext:value-type="string">
            <text:p>◐</text:p>
          </table:table-cell>
          <table:table-cell table:number-columns-repeated="3"/>
        </table:table-row>
        <table:table-row table:style-name="ro6">
          <table:table-cell office:value-type="date" office:date-value="2025-01-13" calcext:value-type="date">
            <text:p>13/01/2025</text:p>
          </table:table-cell>
          <table:table-cell office:value-type="string" calcext:value-type="string">
            <text:p>○</text:p>
          </table:table-cell>
          <table:table-cell table:number-columns-repeated="3"/>
        </table:table-row>
        <table:table-row table:style-name="ro6">
          <table:table-cell office:value-type="date" office:date-value="2025-01-21" calcext:value-type="date">
            <text:p>21/01/2025</text:p>
          </table:table-cell>
          <table:table-cell office:value-type="string" calcext:value-type="string">
            <text:p>◑</text:p>
          </table:table-cell>
          <table:table-cell table:number-columns-repeated="3"/>
        </table:table-row>
        <table:table-row table:style-name="ro6">
          <table:table-cell office:value-type="date" office:date-value="2025-01-29" calcext:value-type="date">
            <text:p>29/01/2025</text:p>
          </table:table-cell>
          <table:table-cell office:value-type="string" calcext:value-type="string">
            <text:p>●</text:p>
          </table:table-cell>
          <table:table-cell table:number-columns-repeated="3"/>
        </table:table-row>
        <table:table-row table:style-name="ro6">
          <table:table-cell office:value-type="date" office:date-value="2025-02-05" calcext:value-type="date">
            <text:p>05/02/2025</text:p>
          </table:table-cell>
          <table:table-cell office:value-type="string" calcext:value-type="string">
            <text:p>◐</text:p>
          </table:table-cell>
          <table:table-cell table:number-columns-repeated="3"/>
        </table:table-row>
        <table:table-row table:style-name="ro6">
          <table:table-cell office:value-type="date" office:date-value="2025-02-12" calcext:value-type="date">
            <text:p>12/02/2025</text:p>
          </table:table-cell>
          <table:table-cell office:value-type="string" calcext:value-type="string">
            <text:p>○</text:p>
          </table:table-cell>
          <table:table-cell table:number-columns-repeated="3"/>
        </table:table-row>
        <table:table-row table:style-name="ro6">
          <table:table-cell office:value-type="date" office:date-value="2025-02-20" calcext:value-type="date">
            <text:p>20/02/2025</text:p>
          </table:table-cell>
          <table:table-cell office:value-type="string" calcext:value-type="string">
            <text:p>◑</text:p>
          </table:table-cell>
          <table:table-cell table:number-columns-repeated="3"/>
        </table:table-row>
        <table:table-row table:style-name="ro6">
          <table:table-cell office:value-type="date" office:date-value="2025-02-28" calcext:value-type="date">
            <text:p>28/02/2025</text:p>
          </table:table-cell>
          <table:table-cell office:value-type="string" calcext:value-type="string">
            <text:p>●</text:p>
          </table:table-cell>
          <table:table-cell table:number-columns-repeated="3"/>
        </table:table-row>
        <table:table-row table:style-name="ro6">
          <table:table-cell office:value-type="date" office:date-value="2025-03-06" calcext:value-type="date">
            <text:p>06/03/2025</text:p>
          </table:table-cell>
          <table:table-cell office:value-type="string" calcext:value-type="string">
            <text:p>◐</text:p>
          </table:table-cell>
          <table:table-cell table:number-columns-repeated="3"/>
        </table:table-row>
        <table:table-row table:style-name="ro6">
          <table:table-cell office:value-type="date" office:date-value="2025-03-14" calcext:value-type="date">
            <text:p>14/03/2025</text:p>
          </table:table-cell>
          <table:table-cell office:value-type="string" calcext:value-type="string">
            <text:p>○</text:p>
          </table:table-cell>
          <table:table-cell table:number-columns-repeated="3"/>
        </table:table-row>
        <table:table-row table:style-name="ro6">
          <table:table-cell office:value-type="date" office:date-value="2025-03-22" calcext:value-type="date">
            <text:p>22/03/2025</text:p>
          </table:table-cell>
          <table:table-cell office:value-type="string" calcext:value-type="string">
            <text:p>◑</text:p>
          </table:table-cell>
          <table:table-cell table:number-columns-repeated="3"/>
        </table:table-row>
        <table:table-row table:style-name="ro6">
          <table:table-cell office:value-type="date" office:date-value="2025-03-29" calcext:value-type="date">
            <text:p>29/03/2025</text:p>
          </table:table-cell>
          <table:table-cell office:value-type="string" calcext:value-type="string">
            <text:p>●</text:p>
          </table:table-cell>
          <table:table-cell table:number-columns-repeated="3"/>
        </table:table-row>
        <table:table-row table:style-name="ro6">
          <table:table-cell office:value-type="date" office:date-value="2025-04-05" calcext:value-type="date">
            <text:p>05/04/2025</text:p>
          </table:table-cell>
          <table:table-cell office:value-type="string" calcext:value-type="string">
            <text:p>◐</text:p>
          </table:table-cell>
          <table:table-cell table:number-columns-repeated="3"/>
        </table:table-row>
        <table:table-row table:style-name="ro6">
          <table:table-cell office:value-type="date" office:date-value="2025-04-13" calcext:value-type="date">
            <text:p>13/04/2025</text:p>
          </table:table-cell>
          <table:table-cell office:value-type="string" calcext:value-type="string">
            <text:p>○</text:p>
          </table:table-cell>
          <table:table-cell table:number-columns-repeated="3"/>
        </table:table-row>
        <table:table-row table:style-name="ro6">
          <table:table-cell office:value-type="date" office:date-value="2025-04-21" calcext:value-type="date">
            <text:p>21/04/2025</text:p>
          </table:table-cell>
          <table:table-cell office:value-type="string" calcext:value-type="string">
            <text:p>◑</text:p>
          </table:table-cell>
          <table:table-cell table:number-columns-repeated="3"/>
        </table:table-row>
        <table:table-row table:style-name="ro6">
          <table:table-cell office:value-type="date" office:date-value="2025-04-27" calcext:value-type="date">
            <text:p>27/04/2025</text:p>
          </table:table-cell>
          <table:table-cell office:value-type="string" calcext:value-type="string">
            <text:p>●</text:p>
          </table:table-cell>
          <table:table-cell table:number-columns-repeated="3"/>
        </table:table-row>
        <table:table-row table:style-name="ro6">
          <table:table-cell office:value-type="date" office:date-value="2025-05-04" calcext:value-type="date">
            <text:p>04/05/2025</text:p>
          </table:table-cell>
          <table:table-cell office:value-type="string" calcext:value-type="string">
            <text:p>◐</text:p>
          </table:table-cell>
          <table:table-cell table:number-columns-repeated="3"/>
        </table:table-row>
        <table:table-row table:style-name="ro6">
          <table:table-cell office:value-type="date" office:date-value="2025-05-12" calcext:value-type="date">
            <text:p>12/05/2025</text:p>
          </table:table-cell>
          <table:table-cell office:value-type="string" calcext:value-type="string">
            <text:p>○</text:p>
          </table:table-cell>
          <table:table-cell table:number-columns-repeated="3"/>
        </table:table-row>
        <table:table-row table:style-name="ro6">
          <table:table-cell office:value-type="date" office:date-value="2025-05-20" calcext:value-type="date">
            <text:p>20/05/2025</text:p>
          </table:table-cell>
          <table:table-cell office:value-type="string" calcext:value-type="string">
            <text:p>◑</text:p>
          </table:table-cell>
          <table:table-cell table:number-columns-repeated="3"/>
        </table:table-row>
        <table:table-row table:style-name="ro6">
          <table:table-cell office:value-type="date" office:date-value="2025-05-27" calcext:value-type="date">
            <text:p>27/05/2025</text:p>
          </table:table-cell>
          <table:table-cell office:value-type="string" calcext:value-type="string">
            <text:p>●</text:p>
          </table:table-cell>
          <table:table-cell table:number-columns-repeated="3"/>
        </table:table-row>
        <table:table-row table:style-name="ro6">
          <table:table-cell office:value-type="date" office:date-value="2025-06-03" calcext:value-type="date">
            <text:p>03/06/2025</text:p>
          </table:table-cell>
          <table:table-cell office:value-type="string" calcext:value-type="string">
            <text:p>◐</text:p>
          </table:table-cell>
          <table:table-cell table:number-columns-repeated="3"/>
        </table:table-row>
        <table:table-row table:style-name="ro6">
          <table:table-cell office:value-type="date" office:date-value="2025-06-11" calcext:value-type="date">
            <text:p>11/06/2025</text:p>
          </table:table-cell>
          <table:table-cell office:value-type="string" calcext:value-type="string">
            <text:p>○</text:p>
          </table:table-cell>
          <table:table-cell table:number-columns-repeated="3"/>
        </table:table-row>
        <table:table-row table:style-name="ro6">
          <table:table-cell office:value-type="date" office:date-value="2025-06-18" calcext:value-type="date">
            <text:p>18/06/2025</text:p>
          </table:table-cell>
          <table:table-cell office:value-type="string" calcext:value-type="string">
            <text:p>◑</text:p>
          </table:table-cell>
          <table:table-cell table:number-columns-repeated="3"/>
        </table:table-row>
        <table:table-row table:style-name="ro6">
          <table:table-cell office:value-type="date" office:date-value="2025-06-25" calcext:value-type="date">
            <text:p>25/06/2025</text:p>
          </table:table-cell>
          <table:table-cell office:value-type="string" calcext:value-type="string">
            <text:p>●</text:p>
          </table:table-cell>
          <table:table-cell table:number-columns-repeated="3"/>
        </table:table-row>
        <table:table-row table:style-name="ro6">
          <table:table-cell office:value-type="date" office:date-value="2025-07-02" calcext:value-type="date">
            <text:p>02/07/2025</text:p>
          </table:table-cell>
          <table:table-cell office:value-type="string" calcext:value-type="string">
            <text:p>◐</text:p>
          </table:table-cell>
          <table:table-cell table:number-columns-repeated="3"/>
        </table:table-row>
        <table:table-row table:style-name="ro6">
          <table:table-cell office:value-type="date" office:date-value="2025-07-10" calcext:value-type="date">
            <text:p>10/07/2025</text:p>
          </table:table-cell>
          <table:table-cell office:value-type="string" calcext:value-type="string">
            <text:p>○</text:p>
          </table:table-cell>
          <table:table-cell table:number-columns-repeated="3"/>
        </table:table-row>
        <table:table-row table:style-name="ro6">
          <table:table-cell office:value-type="date" office:date-value="2025-07-18" calcext:value-type="date">
            <text:p>18/07/2025</text:p>
          </table:table-cell>
          <table:table-cell office:value-type="string" calcext:value-type="string">
            <text:p>◑</text:p>
          </table:table-cell>
          <table:table-cell table:number-columns-repeated="3"/>
        </table:table-row>
        <table:table-row table:style-name="ro6">
          <table:table-cell office:value-type="date" office:date-value="2025-07-24" calcext:value-type="date">
            <text:p>24/07/2025</text:p>
          </table:table-cell>
          <table:table-cell office:value-type="string" calcext:value-type="string">
            <text:p>●</text:p>
          </table:table-cell>
          <table:table-cell table:number-columns-repeated="3"/>
        </table:table-row>
        <table:table-row table:style-name="ro6">
          <table:table-cell office:value-type="date" office:date-value="2025-08-01" calcext:value-type="date">
            <text:p>01/08/2025</text:p>
          </table:table-cell>
          <table:table-cell office:value-type="string" calcext:value-type="string">
            <text:p>◐</text:p>
          </table:table-cell>
          <table:table-cell table:number-columns-repeated="3"/>
        </table:table-row>
        <table:table-row table:style-name="ro6">
          <table:table-cell office:value-type="date" office:date-value="2025-08-09" calcext:value-type="date">
            <text:p>09/08/2025</text:p>
          </table:table-cell>
          <table:table-cell office:value-type="string" calcext:value-type="string">
            <text:p>○</text:p>
          </table:table-cell>
          <table:table-cell table:number-columns-repeated="3"/>
        </table:table-row>
        <table:table-row table:style-name="ro6">
          <table:table-cell office:value-type="date" office:date-value="2025-08-16" calcext:value-type="date">
            <text:p>16/08/2025</text:p>
          </table:table-cell>
          <table:table-cell office:value-type="string" calcext:value-type="string">
            <text:p>◑</text:p>
          </table:table-cell>
          <table:table-cell table:number-columns-repeated="3"/>
        </table:table-row>
        <table:table-row table:style-name="ro6">
          <table:table-cell office:value-type="date" office:date-value="2025-08-23" calcext:value-type="date">
            <text:p>23/08/2025</text:p>
          </table:table-cell>
          <table:table-cell office:value-type="string" calcext:value-type="string">
            <text:p>●</text:p>
          </table:table-cell>
          <table:table-cell table:number-columns-repeated="3"/>
        </table:table-row>
        <table:table-row table:style-name="ro6">
          <table:table-cell office:value-type="date" office:date-value="2025-08-31" calcext:value-type="date">
            <text:p>31/08/2025</text:p>
          </table:table-cell>
          <table:table-cell office:value-type="string" calcext:value-type="string">
            <text:p>◐</text:p>
          </table:table-cell>
          <table:table-cell table:number-columns-repeated="3"/>
        </table:table-row>
        <table:table-row table:style-name="ro6">
          <table:table-cell office:value-type="date" office:date-value="2025-09-07" calcext:value-type="date">
            <text:p>07/09/2025</text:p>
          </table:table-cell>
          <table:table-cell office:value-type="string" calcext:value-type="string">
            <text:p>○</text:p>
          </table:table-cell>
          <table:table-cell table:number-columns-repeated="3"/>
        </table:table-row>
        <table:table-row table:style-name="ro6">
          <table:table-cell office:value-type="date" office:date-value="2025-09-14" calcext:value-type="date">
            <text:p>14/09/2025</text:p>
          </table:table-cell>
          <table:table-cell office:value-type="string" calcext:value-type="string">
            <text:p>◑</text:p>
          </table:table-cell>
          <table:table-cell table:number-columns-repeated="3"/>
        </table:table-row>
        <table:table-row table:style-name="ro6">
          <table:table-cell office:value-type="date" office:date-value="2025-09-21" calcext:value-type="date">
            <text:p>21/09/2025</text:p>
          </table:table-cell>
          <table:table-cell office:value-type="string" calcext:value-type="string">
            <text:p>●</text:p>
          </table:table-cell>
          <table:table-cell table:number-columns-repeated="3"/>
        </table:table-row>
        <table:table-row table:style-name="ro6">
          <table:table-cell office:value-type="date" office:date-value="2025-09-29" calcext:value-type="date">
            <text:p>29/09/2025</text:p>
          </table:table-cell>
          <table:table-cell office:value-type="string" calcext:value-type="string">
            <text:p>◐</text:p>
          </table:table-cell>
          <table:table-cell table:number-columns-repeated="3"/>
        </table:table-row>
        <table:table-row table:style-name="ro6">
          <table:table-cell office:value-type="date" office:date-value="2025-10-07" calcext:value-type="date">
            <text:p>07/10/2025</text:p>
          </table:table-cell>
          <table:table-cell office:value-type="string" calcext:value-type="string">
            <text:p>○</text:p>
          </table:table-cell>
          <table:table-cell table:number-columns-repeated="3"/>
        </table:table-row>
        <table:table-row table:style-name="ro6">
          <table:table-cell office:value-type="date" office:date-value="2025-10-13" calcext:value-type="date">
            <text:p>13/10/2025</text:p>
          </table:table-cell>
          <table:table-cell office:value-type="string" calcext:value-type="string">
            <text:p>◑</text:p>
          </table:table-cell>
          <table:table-cell table:number-columns-repeated="3"/>
        </table:table-row>
        <table:table-row table:style-name="ro6">
          <table:table-cell office:value-type="date" office:date-value="2025-10-21" calcext:value-type="date">
            <text:p>21/10/2025</text:p>
          </table:table-cell>
          <table:table-cell office:value-type="string" calcext:value-type="string">
            <text:p>●</text:p>
          </table:table-cell>
          <table:table-cell table:number-columns-repeated="3"/>
        </table:table-row>
        <table:table-row table:style-name="ro6">
          <table:table-cell office:value-type="date" office:date-value="2025-10-29" calcext:value-type="date">
            <text:p>29/10/2025</text:p>
          </table:table-cell>
          <table:table-cell office:value-type="string" calcext:value-type="string">
            <text:p>◐</text:p>
          </table:table-cell>
          <table:table-cell table:number-columns-repeated="3"/>
        </table:table-row>
        <table:table-row table:style-name="ro6">
          <table:table-cell office:value-type="date" office:date-value="2025-11-05" calcext:value-type="date">
            <text:p>05/11/2025</text:p>
          </table:table-cell>
          <table:table-cell office:value-type="string" calcext:value-type="string">
            <text:p>○</text:p>
          </table:table-cell>
          <table:table-cell table:number-columns-repeated="3"/>
        </table:table-row>
        <table:table-row table:style-name="ro6">
          <table:table-cell office:value-type="date" office:date-value="2025-11-12" calcext:value-type="date">
            <text:p>12/11/2025</text:p>
          </table:table-cell>
          <table:table-cell office:value-type="string" calcext:value-type="string">
            <text:p>◑</text:p>
          </table:table-cell>
          <table:table-cell table:number-columns-repeated="3"/>
        </table:table-row>
        <table:table-row table:style-name="ro6">
          <table:table-cell office:value-type="date" office:date-value="2025-11-20" calcext:value-type="date">
            <text:p>20/11/2025</text:p>
          </table:table-cell>
          <table:table-cell office:value-type="string" calcext:value-type="string">
            <text:p>●</text:p>
          </table:table-cell>
          <table:table-cell table:number-columns-repeated="3"/>
        </table:table-row>
        <table:table-row table:style-name="ro6">
          <table:table-cell office:value-type="date" office:date-value="2025-11-28" calcext:value-type="date">
            <text:p>28/11/2025</text:p>
          </table:table-cell>
          <table:table-cell office:value-type="string" calcext:value-type="string">
            <text:p>◐</text:p>
          </table:table-cell>
          <table:table-cell table:number-columns-repeated="3"/>
        </table:table-row>
        <table:table-row table:style-name="ro6">
          <table:table-cell office:value-type="date" office:date-value="2025-12-04" calcext:value-type="date">
            <text:p>04/12/2025</text:p>
          </table:table-cell>
          <table:table-cell office:value-type="string" calcext:value-type="string">
            <text:p>○</text:p>
          </table:table-cell>
          <table:table-cell table:number-columns-repeated="3"/>
        </table:table-row>
        <table:table-row table:style-name="ro6">
          <table:table-cell office:value-type="date" office:date-value="2025-12-11" calcext:value-type="date">
            <text:p>11/12/2025</text:p>
          </table:table-cell>
          <table:table-cell office:value-type="string" calcext:value-type="string">
            <text:p>◑</text:p>
          </table:table-cell>
          <table:table-cell table:number-columns-repeated="3"/>
        </table:table-row>
        <table:table-row table:style-name="ro6">
          <table:table-cell office:value-type="date" office:date-value="2025-12-20" calcext:value-type="date">
            <text:p>20/12/2025</text:p>
          </table:table-cell>
          <table:table-cell office:value-type="string" calcext:value-type="string">
            <text:p>●</text:p>
          </table:table-cell>
          <table:table-cell table:number-columns-repeated="3"/>
        </table:table-row>
        <table:table-row table:style-name="ro6">
          <table:table-cell office:value-type="date" office:date-value="2025-12-27" calcext:value-type="date">
            <text:p>27/12/2025</text:p>
          </table:table-cell>
          <table:table-cell office:value-type="string" calcext:value-type="string">
            <text:p>◐</text:p>
          </table:table-cell>
          <table:table-cell table:number-columns-repeated="3"/>
        </table:table-row>
        <table:table-row table:style-name="ro6">
          <table:table-cell office:value-type="date" office:date-value="2026-01-03" calcext:value-type="date">
            <text:p>03/01/2026</text:p>
          </table:table-cell>
          <table:table-cell office:value-type="string" calcext:value-type="string">
            <text:p>○</text:p>
          </table:table-cell>
          <table:table-cell table:number-columns-repeated="3"/>
        </table:table-row>
        <table:table-row table:style-name="ro6">
          <table:table-cell office:value-type="date" office:date-value="2026-01-10" calcext:value-type="date">
            <text:p>10/01/2026</text:p>
          </table:table-cell>
          <table:table-cell office:value-type="string" calcext:value-type="string">
            <text:p>◑</text:p>
          </table:table-cell>
          <table:table-cell table:number-columns-repeated="3"/>
        </table:table-row>
        <table:table-row table:style-name="ro6">
          <table:table-cell office:value-type="date" office:date-value="2026-01-18" calcext:value-type="date">
            <text:p>18/01/2026</text:p>
          </table:table-cell>
          <table:table-cell office:value-type="string" calcext:value-type="string">
            <text:p>●</text:p>
          </table:table-cell>
          <table:table-cell table:number-columns-repeated="3"/>
        </table:table-row>
        <table:table-row table:style-name="ro6">
          <table:table-cell office:value-type="date" office:date-value="2026-01-26" calcext:value-type="date">
            <text:p>26/01/2026</text:p>
          </table:table-cell>
          <table:table-cell office:value-type="string" calcext:value-type="string">
            <text:p>◐</text:p>
          </table:table-cell>
          <table:table-cell table:number-columns-repeated="3"/>
        </table:table-row>
        <table:table-row table:style-name="ro6">
          <table:table-cell office:value-type="date" office:date-value="2026-02-01" calcext:value-type="date">
            <text:p>01/02/2026</text:p>
          </table:table-cell>
          <table:table-cell office:value-type="string" calcext:value-type="string">
            <text:p>○</text:p>
          </table:table-cell>
          <table:table-cell table:number-columns-repeated="3"/>
        </table:table-row>
        <table:table-row table:style-name="ro6">
          <table:table-cell office:value-type="date" office:date-value="2026-02-09" calcext:value-type="date">
            <text:p>09/02/2026</text:p>
          </table:table-cell>
          <table:table-cell office:value-type="string" calcext:value-type="string">
            <text:p>◑</text:p>
          </table:table-cell>
          <table:table-cell table:number-columns-repeated="3"/>
        </table:table-row>
        <table:table-row table:style-name="ro6">
          <table:table-cell office:value-type="date" office:date-value="2026-02-17" calcext:value-type="date">
            <text:p>17/02/2026</text:p>
          </table:table-cell>
          <table:table-cell office:value-type="string" calcext:value-type="string">
            <text:p>●</text:p>
          </table:table-cell>
          <table:table-cell table:number-columns-repeated="3"/>
        </table:table-row>
        <table:table-row table:style-name="ro6">
          <table:table-cell office:value-type="date" office:date-value="2026-02-24" calcext:value-type="date">
            <text:p>24/02/2026</text:p>
          </table:table-cell>
          <table:table-cell office:value-type="string" calcext:value-type="string">
            <text:p>◐</text:p>
          </table:table-cell>
          <table:table-cell table:number-columns-repeated="3"/>
        </table:table-row>
        <table:table-row table:style-name="ro6">
          <table:table-cell office:value-type="date" office:date-value="2026-03-03" calcext:value-type="date">
            <text:p>03/03/2026</text:p>
          </table:table-cell>
          <table:table-cell office:value-type="string" calcext:value-type="string">
            <text:p>○</text:p>
          </table:table-cell>
          <table:table-cell table:number-columns-repeated="3"/>
        </table:table-row>
        <table:table-row table:style-name="ro6">
          <table:table-cell office:value-type="date" office:date-value="2026-03-11" calcext:value-type="date">
            <text:p>11/03/2026</text:p>
          </table:table-cell>
          <table:table-cell office:value-type="string" calcext:value-type="string">
            <text:p>◑</text:p>
          </table:table-cell>
          <table:table-cell table:number-columns-repeated="3"/>
        </table:table-row>
        <table:table-row table:style-name="ro6">
          <table:table-cell office:value-type="date" office:date-value="2026-03-19" calcext:value-type="date">
            <text:p>19/03/2026</text:p>
          </table:table-cell>
          <table:table-cell office:value-type="string" calcext:value-type="string">
            <text:p>●</text:p>
          </table:table-cell>
          <table:table-cell table:number-columns-repeated="3"/>
        </table:table-row>
        <table:table-row table:style-name="ro6">
          <table:table-cell office:value-type="date" office:date-value="2026-03-25" calcext:value-type="date">
            <text:p>25/03/2026</text:p>
          </table:table-cell>
          <table:table-cell office:value-type="string" calcext:value-type="string">
            <text:p>◐</text:p>
          </table:table-cell>
          <table:table-cell table:number-columns-repeated="3"/>
        </table:table-row>
        <table:table-row table:style-name="ro6">
          <table:table-cell office:value-type="date" office:date-value="2026-04-02" calcext:value-type="date">
            <text:p>02/04/2026</text:p>
          </table:table-cell>
          <table:table-cell office:value-type="string" calcext:value-type="string">
            <text:p>○</text:p>
          </table:table-cell>
          <table:table-cell table:number-columns-repeated="3"/>
        </table:table-row>
        <table:table-row table:style-name="ro6">
          <table:table-cell office:value-type="date" office:date-value="2026-04-10" calcext:value-type="date">
            <text:p>10/04/2026</text:p>
          </table:table-cell>
          <table:table-cell office:value-type="string" calcext:value-type="string">
            <text:p>◑</text:p>
          </table:table-cell>
          <table:table-cell table:number-columns-repeated="3"/>
        </table:table-row>
        <table:table-row table:style-name="ro6">
          <table:table-cell office:value-type="date" office:date-value="2026-04-17" calcext:value-type="date">
            <text:p>17/04/2026</text:p>
          </table:table-cell>
          <table:table-cell office:value-type="string" calcext:value-type="string">
            <text:p>●</text:p>
          </table:table-cell>
          <table:table-cell table:number-columns-repeated="3"/>
        </table:table-row>
        <table:table-row table:style-name="ro6">
          <table:table-cell office:value-type="date" office:date-value="2026-04-24" calcext:value-type="date">
            <text:p>24/04/2026</text:p>
          </table:table-cell>
          <table:table-cell office:value-type="string" calcext:value-type="string">
            <text:p>◐</text:p>
          </table:table-cell>
          <table:table-cell table:number-columns-repeated="3"/>
        </table:table-row>
        <table:table-row table:style-name="ro6">
          <table:table-cell office:value-type="date" office:date-value="2026-05-01" calcext:value-type="date">
            <text:p>01/05/2026</text:p>
          </table:table-cell>
          <table:table-cell office:value-type="string" calcext:value-type="string">
            <text:p>○</text:p>
          </table:table-cell>
          <table:table-cell table:number-columns-repeated="3"/>
        </table:table-row>
        <table:table-row table:style-name="ro6">
          <table:table-cell office:value-type="date" office:date-value="2026-05-09" calcext:value-type="date">
            <text:p>09/05/2026</text:p>
          </table:table-cell>
          <table:table-cell office:value-type="string" calcext:value-type="string">
            <text:p>◑</text:p>
          </table:table-cell>
          <table:table-cell table:number-columns-repeated="3"/>
        </table:table-row>
        <table:table-row table:style-name="ro6">
          <table:table-cell office:value-type="date" office:date-value="2026-05-16" calcext:value-type="date">
            <text:p>16/05/2026</text:p>
          </table:table-cell>
          <table:table-cell office:value-type="string" calcext:value-type="string">
            <text:p>●</text:p>
          </table:table-cell>
          <table:table-cell table:number-columns-repeated="3"/>
        </table:table-row>
        <table:table-row table:style-name="ro6">
          <table:table-cell office:value-type="date" office:date-value="2026-05-23" calcext:value-type="date">
            <text:p>23/05/2026</text:p>
          </table:table-cell>
          <table:table-cell office:value-type="string" calcext:value-type="string">
            <text:p>◐</text:p>
          </table:table-cell>
          <table:table-cell table:number-columns-repeated="3"/>
        </table:table-row>
        <table:table-row table:style-name="ro6">
          <table:table-cell office:value-type="date" office:date-value="2026-05-31" calcext:value-type="date">
            <text:p>31/05/2026</text:p>
          </table:table-cell>
          <table:table-cell office:value-type="string" calcext:value-type="string">
            <text:p>○</text:p>
          </table:table-cell>
          <table:table-cell table:number-columns-repeated="3"/>
        </table:table-row>
        <table:table-row table:style-name="ro6">
          <table:table-cell office:value-type="date" office:date-value="2026-06-08" calcext:value-type="date">
            <text:p>08/06/2026</text:p>
          </table:table-cell>
          <table:table-cell office:value-type="string" calcext:value-type="string">
            <text:p>◑</text:p>
          </table:table-cell>
          <table:table-cell table:number-columns-repeated="3"/>
        </table:table-row>
        <table:table-row table:style-name="ro6">
          <table:table-cell office:value-type="date" office:date-value="2026-06-15" calcext:value-type="date">
            <text:p>15/06/2026</text:p>
          </table:table-cell>
          <table:table-cell office:value-type="string" calcext:value-type="string">
            <text:p>●</text:p>
          </table:table-cell>
          <table:table-cell table:number-columns-repeated="3"/>
        </table:table-row>
        <table:table-row table:style-name="ro6">
          <table:table-cell office:value-type="date" office:date-value="2026-06-21" calcext:value-type="date">
            <text:p>21/06/2026</text:p>
          </table:table-cell>
          <table:table-cell office:value-type="string" calcext:value-type="string">
            <text:p>◐</text:p>
          </table:table-cell>
          <table:table-cell table:number-columns-repeated="3"/>
        </table:table-row>
        <table:table-row table:style-name="ro6">
          <table:table-cell office:value-type="date" office:date-value="2026-06-29" calcext:value-type="date">
            <text:p>29/06/2026</text:p>
          </table:table-cell>
          <table:table-cell office:value-type="string" calcext:value-type="string">
            <text:p>○</text:p>
          </table:table-cell>
          <table:table-cell table:number-columns-repeated="3"/>
        </table:table-row>
        <table:table-row table:style-name="ro6">
          <table:table-cell office:value-type="date" office:date-value="2026-07-07" calcext:value-type="date">
            <text:p>07/07/2026</text:p>
          </table:table-cell>
          <table:table-cell office:value-type="string" calcext:value-type="string">
            <text:p>◑</text:p>
          </table:table-cell>
          <table:table-cell table:number-columns-repeated="3"/>
        </table:table-row>
        <table:table-row table:style-name="ro6">
          <table:table-cell office:value-type="date" office:date-value="2026-07-14" calcext:value-type="date">
            <text:p>14/07/2026</text:p>
          </table:table-cell>
          <table:table-cell office:value-type="string" calcext:value-type="string">
            <text:p>●</text:p>
          </table:table-cell>
          <table:table-cell table:number-columns-repeated="3"/>
        </table:table-row>
        <table:table-row table:style-name="ro6">
          <table:table-cell office:value-type="date" office:date-value="2026-07-21" calcext:value-type="date">
            <text:p>21/07/2026</text:p>
          </table:table-cell>
          <table:table-cell office:value-type="string" calcext:value-type="string">
            <text:p>◐</text:p>
          </table:table-cell>
          <table:table-cell table:number-columns-repeated="3"/>
        </table:table-row>
        <table:table-row table:style-name="ro6">
          <table:table-cell office:value-type="date" office:date-value="2026-07-29" calcext:value-type="date">
            <text:p>29/07/2026</text:p>
          </table:table-cell>
          <table:table-cell office:value-type="string" calcext:value-type="string">
            <text:p>○</text:p>
          </table:table-cell>
          <table:table-cell table:number-columns-repeated="3"/>
        </table:table-row>
        <table:table-row table:style-name="ro6">
          <table:table-cell office:value-type="date" office:date-value="2026-08-06" calcext:value-type="date">
            <text:p>06/08/2026</text:p>
          </table:table-cell>
          <table:table-cell office:value-type="string" calcext:value-type="string">
            <text:p>◑</text:p>
          </table:table-cell>
          <table:table-cell table:number-columns-repeated="3"/>
        </table:table-row>
        <table:table-row table:style-name="ro6">
          <table:table-cell office:value-type="date" office:date-value="2026-08-12" calcext:value-type="date">
            <text:p>12/08/2026</text:p>
          </table:table-cell>
          <table:table-cell office:value-type="string" calcext:value-type="string">
            <text:p>●</text:p>
          </table:table-cell>
          <table:table-cell table:number-columns-repeated="3"/>
        </table:table-row>
        <table:table-row table:style-name="ro6">
          <table:table-cell office:value-type="date" office:date-value="2026-08-20" calcext:value-type="date">
            <text:p>20/08/2026</text:p>
          </table:table-cell>
          <table:table-cell office:value-type="string" calcext:value-type="string">
            <text:p>◐</text:p>
          </table:table-cell>
          <table:table-cell table:number-columns-repeated="3"/>
        </table:table-row>
        <table:table-row table:style-name="ro6">
          <table:table-cell office:value-type="date" office:date-value="2026-08-28" calcext:value-type="date">
            <text:p>28/08/2026</text:p>
          </table:table-cell>
          <table:table-cell office:value-type="string" calcext:value-type="string">
            <text:p>○</text:p>
          </table:table-cell>
          <table:table-cell table:number-columns-repeated="3"/>
        </table:table-row>
        <table:table-row table:style-name="ro6">
          <table:table-cell office:value-type="date" office:date-value="2026-09-04" calcext:value-type="date">
            <text:p>04/09/2026</text:p>
          </table:table-cell>
          <table:table-cell office:value-type="string" calcext:value-type="string">
            <text:p>◑</text:p>
          </table:table-cell>
          <table:table-cell table:number-columns-repeated="3"/>
        </table:table-row>
        <table:table-row table:style-name="ro6">
          <table:table-cell office:value-type="date" office:date-value="2026-09-11" calcext:value-type="date">
            <text:p>11/09/2026</text:p>
          </table:table-cell>
          <table:table-cell office:value-type="string" calcext:value-type="string">
            <text:p>●</text:p>
          </table:table-cell>
          <table:table-cell table:number-columns-repeated="3"/>
        </table:table-row>
        <table:table-row table:style-name="ro6">
          <table:table-cell office:value-type="date" office:date-value="2026-09-18" calcext:value-type="date">
            <text:p>18/09/2026</text:p>
          </table:table-cell>
          <table:table-cell office:value-type="string" calcext:value-type="string">
            <text:p>◐</text:p>
          </table:table-cell>
          <table:table-cell table:number-columns-repeated="3"/>
        </table:table-row>
        <table:table-row table:style-name="ro6">
          <table:table-cell office:value-type="date" office:date-value="2026-09-26" calcext:value-type="date">
            <text:p>26/09/2026</text:p>
          </table:table-cell>
          <table:table-cell office:value-type="string" calcext:value-type="string">
            <text:p>○</text:p>
          </table:table-cell>
          <table:table-cell table:number-columns-repeated="3"/>
        </table:table-row>
        <table:table-row table:style-name="ro6">
          <table:table-cell office:value-type="date" office:date-value="2026-10-03" calcext:value-type="date">
            <text:p>03/10/2026</text:p>
          </table:table-cell>
          <table:table-cell office:value-type="string" calcext:value-type="string">
            <text:p>◑</text:p>
          </table:table-cell>
          <table:table-cell table:number-columns-repeated="3"/>
        </table:table-row>
        <table:table-row table:style-name="ro6">
          <table:table-cell office:value-type="date" office:date-value="2026-10-10" calcext:value-type="date">
            <text:p>10/10/2026</text:p>
          </table:table-cell>
          <table:table-cell office:value-type="string" calcext:value-type="string">
            <text:p>●</text:p>
          </table:table-cell>
          <table:table-cell table:number-columns-repeated="3"/>
        </table:table-row>
        <table:table-row table:style-name="ro6">
          <table:table-cell office:value-type="date" office:date-value="2026-10-18" calcext:value-type="date">
            <text:p>18/10/2026</text:p>
          </table:table-cell>
          <table:table-cell office:value-type="string" calcext:value-type="string">
            <text:p>◐</text:p>
          </table:table-cell>
          <table:table-cell table:number-columns-repeated="3"/>
        </table:table-row>
        <table:table-row table:style-name="ro6">
          <table:table-cell office:value-type="date" office:date-value="2026-10-26" calcext:value-type="date">
            <text:p>26/10/2026</text:p>
          </table:table-cell>
          <table:table-cell office:value-type="string" calcext:value-type="string">
            <text:p>○</text:p>
          </table:table-cell>
          <table:table-cell table:number-columns-repeated="3"/>
        </table:table-row>
        <table:table-row table:style-name="ro6">
          <table:table-cell office:value-type="date" office:date-value="2026-11-01" calcext:value-type="date">
            <text:p>01/11/2026</text:p>
          </table:table-cell>
          <table:table-cell office:value-type="string" calcext:value-type="string">
            <text:p>◑</text:p>
          </table:table-cell>
          <table:table-cell table:number-columns-repeated="3"/>
        </table:table-row>
        <table:table-row table:style-name="ro6">
          <table:table-cell office:value-type="date" office:date-value="2026-11-09" calcext:value-type="date">
            <text:p>09/11/2026</text:p>
          </table:table-cell>
          <table:table-cell office:value-type="string" calcext:value-type="string">
            <text:p>●</text:p>
          </table:table-cell>
          <table:table-cell table:number-columns-repeated="3"/>
        </table:table-row>
        <table:table-row table:style-name="ro6">
          <table:table-cell office:value-type="date" office:date-value="2026-11-17" calcext:value-type="date">
            <text:p>17/11/2026</text:p>
          </table:table-cell>
          <table:table-cell office:value-type="string" calcext:value-type="string">
            <text:p>◐</text:p>
          </table:table-cell>
          <table:table-cell table:number-columns-repeated="3"/>
        </table:table-row>
        <table:table-row table:style-name="ro6">
          <table:table-cell office:value-type="date" office:date-value="2026-11-24" calcext:value-type="date">
            <text:p>24/11/2026</text:p>
          </table:table-cell>
          <table:table-cell office:value-type="string" calcext:value-type="string">
            <text:p>○</text:p>
          </table:table-cell>
          <table:table-cell table:number-columns-repeated="3"/>
        </table:table-row>
        <table:table-row table:style-name="ro6">
          <table:table-cell office:value-type="date" office:date-value="2026-12-01" calcext:value-type="date">
            <text:p>01/12/2026</text:p>
          </table:table-cell>
          <table:table-cell office:value-type="string" calcext:value-type="string">
            <text:p>◑</text:p>
          </table:table-cell>
          <table:table-cell table:number-columns-repeated="3"/>
        </table:table-row>
        <table:table-row table:style-name="ro6">
          <table:table-cell office:value-type="date" office:date-value="2026-12-09" calcext:value-type="date">
            <text:p>09/12/2026</text:p>
          </table:table-cell>
          <table:table-cell office:value-type="string" calcext:value-type="string">
            <text:p>●</text:p>
          </table:table-cell>
          <table:table-cell table:number-columns-repeated="3"/>
        </table:table-row>
        <table:table-row table:style-name="ro6">
          <table:table-cell office:value-type="date" office:date-value="2026-12-17" calcext:value-type="date">
            <text:p>17/12/2026</text:p>
          </table:table-cell>
          <table:table-cell office:value-type="string" calcext:value-type="string">
            <text:p>◐</text:p>
          </table:table-cell>
          <table:table-cell table:number-columns-repeated="3"/>
        </table:table-row>
        <table:table-row table:style-name="ro6">
          <table:table-cell office:value-type="date" office:date-value="2026-12-24" calcext:value-type="date">
            <text:p>24/12/2026</text:p>
          </table:table-cell>
          <table:table-cell office:value-type="string" calcext:value-type="string">
            <text:p>○</text:p>
          </table:table-cell>
          <table:table-cell table:number-columns-repeated="3"/>
        </table:table-row>
        <table:table-row table:style-name="ro6">
          <table:table-cell office:value-type="date" office:date-value="2026-12-30" calcext:value-type="date">
            <text:p>30/12/2026</text:p>
          </table:table-cell>
          <table:table-cell office:value-type="string" calcext:value-type="string">
            <text:p>◑</text:p>
          </table:table-cell>
          <table:table-cell table:number-columns-repeated="3"/>
        </table:table-row>
        <table:table-row table:style-name="ro6">
          <table:table-cell office:value-type="date" office:date-value="2027-01-07" calcext:value-type="date">
            <text:p>07/01/2027</text:p>
          </table:table-cell>
          <table:table-cell office:value-type="string" calcext:value-type="string">
            <text:p>●</text:p>
          </table:table-cell>
          <table:table-cell table:number-columns-repeated="3"/>
        </table:table-row>
        <table:table-row table:style-name="ro6">
          <table:table-cell office:value-type="date" office:date-value="2027-01-15" calcext:value-type="date">
            <text:p>15/01/2027</text:p>
          </table:table-cell>
          <table:table-cell office:value-type="string" calcext:value-type="string">
            <text:p>◐</text:p>
          </table:table-cell>
          <table:table-cell table:number-columns-repeated="3"/>
        </table:table-row>
        <table:table-row table:style-name="ro6">
          <table:table-cell office:value-type="date" office:date-value="2027-01-22" calcext:value-type="date">
            <text:p>22/01/2027</text:p>
          </table:table-cell>
          <table:table-cell office:value-type="string" calcext:value-type="string">
            <text:p>○</text:p>
          </table:table-cell>
          <table:table-cell table:number-columns-repeated="3"/>
        </table:table-row>
        <table:table-row table:style-name="ro6">
          <table:table-cell office:value-type="date" office:date-value="2027-01-29" calcext:value-type="date">
            <text:p>29/01/2027</text:p>
          </table:table-cell>
          <table:table-cell office:value-type="string" calcext:value-type="string">
            <text:p>◑</text:p>
          </table:table-cell>
          <table:table-cell table:number-columns-repeated="3"/>
        </table:table-row>
        <table:table-row table:style-name="ro6">
          <table:table-cell office:value-type="date" office:date-value="2027-02-06" calcext:value-type="date">
            <text:p>06/02/2027</text:p>
          </table:table-cell>
          <table:table-cell office:value-type="string" calcext:value-type="string">
            <text:p>●</text:p>
          </table:table-cell>
          <table:table-cell table:number-columns-repeated="3"/>
        </table:table-row>
        <table:table-row table:style-name="ro6">
          <table:table-cell office:value-type="date" office:date-value="2027-02-14" calcext:value-type="date">
            <text:p>14/02/2027</text:p>
          </table:table-cell>
          <table:table-cell office:value-type="string" calcext:value-type="string">
            <text:p>◐</text:p>
          </table:table-cell>
          <table:table-cell table:number-columns-repeated="3"/>
        </table:table-row>
        <table:table-row table:style-name="ro6">
          <table:table-cell office:value-type="date" office:date-value="2027-02-20" calcext:value-type="date">
            <text:p>20/02/2027</text:p>
          </table:table-cell>
          <table:table-cell office:value-type="string" calcext:value-type="string">
            <text:p>○</text:p>
          </table:table-cell>
          <table:table-cell table:number-columns-repeated="3"/>
        </table:table-row>
        <table:table-row table:style-name="ro6">
          <table:table-cell office:value-type="date" office:date-value="2027-02-28" calcext:value-type="date">
            <text:p>28/02/2027</text:p>
          </table:table-cell>
          <table:table-cell office:value-type="string" calcext:value-type="string">
            <text:p>◑</text:p>
          </table:table-cell>
          <table:table-cell table:number-columns-repeated="3"/>
        </table:table-row>
        <table:table-row table:style-name="ro6">
          <table:table-cell office:value-type="date" office:date-value="2027-03-08" calcext:value-type="date">
            <text:p>08/03/2027</text:p>
          </table:table-cell>
          <table:table-cell office:value-type="string" calcext:value-type="string">
            <text:p>●</text:p>
          </table:table-cell>
          <table:table-cell table:number-columns-repeated="3"/>
        </table:table-row>
        <table:table-row table:style-name="ro6">
          <table:table-cell office:value-type="date" office:date-value="2027-03-15" calcext:value-type="date">
            <text:p>15/03/2027</text:p>
          </table:table-cell>
          <table:table-cell office:value-type="string" calcext:value-type="string">
            <text:p>◐</text:p>
          </table:table-cell>
          <table:table-cell table:number-columns-repeated="3"/>
        </table:table-row>
        <table:table-row table:style-name="ro6">
          <table:table-cell office:value-type="date" office:date-value="2027-03-22" calcext:value-type="date">
            <text:p>22/03/2027</text:p>
          </table:table-cell>
          <table:table-cell office:value-type="string" calcext:value-type="string">
            <text:p>○</text:p>
          </table:table-cell>
          <table:table-cell table:number-columns-repeated="3"/>
        </table:table-row>
        <table:table-row table:style-name="ro6">
          <table:table-cell office:value-type="date" office:date-value="2027-03-30" calcext:value-type="date">
            <text:p>30/03/2027</text:p>
          </table:table-cell>
          <table:table-cell office:value-type="string" calcext:value-type="string">
            <text:p>◑</text:p>
          </table:table-cell>
          <table:table-cell table:number-columns-repeated="3"/>
        </table:table-row>
        <table:table-row table:style-name="ro6">
          <table:table-cell office:value-type="date" office:date-value="2027-04-06" calcext:value-type="date">
            <text:p>06/04/2027</text:p>
          </table:table-cell>
          <table:table-cell office:value-type="string" calcext:value-type="string">
            <text:p>●</text:p>
          </table:table-cell>
          <table:table-cell table:number-columns-repeated="3"/>
        </table:table-row>
        <table:table-row table:style-name="ro6">
          <table:table-cell office:value-type="date" office:date-value="2027-04-13" calcext:value-type="date">
            <text:p>13/04/2027</text:p>
          </table:table-cell>
          <table:table-cell office:value-type="string" calcext:value-type="string">
            <text:p>◐</text:p>
          </table:table-cell>
          <table:table-cell table:number-columns-repeated="3"/>
        </table:table-row>
        <table:table-row table:style-name="ro6">
          <table:table-cell office:value-type="date" office:date-value="2027-04-20" calcext:value-type="date">
            <text:p>20/04/2027</text:p>
          </table:table-cell>
          <table:table-cell office:value-type="string" calcext:value-type="string">
            <text:p>○</text:p>
          </table:table-cell>
          <table:table-cell table:number-columns-repeated="3"/>
        </table:table-row>
        <table:table-row table:style-name="ro6">
          <table:table-cell office:value-type="date" office:date-value="2027-04-28" calcext:value-type="date">
            <text:p>28/04/2027</text:p>
          </table:table-cell>
          <table:table-cell office:value-type="string" calcext:value-type="string">
            <text:p>◑</text:p>
          </table:table-cell>
          <table:table-cell table:number-columns-repeated="3"/>
        </table:table-row>
        <table:table-row table:style-name="ro6">
          <table:table-cell office:value-type="date" office:date-value="2027-05-06" calcext:value-type="date">
            <text:p>06/05/2027</text:p>
          </table:table-cell>
          <table:table-cell office:value-type="string" calcext:value-type="string">
            <text:p>●</text:p>
          </table:table-cell>
          <table:table-cell table:number-columns-repeated="3"/>
        </table:table-row>
        <table:table-row table:style-name="ro6">
          <table:table-cell office:value-type="date" office:date-value="2027-05-13" calcext:value-type="date">
            <text:p>13/05/2027</text:p>
          </table:table-cell>
          <table:table-cell office:value-type="string" calcext:value-type="string">
            <text:p>◐</text:p>
          </table:table-cell>
          <table:table-cell table:number-columns-repeated="3"/>
        </table:table-row>
        <table:table-row table:style-name="ro6">
          <table:table-cell office:value-type="date" office:date-value="2027-05-20" calcext:value-type="date">
            <text:p>20/05/2027</text:p>
          </table:table-cell>
          <table:table-cell office:value-type="string" calcext:value-type="string">
            <text:p>○</text:p>
          </table:table-cell>
          <table:table-cell table:number-columns-repeated="3"/>
        </table:table-row>
        <table:table-row table:style-name="ro6">
          <table:table-cell office:value-type="date" office:date-value="2027-05-28" calcext:value-type="date">
            <text:p>28/05/2027</text:p>
          </table:table-cell>
          <table:table-cell office:value-type="string" calcext:value-type="string">
            <text:p>◑</text:p>
          </table:table-cell>
          <table:table-cell table:number-columns-repeated="3"/>
        </table:table-row>
        <table:table-row table:style-name="ro6">
          <table:table-cell office:value-type="date" office:date-value="2027-06-04" calcext:value-type="date">
            <text:p>04/06/2027</text:p>
          </table:table-cell>
          <table:table-cell office:value-type="string" calcext:value-type="string">
            <text:p>●</text:p>
          </table:table-cell>
          <table:table-cell table:number-columns-repeated="3"/>
        </table:table-row>
        <table:table-row table:style-name="ro6">
          <table:table-cell office:value-type="date" office:date-value="2027-06-11" calcext:value-type="date">
            <text:p>11/06/2027</text:p>
          </table:table-cell>
          <table:table-cell office:value-type="string" calcext:value-type="string">
            <text:p>◐</text:p>
          </table:table-cell>
          <table:table-cell table:number-columns-repeated="3"/>
        </table:table-row>
        <table:table-row table:style-name="ro6">
          <table:table-cell office:value-type="date" office:date-value="2027-06-19" calcext:value-type="date">
            <text:p>19/06/2027</text:p>
          </table:table-cell>
          <table:table-cell office:value-type="string" calcext:value-type="string">
            <text:p>○</text:p>
          </table:table-cell>
          <table:table-cell table:number-columns-repeated="3"/>
        </table:table-row>
        <table:table-row table:style-name="ro6">
          <table:table-cell office:value-type="date" office:date-value="2027-06-27" calcext:value-type="date">
            <text:p>27/06/2027</text:p>
          </table:table-cell>
          <table:table-cell office:value-type="string" calcext:value-type="string">
            <text:p>◑</text:p>
          </table:table-cell>
          <table:table-cell table:number-columns-repeated="3"/>
        </table:table-row>
        <table:table-row table:style-name="ro6">
          <table:table-cell office:value-type="date" office:date-value="2027-07-04" calcext:value-type="date">
            <text:p>04/07/2027</text:p>
          </table:table-cell>
          <table:table-cell office:value-type="string" calcext:value-type="string">
            <text:p>●</text:p>
          </table:table-cell>
          <table:table-cell table:number-columns-repeated="3"/>
        </table:table-row>
        <table:table-row table:style-name="ro6">
          <table:table-cell office:value-type="date" office:date-value="2027-07-10" calcext:value-type="date">
            <text:p>10/07/2027</text:p>
          </table:table-cell>
          <table:table-cell office:value-type="string" calcext:value-type="string">
            <text:p>◐</text:p>
          </table:table-cell>
          <table:table-cell table:number-columns-repeated="3"/>
        </table:table-row>
        <table:table-row table:style-name="ro6">
          <table:table-cell office:value-type="date" office:date-value="2027-07-18" calcext:value-type="date">
            <text:p>18/07/2027</text:p>
          </table:table-cell>
          <table:table-cell office:value-type="string" calcext:value-type="string">
            <text:p>○</text:p>
          </table:table-cell>
          <table:table-cell table:number-columns-repeated="3"/>
        </table:table-row>
        <table:table-row table:style-name="ro6">
          <table:table-cell office:value-type="date" office:date-value="2027-07-26" calcext:value-type="date">
            <text:p>26/07/2027</text:p>
          </table:table-cell>
          <table:table-cell office:value-type="string" calcext:value-type="string">
            <text:p>◑</text:p>
          </table:table-cell>
          <table:table-cell table:number-columns-repeated="3"/>
        </table:table-row>
        <table:table-row table:style-name="ro6">
          <table:table-cell office:value-type="date" office:date-value="2027-08-02" calcext:value-type="date">
            <text:p>02/08/2027</text:p>
          </table:table-cell>
          <table:table-cell office:value-type="string" calcext:value-type="string">
            <text:p>●</text:p>
          </table:table-cell>
          <table:table-cell table:number-columns-repeated="3"/>
        </table:table-row>
        <table:table-row table:style-name="ro6">
          <table:table-cell office:value-type="date" office:date-value="2027-08-09" calcext:value-type="date">
            <text:p>09/08/2027</text:p>
          </table:table-cell>
          <table:table-cell office:value-type="string" calcext:value-type="string">
            <text:p>◐</text:p>
          </table:table-cell>
          <table:table-cell table:number-columns-repeated="3"/>
        </table:table-row>
        <table:table-row table:style-name="ro6">
          <table:table-cell office:value-type="date" office:date-value="2027-08-17" calcext:value-type="date">
            <text:p>17/08/2027</text:p>
          </table:table-cell>
          <table:table-cell office:value-type="string" calcext:value-type="string">
            <text:p>○</text:p>
          </table:table-cell>
          <table:table-cell table:number-columns-repeated="3"/>
        </table:table-row>
        <table:table-row table:style-name="ro6">
          <table:table-cell office:value-type="date" office:date-value="2027-08-25" calcext:value-type="date">
            <text:p>25/08/2027</text:p>
          </table:table-cell>
          <table:table-cell office:value-type="string" calcext:value-type="string">
            <text:p>◑</text:p>
          </table:table-cell>
          <table:table-cell table:number-columns-repeated="3"/>
        </table:table-row>
        <table:table-row table:style-name="ro6">
          <table:table-cell office:value-type="date" office:date-value="2027-08-31" calcext:value-type="date">
            <text:p>31/08/2027</text:p>
          </table:table-cell>
          <table:table-cell office:value-type="string" calcext:value-type="string">
            <text:p>●</text:p>
          </table:table-cell>
          <table:table-cell table:number-columns-repeated="3"/>
        </table:table-row>
        <table:table-row table:style-name="ro6">
          <table:table-cell office:value-type="date" office:date-value="2027-09-07" calcext:value-type="date">
            <text:p>07/09/2027</text:p>
          </table:table-cell>
          <table:table-cell office:value-type="string" calcext:value-type="string">
            <text:p>◐</text:p>
          </table:table-cell>
          <table:table-cell table:number-columns-repeated="3"/>
        </table:table-row>
        <table:table-row table:style-name="ro6">
          <table:table-cell office:value-type="date" office:date-value="2027-09-15" calcext:value-type="date">
            <text:p>15/09/2027</text:p>
          </table:table-cell>
          <table:table-cell office:value-type="string" calcext:value-type="string">
            <text:p>○</text:p>
          </table:table-cell>
          <table:table-cell table:number-columns-repeated="3"/>
        </table:table-row>
        <table:table-row table:style-name="ro6">
          <table:table-cell office:value-type="date" office:date-value="2027-09-23" calcext:value-type="date">
            <text:p>23/09/2027</text:p>
          </table:table-cell>
          <table:table-cell office:value-type="string" calcext:value-type="string">
            <text:p>◑</text:p>
          </table:table-cell>
          <table:table-cell table:number-columns-repeated="3"/>
        </table:table-row>
        <table:table-row table:style-name="ro6">
          <table:table-cell office:value-type="date" office:date-value="2027-09-30" calcext:value-type="date">
            <text:p>30/09/2027</text:p>
          </table:table-cell>
          <table:table-cell office:value-type="string" calcext:value-type="string">
            <text:p>●</text:p>
          </table:table-cell>
          <table:table-cell table:number-columns-repeated="3"/>
        </table:table-row>
        <table:table-row table:style-name="ro6">
          <table:table-cell office:value-type="date" office:date-value="2027-10-07" calcext:value-type="date">
            <text:p>07/10/2027</text:p>
          </table:table-cell>
          <table:table-cell office:value-type="string" calcext:value-type="string">
            <text:p>◐</text:p>
          </table:table-cell>
          <table:table-cell table:number-columns-repeated="3"/>
        </table:table-row>
        <table:table-row table:style-name="ro6">
          <table:table-cell office:value-type="date" office:date-value="2027-10-15" calcext:value-type="date">
            <text:p>15/10/2027</text:p>
          </table:table-cell>
          <table:table-cell office:value-type="string" calcext:value-type="string">
            <text:p>○</text:p>
          </table:table-cell>
          <table:table-cell table:number-columns-repeated="3"/>
        </table:table-row>
        <table:table-row table:style-name="ro6">
          <table:table-cell office:value-type="date" office:date-value="2027-10-22" calcext:value-type="date">
            <text:p>22/10/2027</text:p>
          </table:table-cell>
          <table:table-cell office:value-type="string" calcext:value-type="string">
            <text:p>◑</text:p>
          </table:table-cell>
          <table:table-cell table:number-columns-repeated="3"/>
        </table:table-row>
        <table:table-row table:style-name="ro6">
          <table:table-cell office:value-type="date" office:date-value="2027-10-29" calcext:value-type="date">
            <text:p>29/10/2027</text:p>
          </table:table-cell>
          <table:table-cell office:value-type="string" calcext:value-type="string">
            <text:p>●</text:p>
          </table:table-cell>
          <table:table-cell table:number-columns-repeated="3"/>
        </table:table-row>
        <table:table-row table:style-name="ro6">
          <table:table-cell office:value-type="date" office:date-value="2027-11-06" calcext:value-type="date">
            <text:p>06/11/2027</text:p>
          </table:table-cell>
          <table:table-cell office:value-type="string" calcext:value-type="string">
            <text:p>◐</text:p>
          </table:table-cell>
          <table:table-cell table:number-columns-repeated="3"/>
        </table:table-row>
        <table:table-row table:style-name="ro6">
          <table:table-cell office:value-type="date" office:date-value="2027-11-14" calcext:value-type="date">
            <text:p>14/11/2027</text:p>
          </table:table-cell>
          <table:table-cell office:value-type="string" calcext:value-type="string">
            <text:p>○</text:p>
          </table:table-cell>
          <table:table-cell table:number-columns-repeated="3"/>
        </table:table-row>
        <table:table-row table:style-name="ro6">
          <table:table-cell office:value-type="date" office:date-value="2027-11-21" calcext:value-type="date">
            <text:p>21/11/2027</text:p>
          </table:table-cell>
          <table:table-cell office:value-type="string" calcext:value-type="string">
            <text:p>◑</text:p>
          </table:table-cell>
          <table:table-cell table:number-columns-repeated="3"/>
        </table:table-row>
        <table:table-row table:style-name="ro6">
          <table:table-cell office:value-type="date" office:date-value="2027-11-28" calcext:value-type="date">
            <text:p>28/11/2027</text:p>
          </table:table-cell>
          <table:table-cell office:value-type="string" calcext:value-type="string">
            <text:p>●</text:p>
          </table:table-cell>
          <table:table-cell table:number-columns-repeated="3"/>
        </table:table-row>
        <table:table-row table:style-name="ro6">
          <table:table-cell office:value-type="date" office:date-value="2027-12-06" calcext:value-type="date">
            <text:p>06/12/2027</text:p>
          </table:table-cell>
          <table:table-cell office:value-type="string" calcext:value-type="string">
            <text:p>◐</text:p>
          </table:table-cell>
          <table:table-cell table:number-columns-repeated="3"/>
        </table:table-row>
        <table:table-row table:style-name="ro6">
          <table:table-cell office:value-type="date" office:date-value="2027-12-13" calcext:value-type="date">
            <text:p>13/12/2027</text:p>
          </table:table-cell>
          <table:table-cell office:value-type="string" calcext:value-type="string">
            <text:p>○</text:p>
          </table:table-cell>
          <table:table-cell table:number-columns-repeated="3"/>
        </table:table-row>
        <table:table-row table:style-name="ro6">
          <table:table-cell office:value-type="date" office:date-value="2027-12-20" calcext:value-type="date">
            <text:p>20/12/2027</text:p>
          </table:table-cell>
          <table:table-cell office:value-type="string" calcext:value-type="string">
            <text:p>◑</text:p>
          </table:table-cell>
          <table:table-cell table:number-columns-repeated="3"/>
        </table:table-row>
        <table:table-row table:style-name="ro6">
          <table:table-cell office:value-type="date" office:date-value="2027-12-27" calcext:value-type="date">
            <text:p>27/12/2027</text:p>
          </table:table-cell>
          <table:table-cell office:value-type="string" calcext:value-type="string">
            <text:p>●</text:p>
          </table:table-cell>
          <table:table-cell table:number-columns-repeated="3"/>
        </table:table-row>
        <table:table-row table:style-name="ro6">
          <table:table-cell office:value-type="date" office:date-value="2028-01-05" calcext:value-type="date">
            <text:p>05/01/2028</text:p>
          </table:table-cell>
          <table:table-cell office:value-type="string" calcext:value-type="string">
            <text:p>◐</text:p>
          </table:table-cell>
          <table:table-cell table:number-columns-repeated="3"/>
        </table:table-row>
        <table:table-row table:style-name="ro6">
          <table:table-cell office:value-type="date" office:date-value="2028-01-12" calcext:value-type="date">
            <text:p>12/01/2028</text:p>
          </table:table-cell>
          <table:table-cell office:value-type="string" calcext:value-type="string">
            <text:p>○</text:p>
          </table:table-cell>
          <table:table-cell table:number-columns-repeated="3"/>
        </table:table-row>
        <table:table-row table:style-name="ro6">
          <table:table-cell office:value-type="date" office:date-value="2028-01-18" calcext:value-type="date">
            <text:p>18/01/2028</text:p>
          </table:table-cell>
          <table:table-cell office:value-type="string" calcext:value-type="string">
            <text:p>◑</text:p>
          </table:table-cell>
          <table:table-cell table:number-columns-repeated="3"/>
        </table:table-row>
        <table:table-row table:style-name="ro6">
          <table:table-cell office:value-type="date" office:date-value="2028-01-26" calcext:value-type="date">
            <text:p>26/01/2028</text:p>
          </table:table-cell>
          <table:table-cell office:value-type="string" calcext:value-type="string">
            <text:p>●</text:p>
          </table:table-cell>
          <table:table-cell table:number-columns-repeated="3"/>
        </table:table-row>
        <table:table-row table:style-name="ro6">
          <table:table-cell office:value-type="date" office:date-value="2028-02-03" calcext:value-type="date">
            <text:p>03/02/2028</text:p>
          </table:table-cell>
          <table:table-cell office:value-type="string" calcext:value-type="string">
            <text:p>◐</text:p>
          </table:table-cell>
          <table:table-cell table:number-columns-repeated="3"/>
        </table:table-row>
        <table:table-row table:style-name="ro6">
          <table:table-cell office:value-type="date" office:date-value="2028-02-10" calcext:value-type="date">
            <text:p>10/02/2028</text:p>
          </table:table-cell>
          <table:table-cell office:value-type="string" calcext:value-type="string">
            <text:p>○</text:p>
          </table:table-cell>
          <table:table-cell table:number-columns-repeated="3"/>
        </table:table-row>
        <table:table-row table:style-name="ro6">
          <table:table-cell office:value-type="date" office:date-value="2028-02-17" calcext:value-type="date">
            <text:p>17/02/2028</text:p>
          </table:table-cell>
          <table:table-cell office:value-type="string" calcext:value-type="string">
            <text:p>◑</text:p>
          </table:table-cell>
          <table:table-cell table:number-columns-repeated="3"/>
        </table:table-row>
        <table:table-row table:style-name="ro6">
          <table:table-cell office:value-type="date" office:date-value="2028-02-25" calcext:value-type="date">
            <text:p>25/02/2028</text:p>
          </table:table-cell>
          <table:table-cell office:value-type="string" calcext:value-type="string">
            <text:p>●</text:p>
          </table:table-cell>
          <table:table-cell table:number-columns-repeated="3"/>
        </table:table-row>
        <table:table-row table:style-name="ro6">
          <table:table-cell office:value-type="date" office:date-value="2028-03-04" calcext:value-type="date">
            <text:p>04/03/2028</text:p>
          </table:table-cell>
          <table:table-cell office:value-type="string" calcext:value-type="string">
            <text:p>◐</text:p>
          </table:table-cell>
          <table:table-cell table:number-columns-repeated="3"/>
        </table:table-row>
        <table:table-row table:style-name="ro6">
          <table:table-cell office:value-type="date" office:date-value="2028-03-11" calcext:value-type="date">
            <text:p>11/03/2028</text:p>
          </table:table-cell>
          <table:table-cell office:value-type="string" calcext:value-type="string">
            <text:p>○</text:p>
          </table:table-cell>
          <table:table-cell table:number-columns-repeated="3"/>
        </table:table-row>
        <table:table-row table:style-name="ro6">
          <table:table-cell office:value-type="date" office:date-value="2028-03-17" calcext:value-type="date">
            <text:p>17/03/2028</text:p>
          </table:table-cell>
          <table:table-cell office:value-type="string" calcext:value-type="string">
            <text:p>◑</text:p>
          </table:table-cell>
          <table:table-cell table:number-columns-repeated="3"/>
        </table:table-row>
        <table:table-row table:style-name="ro6">
          <table:table-cell office:value-type="date" office:date-value="2028-03-26" calcext:value-type="date">
            <text:p>26/03/2028</text:p>
          </table:table-cell>
          <table:table-cell office:value-type="string" calcext:value-type="string">
            <text:p>●</text:p>
          </table:table-cell>
          <table:table-cell table:number-columns-repeated="3"/>
        </table:table-row>
        <table:table-row table:style-name="ro6">
          <table:table-cell office:value-type="date" office:date-value="2028-04-02" calcext:value-type="date">
            <text:p>02/04/2028</text:p>
          </table:table-cell>
          <table:table-cell office:value-type="string" calcext:value-type="string">
            <text:p>◐</text:p>
          </table:table-cell>
          <table:table-cell table:number-columns-repeated="3"/>
        </table:table-row>
        <table:table-row table:style-name="ro6">
          <table:table-cell office:value-type="date" office:date-value="2028-04-09" calcext:value-type="date">
            <text:p>09/04/2028</text:p>
          </table:table-cell>
          <table:table-cell office:value-type="string" calcext:value-type="string">
            <text:p>○</text:p>
          </table:table-cell>
          <table:table-cell table:number-columns-repeated="3"/>
        </table:table-row>
        <table:table-row table:style-name="ro6">
          <table:table-cell office:value-type="date" office:date-value="2028-04-16" calcext:value-type="date">
            <text:p>16/04/2028</text:p>
          </table:table-cell>
          <table:table-cell office:value-type="string" calcext:value-type="string">
            <text:p>◑</text:p>
          </table:table-cell>
          <table:table-cell table:number-columns-repeated="3"/>
        </table:table-row>
        <table:table-row table:style-name="ro6">
          <table:table-cell office:value-type="date" office:date-value="2028-04-24" calcext:value-type="date">
            <text:p>24/04/2028</text:p>
          </table:table-cell>
          <table:table-cell office:value-type="string" calcext:value-type="string">
            <text:p>●</text:p>
          </table:table-cell>
          <table:table-cell table:number-columns-repeated="3"/>
        </table:table-row>
        <table:table-row table:style-name="ro6">
          <table:table-cell office:value-type="date" office:date-value="2028-05-02" calcext:value-type="date">
            <text:p>02/05/2028</text:p>
          </table:table-cell>
          <table:table-cell office:value-type="string" calcext:value-type="string">
            <text:p>◐</text:p>
          </table:table-cell>
          <table:table-cell table:number-columns-repeated="3"/>
        </table:table-row>
        <table:table-row table:style-name="ro6">
          <table:table-cell office:value-type="date" office:date-value="2028-05-08" calcext:value-type="date">
            <text:p>08/05/2028</text:p>
          </table:table-cell>
          <table:table-cell office:value-type="string" calcext:value-type="string">
            <text:p>○</text:p>
          </table:table-cell>
          <table:table-cell table:number-columns-repeated="3"/>
        </table:table-row>
        <table:table-row table:style-name="ro6">
          <table:table-cell office:value-type="date" office:date-value="2028-05-16" calcext:value-type="date">
            <text:p>16/05/2028</text:p>
          </table:table-cell>
          <table:table-cell office:value-type="string" calcext:value-type="string">
            <text:p>◑</text:p>
          </table:table-cell>
          <table:table-cell table:number-columns-repeated="3"/>
        </table:table-row>
        <table:table-row table:style-name="ro6">
          <table:table-cell office:value-type="date" office:date-value="2028-05-24" calcext:value-type="date">
            <text:p>24/05/2028</text:p>
          </table:table-cell>
          <table:table-cell office:value-type="string" calcext:value-type="string">
            <text:p>●</text:p>
          </table:table-cell>
          <table:table-cell table:number-columns-repeated="3"/>
        </table:table-row>
        <table:table-row table:style-name="ro6">
          <table:table-cell office:value-type="date" office:date-value="2028-05-31" calcext:value-type="date">
            <text:p>31/05/2028</text:p>
          </table:table-cell>
          <table:table-cell office:value-type="string" calcext:value-type="string">
            <text:p>◐</text:p>
          </table:table-cell>
          <table:table-cell table:number-columns-repeated="3"/>
        </table:table-row>
        <table:table-row table:style-name="ro6">
          <table:table-cell office:value-type="date" office:date-value="2028-06-07" calcext:value-type="date">
            <text:p>07/06/2028</text:p>
          </table:table-cell>
          <table:table-cell office:value-type="string" calcext:value-type="string">
            <text:p>○</text:p>
          </table:table-cell>
          <table:table-cell table:number-columns-repeated="3"/>
        </table:table-row>
        <table:table-row table:style-name="ro6">
          <table:table-cell office:value-type="date" office:date-value="2028-06-15" calcext:value-type="date">
            <text:p>15/06/2028</text:p>
          </table:table-cell>
          <table:table-cell office:value-type="string" calcext:value-type="string">
            <text:p>◑</text:p>
          </table:table-cell>
          <table:table-cell table:number-columns-repeated="3"/>
        </table:table-row>
        <table:table-row table:style-name="ro6">
          <table:table-cell office:value-type="date" office:date-value="2028-06-22" calcext:value-type="date">
            <text:p>22/06/2028</text:p>
          </table:table-cell>
          <table:table-cell office:value-type="string" calcext:value-type="string">
            <text:p>●</text:p>
          </table:table-cell>
          <table:table-cell table:number-columns-repeated="3"/>
        </table:table-row>
        <table:table-row table:style-name="ro6">
          <table:table-cell office:value-type="date" office:date-value="2028-06-29" calcext:value-type="date">
            <text:p>29/06/2028</text:p>
          </table:table-cell>
          <table:table-cell office:value-type="string" calcext:value-type="string">
            <text:p>◐</text:p>
          </table:table-cell>
          <table:table-cell table:number-columns-repeated="3"/>
        </table:table-row>
        <table:table-row table:style-name="ro6">
          <table:table-cell office:value-type="date" office:date-value="2028-07-06" calcext:value-type="date">
            <text:p>06/07/2028</text:p>
          </table:table-cell>
          <table:table-cell office:value-type="string" calcext:value-type="string">
            <text:p>○</text:p>
          </table:table-cell>
          <table:table-cell table:number-columns-repeated="3"/>
        </table:table-row>
        <table:table-row table:style-name="ro6">
          <table:table-cell office:value-type="date" office:date-value="2028-07-14" calcext:value-type="date">
            <text:p>14/07/2028</text:p>
          </table:table-cell>
          <table:table-cell office:value-type="string" calcext:value-type="string">
            <text:p>◑</text:p>
          </table:table-cell>
          <table:table-cell table:number-columns-repeated="3"/>
        </table:table-row>
        <table:table-row table:style-name="ro6">
          <table:table-cell office:value-type="date" office:date-value="2028-07-22" calcext:value-type="date">
            <text:p>22/07/2028</text:p>
          </table:table-cell>
          <table:table-cell office:value-type="string" calcext:value-type="string">
            <text:p>●</text:p>
          </table:table-cell>
          <table:table-cell table:number-columns-repeated="3"/>
        </table:table-row>
        <table:table-row table:style-name="ro6">
          <table:table-cell office:value-type="date" office:date-value="2028-07-28" calcext:value-type="date">
            <text:p>28/07/2028</text:p>
          </table:table-cell>
          <table:table-cell office:value-type="string" calcext:value-type="string">
            <text:p>◐</text:p>
          </table:table-cell>
          <table:table-cell table:number-columns-repeated="3"/>
        </table:table-row>
        <table:table-row table:style-name="ro6">
          <table:table-cell office:value-type="date" office:date-value="2028-08-05" calcext:value-type="date">
            <text:p>05/08/2028</text:p>
          </table:table-cell>
          <table:table-cell office:value-type="string" calcext:value-type="string">
            <text:p>○</text:p>
          </table:table-cell>
          <table:table-cell table:number-columns-repeated="3"/>
        </table:table-row>
        <table:table-row table:style-name="ro6">
          <table:table-cell office:value-type="date" office:date-value="2028-08-13" calcext:value-type="date">
            <text:p>13/08/2028</text:p>
          </table:table-cell>
          <table:table-cell office:value-type="string" calcext:value-type="string">
            <text:p>◑</text:p>
          </table:table-cell>
          <table:table-cell table:number-columns-repeated="3"/>
        </table:table-row>
        <table:table-row table:style-name="ro6">
          <table:table-cell office:value-type="date" office:date-value="2028-08-20" calcext:value-type="date">
            <text:p>20/08/2028</text:p>
          </table:table-cell>
          <table:table-cell office:value-type="string" calcext:value-type="string">
            <text:p>●</text:p>
          </table:table-cell>
          <table:table-cell table:number-columns-repeated="3"/>
        </table:table-row>
        <table:table-row table:style-name="ro6">
          <table:table-cell office:value-type="date" office:date-value="2028-08-27" calcext:value-type="date">
            <text:p>27/08/2028</text:p>
          </table:table-cell>
          <table:table-cell office:value-type="string" calcext:value-type="string">
            <text:p>◐</text:p>
          </table:table-cell>
          <table:table-cell table:number-columns-repeated="3"/>
        </table:table-row>
        <table:table-row table:style-name="ro6">
          <table:table-cell office:value-type="date" office:date-value="2028-09-03" calcext:value-type="date">
            <text:p>03/09/2028</text:p>
          </table:table-cell>
          <table:table-cell office:value-type="string" calcext:value-type="string">
            <text:p>○</text:p>
          </table:table-cell>
          <table:table-cell table:number-columns-repeated="3"/>
        </table:table-row>
        <table:table-row table:style-name="ro6">
          <table:table-cell office:value-type="date" office:date-value="2028-09-12" calcext:value-type="date">
            <text:p>12/09/2028</text:p>
          </table:table-cell>
          <table:table-cell office:value-type="string" calcext:value-type="string">
            <text:p>◑</text:p>
          </table:table-cell>
          <table:table-cell table:number-columns-repeated="3"/>
        </table:table-row>
        <table:table-row table:style-name="ro6">
          <table:table-cell office:value-type="date" office:date-value="2028-09-18" calcext:value-type="date">
            <text:p>18/09/2028</text:p>
          </table:table-cell>
          <table:table-cell office:value-type="string" calcext:value-type="string">
            <text:p>●</text:p>
          </table:table-cell>
          <table:table-cell table:number-columns-repeated="3"/>
        </table:table-row>
        <table:table-row table:style-name="ro6">
          <table:table-cell office:value-type="date" office:date-value="2028-09-25" calcext:value-type="date">
            <text:p>25/09/2028</text:p>
          </table:table-cell>
          <table:table-cell office:value-type="string" calcext:value-type="string">
            <text:p>◐</text:p>
          </table:table-cell>
          <table:table-cell table:number-columns-repeated="3"/>
        </table:table-row>
        <table:table-row table:style-name="ro6">
          <table:table-cell office:value-type="date" office:date-value="2028-10-03" calcext:value-type="date">
            <text:p>03/10/2028</text:p>
          </table:table-cell>
          <table:table-cell office:value-type="string" calcext:value-type="string">
            <text:p>○</text:p>
          </table:table-cell>
          <table:table-cell table:number-columns-repeated="3"/>
        </table:table-row>
        <table:table-row table:style-name="ro6">
          <table:table-cell office:value-type="date" office:date-value="2028-10-11" calcext:value-type="date">
            <text:p>11/10/2028</text:p>
          </table:table-cell>
          <table:table-cell office:value-type="string" calcext:value-type="string">
            <text:p>◑</text:p>
          </table:table-cell>
          <table:table-cell table:number-columns-repeated="3"/>
        </table:table-row>
        <table:table-row table:style-name="ro6">
          <table:table-cell office:value-type="date" office:date-value="2028-10-18" calcext:value-type="date">
            <text:p>18/10/2028</text:p>
          </table:table-cell>
          <table:table-cell office:value-type="string" calcext:value-type="string">
            <text:p>●</text:p>
          </table:table-cell>
          <table:table-cell table:number-columns-repeated="3"/>
        </table:table-row>
        <table:table-row table:style-name="ro6">
          <table:table-cell office:value-type="date" office:date-value="2028-10-25" calcext:value-type="date">
            <text:p>25/10/2028</text:p>
          </table:table-cell>
          <table:table-cell office:value-type="string" calcext:value-type="string">
            <text:p>◐</text:p>
          </table:table-cell>
          <table:table-cell table:number-columns-repeated="3"/>
        </table:table-row>
        <table:table-row table:style-name="ro6">
          <table:table-cell office:value-type="date" office:date-value="2028-11-02" calcext:value-type="date">
            <text:p>02/11/2028</text:p>
          </table:table-cell>
          <table:table-cell office:value-type="string" calcext:value-type="string">
            <text:p>○</text:p>
          </table:table-cell>
          <table:table-cell table:number-columns-repeated="3"/>
        </table:table-row>
        <table:table-row table:style-name="ro6">
          <table:table-cell office:value-type="date" office:date-value="2028-11-09" calcext:value-type="date">
            <text:p>09/11/2028</text:p>
          </table:table-cell>
          <table:table-cell office:value-type="string" calcext:value-type="string">
            <text:p>◑</text:p>
          </table:table-cell>
          <table:table-cell table:number-columns-repeated="3"/>
        </table:table-row>
        <table:table-row table:style-name="ro6">
          <table:table-cell office:value-type="date" office:date-value="2028-11-16" calcext:value-type="date">
            <text:p>16/11/2028</text:p>
          </table:table-cell>
          <table:table-cell office:value-type="string" calcext:value-type="string">
            <text:p>●</text:p>
          </table:table-cell>
          <table:table-cell table:number-columns-repeated="3"/>
        </table:table-row>
        <table:table-row table:style-name="ro6">
          <table:table-cell office:value-type="date" office:date-value="2028-11-24" calcext:value-type="date">
            <text:p>24/11/2028</text:p>
          </table:table-cell>
          <table:table-cell office:value-type="string" calcext:value-type="string">
            <text:p>◐</text:p>
          </table:table-cell>
          <table:table-cell table:number-columns-repeated="3"/>
        </table:table-row>
        <table:table-row table:style-name="ro6">
          <table:table-cell office:value-type="date" office:date-value="2028-12-02" calcext:value-type="date">
            <text:p>02/12/2028</text:p>
          </table:table-cell>
          <table:table-cell office:value-type="string" calcext:value-type="string">
            <text:p>○</text:p>
          </table:table-cell>
          <table:table-cell table:number-columns-repeated="3"/>
        </table:table-row>
        <table:table-row table:style-name="ro6">
          <table:table-cell office:value-type="date" office:date-value="2028-12-09" calcext:value-type="date">
            <text:p>09/12/2028</text:p>
          </table:table-cell>
          <table:table-cell office:value-type="string" calcext:value-type="string">
            <text:p>◑</text:p>
          </table:table-cell>
          <table:table-cell table:number-columns-repeated="3"/>
        </table:table-row>
        <table:table-row table:style-name="ro6">
          <table:table-cell office:value-type="date" office:date-value="2028-12-16" calcext:value-type="date">
            <text:p>16/12/2028</text:p>
          </table:table-cell>
          <table:table-cell office:value-type="string" calcext:value-type="string">
            <text:p>●</text:p>
          </table:table-cell>
          <table:table-cell table:number-columns-repeated="3"/>
        </table:table-row>
        <table:table-row table:style-name="ro6">
          <table:table-cell office:value-type="date" office:date-value="2028-12-23" calcext:value-type="date">
            <text:p>23/12/2028</text:p>
          </table:table-cell>
          <table:table-cell office:value-type="string" calcext:value-type="string">
            <text:p>◐</text:p>
          </table:table-cell>
          <table:table-cell table:number-columns-repeated="3"/>
        </table:table-row>
        <table:table-row table:style-name="ro6">
          <table:table-cell office:value-type="date" office:date-value="2028-12-31" calcext:value-type="date">
            <text:p>31/12/2028</text:p>
          </table:table-cell>
          <table:table-cell office:value-type="string" calcext:value-type="string">
            <text:p>○</text:p>
          </table:table-cell>
          <table:table-cell table:number-columns-repeated="3"/>
        </table:table-row>
        <table:table-row table:style-name="ro6">
          <table:table-cell office:value-type="date" office:date-value="2029-01-07" calcext:value-type="date">
            <text:p>07/01/2029</text:p>
          </table:table-cell>
          <table:table-cell office:value-type="string" calcext:value-type="string">
            <text:p>◑</text:p>
          </table:table-cell>
          <table:table-cell table:number-columns-repeated="3"/>
        </table:table-row>
        <table:table-row table:style-name="ro6">
          <table:table-cell office:value-type="date" office:date-value="2029-01-14" calcext:value-type="date">
            <text:p>14/01/2029</text:p>
          </table:table-cell>
          <table:table-cell office:value-type="string" calcext:value-type="string">
            <text:p>●</text:p>
          </table:table-cell>
          <table:table-cell table:number-columns-repeated="3"/>
        </table:table-row>
        <table:table-row table:style-name="ro6">
          <table:table-cell office:value-type="date" office:date-value="2029-01-22" calcext:value-type="date">
            <text:p>22/01/2029</text:p>
          </table:table-cell>
          <table:table-cell office:value-type="string" calcext:value-type="string">
            <text:p>◐</text:p>
          </table:table-cell>
          <table:table-cell table:number-columns-repeated="3"/>
        </table:table-row>
        <table:table-row table:style-name="ro6">
          <table:table-cell office:value-type="date" office:date-value="2029-01-30" calcext:value-type="date">
            <text:p>30/01/2029</text:p>
          </table:table-cell>
          <table:table-cell office:value-type="string" calcext:value-type="string">
            <text:p>○</text:p>
          </table:table-cell>
          <table:table-cell table:number-columns-repeated="3"/>
        </table:table-row>
        <table:table-row table:style-name="ro6">
          <table:table-cell office:value-type="date" office:date-value="2029-02-05" calcext:value-type="date">
            <text:p>05/02/2029</text:p>
          </table:table-cell>
          <table:table-cell office:value-type="string" calcext:value-type="string">
            <text:p>◑</text:p>
          </table:table-cell>
          <table:table-cell table:number-columns-repeated="3"/>
        </table:table-row>
        <table:table-row table:style-name="ro6">
          <table:table-cell office:value-type="date" office:date-value="2029-02-13" calcext:value-type="date">
            <text:p>13/02/2029</text:p>
          </table:table-cell>
          <table:table-cell office:value-type="string" calcext:value-type="string">
            <text:p>●</text:p>
          </table:table-cell>
          <table:table-cell table:number-columns-repeated="3"/>
        </table:table-row>
        <table:table-row table:style-name="ro6">
          <table:table-cell office:value-type="date" office:date-value="2029-02-21" calcext:value-type="date">
            <text:p>21/02/2029</text:p>
          </table:table-cell>
          <table:table-cell office:value-type="string" calcext:value-type="string">
            <text:p>◐</text:p>
          </table:table-cell>
          <table:table-cell table:number-columns-repeated="3"/>
        </table:table-row>
        <table:table-row table:style-name="ro6">
          <table:table-cell office:value-type="date" office:date-value="2029-02-28" calcext:value-type="date">
            <text:p>28/02/2029</text:p>
          </table:table-cell>
          <table:table-cell office:value-type="string" calcext:value-type="string">
            <text:p>○</text:p>
          </table:table-cell>
          <table:table-cell table:number-columns-repeated="3"/>
        </table:table-row>
        <table:table-row table:style-name="ro6">
          <table:table-cell office:value-type="date" office:date-value="2029-03-07" calcext:value-type="date">
            <text:p>07/03/2029</text:p>
          </table:table-cell>
          <table:table-cell office:value-type="string" calcext:value-type="string">
            <text:p>◑</text:p>
          </table:table-cell>
          <table:table-cell table:number-columns-repeated="3"/>
        </table:table-row>
        <table:table-row table:style-name="ro6">
          <table:table-cell office:value-type="date" office:date-value="2029-03-15" calcext:value-type="date">
            <text:p>15/03/2029</text:p>
          </table:table-cell>
          <table:table-cell office:value-type="string" calcext:value-type="string">
            <text:p>●</text:p>
          </table:table-cell>
          <table:table-cell table:number-columns-repeated="3"/>
        </table:table-row>
        <table:table-row table:style-name="ro6">
          <table:table-cell office:value-type="date" office:date-value="2029-03-23" calcext:value-type="date">
            <text:p>23/03/2029</text:p>
          </table:table-cell>
          <table:table-cell office:value-type="string" calcext:value-type="string">
            <text:p>◐</text:p>
          </table:table-cell>
          <table:table-cell table:number-columns-repeated="3"/>
        </table:table-row>
        <table:table-row table:style-name="ro6">
          <table:table-cell office:value-type="date" office:date-value="2029-03-30" calcext:value-type="date">
            <text:p>30/03/2029</text:p>
          </table:table-cell>
          <table:table-cell office:value-type="string" calcext:value-type="string">
            <text:p>○</text:p>
          </table:table-cell>
          <table:table-cell table:number-columns-repeated="3"/>
        </table:table-row>
        <table:table-row table:style-name="ro6">
          <table:table-cell office:value-type="date" office:date-value="2029-04-05" calcext:value-type="date">
            <text:p>05/04/2029</text:p>
          </table:table-cell>
          <table:table-cell office:value-type="string" calcext:value-type="string">
            <text:p>◑</text:p>
          </table:table-cell>
          <table:table-cell table:number-columns-repeated="3"/>
        </table:table-row>
        <table:table-row table:style-name="ro6">
          <table:table-cell office:value-type="date" office:date-value="2029-04-13" calcext:value-type="date">
            <text:p>13/04/2029</text:p>
          </table:table-cell>
          <table:table-cell office:value-type="string" calcext:value-type="string">
            <text:p>●</text:p>
          </table:table-cell>
          <table:table-cell table:number-columns-repeated="3"/>
        </table:table-row>
        <table:table-row table:style-name="ro6">
          <table:table-cell office:value-type="date" office:date-value="2029-04-21" calcext:value-type="date">
            <text:p>21/04/2029</text:p>
          </table:table-cell>
          <table:table-cell office:value-type="string" calcext:value-type="string">
            <text:p>◐</text:p>
          </table:table-cell>
          <table:table-cell table:number-columns-repeated="3"/>
        </table:table-row>
        <table:table-row table:style-name="ro6">
          <table:table-cell office:value-type="date" office:date-value="2029-04-28" calcext:value-type="date">
            <text:p>28/04/2029</text:p>
          </table:table-cell>
          <table:table-cell office:value-type="string" calcext:value-type="string">
            <text:p>○</text:p>
          </table:table-cell>
          <table:table-cell table:number-columns-repeated="3"/>
        </table:table-row>
        <table:table-row table:style-name="ro6">
          <table:table-cell office:value-type="date" office:date-value="2029-05-05" calcext:value-type="date">
            <text:p>05/05/2029</text:p>
          </table:table-cell>
          <table:table-cell office:value-type="string" calcext:value-type="string">
            <text:p>◑</text:p>
          </table:table-cell>
          <table:table-cell table:number-columns-repeated="3"/>
        </table:table-row>
        <table:table-row table:style-name="ro6">
          <table:table-cell office:value-type="date" office:date-value="2029-05-13" calcext:value-type="date">
            <text:p>13/05/2029</text:p>
          </table:table-cell>
          <table:table-cell office:value-type="string" calcext:value-type="string">
            <text:p>●</text:p>
          </table:table-cell>
          <table:table-cell table:number-columns-repeated="3"/>
        </table:table-row>
        <table:table-row table:style-name="ro6">
          <table:table-cell office:value-type="date" office:date-value="2029-05-21" calcext:value-type="date">
            <text:p>21/05/2029</text:p>
          </table:table-cell>
          <table:table-cell office:value-type="string" calcext:value-type="string">
            <text:p>◐</text:p>
          </table:table-cell>
          <table:table-cell table:number-columns-repeated="3"/>
        </table:table-row>
        <table:table-row table:style-name="ro6">
          <table:table-cell office:value-type="date" office:date-value="2029-05-27" calcext:value-type="date">
            <text:p>27/05/2029</text:p>
          </table:table-cell>
          <table:table-cell office:value-type="string" calcext:value-type="string">
            <text:p>○</text:p>
          </table:table-cell>
          <table:table-cell table:number-columns-repeated="3"/>
        </table:table-row>
        <table:table-row table:style-name="ro6">
          <table:table-cell office:value-type="date" office:date-value="2029-06-04" calcext:value-type="date">
            <text:p>04/06/2029</text:p>
          </table:table-cell>
          <table:table-cell office:value-type="string" calcext:value-type="string">
            <text:p>◑</text:p>
          </table:table-cell>
          <table:table-cell table:number-columns-repeated="3"/>
        </table:table-row>
        <table:table-row table:style-name="ro6">
          <table:table-cell office:value-type="date" office:date-value="2029-06-12" calcext:value-type="date">
            <text:p>12/06/2029</text:p>
          </table:table-cell>
          <table:table-cell office:value-type="string" calcext:value-type="string">
            <text:p>●</text:p>
          </table:table-cell>
          <table:table-cell table:number-columns-repeated="3"/>
        </table:table-row>
        <table:table-row table:style-name="ro6">
          <table:table-cell office:value-type="date" office:date-value="2029-06-19" calcext:value-type="date">
            <text:p>19/06/2029</text:p>
          </table:table-cell>
          <table:table-cell office:value-type="string" calcext:value-type="string">
            <text:p>◐</text:p>
          </table:table-cell>
          <table:table-cell table:number-columns-repeated="3"/>
        </table:table-row>
        <table:table-row table:style-name="ro6">
          <table:table-cell office:value-type="date" office:date-value="2029-06-26" calcext:value-type="date">
            <text:p>26/06/2029</text:p>
          </table:table-cell>
          <table:table-cell office:value-type="string" calcext:value-type="string">
            <text:p>○</text:p>
          </table:table-cell>
          <table:table-cell table:number-columns-repeated="3"/>
        </table:table-row>
        <table:table-row table:style-name="ro6">
          <table:table-cell office:value-type="date" office:date-value="2029-07-03" calcext:value-type="date">
            <text:p>03/07/2029</text:p>
          </table:table-cell>
          <table:table-cell office:value-type="string" calcext:value-type="string">
            <text:p>◑</text:p>
          </table:table-cell>
          <table:table-cell table:number-columns-repeated="3"/>
        </table:table-row>
        <table:table-row table:style-name="ro6">
          <table:table-cell office:value-type="date" office:date-value="2029-07-11" calcext:value-type="date">
            <text:p>11/07/2029</text:p>
          </table:table-cell>
          <table:table-cell office:value-type="string" calcext:value-type="string">
            <text:p>●</text:p>
          </table:table-cell>
          <table:table-cell table:number-columns-repeated="3"/>
        </table:table-row>
        <table:table-row table:style-name="ro6">
          <table:table-cell office:value-type="date" office:date-value="2029-07-18" calcext:value-type="date">
            <text:p>18/07/2029</text:p>
          </table:table-cell>
          <table:table-cell office:value-type="string" calcext:value-type="string">
            <text:p>◐</text:p>
          </table:table-cell>
          <table:table-cell table:number-columns-repeated="3"/>
        </table:table-row>
        <table:table-row table:style-name="ro6">
          <table:table-cell office:value-type="date" office:date-value="2029-07-25" calcext:value-type="date">
            <text:p>25/07/2029</text:p>
          </table:table-cell>
          <table:table-cell office:value-type="string" calcext:value-type="string">
            <text:p>○</text:p>
          </table:table-cell>
          <table:table-cell table:number-columns-repeated="3"/>
        </table:table-row>
        <table:table-row table:style-name="ro6">
          <table:table-cell office:value-type="date" office:date-value="2029-08-02" calcext:value-type="date">
            <text:p>02/08/2029</text:p>
          </table:table-cell>
          <table:table-cell office:value-type="string" calcext:value-type="string">
            <text:p>◑</text:p>
          </table:table-cell>
          <table:table-cell table:number-columns-repeated="3"/>
        </table:table-row>
        <table:table-row table:style-name="ro6">
          <table:table-cell office:value-type="date" office:date-value="2029-08-10" calcext:value-type="date">
            <text:p>10/08/2029</text:p>
          </table:table-cell>
          <table:table-cell office:value-type="string" calcext:value-type="string">
            <text:p>●</text:p>
          </table:table-cell>
          <table:table-cell table:number-columns-repeated="3"/>
        </table:table-row>
        <table:table-row table:style-name="ro6">
          <table:table-cell office:value-type="date" office:date-value="2029-08-16" calcext:value-type="date">
            <text:p>16/08/2029</text:p>
          </table:table-cell>
          <table:table-cell office:value-type="string" calcext:value-type="string">
            <text:p>◐</text:p>
          </table:table-cell>
          <table:table-cell table:number-columns-repeated="3"/>
        </table:table-row>
        <table:table-row table:style-name="ro6">
          <table:table-cell office:value-type="date" office:date-value="2029-08-24" calcext:value-type="date">
            <text:p>24/08/2029</text:p>
          </table:table-cell>
          <table:table-cell office:value-type="string" calcext:value-type="string">
            <text:p>○</text:p>
          </table:table-cell>
          <table:table-cell table:number-columns-repeated="3"/>
        </table:table-row>
        <table:table-row table:style-name="ro6">
          <table:table-cell office:value-type="date" office:date-value="2029-09-01" calcext:value-type="date">
            <text:p>01/09/2029</text:p>
          </table:table-cell>
          <table:table-cell office:value-type="string" calcext:value-type="string">
            <text:p>◑</text:p>
          </table:table-cell>
          <table:table-cell table:number-columns-repeated="3"/>
        </table:table-row>
        <table:table-row table:style-name="ro6">
          <table:table-cell office:value-type="date" office:date-value="2029-09-08" calcext:value-type="date">
            <text:p>08/09/2029</text:p>
          </table:table-cell>
          <table:table-cell office:value-type="string" calcext:value-type="string">
            <text:p>●</text:p>
          </table:table-cell>
          <table:table-cell table:number-columns-repeated="3"/>
        </table:table-row>
        <table:table-row table:style-name="ro6">
          <table:table-cell office:value-type="date" office:date-value="2029-09-15" calcext:value-type="date">
            <text:p>15/09/2029</text:p>
          </table:table-cell>
          <table:table-cell office:value-type="string" calcext:value-type="string">
            <text:p>◐</text:p>
          </table:table-cell>
          <table:table-cell table:number-columns-repeated="3"/>
        </table:table-row>
        <table:table-row table:style-name="ro6">
          <table:table-cell office:value-type="date" office:date-value="2029-09-22" calcext:value-type="date">
            <text:p>22/09/2029</text:p>
          </table:table-cell>
          <table:table-cell office:value-type="string" calcext:value-type="string">
            <text:p>○</text:p>
          </table:table-cell>
          <table:table-cell table:number-columns-repeated="3"/>
        </table:table-row>
        <table:table-row table:style-name="ro6">
          <table:table-cell office:value-type="date" office:date-value="2029-09-30" calcext:value-type="date">
            <text:p>30/09/2029</text:p>
          </table:table-cell>
          <table:table-cell office:value-type="string" calcext:value-type="string">
            <text:p>◑</text:p>
          </table:table-cell>
          <table:table-cell table:number-columns-repeated="3"/>
        </table:table-row>
        <table:table-row table:style-name="ro6">
          <table:table-cell office:value-type="date" office:date-value="2029-10-07" calcext:value-type="date">
            <text:p>07/10/2029</text:p>
          </table:table-cell>
          <table:table-cell office:value-type="string" calcext:value-type="string">
            <text:p>●</text:p>
          </table:table-cell>
          <table:table-cell table:number-columns-repeated="3"/>
        </table:table-row>
        <table:table-row table:style-name="ro6">
          <table:table-cell office:value-type="date" office:date-value="2029-10-14" calcext:value-type="date">
            <text:p>14/10/2029</text:p>
          </table:table-cell>
          <table:table-cell office:value-type="string" calcext:value-type="string">
            <text:p>◐</text:p>
          </table:table-cell>
          <table:table-cell table:number-columns-repeated="3"/>
        </table:table-row>
        <table:table-row table:style-name="ro6">
          <table:table-cell office:value-type="date" office:date-value="2029-10-22" calcext:value-type="date">
            <text:p>22/10/2029</text:p>
          </table:table-cell>
          <table:table-cell office:value-type="string" calcext:value-type="string">
            <text:p>○</text:p>
          </table:table-cell>
          <table:table-cell table:number-columns-repeated="3"/>
        </table:table-row>
        <table:table-row table:style-name="ro6">
          <table:table-cell office:value-type="date" office:date-value="2029-10-30" calcext:value-type="date">
            <text:p>30/10/2029</text:p>
          </table:table-cell>
          <table:table-cell office:value-type="string" calcext:value-type="string">
            <text:p>◑</text:p>
          </table:table-cell>
          <table:table-cell table:number-columns-repeated="3"/>
        </table:table-row>
        <table:table-row table:style-name="ro6">
          <table:table-cell office:value-type="date" office:date-value="2029-11-06" calcext:value-type="date">
            <text:p>06/11/2029</text:p>
          </table:table-cell>
          <table:table-cell office:value-type="string" calcext:value-type="string">
            <text:p>●</text:p>
          </table:table-cell>
          <table:table-cell table:number-columns-repeated="3"/>
        </table:table-row>
        <table:table-row table:style-name="ro6">
          <table:table-cell office:value-type="date" office:date-value="2029-11-13" calcext:value-type="date">
            <text:p>13/11/2029</text:p>
          </table:table-cell>
          <table:table-cell office:value-type="string" calcext:value-type="string">
            <text:p>◐</text:p>
          </table:table-cell>
          <table:table-cell table:number-columns-repeated="3"/>
        </table:table-row>
        <table:table-row table:style-name="ro6">
          <table:table-cell office:value-type="date" office:date-value="2029-11-21" calcext:value-type="date">
            <text:p>21/11/2029</text:p>
          </table:table-cell>
          <table:table-cell office:value-type="string" calcext:value-type="string">
            <text:p>○</text:p>
          </table:table-cell>
          <table:table-cell table:number-columns-repeated="3"/>
        </table:table-row>
        <table:table-row table:style-name="ro6">
          <table:table-cell office:value-type="date" office:date-value="2029-11-28" calcext:value-type="date">
            <text:p>28/11/2029</text:p>
          </table:table-cell>
          <table:table-cell office:value-type="string" calcext:value-type="string">
            <text:p>◑</text:p>
          </table:table-cell>
          <table:table-cell table:number-columns-repeated="3"/>
        </table:table-row>
        <table:table-row table:style-name="ro6">
          <table:table-cell office:value-type="date" office:date-value="2029-12-05" calcext:value-type="date">
            <text:p>05/12/2029</text:p>
          </table:table-cell>
          <table:table-cell office:value-type="string" calcext:value-type="string">
            <text:p>●</text:p>
          </table:table-cell>
          <table:table-cell table:number-columns-repeated="3"/>
        </table:table-row>
        <table:table-row table:style-name="ro6">
          <table:table-cell office:value-type="date" office:date-value="2029-12-12" calcext:value-type="date">
            <text:p>12/12/2029</text:p>
          </table:table-cell>
          <table:table-cell office:value-type="string" calcext:value-type="string">
            <text:p>◐</text:p>
          </table:table-cell>
          <table:table-cell table:number-columns-repeated="3"/>
        </table:table-row>
        <table:table-row table:style-name="ro6">
          <table:table-cell office:value-type="date" office:date-value="2029-12-20" calcext:value-type="date">
            <text:p>20/12/2029</text:p>
          </table:table-cell>
          <table:table-cell office:value-type="string" calcext:value-type="string">
            <text:p>○</text:p>
          </table:table-cell>
          <table:table-cell table:number-columns-repeated="3"/>
        </table:table-row>
        <table:table-row table:style-name="ro6">
          <table:table-cell office:value-type="date" office:date-value="2029-12-28" calcext:value-type="date">
            <text:p>28/12/2029</text:p>
          </table:table-cell>
          <table:table-cell office:value-type="string" calcext:value-type="string">
            <text:p>◑</text:p>
          </table:table-cell>
          <table:table-cell table:number-columns-repeated="3"/>
        </table:table-row>
        <table:table-row table:style-name="ro6">
          <table:table-cell office:value-type="date" office:date-value="2030-01-04" calcext:value-type="date">
            <text:p>04/01/2030</text:p>
          </table:table-cell>
          <table:table-cell office:value-type="string" calcext:value-type="string">
            <text:p>●</text:p>
          </table:table-cell>
          <table:table-cell table:number-columns-repeated="3"/>
        </table:table-row>
        <table:table-row table:style-name="ro6">
          <table:table-cell office:value-type="date" office:date-value="2030-01-11" calcext:value-type="date">
            <text:p>11/01/2030</text:p>
          </table:table-cell>
          <table:table-cell office:value-type="string" calcext:value-type="string">
            <text:p>◐</text:p>
          </table:table-cell>
          <table:table-cell table:number-columns-repeated="3"/>
        </table:table-row>
        <table:table-row table:style-name="ro6">
          <table:table-cell office:value-type="date" office:date-value="2030-01-19" calcext:value-type="date">
            <text:p>19/01/2030</text:p>
          </table:table-cell>
          <table:table-cell office:value-type="string" calcext:value-type="string">
            <text:p>○</text:p>
          </table:table-cell>
          <table:table-cell table:number-columns-repeated="3"/>
        </table:table-row>
        <table:table-row table:style-name="ro6">
          <table:table-cell office:value-type="date" office:date-value="2030-01-26" calcext:value-type="date">
            <text:p>26/01/2030</text:p>
          </table:table-cell>
          <table:table-cell office:value-type="string" calcext:value-type="string">
            <text:p>◑</text:p>
          </table:table-cell>
          <table:table-cell table:number-columns-repeated="3"/>
        </table:table-row>
        <table:table-row table:style-name="ro6">
          <table:table-cell office:value-type="date" office:date-value="2030-02-02" calcext:value-type="date">
            <text:p>02/02/2030</text:p>
          </table:table-cell>
          <table:table-cell office:value-type="string" calcext:value-type="string">
            <text:p>●</text:p>
          </table:table-cell>
          <table:table-cell table:number-columns-repeated="3"/>
        </table:table-row>
        <table:table-row table:style-name="ro6">
          <table:table-cell office:value-type="date" office:date-value="2030-02-10" calcext:value-type="date">
            <text:p>10/02/2030</text:p>
          </table:table-cell>
          <table:table-cell office:value-type="string" calcext:value-type="string">
            <text:p>◐</text:p>
          </table:table-cell>
          <table:table-cell table:number-columns-repeated="3"/>
        </table:table-row>
        <table:table-row table:style-name="ro6">
          <table:table-cell office:value-type="date" office:date-value="2030-02-18" calcext:value-type="date">
            <text:p>18/02/2030</text:p>
          </table:table-cell>
          <table:table-cell office:value-type="string" calcext:value-type="string">
            <text:p>○</text:p>
          </table:table-cell>
          <table:table-cell table:number-columns-repeated="3"/>
        </table:table-row>
        <table:table-row table:style-name="ro6">
          <table:table-cell office:value-type="date" office:date-value="2030-02-25" calcext:value-type="date">
            <text:p>25/02/2030</text:p>
          </table:table-cell>
          <table:table-cell office:value-type="string" calcext:value-type="string">
            <text:p>◑</text:p>
          </table:table-cell>
          <table:table-cell table:number-columns-repeated="3"/>
        </table:table-row>
        <table:table-row table:style-name="ro6">
          <table:table-cell office:value-type="date" office:date-value="2030-03-04" calcext:value-type="date">
            <text:p>04/03/2030</text:p>
          </table:table-cell>
          <table:table-cell office:value-type="string" calcext:value-type="string">
            <text:p>●</text:p>
          </table:table-cell>
          <table:table-cell table:number-columns-repeated="3"/>
        </table:table-row>
        <table:table-row table:style-name="ro6">
          <table:table-cell office:value-type="date" office:date-value="2030-03-12" calcext:value-type="date">
            <text:p>12/03/2030</text:p>
          </table:table-cell>
          <table:table-cell office:value-type="string" calcext:value-type="string">
            <text:p>◐</text:p>
          </table:table-cell>
          <table:table-cell table:number-columns-repeated="3"/>
        </table:table-row>
        <table:table-row table:style-name="ro6">
          <table:table-cell office:value-type="date" office:date-value="2030-03-19" calcext:value-type="date">
            <text:p>19/03/2030</text:p>
          </table:table-cell>
          <table:table-cell office:value-type="string" calcext:value-type="string">
            <text:p>○</text:p>
          </table:table-cell>
          <table:table-cell table:number-columns-repeated="3"/>
        </table:table-row>
        <table:table-row table:style-name="ro6">
          <table:table-cell office:value-type="date" office:date-value="2030-03-26" calcext:value-type="date">
            <text:p>26/03/2030</text:p>
          </table:table-cell>
          <table:table-cell office:value-type="string" calcext:value-type="string">
            <text:p>◑</text:p>
          </table:table-cell>
          <table:table-cell table:number-columns-repeated="3"/>
        </table:table-row>
        <table:table-row table:style-name="ro6">
          <table:table-cell office:value-type="date" office:date-value="2030-04-02" calcext:value-type="date">
            <text:p>02/04/2030</text:p>
          </table:table-cell>
          <table:table-cell office:value-type="string" calcext:value-type="string">
            <text:p>●</text:p>
          </table:table-cell>
          <table:table-cell table:number-columns-repeated="3"/>
        </table:table-row>
        <table:table-row table:style-name="ro6">
          <table:table-cell office:value-type="date" office:date-value="2030-04-11" calcext:value-type="date">
            <text:p>11/04/2030</text:p>
          </table:table-cell>
          <table:table-cell office:value-type="string" calcext:value-type="string">
            <text:p>◐</text:p>
          </table:table-cell>
          <table:table-cell table:number-columns-repeated="3"/>
        </table:table-row>
        <table:table-row table:style-name="ro6">
          <table:table-cell office:value-type="date" office:date-value="2030-04-18" calcext:value-type="date">
            <text:p>18/04/2030</text:p>
          </table:table-cell>
          <table:table-cell office:value-type="string" calcext:value-type="string">
            <text:p>○</text:p>
          </table:table-cell>
          <table:table-cell table:number-columns-repeated="3"/>
        </table:table-row>
        <table:table-row table:style-name="ro6">
          <table:table-cell office:value-type="date" office:date-value="2030-04-24" calcext:value-type="date">
            <text:p>24/04/2030</text:p>
          </table:table-cell>
          <table:table-cell office:value-type="string" calcext:value-type="string">
            <text:p>◑</text:p>
          </table:table-cell>
          <table:table-cell table:number-columns-repeated="3"/>
        </table:table-row>
        <table:table-row table:style-name="ro6">
          <table:table-cell office:value-type="date" office:date-value="2030-05-02" calcext:value-type="date">
            <text:p>02/05/2030</text:p>
          </table:table-cell>
          <table:table-cell office:value-type="string" calcext:value-type="string">
            <text:p>●</text:p>
          </table:table-cell>
          <table:table-cell table:number-columns-repeated="3"/>
        </table:table-row>
        <table:table-row table:style-name="ro6">
          <table:table-cell office:value-type="date" office:date-value="2030-05-10" calcext:value-type="date">
            <text:p>10/05/2030</text:p>
          </table:table-cell>
          <table:table-cell office:value-type="string" calcext:value-type="string">
            <text:p>◐</text:p>
          </table:table-cell>
          <table:table-cell table:number-columns-repeated="3"/>
        </table:table-row>
        <table:table-row table:style-name="ro6">
          <table:table-cell office:value-type="date" office:date-value="2030-05-17" calcext:value-type="date">
            <text:p>17/05/2030</text:p>
          </table:table-cell>
          <table:table-cell office:value-type="string" calcext:value-type="string">
            <text:p>○</text:p>
          </table:table-cell>
          <table:table-cell table:number-columns-repeated="3"/>
        </table:table-row>
        <table:table-row table:style-name="ro6">
          <table:table-cell office:value-type="date" office:date-value="2030-05-24" calcext:value-type="date">
            <text:p>24/05/2030</text:p>
          </table:table-cell>
          <table:table-cell office:value-type="string" calcext:value-type="string">
            <text:p>◑</text:p>
          </table:table-cell>
          <table:table-cell table:number-columns-repeated="3"/>
        </table:table-row>
        <table:table-row table:style-name="ro6">
          <table:table-cell office:value-type="date" office:date-value="2030-06-01" calcext:value-type="date">
            <text:p>01/06/2030</text:p>
          </table:table-cell>
          <table:table-cell office:value-type="string" calcext:value-type="string">
            <text:p>●</text:p>
          </table:table-cell>
          <table:table-cell table:number-columns-repeated="3"/>
        </table:table-row>
        <table:table-row table:style-name="ro6">
          <table:table-cell office:value-type="date" office:date-value="2030-06-09" calcext:value-type="date">
            <text:p>09/06/2030</text:p>
          </table:table-cell>
          <table:table-cell office:value-type="string" calcext:value-type="string">
            <text:p>◐</text:p>
          </table:table-cell>
          <table:table-cell table:number-columns-repeated="3"/>
        </table:table-row>
        <table:table-row table:style-name="ro6">
          <table:table-cell office:value-type="date" office:date-value="2030-06-15" calcext:value-type="date">
            <text:p>15/06/2030</text:p>
          </table:table-cell>
          <table:table-cell office:value-type="string" calcext:value-type="string">
            <text:p>○</text:p>
          </table:table-cell>
          <table:table-cell table:number-columns-repeated="3"/>
        </table:table-row>
        <table:table-row table:style-name="ro6">
          <table:table-cell office:value-type="date" office:date-value="2030-06-22" calcext:value-type="date">
            <text:p>22/06/2030</text:p>
          </table:table-cell>
          <table:table-cell office:value-type="string" calcext:value-type="string">
            <text:p>◑</text:p>
          </table:table-cell>
          <table:table-cell table:number-columns-repeated="3"/>
        </table:table-row>
        <table:table-row table:style-name="ro6">
          <table:table-cell office:value-type="date" office:date-value="2030-06-30" calcext:value-type="date">
            <text:p>30/06/2030</text:p>
          </table:table-cell>
          <table:table-cell office:value-type="string" calcext:value-type="string">
            <text:p>●</text:p>
          </table:table-cell>
          <table:table-cell table:number-columns-repeated="3"/>
        </table:table-row>
        <table:table-row table:style-name="ro6">
          <table:table-cell office:value-type="date" office:date-value="2030-07-08" calcext:value-type="date">
            <text:p>08/07/2030</text:p>
          </table:table-cell>
          <table:table-cell office:value-type="string" calcext:value-type="string">
            <text:p>◐</text:p>
          </table:table-cell>
          <table:table-cell table:number-columns-repeated="3"/>
        </table:table-row>
        <table:table-row table:style-name="ro6">
          <table:table-cell office:value-type="date" office:date-value="2030-07-15" calcext:value-type="date">
            <text:p>15/07/2030</text:p>
          </table:table-cell>
          <table:table-cell office:value-type="string" calcext:value-type="string">
            <text:p>○</text:p>
          </table:table-cell>
          <table:table-cell table:number-columns-repeated="3"/>
        </table:table-row>
        <table:table-row table:style-name="ro6">
          <table:table-cell office:value-type="date" office:date-value="2030-07-22" calcext:value-type="date">
            <text:p>22/07/2030</text:p>
          </table:table-cell>
          <table:table-cell office:value-type="string" calcext:value-type="string">
            <text:p>◑</text:p>
          </table:table-cell>
          <table:table-cell table:number-columns-repeated="3"/>
        </table:table-row>
        <table:table-row table:style-name="ro6">
          <table:table-cell office:value-type="date" office:date-value="2030-07-30" calcext:value-type="date">
            <text:p>30/07/2030</text:p>
          </table:table-cell>
          <table:table-cell office:value-type="string" calcext:value-type="string">
            <text:p>●</text:p>
          </table:table-cell>
          <table:table-cell table:number-columns-repeated="3"/>
        </table:table-row>
        <table:table-row table:style-name="ro6">
          <table:table-cell office:value-type="date" office:date-value="2030-08-06" calcext:value-type="date">
            <text:p>06/08/2030</text:p>
          </table:table-cell>
          <table:table-cell office:value-type="string" calcext:value-type="string">
            <text:p>◐</text:p>
          </table:table-cell>
          <table:table-cell table:number-columns-repeated="3"/>
        </table:table-row>
        <table:table-row table:style-name="ro6">
          <table:table-cell office:value-type="date" office:date-value="2030-08-13" calcext:value-type="date">
            <text:p>13/08/2030</text:p>
          </table:table-cell>
          <table:table-cell office:value-type="string" calcext:value-type="string">
            <text:p>○</text:p>
          </table:table-cell>
          <table:table-cell table:number-columns-repeated="3"/>
        </table:table-row>
        <table:table-row table:style-name="ro6">
          <table:table-cell office:value-type="date" office:date-value="2030-08-21" calcext:value-type="date">
            <text:p>21/08/2030</text:p>
          </table:table-cell>
          <table:table-cell office:value-type="string" calcext:value-type="string">
            <text:p>◑</text:p>
          </table:table-cell>
          <table:table-cell table:number-columns-repeated="3"/>
        </table:table-row>
        <table:table-row table:style-name="ro6">
          <table:table-cell office:value-type="date" office:date-value="2030-08-28" calcext:value-type="date">
            <text:p>28/08/2030</text:p>
          </table:table-cell>
          <table:table-cell office:value-type="string" calcext:value-type="string">
            <text:p>●</text:p>
          </table:table-cell>
          <table:table-cell table:number-columns-repeated="3"/>
        </table:table-row>
        <table:table-row table:style-name="ro6">
          <table:table-cell office:value-type="date" office:date-value="2030-09-04" calcext:value-type="date">
            <text:p>04/09/2030</text:p>
          </table:table-cell>
          <table:table-cell office:value-type="string" calcext:value-type="string">
            <text:p>◐</text:p>
          </table:table-cell>
          <table:table-cell table:number-columns-repeated="3"/>
        </table:table-row>
        <table:table-row table:style-name="ro6">
          <table:table-cell office:value-type="date" office:date-value="2030-09-11" calcext:value-type="date">
            <text:p>11/09/2030</text:p>
          </table:table-cell>
          <table:table-cell office:value-type="string" calcext:value-type="string">
            <text:p>○</text:p>
          </table:table-cell>
          <table:table-cell table:number-columns-repeated="3"/>
        </table:table-row>
        <table:table-row table:style-name="ro6">
          <table:table-cell office:value-type="date" office:date-value="2030-09-19" calcext:value-type="date">
            <text:p>19/09/2030</text:p>
          </table:table-cell>
          <table:table-cell office:value-type="string" calcext:value-type="string">
            <text:p>◑</text:p>
          </table:table-cell>
          <table:table-cell table:number-columns-repeated="3"/>
        </table:table-row>
        <table:table-row table:style-name="ro6">
          <table:table-cell office:value-type="date" office:date-value="2030-09-27" calcext:value-type="date">
            <text:p>27/09/2030</text:p>
          </table:table-cell>
          <table:table-cell office:value-type="string" calcext:value-type="string">
            <text:p>●</text:p>
          </table:table-cell>
          <table:table-cell table:number-columns-repeated="3"/>
        </table:table-row>
        <table:table-row table:style-name="ro6">
          <table:table-cell office:value-type="date" office:date-value="2030-10-04" calcext:value-type="date">
            <text:p>04/10/2030</text:p>
          </table:table-cell>
          <table:table-cell office:value-type="string" calcext:value-type="string">
            <text:p>◐</text:p>
          </table:table-cell>
          <table:table-cell table:number-columns-repeated="3"/>
        </table:table-row>
        <table:table-row table:style-name="ro6">
          <table:table-cell office:value-type="date" office:date-value="2030-10-11" calcext:value-type="date">
            <text:p>11/10/2030</text:p>
          </table:table-cell>
          <table:table-cell office:value-type="string" calcext:value-type="string">
            <text:p>○</text:p>
          </table:table-cell>
          <table:table-cell table:number-columns-repeated="3"/>
        </table:table-row>
        <table:table-row table:style-name="ro6">
          <table:table-cell office:value-type="date" office:date-value="2030-10-19" calcext:value-type="date">
            <text:p>19/10/2030</text:p>
          </table:table-cell>
          <table:table-cell office:value-type="string" calcext:value-type="string">
            <text:p>◑</text:p>
          </table:table-cell>
          <table:table-cell table:number-columns-repeated="3"/>
        </table:table-row>
        <table:table-row table:style-name="ro6">
          <table:table-cell office:value-type="date" office:date-value="2030-10-26" calcext:value-type="date">
            <text:p>26/10/2030</text:p>
          </table:table-cell>
          <table:table-cell office:value-type="string" calcext:value-type="string">
            <text:p>●</text:p>
          </table:table-cell>
          <table:table-cell table:number-columns-repeated="3"/>
        </table:table-row>
        <table:table-row table:style-name="ro6">
          <table:table-cell office:value-type="date" office:date-value="2030-11-02" calcext:value-type="date">
            <text:p>02/11/2030</text:p>
          </table:table-cell>
          <table:table-cell office:value-type="string" calcext:value-type="string">
            <text:p>◐</text:p>
          </table:table-cell>
          <table:table-cell table:number-columns-repeated="3"/>
        </table:table-row>
        <table:table-row table:style-name="ro6">
          <table:table-cell office:value-type="date" office:date-value="2030-11-10" calcext:value-type="date">
            <text:p>10/11/2030</text:p>
          </table:table-cell>
          <table:table-cell office:value-type="string" calcext:value-type="string">
            <text:p>○</text:p>
          </table:table-cell>
          <table:table-cell table:number-columns-repeated="3"/>
        </table:table-row>
        <table:table-row table:style-name="ro6">
          <table:table-cell office:value-type="date" office:date-value="2030-11-18" calcext:value-type="date">
            <text:p>18/11/2030</text:p>
          </table:table-cell>
          <table:table-cell office:value-type="string" calcext:value-type="string">
            <text:p>◑</text:p>
          </table:table-cell>
          <table:table-cell table:number-columns-repeated="3"/>
        </table:table-row>
        <table:table-row table:style-name="ro6">
          <table:table-cell office:value-type="date" office:date-value="2030-11-25" calcext:value-type="date">
            <text:p>25/11/2030</text:p>
          </table:table-cell>
          <table:table-cell office:value-type="string" calcext:value-type="string">
            <text:p>●</text:p>
          </table:table-cell>
          <table:table-cell table:number-columns-repeated="3"/>
        </table:table-row>
        <table:table-row table:style-name="ro6">
          <table:table-cell office:value-type="date" office:date-value="2030-12-01" calcext:value-type="date">
            <text:p>01/12/2030</text:p>
          </table:table-cell>
          <table:table-cell office:value-type="string" calcext:value-type="string">
            <text:p>◐</text:p>
          </table:table-cell>
          <table:table-cell table:number-columns-repeated="3"/>
        </table:table-row>
        <table:table-row table:style-name="ro6">
          <table:table-cell office:value-type="date" office:date-value="2030-12-09" calcext:value-type="date">
            <text:p>09/12/2030</text:p>
          </table:table-cell>
          <table:table-cell office:value-type="string" calcext:value-type="string">
            <text:p>○</text:p>
          </table:table-cell>
          <table:table-cell table:number-columns-repeated="3"/>
        </table:table-row>
        <table:table-row table:style-name="ro6">
          <table:table-cell office:value-type="date" office:date-value="2030-12-18" calcext:value-type="date">
            <text:p>18/12/2030</text:p>
          </table:table-cell>
          <table:table-cell office:value-type="string" calcext:value-type="string">
            <text:p>◑</text:p>
          </table:table-cell>
          <table:table-cell table:number-columns-repeated="3"/>
        </table:table-row>
        <table:table-row table:style-name="ro6">
          <table:table-cell office:value-type="date" office:date-value="2030-12-24" calcext:value-type="date">
            <text:p>24/12/2030</text:p>
          </table:table-cell>
          <table:table-cell office:value-type="string" calcext:value-type="string">
            <text:p>●</text:p>
          </table:table-cell>
          <table:table-cell table:number-columns-repeated="3"/>
        </table:table-row>
        <table:table-row table:style-name="ro6">
          <table:table-cell office:value-type="date" office:date-value="2030-12-31" calcext:value-type="date">
            <text:p>31/12/2030</text:p>
          </table:table-cell>
          <table:table-cell office:value-type="string" calcext:value-type="string">
            <text:p>◐</text:p>
          </table:table-cell>
          <table:table-cell table:number-columns-repeated="3"/>
        </table:table-row>
        <table:table-row table:style-name="ro6">
          <table:table-cell office:value-type="date" office:date-value="2031-01-08" calcext:value-type="date">
            <text:p>08/01/2031</text:p>
          </table:table-cell>
          <table:table-cell office:value-type="string" calcext:value-type="string">
            <text:p>○</text:p>
          </table:table-cell>
          <table:table-cell table:number-columns-repeated="3"/>
        </table:table-row>
        <table:table-row table:style-name="ro6">
          <table:table-cell office:value-type="date" office:date-value="2031-01-16" calcext:value-type="date">
            <text:p>16/01/2031</text:p>
          </table:table-cell>
          <table:table-cell office:value-type="string" calcext:value-type="string">
            <text:p>◑</text:p>
          </table:table-cell>
          <table:table-cell table:number-columns-repeated="3"/>
        </table:table-row>
        <table:table-row table:style-name="ro6">
          <table:table-cell office:value-type="date" office:date-value="2031-01-23" calcext:value-type="date">
            <text:p>23/01/2031</text:p>
          </table:table-cell>
          <table:table-cell office:value-type="string" calcext:value-type="string">
            <text:p>●</text:p>
          </table:table-cell>
          <table:table-cell table:number-columns-repeated="3"/>
        </table:table-row>
        <table:table-row table:style-name="ro6">
          <table:table-cell office:value-type="date" office:date-value="2031-01-30" calcext:value-type="date">
            <text:p>30/01/2031</text:p>
          </table:table-cell>
          <table:table-cell office:value-type="string" calcext:value-type="string">
            <text:p>◐</text:p>
          </table:table-cell>
          <table:table-cell table:number-columns-repeated="3"/>
        </table:table-row>
        <table:table-row table:style-name="ro6">
          <table:table-cell office:value-type="date" office:date-value="2031-02-07" calcext:value-type="date">
            <text:p>07/02/2031</text:p>
          </table:table-cell>
          <table:table-cell office:value-type="string" calcext:value-type="string">
            <text:p>○</text:p>
          </table:table-cell>
          <table:table-cell table:number-columns-repeated="3"/>
        </table:table-row>
        <table:table-row table:style-name="ro6">
          <table:table-cell office:value-type="date" office:date-value="2031-02-14" calcext:value-type="date">
            <text:p>14/02/2031</text:p>
          </table:table-cell>
          <table:table-cell office:value-type="string" calcext:value-type="string">
            <text:p>◑</text:p>
          </table:table-cell>
          <table:table-cell table:number-columns-repeated="3"/>
        </table:table-row>
        <table:table-row table:style-name="ro6">
          <table:table-cell office:value-type="date" office:date-value="2031-02-21" calcext:value-type="date">
            <text:p>21/02/2031</text:p>
          </table:table-cell>
          <table:table-cell office:value-type="string" calcext:value-type="string">
            <text:p>●</text:p>
          </table:table-cell>
          <table:table-cell table:number-columns-repeated="3"/>
        </table:table-row>
        <table:table-row table:style-name="ro6">
          <table:table-cell office:value-type="date" office:date-value="2031-03-01" calcext:value-type="date">
            <text:p>01/03/2031</text:p>
          </table:table-cell>
          <table:table-cell office:value-type="string" calcext:value-type="string">
            <text:p>◐</text:p>
          </table:table-cell>
          <table:table-cell table:number-columns-repeated="3"/>
        </table:table-row>
        <table:table-row table:style-name="ro6">
          <table:table-cell office:value-type="date" office:date-value="2031-03-09" calcext:value-type="date">
            <text:p>09/03/2031</text:p>
          </table:table-cell>
          <table:table-cell office:value-type="string" calcext:value-type="string">
            <text:p>○</text:p>
          </table:table-cell>
          <table:table-cell table:number-columns-repeated="3"/>
        </table:table-row>
        <table:table-row table:style-name="ro6">
          <table:table-cell office:value-type="date" office:date-value="2031-03-16" calcext:value-type="date">
            <text:p>16/03/2031</text:p>
          </table:table-cell>
          <table:table-cell office:value-type="string" calcext:value-type="string">
            <text:p>◑</text:p>
          </table:table-cell>
          <table:table-cell table:number-columns-repeated="3"/>
        </table:table-row>
        <table:table-row table:style-name="ro6">
          <table:table-cell office:value-type="date" office:date-value="2031-03-23" calcext:value-type="date">
            <text:p>23/03/2031</text:p>
          </table:table-cell>
          <table:table-cell office:value-type="string" calcext:value-type="string">
            <text:p>●</text:p>
          </table:table-cell>
          <table:table-cell table:number-columns-repeated="3"/>
        </table:table-row>
        <table:table-row table:style-name="ro6">
          <table:table-cell office:value-type="date" office:date-value="2031-03-31" calcext:value-type="date">
            <text:p>31/03/2031</text:p>
          </table:table-cell>
          <table:table-cell office:value-type="string" calcext:value-type="string">
            <text:p>◐</text:p>
          </table:table-cell>
          <table:table-cell table:number-columns-repeated="3"/>
        </table:table-row>
        <table:table-row table:style-name="ro6">
          <table:table-cell office:value-type="date" office:date-value="2031-04-07" calcext:value-type="date">
            <text:p>07/04/2031</text:p>
          </table:table-cell>
          <table:table-cell office:value-type="string" calcext:value-type="string">
            <text:p>○</text:p>
          </table:table-cell>
          <table:table-cell table:number-columns-repeated="3"/>
        </table:table-row>
        <table:table-row table:style-name="ro6">
          <table:table-cell office:value-type="date" office:date-value="2031-04-14" calcext:value-type="date">
            <text:p>14/04/2031</text:p>
          </table:table-cell>
          <table:table-cell office:value-type="string" calcext:value-type="string">
            <text:p>◑</text:p>
          </table:table-cell>
          <table:table-cell table:number-columns-repeated="3"/>
        </table:table-row>
        <table:table-row table:style-name="ro6">
          <table:table-cell office:value-type="date" office:date-value="2031-04-21" calcext:value-type="date">
            <text:p>21/04/2031</text:p>
          </table:table-cell>
          <table:table-cell office:value-type="string" calcext:value-type="string">
            <text:p>●</text:p>
          </table:table-cell>
          <table:table-cell table:number-columns-repeated="3"/>
        </table:table-row>
        <table:table-row table:style-name="ro6">
          <table:table-cell office:value-type="date" office:date-value="2031-04-29" calcext:value-type="date">
            <text:p>29/04/2031</text:p>
          </table:table-cell>
          <table:table-cell office:value-type="string" calcext:value-type="string">
            <text:p>◐</text:p>
          </table:table-cell>
          <table:table-cell table:number-columns-repeated="3"/>
        </table:table-row>
        <table:table-row table:style-name="ro6">
          <table:table-cell office:value-type="date" office:date-value="2031-05-07" calcext:value-type="date">
            <text:p>07/05/2031</text:p>
          </table:table-cell>
          <table:table-cell office:value-type="string" calcext:value-type="string">
            <text:p>○</text:p>
          </table:table-cell>
          <table:table-cell table:number-columns-repeated="3"/>
        </table:table-row>
        <table:table-row table:style-name="ro6">
          <table:table-cell office:value-type="date" office:date-value="2031-05-13" calcext:value-type="date">
            <text:p>13/05/2031</text:p>
          </table:table-cell>
          <table:table-cell office:value-type="string" calcext:value-type="string">
            <text:p>◑</text:p>
          </table:table-cell>
          <table:table-cell table:number-columns-repeated="3"/>
        </table:table-row>
        <table:table-row table:style-name="ro6">
          <table:table-cell office:value-type="date" office:date-value="2031-05-21" calcext:value-type="date">
            <text:p>21/05/2031</text:p>
          </table:table-cell>
          <table:table-cell office:value-type="string" calcext:value-type="string">
            <text:p>●</text:p>
          </table:table-cell>
          <table:table-cell table:number-columns-repeated="3"/>
        </table:table-row>
        <table:table-row table:style-name="ro6">
          <table:table-cell office:value-type="date" office:date-value="2031-05-29" calcext:value-type="date">
            <text:p>29/05/2031</text:p>
          </table:table-cell>
          <table:table-cell office:value-type="string" calcext:value-type="string">
            <text:p>◐</text:p>
          </table:table-cell>
          <table:table-cell table:number-columns-repeated="3"/>
        </table:table-row>
        <table:table-row table:style-name="ro6">
          <table:table-cell office:value-type="date" office:date-value="2031-06-05" calcext:value-type="date">
            <text:p>05/06/2031</text:p>
          </table:table-cell>
          <table:table-cell office:value-type="string" calcext:value-type="string">
            <text:p>○</text:p>
          </table:table-cell>
          <table:table-cell table:number-columns-repeated="3"/>
        </table:table-row>
        <table:table-row table:style-name="ro6">
          <table:table-cell office:value-type="date" office:date-value="2031-06-12" calcext:value-type="date">
            <text:p>12/06/2031</text:p>
          </table:table-cell>
          <table:table-cell office:value-type="string" calcext:value-type="string">
            <text:p>◑</text:p>
          </table:table-cell>
          <table:table-cell table:number-columns-repeated="3"/>
        </table:table-row>
        <table:table-row table:style-name="ro6">
          <table:table-cell office:value-type="date" office:date-value="2031-06-19" calcext:value-type="date">
            <text:p>19/06/2031</text:p>
          </table:table-cell>
          <table:table-cell office:value-type="string" calcext:value-type="string">
            <text:p>●</text:p>
          </table:table-cell>
          <table:table-cell table:number-columns-repeated="3"/>
        </table:table-row>
        <table:table-row table:style-name="ro6">
          <table:table-cell office:value-type="date" office:date-value="2031-06-28" calcext:value-type="date">
            <text:p>28/06/2031</text:p>
          </table:table-cell>
          <table:table-cell office:value-type="string" calcext:value-type="string">
            <text:p>◐</text:p>
          </table:table-cell>
          <table:table-cell table:number-columns-repeated="3"/>
        </table:table-row>
        <table:table-row table:style-name="ro6">
          <table:table-cell office:value-type="date" office:date-value="2031-07-04" calcext:value-type="date">
            <text:p>04/07/2031</text:p>
          </table:table-cell>
          <table:table-cell office:value-type="string" calcext:value-type="string">
            <text:p>○</text:p>
          </table:table-cell>
          <table:table-cell table:number-columns-repeated="3"/>
        </table:table-row>
        <table:table-row table:style-name="ro6">
          <table:table-cell office:value-type="date" office:date-value="2031-07-11" calcext:value-type="date">
            <text:p>11/07/2031</text:p>
          </table:table-cell>
          <table:table-cell office:value-type="string" calcext:value-type="string">
            <text:p>◑</text:p>
          </table:table-cell>
          <table:table-cell table:number-columns-repeated="3"/>
        </table:table-row>
        <table:table-row table:style-name="ro6">
          <table:table-cell office:value-type="date" office:date-value="2031-07-19" calcext:value-type="date">
            <text:p>19/07/2031</text:p>
          </table:table-cell>
          <table:table-cell office:value-type="string" calcext:value-type="string">
            <text:p>●</text:p>
          </table:table-cell>
          <table:table-cell table:number-columns-repeated="3"/>
        </table:table-row>
        <table:table-row table:style-name="ro6">
          <table:table-cell office:value-type="date" office:date-value="2031-07-27" calcext:value-type="date">
            <text:p>27/07/2031</text:p>
          </table:table-cell>
          <table:table-cell office:value-type="string" calcext:value-type="string">
            <text:p>◐</text:p>
          </table:table-cell>
          <table:table-cell table:number-columns-repeated="3"/>
        </table:table-row>
        <table:table-row table:style-name="ro6">
          <table:table-cell office:value-type="date" office:date-value="2031-08-03" calcext:value-type="date">
            <text:p>03/08/2031</text:p>
          </table:table-cell>
          <table:table-cell office:value-type="string" calcext:value-type="string">
            <text:p>○</text:p>
          </table:table-cell>
          <table:table-cell table:number-columns-repeated="3"/>
        </table:table-row>
        <table:table-row table:style-name="ro6">
          <table:table-cell office:value-type="date" office:date-value="2031-08-10" calcext:value-type="date">
            <text:p>10/08/2031</text:p>
          </table:table-cell>
          <table:table-cell office:value-type="string" calcext:value-type="string">
            <text:p>◑</text:p>
          </table:table-cell>
          <table:table-cell table:number-columns-repeated="3"/>
        </table:table-row>
        <table:table-row table:style-name="ro6">
          <table:table-cell office:value-type="date" office:date-value="2031-08-18" calcext:value-type="date">
            <text:p>18/08/2031</text:p>
          </table:table-cell>
          <table:table-cell office:value-type="string" calcext:value-type="string">
            <text:p>●</text:p>
          </table:table-cell>
          <table:table-cell table:number-columns-repeated="3"/>
        </table:table-row>
        <table:table-row table:style-name="ro6">
          <table:table-cell office:value-type="date" office:date-value="2031-08-25" calcext:value-type="date">
            <text:p>25/08/2031</text:p>
          </table:table-cell>
          <table:table-cell office:value-type="string" calcext:value-type="string">
            <text:p>◐</text:p>
          </table:table-cell>
          <table:table-cell table:number-columns-repeated="3"/>
        </table:table-row>
        <table:table-row table:style-name="ro6">
          <table:table-cell office:value-type="date" office:date-value="2031-09-01" calcext:value-type="date">
            <text:p>01/09/2031</text:p>
          </table:table-cell>
          <table:table-cell office:value-type="string" calcext:value-type="string">
            <text:p>○</text:p>
          </table:table-cell>
          <table:table-cell table:number-columns-repeated="3"/>
        </table:table-row>
        <table:table-row table:style-name="ro6">
          <table:table-cell office:value-type="date" office:date-value="2031-09-08" calcext:value-type="date">
            <text:p>08/09/2031</text:p>
          </table:table-cell>
          <table:table-cell office:value-type="string" calcext:value-type="string">
            <text:p>◑</text:p>
          </table:table-cell>
          <table:table-cell table:number-columns-repeated="3"/>
        </table:table-row>
        <table:table-row table:style-name="ro6">
          <table:table-cell office:value-type="date" office:date-value="2031-09-16" calcext:value-type="date">
            <text:p>16/09/2031</text:p>
          </table:table-cell>
          <table:table-cell office:value-type="string" calcext:value-type="string">
            <text:p>●</text:p>
          </table:table-cell>
          <table:table-cell table:number-columns-repeated="3"/>
        </table:table-row>
        <table:table-row table:style-name="ro6">
          <table:table-cell office:value-type="date" office:date-value="2031-09-24" calcext:value-type="date">
            <text:p>24/09/2031</text:p>
          </table:table-cell>
          <table:table-cell office:value-type="string" calcext:value-type="string">
            <text:p>◐</text:p>
          </table:table-cell>
          <table:table-cell table:number-columns-repeated="3"/>
        </table:table-row>
        <table:table-row table:style-name="ro6">
          <table:table-cell office:value-type="date" office:date-value="2031-09-30" calcext:value-type="date">
            <text:p>30/09/2031</text:p>
          </table:table-cell>
          <table:table-cell office:value-type="string" calcext:value-type="string">
            <text:p>○</text:p>
          </table:table-cell>
          <table:table-cell table:number-columns-repeated="3"/>
        </table:table-row>
        <table:table-row table:style-name="ro6">
          <table:table-cell office:value-type="date" office:date-value="2031-10-08" calcext:value-type="date">
            <text:p>08/10/2031</text:p>
          </table:table-cell>
          <table:table-cell office:value-type="string" calcext:value-type="string">
            <text:p>◑</text:p>
          </table:table-cell>
          <table:table-cell table:number-columns-repeated="3"/>
        </table:table-row>
        <table:table-row table:style-name="ro6">
          <table:table-cell office:value-type="date" office:date-value="2031-10-16" calcext:value-type="date">
            <text:p>16/10/2031</text:p>
          </table:table-cell>
          <table:table-cell office:value-type="string" calcext:value-type="string">
            <text:p>●</text:p>
          </table:table-cell>
          <table:table-cell table:number-columns-repeated="3"/>
        </table:table-row>
        <table:table-row table:style-name="ro6">
          <table:table-cell office:value-type="date" office:date-value="2031-10-23" calcext:value-type="date">
            <text:p>23/10/2031</text:p>
          </table:table-cell>
          <table:table-cell office:value-type="string" calcext:value-type="string">
            <text:p>◐</text:p>
          </table:table-cell>
          <table:table-cell table:number-columns-repeated="3"/>
        </table:table-row>
        <table:table-row table:style-name="ro6">
          <table:table-cell office:value-type="date" office:date-value="2031-10-30" calcext:value-type="date">
            <text:p>30/10/2031</text:p>
          </table:table-cell>
          <table:table-cell office:value-type="string" calcext:value-type="string">
            <text:p>○</text:p>
          </table:table-cell>
          <table:table-cell table:number-columns-repeated="3"/>
        </table:table-row>
        <table:table-row table:style-name="ro6">
          <table:table-cell office:value-type="date" office:date-value="2031-11-07" calcext:value-type="date">
            <text:p>07/11/2031</text:p>
          </table:table-cell>
          <table:table-cell office:value-type="string" calcext:value-type="string">
            <text:p>◑</text:p>
          </table:table-cell>
          <table:table-cell table:number-columns-repeated="3"/>
        </table:table-row>
        <table:table-row table:style-name="ro6">
          <table:table-cell office:value-type="date" office:date-value="2031-11-14" calcext:value-type="date">
            <text:p>14/11/2031</text:p>
          </table:table-cell>
          <table:table-cell office:value-type="string" calcext:value-type="string">
            <text:p>●</text:p>
          </table:table-cell>
          <table:table-cell table:number-columns-repeated="3"/>
        </table:table-row>
        <table:table-row table:style-name="ro6">
          <table:table-cell office:value-type="date" office:date-value="2031-11-21" calcext:value-type="date">
            <text:p>21/11/2031</text:p>
          </table:table-cell>
          <table:table-cell office:value-type="string" calcext:value-type="string">
            <text:p>◐</text:p>
          </table:table-cell>
          <table:table-cell table:number-columns-repeated="3"/>
        </table:table-row>
        <table:table-row table:style-name="ro6">
          <table:table-cell office:value-type="date" office:date-value="2031-11-28" calcext:value-type="date">
            <text:p>28/11/2031</text:p>
          </table:table-cell>
          <table:table-cell office:value-type="string" calcext:value-type="string">
            <text:p>○</text:p>
          </table:table-cell>
          <table:table-cell table:number-columns-repeated="3"/>
        </table:table-row>
        <table:table-row table:style-name="ro6">
          <table:table-cell office:value-type="date" office:date-value="2031-12-07" calcext:value-type="date">
            <text:p>07/12/2031</text:p>
          </table:table-cell>
          <table:table-cell office:value-type="string" calcext:value-type="string">
            <text:p>◑</text:p>
          </table:table-cell>
          <table:table-cell table:number-columns-repeated="3"/>
        </table:table-row>
        <table:table-row table:style-name="ro6">
          <table:table-cell office:value-type="date" office:date-value="2031-12-14" calcext:value-type="date">
            <text:p>14/12/2031</text:p>
          </table:table-cell>
          <table:table-cell office:value-type="string" calcext:value-type="string">
            <text:p>●</text:p>
          </table:table-cell>
          <table:table-cell table:number-columns-repeated="3"/>
        </table:table-row>
        <table:table-row table:style-name="ro6">
          <table:table-cell office:value-type="date" office:date-value="2031-12-21" calcext:value-type="date">
            <text:p>21/12/2031</text:p>
          </table:table-cell>
          <table:table-cell office:value-type="string" calcext:value-type="string">
            <text:p>◐</text:p>
          </table:table-cell>
          <table:table-cell table:number-columns-repeated="3"/>
        </table:table-row>
        <table:table-row table:style-name="ro6">
          <table:table-cell office:value-type="date" office:date-value="2031-12-28" calcext:value-type="date">
            <text:p>28/12/2031</text:p>
          </table:table-cell>
          <table:table-cell office:value-type="string" calcext:value-type="string">
            <text:p>○</text:p>
          </table:table-cell>
          <table:table-cell table:number-columns-repeated="3"/>
        </table:table-row>
        <table:table-row table:style-name="ro6" table:number-rows-repeated="1047585">
          <table:table-cell table:number-columns-repeated="5"/>
        </table:table-row>
        <table:table-row table:style-name="ro6">
          <table:table-cell table:number-columns-repeated="5"/>
        </table:table-row>
      </table:table>
      <table:table table:name="Historique" table:style-name="ta1" table:print="false">
        <office:forms form:automatic-focus="false" form:apply-design-mode="false"/>
        <table:table-column table:style-name="co14" table:default-cell-style-name="ce266"/>
        <table:table-column table:style-name="co45" table:default-cell-style-name="ce268"/>
        <table:table-column table:style-name="co46" table:default-cell-style-name="ce270"/>
        <table:table-column table:style-name="co14" table:number-columns-repeated="253" table:default-cell-style-name="Default"/>
        <table:table-row table:style-name="ro6">
          <table:table-cell table:style-name="ce265" office:value-type="string" calcext:value-type="string">
            <text:p>version</text:p>
          </table:table-cell>
          <table:table-cell table:style-name="ce267" office:value-type="string" calcext:value-type="string">
            <text:p>date</text:p>
          </table:table-cell>
          <table:table-cell table:style-name="ce269" office:value-type="string" calcext:value-type="string">
            <text:p>commentaire</text:p>
          </table:table-cell>
          <table:table-cell table:style-name="ce277" table:number-columns-repeated="253"/>
        </table:table-row>
        <table:table-row table:style-name="ro6">
          <table:table-cell office:value-type="string" calcext:value-type="string">
            <text:p>1.0</text:p>
          </table:table-cell>
          <table:table-cell office:value-type="date" office:date-value="2014-12-05" calcext:value-type="date">
            <text:p>5 déc. 2014</text:p>
          </table:table-cell>
          <table:table-cell office:value-type="string" calcext:value-type="string">
            <text:p>Version initiale, basée sur le calendrier perpétuel v3.0</text:p>
          </table:table-cell>
          <table:table-cell table:number-columns-repeated="253"/>
        </table:table-row>
        <table:table-row table:style-name="ro20">
          <table:table-cell office:value-type="string" calcext:value-type="string">
            <text:p>1.0.1</text:p>
          </table:table-cell>
          <table:table-cell office:value-type="date" office:date-value="2015-01-31" calcext:value-type="date">
            <text:p>31 janv. 2015</text:p>
          </table:table-cell>
          <table:table-cell office:value-type="string" calcext:value-type="string">
            <text:p>Mise à jour des dates de vacances scolaires pour la Guyane et la Corse. Correction d'un bug dans les jours fériés (concomitance du dimanche de Pentecôte et de la Fête des mères)</text:p>
          </table:table-cell>
          <table:table-cell table:number-columns-repeated="253"/>
        </table:table-row>
        <table:table-row table:style-name="ro6">
          <table:table-cell office:value-type="string" calcext:value-type="string">
            <text:p>1.0.2</text:p>
          </table:table-cell>
          <table:table-cell office:value-type="date" office:date-value="2015-04-02" calcext:value-type="date">
            <text:p>2 avr. 2015</text:p>
          </table:table-cell>
          <table:table-cell office:value-type="string" calcext:value-type="string">
            <text:p>Mise à jour des vacances scolaires France</text:p>
          </table:table-cell>
          <table:table-cell table:number-columns-repeated="253"/>
        </table:table-row>
        <table:table-row table:style-name="ro20">
          <table:table-cell office:value-type="string" calcext:value-type="string">
            <text:p>1.0.3</text:p>
          </table:table-cell>
          <table:table-cell office:value-type="date" office:date-value="2015-07-20" calcext:value-type="date">
            <text:p>20 juil. 2015</text:p>
          </table:table-cell>
          <table:table-cell office:value-type="string" calcext:value-type="string">
            <text:p>Mise à jour vacances pour la Martinique, la Réunion et Mayotte. Fichier plus petit et plus rapide : utilisation des formule de matrice, optimisation de l'usage des plages de formatage conditionnel.</text:p>
          </table:table-cell>
          <table:table-cell table:number-columns-repeated="253"/>
        </table:table-row>
        <table:table-row table:style-name="ro6">
          <table:table-cell table:number-columns-repeated="2"/>
          <table:table-cell office:value-type="string" calcext:value-type="string">
            <text:p>correction de l'onglet aide</text:p>
          </table:table-cell>
          <table:table-cell table:number-columns-repeated="253"/>
        </table:table-row>
        <table:table-row table:style-name="ro6">
          <table:table-cell office:value-type="string" calcext:value-type="string">
            <text:p>1.0.4</text:p>
          </table:table-cell>
          <table:table-cell office:value-type="date" office:date-value="2015-12-15" calcext:value-type="date">
            <text:p>15 déc. 2015</text:p>
          </table:table-cell>
          <table:table-cell office:value-type="string" calcext:value-type="string">
            <text:p>Mise à jour des vacances scolaires pour la Martinique, la Guadeloupe et la Belgique</text:p>
          </table:table-cell>
          <table:table-cell table:number-columns-repeated="253"/>
        </table:table-row>
        <table:table-row table:style-name="ro6">
          <table:table-cell office:value-type="string" calcext:value-type="string">
            <text:p>1.0.5</text:p>
          </table:table-cell>
          <table:table-cell office:value-type="date" office:date-value="2016-05-24" calcext:value-type="date">
            <text:p>24 mai 2016</text:p>
          </table:table-cell>
          <table:table-cell office:value-type="string" calcext:value-type="string">
            <text:p>Ajout de Saint-Pierre-et-Miquelon</text:p>
          </table:table-cell>
          <table:table-cell table:number-columns-repeated="253"/>
        </table:table-row>
        <table:table-row table:style-name="ro6">
          <table:table-cell office:value-type="string" calcext:value-type="string">
            <text:p>1.0.6</text:p>
          </table:table-cell>
          <table:table-cell office:value-type="date" office:date-value="2016-09-18" calcext:value-type="date">
            <text:p>18 sept. 2016</text:p>
          </table:table-cell>
          <table:table-cell office:value-type="string" calcext:value-type="string">
            <text:p>Mise à jour des vacances scolaires pour la Guadeloupe, la Réunion, et Saint-Pierre-et-Miquelon</text:p>
          </table:table-cell>
          <table:table-cell table:number-columns-repeated="253"/>
        </table:table-row>
        <table:table-row table:style-name="ro20">
          <table:table-cell office:value-type="string" calcext:value-type="string">
            <text:p>2.0</text:p>
          </table:table-cell>
          <table:table-cell office:value-type="date" office:date-value="2016-12-29" calcext:value-type="date">
            <text:p>29 déc. 2016</text:p>
          </table:table-cell>
          <table:table-cell office:value-type="string" calcext:value-type="string">
            <text:p>MAJ vacances Guyane et Corse. Ajout des saisons. Optimisation des formules avec l'utilisation de SIERREUR() et RECHERCHEV().</text:p>
          </table:table-cell>
          <table:table-cell table:number-columns-repeated="253"/>
        </table:table-row>
        <table:table-row table:style-name="ro6">
          <table:table-cell office:value-type="string" calcext:value-type="string">
            <text:p>2.0.1</text:p>
          </table:table-cell>
          <table:table-cell office:value-type="date" office:date-value="2017-02-26" calcext:value-type="date">
            <text:p>26 févr. 2017</text:p>
          </table:table-cell>
          <table:table-cell table:style-name="ce271" office:value-type="string" calcext:value-type="string">
            <text:p>Mise à jour des vacances de Martinique, Corse, Polynésie</text:p>
          </table:table-cell>
          <table:table-cell table:number-columns-repeated="253"/>
        </table:table-row>
        <table:table-row table:style-name="ro20">
          <table:table-cell office:value-type="string" calcext:value-type="string">
            <text:p>2.0.2</text:p>
          </table:table-cell>
          <table:table-cell office:value-type="date" office:date-value="2017-06-30" calcext:value-type="date">
            <text:p>30 juin 2017</text:p>
          </table:table-cell>
          <table:table-cell table:style-name="ce271" office:value-type="string" calcext:value-type="string">
            <text:p>Mise à jour des vacances de la Belgique</text:p>
            <text:p>Correction d'une erreur dans les jours fériés du canton de Vaud (Suisse)</text:p>
          </table:table-cell>
          <table:table-cell table:number-columns-repeated="253"/>
        </table:table-row>
        <table:table-row table:style-name="ro6">
          <table:table-cell office:value-type="string" calcext:value-type="string">
            <text:p>2.0.3</text:p>
          </table:table-cell>
          <table:table-cell office:value-type="date" office:date-value="2017-08-16" calcext:value-type="date">
            <text:p>16 août 2017</text:p>
          </table:table-cell>
          <table:table-cell office:value-type="string" calcext:value-type="string">
            <text:p>Mise à jour des vacances scolaires France 2018-2019</text:p>
          </table:table-cell>
          <table:table-cell table:number-columns-repeated="253"/>
        </table:table-row>
        <table:table-row table:style-name="ro11">
          <table:table-cell office:value-type="string" calcext:value-type="string">
            <text:p>2.0.4</text:p>
          </table:table-cell>
          <table:table-cell office:value-type="date" office:date-value="2018-08-05" calcext:value-type="date">
            <text:p>5 août 2018</text:p>
          </table:table-cell>
          <table:table-cell office:value-type="string" calcext:value-type="string">
            <text:p>Mise à jour des vacances scolaires de France métropolitaine, Martinique, Guadeloupe, Guyane, Corse, Polynésie, Mayotte, Saint-Pierre-et-Miquelon</text:p>
            <text:p>Ajout des jours fériés allemands</text:p>
          </table:table-cell>
          <table:table-cell table:number-columns-repeated="253"/>
        </table:table-row>
        <table:table-row table:style-name="ro6">
          <table:table-cell office:value-type="string" calcext:value-type="string">
            <text:p>2.0.5</text:p>
          </table:table-cell>
          <table:table-cell office:value-type="date" office:date-value="2018-09-11" calcext:value-type="date">
            <text:p>11 sept. 2018</text:p>
          </table:table-cell>
          <table:table-cell office:value-type="string" calcext:value-type="string">
            <text:p>Ajout des vacances scolaires du pont de l'Ascension 2019 et 2020</text:p>
          </table:table-cell>
          <table:table-cell table:number-columns-repeated="253"/>
        </table:table-row>
        <table:table-row table:style-name="ro6">
          <table:table-cell office:value-type="string" calcext:value-type="string">
            <text:p>2.0.6</text:p>
          </table:table-cell>
          <table:table-cell office:value-type="date" office:date-value="2019-07-30" calcext:value-type="date">
            <text:p>30 juil. 2019</text:p>
          </table:table-cell>
          <table:table-cell office:value-type="string" calcext:value-type="string">
            <text:p>Mise à jour des vacances scolaires de Corse, Guadeloupe, Martinique, Mayotte, Saint-Pierre-et-Miquelon, Belgique</text:p>
          </table:table-cell>
          <table:table-cell table:number-columns-repeated="253"/>
        </table:table-row>
        <table:table-row table:style-name="ro6">
          <table:table-cell office:value-type="string" calcext:value-type="string">
            <text:p>2.0.7</text:p>
          </table:table-cell>
          <table:table-cell office:value-type="date" office:date-value="2019-09-05" calcext:value-type="date">
            <text:p>5 sept. 2019</text:p>
          </table:table-cell>
          <table:table-cell office:value-type="string" calcext:value-type="string">
            <text:p>Mise à jour des vacances scolaires de France métropolitaine</text:p>
          </table:table-cell>
          <table:table-cell table:number-columns-repeated="253"/>
        </table:table-row>
        <table:table-row table:style-name="ro6">
          <table:table-cell office:value-type="string" calcext:value-type="string">
            <text:p>2.0.8</text:p>
          </table:table-cell>
          <table:table-cell office:value-type="date" office:date-value="2020-01-09" calcext:value-type="date">
            <text:p>9 janv. 2020</text:p>
          </table:table-cell>
          <table:table-cell office:value-type="string" calcext:value-type="string">
            <text:p>Mise à jour des vacances scolaires de Nouvelle-Calédonie et Réunion</text:p>
          </table:table-cell>
          <table:table-cell table:number-columns-repeated="253"/>
        </table:table-row>
        <table:table-row table:style-name="ro20">
          <table:table-cell office:value-type="string" calcext:value-type="string">
            <text:p>2.0.9</text:p>
          </table:table-cell>
          <table:table-cell office:value-type="date" office:date-value="2020-07-17" calcext:value-type="date">
            <text:p>17 juil. 2020</text:p>
          </table:table-cell>
          <table:table-cell office:value-type="string" calcext:value-type="string">
            <text:p>Mise à jour des vacances scolaires de France métropolitaine (pont de l'Ascension 2021), Corse, Guadeloupe, Guyane, Martinique, Polynésie française, Saint-Pierre-et-Miquelon, Belgique</text:p>
          </table:table-cell>
          <table:table-cell table:number-columns-repeated="253"/>
        </table:table-row>
        <table:table-row table:style-name="ro20">
          <table:table-cell office:value-type="string" calcext:value-type="string">
            <text:p>2.1.0</text:p>
          </table:table-cell>
          <table:table-cell office:value-type="date" office:date-value="2020-12-28" calcext:value-type="date">
            <text:p>28 déc. 2020</text:p>
          </table:table-cell>
          <table:table-cell office:value-type="string" calcext:value-type="string">
            <text:p><text:span text:style-name="T4">Mise à jour des vacances scolaires de France métropolitaine</text:span></text:p>
            <text:p>mise à jour du lien FAQ</text:p>
          </table:table-cell>
          <table:table-cell table:number-columns-repeated="253"/>
        </table:table-row>
        <table:table-row table:style-name="ro20">
          <table:table-cell office:value-type="string" calcext:value-type="string">
            <text:p>2.1.1</text:p>
          </table:table-cell>
          <table:table-cell office:value-type="date" office:date-value="2021-07-08" calcext:value-type="date">
            <text:p>8 juil. 2021</text:p>
          </table:table-cell>
          <table:table-cell office:value-type="string" calcext:value-type="string">
            <text:p>Mise à jour des vacances scolaires 2021-2022 pour la métropole (pont de la Pentecôte 2022), Corse, Guadeloupe, Guyane, Martinique, Réunion, Saint-Pierre-et-Miquelon, Belgique</text:p>
          </table:table-cell>
          <table:table-cell table:number-columns-repeated="253"/>
        </table:table-row>
        <table:table-row table:style-name="ro6">
          <table:table-cell office:value-type="string" calcext:value-type="string">
            <text:p>2.1.2</text:p>
          </table:table-cell>
          <table:table-cell office:value-type="date" office:date-value="2021-11-29" calcext:value-type="date">
            <text:p>29 nov. 2021</text:p>
          </table:table-cell>
          <table:table-cell office:value-type="string" calcext:value-type="string">
            <text:p>Ajout des vacances scolaires 2022-2023 pour la métropole</text:p>
          </table:table-cell>
          <table:table-cell table:number-columns-repeated="253"/>
        </table:table-row>
        <table:table-row table:style-name="ro6">
          <table:table-cell office:value-type="string" calcext:value-type="string">
            <text:p>2.1.3</text:p>
          </table:table-cell>
          <table:table-cell office:value-type="date" office:date-value="2022-06-09" calcext:value-type="date">
            <text:p>9 juin 2022</text:p>
          </table:table-cell>
          <table:table-cell office:value-type="string" calcext:value-type="string">
            <text:p>Mise à jour des vacances scolaires</text:p>
          </table:table-cell>
          <table:table-cell table:number-columns-repeated="253"/>
        </table:table-row>
        <table:table-row table:style-name="ro6">
          <table:table-cell office:value-type="string" calcext:value-type="string">
            <text:p>2.1.4</text:p>
          </table:table-cell>
          <table:table-cell office:value-type="date" office:date-value="2022-12-08" calcext:value-type="date">
            <text:p>8 déc. 2022</text:p>
          </table:table-cell>
          <table:table-cell office:value-type="string" calcext:value-type="string">
            <text:p>Mise à jour des vacances scolaires métropole et Polynésie</text:p>
          </table:table-cell>
          <table:table-cell table:number-columns-repeated="253"/>
        </table:table-row>
        <table:table-row table:style-name="ro6">
          <table:table-cell office:value-type="string" calcext:value-type="string">
            <text:p>2.1.5</text:p>
          </table:table-cell>
          <table:table-cell office:value-type="date" office:date-value="2023-04-18" calcext:value-type="date">
            <text:p>18 avr. 2023</text:p>
          </table:table-cell>
          <table:table-cell table:style-name="ce272" office:value-type="string" calcext:value-type="string">
            <text:p>Mise à jour des vacances scolaires Guyane, Martinique, Mayotte, Réunion, Belgique</text:p>
          </table:table-cell>
          <table:table-cell table:number-columns-repeated="253"/>
        </table:table-row>
        <table:table-row table:style-name="ro6">
          <table:table-cell office:value-type="string" calcext:value-type="string">
            <text:p>2.1.6</text:p>
          </table:table-cell>
          <table:table-cell office:value-type="date" office:date-value="2023-06-18" calcext:value-type="date">
            <text:p>18 juin 2023</text:p>
          </table:table-cell>
          <table:table-cell office:value-type="string" calcext:value-type="string">
            <text:p>Mise à jour des vacances scolaires Corse, Guadeloupe, Guyane, Saint-Pierre-et-Miquelon, Nouvelle-Calédonie</text:p>
          </table:table-cell>
          <table:table-cell table:number-columns-repeated="253"/>
        </table:table-row>
        <table:table-row table:style-name="ro6">
          <table:table-cell office:value-type="string" calcext:value-type="string">
            <text:p>2.1.7</text:p>
          </table:table-cell>
          <table:table-cell office:value-type="date" office:date-value="2024-07-30" calcext:value-type="date">
            <text:p>30 juil. 2024</text:p>
          </table:table-cell>
          <table:table-cell office:value-type="string" calcext:value-type="string">
            <text:p><text:span text:style-name="T4">Mise à jour des vacances scolaires Corse, Martinique, Mayotte, Nouvelle-Calédonie</text:span>, Saint-Pierre-et-Miquelon, Belgique</text:p>
          </table:table-cell>
          <table:table-cell table:number-columns-repeated="253"/>
        </table:table-row>
        <table:table-row table:style-name="ro6">
          <table:table-cell/>
          <table:table-cell office:value-type="date" office:date-value="2025-02-02" calcext:value-type="date">
            <text:p>2 févr. 2025</text:p>
          </table:table-cell>
          <table:table-cell office:value-type="string" calcext:value-type="string">
            <text:p>Modification des vacances de Pâques 2026 en Martinique</text:p>
          </table:table-cell>
          <table:table-cell table:number-columns-repeated="253"/>
        </table:table-row>
        <table:table-row table:style-name="ro6">
          <table:table-cell office:value-type="string" calcext:value-type="string">
            <text:p>2.1.8</text:p>
          </table:table-cell>
          <table:table-cell office:value-type="date" office:date-value="2025-06-16" calcext:value-type="date">
            <text:p>16 juin 2025</text:p>
          </table:table-cell>
          <table:table-cell office:value-type="string" calcext:value-type="string">
            <text:p>Mise à jour des vacances scolaires Corse, Nouvelle-Calédonie, Saint-Pierre-et-Miquelon, Belgique</text:p>
          </table:table-cell>
          <table:table-cell table:number-columns-repeated="253"/>
        </table:table-row>
        <table:table-row table:style-name="ro6">
          <table:table-cell office:value-type="string" calcext:value-type="string">
            <text:p>2.1.9</text:p>
          </table:table-cell>
          <table:table-cell office:value-type="date" office:date-value="2025-10-27" calcext:value-type="date">
            <text:p>27 oct. 2025</text:p>
          </table:table-cell>
          <table:table-cell office:value-type="string" calcext:value-type="string">
            <text:p>Mise à jour des vacances scolaires Réunion, Belgique, France métropolitaine</text:p>
          </table:table-cell>
          <table:table-cell table:number-columns-repeated="253"/>
        </table:table-row>
        <table:table-row table:style-name="ro21">
          <table:table-cell/>
          <table:table-cell office:value-type="date" office:date-value="2025-12-26" calcext:value-type="date">
            <text:p>26 déc. 2025</text:p>
          </table:table-cell>
          <table:table-cell office:value-type="string" calcext:value-type="string">
            <text:p>Mise à jour des vacances scolaires Réunion, Mayotte, Saint-Pierre-et-Miquelon</text:p>
            <text:p>hébergement sur github</text:p>
          </table:table-cell>
          <table:table-cell table:number-columns-repeated="253"/>
        </table:table-row>
        <table:table-row table:style-name="ro6" table:number-rows-repeated="65504">
          <table:table-cell table:number-columns-repeated="256"/>
        </table:table-row>
        <table:table-row table:style-name="ro6">
          <table:table-cell table:number-columns-repeated="256"/>
        </table:table-row>
      </table:table>
      <table:named-expressions/>
      <table:database-ranges>
        <table:database-range table:name="__Anonymous_Sheet_DB__0" table:target-range-address="Calendrier.C1:Calendrier.AY36"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 Narrow" svg:font-family="'Arial Narrow'" style:font-adornments="Italique" style:font-family-generic="swiss" style:font-pitch="variable"/>
    <style:font-face style:name="Arial Unicode MS" svg:font-family="'Arial Unicode MS'" style:font-pitch="variable"/>
    <style:font-face style:name="Arial1" svg:font-family="Arial" style:font-family-generic="swiss"/>
    <style:font-face style:name="Arial2"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Arial Unicode MS" style:font-size-asian="10pt" style:language-asian="fr" style:country-asian="FR" style:font-name-complex="Tahoma" style:font-size-complex="10pt" style:language-complex="fr" style:country-complex="FR"/>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fr" style:country-asian="FR" style:font-family-complex="Tahoma" style:font-family-generic-complex="system" style:font-pitch-complex="variable" style:font-size-complex="12pt" style:language-complex="fr" style:country-complex="FR"/>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eo">€</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eo">€</number:currency-symbol>
      <style:map style:condition="value()&gt;=0" style:apply-style-name="N118P0"/>
    </number:currency-style>
    <number:number-style style:name="N122P0" style:volatile="true">
      <number:text> </number:text>
      <number:number number:decimal-places="2" number:min-decimal-places="2" number:min-integer-digits="1" number:grouping="true"/>
      <number:text> € </number:text>
    </number:number-style>
    <number:number-style style:name="N122P1" style:volatile="true">
      <number:text>-</number:text>
      <number:number number:decimal-places="2" number:min-decimal-places="2" number:min-integer-digits="1" number:grouping="true"/>
      <number:text> € </number:text>
    </number:number-style>
    <number:number-style style:name="N122P2" style:volatile="true">
      <number:text>-</number:text>
      <number:number number:decimal-places="0" number:min-decimal-places="0" number:min-integer-digits="0"/>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date-style style:name="N123">
      <number:day-of-week/>
      <number:text> </number:text>
      <number:day/>
    </number:date-style>
    <number:number-style style:name="N124">
      <number:scientific-number number:decimal-places="1" number:min-decimal-places="1" number:min-integer-digits="3" number:min-exponent-digits="1" number:exponent-interval="3" number:forced-exponent-sign="true"/>
    </number:number-style>
    <number:time-style style:name="N125">
      <number:minutes number:style="long"/>
      <number:text>:</number:text>
      <number:seconds number:style="long" number:decimal-places="1"/>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time-style>
    <number:number-style style:name="N131P0" style:volatile="true">
      <number:text> </number:text>
      <number:number number:decimal-places="2" number:min-decimal-places="2" number:min-integer-digits="1" number:grouping="true"/>
      <number:text>    </number:text>
    </number:number-style>
    <number:number-style style:name="N131P1" style:volatile="true">
      <number:text>-</number:text>
      <number:number number:decimal-places="2" number:min-decimal-places="2" number:min-integer-digits="1" number:grouping="true"/>
      <number:text>    </number:text>
    </number:number-style>
    <number:number-style style:name="N131P2" style:volatile="true">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3P0" style:volatile="true">
      <number:currency-symbol number:language="en" number:country="GB">£</number:currency-symbol>
      <number:number number:decimal-places="2" number:min-decimal-places="0" number:decimal-replacement="--" number:min-integer-digits="1" number:grouping="true"/>
    </number:currency-style>
    <number:currency-style style:name="N13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33P0"/>
    </number:currency-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number-style style:name="N139P0" style:volatile="true">
      <number:text> </number:text>
      <number:number number:decimal-places="0" number:min-decimal-places="0" number:min-integer-digits="1" number:grouping="true"/>
      <number:text> € </number:text>
    </number:number-style>
    <number:number-style style:name="N139P1" style:volatile="true">
      <number:text>-</number:text>
      <number:number number:decimal-places="0" number:min-decimal-places="0" number:min-integer-digits="1" number:grouping="true"/>
      <number:text> € </number:text>
    </number:number-style>
    <number:number-style style:name="N139P2" style:volatile="true">
      <number:text> -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currency-symbol number:language="en" number:country="GB">£</number:currency-symbol>
      <number:number number:decimal-places="2" number:min-decimal-places="2" number:min-integer-digits="1" number:grouping="true"/>
    </number:currency-style>
    <number:currency-style style:name="N140">
      <number:text>-</number:text>
      <number:currency-symbol number:language="en" number:country="GB">£</number:currency-symbol>
      <number:number number:decimal-places="2" number:min-decimal-places="2"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fr" number:country="FR">F</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42P0"/>
    </number:currency-style>
    <number:number-style style:name="N146P0" style:volatile="true">
      <number:text> </number:text>
      <number:number number:decimal-places="0" number:min-decimal-places="0" number:min-integer-digits="1" number:grouping="true"/>
      <number:text>    </number:text>
    </number:number-style>
    <number:number-style style:name="N146P1" style:volatile="true">
      <number:text>-</number:text>
      <number:number number:decimal-places="0" number: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48P0" style:volatile="true">
      <number:number number:decimal-places="0" number:min-decimal-places="0" number:min-integer-digits="1" number:grouping="true"/>
      <number:text> </number:text>
      <number:currency-symbol number:language="fr" number:country="FR">F</number:currency-symbol>
    </number:currency-style>
    <number:currency-style style:name="N14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48P0"/>
    </number:currency-style>
    <number:currency-style style:name="N149P0" style:volatile="true">
      <number:number number:decimal-places="2" number:min-decimal-places="2" number:min-integer-digits="1" number:grouping="true"/>
      <number:text> </number:text>
      <number:currency-symbol number:language="fr" number:country="FR">F</number:currency-symbol>
    </number:currency-style>
    <number:currency-style style:name="N149">
      <number:text>-</number:text>
      <number:number number:decimal-places="2" number:min-decimal-places="2" number:min-integer-digits="1" number:grouping="true"/>
      <number:text> </number:text>
      <number:currency-symbol number:language="fr" number:country="FR">F</number:currency-symbol>
      <style:map style:condition="value()&gt;=0" style:apply-style-name="N149P0"/>
    </number:currency-style>
    <number:currency-style style:name="N151P0" style:volatile="true">
      <number:currency-symbol number:language="en" number:country="GB">£</number:currency-symbol>
      <number:number number:decimal-places="0" number:min-decimal-places="0" number:min-integer-digits="1" number:grouping="true"/>
    </number:currency-style>
    <number:currency-style style:name="N151">
      <number:text>-</number:text>
      <number:currency-symbol number:language="en" number:country="GB">£</number:currency-symbol>
      <number:number number:decimal-places="0" number:min-decimal-places="0" number:min-integer-digits="1" number:grouping="true"/>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 €</number:text>
      <style:map style:condition="value()&gt;=0" style:apply-style-name="N153P0"/>
    </number:number-style>
    <number:currency-style style:name="N154P0" style:volatile="true">
      <number:number number:decimal-places="0" number:min-decimal-places="0" number:min-integer-digits="1" number:grouping="true"/>
      <number:text> </number:text>
      <number:currency-symbol number:language="fr" number:country="FR">F</number:currency-symbol>
    </number:currency-style>
    <number:currency-style style:name="N154">
      <number:text>-</number:text>
      <number:number number:decimal-places="0" number:min-decimal-places="0" number:min-integer-digits="1" number:grouping="true"/>
      <number:text> </number:text>
      <number:currency-symbol number:language="fr" number:country="FR">F</number:currency-symbol>
      <style:map style:condition="value()&gt;=0" style:apply-style-name="N154P0"/>
    </number:currency-style>
    <number:currency-style style:name="N156P0" style:volatile="true">
      <number:number number:decimal-places="2" number:min-decimal-places="2" number:min-integer-digits="1" number:grouping="true"/>
      <number:text> </number:text>
      <number:currency-symbol number:language="br" number:country="FR">€</number:currency-symbol>
    </number:currency-style>
    <number:currency-style style:name="N156">
      <style:text-properties fo:color="#ff0000"/>
      <number:text>-</number:text>
      <number:number number:decimal-places="2" number:min-decimal-places="2" number:min-integer-digits="1" number:grouping="true"/>
      <number:text> </number:text>
      <number:currency-symbol number:language="br" number:country="FR">€</number:currency-symbol>
      <style:map style:condition="value()&gt;=0" style:apply-style-name="N156P0"/>
    </number:currency-style>
    <number:number-style style:name="N158P0" style:volatile="true">
      <number:number number:decimal-places="0" number:min-decimal-places="0" number:min-integer-digits="1" number:grouping="true"/>
      <number:text> €</number:text>
    </number:number-style>
    <number:number-style style:name="N158">
      <number:text>-</number:text>
      <number:number number:decimal-places="0" number:min-decimal-places="0" number:min-integer-digits="1" number:grouping="true"/>
      <number:text> €</number:text>
      <style:map style:condition="value()&gt;=0" style:apply-style-name="N158P0"/>
    </number:number-style>
    <number:currency-style style:name="N159P0" style:volatile="true">
      <number:currency-symbol number:language="en" number:country="GB">£</number:currency-symbol>
      <number:number number:decimal-places="0" number:min-decimal-places="0" number:min-integer-digits="1" number:grouping="true"/>
    </number:currency-style>
    <number:currency-style style:name="N15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59P0"/>
    </number:currency-style>
    <number:currency-style style:name="N16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6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61P0"/>
    </number:currency-style>
    <number:currency-style style:name="N163P0" style:volatile="true">
      <number:number number:decimal-places="2" number:min-decimal-places="2" number:min-integer-digits="1" number:grouping="true"/>
      <number:text> </number:text>
      <number:currency-symbol number:language="fr" number:country="BE">€</number:currency-symbol>
    </number:currency-style>
    <number:currency-style style:name="N163">
      <style:text-properties fo:color="#ff0000"/>
      <number:text>-</number:text>
      <number:number number:decimal-places="2" number:min-decimal-places="2" number:min-integer-digits="1" number:grouping="true"/>
      <number:text> </number:text>
      <number:currency-symbol number:language="fr" number:country="BE">€</number:currency-symbol>
      <style:map style:condition="value()&gt;=0" style:apply-style-name="N163P0"/>
    </number:currency-style>
    <number:date-style style:name="N165P0" style:volatile="true">
      <style:text-properties fo:color="#ff0000"/>
      <number:day/>
    </number:date-style>
    <number:date-style style:name="N165">
      <number:day/>
      <style:map style:condition="value()&lt;2" style:apply-style-name="N165P0"/>
    </number:date-style>
    <number:date-style style:name="N166">
      <number:day/>
    </number:date-style>
    <number:currency-style style:name="N167P0" style:volatile="true">
      <number:number number:decimal-places="2" number:min-decimal-places="2" number:min-integer-digits="1" number:grouping="true"/>
      <number:text> </number:text>
      <number:currency-symbol number:language="fr" number:country="FR">€</number:currency-symbol>
    </number:currency-style>
    <number:currency-style style:name="N167">
      <number:text>-</number:text>
      <number:number number:decimal-places="2" number:min-decimal-places="2" number:min-integer-digits="1" number:grouping="true"/>
      <number:text> </number:text>
      <number:currency-symbol number:language="fr" number:country="FR">€</number:currency-symbol>
      <style:map style:condition="value()&gt;=0" style:apply-style-name="N167P0"/>
    </number:currency-style>
    <number:date-style style:name="N168">
      <number:day number:style="long"/>
    </number:date-style>
    <number:date-style style:name="N169">
      <number:month number:style="long" number:textual="true"/>
      <number:text> </number:text>
      <number:year/>
    </number:date-style>
    <number:date-style style:name="N170">
      <number:month number:style="long" number:textual="true"/>
      <number:text> </number:text>
      <number:year number:style="long"/>
    </number:date-style>
    <number:date-style style:name="N171">
      <number:year number:style="long"/>
    </number:date-style>
    <number:date-style style:name="N172P0" style:volatile="true">
      <style:text-properties fo:color="#ff0000"/>
      <number:day/>
    </number:date-style>
    <number:date-style style:name="N172">
      <number:day/>
      <style:map style:condition="value()&gt;2" style:apply-style-name="N172P0"/>
    </number:date-style>
    <number:number-style style:name="N173P0" style:volatile="true">
      <number:number number:decimal-places="0" number:min-decimal-places="0" number:min-integer-digits="1" number:grouping="true"/>
      <number:text> €</number:text>
    </number:number-style>
    <number:number-style style:name="N173">
      <style:text-properties fo:color="#ff0000"/>
      <number:text>-</number:text>
      <number:number number:decimal-places="0" number:min-decimal-places="0" number:min-integer-digits="1" number:grouping="true"/>
      <number:text> €</number:text>
      <style:map style:condition="value()&gt;=0" style:apply-style-name="N173P0"/>
    </number:number-style>
    <number:number-style style:name="N174P0" style:volatile="true">
      <number:number number:decimal-places="2" number:min-decimal-places="2" number:min-integer-digits="1" number:grouping="true"/>
      <number:text> €</number:text>
    </number:number-style>
    <number:number-style style:name="N174">
      <number:text>-</number:text>
      <number:number number:decimal-places="2" number:min-decimal-places="2" number:min-integer-digits="1" number:grouping="true"/>
      <number:text> €</number:text>
      <style:map style:condition="value()&gt;=0" style:apply-style-name="N174P0"/>
    </number:number-style>
    <number:number-style style:name="N175">
      <number:scientific-number number:decimal-places="1" number:min-decimal-places="1" number:min-integer-digits="1" number:min-exponent-digits="1" number:exponent-interval="3" number:forced-exponent-sign="true"/>
    </number:number-style>
    <number:date-style style:name="N176">
      <number:day-of-week/>
      <number:text>, </number:text>
      <number:month number:textual="true"/>
      <number:text> </number:text>
      <number:day/>
      <number:text>, </number:text>
      <number:year/>
    </number:date-style>
    <number:date-style style:name="N177">
      <number:day-of-week/>
      <number:text> </number:text>
      <number:day/>
      <number:text> </number:text>
      <number:month number:textual="true"/>
      <number:text> </number:text>
      <number:year number:style="long"/>
    </number:date-style>
    <number:date-style style:name="N178">
      <number:month number:textual="true"/>
      <number:text> </number:text>
      <number:day/>
      <number:text>, </number:text>
      <number:year number:style="long"/>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decimal-places="0" number:min-integer-digits="1" number:grouping="true"/>
      <number:text>   </number:text>
    </number:number-style>
    <number:number-style style:name="N10125" number:language="fr" number:country="FR">
      <number:text>-</number:text>
      <number:number number:decimal-places="0" number:min-decimal-places="0" number:min-integer-digits="1" number:grouping="true"/>
      <number:text>   </number:text>
      <style:map style:condition="value()&gt;=0" style:apply-style-name="N10125P0"/>
    </number:number-style>
    <number:time-style style:name="N10126" number:language="fr" number:country="FR">
      <number:hours/>
      <number:text>:</number:text>
      <number:minutes number:style="long"/>
      <number:text>:</number:text>
      <number:seconds number:style="long"/>
      <number:text> </number:text>
      <number:am-pm/>
    </number:time-style>
    <number:time-style style:name="N10127" number:language="fr" number:country="FR">
      <number:hours/>
      <number:text>:</number:text>
      <number:minutes number:style="long"/>
      <number:text> </number:text>
      <number:am-pm/>
    </number:time-style>
    <number:date-style style:name="N10128" number:language="fr" number:country="FR">
      <number:month number:textual="true"/>
      <number:text>-</number:text>
      <number:year/>
    </number:date-style>
    <number:date-style style:name="N10129" number:language="fr" number:country="FR">
      <number:day number:style="long"/>
      <number:text>-</number:text>
      <number:month number:textual="true"/>
    </number:date-style>
    <number:date-style style:name="N10130" number:language="fr" number:country="FR">
      <number:day number:style="long"/>
      <number:text>-</number:text>
      <number:month number:textual="true"/>
      <number:text>-</number:text>
      <number:year/>
    </number:date-style>
    <number:currency-style style:name="N20130P0" style:volatile="true" number:language="en" number:country="US">
      <number:currency-symbol/>
      <number:number number:decimal-places="0" number:min-decimal-places="0" number:min-integer-digits="1" number:grouping="true"/>
      <number:text> </number:text>
    </number:currency-style>
    <number:currency-style style:name="N20130" number:language="en" number:country="US">
      <number:text>(</number:text>
      <number:currency-symbol/>
      <number:number number:decimal-places="0" number:min-decimal-places="0" number:min-integer-digits="1" number:grouping="true"/>
      <number:text>)</number:text>
      <style:map style:condition="value()&gt;=0" style:apply-style-name="N20130P0"/>
    </number:currency-style>
    <number:currency-style style:name="N20131P0" style:volatile="true" number:language="en" number:country="US">
      <number:currency-symbol/>
      <number:number number:decimal-places="0" number:min-decimal-places="0" number:min-integer-digits="1" number:grouping="true"/>
      <number:text> </number:text>
    </number:currency-style>
    <number:currency-style style:name="N2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31P0"/>
    </number:currency-style>
    <number:currency-style style:name="N20133P0" style:volatile="true" number:language="en" number:country="US">
      <number:currency-symbol/>
      <number:number number:decimal-places="2" number:min-decimal-places="2" number:min-integer-digits="1" number:grouping="true"/>
      <number:text> </number:text>
    </number:currency-style>
    <number:currency-style style:name="N20133" number:language="en" number:country="US">
      <number:text>(</number:text>
      <number:currency-symbol/>
      <number:number number:decimal-places="2" number:min-decimal-places="2"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number:min-decimal-places="2" number:min-integer-digits="1" number:grouping="true"/>
      <number:text> </number:text>
    </number:currency-style>
    <number:currency-style style:name="N2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34P0"/>
    </number:currency-style>
    <number:date-style style:name="N20135" number:language="en" number:country="US">
      <number:month/>
      <number:text>/</number:text>
      <number:day/>
      <number:text>/</number:text>
      <number:year number:style="long"/>
    </number:date-style>
    <number:date-style style:name="N20136" number:language="en" number:country="US">
      <number:day/>
      <number:text>-</number:text>
      <number:month number:textual="true"/>
      <number:text>-</number:text>
      <number:year/>
    </number:date-style>
    <number:date-style style:name="N20137" number:language="en" number:country="US">
      <number:day/>
      <number:text>-</number:text>
      <number:month number:textual="true"/>
    </number:date-style>
    <number:date-style style:name="N20138" number:language="en" number:country="US">
      <number:month number:textual="true"/>
      <number:text>-</number:text>
      <number:year/>
    </number:date-style>
    <number:time-style style:name="N20139" number:language="en" number:country="US">
      <number:hours/>
      <number:text>:</number:text>
      <number:minutes number:style="long"/>
      <number:text> </number:text>
      <number:am-pm/>
    </number:time-style>
    <number:time-style style:name="N20140" number:language="en" number:country="US">
      <number:hours/>
      <number:text>:</number:text>
      <number:minutes number:style="long"/>
      <number:text>:</number:text>
      <number:seconds number:style="long"/>
      <number:text> </number:text>
      <number:am-pm/>
    </number:time-style>
    <number:time-style style:name="N20141" number:language="en" number:country="US">
      <number:hours/>
      <number:text>:</number:text>
      <number:minutes number:style="long"/>
    </number:time-style>
    <number:time-style style:name="N20142" number:language="en" number:country="US">
      <number:hours/>
      <number:text>:</number:text>
      <number:minutes number:style="long"/>
      <number:text>:</number:text>
      <number:seconds number:style="long"/>
    </number:time-style>
    <number:date-style style:name="N20143" number:language="en" number:country="US">
      <number:month/>
      <number:text>/</number:text>
      <number:day/>
      <number:text>/</number:text>
      <number:year number:style="long"/>
      <number:text> </number:text>
      <number:hours/>
      <number:text>:</number:text>
      <number:minutes number:style="long"/>
    </number:date-style>
    <number:number-style style:name="N20145P0" style:volatile="true" number:language="en" number:country="US">
      <number:number number:decimal-places="0" number:min-decimal-places="0" number:min-integer-digits="1" number:grouping="true"/>
      <number:text> </number:text>
    </number:number-style>
    <number:number-style style:name="N20145" number:language="en" number:country="US">
      <style:text-properties fo:color="#ff0000"/>
      <number:text>(</number:text>
      <number:number number:decimal-places="0" number:min-decimal-places="0" number:min-integer-digits="1" number:grouping="true"/>
      <number:text>)</number:text>
      <style:map style:condition="value()&gt;=0" style:apply-style-name="N20145P0"/>
    </number:number-style>
    <number:number-style style:name="N20147P0" style:volatile="true" number:language="en" number:country="US">
      <number:number number:decimal-places="2" number:min-decimal-places="2" number:min-integer-digits="1" number:grouping="true"/>
      <number:text> </number:text>
    </number:number-style>
    <number:number-style style:name="N20147" number:language="en" number:country="US">
      <style:text-properties fo:color="#ff0000"/>
      <number:text>(</number:text>
      <number:number number:decimal-places="2" number:min-decimal-places="2" number:min-integer-digits="1" number:grouping="true"/>
      <number:text>)</number:text>
      <style:map style:condition="value()&gt;=0" style:apply-style-name="N20147P0"/>
    </number:number-style>
    <number:number-style style:name="N2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51P2" style:volatile="true" number:language="en" number:country="US">
      <number:text> </number:text>
      <number:fill-character> </number:fill-character>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55P2" style:volatile="true" number:language="en" number:country="US">
      <number:currency-symbol/>
      <number:fill-character> </number:fill-character>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63" number:language="en" number:country="US">
      <number:text> </number:text>
      <number:text-content/>
      <number:text> </number:text>
      <style:map style:condition="value()&gt;0" style:apply-style-name="N20163P0"/>
      <style:map style:condition="value()&lt;0" style:apply-style-name="N20163P1"/>
      <style:map style:condition="value()=0" style:apply-style-name="N20163P2"/>
    </number:text-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loré1" style:family="table-cell" style:parent-style-name="Default">
      <style:table-cell-properties fo:background-color="#92e285"/>
    </style:style>
    <style:style style:name="coloré2" style:family="table-cell" style:parent-style-name="Default">
      <style:table-cell-properties fo:background-color="#ccf4c6"/>
    </style:style>
    <style:style style:name="vacances2" style:family="table-cell" style:parent-style-name="Default">
      <style:table-cell-properties fo:background-color="#99cccc"/>
    </style:style>
    <style:style style:name="vacances3" style:family="table-cell" style:parent-style-name="Default">
      <style:table-cell-properties fo:background-color="#ffcc99"/>
    </style:style>
    <style:style style:name="vacances1" style:family="table-cell" style:parent-style-name="Default">
      <style:table-cell-properties fo:background-color="#cc99ff"/>
    </style:style>
    <draw:marker draw:name="Extrémité_20_de_20_ligne_20_1" draw:display-name="Extrémité de ligne 1" svg:viewBox="0 0 20 30" svg:d="M10 0l-10 30h20z"/>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6">00/00/0000</text:date>, <text:time style:data-style-name="N2" text:time-value="17:53:42.811817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title>Calendrier perpétuel avec zones scolaires</dc:title>
    <meta:creation-date>2014-10-30T14:03:23.511000000</meta:creation-date>
    <dc:language>fr-FR</dc:language>
    <meta:editing-cycles>73</meta:editing-cycles>
    <meta:editing-duration>PT3H54M55S</meta:editing-duration>
    <dc:subject>Calendrier perpétuel sur 1 feuille A4 recto/verso. Calcule les jours fériés et les changements d'heure pour différentes zones ou pays : France, Alsace Moselle, Réunion, Martinique, Guadeloupe, Guyane, Belgique, Luxembourg, 26 cantons suisses, Québec. Affichage possible des 3 zones de vacances scolaires. Par défaut les zones A, B, C sont affichées mais on peut s'en servir pour afficher des plages de jours pour des applications spécifiques (congés personnels, calendrier de rotation d'équipes...). Affiche les phases de la lune jusqu'en 2031. Possibilité d'ajouter des évènements ponctuels personnalisés. D'autres calendriers et des aperçus sont disponibles &lt;a href="http://trk.free.fr/calendrier/"&gt;sur le site&lt;/a&gt;.</dc:subject>
    <dc:description>Calendrier perpétuel annuel avec zones scolaires, jours fériés pour différents pays francophones. &lt;a href="http://trk.free.fr/calendrier/"&gt;voir le site&lt;/a&gt;</dc:description>
    <meta:keyword>calendrier</meta:keyword>
    <meta:keyword>perpétuel</meta:keyword>
    <meta:keyword>fériés</meta:keyword>
    <meta:keyword>zones</meta:keyword>
    <meta:keyword>scolaires</meta:keyword>
    <meta:keyword>France</meta:keyword>
    <meta:keyword>Alsace</meta:keyword>
    <meta:keyword>Moselle</meta:keyword>
    <meta:keyword>Réunion</meta:keyword>
    <meta:keyword>Martinique</meta:keyword>
    <meta:keyword>Guadeloupe</meta:keyword>
    <meta:keyword>Guyane</meta:keyword>
    <meta:keyword>Belgique</meta:keyword>
    <meta:keyword>Luxembourg</meta:keyword>
    <meta:keyword>Suisse</meta:keyword>
    <meta:keyword>Québec</meta:keyword>
    <meta:keyword>phases</meta:keyword>
    <meta:keyword>lune</meta:keyword>
    <meta:keyword>lunaires</meta:keyword>
    <dc:date>2025-12-26T17:54:09.951763400</dc:date>
    <meta:print-date>2014-11-10T10:03:48.030000000</meta:print-date>
    <meta:document-statistic meta:table-count="7" meta:cell-count="9579" meta:object-count="0"/>
    <meta:user-defined meta:name="Info 2"/>
    <meta:user-defined meta:name="Info 3"/>
    <meta:user-defined meta:name="Info 4"/>
    <meta:user-defined meta:name="License">http://www.openoffice.org/licenses/PDL.html</meta:user-defined>
  </office:meta>
</office:document-meta>
</file>